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27.38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 table:print="false">
        <table:shapes>
          <draw:frame draw:z-index="1" draw:style-name="gr1" draw:text-style-name="P1" svg:width="160.09mm" svg:height="89.82mm" svg:x="205.55mm" svg:y="105.1mm">
            <draw:object draw:notify-on-update-of-ranges="Hoja1.A2:Hoja1.A1548 Hoja1.D1:Hoja1.D1 Hoja1.D2:Hoja1.D154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Ocurrenc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ower law</text:p>
          </table:table-cell>
          <table:table-cell/>
          <table:table-cell table:formula="of:=SUM([.B2:.B60000])" office:value-type="float" office:value="1804687" calcext:value-type="float">
            <text:p>1804687</text:p>
          </table:table-cell>
          <table:table-cell office:value-type="string" calcext:value-type="string">
            <text:p>diff</text:p>
          </table:table-cell>
          <table:table-cell table:number-columns-repeated="3"/>
          <table:table-cell>
            <draw:frame table:end-cell-address="Hoja1.R19" table:end-x="11.13mm" table:end-y="0.26mm" draw:z-index="0" draw:style-name="gr1" draw:text-style-name="P1" svg:width="160.07mm" svg:height="89.86mm" svg:x="9.12mm" svg:y="2.4mm">
              <draw:object draw:notify-on-update-of-ranges="Hoja1.A2:Hoja1.A1556 Hoja1.B1:Hoja1.B1 Hoja1.B2:Hoja1.B155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s/>i</text:p>
          </table:table-cell>
          <table:table-cell office:value-type="float" office:value="37791" calcext:value-type="float">
            <text:p>37791</text:p>
          </table:table-cell>
          <table:table-cell table:formula="of:=([.B2]/[.$F$1])" office:value-type="float" office:value="0.0209404733341571" calcext:value-type="float">
            <text:p>0,0209404733</text:p>
          </table:table-cell>
          <table:table-cell table:formula="of:=([.$S$11]/([.E2]+[.$T$11])^[.$U$11])" office:value-type="float" office:value="0.0250545032365102" calcext:value-type="float">
            <text:p>0,025054503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C2]-[.D2])^2" office:value-type="float" office:value="0.0000169252420374554" calcext:value-type="float">
            <text:p>1,69252420374554E-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at</text:p>
          </table:table-cell>
          <table:table-cell office:value-type="float" office:value="37280" calcext:value-type="float">
            <text:p>37280</text:p>
          </table:table-cell>
          <table:table-cell table:formula="of:=([.B3]/[.$F$1])" office:value-type="float" office:value="0.0206573217405567" calcext:value-type="float">
            <text:p>0,0206573217</text:p>
          </table:table-cell>
          <table:table-cell table:formula="of:=([.$S$11]/([.E3]+[.$T$11])^[.$U$11])" office:value-type="float" office:value="0.021418543006156" calcext:value-type="float">
            <text:p>0,021418543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C3]-[.D3])^2" office:value-type="float" office:value="0.000000579457815200604" calcext:value-type="float">
            <text:p>5,79457815200604E-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as</text:p>
          </table:table-cell>
          <table:table-cell office:value-type="float" office:value="34576" calcext:value-type="float">
            <text:p>34576</text:p>
          </table:table-cell>
          <table:table-cell table:formula="of:=([.B4]/[.$F$1])" office:value-type="float" office:value="0.0191590009791172" calcext:value-type="float">
            <text:p>0,019159001</text:p>
          </table:table-cell>
          <table:table-cell table:formula="of:=([.$S$11]/([.E4]+[.$T$11])^[.$U$11])" office:value-type="float" office:value="0.0187592592614375" calcext:value-type="float">
            <text:p>0,0187592593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C4]-[.D4])^2" office:value-type="float" office:value="0.000000159793440853519" calcext:value-type="float">
            <text:p>1,59793440853519E-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t</text:p>
          </table:table-cell>
          <table:table-cell office:value-type="float" office:value="31682" calcext:value-type="float">
            <text:p>31682</text:p>
          </table:table-cell>
          <table:table-cell table:formula="of:=([.B5]/[.$F$1])" office:value-type="float" office:value="0.0175553988032274" calcext:value-type="float">
            <text:p>0,0175553988</text:p>
          </table:table-cell>
          <table:table-cell table:formula="of:=([.$S$11]/([.E5]+[.$T$11])^[.$U$11])" office:value-type="float" office:value="0.0167240944348264" calcext:value-type="float">
            <text:p>0,0167240944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C5]-[.D5])^2" office:value-type="float" office:value="0.000000691066952922537" calcext:value-type="float">
            <text:p>6,91066952922537E-007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<text:s/>he</text:p>
          </table:table-cell>
          <table:table-cell office:value-type="float" office:value="27976" calcext:value-type="float">
            <text:p>27976</text:p>
          </table:table-cell>
          <table:table-cell table:formula="of:=([.B6]/[.$F$1])" office:value-type="float" office:value="0.0155018571087396" calcext:value-type="float">
            <text:p>0,0155018571</text:p>
          </table:table-cell>
          <table:table-cell table:formula="of:=([.$S$11]/([.E6]+[.$T$11])^[.$U$11])" office:value-type="float" office:value="0.0151130264310122" calcext:value-type="float">
            <text:p>0,0151130264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C6]-[.D6])^2" office:value-type="float" office:value="0.000000151189295941991" calcext:value-type="float">
            <text:p>1,51189295941991E-007</text:p>
          </table:table-cell>
          <table:table-cell/>
          <table:table-cell table:style-name="ce2" office:value-type="string" calcext:value-type="string">
            <text:p>1553 Words selected from a total of 6182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s/>his</text:p>
          </table:table-cell>
          <table:table-cell office:value-type="float" office:value="27824" calcext:value-type="float">
            <text:p>27824</text:p>
          </table:table-cell>
          <table:table-cell table:formula="of:=([.B7]/[.$F$1])" office:value-type="float" office:value="0.0154176319771794" calcext:value-type="float">
            <text:p>0,015417632</text:p>
          </table:table-cell>
          <table:table-cell table:formula="of:=([.$S$11]/([.E7]+[.$T$11])^[.$U$11])" office:value-type="float" office:value="0.0138038426460288" calcext:value-type="float">
            <text:p>0,0138038426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C7]-[.D7])^2" office:value-type="float" office:value="0.00000260431600533541" calcext:value-type="float">
            <text:p>2,60431600533541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s</text:p>
          </table:table-cell>
          <table:table-cell office:value-type="float" office:value="25167" calcext:value-type="float">
            <text:p>25167</text:p>
          </table:table-cell>
          <table:table-cell table:formula="of:=([.B8]/[.$F$1])" office:value-type="float" office:value="0.0139453545129987" calcext:value-type="float">
            <text:p>0,0139453545</text:p>
          </table:table-cell>
          <table:table-cell table:formula="of:=([.$S$11]/([.E8]+[.$T$11])^[.$U$11])" office:value-type="float" office:value="0.0127175159435164" calcext:value-type="float">
            <text:p>0,0127175159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C8]-[.D8])^2" office:value-type="float" office:value="0.00000150758755270829" calcext:value-type="float">
            <text:p>1,50758755270829E-006</text:p>
          </table:table-cell>
          <table:table-cell/>
          <table:table-cell table:style-name="ce3"/>
          <table:table-cell table:number-columns-repeated="12"/>
        </table:table-row>
        <table:table-row table:style-name="ro2">
          <table:table-cell office:value-type="string" calcext:value-type="string">
            <text:p><text:s/>with</text:p>
          </table:table-cell>
          <table:table-cell office:value-type="float" office:value="24993" calcext:value-type="float">
            <text:p>24993</text:p>
          </table:table-cell>
          <table:table-cell table:formula="of:=([.B9]/[.$F$1])" office:value-type="float" office:value="0.0138489389018705" calcext:value-type="float">
            <text:p>0,0138489389</text:p>
          </table:table-cell>
          <table:table-cell table:formula="of:=([.$S$11]/([.E9]+[.$T$11])^[.$U$11])" office:value-type="float" office:value="0.0118006010565532" calcext:value-type="float">
            <text:p>0,011800601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C9]-[.D9])^2" office:value-type="float" office:value="0.00000419568792855905" calcext:value-type="float">
            <text:p>4,19568792855905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or</text:p>
          </table:table-cell>
          <table:table-cell office:value-type="float" office:value="22801" calcext:value-type="float">
            <text:p>22801</text:p>
          </table:table-cell>
          <table:table-cell table:formula="of:=([.B10]/[.$F$1])" office:value-type="float" office:value="0.0126343238467391" calcext:value-type="float">
            <text:p>0,0126343238</text:p>
          </table:table-cell>
          <table:table-cell table:formula="of:=([.$S$11]/([.E10]+[.$T$11])^[.$U$11])" office:value-type="float" office:value="0.0110156141949833" calcext:value-type="float">
            <text:p>0,0110156142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C10]-[.D10])^2" office:value-type="float" office:value="0.0000026202209366872" calcext:value-type="float">
            <text:p>2,6202209366872E-006</text:p>
          </table:table-cell>
          <table:table-cell table:number-columns-repeated="11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<text:s/>is</text:p>
          </table:table-cell>
          <table:table-cell office:value-type="float" office:value="22058" calcext:value-type="float">
            <text:p>22058</text:p>
          </table:table-cell>
          <table:table-cell table:formula="of:=([.B11]/[.$F$1])" office:value-type="float" office:value="0.0122226181049678" calcext:value-type="float">
            <text:p>0,0122226181</text:p>
          </table:table-cell>
          <table:table-cell table:formula="of:=([.$S$11]/([.E11]+[.$T$11])^[.$U$11])" office:value-type="float" office:value="0.0103354618751168" calcext:value-type="float">
            <text:p>0,01033546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C11]-[.D11])^2" office:value-type="float" office:value="0.00000356135863586536" calcext:value-type="float">
            <text:p>3,56135863586536E-006</text:p>
          </table:table-cell>
          <table:table-cell table:number-columns-repeated="11"/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0.86" calcext:value-type="float">
            <text:p>0,86</text:p>
          </table:table-cell>
        </table:table-row>
        <table:table-row table:style-name="ro2">
          <table:table-cell office:value-type="string" calcext:value-type="string">
            <text:p><text:s/>had</text:p>
          </table:table-cell>
          <table:table-cell office:value-type="float" office:value="20869" calcext:value-type="float">
            <text:p>20869</text:p>
          </table:table-cell>
          <table:table-cell table:formula="of:=([.B12]/[.$F$1])" office:value-type="float" office:value="0.0115637780955922" calcext:value-type="float">
            <text:p>0,0115637781</text:p>
          </table:table-cell>
          <table:table-cell table:formula="of:=([.$S$11]/([.E12]+[.$T$11])^[.$U$11])" office:value-type="float" office:value="0.00974005742122644" calcext:value-type="float">
            <text:p>0,009740057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.C12]-[.D12])^2" office:value-type="float" office:value="0.00000332595709810911" calcext:value-type="float">
            <text:p>0,00000332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t</text:p>
          </table:table-cell>
          <table:table-cell office:value-type="float" office:value="19429" calcext:value-type="float">
            <text:p>19429</text:p>
          </table:table-cell>
          <table:table-cell table:formula="of:=([.B13]/[.$F$1])" office:value-type="float" office:value="0.0107658557966007" calcext:value-type="float">
            <text:p>0,0107658558</text:p>
          </table:table-cell>
          <table:table-cell table:formula="of:=([.$S$11]/([.E13]+[.$T$11])^[.$U$11])" office:value-type="float" office:value="0.00921418260806938" calcext:value-type="float">
            <text:p>0,009214182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([.C13]-[.D13])^2" office:value-type="float" office:value="0.00000240768968400706" calcext:value-type="float">
            <text:p>2,40768968400706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n</text:p>
          </table:table-cell>
          <table:table-cell office:value-type="float" office:value="19043" calcext:value-type="float">
            <text:p>19043</text:p>
          </table:table-cell>
          <table:table-cell table:formula="of:=([.B14]/[.$F$1])" office:value-type="float" office:value="0.0105519682914544" calcext:value-type="float">
            <text:p>0,0105519683</text:p>
          </table:table-cell>
          <table:table-cell table:formula="of:=([.$S$11]/([.E14]+[.$T$11])^[.$U$11])" office:value-type="float" office:value="0.00874608970913554" calcext:value-type="float">
            <text:p>0,008746089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([.C14]-[.D14])^2" office:value-type="float" office:value="0.00000326119745407805" calcext:value-type="float">
            <text:p>3,26119745407805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y</text:p>
          </table:table-cell>
          <table:table-cell office:value-type="float" office:value="18644" calcext:value-type="float">
            <text:p>18644</text:p>
          </table:table-cell>
          <table:table-cell table:formula="of:=([.B15]/[.$F$1])" office:value-type="float" office:value="0.0103308773211089" calcext:value-type="float">
            <text:p>0,0103308773</text:p>
          </table:table-cell>
          <table:table-cell table:formula="of:=([.$S$11]/([.E15]+[.$T$11])^[.$U$11])" office:value-type="float" office:value="0.00832656057035538" calcext:value-type="float">
            <text:p>0,008326560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([.C15]-[.D15])^2" office:value-type="float" office:value="0.00000401728563735103" calcext:value-type="float">
            <text:p>4,01728563735103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ot</text:p>
          </table:table-cell>
          <table:table-cell office:value-type="float" office:value="17747" calcext:value-type="float">
            <text:p>17747</text:p>
          </table:table-cell>
          <table:table-cell table:formula="of:=([.B16]/[.$F$1])" office:value-type="float" office:value="0.00983383822236211" calcext:value-type="float">
            <text:p>0,0098338382</text:p>
          </table:table-cell>
          <table:table-cell table:formula="of:=([.$S$11]/([.E16]+[.$T$11])^[.$U$11])" office:value-type="float" office:value="0.00794825703624001" calcext:value-type="float">
            <text:p>0,00794825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C16]-[.D16])^2" office:value-type="float" office:value="0.0000035554164094576" calcext:value-type="float">
            <text:p>3,5554164094576E-006</text:p>
          </table:table-cell>
          <table:table-cell table:number-columns-repeated="2"/>
          <table:table-cell table:formula="of:=SUM([.G2:.G1548])" office:value-type="float" office:value="0.000138581716838565" calcext:value-type="float">
            <text:p>0,00013858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you</text:p>
          </table:table-cell>
          <table:table-cell office:value-type="float" office:value="17540" calcext:value-type="float">
            <text:p>17540</text:p>
          </table:table-cell>
          <table:table-cell table:formula="of:=([.B17]/[.$F$1])" office:value-type="float" office:value="0.00971913689188208" calcext:value-type="float">
            <text:p>0,0097191369</text:p>
          </table:table-cell>
          <table:table-cell table:formula="of:=([.$S$11]/([.E17]+[.$T$11])^[.$U$11])" office:value-type="float" office:value="0.00760526241520746" calcext:value-type="float">
            <text:p>0,007605262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C17]-[.D17])^2" office:value-type="float" office:value="0.00000446846530313641" calcext:value-type="float">
            <text:p>4,46846530313641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</text:p>
          </table:table-cell>
          <table:table-cell office:value-type="float" office:value="17493" calcext:value-type="float">
            <text:p>17493</text:p>
          </table:table-cell>
          <table:table-cell table:formula="of:=([.B18]/[.$F$1])" office:value-type="float" office:value="0.00969309359462333" calcext:value-type="float">
            <text:p>0,0096930936</text:p>
          </table:table-cell>
          <table:table-cell table:formula="of:=([.$S$11]/([.E18]+[.$T$11])^[.$U$11])" office:value-type="float" office:value="0.00729275135337007" calcext:value-type="float">
            <text:p>0,007292751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([.C18]-[.D18])^2" office:value-type="float" office:value="0.00000576164287514474" calcext:value-type="float">
            <text:p>5,76164287514474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ut</text:p>
          </table:table-cell>
          <table:table-cell office:value-type="float" office:value="17033" calcext:value-type="float">
            <text:p>17033</text:p>
          </table:table-cell>
          <table:table-cell table:formula="of:=([.B19]/[.$F$1])" office:value-type="float" office:value="0.00943820174911217" calcext:value-type="float">
            <text:p>0,0094382017</text:p>
          </table:table-cell>
          <table:table-cell table:formula="of:=([.$S$11]/([.E19]+[.$T$11])^[.$U$11])" office:value-type="float" office:value="0.00700674793970153" calcext:value-type="float">
            <text:p>0,007006747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([.C19]-[.D19])^2" office:value-type="float" office:value="0.00000591196762729754" calcext:value-type="float">
            <text:p>0,00000591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is</text:p>
          </table:table-cell>
          <table:table-cell office:value-type="float" office:value="16399" calcext:value-type="float">
            <text:p>16399</text:p>
          </table:table-cell>
          <table:table-cell table:formula="of:=([.B20]/[.$F$1])" office:value-type="float" office:value="0.00908689429247288" calcext:value-type="float">
            <text:p>0,0090868943</text:p>
          </table:table-cell>
          <table:table-cell table:formula="of:=([.$S$11]/([.E20]+[.$T$11])^[.$U$11])" office:value-type="float" office:value="0.00674394564081045" calcext:value-type="float">
            <text:p>0,006743945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([.C20]-[.D20])^2" office:value-type="float" office:value="0.00000548940838432677" calcext:value-type="float">
            <text:p>5,48940838432677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hich</text:p>
          </table:table-cell>
          <table:table-cell office:value-type="float" office:value="15440" calcext:value-type="float">
            <text:p>15440</text:p>
          </table:table-cell>
          <table:table-cell table:formula="of:=([.B21]/[.$F$1])" office:value-type="float" office:value="0.00855550020585287" calcext:value-type="float">
            <text:p>0,0085555002</text:p>
          </table:table-cell>
          <table:table-cell table:formula="of:=([.$S$11]/([.E21]+[.$T$11])^[.$U$11])" office:value-type="float" office:value="0.00650157133731747" calcext:value-type="float">
            <text:p>0,006501571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C21]-[.D21])^2" office:value-type="float" office:value="0.00000421862379700309" calcext:value-type="float">
            <text:p>4,21862379700309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ave</text:p>
          </table:table-cell>
          <table:table-cell office:value-type="float" office:value="14839" calcext:value-type="float">
            <text:p>14839</text:p>
          </table:table-cell>
          <table:table-cell table:formula="of:=([.B22]/[.$F$1])" office:value-type="float" office:value="0.00822247846856546" calcext:value-type="float">
            <text:p>0,0082224785</text:p>
          </table:table-cell>
          <table:table-cell table:formula="of:=([.$S$11]/([.E22]+[.$T$11])^[.$U$11])" office:value-type="float" office:value="0.00627728132428301" calcext:value-type="float">
            <text:p>0,0062772813</text:p>
          </table:table-cell>
          <table:table-cell office:value-type="float" office:value="21" calcext:value-type="float">
            <text:p>21</text:p>
          </table:table-cell>
          <table:table-cell/>
          <table:table-cell table:formula="of:=([.C22]-[.D22])^2" office:value-type="float" office:value="0.00000378379193012463" calcext:value-type="float">
            <text:p>3,78379193012463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r</text:p>
          </table:table-cell>
          <table:table-cell office:value-type="float" office:value="14504" calcext:value-type="float">
            <text:p>14504</text:p>
          </table:table-cell>
          <table:table-cell table:formula="of:=([.B23]/[.$F$1])" office:value-type="float" office:value="0.00803685071150842" calcext:value-type="float">
            <text:p>0,0080368507</text:p>
          </table:table-cell>
          <table:table-cell table:formula="of:=([.$S$11]/([.E23]+[.$T$11])^[.$U$11])" office:value-type="float" office:value="0.00606908081798757" calcext:value-type="float">
            <text:p>0,0060690808</text:p>
          </table:table-cell>
          <table:table-cell office:value-type="float" office:value="22" calcext:value-type="float">
            <text:p>22</text:p>
          </table:table-cell>
          <table:table-cell/>
          <table:table-cell table:formula="of:=([.C23]-[.D23])^2" office:value-type="float" office:value="0.00000387211835384705" calcext:value-type="float">
            <text:p>3,87211835384705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rom</text:p>
          </table:table-cell>
          <table:table-cell office:value-type="float" office:value="14012" calcext:value-type="float">
            <text:p>14012</text:p>
          </table:table-cell>
          <table:table-cell table:formula="of:=([.B24]/[.$F$1])" office:value-type="float" office:value="0.00776422725935301" calcext:value-type="float">
            <text:p>0,0077642273</text:p>
          </table:table-cell>
          <table:table-cell table:formula="of:=([.$S$11]/([.E24]+[.$T$11])^[.$U$11])" office:value-type="float" office:value="0.00587526098031209" calcext:value-type="float">
            <text:p>0,00587526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([.C24]-[.D24])^2" office:value-type="float" office:value="0.00000356819360335368" calcext:value-type="float">
            <text:p>3,56819360335368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y</text:p>
          </table:table-cell>
          <table:table-cell office:value-type="float" office:value="12922" calcext:value-type="float">
            <text:p>12922</text:p>
          </table:table-cell>
          <table:table-cell table:formula="of:=([.B25]/[.$F$1])" office:value-type="float" office:value="0.00716024440803308" calcext:value-type="float">
            <text:p>0,0071602444</text:p>
          </table:table-cell>
          <table:table-cell table:formula="of:=([.$S$11]/([.E25]+[.$T$11])^[.$U$11])" office:value-type="float" office:value="0.00569434915756944" calcext:value-type="float">
            <text:p>0,005694349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C25]-[.D25])^2" office:value-type="float" office:value="0.00000214884888533186" calcext:value-type="float">
            <text:p>2,14884888533186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ll</text:p>
          </table:table-cell>
          <table:table-cell office:value-type="float" office:value="12715" calcext:value-type="float">
            <text:p>12715</text:p>
          </table:table-cell>
          <table:table-cell table:formula="of:=([.B26]/[.$F$1])" office:value-type="float" office:value="0.00704554307755306" calcext:value-type="float">
            <text:p>0,0070455431</text:p>
          </table:table-cell>
          <table:table-cell table:formula="of:=([.$S$11]/([.E26]+[.$T$11])^[.$U$11])" office:value-type="float" office:value="0.00552506919993074" calcext:value-type="float">
            <text:p>0,005525069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C26]-[.D26])^2" office:value-type="float" office:value="0.00000231184081253185" calcext:value-type="float">
            <text:p>2,31184081253185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er</text:p>
          </table:table-cell>
          <table:table-cell office:value-type="float" office:value="11904" calcext:value-type="float">
            <text:p>11904</text:p>
          </table:table-cell>
          <table:table-cell table:formula="of:=([.B27]/[.$F$1])" office:value-type="float" office:value="0.00659615767166273" calcext:value-type="float">
            <text:p>0,0065961577</text:p>
          </table:table-cell>
          <table:table-cell table:formula="of:=([.$S$11]/([.E27]+[.$T$11])^[.$U$11])" office:value-type="float" office:value="0.00536630955069068" calcext:value-type="float">
            <text:p>0,005366309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([.C27]-[.D27])^2" office:value-type="float" office:value="0.00000151252640065849" calcext:value-type="float">
            <text:p>1,51252640065849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e</text:p>
          </table:table-cell>
          <table:table-cell office:value-type="float" office:value="11684" calcext:value-type="float">
            <text:p>11684</text:p>
          </table:table-cell>
          <table:table-cell table:formula="of:=([.B28]/[.$F$1])" office:value-type="float" office:value="0.00647425287598348" calcext:value-type="float">
            <text:p>0,0064742529</text:p>
          </table:table-cell>
          <table:table-cell table:formula="of:=([.$S$11]/([.E28]+[.$T$11])^[.$U$11])" office:value-type="float" office:value="0.00521709738190358" calcext:value-type="float">
            <text:p>0,005217097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([.C28]-[.D28])^2" office:value-type="float" office:value="0.00000158043993629528" calcext:value-type="float">
            <text:p>1,58043993629528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ey</text:p>
          </table:table-cell>
          <table:table-cell office:value-type="float" office:value="11665" calcext:value-type="float">
            <text:p>11665</text:p>
          </table:table-cell>
          <table:table-cell table:formula="of:=([.B29]/[.$F$1])" office:value-type="float" office:value="0.00646372473453846" calcext:value-type="float">
            <text:p>0,0064637247</text:p>
          </table:table-cell>
          <table:table-cell table:formula="of:=([.$S$11]/([.E29]+[.$T$11])^[.$U$11])" office:value-type="float" office:value="0.00507657747722647" calcext:value-type="float">
            <text:p>0,005076577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([.C29]-[.D29])^2" office:value-type="float" office:value="0.00000192417751346816" calcext:value-type="float">
            <text:p>1,92417751346816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ere</text:p>
          </table:table-cell>
          <table:table-cell office:value-type="float" office:value="11286" calcext:value-type="float">
            <text:p>11286</text:p>
          </table:table-cell>
          <table:table-cell table:formula="of:=([.B30]/[.$F$1])" office:value-type="float" office:value="0.00625371601834556" calcext:value-type="float">
            <text:p>0,006253716</text:p>
          </table:table-cell>
          <table:table-cell table:formula="of:=([.$S$11]/([.E30]+[.$T$11])^[.$U$11])" office:value-type="float" office:value="0.0049439948729339" calcext:value-type="float">
            <text:p>0,0049439949</text:p>
          </table:table-cell>
          <table:table-cell office:value-type="float" office:value="29" calcext:value-type="float">
            <text:p>29</text:p>
          </table:table-cell>
          <table:table-cell/>
          <table:table-cell table:formula="of:=([.C30]-[.D30])^2" office:value-type="float" office:value="0.00000171536947873845" calcext:value-type="float">
            <text:p>1,71536947873845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im</text:p>
          </table:table-cell>
          <table:table-cell office:value-type="float" office:value="10536" calcext:value-type="float">
            <text:p>10536</text:p>
          </table:table-cell>
          <table:table-cell table:formula="of:=([.B31]/[.$F$1])" office:value-type="float" office:value="0.00583813148762085" calcext:value-type="float">
            <text:p>0,0058381315</text:p>
          </table:table-cell>
          <table:table-cell table:formula="of:=([.$S$11]/([.E31]+[.$T$11])^[.$U$11])" office:value-type="float" office:value="0.00481868049720611" calcext:value-type="float">
            <text:p>0,004818680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C31]-[.D31])^2" office:value-type="float" office:value="0.00000103928032185758" calcext:value-type="float">
            <text:p>1,03928032185758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aid</text:p>
          </table:table-cell>
          <table:table-cell office:value-type="float" office:value="10489" calcext:value-type="float">
            <text:p>10489</text:p>
          </table:table-cell>
          <table:table-cell table:formula="of:=([.B32]/[.$F$1])" office:value-type="float" office:value="0.0058120881903621" calcext:value-type="float">
            <text:p>0,0058120882</text:p>
          </table:table-cell>
          <table:table-cell table:formula="of:=([.$S$11]/([.E32]+[.$T$11])^[.$U$11])" office:value-type="float" office:value="0.00470003921880219" calcext:value-type="float">
            <text:p>0,0047000392</text:p>
          </table:table-cell>
          <table:table-cell office:value-type="float" office:value="31" calcext:value-type="float">
            <text:p>31</text:p>
          </table:table-cell>
          <table:table-cell/>
          <table:table-cell table:formula="of:=([.C32]-[.D32])^2" office:value-type="float" office:value="0.00000123665291514745" calcext:value-type="float">
            <text:p>1,23665291514745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n</text:p>
          </table:table-cell>
          <table:table-cell office:value-type="float" office:value="9944" calcext:value-type="float">
            <text:p>9944</text:p>
          </table:table-cell>
          <table:table-cell table:formula="of:=([.B33]/[.$F$1])" office:value-type="float" office:value="0.00551009676470213" calcext:value-type="float">
            <text:p>0,0055100968</text:p>
          </table:table-cell>
          <table:table-cell table:formula="of:=([.$S$11]/([.E33]+[.$T$11])^[.$U$11])" office:value-type="float" office:value="0.00458753984506553" calcext:value-type="float">
            <text:p>0,0045875398</text:p>
          </table:table-cell>
          <table:table-cell office:value-type="float" office:value="32" calcext:value-type="float">
            <text:p>32</text:p>
          </table:table-cell>
          <table:table-cell/>
          <table:table-cell table:formula="of:=([.C33]-[.D33])^2" office:value-type="float" office:value="0.000000851111269969379" calcext:value-type="float">
            <text:p>8,51111269969379E-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o</text:p>
          </table:table-cell>
          <table:table-cell office:value-type="float" office:value="9678" calcext:value-type="float">
            <text:p>9678</text:p>
          </table:table-cell>
          <table:table-cell table:formula="of:=([.B34]/[.$F$1])" office:value-type="float" office:value="0.00536270278447177" calcext:value-type="float">
            <text:p>0,0053627028</text:p>
          </table:table-cell>
          <table:table-cell table:formula="of:=([.$S$11]/([.E34]+[.$T$11])^[.$U$11])" office:value-type="float" office:value="0.00448070670713315" calcext:value-type="float">
            <text:p>0,004480706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34]-[.D34])^2" office:value-type="float" office:value="0.000000777917080440713" calcext:value-type="float">
            <text:p>7,77917080440713E-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re</text:p>
          </table:table-cell>
          <table:table-cell office:value-type="float" office:value="9644" calcext:value-type="float">
            <text:p>9644</text:p>
          </table:table-cell>
          <table:table-cell table:formula="of:=([.B35]/[.$F$1])" office:value-type="float" office:value="0.00534386295241225" calcext:value-type="float">
            <text:p>0,005343863</text:p>
          </table:table-cell>
          <table:table-cell table:formula="of:=([.$S$11]/([.E35]+[.$T$11])^[.$U$11])" office:value-type="float" office:value="0.00437911254526757" calcext:value-type="float">
            <text:p>0,004379112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([.C35]-[.D35])^2" office:value-type="float" office:value="0.000000930743348085823" calcext:value-type="float">
            <text:p>9,30743348085823E-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he</text:p>
          </table:table-cell>
          <table:table-cell office:value-type="float" office:value="9635" calcext:value-type="float">
            <text:p>9635</text:p>
          </table:table-cell>
          <table:table-cell table:formula="of:=([.B36]/[.$F$1])" office:value-type="float" office:value="0.00533887593804355" calcext:value-type="float">
            <text:p>0,0053388759</text:p>
          </table:table-cell>
          <table:table-cell table:formula="of:=([.$S$11]/([.E36]+[.$T$11])^[.$U$11])" office:value-type="float" office:value="0.00428237246519677" calcext:value-type="float">
            <text:p>0,004282372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C36]-[.D36])^2" office:value-type="float" office:value="0.00000111619958813731" calcext:value-type="float">
            <text:p>1,11619958813731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ne</text:p>
          </table:table-cell>
          <table:table-cell office:value-type="float" office:value="9468" calcext:value-type="float">
            <text:p>9468</text:p>
          </table:table-cell>
          <table:table-cell table:formula="of:=([.B37]/[.$F$1])" office:value-type="float" office:value="0.00524633911586885" calcext:value-type="float">
            <text:p>0,0052463391</text:p>
          </table:table-cell>
          <table:table-cell table:formula="of:=([.$S$11]/([.E37]+[.$T$11])^[.$U$11])" office:value-type="float" office:value="0.0041901387814506" calcext:value-type="float">
            <text:p>0,0041901388</text:p>
          </table:table-cell>
          <table:table-cell office:value-type="float" office:value="36" calcext:value-type="float">
            <text:p>36</text:p>
          </table:table-cell>
          <table:table-cell/>
          <table:table-cell table:formula="of:=([.C37]-[.D37])^2" office:value-type="float" office:value="0.00000111555914642521" calcext:value-type="float">
            <text:p>1,11555914642521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eir</text:p>
          </table:table-cell>
          <table:table-cell office:value-type="float" office:value="9466" calcext:value-type="float">
            <text:p>9466</text:p>
          </table:table-cell>
          <table:table-cell table:formula="of:=([.B38]/[.$F$1])" office:value-type="float" office:value="0.00524523089045358" calcext:value-type="float">
            <text:p>0,0052452309</text:p>
          </table:table-cell>
          <table:table-cell table:formula="of:=([.$S$11]/([.E38]+[.$T$11])^[.$U$11])" office:value-type="float" office:value="0.00410209659902136" calcext:value-type="float">
            <text:p>0,0041020966</text:p>
          </table:table-cell>
          <table:table-cell office:value-type="float" office:value="37" calcext:value-type="float">
            <text:p>37</text:p>
          </table:table-cell>
          <table:table-cell/>
          <table:table-cell table:formula="of:=([.C38]-[.D38])^2" office:value-type="float" office:value="0.00000130675600824825" calcext:value-type="float">
            <text:p>1,30675600824825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o</text:p>
          </table:table-cell>
          <table:table-cell office:value-type="float" office:value="9446" calcext:value-type="float">
            <text:p>9446</text:p>
          </table:table-cell>
          <table:table-cell table:formula="of:=([.B39]/[.$F$1])" office:value-type="float" office:value="0.00523414863630092" calcext:value-type="float">
            <text:p>0,0052341486</text:p>
          </table:table-cell>
          <table:table-cell table:formula="of:=([.$S$11]/([.E39]+[.$T$11])^[.$U$11])" office:value-type="float" office:value="0.00401796001254728" calcext:value-type="float">
            <text:p>0,0040179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([.C39]-[.D39])^2" office:value-type="float" office:value="0.00000147911476854778" calcext:value-type="float">
            <text:p>1,47911476854778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e</text:p>
          </table:table-cell>
          <table:table-cell office:value-type="float" office:value="9341" calcext:value-type="float">
            <text:p>9341</text:p>
          </table:table-cell>
          <table:table-cell table:formula="of:=([.B40]/[.$F$1])" office:value-type="float" office:value="0.00517596680199946" calcext:value-type="float">
            <text:p>0,0051759668</text:p>
          </table:table-cell>
          <table:table-cell table:formula="of:=([.$S$11]/([.E40]+[.$T$11])^[.$U$11])" office:value-type="float" office:value="0.00393746882433668" calcext:value-type="float">
            <text:p>0,0039374688</text:p>
          </table:table-cell>
          <table:table-cell office:value-type="float" office:value="39" calcext:value-type="float">
            <text:p>39</text:p>
          </table:table-cell>
          <table:table-cell/>
          <table:table-cell table:formula="of:=([.C40]-[.D40])^2" office:value-type="float" office:value="0.00000153387724067479" calcext:value-type="float">
            <text:p>1,53387724067479E-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en</text:p>
          </table:table-cell>
          <table:table-cell office:value-type="float" office:value="8732" calcext:value-type="float">
            <text:p>8732</text:p>
          </table:table-cell>
          <table:table-cell table:formula="of:=([.B41]/[.$F$1])" office:value-type="float" office:value="0.00483851216305099" calcext:value-type="float">
            <text:p>0,0048385122</text:p>
          </table:table-cell>
          <table:table-cell table:formula="of:=([.$S$11]/([.E41]+[.$T$11])^[.$U$11])" office:value-type="float" office:value="0.00386038570020751" calcext:value-type="float">
            <text:p>0,0038603857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C41]-[.D41])^2" office:value-type="float" office:value="0.0000009567313773147" calcext:value-type="float">
            <text:p>9,567313773147E-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r</text:p>
          </table:table-cell>
          <table:table-cell office:value-type="float" office:value="8391" calcext:value-type="float">
            <text:p>8391</text:p>
          </table:table-cell>
          <table:table-cell table:formula="of:=([.B42]/[.$F$1])" office:value-type="float" office:value="0.00464955972974815" calcext:value-type="float">
            <text:p>0,0046495597</text:p>
          </table:table-cell>
          <table:table-cell table:formula="of:=([.$S$11]/([.E42]+[.$T$11])^[.$U$11])" office:value-type="float" office:value="0.00378649369629259" calcext:value-type="float">
            <text:p>0,0037864937</text:p>
          </table:table-cell>
          <table:table-cell office:value-type="float" office:value="41" calcext:value-type="float">
            <text:p>41</text:p>
          </table:table-cell>
          <table:table-cell/>
          <table:table-cell table:formula="of:=([.C42]-[.D42])^2" office:value-type="float" office:value="0.000000744882978104715" calcext:value-type="float">
            <text:p>7,44882978104715E-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ould</text:p>
          </table:table-cell>
          <table:table-cell office:value-type="float" office:value="8041" calcext:value-type="float">
            <text:p>8041</text:p>
          </table:table-cell>
          <table:table-cell table:formula="of:=([.B43]/[.$F$1])" office:value-type="float" office:value="0.00445562028207662" calcext:value-type="float">
            <text:p>0,0044556203</text:p>
          </table:table-cell>
          <table:table-cell table:formula="of:=([.$S$11]/([.E43]+[.$T$11])^[.$U$11])" office:value-type="float" office:value="0.0037155941014014" calcext:value-type="float">
            <text:p>0,0037155941</text:p>
          </table:table-cell>
          <table:table-cell office:value-type="float" office:value="42" calcext:value-type="float">
            <text:p>42</text:p>
          </table:table-cell>
          <table:table-cell/>
          <table:table-cell table:formula="of:=([.C43]-[.D43])^2" office:value-type="float" office:value="0.000000547638748084741" calcext:value-type="float">
            <text:p>5,47638748084741E-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hen</text:p>
          </table:table-cell>
          <table:table-cell office:value-type="float" office:value="7973" calcext:value-type="float">
            <text:p>7973</text:p>
          </table:table-cell>
          <table:table-cell table:formula="of:=([.B44]/[.$F$1])" office:value-type="float" office:value="0.00441794061795757" calcext:value-type="float">
            <text:p>0,0044179406</text:p>
          </table:table-cell>
          <table:table-cell table:formula="of:=([.$S$11]/([.E44]+[.$T$11])^[.$U$11])" office:value-type="float" office:value="0.00364750454880971" calcext:value-type="float">
            <text:p>0,0036475045</text:p>
          </table:table-cell>
          <table:table-cell office:value-type="float" office:value="43" calcext:value-type="float">
            <text:p>43</text:p>
          </table:table-cell>
          <table:table-cell/>
          <table:table-cell table:formula="of:=([.C44]-[.D44])^2" office:value-type="float" office:value="0.000000593571736644017" calcext:value-type="float">
            <text:p>5,93571736644017E-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f</text:p>
          </table:table-cell>
          <table:table-cell office:value-type="float" office:value="7894" calcext:value-type="float">
            <text:p>7894</text:p>
          </table:table-cell>
          <table:table-cell table:formula="of:=([.B45]/[.$F$1])" office:value-type="float" office:value="0.00437416571405457" calcext:value-type="float">
            <text:p>0,0043741657</text:p>
          </table:table-cell>
          <table:table-cell table:formula="of:=([.$S$11]/([.E45]+[.$T$11])^[.$U$11])" office:value-type="float" office:value="0.00358205735891343" calcext:value-type="float">
            <text:p>0,0035820574</text:p>
          </table:table-cell>
          <table:table-cell office:value-type="float" office:value="44" calcext:value-type="float">
            <text:p>44</text:p>
          </table:table-cell>
          <table:table-cell/>
          <table:table-cell table:formula="of:=([.C45]-[.D45])^2" office:value-type="float" office:value="0.000000627435646284401" calcext:value-type="float">
            <text:p>6,27435646284401E-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ere</text:p>
          </table:table-cell>
          <table:table-cell office:value-type="float" office:value="7840" calcext:value-type="float">
            <text:p>7840</text:p>
          </table:table-cell>
          <table:table-cell table:formula="of:=([.B46]/[.$F$1])" office:value-type="float" office:value="0.00434424362784239" calcext:value-type="float">
            <text:p>0,0043442436</text:p>
          </table:table-cell>
          <table:table-cell table:formula="of:=([.$S$11]/([.E46]+[.$T$11])^[.$U$11])" office:value-type="float" office:value="0.00351909808037827" calcext:value-type="float">
            <text:p>0,0035190981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C46]-[.D46])^2" office:value-type="float" office:value="0.000000680865174499866" calcext:value-type="float">
            <text:p>6,80865174499866E-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em</text:p>
          </table:table-cell>
          <table:table-cell office:value-type="float" office:value="6933" calcext:value-type="float">
            <text:p>6933</text:p>
          </table:table-cell>
          <table:table-cell table:formula="of:=([.B47]/[.$F$1])" office:value-type="float" office:value="0.0038416634020193" calcext:value-type="float">
            <text:p>0,0038416634</text:p>
          </table:table-cell>
          <table:table-cell table:formula="of:=([.$S$11]/([.E47]+[.$T$11])^[.$U$11])" office:value-type="float" office:value="0.00345848420251207" calcext:value-type="float">
            <text:p>0,0034584842</text:p>
          </table:table-cell>
          <table:table-cell office:value-type="float" office:value="46" calcext:value-type="float">
            <text:p>46</text:p>
          </table:table-cell>
          <table:table-cell/>
          <table:table-cell table:formula="of:=([.C47]-[.D47])^2" office:value-type="float" office:value="0.000000146826298934996" calcext:value-type="float">
            <text:p>1,46826298934996E-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ho</text:p>
          </table:table-cell>
          <table:table-cell office:value-type="float" office:value="6796" calcext:value-type="float">
            <text:p>6796</text:p>
          </table:table-cell>
          <table:table-cell table:formula="of:=([.B48]/[.$F$1])" office:value-type="float" office:value="0.00376574996107358" calcext:value-type="float">
            <text:p>0,00376575</text:p>
          </table:table-cell>
          <table:table-cell table:formula="of:=([.$S$11]/([.E48]+[.$T$11])^[.$U$11])" office:value-type="float" office:value="0.00340008401579641" calcext:value-type="float">
            <text:p>0,003400084</text:p>
          </table:table-cell>
          <table:table-cell office:value-type="float" office:value="47" calcext:value-type="float">
            <text:p>47</text:p>
          </table:table-cell>
          <table:table-cell/>
          <table:table-cell table:formula="of:=([.C48]-[.D48])^2" office:value-type="float" office:value="0.000000133711583535448" calcext:value-type="float">
            <text:p>1,33711583535448E-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hat</text:p>
          </table:table-cell>
          <table:table-cell office:value-type="float" office:value="6608" calcext:value-type="float">
            <text:p>6608</text:p>
          </table:table-cell>
          <table:table-cell table:formula="of:=([.B49]/[.$F$1])" office:value-type="float" office:value="0.00366157677203859" calcext:value-type="float">
            <text:p>0,0036615768</text:p>
          </table:table-cell>
          <table:table-cell table:formula="of:=([.$S$11]/([.E49]+[.$T$11])^[.$U$11])" office:value-type="float" office:value="0.00334377560100456" calcext:value-type="float">
            <text:p>0,0033437756</text:p>
          </table:table-cell>
          <table:table-cell office:value-type="float" office:value="48" calcext:value-type="float">
            <text:p>48</text:p>
          </table:table-cell>
          <table:table-cell/>
          <table:table-cell table:formula="of:=([.C49]-[.D49])^2" office:value-type="float" office:value="0.000000100997584310601" calcext:value-type="float">
            <text:p>0,00000010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up</text:p>
          </table:table-cell>
          <table:table-cell office:value-type="float" office:value="6310" calcext:value-type="float">
            <text:p>6310</text:p>
          </table:table-cell>
          <table:table-cell table:formula="of:=([.B50]/[.$F$1])" office:value-type="float" office:value="0.00349645118516396" calcext:value-type="float">
            <text:p>0,0034964512</text:p>
          </table:table-cell>
          <table:table-cell table:formula="of:=([.$S$11]/([.E50]+[.$T$11])^[.$U$11])" office:value-type="float" office:value="0.00328944593023995" calcext:value-type="float">
            <text:p>0,0032894459</text:p>
          </table:table-cell>
          <table:table-cell office:value-type="float" office:value="49" calcext:value-type="float">
            <text:p>49</text:p>
          </table:table-cell>
          <table:table-cell/>
          <table:table-cell table:formula="of:=([.C50]-[.D50])^2" office:value-type="float" office:value="0.0000000428511755661563" calcext:value-type="float">
            <text:p>4,2851175566156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ill</text:p>
          </table:table-cell>
          <table:table-cell office:value-type="float" office:value="6290" calcext:value-type="float">
            <text:p>6290</text:p>
          </table:table-cell>
          <table:table-cell table:formula="of:=([.B51]/[.$F$1])" office:value-type="float" office:value="0.00348536893101131" calcext:value-type="float">
            <text:p>0,0034853689</text:p>
          </table:table-cell>
          <table:table-cell table:formula="of:=([.$S$11]/([.E51]+[.$T$11])^[.$U$11])" office:value-type="float" office:value="0.00323699006565806" calcext:value-type="float">
            <text:p>0,003236990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C51]-[.D51])^2" office:value-type="float" office:value="0.0000000616920607541643" calcext:value-type="float">
            <text:p>6,1692060754164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ut</text:p>
          </table:table-cell>
          <table:table-cell office:value-type="float" office:value="6249" calcext:value-type="float">
            <text:p>6249</text:p>
          </table:table-cell>
          <table:table-cell table:formula="of:=([.B52]/[.$F$1])" office:value-type="float" office:value="0.00346265030999835" calcext:value-type="float">
            <text:p>0,0034626503</text:p>
          </table:table-cell>
          <table:table-cell table:formula="of:=([.$S$11]/([.E52]+[.$T$11])^[.$U$11])" office:value-type="float" office:value="0.00318631044367201" calcext:value-type="float">
            <text:p>0,003186310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([.C52]-[.D52])^2" office:value-type="float" office:value="0.0000000763637217212607" calcext:value-type="float">
            <text:p>7,6363721721260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re</text:p>
          </table:table-cell>
          <table:table-cell office:value-type="float" office:value="6011" calcext:value-type="float">
            <text:p>6011</text:p>
          </table:table-cell>
          <table:table-cell table:formula="of:=([.B53]/[.$F$1])" office:value-type="float" office:value="0.00333077148558171" calcext:value-type="float">
            <text:p>0,0033307715</text:p>
          </table:table-cell>
          <table:table-cell table:formula="of:=([.$S$11]/([.E53]+[.$T$11])^[.$U$11])" office:value-type="float" office:value="0.00313731623415672" calcext:value-type="float">
            <text:p>0,0031373162</text:p>
          </table:table-cell>
          <table:table-cell office:value-type="float" office:value="52" calcext:value-type="float">
            <text:p>52</text:p>
          </table:table-cell>
          <table:table-cell/>
          <table:table-cell table:formula="of:=([.C53]-[.D53])^2" office:value-type="float" office:value="0.0000000374249343039073" calcext:value-type="float">
            <text:p>3,7424934303907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ts</text:p>
          </table:table-cell>
          <table:table-cell office:value-type="float" office:value="5945" calcext:value-type="float">
            <text:p>5945</text:p>
          </table:table-cell>
          <table:table-cell table:formula="of:=([.B54]/[.$F$1])" office:value-type="float" office:value="0.00329420004687793" calcext:value-type="float">
            <text:p>0,0032942</text:p>
          </table:table-cell>
          <table:table-cell table:formula="of:=([.$S$11]/([.E54]+[.$T$11])^[.$U$11])" office:value-type="float" office:value="0.00308992276561409" calcext:value-type="float">
            <text:p>0,0030899228</text:p>
          </table:table-cell>
          <table:table-cell office:value-type="float" office:value="53" calcext:value-type="float">
            <text:p>53</text:p>
          </table:table-cell>
          <table:table-cell/>
          <table:table-cell table:formula="of:=([.C54]-[.D54])^2" office:value-type="float" office:value="0.0000000417292076405483" calcext:value-type="float">
            <text:p>4,1729207640548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ny</text:p>
          </table:table-cell>
          <table:table-cell office:value-type="float" office:value="5914" calcext:value-type="float">
            <text:p>5914</text:p>
          </table:table-cell>
          <table:table-cell table:formula="of:=([.B55]/[.$F$1])" office:value-type="float" office:value="0.00327702255294131" calcext:value-type="float">
            <text:p>0,0032770226</text:p>
          </table:table-cell>
          <table:table-cell table:formula="of:=([.$S$11]/([.E55]+[.$T$11])^[.$U$11])" office:value-type="float" office:value="0.00304405100848799" calcext:value-type="float">
            <text:p>0,003044051</text:p>
          </table:table-cell>
          <table:table-cell office:value-type="float" office:value="54" calcext:value-type="float">
            <text:p>54</text:p>
          </table:table-cell>
          <table:table-cell/>
          <table:table-cell table:formula="of:=([.C55]-[.D55])^2" office:value-type="float" office:value="0.0000000542757405249668" calcext:value-type="float">
            <text:p>5,4275740524966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very</text:p>
          </table:table-cell>
          <table:table-cell office:value-type="float" office:value="5774" calcext:value-type="float">
            <text:p>5774</text:p>
          </table:table-cell>
          <table:table-cell table:formula="of:=([.B56]/[.$F$1])" office:value-type="float" office:value="0.0031994467738727" calcext:value-type="float">
            <text:p>0,0031994468</text:p>
          </table:table-cell>
          <table:table-cell table:formula="of:=([.$S$11]/([.E56]+[.$T$11])^[.$U$11])" office:value-type="float" office:value="0.00299962710985962" calcext:value-type="float">
            <text:p>0,002999627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([.C56]-[.D56])^2" office:value-type="float" office:value="0.0000000399278981263002" calcext:value-type="float">
            <text:p>3,9927898126300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en</text:p>
          </table:table-cell>
          <table:table-cell office:value-type="float" office:value="5693" calcext:value-type="float">
            <text:p>5693</text:p>
          </table:table-cell>
          <table:table-cell table:formula="of:=([.B57]/[.$F$1])" office:value-type="float" office:value="0.00315456364455443" calcext:value-type="float">
            <text:p>0,0031545636</text:p>
          </table:table-cell>
          <table:table-cell table:formula="of:=([.$S$11]/([.E57]+[.$T$11])^[.$U$11])" office:value-type="float" office:value="0.00295658197364179" calcext:value-type="float">
            <text:p>0,00295658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([.C57]-[.D57])^2" office:value-type="float" office:value="0.0000000391967420173616" calcext:value-type="float">
            <text:p>3,9196742017361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nto</text:p>
          </table:table-cell>
          <table:table-cell office:value-type="float" office:value="5676" calcext:value-type="float">
            <text:p>5676</text:p>
          </table:table-cell>
          <table:table-cell table:formula="of:=([.B58]/[.$F$1])" office:value-type="float" office:value="0.00314514372852467" calcext:value-type="float">
            <text:p>0,0031451437</text:p>
          </table:table-cell>
          <table:table-cell table:formula="of:=([.$S$11]/([.E58]+[.$T$11])^[.$U$11])" office:value-type="float" office:value="0.00291485088114932" calcext:value-type="float">
            <text:p>0,0029148509</text:p>
          </table:table-cell>
          <table:table-cell office:value-type="float" office:value="57" calcext:value-type="float">
            <text:p>57</text:p>
          </table:table-cell>
          <table:table-cell/>
          <table:table-cell table:formula="of:=([.C58]-[.D58])^2" office:value-type="float" office:value="0.0000000530347955522443" calcext:value-type="float">
            <text:p>0,00000005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uld</text:p>
          </table:table-cell>
          <table:table-cell office:value-type="float" office:value="5673" calcext:value-type="float">
            <text:p>5673</text:p>
          </table:table-cell>
          <table:table-cell table:formula="of:=([.B59]/[.$F$1])" office:value-type="float" office:value="0.00314348139040177" calcext:value-type="float">
            <text:p>0,0031434814</text:p>
          </table:table-cell>
          <table:table-cell table:formula="of:=([.$S$11]/([.E59]+[.$T$11])^[.$U$11])" office:value-type="float" office:value="0.00287437314757301" calcext:value-type="float">
            <text:p>0,002874373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([.C59]-[.D59])^2" office:value-type="float" office:value="0.0000000724192463583816" calcext:value-type="float">
            <text:p>7,2419246358381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ome</text:p>
          </table:table-cell>
          <table:table-cell office:value-type="float" office:value="5525" calcext:value-type="float">
            <text:p>5525</text:p>
          </table:table-cell>
          <table:table-cell table:formula="of:=([.B60]/[.$F$1])" office:value-type="float" office:value="0.00306147270967209" calcext:value-type="float">
            <text:p>0,0030614727</text:p>
          </table:table-cell>
          <table:table-cell table:formula="of:=([.$S$11]/([.E60]+[.$T$11])^[.$U$11])" office:value-type="float" office:value="0.00283509181044314" calcext:value-type="float">
            <text:p>0,0028350918</text:p>
          </table:table-cell>
          <table:table-cell office:value-type="float" office:value="59" calcext:value-type="float">
            <text:p>59</text:p>
          </table:table-cell>
          <table:table-cell/>
          <table:table-cell table:formula="of:=([.C60]-[.D60])^2" office:value-type="float" office:value="0.0000000512483115357082" calcext:value-type="float">
            <text:p>5,1248311535708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ime</text:p>
          </table:table-cell>
          <table:table-cell office:value-type="float" office:value="5425" calcext:value-type="float">
            <text:p>5425</text:p>
          </table:table-cell>
          <table:table-cell table:formula="of:=([.B61]/[.$F$1])" office:value-type="float" office:value="0.0030060614389088" calcext:value-type="float">
            <text:p>0,0030060614</text:p>
          </table:table-cell>
          <table:table-cell table:formula="of:=([.$S$11]/([.E61]+[.$T$11])^[.$U$11])" office:value-type="float" office:value="0.00279695334664991" calcext:value-type="float">
            <text:p>0,0027969533</text:p>
          </table:table-cell>
          <table:table-cell office:value-type="float" office:value="60" calcext:value-type="float">
            <text:p>60</text:p>
          </table:table-cell>
          <table:table-cell/>
          <table:table-cell table:formula="of:=([.C61]-[.D61])^2" office:value-type="float" office:value="0.0000000437261942481493" calcext:value-type="float">
            <text:p>4,3726194248149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ther</text:p>
          </table:table-cell>
          <table:table-cell office:value-type="float" office:value="5096" calcext:value-type="float">
            <text:p>5096</text:p>
          </table:table-cell>
          <table:table-cell table:formula="of:=([.B62]/[.$F$1])" office:value-type="float" office:value="0.00282375835809755" calcext:value-type="float">
            <text:p>0,0028237584</text:p>
          </table:table-cell>
          <table:table-cell table:formula="of:=([.$S$11]/([.E62]+[.$T$11])^[.$U$11])" office:value-type="float" office:value="0.00275990741500358" calcext:value-type="float">
            <text:p>0,0027599074</text:p>
          </table:table-cell>
          <table:table-cell office:value-type="float" office:value="61" calcext:value-type="float">
            <text:p>61</text:p>
          </table:table-cell>
          <table:table-cell/>
          <table:table-cell table:formula="of:=([.C62]-[.D62])^2" office:value-type="float" office:value="0.00000000407694293399033" calcext:value-type="float">
            <text:p>4,0769429339903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upon</text:p>
          </table:table-cell>
          <table:table-cell office:value-type="float" office:value="5044" calcext:value-type="float">
            <text:p>5044</text:p>
          </table:table-cell>
          <table:table-cell table:formula="of:=([.B63]/[.$F$1])" office:value-type="float" office:value="0.00279494449730064" calcext:value-type="float">
            <text:p>0,0027949445</text:p>
          </table:table-cell>
          <table:table-cell table:formula="of:=([.$S$11]/([.E63]+[.$T$11])^[.$U$11])" office:value-type="float" office:value="0.0027239066216768" calcext:value-type="float">
            <text:p>0,0027239066</text:p>
          </table:table-cell>
          <table:table-cell office:value-type="float" office:value="62" calcext:value-type="float">
            <text:p>62</text:p>
          </table:table-cell>
          <table:table-cell/>
          <table:table-cell table:formula="of:=([.C63]-[.D63])^2" office:value-type="float" office:value="0.00000000504637977314851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ur</text:p>
          </table:table-cell>
          <table:table-cell office:value-type="float" office:value="5042" calcext:value-type="float">
            <text:p>5042</text:p>
          </table:table-cell>
          <table:table-cell table:formula="of:=([.B64]/[.$F$1])" office:value-type="float" office:value="0.00279383627188537" calcext:value-type="float">
            <text:p>0,0027938363</text:p>
          </table:table-cell>
          <table:table-cell table:formula="of:=([.$S$11]/([.E64]+[.$T$11])^[.$U$11])" office:value-type="float" office:value="0.00268890630618392" calcext:value-type="float">
            <text:p>0,00268890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([.C64]-[.D64])^2" office:value-type="float" office:value="0.0000000110102977021074" calcext:value-type="float">
            <text:p>0,00000001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bout</text:p>
          </table:table-cell>
          <table:table-cell office:value-type="float" office:value="5035" calcext:value-type="float">
            <text:p>5035</text:p>
          </table:table-cell>
          <table:table-cell table:formula="of:=([.B65]/[.$F$1])" office:value-type="float" office:value="0.00278995748293194" calcext:value-type="float">
            <text:p>0,0027899575</text:p>
          </table:table-cell>
          <table:table-cell table:formula="of:=([.$S$11]/([.E65]+[.$T$11])^[.$U$11])" office:value-type="float" office:value="0.00265486434582313" calcext:value-type="float">
            <text:p>0,0026548643</text:p>
          </table:table-cell>
          <table:table-cell office:value-type="float" office:value="64" calcext:value-type="float">
            <text:p>64</text:p>
          </table:table-cell>
          <table:table-cell/>
          <table:table-cell table:formula="of:=([.C65]-[.D65])^2" office:value-type="float" office:value="0.0000000182501556938997" calcext:value-type="float">
            <text:p>1,8250155693899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o</text:p>
          </table:table-cell>
          <table:table-cell office:value-type="float" office:value="5025" calcext:value-type="float">
            <text:p>5025</text:p>
          </table:table-cell>
          <table:table-cell table:formula="of:=([.B66]/[.$F$1])" office:value-type="float" office:value="0.00278441635585561" calcext:value-type="float">
            <text:p>0,0027844164</text:p>
          </table:table-cell>
          <table:table-cell table:formula="of:=([.$S$11]/([.E66]+[.$T$11])^[.$U$11])" office:value-type="float" office:value="0.00262174097674398" calcext:value-type="float">
            <text:p>0,002621741</text:p>
          </table:table-cell>
          <table:table-cell office:value-type="float" office:value="65" calcext:value-type="float">
            <text:p>65</text:p>
          </table:table-cell>
          <table:table-cell/>
          <table:table-cell table:formula="of:=([.C66]-[.D66])^2" office:value-type="float" office:value="0.000000026463278969113" calcext:value-type="float">
            <text:p>2,646327896911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an</text:p>
          </table:table-cell>
          <table:table-cell office:value-type="float" office:value="4891" calcext:value-type="float">
            <text:p>4891</text:p>
          </table:table-cell>
          <table:table-cell table:formula="of:=([.B67]/[.$F$1])" office:value-type="float" office:value="0.0027101652530328" calcext:value-type="float">
            <text:p>0,0027101653</text:p>
          </table:table-cell>
          <table:table-cell table:formula="of:=([.$S$11]/([.E67]+[.$T$11])^[.$U$11])" office:value-type="float" office:value="0.00258949863000942" calcext:value-type="float">
            <text:p>0,002589498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([.C67]-[.D67])^2" office:value-type="float" office:value="0.0000000145604339118659" calcext:value-type="float">
            <text:p>1,4560433911865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n</text:p>
          </table:table-cell>
          <table:table-cell office:value-type="float" office:value="4874" calcext:value-type="float">
            <text:p>4874</text:p>
          </table:table-cell>
          <table:table-cell table:formula="of:=([.B68]/[.$F$1])" office:value-type="float" office:value="0.00270074533700304" calcext:value-type="float">
            <text:p>0,0027007453</text:p>
          </table:table-cell>
          <table:table-cell table:formula="of:=([.$S$11]/([.E68]+[.$T$11])^[.$U$11])" office:value-type="float" office:value="0.00255810178120203" calcext:value-type="float">
            <text:p>0,0025581018</text:p>
          </table:table-cell>
          <table:table-cell office:value-type="float" office:value="67" calcext:value-type="float">
            <text:p>67</text:p>
          </table:table-cell>
          <table:table-cell/>
          <table:table-cell table:formula="of:=([.C68]-[.D68])^2" office:value-type="float" office:value="0.0000000203471840115559" calcext:value-type="float">
            <text:p>2,0347184011555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as</text:p>
          </table:table-cell>
          <table:table-cell office:value-type="float" office:value="4829" calcext:value-type="float">
            <text:p>4829</text:p>
          </table:table-cell>
          <table:table-cell table:formula="of:=([.B69]/[.$F$1])" office:value-type="float" office:value="0.00267581026515955" calcext:value-type="float">
            <text:p>0,0026758103</text:p>
          </table:table-cell>
          <table:table-cell table:formula="of:=([.$S$11]/([.E69]+[.$T$11])^[.$U$11])" office:value-type="float" office:value="0.00252751681228275" calcext:value-type="float">
            <text:p>0,002527516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([.C69]-[.D69])^2" office:value-type="float" office:value="0.0000000219909481661246" calcext:value-type="float">
            <text:p>0,00000002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eneral</text:p>
          </table:table-cell>
          <table:table-cell office:value-type="float" office:value="4826" calcext:value-type="float">
            <text:p>4826</text:p>
          </table:table-cell>
          <table:table-cell table:formula="of:=([.B70]/[.$F$1])" office:value-type="float" office:value="0.00267414792703665" calcext:value-type="float">
            <text:p>0,0026741479</text:p>
          </table:table-cell>
          <table:table-cell table:formula="of:=([.$S$11]/([.E70]+[.$T$11])^[.$U$11])" office:value-type="float" office:value="0.0024977118845496" calcext:value-type="float">
            <text:p>0,002497711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([.C70]-[.D70])^2" office:value-type="float" office:value="0.0000000311296770884936" calcext:value-type="float">
            <text:p>3,1129677088493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nly</text:p>
          </table:table-cell>
          <table:table-cell office:value-type="float" office:value="4825" calcext:value-type="float">
            <text:p>4825</text:p>
          </table:table-cell>
          <table:table-cell table:formula="of:=([.B71]/[.$F$1])" office:value-type="float" office:value="0.00267359381432902" calcext:value-type="float">
            <text:p>0,0026735938</text:p>
          </table:table-cell>
          <table:table-cell table:formula="of:=([.$S$11]/([.E71]+[.$T$11])^[.$U$11])" office:value-type="float" office:value="0.00246865682166633" calcext:value-type="float">
            <text:p>0,0024686568</text:p>
          </table:table-cell>
          <table:table-cell office:value-type="float" office:value="70" calcext:value-type="float">
            <text:p>70</text:p>
          </table:table-cell>
          <table:table-cell/>
          <table:table-cell table:formula="of:=([.C71]-[.D71])^2" office:value-type="float" office:value="0.0000000419991709616291" calcext:value-type="float">
            <text:p>0,00000004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ow</text:p>
          </table:table-cell>
          <table:table-cell office:value-type="float" office:value="4687" calcext:value-type="float">
            <text:p>4687</text:p>
          </table:table-cell>
          <table:table-cell table:formula="of:=([.B72]/[.$F$1])" office:value-type="float" office:value="0.00259712626067567" calcext:value-type="float">
            <text:p>0,0025971263</text:p>
          </table:table-cell>
          <table:table-cell table:formula="of:=([.$S$11]/([.E72]+[.$T$11])^[.$U$11])" office:value-type="float" office:value="0.00244032300183913" calcext:value-type="float">
            <text:p>0,002440323</text:p>
          </table:table-cell>
          <table:table-cell office:value-type="float" office:value="71" calcext:value-type="float">
            <text:p>71</text:p>
          </table:table-cell>
          <table:table-cell/>
          <table:table-cell table:formula="of:=([.C72]-[.D72])^2" office:value-type="float" office:value="0.0000000245872619817602" calcext:value-type="float">
            <text:p>2,4587261981760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ld</text:p>
          </table:table-cell>
          <table:table-cell office:value-type="float" office:value="4629" calcext:value-type="float">
            <text:p>4629</text:p>
          </table:table-cell>
          <table:table-cell table:formula="of:=([.B73]/[.$F$1])" office:value-type="float" office:value="0.00256498772363296" calcext:value-type="float">
            <text:p>0,0025649877</text:p>
          </table:table-cell>
          <table:table-cell table:formula="of:=([.$S$11]/([.E73]+[.$T$11])^[.$U$11])" office:value-type="float" office:value="0.00241268325831489" calcext:value-type="float">
            <text:p>0,0024126833</text:p>
          </table:table-cell>
          <table:table-cell office:value-type="float" office:value="72" calcext:value-type="float">
            <text:p>72</text:p>
          </table:table-cell>
          <table:table-cell/>
          <table:table-cell table:formula="of:=([.C73]-[.D73])^2" office:value-type="float" office:value="0.0000000231966501558241" calcext:value-type="float">
            <text:p>2,3196650155824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y</text:p>
          </table:table-cell>
          <table:table-cell office:value-type="float" office:value="4361" calcext:value-type="float">
            <text:p>4361</text:p>
          </table:table-cell>
          <table:table-cell table:formula="of:=([.B74]/[.$F$1])" office:value-type="float" office:value="0.00241648551798733" calcext:value-type="float">
            <text:p>0,0024164855</text:p>
          </table:table-cell>
          <table:table-cell table:formula="of:=([.$S$11]/([.E74]+[.$T$11])^[.$U$11])" office:value-type="float" office:value="0.00238571178745888" calcext:value-type="float">
            <text:p>0,0023857118</text:p>
          </table:table-cell>
          <table:table-cell office:value-type="float" office:value="73" calcext:value-type="float">
            <text:p>73</text:p>
          </table:table-cell>
          <table:table-cell/>
          <table:table-cell table:formula="of:=([.C74]-[.D74])^2" office:value-type="float" office:value="0.000000000947022490637616" calcext:value-type="float">
            <text:p>9,47022490637616E-0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ese</text:p>
          </table:table-cell>
          <table:table-cell office:value-type="float" office:value="4360" calcext:value-type="float">
            <text:p>4360</text:p>
          </table:table-cell>
          <table:table-cell table:formula="of:=([.B75]/[.$F$1])" office:value-type="float" office:value="0.0024159314052797" calcext:value-type="float">
            <text:p>0,0024159314</text:p>
          </table:table-cell>
          <table:table-cell table:formula="of:=([.$S$11]/([.E75]+[.$T$11])^[.$U$11])" office:value-type="float" office:value="0.00235938406374473" calcext:value-type="float">
            <text:p>0,0023593841</text:p>
          </table:table-cell>
          <table:table-cell office:value-type="float" office:value="74" calcext:value-type="float">
            <text:p>74</text:p>
          </table:table-cell>
          <table:table-cell/>
          <table:table-cell table:formula="of:=([.C75]-[.D75])^2" office:value-type="float" office:value="0.00000000319760183467251" calcext:value-type="float">
            <text:p>3,1976018346725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wo</text:p>
          </table:table-cell>
          <table:table-cell office:value-type="float" office:value="4313" calcext:value-type="float">
            <text:p>4313</text:p>
          </table:table-cell>
          <table:table-cell table:formula="of:=([.B76]/[.$F$1])" office:value-type="float" office:value="0.00238988810802095" calcext:value-type="float">
            <text:p>0,0023898881</text:p>
          </table:table-cell>
          <table:table-cell table:formula="of:=([.$S$11]/([.E76]+[.$T$11])^[.$U$11])" office:value-type="float" office:value="0.00233367676105585" calcext:value-type="float">
            <text:p>0,0023336768</text:p>
          </table:table-cell>
          <table:table-cell office:value-type="float" office:value="75" calcext:value-type="float">
            <text:p>75</text:p>
          </table:table-cell>
          <table:table-cell/>
          <table:table-cell table:formula="of:=([.C76]-[.D76])^2" office:value-type="float" office:value="0.0000000031597155276306" calcext:value-type="float">
            <text:p>3,159715527630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your</text:p>
          </table:table-cell>
          <table:table-cell office:value-type="float" office:value="4207" calcext:value-type="float">
            <text:p>4207</text:p>
          </table:table-cell>
          <table:table-cell table:formula="of:=([.B77]/[.$F$1])" office:value-type="float" office:value="0.00233115216101185" calcext:value-type="float">
            <text:p>0,0023311522</text:p>
          </table:table-cell>
          <table:table-cell table:formula="of:=([.$S$11]/([.E77]+[.$T$11])^[.$U$11])" office:value-type="float" office:value="0.0023085676797567" calcext:value-type="float">
            <text:p>0,0023085677</text:p>
          </table:table-cell>
          <table:table-cell office:value-type="float" office:value="76" calcext:value-type="float">
            <text:p>76</text:p>
          </table:table-cell>
          <table:table-cell/>
          <table:table-cell table:formula="of:=([.C77]-[.D77])^2" office:value-type="float" office:value="0.000000000510058793564196" calcext:value-type="float">
            <text:p>5,10058793564196E-0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an</text:p>
          </table:table-cell>
          <table:table-cell office:value-type="float" office:value="4187" calcext:value-type="float">
            <text:p>4187</text:p>
          </table:table-cell>
          <table:table-cell table:formula="of:=([.B78]/[.$F$1])" office:value-type="float" office:value="0.00232006990685919" calcext:value-type="float">
            <text:p>0,0023200699</text:p>
          </table:table-cell>
          <table:table-cell table:formula="of:=([.$S$11]/([.E78]+[.$T$11])^[.$U$11])" office:value-type="float" office:value="0.00228403567904473" calcext:value-type="float">
            <text:p>0,0022840357</text:p>
          </table:table-cell>
          <table:table-cell office:value-type="float" office:value="77" calcext:value-type="float">
            <text:p>77</text:p>
          </table:table-cell>
          <table:table-cell/>
          <table:table-cell table:formula="of:=([.C78]-[.D78])^2" office:value-type="float" office:value="0.00000000129846557418499" calcext:value-type="float">
            <text:p>1,2984655741849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ittle</text:p>
          </table:table-cell>
          <table:table-cell office:value-type="float" office:value="3985" calcext:value-type="float">
            <text:p>3985</text:p>
          </table:table-cell>
          <table:table-cell table:formula="of:=([.B79]/[.$F$1])" office:value-type="float" office:value="0.00220813913991734" calcext:value-type="float">
            <text:p>0,0022081391</text:p>
          </table:table-cell>
          <table:table-cell table:formula="of:=([.$S$11]/([.E79]+[.$T$11])^[.$U$11])" office:value-type="float" office:value="0.00226006061414084" calcext:value-type="float">
            <text:p>0,0022600606</text:p>
          </table:table-cell>
          <table:table-cell office:value-type="float" office:value="78" calcext:value-type="float">
            <text:p>78</text:p>
          </table:table-cell>
          <table:table-cell/>
          <table:table-cell table:formula="of:=([.C79]-[.D79])^2" office:value-type="float" office:value="0.00000000269583948554169" calcext:value-type="float">
            <text:p>2,6958394855416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uch</text:p>
          </table:table-cell>
          <table:table-cell office:value-type="float" office:value="3985" calcext:value-type="float">
            <text:p>3985</text:p>
          </table:table-cell>
          <table:table-cell table:formula="of:=([.B80]/[.$F$1])" office:value-type="float" office:value="0.00220813913991734" calcext:value-type="float">
            <text:p>0,0022081391</text:p>
          </table:table-cell>
          <table:table-cell table:formula="of:=([.$S$11]/([.E80]+[.$T$11])^[.$U$11])" office:value-type="float" office:value="0.00223662327791824" calcext:value-type="float">
            <text:p>0,0022366233</text:p>
          </table:table-cell>
          <table:table-cell office:value-type="float" office:value="79" calcext:value-type="float">
            <text:p>79</text:p>
          </table:table-cell>
          <table:table-cell/>
          <table:table-cell table:formula="of:=([.C80]-[.D80])^2" office:value-type="float" office:value="0.000000000811346117654553" calcext:value-type="float">
            <text:p>8,11346117654553E-0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reat</text:p>
          </table:table-cell>
          <table:table-cell office:value-type="float" office:value="3875" calcext:value-type="float">
            <text:p>3875</text:p>
          </table:table-cell>
          <table:table-cell table:formula="of:=([.B81]/[.$F$1])" office:value-type="float" office:value="0.00214718674207771" calcext:value-type="float">
            <text:p>0,0021471867</text:p>
          </table:table-cell>
          <table:table-cell table:formula="of:=([.$S$11]/([.E81]+[.$T$11])^[.$U$11])" office:value-type="float" office:value="0.00221370534660675" calcext:value-type="float">
            <text:p>0,0022137053</text:p>
          </table:table-cell>
          <table:table-cell office:value-type="float" office:value="80" calcext:value-type="float">
            <text:p>80</text:p>
          </table:table-cell>
          <table:table-cell/>
          <table:table-cell table:formula="of:=([.C81]-[.D81])^2" office:value-type="float" office:value="0.00000000442472474849035" calcext:value-type="float">
            <text:p>4,4247247484903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d</text:p>
          </table:table-cell>
          <table:table-cell office:value-type="float" office:value="3804" calcext:value-type="float">
            <text:p>3804</text:p>
          </table:table-cell>
          <table:table-cell table:formula="of:=([.B82]/[.$F$1])" office:value-type="float" office:value="0.00210784473983577" calcext:value-type="float">
            <text:p>0,0021078447</text:p>
          </table:table-cell>
          <table:table-cell table:formula="of:=([.$S$11]/([.E82]+[.$T$11])^[.$U$11])" office:value-type="float" office:value="0.00219128932924345" calcext:value-type="float">
            <text:p>0,0021912893</text:p>
          </table:table-cell>
          <table:table-cell office:value-type="float" office:value="81" calcext:value-type="float">
            <text:p>81</text:p>
          </table:table-cell>
          <table:table-cell/>
          <table:table-cell table:formula="of:=([.C82]-[.D82])^2" office:value-type="float" office:value="0.0000000069629995014158" calcext:value-type="float">
            <text:p>0,000000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e</text:p>
          </table:table-cell>
          <table:table-cell office:value-type="float" office:value="3712" calcext:value-type="float">
            <text:p>3712</text:p>
          </table:table-cell>
          <table:table-cell table:formula="of:=([.B83]/[.$F$1])" office:value-type="float" office:value="0.00205686637073354" calcext:value-type="float">
            <text:p>0,0020568664</text:p>
          </table:table-cell>
          <table:table-cell table:formula="of:=([.$S$11]/([.E83]+[.$T$11])^[.$U$11])" office:value-type="float" office:value="0.00216935852057063" calcext:value-type="float">
            <text:p>0,0021693585</text:p>
          </table:table-cell>
          <table:table-cell office:value-type="float" office:value="82" calcext:value-type="float">
            <text:p>82</text:p>
          </table:table-cell>
          <table:table-cell/>
          <table:table-cell table:formula="of:=([.C83]-[.D83])^2" office:value-type="float" office:value="0.0000000126544837749697" calcext:value-type="float">
            <text:p>1,2654483774969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hould</text:p>
          </table:table-cell>
          <table:table-cell office:value-type="float" office:value="3662" calcext:value-type="float">
            <text:p>3662</text:p>
          </table:table-cell>
          <table:table-cell table:formula="of:=([.B84]/[.$F$1])" office:value-type="float" office:value="0.00202916073535189" calcext:value-type="float">
            <text:p>0,0020291607</text:p>
          </table:table-cell>
          <table:table-cell table:formula="of:=([.$S$11]/([.E84]+[.$T$11])^[.$U$11])" office:value-type="float" office:value="0.00214789695710889" calcext:value-type="float">
            <text:p>0,002147897</text:p>
          </table:table-cell>
          <table:table-cell office:value-type="float" office:value="83" calcext:value-type="float">
            <text:p>83</text:p>
          </table:table-cell>
          <table:table-cell/>
          <table:table-cell table:formula="of:=([.C84]-[.D84])^2" office:value-type="float" office:value="0.0000000140982903571264" calcext:value-type="float">
            <text:p>1,4098290357126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de</text:p>
          </table:table-cell>
          <table:table-cell office:value-type="float" office:value="3645" calcext:value-type="float">
            <text:p>3645</text:p>
          </table:table-cell>
          <table:table-cell table:formula="of:=([.B85]/[.$F$1])" office:value-type="float" office:value="0.00201974081932213" calcext:value-type="float">
            <text:p>0,0020197408</text:p>
          </table:table-cell>
          <table:table-cell table:formula="of:=([.$S$11]/([.E85]+[.$T$11])^[.$U$11])" office:value-type="float" office:value="0.00212688937615778" calcext:value-type="float">
            <text:p>0,0021268894</text:p>
          </table:table-cell>
          <table:table-cell office:value-type="float" office:value="84" calcext:value-type="float">
            <text:p>84</text:p>
          </table:table-cell>
          <table:table-cell/>
          <table:table-cell table:formula="of:=([.C85]-[.D85])^2" office:value-type="float" office:value="0.0000000114808132319626" calcext:value-type="float">
            <text:p>1,1480813231962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fore</text:p>
          </table:table-cell>
          <table:table-cell office:value-type="float" office:value="3590" calcext:value-type="float">
            <text:p>3590</text:p>
          </table:table-cell>
          <table:table-cell table:formula="of:=([.B86]/[.$F$1])" office:value-type="float" office:value="0.00198926462040232" calcext:value-type="float">
            <text:p>0,0019892646</text:p>
          </table:table-cell>
          <table:table-cell table:formula="of:=([.$S$11]/([.E86]+[.$T$11])^[.$U$11])" office:value-type="float" office:value="0.00210632117749809" calcext:value-type="float">
            <text:p>0,0021063212</text:p>
          </table:table-cell>
          <table:table-cell office:value-type="float" office:value="85" calcext:value-type="float">
            <text:p>85</text:p>
          </table:table-cell>
          <table:table-cell/>
          <table:table-cell table:formula="of:=([.C86]-[.D86])^2" office:value-type="float" office:value="0.0000000137022375591154" calcext:value-type="float">
            <text:p>1,3702237559115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ust</text:p>
          </table:table-cell>
          <table:table-cell office:value-type="float" office:value="3587" calcext:value-type="float">
            <text:p>3587</text:p>
          </table:table-cell>
          <table:table-cell table:formula="of:=([.B87]/[.$F$1])" office:value-type="float" office:value="0.00198760228227942" calcext:value-type="float">
            <text:p>0,0019876023</text:p>
          </table:table-cell>
          <table:table-cell table:formula="of:=([.$S$11]/([.E87]+[.$T$11])^[.$U$11])" office:value-type="float" office:value="0.00208617838758967" calcext:value-type="float">
            <text:p>0,0020861784</text:p>
          </table:table-cell>
          <table:table-cell office:value-type="float" office:value="86" calcext:value-type="float">
            <text:p>86</text:p>
          </table:table-cell>
          <table:table-cell/>
          <table:table-cell table:formula="of:=([.C87]-[.D87])^2" office:value-type="float" office:value="0.00000000971724853813759" calcext:value-type="float">
            <text:p>9,7172485381375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ell</text:p>
          </table:table-cell>
          <table:table-cell office:value-type="float" office:value="3546" calcext:value-type="float">
            <text:p>3546</text:p>
          </table:table-cell>
          <table:table-cell table:formula="of:=([.B88]/[.$F$1])" office:value-type="float" office:value="0.00196488366126647" calcext:value-type="float">
            <text:p>0,0019648837</text:p>
          </table:table-cell>
          <table:table-cell table:formula="of:=([.$S$11]/([.E88]+[.$T$11])^[.$U$11])" office:value-type="float" office:value="0.00206644762607663" calcext:value-type="float">
            <text:p>0,0020664476</text:p>
          </table:table-cell>
          <table:table-cell office:value-type="float" office:value="87" calcext:value-type="float">
            <text:p>87</text:p>
          </table:table-cell>
          <table:table-cell/>
          <table:table-cell table:formula="of:=([.C88]-[.D88])^2" office:value-type="float" office:value="0.0000000103152389479595" calcext:value-type="float">
            <text:p>1,0315238947959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ow</text:p>
          </table:table-cell>
          <table:table-cell office:value-type="float" office:value="3544" calcext:value-type="float">
            <text:p>3544</text:p>
          </table:table-cell>
          <table:table-cell table:formula="of:=([.B89]/[.$F$1])" office:value-type="float" office:value="0.0019637754358512" calcext:value-type="float">
            <text:p>0,0019637754</text:p>
          </table:table-cell>
          <table:table-cell table:formula="of:=([.$S$11]/([.E89]+[.$T$11])^[.$U$11])" office:value-type="float" office:value="0.00204711607442758" calcext:value-type="float">
            <text:p>0,0020471161</text:p>
          </table:table-cell>
          <table:table-cell office:value-type="float" office:value="88" calcext:value-type="float">
            <text:p>88</text:p>
          </table:table-cell>
          <table:table-cell/>
          <table:table-cell table:formula="of:=([.C89]-[.D89])^2" office:value-type="float" office:value="0.00000000694566203831873" calcext:value-type="float">
            <text:p>6,9456620383187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fter</text:p>
          </table:table-cell>
          <table:table-cell office:value-type="float" office:value="3479" calcext:value-type="float">
            <text:p>3479</text:p>
          </table:table-cell>
          <table:table-cell table:formula="of:=([.B90]/[.$F$1])" office:value-type="float" office:value="0.00192775810985506" calcext:value-type="float">
            <text:p>0,0019277581</text:p>
          </table:table-cell>
          <table:table-cell table:formula="of:=([.$S$11]/([.E90]+[.$T$11])^[.$U$11])" office:value-type="float" office:value="0.00202817144655345" calcext:value-type="float">
            <text:p>0,0020281714</text:p>
          </table:table-cell>
          <table:table-cell office:value-type="float" office:value="89" calcext:value-type="float">
            <text:p>89</text:p>
          </table:table-cell>
          <table:table-cell/>
          <table:table-cell table:formula="of:=([.C90]-[.D90])^2" office:value-type="float" office:value="0.0000000100828381869038" calcext:value-type="float">
            <text:p>1,0082838186903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ike</text:p>
          </table:table-cell>
          <table:table-cell office:value-type="float" office:value="3453" calcext:value-type="float">
            <text:p>3453</text:p>
          </table:table-cell>
          <table:table-cell table:formula="of:=([.B91]/[.$F$1])" office:value-type="float" office:value="0.0019133511794566" calcext:value-type="float">
            <text:p>0,0019133512</text:p>
          </table:table-cell>
          <table:table-cell table:formula="of:=([.$S$11]/([.E91]+[.$T$11])^[.$U$11])" office:value-type="float" office:value="0.00200960196125831" calcext:value-type="float">
            <text:p>0,00200960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C91]-[.D91])^2" office:value-type="float" office:value="0.00000000926421299744009" calcext:value-type="float">
            <text:p>9,2642129974400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irst</text:p>
          </table:table-cell>
          <table:table-cell office:value-type="float" office:value="3440" calcext:value-type="float">
            <text:p>3440</text:p>
          </table:table-cell>
          <table:table-cell table:formula="of:=([.B92]/[.$F$1])" office:value-type="float" office:value="0.00190614771425738" calcext:value-type="float">
            <text:p>0,0019061477</text:p>
          </table:table-cell>
          <table:table-cell table:formula="of:=([.$S$11]/([.E92]+[.$T$11])^[.$U$11])" office:value-type="float" office:value="0.0019913963163909" calcext:value-type="float">
            <text:p>0,0019913963</text:p>
          </table:table-cell>
          <table:table-cell office:value-type="float" office:value="91" calcext:value-type="float">
            <text:p>91</text:p>
          </table:table-cell>
          <table:table-cell/>
          <table:table-cell table:formula="of:=([.C92]-[.D92])^2" office:value-type="float" office:value="0.00000000726732416572062" calcext:value-type="float">
            <text:p>7,2673241657206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own</text:p>
          </table:table-cell>
          <table:table-cell office:value-type="float" office:value="3401" calcext:value-type="float">
            <text:p>3401</text:p>
          </table:table-cell>
          <table:table-cell table:formula="of:=([.B93]/[.$F$1])" office:value-type="float" office:value="0.00188453731865969" calcext:value-type="float">
            <text:p>0,0018845373</text:p>
          </table:table-cell>
          <table:table-cell table:formula="of:=([.$S$11]/([.E93]+[.$T$11])^[.$U$11])" office:value-type="float" office:value="0.00197354366457509" calcext:value-type="float">
            <text:p>0,0019735437</text:p>
          </table:table-cell>
          <table:table-cell office:value-type="float" office:value="92" calcext:value-type="float">
            <text:p>92</text:p>
          </table:table-cell>
          <table:table-cell/>
          <table:table-cell table:formula="of:=([.C93]-[.D93])^2" office:value-type="float" office:value="0.00000000792212961321096" calcext:value-type="float">
            <text:p>7,9221296132109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st</text:p>
          </table:table-cell>
          <table:table-cell office:value-type="float" office:value="3329" calcext:value-type="float">
            <text:p>3329</text:p>
          </table:table-cell>
          <table:table-cell table:formula="of:=([.B94]/[.$F$1])" office:value-type="float" office:value="0.00184464120371012" calcext:value-type="float">
            <text:p>0,0018446412</text:p>
          </table:table-cell>
          <table:table-cell table:formula="of:=([.$S$11]/([.E94]+[.$T$11])^[.$U$11])" office:value-type="float" office:value="0.00195603359040758" calcext:value-type="float">
            <text:p>0,0019560336</text:p>
          </table:table-cell>
          <table:table-cell office:value-type="float" office:value="93" calcext:value-type="float">
            <text:p>93</text:p>
          </table:table-cell>
          <table:table-cell/>
          <table:table-cell table:formula="of:=([.C94]-[.D94])^2" office:value-type="float" office:value="0.0000000124082638141576" calcext:value-type="float">
            <text:p>1,2408263814157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ver</text:p>
          </table:table-cell>
          <table:table-cell office:value-type="float" office:value="3325" calcext:value-type="float">
            <text:p>3325</text:p>
          </table:table-cell>
          <table:table-cell table:formula="of:=([.B95]/[.$F$1])" office:value-type="float" office:value="0.00184242475287959" calcext:value-type="float">
            <text:p>0,0018424248</text:p>
          </table:table-cell>
          <table:table-cell table:formula="of:=([.$S$11]/([.E95]+[.$T$11])^[.$U$11])" office:value-type="float" office:value="0.00193885608902019" calcext:value-type="float">
            <text:p>0,0019388561</text:p>
          </table:table-cell>
          <table:table-cell office:value-type="float" office:value="94" calcext:value-type="float">
            <text:p>94</text:p>
          </table:table-cell>
          <table:table-cell/>
          <table:table-cell table:formula="of:=([.C95]-[.D95])^2" office:value-type="float" office:value="0.00000000929900258986178" calcext:value-type="float">
            <text:p>9,2990025898617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us</text:p>
          </table:table-cell>
          <table:table-cell office:value-type="float" office:value="3230" calcext:value-type="float">
            <text:p>3230</text:p>
          </table:table-cell>
          <table:table-cell table:formula="of:=([.B96]/[.$F$1])" office:value-type="float" office:value="0.00178978404565445" calcext:value-type="float">
            <text:p>0,001789784</text:p>
          </table:table-cell>
          <table:table-cell table:formula="of:=([.$S$11]/([.E96]+[.$T$11])^[.$U$11])" office:value-type="float" office:value="0.00192200154591182" calcext:value-type="float">
            <text:p>0,001922001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([.C96]-[.D96])^2" office:value-type="float" office:value="0.0000000174814673743059" calcext:value-type="float">
            <text:p>1,7481467374305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ame</text:p>
          </table:table-cell>
          <table:table-cell office:value-type="float" office:value="3168" calcext:value-type="float">
            <text:p>3168</text:p>
          </table:table-cell>
          <table:table-cell table:formula="of:=([.B97]/[.$F$1])" office:value-type="float" office:value="0.00175542905778121" calcext:value-type="float">
            <text:p>0,0017554291</text:p>
          </table:table-cell>
          <table:table-cell table:formula="of:=([.$S$11]/([.E97]+[.$T$11])^[.$U$11])" office:value-type="float" office:value="0.00190546071796325" calcext:value-type="float">
            <text:p>0,0019054607</text:p>
          </table:table-cell>
          <table:table-cell office:value-type="float" office:value="96" calcext:value-type="float">
            <text:p>96</text:p>
          </table:table-cell>
          <table:table-cell/>
          <table:table-cell table:formula="of:=([.C97]-[.D97])^2" office:value-type="float" office:value="0.0000000225094990569781" calcext:value-type="float">
            <text:p>2,2509499056978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know</text:p>
          </table:table-cell>
          <table:table-cell office:value-type="float" office:value="3166" calcext:value-type="float">
            <text:p>3166</text:p>
          </table:table-cell>
          <table:table-cell table:formula="of:=([.B98]/[.$F$1])" office:value-type="float" office:value="0.00175432083236594" calcext:value-type="float">
            <text:p>0,0017543208</text:p>
          </table:table-cell>
          <table:table-cell table:formula="of:=([.$S$11]/([.E98]+[.$T$11])^[.$U$11])" office:value-type="float" office:value="0.00188922471555414" calcext:value-type="float">
            <text:p>0,0018892247</text:p>
          </table:table-cell>
          <table:table-cell office:value-type="float" office:value="97" calcext:value-type="float">
            <text:p>97</text:p>
          </table:table-cell>
          <table:table-cell/>
          <table:table-cell table:formula="of:=([.C98]-[.D98])^2" office:value-type="float" office:value="0.0000000181990576992538" calcext:value-type="float">
            <text:p>1,8199057699253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uch</text:p>
          </table:table-cell>
          <table:table-cell office:value-type="float" office:value="3144" calcext:value-type="float">
            <text:p>3144</text:p>
          </table:table-cell>
          <table:table-cell table:formula="of:=([.B99]/[.$F$1])" office:value-type="float" office:value="0.00174213035279802" calcext:value-type="float">
            <text:p>0,0017421304</text:p>
          </table:table-cell>
          <table:table-cell table:formula="of:=([.$S$11]/([.E99]+[.$T$11])^[.$U$11])" office:value-type="float" office:value="0.00187328498570818" calcext:value-type="float">
            <text:p>0,001873285</text:p>
          </table:table-cell>
          <table:table-cell office:value-type="float" office:value="98" calcext:value-type="float">
            <text:p>98</text:p>
          </table:table-cell>
          <table:table-cell/>
          <table:table-cell table:formula="of:=([.C99]-[.D99])^2" office:value-type="float" office:value="0.0000000172015377337981" calcext:value-type="float">
            <text:p>1,7201537733798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ood</text:p>
          </table:table-cell>
          <table:table-cell office:value-type="float" office:value="3129" calcext:value-type="float">
            <text:p>3129</text:p>
          </table:table-cell>
          <table:table-cell table:formula="of:=([.B100]/[.$F$1])" office:value-type="float" office:value="0.00173381866218353" calcext:value-type="float">
            <text:p>0,0017338187</text:p>
          </table:table-cell>
          <table:table-cell table:formula="of:=([.$S$11]/([.E100]+[.$T$11])^[.$U$11])" office:value-type="float" office:value="0.0018576332961978" calcext:value-type="float">
            <text:p>0,0018576333</text:p>
          </table:table-cell>
          <table:table-cell office:value-type="float" office:value="99" calcext:value-type="float">
            <text:p>99</text:p>
          </table:table-cell>
          <table:table-cell/>
          <table:table-cell table:formula="of:=([.C100]-[.D100])^2" office:value-type="float" office:value="0.0000000153300635960882" calcext:value-type="float">
            <text:p>1,5330063596088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here</text:p>
          </table:table-cell>
          <table:table-cell office:value-type="float" office:value="3095" calcext:value-type="float">
            <text:p>3095</text:p>
          </table:table-cell>
          <table:table-cell table:formula="of:=([.B101]/[.$F$1])" office:value-type="float" office:value="0.00171497883012401" calcext:value-type="float">
            <text:p>0,0017149788</text:p>
          </table:table-cell>
          <table:table-cell table:formula="of:=([.$S$11]/([.E101]+[.$T$11])^[.$U$11])" office:value-type="float" office:value="0.00184226172054515" calcext:value-type="float">
            <text:p>0,001842261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101]-[.D101])^2" office:value-type="float" office:value="0.0000000162009341939623" calcext:value-type="float">
            <text:p>1,6200934193962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ing</text:p>
          </table:table-cell>
          <table:table-cell office:value-type="float" office:value="3063" calcext:value-type="float">
            <text:p>3063</text:p>
          </table:table-cell>
          <table:table-cell table:formula="of:=([.B102]/[.$F$1])" office:value-type="float" office:value="0.00169724722347975" calcext:value-type="float">
            <text:p>0,0016972472</text:p>
          </table:table-cell>
          <table:table-cell table:formula="of:=([.$S$11]/([.E102]+[.$T$11])^[.$U$11])" office:value-type="float" office:value="0.00182716262386075" calcext:value-type="float">
            <text:p>0,0018271626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([.C102]-[.D102])^2" office:value-type="float" office:value="0.0000000168780112561545" calcext:value-type="float">
            <text:p>1,6878011256154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ever</text:p>
          </table:table-cell>
          <table:table-cell office:value-type="float" office:value="3046" calcext:value-type="float">
            <text:p>3046</text:p>
          </table:table-cell>
          <table:table-cell table:formula="of:=([.B103]/[.$F$1])" office:value-type="float" office:value="0.00168782730744999" calcext:value-type="float">
            <text:p>0,0016878273</text:p>
          </table:table-cell>
          <table:table-cell table:formula="of:=([.$S$11]/([.E103]+[.$T$11])^[.$U$11])" office:value-type="float" office:value="0.00181232864946545" calcext:value-type="float">
            <text:p>0,001812328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([.C103]-[.D103])^2" office:value-type="float" office:value="0.0000000155005841636503" calcext:value-type="float">
            <text:p>1,5500584163650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me</text:p>
          </table:table-cell>
          <table:table-cell office:value-type="float" office:value="2927" calcext:value-type="float">
            <text:p>2927</text:p>
          </table:table-cell>
          <table:table-cell table:formula="of:=([.B104]/[.$F$1])" office:value-type="float" office:value="0.00162188789524167" calcext:value-type="float">
            <text:p>0,0016218879</text:p>
          </table:table-cell>
          <table:table-cell table:formula="of:=([.$S$11]/([.E104]+[.$T$11])^[.$U$11])" office:value-type="float" office:value="0.00179775270624569" calcext:value-type="float">
            <text:p>0,0017977527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([.C104]-[.D104])^2" office:value-type="float" office:value="0.0000000309284317494814" calcext:value-type="float">
            <text:p>3,0928431749481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ere</text:p>
          </table:table-cell>
          <table:table-cell office:value-type="float" office:value="2922" calcext:value-type="float">
            <text:p>2922</text:p>
          </table:table-cell>
          <table:table-cell table:formula="of:=([.B105]/[.$F$1])" office:value-type="float" office:value="0.0016191173317035" calcext:value-type="float">
            <text:p>0,0016191173</text:p>
          </table:table-cell>
          <table:table-cell table:formula="of:=([.$S$11]/([.E105]+[.$T$11])^[.$U$11])" office:value-type="float" office:value="0.00178342795669519" calcext:value-type="float">
            <text:p>0,001783428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([.C105]-[.D105])^2" office:value-type="float" office:value="0.0000000269979814851596" calcext:value-type="float">
            <text:p>0,00000002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ay</text:p>
          </table:table-cell>
          <table:table-cell office:value-type="float" office:value="2885" calcext:value-type="float">
            <text:p>2885</text:p>
          </table:table-cell>
          <table:table-cell table:formula="of:=([.B106]/[.$F$1])" office:value-type="float" office:value="0.00159861516152108" calcext:value-type="float">
            <text:p>0,0015986152</text:p>
          </table:table-cell>
          <table:table-cell table:formula="of:=([.$S$11]/([.E106]+[.$T$11])^[.$U$11])" office:value-type="float" office:value="0.00176934780559998" calcext:value-type="float">
            <text:p>0,001769347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([.C106]-[.D106])^2" office:value-type="float" office:value="0.0000000291496357541724" calcext:value-type="float">
            <text:p>2,9149635754172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ack</text:p>
          </table:table-cell>
          <table:table-cell office:value-type="float" office:value="2864" calcext:value-type="float">
            <text:p>2864</text:p>
          </table:table-cell>
          <table:table-cell table:formula="of:=([.B107]/[.$F$1])" office:value-type="float" office:value="0.00158697879466079" calcext:value-type="float">
            <text:p>0,0015869788</text:p>
          </table:table-cell>
          <table:table-cell table:formula="of:=([.$S$11]/([.E107]+[.$T$11])^[.$U$11])" office:value-type="float" office:value="0.00175550588932663" calcext:value-type="float">
            <text:p>0,0017555059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([.C107]-[.D107])^2" office:value-type="float" office:value="0.000000028401381636509" calcext:value-type="float">
            <text:p>2,840138163650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wn</text:p>
          </table:table-cell>
          <table:table-cell office:value-type="float" office:value="2845" calcext:value-type="float">
            <text:p>2845</text:p>
          </table:table-cell>
          <table:table-cell table:formula="of:=([.B108]/[.$F$1])" office:value-type="float" office:value="0.00157645065321577" calcext:value-type="float">
            <text:p>0,0015764507</text:p>
          </table:table-cell>
          <table:table-cell table:formula="of:=([.$S$11]/([.E108]+[.$T$11])^[.$U$11])" office:value-type="float" office:value="0.0017418960656763" calcext:value-type="float">
            <text:p>0,0017418961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([.C108]-[.D108])^2" office:value-type="float" office:value="0.0000000273721845042366" calcext:value-type="float">
            <text:p>2,7372184504236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ay</text:p>
          </table:table-cell>
          <table:table-cell office:value-type="float" office:value="2823" calcext:value-type="float">
            <text:p>2823</text:p>
          </table:table-cell>
          <table:table-cell table:formula="of:=([.B109]/[.$F$1])" office:value-type="float" office:value="0.00156426017364784" calcext:value-type="float">
            <text:p>0,0015642602</text:p>
          </table:table-cell>
          <table:table-cell table:formula="of:=([.$S$11]/([.E109]+[.$T$11])^[.$U$11])" office:value-type="float" office:value="0.00172851240427001" calcext:value-type="float">
            <text:p>0,0017285124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([.C109]-[.D109])^2" office:value-type="float" office:value="0.00000002697879526436" calcext:value-type="float">
            <text:p>0,00000002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en</text:p>
          </table:table-cell>
          <table:table-cell office:value-type="float" office:value="2800" calcext:value-type="float">
            <text:p>2800</text:p>
          </table:table-cell>
          <table:table-cell table:formula="of:=([.B110]/[.$F$1])" office:value-type="float" office:value="0.00155151558137228" calcext:value-type="float">
            <text:p>0,0015515156</text:p>
          </table:table-cell>
          <table:table-cell table:formula="of:=([.$S$11]/([.E110]+[.$T$11])^[.$U$11])" office:value-type="float" office:value="0.00171534917743283" calcext:value-type="float">
            <text:p>0,0017153492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([.C110]-[.D110])^2" office:value-type="float" office:value="0.0000000268414471981306" calcext:value-type="float">
            <text:p>2,6841447198130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ny</text:p>
          </table:table-cell>
          <table:table-cell office:value-type="float" office:value="2797" calcext:value-type="float">
            <text:p>2797</text:p>
          </table:table-cell>
          <table:table-cell table:formula="of:=([.B111]/[.$F$1])" office:value-type="float" office:value="0.00154985324324938" calcext:value-type="float">
            <text:p>0,0015498532</text:p>
          </table:table-cell>
          <table:table-cell table:formula="of:=([.$S$11]/([.E111]+[.$T$11])^[.$U$11])" office:value-type="float" office:value="0.00170240085154688" calcext:value-type="float">
            <text:p>0,0017024009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([.C111]-[.D111])^2" office:value-type="float" office:value="0.0000000232707727972879" calcext:value-type="float">
            <text:p>2,3270772797287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oject</text:p>
          </table:table-cell>
          <table:table-cell office:value-type="float" office:value="2793" calcext:value-type="float">
            <text:p>2793</text:p>
          </table:table-cell>
          <table:table-cell table:formula="of:=([.B112]/[.$F$1])" office:value-type="float" office:value="0.00154763679241885" calcext:value-type="float">
            <text:p>0,0015476368</text:p>
          </table:table-cell>
          <table:table-cell table:formula="of:=([.$S$11]/([.E112]+[.$T$11])^[.$U$11])" office:value-type="float" office:value="0.00168966207884534" calcext:value-type="float">
            <text:p>0,0016896621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([.C112]-[.D112])^2" office:value-type="float" office:value="0.0000000201711819845273" calcext:value-type="float">
            <text:p>2,0171181984527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ork</text:p>
          </table:table-cell>
          <table:table-cell office:value-type="float" office:value="2786" calcext:value-type="float">
            <text:p>2786</text:p>
          </table:table-cell>
          <table:table-cell table:formula="of:=([.B113]/[.$F$1])" office:value-type="float" office:value="0.00154375800346542" calcext:value-type="float">
            <text:p>0,001543758</text:p>
          </table:table-cell>
          <table:table-cell table:formula="of:=([.$S$11]/([.E113]+[.$T$11])^[.$U$11])" office:value-type="float" office:value="0.00167712768962114" calcext:value-type="float">
            <text:p>0,0016771277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([.C113]-[.D113])^2" office:value-type="float" office:value="0.000000017787473185274" calcext:value-type="float">
            <text:p>1,778747318527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ame</text:p>
          </table:table-cell>
          <table:table-cell office:value-type="float" office:value="2773" calcext:value-type="float">
            <text:p>2773</text:p>
          </table:table-cell>
          <table:table-cell table:formula="of:=([.B114]/[.$F$1])" office:value-type="float" office:value="0.00153655453826619" calcext:value-type="float">
            <text:p>0,0015365545</text:p>
          </table:table-cell>
          <table:table-cell table:formula="of:=([.$S$11]/([.E114]+[.$T$11])^[.$U$11])" office:value-type="float" office:value="0.00166479268482616" calcext:value-type="float">
            <text:p>0,0016647927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([.C114]-[.D114])^2" office:value-type="float" office:value="0.0000000164450222331357" calcext:value-type="float">
            <text:p>1,6445022233135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ong</text:p>
          </table:table-cell>
          <table:table-cell office:value-type="float" office:value="2769" calcext:value-type="float">
            <text:p>2769</text:p>
          </table:table-cell>
          <table:table-cell table:formula="of:=([.B115]/[.$F$1])" office:value-type="float" office:value="0.00153433808743566" calcext:value-type="float">
            <text:p>0,0015343381</text:p>
          </table:table-cell>
          <table:table-cell table:formula="of:=([.$S$11]/([.E115]+[.$T$11])^[.$U$11])" office:value-type="float" office:value="0.00165265222903824" calcext:value-type="float">
            <text:p>0,0016526522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([.C115]-[.D115])^2" office:value-type="float" office:value="0.000000013998236103156" calcext:value-type="float">
            <text:p>0,00000001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ay</text:p>
          </table:table-cell>
          <table:table-cell office:value-type="float" office:value="2719" calcext:value-type="float">
            <text:p>2719</text:p>
          </table:table-cell>
          <table:table-cell table:formula="of:=([.B116]/[.$F$1])" office:value-type="float" office:value="0.00150663245205401" calcext:value-type="float">
            <text:p>0,0015066325</text:p>
          </table:table-cell>
          <table:table-cell table:formula="of:=([.$S$11]/([.E116]+[.$T$11])^[.$U$11])" office:value-type="float" office:value="0.00164070164377464" calcext:value-type="float">
            <text:p>0,0016407016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([.C116]-[.D116])^2" office:value-type="float" office:value="0.0000000179745481686214" calcext:value-type="float">
            <text:p>0,000000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ithout</text:p>
          </table:table-cell>
          <table:table-cell office:value-type="float" office:value="2691" calcext:value-type="float">
            <text:p>2691</text:p>
          </table:table-cell>
          <table:table-cell table:formula="of:=([.B117]/[.$F$1])" office:value-type="float" office:value="0.00149111729624029" calcext:value-type="float">
            <text:p>0,0014911173</text:p>
          </table:table-cell>
          <table:table-cell table:formula="of:=([.$S$11]/([.E117]+[.$T$11])^[.$U$11])" office:value-type="float" office:value="0.00162893640113223" calcext:value-type="float">
            <text:p>0,0016289364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([.C117]-[.D117])^2" office:value-type="float" office:value="0.0000000189941056732146" calcext:value-type="float">
            <text:p>0,00000001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utenberg</text:p>
          </table:table-cell>
          <table:table-cell office:value-type="float" office:value="2684" calcext:value-type="float">
            <text:p>2684</text:p>
          </table:table-cell>
          <table:table-cell table:formula="of:=([.B118]/[.$F$1])" office:value-type="float" office:value="0.00148723850728686" calcext:value-type="float">
            <text:p>0,0014872385</text:p>
          </table:table-cell>
          <table:table-cell table:formula="of:=([.$S$11]/([.E118]+[.$T$11])^[.$U$11])" office:value-type="float" office:value="0.00161735211773593" calcext:value-type="float">
            <text:p>0,0016173521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([.C118]-[.D118])^2" office:value-type="float" office:value="0.0000000169295516240931" calcext:value-type="float">
            <text:p>1,6929551624093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gain</text:p>
          </table:table-cell>
          <table:table-cell office:value-type="float" office:value="2611" calcext:value-type="float">
            <text:p>2611</text:p>
          </table:table-cell>
          <table:table-cell table:formula="of:=([.B119]/[.$F$1])" office:value-type="float" office:value="0.00144678827962965" calcext:value-type="float">
            <text:p>0,0014467883</text:p>
          </table:table-cell>
          <table:table-cell table:formula="of:=([.$S$11]/([.E119]+[.$T$11])^[.$U$11])" office:value-type="float" office:value="0.00160594454897794" calcext:value-type="float">
            <text:p>0,0016059445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([.C119]-[.D119])^2" office:value-type="float" office:value="0.0000000253307180728654" calcext:value-type="float">
            <text:p>2,5330718072865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ife</text:p>
          </table:table-cell>
          <table:table-cell office:value-type="float" office:value="2584" calcext:value-type="float">
            <text:p>2584</text:p>
          </table:table-cell>
          <table:table-cell table:formula="of:=([.B120]/[.$F$1])" office:value-type="float" office:value="0.00143182723652356" calcext:value-type="float">
            <text:p>0,0014318272</text:p>
          </table:table-cell>
          <table:table-cell table:formula="of:=([.$S$11]/([.E120]+[.$T$11])^[.$U$11])" office:value-type="float" office:value="0.00159470958353157" calcext:value-type="float">
            <text:p>0,0015947096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([.C120]-[.D120])^2" office:value-type="float" office:value="0.0000000265306589668381" calcext:value-type="float">
            <text:p>2,6530658966838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under</text:p>
          </table:table-cell>
          <table:table-cell office:value-type="float" office:value="2552" calcext:value-type="float">
            <text:p>2552</text:p>
          </table:table-cell>
          <table:table-cell table:formula="of:=([.B121]/[.$F$1])" office:value-type="float" office:value="0.00141409562987931" calcext:value-type="float">
            <text:p>0,0014140956</text:p>
          </table:table-cell>
          <table:table-cell table:formula="of:=([.$S$11]/([.E121]+[.$T$11])^[.$U$11])" office:value-type="float" office:value="0.00158364323812453" calcext:value-type="float">
            <text:p>0,0015836432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([.C121]-[.D121])^2" office:value-type="float" office:value="0.0000000287463914616749" calcext:value-type="float">
            <text:p>2,8746391461674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ight</text:p>
          </table:table-cell>
          <table:table-cell office:value-type="float" office:value="2548" calcext:value-type="float">
            <text:p>2548</text:p>
          </table:table-cell>
          <table:table-cell table:formula="of:=([.B122]/[.$F$1])" office:value-type="float" office:value="0.00141187917904878" calcext:value-type="float">
            <text:p>0,0014118792</text:p>
          </table:table-cell>
          <table:table-cell table:formula="of:=([.$S$11]/([.E122]+[.$T$11])^[.$U$11])" office:value-type="float" office:value="0.00157274165255734" calcext:value-type="float">
            <text:p>0,0015727417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([.C122]-[.D122])^2" office:value-type="float" office:value="0.0000000258767353832919" calcext:value-type="float">
            <text:p>2,5876735383291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rough</text:p>
          </table:table-cell>
          <table:table-cell office:value-type="float" office:value="2521" calcext:value-type="float">
            <text:p>2521</text:p>
          </table:table-cell>
          <table:table-cell table:formula="of:=([.B123]/[.$F$1])" office:value-type="float" office:value="0.00139691813594269" calcext:value-type="float">
            <text:p>0,0013969181</text:p>
          </table:table-cell>
          <table:table-cell table:formula="of:=([.$S$11]/([.E123]+[.$T$11])^[.$U$11])" office:value-type="float" office:value="0.00156200108495359" calcext:value-type="float">
            <text:p>0,0015620011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([.C123]-[.D123])^2" office:value-type="float" office:value="0.0000000272523800541365" calcext:value-type="float">
            <text:p>2,7252380054136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ven</text:p>
          </table:table-cell>
          <table:table-cell office:value-type="float" office:value="2493" calcext:value-type="float">
            <text:p>2493</text:p>
          </table:table-cell>
          <table:table-cell table:formula="of:=([.B124]/[.$F$1])" office:value-type="float" office:value="0.00138140298012896" calcext:value-type="float">
            <text:p>0,001381403</text:p>
          </table:table-cell>
          <table:table-cell table:formula="of:=([.$S$11]/([.E124]+[.$T$11])^[.$U$11])" office:value-type="float" office:value="0.00155141790722949" calcext:value-type="float">
            <text:p>0,0015514179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([.C124]-[.D124])^2" office:value-type="float" office:value="0.000000028905075436996" calcext:value-type="float">
            <text:p>2,890507543699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imself</text:p>
          </table:table-cell>
          <table:table-cell office:value-type="float" office:value="2465" calcext:value-type="float">
            <text:p>2465</text:p>
          </table:table-cell>
          <table:table-cell table:formula="of:=([.B125]/[.$F$1])" office:value-type="float" office:value="0.00136588782431524" calcext:value-type="float">
            <text:p>0,0013658878</text:p>
          </table:table-cell>
          <table:table-cell table:formula="of:=([.$S$11]/([.E125]+[.$T$11])^[.$U$11])" office:value-type="float" office:value="0.00154098860077087" calcext:value-type="float">
            <text:p>0,0015409886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([.C125]-[.D125])^2" office:value-type="float" office:value="0.0000000306602819153654" calcext:value-type="float">
            <text:p>3,0660281915365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o</text:p>
          </table:table-cell>
          <table:table-cell office:value-type="float" office:value="2425" calcext:value-type="float">
            <text:p>2425</text:p>
          </table:table-cell>
          <table:table-cell table:formula="of:=([.B126]/[.$F$1])" office:value-type="float" office:value="0.00134372331600992" calcext:value-type="float">
            <text:p>0,0013437233</text:p>
          </table:table-cell>
          <table:table-cell table:formula="of:=([.$S$11]/([.E126]+[.$T$11])^[.$U$11])" office:value-type="float" office:value="0.00153070975230679" calcext:value-type="float">
            <text:p>0,0015307098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([.C126]-[.D126])^2" office:value-type="float" office:value="0.0000000349639273590026" calcext:value-type="float">
            <text:p>0,00000003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ound</text:p>
          </table:table-cell>
          <table:table-cell office:value-type="float" office:value="2420" calcext:value-type="float">
            <text:p>2420</text:p>
          </table:table-cell>
          <table:table-cell table:formula="of:=([.B127]/[.$F$1])" office:value-type="float" office:value="0.00134095275247176" calcext:value-type="float">
            <text:p>0,0013409528</text:p>
          </table:table-cell>
          <table:table-cell table:formula="of:=([.$S$11]/([.E127]+[.$T$11])^[.$U$11])" office:value-type="float" office:value="0.00152057804996912" calcext:value-type="float">
            <text:p>0,001520578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([.C127]-[.D127])^2" office:value-type="float" office:value="0.0000000322652475010144" calcext:value-type="float">
            <text:p>3,2265247501014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ose</text:p>
          </table:table-cell>
          <table:table-cell office:value-type="float" office:value="2391" calcext:value-type="float">
            <text:p>2391</text:p>
          </table:table-cell>
          <table:table-cell table:formula="of:=([.B128]/[.$F$1])" office:value-type="float" office:value="0.0013248834839504" calcext:value-type="float">
            <text:p>0,0013248835</text:p>
          </table:table-cell>
          <table:table-cell table:formula="of:=([.$S$11]/([.E128]+[.$T$11])^[.$U$11])" office:value-type="float" office:value="0.00151059027952857" calcext:value-type="float">
            <text:p>0,0015105903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([.C128]-[.D128])^2" office:value-type="float" office:value="0.0000000344870139239122" calcext:value-type="float">
            <text:p>3,4487013923912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ir</text:p>
          </table:table-cell>
          <table:table-cell office:value-type="float" office:value="2387" calcext:value-type="float">
            <text:p>2387</text:p>
          </table:table-cell>
          <table:table-cell table:formula="of:=([.B129]/[.$F$1])" office:value-type="float" office:value="0.00132266703311987" calcext:value-type="float">
            <text:p>0,001322667</text:p>
          </table:table-cell>
          <table:table-cell table:formula="of:=([.$S$11]/([.E129]+[.$T$11])^[.$U$11])" office:value-type="float" office:value="0.00150074332079792" calcext:value-type="float">
            <text:p>0,0015007433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([.C129]-[.D129])^2" office:value-type="float" office:value="0.0000000317111642331951" calcext:value-type="float">
            <text:p>3,1711164233195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ke</text:p>
          </table:table-cell>
          <table:table-cell office:value-type="float" office:value="2383" calcext:value-type="float">
            <text:p>2383</text:p>
          </table:table-cell>
          <table:table-cell table:formula="of:=([.B130]/[.$F$1])" office:value-type="float" office:value="0.00132045058228934" calcext:value-type="float">
            <text:p>0,0013204506</text:p>
          </table:table-cell>
          <table:table-cell table:formula="of:=([.$S$11]/([.E130]+[.$T$11])^[.$U$11])" office:value-type="float" office:value="0.00149103414419371" calcext:value-type="float">
            <text:p>0,0014910341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([.C130]-[.D130])^2" office:value-type="float" office:value="0.0000000290987515919818" calcext:value-type="float">
            <text:p>2,9098751591981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ew</text:p>
          </table:table-cell>
          <table:table-cell office:value-type="float" office:value="2373" calcext:value-type="float">
            <text:p>2373</text:p>
          </table:table-cell>
          <table:table-cell table:formula="of:=([.B131]/[.$F$1])" office:value-type="float" office:value="0.00131490945521301" calcext:value-type="float">
            <text:p>0,0013149095</text:p>
          </table:table-cell>
          <table:table-cell table:formula="of:=([.$S$11]/([.E131]+[.$T$11])^[.$U$11])" office:value-type="float" office:value="0.00148145980744847" calcext:value-type="float">
            <text:p>0,0014814598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([.C131]-[.D131])^2" office:value-type="float" office:value="0.0000000277390198297572" calcext:value-type="float">
            <text:p>2,7739019829757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very</text:p>
          </table:table-cell>
          <table:table-cell office:value-type="float" office:value="2360" calcext:value-type="float">
            <text:p>2360</text:p>
          </table:table-cell>
          <table:table-cell table:formula="of:=([.B132]/[.$F$1])" office:value-type="float" office:value="0.00130770599001378" calcext:value-type="float">
            <text:p>0,001307706</text:p>
          </table:table-cell>
          <table:table-cell table:formula="of:=([.$S$11]/([.E132]+[.$T$11])^[.$U$11])" office:value-type="float" office:value="0.00147201745246571" calcext:value-type="float">
            <text:p>0,0014720175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([.C132]-[.D132])^2" office:value-type="float" office:value="0.0000000269982566930933" calcext:value-type="float">
            <text:p>0,00000002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ach</text:p>
          </table:table-cell>
          <table:table-cell office:value-type="float" office:value="2217" calcext:value-type="float">
            <text:p>2217</text:p>
          </table:table-cell>
          <table:table-cell table:formula="of:=([.B133]/[.$F$1])" office:value-type="float" office:value="0.00122846787282227" calcext:value-type="float">
            <text:p>0,0012284679</text:p>
          </table:table-cell>
          <table:table-cell table:formula="of:=([.$S$11]/([.E133]+[.$T$11])^[.$U$11])" office:value-type="float" office:value="0.00146270430231046" calcext:value-type="float">
            <text:p>0,0014627043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([.C133]-[.D133])^2" office:value-type="float" office:value="0.0000000548667048993774" calcext:value-type="float">
            <text:p>5,4866704899377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ill</text:p>
          </table:table-cell>
          <table:table-cell office:value-type="float" office:value="2179" calcext:value-type="float">
            <text:p>2179</text:p>
          </table:table-cell>
          <table:table-cell table:formula="of:=([.B134]/[.$F$1])" office:value-type="float" office:value="0.00120741158993222" calcext:value-type="float">
            <text:p>0,0012074116</text:p>
          </table:table-cell>
          <table:table-cell table:formula="of:=([.$S$11]/([.E134]+[.$T$11])^[.$U$11])" office:value-type="float" office:value="0.00145351765832863" calcext:value-type="float">
            <text:p>0,0014535177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([.C134]-[.D134])^2" office:value-type="float" office:value="0.0000000605681969015408" calcext:value-type="float">
            <text:p>6,0568196901540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ickwick</text:p>
          </table:table-cell>
          <table:table-cell office:value-type="float" office:value="2171" calcext:value-type="float">
            <text:p>2171</text:p>
          </table:table-cell>
          <table:table-cell table:formula="of:=([.B135]/[.$F$1])" office:value-type="float" office:value="0.00120297868827115" calcext:value-type="float">
            <text:p>0,0012029787</text:p>
          </table:table-cell>
          <table:table-cell table:formula="of:=([.$S$11]/([.E135]+[.$T$11])^[.$U$11])" office:value-type="float" office:value="0.00144445489738877" calcext:value-type="float">
            <text:p>0,0014444549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([.C135]-[.D135])^2" office:value-type="float" office:value="0.0000000583107595698148" calcext:value-type="float">
            <text:p>5,8310759569814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and</text:p>
          </table:table-cell>
          <table:table-cell office:value-type="float" office:value="2163" calcext:value-type="float">
            <text:p>2163</text:p>
          </table:table-cell>
          <table:table-cell table:formula="of:=([.B136]/[.$F$1])" office:value-type="float" office:value="0.00119854578661009" calcext:value-type="float">
            <text:p>0,0011985458</text:p>
          </table:table-cell>
          <table:table-cell table:formula="of:=([.$S$11]/([.E136]+[.$T$11])^[.$U$11])" office:value-type="float" office:value="0.00143551346924013" calcext:value-type="float">
            <text:p>0,0014355135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([.C136]-[.D136])^2" office:value-type="float" office:value="0.0000000561536826110544" calcext:value-type="float">
            <text:p>5,6153682611054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ight</text:p>
          </table:table-cell>
          <table:table-cell office:value-type="float" office:value="2163" calcext:value-type="float">
            <text:p>2163</text:p>
          </table:table-cell>
          <table:table-cell table:formula="of:=([.B137]/[.$F$1])" office:value-type="float" office:value="0.00119854578661009" calcext:value-type="float">
            <text:p>0,0011985458</text:p>
          </table:table-cell>
          <table:table-cell table:formula="of:=([.$S$11]/([.E137]+[.$T$11])^[.$U$11])" office:value-type="float" office:value="0.00142669089398143" calcext:value-type="float">
            <text:p>0,0014266909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([.C137]-[.D137])^2" office:value-type="float" office:value="0.0000000520501900174798" calcext:value-type="float">
            <text:p>5,2050190017479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rs</text:p>
          </table:table-cell>
          <table:table-cell office:value-type="float" office:value="2143" calcext:value-type="float">
            <text:p>2143</text:p>
          </table:table-cell>
          <table:table-cell table:formula="of:=([.B138]/[.$F$1])" office:value-type="float" office:value="0.00118746353245743" calcext:value-type="float">
            <text:p>0,0011874635</text:p>
          </table:table-cell>
          <table:table-cell table:formula="of:=([.$S$11]/([.E138]+[.$T$11])^[.$U$11])" office:value-type="float" office:value="0.00141798475963476" calcext:value-type="float">
            <text:p>0,0014179848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([.C138]-[.D138])^2" office:value-type="float" office:value="0.0000000531400361793412" calcext:value-type="float">
            <text:p>5,3140036179341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hile</text:p>
          </table:table-cell>
          <table:table-cell office:value-type="float" office:value="2142" calcext:value-type="float">
            <text:p>2142</text:p>
          </table:table-cell>
          <table:table-cell table:formula="of:=([.B139]/[.$F$1])" office:value-type="float" office:value="0.0011869094197498" calcext:value-type="float">
            <text:p>0,0011869094</text:p>
          </table:table-cell>
          <table:table-cell table:formula="of:=([.$S$11]/([.E139]+[.$T$11])^[.$U$11])" office:value-type="float" office:value="0.00140939271981979" calcext:value-type="float">
            <text:p>0,0014093927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([.C139]-[.D139])^2" office:value-type="float" office:value="0.0000000494988188100358" calcext:value-type="float">
            <text:p>4,9498818810035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nother</text:p>
          </table:table-cell>
          <table:table-cell office:value-type="float" office:value="2112" calcext:value-type="float">
            <text:p>2112</text:p>
          </table:table-cell>
          <table:table-cell table:formula="of:=([.B140]/[.$F$1])" office:value-type="float" office:value="0.00117028603852081" calcext:value-type="float">
            <text:p>0,001170286</text:p>
          </table:table-cell>
          <table:table-cell table:formula="of:=([.$S$11]/([.E140]+[.$T$11])^[.$U$11])" office:value-type="float" office:value="0.00140091249152326" calcext:value-type="float">
            <text:p>0,0014009125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([.C140]-[.D140])^2" office:value-type="float" office:value="0.0000000531885608244917" calcext:value-type="float">
            <text:p>5,3188560824491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oo</text:p>
          </table:table-cell>
          <table:table-cell office:value-type="float" office:value="2089" calcext:value-type="float">
            <text:p>2089</text:p>
          </table:table-cell>
          <table:table-cell table:formula="of:=([.B141]/[.$F$1])" office:value-type="float" office:value="0.00115754144624525" calcext:value-type="float">
            <text:p>0,0011575414</text:p>
          </table:table-cell>
          <table:table-cell table:formula="of:=([.$S$11]/([.E141]+[.$T$11])^[.$U$11])" office:value-type="float" office:value="0.00139254185295925" calcext:value-type="float">
            <text:p>0,0013925419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([.C141]-[.D141])^2" office:value-type="float" office:value="0.0000000552251911557473" calcext:value-type="float">
            <text:p>5,5225191155747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ent</text:p>
          </table:table-cell>
          <table:table-cell office:value-type="float" office:value="2071" calcext:value-type="float">
            <text:p>2071</text:p>
          </table:table-cell>
          <table:table-cell table:formula="of:=([.B142]/[.$F$1])" office:value-type="float" office:value="0.00114756741750786" calcext:value-type="float">
            <text:p>0,0011475674</text:p>
          </table:table-cell>
          <table:table-cell table:formula="of:=([.$S$11]/([.E142]+[.$T$11])^[.$U$11])" office:value-type="float" office:value="0.00138427864151608" calcext:value-type="float">
            <text:p>0,0013842786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([.C142]-[.D142])^2" office:value-type="float" office:value="0.0000000560322035714702" calcext:value-type="float">
            <text:p>0,00000005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ink</text:p>
          </table:table-cell>
          <table:table-cell office:value-type="float" office:value="2047" calcext:value-type="float">
            <text:p>2047</text:p>
          </table:table-cell>
          <table:table-cell table:formula="of:=([.B143]/[.$F$1])" office:value-type="float" office:value="0.00113426871252467" calcext:value-type="float">
            <text:p>0,0011342687</text:p>
          </table:table-cell>
          <table:table-cell table:formula="of:=([.$S$11]/([.E143]+[.$T$11])^[.$U$11])" office:value-type="float" office:value="0.00137612075178551" calcext:value-type="float">
            <text:p>0,0013761208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([.C143]-[.D143])^2" office:value-type="float" office:value="0.0000000584924088946284" calcext:value-type="float">
            <text:p>5,8492408894628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way</text:p>
          </table:table-cell>
          <table:table-cell office:value-type="float" office:value="2044" calcext:value-type="float">
            <text:p>2044</text:p>
          </table:table-cell>
          <table:table-cell table:formula="of:=([.B144]/[.$F$1])" office:value-type="float" office:value="0.00113260637440177" calcext:value-type="float">
            <text:p>0,0011326064</text:p>
          </table:table-cell>
          <table:table-cell table:formula="of:=([.$S$11]/([.E144]+[.$T$11])^[.$U$11])" office:value-type="float" office:value="0.00136806613367068" calcext:value-type="float">
            <text:p>0,0013680661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([.C144]-[.D144])^2" office:value-type="float" office:value="0.0000000554412982349749" calcext:value-type="float">
            <text:p>5,5441298234974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lace</text:p>
          </table:table-cell>
          <table:table-cell office:value-type="float" office:value="2037" calcext:value-type="float">
            <text:p>2037</text:p>
          </table:table-cell>
          <table:table-cell table:formula="of:=([.B145]/[.$F$1])" office:value-type="float" office:value="0.00112872758544834" calcext:value-type="float">
            <text:p>0,0011287276</text:p>
          </table:table-cell>
          <table:table-cell table:formula="of:=([.$S$11]/([.E145]+[.$T$11])^[.$U$11])" office:value-type="float" office:value="0.00136011279056891" calcext:value-type="float">
            <text:p>0,0013601128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([.C145]-[.D145])^2" office:value-type="float" office:value="0.0000000535391131486907" calcext:value-type="float">
            <text:p>5,3539113148690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yet</text:p>
          </table:table-cell>
          <table:table-cell office:value-type="float" office:value="2024" calcext:value-type="float">
            <text:p>2024</text:p>
          </table:table-cell>
          <table:table-cell table:formula="of:=([.B146]/[.$F$1])" office:value-type="float" office:value="0.00112152412024911" calcext:value-type="float">
            <text:p>0,0011215241</text:p>
          </table:table-cell>
          <table:table-cell table:formula="of:=([.$S$11]/([.E146]+[.$T$11])^[.$U$11])" office:value-type="float" office:value="0.00135225877762603" calcext:value-type="float">
            <text:p>0,0013522588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([.C146]-[.D146])^2" office:value-type="float" office:value="0.0000000532384821148472" calcext:value-type="float">
            <text:p>5,3238482114847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ead</text:p>
          </table:table-cell>
          <table:table-cell office:value-type="float" office:value="2023" calcext:value-type="float">
            <text:p>2023</text:p>
          </table:table-cell>
          <table:table-cell table:formula="of:=([.B147]/[.$F$1])" office:value-type="float" office:value="0.00112097000754147" calcext:value-type="float">
            <text:p>0,00112097</text:p>
          </table:table-cell>
          <table:table-cell table:formula="of:=([.$S$11]/([.E147]+[.$T$11])^[.$U$11])" office:value-type="float" office:value="0.00134450220005895" calcext:value-type="float">
            <text:p>0,0013445022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([.C147]-[.D147])^2" office:value-type="float" office:value="0.0000000499666410916712" calcext:value-type="float">
            <text:p>0,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just</text:p>
          </table:table-cell>
          <table:table-cell office:value-type="float" office:value="2013" calcext:value-type="float">
            <text:p>2013</text:p>
          </table:table-cell>
          <table:table-cell table:formula="of:=([.B148]/[.$F$1])" office:value-type="float" office:value="0.00111542888046514" calcext:value-type="float">
            <text:p>0,0011154289</text:p>
          </table:table-cell>
          <table:table-cell table:formula="of:=([.$S$11]/([.E148]+[.$T$11])^[.$U$11])" office:value-type="float" office:value="0.00133684121154334" calcext:value-type="float">
            <text:p>0,0013368412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([.C148]-[.D148])^2" office:value-type="float" office:value="0.0000000490234203534817" calcext:value-type="float">
            <text:p>0,00000004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ought</text:p>
          </table:table-cell>
          <table:table-cell office:value-type="float" office:value="2006" calcext:value-type="float">
            <text:p>2006</text:p>
          </table:table-cell>
          <table:table-cell table:formula="of:=([.B149]/[.$F$1])" office:value-type="float" office:value="0.00111155009151171" calcext:value-type="float">
            <text:p>0,0011115501</text:p>
          </table:table-cell>
          <table:table-cell table:formula="of:=([.$S$11]/([.E149]+[.$T$11])^[.$U$11])" office:value-type="float" office:value="0.00132927401266351" calcext:value-type="float">
            <text:p>0,001329274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([.C149]-[.D149])^2" office:value-type="float" office:value="0.0000000474037058417152" calcext:value-type="float">
            <text:p>4,74037058417152E-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between</text:p>
          </table:table-cell>
          <table:table-cell table:style-name="Default" office:value-type="float" office:value="1997" calcext:value-type="float">
            <text:p>1997</text:p>
          </table:table-cell>
          <table:table-cell table:formula="of:=([.B150]/[.$F$1])" office:value-type="float" office:value="0.00110656307714302" calcext:value-type="float">
            <text:p>0,0011065631</text:p>
          </table:table-cell>
          <table:table-cell table:formula="of:=([.$S$11]/([.E150]+[.$T$11])^[.$U$11])" office:value-type="float" office:value="0.00132179884942169" calcext:value-type="float">
            <text:p>0,0013217988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([.C150]-[.D150])^2" office:value-type="float" office:value="0.0000000463264376683967" calcext:value-type="float">
            <text:p>4,6326437668396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m</text:p>
          </table:table-cell>
          <table:table-cell office:value-type="float" office:value="1980" calcext:value-type="float">
            <text:p>1980</text:p>
          </table:table-cell>
          <table:table-cell table:formula="of:=([.B151]/[.$F$1])" office:value-type="float" office:value="0.00109714316111326" calcext:value-type="float">
            <text:p>0,0010971432</text:p>
          </table:table-cell>
          <table:table-cell table:formula="of:=([.$S$11]/([.E151]+[.$T$11])^[.$U$11])" office:value-type="float" office:value="0.00131441401180404" calcext:value-type="float">
            <text:p>0,00131441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([.C151]-[.D151])^2" office:value-type="float" office:value="0.0000000472066225598952" calcext:value-type="float">
            <text:p>4,7206622559895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ast</text:p>
          </table:table-cell>
          <table:table-cell office:value-type="float" office:value="1978" calcext:value-type="float">
            <text:p>1978</text:p>
          </table:table-cell>
          <table:table-cell table:formula="of:=([.B152]/[.$F$1])" office:value-type="float" office:value="0.00109603493569799" calcext:value-type="float">
            <text:p>0,0010960349</text:p>
          </table:table-cell>
          <table:table-cell table:formula="of:=([.$S$11]/([.E152]+[.$T$11])^[.$U$11])" office:value-type="float" office:value="0.00130711783240092" calcext:value-type="float">
            <text:p>0,0013071178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([.C152]-[.D152])^2" office:value-type="float" office:value="0.0000000445559892805001" calcext:value-type="float">
            <text:p>4,4555989280500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eople</text:p>
          </table:table-cell>
          <table:table-cell office:value-type="float" office:value="1957" calcext:value-type="float">
            <text:p>1957</text:p>
          </table:table-cell>
          <table:table-cell table:formula="of:=([.B153]/[.$F$1])" office:value-type="float" office:value="0.0010843985688377" calcext:value-type="float">
            <text:p>0,0010843986</text:p>
          </table:table-cell>
          <table:table-cell table:formula="of:=([.$S$11]/([.E153]+[.$T$11])^[.$U$11])" office:value-type="float" office:value="0.00129990868507903" calcext:value-type="float">
            <text:p>0,0012999087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([.C153]-[.D153])^2" office:value-type="float" office:value="0.0000000464446102023524" calcext:value-type="float">
            <text:p>4,6444610202352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ree</text:p>
          </table:table-cell>
          <table:table-cell office:value-type="float" office:value="1951" calcext:value-type="float">
            <text:p>1951</text:p>
          </table:table-cell>
          <table:table-cell table:formula="of:=([.B154]/[.$F$1])" office:value-type="float" office:value="0.0010810738925919" calcext:value-type="float">
            <text:p>0,0010810739</text:p>
          </table:table-cell>
          <table:table-cell table:formula="of:=([.$S$11]/([.E154]+[.$T$11])^[.$U$11])" office:value-type="float" office:value="0.00129278498370307" calcext:value-type="float">
            <text:p>0,001292785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([.C154]-[.D154])^2" office:value-type="float" office:value="0.0000000448215860994822" calcext:value-type="float">
            <text:p>4,4821586099482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young</text:p>
          </table:table-cell>
          <table:table-cell office:value-type="float" office:value="1938" calcext:value-type="float">
            <text:p>1938</text:p>
          </table:table-cell>
          <table:table-cell table:formula="of:=([.B155]/[.$F$1])" office:value-type="float" office:value="0.00107387042739267" calcext:value-type="float">
            <text:p>0,0010738704</text:p>
          </table:table-cell>
          <table:table-cell table:formula="of:=([.$S$11]/([.E155]+[.$T$11])^[.$U$11])" office:value-type="float" office:value="0.0012857451809049" calcext:value-type="float">
            <text:p>0,0012857452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([.C155]-[.D155])^2" office:value-type="float" office:value="0.0000000448909111758672" calcext:value-type="float">
            <text:p>4,4890911175867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othing</text:p>
          </table:table-cell>
          <table:table-cell office:value-type="float" office:value="1924" calcext:value-type="float">
            <text:p>1924</text:p>
          </table:table-cell>
          <table:table-cell table:formula="of:=([.B156]/[.$F$1])" office:value-type="float" office:value="0.00106611284948581" calcext:value-type="float">
            <text:p>0,0010661128</text:p>
          </table:table-cell>
          <table:table-cell table:formula="of:=([.$S$11]/([.E156]+[.$T$11])^[.$U$11])" office:value-type="float" office:value="0.00127878776689804" calcext:value-type="float">
            <text:p>0,0012787878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([.C156]-[.D156])^2" office:value-type="float" office:value="0.0000000452306204963005" calcext:value-type="float">
            <text:p>4,5230620496300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years</text:p>
          </table:table-cell>
          <table:table-cell office:value-type="float" office:value="1900" calcext:value-type="float">
            <text:p>1900</text:p>
          </table:table-cell>
          <table:table-cell table:formula="of:=([.B157]/[.$F$1])" office:value-type="float" office:value="0.00105281414450262" calcext:value-type="float">
            <text:p>0,0010528141</text:p>
          </table:table-cell>
          <table:table-cell table:formula="of:=([.$S$11]/([.E157]+[.$T$11])^[.$U$11])" office:value-type="float" office:value="0.00127191126833565" calcext:value-type="float">
            <text:p>0,0012719113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([.C157]-[.D157])^2" office:value-type="float" office:value="0.000000048003549671908" calcext:value-type="float">
            <text:p>0,00000004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hall</text:p>
          </table:table-cell>
          <table:table-cell office:value-type="float" office:value="1894" calcext:value-type="float">
            <text:p>1894</text:p>
          </table:table-cell>
          <table:table-cell table:formula="of:=([.B158]/[.$F$1])" office:value-type="float" office:value="0.00104948946825682" calcext:value-type="float">
            <text:p>0,0010494895</text:p>
          </table:table-cell>
          <table:table-cell table:formula="of:=([.$S$11]/([.E158]+[.$T$11])^[.$U$11])" office:value-type="float" office:value="0.00126511424721004" calcext:value-type="float">
            <text:p>0,0012651142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([.C158]-[.D158])^2" office:value-type="float" office:value="0.000000046494045298625" calcext:value-type="float">
            <text:p>4,649404529862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ouse</text:p>
          </table:table-cell>
          <table:table-cell office:value-type="float" office:value="1892" calcext:value-type="float">
            <text:p>1892</text:p>
          </table:table-cell>
          <table:table-cell table:formula="of:=([.B159]/[.$F$1])" office:value-type="float" office:value="0.00104838124284156" calcext:value-type="float">
            <text:p>0,0010483812</text:p>
          </table:table-cell>
          <table:table-cell table:formula="of:=([.$S$11]/([.E159]+[.$T$11])^[.$U$11])" office:value-type="float" office:value="0.00125839529979205" calcext:value-type="float">
            <text:p>0,0012583953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([.C159]-[.D159])^2" office:value-type="float" office:value="0.0000000441059041168037" calcext:value-type="float">
            <text:p>4,4105904116803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eft</text:p>
          </table:table-cell>
          <table:table-cell office:value-type="float" office:value="1886" calcext:value-type="float">
            <text:p>1886</text:p>
          </table:table-cell>
          <table:table-cell table:formula="of:=([.B160]/[.$F$1])" office:value-type="float" office:value="0.00104505656659576" calcext:value-type="float">
            <text:p>0,0010450566</text:p>
          </table:table-cell>
          <table:table-cell table:formula="of:=([.$S$11]/([.E160]+[.$T$11])^[.$U$11])" office:value-type="float" office:value="0.00125175305560854" calcext:value-type="float">
            <text:p>0,0012517531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([.C160]-[.D160])^2" office:value-type="float" office:value="0.0000000427234385702125" calcext:value-type="float">
            <text:p>4,2723438570212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ough</text:p>
          </table:table-cell>
          <table:table-cell office:value-type="float" office:value="1880" calcext:value-type="float">
            <text:p>1880</text:p>
          </table:table-cell>
          <table:table-cell table:formula="of:=([.B161]/[.$F$1])" office:value-type="float" office:value="0.00104173189034996" calcext:value-type="float">
            <text:p>0,0010417319</text:p>
          </table:table-cell>
          <table:table-cell table:formula="of:=([.$S$11]/([.E161]+[.$T$11])^[.$U$11])" office:value-type="float" office:value="0.00124518617645651" calcext:value-type="float">
            <text:p>0,0012451862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([.C161]-[.D161])^2" office:value-type="float" office:value="0.0000000413936465351264" calcext:value-type="float">
            <text:p>4,1393646535126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nce</text:p>
          </table:table-cell>
          <table:table-cell office:value-type="float" office:value="1880" calcext:value-type="float">
            <text:p>1880</text:p>
          </table:table-cell>
          <table:table-cell table:formula="of:=([.B162]/[.$F$1])" office:value-type="float" office:value="0.00104173189034996" calcext:value-type="float">
            <text:p>0,0010417319</text:p>
          </table:table-cell>
          <table:table-cell table:formula="of:=([.$S$11]/([.E162]+[.$T$11])^[.$U$11])" office:value-type="float" office:value="0.00123869335545212" calcext:value-type="float">
            <text:p>0,0012386934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([.C162]-[.D162])^2" office:value-type="float" office:value="0.0000000387938187351897" calcext:value-type="float">
            <text:p>3,8793818735189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aving</text:p>
          </table:table-cell>
          <table:table-cell office:value-type="float" office:value="1872" calcext:value-type="float">
            <text:p>1872</text:p>
          </table:table-cell>
          <table:table-cell table:formula="of:=([.B163]/[.$F$1])" office:value-type="float" office:value="0.0010372989886889" calcext:value-type="float">
            <text:p>0,001037299</text:p>
          </table:table-cell>
          <table:table-cell table:formula="of:=([.$S$11]/([.E163]+[.$T$11])^[.$U$11])" office:value-type="float" office:value="0.00123227331611341" calcext:value-type="float">
            <text:p>0,0012322733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([.C163]-[.D163])^2" office:value-type="float" office:value="0.0000000380149883546419" calcext:value-type="float">
            <text:p>0,00000003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yes</text:p>
          </table:table-cell>
          <table:table-cell office:value-type="float" office:value="1866" calcext:value-type="float">
            <text:p>1866</text:p>
          </table:table-cell>
          <table:table-cell table:formula="of:=([.B164]/[.$F$1])" office:value-type="float" office:value="0.0010339743124431" calcext:value-type="float">
            <text:p>0,0010339743</text:p>
          </table:table-cell>
          <table:table-cell table:formula="of:=([.$S$11]/([.E164]+[.$T$11])^[.$U$11])" office:value-type="float" office:value="0.00122592481147517" calcext:value-type="float">
            <text:p>0,0012259248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([.C164]-[.D164])^2" office:value-type="float" office:value="0.0000000368449940786607" calcext:value-type="float">
            <text:p>3,6844994078660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ight</text:p>
          </table:table-cell>
          <table:table-cell office:value-type="float" office:value="1857" calcext:value-type="float">
            <text:p>1857</text:p>
          </table:table-cell>
          <table:table-cell table:formula="of:=([.B165]/[.$F$1])" office:value-type="float" office:value="0.0010289872980744" calcext:value-type="float">
            <text:p>0,0010289873</text:p>
          </table:table-cell>
          <table:table-cell table:formula="of:=([.$S$11]/([.E165]+[.$T$11])^[.$U$11])" office:value-type="float" office:value="0.00121964662323469" calcext:value-type="float">
            <text:p>0,0012196466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([.C165]-[.D165])^2" office:value-type="float" office:value="0.0000000363509782705764" calcext:value-type="float">
            <text:p>3,6350978270576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ff</text:p>
          </table:table-cell>
          <table:table-cell office:value-type="float" office:value="1848" calcext:value-type="float">
            <text:p>1848</text:p>
          </table:table-cell>
          <table:table-cell table:formula="of:=([.B166]/[.$F$1])" office:value-type="float" office:value="0.00102400028370571" calcext:value-type="float">
            <text:p>0,0010240003</text:p>
          </table:table-cell>
          <table:table-cell table:formula="of:=([.$S$11]/([.E166]+[.$T$11])^[.$U$11])" office:value-type="float" office:value="0.00121343756092718" calcext:value-type="float">
            <text:p>0,0012134376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([.C166]-[.D166])^2" office:value-type="float" office:value="0.0000000358864820010864" calcext:value-type="float">
            <text:p>3,5886482001086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ind</text:p>
          </table:table-cell>
          <table:table-cell office:value-type="float" office:value="1820" calcext:value-type="float">
            <text:p>1820</text:p>
          </table:table-cell>
          <table:table-cell table:formula="of:=([.B167]/[.$F$1])" office:value-type="float" office:value="0.00100848512789198" calcext:value-type="float">
            <text:p>0,0010084851</text:p>
          </table:table-cell>
          <table:table-cell table:formula="of:=([.$S$11]/([.E167]+[.$T$11])^[.$U$11])" office:value-type="float" office:value="0.00120729646112959" calcext:value-type="float">
            <text:p>0,0012072965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([.C167]-[.D167])^2" office:value-type="float" office:value="0.0000000395259462237155" calcext:value-type="float">
            <text:p>3,9525946223715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art</text:p>
          </table:table-cell>
          <table:table-cell office:value-type="float" office:value="1803" calcext:value-type="float">
            <text:p>1803</text:p>
          </table:table-cell>
          <table:table-cell table:formula="of:=([.B168]/[.$F$1])" office:value-type="float" office:value="0.000999065211862223" calcext:value-type="float">
            <text:p>0,0009990652</text:p>
          </table:table-cell>
          <table:table-cell table:formula="of:=([.$S$11]/([.E168]+[.$T$11])^[.$U$11])" office:value-type="float" office:value="0.00120122218669174" calcext:value-type="float">
            <text:p>0,0012012222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([.C168]-[.D168])^2" office:value-type="float" office:value="0.0000000408674424722211" calcext:value-type="float">
            <text:p>4,0867442472221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us</text:p>
          </table:table-cell>
          <table:table-cell office:value-type="float" office:value="1800" calcext:value-type="float">
            <text:p>1800</text:p>
          </table:table-cell>
          <table:table-cell table:formula="of:=([.B169]/[.$F$1])" office:value-type="float" office:value="0.000997402873739324" calcext:value-type="float">
            <text:p>0,0009974029</text:p>
          </table:table-cell>
          <table:table-cell table:formula="of:=([.$S$11]/([.E169]+[.$T$11])^[.$U$11])" office:value-type="float" office:value="0.00119521362599364" calcext:value-type="float">
            <text:p>0,0011952136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([.C169]-[.D169])^2" office:value-type="float" office:value="0.0000000391290937074202" calcext:value-type="float">
            <text:p>3,9129093707420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aw</text:p>
          </table:table-cell>
          <table:table-cell office:value-type="float" office:value="1799" calcext:value-type="float">
            <text:p>1799</text:p>
          </table:table-cell>
          <table:table-cell table:formula="of:=([.B170]/[.$F$1])" office:value-type="float" office:value="0.000996848761031691" calcext:value-type="float">
            <text:p>0,0009968488</text:p>
          </table:table-cell>
          <table:table-cell table:formula="of:=([.$S$11]/([.E170]+[.$T$11])^[.$U$11])" office:value-type="float" office:value="0.00118926969222804" calcext:value-type="float">
            <text:p>0,0011892697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([.C170]-[.D170])^2" office:value-type="float" office:value="0.0000000370258147624711" calcext:value-type="float">
            <text:p>0,00000003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ver</text:p>
          </table:table-cell>
          <table:table-cell office:value-type="float" office:value="1797" calcext:value-type="float">
            <text:p>1797</text:p>
          </table:table-cell>
          <table:table-cell table:formula="of:=([.B171]/[.$F$1])" office:value-type="float" office:value="0.000995740535616426" calcext:value-type="float">
            <text:p>0,0009957405</text:p>
          </table:table-cell>
          <table:table-cell table:formula="of:=([.$S$11]/([.E171]+[.$T$11])^[.$U$11])" office:value-type="float" office:value="0.00118338932270704" calcext:value-type="float">
            <text:p>0,0011833893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([.C171]-[.D171])^2" office:value-type="float" office:value="0.0000000352120672965804" calcext:value-type="float">
            <text:p>3,5212067296580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ar</text:p>
          </table:table-cell>
          <table:table-cell office:value-type="float" office:value="1780" calcext:value-type="float">
            <text:p>1780</text:p>
          </table:table-cell>
          <table:table-cell table:formula="of:=([.B172]/[.$F$1])" office:value-type="float" office:value="0.000986320619586665" calcext:value-type="float">
            <text:p>0,0009863206</text:p>
          </table:table-cell>
          <table:table-cell table:formula="of:=([.$S$11]/([.E172]+[.$T$11])^[.$U$11])" office:value-type="float" office:value="0.00117757147819204" calcext:value-type="float">
            <text:p>0,0011775715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([.C172]-[.D172])^2" office:value-type="float" office:value="0.0000000365768909172942" calcext:value-type="float">
            <text:p>3,6576890917294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lso</text:p>
          </table:table-cell>
          <table:table-cell office:value-type="float" office:value="1774" calcext:value-type="float">
            <text:p>1774</text:p>
          </table:table-cell>
          <table:table-cell table:formula="of:=([.B173]/[.$F$1])" office:value-type="float" office:value="0.000982995943340867" calcext:value-type="float">
            <text:p>0,0009829959</text:p>
          </table:table-cell>
          <table:table-cell table:formula="of:=([.$S$11]/([.E173]+[.$T$11])^[.$U$11])" office:value-type="float" office:value="0.00117181514224594" calcext:value-type="float">
            <text:p>0,0011718151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([.C173]-[.D173])^2" office:value-type="float" office:value="0.0000000356526898751521" calcext:value-type="float">
            <text:p>3,5652689875152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ake</text:p>
          </table:table-cell>
          <table:table-cell office:value-type="float" office:value="1771" calcext:value-type="float">
            <text:p>1771</text:p>
          </table:table-cell>
          <table:table-cell table:formula="of:=([.B174]/[.$F$1])" office:value-type="float" office:value="0.000981333605217968" calcext:value-type="float">
            <text:p>0,0009813336</text:p>
          </table:table-cell>
          <table:table-cell table:formula="of:=([.$S$11]/([.E174]+[.$T$11])^[.$U$11])" office:value-type="float" office:value="0.0011661193206068" calcext:value-type="float">
            <text:p>0,001166119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([.C174]-[.D174])^2" office:value-type="float" office:value="0.0000000341457606117627" calcext:value-type="float">
            <text:p>3,4145760611762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ame</text:p>
          </table:table-cell>
          <table:table-cell office:value-type="float" office:value="1757" calcext:value-type="float">
            <text:p>1757</text:p>
          </table:table-cell>
          <table:table-cell table:formula="of:=([.B175]/[.$F$1])" office:value-type="float" office:value="0.000973576027311107" calcext:value-type="float">
            <text:p>0,000973576</text:p>
          </table:table-cell>
          <table:table-cell table:formula="of:=([.$S$11]/([.E175]+[.$T$11])^[.$U$11])" office:value-type="float" office:value="0.0011604830405822" calcext:value-type="float">
            <text:p>0,001160483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([.C175]-[.D175])^2" office:value-type="float" office:value="0.0000000349342316099188" calcext:value-type="float">
            <text:p>3,4934231609918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pecies</text:p>
          </table:table-cell>
          <table:table-cell office:value-type="float" office:value="1746" calcext:value-type="float">
            <text:p>1746</text:p>
          </table:table-cell>
          <table:table-cell table:formula="of:=([.B176]/[.$F$1])" office:value-type="float" office:value="0.000967480787527145" calcext:value-type="float">
            <text:p>0,0009674808</text:p>
          </table:table-cell>
          <table:table-cell table:formula="of:=([.$S$11]/([.E176]+[.$T$11])^[.$U$11])" office:value-type="float" office:value="0.0011549053504633" calcext:value-type="float">
            <text:p>0,0011549054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([.C176]-[.D176])^2" office:value-type="float" office:value="0.0000000351279667918089" calcext:value-type="float">
            <text:p>3,5127966791808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ook</text:p>
          </table:table-cell>
          <table:table-cell office:value-type="float" office:value="1733" calcext:value-type="float">
            <text:p>1733</text:p>
          </table:table-cell>
          <table:table-cell table:formula="of:=([.B177]/[.$F$1])" office:value-type="float" office:value="0.000960277322327916" calcext:value-type="float">
            <text:p>0,0009602773</text:p>
          </table:table-cell>
          <table:table-cell table:formula="of:=([.$S$11]/([.E177]+[.$T$11])^[.$U$11])" office:value-type="float" office:value="0.00114938531895814" calcext:value-type="float">
            <text:p>0,0011493853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([.C177]-[.D177])^2" office:value-type="float" office:value="0.0000000357618343894963" calcext:value-type="float">
            <text:p>3,5761834389496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on't</text:p>
          </table:table-cell>
          <table:table-cell office:value-type="float" office:value="1695" calcext:value-type="float">
            <text:p>1695</text:p>
          </table:table-cell>
          <table:table-cell table:formula="of:=([.B178]/[.$F$1])" office:value-type="float" office:value="0.000939221039437864" calcext:value-type="float">
            <text:p>0,000939221</text:p>
          </table:table-cell>
          <table:table-cell table:formula="of:=([.$S$11]/([.E178]+[.$T$11])^[.$U$11])" office:value-type="float" office:value="0.00114392203464316" calcext:value-type="float">
            <text:p>0,001143922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([.C178]-[.D178])^2" office:value-type="float" office:value="0.0000000419024974380369" calcext:value-type="float">
            <text:p>4,1902497438036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m</text:p>
          </table:table-cell>
          <table:table-cell office:value-type="float" office:value="1693" calcext:value-type="float">
            <text:p>1693</text:p>
          </table:table-cell>
          <table:table-cell table:formula="of:=([.B179]/[.$F$1])" office:value-type="float" office:value="0.000938112814022598" calcext:value-type="float">
            <text:p>0,0009381128</text:p>
          </table:table-cell>
          <table:table-cell table:formula="of:=([.$S$11]/([.E179]+[.$T$11])^[.$U$11])" office:value-type="float" office:value="0.00113851460543246" calcext:value-type="float">
            <text:p>0,0011385146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([.C179]-[.D179])^2" office:value-type="float" office:value="0.0000000401608780002809" calcext:value-type="float">
            <text:p>4,0160878000280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oth</text:p>
          </table:table-cell>
          <table:table-cell office:value-type="float" office:value="1689" calcext:value-type="float">
            <text:p>1689</text:p>
          </table:table-cell>
          <table:table-cell table:formula="of:=([.B180]/[.$F$1])" office:value-type="float" office:value="0.000935896363192066" calcext:value-type="float">
            <text:p>0,0009358964</text:p>
          </table:table-cell>
          <table:table-cell table:formula="of:=([.$S$11]/([.E180]+[.$T$11])^[.$U$11])" office:value-type="float" office:value="0.00113316215806406" calcext:value-type="float">
            <text:p>0,0011331622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([.C180]-[.D180])^2" office:value-type="float" office:value="0.0000000389137938264797" calcext:value-type="float">
            <text:p>3,8913793826479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ady</text:p>
          </table:table-cell>
          <table:table-cell office:value-type="float" office:value="1656" calcext:value-type="float">
            <text:p>1656</text:p>
          </table:table-cell>
          <table:table-cell table:formula="of:=([.B181]/[.$F$1])" office:value-type="float" office:value="0.000917610643840178" calcext:value-type="float">
            <text:p>0,0009176106</text:p>
          </table:table-cell>
          <table:table-cell table:formula="of:=([.$S$11]/([.E181]+[.$T$11])^[.$U$11])" office:value-type="float" office:value="0.0011278638376025" calcext:value-type="float">
            <text:p>0,001127863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C181]-[.D181])^2" office:value-type="float" office:value="0.0000000442064054872558" calcext:value-type="float">
            <text:p>4,4206405487255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hole</text:p>
          </table:table-cell>
          <table:table-cell office:value-type="float" office:value="1642" calcext:value-type="float">
            <text:p>1642</text:p>
          </table:table-cell>
          <table:table-cell table:formula="of:=([.B182]/[.$F$1])" office:value-type="float" office:value="0.000909853065933317" calcext:value-type="float">
            <text:p>0,0009098531</text:p>
          </table:table-cell>
          <table:table-cell table:formula="of:=([.$S$11]/([.E182]+[.$T$11])^[.$U$11])" office:value-type="float" office:value="0.0011226188069572" calcext:value-type="float">
            <text:p>0,0011226188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([.C182]-[.D182])^2" office:value-type="float" office:value="0.0000000452692605534438" calcext:value-type="float">
            <text:p>4,5269260553443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gainst</text:p>
          </table:table-cell>
          <table:table-cell office:value-type="float" office:value="1639" calcext:value-type="float">
            <text:p>1639</text:p>
          </table:table-cell>
          <table:table-cell table:formula="of:=([.B183]/[.$F$1])" office:value-type="float" office:value="0.000908190727810418" calcext:value-type="float">
            <text:p>0,0009081907</text:p>
          </table:table-cell>
          <table:table-cell table:formula="of:=([.$S$11]/([.E183]+[.$T$11])^[.$U$11])" office:value-type="float" office:value="0.00111742624641606" calcext:value-type="float">
            <text:p>0,001117426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([.C183]-[.D183])^2" office:value-type="float" office:value="0.0000000437795022461701" calcext:value-type="float">
            <text:p>4,3779502246170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hy</text:p>
          </table:table-cell>
          <table:table-cell office:value-type="float" office:value="1630" calcext:value-type="float">
            <text:p>1630</text:p>
          </table:table-cell>
          <table:table-cell table:formula="of:=([.B184]/[.$F$1])" office:value-type="float" office:value="0.000903203713441721" calcext:value-type="float">
            <text:p>0,0009032037</text:p>
          </table:table-cell>
          <table:table-cell table:formula="of:=([.$S$11]/([.E184]+[.$T$11])^[.$U$11])" office:value-type="float" office:value="0.00111228535319356" calcext:value-type="float">
            <text:p>0,0011122854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([.C184]-[.D184])^2" office:value-type="float" office:value="0.0000000437151320813163" calcext:value-type="float">
            <text:p>4,3715132081316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cause</text:p>
          </table:table-cell>
          <table:table-cell office:value-type="float" office:value="1575" calcext:value-type="float">
            <text:p>1575</text:p>
          </table:table-cell>
          <table:table-cell table:formula="of:=([.B185]/[.$F$1])" office:value-type="float" office:value="0.000872727514521909" calcext:value-type="float">
            <text:p>0,0008727275</text:p>
          </table:table-cell>
          <table:table-cell table:formula="of:=([.$S$11]/([.E185]+[.$T$11])^[.$U$11])" office:value-type="float" office:value="0.0011071953409931" calcext:value-type="float">
            <text:p>0,0011071953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([.C185]-[.D185])^2" office:value-type="float" office:value="0.0000000549751616501257" calcext:value-type="float">
            <text:p>0,00000005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ing</text:p>
          </table:table-cell>
          <table:table-cell office:value-type="float" office:value="1562" calcext:value-type="float">
            <text:p>1562</text:p>
          </table:table-cell>
          <table:table-cell table:formula="of:=([.B186]/[.$F$1])" office:value-type="float" office:value="0.00086552404932268" calcext:value-type="float">
            <text:p>0,000865524</text:p>
          </table:table-cell>
          <table:table-cell table:formula="of:=([.$S$11]/([.E186]+[.$T$11])^[.$U$11])" office:value-type="float" office:value="0.00110215543958282" calcext:value-type="float">
            <text:p>0,0011021554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([.C186]-[.D186])^2" office:value-type="float" office:value="0.0000000559944148564451" calcext:value-type="float">
            <text:p>0,00000005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ew</text:p>
          </table:table-cell>
          <table:table-cell office:value-type="float" office:value="1542" calcext:value-type="float">
            <text:p>1542</text:p>
          </table:table-cell>
          <table:table-cell table:formula="of:=([.B187]/[.$F$1])" office:value-type="float" office:value="0.000854441795170021" calcext:value-type="float">
            <text:p>0,0008544418</text:p>
          </table:table-cell>
          <table:table-cell table:formula="of:=([.$S$11]/([.E187]+[.$T$11])^[.$U$11])" office:value-type="float" office:value="0.00109716489438449" calcext:value-type="float">
            <text:p>0,0010971649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([.C187]-[.D187])^2" office:value-type="float" office:value="0.0000000589145028922755" calcext:value-type="float">
            <text:p>5,8914502892275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od</text:p>
          </table:table-cell>
          <table:table-cell office:value-type="float" office:value="1539" calcext:value-type="float">
            <text:p>1539</text:p>
          </table:table-cell>
          <table:table-cell table:formula="of:=([.B188]/[.$F$1])" office:value-type="float" office:value="0.000852779457047122" calcext:value-type="float">
            <text:p>0,0008527795</text:p>
          </table:table-cell>
          <table:table-cell table:formula="of:=([.$S$11]/([.E188]+[.$T$11])^[.$U$11])" office:value-type="float" office:value="0.00109222296607511" calcext:value-type="float">
            <text:p>0,001092223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([.C188]-[.D188])^2" office:value-type="float" office:value="0.0000000573331940156338" calcext:value-type="float">
            <text:p>5,7333194015633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owever</text:p>
          </table:table-cell>
          <table:table-cell office:value-type="float" office:value="1536" calcext:value-type="float">
            <text:p>1536</text:p>
          </table:table-cell>
          <table:table-cell table:formula="of:=([.B189]/[.$F$1])" office:value-type="float" office:value="0.000851117118924223" calcext:value-type="float">
            <text:p>0,0008511171</text:p>
          </table:table-cell>
          <table:table-cell table:formula="of:=([.$S$11]/([.E189]+[.$T$11])^[.$U$11])" office:value-type="float" office:value="0.00108732893020058" calcext:value-type="float">
            <text:p>0,0010873289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([.C189]-[.D189])^2" office:value-type="float" office:value="0.0000000557960197864571" calcext:value-type="float">
            <text:p>5,5796019786457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ull</text:p>
          </table:table-cell>
          <table:table-cell office:value-type="float" office:value="1527" calcext:value-type="float">
            <text:p>1527</text:p>
          </table:table-cell>
          <table:table-cell table:formula="of:=([.B190]/[.$F$1])" office:value-type="float" office:value="0.000846130104555527" calcext:value-type="float">
            <text:p>0,0008461301</text:p>
          </table:table-cell>
          <table:table-cell table:formula="of:=([.$S$11]/([.E190]+[.$T$11])^[.$U$11])" office:value-type="float" office:value="0.00108248207680118" calcext:value-type="float">
            <text:p>0,0010824821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([.C190]-[.D190])^2" office:value-type="float" office:value="0.000000055862254784411" calcext:value-type="float">
            <text:p>5,586225478441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orks</text:p>
          </table:table-cell>
          <table:table-cell office:value-type="float" office:value="1519" calcext:value-type="float">
            <text:p>1519</text:p>
          </table:table-cell>
          <table:table-cell table:formula="of:=([.B191]/[.$F$1])" office:value-type="float" office:value="0.000841697202894463" calcext:value-type="float">
            <text:p>0,0008416972</text:p>
          </table:table-cell>
          <table:table-cell table:formula="of:=([.$S$11]/([.E191]+[.$T$11])^[.$U$11])" office:value-type="float" office:value="0.0010776817100483" calcext:value-type="float">
            <text:p>0,0010776817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([.C191]-[.D191])^2" office:value-type="float" office:value="0.0000000556886876166415" calcext:value-type="float">
            <text:p>5,5688687616641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ell</text:p>
          </table:table-cell>
          <table:table-cell office:value-type="float" office:value="1518" calcext:value-type="float">
            <text:p>1518</text:p>
          </table:table-cell>
          <table:table-cell table:formula="of:=([.B192]/[.$F$1])" office:value-type="float" office:value="0.00084114309018683" calcext:value-type="float">
            <text:p>0,0008411431</text:p>
          </table:table-cell>
          <table:table-cell table:formula="of:=([.$S$11]/([.E192]+[.$T$11])^[.$U$11])" office:value-type="float" office:value="0.00107292714789215" calcext:value-type="float">
            <text:p>0,0010729271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([.C192]-[.D192])^2" office:value-type="float" office:value="0.0000000537238494063415" calcext:value-type="float">
            <text:p>5,3723849406341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emed</text:p>
          </table:table-cell>
          <table:table-cell office:value-type="float" office:value="1515" calcext:value-type="float">
            <text:p>1515</text:p>
          </table:table-cell>
          <table:table-cell table:formula="of:=([.B193]/[.$F$1])" office:value-type="float" office:value="0.000839480752063931" calcext:value-type="float">
            <text:p>0,0008394808</text:p>
          </table:table-cell>
          <table:table-cell table:formula="of:=([.$S$11]/([.E193]+[.$T$11])^[.$U$11])" office:value-type="float" office:value="0.00106821772171993" calcext:value-type="float">
            <text:p>0,0010682177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([.C193]-[.D193])^2" office:value-type="float" office:value="0.0000000523206012874096" calcext:value-type="float">
            <text:p>5,2320601287409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oom</text:p>
          </table:table-cell>
          <table:table-cell office:value-type="float" office:value="1513" calcext:value-type="float">
            <text:p>1513</text:p>
          </table:table-cell>
          <table:table-cell table:formula="of:=([.B194]/[.$F$1])" office:value-type="float" office:value="0.000838372526648665" calcext:value-type="float">
            <text:p>0,0008383725</text:p>
          </table:table-cell>
          <table:table-cell table:formula="of:=([.$S$11]/([.E194]+[.$T$11])^[.$U$11])" office:value-type="float" office:value="0.00106355277602429" calcext:value-type="float">
            <text:p>0,0010635528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([.C194]-[.D194])^2" office:value-type="float" office:value="0.0000000507061447088702" calcext:value-type="float">
            <text:p>5,0706144708870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ot</text:p>
          </table:table-cell>
          <table:table-cell office:value-type="float" office:value="1506" calcext:value-type="float">
            <text:p>1506</text:p>
          </table:table-cell>
          <table:table-cell table:formula="of:=([.B195]/[.$F$1])" office:value-type="float" office:value="0.000834493737695235" calcext:value-type="float">
            <text:p>0,0008344937</text:p>
          </table:table-cell>
          <table:table-cell table:formula="of:=([.$S$11]/([.E195]+[.$T$11])^[.$U$11])" office:value-type="float" office:value="0.00105893166808149" calcext:value-type="float">
            <text:p>0,0010589317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([.C195]-[.D195])^2" office:value-type="float" office:value="0.0000000503723845960669" calcext:value-type="float">
            <text:p>5,0372384596066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en</text:p>
          </table:table-cell>
          <table:table-cell office:value-type="float" office:value="1505" calcext:value-type="float">
            <text:p>1505</text:p>
          </table:table-cell>
          <table:table-cell table:formula="of:=([.B196]/[.$F$1])" office:value-type="float" office:value="0.000833939624987602" calcext:value-type="float">
            <text:p>0,0008339396</text:p>
          </table:table-cell>
          <table:table-cell table:formula="of:=([.$S$11]/([.E196]+[.$T$11])^[.$U$11])" office:value-type="float" office:value="0.00105435376763909" calcext:value-type="float">
            <text:p>0,0010543538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([.C196]-[.D196])^2" office:value-type="float" office:value="0.0000000485823942807925" calcext:value-type="float">
            <text:p>4,8582394280792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plied</text:p>
          </table:table-cell>
          <table:table-cell office:value-type="float" office:value="1502" calcext:value-type="float">
            <text:p>1502</text:p>
          </table:table-cell>
          <table:table-cell table:formula="of:=([.B197]/[.$F$1])" office:value-type="float" office:value="0.000832277286864703" calcext:value-type="float">
            <text:p>0,0008322773</text:p>
          </table:table-cell>
          <table:table-cell table:formula="of:=([.$S$11]/([.E197]+[.$T$11])^[.$U$11])" office:value-type="float" office:value="0.00104981845661281" calcext:value-type="float">
            <text:p>0,0010498185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([.C197]-[.D197])^2" office:value-type="float" office:value="0.0000000473241605353752" calcext:value-type="float">
            <text:p>4,7324160535375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ear</text:p>
          </table:table-cell>
          <table:table-cell office:value-type="float" office:value="1495" calcext:value-type="float">
            <text:p>1495</text:p>
          </table:table-cell>
          <table:table-cell table:formula="of:=([.B198]/[.$F$1])" office:value-type="float" office:value="0.000828398497911272" calcext:value-type="float">
            <text:p>0,0008283985</text:p>
          </table:table-cell>
          <table:table-cell table:formula="of:=([.$S$11]/([.E198]+[.$T$11])^[.$U$11])" office:value-type="float" office:value="0.00104532512879219" calcext:value-type="float">
            <text:p>0,0010453251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([.C198]-[.D198])^2" office:value-type="float" office:value="0.0000000470571631853447" calcext:value-type="float">
            <text:p>4,7057163185344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et</text:p>
          </table:table-cell>
          <table:table-cell office:value-type="float" office:value="1482" calcext:value-type="float">
            <text:p>1482</text:p>
          </table:table-cell>
          <table:table-cell table:formula="of:=([.B199]/[.$F$1])" office:value-type="float" office:value="0.000821195032712044" calcext:value-type="float">
            <text:p>0,000821195</text:p>
          </table:table-cell>
          <table:table-cell table:formula="of:=([.$S$11]/([.E199]+[.$T$11])^[.$U$11])" office:value-type="float" office:value="0.00104087318955482" calcext:value-type="float">
            <text:p>0,0010408732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([.C199]-[.D199])^2" office:value-type="float" office:value="0.0000000482584925938394" calcext:value-type="float">
            <text:p>4,8258492593839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quite</text:p>
          </table:table-cell>
          <table:table-cell office:value-type="float" office:value="1481" calcext:value-type="float">
            <text:p>1481</text:p>
          </table:table-cell>
          <table:table-cell table:formula="of:=([.B200]/[.$F$1])" office:value-type="float" office:value="0.000820640920004411" calcext:value-type="float">
            <text:p>0,0008206409</text:p>
          </table:table-cell>
          <table:table-cell table:formula="of:=([.$S$11]/([.E200]+[.$T$11])^[.$U$11])" office:value-type="float" office:value="0.00103646205558884" calcext:value-type="float">
            <text:p>0,0010364621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([.C200]-[.D200])^2" office:value-type="float" office:value="0.0000000465787625649511" calcext:value-type="float">
            <text:p>4,6578762564951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et</text:p>
          </table:table-cell>
          <table:table-cell office:value-type="float" office:value="1462" calcext:value-type="float">
            <text:p>1462</text:p>
          </table:table-cell>
          <table:table-cell table:formula="of:=([.B201]/[.$F$1])" office:value-type="float" office:value="0.000810112778559384" calcext:value-type="float">
            <text:p>0,0008101128</text:p>
          </table:table-cell>
          <table:table-cell table:formula="of:=([.$S$11]/([.E201]+[.$T$11])^[.$U$11])" office:value-type="float" office:value="0.00103209115462334" calcext:value-type="float">
            <text:p>0,001032091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([.C201]-[.D201])^2" office:value-type="float" office:value="0.0000000492743994399918" calcext:value-type="float">
            <text:p>4,9274399439991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ive</text:p>
          </table:table-cell>
          <table:table-cell office:value-type="float" office:value="1460" calcext:value-type="float">
            <text:p>1460</text:p>
          </table:table-cell>
          <table:table-cell table:formula="of:=([.B202]/[.$F$1])" office:value-type="float" office:value="0.000809004553144119" calcext:value-type="float">
            <text:p>0,0008090046</text:p>
          </table:table-cell>
          <table:table-cell table:formula="of:=([.$S$11]/([.E202]+[.$T$11])^[.$U$11])" office:value-type="float" office:value="0.00102775992516658" calcext:value-type="float">
            <text:p>0,0010277599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([.C202]-[.D202])^2" office:value-type="float" office:value="0.0000000478539127886857" calcext:value-type="float">
            <text:p>4,7853912788685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ace</text:p>
          </table:table-cell>
          <table:table-cell office:value-type="float" office:value="1447" calcext:value-type="float">
            <text:p>1447</text:p>
          </table:table-cell>
          <table:table-cell table:formula="of:=([.B203]/[.$F$1])" office:value-type="float" office:value="0.00080180108794489" calcext:value-type="float">
            <text:p>0,0008018011</text:p>
          </table:table-cell>
          <table:table-cell table:formula="of:=([.$S$11]/([.E203]+[.$T$11])^[.$U$11])" office:value-type="float" office:value="0.00102346781625154" calcext:value-type="float">
            <text:p>0,0010234678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([.C203]-[.D203])^2" office:value-type="float" office:value="0.0000000491361384381752" calcext:value-type="float">
            <text:p>4,9136138438175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alf</text:p>
          </table:table-cell>
          <table:table-cell office:value-type="float" office:value="1445" calcext:value-type="float">
            <text:p>1445</text:p>
          </table:table-cell>
          <table:table-cell table:formula="of:=([.B204]/[.$F$1])" office:value-type="float" office:value="0.000800692862529624" calcext:value-type="float">
            <text:p>0,0008006929</text:p>
          </table:table-cell>
          <table:table-cell table:formula="of:=([.$S$11]/([.E204]+[.$T$11])^[.$U$11])" office:value-type="float" office:value="0.00101921428718878" calcext:value-type="float">
            <text:p>0,0010192143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([.C204]-[.D204])^2" office:value-type="float" office:value="0.000000047751613035066" calcext:value-type="float">
            <text:p>4,775161303506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lways</text:p>
          </table:table-cell>
          <table:table-cell office:value-type="float" office:value="1427" calcext:value-type="float">
            <text:p>1427</text:p>
          </table:table-cell>
          <table:table-cell table:formula="of:=([.B205]/[.$F$1])" office:value-type="float" office:value="0.000790718833792231" calcext:value-type="float">
            <text:p>0,0007907188</text:p>
          </table:table-cell>
          <table:table-cell table:formula="of:=([.$S$11]/([.E205]+[.$T$11])^[.$U$11])" office:value-type="float" office:value="0.00101499880732618" calcext:value-type="float">
            <text:p>0,0010149988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([.C205]-[.D205])^2" office:value-type="float" office:value="0.0000000503015065283871" calcext:value-type="float">
            <text:p>5,0301506528387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ooked</text:p>
          </table:table-cell>
          <table:table-cell office:value-type="float" office:value="1420" calcext:value-type="float">
            <text:p>1420</text:p>
          </table:table-cell>
          <table:table-cell table:formula="of:=([.B206]/[.$F$1])" office:value-type="float" office:value="0.0007868400448388" calcext:value-type="float">
            <text:p>0,00078684</text:p>
          </table:table-cell>
          <table:table-cell table:formula="of:=([.$S$11]/([.E206]+[.$T$11])^[.$U$11])" office:value-type="float" office:value="0.00101082085581549" calcext:value-type="float">
            <text:p>0,0010108209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([.C206]-[.D206])^2" office:value-type="float" office:value="0.0000000501674036857736" calcext:value-type="float">
            <text:p>5,0167403685773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ut</text:p>
          </table:table-cell>
          <table:table-cell office:value-type="float" office:value="1412" calcext:value-type="float">
            <text:p>1412</text:p>
          </table:table-cell>
          <table:table-cell table:formula="of:=([.B207]/[.$F$1])" office:value-type="float" office:value="0.000782407143177737" calcext:value-type="float">
            <text:p>0,0007824071</text:p>
          </table:table-cell>
          <table:table-cell table:formula="of:=([.$S$11]/([.E207]+[.$T$11])^[.$U$11])" office:value-type="float" office:value="0.00100667992138534" calcext:value-type="float">
            <text:p>0,0010066799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([.C207]-[.D207])^2" office:value-type="float" office:value="0.0000000502982790449586" calcext:value-type="float">
            <text:p>5,0298279044958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oon</text:p>
          </table:table-cell>
          <table:table-cell office:value-type="float" office:value="1411" calcext:value-type="float">
            <text:p>1411</text:p>
          </table:table-cell>
          <table:table-cell table:formula="of:=([.B208]/[.$F$1])" office:value-type="float" office:value="0.000781853030470104" calcext:value-type="float">
            <text:p>0,000781853</text:p>
          </table:table-cell>
          <table:table-cell table:formula="of:=([.$S$11]/([.E208]+[.$T$11])^[.$U$11])" office:value-type="float" office:value="0.00100257550212062" calcext:value-type="float">
            <text:p>0,0010025755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([.C208]-[.D208])^2" office:value-type="float" office:value="0.0000000487184094915137" calcext:value-type="float">
            <text:p>4,8718409491513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ook</text:p>
          </table:table-cell>
          <table:table-cell office:value-type="float" office:value="1386" calcext:value-type="float">
            <text:p>1386</text:p>
          </table:table-cell>
          <table:table-cell table:formula="of:=([.B209]/[.$F$1])" office:value-type="float" office:value="0.00076800021277928" calcext:value-type="float">
            <text:p>0,0007680002</text:p>
          </table:table-cell>
          <table:table-cell table:formula="of:=([.$S$11]/([.E209]+[.$T$11])^[.$U$11])" office:value-type="float" office:value="0.000998507105247863" calcext:value-type="float">
            <text:p>0,0009985071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([.C209]-[.D209])^2" office:value-type="float" office:value="0.0000000531334274755232" calcext:value-type="float">
            <text:p>5,3133427475523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old</text:p>
          </table:table-cell>
          <table:table-cell office:value-type="float" office:value="1383" calcext:value-type="float">
            <text:p>1383</text:p>
          </table:table-cell>
          <table:table-cell table:formula="of:=([.B210]/[.$F$1])" office:value-type="float" office:value="0.000766337874656381" calcext:value-type="float">
            <text:p>0,0007663379</text:p>
          </table:table-cell>
          <table:table-cell table:formula="of:=([.$S$11]/([.E210]+[.$T$11])^[.$U$11])" office:value-type="float" office:value="0.000994474246926633" calcext:value-type="float">
            <text:p>0,0009944742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([.C210]-[.D210])^2" office:value-type="float" office:value="0.0000000520462043526309" calcext:value-type="float">
            <text:p>0,00000005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mong</text:p>
          </table:table-cell>
          <table:table-cell office:value-type="float" office:value="1377" calcext:value-type="float">
            <text:p>1377</text:p>
          </table:table-cell>
          <table:table-cell table:formula="of:=([.B211]/[.$F$1])" office:value-type="float" office:value="0.000763013198410583" calcext:value-type="float">
            <text:p>0,0007630132</text:p>
          </table:table-cell>
          <table:table-cell table:formula="of:=([.$S$11]/([.E211]+[.$T$11])^[.$U$11])" office:value-type="float" office:value="0.000990476452046575" calcext:value-type="float">
            <text:p>0,0009904765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([.C211]-[.D211])^2" office:value-type="float" office:value="0.0000000517395317546718" calcext:value-type="float">
            <text:p>5,1739531754671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urse</text:p>
          </table:table-cell>
          <table:table-cell office:value-type="float" office:value="1377" calcext:value-type="float">
            <text:p>1377</text:p>
          </table:table-cell>
          <table:table-cell table:formula="of:=([.B212]/[.$F$1])" office:value-type="float" office:value="0.000763013198410583" calcext:value-type="float">
            <text:p>0,0007630132</text:p>
          </table:table-cell>
          <table:table-cell table:formula="of:=([.$S$11]/([.E212]+[.$T$11])^[.$U$11])" office:value-type="float" office:value="0.000986513254030015" calcext:value-type="float">
            <text:p>0,0009865133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([.C212]-[.D212])^2" office:value-type="float" office:value="0.0000000499522748618889" calcext:value-type="float">
            <text:p>0,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am</text:p>
          </table:table-cell>
          <table:table-cell office:value-type="float" office:value="1372" calcext:value-type="float">
            <text:p>1372</text:p>
          </table:table-cell>
          <table:table-cell table:formula="of:=([.B213]/[.$F$1])" office:value-type="float" office:value="0.000760242634872418" calcext:value-type="float">
            <text:p>0,0007602426</text:p>
          </table:table-cell>
          <table:table-cell table:formula="of:=([.$S$11]/([.E213]+[.$T$11])^[.$U$11])" office:value-type="float" office:value="0.000982584194639902" calcext:value-type="float">
            <text:p>0,0009825842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([.C213]-[.D213])^2" office:value-type="float" office:value="0.0000000494357691998374" calcext:value-type="float">
            <text:p>4,9435769199837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yes</text:p>
          </table:table-cell>
          <table:table-cell office:value-type="float" office:value="1371" calcext:value-type="float">
            <text:p>1371</text:p>
          </table:table-cell>
          <table:table-cell table:formula="of:=([.B214]/[.$F$1])" office:value-type="float" office:value="0.000759688522164785" calcext:value-type="float">
            <text:p>0,0007596885</text:p>
          </table:table-cell>
          <table:table-cell table:formula="of:=([.$S$11]/([.E214]+[.$T$11])^[.$U$11])" office:value-type="float" office:value="0.000978688823792958" calcext:value-type="float">
            <text:p>0,0009786888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([.C214]-[.D214])^2" office:value-type="float" office:value="0.0000000479611321132306" calcext:value-type="float">
            <text:p>0,00000004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ase</text:p>
          </table:table-cell>
          <table:table-cell office:value-type="float" office:value="1363" calcext:value-type="float">
            <text:p>1363</text:p>
          </table:table-cell>
          <table:table-cell table:formula="of:=([.B215]/[.$F$1])" office:value-type="float" office:value="0.000755255620503722" calcext:value-type="float">
            <text:p>0,0007552556</text:p>
          </table:table-cell>
          <table:table-cell table:formula="of:=([.$S$11]/([.E215]+[.$T$11])^[.$U$11])" office:value-type="float" office:value="0.000974826699377839" calcext:value-type="float">
            <text:p>0,0009748267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([.C215]-[.D215])^2" office:value-type="float" office:value="0.0000000482114586779437" calcext:value-type="float">
            <text:p>4,8211458677943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ater</text:p>
          </table:table-cell>
          <table:table-cell office:value-type="float" office:value="1329" calcext:value-type="float">
            <text:p>1329</text:p>
          </table:table-cell>
          <table:table-cell table:formula="of:=([.B216]/[.$F$1])" office:value-type="float" office:value="0.000736415788444201" calcext:value-type="float">
            <text:p>0,0007364158</text:p>
          </table:table-cell>
          <table:table-cell table:formula="of:=([.$S$11]/([.E216]+[.$T$11])^[.$U$11])" office:value-type="float" office:value="0.000970997387078164" calcext:value-type="float">
            <text:p>0,0009709974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([.C216]-[.D216])^2" office:value-type="float" office:value="0.0000000550285264176656" calcext:value-type="float">
            <text:p>0,00000005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ings</text:p>
          </table:table-cell>
          <table:table-cell office:value-type="float" office:value="1323" calcext:value-type="float">
            <text:p>1323</text:p>
          </table:table-cell>
          <table:table-cell table:formula="of:=([.B217]/[.$F$1])" office:value-type="float" office:value="0.000733091112198403" calcext:value-type="float">
            <text:p>0,0007330911</text:p>
          </table:table-cell>
          <table:table-cell table:formula="of:=([.$S$11]/([.E217]+[.$T$11])^[.$U$11])" office:value-type="float" office:value="0.000967200460200267" calcext:value-type="float">
            <text:p>0,0009672005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([.C217]-[.D217])^2" office:value-type="float" office:value="0.0000000548071868218578" calcext:value-type="float">
            <text:p>5,4807186821857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orld</text:p>
          </table:table-cell>
          <table:table-cell office:value-type="float" office:value="1314" calcext:value-type="float">
            <text:p>1314</text:p>
          </table:table-cell>
          <table:table-cell table:formula="of:=([.B218]/[.$F$1])" office:value-type="float" office:value="0.000728104097829707" calcext:value-type="float">
            <text:p>0,0007281041</text:p>
          </table:table-cell>
          <table:table-cell table:formula="of:=([.$S$11]/([.E218]+[.$T$11])^[.$U$11])" office:value-type="float" office:value="0.000963435499505511" calcext:value-type="float">
            <text:p>0,0009634355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([.C218]-[.D218])^2" office:value-type="float" office:value="0.0000000553808686146986" calcext:value-type="float">
            <text:p>5,5380868614698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knew</text:p>
          </table:table-cell>
          <table:table-cell office:value-type="float" office:value="1313" calcext:value-type="float">
            <text:p>1313</text:p>
          </table:table-cell>
          <table:table-cell table:formula="of:=([.B219]/[.$F$1])" office:value-type="float" office:value="0.000727549985122074" calcext:value-type="float">
            <text:p>0,00072755</text:p>
          </table:table-cell>
          <table:table-cell table:formula="of:=([.$S$11]/([.E219]+[.$T$11])^[.$U$11])" office:value-type="float" office:value="0.000959702093047028" calcext:value-type="float">
            <text:p>0,0009597021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([.C219]-[.D219])^2" office:value-type="float" office:value="0.0000000538946012139997" calcext:value-type="float">
            <text:p>5,3894601213999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alled</text:p>
          </table:table-cell>
          <table:table-cell office:value-type="float" office:value="1312" calcext:value-type="float">
            <text:p>1312</text:p>
          </table:table-cell>
          <table:table-cell table:formula="of:=([.B220]/[.$F$1])" office:value-type="float" office:value="0.000726995872414441" calcext:value-type="float">
            <text:p>0,0007269959</text:p>
          </table:table-cell>
          <table:table-cell table:formula="of:=([.$S$11]/([.E220]+[.$T$11])^[.$U$11])" office:value-type="float" office:value="0.000955999836010762" calcext:value-type="float">
            <text:p>0,0009559998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([.C220]-[.D220])^2" office:value-type="float" office:value="0.000000052442815342825" calcext:value-type="float">
            <text:p>5,244281534282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use</text:p>
          </table:table-cell>
          <table:table-cell office:value-type="float" office:value="1304" calcext:value-type="float">
            <text:p>1304</text:p>
          </table:table-cell>
          <table:table-cell table:formula="of:=([.B221]/[.$F$1])" office:value-type="float" office:value="0.000722562970753377" calcext:value-type="float">
            <text:p>0,000722563</text:p>
          </table:table-cell>
          <table:table-cell table:formula="of:=([.$S$11]/([.E221]+[.$T$11])^[.$U$11])" office:value-type="float" office:value="0.000952328330560655" calcext:value-type="float">
            <text:p>0,0009523283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([.C221]-[.D221])^2" office:value-type="float" office:value="0.0000000527921205673678" calcext:value-type="float">
            <text:p>5,2792120567367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untry</text:p>
          </table:table-cell>
          <table:table-cell office:value-type="float" office:value="1297" calcext:value-type="float">
            <text:p>1297</text:p>
          </table:table-cell>
          <table:table-cell table:formula="of:=([.B222]/[.$F$1])" office:value-type="float" office:value="0.000718684181799946" calcext:value-type="float">
            <text:p>0,0007186842</text:p>
          </table:table-cell>
          <table:table-cell table:formula="of:=([.$S$11]/([.E222]+[.$T$11])^[.$U$11])" office:value-type="float" office:value="0.000948687185687882" calcext:value-type="float">
            <text:p>0,0009486872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([.C222]-[.D222])^2" office:value-type="float" office:value="0.0000000529013817974735" calcext:value-type="float">
            <text:p>5,2901381797473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eard</text:p>
          </table:table-cell>
          <table:table-cell office:value-type="float" office:value="1297" calcext:value-type="float">
            <text:p>1297</text:p>
          </table:table-cell>
          <table:table-cell table:formula="of:=([.B223]/[.$F$1])" office:value-type="float" office:value="0.000718684181799946" calcext:value-type="float">
            <text:p>0,0007186842</text:p>
          </table:table-cell>
          <table:table-cell table:formula="of:=([.$S$11]/([.E223]+[.$T$11])^[.$U$11])" office:value-type="float" office:value="0.000945076017063986" calcext:value-type="float">
            <text:p>0,000945076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([.C223]-[.D223])^2" office:value-type="float" office:value="0.0000000512532630742198" calcext:value-type="float">
            <text:p>5,1253263074219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ays</text:p>
          </table:table-cell>
          <table:table-cell office:value-type="float" office:value="1293" calcext:value-type="float">
            <text:p>1293</text:p>
          </table:table-cell>
          <table:table-cell table:formula="of:=([.B224]/[.$F$1])" office:value-type="float" office:value="0.000716467730969415" calcext:value-type="float">
            <text:p>0,0007164677</text:p>
          </table:table-cell>
          <table:table-cell table:formula="of:=([.$S$11]/([.E224]+[.$T$11])^[.$U$11])" office:value-type="float" office:value="0.000941494446897809" calcext:value-type="float">
            <text:p>0,0009414944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([.C224]-[.D224])^2" office:value-type="float" office:value="0.0000000506370228815185" calcext:value-type="float">
            <text:p>5,0637022881518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tter</text:p>
          </table:table-cell>
          <table:table-cell office:value-type="float" office:value="1288" calcext:value-type="float">
            <text:p>1288</text:p>
          </table:table-cell>
          <table:table-cell table:formula="of:=([.B225]/[.$F$1])" office:value-type="float" office:value="0.00071369716743125" calcext:value-type="float">
            <text:p>0,0007136972</text:p>
          </table:table-cell>
          <table:table-cell table:formula="of:=([.$S$11]/([.E225]+[.$T$11])^[.$U$11])" office:value-type="float" office:value="0.000937942103796105" calcext:value-type="float">
            <text:p>0,0009379421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([.C225]-[.D225])^2" office:value-type="float" office:value="0.0000000502857914852781" calcext:value-type="float">
            <text:p>5,0285791485278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ind</text:p>
          </table:table-cell>
          <table:table-cell office:value-type="float" office:value="1286" calcext:value-type="float">
            <text:p>1286</text:p>
          </table:table-cell>
          <table:table-cell table:formula="of:=([.B226]/[.$F$1])" office:value-type="float" office:value="0.000712588942015984" calcext:value-type="float">
            <text:p>0,0007125889</text:p>
          </table:table-cell>
          <table:table-cell table:formula="of:=([.$S$11]/([.E226]+[.$T$11])^[.$U$11])" office:value-type="float" office:value="0.000934418622627713" calcext:value-type="float">
            <text:p>0,0009344186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([.C226]-[.D226])^2" office:value-type="float" office:value="0.0000000492084072003018" calcext:value-type="float">
            <text:p>4,9208407200301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veral</text:p>
          </table:table-cell>
          <table:table-cell office:value-type="float" office:value="1280" calcext:value-type="float">
            <text:p>1280</text:p>
          </table:table-cell>
          <table:table-cell table:formula="of:=([.B227]/[.$F$1])" office:value-type="float" office:value="0.000709264265770186" calcext:value-type="float">
            <text:p>0,0007092643</text:p>
          </table:table-cell>
          <table:table-cell table:formula="of:=([.$S$11]/([.E227]+[.$T$11])^[.$U$11])" office:value-type="float" office:value="0.000930923644391197" calcext:value-type="float">
            <text:p>0,0009309236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([.C227]-[.D227])^2" office:value-type="float" office:value="0.0000000491328801306526" calcext:value-type="float">
            <text:p>4,9132880130652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uring</text:p>
          </table:table-cell>
          <table:table-cell office:value-type="float" office:value="1274" calcext:value-type="float">
            <text:p>1274</text:p>
          </table:table-cell>
          <table:table-cell table:formula="of:=([.B228]/[.$F$1])" office:value-type="float" office:value="0.000705939589524388" calcext:value-type="float">
            <text:p>0,0007059396</text:p>
          </table:table-cell>
          <table:table-cell table:formula="of:=([.$S$11]/([.E228]+[.$T$11])^[.$U$11])" office:value-type="float" office:value="0.000927456816085845" calcext:value-type="float">
            <text:p>0,0009274568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([.C228]-[.D228])^2" office:value-type="float" office:value="0.0000000490698816634796" calcext:value-type="float">
            <text:p>4,9069881663479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ar</text:p>
          </table:table-cell>
          <table:table-cell office:value-type="float" office:value="1271" calcext:value-type="float">
            <text:p>1271</text:p>
          </table:table-cell>
          <table:table-cell table:formula="of:=([.B229]/[.$F$1])" office:value-type="float" office:value="0.00070427725140149" calcext:value-type="float">
            <text:p>0,0007042773</text:p>
          </table:table-cell>
          <table:table-cell table:formula="of:=([.$S$11]/([.E229]+[.$T$11])^[.$U$11])" office:value-type="float" office:value="0.000924017790585925" calcext:value-type="float">
            <text:p>0,0009240178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([.C229]-[.D229])^2" office:value-type="float" office:value="0.0000000482859045610665" calcext:value-type="float">
            <text:p>4,8285904561066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rmy</text:p>
          </table:table-cell>
          <table:table-cell office:value-type="float" office:value="1269" calcext:value-type="float">
            <text:p>1269</text:p>
          </table:table-cell>
          <table:table-cell table:formula="of:=([.B230]/[.$F$1])" office:value-type="float" office:value="0.000703169025986224" calcext:value-type="float">
            <text:p>0,000703169</text:p>
          </table:table-cell>
          <table:table-cell table:formula="of:=([.$S$11]/([.E230]+[.$T$11])^[.$U$11])" office:value-type="float" office:value="0.000920606226518107" calcext:value-type="float">
            <text:p>0,0009206062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([.C230]-[.D230])^2" office:value-type="float" office:value="0.0000000472789361751425" calcext:value-type="float">
            <text:p>4,7278936175142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oor</text:p>
          </table:table-cell>
          <table:table-cell office:value-type="float" office:value="1267" calcext:value-type="float">
            <text:p>1267</text:p>
          </table:table-cell>
          <table:table-cell table:formula="of:=([.B231]/[.$F$1])" office:value-type="float" office:value="0.000702060800570958" calcext:value-type="float">
            <text:p>0,0007020608</text:p>
          </table:table-cell>
          <table:table-cell table:formula="of:=([.$S$11]/([.E231]+[.$T$11])^[.$U$11])" office:value-type="float" office:value="0.000917221788141952" calcext:value-type="float">
            <text:p>0,0009172218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([.C231]-[.D231])^2" office:value-type="float" office:value="0.0000000462942505725255" calcext:value-type="float">
            <text:p>4,6294250572525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one</text:p>
          </table:table-cell>
          <table:table-cell office:value-type="float" office:value="1261" calcext:value-type="float">
            <text:p>1261</text:p>
          </table:table-cell>
          <table:table-cell table:formula="of:=([.B232]/[.$F$1])" office:value-type="float" office:value="0.00069873612432516" calcext:value-type="float">
            <text:p>0,0006987361</text:p>
          </table:table-cell>
          <table:table-cell table:formula="of:=([.$S$11]/([.E232]+[.$T$11])^[.$U$11])" office:value-type="float" office:value="0.000913864145233385" calcext:value-type="float">
            <text:p>0,0009138641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([.C232]-[.D232])^2" office:value-type="float" office:value="0.0000000462800653798897" calcext:value-type="float">
            <text:p>4,6280065379889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oing</text:p>
          </table:table-cell>
          <table:table-cell office:value-type="float" office:value="1255" calcext:value-type="float">
            <text:p>1255</text:p>
          </table:table-cell>
          <table:table-cell table:formula="of:=([.B233]/[.$F$1])" office:value-type="float" office:value="0.000695411448079362" calcext:value-type="float">
            <text:p>0,0006954114</text:p>
          </table:table-cell>
          <table:table-cell table:formula="of:=([.$S$11]/([.E233]+[.$T$11])^[.$U$11])" office:value-type="float" office:value="0.000910532972971062" calcext:value-type="float">
            <text:p>0,000910533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([.C233]-[.D233])^2" office:value-type="float" office:value="0.0000000462772704717303" calcext:value-type="float">
            <text:p>4,6277270471730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undred</text:p>
          </table:table-cell>
          <table:table-cell office:value-type="float" office:value="1249" calcext:value-type="float">
            <text:p>1249</text:p>
          </table:table-cell>
          <table:table-cell table:formula="of:=([.B234]/[.$F$1])" office:value-type="float" office:value="0.000692086771833564" calcext:value-type="float">
            <text:p>0,0006920868</text:p>
          </table:table-cell>
          <table:table-cell table:formula="of:=([.$S$11]/([.E234]+[.$T$11])^[.$U$11])" office:value-type="float" office:value="0.000907227951825547" calcext:value-type="float">
            <text:p>0,000907228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([.C234]-[.D234])^2" office:value-type="float" office:value="0.0000000462857273283428" calcext:value-type="float">
            <text:p>4,6285727328342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ate</text:p>
          </table:table-cell>
          <table:table-cell office:value-type="float" office:value="1248" calcext:value-type="float">
            <text:p>1248</text:p>
          </table:table-cell>
          <table:table-cell table:formula="of:=([.B235]/[.$F$1])" office:value-type="float" office:value="0.000691532659125932" calcext:value-type="float">
            <text:p>0,0006915327</text:p>
          </table:table-cell>
          <table:table-cell table:formula="of:=([.$S$11]/([.E235]+[.$T$11])^[.$U$11])" office:value-type="float" office:value="0.000903948767451218" calcext:value-type="float">
            <text:p>0,0009039488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([.C235]-[.D235])^2" office:value-type="float" office:value="0.00000004512060307606" calcext:value-type="float">
            <text:p>4,51206030760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ide</text:p>
          </table:table-cell>
          <table:table-cell office:value-type="float" office:value="1233" calcext:value-type="float">
            <text:p>1233</text:p>
          </table:table-cell>
          <table:table-cell table:formula="of:=([.B236]/[.$F$1])" office:value-type="float" office:value="0.000683220968511437" calcext:value-type="float">
            <text:p>0,000683221</text:p>
          </table:table-cell>
          <table:table-cell table:formula="of:=([.$S$11]/([.E236]+[.$T$11])^[.$U$11])" office:value-type="float" office:value="0.000900695110580824" calcext:value-type="float">
            <text:p>0,0009006951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([.C236]-[.D236])^2" office:value-type="float" office:value="0.0000000472950024688157" calcext:value-type="float">
            <text:p>4,7295002468815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oy</text:p>
          </table:table-cell>
          <table:table-cell office:value-type="float" office:value="1215" calcext:value-type="float">
            <text:p>1215</text:p>
          </table:table-cell>
          <table:table-cell table:formula="of:=([.B237]/[.$F$1])" office:value-type="float" office:value="0.000673246939774044" calcext:value-type="float">
            <text:p>0,0006732469</text:p>
          </table:table-cell>
          <table:table-cell table:formula="of:=([.$S$11]/([.E237]+[.$T$11])^[.$U$11])" office:value-type="float" office:value="0.000897466676922618" calcext:value-type="float">
            <text:p>0,0008974667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([.C237]-[.D237])^2" office:value-type="float" office:value="0.0000000502744905269755" calcext:value-type="float">
            <text:p>5,0274490526975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hose</text:p>
          </table:table-cell>
          <table:table-cell office:value-type="float" office:value="1201" calcext:value-type="float">
            <text:p>1201</text:p>
          </table:table-cell>
          <table:table-cell table:formula="of:=([.B238]/[.$F$1])" office:value-type="float" office:value="0.000665489361867182" calcext:value-type="float">
            <text:p>0,0006654894</text:p>
          </table:table-cell>
          <table:table-cell table:formula="of:=([.$S$11]/([.E238]+[.$T$11])^[.$U$11])" office:value-type="float" office:value="0.000894263167059993" calcext:value-type="float">
            <text:p>0,0008942632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([.C238]-[.D238])^2" office:value-type="float" office:value="0.0000000523374539423979" calcext:value-type="float">
            <text:p>5,2337453942397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t</text:p>
          </table:table-cell>
          <table:table-cell office:value-type="float" office:value="1196" calcext:value-type="float">
            <text:p>1196</text:p>
          </table:table-cell>
          <table:table-cell table:formula="of:=([.B239]/[.$F$1])" office:value-type="float" office:value="0.000662718798329018" calcext:value-type="float">
            <text:p>0,0006627188</text:p>
          </table:table-cell>
          <table:table-cell table:formula="of:=([.$S$11]/([.E239]+[.$T$11])^[.$U$11])" office:value-type="float" office:value="0.000891084286353547" calcext:value-type="float">
            <text:p>0,0008910843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([.C239]-[.D239])^2" office:value-type="float" office:value="0.0000000521507961206814" calcext:value-type="float">
            <text:p>5,2150796120681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ment</text:p>
          </table:table-cell>
          <table:table-cell office:value-type="float" office:value="1196" calcext:value-type="float">
            <text:p>1196</text:p>
          </table:table-cell>
          <table:table-cell table:formula="of:=([.B240]/[.$F$1])" office:value-type="float" office:value="0.000662718798329018" calcext:value-type="float">
            <text:p>0,0006627188</text:p>
          </table:table-cell>
          <table:table-cell table:formula="of:=([.$S$11]/([.E240]+[.$T$11])^[.$U$11])" office:value-type="float" office:value="0.000887929744845512" calcext:value-type="float">
            <text:p>0,0008879297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([.C240]-[.D240])^2" office:value-type="float" office:value="0.0000000507199704308551" calcext:value-type="float">
            <text:p>5,0719970430855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oint</text:p>
          </table:table-cell>
          <table:table-cell office:value-type="float" office:value="1192" calcext:value-type="float">
            <text:p>1192</text:p>
          </table:table-cell>
          <table:table-cell table:formula="of:=([.B241]/[.$F$1])" office:value-type="float" office:value="0.000660502347498486" calcext:value-type="float">
            <text:p>0,0006605023</text:p>
          </table:table-cell>
          <table:table-cell table:formula="of:=([.$S$11]/([.E241]+[.$T$11])^[.$U$11])" office:value-type="float" office:value="0.000884799257166476" calcext:value-type="float">
            <text:p>0,0008847993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([.C241]-[.D241])^2" office:value-type="float" office:value="0.0000000503091036866104" calcext:value-type="float">
            <text:p>5,0309103686610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wen</text:p>
          </table:table-cell>
          <table:table-cell office:value-type="float" office:value="1185" calcext:value-type="float">
            <text:p>1185</text:p>
          </table:table-cell>
          <table:table-cell table:formula="of:=([.B242]/[.$F$1])" office:value-type="float" office:value="0.000656623558545055" calcext:value-type="float">
            <text:p>0,0006566236</text:p>
          </table:table-cell>
          <table:table-cell table:formula="of:=([.$S$11]/([.E242]+[.$T$11])^[.$U$11])" office:value-type="float" office:value="0.000881692542444342" calcext:value-type="float">
            <text:p>0,0008816925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([.C242]-[.D242])^2" office:value-type="float" office:value="0.0000000506560475134573" calcext:value-type="float">
            <text:p>5,0656047513457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nd</text:p>
          </table:table-cell>
          <table:table-cell office:value-type="float" office:value="1182" calcext:value-type="float">
            <text:p>1182</text:p>
          </table:table-cell>
          <table:table-cell table:formula="of:=([.B243]/[.$F$1])" office:value-type="float" office:value="0.000654961220422156" calcext:value-type="float">
            <text:p>0,0006549612</text:p>
          </table:table-cell>
          <table:table-cell table:formula="of:=([.$S$11]/([.E243]+[.$T$11])^[.$U$11])" office:value-type="float" office:value="0.00087860932421545" calcext:value-type="float">
            <text:p>0,0008786093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([.C243]-[.D243])^2" office:value-type="float" office:value="0.000000050018474330336" calcext:value-type="float">
            <text:p>0,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ight</text:p>
          </table:table-cell>
          <table:table-cell office:value-type="float" office:value="1177" calcext:value-type="float">
            <text:p>1177</text:p>
          </table:table-cell>
          <table:table-cell table:formula="of:=([.B244]/[.$F$1])" office:value-type="float" office:value="0.000652190656883992" calcext:value-type="float">
            <text:p>0,0006521907</text:p>
          </table:table-cell>
          <table:table-cell table:formula="of:=([.$S$11]/([.E244]+[.$T$11])^[.$U$11])" office:value-type="float" office:value="0.000875549330337816" calcext:value-type="float">
            <text:p>0,0008755493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([.C244]-[.D244])^2" office:value-type="float" office:value="0.0000000498890970070522" calcext:value-type="float">
            <text:p>4,9889097007052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arge</text:p>
          </table:table-cell>
          <table:table-cell office:value-type="float" office:value="1170" calcext:value-type="float">
            <text:p>1170</text:p>
          </table:table-cell>
          <table:table-cell table:formula="of:=([.B245]/[.$F$1])" office:value-type="float" office:value="0.000648311867930561" calcext:value-type="float">
            <text:p>0,0006483119</text:p>
          </table:table-cell>
          <table:table-cell table:formula="of:=([.$S$11]/([.E245]+[.$T$11])^[.$U$11])" office:value-type="float" office:value="0.00087251229290641" calcext:value-type="float">
            <text:p>0,0008725123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([.C245]-[.D245])^2" office:value-type="float" office:value="0.0000000502658305593516" calcext:value-type="float">
            <text:p>5,0265830559351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act</text:p>
          </table:table-cell>
          <table:table-cell office:value-type="float" office:value="1169" calcext:value-type="float">
            <text:p>1169</text:p>
          </table:table-cell>
          <table:table-cell table:formula="of:=([.B246]/[.$F$1])" office:value-type="float" office:value="0.000647757755222928" calcext:value-type="float">
            <text:p>0,0006477578</text:p>
          </table:table-cell>
          <table:table-cell table:formula="of:=([.$S$11]/([.E246]+[.$T$11])^[.$U$11])" office:value-type="float" office:value="0.000869497948170444" calcext:value-type="float">
            <text:p>0,0008694979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([.C246]-[.D246])^2" office:value-type="float" office:value="0.0000000491687131684015" calcext:value-type="float">
            <text:p>4,9168713168401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ands</text:p>
          </table:table-cell>
          <table:table-cell office:value-type="float" office:value="1163" calcext:value-type="float">
            <text:p>1163</text:p>
          </table:table-cell>
          <table:table-cell table:formula="of:=([.B247]/[.$F$1])" office:value-type="float" office:value="0.00064443307897713" calcext:value-type="float">
            <text:p>0,0006444331</text:p>
          </table:table-cell>
          <table:table-cell table:formula="of:=([.$S$11]/([.E247]+[.$T$11])^[.$U$11])" office:value-type="float" office:value="0.000866506036452582" calcext:value-type="float">
            <text:p>0,00086650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([.C247]-[.D247])^2" office:value-type="float" office:value="0.0000000493163984418938" calcext:value-type="float">
            <text:p>4,9316398441893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mall</text:p>
          </table:table-cell>
          <table:table-cell office:value-type="float" office:value="1160" calcext:value-type="float">
            <text:p>1160</text:p>
          </table:table-cell>
          <table:table-cell table:formula="of:=([.B248]/[.$F$1])" office:value-type="float" office:value="0.000642770740854231" calcext:value-type="float">
            <text:p>0,0006427707</text:p>
          </table:table-cell>
          <table:table-cell table:formula="of:=([.$S$11]/([.E248]+[.$T$11])^[.$U$11])" office:value-type="float" office:value="0.000863536302070053" calcext:value-type="float">
            <text:p>0,0008635363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([.C248]-[.D248])^2" office:value-type="float" office:value="0.0000000487374330189369" calcext:value-type="float">
            <text:p>4,8737433018936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ext</text:p>
          </table:table-cell>
          <table:table-cell office:value-type="float" office:value="1160" calcext:value-type="float">
            <text:p>1160</text:p>
          </table:table-cell>
          <table:table-cell table:formula="of:=([.B249]/[.$F$1])" office:value-type="float" office:value="0.000642770740854231" calcext:value-type="float">
            <text:p>0,0006427707</text:p>
          </table:table-cell>
          <table:table-cell table:formula="of:=([.$S$11]/([.E249]+[.$T$11])^[.$U$11])" office:value-type="float" office:value="0.000860588493257589" calcext:value-type="float">
            <text:p>0,0008605885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([.C249]-[.D249])^2" office:value-type="float" office:value="0.0000000474445732620504" calcext:value-type="float">
            <text:p>4,7444573262050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rder</text:p>
          </table:table-cell>
          <table:table-cell office:value-type="float" office:value="1153" calcext:value-type="float">
            <text:p>1153</text:p>
          </table:table-cell>
          <table:table-cell table:formula="of:=([.B250]/[.$F$1])" office:value-type="float" office:value="0.000638891951900801" calcext:value-type="float">
            <text:p>0,000638892</text:p>
          </table:table-cell>
          <table:table-cell table:formula="of:=([.$S$11]/([.E250]+[.$T$11])^[.$U$11])" office:value-type="float" office:value="0.000857662362092147" calcext:value-type="float">
            <text:p>0,0008576624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([.C250]-[.D250])^2" office:value-type="float" office:value="0.00000004786049237529" calcext:value-type="float">
            <text:p>4,78604923752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ess</text:p>
          </table:table-cell>
          <table:table-cell office:value-type="float" office:value="1152" calcext:value-type="float">
            <text:p>1152</text:p>
          </table:table-cell>
          <table:table-cell table:formula="of:=([.B251]/[.$F$1])" office:value-type="float" office:value="0.000638337839193168" calcext:value-type="float">
            <text:p>0,0006383378</text:p>
          </table:table-cell>
          <table:table-cell table:formula="of:=([.$S$11]/([.E251]+[.$T$11])^[.$U$11])" office:value-type="float" office:value="0.000854757664419378" calcext:value-type="float">
            <text:p>0,0008547577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([.C251]-[.D251])^2" office:value-type="float" office:value="0.0000000468375407509436" calcext:value-type="float">
            <text:p>4,6837540750943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ound</text:p>
          </table:table-cell>
          <table:table-cell office:value-type="float" office:value="1147" calcext:value-type="float">
            <text:p>1147</text:p>
          </table:table-cell>
          <table:table-cell table:formula="of:=([.B252]/[.$F$1])" office:value-type="float" office:value="0.000635567275655003" calcext:value-type="float">
            <text:p>0,0006355673</text:p>
          </table:table-cell>
          <table:table-cell table:formula="of:=([.$S$11]/([.E252]+[.$T$11])^[.$U$11])" office:value-type="float" office:value="0.000851874159781778" calcext:value-type="float">
            <text:p>0,0008518742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([.C252]-[.D252])^2" office:value-type="float" office:value="0.000000046788668120634" calcext:value-type="float">
            <text:p>4,678866812063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ithin</text:p>
          </table:table-cell>
          <table:table-cell office:value-type="float" office:value="1147" calcext:value-type="float">
            <text:p>1147</text:p>
          </table:table-cell>
          <table:table-cell table:formula="of:=([.B253]/[.$F$1])" office:value-type="float" office:value="0.000635567275655003" calcext:value-type="float">
            <text:p>0,0006355673</text:p>
          </table:table-cell>
          <table:table-cell table:formula="of:=([.$S$11]/([.E253]+[.$T$11])^[.$U$11])" office:value-type="float" office:value="0.000849011611348483" calcext:value-type="float">
            <text:p>0,0008490116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([.C253]-[.D253])^2" office:value-type="float" office:value="0.000000045558484439631" calcext:value-type="float">
            <text:p>4,555848443963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ear</text:p>
          </table:table-cell>
          <table:table-cell office:value-type="float" office:value="1146" calcext:value-type="float">
            <text:p>1146</text:p>
          </table:table-cell>
          <table:table-cell table:formula="of:=([.B254]/[.$F$1])" office:value-type="float" office:value="0.00063501316294737" calcext:value-type="float">
            <text:p>0,0006350132</text:p>
          </table:table-cell>
          <table:table-cell table:formula="of:=([.$S$11]/([.E254]+[.$T$11])^[.$U$11])" office:value-type="float" office:value="0.000846169785846675" calcext:value-type="float">
            <text:p>0,0008461698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([.C254]-[.D254])^2" office:value-type="float" office:value="0.0000000445871193942395" calcext:value-type="float">
            <text:p>4,4587119394239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known</text:p>
          </table:table-cell>
          <table:table-cell office:value-type="float" office:value="1145" calcext:value-type="float">
            <text:p>1145</text:p>
          </table:table-cell>
          <table:table-cell table:formula="of:=([.B255]/[.$F$1])" office:value-type="float" office:value="0.000634459050239737" calcext:value-type="float">
            <text:p>0,0006344591</text:p>
          </table:table-cell>
          <table:table-cell table:formula="of:=([.$S$11]/([.E255]+[.$T$11])^[.$U$11])" office:value-type="float" office:value="0.000843348453494536" calcext:value-type="float">
            <text:p>0,000843348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([.C255]-[.D255])^2" office:value-type="float" office:value="0.0000000436347827921463" calcext:value-type="float">
            <text:p>4,3634782792146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ords</text:p>
          </table:table-cell>
          <table:table-cell office:value-type="float" office:value="1140" calcext:value-type="float">
            <text:p>1140</text:p>
          </table:table-cell>
          <table:table-cell table:formula="of:=([.B256]/[.$F$1])" office:value-type="float" office:value="0.000631688486701572" calcext:value-type="float">
            <text:p>0,0006316885</text:p>
          </table:table-cell>
          <table:table-cell table:formula="of:=([.$S$11]/([.E256]+[.$T$11])^[.$U$11])" office:value-type="float" office:value="0.000840547387935724" calcext:value-type="float">
            <text:p>0,0008405474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([.C256]-[.D256])^2" office:value-type="float" office:value="0.0000000436220406247372" calcext:value-type="float">
            <text:p>4,3622040624737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ord</text:p>
          </table:table-cell>
          <table:table-cell office:value-type="float" office:value="1139" calcext:value-type="float">
            <text:p>1139</text:p>
          </table:table-cell>
          <table:table-cell table:formula="of:=([.B257]/[.$F$1])" office:value-type="float" office:value="0.000631134373993939" calcext:value-type="float">
            <text:p>0,0006311344</text:p>
          </table:table-cell>
          <table:table-cell table:formula="of:=([.$S$11]/([.E257]+[.$T$11])^[.$U$11])" office:value-type="float" office:value="0.000837766366175325" calcext:value-type="float">
            <text:p>0,0008377664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([.C257]-[.D257])^2" office:value-type="float" office:value="0.0000000426967801928483" calcext:value-type="float">
            <text:p>4,2696780192848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h</text:p>
          </table:table-cell>
          <table:table-cell office:value-type="float" office:value="1129" calcext:value-type="float">
            <text:p>1129</text:p>
          </table:table-cell>
          <table:table-cell table:formula="of:=([.B258]/[.$F$1])" office:value-type="float" office:value="0.00062559324691761" calcext:value-type="float">
            <text:p>0,0006255932</text:p>
          </table:table-cell>
          <table:table-cell table:formula="of:=([.$S$11]/([.E258]+[.$T$11])^[.$U$11])" office:value-type="float" office:value="0.000835005168517246" calcext:value-type="float">
            <text:p>0,0008350052</text:p>
          </table:table-cell>
          <table:table-cell office:value-type="float" office:value="257" calcext:value-type="float">
            <text:p>257</text:p>
          </table:table-cell>
          <table:table-cell/>
          <table:table-cell table:formula="of:=([.C258]-[.D258])^2" office:value-type="float" office:value="0.0000000438533529080524" calcext:value-type="float">
            <text:p>4,3853352908052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ates</text:p>
          </table:table-cell>
          <table:table-cell office:value-type="float" office:value="1128" calcext:value-type="float">
            <text:p>1128</text:p>
          </table:table-cell>
          <table:table-cell table:formula="of:=([.B259]/[.$F$1])" office:value-type="float" office:value="0.000625039134209977" calcext:value-type="float">
            <text:p>0,0006250391</text:p>
          </table:table-cell>
          <table:table-cell table:formula="of:=([.$S$11]/([.E259]+[.$T$11])^[.$U$11])" office:value-type="float" office:value="0.000832263578503007" calcext:value-type="float">
            <text:p>0,0008322636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([.C259]-[.D259])^2" office:value-type="float" office:value="0.0000000429419703125552" calcext:value-type="float">
            <text:p>4,2941970312555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until</text:p>
          </table:table-cell>
          <table:table-cell office:value-type="float" office:value="1127" calcext:value-type="float">
            <text:p>1127</text:p>
          </table:table-cell>
          <table:table-cell table:formula="of:=([.B260]/[.$F$1])" office:value-type="float" office:value="0.000624485021502344" calcext:value-type="float">
            <text:p>0,000624485</text:p>
          </table:table-cell>
          <table:table-cell table:formula="of:=([.$S$11]/([.E260]+[.$T$11])^[.$U$11])" office:value-type="float" office:value="0.000829541382851892" calcext:value-type="float">
            <text:p>0,0008295414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([.C260]-[.D260])^2" office:value-type="float" office:value="0.0000000420481113299166" calcext:value-type="float">
            <text:p>0,00000004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ature</text:p>
          </table:table-cell>
          <table:table-cell office:value-type="float" office:value="1126" calcext:value-type="float">
            <text:p>1126</text:p>
          </table:table-cell>
          <table:table-cell table:formula="of:=([.B261]/[.$F$1])" office:value-type="float" office:value="0.000623930908794711" calcext:value-type="float">
            <text:p>0,0006239309</text:p>
          </table:table-cell>
          <table:table-cell table:formula="of:=([.$S$11]/([.E261]+[.$T$11])^[.$U$11])" office:value-type="float" office:value="0.00082683837140244" calcext:value-type="float">
            <text:p>0,0008268384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([.C261]-[.D261])^2" office:value-type="float" office:value="0.0000000411714383819073" calcext:value-type="float">
            <text:p>4,1171438381907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ousand</text:p>
          </table:table-cell>
          <table:table-cell office:value-type="float" office:value="1123" calcext:value-type="float">
            <text:p>1123</text:p>
          </table:table-cell>
          <table:table-cell table:formula="of:=([.B262]/[.$F$1])" office:value-type="float" office:value="0.000622268570671812" calcext:value-type="float">
            <text:p>0,0006222686</text:p>
          </table:table-cell>
          <table:table-cell table:formula="of:=([.$S$11]/([.E262]+[.$T$11])^[.$U$11])" office:value-type="float" office:value="0.000824154337055222" calcext:value-type="float">
            <text:p>0,0008241543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([.C262]-[.D262])^2" office:value-type="float" office:value="0.0000000407578626682167" calcext:value-type="float">
            <text:p>4,0757862668216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our</text:p>
          </table:table-cell>
          <table:table-cell office:value-type="float" office:value="1123" calcext:value-type="float">
            <text:p>1123</text:p>
          </table:table-cell>
          <table:table-cell table:formula="of:=([.B263]/[.$F$1])" office:value-type="float" office:value="0.000622268570671812" calcext:value-type="float">
            <text:p>0,0006222686</text:p>
          </table:table-cell>
          <table:table-cell table:formula="of:=([.$S$11]/([.E263]+[.$T$11])^[.$U$11])" office:value-type="float" office:value="0.000821489075716876" calcext:value-type="float">
            <text:p>0,0008214891</text:p>
          </table:table-cell>
          <table:table-cell office:value-type="float" office:value="262" calcext:value-type="float">
            <text:p>262</text:p>
          </table:table-cell>
          <table:table-cell/>
          <table:table-cell table:formula="of:=([.C263]-[.D263])^2" office:value-type="float" office:value="0.0000000396888096304103" calcext:value-type="float">
            <text:p>3,9688809630410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lmost</text:p>
          </table:table-cell>
          <table:table-cell office:value-type="float" office:value="1119" calcext:value-type="float">
            <text:p>1119</text:p>
          </table:table-cell>
          <table:table-cell table:formula="of:=([.B264]/[.$F$1])" office:value-type="float" office:value="0.00062005211984128" calcext:value-type="float">
            <text:p>0,0006200521</text:p>
          </table:table-cell>
          <table:table-cell table:formula="of:=([.$S$11]/([.E264]+[.$T$11])^[.$U$11])" office:value-type="float" office:value="0.000818842386245382" calcext:value-type="float">
            <text:p>0,0008188424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([.C264]-[.D264])^2" office:value-type="float" office:value="0.0000000395175700170139" calcext:value-type="float">
            <text:p>3,9517570017013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or</text:p>
          </table:table-cell>
          <table:table-cell office:value-type="float" office:value="1118" calcext:value-type="float">
            <text:p>1118</text:p>
          </table:table-cell>
          <table:table-cell table:formula="of:=([.B265]/[.$F$1])" office:value-type="float" office:value="0.000619498007133647" calcext:value-type="float">
            <text:p>0,000619498</text:p>
          </table:table-cell>
          <table:table-cell table:formula="of:=([.$S$11]/([.E265]+[.$T$11])^[.$U$11])" office:value-type="float" office:value="0.000816214070396526" calcext:value-type="float">
            <text:p>0,0008162141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([.C265]-[.D265])^2" office:value-type="float" office:value="0.0000000386972095456449" calcext:value-type="float">
            <text:p>3,8697209545644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iss</text:p>
          </table:table-cell>
          <table:table-cell office:value-type="float" office:value="1110" calcext:value-type="float">
            <text:p>1110</text:p>
          </table:table-cell>
          <table:table-cell table:formula="of:=([.B266]/[.$F$1])" office:value-type="float" office:value="0.000615065105472583" calcext:value-type="float">
            <text:p>0,0006150651</text:p>
          </table:table-cell>
          <table:table-cell table:formula="of:=([.$S$11]/([.E266]+[.$T$11])^[.$U$11])" office:value-type="float" office:value="0.000813603932771527" calcext:value-type="float">
            <text:p>0,0008136039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([.C266]-[.D266])^2" office:value-type="float" office:value="0.0000000394176659452399" calcext:value-type="float">
            <text:p>3,9417665945239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nough</text:p>
          </table:table-cell>
          <table:table-cell office:value-type="float" office:value="1109" calcext:value-type="float">
            <text:p>1109</text:p>
          </table:table-cell>
          <table:table-cell table:formula="of:=([.B267]/[.$F$1])" office:value-type="float" office:value="0.00061451099276495" calcext:value-type="float">
            <text:p>0,000614511</text:p>
          </table:table-cell>
          <table:table-cell table:formula="of:=([.$S$11]/([.E267]+[.$T$11])^[.$U$11])" office:value-type="float" office:value="0.000811011780765813" calcext:value-type="float">
            <text:p>0,0008110118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([.C267]-[.D267])^2" office:value-type="float" office:value="0.00000003861255968496" calcext:value-type="float">
            <text:p>3,86125596849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annot</text:p>
          </table:table-cell>
          <table:table-cell office:value-type="float" office:value="1109" calcext:value-type="float">
            <text:p>1109</text:p>
          </table:table-cell>
          <table:table-cell table:formula="of:=([.B268]/[.$F$1])" office:value-type="float" office:value="0.00061451099276495" calcext:value-type="float">
            <text:p>0,000614511</text:p>
          </table:table-cell>
          <table:table-cell table:formula="of:=([.$S$11]/([.E268]+[.$T$11])^[.$U$11])" office:value-type="float" office:value="0.000808437424518892" calcext:value-type="float">
            <text:p>0,0008084374</text:p>
          </table:table-cell>
          <table:table-cell office:value-type="float" office:value="267" calcext:value-type="float">
            <text:p>267</text:p>
          </table:table-cell>
          <table:table-cell/>
          <table:table-cell table:formula="of:=([.C268]-[.D268])^2" office:value-type="float" office:value="0.0000000376074609328163" calcext:value-type="float">
            <text:p>3,7607460932816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ertain</text:p>
          </table:table-cell>
          <table:table-cell office:value-type="float" office:value="1109" calcext:value-type="float">
            <text:p>1109</text:p>
          </table:table-cell>
          <table:table-cell table:formula="of:=([.B269]/[.$F$1])" office:value-type="float" office:value="0.00061451099276495" calcext:value-type="float">
            <text:p>0,000614511</text:p>
          </table:table-cell>
          <table:table-cell table:formula="of:=([.$S$11]/([.E269]+[.$T$11])^[.$U$11])" office:value-type="float" office:value="0.000805880676865313" calcext:value-type="float">
            <text:p>0,0008058807</text:p>
          </table:table-cell>
          <table:table-cell office:value-type="float" office:value="268" calcext:value-type="float">
            <text:p>268</text:p>
          </table:table-cell>
          <table:table-cell/>
          <table:table-cell table:formula="of:=([.C269]-[.D269])^2" office:value-type="float" office:value="0.0000000366223559926725" calcext:value-type="float">
            <text:p>3,6622355992672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orm</text:p>
          </table:table-cell>
          <table:table-cell office:value-type="float" office:value="1101" calcext:value-type="float">
            <text:p>1101</text:p>
          </table:table-cell>
          <table:table-cell table:formula="of:=([.B270]/[.$F$1])" office:value-type="float" office:value="0.000610078091103887" calcext:value-type="float">
            <text:p>0,0006100781</text:p>
          </table:table-cell>
          <table:table-cell table:formula="of:=([.$S$11]/([.E270]+[.$T$11])^[.$U$11])" office:value-type="float" office:value="0.000803341353286672" calcext:value-type="float">
            <text:p>0,0008033414</text:p>
          </table:table-cell>
          <table:table-cell office:value-type="float" office:value="269" calcext:value-type="float">
            <text:p>269</text:p>
          </table:table-cell>
          <table:table-cell/>
          <table:table-cell table:formula="of:=([.C270]-[.D270])^2" office:value-type="float" office:value="0.0000000373506885095321" calcext:value-type="float">
            <text:p>3,7350688509532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ays</text:p>
          </table:table-cell>
          <table:table-cell office:value-type="float" office:value="1101" calcext:value-type="float">
            <text:p>1101</text:p>
          </table:table-cell>
          <table:table-cell table:formula="of:=([.B271]/[.$F$1])" office:value-type="float" office:value="0.000610078091103887" calcext:value-type="float">
            <text:p>0,0006100781</text:p>
          </table:table-cell>
          <table:table-cell table:formula="of:=([.$S$11]/([.E271]+[.$T$11])^[.$U$11])" office:value-type="float" office:value="0.000800819271864655" calcext:value-type="float">
            <text:p>0,0008008193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([.C271]-[.D271])^2" office:value-type="float" office:value="0.0000000363821980380119" calcext:value-type="float">
            <text:p>3,6382198038011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yself</text:p>
          </table:table-cell>
          <table:table-cell office:value-type="float" office:value="1100" calcext:value-type="float">
            <text:p>1100</text:p>
          </table:table-cell>
          <table:table-cell table:formula="of:=([.B272]/[.$F$1])" office:value-type="float" office:value="0.000609523978396254" calcext:value-type="float">
            <text:p>0,000609524</text:p>
          </table:table-cell>
          <table:table-cell table:formula="of:=([.$S$11]/([.E272]+[.$T$11])^[.$U$11])" office:value-type="float" office:value="0.000798314253235067" calcext:value-type="float">
            <text:p>0,0007983143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([.C272]-[.D272])^2" office:value-type="float" office:value="0.0000000356417678737146" calcext:value-type="float">
            <text:p>3,5641767873714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voice</text:p>
          </table:table-cell>
          <table:table-cell office:value-type="float" office:value="1099" calcext:value-type="float">
            <text:p>1099</text:p>
          </table:table-cell>
          <table:table-cell table:formula="of:=([.B273]/[.$F$1])" office:value-type="float" office:value="0.000608969865688621" calcext:value-type="float">
            <text:p>0,0006089699</text:p>
          </table:table-cell>
          <table:table-cell table:formula="of:=([.$S$11]/([.E273]+[.$T$11])^[.$U$11])" office:value-type="float" office:value="0.000795826120542854" calcext:value-type="float">
            <text:p>0,0007958261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([.C273]-[.D273])^2" office:value-type="float" office:value="0.0000000349152599781502" calcext:value-type="float">
            <text:p>3,4915259978150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ather</text:p>
          </table:table-cell>
          <table:table-cell office:value-type="float" office:value="1096" calcext:value-type="float">
            <text:p>1096</text:p>
          </table:table-cell>
          <table:table-cell table:formula="of:=([.B274]/[.$F$1])" office:value-type="float" office:value="0.000607307527565722" calcext:value-type="float">
            <text:p>0,0006073075</text:p>
          </table:table-cell>
          <table:table-cell table:formula="of:=([.$S$11]/([.E274]+[.$T$11])^[.$U$11])" office:value-type="float" office:value="0.000793354699398064" calcext:value-type="float">
            <text:p>0,0007933547</text:p>
          </table:table-cell>
          <table:table-cell office:value-type="float" office:value="273" calcext:value-type="float">
            <text:p>273</text:p>
          </table:table-cell>
          <table:table-cell/>
          <table:table-cell table:formula="of:=([.C274]-[.D274])^2" office:value-type="float" office:value="0.0000000346135501468132" calcext:value-type="float">
            <text:p>3,4613550146813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omething</text:p>
          </table:table-cell>
          <table:table-cell office:value-type="float" office:value="1090" calcext:value-type="float">
            <text:p>1090</text:p>
          </table:table-cell>
          <table:table-cell table:formula="of:=([.B275]/[.$F$1])" office:value-type="float" office:value="0.000603982851319924" calcext:value-type="float">
            <text:p>0,0006039829</text:p>
          </table:table-cell>
          <table:table-cell table:formula="of:=([.$S$11]/([.E275]+[.$T$11])^[.$U$11])" office:value-type="float" office:value="0.000790899817832743" calcext:value-type="float">
            <text:p>0,0007908998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([.C275]-[.D275])^2" office:value-type="float" office:value="0.0000000349379523703542" calcext:value-type="float">
            <text:p>3,4937952370354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ove</text:p>
          </table:table-cell>
          <table:table-cell office:value-type="float" office:value="1088" calcext:value-type="float">
            <text:p>1088</text:p>
          </table:table-cell>
          <table:table-cell table:formula="of:=([.B276]/[.$F$1])" office:value-type="float" office:value="0.000602874625904658" calcext:value-type="float">
            <text:p>0,0006028746</text:p>
          </table:table-cell>
          <table:table-cell table:formula="of:=([.$S$11]/([.E276]+[.$T$11])^[.$U$11])" office:value-type="float" office:value="0.000788461306258732" calcext:value-type="float">
            <text:p>0,0007884613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([.C276]-[.D276])^2" office:value-type="float" office:value="0.0000000344424159248452" calcext:value-type="float">
            <text:p>3,4442415924845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hom</text:p>
          </table:table-cell>
          <table:table-cell office:value-type="float" office:value="1086" calcext:value-type="float">
            <text:p>1086</text:p>
          </table:table-cell>
          <table:table-cell table:formula="of:=([.B277]/[.$F$1])" office:value-type="float" office:value="0.000601766400489392" calcext:value-type="float">
            <text:p>0,0006017664</text:p>
          </table:table-cell>
          <table:table-cell table:formula="of:=([.$S$11]/([.E277]+[.$T$11])^[.$U$11])" office:value-type="float" office:value="0.000786038997426355" calcext:value-type="float">
            <text:p>0,000786039</text:p>
          </table:table-cell>
          <table:table-cell office:value-type="float" office:value="276" calcext:value-type="float">
            <text:p>276</text:p>
          </table:table-cell>
          <table:table-cell/>
          <table:table-cell table:formula="of:=([.C277]-[.D277])^2" office:value-type="float" office:value="0.0000000339563899818923" calcext:value-type="float">
            <text:p>0,00000003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ire</text:p>
          </table:table-cell>
          <table:table-cell office:value-type="float" office:value="1084" calcext:value-type="float">
            <text:p>1084</text:p>
          </table:table-cell>
          <table:table-cell table:formula="of:=([.B278]/[.$F$1])" office:value-type="float" office:value="0.000600658175074126" calcext:value-type="float">
            <text:p>0,0006006582</text:p>
          </table:table-cell>
          <table:table-cell table:formula="of:=([.$S$11]/([.E278]+[.$T$11])^[.$U$11])" office:value-type="float" office:value="0.000783632726383959" calcext:value-type="float">
            <text:p>0,0007836327</text:p>
          </table:table-cell>
          <table:table-cell office:value-type="float" office:value="277" calcext:value-type="float">
            <text:p>277</text:p>
          </table:table-cell>
          <table:table-cell/>
          <table:table-cell table:formula="of:=([.C278]-[.D278])^2" office:value-type="float" office:value="0.0000000334796864270344" calcext:value-type="float">
            <text:p>3,3479686427034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oes</text:p>
          </table:table-cell>
          <table:table-cell office:value-type="float" office:value="1082" calcext:value-type="float">
            <text:p>1082</text:p>
          </table:table-cell>
          <table:table-cell table:formula="of:=([.B279]/[.$F$1])" office:value-type="float" office:value="0.000599549949658861" calcext:value-type="float">
            <text:p>0,0005995499</text:p>
          </table:table-cell>
          <table:table-cell table:formula="of:=([.$S$11]/([.E279]+[.$T$11])^[.$U$11])" office:value-type="float" office:value="0.000781242330438302" calcext:value-type="float">
            <text:p>0,0007812423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([.C279]-[.D279])^2" office:value-type="float" office:value="0.0000000330121212333017" calcext:value-type="float">
            <text:p>0,00000003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eart</text:p>
          </table:table-cell>
          <table:table-cell office:value-type="float" office:value="1077" calcext:value-type="float">
            <text:p>1077</text:p>
          </table:table-cell>
          <table:table-cell table:formula="of:=([.B280]/[.$F$1])" office:value-type="float" office:value="0.000596779386120696" calcext:value-type="float">
            <text:p>0,0005967794</text:p>
          </table:table-cell>
          <table:table-cell table:formula="of:=([.$S$11]/([.E280]+[.$T$11])^[.$U$11])" office:value-type="float" office:value="0.000778867649115763" calcext:value-type="float">
            <text:p>0,0007788676</text:p>
          </table:table-cell>
          <table:table-cell office:value-type="float" office:value="279" calcext:value-type="float">
            <text:p>279</text:p>
          </table:table-cell>
          <table:table-cell/>
          <table:table-cell table:formula="of:=([.C280]-[.D280])^2" office:value-type="float" office:value="0.0000000331561355205606" calcext:value-type="float">
            <text:p>3,3156135520560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ive</text:p>
          </table:table-cell>
          <table:table-cell office:value-type="float" office:value="1077" calcext:value-type="float">
            <text:p>1077</text:p>
          </table:table-cell>
          <table:table-cell table:formula="of:=([.B281]/[.$F$1])" office:value-type="float" office:value="0.000596779386120696" calcext:value-type="float">
            <text:p>0,0005967794</text:p>
          </table:table-cell>
          <table:table-cell table:formula="of:=([.$S$11]/([.E281]+[.$T$11])^[.$U$11])" office:value-type="float" office:value="0.00077650852412434" calcext:value-type="float">
            <text:p>0,0007765085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([.C281]-[.D281])^2" office:value-type="float" office:value="0.0000000323025630475329" calcext:value-type="float">
            <text:p>3,2302563047532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iven</text:p>
          </table:table-cell>
          <table:table-cell office:value-type="float" office:value="1069" calcext:value-type="float">
            <text:p>1069</text:p>
          </table:table-cell>
          <table:table-cell table:formula="of:=([.B282]/[.$F$1])" office:value-type="float" office:value="0.000592346484459632" calcext:value-type="float">
            <text:p>0,0005923465</text:p>
          </table:table-cell>
          <table:table-cell table:formula="of:=([.$S$11]/([.E282]+[.$T$11])^[.$U$11])" office:value-type="float" office:value="0.000774164799316447" calcext:value-type="float">
            <text:p>0,0007741648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([.C282]-[.D282])^2" office:value-type="float" office:value="0.0000000330578996173721" calcext:value-type="float">
            <text:p>3,3057899617372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aken</text:p>
          </table:table-cell>
          <table:table-cell office:value-type="float" office:value="1064" calcext:value-type="float">
            <text:p>1064</text:p>
          </table:table-cell>
          <table:table-cell table:formula="of:=([.B283]/[.$F$1])" office:value-type="float" office:value="0.000589575920921467" calcext:value-type="float">
            <text:p>0,0005895759</text:p>
          </table:table-cell>
          <table:table-cell table:formula="of:=([.$S$11]/([.E283]+[.$T$11])^[.$U$11])" office:value-type="float" office:value="0.000771836320652464" calcext:value-type="float">
            <text:p>0,0007718363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([.C283]-[.D283])^2" office:value-type="float" office:value="0.0000000332188533101026" calcext:value-type="float">
            <text:p>3,3218853310102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ave</text:p>
          </table:table-cell>
          <table:table-cell office:value-type="float" office:value="1060" calcext:value-type="float">
            <text:p>1060</text:p>
          </table:table-cell>
          <table:table-cell table:formula="of:=([.B284]/[.$F$1])" office:value-type="float" office:value="0.000587359470090935" calcext:value-type="float">
            <text:p>0,0005873595</text:p>
          </table:table-cell>
          <table:table-cell table:formula="of:=([.$S$11]/([.E284]+[.$T$11])^[.$U$11])" office:value-type="float" office:value="0.000769522936165024" calcext:value-type="float">
            <text:p>0,0007695229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([.C284]-[.D284])^2" office:value-type="float" office:value="0.0000000331835283721257" calcext:value-type="float">
            <text:p>3,3183528372125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etter</text:p>
          </table:table-cell>
          <table:table-cell office:value-type="float" office:value="1052" calcext:value-type="float">
            <text:p>1052</text:p>
          </table:table-cell>
          <table:table-cell table:formula="of:=([.B285]/[.$F$1])" office:value-type="float" office:value="0.000582926568429872" calcext:value-type="float">
            <text:p>0,0005829266</text:p>
          </table:table-cell>
          <table:table-cell table:formula="of:=([.$S$11]/([.E285]+[.$T$11])^[.$U$11])" office:value-type="float" office:value="0.000767224495924048" calcext:value-type="float">
            <text:p>0,0007672245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([.C285]-[.D285])^2" office:value-type="float" office:value="0.0000000339657260786487" calcext:value-type="float">
            <text:p>0,00000003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ooking</text:p>
          </table:table-cell>
          <table:table-cell office:value-type="float" office:value="1049" calcext:value-type="float">
            <text:p>1049</text:p>
          </table:table-cell>
          <table:table-cell table:formula="of:=([.B286]/[.$F$1])" office:value-type="float" office:value="0.000581264230306973" calcext:value-type="float">
            <text:p>0,0005812642</text:p>
          </table:table-cell>
          <table:table-cell table:formula="of:=([.$S$11]/([.E286]+[.$T$11])^[.$U$11])" office:value-type="float" office:value="0.000764940852002466" calcext:value-type="float">
            <text:p>0,0007649409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([.C286]-[.D286])^2" office:value-type="float" office:value="0.0000000337371013574692" calcext:value-type="float">
            <text:p>3,3737101357469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entleman</text:p>
          </table:table-cell>
          <table:table-cell office:value-type="float" office:value="1047" calcext:value-type="float">
            <text:p>1047</text:p>
          </table:table-cell>
          <table:table-cell table:formula="of:=([.B287]/[.$F$1])" office:value-type="float" office:value="0.000580156004891707" calcext:value-type="float">
            <text:p>0,000580156</text:p>
          </table:table-cell>
          <table:table-cell table:formula="of:=([.$S$11]/([.E287]+[.$T$11])^[.$U$11])" office:value-type="float" office:value="0.000762671858442645" calcext:value-type="float">
            <text:p>0,0007626719</text:p>
          </table:table-cell>
          <table:table-cell office:value-type="float" office:value="286" calcext:value-type="float">
            <text:p>286</text:p>
          </table:table-cell>
          <table:table-cell/>
          <table:table-cell table:formula="of:=([.C287]-[.D287])^2" office:value-type="float" office:value="0.0000000333120367974275" calcext:value-type="float">
            <text:p>3,3312036797427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sked</text:p>
          </table:table-cell>
          <table:table-cell office:value-type="float" office:value="1046" calcext:value-type="float">
            <text:p>1046</text:p>
          </table:table-cell>
          <table:table-cell table:formula="of:=([.B288]/[.$F$1])" office:value-type="float" office:value="0.000579601892184074" calcext:value-type="float">
            <text:p>0,0005796019</text:p>
          </table:table-cell>
          <table:table-cell table:formula="of:=([.$S$11]/([.E288]+[.$T$11])^[.$U$11])" office:value-type="float" office:value="0.000760417371223492" calcext:value-type="float">
            <text:p>0,0007604174</text:p>
          </table:table-cell>
          <table:table-cell office:value-type="float" office:value="287" calcext:value-type="float">
            <text:p>287</text:p>
          </table:table-cell>
          <table:table-cell/>
          <table:table-cell table:formula="of:=([.C288]-[.D288])^2" office:value-type="float" office:value="0.0000000326942374602541" calcext:value-type="float">
            <text:p>3,2694237460254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ill</text:p>
          </table:table-cell>
          <table:table-cell office:value-type="float" office:value="1045" calcext:value-type="float">
            <text:p>1045</text:p>
          </table:table-cell>
          <table:table-cell table:formula="of:=([.B289]/[.$F$1])" office:value-type="float" office:value="0.000579047779476441" calcext:value-type="float">
            <text:p>0,0005790478</text:p>
          </table:table-cell>
          <table:table-cell table:formula="of:=([.$S$11]/([.E289]+[.$T$11])^[.$U$11])" office:value-type="float" office:value="0.00075817724822821" calcext:value-type="float">
            <text:p>0,0007581772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([.C289]-[.D289])^2" office:value-type="float" office:value="0.0000000320873665752908" calcext:value-type="float">
            <text:p>3,2087366575290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eath</text:p>
          </table:table-cell>
          <table:table-cell office:value-type="float" office:value="1040" calcext:value-type="float">
            <text:p>1040</text:p>
          </table:table-cell>
          <table:table-cell table:formula="of:=([.B290]/[.$F$1])" office:value-type="float" office:value="0.000576277215938276" calcext:value-type="float">
            <text:p>0,0005762772</text:p>
          </table:table-cell>
          <table:table-cell table:formula="of:=([.$S$11]/([.E290]+[.$T$11])^[.$U$11])" office:value-type="float" office:value="0.000755951349212706" calcext:value-type="float">
            <text:p>0,0007559513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([.C290]-[.D290])^2" office:value-type="float" office:value="0.0000000322827941679176" calcext:value-type="float">
            <text:p>3,2282794167917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esent</text:p>
          </table:table-cell>
          <table:table-cell office:value-type="float" office:value="1039" calcext:value-type="float">
            <text:p>1039</text:p>
          </table:table-cell>
          <table:table-cell table:formula="of:=([.B291]/[.$F$1])" office:value-type="float" office:value="0.000575723103230643" calcext:value-type="float">
            <text:p>0,0005757231</text:p>
          </table:table-cell>
          <table:table-cell table:formula="of:=([.$S$11]/([.E291]+[.$T$11])^[.$U$11])" office:value-type="float" office:value="0.000753739535774629" calcext:value-type="float">
            <text:p>0,0007537395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([.C291]-[.D291])^2" office:value-type="float" office:value="0.0000000316898502556873" calcext:value-type="float">
            <text:p>3,1689850255687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ather</text:p>
          </table:table-cell>
          <table:table-cell office:value-type="float" office:value="1034" calcext:value-type="float">
            <text:p>1034</text:p>
          </table:table-cell>
          <table:table-cell table:formula="of:=([.B292]/[.$F$1])" office:value-type="float" office:value="0.000572952539692478" calcext:value-type="float">
            <text:p>0,0005729525</text:p>
          </table:table-cell>
          <table:table-cell table:formula="of:=([.$S$11]/([.E292]+[.$T$11])^[.$U$11])" office:value-type="float" office:value="0.000751541671323016" calcext:value-type="float">
            <text:p>0,0007515417</text:p>
          </table:table-cell>
          <table:table-cell office:value-type="float" office:value="291" calcext:value-type="float">
            <text:p>291</text:p>
          </table:table-cell>
          <table:table-cell/>
          <table:table-cell table:formula="of:=([.C292]-[.D292])^2" office:value-type="float" office:value="0.0000000318940779365494" calcext:value-type="float">
            <text:p>3,1894077936549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erhaps</text:p>
          </table:table-cell>
          <table:table-cell office:value-type="float" office:value="1030" calcext:value-type="float">
            <text:p>1030</text:p>
          </table:table-cell>
          <table:table-cell table:formula="of:=([.B293]/[.$F$1])" office:value-type="float" office:value="0.000570736088861947" calcext:value-type="float">
            <text:p>0,0005707361</text:p>
          </table:table-cell>
          <table:table-cell table:formula="of:=([.$S$11]/([.E293]+[.$T$11])^[.$U$11])" office:value-type="float" office:value="0.000749357621048548" calcext:value-type="float">
            <text:p>0,0007493576</text:p>
          </table:table-cell>
          <table:table-cell office:value-type="float" office:value="292" calcext:value-type="float">
            <text:p>292</text:p>
          </table:table-cell>
          <table:table-cell/>
          <table:table-cell table:formula="of:=([.C293]-[.D293])^2" office:value-type="float" office:value="0.000000031905651760689" calcext:value-type="float">
            <text:p>3,190565176068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st</text:p>
          </table:table-cell>
          <table:table-cell office:value-type="float" office:value="1028" calcext:value-type="float">
            <text:p>1028</text:p>
          </table:table-cell>
          <table:table-cell table:formula="of:=([.B294]/[.$F$1])" office:value-type="float" office:value="0.000569627863446681" calcext:value-type="float">
            <text:p>0,0005696279</text:p>
          </table:table-cell>
          <table:table-cell table:formula="of:=([.$S$11]/([.E294]+[.$T$11])^[.$U$11])" office:value-type="float" office:value="0.000747187251894387" calcext:value-type="float">
            <text:p>0,0007471873</text:p>
          </table:table-cell>
          <table:table-cell office:value-type="float" office:value="293" calcext:value-type="float">
            <text:p>293</text:p>
          </table:table-cell>
          <table:table-cell/>
          <table:table-cell table:formula="of:=([.C294]-[.D294])^2" office:value-type="float" office:value="0.0000000315273364259233" calcext:value-type="float">
            <text:p>3,1527336425923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rue</text:p>
          </table:table-cell>
          <table:table-cell office:value-type="float" office:value="1026" calcext:value-type="float">
            <text:p>1026</text:p>
          </table:table-cell>
          <table:table-cell table:formula="of:=([.B295]/[.$F$1])" office:value-type="float" office:value="0.000568519638031415" calcext:value-type="float">
            <text:p>0,0005685196</text:p>
          </table:table-cell>
          <table:table-cell table:formula="of:=([.$S$11]/([.E295]+[.$T$11])^[.$U$11])" office:value-type="float" office:value="0.000745030432527588" calcext:value-type="float">
            <text:p>0,0007450304</text:p>
          </table:table-cell>
          <table:table-cell office:value-type="float" office:value="294" calcext:value-type="float">
            <text:p>294</text:p>
          </table:table-cell>
          <table:table-cell/>
          <table:table-cell table:formula="of:=([.C295]-[.D295])^2" office:value-type="float" office:value="0.0000000311560605736704" calcext:value-type="float">
            <text:p>3,1156060573670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lieve</text:p>
          </table:table-cell>
          <table:table-cell office:value-type="float" office:value="1024" calcext:value-type="float">
            <text:p>1024</text:p>
          </table:table-cell>
          <table:table-cell table:formula="of:=([.B296]/[.$F$1])" office:value-type="float" office:value="0.000567411412616149" calcext:value-type="float">
            <text:p>0,0005674114</text:p>
          </table:table-cell>
          <table:table-cell table:formula="of:=([.$S$11]/([.E296]+[.$T$11])^[.$U$11])" office:value-type="float" office:value="0.000742887033311076" calcext:value-type="float">
            <text:p>0,000742887</text:p>
          </table:table-cell>
          <table:table-cell office:value-type="float" office:value="295" calcext:value-type="float">
            <text:p>295</text:p>
          </table:table-cell>
          <table:table-cell/>
          <table:table-cell table:formula="of:=([.C296]-[.D296])^2" office:value-type="float" office:value="0.0000000307916934582699" calcext:value-type="float">
            <text:p>3,0791693458269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ogether</text:p>
          </table:table-cell>
          <table:table-cell office:value-type="float" office:value="1023" calcext:value-type="float">
            <text:p>1023</text:p>
          </table:table-cell>
          <table:table-cell table:formula="of:=([.B297]/[.$F$1])" office:value-type="float" office:value="0.000566857299908516" calcext:value-type="float">
            <text:p>0,0005668573</text:p>
          </table:table-cell>
          <table:table-cell table:formula="of:=([.$S$11]/([.E297]+[.$T$11])^[.$U$11])" office:value-type="float" office:value="0.000740756926276159" calcext:value-type="float">
            <text:p>0,0007407569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([.C297]-[.D297])^2" office:value-type="float" office:value="0.0000000302410800508059" calcext:value-type="float">
            <text:p>3,0241080050805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erms</text:p>
          </table:table-cell>
          <table:table-cell office:value-type="float" office:value="1021" calcext:value-type="float">
            <text:p>1021</text:p>
          </table:table-cell>
          <table:table-cell table:formula="of:=([.B298]/[.$F$1])" office:value-type="float" office:value="0.00056574907449325" calcext:value-type="float">
            <text:p>0,0005657491</text:p>
          </table:table-cell>
          <table:table-cell table:formula="of:=([.$S$11]/([.E298]+[.$T$11])^[.$U$11])" office:value-type="float" office:value="0.000738639985095591" calcext:value-type="float">
            <text:p>0,00073864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([.C298]-[.D298])^2" office:value-type="float" office:value="0.0000000298912669689068" calcext:value-type="float">
            <text:p>2,9891266968906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ndeed</text:p>
          </table:table-cell>
          <table:table-cell office:value-type="float" office:value="1012" calcext:value-type="float">
            <text:p>1012</text:p>
          </table:table-cell>
          <table:table-cell table:formula="of:=([.B299]/[.$F$1])" office:value-type="float" office:value="0.000560762060124553" calcext:value-type="float">
            <text:p>0,0005607621</text:p>
          </table:table-cell>
          <table:table-cell table:formula="of:=([.$S$11]/([.E299]+[.$T$11])^[.$U$11])" office:value-type="float" office:value="0.000736536085057148" calcext:value-type="float">
            <text:p>0,0007365361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([.C299]-[.D299])^2" office:value-type="float" office:value="0.0000000308965078410043" calcext:value-type="float">
            <text:p>3,0896507841004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iver</text:p>
          </table:table-cell>
          <table:table-cell office:value-type="float" office:value="1012" calcext:value-type="float">
            <text:p>1012</text:p>
          </table:table-cell>
          <table:table-cell table:formula="of:=([.B300]/[.$F$1])" office:value-type="float" office:value="0.000560762060124553" calcext:value-type="float">
            <text:p>0,0005607621</text:p>
          </table:table-cell>
          <table:table-cell table:formula="of:=([.$S$11]/([.E300]+[.$T$11])^[.$U$11])" office:value-type="float" office:value="0.000734445103037714" calcext:value-type="float">
            <text:p>0,0007344451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([.C300]-[.D300])^2" office:value-type="float" office:value="0.0000000301657993955749" calcext:value-type="float">
            <text:p>3,0165799395574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tter</text:p>
          </table:table-cell>
          <table:table-cell office:value-type="float" office:value="1009" calcext:value-type="float">
            <text:p>1009</text:p>
          </table:table-cell>
          <table:table-cell table:formula="of:=([.B301]/[.$F$1])" office:value-type="float" office:value="0.000559099722001655" calcext:value-type="float">
            <text:p>0,0005590997</text:p>
          </table:table-cell>
          <table:table-cell table:formula="of:=([.$S$11]/([.E301]+[.$T$11])^[.$U$11])" office:value-type="float" office:value="0.000732366917477878" calcext:value-type="float">
            <text:p>0,0007323669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([.C301]-[.D301])^2" office:value-type="float" office:value="0.0000000300215210281958" calcext:value-type="float">
            <text:p>0,0000000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elt</text:p>
          </table:table-cell>
          <table:table-cell office:value-type="float" office:value="1006" calcext:value-type="float">
            <text:p>1006</text:p>
          </table:table-cell>
          <table:table-cell table:formula="of:=([.B302]/[.$F$1])" office:value-type="float" office:value="0.000557437383878756" calcext:value-type="float">
            <text:p>0,0005574374</text:p>
          </table:table-cell>
          <table:table-cell table:formula="of:=([.$S$11]/([.E302]+[.$T$11])^[.$U$11])" office:value-type="float" office:value="0.000730301408357004" calcext:value-type="float">
            <text:p>0,000730301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([.C302]-[.D302])^2" office:value-type="float" office:value="0.0000000298819709588163" calcext:value-type="float">
            <text:p>2,9881970958816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rought</text:p>
          </table:table-cell>
          <table:table-cell office:value-type="float" office:value="1001" calcext:value-type="float">
            <text:p>1001</text:p>
          </table:table-cell>
          <table:table-cell table:formula="of:=([.B303]/[.$F$1])" office:value-type="float" office:value="0.000554666820340591" calcext:value-type="float">
            <text:p>0,0005546668</text:p>
          </table:table-cell>
          <table:table-cell table:formula="of:=([.$S$11]/([.E303]+[.$T$11])^[.$U$11])" office:value-type="float" office:value="0.000728248457168789" calcext:value-type="float">
            <text:p>0,00072824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([.C303]-[.D303])^2" office:value-type="float" office:value="0.0000000301305846439564" calcext:value-type="float">
            <text:p>3,0130584643956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urned</text:p>
          </table:table-cell>
          <table:table-cell office:value-type="float" office:value="1000" calcext:value-type="float">
            <text:p>1000</text:p>
          </table:table-cell>
          <table:table-cell table:formula="of:=([.B304]/[.$F$1])" office:value-type="float" office:value="0.000554112707632958" calcext:value-type="float">
            <text:p>0,0005541127</text:p>
          </table:table-cell>
          <table:table-cell table:formula="of:=([.$S$11]/([.E304]+[.$T$11])^[.$U$11])" office:value-type="float" office:value="0.000726207946897287" calcext:value-type="float">
            <text:p>0,0007262079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([.C304]-[.D304])^2" office:value-type="float" office:value="0.0000000296167713774467" calcext:value-type="float">
            <text:p>2,9616771377446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umber</text:p>
          </table:table-cell>
          <table:table-cell office:value-type="float" office:value="999" calcext:value-type="float">
            <text:p>999</text:p>
          </table:table-cell>
          <table:table-cell table:formula="of:=([.B305]/[.$F$1])" office:value-type="float" office:value="0.000553558594925325" calcext:value-type="float">
            <text:p>0,0005535586</text:p>
          </table:table-cell>
          <table:table-cell table:formula="of:=([.$S$11]/([.E305]+[.$T$11])^[.$U$11])" office:value-type="float" office:value="0.000724179761993384" calcext:value-type="float">
            <text:p>0,0007241798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([.C305]-[.D305])^2" office:value-type="float" office:value="0.0000000291115826516664" calcext:value-type="float">
            <text:p>2,9111582651666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rning</text:p>
          </table:table-cell>
          <table:table-cell office:value-type="float" office:value="998" calcext:value-type="float">
            <text:p>998</text:p>
          </table:table-cell>
          <table:table-cell table:formula="of:=([.B306]/[.$F$1])" office:value-type="float" office:value="0.000553004482217692" calcext:value-type="float">
            <text:p>0,0005530045</text:p>
          </table:table-cell>
          <table:table-cell table:formula="of:=([.$S$11]/([.E306]+[.$T$11])^[.$U$11])" office:value-type="float" office:value="0.000722163788351722" calcext:value-type="float">
            <text:p>0,0007221638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([.C306]-[.D306])^2" office:value-type="float" office:value="0.0000000286148708517464" calcext:value-type="float">
            <text:p>2,8614870851746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t's</text:p>
          </table:table-cell>
          <table:table-cell office:value-type="float" office:value="996" calcext:value-type="float">
            <text:p>996</text:p>
          </table:table-cell>
          <table:table-cell table:formula="of:=([.B307]/[.$F$1])" office:value-type="float" office:value="0.000551896256802426" calcext:value-type="float">
            <text:p>0,0005518963</text:p>
          </table:table-cell>
          <table:table-cell table:formula="of:=([.$S$11]/([.E307]+[.$T$11])^[.$U$11])" office:value-type="float" office:value="0.000720159913288061" calcext:value-type="float">
            <text:p>0,0007201599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([.C307]-[.D307])^2" office:value-type="float" office:value="0.0000000283126580939157" calcext:value-type="float">
            <text:p>2,8312658093915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ther</text:p>
          </table:table-cell>
          <table:table-cell office:value-type="float" office:value="995" calcext:value-type="float">
            <text:p>995</text:p>
          </table:table-cell>
          <table:table-cell table:formula="of:=([.B308]/[.$F$1])" office:value-type="float" office:value="0.000551342144094793" calcext:value-type="float">
            <text:p>0,0005513421</text:p>
          </table:table-cell>
          <table:table-cell table:formula="of:=([.$S$11]/([.E308]+[.$T$11])^[.$U$11])" office:value-type="float" office:value="0.000718168025517066" calcext:value-type="float">
            <text:p>0,000718168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([.C308]-[.D308])^2" office:value-type="float" office:value="0.0000000278308747123182" calcext:value-type="float">
            <text:p>2,7830874712318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eans</text:p>
          </table:table-cell>
          <table:table-cell office:value-type="float" office:value="994" calcext:value-type="float">
            <text:p>994</text:p>
          </table:table-cell>
          <table:table-cell table:formula="of:=([.B309]/[.$F$1])" office:value-type="float" office:value="0.00055078803138716" calcext:value-type="float">
            <text:p>0,000550788</text:p>
          </table:table-cell>
          <table:table-cell table:formula="of:=([.$S$11]/([.E309]+[.$T$11])^[.$U$11])" office:value-type="float" office:value="0.000716188015130511" calcext:value-type="float">
            <text:p>0,000716188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([.C309]-[.D309])^2" office:value-type="float" office:value="0.0000000273571546223007" calcext:value-type="float">
            <text:p>2,7357154622300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</text:p>
          </table:table-cell>
          <table:table-cell office:value-type="float" office:value="992" calcext:value-type="float">
            <text:p>992</text:p>
          </table:table-cell>
          <table:table-cell table:formula="of:=([.B310]/[.$F$1])" office:value-type="float" office:value="0.000549679805971894" calcext:value-type="float">
            <text:p>0,0005496798</text:p>
          </table:table-cell>
          <table:table-cell table:formula="of:=([.$S$11]/([.E310]+[.$T$11])^[.$U$11])" office:value-type="float" office:value="0.000714219773575892" calcext:value-type="float">
            <text:p>0,0007142198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([.C310]-[.D310])^2" office:value-type="float" office:value="0.0000000270734009391245" calcext:value-type="float">
            <text:p>2,7073400939124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ften</text:p>
          </table:table-cell>
          <table:table-cell office:value-type="float" office:value="990" calcext:value-type="float">
            <text:p>990</text:p>
          </table:table-cell>
          <table:table-cell table:formula="of:=([.B311]/[.$F$1])" office:value-type="float" office:value="0.000548571580556628" calcext:value-type="float">
            <text:p>0,0005485716</text:p>
          </table:table-cell>
          <table:table-cell table:formula="of:=([.$S$11]/([.E311]+[.$T$11])^[.$U$11])" office:value-type="float" office:value="0.000712263193635437" calcext:value-type="float">
            <text:p>0,0007122632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([.C311]-[.D311])^2" office:value-type="float" office:value="0.0000000267949441923425" calcext:value-type="float">
            <text:p>2,6794944192342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ublic</text:p>
          </table:table-cell>
          <table:table-cell office:value-type="float" office:value="985" calcext:value-type="float">
            <text:p>985</text:p>
          </table:table-cell>
          <table:table-cell table:formula="of:=([.B312]/[.$F$1])" office:value-type="float" office:value="0.000545801017018464" calcext:value-type="float">
            <text:p>0,000545801</text:p>
          </table:table-cell>
          <table:table-cell table:formula="of:=([.$S$11]/([.E312]+[.$T$11])^[.$U$11])" office:value-type="float" office:value="0.000710318169405513" calcext:value-type="float">
            <text:p>0,0007103182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([.C312]-[.D312])^2" office:value-type="float" office:value="0.0000000270658934295436" calcext:value-type="float">
            <text:p>2,7065893429543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nner</text:p>
          </table:table-cell>
          <table:table-cell office:value-type="float" office:value="969" calcext:value-type="float">
            <text:p>969</text:p>
          </table:table-cell>
          <table:table-cell table:formula="of:=([.B313]/[.$F$1])" office:value-type="float" office:value="0.000536935213696336" calcext:value-type="float">
            <text:p>0,0005369352</text:p>
          </table:table-cell>
          <table:table-cell table:formula="of:=([.$S$11]/([.E313]+[.$T$11])^[.$U$11])" office:value-type="float" office:value="0.000708384596276404" calcext:value-type="float">
            <text:p>0,0007083846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([.C313]-[.D313])^2" office:value-type="float" office:value="0.0000000293948907870864" calcext:value-type="float">
            <text:p>2,9394890787086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ince</text:p>
          </table:table-cell>
          <table:table-cell office:value-type="float" office:value="968" calcext:value-type="float">
            <text:p>968</text:p>
          </table:table-cell>
          <table:table-cell table:formula="of:=([.B314]/[.$F$1])" office:value-type="float" office:value="0.000536381100988703" calcext:value-type="float">
            <text:p>0,0005363811</text:p>
          </table:table-cell>
          <table:table-cell table:formula="of:=([.$S$11]/([.E314]+[.$T$11])^[.$U$11])" office:value-type="float" office:value="0.000706462370912474" calcext:value-type="float">
            <text:p>0,0007064624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([.C314]-[.D314])^2" office:value-type="float" office:value="0.0000000289276383788826" calcext:value-type="float">
            <text:p>2,8927638378882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mmon</text:p>
          </table:table-cell>
          <table:table-cell office:value-type="float" office:value="964" calcext:value-type="float">
            <text:p>964</text:p>
          </table:table-cell>
          <table:table-cell table:formula="of:=([.B315]/[.$F$1])" office:value-type="float" office:value="0.000534164650158172" calcext:value-type="float">
            <text:p>0,0005341647</text:p>
          </table:table-cell>
          <table:table-cell table:formula="of:=([.$S$11]/([.E315]+[.$T$11])^[.$U$11])" office:value-type="float" office:value="0.000704551391232691" calcext:value-type="float">
            <text:p>0,0007045514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([.C315]-[.D315])^2" office:value-type="float" office:value="0.0000000290316415339954" calcext:value-type="float">
            <text:p>0,00000002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ome</text:p>
          </table:table-cell>
          <table:table-cell office:value-type="float" office:value="948" calcext:value-type="float">
            <text:p>948</text:p>
          </table:table-cell>
          <table:table-cell table:formula="of:=([.B316]/[.$F$1])" office:value-type="float" office:value="0.000525298846836044" calcext:value-type="float">
            <text:p>0,0005252988</text:p>
          </table:table-cell>
          <table:table-cell table:formula="of:=([.$S$11]/([.E316]+[.$T$11])^[.$U$11])" office:value-type="float" office:value="0.000702651556391505" calcext:value-type="float">
            <text:p>0,0007026516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([.C316]-[.D316])^2" office:value-type="float" office:value="0.0000000314539835866637" calcext:value-type="float">
            <text:p>3,1453983586663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round</text:p>
          </table:table-cell>
          <table:table-cell office:value-type="float" office:value="947" calcext:value-type="float">
            <text:p>947</text:p>
          </table:table-cell>
          <table:table-cell table:formula="of:=([.B317]/[.$F$1])" office:value-type="float" office:value="0.000524744734128411" calcext:value-type="float">
            <text:p>0,0005247447</text:p>
          </table:table-cell>
          <table:table-cell table:formula="of:=([.$S$11]/([.E317]+[.$T$11])^[.$U$11])" office:value-type="float" office:value="0.000700762766760083" calcext:value-type="float">
            <text:p>0,0007007628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([.C317]-[.D317])^2" office:value-type="float" office:value="0.0000000309823478115243" calcext:value-type="float">
            <text:p>0,00000003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ood</text:p>
          </table:table-cell>
          <table:table-cell office:value-type="float" office:value="946" calcext:value-type="float">
            <text:p>946</text:p>
          </table:table-cell>
          <table:table-cell table:formula="of:=([.B318]/[.$F$1])" office:value-type="float" office:value="0.000524190621420778" calcext:value-type="float">
            <text:p>0,0005241906</text:p>
          </table:table-cell>
          <table:table-cell table:formula="of:=([.$S$11]/([.E318]+[.$T$11])^[.$U$11])" office:value-type="float" office:value="0.000698884923907884" calcext:value-type="float">
            <text:p>0,0006988849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([.C318]-[.D318])^2" office:value-type="float" office:value="0.0000000305180993214564" calcext:value-type="float">
            <text:p>3,0518099321456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ither</text:p>
          </table:table-cell>
          <table:table-cell office:value-type="float" office:value="945" calcext:value-type="float">
            <text:p>945</text:p>
          </table:table-cell>
          <table:table-cell table:formula="of:=([.B319]/[.$F$1])" office:value-type="float" office:value="0.000523636508713145" calcext:value-type="float">
            <text:p>0,0005236365</text:p>
          </table:table-cell>
          <table:table-cell table:formula="of:=([.$S$11]/([.E319]+[.$T$11])^[.$U$11])" office:value-type="float" office:value="0.000697017930584566" calcext:value-type="float">
            <text:p>0,0006970179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([.C319]-[.D319])^2" office:value-type="float" office:value="0.0000000300611174501557" calcext:value-type="float">
            <text:p>3,0061117450155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aw</text:p>
          </table:table-cell>
          <table:table-cell office:value-type="float" office:value="943" calcext:value-type="float">
            <text:p>943</text:p>
          </table:table-cell>
          <table:table-cell table:formula="of:=([.B320]/[.$F$1])" office:value-type="float" office:value="0.000522528283297879" calcext:value-type="float">
            <text:p>0,0005225283</text:p>
          </table:table-cell>
          <table:table-cell table:formula="of:=([.$S$11]/([.E320]+[.$T$11])^[.$U$11])" office:value-type="float" office:value="0.000695161690702229" calcext:value-type="float">
            <text:p>0,0006951617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([.C320]-[.D320])^2" office:value-type="float" office:value="0.0000000298022933520361" calcext:value-type="float">
            <text:p>2,9802293352036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thers</text:p>
          </table:table-cell>
          <table:table-cell office:value-type="float" office:value="940" calcext:value-type="float">
            <text:p>940</text:p>
          </table:table-cell>
          <table:table-cell table:formula="of:=([.B321]/[.$F$1])" office:value-type="float" office:value="0.00052086594517498" calcext:value-type="float">
            <text:p>0,0005208659</text:p>
          </table:table-cell>
          <table:table-cell table:formula="of:=([.$S$11]/([.E321]+[.$T$11])^[.$U$11])" office:value-type="float" office:value="0.000693316109317969" calcext:value-type="float">
            <text:p>0,0006933161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([.C321]-[.D321])^2" office:value-type="float" office:value="0.0000000297390591129436" calcext:value-type="float">
            <text:p>2,9739059112943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hether</text:p>
          </table:table-cell>
          <table:table-cell office:value-type="float" office:value="936" calcext:value-type="float">
            <text:p>936</text:p>
          </table:table-cell>
          <table:table-cell table:formula="of:=([.B322]/[.$F$1])" office:value-type="float" office:value="0.000518649494344449" calcext:value-type="float">
            <text:p>0,0005186495</text:p>
          </table:table-cell>
          <table:table-cell table:formula="of:=([.$S$11]/([.E322]+[.$T$11])^[.$U$11])" office:value-type="float" office:value="0.000691481092616756" calcext:value-type="float">
            <text:p>0,0006914811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([.C322]-[.D322])^2" office:value-type="float" office:value="0.0000000298707613613603" calcext:value-type="float">
            <text:p>2,9870761361360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eller</text:p>
          </table:table-cell>
          <table:table-cell office:value-type="float" office:value="932" calcext:value-type="float">
            <text:p>932</text:p>
          </table:table-cell>
          <table:table-cell table:formula="of:=([.B323]/[.$F$1])" office:value-type="float" office:value="0.000516433043513917" calcext:value-type="float">
            <text:p>0,000516433</text:p>
          </table:table-cell>
          <table:table-cell table:formula="of:=([.$S$11]/([.E323]+[.$T$11])^[.$U$11])" office:value-type="float" office:value="0.000689656547894617" calcext:value-type="float">
            <text:p>0,0006896565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([.C323]-[.D323])^2" office:value-type="float" office:value="0.0000000300063824699305" calcext:value-type="float">
            <text:p>0,0000000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abor</text:p>
          </table:table-cell>
          <table:table-cell office:value-type="float" office:value="930" calcext:value-type="float">
            <text:p>930</text:p>
          </table:table-cell>
          <table:table-cell table:formula="of:=([.B324]/[.$F$1])" office:value-type="float" office:value="0.000515324818098651" calcext:value-type="float">
            <text:p>0,0005153248</text:p>
          </table:table-cell>
          <table:table-cell table:formula="of:=([.$S$11]/([.E324]+[.$T$11])^[.$U$11])" office:value-type="float" office:value="0.000687842383542116" calcext:value-type="float">
            <text:p>0,0006878424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([.C324]-[.D324])^2" office:value-type="float" office:value="0.0000000297623103865402" calcext:value-type="float">
            <text:p>2,9762310386540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emselves</text:p>
          </table:table-cell>
          <table:table-cell office:value-type="float" office:value="928" calcext:value-type="float">
            <text:p>928</text:p>
          </table:table-cell>
          <table:table-cell table:formula="of:=([.B325]/[.$F$1])" office:value-type="float" office:value="0.000514216592683385" calcext:value-type="float">
            <text:p>0,0005142166</text:p>
          </table:table-cell>
          <table:table-cell table:formula="of:=([.$S$11]/([.E325]+[.$T$11])^[.$U$11])" office:value-type="float" office:value="0.000686038509028133" calcext:value-type="float">
            <text:p>0,0006860385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([.C325]-[.D325])^2" office:value-type="float" office:value="0.0000000295227709363818" calcext:value-type="float">
            <text:p>2,9522770936381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united</text:p>
          </table:table-cell>
          <table:table-cell office:value-type="float" office:value="927" calcext:value-type="float">
            <text:p>927</text:p>
          </table:table-cell>
          <table:table-cell table:formula="of:=([.B326]/[.$F$1])" office:value-type="float" office:value="0.000513662479975752" calcext:value-type="float">
            <text:p>0,0005136625</text:p>
          </table:table-cell>
          <table:table-cell table:formula="of:=([.$S$11]/([.E326]+[.$T$11])^[.$U$11])" office:value-type="float" office:value="0.000684244834883937" calcext:value-type="float">
            <text:p>0,0006842448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([.C326]-[.D326])^2" office:value-type="float" office:value="0.0000000290983398060221" calcext:value-type="float">
            <text:p>2,9098339806022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igh</text:p>
          </table:table-cell>
          <table:table-cell office:value-type="float" office:value="923" calcext:value-type="float">
            <text:p>923</text:p>
          </table:table-cell>
          <table:table-cell table:formula="of:=([.B327]/[.$F$1])" office:value-type="float" office:value="0.00051144602914522" calcext:value-type="float">
            <text:p>0,000511446</text:p>
          </table:table-cell>
          <table:table-cell table:formula="of:=([.$S$11]/([.E327]+[.$T$11])^[.$U$11])" office:value-type="float" office:value="0.000682461272687529" calcext:value-type="float">
            <text:p>0,0006824613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([.C327]-[.D327])^2" office:value-type="float" office:value="0.0000000292462135238352" calcext:value-type="float">
            <text:p>2,9246213523835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erson</text:p>
          </table:table-cell>
          <table:table-cell office:value-type="float" office:value="922" calcext:value-type="float">
            <text:p>922</text:p>
          </table:table-cell>
          <table:table-cell table:formula="of:=([.B328]/[.$F$1])" office:value-type="float" office:value="0.000510891916437587" calcext:value-type="float">
            <text:p>0,0005108919</text:p>
          </table:table-cell>
          <table:table-cell table:formula="of:=([.$S$11]/([.E328]+[.$T$11])^[.$U$11])" office:value-type="float" office:value="0.000680687735048275" calcext:value-type="float">
            <text:p>0,0006806877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([.C328]-[.D328])^2" office:value-type="float" office:value="0.0000000288306200176735" calcext:value-type="float">
            <text:p>2,8830620017673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gan</text:p>
          </table:table-cell>
          <table:table-cell office:value-type="float" office:value="916" calcext:value-type="float">
            <text:p>916</text:p>
          </table:table-cell>
          <table:table-cell table:formula="of:=([.B329]/[.$F$1])" office:value-type="float" office:value="0.00050756724019179" calcext:value-type="float">
            <text:p>0,0005075672</text:p>
          </table:table-cell>
          <table:table-cell table:formula="of:=([.$S$11]/([.E329]+[.$T$11])^[.$U$11])" office:value-type="float" office:value="0.000678924135591802" calcext:value-type="float">
            <text:p>0,0006789241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([.C329]-[.D329])^2" office:value-type="float" office:value="0.000000029363185601131" calcext:value-type="float">
            <text:p>2,936318560113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ossible</text:p>
          </table:table-cell>
          <table:table-cell office:value-type="float" office:value="913" calcext:value-type="float">
            <text:p>913</text:p>
          </table:table-cell>
          <table:table-cell table:formula="of:=([.B330]/[.$F$1])" office:value-type="float" office:value="0.000505904902068891" calcext:value-type="float">
            <text:p>0,0005059049</text:p>
          </table:table-cell>
          <table:table-cell table:formula="of:=([.$S$11]/([.E330]+[.$T$11])^[.$U$11])" office:value-type="float" office:value="0.000677170388945168" calcext:value-type="float">
            <text:p>0,0006771704</text:p>
          </table:table-cell>
          <table:table-cell office:value-type="float" office:value="329" calcext:value-type="float">
            <text:p>329</text:p>
          </table:table-cell>
          <table:table-cell/>
          <table:table-cell table:formula="of:=([.C330]-[.D330])^2" office:value-type="float" office:value="0.0000000293318669949683" calcext:value-type="float">
            <text:p>2,9331866994968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ir</text:p>
          </table:table-cell>
          <table:table-cell office:value-type="float" office:value="909" calcext:value-type="float">
            <text:p>909</text:p>
          </table:table-cell>
          <table:table-cell table:formula="of:=([.B331]/[.$F$1])" office:value-type="float" office:value="0.000503688451238359" calcext:value-type="float">
            <text:p>0,0005036885</text:p>
          </table:table-cell>
          <table:table-cell table:formula="of:=([.$S$11]/([.E331]+[.$T$11])^[.$U$11])" office:value-type="float" office:value="0.000675426410722279" calcext:value-type="float">
            <text:p>0,0006754264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([.C331]-[.D331])^2" office:value-type="float" office:value="0.0000000294939267277007" calcext:value-type="float">
            <text:p>2,9493926727700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eet</text:p>
          </table:table-cell>
          <table:table-cell office:value-type="float" office:value="907" calcext:value-type="float">
            <text:p>907</text:p>
          </table:table-cell>
          <table:table-cell table:formula="of:=([.B332]/[.$F$1])" office:value-type="float" office:value="0.000502580225823093" calcext:value-type="float">
            <text:p>0,0005025802</text:p>
          </table:table-cell>
          <table:table-cell table:formula="of:=([.$S$11]/([.E332]+[.$T$11])^[.$U$11])" office:value-type="float" office:value="0.000673692117509579" calcext:value-type="float">
            <text:p>0,0006736921</text:p>
          </table:table-cell>
          <table:table-cell office:value-type="float" office:value="331" calcext:value-type="float">
            <text:p>331</text:p>
          </table:table-cell>
          <table:table-cell/>
          <table:table-cell table:formula="of:=([.C332]-[.D332])^2" office:value-type="float" office:value="0.0000000292792794765276" calcext:value-type="float">
            <text:p>2,9279279476527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hort</text:p>
          </table:table-cell>
          <table:table-cell office:value-type="float" office:value="906" calcext:value-type="float">
            <text:p>906</text:p>
          </table:table-cell>
          <table:table-cell table:formula="of:=([.B333]/[.$F$1])" office:value-type="float" office:value="0.00050202611311546" calcext:value-type="float">
            <text:p>0,0005020261</text:p>
          </table:table-cell>
          <table:table-cell table:formula="of:=([.$S$11]/([.E333]+[.$T$11])^[.$U$11])" office:value-type="float" office:value="0.00067196742685197" calcext:value-type="float">
            <text:p>0,0006719674</text:p>
          </table:table-cell>
          <table:table-cell office:value-type="float" office:value="332" calcext:value-type="float">
            <text:p>332</text:p>
          </table:table-cell>
          <table:table-cell/>
          <table:table-cell table:formula="of:=([.C333]-[.D333])^2" office:value-type="float" office:value="0.0000000288800501144908" calcext:value-type="float">
            <text:p>2,8880050114490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east</text:p>
          </table:table-cell>
          <table:table-cell office:value-type="float" office:value="895" calcext:value-type="float">
            <text:p>895</text:p>
          </table:table-cell>
          <table:table-cell table:formula="of:=([.B334]/[.$F$1])" office:value-type="float" office:value="0.000495930873331497" calcext:value-type="float">
            <text:p>0,0004959309</text:p>
          </table:table-cell>
          <table:table-cell table:formula="of:=([.$S$11]/([.E334]+[.$T$11])^[.$U$11])" office:value-type="float" office:value="0.000670252257238995" calcext:value-type="float">
            <text:p>0,0006702523</text:p>
          </table:table-cell>
          <table:table-cell office:value-type="float" office:value="333" calcext:value-type="float">
            <text:p>333</text:p>
          </table:table-cell>
          <table:table-cell/>
          <table:table-cell table:formula="of:=([.C334]-[.D334])^2" office:value-type="float" office:value="0.0000000303879448874252" calcext:value-type="float">
            <text:p>3,0387944887425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ason</text:p>
          </table:table-cell>
          <table:table-cell office:value-type="float" office:value="891" calcext:value-type="float">
            <text:p>891</text:p>
          </table:table-cell>
          <table:table-cell table:formula="of:=([.B335]/[.$F$1])" office:value-type="float" office:value="0.000493714422500966" calcext:value-type="float">
            <text:p>0,0004937144</text:p>
          </table:table-cell>
          <table:table-cell table:formula="of:=([.$S$11]/([.E335]+[.$T$11])^[.$U$11])" office:value-type="float" office:value="0.000668546528091249" calcext:value-type="float">
            <text:p>0,0006685465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([.C335]-[.D335])^2" office:value-type="float" office:value="0.0000000305662651451321" calcext:value-type="float">
            <text:p>3,0566265145132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riend</text:p>
          </table:table-cell>
          <table:table-cell office:value-type="float" office:value="889" calcext:value-type="float">
            <text:p>889</text:p>
          </table:table-cell>
          <table:table-cell table:formula="of:=([.B336]/[.$F$1])" office:value-type="float" office:value="0.0004926061970857" calcext:value-type="float">
            <text:p>0,0004926062</text:p>
          </table:table-cell>
          <table:table-cell table:formula="of:=([.$S$11]/([.E336]+[.$T$11])^[.$U$11])" office:value-type="float" office:value="0.000666850159747029" calcext:value-type="float">
            <text:p>0,0006668502</text:p>
          </table:table-cell>
          <table:table-cell office:value-type="float" office:value="335" calcext:value-type="float">
            <text:p>335</text:p>
          </table:table-cell>
          <table:table-cell/>
          <table:table-cell table:formula="of:=([.C336]-[.D336])^2" office:value-type="float" office:value="0.0000000303609585239229" calcext:value-type="float">
            <text:p>3,0360958523922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pen</text:p>
          </table:table-cell>
          <table:table-cell office:value-type="float" office:value="888" calcext:value-type="float">
            <text:p>888</text:p>
          </table:table-cell>
          <table:table-cell table:formula="of:=([.B337]/[.$F$1])" office:value-type="float" office:value="0.000492052084378067" calcext:value-type="float">
            <text:p>0,0004920521</text:p>
          </table:table-cell>
          <table:table-cell table:formula="of:=([.$S$11]/([.E337]+[.$T$11])^[.$U$11])" office:value-type="float" office:value="0.000665163073449213" calcext:value-type="float">
            <text:p>0,0006651631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([.C337]-[.D337])^2" office:value-type="float" office:value="0.0000000299674145371904" calcext:value-type="float">
            <text:p>0,0000000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came</text:p>
          </table:table-cell>
          <table:table-cell office:value-type="float" office:value="888" calcext:value-type="float">
            <text:p>888</text:p>
          </table:table-cell>
          <table:table-cell table:formula="of:=([.B338]/[.$F$1])" office:value-type="float" office:value="0.000492052084378067" calcext:value-type="float">
            <text:p>0,0004920521</text:p>
          </table:table-cell>
          <table:table-cell table:formula="of:=([.$S$11]/([.E338]+[.$T$11])^[.$U$11])" office:value-type="float" office:value="0.000663485191332363" calcext:value-type="float">
            <text:p>0,0006634852</text:p>
          </table:table-cell>
          <table:table-cell office:value-type="float" office:value="337" calcext:value-type="float">
            <text:p>337</text:p>
          </table:table-cell>
          <table:table-cell/>
          <table:table-cell table:formula="of:=([.C338]-[.D338])^2" office:value-type="float" office:value="0.0000000293893101600032" calcext:value-type="float">
            <text:p>2,9389310160003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early</text:p>
          </table:table-cell>
          <table:table-cell office:value-type="float" office:value="887" calcext:value-type="float">
            <text:p>887</text:p>
          </table:table-cell>
          <table:table-cell table:formula="of:=([.B339]/[.$F$1])" office:value-type="float" office:value="0.000491497971670434" calcext:value-type="float">
            <text:p>0,000491498</text:p>
          </table:table-cell>
          <table:table-cell table:formula="of:=([.$S$11]/([.E339]+[.$T$11])^[.$U$11])" office:value-type="float" office:value="0.000661816436410058" calcext:value-type="float">
            <text:p>0,0006618164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([.C339]-[.D339])^2" office:value-type="float" office:value="0.0000000290083794312625" calcext:value-type="float">
            <text:p>0,00000002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bove</text:p>
          </table:table-cell>
          <table:table-cell office:value-type="float" office:value="885" calcext:value-type="float">
            <text:p>885</text:p>
          </table:table-cell>
          <table:table-cell table:formula="of:=([.B340]/[.$F$1])" office:value-type="float" office:value="0.000490389746255168" calcext:value-type="float">
            <text:p>0,0004903897</text:p>
          </table:table-cell>
          <table:table-cell table:formula="of:=([.$S$11]/([.E340]+[.$T$11])^[.$U$11])" office:value-type="float" office:value="0.000660156732562428" calcext:value-type="float">
            <text:p>0,0006601567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([.C340]-[.D340])^2" office:value-type="float" office:value="0.0000000288208296398495" calcext:value-type="float">
            <text:p>2,8820829639849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lack</text:p>
          </table:table-cell>
          <table:table-cell office:value-type="float" office:value="884" calcext:value-type="float">
            <text:p>884</text:p>
          </table:table-cell>
          <table:table-cell table:formula="of:=([.B341]/[.$F$1])" office:value-type="float" office:value="0.000489835633547535" calcext:value-type="float">
            <text:p>0,0004898356</text:p>
          </table:table-cell>
          <table:table-cell table:formula="of:=([.$S$11]/([.E341]+[.$T$11])^[.$U$11])" office:value-type="float" office:value="0.000658506004523916" calcext:value-type="float">
            <text:p>0,000658506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([.C341]-[.D341])^2" office:value-type="float" office:value="0.0000000284496940453099" calcext:value-type="float">
            <text:p>2,8449694045309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ower</text:p>
          </table:table-cell>
          <table:table-cell office:value-type="float" office:value="882" calcext:value-type="float">
            <text:p>882</text:p>
          </table:table-cell>
          <table:table-cell table:formula="of:=([.B342]/[.$F$1])" office:value-type="float" office:value="0.000488727408132269" calcext:value-type="float">
            <text:p>0,0004887274</text:p>
          </table:table-cell>
          <table:table-cell table:formula="of:=([.$S$11]/([.E342]+[.$T$11])^[.$U$11])" office:value-type="float" office:value="0.000656864177871235" calcext:value-type="float">
            <text:p>0,0006568642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([.C342]-[.D342])^2" office:value-type="float" office:value="0.0000000282699733382542" calcext:value-type="float">
            <text:p>2,8269973338254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ear</text:p>
          </table:table-cell>
          <table:table-cell office:value-type="float" office:value="881" calcext:value-type="float">
            <text:p>881</text:p>
          </table:table-cell>
          <table:table-cell table:formula="of:=([.B343]/[.$F$1])" office:value-type="float" office:value="0.000488173295424636" calcext:value-type="float">
            <text:p>0,0004881733</text:p>
          </table:table-cell>
          <table:table-cell table:formula="of:=([.$S$11]/([.E343]+[.$T$11])^[.$U$11])" office:value-type="float" office:value="0.000655231179011541" calcext:value-type="float">
            <text:p>0,0006552312</text:p>
          </table:table-cell>
          <table:table-cell office:value-type="float" office:value="342" calcext:value-type="float">
            <text:p>342</text:p>
          </table:table-cell>
          <table:table-cell/>
          <table:table-cell table:formula="of:=([.C343]-[.D343])^2" office:value-type="float" office:value="0.000000027908336468536" calcext:value-type="float">
            <text:p>2,790833646853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arth</text:p>
          </table:table-cell>
          <table:table-cell office:value-type="float" office:value="878" calcext:value-type="float">
            <text:p>878</text:p>
          </table:table-cell>
          <table:table-cell table:formula="of:=([.B344]/[.$F$1])" office:value-type="float" office:value="0.000486510957301737" calcext:value-type="float">
            <text:p>0,000486511</text:p>
          </table:table-cell>
          <table:table-cell table:formula="of:=([.$S$11]/([.E344]+[.$T$11])^[.$U$11])" office:value-type="float" office:value="0.000653606935170795" calcext:value-type="float">
            <text:p>0,0006536069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([.C344]-[.D344])^2" office:value-type="float" office:value="0.0000000279210658200166" calcext:value-type="float">
            <text:p>2,7921065820016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one</text:p>
          </table:table-cell>
          <table:table-cell office:value-type="float" office:value="876" calcext:value-type="float">
            <text:p>876</text:p>
          </table:table-cell>
          <table:table-cell table:formula="of:=([.B345]/[.$F$1])" office:value-type="float" office:value="0.000485402731886471" calcext:value-type="float">
            <text:p>0,0004854027</text:p>
          </table:table-cell>
          <table:table-cell table:formula="of:=([.$S$11]/([.E345]+[.$T$11])^[.$U$11])" office:value-type="float" office:value="0.000651991374382325" calcext:value-type="float">
            <text:p>0,0006519914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([.C345]-[.D345])^2" office:value-type="float" office:value="0.0000000277517758086113" calcext:value-type="float">
            <text:p>2,7751775808611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ubject</text:p>
          </table:table-cell>
          <table:table-cell office:value-type="float" office:value="876" calcext:value-type="float">
            <text:p>876</text:p>
          </table:table-cell>
          <table:table-cell table:formula="of:=([.B346]/[.$F$1])" office:value-type="float" office:value="0.000485402731886471" calcext:value-type="float">
            <text:p>0,0004854027</text:p>
          </table:table-cell>
          <table:table-cell table:formula="of:=([.$S$11]/([.E346]+[.$T$11])^[.$U$11])" office:value-type="float" office:value="0.000650384425475586" calcext:value-type="float">
            <text:p>0,0006503844</text:p>
          </table:table-cell>
          <table:table-cell office:value-type="float" office:value="345" calcext:value-type="float">
            <text:p>345</text:p>
          </table:table-cell>
          <table:table-cell/>
          <table:table-cell table:formula="of:=([.C346]-[.D346])^2" office:value-type="float" office:value="0.0000000272189592195324" calcext:value-type="float">
            <text:p>2,7218959219532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oad</text:p>
          </table:table-cell>
          <table:table-cell office:value-type="float" office:value="871" calcext:value-type="float">
            <text:p>871</text:p>
          </table:table-cell>
          <table:table-cell table:formula="of:=([.B347]/[.$F$1])" office:value-type="float" office:value="0.000482632168348306" calcext:value-type="float">
            <text:p>0,0004826322</text:p>
          </table:table-cell>
          <table:table-cell table:formula="of:=([.$S$11]/([.E347]+[.$T$11])^[.$U$11])" office:value-type="float" office:value="0.000648786018065097" calcext:value-type="float">
            <text:p>0,000648786</text:p>
          </table:table-cell>
          <table:table-cell office:value-type="float" office:value="346" calcext:value-type="float">
            <text:p>346</text:p>
          </table:table-cell>
          <table:table-cell/>
          <table:table-cell table:formula="of:=([.C347]-[.D347])^2" office:value-type="float" office:value="0.00000002760710177571" calcext:value-type="float">
            <text:p>2,76071017757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hind</text:p>
          </table:table-cell>
          <table:table-cell office:value-type="float" office:value="868" calcext:value-type="float">
            <text:p>868</text:p>
          </table:table-cell>
          <table:table-cell table:formula="of:=([.B348]/[.$F$1])" office:value-type="float" office:value="0.000480969830225408" calcext:value-type="float">
            <text:p>0,0004809698</text:p>
          </table:table-cell>
          <table:table-cell table:formula="of:=([.$S$11]/([.E348]+[.$T$11])^[.$U$11])" office:value-type="float" office:value="0.000647196082539576" calcext:value-type="float">
            <text:p>0,0006471961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([.C348]-[.D348])^2" office:value-type="float" office:value="0.0000000276311669584135" calcext:value-type="float">
            <text:p>2,7631166958413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atural</text:p>
          </table:table-cell>
          <table:table-cell office:value-type="float" office:value="867" calcext:value-type="float">
            <text:p>867</text:p>
          </table:table-cell>
          <table:table-cell table:formula="of:=([.B349]/[.$F$1])" office:value-type="float" office:value="0.000480415717517775" calcext:value-type="float">
            <text:p>0,0004804157</text:p>
          </table:table-cell>
          <table:table-cell table:formula="of:=([.$S$11]/([.E349]+[.$T$11])^[.$U$11])" office:value-type="float" office:value="0.000645614550051238" calcext:value-type="float">
            <text:p>0,0006456146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([.C349]-[.D349])^2" office:value-type="float" office:value="0.0000000272906542704193" calcext:value-type="float">
            <text:p>2,7290654270419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assed</text:p>
          </table:table-cell>
          <table:table-cell office:value-type="float" office:value="867" calcext:value-type="float">
            <text:p>867</text:p>
          </table:table-cell>
          <table:table-cell table:formula="of:=([.B350]/[.$F$1])" office:value-type="float" office:value="0.000480415717517775" calcext:value-type="float">
            <text:p>0,0004804157</text:p>
          </table:table-cell>
          <table:table-cell table:formula="of:=([.$S$11]/([.E350]+[.$T$11])^[.$U$11])" office:value-type="float" office:value="0.000644041352505292" calcext:value-type="float">
            <text:p>0,0006440414</text:p>
          </table:table-cell>
          <table:table-cell office:value-type="float" office:value="349" calcext:value-type="float">
            <text:p>349</text:p>
          </table:table-cell>
          <table:table-cell/>
          <table:table-cell table:formula="of:=([.C350]-[.D350])^2" office:value-type="float" office:value="0.0000000267733484250684" calcext:value-type="float">
            <text:p>2,6773348425068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question</text:p>
          </table:table-cell>
          <table:table-cell office:value-type="float" office:value="865" calcext:value-type="float">
            <text:p>865</text:p>
          </table:table-cell>
          <table:table-cell table:formula="of:=([.B351]/[.$F$1])" office:value-type="float" office:value="0.000479307492102509" calcext:value-type="float">
            <text:p>0,0004793075</text:p>
          </table:table-cell>
          <table:table-cell table:formula="of:=([.$S$11]/([.E351]+[.$T$11])^[.$U$11])" office:value-type="float" office:value="0.000642476422549596" calcext:value-type="float">
            <text:p>0,0006424764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([.C351]-[.D351])^2" office:value-type="float" office:value="0.0000000266240998632464" calcext:value-type="float">
            <text:p>2,6624099863246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a</text:p>
          </table:table-cell>
          <table:table-cell office:value-type="float" office:value="861" calcext:value-type="float">
            <text:p>861</text:p>
          </table:table-cell>
          <table:table-cell table:formula="of:=([.B352]/[.$F$1])" office:value-type="float" office:value="0.000477091041271977" calcext:value-type="float">
            <text:p>0,000477091</text:p>
          </table:table-cell>
          <table:table-cell table:formula="of:=([.$S$11]/([.E352]+[.$T$11])^[.$U$11])" office:value-type="float" office:value="0.000640919693564487" calcext:value-type="float">
            <text:p>0,0006409197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([.C352]-[.D352])^2" office:value-type="float" office:value="0.0000000268398273119802" calcext:value-type="float">
            <text:p>2,6839827311980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ity</text:p>
          </table:table-cell>
          <table:table-cell office:value-type="float" office:value="861" calcext:value-type="float">
            <text:p>861</text:p>
          </table:table-cell>
          <table:table-cell table:formula="of:=([.B353]/[.$F$1])" office:value-type="float" office:value="0.000477091041271977" calcext:value-type="float">
            <text:p>0,000477091</text:p>
          </table:table-cell>
          <table:table-cell table:formula="of:=([.$S$11]/([.E353]+[.$T$11])^[.$U$11])" office:value-type="float" office:value="0.000639371099652783" calcext:value-type="float">
            <text:p>0,0006393711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([.C353]-[.D353])^2" office:value-type="float" office:value="0.0000000263348173480778" calcext:value-type="float">
            <text:p>2,6334817348077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wenty</text:p>
          </table:table-cell>
          <table:table-cell office:value-type="float" office:value="858" calcext:value-type="float">
            <text:p>858</text:p>
          </table:table-cell>
          <table:table-cell table:formula="of:=([.B354]/[.$F$1])" office:value-type="float" office:value="0.000475428703149078" calcext:value-type="float">
            <text:p>0,0004754287</text:p>
          </table:table-cell>
          <table:table-cell table:formula="of:=([.$S$11]/([.E354]+[.$T$11])^[.$U$11])" office:value-type="float" office:value="0.000637830575629942" calcext:value-type="float">
            <text:p>0,0006378306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([.C354]-[.D354])^2" office:value-type="float" office:value="0.0000000263743681852909" calcext:value-type="float">
            <text:p>2,6374368185290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cond</text:p>
          </table:table-cell>
          <table:table-cell office:value-type="float" office:value="855" calcext:value-type="float">
            <text:p>855</text:p>
          </table:table-cell>
          <table:table-cell table:formula="of:=([.B355]/[.$F$1])" office:value-type="float" office:value="0.000473766365026179" calcext:value-type="float">
            <text:p>0,0004737664</text:p>
          </table:table-cell>
          <table:table-cell table:formula="of:=([.$S$11]/([.E355]+[.$T$11])^[.$U$11])" office:value-type="float" office:value="0.00063629805701439" calcext:value-type="float">
            <text:p>0,0006362981</text:p>
          </table:table-cell>
          <table:table-cell office:value-type="float" office:value="354" calcext:value-type="float">
            <text:p>354</text:p>
          </table:table-cell>
          <table:table-cell/>
          <table:table-cell table:formula="of:=([.C355]-[.D355])^2" office:value-type="float" office:value="0.0000000264165509005507" calcext:value-type="float">
            <text:p>2,6416550900550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ant</text:p>
          </table:table-cell>
          <table:table-cell office:value-type="float" office:value="852" calcext:value-type="float">
            <text:p>852</text:p>
          </table:table-cell>
          <table:table-cell table:formula="of:=([.B356]/[.$F$1])" office:value-type="float" office:value="0.00047210402690328" calcext:value-type="float">
            <text:p>0,000472104</text:p>
          </table:table-cell>
          <table:table-cell table:formula="of:=([.$S$11]/([.E356]+[.$T$11])^[.$U$11])" office:value-type="float" office:value="0.000634773480017998" calcext:value-type="float">
            <text:p>0,0006347735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([.C356]-[.D356])^2" office:value-type="float" office:value="0.0000000264613509766414" calcext:value-type="float">
            <text:p>2,6461350976641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and</text:p>
          </table:table-cell>
          <table:table-cell office:value-type="float" office:value="852" calcext:value-type="float">
            <text:p>852</text:p>
          </table:table-cell>
          <table:table-cell table:formula="of:=([.B357]/[.$F$1])" office:value-type="float" office:value="0.00047210402690328" calcext:value-type="float">
            <text:p>0,000472104</text:p>
          </table:table-cell>
          <table:table-cell table:formula="of:=([.$S$11]/([.E357]+[.$T$11])^[.$U$11])" office:value-type="float" office:value="0.000633256781536721" calcext:value-type="float">
            <text:p>0,0006332568</text:p>
          </table:table-cell>
          <table:table-cell office:value-type="float" office:value="356" calcext:value-type="float">
            <text:p>356</text:p>
          </table:table-cell>
          <table:table-cell/>
          <table:table-cell table:formula="of:=([.C357]-[.D357])^2" office:value-type="float" office:value="0.0000000259702103259461" calcext:value-type="float">
            <text:p>0,00000002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oman</text:p>
          </table:table-cell>
          <table:table-cell office:value-type="float" office:value="852" calcext:value-type="float">
            <text:p>852</text:p>
          </table:table-cell>
          <table:table-cell table:formula="of:=([.B358]/[.$F$1])" office:value-type="float" office:value="0.00047210402690328" calcext:value-type="float">
            <text:p>0,000472104</text:p>
          </table:table-cell>
          <table:table-cell table:formula="of:=([.$S$11]/([.E358]+[.$T$11])^[.$U$11])" office:value-type="float" office:value="0.000631747899141388" calcext:value-type="float">
            <text:p>0,0006317479</text:p>
          </table:table-cell>
          <table:table-cell office:value-type="float" office:value="357" calcext:value-type="float">
            <text:p>357</text:p>
          </table:table-cell>
          <table:table-cell/>
          <table:table-cell table:formula="of:=([.C358]-[.D358])^2" office:value-type="float" office:value="0.0000000254861659431774" calcext:value-type="float">
            <text:p>2,5486165943177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imes</text:p>
          </table:table-cell>
          <table:table-cell office:value-type="float" office:value="848" calcext:value-type="float">
            <text:p>848</text:p>
          </table:table-cell>
          <table:table-cell table:formula="of:=([.B359]/[.$F$1])" office:value-type="float" office:value="0.000469887576072748" calcext:value-type="float">
            <text:p>0,0004698876</text:p>
          </table:table-cell>
          <table:table-cell table:formula="of:=([.$S$11]/([.E359]+[.$T$11])^[.$U$11])" office:value-type="float" office:value="0.000630246771068637" calcext:value-type="float">
            <text:p>0,0006302468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([.C359]-[.D359])^2" office:value-type="float" office:value="0.0000000257150714197295" calcext:value-type="float">
            <text:p>2,5715071419729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keep</text:p>
          </table:table-cell>
          <table:table-cell office:value-type="float" office:value="845" calcext:value-type="float">
            <text:p>845</text:p>
          </table:table-cell>
          <table:table-cell table:formula="of:=([.B360]/[.$F$1])" office:value-type="float" office:value="0.000468225237949849" calcext:value-type="float">
            <text:p>0,0004682252</text:p>
          </table:table-cell>
          <table:table-cell table:formula="of:=([.$S$11]/([.E360]+[.$T$11])^[.$U$11])" office:value-type="float" office:value="0.000628753336212" calcext:value-type="float">
            <text:p>0,0006287533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([.C360]-[.D360])^2" office:value-type="float" office:value="0.0000000257692703316628" calcext:value-type="float">
            <text:p>2,5769270331662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lone</text:p>
          </table:table-cell>
          <table:table-cell office:value-type="float" office:value="845" calcext:value-type="float">
            <text:p>845</text:p>
          </table:table-cell>
          <table:table-cell table:formula="of:=([.B361]/[.$F$1])" office:value-type="float" office:value="0.000468225237949849" calcext:value-type="float">
            <text:p>0,0004682252</text:p>
          </table:table-cell>
          <table:table-cell table:formula="of:=([.$S$11]/([.E361]+[.$T$11])^[.$U$11])" office:value-type="float" office:value="0.000627267534113133" calcext:value-type="float">
            <text:p>0,0006272675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([.C361]-[.D361])^2" office:value-type="float" office:value="0.0000000252944519688896" calcext:value-type="float">
            <text:p>2,5294451968889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ead</text:p>
          </table:table-cell>
          <table:table-cell office:value-type="float" office:value="844" calcext:value-type="float">
            <text:p>844</text:p>
          </table:table-cell>
          <table:table-cell table:formula="of:=([.B362]/[.$F$1])" office:value-type="float" office:value="0.000467671125242217" calcext:value-type="float">
            <text:p>0,0004676711</text:p>
          </table:table-cell>
          <table:table-cell table:formula="of:=([.$S$11]/([.E362]+[.$T$11])^[.$U$11])" office:value-type="float" office:value="0.00062578930495318" calcext:value-type="float">
            <text:p>0,0006257893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([.C362]-[.D362])^2" office:value-type="float" office:value="0.0000000250013587551085" calcext:value-type="float">
            <text:p>0,00000002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tself</text:p>
          </table:table-cell>
          <table:table-cell office:value-type="float" office:value="843" calcext:value-type="float">
            <text:p>843</text:p>
          </table:table-cell>
          <table:table-cell table:formula="of:=([.B363]/[.$F$1])" office:value-type="float" office:value="0.000467117012534584" calcext:value-type="float">
            <text:p>0,000467117</text:p>
          </table:table-cell>
          <table:table-cell table:formula="of:=([.$S$11]/([.E363]+[.$T$11])^[.$U$11])" office:value-type="float" office:value="0.000624318589544284" calcext:value-type="float">
            <text:p>0,0006243186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([.C363]-[.D363])^2" office:value-type="float" office:value="0.0000000247123358143368" calcext:value-type="float">
            <text:p>2,4712335814336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come</text:p>
          </table:table-cell>
          <table:table-cell office:value-type="float" office:value="841" calcext:value-type="float">
            <text:p>841</text:p>
          </table:table-cell>
          <table:table-cell table:formula="of:=([.B364]/[.$F$1])" office:value-type="float" office:value="0.000466008787119318" calcext:value-type="float">
            <text:p>0,0004660088</text:p>
          </table:table-cell>
          <table:table-cell table:formula="of:=([.$S$11]/([.E364]+[.$T$11])^[.$U$11])" office:value-type="float" office:value="0.000622855329321228" calcext:value-type="float">
            <text:p>0,000622855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([.C364]-[.D364])^2" office:value-type="float" office:value="0.0000000246008378006957" calcext:value-type="float">
            <text:p>2,4600837800695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lectronic</text:p>
          </table:table-cell>
          <table:table-cell office:value-type="float" office:value="841" calcext:value-type="float">
            <text:p>841</text:p>
          </table:table-cell>
          <table:table-cell table:formula="of:=([.B365]/[.$F$1])" office:value-type="float" office:value="0.000466008787119318" calcext:value-type="float">
            <text:p>0,0004660088</text:p>
          </table:table-cell>
          <table:table-cell table:formula="of:=([.$S$11]/([.E365]+[.$T$11])^[.$U$11])" office:value-type="float" office:value="0.00062139946633321" calcext:value-type="float">
            <text:p>0,0006213995</text:p>
          </table:table-cell>
          <table:table-cell office:value-type="float" office:value="364" calcext:value-type="float">
            <text:p>364</text:p>
          </table:table-cell>
          <table:table-cell/>
          <table:table-cell table:formula="of:=([.C365]-[.D365])^2" office:value-type="float" office:value="0.0000000241462631865548" calcext:value-type="float">
            <text:p>2,4146263186554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ord</text:p>
          </table:table-cell>
          <table:table-cell office:value-type="float" office:value="841" calcext:value-type="float">
            <text:p>841</text:p>
          </table:table-cell>
          <table:table-cell table:formula="of:=([.B366]/[.$F$1])" office:value-type="float" office:value="0.000466008787119318" calcext:value-type="float">
            <text:p>0,0004660088</text:p>
          </table:table-cell>
          <table:table-cell table:formula="of:=([.$S$11]/([.E366]+[.$T$11])^[.$U$11])" office:value-type="float" office:value="0.000619950943235749" calcext:value-type="float">
            <text:p>0,0006199509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([.C366]-[.D366])^2" office:value-type="float" office:value="0.0000000236981874297757" calcext:value-type="float">
            <text:p>2,3698187429775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pirit</text:p>
          </table:table-cell>
          <table:table-cell office:value-type="float" office:value="840" calcext:value-type="float">
            <text:p>840</text:p>
          </table:table-cell>
          <table:table-cell table:formula="of:=([.B367]/[.$F$1])" office:value-type="float" office:value="0.000465454674411685" calcext:value-type="float">
            <text:p>0,0004654547</text:p>
          </table:table-cell>
          <table:table-cell table:formula="of:=([.$S$11]/([.E367]+[.$T$11])^[.$U$11])" office:value-type="float" office:value="0.00061850970328272" calcext:value-type="float">
            <text:p>0,0006185097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([.C367]-[.D367])^2" office:value-type="float" office:value="0.0000000234258418627136" calcext:value-type="float">
            <text:p>2,3425841862713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ceived</text:p>
          </table:table-cell>
          <table:table-cell office:value-type="float" office:value="838" calcext:value-type="float">
            <text:p>838</text:p>
          </table:table-cell>
          <table:table-cell table:formula="of:=([.B368]/[.$F$1])" office:value-type="float" office:value="0.000464346448996419" calcext:value-type="float">
            <text:p>0,0004643464</text:p>
          </table:table-cell>
          <table:table-cell table:formula="of:=([.$S$11]/([.E368]+[.$T$11])^[.$U$11])" office:value-type="float" office:value="0.000617075690318515" calcext:value-type="float">
            <text:p>0,0006170757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([.C368]-[.D368])^2" office:value-type="float" office:value="0.0000000233262211548231" calcext:value-type="float">
            <text:p>2,3326221154823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urt</text:p>
          </table:table-cell>
          <table:table-cell office:value-type="float" office:value="836" calcext:value-type="float">
            <text:p>836</text:p>
          </table:table-cell>
          <table:table-cell table:formula="of:=([.B369]/[.$F$1])" office:value-type="float" office:value="0.000463238223581153" calcext:value-type="float">
            <text:p>0,0004632382</text:p>
          </table:table-cell>
          <table:table-cell table:formula="of:=([.$S$11]/([.E369]+[.$T$11])^[.$U$11])" office:value-type="float" office:value="0.000615648848770325" calcext:value-type="float">
            <text:p>0,0006156488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([.C369]-[.D369])^2" office:value-type="float" office:value="0.0000000232289986705543" calcext:value-type="float">
            <text:p>2,3228998670554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joe</text:p>
          </table:table-cell>
          <table:table-cell office:value-type="float" office:value="834" calcext:value-type="float">
            <text:p>834</text:p>
          </table:table-cell>
          <table:table-cell table:formula="of:=([.B370]/[.$F$1])" office:value-type="float" office:value="0.000462129998165887" calcext:value-type="float">
            <text:p>0,00046213</text:p>
          </table:table-cell>
          <table:table-cell table:formula="of:=([.$S$11]/([.E370]+[.$T$11])^[.$U$11])" office:value-type="float" office:value="0.000614229123640545" calcext:value-type="float">
            <text:p>0,0006142291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([.C370]-[.D370])^2" office:value-type="float" office:value="0.0000000231341439701559" calcext:value-type="float">
            <text:p>2,3134143970155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oubt</text:p>
          </table:table-cell>
          <table:table-cell office:value-type="float" office:value="834" calcext:value-type="float">
            <text:p>834</text:p>
          </table:table-cell>
          <table:table-cell table:formula="of:=([.B371]/[.$F$1])" office:value-type="float" office:value="0.000462129998165887" calcext:value-type="float">
            <text:p>0,00046213</text:p>
          </table:table-cell>
          <table:table-cell table:formula="of:=([.$S$11]/([.E371]+[.$T$11])^[.$U$11])" office:value-type="float" office:value="0.000612816460499302" calcext:value-type="float">
            <text:p>0,0006128165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([.C371]-[.D371])^2" office:value-type="float" office:value="0.0000000227064099305596" calcext:value-type="float">
            <text:p>2,2706409930559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ad</text:p>
          </table:table-cell>
          <table:table-cell office:value-type="float" office:value="833" calcext:value-type="float">
            <text:p>833</text:p>
          </table:table-cell>
          <table:table-cell table:formula="of:=([.B372]/[.$F$1])" office:value-type="float" office:value="0.000461575885458254" calcext:value-type="float">
            <text:p>0,0004615759</text:p>
          </table:table-cell>
          <table:table-cell table:formula="of:=([.$S$11]/([.E372]+[.$T$11])^[.$U$11])" office:value-type="float" office:value="0.000611410805477088" calcext:value-type="float">
            <text:p>0,0006114108</text:p>
          </table:table-cell>
          <table:table-cell office:value-type="float" office:value="371" calcext:value-type="float">
            <text:p>371</text:p>
          </table:table-cell>
          <table:table-cell/>
          <table:table-cell table:formula="of:=([.C372]-[.D372])^2" office:value-type="float" office:value="0.0000000224505032570504" calcext:value-type="float">
            <text:p>2,2450503257050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haracter</text:p>
          </table:table-cell>
          <table:table-cell office:value-type="float" office:value="832" calcext:value-type="float">
            <text:p>832</text:p>
          </table:table-cell>
          <table:table-cell table:formula="of:=([.B373]/[.$F$1])" office:value-type="float" office:value="0.000461021772750621" calcext:value-type="float">
            <text:p>0,0004610218</text:p>
          </table:table-cell>
          <table:table-cell table:formula="of:=([.$S$11]/([.E373]+[.$T$11])^[.$U$11])" office:value-type="float" office:value="0.000610012105257524" calcext:value-type="float">
            <text:p>0,0006100121</text:p>
          </table:table-cell>
          <table:table-cell office:value-type="float" office:value="372" calcext:value-type="float">
            <text:p>372</text:p>
          </table:table-cell>
          <table:table-cell/>
          <table:table-cell table:formula="of:=([.C373]-[.D373])^2" office:value-type="float" office:value="0.0000000221981191805175" calcext:value-type="float">
            <text:p>2,2198119180517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long</text:p>
          </table:table-cell>
          <table:table-cell office:value-type="float" office:value="830" calcext:value-type="float">
            <text:p>830</text:p>
          </table:table-cell>
          <table:table-cell table:formula="of:=([.B374]/[.$F$1])" office:value-type="float" office:value="0.000459913547335355" calcext:value-type="float">
            <text:p>0,0004599135</text:p>
          </table:table-cell>
          <table:table-cell table:formula="of:=([.$S$11]/([.E374]+[.$T$11])^[.$U$11])" office:value-type="float" office:value="0.000608620307070223" calcext:value-type="float">
            <text:p>0,0006086203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([.C374]-[.D374])^2" office:value-type="float" office:value="0.0000000221137003908437" calcext:value-type="float">
            <text:p>2,2113700390843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ody</text:p>
          </table:table-cell>
          <table:table-cell office:value-type="float" office:value="823" calcext:value-type="float">
            <text:p>823</text:p>
          </table:table-cell>
          <table:table-cell table:formula="of:=([.B375]/[.$F$1])" office:value-type="float" office:value="0.000456034758381924" calcext:value-type="float">
            <text:p>0,0004560348</text:p>
          </table:table-cell>
          <table:table-cell table:formula="of:=([.$S$11]/([.E375]+[.$T$11])^[.$U$11])" office:value-type="float" office:value="0.00060723535868377" calcext:value-type="float">
            <text:p>0,0006072354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([.C375]-[.D375])^2" office:value-type="float" office:value="0.0000000228616215316386" calcext:value-type="float">
            <text:p>2,2861621531638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kind</text:p>
          </table:table-cell>
          <table:table-cell office:value-type="float" office:value="818" calcext:value-type="float">
            <text:p>818</text:p>
          </table:table-cell>
          <table:table-cell table:formula="of:=([.B376]/[.$F$1])" office:value-type="float" office:value="0.00045326419484376" calcext:value-type="float">
            <text:p>0,0004532642</text:p>
          </table:table-cell>
          <table:table-cell table:formula="of:=([.$S$11]/([.E376]+[.$T$11])^[.$U$11])" office:value-type="float" office:value="0.000605857208398811" calcext:value-type="float">
            <text:p>0,0006058572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([.C376]-[.D376])^2" office:value-type="float" office:value="0.0000000232846277858122" calcext:value-type="float">
            <text:p>2,3284627785812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ay</text:p>
          </table:table-cell>
          <table:table-cell office:value-type="float" office:value="818" calcext:value-type="float">
            <text:p>818</text:p>
          </table:table-cell>
          <table:table-cell table:formula="of:=([.B377]/[.$F$1])" office:value-type="float" office:value="0.00045326419484376" calcext:value-type="float">
            <text:p>0,0004532642</text:p>
          </table:table-cell>
          <table:table-cell table:formula="of:=([.$S$11]/([.E377]+[.$T$11])^[.$U$11])" office:value-type="float" office:value="0.000604485805041244" calcext:value-type="float">
            <text:p>0,0006044858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([.C377]-[.D377])^2" office:value-type="float" office:value="0.0000000228679753907199" calcext:value-type="float">
            <text:p>2,2867975390719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uman</text:p>
          </table:table-cell>
          <table:table-cell office:value-type="float" office:value="810" calcext:value-type="float">
            <text:p>810</text:p>
          </table:table-cell>
          <table:table-cell table:formula="of:=([.B378]/[.$F$1])" office:value-type="float" office:value="0.000448831293182696" calcext:value-type="float">
            <text:p>0,0004488313</text:p>
          </table:table-cell>
          <table:table-cell table:formula="of:=([.$S$11]/([.E378]+[.$T$11])^[.$U$11])" office:value-type="float" office:value="0.000603121097955519" calcext:value-type="float">
            <text:p>0,0006031211</text:p>
          </table:table-cell>
          <table:table-cell office:value-type="float" office:value="377" calcext:value-type="float">
            <text:p>377</text:p>
          </table:table-cell>
          <table:table-cell/>
          <table:table-cell table:formula="of:=([.C378]-[.D378])^2" office:value-type="float" office:value="0.000000023805343856836" calcext:value-type="float">
            <text:p>2,380534385683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nything</text:p>
          </table:table-cell>
          <table:table-cell office:value-type="float" office:value="808" calcext:value-type="float">
            <text:p>808</text:p>
          </table:table-cell>
          <table:table-cell table:formula="of:=([.B379]/[.$F$1])" office:value-type="float" office:value="0.00044772306776743" calcext:value-type="float">
            <text:p>0,0004477231</text:p>
          </table:table-cell>
          <table:table-cell table:formula="of:=([.$S$11]/([.E379]+[.$T$11])^[.$U$11])" office:value-type="float" office:value="0.000601763036998042" calcext:value-type="float">
            <text:p>0,000601763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([.C379]-[.D379])^2" office:value-type="float" office:value="0.0000000237283121205679" calcext:value-type="float">
            <text:p>2,3728312120567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fferent</text:p>
          </table:table-cell>
          <table:table-cell office:value-type="float" office:value="804" calcext:value-type="float">
            <text:p>804</text:p>
          </table:table-cell>
          <table:table-cell table:formula="of:=([.B380]/[.$F$1])" office:value-type="float" office:value="0.000445506616936898" calcext:value-type="float">
            <text:p>0,0004455066</text:p>
          </table:table-cell>
          <table:table-cell table:formula="of:=([.$S$11]/([.E380]+[.$T$11])^[.$U$11])" office:value-type="float" office:value="0.000600411572530673" calcext:value-type="float">
            <text:p>0,0006004116</text:p>
          </table:table-cell>
          <table:table-cell office:value-type="float" office:value="379" calcext:value-type="float">
            <text:p>379</text:p>
          </table:table-cell>
          <table:table-cell/>
          <table:table-cell table:formula="of:=([.C380]-[.D380])^2" office:value-type="float" office:value="0.0000000239955452675094" calcext:value-type="float">
            <text:p>0,00000002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on</text:p>
          </table:table-cell>
          <table:table-cell office:value-type="float" office:value="799" calcext:value-type="float">
            <text:p>799</text:p>
          </table:table-cell>
          <table:table-cell table:formula="of:=([.B381]/[.$F$1])" office:value-type="float" office:value="0.000442736053398733" calcext:value-type="float">
            <text:p>0,0004427361</text:p>
          </table:table-cell>
          <table:table-cell table:formula="of:=([.$S$11]/([.E381]+[.$T$11])^[.$U$11])" office:value-type="float" office:value="0.000599066655414331" calcext:value-type="float">
            <text:p>0,0005990667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([.C381]-[.D381])^2" office:value-type="float" office:value="0.0000000244392571265591" calcext:value-type="float">
            <text:p>2,4439257126559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</text:p>
          </table:table-cell>
          <table:table-cell office:value-type="float" office:value="798" calcext:value-type="float">
            <text:p>798</text:p>
          </table:table-cell>
          <table:table-cell table:formula="of:=([.B382]/[.$F$1])" office:value-type="float" office:value="0.0004421819406911" calcext:value-type="float">
            <text:p>0,0004421819</text:p>
          </table:table-cell>
          <table:table-cell table:formula="of:=([.$S$11]/([.E382]+[.$T$11])^[.$U$11])" office:value-type="float" office:value="0.000597728237002691" calcext:value-type="float">
            <text:p>0,0005977282</text:p>
          </table:table-cell>
          <table:table-cell office:value-type="float" office:value="381" calcext:value-type="float">
            <text:p>381</text:p>
          </table:table-cell>
          <table:table-cell/>
          <table:table-cell table:formula="of:=([.C382]-[.D382])^2" office:value-type="float" office:value="0.000000024194650296253" calcext:value-type="float">
            <text:p>2,419465029625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ory</text:p>
          </table:table-cell>
          <table:table-cell office:value-type="float" office:value="797" calcext:value-type="float">
            <text:p>797</text:p>
          </table:table-cell>
          <table:table-cell table:formula="of:=([.B383]/[.$F$1])" office:value-type="float" office:value="0.000441627827983468" calcext:value-type="float">
            <text:p>0,0004416278</text:p>
          </table:table-cell>
          <table:table-cell table:formula="of:=([.$S$11]/([.E383]+[.$T$11])^[.$U$11])" office:value-type="float" office:value="0.00059639626913598" calcext:value-type="float">
            <text:p>0,0005963963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([.C383]-[.D383])^2" office:value-type="float" office:value="0.0000000239532703767788" calcext:value-type="float">
            <text:p>0,00000002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hite</text:p>
          </table:table-cell>
          <table:table-cell office:value-type="float" office:value="795" calcext:value-type="float">
            <text:p>795</text:p>
          </table:table-cell>
          <table:table-cell table:formula="of:=([.B384]/[.$F$1])" office:value-type="float" office:value="0.000440519602568202" calcext:value-type="float">
            <text:p>0,0004405196</text:p>
          </table:table-cell>
          <table:table-cell table:formula="of:=([.$S$11]/([.E384]+[.$T$11])^[.$U$11])" office:value-type="float" office:value="0.000595070704134867" calcext:value-type="float">
            <text:p>0,0005950707</text:p>
          </table:table-cell>
          <table:table-cell office:value-type="float" office:value="383" calcext:value-type="float">
            <text:p>383</text:p>
          </table:table-cell>
          <table:table-cell/>
          <table:table-cell table:formula="of:=([.C384]-[.D384])^2" office:value-type="float" office:value="0.0000000238860429954698" calcext:value-type="float">
            <text:p>2,3886042995469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eld</text:p>
          </table:table-cell>
          <table:table-cell office:value-type="float" office:value="793" calcext:value-type="float">
            <text:p>793</text:p>
          </table:table-cell>
          <table:table-cell table:formula="of:=([.B385]/[.$F$1])" office:value-type="float" office:value="0.000439411377152936" calcext:value-type="float">
            <text:p>0,0004394114</text:p>
          </table:table-cell>
          <table:table-cell table:formula="of:=([.$S$11]/([.E385]+[.$T$11])^[.$U$11])" office:value-type="float" office:value="0.000593751494794441" calcext:value-type="float">
            <text:p>0,0005937515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([.C385]-[.D385])^2" office:value-type="float" office:value="0.0000000238208719135936" calcext:value-type="float">
            <text:p>2,3820871913593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usic</text:p>
          </table:table-cell>
          <table:table-cell office:value-type="float" office:value="790" calcext:value-type="float">
            <text:p>790</text:p>
          </table:table-cell>
          <table:table-cell table:formula="of:=([.B386]/[.$F$1])" office:value-type="float" office:value="0.000437749039030037" calcext:value-type="float">
            <text:p>0,000437749</text:p>
          </table:table-cell>
          <table:table-cell table:formula="of:=([.$S$11]/([.E386]+[.$T$11])^[.$U$11])" office:value-type="float" office:value="0.000592438594378282" calcext:value-type="float">
            <text:p>0,0005924386</text:p>
          </table:table-cell>
          <table:table-cell office:value-type="float" office:value="385" calcext:value-type="float">
            <text:p>385</text:p>
          </table:table-cell>
          <table:table-cell/>
          <table:table-cell table:formula="of:=([.C386]-[.D386])^2" office:value-type="float" office:value="0.000000023928858533838" calcext:value-type="float">
            <text:p>2,392885853383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owards</text:p>
          </table:table-cell>
          <table:table-cell office:value-type="float" office:value="790" calcext:value-type="float">
            <text:p>790</text:p>
          </table:table-cell>
          <table:table-cell table:formula="of:=([.B387]/[.$F$1])" office:value-type="float" office:value="0.000437749039030037" calcext:value-type="float">
            <text:p>0,000437749</text:p>
          </table:table-cell>
          <table:table-cell table:formula="of:=([.$S$11]/([.E387]+[.$T$11])^[.$U$11])" office:value-type="float" office:value="0.000591131956612629" calcext:value-type="float">
            <text:p>0,000591132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([.C387]-[.D387])^2" office:value-type="float" office:value="0.0000000235263194061481" calcext:value-type="float">
            <text:p>2,3526319406148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amily</text:p>
          </table:table-cell>
          <table:table-cell office:value-type="float" office:value="790" calcext:value-type="float">
            <text:p>790</text:p>
          </table:table-cell>
          <table:table-cell table:formula="of:=([.B388]/[.$F$1])" office:value-type="float" office:value="0.000437749039030037" calcext:value-type="float">
            <text:p>0,000437749</text:p>
          </table:table-cell>
          <table:table-cell table:formula="of:=([.$S$11]/([.E388]+[.$T$11])^[.$U$11])" office:value-type="float" office:value="0.000589831535680618" calcext:value-type="float">
            <text:p>0,0005898315</text:p>
          </table:table-cell>
          <table:table-cell office:value-type="float" office:value="387" calcext:value-type="float">
            <text:p>387</text:p>
          </table:table-cell>
          <table:table-cell/>
          <table:table-cell table:formula="of:=([.C388]-[.D388])^2" office:value-type="float" office:value="0.000000023129085787474" calcext:value-type="float">
            <text:p>2,312908578747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eave</text:p>
          </table:table-cell>
          <table:table-cell office:value-type="float" office:value="784" calcext:value-type="float">
            <text:p>784</text:p>
          </table:table-cell>
          <table:table-cell table:formula="of:=([.B389]/[.$F$1])" office:value-type="float" office:value="0.000434424362784239" calcext:value-type="float">
            <text:p>0,0004344244</text:p>
          </table:table-cell>
          <table:table-cell table:formula="of:=([.$S$11]/([.E389]+[.$T$11])^[.$U$11])" office:value-type="float" office:value="0.000588537286216625" calcext:value-type="float">
            <text:p>0,0005885373</text:p>
          </table:table-cell>
          <table:table-cell office:value-type="float" office:value="388" calcext:value-type="float">
            <text:p>388</text:p>
          </table:table-cell>
          <table:table-cell/>
          <table:table-cell table:formula="of:=([.C389]-[.D389])^2" office:value-type="float" office:value="0.0000000237507931688764" calcext:value-type="float">
            <text:p>2,3750793168876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used</text:p>
          </table:table-cell>
          <table:table-cell office:value-type="float" office:value="783" calcext:value-type="float">
            <text:p>783</text:p>
          </table:table-cell>
          <table:table-cell table:formula="of:=([.B390]/[.$F$1])" office:value-type="float" office:value="0.000433870250076606" calcext:value-type="float">
            <text:p>0,0004338703</text:p>
          </table:table-cell>
          <table:table-cell table:formula="of:=([.$S$11]/([.E390]+[.$T$11])^[.$U$11])" office:value-type="float" office:value="0.00058724916330068" calcext:value-type="float">
            <text:p>0,0005872492</text:p>
          </table:table-cell>
          <table:table-cell office:value-type="float" office:value="389" calcext:value-type="float">
            <text:p>389</text:p>
          </table:table-cell>
          <table:table-cell/>
          <table:table-cell table:formula="of:=([.C390]-[.D390])^2" office:value-type="float" office:value="0.0000000235250910217979" calcext:value-type="float">
            <text:p>2,3525091021797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lready</text:p>
          </table:table-cell>
          <table:table-cell office:value-type="float" office:value="783" calcext:value-type="float">
            <text:p>783</text:p>
          </table:table-cell>
          <table:table-cell table:formula="of:=([.B391]/[.$F$1])" office:value-type="float" office:value="0.000433870250076606" calcext:value-type="float">
            <text:p>0,0004338703</text:p>
          </table:table-cell>
          <table:table-cell table:formula="of:=([.$S$11]/([.E391]+[.$T$11])^[.$U$11])" office:value-type="float" office:value="0.00058596712245297" calcext:value-type="float">
            <text:p>0,0005859671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([.C391]-[.D391])^2" office:value-type="float" office:value="0.000000023133458586672" calcext:value-type="float">
            <text:p>2,313345858667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our</text:p>
          </table:table-cell>
          <table:table-cell office:value-type="float" office:value="782" calcext:value-type="float">
            <text:p>782</text:p>
          </table:table-cell>
          <table:table-cell table:formula="of:=([.B392]/[.$F$1])" office:value-type="float" office:value="0.000433316137368973" calcext:value-type="float">
            <text:p>0,0004333161</text:p>
          </table:table-cell>
          <table:table-cell table:formula="of:=([.$S$11]/([.E392]+[.$T$11])^[.$U$11])" office:value-type="float" office:value="0.000584691119628424" calcext:value-type="float">
            <text:p>0,0005846911</text:p>
          </table:table-cell>
          <table:table-cell office:value-type="float" office:value="391" calcext:value-type="float">
            <text:p>391</text:p>
          </table:table-cell>
          <table:table-cell/>
          <table:table-cell table:formula="of:=([.C392]-[.D392])^2" office:value-type="float" office:value="0.0000000229143852540492" calcext:value-type="float">
            <text:p>2,2914385254049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nt</text:p>
          </table:table-cell>
          <table:table-cell office:value-type="float" office:value="781" calcext:value-type="float">
            <text:p>781</text:p>
          </table:table-cell>
          <table:table-cell table:formula="of:=([.B393]/[.$F$1])" office:value-type="float" office:value="0.00043276202466134" calcext:value-type="float">
            <text:p>0,000432762</text:p>
          </table:table-cell>
          <table:table-cell table:formula="of:=([.$S$11]/([.E393]+[.$T$11])^[.$U$11])" office:value-type="float" office:value="0.000583421111211375" calcext:value-type="float">
            <text:p>0,0005834211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([.C393]-[.D393])^2" office:value-type="float" office:value="0.0000000226981603600909" calcext:value-type="float">
            <text:p>2,2698160360090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hapter</text:p>
          </table:table-cell>
          <table:table-cell office:value-type="float" office:value="781" calcext:value-type="float">
            <text:p>781</text:p>
          </table:table-cell>
          <table:table-cell table:formula="of:=([.B394]/[.$F$1])" office:value-type="float" office:value="0.00043276202466134" calcext:value-type="float">
            <text:p>0,000432762</text:p>
          </table:table-cell>
          <table:table-cell table:formula="of:=([.$S$11]/([.E394]+[.$T$11])^[.$U$11])" office:value-type="float" office:value="0.000582157054010301" calcext:value-type="float">
            <text:p>0,0005821571</text:p>
          </table:table-cell>
          <table:table-cell office:value-type="float" office:value="393" calcext:value-type="float">
            <text:p>393</text:p>
          </table:table-cell>
          <table:table-cell/>
          <table:table-cell table:formula="of:=([.C394]-[.D394])^2" office:value-type="float" office:value="0.000000022318874794177" calcext:value-type="float">
            <text:p>2,231887479417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ook</text:p>
          </table:table-cell>
          <table:table-cell office:value-type="float" office:value="775" calcext:value-type="float">
            <text:p>775</text:p>
          </table:table-cell>
          <table:table-cell table:formula="of:=([.B395]/[.$F$1])" office:value-type="float" office:value="0.000429437348415542" calcext:value-type="float">
            <text:p>0,0004294373</text:p>
          </table:table-cell>
          <table:table-cell table:formula="of:=([.$S$11]/([.E395]+[.$T$11])^[.$U$11])" office:value-type="float" office:value="0.000580898905252649" calcext:value-type="float">
            <text:p>0,0005808989</text:p>
          </table:table-cell>
          <table:table-cell office:value-type="float" office:value="394" calcext:value-type="float">
            <text:p>394</text:p>
          </table:table-cell>
          <table:table-cell/>
          <table:table-cell table:formula="of:=([.C395]-[.D395])^2" office:value-type="float" office:value="0.0000000229406031995199" calcext:value-type="float">
            <text:p>2,2940603199519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ope</text:p>
          </table:table-cell>
          <table:table-cell office:value-type="float" office:value="774" calcext:value-type="float">
            <text:p>774</text:p>
          </table:table-cell>
          <table:table-cell table:formula="of:=([.B396]/[.$F$1])" office:value-type="float" office:value="0.000428883235707909" calcext:value-type="float">
            <text:p>0,0004288832</text:p>
          </table:table-cell>
          <table:table-cell table:formula="of:=([.$S$11]/([.E396]+[.$T$11])^[.$U$11])" office:value-type="float" office:value="0.000579646622579725" calcext:value-type="float">
            <text:p>0,0005796466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([.C396]-[.D396])^2" office:value-type="float" office:value="0.0000000227295988210608" calcext:value-type="float">
            <text:p>2,2729598821060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uncle</text:p>
          </table:table-cell>
          <table:table-cell office:value-type="float" office:value="774" calcext:value-type="float">
            <text:p>774</text:p>
          </table:table-cell>
          <table:table-cell table:formula="of:=([.B397]/[.$F$1])" office:value-type="float" office:value="0.000428883235707909" calcext:value-type="float">
            <text:p>0,0004288832</text:p>
          </table:table-cell>
          <table:table-cell table:formula="of:=([.$S$11]/([.E397]+[.$T$11])^[.$U$11])" office:value-type="float" office:value="0.000578400164041672" calcext:value-type="float">
            <text:p>0,0005784002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([.C397]-[.D397])^2" office:value-type="float" office:value="0.0000000223553118583635" calcext:value-type="float">
            <text:p>2,2355311858363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eriod</text:p>
          </table:table-cell>
          <table:table-cell office:value-type="float" office:value="767" calcext:value-type="float">
            <text:p>767</text:p>
          </table:table-cell>
          <table:table-cell table:formula="of:=([.B398]/[.$F$1])" office:value-type="float" office:value="0.000425004446754479" calcext:value-type="float">
            <text:p>0,0004250044</text:p>
          </table:table-cell>
          <table:table-cell table:formula="of:=([.$S$11]/([.E398]+[.$T$11])^[.$U$11])" office:value-type="float" office:value="0.000577159488092508" calcext:value-type="float">
            <text:p>0,0005771595</text:p>
          </table:table-cell>
          <table:table-cell office:value-type="float" office:value="397" calcext:value-type="float">
            <text:p>397</text:p>
          </table:table-cell>
          <table:table-cell/>
          <table:table-cell table:formula="of:=([.C398]-[.D398])^2" office:value-type="float" office:value="0.0000000231511566045773" calcext:value-type="float">
            <text:p>2,3151156604577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ming</text:p>
          </table:table-cell>
          <table:table-cell office:value-type="float" office:value="767" calcext:value-type="float">
            <text:p>767</text:p>
          </table:table-cell>
          <table:table-cell table:formula="of:=([.B399]/[.$F$1])" office:value-type="float" office:value="0.000425004446754479" calcext:value-type="float">
            <text:p>0,0004250044</text:p>
          </table:table-cell>
          <table:table-cell table:formula="of:=([.$S$11]/([.E399]+[.$T$11])^[.$U$11])" office:value-type="float" office:value="0.000575924553585244" calcext:value-type="float">
            <text:p>0,0005759246</text:p>
          </table:table-cell>
          <table:table-cell office:value-type="float" office:value="398" calcext:value-type="float">
            <text:p>398</text:p>
          </table:table-cell>
          <table:table-cell/>
          <table:table-cell table:formula="of:=([.C399]-[.D399])^2" office:value-type="float" office:value="0.0000000227768786458096" calcext:value-type="float">
            <text:p>2,2776878645809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ible</text:p>
          </table:table-cell>
          <table:table-cell office:value-type="float" office:value="764" calcext:value-type="float">
            <text:p>764</text:p>
          </table:table-cell>
          <table:table-cell table:formula="of:=([.B400]/[.$F$1])" office:value-type="float" office:value="0.00042334210863158" calcext:value-type="float">
            <text:p>0,0004233421</text:p>
          </table:table-cell>
          <table:table-cell table:formula="of:=([.$S$11]/([.E400]+[.$T$11])^[.$U$11])" office:value-type="float" office:value="0.000574695319767074" calcext:value-type="float">
            <text:p>0,0005746953</text:p>
          </table:table-cell>
          <table:table-cell office:value-type="float" office:value="399" calcext:value-type="float">
            <text:p>399</text:p>
          </table:table-cell>
          <table:table-cell/>
          <table:table-cell table:formula="of:=([.C400]-[.D400])^2" office:value-type="float" office:value="0.0000000229077945210256" calcext:value-type="float">
            <text:p>2,2907794521025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orce</text:p>
          </table:table-cell>
          <table:table-cell office:value-type="float" office:value="764" calcext:value-type="float">
            <text:p>764</text:p>
          </table:table-cell>
          <table:table-cell table:formula="of:=([.B401]/[.$F$1])" office:value-type="float" office:value="0.00042334210863158" calcext:value-type="float">
            <text:p>0,0004233421</text:p>
          </table:table-cell>
          <table:table-cell table:formula="of:=([.$S$11]/([.E401]+[.$T$11])^[.$U$11])" office:value-type="float" office:value="0.000573471746274631" calcext:value-type="float">
            <text:p>0,0005734717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([.C401]-[.D401])^2" office:value-type="float" office:value="0.0000000225389080988337" calcext:value-type="float">
            <text:p>2,2538908098833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uppose</text:p>
          </table:table-cell>
          <table:table-cell office:value-type="float" office:value="763" calcext:value-type="float">
            <text:p>763</text:p>
          </table:table-cell>
          <table:table-cell table:formula="of:=([.B402]/[.$F$1])" office:value-type="float" office:value="0.000422787995923947" calcext:value-type="float">
            <text:p>0,000422788</text:p>
          </table:table-cell>
          <table:table-cell table:formula="of:=([.$S$11]/([.E402]+[.$T$11])^[.$U$11])" office:value-type="float" office:value="0.000572253793129309" calcext:value-type="float">
            <text:p>0,0005722538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([.C402]-[.D402])^2" office:value-type="float" office:value="0.0000000223400245342344" calcext:value-type="float">
            <text:p>2,2340024534234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ure</text:p>
          </table:table-cell>
          <table:table-cell office:value-type="float" office:value="760" calcext:value-type="float">
            <text:p>760</text:p>
          </table:table-cell>
          <table:table-cell table:formula="of:=([.B403]/[.$F$1])" office:value-type="float" office:value="0.000421125657801048" calcext:value-type="float">
            <text:p>0,0004211257</text:p>
          </table:table-cell>
          <table:table-cell table:formula="of:=([.$S$11]/([.E403]+[.$T$11])^[.$U$11])" office:value-type="float" office:value="0.000571041420732663" calcext:value-type="float">
            <text:p>0,0005710414</text:p>
          </table:table-cell>
          <table:table-cell office:value-type="float" office:value="402" calcext:value-type="float">
            <text:p>402</text:p>
          </table:table-cell>
          <table:table-cell/>
          <table:table-cell table:formula="of:=([.C403]-[.D403])^2" office:value-type="float" office:value="0.0000000224747359753683" calcext:value-type="float">
            <text:p>2,2474735975368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</text:p>
          </table:table-cell>
          <table:table-cell office:value-type="float" office:value="760" calcext:value-type="float">
            <text:p>760</text:p>
          </table:table-cell>
          <table:table-cell table:formula="of:=([.B404]/[.$F$1])" office:value-type="float" office:value="0.000421125657801048" calcext:value-type="float">
            <text:p>0,0004211257</text:p>
          </table:table-cell>
          <table:table-cell table:formula="of:=([.$S$11]/([.E404]+[.$T$11])^[.$U$11])" office:value-type="float" office:value="0.000569834589861866" calcext:value-type="float">
            <text:p>0,0005698346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([.C404]-[.D404])^2" office:value-type="float" office:value="0.0000000221143464746688" calcext:value-type="float">
            <text:p>2,2114346474668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lose</text:p>
          </table:table-cell>
          <table:table-cell office:value-type="float" office:value="754" calcext:value-type="float">
            <text:p>754</text:p>
          </table:table-cell>
          <table:table-cell table:formula="of:=([.B405]/[.$F$1])" office:value-type="float" office:value="0.00041780098155525" calcext:value-type="float">
            <text:p>0,000417801</text:p>
          </table:table-cell>
          <table:table-cell table:formula="of:=([.$S$11]/([.E405]+[.$T$11])^[.$U$11])" office:value-type="float" office:value="0.000568633261665229" calcext:value-type="float">
            <text:p>0,0005686333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([.C405]-[.D405])^2" office:value-type="float" office:value="0.0000000227503767231751" calcext:value-type="float">
            <text:p>2,2750376723175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all</text:p>
          </table:table-cell>
          <table:table-cell office:value-type="float" office:value="754" calcext:value-type="float">
            <text:p>754</text:p>
          </table:table-cell>
          <table:table-cell table:formula="of:=([.B406]/[.$F$1])" office:value-type="float" office:value="0.00041780098155525" calcext:value-type="float">
            <text:p>0,000417801</text:p>
          </table:table-cell>
          <table:table-cell table:formula="of:=([.$S$11]/([.E406]+[.$T$11])^[.$U$11])" office:value-type="float" office:value="0.000567437397657801" calcext:value-type="float">
            <text:p>0,0005674374</text:p>
          </table:table-cell>
          <table:table-cell office:value-type="float" office:value="405" calcext:value-type="float">
            <text:p>405</text:p>
          </table:table-cell>
          <table:table-cell/>
          <table:table-cell table:formula="of:=([.C406]-[.D406])^2" office:value-type="float" office:value="0.0000000223910570240156" calcext:value-type="float">
            <text:p>2,2391057024015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oundation</text:p>
          </table:table-cell>
          <table:table-cell office:value-type="float" office:value="749" calcext:value-type="float">
            <text:p>749</text:p>
          </table:table-cell>
          <table:table-cell table:formula="of:=([.B407]/[.$F$1])" office:value-type="float" office:value="0.000415030418017085" calcext:value-type="float">
            <text:p>0,0004150304</text:p>
          </table:table-cell>
          <table:table-cell table:formula="of:=([.$S$11]/([.E407]+[.$T$11])^[.$U$11])" office:value-type="float" office:value="0.000566246959717009" calcext:value-type="float">
            <text:p>0,000566247</text:p>
          </table:table-cell>
          <table:table-cell office:value-type="float" office:value="406" calcext:value-type="float">
            <text:p>406</text:p>
          </table:table-cell>
          <table:table-cell/>
          <table:table-cell table:formula="of:=([.C407]-[.D407])^2" office:value-type="float" office:value="0.0000000228664424836847" calcext:value-type="float">
            <text:p>2,2866442483684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d</text:p>
          </table:table-cell>
          <table:table-cell office:value-type="float" office:value="748" calcext:value-type="float">
            <text:p>748</text:p>
          </table:table-cell>
          <table:table-cell table:formula="of:=([.B408]/[.$F$1])" office:value-type="float" office:value="0.000414476305309453" calcext:value-type="float">
            <text:p>0,0004144763</text:p>
          </table:table-cell>
          <table:table-cell table:formula="of:=([.$S$11]/([.E408]+[.$T$11])^[.$U$11])" office:value-type="float" office:value="0.000565061910078381" calcext:value-type="float">
            <text:p>0,0005650619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([.C408]-[.D408])^2" office:value-type="float" office:value="0.000000022676024363624" calcext:value-type="float">
            <text:p>2,267602436362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king</text:p>
          </table:table-cell>
          <table:table-cell office:value-type="float" office:value="746" calcext:value-type="float">
            <text:p>746</text:p>
          </table:table-cell>
          <table:table-cell table:formula="of:=([.B409]/[.$F$1])" office:value-type="float" office:value="0.000413368079894187" calcext:value-type="float">
            <text:p>0,0004133681</text:p>
          </table:table-cell>
          <table:table-cell table:formula="of:=([.$S$11]/([.E409]+[.$T$11])^[.$U$11])" office:value-type="float" office:value="0.000563882211331319" calcext:value-type="float">
            <text:p>0,0005638822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([.C409]-[.D409])^2" office:value-type="float" office:value="0.0000000226545037622743" calcext:value-type="float">
            <text:p>2,2654503762274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cross</text:p>
          </table:table-cell>
          <table:table-cell office:value-type="float" office:value="746" calcext:value-type="float">
            <text:p>746</text:p>
          </table:table-cell>
          <table:table-cell table:formula="of:=([.B410]/[.$F$1])" office:value-type="float" office:value="0.000413368079894187" calcext:value-type="float">
            <text:p>0,0004133681</text:p>
          </table:table-cell>
          <table:table-cell table:formula="of:=([.$S$11]/([.E410]+[.$T$11])^[.$U$11])" office:value-type="float" office:value="0.000562707826414929" calcext:value-type="float">
            <text:p>0,0005627078</text:p>
          </table:table-cell>
          <table:table-cell office:value-type="float" office:value="409" calcext:value-type="float">
            <text:p>409</text:p>
          </table:table-cell>
          <table:table-cell/>
          <table:table-cell table:formula="of:=([.C410]-[.D410])^2" office:value-type="float" office:value="0.0000000223023598908796" calcext:value-type="float">
            <text:p>2,2302359890879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'm</text:p>
          </table:table-cell>
          <table:table-cell office:value-type="float" office:value="743" calcext:value-type="float">
            <text:p>743</text:p>
          </table:table-cell>
          <table:table-cell table:formula="of:=([.B411]/[.$F$1])" office:value-type="float" office:value="0.000411705741771288" calcext:value-type="float">
            <text:p>0,0004117057</text:p>
          </table:table-cell>
          <table:table-cell table:formula="of:=([.$S$11]/([.E411]+[.$T$11])^[.$U$11])" office:value-type="float" office:value="0.000561538718613923" calcext:value-type="float">
            <text:p>0,0005615387</text:p>
          </table:table-cell>
          <table:table-cell office:value-type="float" office:value="410" calcext:value-type="float">
            <text:p>410</text:p>
          </table:table-cell>
          <table:table-cell/>
          <table:table-cell table:formula="of:=([.C411]-[.D411])^2" office:value-type="float" office:value="0.0000000224499209495258" calcext:value-type="float">
            <text:p>2,2449920949525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ollowed</text:p>
          </table:table-cell>
          <table:table-cell office:value-type="float" office:value="742" calcext:value-type="float">
            <text:p>742</text:p>
          </table:table-cell>
          <table:table-cell table:formula="of:=([.B412]/[.$F$1])" office:value-type="float" office:value="0.000411151629063655" calcext:value-type="float">
            <text:p>0,0004111516</text:p>
          </table:table-cell>
          <table:table-cell table:formula="of:=([.$S$11]/([.E412]+[.$T$11])^[.$U$11])" office:value-type="float" office:value="0.000560374851554566" calcext:value-type="float">
            <text:p>0,0005603749</text:p>
          </table:table-cell>
          <table:table-cell office:value-type="float" office:value="411" calcext:value-type="float">
            <text:p>411</text:p>
          </table:table-cell>
          <table:table-cell/>
          <table:table-cell table:formula="of:=([.C412]-[.D412])^2" office:value-type="float" office:value="0.0000000222675701305721" calcext:value-type="float">
            <text:p>2,2267570130572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unt</text:p>
          </table:table-cell>
          <table:table-cell office:value-type="float" office:value="741" calcext:value-type="float">
            <text:p>741</text:p>
          </table:table-cell>
          <table:table-cell table:formula="of:=([.B413]/[.$F$1])" office:value-type="float" office:value="0.000410597516356022" calcext:value-type="float">
            <text:p>0,0004105975</text:p>
          </table:table-cell>
          <table:table-cell table:formula="of:=([.$S$11]/([.E413]+[.$T$11])^[.$U$11])" office:value-type="float" office:value="0.000559216189200686" calcext:value-type="float">
            <text:p>0,0005592162</text:p>
          </table:table-cell>
          <table:table-cell office:value-type="float" office:value="412" calcext:value-type="float">
            <text:p>412</text:p>
          </table:table-cell>
          <table:table-cell/>
          <table:table-cell table:formula="of:=([.C413]-[.D413])^2" office:value-type="float" office:value="0.0000000220875099181093" calcext:value-type="float">
            <text:p>2,2087509918109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rong</text:p>
          </table:table-cell>
          <table:table-cell office:value-type="float" office:value="741" calcext:value-type="float">
            <text:p>741</text:p>
          </table:table-cell>
          <table:table-cell table:formula="of:=([.B414]/[.$F$1])" office:value-type="float" office:value="0.000410597516356022" calcext:value-type="float">
            <text:p>0,0004105975</text:p>
          </table:table-cell>
          <table:table-cell table:formula="of:=([.$S$11]/([.E414]+[.$T$11])^[.$U$11])" office:value-type="float" office:value="0.000558062695849738" calcext:value-type="float">
            <text:p>0,0005580627</text:p>
          </table:table-cell>
          <table:table-cell office:value-type="float" office:value="413" calcext:value-type="float">
            <text:p>413</text:p>
          </table:table-cell>
          <table:table-cell/>
          <table:table-cell table:formula="of:=([.C414]-[.D414])^2" office:value-type="float" office:value="0.000000021745979163114" calcext:value-type="float">
            <text:p>2,174597916311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turned</text:p>
          </table:table-cell>
          <table:table-cell office:value-type="float" office:value="741" calcext:value-type="float">
            <text:p>741</text:p>
          </table:table-cell>
          <table:table-cell table:formula="of:=([.B415]/[.$F$1])" office:value-type="float" office:value="0.000410597516356022" calcext:value-type="float">
            <text:p>0,0004105975</text:p>
          </table:table-cell>
          <table:table-cell table:formula="of:=([.$S$11]/([.E415]+[.$T$11])^[.$U$11])" office:value-type="float" office:value="0.000556914336128929" calcext:value-type="float">
            <text:p>0,0005569143</text:p>
          </table:table-cell>
          <table:table-cell office:value-type="float" office:value="414" calcext:value-type="float">
            <text:p>414</text:p>
          </table:table-cell>
          <table:table-cell/>
          <table:table-cell table:formula="of:=([.C415]-[.D415])^2" office:value-type="float" office:value="0.0000000214086117484573" calcext:value-type="float">
            <text:p>2,1408611748457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ral</text:p>
          </table:table-cell>
          <table:table-cell office:value-type="float" office:value="739" calcext:value-type="float">
            <text:p>739</text:p>
          </table:table-cell>
          <table:table-cell table:formula="of:=([.B416]/[.$F$1])" office:value-type="float" office:value="0.000409489290940756" calcext:value-type="float">
            <text:p>0,0004094893</text:p>
          </table:table-cell>
          <table:table-cell table:formula="of:=([.$S$11]/([.E416]+[.$T$11])^[.$U$11])" office:value-type="float" office:value="0.000555771074991385" calcext:value-type="float">
            <text:p>0,0005557711</text:p>
          </table:table-cell>
          <table:table-cell office:value-type="float" office:value="415" calcext:value-type="float">
            <text:p>415</text:p>
          </table:table-cell>
          <table:table-cell/>
          <table:table-cell table:formula="of:=([.C416]-[.D416])^2" office:value-type="float" office:value="0.0000000213983603450349" calcext:value-type="float">
            <text:p>2,1398360345034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iles</text:p>
          </table:table-cell>
          <table:table-cell office:value-type="float" office:value="739" calcext:value-type="float">
            <text:p>739</text:p>
          </table:table-cell>
          <table:table-cell table:formula="of:=([.B417]/[.$F$1])" office:value-type="float" office:value="0.000409489290940756" calcext:value-type="float">
            <text:p>0,0004094893</text:p>
          </table:table-cell>
          <table:table-cell table:formula="of:=([.$S$11]/([.E417]+[.$T$11])^[.$U$11])" office:value-type="float" office:value="0.000554632877712387" calcext:value-type="float">
            <text:p>0,0005546329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([.C417]-[.D417])^2" office:value-type="float" office:value="0.0000000210666607809341" calcext:value-type="float">
            <text:p>2,1066660780934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</text:p>
          </table:table-cell>
          <table:table-cell office:value-type="float" office:value="734" calcext:value-type="float">
            <text:p>734</text:p>
          </table:table-cell>
          <table:table-cell table:formula="of:=([.B418]/[.$F$1])" office:value-type="float" office:value="0.000406718727402591" calcext:value-type="float">
            <text:p>0,0004067187</text:p>
          </table:table-cell>
          <table:table-cell table:formula="of:=([.$S$11]/([.E418]+[.$T$11])^[.$U$11])" office:value-type="float" office:value="0.000553499709885646" calcext:value-type="float">
            <text:p>0,0005534997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([.C418]-[.D418])^2" office:value-type="float" office:value="0.000000021544656818691" calcext:value-type="float">
            <text:p>2,154465681869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ix</text:p>
          </table:table-cell>
          <table:table-cell office:value-type="float" office:value="733" calcext:value-type="float">
            <text:p>733</text:p>
          </table:table-cell>
          <table:table-cell table:formula="of:=([.B419]/[.$F$1])" office:value-type="float" office:value="0.000406164614694958" calcext:value-type="float">
            <text:p>0,0004061646</text:p>
          </table:table-cell>
          <table:table-cell table:formula="of:=([.$S$11]/([.E419]+[.$T$11])^[.$U$11])" office:value-type="float" office:value="0.000552371537419637" calcext:value-type="float">
            <text:p>0,0005523715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([.C419]-[.D419])^2" office:value-type="float" office:value="0.0000000213764642526203" calcext:value-type="float">
            <text:p>2,1376464252620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vision</text:p>
          </table:table-cell>
          <table:table-cell office:value-type="float" office:value="730" calcext:value-type="float">
            <text:p>730</text:p>
          </table:table-cell>
          <table:table-cell table:formula="of:=([.B420]/[.$F$1])" office:value-type="float" office:value="0.000404502276572059" calcext:value-type="float">
            <text:p>0,0004045023</text:p>
          </table:table-cell>
          <table:table-cell table:formula="of:=([.$S$11]/([.E420]+[.$T$11])^[.$U$11])" office:value-type="float" office:value="0.000551248326533982" calcext:value-type="float">
            <text:p>0,0005512483</text:p>
          </table:table-cell>
          <table:table-cell office:value-type="float" office:value="419" calcext:value-type="float">
            <text:p>419</text:p>
          </table:table-cell>
          <table:table-cell/>
          <table:table-cell table:formula="of:=([.C420]-[.D420])^2" office:value-type="float" office:value="0.0000000215344031794272" calcext:value-type="float">
            <text:p>2,1534403179427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ct</text:p>
          </table:table-cell>
          <table:table-cell office:value-type="float" office:value="728" calcext:value-type="float">
            <text:p>728</text:p>
          </table:table-cell>
          <table:table-cell table:formula="of:=([.B421]/[.$F$1])" office:value-type="float" office:value="0.000403394051156793" calcext:value-type="float">
            <text:p>0,0004033941</text:p>
          </table:table-cell>
          <table:table-cell table:formula="of:=([.$S$11]/([.E421]+[.$T$11])^[.$U$11])" office:value-type="float" office:value="0.000550130043755883" calcext:value-type="float">
            <text:p>0,00055013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([.C421]-[.D421])^2" office:value-type="float" office:value="0.0000000215314515240401" calcext:value-type="float">
            <text:p>2,1531451524040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erefore</text:p>
          </table:table-cell>
          <table:table-cell office:value-type="float" office:value="723" calcext:value-type="float">
            <text:p>723</text:p>
          </table:table-cell>
          <table:table-cell table:formula="of:=([.B422]/[.$F$1])" office:value-type="float" office:value="0.000400623487618629" calcext:value-type="float">
            <text:p>0,0004006235</text:p>
          </table:table-cell>
          <table:table-cell table:formula="of:=([.$S$11]/([.E422]+[.$T$11])^[.$U$11])" office:value-type="float" office:value="0.000549016655916603" calcext:value-type="float">
            <text:p>0,0005490167</text:p>
          </table:table-cell>
          <table:table-cell office:value-type="float" office:value="421" calcext:value-type="float">
            <text:p>421</text:p>
          </table:table-cell>
          <table:table-cell/>
          <table:table-cell table:formula="of:=([.C422]-[.D422])^2" office:value-type="float" office:value="0.0000000220205323975109" calcext:value-type="float">
            <text:p>0,00000002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orms</text:p>
          </table:table-cell>
          <table:table-cell office:value-type="float" office:value="721" calcext:value-type="float">
            <text:p>721</text:p>
          </table:table-cell>
          <table:table-cell table:formula="of:=([.B423]/[.$F$1])" office:value-type="float" office:value="0.000399515262203363" calcext:value-type="float">
            <text:p>0,0003995153</text:p>
          </table:table-cell>
          <table:table-cell table:formula="of:=([.$S$11]/([.E423]+[.$T$11])^[.$U$11])" office:value-type="float" office:value="0.000547908130147998" calcext:value-type="float">
            <text:p>0,0005479081</text:p>
          </table:table-cell>
          <table:table-cell office:value-type="float" office:value="422" calcext:value-type="float">
            <text:p>422</text:p>
          </table:table-cell>
          <table:table-cell/>
          <table:table-cell table:formula="of:=([.C423]-[.D423])^2" office:value-type="float" office:value="0.000000022020443256834" calcext:value-type="float">
            <text:p>0,00000002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riends</text:p>
          </table:table-cell>
          <table:table-cell office:value-type="float" office:value="721" calcext:value-type="float">
            <text:p>721</text:p>
          </table:table-cell>
          <table:table-cell table:formula="of:=([.B424]/[.$F$1])" office:value-type="float" office:value="0.000399515262203363" calcext:value-type="float">
            <text:p>0,0003995153</text:p>
          </table:table-cell>
          <table:table-cell table:formula="of:=([.$S$11]/([.E424]+[.$T$11])^[.$U$11])" office:value-type="float" office:value="0.000546804433879096" calcext:value-type="float">
            <text:p>0,0005468044</text:p>
          </table:table-cell>
          <table:table-cell office:value-type="float" office:value="423" calcext:value-type="float">
            <text:p>423</text:p>
          </table:table-cell>
          <table:table-cell/>
          <table:table-cell table:formula="of:=([.C424]-[.D424])^2" office:value-type="float" office:value="0.0000000216941000929236" calcext:value-type="float">
            <text:p>2,1694100092923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ean</text:p>
          </table:table-cell>
          <table:table-cell office:value-type="float" office:value="721" calcext:value-type="float">
            <text:p>721</text:p>
          </table:table-cell>
          <table:table-cell table:formula="of:=([.B425]/[.$F$1])" office:value-type="float" office:value="0.000399515262203363" calcext:value-type="float">
            <text:p>0,0003995153</text:p>
          </table:table-cell>
          <table:table-cell table:formula="of:=([.$S$11]/([.E425]+[.$T$11])^[.$U$11])" office:value-type="float" office:value="0.000545705534832718" calcext:value-type="float">
            <text:p>0,0005457055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([.C425]-[.D425])^2" office:value-type="float" office:value="0.0000000213715958114452" calcext:value-type="float">
            <text:p>2,1371595811445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how</text:p>
          </table:table-cell>
          <table:table-cell office:value-type="float" office:value="721" calcext:value-type="float">
            <text:p>721</text:p>
          </table:table-cell>
          <table:table-cell table:formula="of:=([.B426]/[.$F$1])" office:value-type="float" office:value="0.000399515262203363" calcext:value-type="float">
            <text:p>0,0003995153</text:p>
          </table:table-cell>
          <table:table-cell table:formula="of:=([.$S$11]/([.E426]+[.$T$11])^[.$U$11])" office:value-type="float" office:value="0.000544611401022154" calcext:value-type="float">
            <text:p>0,0005446114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([.C426]-[.D426])^2" office:value-type="float" office:value="0.0000000210528895001221" calcext:value-type="float">
            <text:p>2,1052889500122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arly</text:p>
          </table:table-cell>
          <table:table-cell office:value-type="float" office:value="719" calcext:value-type="float">
            <text:p>719</text:p>
          </table:table-cell>
          <table:table-cell table:formula="of:=([.B427]/[.$F$1])" office:value-type="float" office:value="0.000398407036788097" calcext:value-type="float">
            <text:p>0,000398407</text:p>
          </table:table-cell>
          <table:table-cell table:formula="of:=([.$S$11]/([.E427]+[.$T$11])^[.$U$11])" office:value-type="float" office:value="0.000543522000747878" calcext:value-type="float">
            <text:p>0,000543522</text:p>
          </table:table-cell>
          <table:table-cell office:value-type="float" office:value="426" calcext:value-type="float">
            <text:p>426</text:p>
          </table:table-cell>
          <table:table-cell/>
          <table:table-cell table:formula="of:=([.C427]-[.D427])^2" office:value-type="float" office:value="0.0000000210583527650485" calcext:value-type="float">
            <text:p>2,1058352765048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view</text:p>
          </table:table-cell>
          <table:table-cell office:value-type="float" office:value="719" calcext:value-type="float">
            <text:p>719</text:p>
          </table:table-cell>
          <table:table-cell table:formula="of:=([.B428]/[.$F$1])" office:value-type="float" office:value="0.000398407036788097" calcext:value-type="float">
            <text:p>0,000398407</text:p>
          </table:table-cell>
          <table:table-cell table:formula="of:=([.$S$11]/([.E428]+[.$T$11])^[.$U$11])" office:value-type="float" office:value="0.000542437302594305" calcext:value-type="float">
            <text:p>0,0005424373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([.C428]-[.D428])^2" office:value-type="float" office:value="0.000000020744717468207" calcext:value-type="float">
            <text:p>2,074471746820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oor</text:p>
          </table:table-cell>
          <table:table-cell office:value-type="float" office:value="718" calcext:value-type="float">
            <text:p>718</text:p>
          </table:table-cell>
          <table:table-cell table:formula="of:=([.B429]/[.$F$1])" office:value-type="float" office:value="0.000397852924080464" calcext:value-type="float">
            <text:p>0,0003978529</text:p>
          </table:table-cell>
          <table:table-cell table:formula="of:=([.$S$11]/([.E429]+[.$T$11])^[.$U$11])" office:value-type="float" office:value="0.000541357275426604" calcext:value-type="float">
            <text:p>0,0005413573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([.C429]-[.D429])^2" office:value-type="float" office:value="0.0000000205934988552763" calcext:value-type="float">
            <text:p>2,0593498855276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ached</text:p>
          </table:table-cell>
          <table:table-cell office:value-type="float" office:value="716" calcext:value-type="float">
            <text:p>716</text:p>
          </table:table-cell>
          <table:table-cell table:formula="of:=([.B430]/[.$F$1])" office:value-type="float" office:value="0.000396744698665198" calcext:value-type="float">
            <text:p>0,0003967447</text:p>
          </table:table-cell>
          <table:table-cell table:formula="of:=([.$S$11]/([.E430]+[.$T$11])^[.$U$11])" office:value-type="float" office:value="0.000540281888387538" calcext:value-type="float">
            <text:p>0,0005402819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([.C430]-[.D430])^2" office:value-type="float" office:value="0.000000020602924833387" calcext:value-type="float">
            <text:p>2,060292483338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greement</text:p>
          </table:table-cell>
          <table:table-cell office:value-type="float" office:value="713" calcext:value-type="float">
            <text:p>713</text:p>
          </table:table-cell>
          <table:table-cell table:formula="of:=([.B431]/[.$F$1])" office:value-type="float" office:value="0.000395082360542299" calcext:value-type="float">
            <text:p>0,0003950824</text:p>
          </table:table-cell>
          <table:table-cell table:formula="of:=([.$S$11]/([.E431]+[.$T$11])^[.$U$11])" office:value-type="float" office:value="0.000539211110894362" calcext:value-type="float">
            <text:p>0,0005392111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([.C431]-[.D431])^2" office:value-type="float" office:value="0.0000000207730966780472" calcext:value-type="float">
            <text:p>2,0773096678047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ine</text:p>
          </table:table-cell>
          <table:table-cell office:value-type="float" office:value="709" calcext:value-type="float">
            <text:p>709</text:p>
          </table:table-cell>
          <table:table-cell table:formula="of:=([.B432]/[.$F$1])" office:value-type="float" office:value="0.000392865909711767" calcext:value-type="float">
            <text:p>0,0003928659</text:p>
          </table:table-cell>
          <table:table-cell table:formula="of:=([.$S$11]/([.E432]+[.$T$11])^[.$U$11])" office:value-type="float" office:value="0.000538144912635751" calcext:value-type="float">
            <text:p>0,0005381449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([.C432]-[.D432])^2" office:value-type="float" office:value="0.0000000211059886905868" calcext:value-type="float">
            <text:p>2,1105988690586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en</text:p>
          </table:table-cell>
          <table:table-cell office:value-type="float" office:value="709" calcext:value-type="float">
            <text:p>709</text:p>
          </table:table-cell>
          <table:table-cell table:formula="of:=([.B433]/[.$F$1])" office:value-type="float" office:value="0.000392865909711767" calcext:value-type="float">
            <text:p>0,0003928659</text:p>
          </table:table-cell>
          <table:table-cell table:formula="of:=([.$S$11]/([.E433]+[.$T$11])^[.$U$11])" office:value-type="float" office:value="0.000537083263568776" calcext:value-type="float">
            <text:p>0,0005370833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([.C433]-[.D433])^2" office:value-type="float" office:value="0.0000000207986451535176" calcext:value-type="float">
            <text:p>2,0798645153517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ruth</text:p>
          </table:table-cell>
          <table:table-cell office:value-type="float" office:value="707" calcext:value-type="float">
            <text:p>707</text:p>
          </table:table-cell>
          <table:table-cell table:formula="of:=([.B434]/[.$F$1])" office:value-type="float" office:value="0.000391757684296501" calcext:value-type="float">
            <text:p>0,0003917577</text:p>
          </table:table-cell>
          <table:table-cell table:formula="of:=([.$S$11]/([.E434]+[.$T$11])^[.$U$11])" office:value-type="float" office:value="0.000536026133915918" calcext:value-type="float">
            <text:p>0,0005360261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([.C434]-[.D434])^2" office:value-type="float" office:value="0.0000000208133855555903" calcext:value-type="float">
            <text:p>2,0813385555590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range</text:p>
          </table:table-cell>
          <table:table-cell office:value-type="float" office:value="705" calcext:value-type="float">
            <text:p>705</text:p>
          </table:table-cell>
          <table:table-cell table:formula="of:=([.B435]/[.$F$1])" office:value-type="float" office:value="0.000390649458881235" calcext:value-type="float">
            <text:p>0,0003906495</text:p>
          </table:table-cell>
          <table:table-cell table:formula="of:=([.$S$11]/([.E435]+[.$T$11])^[.$U$11])" office:value-type="float" office:value="0.000534973494162125" calcext:value-type="float">
            <text:p>0,0005349735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C435]-[.D435])^2" office:value-type="float" office:value="0.0000000208294271597595" calcext:value-type="float">
            <text:p>2,0829427159759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</text:p>
          </table:table-cell>
          <table:table-cell office:value-type="float" office:value="705" calcext:value-type="float">
            <text:p>705</text:p>
          </table:table-cell>
          <table:table-cell table:formula="of:=([.B436]/[.$F$1])" office:value-type="float" office:value="0.000390649458881235" calcext:value-type="float">
            <text:p>0,0003906495</text:p>
          </table:table-cell>
          <table:table-cell table:formula="of:=([.$S$11]/([.E436]+[.$T$11])^[.$U$11])" office:value-type="float" office:value="0.000533925315051901" calcext:value-type="float">
            <text:p>0,0005339253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([.C436]-[.D436])^2" office:value-type="float" office:value="0.0000000205279709614374" calcext:value-type="float">
            <text:p>2,0527970961437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osition</text:p>
          </table:table-cell>
          <table:table-cell office:value-type="float" office:value="703" calcext:value-type="float">
            <text:p>703</text:p>
          </table:table-cell>
          <table:table-cell table:formula="of:=([.B437]/[.$F$1])" office:value-type="float" office:value="0.000389541233465969" calcext:value-type="float">
            <text:p>0,0003895412</text:p>
          </table:table-cell>
          <table:table-cell table:formula="of:=([.$S$11]/([.E437]+[.$T$11])^[.$U$11])" office:value-type="float" office:value="0.000532881567586443" calcext:value-type="float">
            <text:p>0,0005328816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([.C437]-[.D437])^2" office:value-type="float" office:value="0.0000000205464513857691" calcext:value-type="float">
            <text:p>2,0546451385769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ell</text:p>
          </table:table-cell>
          <table:table-cell office:value-type="float" office:value="702" calcext:value-type="float">
            <text:p>702</text:p>
          </table:table-cell>
          <table:table-cell table:formula="of:=([.B438]/[.$F$1])" office:value-type="float" office:value="0.000388987120758336" calcext:value-type="float">
            <text:p>0,0003889871</text:p>
          </table:table-cell>
          <table:table-cell table:formula="of:=([.$S$11]/([.E438]+[.$T$11])^[.$U$11])" office:value-type="float" office:value="0.00053184222302081" calcext:value-type="float">
            <text:p>0,0005318422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([.C438]-[.D438])^2" office:value-type="float" office:value="0.0000000204075802424218" calcext:value-type="float">
            <text:p>2,0407580242421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ally</text:p>
          </table:table-cell>
          <table:table-cell office:value-type="float" office:value="701" calcext:value-type="float">
            <text:p>701</text:p>
          </table:table-cell>
          <table:table-cell table:formula="of:=([.B439]/[.$F$1])" office:value-type="float" office:value="0.000388433008050703" calcext:value-type="float">
            <text:p>0,000388433</text:p>
          </table:table-cell>
          <table:table-cell table:formula="of:=([.$S$11]/([.E439]+[.$T$11])^[.$U$11])" office:value-type="float" office:value="0.00053080725286113" calcext:value-type="float">
            <text:p>0,0005308073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([.C439]-[.D439])^2" office:value-type="float" office:value="0.0000000202704255853393" calcext:value-type="float">
            <text:p>2,0270425585339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turn</text:p>
          </table:table-cell>
          <table:table-cell office:value-type="float" office:value="700" calcext:value-type="float">
            <text:p>700</text:p>
          </table:table-cell>
          <table:table-cell table:formula="of:=([.B440]/[.$F$1])" office:value-type="float" office:value="0.000387878895343071" calcext:value-type="float">
            <text:p>0,0003878789</text:p>
          </table:table-cell>
          <table:table-cell table:formula="of:=([.$S$11]/([.E440]+[.$T$11])^[.$U$11])" office:value-type="float" office:value="0.000529776628861848" calcext:value-type="float">
            <text:p>0,0005297766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([.C440]-[.D440])^2" office:value-type="float" office:value="0.000000020134966777766" calcext:value-type="float">
            <text:p>2,013496677776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ondon</text:p>
          </table:table-cell>
          <table:table-cell office:value-type="float" office:value="699" calcext:value-type="float">
            <text:p>699</text:p>
          </table:table-cell>
          <table:table-cell table:formula="of:=([.B441]/[.$F$1])" office:value-type="float" office:value="0.000387324782635438" calcext:value-type="float">
            <text:p>0,0003873248</text:p>
          </table:table-cell>
          <table:table-cell table:formula="of:=([.$S$11]/([.E441]+[.$T$11])^[.$U$11])" office:value-type="float" office:value="0.000528750323023006" calcext:value-type="float">
            <text:p>0,0005287503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([.C441]-[.D441])^2" office:value-type="float" office:value="0.0000000200011834739157" calcext:value-type="float">
            <text:p>0,0000000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e</text:p>
          </table:table-cell>
          <table:table-cell office:value-type="float" office:value="699" calcext:value-type="float">
            <text:p>699</text:p>
          </table:table-cell>
          <table:table-cell table:formula="of:=([.B442]/[.$F$1])" office:value-type="float" office:value="0.000387324782635438" calcext:value-type="float">
            <text:p>0,0003873248</text:p>
          </table:table-cell>
          <table:table-cell table:formula="of:=([.$S$11]/([.E442]+[.$T$11])^[.$U$11])" office:value-type="float" office:value="0.000527728307587559" calcext:value-type="float">
            <text:p>0,0005277283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([.C442]-[.D442])^2" office:value-type="float" office:value="0.0000000197131498189809" calcext:value-type="float">
            <text:p>1,9713149818980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yond</text:p>
          </table:table-cell>
          <table:table-cell office:value-type="float" office:value="698" calcext:value-type="float">
            <text:p>698</text:p>
          </table:table-cell>
          <table:table-cell table:formula="of:=([.B443]/[.$F$1])" office:value-type="float" office:value="0.000386770669927805" calcext:value-type="float">
            <text:p>0,0003867707</text:p>
          </table:table-cell>
          <table:table-cell table:formula="of:=([.$S$11]/([.E443]+[.$T$11])^[.$U$11])" office:value-type="float" office:value="0.00052671055503873" calcext:value-type="float">
            <text:p>0,0005267106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([.C443]-[.D443])^2" office:value-type="float" office:value="0.0000000195831714448589" calcext:value-type="float">
            <text:p>1,9583171444858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orth</text:p>
          </table:table-cell>
          <table:table-cell office:value-type="float" office:value="696" calcext:value-type="float">
            <text:p>696</text:p>
          </table:table-cell>
          <table:table-cell table:formula="of:=([.B444]/[.$F$1])" office:value-type="float" office:value="0.000385662444512539" calcext:value-type="float">
            <text:p>0,0003856624</text:p>
          </table:table-cell>
          <table:table-cell table:formula="of:=([.$S$11]/([.E444]+[.$T$11])^[.$U$11])" office:value-type="float" office:value="0.000525697038097395" calcext:value-type="float">
            <text:p>0,000525697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([.C444]-[.D444])^2" office:value-type="float" office:value="0.000000019609687400476" calcext:value-type="float">
            <text:p>1,960968740047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ause</text:p>
          </table:table-cell>
          <table:table-cell office:value-type="float" office:value="693" calcext:value-type="float">
            <text:p>693</text:p>
          </table:table-cell>
          <table:table-cell table:formula="of:=([.B445]/[.$F$1])" office:value-type="float" office:value="0.00038400010638964" calcext:value-type="float">
            <text:p>0,0003840001</text:p>
          </table:table-cell>
          <table:table-cell table:formula="of:=([.$S$11]/([.E445]+[.$T$11])^[.$U$11])" office:value-type="float" office:value="0.000524687729719509" calcext:value-type="float">
            <text:p>0,0005246877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([.C445]-[.D445])^2" office:value-type="float" office:value="0.0000000197930073582071" calcext:value-type="float">
            <text:p>1,9793007358207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year</text:p>
          </table:table-cell>
          <table:table-cell office:value-type="float" office:value="691" calcext:value-type="float">
            <text:p>691</text:p>
          </table:table-cell>
          <table:table-cell table:formula="of:=([.B446]/[.$F$1])" office:value-type="float" office:value="0.000382891880974374" calcext:value-type="float">
            <text:p>0,0003828919</text:p>
          </table:table-cell>
          <table:table-cell table:formula="of:=([.$S$11]/([.E446]+[.$T$11])^[.$U$11])" office:value-type="float" office:value="0.000523682603093553" calcext:value-type="float">
            <text:p>0,0005236826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([.C446]-[.D446])^2" office:value-type="float" office:value="0.0000000198220274348399" calcext:value-type="float">
            <text:p>1,9822027434839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usiness</text:p>
          </table:table-cell>
          <table:table-cell office:value-type="float" office:value="691" calcext:value-type="float">
            <text:p>691</text:p>
          </table:table-cell>
          <table:table-cell table:formula="of:=([.B447]/[.$F$1])" office:value-type="float" office:value="0.000382891880974374" calcext:value-type="float">
            <text:p>0,0003828919</text:p>
          </table:table-cell>
          <table:table-cell table:formula="of:=([.$S$11]/([.E447]+[.$T$11])^[.$U$11])" office:value-type="float" office:value="0.00052268163163803" calcext:value-type="float">
            <text:p>0,0005226816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([.C447]-[.D447])^2" office:value-type="float" office:value="0.0000000195411743906073" calcext:value-type="float">
            <text:p>1,9541174390607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mmand</text:p>
          </table:table-cell>
          <table:table-cell office:value-type="float" office:value="688" calcext:value-type="float">
            <text:p>688</text:p>
          </table:table-cell>
          <table:table-cell table:formula="of:=([.B448]/[.$F$1])" office:value-type="float" office:value="0.000381229542851475" calcext:value-type="float">
            <text:p>0,0003812295</text:p>
          </table:table-cell>
          <table:table-cell table:formula="of:=([.$S$11]/([.E448]+[.$T$11])^[.$U$11])" office:value-type="float" office:value="0.000521684788998984" calcext:value-type="float">
            <text:p>0,0005216848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([.C448]-[.D448])^2" office:value-type="float" office:value="0.0000000197276761703573" calcext:value-type="float">
            <text:p>1,9727676170357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at</text:p>
          </table:table-cell>
          <table:table-cell office:value-type="float" office:value="686" calcext:value-type="float">
            <text:p>686</text:p>
          </table:table-cell>
          <table:table-cell table:formula="of:=([.B449]/[.$F$1])" office:value-type="float" office:value="0.000380121317436209" calcext:value-type="float">
            <text:p>0,0003801213</text:p>
          </table:table-cell>
          <table:table-cell table:formula="of:=([.$S$11]/([.E449]+[.$T$11])^[.$U$11])" office:value-type="float" office:value="0.000520692049047548" calcext:value-type="float">
            <text:p>0,000520692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([.C449]-[.D449])^2" office:value-type="float" office:value="0.0000000197601305857472" calcext:value-type="float">
            <text:p>1,9760130585747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king</text:p>
          </table:table-cell>
          <table:table-cell office:value-type="float" office:value="683" calcext:value-type="float">
            <text:p>683</text:p>
          </table:table-cell>
          <table:table-cell table:formula="of:=([.B450]/[.$F$1])" office:value-type="float" office:value="0.00037845897931331" calcext:value-type="float">
            <text:p>0,000378459</text:p>
          </table:table-cell>
          <table:table-cell table:formula="of:=([.$S$11]/([.E450]+[.$T$11])^[.$U$11])" office:value-type="float" office:value="0.000519703385877537" calcext:value-type="float">
            <text:p>0,0005197034</text:p>
          </table:table-cell>
          <table:table-cell office:value-type="float" office:value="449" calcext:value-type="float">
            <text:p>449</text:p>
          </table:table-cell>
          <table:table-cell/>
          <table:table-cell table:formula="of:=([.C450]-[.D450])^2" office:value-type="float" office:value="0.0000000199499823856807" calcext:value-type="float">
            <text:p>1,9949982385680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ort</text:p>
          </table:table-cell>
          <table:table-cell office:value-type="float" office:value="680" calcext:value-type="float">
            <text:p>680</text:p>
          </table:table-cell>
          <table:table-cell table:formula="of:=([.B451]/[.$F$1])" office:value-type="float" office:value="0.000376796641190411" calcext:value-type="float">
            <text:p>0,0003767966</text:p>
          </table:table-cell>
          <table:table-cell table:formula="of:=([.$S$11]/([.E451]+[.$T$11])^[.$U$11])" office:value-type="float" office:value="0.000518718773803058" calcext:value-type="float">
            <text:p>0,0005187188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([.C451]-[.D451])^2" office:value-type="float" office:value="0.0000000201418917253216" calcext:value-type="float">
            <text:p>2,0141891725321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at's</text:p>
          </table:table-cell>
          <table:table-cell office:value-type="float" office:value="678" calcext:value-type="float">
            <text:p>678</text:p>
          </table:table-cell>
          <table:table-cell table:formula="of:=([.B452]/[.$F$1])" office:value-type="float" office:value="0.000375688415775145" calcext:value-type="float">
            <text:p>0,0003756884</text:p>
          </table:table-cell>
          <table:table-cell table:formula="of:=([.$S$11]/([.E452]+[.$T$11])^[.$U$11])" office:value-type="float" office:value="0.000517738187356157" calcext:value-type="float">
            <text:p>0,0005177382</text:p>
          </table:table-cell>
          <table:table-cell office:value-type="float" office:value="451" calcext:value-type="float">
            <text:p>451</text:p>
          </table:table-cell>
          <table:table-cell/>
          <table:table-cell table:formula="of:=([.C452]-[.D452])^2" office:value-type="float" office:value="0.0000000201781376062177" calcext:value-type="float">
            <text:p>2,0178137606217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nse</text:p>
          </table:table-cell>
          <table:table-cell office:value-type="float" office:value="676" calcext:value-type="float">
            <text:p>676</text:p>
          </table:table-cell>
          <table:table-cell table:formula="of:=([.B453]/[.$F$1])" office:value-type="float" office:value="0.00037458019035988" calcext:value-type="float">
            <text:p>0,0003745802</text:p>
          </table:table-cell>
          <table:table-cell table:formula="of:=([.$S$11]/([.E453]+[.$T$11])^[.$U$11])" office:value-type="float" office:value="0.0005167616012845" calcext:value-type="float">
            <text:p>0,0005167616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([.C453]-[.D453])^2" office:value-type="float" office:value="0.0000000202155536125157" calcext:value-type="float">
            <text:p>2,0215553612515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ister</text:p>
          </table:table-cell>
          <table:table-cell office:value-type="float" office:value="676" calcext:value-type="float">
            <text:p>676</text:p>
          </table:table-cell>
          <table:table-cell table:formula="of:=([.B454]/[.$F$1])" office:value-type="float" office:value="0.00037458019035988" calcext:value-type="float">
            <text:p>0,0003745802</text:p>
          </table:table-cell>
          <table:table-cell table:formula="of:=([.$S$11]/([.E454]+[.$T$11])^[.$U$11])" office:value-type="float" office:value="0.000515788990549074" calcext:value-type="float">
            <text:p>0,000515789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([.C454]-[.D454])^2" office:value-type="float" office:value="0.0000000199399252508717" calcext:value-type="float">
            <text:p>1,9939925250871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rders</text:p>
          </table:table-cell>
          <table:table-cell office:value-type="float" office:value="675" calcext:value-type="float">
            <text:p>675</text:p>
          </table:table-cell>
          <table:table-cell table:formula="of:=([.B455]/[.$F$1])" office:value-type="float" office:value="0.000374026077652247" calcext:value-type="float">
            <text:p>0,0003740261</text:p>
          </table:table-cell>
          <table:table-cell table:formula="of:=([.$S$11]/([.E455]+[.$T$11])^[.$U$11])" office:value-type="float" office:value="0.000514820330321927" calcext:value-type="float">
            <text:p>0,0005148203</text:p>
          </table:table-cell>
          <table:table-cell office:value-type="float" office:value="454" calcext:value-type="float">
            <text:p>454</text:p>
          </table:table-cell>
          <table:table-cell/>
          <table:table-cell table:formula="of:=([.C455]-[.D455])^2" office:value-type="float" office:value="0.0000000198230215848137" calcext:value-type="float">
            <text:p>1,9823021584813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autiful</text:p>
          </table:table-cell>
          <table:table-cell office:value-type="float" office:value="671" calcext:value-type="float">
            <text:p>671</text:p>
          </table:table-cell>
          <table:table-cell table:formula="of:=([.B456]/[.$F$1])" office:value-type="float" office:value="0.000371809626821715" calcext:value-type="float">
            <text:p>0,0003718096</text:p>
          </table:table-cell>
          <table:table-cell table:formula="of:=([.$S$11]/([.E456]+[.$T$11])^[.$U$11])" office:value-type="float" office:value="0.000513855595983932" calcext:value-type="float">
            <text:p>0,0005138556</text:p>
          </table:table-cell>
          <table:table-cell office:value-type="float" office:value="455" calcext:value-type="float">
            <text:p>455</text:p>
          </table:table-cell>
          <table:table-cell/>
          <table:table-cell table:formula="of:=([.C456]-[.D456])^2" office:value-type="float" office:value="0.0000000201770573552335" calcext:value-type="float">
            <text:p>2,0177057355233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ge</text:p>
          </table:table-cell>
          <table:table-cell office:value-type="float" office:value="671" calcext:value-type="float">
            <text:p>671</text:p>
          </table:table-cell>
          <table:table-cell table:formula="of:=([.B457]/[.$F$1])" office:value-type="float" office:value="0.000371809626821715" calcext:value-type="float">
            <text:p>0,0003718096</text:p>
          </table:table-cell>
          <table:table-cell table:formula="of:=([.$S$11]/([.E457]+[.$T$11])^[.$U$11])" office:value-type="float" office:value="0.000512894763122579" calcext:value-type="float">
            <text:p>0,0005128948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([.C457]-[.D457])^2" office:value-type="float" office:value="0.0000000199050156850335" calcext:value-type="float">
            <text:p>1,9905015685033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istory</text:p>
          </table:table-cell>
          <table:table-cell office:value-type="float" office:value="670" calcext:value-type="float">
            <text:p>670</text:p>
          </table:table-cell>
          <table:table-cell table:formula="of:=([.B458]/[.$F$1])" office:value-type="float" office:value="0.000371255514114082" calcext:value-type="float">
            <text:p>0,0003712555</text:p>
          </table:table-cell>
          <table:table-cell table:formula="of:=([.$S$11]/([.E458]+[.$T$11])^[.$U$11])" office:value-type="float" office:value="0.0005119378075298" calcext:value-type="float">
            <text:p>0,0005119378</text:p>
          </table:table-cell>
          <table:table-cell office:value-type="float" office:value="457" calcext:value-type="float">
            <text:p>457</text:p>
          </table:table-cell>
          <table:table-cell/>
          <table:table-cell table:formula="of:=([.C458]-[.D458])^2" office:value-type="float" office:value="0.0000000197915076807062" calcext:value-type="float">
            <text:p>1,9791507680706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hildren</text:p>
          </table:table-cell>
          <table:table-cell office:value-type="float" office:value="669" calcext:value-type="float">
            <text:p>669</text:p>
          </table:table-cell>
          <table:table-cell table:formula="of:=([.B459]/[.$F$1])" office:value-type="float" office:value="0.000370701401406449" calcext:value-type="float">
            <text:p>0,0003707014</text:p>
          </table:table-cell>
          <table:table-cell table:formula="of:=([.$S$11]/([.E459]+[.$T$11])^[.$U$11])" office:value-type="float" office:value="0.000510984705199813" calcext:value-type="float">
            <text:p>0,0005109847</text:p>
          </table:table-cell>
          <table:table-cell office:value-type="float" office:value="458" calcext:value-type="float">
            <text:p>458</text:p>
          </table:table-cell>
          <table:table-cell/>
          <table:table-cell table:formula="of:=([.C459]-[.D459])^2" office:value-type="float" office:value="0.0000000196794053231812" calcext:value-type="float">
            <text:p>1,9679405323181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irl</text:p>
          </table:table-cell>
          <table:table-cell office:value-type="float" office:value="668" calcext:value-type="float">
            <text:p>668</text:p>
          </table:table-cell>
          <table:table-cell table:formula="of:=([.B460]/[.$F$1])" office:value-type="float" office:value="0.000370147288698816" calcext:value-type="float">
            <text:p>0,0003701473</text:p>
          </table:table-cell>
          <table:table-cell table:formula="of:=([.$S$11]/([.E460]+[.$T$11])^[.$U$11])" office:value-type="float" office:value="0.000510035432327001" calcext:value-type="float">
            <text:p>0,0005100354</text:p>
          </table:table-cell>
          <table:table-cell office:value-type="float" office:value="459" calcext:value-type="float">
            <text:p>459</text:p>
          </table:table-cell>
          <table:table-cell/>
          <table:table-cell table:formula="of:=([.C460]-[.D460])^2" office:value-type="float" office:value="0.0000000195686927277397" calcext:value-type="float">
            <text:p>1,9568692727739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jor</text:p>
          </table:table-cell>
          <table:table-cell office:value-type="float" office:value="666" calcext:value-type="float">
            <text:p>666</text:p>
          </table:table-cell>
          <table:table-cell table:formula="of:=([.B461]/[.$F$1])" office:value-type="float" office:value="0.00036903906328355" calcext:value-type="float">
            <text:p>0,0003690391</text:p>
          </table:table-cell>
          <table:table-cell table:formula="of:=([.$S$11]/([.E461]+[.$T$11])^[.$U$11])" office:value-type="float" office:value="0.000509089965303817" calcext:value-type="float">
            <text:p>0,00050909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([.C461]-[.D461])^2" office:value-type="float" office:value="0.0000000196142551566904" calcext:value-type="float">
            <text:p>1,9614255156690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ccount</text:p>
          </table:table-cell>
          <table:table-cell office:value-type="float" office:value="665" calcext:value-type="float">
            <text:p>665</text:p>
          </table:table-cell>
          <table:table-cell table:formula="of:=([.B462]/[.$F$1])" office:value-type="float" office:value="0.000368484950575917" calcext:value-type="float">
            <text:p>0,000368485</text:p>
          </table:table-cell>
          <table:table-cell table:formula="of:=([.$S$11]/([.E462]+[.$T$11])^[.$U$11])" office:value-type="float" office:value="0.00050814828071871" calcext:value-type="float">
            <text:p>0,0005081483</text:p>
          </table:table-cell>
          <table:table-cell office:value-type="float" office:value="461" calcext:value-type="float">
            <text:p>461</text:p>
          </table:table-cell>
          <table:table-cell/>
          <table:table-cell table:formula="of:=([.C462]-[.D462])^2" office:value-type="float" office:value="0.0000000195058457865747" calcext:value-type="float">
            <text:p>1,9505845786574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ntinued</text:p>
          </table:table-cell>
          <table:table-cell office:value-type="float" office:value="657" calcext:value-type="float">
            <text:p>657</text:p>
          </table:table-cell>
          <table:table-cell table:formula="of:=([.B463]/[.$F$1])" office:value-type="float" office:value="0.000364052048914853" calcext:value-type="float">
            <text:p>0,000364052</text:p>
          </table:table-cell>
          <table:table-cell table:formula="of:=([.$S$11]/([.E463]+[.$T$11])^[.$U$11])" office:value-type="float" office:value="0.000507210355354082" calcext:value-type="float">
            <text:p>0,0005072104</text:p>
          </table:table-cell>
          <table:table-cell office:value-type="float" office:value="462" calcext:value-type="float">
            <text:p>462</text:p>
          </table:table-cell>
          <table:table-cell/>
          <table:table-cell table:formula="of:=([.C463]-[.D463])^2" office:value-type="float" office:value="0.0000000204943007025481" calcext:value-type="float">
            <text:p>2,0494300702548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erself</text:p>
          </table:table-cell>
          <table:table-cell office:value-type="float" office:value="653" calcext:value-type="float">
            <text:p>653</text:p>
          </table:table-cell>
          <table:table-cell table:formula="of:=([.B464]/[.$F$1])" office:value-type="float" office:value="0.000361835598084322" calcext:value-type="float">
            <text:p>0,0003618356</text:p>
          </table:table-cell>
          <table:table-cell table:formula="of:=([.$S$11]/([.E464]+[.$T$11])^[.$U$11])" office:value-type="float" office:value="0.000506276166184271" calcext:value-type="float">
            <text:p>0,0005062762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([.C464]-[.D464])^2" office:value-type="float" office:value="0.0000000208630777130362" calcext:value-type="float">
            <text:p>2,0863077713036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old</text:p>
          </table:table-cell>
          <table:table-cell office:value-type="float" office:value="652" calcext:value-type="float">
            <text:p>652</text:p>
          </table:table-cell>
          <table:table-cell table:formula="of:=([.B465]/[.$F$1])" office:value-type="float" office:value="0.000361281485376689" calcext:value-type="float">
            <text:p>0,0003612815</text:p>
          </table:table-cell>
          <table:table-cell table:formula="of:=([.$S$11]/([.E465]+[.$T$11])^[.$U$11])" office:value-type="float" office:value="0.000505345690373555" calcext:value-type="float">
            <text:p>0,0005053457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([.C465]-[.D465])^2" office:value-type="float" office:value="0.0000000207544951613791" calcext:value-type="float">
            <text:p>2,0754495161379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d</text:p>
          </table:table-cell>
          <table:table-cell office:value-type="float" office:value="651" calcext:value-type="float">
            <text:p>651</text:p>
          </table:table-cell>
          <table:table-cell table:formula="of:=([.B466]/[.$F$1])" office:value-type="float" office:value="0.000360727372669056" calcext:value-type="float">
            <text:p>0,0003607274</text:p>
          </table:table-cell>
          <table:table-cell table:formula="of:=([.$S$11]/([.E466]+[.$T$11])^[.$U$11])" office:value-type="float" office:value="0.000504418905274184" calcext:value-type="float">
            <text:p>0,0005044189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([.C466]-[.D466])^2" office:value-type="float" office:value="0.0000000206472565424106" calcext:value-type="float">
            <text:p>2,0647256542410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ost</text:p>
          </table:table-cell>
          <table:table-cell office:value-type="float" office:value="649" calcext:value-type="float">
            <text:p>649</text:p>
          </table:table-cell>
          <table:table-cell table:formula="of:=([.B467]/[.$F$1])" office:value-type="float" office:value="0.00035961914725379" calcext:value-type="float">
            <text:p>0,0003596191</text:p>
          </table:table-cell>
          <table:table-cell table:formula="of:=([.$S$11]/([.E467]+[.$T$11])^[.$U$11])" office:value-type="float" office:value="0.000503495788424436" calcext:value-type="float">
            <text:p>0,0005034958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([.C467]-[.D467])^2" office:value-type="float" office:value="0.000000020700487874547" calcext:value-type="float">
            <text:p>2,070048787454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ppeared</text:p>
          </table:table-cell>
          <table:table-cell office:value-type="float" office:value="646" calcext:value-type="float">
            <text:p>646</text:p>
          </table:table-cell>
          <table:table-cell table:formula="of:=([.B468]/[.$F$1])" office:value-type="float" office:value="0.000357956809130891" calcext:value-type="float">
            <text:p>0,0003579568</text:p>
          </table:table-cell>
          <table:table-cell table:formula="of:=([.$S$11]/([.E468]+[.$T$11])^[.$U$11])" office:value-type="float" office:value="0.000502576317546701" calcext:value-type="float">
            <text:p>0,0005025763</text:p>
          </table:table-cell>
          <table:table-cell office:value-type="float" office:value="467" calcext:value-type="float">
            <text:p>467</text:p>
          </table:table-cell>
          <table:table-cell/>
          <table:table-cell table:formula="of:=([.C468]-[.D468])^2" office:value-type="float" office:value="0.0000000209148022144305" calcext:value-type="float">
            <text:p>2,0914802214430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nemy</text:p>
          </table:table-cell>
          <table:table-cell office:value-type="float" office:value="643" calcext:value-type="float">
            <text:p>643</text:p>
          </table:table-cell>
          <table:table-cell table:formula="of:=([.B469]/[.$F$1])" office:value-type="float" office:value="0.000356294471007992" calcext:value-type="float">
            <text:p>0,0003562945</text:p>
          </table:table-cell>
          <table:table-cell table:formula="of:=([.$S$11]/([.E469]+[.$T$11])^[.$U$11])" office:value-type="float" office:value="0.000501660470545577" calcext:value-type="float">
            <text:p>0,0005016605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([.C469]-[.D469])^2" office:value-type="float" office:value="0.0000000211312738215611" calcext:value-type="float">
            <text:p>2,1131273821561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able</text:p>
          </table:table-cell>
          <table:table-cell office:value-type="float" office:value="638" calcext:value-type="float">
            <text:p>638</text:p>
          </table:table-cell>
          <table:table-cell table:formula="of:=([.B470]/[.$F$1])" office:value-type="float" office:value="0.000353523907469827" calcext:value-type="float">
            <text:p>0,0003535239</text:p>
          </table:table-cell>
          <table:table-cell table:formula="of:=([.$S$11]/([.E470]+[.$T$11])^[.$U$11])" office:value-type="float" office:value="0.000500748225506004" calcext:value-type="float">
            <text:p>0,0005007482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([.C470]-[.D470])^2" office:value-type="float" office:value="0.0000000216749998212174" calcext:value-type="float">
            <text:p>2,1674999821217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dea</text:p>
          </table:table-cell>
          <table:table-cell office:value-type="float" office:value="636" calcext:value-type="float">
            <text:p>636</text:p>
          </table:table-cell>
          <table:table-cell table:formula="of:=([.B471]/[.$F$1])" office:value-type="float" office:value="0.000352415682054561" calcext:value-type="float">
            <text:p>0,0003524157</text:p>
          </table:table-cell>
          <table:table-cell table:formula="of:=([.$S$11]/([.E471]+[.$T$11])^[.$U$11])" office:value-type="float" office:value="0.000499839560691415" calcext:value-type="float">
            <text:p>0,0004998396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([.C471]-[.D471])^2" office:value-type="float" office:value="0.0000000217337999923338" calcext:value-type="float">
            <text:p>2,1733799992333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xcept</text:p>
          </table:table-cell>
          <table:table-cell office:value-type="float" office:value="636" calcext:value-type="float">
            <text:p>636</text:p>
          </table:table-cell>
          <table:table-cell table:formula="of:=([.B472]/[.$F$1])" office:value-type="float" office:value="0.000352415682054561" calcext:value-type="float">
            <text:p>0,0003524157</text:p>
          </table:table-cell>
          <table:table-cell table:formula="of:=([.$S$11]/([.E472]+[.$T$11])^[.$U$11])" office:value-type="float" office:value="0.000498934454541904" calcext:value-type="float">
            <text:p>0,0004989345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([.C472]-[.D472])^2" office:value-type="float" office:value="0.0000000214677506911977" calcext:value-type="float">
            <text:p>2,1467750691197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ffect</text:p>
          </table:table-cell>
          <table:table-cell office:value-type="float" office:value="636" calcext:value-type="float">
            <text:p>636</text:p>
          </table:table-cell>
          <table:table-cell table:formula="of:=([.B473]/[.$F$1])" office:value-type="float" office:value="0.000352415682054561" calcext:value-type="float">
            <text:p>0,0003524157</text:p>
          </table:table-cell>
          <table:table-cell table:formula="of:=([.$S$11]/([.E473]+[.$T$11])^[.$U$11])" office:value-type="float" office:value="0.000498032885672427" calcext:value-type="float">
            <text:p>0,0004980329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([.C473]-[.D473])^2" office:value-type="float" office:value="0.000000021204369989487" calcext:value-type="float">
            <text:p>2,120436998948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urpose</text:p>
          </table:table-cell>
          <table:table-cell office:value-type="float" office:value="632" calcext:value-type="float">
            <text:p>632</text:p>
          </table:table-cell>
          <table:table-cell table:formula="of:=([.B474]/[.$F$1])" office:value-type="float" office:value="0.000350199231224029" calcext:value-type="float">
            <text:p>0,0003501992</text:p>
          </table:table-cell>
          <table:table-cell table:formula="of:=([.$S$11]/([.E474]+[.$T$11])^[.$U$11])" office:value-type="float" office:value="0.000497134832871018" calcext:value-type="float">
            <text:p>0,0004971348</text:p>
          </table:table-cell>
          <table:table-cell office:value-type="float" office:value="473" calcext:value-type="float">
            <text:p>473</text:p>
          </table:table-cell>
          <table:table-cell/>
          <table:table-cell table:formula="of:=([.C474]-[.D474])^2" office:value-type="float" office:value="0.0000000215900710313625" calcext:value-type="float">
            <text:p>2,1590071031362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ife</text:p>
          </table:table-cell>
          <table:table-cell office:value-type="float" office:value="631" calcext:value-type="float">
            <text:p>631</text:p>
          </table:table-cell>
          <table:table-cell table:formula="of:=([.B475]/[.$F$1])" office:value-type="float" office:value="0.000349645118516396" calcext:value-type="float">
            <text:p>0,0003496451</text:p>
          </table:table-cell>
          <table:table-cell table:formula="of:=([.$S$11]/([.E475]+[.$T$11])^[.$U$11])" office:value-type="float" office:value="0.00049624027509703" calcext:value-type="float">
            <text:p>0,0004962403</text:p>
          </table:table-cell>
          <table:table-cell office:value-type="float" office:value="474" calcext:value-type="float">
            <text:p>474</text:p>
          </table:table-cell>
          <table:table-cell/>
          <table:table-cell table:formula="of:=([.C475]-[.D475])^2" office:value-type="float" office:value="0.0000000214901399329003" calcext:value-type="float">
            <text:p>2,1490139932900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ster</text:p>
          </table:table-cell>
          <table:table-cell office:value-type="float" office:value="629" calcext:value-type="float">
            <text:p>629</text:p>
          </table:table-cell>
          <table:table-cell table:formula="of:=([.B476]/[.$F$1])" office:value-type="float" office:value="0.000348536893101131" calcext:value-type="float">
            <text:p>0,0003485369</text:p>
          </table:table-cell>
          <table:table-cell table:formula="of:=([.$S$11]/([.E476]+[.$T$11])^[.$U$11])" office:value-type="float" office:value="0.000495349191479394" calcext:value-type="float">
            <text:p>0,0004953492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([.C476]-[.D476])^2" office:value-type="float" office:value="0.0000000215538509551083" calcext:value-type="float">
            <text:p>2,1553850955108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peak</text:p>
          </table:table-cell>
          <table:table-cell office:value-type="float" office:value="629" calcext:value-type="float">
            <text:p>629</text:p>
          </table:table-cell>
          <table:table-cell table:formula="of:=([.B477]/[.$F$1])" office:value-type="float" office:value="0.000348536893101131" calcext:value-type="float">
            <text:p>0,0003485369</text:p>
          </table:table-cell>
          <table:table-cell table:formula="of:=([.$S$11]/([.E477]+[.$T$11])^[.$U$11])" office:value-type="float" office:value="0.000494461561314907" calcext:value-type="float">
            <text:p>0,0004944616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([.C477]-[.D477])^2" office:value-type="float" office:value="0.0000000212940087933007" calcext:value-type="float">
            <text:p>2,1294008793300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kept</text:p>
          </table:table-cell>
          <table:table-cell office:value-type="float" office:value="628" calcext:value-type="float">
            <text:p>628</text:p>
          </table:table-cell>
          <table:table-cell table:formula="of:=([.B478]/[.$F$1])" office:value-type="float" office:value="0.000347982780393498" calcext:value-type="float">
            <text:p>0,0003479828</text:p>
          </table:table-cell>
          <table:table-cell table:formula="of:=([.$S$11]/([.E478]+[.$T$11])^[.$U$11])" office:value-type="float" office:value="0.000493577364066529" calcext:value-type="float">
            <text:p>0,0004935774</text:p>
          </table:table-cell>
          <table:table-cell office:value-type="float" office:value="477" calcext:value-type="float">
            <text:p>477</text:p>
          </table:table-cell>
          <table:table-cell/>
          <table:table-cell table:formula="of:=([.C478]-[.D478])^2" office:value-type="float" office:value="0.0000000211977827949233" calcext:value-type="float">
            <text:p>2,1197782794923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ollowing</text:p>
          </table:table-cell>
          <table:table-cell office:value-type="float" office:value="625" calcext:value-type="float">
            <text:p>625</text:p>
          </table:table-cell>
          <table:table-cell table:formula="of:=([.B479]/[.$F$1])" office:value-type="float" office:value="0.000346320442270599" calcext:value-type="float">
            <text:p>0,0003463204</text:p>
          </table:table-cell>
          <table:table-cell table:formula="of:=([.$S$11]/([.E479]+[.$T$11])^[.$U$11])" office:value-type="float" office:value="0.000492696579361713" calcext:value-type="float">
            <text:p>0,0004926966</text:p>
          </table:table-cell>
          <table:table-cell office:value-type="float" office:value="478" calcext:value-type="float">
            <text:p>478</text:p>
          </table:table-cell>
          <table:table-cell/>
          <table:table-cell table:formula="of:=([.C479]-[.D479])^2" office:value-type="float" office:value="0.0000000214259735097167" calcext:value-type="float">
            <text:p>2,1425973509716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ye</text:p>
          </table:table-cell>
          <table:table-cell office:value-type="float" office:value="625" calcext:value-type="float">
            <text:p>625</text:p>
          </table:table-cell>
          <table:table-cell table:formula="of:=([.B480]/[.$F$1])" office:value-type="float" office:value="0.000346320442270599" calcext:value-type="float">
            <text:p>0,0003463204</text:p>
          </table:table-cell>
          <table:table-cell table:formula="of:=([.$S$11]/([.E480]+[.$T$11])^[.$U$11])" office:value-type="float" office:value="0.000491819186990746" calcext:value-type="float">
            <text:p>0,0004918192</text:p>
          </table:table-cell>
          <table:table-cell office:value-type="float" office:value="479" calcext:value-type="float">
            <text:p>479</text:p>
          </table:table-cell>
          <table:table-cell/>
          <table:table-cell table:formula="of:=([.C480]-[.D480])^2" office:value-type="float" office:value="0.0000000211698847151387" calcext:value-type="float">
            <text:p>2,1169884715138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urther</text:p>
          </table:table-cell>
          <table:table-cell office:value-type="float" office:value="624" calcext:value-type="float">
            <text:p>624</text:p>
          </table:table-cell>
          <table:table-cell table:formula="of:=([.B481]/[.$F$1])" office:value-type="float" office:value="0.000345766329562966" calcext:value-type="float">
            <text:p>0,0003457663</text:p>
          </table:table-cell>
          <table:table-cell table:formula="of:=([.$S$11]/([.E481]+[.$T$11])^[.$U$11])" office:value-type="float" office:value="0.000490945166905116" calcext:value-type="float">
            <text:p>0,0004909452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([.C481]-[.D481])^2" office:value-type="float" office:value="0.0000000210768948120185" calcext:value-type="float">
            <text:p>2,1076894812018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elp</text:p>
          </table:table-cell>
          <table:table-cell office:value-type="float" office:value="622" calcext:value-type="float">
            <text:p>622</text:p>
          </table:table-cell>
          <table:table-cell table:formula="of:=([.B482]/[.$F$1])" office:value-type="float" office:value="0.0003446581041477" calcext:value-type="float">
            <text:p>0,0003446581</text:p>
          </table:table-cell>
          <table:table-cell table:formula="of:=([.$S$11]/([.E482]+[.$T$11])^[.$U$11])" office:value-type="float" office:value="0.000490074499215894" calcext:value-type="float">
            <text:p>0,0004900745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([.C482]-[.D482])^2" office:value-type="float" office:value="0.0000000211459279546292" calcext:value-type="float">
            <text:p>2,1145927954629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lonel</text:p>
          </table:table-cell>
          <table:table-cell office:value-type="float" office:value="622" calcext:value-type="float">
            <text:p>622</text:p>
          </table:table-cell>
          <table:table-cell table:formula="of:=([.B483]/[.$F$1])" office:value-type="float" office:value="0.0003446581041477" calcext:value-type="float">
            <text:p>0,0003446581</text:p>
          </table:table-cell>
          <table:table-cell table:formula="of:=([.$S$11]/([.E483]+[.$T$11])^[.$U$11])" office:value-type="float" office:value="0.000489207164192142" calcext:value-type="float">
            <text:p>0,0004892072</text:p>
          </table:table-cell>
          <table:table-cell office:value-type="float" office:value="482" calcext:value-type="float">
            <text:p>482</text:p>
          </table:table-cell>
          <table:table-cell/>
          <table:table-cell table:formula="of:=([.C483]-[.D483])^2" office:value-type="float" office:value="0.0000000208944307597316" calcext:value-type="float">
            <text:p>2,0894430759731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ritten</text:p>
          </table:table-cell>
          <table:table-cell office:value-type="float" office:value="620" calcext:value-type="float">
            <text:p>620</text:p>
          </table:table-cell>
          <table:table-cell table:formula="of:=([.B484]/[.$F$1])" office:value-type="float" office:value="0.000343549878732434" calcext:value-type="float">
            <text:p>0,0003435499</text:p>
          </table:table-cell>
          <table:table-cell table:formula="of:=([.$S$11]/([.E484]+[.$T$11])^[.$U$11])" office:value-type="float" office:value="0.000488343142259329" calcext:value-type="float">
            <text:p>0,0004883431</text:p>
          </table:table-cell>
          <table:table-cell office:value-type="float" office:value="483" calcext:value-type="float">
            <text:p>483</text:p>
          </table:table-cell>
          <table:table-cell/>
          <table:table-cell table:formula="of:=([.C484]-[.D484])^2" office:value-type="float" office:value="0.0000000209650891627689" calcext:value-type="float">
            <text:p>0,00000002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ases</text:p>
          </table:table-cell>
          <table:table-cell office:value-type="float" office:value="618" calcext:value-type="float">
            <text:p>618</text:p>
          </table:table-cell>
          <table:table-cell table:formula="of:=([.B485]/[.$F$1])" office:value-type="float" office:value="0.000342441653317168" calcext:value-type="float">
            <text:p>0,0003424417</text:p>
          </table:table-cell>
          <table:table-cell table:formula="of:=([.$S$11]/([.E485]+[.$T$11])^[.$U$11])" office:value-type="float" office:value="0.000487482413997782" calcext:value-type="float">
            <text:p>0,0004874824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([.C485]-[.D485])^2" office:value-type="float" office:value="0.0000000210368222588112" calcext:value-type="float">
            <text:p>0,00000002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lear</text:p>
          </table:table-cell>
          <table:table-cell office:value-type="float" office:value="618" calcext:value-type="float">
            <text:p>618</text:p>
          </table:table-cell>
          <table:table-cell table:formula="of:=([.B486]/[.$F$1])" office:value-type="float" office:value="0.000342441653317168" calcext:value-type="float">
            <text:p>0,0003424417</text:p>
          </table:table-cell>
          <table:table-cell table:formula="of:=([.$S$11]/([.E486]+[.$T$11])^[.$U$11])" office:value-type="float" office:value="0.000486624960141141" calcext:value-type="float">
            <text:p>0,000486625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([.C486]-[.D486])^2" office:value-type="float" office:value="0.0000000207888259666959" calcext:value-type="float">
            <text:p>2,0788825966695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ney</text:p>
          </table:table-cell>
          <table:table-cell office:value-type="float" office:value="617" calcext:value-type="float">
            <text:p>617</text:p>
          </table:table-cell>
          <table:table-cell table:formula="of:=([.B487]/[.$F$1])" office:value-type="float" office:value="0.000341887540609535" calcext:value-type="float">
            <text:p>0,0003418875</text:p>
          </table:table-cell>
          <table:table-cell table:formula="of:=([.$S$11]/([.E487]+[.$T$11])^[.$U$11])" office:value-type="float" office:value="0.000485770761574838" calcext:value-type="float">
            <text:p>0,0004857708</text:p>
          </table:table-cell>
          <table:table-cell office:value-type="float" office:value="486" calcext:value-type="float">
            <text:p>486</text:p>
          </table:table-cell>
          <table:table-cell/>
          <table:table-cell table:formula="of:=([.C487]-[.D487])^2" office:value-type="float" office:value="0.0000000207023812753502" calcext:value-type="float">
            <text:p>2,0702381275350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understand</text:p>
          </table:table-cell>
          <table:table-cell office:value-type="float" office:value="614" calcext:value-type="float">
            <text:p>614</text:p>
          </table:table-cell>
          <table:table-cell table:formula="of:=([.B488]/[.$F$1])" office:value-type="float" office:value="0.000340225202486636" calcext:value-type="float">
            <text:p>0,0003402252</text:p>
          </table:table-cell>
          <table:table-cell table:formula="of:=([.$S$11]/([.E488]+[.$T$11])^[.$U$11])" office:value-type="float" office:value="0.000484919799334597" calcext:value-type="float">
            <text:p>0,0004849198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([.C488]-[.D488])^2" office:value-type="float" office:value="0.000000020936526356994" calcext:value-type="float">
            <text:p>2,093652635699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mportant</text:p>
          </table:table-cell>
          <table:table-cell office:value-type="float" office:value="614" calcext:value-type="float">
            <text:p>614</text:p>
          </table:table-cell>
          <table:table-cell table:formula="of:=([.B489]/[.$F$1])" office:value-type="float" office:value="0.000340225202486636" calcext:value-type="float">
            <text:p>0,0003402252</text:p>
          </table:table-cell>
          <table:table-cell table:formula="of:=([.$S$11]/([.E489]+[.$T$11])^[.$U$11])" office:value-type="float" office:value="0.000484072054604948" calcext:value-type="float">
            <text:p>0,0004840721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([.C489]-[.D489])^2" office:value-type="float" office:value="0.0000000206919168643476" calcext:value-type="float">
            <text:p>2,0691916864347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ree</text:p>
          </table:table-cell>
          <table:table-cell office:value-type="float" office:value="613" calcext:value-type="float">
            <text:p>613</text:p>
          </table:table-cell>
          <table:table-cell table:formula="of:=([.B490]/[.$F$1])" office:value-type="float" office:value="0.000339671089779003" calcext:value-type="float">
            <text:p>0,0003396711</text:p>
          </table:table-cell>
          <table:table-cell table:formula="of:=([.$S$11]/([.E490]+[.$T$11])^[.$U$11])" office:value-type="float" office:value="0.00048322750871776" calcext:value-type="float">
            <text:p>0,0004832275</text:p>
          </table:table-cell>
          <table:table-cell office:value-type="float" office:value="489" calcext:value-type="float">
            <text:p>489</text:p>
          </table:table-cell>
          <table:table-cell/>
          <table:table-cell table:formula="of:=([.C490]-[.D490])^2" office:value-type="float" office:value="0.0000000206084454185199" calcext:value-type="float">
            <text:p>2,0608445418519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ometimes</text:p>
          </table:table-cell>
          <table:table-cell office:value-type="float" office:value="612" calcext:value-type="float">
            <text:p>612</text:p>
          </table:table-cell>
          <table:table-cell table:formula="of:=([.B491]/[.$F$1])" office:value-type="float" office:value="0.00033911697707137" calcext:value-type="float">
            <text:p>0,000339117</text:p>
          </table:table-cell>
          <table:table-cell table:formula="of:=([.$S$11]/([.E491]+[.$T$11])^[.$U$11])" office:value-type="float" office:value="0.00048238614315079" calcext:value-type="float">
            <text:p>0,0004823861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([.C491]-[.D491])^2" office:value-type="float" office:value="0.0000000205260539490924" calcext:value-type="float">
            <text:p>2,0526053949092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outh</text:p>
          </table:table-cell>
          <table:table-cell office:value-type="float" office:value="612" calcext:value-type="float">
            <text:p>612</text:p>
          </table:table-cell>
          <table:table-cell table:formula="of:=([.B492]/[.$F$1])" office:value-type="float" office:value="0.00033911697707137" calcext:value-type="float">
            <text:p>0,000339117</text:p>
          </table:table-cell>
          <table:table-cell table:formula="of:=([.$S$11]/([.E492]+[.$T$11])^[.$U$11])" office:value-type="float" office:value="0.000481547939526253" calcext:value-type="float">
            <text:p>0,0004815479</text:p>
          </table:table-cell>
          <table:table-cell office:value-type="float" office:value="491" calcext:value-type="float">
            <text:p>491</text:p>
          </table:table-cell>
          <table:table-cell/>
          <table:table-cell table:formula="of:=([.C492]-[.D492])^2" office:value-type="float" office:value="0.0000000202865790658241" calcext:value-type="float">
            <text:p>2,0286579065824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round</text:p>
          </table:table-cell>
          <table:table-cell office:value-type="float" office:value="608" calcext:value-type="float">
            <text:p>608</text:p>
          </table:table-cell>
          <table:table-cell table:formula="of:=([.B493]/[.$F$1])" office:value-type="float" office:value="0.000336900526240838" calcext:value-type="float">
            <text:p>0,0003369005</text:p>
          </table:table-cell>
          <table:table-cell table:formula="of:=([.$S$11]/([.E493]+[.$T$11])^[.$U$11])" office:value-type="float" office:value="0.000480712879609403" calcext:value-type="float">
            <text:p>0,0004807129</text:p>
          </table:table-cell>
          <table:table-cell office:value-type="float" office:value="492" calcext:value-type="float">
            <text:p>492</text:p>
          </table:table-cell>
          <table:table-cell/>
          <table:table-cell table:formula="of:=([.C493]-[.D493])^2" office:value-type="float" office:value="0.0000000206819929814048" calcext:value-type="float">
            <text:p>2,0681992981404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ront</text:p>
          </table:table-cell>
          <table:table-cell office:value-type="float" office:value="608" calcext:value-type="float">
            <text:p>608</text:p>
          </table:table-cell>
          <table:table-cell table:formula="of:=([.B494]/[.$F$1])" office:value-type="float" office:value="0.000336900526240838" calcext:value-type="float">
            <text:p>0,0003369005</text:p>
          </table:table-cell>
          <table:table-cell table:formula="of:=([.$S$11]/([.E494]+[.$T$11])^[.$U$11])" office:value-type="float" office:value="0.000479880945307138" calcext:value-type="float">
            <text:p>0,0004798809</text:p>
          </table:table-cell>
          <table:table-cell office:value-type="float" office:value="493" calcext:value-type="float">
            <text:p>493</text:p>
          </table:table-cell>
          <table:table-cell/>
          <table:table-cell table:formula="of:=([.C494]-[.D494])^2" office:value-type="float" office:value="0.0000000204434002363746" calcext:value-type="float">
            <text:p>2,0443400236374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atter</text:p>
          </table:table-cell>
          <table:table-cell office:value-type="float" office:value="606" calcext:value-type="float">
            <text:p>606</text:p>
          </table:table-cell>
          <table:table-cell table:formula="of:=([.B495]/[.$F$1])" office:value-type="float" office:value="0.000335792300825572" calcext:value-type="float">
            <text:p>0,0003357923</text:p>
          </table:table-cell>
          <table:table-cell table:formula="of:=([.$S$11]/([.E495]+[.$T$11])^[.$U$11])" office:value-type="float" office:value="0.000479052118666614" calcext:value-type="float">
            <text:p>0,0004790521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([.C495]-[.D495])^2" office:value-type="float" office:value="0.0000000205233754078484" calcext:value-type="float">
            <text:p>2,0523375407848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rms</text:p>
          </table:table-cell>
          <table:table-cell office:value-type="float" office:value="605" calcext:value-type="float">
            <text:p>605</text:p>
          </table:table-cell>
          <table:table-cell table:formula="of:=([.B496]/[.$F$1])" office:value-type="float" office:value="0.000335238188117939" calcext:value-type="float">
            <text:p>0,0003352382</text:p>
          </table:table-cell>
          <table:table-cell table:formula="of:=([.$S$11]/([.E496]+[.$T$11])^[.$U$11])" office:value-type="float" office:value="0.000478226381873881" calcext:value-type="float">
            <text:p>0,0004782264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([.C496]-[.D496])^2" office:value-type="float" office:value="0.0000000204456235535867" calcext:value-type="float">
            <text:p>2,0445623553586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one</text:p>
          </table:table-cell>
          <table:table-cell office:value-type="float" office:value="604" calcext:value-type="float">
            <text:p>604</text:p>
          </table:table-cell>
          <table:table-cell table:formula="of:=([.B497]/[.$F$1])" office:value-type="float" office:value="0.000334684075410307" calcext:value-type="float">
            <text:p>0,0003346841</text:p>
          </table:table-cell>
          <table:table-cell table:formula="of:=([.$S$11]/([.E497]+[.$T$11])^[.$U$11])" office:value-type="float" office:value="0.000477403717252532" calcext:value-type="float">
            <text:p>0,0004774037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([.C497]-[.D497])^2" office:value-type="float" office:value="0.0000000203688961675732" calcext:value-type="float">
            <text:p>2,0368896167573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ark</text:p>
          </table:table-cell>
          <table:table-cell office:value-type="float" office:value="604" calcext:value-type="float">
            <text:p>604</text:p>
          </table:table-cell>
          <table:table-cell table:formula="of:=([.B498]/[.$F$1])" office:value-type="float" office:value="0.000334684075410307" calcext:value-type="float">
            <text:p>0,0003346841</text:p>
          </table:table-cell>
          <table:table-cell table:formula="of:=([.$S$11]/([.E498]+[.$T$11])^[.$U$11])" office:value-type="float" office:value="0.000476584107262369" calcext:value-type="float">
            <text:p>0,0004765841</text:p>
          </table:table-cell>
          <table:table-cell office:value-type="float" office:value="497" calcext:value-type="float">
            <text:p>497</text:p>
          </table:table-cell>
          <table:table-cell/>
          <table:table-cell table:formula="of:=([.C498]-[.D498])^2" office:value-type="float" office:value="0.0000000201356190396162" calcext:value-type="float">
            <text:p>2,0135619039616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arty</text:p>
          </table:table-cell>
          <table:table-cell office:value-type="float" office:value="603" calcext:value-type="float">
            <text:p>603</text:p>
          </table:table-cell>
          <table:table-cell table:formula="of:=([.B499]/[.$F$1])" office:value-type="float" office:value="0.000334129962702674" calcext:value-type="float">
            <text:p>0,00033413</text:p>
          </table:table-cell>
          <table:table-cell table:formula="of:=([.$S$11]/([.E499]+[.$T$11])^[.$U$11])" office:value-type="float" office:value="0.000475767534498081" calcext:value-type="float">
            <text:p>0,0004757675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([.C499]-[.D499])^2" office:value-type="float" office:value="0.0000000200612017440992" calcext:value-type="float">
            <text:p>2,0061201744099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ertainly</text:p>
          </table:table-cell>
          <table:table-cell office:value-type="float" office:value="603" calcext:value-type="float">
            <text:p>603</text:p>
          </table:table-cell>
          <table:table-cell table:formula="of:=([.B500]/[.$F$1])" office:value-type="float" office:value="0.000334129962702674" calcext:value-type="float">
            <text:p>0,00033413</text:p>
          </table:table-cell>
          <table:table-cell table:formula="of:=([.$S$11]/([.E500]+[.$T$11])^[.$U$11])" office:value-type="float" office:value="0.000474953981687947" calcext:value-type="float">
            <text:p>0,000474954</text:p>
          </table:table-cell>
          <table:table-cell office:value-type="float" office:value="499" calcext:value-type="float">
            <text:p>499</text:p>
          </table:table-cell>
          <table:table-cell/>
          <table:table-cell table:formula="of:=([.C500]-[.D500])^2" office:value-type="float" office:value="0.0000000198314043231645" calcext:value-type="float">
            <text:p>1,9831404323164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oward</text:p>
          </table:table-cell>
          <table:table-cell office:value-type="float" office:value="601" calcext:value-type="float">
            <text:p>601</text:p>
          </table:table-cell>
          <table:table-cell table:formula="of:=([.B501]/[.$F$1])" office:value-type="float" office:value="0.000333021737287408" calcext:value-type="float">
            <text:p>0,0003330217</text:p>
          </table:table-cell>
          <table:table-cell table:formula="of:=([.$S$11]/([.E501]+[.$T$11])^[.$U$11])" office:value-type="float" office:value="0.000474143431692541" calcext:value-type="float">
            <text:p>0,0004741434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[.C501]-[.D501])^2" office:value-type="float" office:value="0.0000000199153326317757" calcext:value-type="float">
            <text:p>1,9915332631775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own</text:p>
          </table:table-cell>
          <table:table-cell office:value-type="float" office:value="601" calcext:value-type="float">
            <text:p>601</text:p>
          </table:table-cell>
          <table:table-cell table:formula="of:=([.B502]/[.$F$1])" office:value-type="float" office:value="0.000333021737287408" calcext:value-type="float">
            <text:p>0,0003330217</text:p>
          </table:table-cell>
          <table:table-cell table:formula="of:=([.$S$11]/([.E502]+[.$T$11])^[.$U$11])" office:value-type="float" office:value="0.000473335867503462" calcext:value-type="float">
            <text:p>0,0004733359</text:p>
          </table:table-cell>
          <table:table-cell office:value-type="float" office:value="501" calcext:value-type="float">
            <text:p>501</text:p>
          </table:table-cell>
          <table:table-cell/>
          <table:table-cell table:formula="of:=([.C502]-[.D502])^2" office:value-type="float" office:value="0.000000019688055138288" calcext:value-type="float">
            <text:p>1,968805513828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aws</text:p>
          </table:table-cell>
          <table:table-cell office:value-type="float" office:value="600" calcext:value-type="float">
            <text:p>600</text:p>
          </table:table-cell>
          <table:table-cell table:formula="of:=([.B503]/[.$F$1])" office:value-type="float" office:value="0.000332467624579775" calcext:value-type="float">
            <text:p>0,0003324676</text:p>
          </table:table-cell>
          <table:table-cell table:formula="of:=([.$S$11]/([.E503]+[.$T$11])^[.$U$11])" office:value-type="float" office:value="0.000472531272242077" calcext:value-type="float">
            <text:p>0,0004725313</text:p>
          </table:table-cell>
          <table:table-cell office:value-type="float" office:value="502" calcext:value-type="float">
            <text:p>502</text:p>
          </table:table-cell>
          <table:table-cell/>
          <table:table-cell table:formula="of:=([.C503]-[.D503])^2" office:value-type="float" office:value="0.0000000196178253964697" calcext:value-type="float">
            <text:p>1,9617825396469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ength</text:p>
          </table:table-cell>
          <table:table-cell office:value-type="float" office:value="598" calcext:value-type="float">
            <text:p>598</text:p>
          </table:table-cell>
          <table:table-cell table:formula="of:=([.B504]/[.$F$1])" office:value-type="float" office:value="0.000331359399164509" calcext:value-type="float">
            <text:p>0,0003313594</text:p>
          </table:table-cell>
          <table:table-cell table:formula="of:=([.$S$11]/([.E504]+[.$T$11])^[.$U$11])" office:value-type="float" office:value="0.000471729629158273" calcext:value-type="float">
            <text:p>0,0004717296</text:p>
          </table:table-cell>
          <table:table-cell office:value-type="float" office:value="503" calcext:value-type="float">
            <text:p>503</text:p>
          </table:table-cell>
          <table:table-cell/>
          <table:table-cell table:formula="of:=([.C504]-[.D504])^2" office:value-type="float" office:value="0.0000000197038014685022" calcext:value-type="float">
            <text:p>1,9703801468502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nswer</text:p>
          </table:table-cell>
          <table:table-cell office:value-type="float" office:value="598" calcext:value-type="float">
            <text:p>598</text:p>
          </table:table-cell>
          <table:table-cell table:formula="of:=([.B505]/[.$F$1])" office:value-type="float" office:value="0.000331359399164509" calcext:value-type="float">
            <text:p>0,0003313594</text:p>
          </table:table-cell>
          <table:table-cell table:formula="of:=([.$S$11]/([.E505]+[.$T$11])^[.$U$11])" office:value-type="float" office:value="0.000470930921629228" calcext:value-type="float">
            <text:p>0,0004709309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([.C505]-[.D505])^2" office:value-type="float" office:value="0.0000000194802098831196" calcext:value-type="float">
            <text:p>1,9480209883119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rps</text:p>
          </table:table-cell>
          <table:table-cell office:value-type="float" office:value="597" calcext:value-type="float">
            <text:p>597</text:p>
          </table:table-cell>
          <table:table-cell table:formula="of:=([.B506]/[.$F$1])" office:value-type="float" office:value="0.000330805286456876" calcext:value-type="float">
            <text:p>0,0003308053</text:p>
          </table:table-cell>
          <table:table-cell table:formula="of:=([.$S$11]/([.E506]+[.$T$11])^[.$U$11])" office:value-type="float" office:value="0.000470135133158199" calcext:value-type="float">
            <text:p>0,0004701351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([.C506]-[.D506])^2" office:value-type="float" office:value="0.0000000194128061818141" calcext:value-type="float">
            <text:p>1,9412806181814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obably</text:p>
          </table:table-cell>
          <table:table-cell office:value-type="float" office:value="596" calcext:value-type="float">
            <text:p>596</text:p>
          </table:table-cell>
          <table:table-cell table:formula="of:=([.B507]/[.$F$1])" office:value-type="float" office:value="0.000330251173749243" calcext:value-type="float">
            <text:p>0,0003302512</text:p>
          </table:table-cell>
          <table:table-cell table:formula="of:=([.$S$11]/([.E507]+[.$T$11])^[.$U$11])" office:value-type="float" office:value="0.000469342247373315" calcext:value-type="float">
            <text:p>0,0004693422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([.C507]-[.D507])^2" office:value-type="float" office:value="0.000000019346326761897" calcext:value-type="float">
            <text:p>1,934632676189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urn</text:p>
          </table:table-cell>
          <table:table-cell office:value-type="float" office:value="595" calcext:value-type="float">
            <text:p>595</text:p>
          </table:table-cell>
          <table:table-cell table:formula="of:=([.B508]/[.$F$1])" office:value-type="float" office:value="0.00032969706104161" calcext:value-type="float">
            <text:p>0,0003296971</text:p>
          </table:table-cell>
          <table:table-cell table:formula="of:=([.$S$11]/([.E508]+[.$T$11])^[.$U$11])" office:value-type="float" office:value="0.000468552248026395" calcext:value-type="float">
            <text:p>0,0004685522</text:p>
          </table:table-cell>
          <table:table-cell office:value-type="float" office:value="507" calcext:value-type="float">
            <text:p>507</text:p>
          </table:table-cell>
          <table:table-cell/>
          <table:table-cell table:formula="of:=([.C508]-[.D508])^2" office:value-type="float" office:value="0.0000000192807629525796" calcext:value-type="float">
            <text:p>1,9280762952579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ction</text:p>
          </table:table-cell>
          <table:table-cell office:value-type="float" office:value="595" calcext:value-type="float">
            <text:p>595</text:p>
          </table:table-cell>
          <table:table-cell table:formula="of:=([.B509]/[.$F$1])" office:value-type="float" office:value="0.00032969706104161" calcext:value-type="float">
            <text:p>0,0003296971</text:p>
          </table:table-cell>
          <table:table-cell table:formula="of:=([.$S$11]/([.E509]+[.$T$11])^[.$U$11])" office:value-type="float" office:value="0.000467765118991769" calcext:value-type="float">
            <text:p>0,0004677651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([.C509]-[.D509])^2" office:value-type="float" office:value="0.0000000190627886261285" calcext:value-type="float">
            <text:p>1,9062788626128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ble</text:p>
          </table:table-cell>
          <table:table-cell office:value-type="float" office:value="594" calcext:value-type="float">
            <text:p>594</text:p>
          </table:table-cell>
          <table:table-cell table:formula="of:=([.B510]/[.$F$1])" office:value-type="float" office:value="0.000329142948333977" calcext:value-type="float">
            <text:p>0,0003291429</text:p>
          </table:table-cell>
          <table:table-cell table:formula="of:=([.$S$11]/([.E510]+[.$T$11])^[.$U$11])" office:value-type="float" office:value="0.00046698084426512" calcext:value-type="float">
            <text:p>0,0004669808</text:p>
          </table:table-cell>
          <table:table-cell office:value-type="float" office:value="509" calcext:value-type="float">
            <text:p>509</text:p>
          </table:table-cell>
          <table:table-cell/>
          <table:table-cell table:formula="of:=([.C510]-[.D510])^2" office:value-type="float" office:value="0.0000000189992855547245" calcext:value-type="float">
            <text:p>0,00000001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mpany</text:p>
          </table:table-cell>
          <table:table-cell office:value-type="float" office:value="593" calcext:value-type="float">
            <text:p>593</text:p>
          </table:table-cell>
          <table:table-cell table:formula="of:=([.B511]/[.$F$1])" office:value-type="float" office:value="0.000328588835626344" calcext:value-type="float">
            <text:p>0,0003285888</text:p>
          </table:table-cell>
          <table:table-cell table:formula="of:=([.$S$11]/([.E511]+[.$T$11])^[.$U$11])" office:value-type="float" office:value="0.000466199407962334" calcext:value-type="float">
            <text:p>0,0004661994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([.C511]-[.D511])^2" office:value-type="float" office:value="0.0000000189366696186387" calcext:value-type="float">
            <text:p>1,8936669618638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</text:p>
          </table:table-cell>
          <table:table-cell office:value-type="float" office:value="593" calcext:value-type="float">
            <text:p>593</text:p>
          </table:table-cell>
          <table:table-cell table:formula="of:=([.B512]/[.$F$1])" office:value-type="float" office:value="0.000328588835626344" calcext:value-type="float">
            <text:p>0,0003285888</text:p>
          </table:table-cell>
          <table:table-cell table:formula="of:=([.$S$11]/([.E512]+[.$T$11])^[.$U$11])" office:value-type="float" office:value="0.000465420794318368" calcext:value-type="float">
            <text:p>0,0004654208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([.C512]-[.D512])^2" office:value-type="float" office:value="0.0000000187229849194959" calcext:value-type="float">
            <text:p>1,8722984919495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hild</text:p>
          </table:table-cell>
          <table:table-cell office:value-type="float" office:value="591" calcext:value-type="float">
            <text:p>591</text:p>
          </table:table-cell>
          <table:table-cell table:formula="of:=([.B513]/[.$F$1])" office:value-type="float" office:value="0.000327480610211078" calcext:value-type="float">
            <text:p>0,0003274806</text:p>
          </table:table-cell>
          <table:table-cell table:formula="of:=([.$S$11]/([.E513]+[.$T$11])^[.$U$11])" office:value-type="float" office:value="0.000464644987686129" calcext:value-type="float">
            <text:p>0,000464645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([.C513]-[.D513])^2" office:value-type="float" office:value="0.0000000188140664481182" calcext:value-type="float">
            <text:p>1,8814066448118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orse</text:p>
          </table:table-cell>
          <table:table-cell office:value-type="float" office:value="587" calcext:value-type="float">
            <text:p>587</text:p>
          </table:table-cell>
          <table:table-cell table:formula="of:=([.B514]/[.$F$1])" office:value-type="float" office:value="0.000325264159380546" calcext:value-type="float">
            <text:p>0,0003252642</text:p>
          </table:table-cell>
          <table:table-cell table:formula="of:=([.$S$11]/([.E514]+[.$T$11])^[.$U$11])" office:value-type="float" office:value="0.000463871972535359" calcext:value-type="float">
            <text:p>0,000463872</text:p>
          </table:table-cell>
          <table:table-cell office:value-type="float" office:value="513" calcext:value-type="float">
            <text:p>513</text:p>
          </table:table-cell>
          <table:table-cell/>
          <table:table-cell table:formula="of:=([.C514]-[.D514])^2" office:value-type="float" office:value="0.0000000192121258675596" calcext:value-type="float">
            <text:p>1,9212125867559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hange</text:p>
          </table:table-cell>
          <table:table-cell office:value-type="float" office:value="587" calcext:value-type="float">
            <text:p>587</text:p>
          </table:table-cell>
          <table:table-cell table:formula="of:=([.B515]/[.$F$1])" office:value-type="float" office:value="0.000325264159380546" calcext:value-type="float">
            <text:p>0,0003252642</text:p>
          </table:table-cell>
          <table:table-cell table:formula="of:=([.$S$11]/([.E515]+[.$T$11])^[.$U$11])" office:value-type="float" office:value="0.000463101733451548" calcext:value-type="float">
            <text:p>0,0004631017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([.C515]-[.D515])^2" office:value-type="float" office:value="0.0000000189991968257789" calcext:value-type="float">
            <text:p>0,00000001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uddenly</text:p>
          </table:table-cell>
          <table:table-cell office:value-type="float" office:value="583" calcext:value-type="float">
            <text:p>583</text:p>
          </table:table-cell>
          <table:table-cell table:formula="of:=([.B516]/[.$F$1])" office:value-type="float" office:value="0.000323047708550014" calcext:value-type="float">
            <text:p>0,0003230477</text:p>
          </table:table-cell>
          <table:table-cell table:formula="of:=([.$S$11]/([.E516]+[.$T$11])^[.$U$11])" office:value-type="float" office:value="0.000462334255134842" calcext:value-type="float">
            <text:p>0,0004623343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([.C516]-[.D516])^2" office:value-type="float" office:value="0.0000000194007420595273" calcext:value-type="float">
            <text:p>1,9400742059527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aying</text:p>
          </table:table-cell>
          <table:table-cell office:value-type="float" office:value="582" calcext:value-type="float">
            <text:p>582</text:p>
          </table:table-cell>
          <table:table-cell table:formula="of:=([.B517]/[.$F$1])" office:value-type="float" office:value="0.000322493595842382" calcext:value-type="float">
            <text:p>0,0003224936</text:p>
          </table:table-cell>
          <table:table-cell table:formula="of:=([.$S$11]/([.E517]+[.$T$11])^[.$U$11])" office:value-type="float" office:value="0.000461569522398974" calcext:value-type="float">
            <text:p>0,0004615695</text:p>
          </table:table-cell>
          <table:table-cell office:value-type="float" office:value="516" calcext:value-type="float">
            <text:p>516</text:p>
          </table:table-cell>
          <table:table-cell/>
          <table:table-cell table:formula="of:=([.C517]-[.D517])^2" office:value-type="float" office:value="0.0000000193421133475748" calcext:value-type="float">
            <text:p>1,9342113347574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orth</text:p>
          </table:table-cell>
          <table:table-cell office:value-type="float" office:value="582" calcext:value-type="float">
            <text:p>582</text:p>
          </table:table-cell>
          <table:table-cell table:formula="of:=([.B518]/[.$F$1])" office:value-type="float" office:value="0.000322493595842382" calcext:value-type="float">
            <text:p>0,0003224936</text:p>
          </table:table-cell>
          <table:table-cell table:formula="of:=([.$S$11]/([.E518]+[.$T$11])^[.$U$11])" office:value-type="float" office:value="0.000460807520170207" calcext:value-type="float">
            <text:p>0,0004608075</text:p>
          </table:table-cell>
          <table:table-cell office:value-type="float" office:value="517" calcext:value-type="float">
            <text:p>517</text:p>
          </table:table-cell>
          <table:table-cell/>
          <table:table-cell table:formula="of:=([.C518]-[.D518])^2" office:value-type="float" office:value="0.0000000191307416629636" calcext:value-type="float">
            <text:p>1,9130741662963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knowledge</text:p>
          </table:table-cell>
          <table:table-cell office:value-type="float" office:value="580" calcext:value-type="float">
            <text:p>580</text:p>
          </table:table-cell>
          <table:table-cell table:formula="of:=([.B519]/[.$F$1])" office:value-type="float" office:value="0.000321385370427116" calcext:value-type="float">
            <text:p>0,0003213854</text:p>
          </table:table-cell>
          <table:table-cell table:formula="of:=([.$S$11]/([.E519]+[.$T$11])^[.$U$11])" office:value-type="float" office:value="0.000460048233486283" calcext:value-type="float">
            <text:p>0,0004600482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([.C519]-[.D519])^2" office:value-type="float" office:value="0.0000000192273895917653" calcext:value-type="float">
            <text:p>1,9227389591765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ems</text:p>
          </table:table-cell>
          <table:table-cell office:value-type="float" office:value="580" calcext:value-type="float">
            <text:p>580</text:p>
          </table:table-cell>
          <table:table-cell table:formula="of:=([.B520]/[.$F$1])" office:value-type="float" office:value="0.000321385370427116" calcext:value-type="float">
            <text:p>0,0003213854</text:p>
          </table:table-cell>
          <table:table-cell table:formula="of:=([.$S$11]/([.E520]+[.$T$11])^[.$U$11])" office:value-type="float" office:value="0.000459291647495385" calcext:value-type="float">
            <text:p>0,0004592916</text:p>
          </table:table-cell>
          <table:table-cell office:value-type="float" office:value="519" calcext:value-type="float">
            <text:p>519</text:p>
          </table:table-cell>
          <table:table-cell/>
          <table:table-cell table:formula="of:=([.C520]-[.D520])^2" office:value-type="float" office:value="0.0000000190181412548303" calcext:value-type="float">
            <text:p>0,00000001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ast</text:p>
          </table:table-cell>
          <table:table-cell office:value-type="float" office:value="578" calcext:value-type="float">
            <text:p>578</text:p>
          </table:table-cell>
          <table:table-cell table:formula="of:=([.B521]/[.$F$1])" office:value-type="float" office:value="0.00032027714501185" calcext:value-type="float">
            <text:p>0,0003202771</text:p>
          </table:table-cell>
          <table:table-cell table:formula="of:=([.$S$11]/([.E521]+[.$T$11])^[.$U$11])" office:value-type="float" office:value="0.000458537747455119" calcext:value-type="float">
            <text:p>0,0004585377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([.C521]-[.D521])^2" office:value-type="float" office:value="0.0000000191159941879758" calcext:value-type="float">
            <text:p>1,9115994187975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lthough</text:p>
          </table:table-cell>
          <table:table-cell office:value-type="float" office:value="578" calcext:value-type="float">
            <text:p>578</text:p>
          </table:table-cell>
          <table:table-cell table:formula="of:=([.B522]/[.$F$1])" office:value-type="float" office:value="0.00032027714501185" calcext:value-type="float">
            <text:p>0,0003202771</text:p>
          </table:table-cell>
          <table:table-cell table:formula="of:=([.$S$11]/([.E522]+[.$T$11])^[.$U$11])" office:value-type="float" office:value="0.000457786518731496" calcext:value-type="float">
            <text:p>0,0004577865</text:p>
          </table:table-cell>
          <table:table-cell office:value-type="float" office:value="521" calcext:value-type="float">
            <text:p>521</text:p>
          </table:table-cell>
          <table:table-cell/>
          <table:table-cell table:formula="of:=([.C522]-[.D522])^2" office:value-type="float" office:value="0.0000000189088278607692" calcext:value-type="float">
            <text:p>1,8908827860769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aking</text:p>
          </table:table-cell>
          <table:table-cell office:value-type="float" office:value="576" calcext:value-type="float">
            <text:p>576</text:p>
          </table:table-cell>
          <table:table-cell table:formula="of:=([.B523]/[.$F$1])" office:value-type="float" office:value="0.000319168919596584" calcext:value-type="float">
            <text:p>0,0003191689</text:p>
          </table:table-cell>
          <table:table-cell table:formula="of:=([.$S$11]/([.E523]+[.$T$11])^[.$U$11])" office:value-type="float" office:value="0.000457037946797929" calcext:value-type="float">
            <text:p>0,0004570379</text:p>
          </table:table-cell>
          <table:table-cell office:value-type="float" office:value="522" calcext:value-type="float">
            <text:p>522</text:p>
          </table:table-cell>
          <table:table-cell/>
          <table:table-cell table:formula="of:=([.C523]-[.D523])^2" office:value-type="float" office:value="0.0000000190078686614453" calcext:value-type="float">
            <text:p>0,00000001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ere</text:p>
          </table:table-cell>
          <table:table-cell office:value-type="float" office:value="575" calcext:value-type="float">
            <text:p>575</text:p>
          </table:table-cell>
          <table:table-cell table:formula="of:=([.B524]/[.$F$1])" office:value-type="float" office:value="0.000318614806888951" calcext:value-type="float">
            <text:p>0,0003186148</text:p>
          </table:table-cell>
          <table:table-cell table:formula="of:=([.$S$11]/([.E524]+[.$T$11])^[.$U$11])" office:value-type="float" office:value="0.000456292017234248" calcext:value-type="float">
            <text:p>0,000456292</text:p>
          </table:table-cell>
          <table:table-cell office:value-type="float" office:value="523" calcext:value-type="float">
            <text:p>523</text:p>
          </table:table-cell>
          <table:table-cell/>
          <table:table-cell table:formula="of:=([.C524]-[.D524])^2" office:value-type="float" office:value="0.0000000189550142484633" calcext:value-type="float">
            <text:p>0,00000001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rother</text:p>
          </table:table-cell>
          <table:table-cell office:value-type="float" office:value="575" calcext:value-type="float">
            <text:p>575</text:p>
          </table:table-cell>
          <table:table-cell table:formula="of:=([.B525]/[.$F$1])" office:value-type="float" office:value="0.000318614806888951" calcext:value-type="float">
            <text:p>0,0003186148</text:p>
          </table:table-cell>
          <table:table-cell table:formula="of:=([.$S$11]/([.E525]+[.$T$11])^[.$U$11])" office:value-type="float" office:value="0.000455548715725717" calcext:value-type="float">
            <text:p>0,0004555487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([.C525]-[.D525])^2" office:value-type="float" office:value="0.0000000187508953893158" calcext:value-type="float">
            <text:p>1,8750895389315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ecessary</text:p>
          </table:table-cell>
          <table:table-cell office:value-type="float" office:value="572" calcext:value-type="float">
            <text:p>572</text:p>
          </table:table-cell>
          <table:table-cell table:formula="of:=([.B526]/[.$F$1])" office:value-type="float" office:value="0.000316952468766052" calcext:value-type="float">
            <text:p>0,0003169525</text:p>
          </table:table-cell>
          <table:table-cell table:formula="of:=([.$S$11]/([.E526]+[.$T$11])^[.$U$11])" office:value-type="float" office:value="0.000454808028062063" calcext:value-type="float">
            <text:p>0,000454808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([.C526]-[.D526])^2" office:value-type="float" office:value="0.0000000190041552288161" calcext:value-type="float">
            <text:p>0,00000001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ish</text:p>
          </table:table-cell>
          <table:table-cell office:value-type="float" office:value="571" calcext:value-type="float">
            <text:p>571</text:p>
          </table:table-cell>
          <table:table-cell table:formula="of:=([.B527]/[.$F$1])" office:value-type="float" office:value="0.000316398356058419" calcext:value-type="float">
            <text:p>0,0003163984</text:p>
          </table:table-cell>
          <table:table-cell table:formula="of:=([.$S$11]/([.E527]+[.$T$11])^[.$U$11])" office:value-type="float" office:value="0.000454069940136523" calcext:value-type="float">
            <text:p>0,0004540699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([.C527]-[.D527])^2" office:value-type="float" office:value="0.0000000189534650625744" calcext:value-type="float">
            <text:p>0,00000001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ady</text:p>
          </table:table-cell>
          <table:table-cell office:value-type="float" office:value="570" calcext:value-type="float">
            <text:p>570</text:p>
          </table:table-cell>
          <table:table-cell table:formula="of:=([.B528]/[.$F$1])" office:value-type="float" office:value="0.000315844243350786" calcext:value-type="float">
            <text:p>0,0003158442</text:p>
          </table:table-cell>
          <table:table-cell table:formula="of:=([.$S$11]/([.E528]+[.$T$11])^[.$U$11])" office:value-type="float" office:value="0.000453334437944891" calcext:value-type="float">
            <text:p>0,0004533344</text:p>
          </table:table-cell>
          <table:table-cell office:value-type="float" office:value="527" calcext:value-type="float">
            <text:p>527</text:p>
          </table:table-cell>
          <table:table-cell/>
          <table:table-cell table:formula="of:=([.C528]-[.D528])^2" office:value-type="float" office:value="0.0000000189035536095248" calcext:value-type="float">
            <text:p>1,8903553609524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union</text:p>
          </table:table-cell>
          <table:table-cell office:value-type="float" office:value="569" calcext:value-type="float">
            <text:p>569</text:p>
          </table:table-cell>
          <table:table-cell table:formula="of:=([.B529]/[.$F$1])" office:value-type="float" office:value="0.000315290130643153" calcext:value-type="float">
            <text:p>0,0003152901</text:p>
          </table:table-cell>
          <table:table-cell table:formula="of:=([.$S$11]/([.E529]+[.$T$11])^[.$U$11])" office:value-type="float" office:value="0.000452601507584587" calcext:value-type="float">
            <text:p>0,0004526015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([.C529]-[.D529])^2" office:value-type="float" office:value="0.0000000188544142375525" calcext:value-type="float">
            <text:p>1,8854414237552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'll</text:p>
          </table:table-cell>
          <table:table-cell office:value-type="float" office:value="569" calcext:value-type="float">
            <text:p>569</text:p>
          </table:table-cell>
          <table:table-cell table:formula="of:=([.B530]/[.$F$1])" office:value-type="float" office:value="0.000315290130643153" calcext:value-type="float">
            <text:p>0,0003152901</text:p>
          </table:table-cell>
          <table:table-cell table:formula="of:=([.$S$11]/([.E530]+[.$T$11])^[.$U$11])" office:value-type="float" office:value="0.000451871135253725" calcext:value-type="float">
            <text:p>0,0004518711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([.C530]-[.D530])^2" office:value-type="float" office:value="0.000000018654370820433" calcext:value-type="float">
            <text:p>1,865437082043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ound</text:p>
          </table:table-cell>
          <table:table-cell office:value-type="float" office:value="568" calcext:value-type="float">
            <text:p>568</text:p>
          </table:table-cell>
          <table:table-cell table:formula="of:=([.B531]/[.$F$1])" office:value-type="float" office:value="0.00031473601793552" calcext:value-type="float">
            <text:p>0,000314736</text:p>
          </table:table-cell>
          <table:table-cell table:formula="of:=([.$S$11]/([.E531]+[.$T$11])^[.$U$11])" office:value-type="float" office:value="0.000451143307250199" calcext:value-type="float">
            <text:p>0,0004511433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([.C531]-[.D531])^2" office:value-type="float" office:value="0.0000000186069485781785" calcext:value-type="float">
            <text:p>1,8606948578178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low</text:p>
          </table:table-cell>
          <table:table-cell office:value-type="float" office:value="568" calcext:value-type="float">
            <text:p>568</text:p>
          </table:table-cell>
          <table:table-cell table:formula="of:=([.B532]/[.$F$1])" office:value-type="float" office:value="0.00031473601793552" calcext:value-type="float">
            <text:p>0,000314736</text:p>
          </table:table-cell>
          <table:table-cell table:formula="of:=([.$S$11]/([.E532]+[.$T$11])^[.$U$11])" office:value-type="float" office:value="0.000450418009970777" calcext:value-type="float">
            <text:p>0,000450418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([.C532]-[.D532])^2" office:value-type="float" office:value="0.0000000184096029626555" calcext:value-type="float">
            <text:p>1,8409602962655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st</text:p>
          </table:table-cell>
          <table:table-cell office:value-type="float" office:value="567" calcext:value-type="float">
            <text:p>567</text:p>
          </table:table-cell>
          <table:table-cell table:formula="of:=([.B533]/[.$F$1])" office:value-type="float" office:value="0.000314181905227887" calcext:value-type="float">
            <text:p>0,0003141819</text:p>
          </table:table-cell>
          <table:table-cell table:formula="of:=([.$S$11]/([.E533]+[.$T$11])^[.$U$11])" office:value-type="float" office:value="0.000449695229910202" calcext:value-type="float">
            <text:p>0,0004496952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([.C533]-[.D533])^2" office:value-type="float" office:value="0.0000000183638611664544" calcext:value-type="float">
            <text:p>1,8363861166454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oduced</text:p>
          </table:table-cell>
          <table:table-cell office:value-type="float" office:value="566" calcext:value-type="float">
            <text:p>566</text:p>
          </table:table-cell>
          <table:table-cell table:formula="of:=([.B534]/[.$F$1])" office:value-type="float" office:value="0.000313627792520254" calcext:value-type="float">
            <text:p>0,0003136278</text:p>
          </table:table-cell>
          <table:table-cell table:formula="of:=([.$S$11]/([.E534]+[.$T$11])^[.$U$11])" office:value-type="float" office:value="0.000448974953660307" calcext:value-type="float">
            <text:p>0,000448975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([.C534]-[.D534])^2" office:value-type="float" office:value="0.0000000183188540286714" calcext:value-type="float">
            <text:p>1,8318854028671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reet</text:p>
          </table:table-cell>
          <table:table-cell office:value-type="float" office:value="565" calcext:value-type="float">
            <text:p>565</text:p>
          </table:table-cell>
          <table:table-cell table:formula="of:=([.B535]/[.$F$1])" office:value-type="float" office:value="0.000313073679812621" calcext:value-type="float">
            <text:p>0,0003130737</text:p>
          </table:table-cell>
          <table:table-cell table:formula="of:=([.$S$11]/([.E535]+[.$T$11])^[.$U$11])" office:value-type="float" office:value="0.000448257167909138" calcext:value-type="float">
            <text:p>0,0004482572</text:p>
          </table:table-cell>
          <table:table-cell office:value-type="float" office:value="534" calcext:value-type="float">
            <text:p>534</text:p>
          </table:table-cell>
          <table:table-cell/>
          <table:table-cell table:formula="of:=([.C535]-[.D535])^2" office:value-type="float" office:value="0.0000000182745754539411" calcext:value-type="float">
            <text:p>1,8274575453941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mained</text:p>
          </table:table-cell>
          <table:table-cell office:value-type="float" office:value="565" calcext:value-type="float">
            <text:p>565</text:p>
          </table:table-cell>
          <table:table-cell table:formula="of:=([.B536]/[.$F$1])" office:value-type="float" office:value="0.000313073679812621" calcext:value-type="float">
            <text:p>0,0003130737</text:p>
          </table:table-cell>
          <table:table-cell table:formula="of:=([.$S$11]/([.E536]+[.$T$11])^[.$U$11])" office:value-type="float" office:value="0.000447541859440085" calcext:value-type="float">
            <text:p>0,0004475419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([.C536]-[.D536])^2" office:value-type="float" office:value="0.0000000180816913323239" calcext:value-type="float">
            <text:p>1,8081691332323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ttention</text:p>
          </table:table-cell>
          <table:table-cell office:value-type="float" office:value="563" calcext:value-type="float">
            <text:p>563</text:p>
          </table:table-cell>
          <table:table-cell table:formula="of:=([.B537]/[.$F$1])" office:value-type="float" office:value="0.000311965454397355" calcext:value-type="float">
            <text:p>0,0003119655</text:p>
          </table:table-cell>
          <table:table-cell table:formula="of:=([.$S$11]/([.E537]+[.$T$11])^[.$U$11])" office:value-type="float" office:value="0.000446829015131025" calcext:value-type="float">
            <text:p>0,000446829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([.C537]-[.D537])^2" office:value-type="float" office:value="0.0000000181881800137642" calcext:value-type="float">
            <text:p>1,8188180013764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nswered</text:p>
          </table:table-cell>
          <table:table-cell office:value-type="float" office:value="563" calcext:value-type="float">
            <text:p>563</text:p>
          </table:table-cell>
          <table:table-cell table:formula="of:=([.B538]/[.$F$1])" office:value-type="float" office:value="0.000311965454397355" calcext:value-type="float">
            <text:p>0,0003119655</text:p>
          </table:table-cell>
          <table:table-cell table:formula="of:=([.$S$11]/([.E538]+[.$T$11])^[.$U$11])" office:value-type="float" office:value="0.000446118621953472" calcext:value-type="float">
            <text:p>0,0004461186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([.C538]-[.D538])^2" office:value-type="float" office:value="0.0000000179970723653396" calcext:value-type="float">
            <text:p>0,000000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eel</text:p>
          </table:table-cell>
          <table:table-cell office:value-type="float" office:value="563" calcext:value-type="float">
            <text:p>563</text:p>
          </table:table-cell>
          <table:table-cell table:formula="of:=([.B539]/[.$F$1])" office:value-type="float" office:value="0.000311965454397355" calcext:value-type="float">
            <text:p>0,0003119655</text:p>
          </table:table-cell>
          <table:table-cell table:formula="of:=([.$S$11]/([.E539]+[.$T$11])^[.$U$11])" office:value-type="float" office:value="0.000445410666971739" calcext:value-type="float">
            <text:p>0,0004454107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([.C539]-[.D539])^2" office:value-type="float" office:value="0.0000000178076247590225" calcext:value-type="float">
            <text:p>1,7807624759022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et</text:p>
          </table:table-cell>
          <table:table-cell office:value-type="float" office:value="562" calcext:value-type="float">
            <text:p>562</text:p>
          </table:table-cell>
          <table:table-cell table:formula="of:=([.B540]/[.$F$1])" office:value-type="float" office:value="0.000311411341689722" calcext:value-type="float">
            <text:p>0,0003114113</text:p>
          </table:table-cell>
          <table:table-cell table:formula="of:=([.$S$11]/([.E540]+[.$T$11])^[.$U$11])" office:value-type="float" office:value="0.000444705137342106" calcext:value-type="float">
            <text:p>0,0004447051</text:p>
          </table:table-cell>
          <table:table-cell office:value-type="float" office:value="539" calcext:value-type="float">
            <text:p>539</text:p>
          </table:table-cell>
          <table:table-cell/>
          <table:table-cell table:formula="of:=([.C540]-[.D540])^2" office:value-type="float" office:value="0.0000000177672359594194" calcext:value-type="float">
            <text:p>1,7767235959419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arried</text:p>
          </table:table-cell>
          <table:table-cell office:value-type="float" office:value="562" calcext:value-type="float">
            <text:p>562</text:p>
          </table:table-cell>
          <table:table-cell table:formula="of:=([.B541]/[.$F$1])" office:value-type="float" office:value="0.000311411341689722" calcext:value-type="float">
            <text:p>0,0003114113</text:p>
          </table:table-cell>
          <table:table-cell table:formula="of:=([.$S$11]/([.E541]+[.$T$11])^[.$U$11])" office:value-type="float" office:value="0.000444002020311997" calcext:value-type="float">
            <text:p>0,000444002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([.C541]-[.D541])^2" office:value-type="float" office:value="0.0000000175802880575153" calcext:value-type="float">
            <text:p>1,7580288057515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ingle</text:p>
          </table:table-cell>
          <table:table-cell office:value-type="float" office:value="554" calcext:value-type="float">
            <text:p>554</text:p>
          </table:table-cell>
          <table:table-cell table:formula="of:=([.B542]/[.$F$1])" office:value-type="float" office:value="0.000306978440028659" calcext:value-type="float">
            <text:p>0,0003069784</text:p>
          </table:table-cell>
          <table:table-cell table:formula="of:=([.$S$11]/([.E542]+[.$T$11])^[.$U$11])" office:value-type="float" office:value="0.00044330130321917" calcext:value-type="float">
            <text:p>0,0004433013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([.C542]-[.D542])^2" office:value-type="float" office:value="0.0000000185839230284589" calcext:value-type="float">
            <text:p>1,8583923028458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john</text:p>
          </table:table-cell>
          <table:table-cell office:value-type="float" office:value="552" calcext:value-type="float">
            <text:p>552</text:p>
          </table:table-cell>
          <table:table-cell table:formula="of:=([.B543]/[.$F$1])" office:value-type="float" office:value="0.000305870214613393" calcext:value-type="float">
            <text:p>0,0003058702</text:p>
          </table:table-cell>
          <table:table-cell table:formula="of:=([.$S$11]/([.E543]+[.$T$11])^[.$U$11])" office:value-type="float" office:value="0.000442602973490912" calcext:value-type="float">
            <text:p>0,000442603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([.C543]-[.D543])^2" office:value-type="float" office:value="0.0000000186958473502578" calcext:value-type="float">
            <text:p>1,8695847350257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rant</text:p>
          </table:table-cell>
          <table:table-cell office:value-type="float" office:value="552" calcext:value-type="float">
            <text:p>552</text:p>
          </table:table-cell>
          <table:table-cell table:formula="of:=([.B544]/[.$F$1])" office:value-type="float" office:value="0.000305870214613393" calcext:value-type="float">
            <text:p>0,0003058702</text:p>
          </table:table-cell>
          <table:table-cell table:formula="of:=([.$S$11]/([.E544]+[.$T$11])^[.$U$11])" office:value-type="float" office:value="0.000441907018643241" calcext:value-type="float">
            <text:p>0,000441907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([.C544]-[.D544])^2" office:value-type="float" office:value="0.0000000185060120506554" calcext:value-type="float">
            <text:p>1,8506012050655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oul</text:p>
          </table:table-cell>
          <table:table-cell office:value-type="float" office:value="552" calcext:value-type="float">
            <text:p>552</text:p>
          </table:table-cell>
          <table:table-cell table:formula="of:=([.B545]/[.$F$1])" office:value-type="float" office:value="0.000305870214613393" calcext:value-type="float">
            <text:p>0,0003058702</text:p>
          </table:table-cell>
          <table:table-cell table:formula="of:=([.$S$11]/([.E545]+[.$T$11])^[.$U$11])" office:value-type="float" office:value="0.000441213426280123" calcext:value-type="float">
            <text:p>0,0004412134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([.C545]-[.D545])^2" office:value-type="float" office:value="0.0000000183177849442652" calcext:value-type="float">
            <text:p>1,8317784944265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ave</text:p>
          </table:table-cell>
          <table:table-cell office:value-type="float" office:value="549" calcext:value-type="float">
            <text:p>549</text:p>
          </table:table-cell>
          <table:table-cell table:formula="of:=([.B546]/[.$F$1])" office:value-type="float" office:value="0.000304207876490494" calcext:value-type="float">
            <text:p>0,0003042079</text:p>
          </table:table-cell>
          <table:table-cell table:formula="of:=([.$S$11]/([.E546]+[.$T$11])^[.$U$11])" office:value-type="float" office:value="0.000440522184092689" calcext:value-type="float">
            <text:p>0,0004405222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([.C546]-[.D546])^2" office:value-type="float" office:value="0.0000000185815904570658" calcext:value-type="float">
            <text:p>1,8581590457065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reen</text:p>
          </table:table-cell>
          <table:table-cell office:value-type="float" office:value="549" calcext:value-type="float">
            <text:p>549</text:p>
          </table:table-cell>
          <table:table-cell table:formula="of:=([.B547]/[.$F$1])" office:value-type="float" office:value="0.000304207876490494" calcext:value-type="float">
            <text:p>0,0003042079</text:p>
          </table:table-cell>
          <table:table-cell table:formula="of:=([.$S$11]/([.E547]+[.$T$11])^[.$U$11])" office:value-type="float" office:value="0.000439833279858468" calcext:value-type="float">
            <text:p>0,0004398333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([.C547]-[.D547])^2" office:value-type="float" office:value="0.0000000183942500387257" calcext:value-type="float">
            <text:p>1,8394250038725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iving</text:p>
          </table:table-cell>
          <table:table-cell office:value-type="float" office:value="548" calcext:value-type="float">
            <text:p>548</text:p>
          </table:table-cell>
          <table:table-cell table:formula="of:=([.B548]/[.$F$1])" office:value-type="float" office:value="0.000303653763782861" calcext:value-type="float">
            <text:p>0,0003036538</text:p>
          </table:table-cell>
          <table:table-cell table:formula="of:=([.$S$11]/([.E548]+[.$T$11])^[.$U$11])" office:value-type="float" office:value="0.000439146701440625" calcext:value-type="float">
            <text:p>0,000439146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([.C548]-[.D548])^2" office:value-type="float" office:value="0.0000000183583361551307" calcext:value-type="float">
            <text:p>1,8358336155130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ight</text:p>
          </table:table-cell>
          <table:table-cell office:value-type="float" office:value="545" calcext:value-type="float">
            <text:p>545</text:p>
          </table:table-cell>
          <table:table-cell table:formula="of:=([.B549]/[.$F$1])" office:value-type="float" office:value="0.000301991425659962" calcext:value-type="float">
            <text:p>0,0003019914</text:p>
          </table:table-cell>
          <table:table-cell table:formula="of:=([.$S$11]/([.E549]+[.$T$11])^[.$U$11])" office:value-type="float" office:value="0.000438462436787204" calcext:value-type="float">
            <text:p>0,0004384624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([.C549]-[.D549])^2" office:value-type="float" office:value="0.0000000186243368780917" calcext:value-type="float">
            <text:p>1,8624336878091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inkle</text:p>
          </table:table-cell>
          <table:table-cell office:value-type="float" office:value="544" calcext:value-type="float">
            <text:p>544</text:p>
          </table:table-cell>
          <table:table-cell table:formula="of:=([.B550]/[.$F$1])" office:value-type="float" office:value="0.000301437312952329" calcext:value-type="float">
            <text:p>0,0003014373</text:p>
          </table:table-cell>
          <table:table-cell table:formula="of:=([.$S$11]/([.E550]+[.$T$11])^[.$U$11])" office:value-type="float" office:value="0.000437780473930383" calcext:value-type="float">
            <text:p>0,0004377805</text:p>
          </table:table-cell>
          <table:table-cell office:value-type="float" office:value="549" calcext:value-type="float">
            <text:p>549</text:p>
          </table:table-cell>
          <table:table-cell/>
          <table:table-cell table:formula="of:=([.C550]-[.D550])^2" office:value-type="float" office:value="0.0000000185894575454875" calcext:value-type="float">
            <text:p>1,8589457545487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ive</text:p>
          </table:table-cell>
          <table:table-cell office:value-type="float" office:value="544" calcext:value-type="float">
            <text:p>544</text:p>
          </table:table-cell>
          <table:table-cell table:formula="of:=([.B551]/[.$F$1])" office:value-type="float" office:value="0.000301437312952329" calcext:value-type="float">
            <text:p>0,0003014373</text:p>
          </table:table-cell>
          <table:table-cell table:formula="of:=([.$S$11]/([.E551]+[.$T$11])^[.$U$11])" office:value-type="float" office:value="0.000437100800985739" calcext:value-type="float">
            <text:p>0,0004371008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([.C551]-[.D551])^2" office:value-type="float" office:value="0.0000000184045819853911" calcext:value-type="float">
            <text:p>1,8404581985391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un</text:p>
          </table:table-cell>
          <table:table-cell office:value-type="float" office:value="540" calcext:value-type="float">
            <text:p>540</text:p>
          </table:table-cell>
          <table:table-cell table:formula="of:=([.B552]/[.$F$1])" office:value-type="float" office:value="0.000299220862121797" calcext:value-type="float">
            <text:p>0,0002992209</text:p>
          </table:table-cell>
          <table:table-cell table:formula="of:=([.$S$11]/([.E552]+[.$T$11])^[.$U$11])" office:value-type="float" office:value="0.000436423406151513" calcext:value-type="float">
            <text:p>0,0004364234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([.C552]-[.D552])^2" office:value-type="float" office:value="0.000000018824538088226" calcext:value-type="float">
            <text:p>1,882453808822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either</text:p>
          </table:table-cell>
          <table:table-cell office:value-type="float" office:value="539" calcext:value-type="float">
            <text:p>539</text:p>
          </table:table-cell>
          <table:table-cell table:formula="of:=([.B553]/[.$F$1])" office:value-type="float" office:value="0.000298666749414164" calcext:value-type="float">
            <text:p>0,0002986667</text:p>
          </table:table-cell>
          <table:table-cell table:formula="of:=([.$S$11]/([.E553]+[.$T$11])^[.$U$11])" office:value-type="float" office:value="0.000435748277707889" calcext:value-type="float">
            <text:p>0,0004357483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([.C553]-[.D553])^2" office:value-type="float" office:value="0.0000000187913453993434" calcext:value-type="float">
            <text:p>1,8791345399343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ard</text:p>
          </table:table-cell>
          <table:table-cell office:value-type="float" office:value="537" calcext:value-type="float">
            <text:p>537</text:p>
          </table:table-cell>
          <table:table-cell table:formula="of:=([.B554]/[.$F$1])" office:value-type="float" office:value="0.000297558523998898" calcext:value-type="float">
            <text:p>0,0002975585</text:p>
          </table:table-cell>
          <table:table-cell table:formula="of:=([.$S$11]/([.E554]+[.$T$11])^[.$U$11])" office:value-type="float" office:value="0.000435075404016283" calcext:value-type="float">
            <text:p>0,0004350754</text:p>
          </table:table-cell>
          <table:table-cell office:value-type="float" office:value="553" calcext:value-type="float">
            <text:p>553</text:p>
          </table:table-cell>
          <table:table-cell/>
          <table:table-cell table:formula="of:=([.C554]-[.D554])^2" office:value-type="float" office:value="0.0000000189108922897156" calcext:value-type="float">
            <text:p>1,8910892289715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hief</text:p>
          </table:table-cell>
          <table:table-cell office:value-type="float" office:value="533" calcext:value-type="float">
            <text:p>533</text:p>
          </table:table-cell>
          <table:table-cell table:formula="of:=([.B555]/[.$F$1])" office:value-type="float" office:value="0.000295342073168367" calcext:value-type="float">
            <text:p>0,0002953421</text:p>
          </table:table-cell>
          <table:table-cell table:formula="of:=([.$S$11]/([.E555]+[.$T$11])^[.$U$11])" office:value-type="float" office:value="0.000434404773518626" calcext:value-type="float">
            <text:p>0,0004344048</text:p>
          </table:table-cell>
          <table:table-cell office:value-type="float" office:value="554" calcext:value-type="float">
            <text:p>554</text:p>
          </table:table-cell>
          <table:table-cell/>
          <table:table-cell table:formula="of:=([.C555]-[.D555])^2" office:value-type="float" office:value="0.0000000193384346287061" calcext:value-type="float">
            <text:p>1,9338434628706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nimals</text:p>
          </table:table-cell>
          <table:table-cell office:value-type="float" office:value="533" calcext:value-type="float">
            <text:p>533</text:p>
          </table:table-cell>
          <table:table-cell table:formula="of:=([.B556]/[.$F$1])" office:value-type="float" office:value="0.000295342073168367" calcext:value-type="float">
            <text:p>0,0002953421</text:p>
          </table:table-cell>
          <table:table-cell table:formula="of:=([.$S$11]/([.E556]+[.$T$11])^[.$U$11])" office:value-type="float" office:value="0.000433736374736675" calcext:value-type="float">
            <text:p>0,0004337364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([.C556]-[.D556])^2" office:value-type="float" office:value="0.0000000191529827065798" calcext:value-type="float">
            <text:p>1,9152982706579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nterest</text:p>
          </table:table-cell>
          <table:table-cell office:value-type="float" office:value="531" calcext:value-type="float">
            <text:p>531</text:p>
          </table:table-cell>
          <table:table-cell table:formula="of:=([.B557]/[.$F$1])" office:value-type="float" office:value="0.000294233847753101" calcext:value-type="float">
            <text:p>0,0002942338</text:p>
          </table:table-cell>
          <table:table-cell table:formula="of:=([.$S$11]/([.E557]+[.$T$11])^[.$U$11])" office:value-type="float" office:value="0.000433070196271311" calcext:value-type="float">
            <text:p>0,0004330702</text:p>
          </table:table-cell>
          <table:table-cell office:value-type="float" office:value="556" calcext:value-type="float">
            <text:p>556</text:p>
          </table:table-cell>
          <table:table-cell/>
          <table:table-cell table:formula="of:=([.C557]-[.D557])^2" office:value-type="float" office:value="0.00000001927553166987" calcext:value-type="float">
            <text:p>1,92755316698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orward</text:p>
          </table:table-cell>
          <table:table-cell office:value-type="float" office:value="529" calcext:value-type="float">
            <text:p>529</text:p>
          </table:table-cell>
          <table:table-cell table:formula="of:=([.B558]/[.$F$1])" office:value-type="float" office:value="0.000293125622337835" calcext:value-type="float">
            <text:p>0,0002931256</text:p>
          </table:table-cell>
          <table:table-cell table:formula="of:=([.$S$11]/([.E558]+[.$T$11])^[.$U$11])" office:value-type="float" office:value="0.00043240622680186" calcext:value-type="float">
            <text:p>0,0004324062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([.C558]-[.D558])^2" office:value-type="float" office:value="0.0000000193990867798643" calcext:value-type="float">
            <text:p>1,9399086779864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icense</text:p>
          </table:table-cell>
          <table:table-cell office:value-type="float" office:value="529" calcext:value-type="float">
            <text:p>529</text:p>
          </table:table-cell>
          <table:table-cell table:formula="of:=([.B559]/[.$F$1])" office:value-type="float" office:value="0.000293125622337835" calcext:value-type="float">
            <text:p>0,0002931256</text:p>
          </table:table-cell>
          <table:table-cell table:formula="of:=([.$S$11]/([.E559]+[.$T$11])^[.$U$11])" office:value-type="float" office:value="0.00043174445508541" calcext:value-type="float">
            <text:p>0,0004317445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([.C559]-[.D559])^2" office:value-type="float" office:value="0.0000000192151807923003" calcext:value-type="float">
            <text:p>1,9215180792300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ow</text:p>
          </table:table-cell>
          <table:table-cell office:value-type="float" office:value="528" calcext:value-type="float">
            <text:p>528</text:p>
          </table:table-cell>
          <table:table-cell table:formula="of:=([.B560]/[.$F$1])" office:value-type="float" office:value="0.000292571509630202" calcext:value-type="float">
            <text:p>0,0002925715</text:p>
          </table:table-cell>
          <table:table-cell table:formula="of:=([.$S$11]/([.E560]+[.$T$11])^[.$U$11])" office:value-type="float" office:value="0.000431084869956142" calcext:value-type="float">
            <text:p>0,0004310849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([.C560]-[.D560])^2" office:value-type="float" office:value="0.0000000191859509887838" calcext:value-type="float">
            <text:p>1,9185950988783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omen</text:p>
          </table:table-cell>
          <table:table-cell office:value-type="float" office:value="525" calcext:value-type="float">
            <text:p>525</text:p>
          </table:table-cell>
          <table:table-cell table:formula="of:=([.B561]/[.$F$1])" office:value-type="float" office:value="0.000290909171507303" calcext:value-type="float">
            <text:p>0,0002909092</text:p>
          </table:table-cell>
          <table:table-cell table:formula="of:=([.$S$11]/([.E561]+[.$T$11])^[.$U$11])" office:value-type="float" office:value="0.000430427460324666" calcext:value-type="float">
            <text:p>0,0004304275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([.C561]-[.D561])^2" office:value-type="float" office:value="0.000000019465352914525" calcext:value-type="float">
            <text:p>1,946535291452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ater</text:p>
          </table:table-cell>
          <table:table-cell office:value-type="float" office:value="524" calcext:value-type="float">
            <text:p>524</text:p>
          </table:table-cell>
          <table:table-cell table:formula="of:=([.B562]/[.$F$1])" office:value-type="float" office:value="0.00029035505879967" calcext:value-type="float">
            <text:p>0,0002903551</text:p>
          </table:table-cell>
          <table:table-cell table:formula="of:=([.$S$11]/([.E562]+[.$T$11])^[.$U$11])" office:value-type="float" office:value="0.00042977221517736" calcext:value-type="float">
            <text:p>0,0004297722</text:p>
          </table:table-cell>
          <table:table-cell office:value-type="float" office:value="561" calcext:value-type="float">
            <text:p>561</text:p>
          </table:table-cell>
          <table:table-cell/>
          <table:table-cell table:formula="of:=([.C562]-[.D562])^2" office:value-type="float" office:value="0.0000000194371434924411" calcext:value-type="float">
            <text:p>1,9437143492441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enerally</text:p>
          </table:table-cell>
          <table:table-cell office:value-type="float" office:value="524" calcext:value-type="float">
            <text:p>524</text:p>
          </table:table-cell>
          <table:table-cell table:formula="of:=([.B563]/[.$F$1])" office:value-type="float" office:value="0.00029035505879967" calcext:value-type="float">
            <text:p>0,0002903551</text:p>
          </table:table-cell>
          <table:table-cell table:formula="of:=([.$S$11]/([.E563]+[.$T$11])^[.$U$11])" office:value-type="float" office:value="0.000429119123575724" calcext:value-type="float">
            <text:p>0,0004291191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([.C563]-[.D563])^2" office:value-type="float" office:value="0.0000000192554656731729" calcext:value-type="float">
            <text:p>1,9255465673172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rt</text:p>
          </table:table-cell>
          <table:table-cell office:value-type="float" office:value="522" calcext:value-type="float">
            <text:p>522</text:p>
          </table:table-cell>
          <table:table-cell table:formula="of:=([.B564]/[.$F$1])" office:value-type="float" office:value="0.000289246833384404" calcext:value-type="float">
            <text:p>0,0002892468</text:p>
          </table:table-cell>
          <table:table-cell table:formula="of:=([.$S$11]/([.E564]+[.$T$11])^[.$U$11])" office:value-type="float" office:value="0.000428468174655734" calcext:value-type="float">
            <text:p>0,0004284682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([.C564]-[.D564])^2" office:value-type="float" office:value="0.0000000193825818653881" calcext:value-type="float">
            <text:p>1,9382581865388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erely</text:p>
          </table:table-cell>
          <table:table-cell office:value-type="float" office:value="521" calcext:value-type="float">
            <text:p>521</text:p>
          </table:table-cell>
          <table:table-cell table:formula="of:=([.B565]/[.$F$1])" office:value-type="float" office:value="0.000288692720676771" calcext:value-type="float">
            <text:p>0,0002886927</text:p>
          </table:table-cell>
          <table:table-cell table:formula="of:=([.$S$11]/([.E565]+[.$T$11])^[.$U$11])" office:value-type="float" office:value="0.000427819357627203" calcext:value-type="float">
            <text:p>0,0004278194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([.C565]-[.D565])^2" office:value-type="float" office:value="0.0000000193562211091374" calcext:value-type="float">
            <text:p>1,9356221109137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ndividual</text:p>
          </table:table-cell>
          <table:table-cell office:value-type="float" office:value="521" calcext:value-type="float">
            <text:p>521</text:p>
          </table:table-cell>
          <table:table-cell table:formula="of:=([.B566]/[.$F$1])" office:value-type="float" office:value="0.000288692720676771" calcext:value-type="float">
            <text:p>0,0002886927</text:p>
          </table:table-cell>
          <table:table-cell table:formula="of:=([.$S$11]/([.E566]+[.$T$11])^[.$U$11])" office:value-type="float" office:value="0.000427172661773154" calcext:value-type="float">
            <text:p>0,0004271727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([.C566]-[.D566])^2" office:value-type="float" office:value="0.0000000191766940860577" calcext:value-type="float">
            <text:p>1,9176694086057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sk</text:p>
          </table:table-cell>
          <table:table-cell office:value-type="float" office:value="519" calcext:value-type="float">
            <text:p>519</text:p>
          </table:table-cell>
          <table:table-cell table:formula="of:=([.B567]/[.$F$1])" office:value-type="float" office:value="0.000287584495261505" calcext:value-type="float">
            <text:p>0,0002875845</text:p>
          </table:table-cell>
          <table:table-cell table:formula="of:=([.$S$11]/([.E567]+[.$T$11])^[.$U$11])" office:value-type="float" office:value="0.000426528076449192" calcext:value-type="float">
            <text:p>0,0004265281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([.C567]-[.D567])^2" office:value-type="float" office:value="0.0000000193053187532592" calcext:value-type="float">
            <text:p>1,9305318753259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ig</text:p>
          </table:table-cell>
          <table:table-cell office:value-type="float" office:value="515" calcext:value-type="float">
            <text:p>515</text:p>
          </table:table-cell>
          <table:table-cell table:formula="of:=([.B568]/[.$F$1])" office:value-type="float" office:value="0.000285368044430973" calcext:value-type="float">
            <text:p>0,000285368</text:p>
          </table:table-cell>
          <table:table-cell table:formula="of:=([.$S$11]/([.E568]+[.$T$11])^[.$U$11])" office:value-type="float" office:value="0.000425885591082887" calcext:value-type="float">
            <text:p>0,0004258856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([.C568]-[.D568])^2" office:value-type="float" office:value="0.0000000197451809170727" calcext:value-type="float">
            <text:p>1,9745180917072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lass</text:p>
          </table:table-cell>
          <table:table-cell office:value-type="float" office:value="514" calcext:value-type="float">
            <text:p>514</text:p>
          </table:table-cell>
          <table:table-cell table:formula="of:=([.B569]/[.$F$1])" office:value-type="float" office:value="0.00028481393172334" calcext:value-type="float">
            <text:p>0,0002848139</text:p>
          </table:table-cell>
          <table:table-cell table:formula="of:=([.$S$11]/([.E569]+[.$T$11])^[.$U$11])" office:value-type="float" office:value="0.000425245195173165" calcext:value-type="float">
            <text:p>0,0004252452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([.C569]-[.D569])^2" office:value-type="float" office:value="0.000000019720939754114" calcext:value-type="float">
            <text:p>1,972093975411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ad</text:p>
          </table:table-cell>
          <table:table-cell office:value-type="float" office:value="514" calcext:value-type="float">
            <text:p>514</text:p>
          </table:table-cell>
          <table:table-cell table:formula="of:=([.B570]/[.$F$1])" office:value-type="float" office:value="0.00028481393172334" calcext:value-type="float">
            <text:p>0,0002848139</text:p>
          </table:table-cell>
          <table:table-cell table:formula="of:=([.$S$11]/([.E570]+[.$T$11])^[.$U$11])" office:value-type="float" office:value="0.0004246068782897" calcext:value-type="float">
            <text:p>0,0004246069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([.C570]-[.D570])^2" office:value-type="float" office:value="0.000000019542067909705" calcext:value-type="float">
            <text:p>1,954206790970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iterary</text:p>
          </table:table-cell>
          <table:table-cell office:value-type="float" office:value="513" calcext:value-type="float">
            <text:p>513</text:p>
          </table:table-cell>
          <table:table-cell table:formula="of:=([.B571]/[.$F$1])" office:value-type="float" office:value="0.000284259819015707" calcext:value-type="float">
            <text:p>0,0002842598</text:p>
          </table:table-cell>
          <table:table-cell table:formula="of:=([.$S$11]/([.E571]+[.$T$11])^[.$U$11])" office:value-type="float" office:value="0.000423970630072315" calcext:value-type="float">
            <text:p>0,0004239706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([.C571]-[.D571])^2" office:value-type="float" office:value="0.0000000195191107260952" calcext:value-type="float">
            <text:p>1,9519110726095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lf</text:p>
          </table:table-cell>
          <table:table-cell office:value-type="float" office:value="512" calcext:value-type="float">
            <text:p>512</text:p>
          </table:table-cell>
          <table:table-cell table:formula="of:=([.B572]/[.$F$1])" office:value-type="float" office:value="0.000283705706308074" calcext:value-type="float">
            <text:p>0,0002837057</text:p>
          </table:table-cell>
          <table:table-cell table:formula="of:=([.$S$11]/([.E572]+[.$T$11])^[.$U$11])" office:value-type="float" office:value="0.000423336440230392" calcext:value-type="float">
            <text:p>0,0004233364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([.C572]-[.D572])^2" office:value-type="float" office:value="0.0000000194967418556852" calcext:value-type="float">
            <text:p>1,9496741855685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ring</text:p>
          </table:table-cell>
          <table:table-cell office:value-type="float" office:value="512" calcext:value-type="float">
            <text:p>512</text:p>
          </table:table-cell>
          <table:table-cell table:formula="of:=([.B573]/[.$F$1])" office:value-type="float" office:value="0.000283705706308074" calcext:value-type="float">
            <text:p>0,0002837057</text:p>
          </table:table-cell>
          <table:table-cell table:formula="of:=([.$S$11]/([.E573]+[.$T$11])^[.$U$11])" office:value-type="float" office:value="0.000422704298542281" calcext:value-type="float">
            <text:p>0,0004227043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([.C573]-[.D573])^2" office:value-type="float" office:value="0.0000000193206086430913" calcext:value-type="float">
            <text:p>1,9320608643091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py</text:p>
          </table:table-cell>
          <table:table-cell office:value-type="float" office:value="511" calcext:value-type="float">
            <text:p>511</text:p>
          </table:table-cell>
          <table:table-cell table:formula="of:=([.B574]/[.$F$1])" office:value-type="float" office:value="0.000283151593600441" calcext:value-type="float">
            <text:p>0,0002831516</text:p>
          </table:table-cell>
          <table:table-cell table:formula="of:=([.$S$11]/([.E574]+[.$T$11])^[.$U$11])" office:value-type="float" office:value="0.000422074194854721" calcext:value-type="float">
            <text:p>0,0004220742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([.C574]-[.D574])^2" office:value-type="float" office:value="0.0000000192994891392555" calcext:value-type="float">
            <text:p>1,9299489139255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vement</text:p>
          </table:table-cell>
          <table:table-cell office:value-type="float" office:value="510" calcext:value-type="float">
            <text:p>510</text:p>
          </table:table-cell>
          <table:table-cell table:formula="of:=([.B575]/[.$F$1])" office:value-type="float" office:value="0.000282597480892809" calcext:value-type="float">
            <text:p>0,0002825975</text:p>
          </table:table-cell>
          <table:table-cell table:formula="of:=([.$S$11]/([.E575]+[.$T$11])^[.$U$11])" office:value-type="float" office:value="0.000421446119082265" calcext:value-type="float">
            <text:p>0,0004214461</text:p>
          </table:table-cell>
          <table:table-cell office:value-type="float" office:value="574" calcext:value-type="float">
            <text:p>574</text:p>
          </table:table-cell>
          <table:table-cell/>
          <table:table-cell table:formula="of:=([.C575]-[.D575])^2" office:value-type="float" office:value="0.0000000192789443270666" calcext:value-type="float">
            <text:p>1,9278944327066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herman</text:p>
          </table:table-cell>
          <table:table-cell office:value-type="float" office:value="508" calcext:value-type="float">
            <text:p>508</text:p>
          </table:table-cell>
          <table:table-cell table:formula="of:=([.B576]/[.$F$1])" office:value-type="float" office:value="0.000281489255477543" calcext:value-type="float">
            <text:p>0,0002814893</text:p>
          </table:table-cell>
          <table:table-cell table:formula="of:=([.$S$11]/([.E576]+[.$T$11])^[.$U$11])" office:value-type="float" office:value="0.000420820061206711" calcext:value-type="float">
            <text:p>0,0004208201</text:p>
          </table:table-cell>
          <table:table-cell office:value-type="float" office:value="575" calcext:value-type="float">
            <text:p>575</text:p>
          </table:table-cell>
          <table:table-cell/>
          <table:table-cell table:formula="of:=([.C576]-[.D576])^2" office:value-type="float" office:value="0.0000000194130734251392" calcext:value-type="float">
            <text:p>1,9413073425139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lowly</text:p>
          </table:table-cell>
          <table:table-cell office:value-type="float" office:value="508" calcext:value-type="float">
            <text:p>508</text:p>
          </table:table-cell>
          <table:table-cell table:formula="of:=([.B577]/[.$F$1])" office:value-type="float" office:value="0.000281489255477543" calcext:value-type="float">
            <text:p>0,0002814893</text:p>
          </table:table-cell>
          <table:table-cell table:formula="of:=([.$S$11]/([.E577]+[.$T$11])^[.$U$11])" office:value-type="float" office:value="0.000420196011276536" calcext:value-type="float">
            <text:p>0,000420196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([.C577]-[.D577])^2" office:value-type="float" office:value="0.0000000192395641042817" calcext:value-type="float">
            <text:p>1,9239564104281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air</text:p>
          </table:table-cell>
          <table:table-cell office:value-type="float" office:value="505" calcext:value-type="float">
            <text:p>505</text:p>
          </table:table-cell>
          <table:table-cell table:formula="of:=([.B578]/[.$F$1])" office:value-type="float" office:value="0.000279826917354644" calcext:value-type="float">
            <text:p>0,0002798269</text:p>
          </table:table-cell>
          <table:table-cell table:formula="of:=([.$S$11]/([.E578]+[.$T$11])^[.$U$11])" office:value-type="float" office:value="0.000419573959406344" calcext:value-type="float">
            <text:p>0,000419574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([.C578]-[.D578])^2" office:value-type="float" office:value="0.0000000195292357621996" calcext:value-type="float">
            <text:p>1,9529235762199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rade</text:p>
          </table:table-cell>
          <table:table-cell office:value-type="float" office:value="505" calcext:value-type="float">
            <text:p>505</text:p>
          </table:table-cell>
          <table:table-cell table:formula="of:=([.B579]/[.$F$1])" office:value-type="float" office:value="0.000279826917354644" calcext:value-type="float">
            <text:p>0,0002798269</text:p>
          </table:table-cell>
          <table:table-cell table:formula="of:=([.$S$11]/([.E579]+[.$T$11])^[.$U$11])" office:value-type="float" office:value="0.000418953895776305" calcext:value-type="float">
            <text:p>0,0004189539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([.C579]-[.D579])^2" office:value-type="float" office:value="0.0000000193563161247413" calcext:value-type="float">
            <text:p>1,9356316124741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nglish</text:p>
          </table:table-cell>
          <table:table-cell office:value-type="float" office:value="505" calcext:value-type="float">
            <text:p>505</text:p>
          </table:table-cell>
          <table:table-cell table:formula="of:=([.B580]/[.$F$1])" office:value-type="float" office:value="0.000279826917354644" calcext:value-type="float">
            <text:p>0,0002798269</text:p>
          </table:table-cell>
          <table:table-cell table:formula="of:=([.$S$11]/([.E580]+[.$T$11])^[.$U$11])" office:value-type="float" office:value="0.000418335810631616" calcext:value-type="float">
            <text:p>0,0004183358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([.C580]-[.D580])^2" office:value-type="float" office:value="0.0000000191847135168117" calcext:value-type="float">
            <text:p>1,9184713516811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overnment</text:p>
          </table:table-cell>
          <table:table-cell office:value-type="float" office:value="504" calcext:value-type="float">
            <text:p>504</text:p>
          </table:table-cell>
          <table:table-cell table:formula="of:=([.B581]/[.$F$1])" office:value-type="float" office:value="0.000279272804647011" calcext:value-type="float">
            <text:p>0,0002792728</text:p>
          </table:table-cell>
          <table:table-cell table:formula="of:=([.$S$11]/([.E581]+[.$T$11])^[.$U$11])" office:value-type="float" office:value="0.000417719694281958" calcext:value-type="float">
            <text:p>0,0004177197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([.C581]-[.D581])^2" office:value-type="float" office:value="0.0000000191675412495911" calcext:value-type="float">
            <text:p>1,9167541249591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ight</text:p>
          </table:table-cell>
          <table:table-cell office:value-type="float" office:value="503" calcext:value-type="float">
            <text:p>503</text:p>
          </table:table-cell>
          <table:table-cell table:formula="of:=([.B582]/[.$F$1])" office:value-type="float" office:value="0.000278718691939378" calcext:value-type="float">
            <text:p>0,0002787187</text:p>
          </table:table-cell>
          <table:table-cell table:formula="of:=([.$S$11]/([.E582]+[.$T$11])^[.$U$11])" office:value-type="float" office:value="0.000417105537100955" calcext:value-type="float">
            <text:p>0,0004171055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([.C582]-[.D582])^2" office:value-type="float" office:value="0.0000000191509189137745" calcext:value-type="float">
            <text:p>1,9150918913774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acts</text:p>
          </table:table-cell>
          <table:table-cell office:value-type="float" office:value="502" calcext:value-type="float">
            <text:p>502</text:p>
          </table:table-cell>
          <table:table-cell table:formula="of:=([.B583]/[.$F$1])" office:value-type="float" office:value="0.000278164579231745" calcext:value-type="float">
            <text:p>0,0002781646</text:p>
          </table:table-cell>
          <table:table-cell table:formula="of:=([.$S$11]/([.E583]+[.$T$11])^[.$U$11])" office:value-type="float" office:value="0.000416493329525653" calcext:value-type="float">
            <text:p>0,0004164933</text:p>
          </table:table-cell>
          <table:table-cell office:value-type="float" office:value="582" calcext:value-type="float">
            <text:p>582</text:p>
          </table:table-cell>
          <table:table-cell/>
          <table:table-cell table:formula="of:=([.C583]-[.D583])^2" office:value-type="float" office:value="0.0000000191348431578745" calcext:value-type="float">
            <text:p>1,9134843157874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ffice</text:p>
          </table:table-cell>
          <table:table-cell office:value-type="float" office:value="502" calcext:value-type="float">
            <text:p>502</text:p>
          </table:table-cell>
          <table:table-cell table:formula="of:=([.B584]/[.$F$1])" office:value-type="float" office:value="0.000278164579231745" calcext:value-type="float">
            <text:p>0,0002781646</text:p>
          </table:table-cell>
          <table:table-cell table:formula="of:=([.$S$11]/([.E584]+[.$T$11])^[.$U$11])" office:value-type="float" office:value="0.000415883062055987" calcext:value-type="float">
            <text:p>0,0004158831</text:p>
          </table:table-cell>
          <table:table-cell office:value-type="float" office:value="583" calcext:value-type="float">
            <text:p>583</text:p>
          </table:table-cell>
          <table:table-cell/>
          <table:table-cell table:formula="of:=([.C584]-[.D584])^2" office:value-type="float" office:value="0.000000018966380511411" calcext:value-type="float">
            <text:p>0,00000001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vening</text:p>
          </table:table-cell>
          <table:table-cell office:value-type="float" office:value="501" calcext:value-type="float">
            <text:p>501</text:p>
          </table:table-cell>
          <table:table-cell table:formula="of:=([.B585]/[.$F$1])" office:value-type="float" office:value="0.000277610466524112" calcext:value-type="float">
            <text:p>0,0002776105</text:p>
          </table:table-cell>
          <table:table-cell table:formula="of:=([.$S$11]/([.E585]+[.$T$11])^[.$U$11])" office:value-type="float" office:value="0.000415274725254263" calcext:value-type="float">
            <text:p>0,0004152747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([.C585]-[.D585])^2" office:value-type="float" office:value="0.0000000189514481317218" calcext:value-type="float">
            <text:p>0,00000001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ird</text:p>
          </table:table-cell>
          <table:table-cell office:value-type="float" office:value="500" calcext:value-type="float">
            <text:p>500</text:p>
          </table:table-cell>
          <table:table-cell table:formula="of:=([.B586]/[.$F$1])" office:value-type="float" office:value="0.000277056353816479" calcext:value-type="float">
            <text:p>0,0002770564</text:p>
          </table:table-cell>
          <table:table-cell table:formula="of:=([.$S$11]/([.E586]+[.$T$11])^[.$U$11])" office:value-type="float" office:value="0.000414668309744645" calcext:value-type="float">
            <text:p>0,0004146683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([.C586]-[.D586])^2" office:value-type="float" office:value="0.0000000189370504143754" calcext:value-type="float">
            <text:p>1,8937050414375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'riar</text:p>
          </table:table-cell>
          <table:table-cell office:value-type="float" office:value="500" calcext:value-type="float">
            <text:p>500</text:p>
          </table:table-cell>
          <table:table-cell table:formula="of:=([.B587]/[.$F$1])" office:value-type="float" office:value="0.000277056353816479" calcext:value-type="float">
            <text:p>0,0002770564</text:p>
          </table:table-cell>
          <table:table-cell table:formula="of:=([.$S$11]/([.E587]+[.$T$11])^[.$U$11])" office:value-type="float" office:value="0.000414063806212645" calcext:value-type="float">
            <text:p>0,0004140638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([.C587]-[.D587])^2" office:value-type="float" office:value="0.0000000187710420120876" calcext:value-type="float">
            <text:p>1,8771042012087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hristian</text:p>
          </table:table-cell>
          <table:table-cell office:value-type="float" office:value="499" calcext:value-type="float">
            <text:p>499</text:p>
          </table:table-cell>
          <table:table-cell table:formula="of:=([.B588]/[.$F$1])" office:value-type="float" office:value="0.000276502241108846" calcext:value-type="float">
            <text:p>0,0002765022</text:p>
          </table:table-cell>
          <table:table-cell table:formula="of:=([.$S$11]/([.E588]+[.$T$11])^[.$U$11])" office:value-type="float" office:value="0.000413461205404617" calcext:value-type="float">
            <text:p>0,0004134612</text:p>
          </table:table-cell>
          <table:table-cell office:value-type="float" office:value="587" calcext:value-type="float">
            <text:p>587</text:p>
          </table:table-cell>
          <table:table-cell/>
          <table:table-cell table:formula="of:=([.C588]-[.D588])^2" office:value-type="float" office:value="0.0000000187577579009704" calcext:value-type="float">
            <text:p>1,8757757900970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aughter</text:p>
          </table:table-cell>
          <table:table-cell office:value-type="float" office:value="499" calcext:value-type="float">
            <text:p>499</text:p>
          </table:table-cell>
          <table:table-cell table:formula="of:=([.B589]/[.$F$1])" office:value-type="float" office:value="0.000276502241108846" calcext:value-type="float">
            <text:p>0,0002765022</text:p>
          </table:table-cell>
          <table:table-cell table:formula="of:=([.$S$11]/([.E589]+[.$T$11])^[.$U$11])" office:value-type="float" office:value="0.000412860498127261" calcext:value-type="float">
            <text:p>0,0004128605</text:p>
          </table:table-cell>
          <table:table-cell office:value-type="float" office:value="588" calcext:value-type="float">
            <text:p>588</text:p>
          </table:table-cell>
          <table:table-cell/>
          <table:table-cell table:formula="of:=([.C589]-[.D589])^2" office:value-type="float" office:value="0.0000000185935742571001" calcext:value-type="float">
            <text:p>1,8593574257100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an't</text:p>
          </table:table-cell>
          <table:table-cell office:value-type="float" office:value="497" calcext:value-type="float">
            <text:p>497</text:p>
          </table:table-cell>
          <table:table-cell table:formula="of:=([.B590]/[.$F$1])" office:value-type="float" office:value="0.00027539401569358" calcext:value-type="float">
            <text:p>0,000275394</text:p>
          </table:table-cell>
          <table:table-cell table:formula="of:=([.$S$11]/([.E590]+[.$T$11])^[.$U$11])" office:value-type="float" office:value="0.000412261675247121" calcext:value-type="float">
            <text:p>0,0004122617</text:p>
          </table:table-cell>
          <table:table-cell office:value-type="float" office:value="589" calcext:value-type="float">
            <text:p>589</text:p>
          </table:table-cell>
          <table:table-cell/>
          <table:table-cell table:formula="of:=([.C590]-[.D590])^2" office:value-type="float" office:value="0.0000000187327562316641" calcext:value-type="float">
            <text:p>1,8732756231664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attle</text:p>
          </table:table-cell>
          <table:table-cell office:value-type="float" office:value="496" calcext:value-type="float">
            <text:p>496</text:p>
          </table:table-cell>
          <table:table-cell table:formula="of:=([.B591]/[.$F$1])" office:value-type="float" office:value="0.000274839902985947" calcext:value-type="float">
            <text:p>0,0002748399</text:p>
          </table:table-cell>
          <table:table-cell table:formula="of:=([.$S$11]/([.E591]+[.$T$11])^[.$U$11])" office:value-type="float" office:value="0.000411664727690105" calcext:value-type="float">
            <text:p>0,0004116647</text:p>
          </table:table-cell>
          <table:table-cell office:value-type="float" office:value="590" calcext:value-type="float">
            <text:p>590</text:p>
          </table:table-cell>
          <table:table-cell/>
          <table:table-cell table:formula="of:=([.C591]-[.D591])^2" office:value-type="float" office:value="0.0000000187210326553236" calcext:value-type="float">
            <text:p>1,8721032655323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ried</text:p>
          </table:table-cell>
          <table:table-cell office:value-type="float" office:value="496" calcext:value-type="float">
            <text:p>496</text:p>
          </table:table-cell>
          <table:table-cell table:formula="of:=([.B592]/[.$F$1])" office:value-type="float" office:value="0.000274839902985947" calcext:value-type="float">
            <text:p>0,0002748399</text:p>
          </table:table-cell>
          <table:table-cell table:formula="of:=([.$S$11]/([.E592]+[.$T$11])^[.$U$11])" office:value-type="float" office:value="0.000411069646440992" calcext:value-type="float">
            <text:p>0,0004110696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([.C592]-[.D592])^2" office:value-type="float" office:value="0.0000000185585430018275" calcext:value-type="float">
            <text:p>1,8558543001827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nquired</text:p>
          </table:table-cell>
          <table:table-cell office:value-type="float" office:value="494" calcext:value-type="float">
            <text:p>494</text:p>
          </table:table-cell>
          <table:table-cell table:formula="of:=([.B593]/[.$F$1])" office:value-type="float" office:value="0.000273731677570681" calcext:value-type="float">
            <text:p>0,0002737317</text:p>
          </table:table-cell>
          <table:table-cell table:formula="of:=([.$S$11]/([.E593]+[.$T$11])^[.$U$11])" office:value-type="float" office:value="0.000410476422542957" calcext:value-type="float">
            <text:p>0,0004104764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([.C593]-[.D593])^2" office:value-type="float" office:value="0.0000000186991252775327" calcext:value-type="float">
            <text:p>1,8699125277532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ed</text:p>
          </table:table-cell>
          <table:table-cell office:value-type="float" office:value="494" calcext:value-type="float">
            <text:p>494</text:p>
          </table:table-cell>
          <table:table-cell table:formula="of:=([.B594]/[.$F$1])" office:value-type="float" office:value="0.000273731677570681" calcext:value-type="float">
            <text:p>0,0002737317</text:p>
          </table:table-cell>
          <table:table-cell table:formula="of:=([.$S$11]/([.E594]+[.$T$11])^[.$U$11])" office:value-type="float" office:value="0.000409885047097091" calcext:value-type="float">
            <text:p>0,000409885</text:p>
          </table:table-cell>
          <table:table-cell office:value-type="float" office:value="593" calcext:value-type="float">
            <text:p>593</text:p>
          </table:table-cell>
          <table:table-cell/>
          <table:table-cell table:formula="of:=([.C594]-[.D594])^2" office:value-type="float" office:value="0.0000000185377400333952" calcext:value-type="float">
            <text:p>1,8537740033395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rong</text:p>
          </table:table-cell>
          <table:table-cell office:value-type="float" office:value="493" calcext:value-type="float">
            <text:p>493</text:p>
          </table:table-cell>
          <table:table-cell table:formula="of:=([.B595]/[.$F$1])" office:value-type="float" office:value="0.000273177564863048" calcext:value-type="float">
            <text:p>0,0002731776</text:p>
          </table:table-cell>
          <table:table-cell table:formula="of:=([.$S$11]/([.E595]+[.$T$11])^[.$U$11])" office:value-type="float" office:value="0.000409295511261936" calcext:value-type="float">
            <text:p>0,0004092955</text:p>
          </table:table-cell>
          <table:table-cell office:value-type="float" office:value="594" calcext:value-type="float">
            <text:p>594</text:p>
          </table:table-cell>
          <table:table-cell/>
          <table:table-cell table:formula="of:=([.C595]-[.D595])^2" office:value-type="float" office:value="0.0000000185280953318506" calcext:value-type="float">
            <text:p>1,8528095331850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reater</text:p>
          </table:table-cell>
          <table:table-cell office:value-type="float" office:value="492" calcext:value-type="float">
            <text:p>492</text:p>
          </table:table-cell>
          <table:table-cell table:formula="of:=([.B596]/[.$F$1])" office:value-type="float" office:value="0.000272623452155415" calcext:value-type="float">
            <text:p>0,0002726235</text:p>
          </table:table-cell>
          <table:table-cell table:formula="of:=([.$S$11]/([.E596]+[.$T$11])^[.$U$11])" office:value-type="float" office:value="0.000408707806253014" calcext:value-type="float">
            <text:p>0,0004087078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([.C596]-[.D596])^2" office:value-type="float" office:value="0.0000000185189514301606" calcext:value-type="float">
            <text:p>1,8518951430160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eed</text:p>
          </table:table-cell>
          <table:table-cell office:value-type="float" office:value="492" calcext:value-type="float">
            <text:p>492</text:p>
          </table:table-cell>
          <table:table-cell table:formula="of:=([.B597]/[.$F$1])" office:value-type="float" office:value="0.000272623452155415" calcext:value-type="float">
            <text:p>0,0002726235</text:p>
          </table:table-cell>
          <table:table-cell table:formula="of:=([.$S$11]/([.E597]+[.$T$11])^[.$U$11])" office:value-type="float" office:value="0.000408121923342367" calcext:value-type="float">
            <text:p>0,0004081219</text:p>
          </table:table-cell>
          <table:table-cell office:value-type="float" office:value="596" calcext:value-type="float">
            <text:p>596</text:p>
          </table:table-cell>
          <table:table-cell/>
          <table:table-cell table:formula="of:=([.C597]-[.D597])^2" office:value-type="float" office:value="0.0000000183598356940011" calcext:value-type="float">
            <text:p>1,8359835694001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ntered</text:p>
          </table:table-cell>
          <table:table-cell office:value-type="float" office:value="491" calcext:value-type="float">
            <text:p>491</text:p>
          </table:table-cell>
          <table:table-cell table:formula="of:=([.B598]/[.$F$1])" office:value-type="float" office:value="0.000272069339447782" calcext:value-type="float">
            <text:p>0,0002720693</text:p>
          </table:table-cell>
          <table:table-cell table:formula="of:=([.$S$11]/([.E598]+[.$T$11])^[.$U$11])" office:value-type="float" office:value="0.000407537853858099" calcext:value-type="float">
            <text:p>0,0004075379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([.C598]-[.D598])^2" office:value-type="float" office:value="0.0000000183517183965383" calcext:value-type="float">
            <text:p>1,8351718396538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member</text:p>
          </table:table-cell>
          <table:table-cell office:value-type="float" office:value="490" calcext:value-type="float">
            <text:p>490</text:p>
          </table:table-cell>
          <table:table-cell table:formula="of:=([.B599]/[.$F$1])" office:value-type="float" office:value="0.000271515226740149" calcext:value-type="float">
            <text:p>0,0002715152</text:p>
          </table:table-cell>
          <table:table-cell table:formula="of:=([.$S$11]/([.E599]+[.$T$11])^[.$U$11])" office:value-type="float" office:value="0.000406955589183928" calcext:value-type="float">
            <text:p>0,0004069556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([.C599]-[.D599])^2" office:value-type="float" office:value="0.0000000183440917789021" calcext:value-type="float">
            <text:p>1,8344091778902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harge</text:p>
          </table:table-cell>
          <table:table-cell office:value-type="float" office:value="489" calcext:value-type="float">
            <text:p>489</text:p>
          </table:table-cell>
          <table:table-cell table:formula="of:=([.B600]/[.$F$1])" office:value-type="float" office:value="0.000270961114032516" calcext:value-type="float">
            <text:p>0,0002709611</text:p>
          </table:table-cell>
          <table:table-cell table:formula="of:=([.$S$11]/([.E600]+[.$T$11])^[.$U$11])" office:value-type="float" office:value="0.00040637512075873" calcext:value-type="float">
            <text:p>0,0004063751</text:p>
          </table:table-cell>
          <table:table-cell office:value-type="float" office:value="599" calcext:value-type="float">
            <text:p>599</text:p>
          </table:table-cell>
          <table:table-cell/>
          <table:table-cell table:formula="of:=([.C600]-[.D600])^2" office:value-type="float" office:value="0.0000000183369532176469" calcext:value-type="float">
            <text:p>1,8336953217646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nformation</text:p>
          </table:table-cell>
          <table:table-cell office:value-type="float" office:value="489" calcext:value-type="float">
            <text:p>489</text:p>
          </table:table-cell>
          <table:table-cell table:formula="of:=([.B601]/[.$F$1])" office:value-type="float" office:value="0.000270961114032516" calcext:value-type="float">
            <text:p>0,0002709611</text:p>
          </table:table-cell>
          <table:table-cell table:formula="of:=([.$S$11]/([.E601]+[.$T$11])^[.$U$11])" office:value-type="float" office:value="0.000405796440076101" calcext:value-type="float">
            <text:p>0,0004057964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([.C601]-[.D601])^2" office:value-type="float" office:value="0.0000000181805651492797" calcext:value-type="float">
            <text:p>1,8180565149279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articular</text:p>
          </table:table-cell>
          <table:table-cell office:value-type="float" office:value="489" calcext:value-type="float">
            <text:p>489</text:p>
          </table:table-cell>
          <table:table-cell table:formula="of:=([.B602]/[.$F$1])" office:value-type="float" office:value="0.000270961114032516" calcext:value-type="float">
            <text:p>0,0002709611</text:p>
          </table:table-cell>
          <table:table-cell table:formula="of:=([.$S$11]/([.E602]+[.$T$11])^[.$U$11])" office:value-type="float" office:value="0.000405219538683916" calcext:value-type="float">
            <text:p>0,0004052195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([.C602]-[.D602])^2" office:value-type="float" office:value="0.0000000180253245898754" calcext:value-type="float">
            <text:p>0,000000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em</text:p>
          </table:table-cell>
          <table:table-cell office:value-type="float" office:value="488" calcext:value-type="float">
            <text:p>488</text:p>
          </table:table-cell>
          <table:table-cell table:formula="of:=([.B603]/[.$F$1])" office:value-type="float" office:value="0.000270407001324883" calcext:value-type="float">
            <text:p>0,000270407</text:p>
          </table:table-cell>
          <table:table-cell table:formula="of:=([.$S$11]/([.E603]+[.$T$11])^[.$U$11])" office:value-type="float" office:value="0.000404644408183891" calcext:value-type="float">
            <text:p>0,0004046444</text:p>
          </table:table-cell>
          <table:table-cell office:value-type="float" office:value="602" calcext:value-type="float">
            <text:p>602</text:p>
          </table:table-cell>
          <table:table-cell/>
          <table:table-cell table:formula="of:=([.C603]-[.D603])^2" office:value-type="float" office:value="0.0000000180196814002307" calcext:value-type="float">
            <text:p>0,000000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rch</text:p>
          </table:table-cell>
          <table:table-cell office:value-type="float" office:value="487" calcext:value-type="float">
            <text:p>487</text:p>
          </table:table-cell>
          <table:table-cell table:formula="of:=([.B604]/[.$F$1])" office:value-type="float" office:value="0.000269852888617251" calcext:value-type="float">
            <text:p>0,0002698529</text:p>
          </table:table-cell>
          <table:table-cell table:formula="of:=([.$S$11]/([.E604]+[.$T$11])^[.$U$11])" office:value-type="float" office:value="0.000404071040231157" calcext:value-type="float">
            <text:p>0,000404071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([.C604]-[.D604])^2" office:value-type="float" office:value="0.0000000180145122226537" calcext:value-type="float">
            <text:p>0,000000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ield</text:p>
          </table:table-cell>
          <table:table-cell office:value-type="float" office:value="487" calcext:value-type="float">
            <text:p>487</text:p>
          </table:table-cell>
          <table:table-cell table:formula="of:=([.B605]/[.$F$1])" office:value-type="float" office:value="0.000269852888617251" calcext:value-type="float">
            <text:p>0,0002698529</text:p>
          </table:table-cell>
          <table:table-cell table:formula="of:=([.$S$11]/([.E605]+[.$T$11])^[.$U$11])" office:value-type="float" office:value="0.000403499426533829" calcext:value-type="float">
            <text:p>0,000403499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([.C605]-[.D605])^2" office:value-type="float" office:value="0.0000000178613970970874" calcext:value-type="float">
            <text:p>1,7861397097087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ild</text:p>
          </table:table-cell>
          <table:table-cell office:value-type="float" office:value="487" calcext:value-type="float">
            <text:p>487</text:p>
          </table:table-cell>
          <table:table-cell table:formula="of:=([.B606]/[.$F$1])" office:value-type="float" office:value="0.000269852888617251" calcext:value-type="float">
            <text:p>0,0002698529</text:p>
          </table:table-cell>
          <table:table-cell table:formula="of:=([.$S$11]/([.E606]+[.$T$11])^[.$U$11])" office:value-type="float" office:value="0.000402929558852582" calcext:value-type="float">
            <text:p>0,0004029296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([.C606]-[.D606])^2" office:value-type="float" office:value="0.0000000177094001609232" calcext:value-type="float">
            <text:p>1,7709400160923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al</text:p>
          </table:table-cell>
          <table:table-cell office:value-type="float" office:value="486" calcext:value-type="float">
            <text:p>486</text:p>
          </table:table-cell>
          <table:table-cell table:formula="of:=([.B607]/[.$F$1])" office:value-type="float" office:value="0.000269298775909618" calcext:value-type="float">
            <text:p>0,0002692988</text:p>
          </table:table-cell>
          <table:table-cell table:formula="of:=([.$S$11]/([.E607]+[.$T$11])^[.$U$11])" office:value-type="float" office:value="0.000402361429000238" calcext:value-type="float">
            <text:p>0,0004023614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([.C607]-[.D607])^2" office:value-type="float" office:value="0.0000000177056696475148" calcext:value-type="float">
            <text:p>1,7705669647514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un</text:p>
          </table:table-cell>
          <table:table-cell office:value-type="float" office:value="486" calcext:value-type="float">
            <text:p>486</text:p>
          </table:table-cell>
          <table:table-cell table:formula="of:=([.B608]/[.$F$1])" office:value-type="float" office:value="0.000269298775909618" calcext:value-type="float">
            <text:p>0,0002692988</text:p>
          </table:table-cell>
          <table:table-cell table:formula="of:=([.$S$11]/([.E608]+[.$T$11])^[.$U$11])" office:value-type="float" office:value="0.000401795028841345" calcext:value-type="float">
            <text:p>0,000401795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([.C608]-[.D608])^2" office:value-type="float" office:value="0.0000000175552570409482" calcext:value-type="float">
            <text:p>1,7555257040948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ccording</text:p>
          </table:table-cell>
          <table:table-cell office:value-type="float" office:value="486" calcext:value-type="float">
            <text:p>486</text:p>
          </table:table-cell>
          <table:table-cell table:formula="of:=([.B609]/[.$F$1])" office:value-type="float" office:value="0.000269298775909618" calcext:value-type="float">
            <text:p>0,0002692988</text:p>
          </table:table-cell>
          <table:table-cell table:formula="of:=([.$S$11]/([.E609]+[.$T$11])^[.$U$11])" office:value-type="float" office:value="0.000401230350291769" calcext:value-type="float">
            <text:p>0,0004012304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([.C609]-[.D609])^2" office:value-type="float" office:value="0.0000000174059403189531" calcext:value-type="float">
            <text:p>1,7405940318953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lse</text:p>
          </table:table-cell>
          <table:table-cell office:value-type="float" office:value="485" calcext:value-type="float">
            <text:p>485</text:p>
          </table:table-cell>
          <table:table-cell table:formula="of:=([.B610]/[.$F$1])" office:value-type="float" office:value="0.000268744663201985" calcext:value-type="float">
            <text:p>0,0002687447</text:p>
          </table:table-cell>
          <table:table-cell table:formula="of:=([.$S$11]/([.E610]+[.$T$11])^[.$U$11])" office:value-type="float" office:value="0.000400667385318287" calcext:value-type="float">
            <text:p>0,0004006674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([.C610]-[.D610])^2" office:value-type="float" office:value="0.0000000174036046105752" calcext:value-type="float">
            <text:p>1,7403604610575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ours</text:p>
          </table:table-cell>
          <table:table-cell office:value-type="float" office:value="484" calcext:value-type="float">
            <text:p>484</text:p>
          </table:table-cell>
          <table:table-cell table:formula="of:=([.B611]/[.$F$1])" office:value-type="float" office:value="0.000268190550494352" calcext:value-type="float">
            <text:p>0,0002681906</text:p>
          </table:table-cell>
          <table:table-cell table:formula="of:=([.$S$11]/([.E611]+[.$T$11])^[.$U$11])" office:value-type="float" office:value="0.000400106125938185" calcext:value-type="float">
            <text:p>0,0004001061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([.C611]-[.D611])^2" office:value-type="float" office:value="0.0000000174017190446778" calcext:value-type="float">
            <text:p>1,7401719044677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ut</text:p>
          </table:table-cell>
          <table:table-cell office:value-type="float" office:value="483" calcext:value-type="float">
            <text:p>483</text:p>
          </table:table-cell>
          <table:table-cell table:formula="of:=([.B612]/[.$F$1])" office:value-type="float" office:value="0.000267636437786719" calcext:value-type="float">
            <text:p>0,0002676364</text:p>
          </table:table-cell>
          <table:table-cell table:formula="of:=([.$S$11]/([.E612]+[.$T$11])^[.$U$11])" office:value-type="float" office:value="0.000399546564218857" calcext:value-type="float">
            <text:p>0,0003995466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([.C612]-[.D612])^2" office:value-type="float" office:value="0.0000000174002814553426" calcext:value-type="float">
            <text:p>1,7400281455342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mmediately</text:p>
          </table:table-cell>
          <table:table-cell office:value-type="float" office:value="483" calcext:value-type="float">
            <text:p>483</text:p>
          </table:table-cell>
          <table:table-cell table:formula="of:=([.B613]/[.$F$1])" office:value-type="float" office:value="0.000267636437786719" calcext:value-type="float">
            <text:p>0,0002676364</text:p>
          </table:table-cell>
          <table:table-cell table:formula="of:=([.$S$11]/([.E613]+[.$T$11])^[.$U$11])" office:value-type="float" office:value="0.000398988692277408" calcext:value-type="float">
            <text:p>0,0003989887</text:p>
          </table:table-cell>
          <table:table-cell office:value-type="float" office:value="612" calcext:value-type="float">
            <text:p>612</text:p>
          </table:table-cell>
          <table:table-cell/>
          <table:table-cell table:formula="of:=([.C613]-[.D613])^2" office:value-type="float" office:value="0.0000000172534147597868" calcext:value-type="float">
            <text:p>1,7253414759786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onations</text:p>
          </table:table-cell>
          <table:table-cell office:value-type="float" office:value="482" calcext:value-type="float">
            <text:p>482</text:p>
          </table:table-cell>
          <table:table-cell table:formula="of:=([.B614]/[.$F$1])" office:value-type="float" office:value="0.000267082325079086" calcext:value-type="float">
            <text:p>0,0002670823</text:p>
          </table:table-cell>
          <table:table-cell table:formula="of:=([.$S$11]/([.E614]+[.$T$11])^[.$U$11])" office:value-type="float" office:value="0.000398432502280268" calcext:value-type="float">
            <text:p>0,0003984325</text:p>
          </table:table-cell>
          <table:table-cell office:value-type="float" office:value="613" calcext:value-type="float">
            <text:p>613</text:p>
          </table:table-cell>
          <table:table-cell/>
          <table:table-cell table:formula="of:=([.C614]-[.D614])^2" office:value-type="float" office:value="0.0000000172528690507819" calcext:value-type="float">
            <text:p>1,7252869050781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ou</text:p>
          </table:table-cell>
          <table:table-cell office:value-type="float" office:value="482" calcext:value-type="float">
            <text:p>482</text:p>
          </table:table-cell>
          <table:table-cell table:formula="of:=([.B615]/[.$F$1])" office:value-type="float" office:value="0.000267082325079086" calcext:value-type="float">
            <text:p>0,0002670823</text:p>
          </table:table-cell>
          <table:table-cell table:formula="of:=([.$S$11]/([.E615]+[.$T$11])^[.$U$11])" office:value-type="float" office:value="0.000397877986442798" calcext:value-type="float">
            <text:p>0,000397878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([.C615]-[.D615])^2" office:value-type="float" office:value="0.0000000171075050315709" calcext:value-type="float">
            <text:p>1,7107505031570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eeling</text:p>
          </table:table-cell>
          <table:table-cell office:value-type="float" office:value="481" calcext:value-type="float">
            <text:p>481</text:p>
          </table:table-cell>
          <table:table-cell table:formula="of:=([.B616]/[.$F$1])" office:value-type="float" office:value="0.000266528212371453" calcext:value-type="float">
            <text:p>0,0002665282</text:p>
          </table:table-cell>
          <table:table-cell table:formula="of:=([.$S$11]/([.E616]+[.$T$11])^[.$U$11])" office:value-type="float" office:value="0.00039732513702891" calcext:value-type="float">
            <text:p>0,0003973251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([.C616]-[.D616])^2" office:value-type="float" office:value="0.0000000171078354998487" calcext:value-type="float">
            <text:p>1,7107835499848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ifty</text:p>
          </table:table-cell>
          <table:table-cell office:value-type="float" office:value="481" calcext:value-type="float">
            <text:p>481</text:p>
          </table:table-cell>
          <table:table-cell table:formula="of:=([.B617]/[.$F$1])" office:value-type="float" office:value="0.000266528212371453" calcext:value-type="float">
            <text:p>0,0002665282</text:p>
          </table:table-cell>
          <table:table-cell table:formula="of:=([.$S$11]/([.E617]+[.$T$11])^[.$U$11])" office:value-type="float" office:value="0.000396773946350685" calcext:value-type="float">
            <text:p>0,0003967739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([.C617]-[.D617])^2" office:value-type="float" office:value="0.000000016963951219789" calcext:value-type="float">
            <text:p>0,00000001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ld</text:p>
          </table:table-cell>
          <table:table-cell office:value-type="float" office:value="480" calcext:value-type="float">
            <text:p>480</text:p>
          </table:table-cell>
          <table:table-cell table:formula="of:=([.B618]/[.$F$1])" office:value-type="float" office:value="0.00026597409966382" calcext:value-type="float">
            <text:p>0,0002659741</text:p>
          </table:table-cell>
          <table:table-cell table:formula="of:=([.$S$11]/([.E618]+[.$T$11])^[.$U$11])" office:value-type="float" office:value="0.000396224406767995" calcext:value-type="float">
            <text:p>0,0003962244</text:p>
          </table:table-cell>
          <table:table-cell office:value-type="float" office:value="617" calcext:value-type="float">
            <text:p>617</text:p>
          </table:table-cell>
          <table:table-cell/>
          <table:table-cell table:formula="of:=([.C618]-[.D618])^2" office:value-type="float" office:value="0.0000000169651425007319" calcext:value-type="float">
            <text:p>0,00000001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utside</text:p>
          </table:table-cell>
          <table:table-cell office:value-type="float" office:value="479" calcext:value-type="float">
            <text:p>479</text:p>
          </table:table-cell>
          <table:table-cell table:formula="of:=([.B619]/[.$F$1])" office:value-type="float" office:value="0.000265419986956187" calcext:value-type="float">
            <text:p>0,00026542</text:p>
          </table:table-cell>
          <table:table-cell table:formula="of:=([.$S$11]/([.E619]+[.$T$11])^[.$U$11])" office:value-type="float" office:value="0.00039567651068813" calcext:value-type="float">
            <text:p>0,0003956765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([.C619]-[.D619])^2" office:value-type="float" office:value="0.0000000169667619747302" calcext:value-type="float">
            <text:p>0,00000001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</text:p>
          </table:table-cell>
          <table:table-cell office:value-type="float" office:value="478" calcext:value-type="float">
            <text:p>478</text:p>
          </table:table-cell>
          <table:table-cell table:formula="of:=([.B620]/[.$F$1])" office:value-type="float" office:value="0.000264865874248554" calcext:value-type="float">
            <text:p>0,0002648659</text:p>
          </table:table-cell>
          <table:table-cell table:formula="of:=([.$S$11]/([.E620]+[.$T$11])^[.$U$11])" office:value-type="float" office:value="0.000395130250565429" calcext:value-type="float">
            <text:p>0,0003951303</text:p>
          </table:table-cell>
          <table:table-cell office:value-type="float" office:value="619" calcext:value-type="float">
            <text:p>619</text:p>
          </table:table-cell>
          <table:table-cell/>
          <table:table-cell table:formula="of:=([.C620]-[.D620])^2" office:value-type="float" office:value="0.0000000169688077372244" calcext:value-type="float">
            <text:p>0,00000001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various</text:p>
          </table:table-cell>
          <table:table-cell office:value-type="float" office:value="478" calcext:value-type="float">
            <text:p>478</text:p>
          </table:table-cell>
          <table:table-cell table:formula="of:=([.B621]/[.$F$1])" office:value-type="float" office:value="0.000264865874248554" calcext:value-type="float">
            <text:p>0,0002648659</text:p>
          </table:table-cell>
          <table:table-cell table:formula="of:=([.$S$11]/([.E621]+[.$T$11])^[.$U$11])" office:value-type="float" office:value="0.000394585618900913" calcext:value-type="float">
            <text:p>0,0003945856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([.C621]-[.D621])^2" office:value-type="float" office:value="0.0000000168272121526732" calcext:value-type="float">
            <text:p>1,6827212152673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go</text:p>
          </table:table-cell>
          <table:table-cell office:value-type="float" office:value="477" calcext:value-type="float">
            <text:p>477</text:p>
          </table:table-cell>
          <table:table-cell table:formula="of:=([.B622]/[.$F$1])" office:value-type="float" office:value="0.000264311761540921" calcext:value-type="float">
            <text:p>0,0002643118</text:p>
          </table:table-cell>
          <table:table-cell table:formula="of:=([.$S$11]/([.E622]+[.$T$11])^[.$U$11])" office:value-type="float" office:value="0.000394042608241922" calcext:value-type="float">
            <text:p>0,0003940426</text:p>
          </table:table-cell>
          <table:table-cell office:value-type="float" office:value="621" calcext:value-type="float">
            <text:p>621</text:p>
          </table:table-cell>
          <table:table-cell/>
          <table:table-cell table:formula="of:=([.C622]-[.D622])^2" office:value-type="float" office:value="0.0000000168300925857586" calcext:value-type="float">
            <text:p>1,6830092585758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roops</text:p>
          </table:table-cell>
          <table:table-cell office:value-type="float" office:value="476" calcext:value-type="float">
            <text:p>476</text:p>
          </table:table-cell>
          <table:table-cell table:formula="of:=([.B623]/[.$F$1])" office:value-type="float" office:value="0.000263757648833288" calcext:value-type="float">
            <text:p>0,0002637576</text:p>
          </table:table-cell>
          <table:table-cell table:formula="of:=([.$S$11]/([.E623]+[.$T$11])^[.$U$11])" office:value-type="float" office:value="0.000393501211181755" calcext:value-type="float">
            <text:p>0,0003935012</text:p>
          </table:table-cell>
          <table:table-cell office:value-type="float" office:value="622" calcext:value-type="float">
            <text:p>622</text:p>
          </table:table-cell>
          <table:table-cell/>
          <table:table-cell table:formula="of:=([.C623]-[.D623])^2" office:value-type="float" office:value="0.0000000168333919708705" calcext:value-type="float">
            <text:p>1,6833391970870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eep</text:p>
          </table:table-cell>
          <table:table-cell office:value-type="float" office:value="476" calcext:value-type="float">
            <text:p>476</text:p>
          </table:table-cell>
          <table:table-cell table:formula="of:=([.B624]/[.$F$1])" office:value-type="float" office:value="0.000263757648833288" calcext:value-type="float">
            <text:p>0,0002637576</text:p>
          </table:table-cell>
          <table:table-cell table:formula="of:=([.$S$11]/([.E624]+[.$T$11])^[.$U$11])" office:value-type="float" office:value="0.000392961420359314" calcext:value-type="float">
            <text:p>0,0003929614</text:p>
          </table:table-cell>
          <table:table-cell office:value-type="float" office:value="623" calcext:value-type="float">
            <text:p>623</text:p>
          </table:table-cell>
          <table:table-cell/>
          <table:table-cell table:formula="of:=([.C624]-[.D624])^2" office:value-type="float" office:value="0.0000000166936145765495" calcext:value-type="float">
            <text:p>1,6693614576549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ocket</text:p>
          </table:table-cell>
          <table:table-cell office:value-type="float" office:value="474" calcext:value-type="float">
            <text:p>474</text:p>
          </table:table-cell>
          <table:table-cell table:formula="of:=([.B625]/[.$F$1])" office:value-type="float" office:value="0.000262649423418022" calcext:value-type="float">
            <text:p>0,0002626494</text:p>
          </table:table-cell>
          <table:table-cell table:formula="of:=([.$S$11]/([.E625]+[.$T$11])^[.$U$11])" office:value-type="float" office:value="0.000392423228458751" calcext:value-type="float">
            <text:p>0,0003924232</text:p>
          </table:table-cell>
          <table:table-cell office:value-type="float" office:value="624" calcext:value-type="float">
            <text:p>624</text:p>
          </table:table-cell>
          <table:table-cell/>
          <table:table-cell table:formula="of:=([.C625]-[.D625])^2" office:value-type="float" office:value="0.000000016841240474749" calcext:value-type="float">
            <text:p>1,684124047474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ppearance</text:p>
          </table:table-cell>
          <table:table-cell office:value-type="float" office:value="474" calcext:value-type="float">
            <text:p>474</text:p>
          </table:table-cell>
          <table:table-cell table:formula="of:=([.B626]/[.$F$1])" office:value-type="float" office:value="0.000262649423418022" calcext:value-type="float">
            <text:p>0,0002626494</text:p>
          </table:table-cell>
          <table:table-cell table:formula="of:=([.$S$11]/([.E626]+[.$T$11])^[.$U$11])" office:value-type="float" office:value="0.000391886628209118" calcext:value-type="float">
            <text:p>0,0003918866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([.C626]-[.D626])^2" office:value-type="float" office:value="0.0000000167022551022157" calcext:value-type="float">
            <text:p>1,6702255102215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uture</text:p>
          </table:table-cell>
          <table:table-cell office:value-type="float" office:value="473" calcext:value-type="float">
            <text:p>473</text:p>
          </table:table-cell>
          <table:table-cell table:formula="of:=([.B627]/[.$F$1])" office:value-type="float" office:value="0.000262095310710389" calcext:value-type="float">
            <text:p>0,0002620953</text:p>
          </table:table-cell>
          <table:table-cell table:formula="of:=([.$S$11]/([.E627]+[.$T$11])^[.$U$11])" office:value-type="float" office:value="0.000391351612384022" calcext:value-type="float">
            <text:p>0,0003913516</text:p>
          </table:table-cell>
          <table:table-cell office:value-type="float" office:value="626" calcext:value-type="float">
            <text:p>626</text:p>
          </table:table-cell>
          <table:table-cell/>
          <table:table-cell table:formula="of:=([.C627]-[.D627])^2" office:value-type="float" office:value="0.0000000167071915223452" calcext:value-type="float">
            <text:p>1,6707191522345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ine</text:p>
          </table:table-cell>
          <table:table-cell office:value-type="float" office:value="472" calcext:value-type="float">
            <text:p>472</text:p>
          </table:table-cell>
          <table:table-cell table:formula="of:=([.B628]/[.$F$1])" office:value-type="float" office:value="0.000261541198002756" calcext:value-type="float">
            <text:p>0,0002615412</text:p>
          </table:table-cell>
          <table:table-cell table:formula="of:=([.$S$11]/([.E628]+[.$T$11])^[.$U$11])" office:value-type="float" office:value="0.000390818173801279" calcext:value-type="float">
            <text:p>0,0003908182</text:p>
          </table:table-cell>
          <table:table-cell office:value-type="float" office:value="627" calcext:value-type="float">
            <text:p>627</text:p>
          </table:table-cell>
          <table:table-cell/>
          <table:table-cell table:formula="of:=([.C628]-[.D628])^2" office:value-type="float" office:value="0.000000016712536471612" calcext:value-type="float">
            <text:p>1,671253647161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bject</text:p>
          </table:table-cell>
          <table:table-cell office:value-type="float" office:value="472" calcext:value-type="float">
            <text:p>472</text:p>
          </table:table-cell>
          <table:table-cell table:formula="of:=([.B629]/[.$F$1])" office:value-type="float" office:value="0.000261541198002756" calcext:value-type="float">
            <text:p>0,0002615412</text:p>
          </table:table-cell>
          <table:table-cell table:formula="of:=([.$S$11]/([.E629]+[.$T$11])^[.$U$11])" office:value-type="float" office:value="0.000390286305322578" calcext:value-type="float">
            <text:p>0,0003902863</text:p>
          </table:table-cell>
          <table:table-cell office:value-type="float" office:value="628" calcext:value-type="float">
            <text:p>628</text:p>
          </table:table-cell>
          <table:table-cell/>
          <table:table-cell table:formula="of:=([.C629]-[.D629])^2" office:value-type="float" office:value="0.0000000165753026587926" calcext:value-type="float">
            <text:p>1,6575302658792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ear</text:p>
          </table:table-cell>
          <table:table-cell office:value-type="float" office:value="470" calcext:value-type="float">
            <text:p>470</text:p>
          </table:table-cell>
          <table:table-cell table:formula="of:=([.B630]/[.$F$1])" office:value-type="float" office:value="0.00026043297258749" calcext:value-type="float">
            <text:p>0,000260433</text:p>
          </table:table-cell>
          <table:table-cell table:formula="of:=([.$S$11]/([.E630]+[.$T$11])^[.$U$11])" office:value-type="float" office:value="0.000389755999853141" calcext:value-type="float">
            <text:p>0,000389756</text:p>
          </table:table-cell>
          <table:table-cell office:value-type="float" office:value="629" calcext:value-type="float">
            <text:p>629</text:p>
          </table:table-cell>
          <table:table-cell/>
          <table:table-cell table:formula="of:=([.C630]-[.D630])^2" office:value-type="float" office:value="0.0000000167244453811521" calcext:value-type="float">
            <text:p>1,6724445381152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unless</text:p>
          </table:table-cell>
          <table:table-cell office:value-type="float" office:value="470" calcext:value-type="float">
            <text:p>470</text:p>
          </table:table-cell>
          <table:table-cell table:formula="of:=([.B631]/[.$F$1])" office:value-type="float" office:value="0.00026043297258749" calcext:value-type="float">
            <text:p>0,000260433</text:p>
          </table:table-cell>
          <table:table-cell table:formula="of:=([.$S$11]/([.E631]+[.$T$11])^[.$U$11])" office:value-type="float" office:value="0.000389227250341388" calcext:value-type="float">
            <text:p>0,0003892273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([.C631]-[.D631])^2" office:value-type="float" office:value="0.0000000165879659821481" calcext:value-type="float">
            <text:p>1,6587965982148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ye</text:p>
          </table:table-cell>
          <table:table-cell office:value-type="float" office:value="469" calcext:value-type="float">
            <text:p>469</text:p>
          </table:table-cell>
          <table:table-cell table:formula="of:=([.B632]/[.$F$1])" office:value-type="float" office:value="0.000259878859879857" calcext:value-type="float">
            <text:p>0,0002598789</text:p>
          </table:table-cell>
          <table:table-cell table:formula="of:=([.$S$11]/([.E632]+[.$T$11])^[.$U$11])" office:value-type="float" office:value="0.000388700049778611" calcext:value-type="float">
            <text:p>0,0003887</text:p>
          </table:table-cell>
          <table:table-cell office:value-type="float" office:value="631" calcext:value-type="float">
            <text:p>631</text:p>
          </table:table-cell>
          <table:table-cell/>
          <table:table-cell table:formula="of:=([.C632]-[.D632])^2" office:value-type="float" office:value="0.0000000165948989669307" calcext:value-type="float">
            <text:p>1,6594898966930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poke</text:p>
          </table:table-cell>
          <table:table-cell office:value-type="float" office:value="468" calcext:value-type="float">
            <text:p>468</text:p>
          </table:table-cell>
          <table:table-cell table:formula="of:=([.B633]/[.$F$1])" office:value-type="float" office:value="0.000259324747172224" calcext:value-type="float">
            <text:p>0,0002593247</text:p>
          </table:table-cell>
          <table:table-cell table:formula="of:=([.$S$11]/([.E633]+[.$T$11])^[.$U$11])" office:value-type="float" office:value="0.000388174391198643" calcext:value-type="float">
            <text:p>0,0003881744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([.C633]-[.D633])^2" office:value-type="float" office:value="0.0000000166022307657348" calcext:value-type="float">
            <text:p>1,6602230765734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opped</text:p>
          </table:table-cell>
          <table:table-cell office:value-type="float" office:value="468" calcext:value-type="float">
            <text:p>468</text:p>
          </table:table-cell>
          <table:table-cell table:formula="of:=([.B634]/[.$F$1])" office:value-type="float" office:value="0.000259324747172224" calcext:value-type="float">
            <text:p>0,0002593247</text:p>
          </table:table-cell>
          <table:table-cell table:formula="of:=([.$S$11]/([.E634]+[.$T$11])^[.$U$11])" office:value-type="float" office:value="0.000387650267677534" calcext:value-type="float">
            <text:p>0,0003876503</text:p>
          </table:table-cell>
          <table:table-cell office:value-type="float" office:value="633" calcext:value-type="float">
            <text:p>633</text:p>
          </table:table-cell>
          <table:table-cell/>
          <table:table-cell table:formula="of:=([.C634]-[.D634])^2" office:value-type="float" office:value="0.0000000164674392129588" calcext:value-type="float">
            <text:p>1,6467439212958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r</text:p>
          </table:table-cell>
          <table:table-cell office:value-type="float" office:value="467" calcext:value-type="float">
            <text:p>467</text:p>
          </table:table-cell>
          <table:table-cell table:formula="of:=([.B635]/[.$F$1])" office:value-type="float" office:value="0.000258770634464591" calcext:value-type="float">
            <text:p>0,0002587706</text:p>
          </table:table-cell>
          <table:table-cell table:formula="of:=([.$S$11]/([.E635]+[.$T$11])^[.$U$11])" office:value-type="float" office:value="0.000387127672333231" calcext:value-type="float">
            <text:p>0,0003871277</text:p>
          </table:table-cell>
          <table:table-cell office:value-type="float" office:value="634" calcext:value-type="float">
            <text:p>634</text:p>
          </table:table-cell>
          <table:table-cell/>
          <table:table-cell table:formula="of:=([.C635]-[.D635])^2" office:value-type="float" office:value="0.0000000164755291704114" calcext:value-type="float">
            <text:p>1,6475529170411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</text:p>
          </table:table-cell>
          <table:table-cell office:value-type="float" office:value="467" calcext:value-type="float">
            <text:p>467</text:p>
          </table:table-cell>
          <table:table-cell table:formula="of:=([.B636]/[.$F$1])" office:value-type="float" office:value="0.000258770634464591" calcext:value-type="float">
            <text:p>0,0002587706</text:p>
          </table:table-cell>
          <table:table-cell table:formula="of:=([.$S$11]/([.E636]+[.$T$11])^[.$U$11])" office:value-type="float" office:value="0.000386606598325256" calcext:value-type="float">
            <text:p>0,0003866066</text:p>
          </table:table-cell>
          <table:table-cell office:value-type="float" office:value="635" calcext:value-type="float">
            <text:p>635</text:p>
          </table:table-cell>
          <table:table-cell/>
          <table:table-cell table:formula="of:=([.C636]-[.D636])^2" office:value-type="float" office:value="0.0000000163420336561851" calcext:value-type="float">
            <text:p>1,6342033656185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specially</text:p>
          </table:table-cell>
          <table:table-cell office:value-type="float" office:value="467" calcext:value-type="float">
            <text:p>467</text:p>
          </table:table-cell>
          <table:table-cell table:formula="of:=([.B637]/[.$F$1])" office:value-type="float" office:value="0.000258770634464591" calcext:value-type="float">
            <text:p>0,0002587706</text:p>
          </table:table-cell>
          <table:table-cell table:formula="of:=([.$S$11]/([.E637]+[.$T$11])^[.$U$11])" office:value-type="float" office:value="0.000386087038854392" calcext:value-type="float">
            <text:p>0,000386087</text:p>
          </table:table-cell>
          <table:table-cell office:value-type="float" office:value="636" calcext:value-type="float">
            <text:p>636</text:p>
          </table:table-cell>
          <table:table-cell/>
          <table:table-cell table:formula="of:=([.C637]-[.D637])^2" office:value-type="float" office:value="0.0000000162094668267472" calcext:value-type="float">
            <text:p>1,6209466826747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ellow</text:p>
          </table:table-cell>
          <table:table-cell office:value-type="float" office:value="466" calcext:value-type="float">
            <text:p>466</text:p>
          </table:table-cell>
          <table:table-cell table:formula="of:=([.B638]/[.$F$1])" office:value-type="float" office:value="0.000258216521756958" calcext:value-type="float">
            <text:p>0,0002582165</text:p>
          </table:table-cell>
          <table:table-cell table:formula="of:=([.$S$11]/([.E638]+[.$T$11])^[.$U$11])" office:value-type="float" office:value="0.000385568987162372" calcext:value-type="float">
            <text:p>0,000385569</text:p>
          </table:table-cell>
          <table:table-cell office:value-type="float" office:value="637" calcext:value-type="float">
            <text:p>637</text:p>
          </table:table-cell>
          <table:table-cell/>
          <table:table-cell table:formula="of:=([.C638]-[.D638])^2" office:value-type="float" office:value="0.0000000162186504448371" calcext:value-type="float">
            <text:p>1,6218650444837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ine</text:p>
          </table:table-cell>
          <table:table-cell office:value-type="float" office:value="464" calcext:value-type="float">
            <text:p>464</text:p>
          </table:table-cell>
          <table:table-cell table:formula="of:=([.B639]/[.$F$1])" office:value-type="float" office:value="0.000257108296341692" calcext:value-type="float">
            <text:p>0,0002571083</text:p>
          </table:table-cell>
          <table:table-cell table:formula="of:=([.$S$11]/([.E639]+[.$T$11])^[.$U$11])" office:value-type="float" office:value="0.000385052436531567" calcext:value-type="float">
            <text:p>0,0003850524</text:p>
          </table:table-cell>
          <table:table-cell office:value-type="float" office:value="638" calcext:value-type="float">
            <text:p>638</text:p>
          </table:table-cell>
          <table:table-cell/>
          <table:table-cell table:formula="of:=([.C639]-[.D639])^2" office:value-type="float" office:value="0.0000000163697030089262" calcext:value-type="float">
            <text:p>1,6369703008926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laced</text:p>
          </table:table-cell>
          <table:table-cell office:value-type="float" office:value="461" calcext:value-type="float">
            <text:p>461</text:p>
          </table:table-cell>
          <table:table-cell table:formula="of:=([.B640]/[.$F$1])" office:value-type="float" office:value="0.000255445958218794" calcext:value-type="float">
            <text:p>0,000255446</text:p>
          </table:table-cell>
          <table:table-cell table:formula="of:=([.$S$11]/([.E640]+[.$T$11])^[.$U$11])" office:value-type="float" office:value="0.000384537380284677" calcext:value-type="float">
            <text:p>0,0003845374</text:p>
          </table:table-cell>
          <table:table-cell office:value-type="float" office:value="639" calcext:value-type="float">
            <text:p>639</text:p>
          </table:table-cell>
          <table:table-cell/>
          <table:table-cell table:formula="of:=([.C640]-[.D640])^2" office:value-type="float" office:value="0.000000016664595250992" calcext:value-type="float">
            <text:p>1,666459525099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egree</text:p>
          </table:table-cell>
          <table:table-cell office:value-type="float" office:value="459" calcext:value-type="float">
            <text:p>459</text:p>
          </table:table-cell>
          <table:table-cell table:formula="of:=([.B641]/[.$F$1])" office:value-type="float" office:value="0.000254337732803528" calcext:value-type="float">
            <text:p>0,0002543377</text:p>
          </table:table-cell>
          <table:table-cell table:formula="of:=([.$S$11]/([.E641]+[.$T$11])^[.$U$11])" office:value-type="float" office:value="0.000384023811784431" calcext:value-type="float">
            <text:p>0,0003840238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([.C641]-[.D641])^2" office:value-type="float" office:value="0.0000000168184790814411" calcext:value-type="float">
            <text:p>1,6818479081441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are</text:p>
          </table:table-cell>
          <table:table-cell office:value-type="float" office:value="459" calcext:value-type="float">
            <text:p>459</text:p>
          </table:table-cell>
          <table:table-cell table:formula="of:=([.B642]/[.$F$1])" office:value-type="float" office:value="0.000254337732803528" calcext:value-type="float">
            <text:p>0,0002543377</text:p>
          </table:table-cell>
          <table:table-cell table:formula="of:=([.$S$11]/([.E642]+[.$T$11])^[.$U$11])" office:value-type="float" office:value="0.000383511724433282" calcext:value-type="float">
            <text:p>0,0003835117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([.C642]-[.D642])^2" office:value-type="float" office:value="0.0000000166859201135639" calcext:value-type="float">
            <text:p>1,6685920113563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ruck</text:p>
          </table:table-cell>
          <table:table-cell office:value-type="float" office:value="457" calcext:value-type="float">
            <text:p>457</text:p>
          </table:table-cell>
          <table:table-cell table:formula="of:=([.B643]/[.$F$1])" office:value-type="float" office:value="0.000253229507388262" calcext:value-type="float">
            <text:p>0,0002532295</text:p>
          </table:table-cell>
          <table:table-cell table:formula="of:=([.$S$11]/([.E643]+[.$T$11])^[.$U$11])" office:value-type="float" office:value="0.00038300111167311" calcext:value-type="float">
            <text:p>0,0003830011</text:p>
          </table:table-cell>
          <table:table-cell office:value-type="float" office:value="642" calcext:value-type="float">
            <text:p>642</text:p>
          </table:table-cell>
          <table:table-cell/>
          <table:table-cell table:formula="of:=([.C643]-[.D643])^2" office:value-type="float" office:value="0.0000000168406692786633" calcext:value-type="float">
            <text:p>1,6840669278663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pyright</text:p>
          </table:table-cell>
          <table:table-cell office:value-type="float" office:value="457" calcext:value-type="float">
            <text:p>457</text:p>
          </table:table-cell>
          <table:table-cell table:formula="of:=([.B644]/[.$F$1])" office:value-type="float" office:value="0.000253229507388262" calcext:value-type="float">
            <text:p>0,0002532295</text:p>
          </table:table-cell>
          <table:table-cell table:formula="of:=([.$S$11]/([.E644]+[.$T$11])^[.$U$11])" office:value-type="float" office:value="0.000382491966984924" calcext:value-type="float">
            <text:p>0,000382492</text:p>
          </table:table-cell>
          <table:table-cell office:value-type="float" office:value="643" calcext:value-type="float">
            <text:p>643</text:p>
          </table:table-cell>
          <table:table-cell/>
          <table:table-cell table:formula="of:=([.C644]-[.D644])^2" office:value-type="float" office:value="0.0000000167087834609786" calcext:value-type="float">
            <text:p>1,6708783460978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nditions</text:p>
          </table:table-cell>
          <table:table-cell office:value-type="float" office:value="456" calcext:value-type="float">
            <text:p>456</text:p>
          </table:table-cell>
          <table:table-cell table:formula="of:=([.B645]/[.$F$1])" office:value-type="float" office:value="0.000252675394680629" calcext:value-type="float">
            <text:p>0,0002526754</text:p>
          </table:table-cell>
          <table:table-cell table:formula="of:=([.$S$11]/([.E645]+[.$T$11])^[.$U$11])" office:value-type="float" office:value="0.000381984283888569" calcext:value-type="float">
            <text:p>0,0003819843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([.C645]-[.D645])^2" office:value-type="float" office:value="0.0000000167207888281912" calcext:value-type="float">
            <text:p>1,6720788828191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hatever</text:p>
          </table:table-cell>
          <table:table-cell office:value-type="float" office:value="456" calcext:value-type="float">
            <text:p>456</text:p>
          </table:table-cell>
          <table:table-cell table:formula="of:=([.B646]/[.$F$1])" office:value-type="float" office:value="0.000252675394680629" calcext:value-type="float">
            <text:p>0,0002526754</text:p>
          </table:table-cell>
          <table:table-cell table:formula="of:=([.$S$11]/([.E646]+[.$T$11])^[.$U$11])" office:value-type="float" office:value="0.000381478055942436" calcext:value-type="float">
            <text:p>0,0003814781</text:p>
          </table:table-cell>
          <table:table-cell office:value-type="float" office:value="645" calcext:value-type="float">
            <text:p>645</text:p>
          </table:table-cell>
          <table:table-cell/>
          <table:table-cell table:formula="of:=([.C646]-[.D646])^2" office:value-type="float" office:value="0.000000016590125548124" calcext:value-type="float">
            <text:p>1,659012554812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anted</text:p>
          </table:table-cell>
          <table:table-cell office:value-type="float" office:value="456" calcext:value-type="float">
            <text:p>456</text:p>
          </table:table-cell>
          <table:table-cell table:formula="of:=([.B647]/[.$F$1])" office:value-type="float" office:value="0.000252675394680629" calcext:value-type="float">
            <text:p>0,0002526754</text:p>
          </table:table-cell>
          <table:table-cell table:formula="of:=([.$S$11]/([.E647]+[.$T$11])^[.$U$11])" office:value-type="float" office:value="0.000380973276743176" calcext:value-type="float">
            <text:p>0,0003809733</text:p>
          </table:table-cell>
          <table:table-cell office:value-type="float" office:value="646" calcext:value-type="float">
            <text:p>646</text:p>
          </table:table-cell>
          <table:table-cell/>
          <table:table-cell table:formula="of:=([.C647]-[.D647])^2" office:value-type="float" office:value="0.0000000164603465417353" calcext:value-type="float">
            <text:p>1,6460346541735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aid</text:p>
          </table:table-cell>
          <table:table-cell office:value-type="float" office:value="454" calcext:value-type="float">
            <text:p>454</text:p>
          </table:table-cell>
          <table:table-cell table:formula="of:=([.B648]/[.$F$1])" office:value-type="float" office:value="0.000251567169265363" calcext:value-type="float">
            <text:p>0,0002515672</text:p>
          </table:table-cell>
          <table:table-cell table:formula="of:=([.$S$11]/([.E648]+[.$T$11])^[.$U$11])" office:value-type="float" office:value="0.000380469939925408" calcext:value-type="float">
            <text:p>0,0003804699</text:p>
          </table:table-cell>
          <table:table-cell office:value-type="float" office:value="647" calcext:value-type="float">
            <text:p>647</text:p>
          </table:table-cell>
          <table:table-cell/>
          <table:table-cell table:formula="of:=([.C648]-[.D648])^2" office:value-type="float" office:value="0.0000000166159242838361" calcext:value-type="float">
            <text:p>1,6615924283836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lection</text:p>
          </table:table-cell>
          <table:table-cell office:value-type="float" office:value="454" calcext:value-type="float">
            <text:p>454</text:p>
          </table:table-cell>
          <table:table-cell table:formula="of:=([.B649]/[.$F$1])" office:value-type="float" office:value="0.000251567169265363" calcext:value-type="float">
            <text:p>0,0002515672</text:p>
          </table:table-cell>
          <table:table-cell table:formula="of:=([.$S$11]/([.E649]+[.$T$11])^[.$U$11])" office:value-type="float" office:value="0.000379968039161441" calcext:value-type="float">
            <text:p>0,000379968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([.C649]-[.D649])^2" office:value-type="float" office:value="0.0000000164867833900695" calcext:value-type="float">
            <text:p>1,6486783390069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eavy</text:p>
          </table:table-cell>
          <table:table-cell office:value-type="float" office:value="453" calcext:value-type="float">
            <text:p>453</text:p>
          </table:table-cell>
          <table:table-cell table:formula="of:=([.B650]/[.$F$1])" office:value-type="float" office:value="0.00025101305655773" calcext:value-type="float">
            <text:p>0,0002510131</text:p>
          </table:table-cell>
          <table:table-cell table:formula="of:=([.$S$11]/([.E650]+[.$T$11])^[.$U$11])" office:value-type="float" office:value="0.000379467568160992" calcext:value-type="float">
            <text:p>0,0003794676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([.C650]-[.D650])^2" office:value-type="float" office:value="0.0000000165005615512326" calcext:value-type="float">
            <text:p>1,6500561551232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onger</text:p>
          </table:table-cell>
          <table:table-cell office:value-type="float" office:value="452" calcext:value-type="float">
            <text:p>452</text:p>
          </table:table-cell>
          <table:table-cell table:formula="of:=([.B651]/[.$F$1])" office:value-type="float" office:value="0.000250458943850097" calcext:value-type="float">
            <text:p>0,0002504589</text:p>
          </table:table-cell>
          <table:table-cell table:formula="of:=([.$S$11]/([.E651]+[.$T$11])^[.$U$11])" office:value-type="float" office:value="0.00037896852067091" calcext:value-type="float">
            <text:p>0,0003789685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([.C651]-[.D651])^2" office:value-type="float" office:value="0.0000000165147113346643" calcext:value-type="float">
            <text:p>1,6514711334664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nversation</text:p>
          </table:table-cell>
          <table:table-cell office:value-type="float" office:value="452" calcext:value-type="float">
            <text:p>452</text:p>
          </table:table-cell>
          <table:table-cell table:formula="of:=([.B652]/[.$F$1])" office:value-type="float" office:value="0.000250458943850097" calcext:value-type="float">
            <text:p>0,0002504589</text:p>
          </table:table-cell>
          <table:table-cell table:formula="of:=([.$S$11]/([.E652]+[.$T$11])^[.$U$11])" office:value-type="float" office:value="0.000378470890474895" calcext:value-type="float">
            <text:p>0,0003784709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([.C652]-[.D652])^2" office:value-type="float" office:value="0.0000000163870584786701" calcext:value-type="float">
            <text:p>1,6387058478670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ndition</text:p>
          </table:table-cell>
          <table:table-cell office:value-type="float" office:value="451" calcext:value-type="float">
            <text:p>451</text:p>
          </table:table-cell>
          <table:table-cell table:formula="of:=([.B653]/[.$F$1])" office:value-type="float" office:value="0.000249904831142464" calcext:value-type="float">
            <text:p>0,0002499048</text:p>
          </table:table-cell>
          <table:table-cell table:formula="of:=([.$S$11]/([.E653]+[.$T$11])^[.$U$11])" office:value-type="float" office:value="0.000377974671393231" calcext:value-type="float">
            <text:p>0,0003779747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([.C653]-[.D653])^2" office:value-type="float" office:value="0.000000016401883981857" calcext:value-type="float">
            <text:p>1,640188398185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varieties</text:p>
          </table:table-cell>
          <table:table-cell office:value-type="float" office:value="451" calcext:value-type="float">
            <text:p>451</text:p>
          </table:table-cell>
          <table:table-cell table:formula="of:=([.B654]/[.$F$1])" office:value-type="float" office:value="0.000249904831142464" calcext:value-type="float">
            <text:p>0,0002499048</text:p>
          </table:table-cell>
          <table:table-cell table:formula="of:=([.$S$11]/([.E654]+[.$T$11])^[.$U$11])" office:value-type="float" office:value="0.000377479857282514" calcext:value-type="float">
            <text:p>0,0003774799</text:p>
          </table:table-cell>
          <table:table-cell office:value-type="float" office:value="653" calcext:value-type="float">
            <text:p>653</text:p>
          </table:table-cell>
          <table:table-cell/>
          <table:table-cell table:formula="of:=([.C654]-[.D654])^2" office:value-type="float" office:value="0.0000000162753872946343" calcext:value-type="float">
            <text:p>1,6275387294634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ollow</text:p>
          </table:table-cell>
          <table:table-cell office:value-type="float" office:value="450" calcext:value-type="float">
            <text:p>450</text:p>
          </table:table-cell>
          <table:table-cell table:formula="of:=([.B655]/[.$F$1])" office:value-type="float" office:value="0.000249350718434831" calcext:value-type="float">
            <text:p>0,0002493507</text:p>
          </table:table-cell>
          <table:table-cell table:formula="of:=([.$S$11]/([.E655]+[.$T$11])^[.$U$11])" office:value-type="float" office:value="0.000376986442035379" calcext:value-type="float">
            <text:p>0,0003769864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([.C655]-[.D655])^2" office:value-type="float" office:value="0.0000000162908779390354" calcext:value-type="float">
            <text:p>1,6290877939035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indow</text:p>
          </table:table-cell>
          <table:table-cell office:value-type="float" office:value="448" calcext:value-type="float">
            <text:p>448</text:p>
          </table:table-cell>
          <table:table-cell table:formula="of:=([.B656]/[.$F$1])" office:value-type="float" office:value="0.000248242493019565" calcext:value-type="float">
            <text:p>0,0002482425</text:p>
          </table:table-cell>
          <table:table-cell table:formula="of:=([.$S$11]/([.E656]+[.$T$11])^[.$U$11])" office:value-type="float" office:value="0.00037649441958024" calcext:value-type="float">
            <text:p>0,0003764944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([.C656]-[.D656])^2" office:value-type="float" office:value="0.0000000164485566665248" calcext:value-type="float">
            <text:p>1,6448556666524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ate</text:p>
          </table:table-cell>
          <table:table-cell office:value-type="float" office:value="448" calcext:value-type="float">
            <text:p>448</text:p>
          </table:table-cell>
          <table:table-cell table:formula="of:=([.B657]/[.$F$1])" office:value-type="float" office:value="0.000248242493019565" calcext:value-type="float">
            <text:p>0,0002482425</text:p>
          </table:table-cell>
          <table:table-cell table:formula="of:=([.$S$11]/([.E657]+[.$T$11])^[.$U$11])" office:value-type="float" office:value="0.000376003783881025" calcext:value-type="float">
            <text:p>0,0003760038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([.C657]-[.D657])^2" office:value-type="float" office:value="0.0000000163229474425867" calcext:value-type="float">
            <text:p>1,6322947442586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dded</text:p>
          </table:table-cell>
          <table:table-cell office:value-type="float" office:value="448" calcext:value-type="float">
            <text:p>448</text:p>
          </table:table-cell>
          <table:table-cell table:formula="of:=([.B658]/[.$F$1])" office:value-type="float" office:value="0.000248242493019565" calcext:value-type="float">
            <text:p>0,0002482425</text:p>
          </table:table-cell>
          <table:table-cell table:formula="of:=([.$S$11]/([.E658]+[.$T$11])^[.$U$11])" office:value-type="float" office:value="0.000375514528936914" calcext:value-type="float">
            <text:p>0,0003755145</text:p>
          </table:table-cell>
          <table:table-cell office:value-type="float" office:value="657" calcext:value-type="float">
            <text:p>657</text:p>
          </table:table-cell>
          <table:table-cell/>
          <table:table-cell table:formula="of:=([.C658]-[.D658])^2" office:value-type="float" office:value="0.0000000161981711265469" calcext:value-type="float">
            <text:p>1,6198171126546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</text:p>
          </table:table-cell>
          <table:table-cell office:value-type="float" office:value="448" calcext:value-type="float">
            <text:p>448</text:p>
          </table:table-cell>
          <table:table-cell table:formula="of:=([.B659]/[.$F$1])" office:value-type="float" office:value="0.000248242493019565" calcext:value-type="float">
            <text:p>0,0002482425</text:p>
          </table:table-cell>
          <table:table-cell table:formula="of:=([.$S$11]/([.E659]+[.$T$11])^[.$U$11])" office:value-type="float" office:value="0.000375026648782078" calcext:value-type="float">
            <text:p>0,0003750266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([.C659]-[.D659])^2" office:value-type="float" office:value="0.0000000160742221524132" calcext:value-type="float">
            <text:p>1,6074222152413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ociety</text:p>
          </table:table-cell>
          <table:table-cell office:value-type="float" office:value="448" calcext:value-type="float">
            <text:p>448</text:p>
          </table:table-cell>
          <table:table-cell table:formula="of:=([.B660]/[.$F$1])" office:value-type="float" office:value="0.000248242493019565" calcext:value-type="float">
            <text:p>0,0002482425</text:p>
          </table:table-cell>
          <table:table-cell table:formula="of:=([.$S$11]/([.E660]+[.$T$11])^[.$U$11])" office:value-type="float" office:value="0.000374540137485428" calcext:value-type="float">
            <text:p>0,0003745401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([.C660]-[.D660])^2" office:value-type="float" office:value="0.0000000159510949976256" calcext:value-type="float">
            <text:p>0,00000001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eet</text:p>
          </table:table-cell>
          <table:table-cell office:value-type="float" office:value="447" calcext:value-type="float">
            <text:p>447</text:p>
          </table:table-cell>
          <table:table-cell table:formula="of:=([.B661]/[.$F$1])" office:value-type="float" office:value="0.000247688380311932" calcext:value-type="float">
            <text:p>0,0002476884</text:p>
          </table:table-cell>
          <table:table-cell table:formula="of:=([.$S$11]/([.E661]+[.$T$11])^[.$U$11])" office:value-type="float" office:value="0.000374054989150356" calcext:value-type="float">
            <text:p>0,000374055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([.C661]-[.D661])^2" office:value-type="float" office:value="0.0000000159685198293233" calcext:value-type="float">
            <text:p>0,00000001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lood</text:p>
          </table:table-cell>
          <table:table-cell office:value-type="float" office:value="447" calcext:value-type="float">
            <text:p>447</text:p>
          </table:table-cell>
          <table:table-cell table:formula="of:=([.B662]/[.$F$1])" office:value-type="float" office:value="0.000247688380311932" calcext:value-type="float">
            <text:p>0,0002476884</text:p>
          </table:table-cell>
          <table:table-cell table:formula="of:=([.$S$11]/([.E662]+[.$T$11])^[.$U$11])" office:value-type="float" office:value="0.000373571197914485" calcext:value-type="float">
            <text:p>0,0003735712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([.C662]-[.D662])^2" office:value-type="float" office:value="0.0000000158464837675576" calcext:value-type="float">
            <text:p>1,5846483767557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rench</text:p>
          </table:table-cell>
          <table:table-cell office:value-type="float" office:value="447" calcext:value-type="float">
            <text:p>447</text:p>
          </table:table-cell>
          <table:table-cell table:formula="of:=([.B663]/[.$F$1])" office:value-type="float" office:value="0.000247688380311932" calcext:value-type="float">
            <text:p>0,0002476884</text:p>
          </table:table-cell>
          <table:table-cell table:formula="of:=([.$S$11]/([.E663]+[.$T$11])^[.$U$11])" office:value-type="float" office:value="0.000373088757949417" calcext:value-type="float">
            <text:p>0,0003730888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([.C663]-[.D663])^2" office:value-type="float" office:value="0.0000000157252547116239" calcext:value-type="float">
            <text:p>1,5725254711623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bserved</text:p>
          </table:table-cell>
          <table:table-cell office:value-type="float" office:value="447" calcext:value-type="float">
            <text:p>447</text:p>
          </table:table-cell>
          <table:table-cell table:formula="of:=([.B664]/[.$F$1])" office:value-type="float" office:value="0.000247688380311932" calcext:value-type="float">
            <text:p>0,0002476884</text:p>
          </table:table-cell>
          <table:table-cell table:formula="of:=([.$S$11]/([.E664]+[.$T$11])^[.$U$11])" office:value-type="float" office:value="0.00037260766346049" calcext:value-type="float">
            <text:p>0,0003726077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([.C664]-[.D664])^2" office:value-type="float" office:value="0.0000000156048273023497" calcext:value-type="float">
            <text:p>1,5604827302349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hair</text:p>
          </table:table-cell>
          <table:table-cell office:value-type="float" office:value="446" calcext:value-type="float">
            <text:p>446</text:p>
          </table:table-cell>
          <table:table-cell table:formula="of:=([.B665]/[.$F$1])" office:value-type="float" office:value="0.000247134267604299" calcext:value-type="float">
            <text:p>0,0002471343</text:p>
          </table:table-cell>
          <table:table-cell table:formula="of:=([.$S$11]/([.E665]+[.$T$11])^[.$U$11])" office:value-type="float" office:value="0.000372127908686528" calcext:value-type="float">
            <text:p>0,0003721279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([.C665]-[.D665])^2" office:value-type="float" office:value="0.0000000156234103109931" calcext:value-type="float">
            <text:p>1,5623410310993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ngland</text:p>
          </table:table-cell>
          <table:table-cell office:value-type="float" office:value="446" calcext:value-type="float">
            <text:p>446</text:p>
          </table:table-cell>
          <table:table-cell table:formula="of:=([.B666]/[.$F$1])" office:value-type="float" office:value="0.000247134267604299" calcext:value-type="float">
            <text:p>0,0002471343</text:p>
          </table:table-cell>
          <table:table-cell table:formula="of:=([.$S$11]/([.E666]+[.$T$11])^[.$U$11])" office:value-type="float" office:value="0.000371649487899599" calcext:value-type="float">
            <text:p>0,0003716495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([.C666]-[.D666])^2" office:value-type="float" office:value="0.0000000155040400851871" calcext:value-type="float">
            <text:p>1,5504040085187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alk</text:p>
          </table:table-cell>
          <table:table-cell office:value-type="float" office:value="444" calcext:value-type="float">
            <text:p>444</text:p>
          </table:table-cell>
          <table:table-cell table:formula="of:=([.B667]/[.$F$1])" office:value-type="float" office:value="0.000246026042189033" calcext:value-type="float">
            <text:p>0,000246026</text:p>
          </table:table-cell>
          <table:table-cell table:formula="of:=([.$S$11]/([.E667]+[.$T$11])^[.$U$11])" office:value-type="float" office:value="0.000371172395404776" calcext:value-type="float">
            <text:p>0,0003711724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([.C667]-[.D667])^2" office:value-type="float" office:value="0.0000000156616097231993" calcext:value-type="float">
            <text:p>1,5661609723199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rection</text:p>
          </table:table-cell>
          <table:table-cell office:value-type="float" office:value="443" calcext:value-type="float">
            <text:p>443</text:p>
          </table:table-cell>
          <table:table-cell table:formula="of:=([.B668]/[.$F$1])" office:value-type="float" office:value="0.0002454719294814" calcext:value-type="float">
            <text:p>0,0002454719</text:p>
          </table:table-cell>
          <table:table-cell table:formula="of:=([.$S$11]/([.E668]+[.$T$11])^[.$U$11])" office:value-type="float" office:value="0.000370696625539893" calcext:value-type="float">
            <text:p>0,0003706966</text:p>
          </table:table-cell>
          <table:table-cell office:value-type="float" office:value="667" calcext:value-type="float">
            <text:p>667</text:p>
          </table:table-cell>
          <table:table-cell/>
          <table:table-cell table:formula="of:=([.C668]-[.D668])^2" office:value-type="float" office:value="0.0000000156812245029418" calcext:value-type="float">
            <text:p>1,5681224502941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og</text:p>
          </table:table-cell>
          <table:table-cell office:value-type="float" office:value="443" calcext:value-type="float">
            <text:p>443</text:p>
          </table:table-cell>
          <table:table-cell table:formula="of:=([.B669]/[.$F$1])" office:value-type="float" office:value="0.0002454719294814" calcext:value-type="float">
            <text:p>0,0002454719</text:p>
          </table:table-cell>
          <table:table-cell table:formula="of:=([.$S$11]/([.E669]+[.$T$11])^[.$U$11])" office:value-type="float" office:value="0.000370222172675314" calcext:value-type="float">
            <text:p>0,0003702222</text:p>
          </table:table-cell>
          <table:table-cell office:value-type="float" office:value="668" calcext:value-type="float">
            <text:p>668</text:p>
          </table:table-cell>
          <table:table-cell/>
          <table:table-cell table:formula="of:=([.C669]-[.D669])^2" office:value-type="float" office:value="0.0000000155626231769405" calcext:value-type="float">
            <text:p>1,5562623176940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upposed</text:p>
          </table:table-cell>
          <table:table-cell office:value-type="float" office:value="443" calcext:value-type="float">
            <text:p>443</text:p>
          </table:table-cell>
          <table:table-cell table:formula="of:=([.B670]/[.$F$1])" office:value-type="float" office:value="0.0002454719294814" calcext:value-type="float">
            <text:p>0,0002454719</text:p>
          </table:table-cell>
          <table:table-cell table:formula="of:=([.$S$11]/([.E670]+[.$T$11])^[.$U$11])" office:value-type="float" office:value="0.000369749031213694" calcext:value-type="float">
            <text:p>0,000369749</text:p>
          </table:table-cell>
          <table:table-cell office:value-type="float" office:value="669" calcext:value-type="float">
            <text:p>669</text:p>
          </table:table-cell>
          <table:table-cell/>
          <table:table-cell table:formula="of:=([.C670]-[.D670])^2" office:value-type="float" office:value="0.0000000154447980149788" calcext:value-type="float">
            <text:p>1,5444798014978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ircumstances</text:p>
          </table:table-cell>
          <table:table-cell office:value-type="float" office:value="442" calcext:value-type="float">
            <text:p>442</text:p>
          </table:table-cell>
          <table:table-cell table:formula="of:=([.B671]/[.$F$1])" office:value-type="float" office:value="0.000244917816773767" calcext:value-type="float">
            <text:p>0,0002449178</text:p>
          </table:table-cell>
          <table:table-cell table:formula="of:=([.$S$11]/([.E671]+[.$T$11])^[.$U$11])" office:value-type="float" office:value="0.000369277195589747" calcext:value-type="float">
            <text:p>0,0003692772</text:p>
          </table:table-cell>
          <table:table-cell office:value-type="float" office:value="670" calcext:value-type="float">
            <text:p>670</text:p>
          </table:table-cell>
          <table:table-cell/>
          <table:table-cell table:formula="of:=([.C671]-[.D671])^2" office:value-type="float" office:value="0.0000000154652550994964" calcext:value-type="float">
            <text:p>1,5465255099496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ormer</text:p>
          </table:table-cell>
          <table:table-cell office:value-type="float" office:value="442" calcext:value-type="float">
            <text:p>442</text:p>
          </table:table-cell>
          <table:table-cell table:formula="of:=([.B672]/[.$F$1])" office:value-type="float" office:value="0.000244917816773767" calcext:value-type="float">
            <text:p>0,0002449178</text:p>
          </table:table-cell>
          <table:table-cell table:formula="of:=([.$S$11]/([.E672]+[.$T$11])^[.$U$11])" office:value-type="float" office:value="0.000368806660270018" calcext:value-type="float">
            <text:p>0,0003688067</text:p>
          </table:table-cell>
          <table:table-cell office:value-type="float" office:value="671" calcext:value-type="float">
            <text:p>671</text:p>
          </table:table-cell>
          <table:table-cell/>
          <table:table-cell table:formula="of:=([.C672]-[.D672])^2" office:value-type="float" office:value="0.0000000153484455428384" calcext:value-type="float">
            <text:p>1,5348445542838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rawn</text:p>
          </table:table-cell>
          <table:table-cell office:value-type="float" office:value="442" calcext:value-type="float">
            <text:p>442</text:p>
          </table:table-cell>
          <table:table-cell table:formula="of:=([.B673]/[.$F$1])" office:value-type="float" office:value="0.000244917816773767" calcext:value-type="float">
            <text:p>0,0002449178</text:p>
          </table:table-cell>
          <table:table-cell table:formula="of:=([.$S$11]/([.E673]+[.$T$11])^[.$U$11])" office:value-type="float" office:value="0.000368337419752647" calcext:value-type="float">
            <text:p>0,0003683374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([.C673]-[.D673])^2" office:value-type="float" office:value="0.0000000152323983994643" calcext:value-type="float">
            <text:p>1,5232398399464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rees</text:p>
          </table:table-cell>
          <table:table-cell office:value-type="float" office:value="442" calcext:value-type="float">
            <text:p>442</text:p>
          </table:table-cell>
          <table:table-cell table:formula="of:=([.B674]/[.$F$1])" office:value-type="float" office:value="0.000244917816773767" calcext:value-type="float">
            <text:p>0,0002449178</text:p>
          </table:table-cell>
          <table:table-cell table:formula="of:=([.$S$11]/([.E674]+[.$T$11])^[.$U$11])" office:value-type="float" office:value="0.000367869468567151" calcext:value-type="float">
            <text:p>0,0003678695</text:p>
          </table:table-cell>
          <table:table-cell office:value-type="float" office:value="673" calcext:value-type="float">
            <text:p>673</text:p>
          </table:table-cell>
          <table:table-cell/>
          <table:table-cell table:formula="of:=([.C674]-[.D674])^2" office:value-type="float" office:value="0.0000000151171086787215" calcext:value-type="float">
            <text:p>1,5117108678721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ailroad</text:p>
          </table:table-cell>
          <table:table-cell office:value-type="float" office:value="441" calcext:value-type="float">
            <text:p>441</text:p>
          </table:table-cell>
          <table:table-cell table:formula="of:=([.B675]/[.$F$1])" office:value-type="float" office:value="0.000244363704066134" calcext:value-type="float">
            <text:p>0,0002443637</text:p>
          </table:table-cell>
          <table:table-cell table:formula="of:=([.$S$11]/([.E675]+[.$T$11])^[.$U$11])" office:value-type="float" office:value="0.000367402801274193" calcext:value-type="float">
            <text:p>0,0003674028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([.C675]-[.D675])^2" office:value-type="float" office:value="0.0000000151386194417742" calcext:value-type="float">
            <text:p>1,5138619441774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appy</text:p>
          </table:table-cell>
          <table:table-cell office:value-type="float" office:value="440" calcext:value-type="float">
            <text:p>440</text:p>
          </table:table-cell>
          <table:table-cell table:formula="of:=([.B676]/[.$F$1])" office:value-type="float" office:value="0.000243809591358501" calcext:value-type="float">
            <text:p>0,0002438096</text:p>
          </table:table-cell>
          <table:table-cell table:formula="of:=([.$S$11]/([.E676]+[.$T$11])^[.$U$11])" office:value-type="float" office:value="0.000366937412465362" calcext:value-type="float">
            <text:p>0,0003669374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([.C676]-[.D676])^2" office:value-type="float" office:value="0.000000015160460330523" calcext:value-type="float">
            <text:p>1,516046033052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fficers</text:p>
          </table:table-cell>
          <table:table-cell office:value-type="float" office:value="440" calcext:value-type="float">
            <text:p>440</text:p>
          </table:table-cell>
          <table:table-cell table:formula="of:=([.B677]/[.$F$1])" office:value-type="float" office:value="0.000243809591358501" calcext:value-type="float">
            <text:p>0,0002438096</text:p>
          </table:table-cell>
          <table:table-cell table:formula="of:=([.$S$11]/([.E677]+[.$T$11])^[.$U$11])" office:value-type="float" office:value="0.000366473296762948" calcext:value-type="float">
            <text:p>0,0003664733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([.C677]-[.D677])^2" office:value-type="float" office:value="0.000000015046384623549" calcext:value-type="float">
            <text:p>0,00000001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erfect</text:p>
          </table:table-cell>
          <table:table-cell office:value-type="float" office:value="439" calcext:value-type="float">
            <text:p>439</text:p>
          </table:table-cell>
          <table:table-cell table:formula="of:=([.B678]/[.$F$1])" office:value-type="float" office:value="0.000243255478650869" calcext:value-type="float">
            <text:p>0,0002432555</text:p>
          </table:table-cell>
          <table:table-cell table:formula="of:=([.$S$11]/([.E678]+[.$T$11])^[.$U$11])" office:value-type="float" office:value="0.00036601044881973" calcext:value-type="float">
            <text:p>0,0003660104</text:p>
          </table:table-cell>
          <table:table-cell office:value-type="float" office:value="677" calcext:value-type="float">
            <text:p>677</text:p>
          </table:table-cell>
          <table:table-cell/>
          <table:table-cell table:formula="of:=([.C678]-[.D678])^2" office:value-type="float" office:value="0.0000000150687827011581" calcext:value-type="float">
            <text:p>1,5068782701158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entlemen</text:p>
          </table:table-cell>
          <table:table-cell office:value-type="float" office:value="439" calcext:value-type="float">
            <text:p>439</text:p>
          </table:table-cell>
          <table:table-cell table:formula="of:=([.B679]/[.$F$1])" office:value-type="float" office:value="0.000243255478650869" calcext:value-type="float">
            <text:p>0,0002432555</text:p>
          </table:table-cell>
          <table:table-cell table:formula="of:=([.$S$11]/([.E679]+[.$T$11])^[.$U$11])" office:value-type="float" office:value="0.000365548863318751" calcext:value-type="float">
            <text:p>0,0003655489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([.C679]-[.D679])^2" office:value-type="float" office:value="0.0000000149556719335268" calcext:value-type="float">
            <text:p>0,00000001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avalry</text:p>
          </table:table-cell>
          <table:table-cell office:value-type="float" office:value="439" calcext:value-type="float">
            <text:p>439</text:p>
          </table:table-cell>
          <table:table-cell table:formula="of:=([.B680]/[.$F$1])" office:value-type="float" office:value="0.000243255478650869" calcext:value-type="float">
            <text:p>0,0002432555</text:p>
          </table:table-cell>
          <table:table-cell table:formula="of:=([.$S$11]/([.E680]+[.$T$11])^[.$U$11])" office:value-type="float" office:value="0.000365088534973108" calcext:value-type="float">
            <text:p>0,0003650885</text:p>
          </table:table-cell>
          <table:table-cell office:value-type="float" office:value="679" calcext:value-type="float">
            <text:p>679</text:p>
          </table:table-cell>
          <table:table-cell/>
          <table:table-cell table:formula="of:=([.C680]-[.D680])^2" office:value-type="float" office:value="0.000000014843293612818" calcext:value-type="float">
            <text:p>1,484329361281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hance</text:p>
          </table:table-cell>
          <table:table-cell office:value-type="float" office:value="438" calcext:value-type="float">
            <text:p>438</text:p>
          </table:table-cell>
          <table:table-cell table:formula="of:=([.B681]/[.$F$1])" office:value-type="float" office:value="0.000242701365943236" calcext:value-type="float">
            <text:p>0,0002427014</text:p>
          </table:table-cell>
          <table:table-cell table:formula="of:=([.$S$11]/([.E681]+[.$T$11])^[.$U$11])" office:value-type="float" office:value="0.000364629458525735" calcext:value-type="float">
            <text:p>0,0003646295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([.C681]-[.D681])^2" office:value-type="float" office:value="0.0000000148664597608066" calcext:value-type="float">
            <text:p>1,4866459760806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arts</text:p>
          </table:table-cell>
          <table:table-cell office:value-type="float" office:value="436" calcext:value-type="float">
            <text:p>436</text:p>
          </table:table-cell>
          <table:table-cell table:formula="of:=([.B682]/[.$F$1])" office:value-type="float" office:value="0.00024159314052797" calcext:value-type="float">
            <text:p>0,0002415931</text:p>
          </table:table-cell>
          <table:table-cell table:formula="of:=([.$S$11]/([.E682]+[.$T$11])^[.$U$11])" office:value-type="float" office:value="0.000364171628749194" calcext:value-type="float">
            <text:p>0,0003641716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([.C682]-[.D682])^2" office:value-type="float" office:value="0.0000000150254857746008" calcext:value-type="float">
            <text:p>0,00000001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ach</text:p>
          </table:table-cell>
          <table:table-cell office:value-type="float" office:value="436" calcext:value-type="float">
            <text:p>436</text:p>
          </table:table-cell>
          <table:table-cell table:formula="of:=([.B683]/[.$F$1])" office:value-type="float" office:value="0.00024159314052797" calcext:value-type="float">
            <text:p>0,0002415931</text:p>
          </table:table-cell>
          <table:table-cell table:formula="of:=([.$S$11]/([.E683]+[.$T$11])^[.$U$11])" office:value-type="float" office:value="0.000363715040445463" calcext:value-type="float">
            <text:p>0,000363715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([.C683]-[.D683])^2" office:value-type="float" office:value="0.0000000149137584394584" calcext:value-type="float">
            <text:p>1,4913758439458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otice</text:p>
          </table:table-cell>
          <table:table-cell office:value-type="float" office:value="435" calcext:value-type="float">
            <text:p>435</text:p>
          </table:table-cell>
          <table:table-cell table:formula="of:=([.B684]/[.$F$1])" office:value-type="float" office:value="0.000241039027820337" calcext:value-type="float">
            <text:p>0,000241039</text:p>
          </table:table-cell>
          <table:table-cell table:formula="of:=([.$S$11]/([.E684]+[.$T$11])^[.$U$11])" office:value-type="float" office:value="0.00036325968844573" calcext:value-type="float">
            <text:p>0,0003632597</text:p>
          </table:table-cell>
          <table:table-cell office:value-type="float" office:value="683" calcext:value-type="float">
            <text:p>683</text:p>
          </table:table-cell>
          <table:table-cell/>
          <table:table-cell table:formula="of:=([.C684]-[.D684])^2" office:value-type="float" office:value="0.0000000149378898837077" calcext:value-type="float">
            <text:p>1,4937889883707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mes</text:p>
          </table:table-cell>
          <table:table-cell office:value-type="float" office:value="434" calcext:value-type="float">
            <text:p>434</text:p>
          </table:table-cell>
          <table:table-cell table:formula="of:=([.B685]/[.$F$1])" office:value-type="float" office:value="0.000240484915112704" calcext:value-type="float">
            <text:p>0,0002404849</text:p>
          </table:table-cell>
          <table:table-cell table:formula="of:=([.$S$11]/([.E685]+[.$T$11])^[.$U$11])" office:value-type="float" office:value="0.000362805567610185" calcext:value-type="float">
            <text:p>0,0003628056</text:p>
          </table:table-cell>
          <table:table-cell office:value-type="float" office:value="684" calcext:value-type="float">
            <text:p>684</text:p>
          </table:table-cell>
          <table:table-cell/>
          <table:table-cell table:formula="of:=([.C685]-[.D685])^2" office:value-type="float" office:value="0.0000000149623420274095" calcext:value-type="float">
            <text:p>0,00000001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rength</text:p>
          </table:table-cell>
          <table:table-cell office:value-type="float" office:value="433" calcext:value-type="float">
            <text:p>433</text:p>
          </table:table-cell>
          <table:table-cell table:formula="of:=([.B686]/[.$F$1])" office:value-type="float" office:value="0.000239930802405071" calcext:value-type="float">
            <text:p>0,0002399308</text:p>
          </table:table-cell>
          <table:table-cell table:formula="of:=([.$S$11]/([.E686]+[.$T$11])^[.$U$11])" office:value-type="float" office:value="0.000362352672827813" calcext:value-type="float">
            <text:p>0,0003623527</text:p>
          </table:table-cell>
          <table:table-cell office:value-type="float" office:value="685" calcext:value-type="float">
            <text:p>685</text:p>
          </table:table-cell>
          <table:table-cell/>
          <table:table-cell table:formula="of:=([.C686]-[.D686])^2" office:value-type="float" office:value="0.0000000149871143578028" calcext:value-type="float">
            <text:p>0,00000001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peech</text:p>
          </table:table-cell>
          <table:table-cell office:value-type="float" office:value="432" calcext:value-type="float">
            <text:p>432</text:p>
          </table:table-cell>
          <table:table-cell table:formula="of:=([.B687]/[.$F$1])" office:value-type="float" office:value="0.000239376689697438" calcext:value-type="float">
            <text:p>0,0002393767</text:p>
          </table:table-cell>
          <table:table-cell table:formula="of:=([.$S$11]/([.E687]+[.$T$11])^[.$U$11])" office:value-type="float" office:value="0.000361900999016199" calcext:value-type="float">
            <text:p>0,000361901</text:p>
          </table:table-cell>
          <table:table-cell office:value-type="float" office:value="686" calcext:value-type="float">
            <text:p>686</text:p>
          </table:table-cell>
          <table:table-cell/>
          <table:table-cell table:formula="of:=([.C687]-[.D687])^2" office:value-type="float" office:value="0.0000000150122063740395" calcext:value-type="float">
            <text:p>0,00000001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all</text:p>
          </table:table-cell>
          <table:table-cell office:value-type="float" office:value="431" calcext:value-type="float">
            <text:p>431</text:p>
          </table:table-cell>
          <table:table-cell table:formula="of:=([.B688]/[.$F$1])" office:value-type="float" office:value="0.000238822576989805" calcext:value-type="float">
            <text:p>0,0002388226</text:p>
          </table:table-cell>
          <table:table-cell table:formula="of:=([.$S$11]/([.E688]+[.$T$11])^[.$U$11])" office:value-type="float" office:value="0.000361450541121318" calcext:value-type="float">
            <text:p>0,0003614505</text:p>
          </table:table-cell>
          <table:table-cell office:value-type="float" office:value="687" calcext:value-type="float">
            <text:p>687</text:p>
          </table:table-cell>
          <table:table-cell/>
          <table:table-cell table:formula="of:=([.C688]-[.D688])^2" office:value-type="float" office:value="0.0000000150376175870397" calcext:value-type="float">
            <text:p>0,00000001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leep</text:p>
          </table:table-cell>
          <table:table-cell office:value-type="float" office:value="430" calcext:value-type="float">
            <text:p>430</text:p>
          </table:table-cell>
          <table:table-cell table:formula="of:=([.B689]/[.$F$1])" office:value-type="float" office:value="0.000238268464282172" calcext:value-type="float">
            <text:p>0,0002382685</text:p>
          </table:table-cell>
          <table:table-cell table:formula="of:=([.$S$11]/([.E689]+[.$T$11])^[.$U$11])" office:value-type="float" office:value="0.00036100129411734" calcext:value-type="float">
            <text:p>0,0003610013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([.C689]-[.D689])^2" office:value-type="float" office:value="0.0000000150633475193484" calcext:value-type="float">
            <text:p>1,5063347519348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operty</text:p>
          </table:table-cell>
          <table:table-cell office:value-type="float" office:value="429" calcext:value-type="float">
            <text:p>429</text:p>
          </table:table-cell>
          <table:table-cell table:formula="of:=([.B690]/[.$F$1])" office:value-type="float" office:value="0.000237714351574539" calcext:value-type="float">
            <text:p>0,0002377144</text:p>
          </table:table-cell>
          <table:table-cell table:formula="of:=([.$S$11]/([.E690]+[.$T$11])^[.$U$11])" office:value-type="float" office:value="0.000360553253006434" calcext:value-type="float">
            <text:p>0,0003605533</text:p>
          </table:table-cell>
          <table:table-cell office:value-type="float" office:value="689" calcext:value-type="float">
            <text:p>689</text:p>
          </table:table-cell>
          <table:table-cell/>
          <table:table-cell table:formula="of:=([.C690]-[.D690])^2" office:value-type="float" office:value="0.0000000150893957049947" calcext:value-type="float">
            <text:p>1,5089395704994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xistence</text:p>
          </table:table-cell>
          <table:table-cell office:value-type="float" office:value="428" calcext:value-type="float">
            <text:p>428</text:p>
          </table:table-cell>
          <table:table-cell table:formula="of:=([.B691]/[.$F$1])" office:value-type="float" office:value="0.000237160238866906" calcext:value-type="float">
            <text:p>0,0002371602</text:p>
          </table:table-cell>
          <table:table-cell table:formula="of:=([.$S$11]/([.E691]+[.$T$11])^[.$U$11])" office:value-type="float" office:value="0.000360106412818565" calcext:value-type="float">
            <text:p>0,0003601064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([.C691]-[.D691])^2" office:value-type="float" office:value="0.0000000151157616893517" calcext:value-type="float">
            <text:p>1,5115761689351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dn't</text:p>
          </table:table-cell>
          <table:table-cell office:value-type="float" office:value="427" calcext:value-type="float">
            <text:p>427</text:p>
          </table:table-cell>
          <table:table-cell table:formula="of:=([.B692]/[.$F$1])" office:value-type="float" office:value="0.000236606126159273" calcext:value-type="float">
            <text:p>0,0002366061</text:p>
          </table:table-cell>
          <table:table-cell table:formula="of:=([.$S$11]/([.E692]+[.$T$11])^[.$U$11])" office:value-type="float" office:value="0.000359660768611309" calcext:value-type="float">
            <text:p>0,0003596608</text:p>
          </table:table-cell>
          <table:table-cell office:value-type="float" office:value="691" calcext:value-type="float">
            <text:p>691</text:p>
          </table:table-cell>
          <table:table-cell/>
          <table:table-cell table:formula="of:=([.C692]-[.D692])^2" office:value-type="float" office:value="0.0000000151424450289985" calcext:value-type="float">
            <text:p>1,5142445028998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pened</text:p>
          </table:table-cell>
          <table:table-cell office:value-type="float" office:value="427" calcext:value-type="float">
            <text:p>427</text:p>
          </table:table-cell>
          <table:table-cell table:formula="of:=([.B693]/[.$F$1])" office:value-type="float" office:value="0.000236606126159273" calcext:value-type="float">
            <text:p>0,0002366061</text:p>
          </table:table-cell>
          <table:table-cell table:formula="of:=([.$S$11]/([.E693]+[.$T$11])^[.$U$11])" office:value-type="float" office:value="0.000359216315469653" calcext:value-type="float">
            <text:p>0,0003592163</text:p>
          </table:table-cell>
          <table:table-cell office:value-type="float" office:value="692" calcext:value-type="float">
            <text:p>692</text:p>
          </table:table-cell>
          <table:table-cell/>
          <table:table-cell table:formula="of:=([.C693]-[.D693])^2" office:value-type="float" office:value="0.0000000150332585227272" calcext:value-type="float">
            <text:p>0,00000001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xpression</text:p>
          </table:table-cell>
          <table:table-cell office:value-type="float" office:value="426" calcext:value-type="float">
            <text:p>426</text:p>
          </table:table-cell>
          <table:table-cell table:formula="of:=([.B694]/[.$F$1])" office:value-type="float" office:value="0.00023605201345164" calcext:value-type="float">
            <text:p>0,000236052</text:p>
          </table:table-cell>
          <table:table-cell table:formula="of:=([.$S$11]/([.E694]+[.$T$11])^[.$U$11])" office:value-type="float" office:value="0.000358773048505806" calcext:value-type="float">
            <text:p>0,000358773</text:p>
          </table:table-cell>
          <table:table-cell office:value-type="float" office:value="693" calcext:value-type="float">
            <text:p>693</text:p>
          </table:table-cell>
          <table:table-cell/>
          <table:table-cell table:formula="of:=([.C694]-[.D694])^2" office:value-type="float" office:value="0.0000000150604524447657" calcext:value-type="float">
            <text:p>1,5060452444765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all</text:p>
          </table:table-cell>
          <table:table-cell office:value-type="float" office:value="426" calcext:value-type="float">
            <text:p>426</text:p>
          </table:table-cell>
          <table:table-cell table:formula="of:=([.B695]/[.$F$1])" office:value-type="float" office:value="0.00023605201345164" calcext:value-type="float">
            <text:p>0,000236052</text:p>
          </table:table-cell>
          <table:table-cell table:formula="of:=([.$S$11]/([.E695]+[.$T$11])^[.$U$11])" office:value-type="float" office:value="0.000358330962859009" calcext:value-type="float">
            <text:p>0,000358331</text:p>
          </table:table-cell>
          <table:table-cell office:value-type="float" office:value="694" calcext:value-type="float">
            <text:p>694</text:p>
          </table:table-cell>
          <table:table-cell/>
          <table:table-cell table:formula="of:=([.C695]-[.D695])^2" office:value-type="float" office:value="0.0000000149521414681699" calcext:value-type="float">
            <text:p>0,00000001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rm</text:p>
          </table:table-cell>
          <table:table-cell office:value-type="float" office:value="426" calcext:value-type="float">
            <text:p>426</text:p>
          </table:table-cell>
          <table:table-cell table:formula="of:=([.B696]/[.$F$1])" office:value-type="float" office:value="0.00023605201345164" calcext:value-type="float">
            <text:p>0,000236052</text:p>
          </table:table-cell>
          <table:table-cell table:formula="of:=([.$S$11]/([.E696]+[.$T$11])^[.$U$11])" office:value-type="float" office:value="0.00035789005369535" calcext:value-type="float">
            <text:p>0,0003578901</text:p>
          </table:table-cell>
          <table:table-cell office:value-type="float" office:value="695" calcext:value-type="float">
            <text:p>695</text:p>
          </table:table-cell>
          <table:table-cell/>
          <table:table-cell table:formula="of:=([.C696]-[.D696])^2" office:value-type="float" office:value="0.0000000148445080504279" calcext:value-type="float">
            <text:p>1,4844508050427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stance</text:p>
          </table:table-cell>
          <table:table-cell office:value-type="float" office:value="425" calcext:value-type="float">
            <text:p>425</text:p>
          </table:table-cell>
          <table:table-cell table:formula="of:=([.B697]/[.$F$1])" office:value-type="float" office:value="0.000235497900744007" calcext:value-type="float">
            <text:p>0,0002354979</text:p>
          </table:table-cell>
          <table:table-cell table:formula="of:=([.$S$11]/([.E697]+[.$T$11])^[.$U$11])" office:value-type="float" office:value="0.000357450316207573" calcext:value-type="float">
            <text:p>0,0003574503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([.C697]-[.D697])^2" office:value-type="float" office:value="0.0000000148723916373982" calcext:value-type="float">
            <text:p>1,4872391637398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nstead</text:p>
          </table:table-cell>
          <table:table-cell office:value-type="float" office:value="425" calcext:value-type="float">
            <text:p>425</text:p>
          </table:table-cell>
          <table:table-cell table:formula="of:=([.B698]/[.$F$1])" office:value-type="float" office:value="0.000235497900744007" calcext:value-type="float">
            <text:p>0,0002354979</text:p>
          </table:table-cell>
          <table:table-cell table:formula="of:=([.$S$11]/([.E698]+[.$T$11])^[.$U$11])" office:value-type="float" office:value="0.000357011745614897" calcext:value-type="float">
            <text:p>0,0003570117</text:p>
          </table:table-cell>
          <table:table-cell office:value-type="float" office:value="697" calcext:value-type="float">
            <text:p>697</text:p>
          </table:table-cell>
          <table:table-cell/>
          <table:table-cell table:formula="of:=([.C698]-[.D698])^2" office:value-type="float" office:value="0.0000000147656144953067" calcext:value-type="float">
            <text:p>1,4765614495306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aid</text:p>
          </table:table-cell>
          <table:table-cell office:value-type="float" office:value="424" calcext:value-type="float">
            <text:p>424</text:p>
          </table:table-cell>
          <table:table-cell table:formula="of:=([.B699]/[.$F$1])" office:value-type="float" office:value="0.000234943788036374" calcext:value-type="float">
            <text:p>0,0002349438</text:p>
          </table:table-cell>
          <table:table-cell table:formula="of:=([.$S$11]/([.E699]+[.$T$11])^[.$U$11])" office:value-type="float" office:value="0.00035657433716283" calcext:value-type="float">
            <text:p>0,0003565743</text:p>
          </table:table-cell>
          <table:table-cell office:value-type="float" office:value="698" calcext:value-type="float">
            <text:p>698</text:p>
          </table:table-cell>
          <table:table-cell/>
          <table:table-cell table:formula="of:=([.C699]-[.D699])^2" office:value-type="float" office:value="0.0000000147939904808031" calcext:value-type="float">
            <text:p>1,4793990480803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mpossible</text:p>
          </table:table-cell>
          <table:table-cell office:value-type="float" office:value="424" calcext:value-type="float">
            <text:p>424</text:p>
          </table:table-cell>
          <table:table-cell table:formula="of:=([.B700]/[.$F$1])" office:value-type="float" office:value="0.000234943788036374" calcext:value-type="float">
            <text:p>0,0002349438</text:p>
          </table:table-cell>
          <table:table-cell table:formula="of:=([.$S$11]/([.E700]+[.$T$11])^[.$U$11])" office:value-type="float" office:value="0.000356138086122988" calcext:value-type="float">
            <text:p>0,0003561381</text:p>
          </table:table-cell>
          <table:table-cell office:value-type="float" office:value="699" calcext:value-type="float">
            <text:p>699</text:p>
          </table:table-cell>
          <table:table-cell/>
          <table:table-cell table:formula="of:=([.C700]-[.D700])^2" office:value-type="float" office:value="0.0000000146880578887071" calcext:value-type="float">
            <text:p>1,4688057888707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inutes</text:p>
          </table:table-cell>
          <table:table-cell office:value-type="float" office:value="424" calcext:value-type="float">
            <text:p>424</text:p>
          </table:table-cell>
          <table:table-cell table:formula="of:=([.B701]/[.$F$1])" office:value-type="float" office:value="0.000234943788036374" calcext:value-type="float">
            <text:p>0,0002349438</text:p>
          </table:table-cell>
          <table:table-cell table:formula="of:=([.$S$11]/([.E701]+[.$T$11])^[.$U$11])" office:value-type="float" office:value="0.000355702987792918" calcext:value-type="float">
            <text:p>0,000355703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([.C701]-[.D701])^2" office:value-type="float" office:value="0.0000000145827843258408" calcext:value-type="float">
            <text:p>1,4582784325840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oot</text:p>
          </table:table-cell>
          <table:table-cell office:value-type="float" office:value="423" calcext:value-type="float">
            <text:p>423</text:p>
          </table:table-cell>
          <table:table-cell table:formula="of:=([.B702]/[.$F$1])" office:value-type="float" office:value="0.000234389675328741" calcext:value-type="float">
            <text:p>0,0002343897</text:p>
          </table:table-cell>
          <table:table-cell table:formula="of:=([.$S$11]/([.E702]+[.$T$11])^[.$U$11])" office:value-type="float" office:value="0.000355269037495912" calcext:value-type="float">
            <text:p>0,000355269</text:p>
          </table:table-cell>
          <table:table-cell office:value-type="float" office:value="701" calcext:value-type="float">
            <text:p>701</text:p>
          </table:table-cell>
          <table:table-cell/>
          <table:table-cell table:formula="of:=([.C702]-[.D702])^2" office:value-type="float" office:value="0.0000000146118201979419" calcext:value-type="float">
            <text:p>1,4611820197941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ived</text:p>
          </table:table-cell>
          <table:table-cell office:value-type="float" office:value="422" calcext:value-type="float">
            <text:p>422</text:p>
          </table:table-cell>
          <table:table-cell table:formula="of:=([.B703]/[.$F$1])" office:value-type="float" office:value="0.000233835562621108" calcext:value-type="float">
            <text:p>0,0002338356</text:p>
          </table:table-cell>
          <table:table-cell table:formula="of:=([.$S$11]/([.E703]+[.$T$11])^[.$U$11])" office:value-type="float" office:value="0.000354836230580837" calcext:value-type="float">
            <text:p>0,0003548362</text:p>
          </table:table-cell>
          <table:table-cell office:value-type="float" office:value="702" calcext:value-type="float">
            <text:p>702</text:p>
          </table:table-cell>
          <table:table-cell/>
          <table:table-cell table:formula="of:=([.C703]-[.D703])^2" office:value-type="float" office:value="0.0000000146411616467004" calcext:value-type="float">
            <text:p>1,4641161646700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ar</text:p>
          </table:table-cell>
          <table:table-cell office:value-type="float" office:value="422" calcext:value-type="float">
            <text:p>422</text:p>
          </table:table-cell>
          <table:table-cell table:formula="of:=([.B704]/[.$F$1])" office:value-type="float" office:value="0.000233835562621108" calcext:value-type="float">
            <text:p>0,0002338356</text:p>
          </table:table-cell>
          <table:table-cell table:formula="of:=([.$S$11]/([.E704]+[.$T$11])^[.$U$11])" office:value-type="float" office:value="0.000354404562421955" calcext:value-type="float">
            <text:p>0,0003544046</text:p>
          </table:table-cell>
          <table:table-cell office:value-type="float" office:value="703" calcext:value-type="float">
            <text:p>703</text:p>
          </table:table-cell>
          <table:table-cell/>
          <table:table-cell table:formula="of:=([.C704]-[.D704])^2" office:value-type="float" office:value="0.0000000145368837129766" calcext:value-type="float">
            <text:p>1,4536883712976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aper</text:p>
          </table:table-cell>
          <table:table-cell office:value-type="float" office:value="421" calcext:value-type="float">
            <text:p>421</text:p>
          </table:table-cell>
          <table:table-cell table:formula="of:=([.B705]/[.$F$1])" office:value-type="float" office:value="0.000233281449913475" calcext:value-type="float">
            <text:p>0,0002332814</text:p>
          </table:table-cell>
          <table:table-cell table:formula="of:=([.$S$11]/([.E705]+[.$T$11])^[.$U$11])" office:value-type="float" office:value="0.000353974028418751" calcext:value-type="float">
            <text:p>0,00035397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([.C705]-[.D705])^2" office:value-type="float" office:value="0.0000000145666985062523" calcext:value-type="float">
            <text:p>1,4566698506252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rdered</text:p>
          </table:table-cell>
          <table:table-cell office:value-type="float" office:value="419" calcext:value-type="float">
            <text:p>419</text:p>
          </table:table-cell>
          <table:table-cell table:formula="of:=([.B706]/[.$F$1])" office:value-type="float" office:value="0.000232173224498209" calcext:value-type="float">
            <text:p>0,0002321732</text:p>
          </table:table-cell>
          <table:table-cell table:formula="of:=([.$S$11]/([.E706]+[.$T$11])^[.$U$11])" office:value-type="float" office:value="0.000353544623995759" calcext:value-type="float">
            <text:p>0,0003535446</text:p>
          </table:table-cell>
          <table:table-cell office:value-type="float" office:value="705" calcext:value-type="float">
            <text:p>705</text:p>
          </table:table-cell>
          <table:table-cell/>
          <table:table-cell table:formula="of:=([.C706]-[.D706])^2" office:value-type="float" office:value="0.0000000147310166159938" calcext:value-type="float">
            <text:p>1,4731016615993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eaning</text:p>
          </table:table-cell>
          <table:table-cell office:value-type="float" office:value="418" calcext:value-type="float">
            <text:p>418</text:p>
          </table:table-cell>
          <table:table-cell table:formula="of:=([.B707]/[.$F$1])" office:value-type="float" office:value="0.000231619111790576" calcext:value-type="float">
            <text:p>0,0002316191</text:p>
          </table:table-cell>
          <table:table-cell table:formula="of:=([.$S$11]/([.E707]+[.$T$11])^[.$U$11])" office:value-type="float" office:value="0.000353116344602389" calcext:value-type="float">
            <text:p>0,0003531163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([.C707]-[.D707])^2" office:value-type="float" office:value="0.0000000147615775809278" calcext:value-type="float">
            <text:p>1,4761577580927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pinion</text:p>
          </table:table-cell>
          <table:table-cell office:value-type="float" office:value="418" calcext:value-type="float">
            <text:p>418</text:p>
          </table:table-cell>
          <table:table-cell table:formula="of:=([.B708]/[.$F$1])" office:value-type="float" office:value="0.000231619111790576" calcext:value-type="float">
            <text:p>0,0002316191</text:p>
          </table:table-cell>
          <table:table-cell table:formula="of:=([.$S$11]/([.E708]+[.$T$11])^[.$U$11])" office:value-type="float" office:value="0.00035268918571276" calcext:value-type="float">
            <text:p>0,0003526892</text:p>
          </table:table-cell>
          <table:table-cell office:value-type="float" office:value="707" calcext:value-type="float">
            <text:p>707</text:p>
          </table:table-cell>
          <table:table-cell/>
          <table:table-cell table:formula="of:=([.C708]-[.D708])^2" office:value-type="float" office:value="0.0000000146579627995229" calcext:value-type="float">
            <text:p>1,4657962799522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ardly</text:p>
          </table:table-cell>
          <table:table-cell office:value-type="float" office:value="417" calcext:value-type="float">
            <text:p>417</text:p>
          </table:table-cell>
          <table:table-cell table:formula="of:=([.B709]/[.$F$1])" office:value-type="float" office:value="0.000231064999082943" calcext:value-type="float">
            <text:p>0,000231065</text:p>
          </table:table-cell>
          <table:table-cell table:formula="of:=([.$S$11]/([.E709]+[.$T$11])^[.$U$11])" office:value-type="float" office:value="0.000352263142825528" calcext:value-type="float">
            <text:p>0,0003522631</text:p>
          </table:table-cell>
          <table:table-cell office:value-type="float" office:value="708" calcext:value-type="float">
            <text:p>708</text:p>
          </table:table-cell>
          <table:table-cell/>
          <table:table-cell table:formula="of:=([.C709]-[.D709])^2" office:value-type="float" office:value="0.0000000146889900466481" calcext:value-type="float">
            <text:p>1,4688990046648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on't</text:p>
          </table:table-cell>
          <table:table-cell office:value-type="float" office:value="416" calcext:value-type="float">
            <text:p>416</text:p>
          </table:table-cell>
          <table:table-cell table:formula="of:=([.B710]/[.$F$1])" office:value-type="float" office:value="0.000230510886375311" calcext:value-type="float">
            <text:p>0,0002305109</text:p>
          </table:table-cell>
          <table:table-cell table:formula="of:=([.$S$11]/([.E710]+[.$T$11])^[.$U$11])" office:value-type="float" office:value="0.000351838211463723" calcext:value-type="float">
            <text:p>0,0003518382</text:p>
          </table:table-cell>
          <table:table-cell office:value-type="float" office:value="709" calcext:value-type="float">
            <text:p>709</text:p>
          </table:table-cell>
          <table:table-cell/>
          <table:table-cell table:formula="of:=([.C710]-[.D710])^2" office:value-type="float" office:value="0.0000000147203198131093" calcext:value-type="float">
            <text:p>1,4720319813109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ue</text:p>
          </table:table-cell>
          <table:table-cell office:value-type="float" office:value="416" calcext:value-type="float">
            <text:p>416</text:p>
          </table:table-cell>
          <table:table-cell table:formula="of:=([.B711]/[.$F$1])" office:value-type="float" office:value="0.000230510886375311" calcext:value-type="float">
            <text:p>0,0002305109</text:p>
          </table:table-cell>
          <table:table-cell table:formula="of:=([.$S$11]/([.E711]+[.$T$11])^[.$U$11])" office:value-type="float" office:value="0.000351414387174578" calcext:value-type="float">
            <text:p>0,0003514144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([.C711]-[.D711])^2" office:value-type="float" office:value="0.0000000146176565055186" calcext:value-type="float">
            <text:p>1,4617656505518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irty</text:p>
          </table:table-cell>
          <table:table-cell office:value-type="float" office:value="416" calcext:value-type="float">
            <text:p>416</text:p>
          </table:table-cell>
          <table:table-cell table:formula="of:=([.B712]/[.$F$1])" office:value-type="float" office:value="0.000230510886375311" calcext:value-type="float">
            <text:p>0,0002305109</text:p>
          </table:table-cell>
          <table:table-cell table:formula="of:=([.$S$11]/([.E712]+[.$T$11])^[.$U$11])" office:value-type="float" office:value="0.00035099166552937" calcext:value-type="float">
            <text:p>0,0003509917</text:p>
          </table:table-cell>
          <table:table-cell office:value-type="float" office:value="711" calcext:value-type="float">
            <text:p>711</text:p>
          </table:table-cell>
          <table:table-cell/>
          <table:table-cell table:formula="of:=([.C712]-[.D712])^2" office:value-type="float" office:value="0.0000000145156181455694" calcext:value-type="float">
            <text:p>1,4515618145569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e's</text:p>
          </table:table-cell>
          <table:table-cell office:value-type="float" office:value="416" calcext:value-type="float">
            <text:p>416</text:p>
          </table:table-cell>
          <table:table-cell table:formula="of:=([.B713]/[.$F$1])" office:value-type="float" office:value="0.000230510886375311" calcext:value-type="float">
            <text:p>0,0002305109</text:p>
          </table:table-cell>
          <table:table-cell table:formula="of:=([.$S$11]/([.E713]+[.$T$11])^[.$U$11])" office:value-type="float" office:value="0.000350570042123252" calcext:value-type="float">
            <text:p>0,00035057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([.C713]-[.D713])^2" office:value-type="float" office:value="0.0000000144142008789085" calcext:value-type="float">
            <text:p>1,4414200878908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ncluding</text:p>
          </table:table-cell>
          <table:table-cell office:value-type="float" office:value="415" calcext:value-type="float">
            <text:p>415</text:p>
          </table:table-cell>
          <table:table-cell table:formula="of:=([.B714]/[.$F$1])" office:value-type="float" office:value="0.000229956773667678" calcext:value-type="float">
            <text:p>0,0002299568</text:p>
          </table:table-cell>
          <table:table-cell table:formula="of:=([.$S$11]/([.E714]+[.$T$11])^[.$U$11])" office:value-type="float" office:value="0.000350149512575092" calcext:value-type="float">
            <text:p>0,0003501495</text:p>
          </table:table-cell>
          <table:table-cell office:value-type="float" office:value="713" calcext:value-type="float">
            <text:p>713</text:p>
          </table:table-cell>
          <table:table-cell/>
          <table:table-cell table:formula="of:=([.C714]-[.D714])^2" office:value-type="float" office:value="0.0000000144462944860659" calcext:value-type="float">
            <text:p>1,4446294486065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pera</text:p>
          </table:table-cell>
          <table:table-cell office:value-type="float" office:value="415" calcext:value-type="float">
            <text:p>415</text:p>
          </table:table-cell>
          <table:table-cell table:formula="of:=([.B715]/[.$F$1])" office:value-type="float" office:value="0.000229956773667678" calcext:value-type="float">
            <text:p>0,0002299568</text:p>
          </table:table-cell>
          <table:table-cell table:formula="of:=([.$S$11]/([.E715]+[.$T$11])^[.$U$11])" office:value-type="float" office:value="0.000349730072527316" calcext:value-type="float">
            <text:p>0,0003497301</text:p>
          </table:table-cell>
          <table:table-cell office:value-type="float" office:value="714" calcext:value-type="float">
            <text:p>714</text:p>
          </table:table-cell>
          <table:table-cell/>
          <table:table-cell table:formula="of:=([.C715]-[.D715])^2" office:value-type="float" office:value="0.0000000143456431197202" calcext:value-type="float">
            <text:p>1,4345643119720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hurch</text:p>
          </table:table-cell>
          <table:table-cell office:value-type="float" office:value="415" calcext:value-type="float">
            <text:p>415</text:p>
          </table:table-cell>
          <table:table-cell table:formula="of:=([.B716]/[.$F$1])" office:value-type="float" office:value="0.000229956773667678" calcext:value-type="float">
            <text:p>0,0002299568</text:p>
          </table:table-cell>
          <table:table-cell table:formula="of:=([.$S$11]/([.E716]+[.$T$11])^[.$U$11])" office:value-type="float" office:value="0.000349311717645744" calcext:value-type="float">
            <text:p>0,0003493117</text:p>
          </table:table-cell>
          <table:table-cell office:value-type="float" office:value="715" calcext:value-type="float">
            <text:p>715</text:p>
          </table:table-cell>
          <table:table-cell/>
          <table:table-cell table:formula="of:=([.C716]-[.D716])^2" office:value-type="float" office:value="0.0000000142456026520073" calcext:value-type="float">
            <text:p>1,4245602652007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</text:p>
          </table:table-cell>
          <table:table-cell office:value-type="float" office:value="415" calcext:value-type="float">
            <text:p>415</text:p>
          </table:table-cell>
          <table:table-cell table:formula="of:=([.B717]/[.$F$1])" office:value-type="float" office:value="0.000229956773667678" calcext:value-type="float">
            <text:p>0,0002299568</text:p>
          </table:table-cell>
          <table:table-cell table:formula="of:=([.$S$11]/([.E717]+[.$T$11])^[.$U$11])" office:value-type="float" office:value="0.000348894443619435" calcext:value-type="float">
            <text:p>0,0003488944</text:p>
          </table:table-cell>
          <table:table-cell office:value-type="float" office:value="716" calcext:value-type="float">
            <text:p>716</text:p>
          </table:table-cell>
          <table:table-cell/>
          <table:table-cell table:formula="of:=([.C717]-[.D717])^2" office:value-type="float" office:value="0.0000000141461693335533" calcext:value-type="float">
            <text:p>1,4146169333553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nstance</text:p>
          </table:table-cell>
          <table:table-cell office:value-type="float" office:value="414" calcext:value-type="float">
            <text:p>414</text:p>
          </table:table-cell>
          <table:table-cell table:formula="of:=([.B718]/[.$F$1])" office:value-type="float" office:value="0.000229402660960045" calcext:value-type="float">
            <text:p>0,0002294027</text:p>
          </table:table-cell>
          <table:table-cell table:formula="of:=([.$S$11]/([.E718]+[.$T$11])^[.$U$11])" office:value-type="float" office:value="0.000348478246160531" calcext:value-type="float">
            <text:p>0,0003484782</text:p>
          </table:table-cell>
          <table:table-cell office:value-type="float" office:value="717" calcext:value-type="float">
            <text:p>717</text:p>
          </table:table-cell>
          <table:table-cell/>
          <table:table-cell table:formula="of:=([.C718]-[.D718])^2" office:value-type="float" office:value="0.0000000141789949908383" calcext:value-type="float">
            <text:p>1,4178994990838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rike</text:p>
          </table:table-cell>
          <table:table-cell office:value-type="float" office:value="413" calcext:value-type="float">
            <text:p>413</text:p>
          </table:table-cell>
          <table:table-cell table:formula="of:=([.B719]/[.$F$1])" office:value-type="float" office:value="0.000228848548252412" calcext:value-type="float">
            <text:p>0,0002288485</text:p>
          </table:table-cell>
          <table:table-cell table:formula="of:=([.$S$11]/([.E719]+[.$T$11])^[.$U$11])" office:value-type="float" office:value="0.000348063121004098" calcext:value-type="float">
            <text:p>0,0003480631</text:p>
          </table:table-cell>
          <table:table-cell office:value-type="float" office:value="718" calcext:value-type="float">
            <text:p>718</text:p>
          </table:table-cell>
          <table:table-cell/>
          <table:table-cell table:formula="of:=([.C719]-[.D719])^2" office:value-type="float" office:value="0.0000000142121143563672" calcext:value-type="float">
            <text:p>1,4212114356367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an</text:p>
          </table:table-cell>
          <table:table-cell office:value-type="float" office:value="413" calcext:value-type="float">
            <text:p>413</text:p>
          </table:table-cell>
          <table:table-cell table:formula="of:=([.B720]/[.$F$1])" office:value-type="float" office:value="0.000228848548252412" calcext:value-type="float">
            <text:p>0,0002288485</text:p>
          </table:table-cell>
          <table:table-cell table:formula="of:=([.$S$11]/([.E720]+[.$T$11])^[.$U$11])" office:value-type="float" office:value="0.000347649063907976" calcext:value-type="float">
            <text:p>0,0003476491</text:p>
          </table:table-cell>
          <table:table-cell office:value-type="float" office:value="719" calcext:value-type="float">
            <text:p>719</text:p>
          </table:table-cell>
          <table:table-cell/>
          <table:table-cell table:formula="of:=([.C720]-[.D720])^2" office:value-type="float" office:value="0.0000000141135625200281" calcext:value-type="float">
            <text:p>1,4113562520028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uth</text:p>
          </table:table-cell>
          <table:table-cell office:value-type="float" office:value="410" calcext:value-type="float">
            <text:p>410</text:p>
          </table:table-cell>
          <table:table-cell table:formula="of:=([.B721]/[.$F$1])" office:value-type="float" office:value="0.000227186210129513" calcext:value-type="float">
            <text:p>0,0002271862</text:p>
          </table:table-cell>
          <table:table-cell table:formula="of:=([.$S$11]/([.E721]+[.$T$11])^[.$U$11])" office:value-type="float" office:value="0.000347236070652623" calcext:value-type="float">
            <text:p>0,0003472361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([.C721]-[.D721])^2" office:value-type="float" office:value="0.0000000144119690116183" calcext:value-type="float">
            <text:p>1,4411969011618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carcely</text:p>
          </table:table-cell>
          <table:table-cell office:value-type="float" office:value="409" calcext:value-type="float">
            <text:p>409</text:p>
          </table:table-cell>
          <table:table-cell table:formula="of:=([.B722]/[.$F$1])" office:value-type="float" office:value="0.00022663209742188" calcext:value-type="float">
            <text:p>0,0002266321</text:p>
          </table:table-cell>
          <table:table-cell table:formula="of:=([.$S$11]/([.E722]+[.$T$11])^[.$U$11])" office:value-type="float" office:value="0.000346824137040965" calcext:value-type="float">
            <text:p>0,0003468241</text:p>
          </table:table-cell>
          <table:table-cell office:value-type="float" office:value="721" calcext:value-type="float">
            <text:p>721</text:p>
          </table:table-cell>
          <table:table-cell/>
          <table:table-cell table:formula="of:=([.C722]-[.D722])^2" office:value-type="float" office:value="0.0000000144461263877958" calcext:value-type="float">
            <text:p>1,4446126387795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etty</text:p>
          </table:table-cell>
          <table:table-cell office:value-type="float" office:value="409" calcext:value-type="float">
            <text:p>409</text:p>
          </table:table-cell>
          <table:table-cell table:formula="of:=([.B723]/[.$F$1])" office:value-type="float" office:value="0.00022663209742188" calcext:value-type="float">
            <text:p>0,0002266321</text:p>
          </table:table-cell>
          <table:table-cell table:formula="of:=([.$S$11]/([.E723]+[.$T$11])^[.$U$11])" office:value-type="float" office:value="0.000346413258898245" calcext:value-type="float">
            <text:p>0,0003464133</text:p>
          </table:table-cell>
          <table:table-cell office:value-type="float" office:value="722" calcext:value-type="float">
            <text:p>722</text:p>
          </table:table-cell>
          <table:table-cell/>
          <table:table-cell table:formula="of:=([.C723]-[.D723])^2" office:value-type="float" office:value="0.0000000143475266446271" calcext:value-type="float">
            <text:p>1,4347526644627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rchive</text:p>
          </table:table-cell>
          <table:table-cell office:value-type="float" office:value="409" calcext:value-type="float">
            <text:p>409</text:p>
          </table:table-cell>
          <table:table-cell table:formula="of:=([.B724]/[.$F$1])" office:value-type="float" office:value="0.00022663209742188" calcext:value-type="float">
            <text:p>0,0002266321</text:p>
          </table:table-cell>
          <table:table-cell table:formula="of:=([.$S$11]/([.E724]+[.$T$11])^[.$U$11])" office:value-type="float" office:value="0.000346003432071874" calcext:value-type="float">
            <text:p>0,0003460034</text:p>
          </table:table-cell>
          <table:table-cell office:value-type="float" office:value="723" calcext:value-type="float">
            <text:p>723</text:p>
          </table:table-cell>
          <table:table-cell/>
          <table:table-cell table:formula="of:=([.C724]-[.D724])^2" office:value-type="float" office:value="0.000000014249515536121" calcext:value-type="float">
            <text:p>1,424951553612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i</text:p>
          </table:table-cell>
          <table:table-cell office:value-type="float" office:value="408" calcext:value-type="float">
            <text:p>408</text:p>
          </table:table-cell>
          <table:table-cell table:formula="of:=([.B725]/[.$F$1])" office:value-type="float" office:value="0.000226077984714247" calcext:value-type="float">
            <text:p>0,000226078</text:p>
          </table:table-cell>
          <table:table-cell table:formula="of:=([.$S$11]/([.E725]+[.$T$11])^[.$U$11])" office:value-type="float" office:value="0.000345594652431284" calcext:value-type="float">
            <text:p>0,0003455947</text:p>
          </table:table-cell>
          <table:table-cell office:value-type="float" office:value="724" calcext:value-type="float">
            <text:p>724</text:p>
          </table:table-cell>
          <table:table-cell/>
          <table:table-cell table:formula="of:=([.C725]-[.D725])^2" office:value-type="float" office:value="0.0000000142842338621846" calcext:value-type="float">
            <text:p>1,4284233862184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asy</text:p>
          </table:table-cell>
          <table:table-cell office:value-type="float" office:value="408" calcext:value-type="float">
            <text:p>408</text:p>
          </table:table-cell>
          <table:table-cell table:formula="of:=([.B726]/[.$F$1])" office:value-type="float" office:value="0.000226077984714247" calcext:value-type="float">
            <text:p>0,000226078</text:p>
          </table:table-cell>
          <table:table-cell table:formula="of:=([.$S$11]/([.E726]+[.$T$11])^[.$U$11])" office:value-type="float" office:value="0.000345186915867778" calcext:value-type="float">
            <text:p>0,0003451869</text:p>
          </table:table-cell>
          <table:table-cell office:value-type="float" office:value="725" calcext:value-type="float">
            <text:p>725</text:p>
          </table:table-cell>
          <table:table-cell/>
          <table:table-cell table:formula="of:=([.C726]-[.D726])^2" office:value-type="float" office:value="0.0000000141869374805366" calcext:value-type="float">
            <text:p>1,4186937480536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ed</text:p>
          </table:table-cell>
          <table:table-cell office:value-type="float" office:value="407" calcext:value-type="float">
            <text:p>407</text:p>
          </table:table-cell>
          <table:table-cell table:formula="of:=([.B727]/[.$F$1])" office:value-type="float" office:value="0.000225523872006614" calcext:value-type="float">
            <text:p>0,0002255239</text:p>
          </table:table-cell>
          <table:table-cell table:formula="of:=([.$S$11]/([.E727]+[.$T$11])^[.$U$11])" office:value-type="float" office:value="0.000344780218294389" calcext:value-type="float">
            <text:p>0,0003447802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([.C727]-[.D727])^2" office:value-type="float" office:value="0.0000000142220761299097" calcext:value-type="float">
            <text:p>1,4222076129909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op</text:p>
          </table:table-cell>
          <table:table-cell office:value-type="float" office:value="405" calcext:value-type="float">
            <text:p>405</text:p>
          </table:table-cell>
          <table:table-cell table:formula="of:=([.B728]/[.$F$1])" office:value-type="float" office:value="0.000224415646591348" calcext:value-type="float">
            <text:p>0,0002244156</text:p>
          </table:table-cell>
          <table:table-cell table:formula="of:=([.$S$11]/([.E728]+[.$T$11])^[.$U$11])" office:value-type="float" office:value="0.000344374555645731" calcext:value-type="float">
            <text:p>0,0003443746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([.C728]-[.D728])^2" office:value-type="float" office:value="0.0000000143901398615177" calcext:value-type="float">
            <text:p>1,4390139861517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tc</text:p>
          </table:table-cell>
          <table:table-cell office:value-type="float" office:value="405" calcext:value-type="float">
            <text:p>405</text:p>
          </table:table-cell>
          <table:table-cell table:formula="of:=([.B729]/[.$F$1])" office:value-type="float" office:value="0.000224415646591348" calcext:value-type="float">
            <text:p>0,0002244156</text:p>
          </table:table-cell>
          <table:table-cell table:formula="of:=([.$S$11]/([.E729]+[.$T$11])^[.$U$11])" office:value-type="float" office:value="0.000343969923877858" calcext:value-type="float">
            <text:p>0,0003439699</text:p>
          </table:table-cell>
          <table:table-cell office:value-type="float" office:value="728" calcext:value-type="float">
            <text:p>728</text:p>
          </table:table-cell>
          <table:table-cell/>
          <table:table-cell table:formula="of:=([.C729]-[.D729])^2" office:value-type="float" office:value="0.0000000142932252174998" calcext:value-type="float">
            <text:p>1,4293225217499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esident</text:p>
          </table:table-cell>
          <table:table-cell office:value-type="float" office:value="404" calcext:value-type="float">
            <text:p>404</text:p>
          </table:table-cell>
          <table:table-cell table:formula="of:=([.B730]/[.$F$1])" office:value-type="float" office:value="0.000223861533883715" calcext:value-type="float">
            <text:p>0,0002238615</text:p>
          </table:table-cell>
          <table:table-cell table:formula="of:=([.$S$11]/([.E730]+[.$T$11])^[.$U$11])" office:value-type="float" office:value="0.000343566318968124" calcext:value-type="float">
            <text:p>0,0003435663</text:p>
          </table:table-cell>
          <table:table-cell office:value-type="float" office:value="729" calcext:value-type="float">
            <text:p>729</text:p>
          </table:table-cell>
          <table:table-cell/>
          <table:table-cell table:formula="of:=([.C730]-[.D730])^2" office:value-type="float" office:value="0.0000000143292355721045" calcext:value-type="float">
            <text:p>1,4329235572104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stinct</text:p>
          </table:table-cell>
          <table:table-cell office:value-type="float" office:value="404" calcext:value-type="float">
            <text:p>404</text:p>
          </table:table-cell>
          <table:table-cell table:formula="of:=([.B731]/[.$F$1])" office:value-type="float" office:value="0.000223861533883715" calcext:value-type="float">
            <text:p>0,0002238615</text:p>
          </table:table-cell>
          <table:table-cell table:formula="of:=([.$S$11]/([.E731]+[.$T$11])^[.$U$11])" office:value-type="float" office:value="0.000343163736915036" calcext:value-type="float">
            <text:p>0,0003431637</text:p>
          </table:table-cell>
          <table:table-cell office:value-type="float" office:value="730" calcext:value-type="float">
            <text:p>730</text:p>
          </table:table-cell>
          <table:table-cell/>
          <table:table-cell table:formula="of:=([.C731]-[.D731])^2" office:value-type="float" office:value="0.0000000142330156481266" calcext:value-type="float">
            <text:p>1,4233015648126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</text:p>
          </table:table-cell>
          <table:table-cell office:value-type="float" office:value="402" calcext:value-type="float">
            <text:p>402</text:p>
          </table:table-cell>
          <table:table-cell table:formula="of:=([.B732]/[.$F$1])" office:value-type="float" office:value="0.000222753308468449" calcext:value-type="float">
            <text:p>0,0002227533</text:p>
          </table:table-cell>
          <table:table-cell table:formula="of:=([.$S$11]/([.E732]+[.$T$11])^[.$U$11])" office:value-type="float" office:value="0.000342762173738121" calcext:value-type="float">
            <text:p>0,0003427622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([.C732]-[.D732])^2" office:value-type="float" office:value="0.0000000144021277433142" calcext:value-type="float">
            <text:p>1,4402127743314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spect</text:p>
          </table:table-cell>
          <table:table-cell office:value-type="float" office:value="402" calcext:value-type="float">
            <text:p>402</text:p>
          </table:table-cell>
          <table:table-cell table:formula="of:=([.B733]/[.$F$1])" office:value-type="float" office:value="0.000222753308468449" calcext:value-type="float">
            <text:p>0,0002227533</text:p>
          </table:table-cell>
          <table:table-cell table:formula="of:=([.$S$11]/([.E733]+[.$T$11])^[.$U$11])" office:value-type="float" office:value="0.00034236162547778" calcext:value-type="float">
            <text:p>0,0003423616</text:p>
          </table:table-cell>
          <table:table-cell office:value-type="float" office:value="732" calcext:value-type="float">
            <text:p>732</text:p>
          </table:table-cell>
          <table:table-cell/>
          <table:table-cell table:formula="of:=([.C733]-[.D733])^2" office:value-type="float" office:value="0.0000000143061494978046" calcext:value-type="float">
            <text:p>1,4306149497804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uty</text:p>
          </table:table-cell>
          <table:table-cell office:value-type="float" office:value="402" calcext:value-type="float">
            <text:p>402</text:p>
          </table:table-cell>
          <table:table-cell table:formula="of:=([.B734]/[.$F$1])" office:value-type="float" office:value="0.000222753308468449" calcext:value-type="float">
            <text:p>0,0002227533</text:p>
          </table:table-cell>
          <table:table-cell table:formula="of:=([.$S$11]/([.E734]+[.$T$11])^[.$U$11])" office:value-type="float" office:value="0.000341962088195158" calcext:value-type="float">
            <text:p>0,0003419621</text:p>
          </table:table-cell>
          <table:table-cell office:value-type="float" office:value="733" calcext:value-type="float">
            <text:p>733</text:p>
          </table:table-cell>
          <table:table-cell/>
          <table:table-cell table:formula="of:=([.C734]-[.D734])^2" office:value-type="float" office:value="0.000000014210733163931" calcext:value-type="float">
            <text:p>1,421073316393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fficulty</text:p>
          </table:table-cell>
          <table:table-cell office:value-type="float" office:value="402" calcext:value-type="float">
            <text:p>402</text:p>
          </table:table-cell>
          <table:table-cell table:formula="of:=([.B735]/[.$F$1])" office:value-type="float" office:value="0.000222753308468449" calcext:value-type="float">
            <text:p>0,0002227533</text:p>
          </table:table-cell>
          <table:table-cell table:formula="of:=([.$S$11]/([.E735]+[.$T$11])^[.$U$11])" office:value-type="float" office:value="0.000341563557972001" calcext:value-type="float">
            <text:p>0,0003415636</text:p>
          </table:table-cell>
          <table:table-cell office:value-type="float" office:value="734" calcext:value-type="float">
            <text:p>734</text:p>
          </table:table-cell>
          <table:table-cell/>
          <table:table-cell table:formula="of:=([.C735]-[.D735])^2" office:value-type="float" office:value="0.0000000141158753870963" calcext:value-type="float">
            <text:p>1,4115875387096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ught</text:p>
          </table:table-cell>
          <table:table-cell office:value-type="float" office:value="401" calcext:value-type="float">
            <text:p>401</text:p>
          </table:table-cell>
          <table:table-cell table:formula="of:=([.B736]/[.$F$1])" office:value-type="float" office:value="0.000222199195760816" calcext:value-type="float">
            <text:p>0,0002221992</text:p>
          </table:table-cell>
          <table:table-cell table:formula="of:=([.$S$11]/([.E736]+[.$T$11])^[.$U$11])" office:value-type="float" office:value="0.000341166030910525" calcext:value-type="float">
            <text:p>0,000341166</text:p>
          </table:table-cell>
          <table:table-cell office:value-type="float" office:value="735" calcext:value-type="float">
            <text:p>735</text:p>
          </table:table-cell>
          <table:table-cell/>
          <table:table-cell table:formula="of:=([.C736]-[.D736])^2" office:value-type="float" office:value="0.0000000141531078655379" calcext:value-type="float">
            <text:p>1,4153107865537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main</text:p>
          </table:table-cell>
          <table:table-cell office:value-type="float" office:value="401" calcext:value-type="float">
            <text:p>401</text:p>
          </table:table-cell>
          <table:table-cell table:formula="of:=([.B737]/[.$F$1])" office:value-type="float" office:value="0.000222199195760816" calcext:value-type="float">
            <text:p>0,0002221992</text:p>
          </table:table-cell>
          <table:table-cell table:formula="of:=([.$S$11]/([.E737]+[.$T$11])^[.$U$11])" office:value-type="float" office:value="0.000340769503133277" calcext:value-type="float">
            <text:p>0,0003407695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([.C737]-[.D737])^2" office:value-type="float" office:value="0.0000000140589177903998" calcext:value-type="float">
            <text:p>1,4058917790399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ystem</text:p>
          </table:table-cell>
          <table:table-cell office:value-type="float" office:value="401" calcext:value-type="float">
            <text:p>401</text:p>
          </table:table-cell>
          <table:table-cell table:formula="of:=([.B738]/[.$F$1])" office:value-type="float" office:value="0.000222199195760816" calcext:value-type="float">
            <text:p>0,0002221992</text:p>
          </table:table-cell>
          <table:table-cell table:formula="of:=([.$S$11]/([.E738]+[.$T$11])^[.$U$11])" office:value-type="float" office:value="0.000340373970783007" calcext:value-type="float">
            <text:p>0,000340374</text:p>
          </table:table-cell>
          <table:table-cell office:value-type="float" office:value="737" calcext:value-type="float">
            <text:p>737</text:p>
          </table:table-cell>
          <table:table-cell/>
          <table:table-cell table:formula="of:=([.C738]-[.D738])^2" office:value-type="float" office:value="0.0000000139652774515454" calcext:value-type="float">
            <text:p>0,00000001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roken</text:p>
          </table:table-cell>
          <table:table-cell office:value-type="float" office:value="400" calcext:value-type="float">
            <text:p>400</text:p>
          </table:table-cell>
          <table:table-cell table:formula="of:=([.B739]/[.$F$1])" office:value-type="float" office:value="0.000221645083053183" calcext:value-type="float">
            <text:p>0,0002216451</text:p>
          </table:table-cell>
          <table:table-cell table:formula="of:=([.$S$11]/([.E739]+[.$T$11])^[.$U$11])" office:value-type="float" office:value="0.000339979430022532" calcext:value-type="float">
            <text:p>0,0003399794</text:p>
          </table:table-cell>
          <table:table-cell office:value-type="float" office:value="738" calcext:value-type="float">
            <text:p>738</text:p>
          </table:table-cell>
          <table:table-cell/>
          <table:table-cell table:formula="of:=([.C739]-[.D739])^2" office:value-type="float" office:value="0.0000000140030176726621" calcext:value-type="float">
            <text:p>0,00000001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and</text:p>
          </table:table-cell>
          <table:table-cell office:value-type="float" office:value="400" calcext:value-type="float">
            <text:p>400</text:p>
          </table:table-cell>
          <table:table-cell table:formula="of:=([.B740]/[.$F$1])" office:value-type="float" office:value="0.000221645083053183" calcext:value-type="float">
            <text:p>0,0002216451</text:p>
          </table:table-cell>
          <table:table-cell table:formula="of:=([.$S$11]/([.E740]+[.$T$11])^[.$U$11])" office:value-type="float" office:value="0.000339585877034604" calcext:value-type="float">
            <text:p>0,0003395859</text:p>
          </table:table-cell>
          <table:table-cell office:value-type="float" office:value="739" calcext:value-type="float">
            <text:p>739</text:p>
          </table:table-cell>
          <table:table-cell/>
          <table:table-cell table:formula="of:=([.C740]-[.D740])^2" office:value-type="float" office:value="0.0000000139100308849679" calcext:value-type="float">
            <text:p>1,3910030884967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lue</text:p>
          </table:table-cell>
          <table:table-cell office:value-type="float" office:value="399" calcext:value-type="float">
            <text:p>399</text:p>
          </table:table-cell>
          <table:table-cell table:formula="of:=([.B741]/[.$F$1])" office:value-type="float" office:value="0.00022109097034555" calcext:value-type="float">
            <text:p>0,000221091</text:p>
          </table:table-cell>
          <table:table-cell table:formula="of:=([.$S$11]/([.E741]+[.$T$11])^[.$U$11])" office:value-type="float" office:value="0.000339193308021783" calcext:value-type="float">
            <text:p>0,0003391933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([.C741]-[.D741])^2" office:value-type="float" office:value="0.000000013948162164591" calcext:value-type="float">
            <text:p>1,394816216459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ilitary</text:p>
          </table:table-cell>
          <table:table-cell office:value-type="float" office:value="399" calcext:value-type="float">
            <text:p>399</text:p>
          </table:table-cell>
          <table:table-cell table:formula="of:=([.B742]/[.$F$1])" office:value-type="float" office:value="0.00022109097034555" calcext:value-type="float">
            <text:p>0,000221091</text:p>
          </table:table-cell>
          <table:table-cell table:formula="of:=([.$S$11]/([.E742]+[.$T$11])^[.$U$11])" office:value-type="float" office:value="0.000338801719206308" calcext:value-type="float">
            <text:p>0,0003388017</text:p>
          </table:table-cell>
          <table:table-cell office:value-type="float" office:value="741" calcext:value-type="float">
            <text:p>741</text:p>
          </table:table-cell>
          <table:table-cell/>
          <table:table-cell table:formula="of:=([.C742]-[.D742])^2" office:value-type="float" office:value="0.0000000138558203973603" calcext:value-type="float">
            <text:p>1,3855820397360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nfluence</text:p>
          </table:table-cell>
          <table:table-cell office:value-type="float" office:value="398" calcext:value-type="float">
            <text:p>398</text:p>
          </table:table-cell>
          <table:table-cell table:formula="of:=([.B743]/[.$F$1])" office:value-type="float" office:value="0.000220536857637917" calcext:value-type="float">
            <text:p>0,0002205369</text:p>
          </table:table-cell>
          <table:table-cell table:formula="of:=([.$S$11]/([.E743]+[.$T$11])^[.$U$11])" office:value-type="float" office:value="0.000338411106829962" calcext:value-type="float">
            <text:p>0,0003384111</text:p>
          </table:table-cell>
          <table:table-cell office:value-type="float" office:value="742" calcext:value-type="float">
            <text:p>742</text:p>
          </table:table-cell>
          <table:table-cell/>
          <table:table-cell table:formula="of:=([.C743]-[.D743])^2" office:value-type="float" office:value="0.0000000138943386225883" calcext:value-type="float">
            <text:p>1,3894338622588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visit</text:p>
          </table:table-cell>
          <table:table-cell office:value-type="float" office:value="398" calcext:value-type="float">
            <text:p>398</text:p>
          </table:table-cell>
          <table:table-cell table:formula="of:=([.B744]/[.$F$1])" office:value-type="float" office:value="0.000220536857637917" calcext:value-type="float">
            <text:p>0,0002205369</text:p>
          </table:table-cell>
          <table:table-cell table:formula="of:=([.$S$11]/([.E744]+[.$T$11])^[.$U$11])" office:value-type="float" office:value="0.000338021467153955" calcext:value-type="float">
            <text:p>0,0003380215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([.C744]-[.D744])^2" office:value-type="float" office:value="0.0000000138026334731358" calcext:value-type="float">
            <text:p>1,3802633473135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est</text:p>
          </table:table-cell>
          <table:table-cell office:value-type="float" office:value="397" calcext:value-type="float">
            <text:p>397</text:p>
          </table:table-cell>
          <table:table-cell table:formula="of:=([.B745]/[.$F$1])" office:value-type="float" office:value="0.000219982744930284" calcext:value-type="float">
            <text:p>0,0002199827</text:p>
          </table:table-cell>
          <table:table-cell table:formula="of:=([.$S$11]/([.E745]+[.$T$11])^[.$U$11])" office:value-type="float" office:value="0.000337632796458789" calcext:value-type="float">
            <text:p>0,0003376328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([.C745]-[.D745])^2" office:value-type="float" office:value="0.0000000138415346246597" calcext:value-type="float">
            <text:p>1,3841534624659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earned</text:p>
          </table:table-cell>
          <table:table-cell office:value-type="float" office:value="397" calcext:value-type="float">
            <text:p>397</text:p>
          </table:table-cell>
          <table:table-cell table:formula="of:=([.B746]/[.$F$1])" office:value-type="float" office:value="0.000219982744930284" calcext:value-type="float">
            <text:p>0,0002199827</text:p>
          </table:table-cell>
          <table:table-cell table:formula="of:=([.$S$11]/([.E746]+[.$T$11])^[.$U$11])" office:value-type="float" office:value="0.000337245091044138" calcext:value-type="float">
            <text:p>0,0003372451</text:p>
          </table:table-cell>
          <table:table-cell office:value-type="float" office:value="745" calcext:value-type="float">
            <text:p>745</text:p>
          </table:table-cell>
          <table:table-cell/>
          <table:table-cell table:formula="of:=([.C746]-[.D746])^2" office:value-type="float" office:value="0.0000000137504578161251" calcext:value-type="float">
            <text:p>1,3750457816125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ormed</text:p>
          </table:table-cell>
          <table:table-cell office:value-type="float" office:value="396" calcext:value-type="float">
            <text:p>396</text:p>
          </table:table-cell>
          <table:table-cell table:formula="of:=([.B747]/[.$F$1])" office:value-type="float" office:value="0.000219428632222651" calcext:value-type="float">
            <text:p>0,0002194286</text:p>
          </table:table-cell>
          <table:table-cell table:formula="of:=([.$S$11]/([.E747]+[.$T$11])^[.$U$11])" office:value-type="float" office:value="0.000336858347228721" calcext:value-type="float">
            <text:p>0,0003368583</text:p>
          </table:table-cell>
          <table:table-cell office:value-type="float" office:value="746" calcext:value-type="float">
            <text:p>746</text:p>
          </table:table-cell>
          <table:table-cell/>
          <table:table-cell table:formula="of:=([.C747]-[.D747])^2" office:value-type="float" office:value="0.0000000137897379664068" calcext:value-type="float">
            <text:p>1,3789737966406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ose</text:p>
          </table:table-cell>
          <table:table-cell office:value-type="float" office:value="396" calcext:value-type="float">
            <text:p>396</text:p>
          </table:table-cell>
          <table:table-cell table:formula="of:=([.B748]/[.$F$1])" office:value-type="float" office:value="0.000219428632222651" calcext:value-type="float">
            <text:p>0,0002194286</text:p>
          </table:table-cell>
          <table:table-cell table:formula="of:=([.$S$11]/([.E748]+[.$T$11])^[.$U$11])" office:value-type="float" office:value="0.000336472561350182" calcext:value-type="float">
            <text:p>0,0003364726</text:p>
          </table:table-cell>
          <table:table-cell office:value-type="float" office:value="747" calcext:value-type="float">
            <text:p>747</text:p>
          </table:table-cell>
          <table:table-cell/>
          <table:table-cell table:formula="of:=([.C748]-[.D748])^2" office:value-type="float" office:value="0.0000000136992813456105" calcext:value-type="float">
            <text:p>1,3699281345610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lease</text:p>
          </table:table-cell>
          <table:table-cell office:value-type="float" office:value="396" calcext:value-type="float">
            <text:p>396</text:p>
          </table:table-cell>
          <table:table-cell table:formula="of:=([.B749]/[.$F$1])" office:value-type="float" office:value="0.000219428632222651" calcext:value-type="float">
            <text:p>0,0002194286</text:p>
          </table:table-cell>
          <table:table-cell table:formula="of:=([.$S$11]/([.E749]+[.$T$11])^[.$U$11])" office:value-type="float" office:value="0.000336087729764964" calcext:value-type="float">
            <text:p>0,0003360877</text:p>
          </table:table-cell>
          <table:table-cell office:value-type="float" office:value="748" calcext:value-type="float">
            <text:p>748</text:p>
          </table:table-cell>
          <table:table-cell/>
          <table:table-cell table:formula="of:=([.C749]-[.D749])^2" office:value-type="float" office:value="0.0000000136093450393867" calcext:value-type="float">
            <text:p>1,3609345039386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xperience</text:p>
          </table:table-cell>
          <table:table-cell office:value-type="float" office:value="395" calcext:value-type="float">
            <text:p>395</text:p>
          </table:table-cell>
          <table:table-cell table:formula="of:=([.B750]/[.$F$1])" office:value-type="float" office:value="0.000218874519515018" calcext:value-type="float">
            <text:p>0,0002188745</text:p>
          </table:table-cell>
          <table:table-cell table:formula="of:=([.$S$11]/([.E750]+[.$T$11])^[.$U$11])" office:value-type="float" office:value="0.000335703848848188" calcext:value-type="float">
            <text:p>0,0003357038</text:p>
          </table:table-cell>
          <table:table-cell office:value-type="float" office:value="749" calcext:value-type="float">
            <text:p>749</text:p>
          </table:table-cell>
          <table:table-cell/>
          <table:table-cell table:formula="of:=([.C750]-[.D750])^2" office:value-type="float" office:value="0.0000000136490921924382" calcext:value-type="float">
            <text:p>1,3649092192438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anding</text:p>
          </table:table-cell>
          <table:table-cell office:value-type="float" office:value="394" calcext:value-type="float">
            <text:p>394</text:p>
          </table:table-cell>
          <table:table-cell table:formula="of:=([.B751]/[.$F$1])" office:value-type="float" office:value="0.000218320406807385" calcext:value-type="float">
            <text:p>0,0002183204</text:p>
          </table:table-cell>
          <table:table-cell table:formula="of:=([.$S$11]/([.E751]+[.$T$11])^[.$U$11])" office:value-type="float" office:value="0.000335320914993536" calcext:value-type="float">
            <text:p>0,0003353209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([.C751]-[.D751])^2" office:value-type="float" office:value="0.0000000136891189158175" calcext:value-type="float">
            <text:p>1,3689118915817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alked</text:p>
          </table:table-cell>
          <table:table-cell office:value-type="float" office:value="393" calcext:value-type="float">
            <text:p>393</text:p>
          </table:table-cell>
          <table:table-cell table:formula="of:=([.B752]/[.$F$1])" office:value-type="float" office:value="0.000217766294099752" calcext:value-type="float">
            <text:p>0,0002177663</text:p>
          </table:table-cell>
          <table:table-cell table:formula="of:=([.$S$11]/([.E752]+[.$T$11])^[.$U$11])" office:value-type="float" office:value="0.000334938924613129" calcext:value-type="float">
            <text:p>0,0003349389</text:p>
          </table:table-cell>
          <table:table-cell office:value-type="float" office:value="751" calcext:value-type="float">
            <text:p>751</text:p>
          </table:table-cell>
          <table:table-cell/>
          <table:table-cell table:formula="of:=([.C752]-[.D752])^2" office:value-type="float" office:value="0.0000000137294253414243" calcext:value-type="float">
            <text:p>1,3729425341424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eant</text:p>
          </table:table-cell>
          <table:table-cell office:value-type="float" office:value="393" calcext:value-type="float">
            <text:p>393</text:p>
          </table:table-cell>
          <table:table-cell table:formula="of:=([.B753]/[.$F$1])" office:value-type="float" office:value="0.000217766294099752" calcext:value-type="float">
            <text:p>0,0002177663</text:p>
          </table:table-cell>
          <table:table-cell table:formula="of:=([.$S$11]/([.E753]+[.$T$11])^[.$U$11])" office:value-type="float" office:value="0.000334557874137408" calcext:value-type="float">
            <text:p>0,0003345579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([.C753]-[.D753])^2" office:value-type="float" office:value="0.000000013640273167692" calcext:value-type="float">
            <text:p>1,364027316769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anguage</text:p>
          </table:table-cell>
          <table:table-cell office:value-type="float" office:value="392" calcext:value-type="float">
            <text:p>392</text:p>
          </table:table-cell>
          <table:table-cell table:formula="of:=([.B754]/[.$F$1])" office:value-type="float" office:value="0.000217212181392119" calcext:value-type="float">
            <text:p>0,0002172122</text:p>
          </table:table-cell>
          <table:table-cell table:formula="of:=([.$S$11]/([.E754]+[.$T$11])^[.$U$11])" office:value-type="float" office:value="0.000334177760015016" calcext:value-type="float">
            <text:p>0,0003341778</text:p>
          </table:table-cell>
          <table:table-cell office:value-type="float" office:value="753" calcext:value-type="float">
            <text:p>753</text:p>
          </table:table-cell>
          <table:table-cell/>
          <table:table-cell table:formula="of:=([.C754]-[.D754])^2" office:value-type="float" office:value="0.0000000136809465825891" calcext:value-type="float">
            <text:p>1,3680946582589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've</text:p>
          </table:table-cell>
          <table:table-cell office:value-type="float" office:value="392" calcext:value-type="float">
            <text:p>392</text:p>
          </table:table-cell>
          <table:table-cell table:formula="of:=([.B755]/[.$F$1])" office:value-type="float" office:value="0.000217212181392119" calcext:value-type="float">
            <text:p>0,0002172122</text:p>
          </table:table-cell>
          <table:table-cell table:formula="of:=([.$S$11]/([.E755]+[.$T$11])^[.$U$11])" office:value-type="float" office:value="0.000333798578712686" calcext:value-type="float">
            <text:p>0,0003337986</text:p>
          </table:table-cell>
          <table:table-cell office:value-type="float" office:value="754" calcext:value-type="float">
            <text:p>754</text:p>
          </table:table-cell>
          <table:table-cell/>
          <table:table-cell table:formula="of:=([.C755]-[.D755])^2" office:value-type="float" office:value="0.000000013592388040189" calcext:value-type="float">
            <text:p>1,359238804018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verything</text:p>
          </table:table-cell>
          <table:table-cell office:value-type="float" office:value="391" calcext:value-type="float">
            <text:p>391</text:p>
          </table:table-cell>
          <table:table-cell table:formula="of:=([.B756]/[.$F$1])" office:value-type="float" office:value="0.000216658068684487" calcext:value-type="float">
            <text:p>0,0002166581</text:p>
          </table:table-cell>
          <table:table-cell table:formula="of:=([.$S$11]/([.E756]+[.$T$11])^[.$U$11])" office:value-type="float" office:value="0.000333420326715118" calcext:value-type="float">
            <text:p>0,0003334203</text:p>
          </table:table-cell>
          <table:table-cell office:value-type="float" office:value="755" calcext:value-type="float">
            <text:p>755</text:p>
          </table:table-cell>
          <table:table-cell/>
          <table:table-cell table:formula="of:=([.C756]-[.D756])^2" office:value-type="float" office:value="0.0000000136334249004117" calcext:value-type="float">
            <text:p>1,3633424900411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rvice</text:p>
          </table:table-cell>
          <table:table-cell office:value-type="float" office:value="390" calcext:value-type="float">
            <text:p>390</text:p>
          </table:table-cell>
          <table:table-cell table:formula="of:=([.B757]/[.$F$1])" office:value-type="float" office:value="0.000216103955976854" calcext:value-type="float">
            <text:p>0,000216104</text:p>
          </table:table-cell>
          <table:table-cell table:formula="of:=([.$S$11]/([.E757]+[.$T$11])^[.$U$11])" office:value-type="float" office:value="0.000333043000524869" calcext:value-type="float">
            <text:p>0,000333043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([.C757]-[.D757])^2" office:value-type="float" office:value="0.0000000136747401398027" calcext:value-type="float">
            <text:p>1,3674740139802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eaving</text:p>
          </table:table-cell>
          <table:table-cell office:value-type="float" office:value="390" calcext:value-type="float">
            <text:p>390</text:p>
          </table:table-cell>
          <table:table-cell table:formula="of:=([.B758]/[.$F$1])" office:value-type="float" office:value="0.000216103955976854" calcext:value-type="float">
            <text:p>0,000216104</text:p>
          </table:table-cell>
          <table:table-cell table:formula="of:=([.$S$11]/([.E758]+[.$T$11])^[.$U$11])" office:value-type="float" office:value="0.000332666596662238" calcext:value-type="float">
            <text:p>0,0003326666</text:p>
          </table:table-cell>
          <table:table-cell office:value-type="float" office:value="757" calcext:value-type="float">
            <text:p>757</text:p>
          </table:table-cell>
          <table:table-cell/>
          <table:table-cell table:formula="of:=([.C758]-[.D758])^2" office:value-type="float" office:value="0.0000000135868492035501" calcext:value-type="float">
            <text:p>1,3586849203550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imilar</text:p>
          </table:table-cell>
          <table:table-cell office:value-type="float" office:value="389" calcext:value-type="float">
            <text:p>389</text:p>
          </table:table-cell>
          <table:table-cell table:formula="of:=([.B759]/[.$F$1])" office:value-type="float" office:value="0.000215549843269221" calcext:value-type="float">
            <text:p>0,0002155498</text:p>
          </table:table-cell>
          <table:table-cell table:formula="of:=([.$S$11]/([.E759]+[.$T$11])^[.$U$11])" office:value-type="float" office:value="0.000332291111665153" calcext:value-type="float">
            <text:p>0,0003322911</text:p>
          </table:table-cell>
          <table:table-cell office:value-type="float" office:value="758" calcext:value-type="float">
            <text:p>758</text:p>
          </table:table-cell>
          <table:table-cell/>
          <table:table-cell table:formula="of:=([.C759]-[.D759])^2" office:value-type="float" office:value="0.000000013628523746691" calcext:value-type="float">
            <text:p>1,362852374669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ttempt</text:p>
          </table:table-cell>
          <table:table-cell office:value-type="float" office:value="388" calcext:value-type="float">
            <text:p>388</text:p>
          </table:table-cell>
          <table:table-cell table:formula="of:=([.B760]/[.$F$1])" office:value-type="float" office:value="0.000214995730561588" calcext:value-type="float">
            <text:p>0,0002149957</text:p>
          </table:table-cell>
          <table:table-cell table:formula="of:=([.$S$11]/([.E760]+[.$T$11])^[.$U$11])" office:value-type="float" office:value="0.000331916542089055" calcext:value-type="float">
            <text:p>0,0003319165</text:p>
          </table:table-cell>
          <table:table-cell office:value-type="float" office:value="759" calcext:value-type="float">
            <text:p>759</text:p>
          </table:table-cell>
          <table:table-cell/>
          <table:table-cell table:formula="of:=([.C760]-[.D760])^2" office:value-type="float" office:value="0.0000000136704761682416" calcext:value-type="float">
            <text:p>1,3670476168241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ines</text:p>
          </table:table-cell>
          <table:table-cell office:value-type="float" office:value="388" calcext:value-type="float">
            <text:p>388</text:p>
          </table:table-cell>
          <table:table-cell table:formula="of:=([.B761]/[.$F$1])" office:value-type="float" office:value="0.000214995730561588" calcext:value-type="float">
            <text:p>0,0002149957</text:p>
          </table:table-cell>
          <table:table-cell table:formula="of:=([.$S$11]/([.E761]+[.$T$11])^[.$U$11])" office:value-type="float" office:value="0.000331542884506794" calcext:value-type="float">
            <text:p>0,0003315429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([.C761]-[.D761])^2" office:value-type="float" office:value="0.0000000135832390927277" calcext:value-type="float">
            <text:p>1,3583239092727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ersonal</text:p>
          </table:table-cell>
          <table:table-cell office:value-type="float" office:value="387" calcext:value-type="float">
            <text:p>387</text:p>
          </table:table-cell>
          <table:table-cell table:formula="of:=([.B762]/[.$F$1])" office:value-type="float" office:value="0.000214441617853955" calcext:value-type="float">
            <text:p>0,0002144416</text:p>
          </table:table-cell>
          <table:table-cell table:formula="of:=([.$S$11]/([.E762]+[.$T$11])^[.$U$11])" office:value-type="float" office:value="0.000331170135508512" calcext:value-type="float">
            <text:p>0,0003311701</text:p>
          </table:table-cell>
          <table:table-cell office:value-type="float" office:value="761" calcext:value-type="float">
            <text:p>761</text:p>
          </table:table-cell>
          <table:table-cell/>
          <table:table-cell table:formula="of:=([.C762]-[.D762])^2" office:value-type="float" office:value="0.0000000136255468338303" calcext:value-type="float">
            <text:p>1,3625546833830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orses</text:p>
          </table:table-cell>
          <table:table-cell office:value-type="float" office:value="387" calcext:value-type="float">
            <text:p>387</text:p>
          </table:table-cell>
          <table:table-cell table:formula="of:=([.B763]/[.$F$1])" office:value-type="float" office:value="0.000214441617853955" calcext:value-type="float">
            <text:p>0,0002144416</text:p>
          </table:table-cell>
          <table:table-cell table:formula="of:=([.$S$11]/([.E763]+[.$T$11])^[.$U$11])" office:value-type="float" office:value="0.000330798291701535" calcext:value-type="float">
            <text:p>0,0003307983</text:p>
          </table:table-cell>
          <table:table-cell office:value-type="float" office:value="762" calcext:value-type="float">
            <text:p>762</text:p>
          </table:table-cell>
          <table:table-cell/>
          <table:table-cell table:formula="of:=([.C763]-[.D763])^2" office:value-type="float" office:value="0.0000000135388755488721" calcext:value-type="float">
            <text:p>1,3538875548872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iddle</text:p>
          </table:table-cell>
          <table:table-cell office:value-type="float" office:value="386" calcext:value-type="float">
            <text:p>386</text:p>
          </table:table-cell>
          <table:table-cell table:formula="of:=([.B764]/[.$F$1])" office:value-type="float" office:value="0.000213887505146322" calcext:value-type="float">
            <text:p>0,0002138875</text:p>
          </table:table-cell>
          <table:table-cell table:formula="of:=([.$S$11]/([.E764]+[.$T$11])^[.$U$11])" office:value-type="float" office:value="0.000330427349710264" calcext:value-type="float">
            <text:p>0,0003304273</text:p>
          </table:table-cell>
          <table:table-cell office:value-type="float" office:value="763" calcext:value-type="float">
            <text:p>763</text:p>
          </table:table-cell>
          <table:table-cell/>
          <table:table-cell table:formula="of:=([.C764]-[.D764])^2" office:value-type="float" office:value="0.0000000135815353709879" calcext:value-type="float">
            <text:p>1,3581535370987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ried</text:p>
          </table:table-cell>
          <table:table-cell office:value-type="float" office:value="386" calcext:value-type="float">
            <text:p>386</text:p>
          </table:table-cell>
          <table:table-cell table:formula="of:=([.B765]/[.$F$1])" office:value-type="float" office:value="0.000213887505146322" calcext:value-type="float">
            <text:p>0,0002138875</text:p>
          </table:table-cell>
          <table:table-cell table:formula="of:=([.$S$11]/([.E765]+[.$T$11])^[.$U$11])" office:value-type="float" office:value="0.000330057306176071" calcext:value-type="float">
            <text:p>0,0003300573</text:p>
          </table:table-cell>
          <table:table-cell office:value-type="float" office:value="764" calcext:value-type="float">
            <text:p>764</text:p>
          </table:table-cell>
          <table:table-cell/>
          <table:table-cell table:formula="of:=([.C765]-[.D765])^2" office:value-type="float" office:value="0.0000000134954226712915" calcext:value-type="float">
            <text:p>1,3495422671291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icture</text:p>
          </table:table-cell>
          <table:table-cell office:value-type="float" office:value="385" calcext:value-type="float">
            <text:p>385</text:p>
          </table:table-cell>
          <table:table-cell table:formula="of:=([.B766]/[.$F$1])" office:value-type="float" office:value="0.000213333392438689" calcext:value-type="float">
            <text:p>0,0002133334</text:p>
          </table:table-cell>
          <table:table-cell table:formula="of:=([.$S$11]/([.E766]+[.$T$11])^[.$U$11])" office:value-type="float" office:value="0.000329688157757184" calcext:value-type="float">
            <text:p>0,0003296882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([.C766]-[.D766])^2" office:value-type="float" office:value="0.000000013538431412322" calcext:value-type="float">
            <text:p>1,353843141232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ood</text:p>
          </table:table-cell>
          <table:table-cell office:value-type="float" office:value="385" calcext:value-type="float">
            <text:p>385</text:p>
          </table:table-cell>
          <table:table-cell table:formula="of:=([.B767]/[.$F$1])" office:value-type="float" office:value="0.000213333392438689" calcext:value-type="float">
            <text:p>0,0002133334</text:p>
          </table:table-cell>
          <table:table-cell table:formula="of:=([.$S$11]/([.E767]+[.$T$11])^[.$U$11])" office:value-type="float" office:value="0.000329319901128586" calcext:value-type="float">
            <text:p>0,0003293199</text:p>
          </table:table-cell>
          <table:table-cell office:value-type="float" office:value="766" calcext:value-type="float">
            <text:p>766</text:p>
          </table:table-cell>
          <table:table-cell/>
          <table:table-cell table:formula="of:=([.C767]-[.D767])^2" office:value-type="float" office:value="0.0000000134528701980716" calcext:value-type="float">
            <text:p>1,3452870198071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llustration</text:p>
          </table:table-cell>
          <table:table-cell office:value-type="float" office:value="383" calcext:value-type="float">
            <text:p>383</text:p>
          </table:table-cell>
          <table:table-cell table:formula="of:=([.B768]/[.$F$1])" office:value-type="float" office:value="0.000212225167023423" calcext:value-type="float">
            <text:p>0,0002122252</text:p>
          </table:table-cell>
          <table:table-cell table:formula="of:=([.$S$11]/([.E768]+[.$T$11])^[.$U$11])" office:value-type="float" office:value="0.00032895253298191" calcext:value-type="float">
            <text:p>0,0003289525</text:p>
          </table:table-cell>
          <table:table-cell office:value-type="float" office:value="767" calcext:value-type="float">
            <text:p>767</text:p>
          </table:table-cell>
          <table:table-cell/>
          <table:table-cell table:formula="of:=([.C768]-[.D768])^2" office:value-type="float" office:value="0.0000000136252779636066" calcext:value-type="float">
            <text:p>1,3625277963606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arted</text:p>
          </table:table-cell>
          <table:table-cell office:value-type="float" office:value="382" calcext:value-type="float">
            <text:p>382</text:p>
          </table:table-cell>
          <table:table-cell table:formula="of:=([.B769]/[.$F$1])" office:value-type="float" office:value="0.00021167105431579" calcext:value-type="float">
            <text:p>0,0002116711</text:p>
          </table:table-cell>
          <table:table-cell table:formula="of:=([.$S$11]/([.E769]+[.$T$11])^[.$U$11])" office:value-type="float" office:value="0.00032858605002533" calcext:value-type="float">
            <text:p>0,0003285861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([.C769]-[.D769])^2" office:value-type="float" office:value="0.0000000136691162217619" calcext:value-type="float">
            <text:p>1,3669116221761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merican</text:p>
          </table:table-cell>
          <table:table-cell office:value-type="float" office:value="381" calcext:value-type="float">
            <text:p>381</text:p>
          </table:table-cell>
          <table:table-cell table:formula="of:=([.B770]/[.$F$1])" office:value-type="float" office:value="0.000211116941608157" calcext:value-type="float">
            <text:p>0,0002111169</text:p>
          </table:table-cell>
          <table:table-cell table:formula="of:=([.$S$11]/([.E770]+[.$T$11])^[.$U$11])" office:value-type="float" office:value="0.000328220448983461" calcext:value-type="float">
            <text:p>0,0003282204</text:p>
          </table:table-cell>
          <table:table-cell office:value-type="float" office:value="769" calcext:value-type="float">
            <text:p>769</text:p>
          </table:table-cell>
          <table:table-cell/>
          <table:table-cell table:formula="of:=([.C770]-[.D770])^2" office:value-type="float" office:value="0.000000013713231439598" calcext:value-type="float">
            <text:p>1,371323143959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mportance</text:p>
          </table:table-cell>
          <table:table-cell office:value-type="float" office:value="381" calcext:value-type="float">
            <text:p>381</text:p>
          </table:table-cell>
          <table:table-cell table:formula="of:=([.B771]/[.$F$1])" office:value-type="float" office:value="0.000211116941608157" calcext:value-type="float">
            <text:p>0,0002111169</text:p>
          </table:table-cell>
          <table:table-cell table:formula="of:=([.$S$11]/([.E771]+[.$T$11])^[.$U$11])" office:value-type="float" office:value="0.000327855726597254" calcext:value-type="float">
            <text:p>0,0003278557</text:p>
          </table:table-cell>
          <table:table-cell office:value-type="float" office:value="770" calcext:value-type="float">
            <text:p>770</text:p>
          </table:table-cell>
          <table:table-cell/>
          <table:table-cell table:formula="of:=([.C771]-[.D771])^2" office:value-type="float" office:value="0.0000000136279439207305" calcext:value-type="float">
            <text:p>1,3627943920730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asily</text:p>
          </table:table-cell>
          <table:table-cell office:value-type="float" office:value="381" calcext:value-type="float">
            <text:p>381</text:p>
          </table:table-cell>
          <table:table-cell table:formula="of:=([.B772]/[.$F$1])" office:value-type="float" office:value="0.000211116941608157" calcext:value-type="float">
            <text:p>0,0002111169</text:p>
          </table:table-cell>
          <table:table-cell table:formula="of:=([.$S$11]/([.E772]+[.$T$11])^[.$U$11])" office:value-type="float" office:value="0.000327491879623891" calcext:value-type="float">
            <text:p>0,0003274919</text:p>
          </table:table-cell>
          <table:table-cell office:value-type="float" office:value="771" calcext:value-type="float">
            <text:p>771</text:p>
          </table:table-cell>
          <table:table-cell/>
          <table:table-cell table:formula="of:=([.C772]-[.D772])^2" office:value-type="float" office:value="0.0000000135431261981659" calcext:value-type="float">
            <text:p>1,3543126198165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ncient</text:p>
          </table:table-cell>
          <table:table-cell office:value-type="float" office:value="380" calcext:value-type="float">
            <text:p>380</text:p>
          </table:table-cell>
          <table:table-cell table:formula="of:=([.B773]/[.$F$1])" office:value-type="float" office:value="0.000210562828900524" calcext:value-type="float">
            <text:p>0,0002105628</text:p>
          </table:table-cell>
          <table:table-cell table:formula="of:=([.$S$11]/([.E773]+[.$T$11])^[.$U$11])" office:value-type="float" office:value="0.000327128904836689" calcext:value-type="float">
            <text:p>0,0003271289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([.C773]-[.D773])^2" office:value-type="float" office:value="0.0000000135876500591559" calcext:value-type="float">
            <text:p>1,3587650059155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lants</text:p>
          </table:table-cell>
          <table:table-cell office:value-type="float" office:value="380" calcext:value-type="float">
            <text:p>380</text:p>
          </table:table-cell>
          <table:table-cell table:formula="of:=([.B774]/[.$F$1])" office:value-type="float" office:value="0.000210562828900524" calcext:value-type="float">
            <text:p>0,0002105628</text:p>
          </table:table-cell>
          <table:table-cell table:formula="of:=([.$S$11]/([.E774]+[.$T$11])^[.$U$11])" office:value-type="float" office:value="0.000326766799024996" calcext:value-type="float">
            <text:p>0,0003267668</text:p>
          </table:table-cell>
          <table:table-cell office:value-type="float" office:value="773" calcext:value-type="float">
            <text:p>773</text:p>
          </table:table-cell>
          <table:table-cell/>
          <table:table-cell table:formula="of:=([.C774]-[.D774])^2" office:value-type="float" office:value="0.0000000135033626726892" calcext:value-type="float">
            <text:p>1,3503362672689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eace</text:p>
          </table:table-cell>
          <table:table-cell office:value-type="float" office:value="379" calcext:value-type="float">
            <text:p>379</text:p>
          </table:table-cell>
          <table:table-cell table:formula="of:=([.B775]/[.$F$1])" office:value-type="float" office:value="0.000210008716192891" calcext:value-type="float">
            <text:p>0,0002100087</text:p>
          </table:table-cell>
          <table:table-cell table:formula="of:=([.$S$11]/([.E775]+[.$T$11])^[.$U$11])" office:value-type="float" office:value="0.000326405558994089" calcext:value-type="float">
            <text:p>0,0003264056</text:p>
          </table:table-cell>
          <table:table-cell office:value-type="float" office:value="774" calcext:value-type="float">
            <text:p>774</text:p>
          </table:table-cell>
          <table:table-cell/>
          <table:table-cell table:formula="of:=([.C775]-[.D775])^2" office:value-type="float" office:value="0.0000000135482250140867" calcext:value-type="float">
            <text:p>1,3548225014086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igure</text:p>
          </table:table-cell>
          <table:table-cell office:value-type="float" office:value="378" calcext:value-type="float">
            <text:p>378</text:p>
          </table:table-cell>
          <table:table-cell table:formula="of:=([.B776]/[.$F$1])" office:value-type="float" office:value="0.000209454603485258" calcext:value-type="float">
            <text:p>0,0002094546</text:p>
          </table:table-cell>
          <table:table-cell table:formula="of:=([.$S$11]/([.E776]+[.$T$11])^[.$U$11])" office:value-type="float" office:value="0.000326045181565077" calcext:value-type="float">
            <text:p>0,0003260452</text:p>
          </table:table-cell>
          <table:table-cell office:value-type="float" office:value="775" calcext:value-type="float">
            <text:p>775</text:p>
          </table:table-cell>
          <table:table-cell/>
          <table:table-cell table:formula="of:=([.C776]-[.D776])^2" office:value-type="float" office:value="0.0000000135933628969863" calcext:value-type="float">
            <text:p>1,3593362896986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rew</text:p>
          </table:table-cell>
          <table:table-cell office:value-type="float" office:value="377" calcext:value-type="float">
            <text:p>377</text:p>
          </table:table-cell>
          <table:table-cell table:formula="of:=([.B777]/[.$F$1])" office:value-type="float" office:value="0.000208900490777625" calcext:value-type="float">
            <text:p>0,0002089005</text:p>
          </table:table-cell>
          <table:table-cell table:formula="of:=([.$S$11]/([.E777]+[.$T$11])^[.$U$11])" office:value-type="float" office:value="0.000325685663574803" calcext:value-type="float">
            <text:p>0,0003256857</text:p>
          </table:table-cell>
          <table:table-cell office:value-type="float" office:value="776" calcext:value-type="float">
            <text:p>776</text:p>
          </table:table-cell>
          <table:table-cell/>
          <table:table-cell table:formula="of:=([.C777]-[.D777])^2" office:value-type="float" office:value="0.0000000136387765852667" calcext:value-type="float">
            <text:p>1,3638776585266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ill</text:p>
          </table:table-cell>
          <table:table-cell office:value-type="float" office:value="377" calcext:value-type="float">
            <text:p>377</text:p>
          </table:table-cell>
          <table:table-cell table:formula="of:=([.B778]/[.$F$1])" office:value-type="float" office:value="0.000208900490777625" calcext:value-type="float">
            <text:p>0,0002089005</text:p>
          </table:table-cell>
          <table:table-cell table:formula="of:=([.$S$11]/([.E778]+[.$T$11])^[.$U$11])" office:value-type="float" office:value="0.000325327001875744" calcext:value-type="float">
            <text:p>0,000325327</text:p>
          </table:table-cell>
          <table:table-cell office:value-type="float" office:value="777" calcext:value-type="float">
            <text:p>777</text:p>
          </table:table-cell>
          <table:table-cell/>
          <table:table-cell table:formula="of:=([.C778]-[.D778])^2" office:value-type="float" office:value="0.0000000135551324864804" calcext:value-type="float">
            <text:p>1,3555132486480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vil</text:p>
          </table:table-cell>
          <table:table-cell office:value-type="float" office:value="376" calcext:value-type="float">
            <text:p>376</text:p>
          </table:table-cell>
          <table:table-cell table:formula="of:=([.B779]/[.$F$1])" office:value-type="float" office:value="0.000208346378069992" calcext:value-type="float">
            <text:p>0,0002083464</text:p>
          </table:table-cell>
          <table:table-cell table:formula="of:=([.$S$11]/([.E779]+[.$T$11])^[.$U$11])" office:value-type="float" office:value="0.000324969193335915" calcext:value-type="float">
            <text:p>0,0003249692</text:p>
          </table:table-cell>
          <table:table-cell office:value-type="float" office:value="778" calcext:value-type="float">
            <text:p>778</text:p>
          </table:table-cell>
          <table:table-cell/>
          <table:table-cell table:formula="of:=([.C779]-[.D779])^2" office:value-type="float" office:value="0.0000000136008810405496" calcext:value-type="float">
            <text:p>1,3600881040549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ossession</text:p>
          </table:table-cell>
          <table:table-cell office:value-type="float" office:value="376" calcext:value-type="float">
            <text:p>376</text:p>
          </table:table-cell>
          <table:table-cell table:formula="of:=([.B780]/[.$F$1])" office:value-type="float" office:value="0.000208346378069992" calcext:value-type="float">
            <text:p>0,0002083464</text:p>
          </table:table-cell>
          <table:table-cell table:formula="of:=([.$S$11]/([.E780]+[.$T$11])^[.$U$11])" office:value-type="float" office:value="0.000324612234838772" calcext:value-type="float">
            <text:p>0,0003246122</text:p>
          </table:table-cell>
          <table:table-cell office:value-type="float" office:value="779" calcext:value-type="float">
            <text:p>779</text:p>
          </table:table-cell>
          <table:table-cell/>
          <table:table-cell table:formula="of:=([.C780]-[.D780])^2" office:value-type="float" office:value="0.0000000135177494501785" calcext:value-type="float">
            <text:p>1,3517749450178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erfectly</text:p>
          </table:table-cell>
          <table:table-cell office:value-type="float" office:value="376" calcext:value-type="float">
            <text:p>376</text:p>
          </table:table-cell>
          <table:table-cell table:formula="of:=([.B781]/[.$F$1])" office:value-type="float" office:value="0.000208346378069992" calcext:value-type="float">
            <text:p>0,0002083464</text:p>
          </table:table-cell>
          <table:table-cell table:formula="of:=([.$S$11]/([.E781]+[.$T$11])^[.$U$11])" office:value-type="float" office:value="0.000324256123283118" calcext:value-type="float">
            <text:p>0,0003242561</text:p>
          </table:table-cell>
          <table:table-cell office:value-type="float" office:value="780" calcext:value-type="float">
            <text:p>780</text:p>
          </table:table-cell>
          <table:table-cell/>
          <table:table-cell table:formula="of:=([.C781]-[.D781])^2" office:value-type="float" office:value="0.0000000134350690353717" calcext:value-type="float">
            <text:p>1,3435069035371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appened</text:p>
          </table:table-cell>
          <table:table-cell office:value-type="float" office:value="376" calcext:value-type="float">
            <text:p>376</text:p>
          </table:table-cell>
          <table:table-cell table:formula="of:=([.B782]/[.$F$1])" office:value-type="float" office:value="0.000208346378069992" calcext:value-type="float">
            <text:p>0,0002083464</text:p>
          </table:table-cell>
          <table:table-cell table:formula="of:=([.$S$11]/([.E782]+[.$T$11])^[.$U$11])" office:value-type="float" office:value="0.000323900855583004" calcext:value-type="float">
            <text:p>0,0003239009</text:p>
          </table:table-cell>
          <table:table-cell office:value-type="float" office:value="781" calcext:value-type="float">
            <text:p>781</text:p>
          </table:table-cell>
          <table:table-cell/>
          <table:table-cell table:formula="of:=([.C782]-[.D782])^2" office:value-type="float" office:value="0.0000000133528372733051" calcext:value-type="float">
            <text:p>1,3352837273305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knows</text:p>
          </table:table-cell>
          <table:table-cell office:value-type="float" office:value="376" calcext:value-type="float">
            <text:p>376</text:p>
          </table:table-cell>
          <table:table-cell table:formula="of:=([.B783]/[.$F$1])" office:value-type="float" office:value="0.000208346378069992" calcext:value-type="float">
            <text:p>0,0002083464</text:p>
          </table:table-cell>
          <table:table-cell table:formula="of:=([.$S$11]/([.E783]+[.$T$11])^[.$U$11])" office:value-type="float" office:value="0.000323546428667639" calcext:value-type="float">
            <text:p>0,0003235464</text:p>
          </table:table-cell>
          <table:table-cell office:value-type="float" office:value="782" calcext:value-type="float">
            <text:p>782</text:p>
          </table:table-cell>
          <table:table-cell/>
          <table:table-cell table:formula="of:=([.C783]-[.D783])^2" office:value-type="float" office:value="0.0000000132710516577004" calcext:value-type="float">
            <text:p>1,3271051657700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uccess</text:p>
          </table:table-cell>
          <table:table-cell office:value-type="float" office:value="376" calcext:value-type="float">
            <text:p>376</text:p>
          </table:table-cell>
          <table:table-cell table:formula="of:=([.B784]/[.$F$1])" office:value-type="float" office:value="0.000208346378069992" calcext:value-type="float">
            <text:p>0,0002083464</text:p>
          </table:table-cell>
          <table:table-cell table:formula="of:=([.$S$11]/([.E784]+[.$T$11])^[.$U$11])" office:value-type="float" office:value="0.000323192839481295" calcext:value-type="float">
            <text:p>0,0003231928</text:p>
          </table:table-cell>
          <table:table-cell office:value-type="float" office:value="783" calcext:value-type="float">
            <text:p>783</text:p>
          </table:table-cell>
          <table:table-cell/>
          <table:table-cell table:formula="of:=([.C784]-[.D784])^2" office:value-type="float" office:value="0.0000000131897096986978" calcext:value-type="float">
            <text:p>1,3189709698697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nclusion</text:p>
          </table:table-cell>
          <table:table-cell office:value-type="float" office:value="375" calcext:value-type="float">
            <text:p>375</text:p>
          </table:table-cell>
          <table:table-cell table:formula="of:=([.B785]/[.$F$1])" office:value-type="float" office:value="0.000207792265362359" calcext:value-type="float">
            <text:p>0,0002077923</text:p>
          </table:table-cell>
          <table:table-cell table:formula="of:=([.$S$11]/([.E785]+[.$T$11])^[.$U$11])" office:value-type="float" office:value="0.000322840084983212" calcext:value-type="float">
            <text:p>0,0003228401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([.C785]-[.D785])^2" office:value-type="float" office:value="0.0000000132360007995123" calcext:value-type="float">
            <text:p>1,3236000799512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lass</text:p>
          </table:table-cell>
          <table:table-cell office:value-type="float" office:value="375" calcext:value-type="float">
            <text:p>375</text:p>
          </table:table-cell>
          <table:table-cell table:formula="of:=([.B786]/[.$F$1])" office:value-type="float" office:value="0.000207792265362359" calcext:value-type="float">
            <text:p>0,0002077923</text:p>
          </table:table-cell>
          <table:table-cell table:formula="of:=([.$S$11]/([.E786]+[.$T$11])^[.$U$11])" office:value-type="float" office:value="0.00032248816214751" calcext:value-type="float">
            <text:p>0,0003224882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([.C786]-[.D786])^2" office:value-type="float" office:value="0.0000000131551487393499" calcext:value-type="float">
            <text:p>1,3155148739349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ven</text:p>
          </table:table-cell>
          <table:table-cell office:value-type="float" office:value="374" calcext:value-type="float">
            <text:p>374</text:p>
          </table:table-cell>
          <table:table-cell table:formula="of:=([.B787]/[.$F$1])" office:value-type="float" office:value="0.000207238152654726" calcext:value-type="float">
            <text:p>0,0002072382</text:p>
          </table:table-cell>
          <table:table-cell table:formula="of:=([.$S$11]/([.E787]+[.$T$11])^[.$U$11])" office:value-type="float" office:value="0.000322137067963092" calcext:value-type="float">
            <text:p>0,0003221371</text:p>
          </table:table-cell>
          <table:table-cell office:value-type="float" office:value="786" calcext:value-type="float">
            <text:p>786</text:p>
          </table:table-cell>
          <table:table-cell/>
          <table:table-cell table:formula="of:=([.C787]-[.D787])^2" office:value-type="float" office:value="0.000000013201760739039" calcext:value-type="float">
            <text:p>1,320176073903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kes</text:p>
          </table:table-cell>
          <table:table-cell office:value-type="float" office:value="373" calcext:value-type="float">
            <text:p>373</text:p>
          </table:table-cell>
          <table:table-cell table:formula="of:=([.B788]/[.$F$1])" office:value-type="float" office:value="0.000206684039947093" calcext:value-type="float">
            <text:p>0,000206684</text:p>
          </table:table-cell>
          <table:table-cell table:formula="of:=([.$S$11]/([.E788]+[.$T$11])^[.$U$11])" office:value-type="float" office:value="0.000321786799433559" calcext:value-type="float">
            <text:p>0,0003217868</text:p>
          </table:table-cell>
          <table:table-cell office:value-type="float" office:value="787" calcext:value-type="float">
            <text:p>787</text:p>
          </table:table-cell>
          <table:table-cell/>
          <table:table-cell table:formula="of:=([.C788]-[.D788])^2" office:value-type="float" office:value="0.0000000132486452413992" calcext:value-type="float">
            <text:p>1,3248645241399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vidence</text:p>
          </table:table-cell>
          <table:table-cell office:value-type="float" office:value="373" calcext:value-type="float">
            <text:p>373</text:p>
          </table:table-cell>
          <table:table-cell table:formula="of:=([.B789]/[.$F$1])" office:value-type="float" office:value="0.000206684039947093" calcext:value-type="float">
            <text:p>0,000206684</text:p>
          </table:table-cell>
          <table:table-cell table:formula="of:=([.$S$11]/([.E789]+[.$T$11])^[.$U$11])" office:value-type="float" office:value="0.000321437353577116" calcext:value-type="float">
            <text:p>0,0003214374</text:p>
          </table:table-cell>
          <table:table-cell office:value-type="float" office:value="788" calcext:value-type="float">
            <text:p>788</text:p>
          </table:table-cell>
          <table:table-cell/>
          <table:table-cell table:formula="of:=([.C789]-[.D789])^2" office:value-type="float" office:value="0.0000000131683229890703" calcext:value-type="float">
            <text:p>1,3168322989070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amp</text:p>
          </table:table-cell>
          <table:table-cell office:value-type="float" office:value="373" calcext:value-type="float">
            <text:p>373</text:p>
          </table:table-cell>
          <table:table-cell table:formula="of:=([.B790]/[.$F$1])" office:value-type="float" office:value="0.000206684039947093" calcext:value-type="float">
            <text:p>0,000206684</text:p>
          </table:table-cell>
          <table:table-cell table:formula="of:=([.$S$11]/([.E790]+[.$T$11])^[.$U$11])" office:value-type="float" office:value="0.000321088727426482" calcext:value-type="float">
            <text:p>0,0003210887</text:p>
          </table:table-cell>
          <table:table-cell office:value-type="float" office:value="789" calcext:value-type="float">
            <text:p>789</text:p>
          </table:table-cell>
          <table:table-cell/>
          <table:table-cell table:formula="of:=([.C790]-[.D790])^2" office:value-type="float" office:value="0.0000000130884325172565" calcext:value-type="float">
            <text:p>1,3088432517256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judge</text:p>
          </table:table-cell>
          <table:table-cell office:value-type="float" office:value="373" calcext:value-type="float">
            <text:p>373</text:p>
          </table:table-cell>
          <table:table-cell table:formula="of:=([.B791]/[.$F$1])" office:value-type="float" office:value="0.000206684039947093" calcext:value-type="float">
            <text:p>0,000206684</text:p>
          </table:table-cell>
          <table:table-cell table:formula="of:=([.$S$11]/([.E791]+[.$T$11])^[.$U$11])" office:value-type="float" office:value="0.000320740918028804" calcext:value-type="float">
            <text:p>0,0003207409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([.C791]-[.D791])^2" office:value-type="float" office:value="0.0000000130089714377461" calcext:value-type="float">
            <text:p>0,00000001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rew</text:p>
          </table:table-cell>
          <table:table-cell office:value-type="float" office:value="372" calcext:value-type="float">
            <text:p>372</text:p>
          </table:table-cell>
          <table:table-cell table:formula="of:=([.B792]/[.$F$1])" office:value-type="float" office:value="0.00020612992723946" calcext:value-type="float">
            <text:p>0,0002061299</text:p>
          </table:table-cell>
          <table:table-cell table:formula="of:=([.$S$11]/([.E792]+[.$T$11])^[.$U$11])" office:value-type="float" office:value="0.000320393922445567" calcext:value-type="float">
            <text:p>0,0003203939</text:p>
          </table:table-cell>
          <table:table-cell office:value-type="float" office:value="791" calcext:value-type="float">
            <text:p>791</text:p>
          </table:table-cell>
          <table:table-cell/>
          <table:table-cell table:formula="of:=([.C792]-[.D792])^2" office:value-type="float" office:value="0.0000000130562606004612" calcext:value-type="float">
            <text:p>1,3056260600461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peaking</text:p>
          </table:table-cell>
          <table:table-cell office:value-type="float" office:value="372" calcext:value-type="float">
            <text:p>372</text:p>
          </table:table-cell>
          <table:table-cell table:formula="of:=([.B793]/[.$F$1])" office:value-type="float" office:value="0.00020612992723946" calcext:value-type="float">
            <text:p>0,0002061299</text:p>
          </table:table-cell>
          <table:table-cell table:formula="of:=([.$S$11]/([.E793]+[.$T$11])^[.$U$11])" office:value-type="float" office:value="0.000320047737752508" calcext:value-type="float">
            <text:p>0,0003200477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([.C793]-[.D793])^2" office:value-type="float" office:value="0.0000000129772675520866" calcext:value-type="float">
            <text:p>0,00000001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lay</text:p>
          </table:table-cell>
          <table:table-cell office:value-type="float" office:value="372" calcext:value-type="float">
            <text:p>372</text:p>
          </table:table-cell>
          <table:table-cell table:formula="of:=([.B794]/[.$F$1])" office:value-type="float" office:value="0.00020612992723946" calcext:value-type="float">
            <text:p>0,0002061299</text:p>
          </table:table-cell>
          <table:table-cell table:formula="of:=([.$S$11]/([.E794]+[.$T$11])^[.$U$11])" office:value-type="float" office:value="0.000319702361039526" calcext:value-type="float">
            <text:p>0,0003197024</text:p>
          </table:table-cell>
          <table:table-cell office:value-type="float" office:value="793" calcext:value-type="float">
            <text:p>793</text:p>
          </table:table-cell>
          <table:table-cell/>
          <table:table-cell table:formula="of:=([.C794]-[.D794])^2" office:value-type="float" office:value="0.0000000128986977192703" calcext:value-type="float">
            <text:p>1,2898697719270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ranny</text:p>
          </table:table-cell>
          <table:table-cell office:value-type="float" office:value="372" calcext:value-type="float">
            <text:p>372</text:p>
          </table:table-cell>
          <table:table-cell table:formula="of:=([.B795]/[.$F$1])" office:value-type="float" office:value="0.00020612992723946" calcext:value-type="float">
            <text:p>0,0002061299</text:p>
          </table:table-cell>
          <table:table-cell table:formula="of:=([.$S$11]/([.E795]+[.$T$11])^[.$U$11])" office:value-type="float" office:value="0.000319357789410599" calcext:value-type="float">
            <text:p>0,0003193578</text:p>
          </table:table-cell>
          <table:table-cell office:value-type="float" office:value="794" calcext:value-type="float">
            <text:p>794</text:p>
          </table:table-cell>
          <table:table-cell/>
          <table:table-cell table:formula="of:=([.C795]-[.D795])^2" office:value-type="float" office:value="0.0000000128205487718464" calcext:value-type="float">
            <text:p>1,2820548771846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aragraph</text:p>
          </table:table-cell>
          <table:table-cell office:value-type="float" office:value="371" calcext:value-type="float">
            <text:p>371</text:p>
          </table:table-cell>
          <table:table-cell table:formula="of:=([.B796]/[.$F$1])" office:value-type="float" office:value="0.000205575814531827" calcext:value-type="float">
            <text:p>0,0002055758</text:p>
          </table:table-cell>
          <table:table-cell table:formula="of:=([.$S$11]/([.E796]+[.$T$11])^[.$U$11])" office:value-type="float" office:value="0.000319014019983696" calcext:value-type="float">
            <text:p>0,000319014</text:p>
          </table:table-cell>
          <table:table-cell office:value-type="float" office:value="795" calcext:value-type="float">
            <text:p>795</text:p>
          </table:table-cell>
          <table:table-cell/>
          <table:table-cell table:formula="of:=([.C796]-[.D796])^2" office:value-type="float" office:value="0.0000000128682264561404" calcext:value-type="float">
            <text:p>1,2868226456140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aptain</text:p>
          </table:table-cell>
          <table:table-cell office:value-type="float" office:value="371" calcext:value-type="float">
            <text:p>371</text:p>
          </table:table-cell>
          <table:table-cell table:formula="of:=([.B797]/[.$F$1])" office:value-type="float" office:value="0.000205575814531827" calcext:value-type="float">
            <text:p>0,0002055758</text:p>
          </table:table-cell>
          <table:table-cell table:formula="of:=([.$S$11]/([.E797]+[.$T$11])^[.$U$11])" office:value-type="float" office:value="0.000318671049890695" calcext:value-type="float">
            <text:p>0,000318671</text:p>
          </table:table-cell>
          <table:table-cell office:value-type="float" office:value="796" calcext:value-type="float">
            <text:p>796</text:p>
          </table:table-cell>
          <table:table-cell/>
          <table:table-cell table:formula="of:=([.C797]-[.D797])^2" office:value-type="float" office:value="0.0000000127905322608776" calcext:value-type="float">
            <text:p>1,2790532260877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nd</text:p>
          </table:table-cell>
          <table:table-cell office:value-type="float" office:value="370" calcext:value-type="float">
            <text:p>370</text:p>
          </table:table-cell>
          <table:table-cell table:formula="of:=([.B798]/[.$F$1])" office:value-type="float" office:value="0.000205021701824194" calcext:value-type="float">
            <text:p>0,0002050217</text:p>
          </table:table-cell>
          <table:table-cell table:formula="of:=([.$S$11]/([.E798]+[.$T$11])^[.$U$11])" office:value-type="float" office:value="0.000318328876277293" calcext:value-type="float">
            <text:p>0,0003183289</text:p>
          </table:table-cell>
          <table:table-cell office:value-type="float" office:value="797" calcext:value-type="float">
            <text:p>797</text:p>
          </table:table-cell>
          <table:table-cell/>
          <table:table-cell table:formula="of:=([.C798]-[.D798])^2" office:value-type="float" office:value="0.0000000128385157825449" calcext:value-type="float">
            <text:p>1,2838515782544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ully</text:p>
          </table:table-cell>
          <table:table-cell office:value-type="float" office:value="370" calcext:value-type="float">
            <text:p>370</text:p>
          </table:table-cell>
          <table:table-cell table:formula="of:=([.B799]/[.$F$1])" office:value-type="float" office:value="0.000205021701824194" calcext:value-type="float">
            <text:p>0,0002050217</text:p>
          </table:table-cell>
          <table:table-cell table:formula="of:=([.$S$11]/([.E799]+[.$T$11])^[.$U$11])" office:value-type="float" office:value="0.00031798749630293" calcext:value-type="float">
            <text:p>0,0003179875</text:p>
          </table:table-cell>
          <table:table-cell office:value-type="float" office:value="798" calcext:value-type="float">
            <text:p>798</text:p>
          </table:table-cell>
          <table:table-cell/>
          <table:table-cell table:formula="of:=([.C799]-[.D799])^2" office:value-type="float" office:value="0.0000000127612707222119" calcext:value-type="float">
            <text:p>1,2761270722211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ree</text:p>
          </table:table-cell>
          <table:table-cell office:value-type="float" office:value="370" calcext:value-type="float">
            <text:p>370</text:p>
          </table:table-cell>
          <table:table-cell table:formula="of:=([.B800]/[.$F$1])" office:value-type="float" office:value="0.000205021701824194" calcext:value-type="float">
            <text:p>0,0002050217</text:p>
          </table:table-cell>
          <table:table-cell table:formula="of:=([.$S$11]/([.E800]+[.$T$11])^[.$U$11])" office:value-type="float" office:value="0.000317646907140699" calcext:value-type="float">
            <text:p>0,0003176469</text:p>
          </table:table-cell>
          <table:table-cell office:value-type="float" office:value="799" calcext:value-type="float">
            <text:p>799</text:p>
          </table:table-cell>
          <table:table-cell/>
          <table:table-cell table:formula="of:=([.C800]-[.D800])^2" office:value-type="float" office:value="0.0000000126844368725848" calcext:value-type="float">
            <text:p>1,2684436872584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ve</text:p>
          </table:table-cell>
          <table:table-cell office:value-type="float" office:value="370" calcext:value-type="float">
            <text:p>370</text:p>
          </table:table-cell>
          <table:table-cell table:formula="of:=([.B801]/[.$F$1])" office:value-type="float" office:value="0.000205021701824194" calcext:value-type="float">
            <text:p>0,0002050217</text:p>
          </table:table-cell>
          <table:table-cell table:formula="of:=([.$S$11]/([.E801]+[.$T$11])^[.$U$11])" office:value-type="float" office:value="0.000317307105977267" calcext:value-type="float">
            <text:p>0,0003173071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([.C801]-[.D801])^2" office:value-type="float" office:value="0.0000000126080119858188" calcext:value-type="float">
            <text:p>1,2608011985818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gree</text:p>
          </table:table-cell>
          <table:table-cell office:value-type="float" office:value="369" calcext:value-type="float">
            <text:p>369</text:p>
          </table:table-cell>
          <table:table-cell table:formula="of:=([.B802]/[.$F$1])" office:value-type="float" office:value="0.000204467589116561" calcext:value-type="float">
            <text:p>0,0002044676</text:p>
          </table:table-cell>
          <table:table-cell table:formula="of:=([.$S$11]/([.E802]+[.$T$11])^[.$U$11])" office:value-type="float" office:value="0.000316968090012792" calcext:value-type="float">
            <text:p>0,0003169681</text:p>
          </table:table-cell>
          <table:table-cell office:value-type="float" office:value="801" calcext:value-type="float">
            <text:p>801</text:p>
          </table:table-cell>
          <table:table-cell/>
          <table:table-cell table:formula="of:=([.C802]-[.D802])^2" office:value-type="float" office:value="0.0000000126563627019027" calcext:value-type="float">
            <text:p>1,2656362701902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ridge</text:p>
          </table:table-cell>
          <table:table-cell office:value-type="float" office:value="368" calcext:value-type="float">
            <text:p>368</text:p>
          </table:table-cell>
          <table:table-cell table:formula="of:=([.B803]/[.$F$1])" office:value-type="float" office:value="0.000203913476408929" calcext:value-type="float">
            <text:p>0,0002039135</text:p>
          </table:table-cell>
          <table:table-cell table:formula="of:=([.$S$11]/([.E803]+[.$T$11])^[.$U$11])" office:value-type="float" office:value="0.000316629856460842" calcext:value-type="float">
            <text:p>0,0003166299</text:p>
          </table:table-cell>
          <table:table-cell office:value-type="float" office:value="802" calcext:value-type="float">
            <text:p>802</text:p>
          </table:table-cell>
          <table:table-cell/>
          <table:table-cell table:formula="of:=([.C803]-[.D803])^2" office:value-type="float" office:value="0.0000000127049823320074" calcext:value-type="float">
            <text:p>1,2704982332007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ound</text:p>
          </table:table-cell>
          <table:table-cell office:value-type="float" office:value="368" calcext:value-type="float">
            <text:p>368</text:p>
          </table:table-cell>
          <table:table-cell table:formula="of:=([.B804]/[.$F$1])" office:value-type="float" office:value="0.000203913476408929" calcext:value-type="float">
            <text:p>0,0002039135</text:p>
          </table:table-cell>
          <table:table-cell table:formula="of:=([.$S$11]/([.E804]+[.$T$11])^[.$U$11])" office:value-type="float" office:value="0.000316292402548314" calcext:value-type="float">
            <text:p>0,0003162924</text:p>
          </table:table-cell>
          <table:table-cell office:value-type="float" office:value="803" calcext:value-type="float">
            <text:p>803</text:p>
          </table:table-cell>
          <table:table-cell/>
          <table:table-cell table:formula="of:=([.C804]-[.D804])^2" office:value-type="float" office:value="0.0000000126290230402415" calcext:value-type="float">
            <text:p>1,2629023040241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usband</text:p>
          </table:table-cell>
          <table:table-cell office:value-type="float" office:value="366" calcext:value-type="float">
            <text:p>366</text:p>
          </table:table-cell>
          <table:table-cell table:formula="of:=([.B805]/[.$F$1])" office:value-type="float" office:value="0.000202805250993663" calcext:value-type="float">
            <text:p>0,0002028053</text:p>
          </table:table-cell>
          <table:table-cell table:formula="of:=([.$S$11]/([.E805]+[.$T$11])^[.$U$11])" office:value-type="float" office:value="0.000315955725515355" calcext:value-type="float">
            <text:p>0,0003159557</text:p>
          </table:table-cell>
          <table:table-cell office:value-type="float" office:value="804" calcext:value-type="float">
            <text:p>804</text:p>
          </table:table-cell>
          <table:table-cell/>
          <table:table-cell table:formula="of:=([.C805]-[.D805])^2" office:value-type="float" office:value="0.0000000128030298844841" calcext:value-type="float">
            <text:p>1,2803029884484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xample</text:p>
          </table:table-cell>
          <table:table-cell office:value-type="float" office:value="366" calcext:value-type="float">
            <text:p>366</text:p>
          </table:table-cell>
          <table:table-cell table:formula="of:=([.B806]/[.$F$1])" office:value-type="float" office:value="0.000202805250993663" calcext:value-type="float">
            <text:p>0,0002028053</text:p>
          </table:table-cell>
          <table:table-cell table:formula="of:=([.$S$11]/([.E806]+[.$T$11])^[.$U$11])" office:value-type="float" office:value="0.000315619822615278" calcext:value-type="float">
            <text:p>0,0003156198</text:p>
          </table:table-cell>
          <table:table-cell office:value-type="float" office:value="805" calcext:value-type="float">
            <text:p>805</text:p>
          </table:table-cell>
          <table:table-cell/>
          <table:table-cell table:formula="of:=([.C806]-[.D806])^2" office:value-type="float" office:value="0.0000000127271275701686" calcext:value-type="float">
            <text:p>1,2727127570168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op</text:p>
          </table:table-cell>
          <table:table-cell office:value-type="float" office:value="366" calcext:value-type="float">
            <text:p>366</text:p>
          </table:table-cell>
          <table:table-cell table:formula="of:=([.B807]/[.$F$1])" office:value-type="float" office:value="0.000202805250993663" calcext:value-type="float">
            <text:p>0,0002028053</text:p>
          </table:table-cell>
          <table:table-cell table:formula="of:=([.$S$11]/([.E807]+[.$T$11])^[.$U$11])" office:value-type="float" office:value="0.000315284691114491" calcext:value-type="float">
            <text:p>0,0003152847</text:p>
          </table:table-cell>
          <table:table-cell office:value-type="float" office:value="806" calcext:value-type="float">
            <text:p>806</text:p>
          </table:table-cell>
          <table:table-cell/>
          <table:table-cell table:formula="of:=([.C807]-[.D807])^2" office:value-type="float" office:value="0.0000000126516244498949" calcext:value-type="float">
            <text:p>1,2651624449894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ide</text:p>
          </table:table-cell>
          <table:table-cell office:value-type="float" office:value="366" calcext:value-type="float">
            <text:p>366</text:p>
          </table:table-cell>
          <table:table-cell table:formula="of:=([.B808]/[.$F$1])" office:value-type="float" office:value="0.000202805250993663" calcext:value-type="float">
            <text:p>0,0002028053</text:p>
          </table:table-cell>
          <table:table-cell table:formula="of:=([.$S$11]/([.E808]+[.$T$11])^[.$U$11])" office:value-type="float" office:value="0.000314950328292409" calcext:value-type="float">
            <text:p>0,0003149503</text:p>
          </table:table-cell>
          <table:table-cell office:value-type="float" office:value="807" calcext:value-type="float">
            <text:p>807</text:p>
          </table:table-cell>
          <table:table-cell/>
          <table:table-cell table:formula="of:=([.C808]-[.D808])^2" office:value-type="float" office:value="0.0000000125765183623418" calcext:value-type="float">
            <text:p>1,2576518362341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pecial</text:p>
          </table:table-cell>
          <table:table-cell office:value-type="float" office:value="365" calcext:value-type="float">
            <text:p>365</text:p>
          </table:table-cell>
          <table:table-cell table:formula="of:=([.B809]/[.$F$1])" office:value-type="float" office:value="0.00020225113828603" calcext:value-type="float">
            <text:p>0,0002022511</text:p>
          </table:table-cell>
          <table:table-cell table:formula="of:=([.$S$11]/([.E809]+[.$T$11])^[.$U$11])" office:value-type="float" office:value="0.000314616731441385" calcext:value-type="float">
            <text:p>0,0003146167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([.C809]-[.D809])^2" office:value-type="float" office:value="0.0000000126260265251548" calcext:value-type="float">
            <text:p>1,2626026525154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rot</text:p>
          </table:table-cell>
          <table:table-cell office:value-type="float" office:value="365" calcext:value-type="float">
            <text:p>365</text:p>
          </table:table-cell>
          <table:table-cell table:formula="of:=([.B810]/[.$F$1])" office:value-type="float" office:value="0.00020225113828603" calcext:value-type="float">
            <text:p>0,0002022511</text:p>
          </table:table-cell>
          <table:table-cell table:formula="of:=([.$S$11]/([.E810]+[.$T$11])^[.$U$11])" office:value-type="float" office:value="0.000314283897866626" calcext:value-type="float">
            <text:p>0,0003142839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([.C810]-[.D810])^2" office:value-type="float" office:value="0.0000000125513392192437" calcext:value-type="float">
            <text:p>1,2551339219243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leasure</text:p>
          </table:table-cell>
          <table:table-cell office:value-type="float" office:value="365" calcext:value-type="float">
            <text:p>365</text:p>
          </table:table-cell>
          <table:table-cell table:formula="of:=([.B811]/[.$F$1])" office:value-type="float" office:value="0.00020225113828603" calcext:value-type="float">
            <text:p>0,0002022511</text:p>
          </table:table-cell>
          <table:table-cell table:formula="of:=([.$S$11]/([.E811]+[.$T$11])^[.$U$11])" office:value-type="float" office:value="0.00031395182488612" calcext:value-type="float">
            <text:p>0,0003139518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([.C811]-[.D811])^2" office:value-type="float" office:value="0.0000000124770433869316" calcext:value-type="float">
            <text:p>1,2477043386931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rossed</text:p>
          </table:table-cell>
          <table:table-cell office:value-type="float" office:value="365" calcext:value-type="float">
            <text:p>365</text:p>
          </table:table-cell>
          <table:table-cell table:formula="of:=([.B812]/[.$F$1])" office:value-type="float" office:value="0.00020225113828603" calcext:value-type="float">
            <text:p>0,0002022511</text:p>
          </table:table-cell>
          <table:table-cell table:formula="of:=([.$S$11]/([.E812]+[.$T$11])^[.$U$11])" office:value-type="float" office:value="0.000313620509830558" calcext:value-type="float">
            <text:p>0,0003136205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([.C812]-[.D812])^2" office:value-type="float" office:value="0.0000000124031369182232" calcext:value-type="float">
            <text:p>1,2403136918223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y</text:p>
          </table:table-cell>
          <table:table-cell office:value-type="float" office:value="364" calcext:value-type="float">
            <text:p>364</text:p>
          </table:table-cell>
          <table:table-cell table:formula="of:=([.B813]/[.$F$1])" office:value-type="float" office:value="0.000201697025578397" calcext:value-type="float">
            <text:p>0,000201697</text:p>
          </table:table-cell>
          <table:table-cell table:formula="of:=([.$S$11]/([.E813]+[.$T$11])^[.$U$11])" office:value-type="float" office:value="0.00031328995004326" calcext:value-type="float">
            <text:p>0,00031329</text:p>
          </table:table-cell>
          <table:table-cell office:value-type="float" office:value="812" calcext:value-type="float">
            <text:p>812</text:p>
          </table:table-cell>
          <table:table-cell/>
          <table:table-cell table:formula="of:=([.C813]-[.D813])^2" office:value-type="float" office:value="0.0000000124529807906207" calcext:value-type="float">
            <text:p>1,2452980790620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n's</text:p>
          </table:table-cell>
          <table:table-cell office:value-type="float" office:value="364" calcext:value-type="float">
            <text:p>364</text:p>
          </table:table-cell>
          <table:table-cell table:formula="of:=([.B814]/[.$F$1])" office:value-type="float" office:value="0.000201697025578397" calcext:value-type="float">
            <text:p>0,000201697</text:p>
          </table:table-cell>
          <table:table-cell table:formula="of:=([.$S$11]/([.E814]+[.$T$11])^[.$U$11])" office:value-type="float" office:value="0.000312960142880097" calcext:value-type="float">
            <text:p>0,0003129601</text:p>
          </table:table-cell>
          <table:table-cell office:value-type="float" office:value="813" calcext:value-type="float">
            <text:p>813</text:p>
          </table:table-cell>
          <table:table-cell/>
          <table:table-cell table:formula="of:=([.C814]-[.D814])^2" office:value-type="float" office:value="0.000000012379481271692" calcext:value-type="float">
            <text:p>1,237948127169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oat</text:p>
          </table:table-cell>
          <table:table-cell office:value-type="float" office:value="364" calcext:value-type="float">
            <text:p>364</text:p>
          </table:table-cell>
          <table:table-cell table:formula="of:=([.B815]/[.$F$1])" office:value-type="float" office:value="0.000201697025578397" calcext:value-type="float">
            <text:p>0,000201697</text:p>
          </table:table-cell>
          <table:table-cell table:formula="of:=([.$S$11]/([.E815]+[.$T$11])^[.$U$11])" office:value-type="float" office:value="0.000312631085709421" calcext:value-type="float">
            <text:p>0,0003126311</text:p>
          </table:table-cell>
          <table:table-cell office:value-type="float" office:value="814" calcext:value-type="float">
            <text:p>814</text:p>
          </table:table-cell>
          <table:table-cell/>
          <table:table-cell table:formula="of:=([.C815]-[.D815])^2" office:value-type="float" office:value="0.0000000123063656971536" calcext:value-type="float">
            <text:p>1,2306365697153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ligion</text:p>
          </table:table-cell>
          <table:table-cell office:value-type="float" office:value="364" calcext:value-type="float">
            <text:p>364</text:p>
          </table:table-cell>
          <table:table-cell table:formula="of:=([.B816]/[.$F$1])" office:value-type="float" office:value="0.000201697025578397" calcext:value-type="float">
            <text:p>0,000201697</text:p>
          </table:table-cell>
          <table:table-cell table:formula="of:=([.$S$11]/([.E816]+[.$T$11])^[.$U$11])" office:value-type="float" office:value="0.000312302775911985" calcext:value-type="float">
            <text:p>0,0003123028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([.C816]-[.D816])^2" office:value-type="float" office:value="0.000000012233632006856" calcext:value-type="float">
            <text:p>1,223363200685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cience</text:p>
          </table:table-cell>
          <table:table-cell office:value-type="float" office:value="361" calcext:value-type="float">
            <text:p>361</text:p>
          </table:table-cell>
          <table:table-cell table:formula="of:=([.B817]/[.$F$1])" office:value-type="float" office:value="0.000200034687455498" calcext:value-type="float">
            <text:p>0,0002000347</text:p>
          </table:table-cell>
          <table:table-cell table:formula="of:=([.$S$11]/([.E817]+[.$T$11])^[.$U$11])" office:value-type="float" office:value="0.000311975210880875" calcext:value-type="float">
            <text:p>0,0003119752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([.C817]-[.D817])^2" office:value-type="float" office:value="0.0000000125306807847473" calcext:value-type="float">
            <text:p>1,2530680784747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ooks</text:p>
          </table:table-cell>
          <table:table-cell office:value-type="float" office:value="360" calcext:value-type="float">
            <text:p>360</text:p>
          </table:table-cell>
          <table:table-cell table:formula="of:=([.B818]/[.$F$1])" office:value-type="float" office:value="0.000199480574747865" calcext:value-type="float">
            <text:p>0,0001994806</text:p>
          </table:table-cell>
          <table:table-cell table:formula="of:=([.$S$11]/([.E818]+[.$T$11])^[.$U$11])" office:value-type="float" office:value="0.000311648388021433" calcext:value-type="float">
            <text:p>0,0003116484</text:p>
          </table:table-cell>
          <table:table-cell office:value-type="float" office:value="817" calcext:value-type="float">
            <text:p>817</text:p>
          </table:table-cell>
          <table:table-cell/>
          <table:table-cell table:formula="of:=([.C818]-[.D818])^2" office:value-type="float" office:value="0.0000000125816183345741" calcext:value-type="float">
            <text:p>1,2581618334574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fference</text:p>
          </table:table-cell>
          <table:table-cell office:value-type="float" office:value="360" calcext:value-type="float">
            <text:p>360</text:p>
          </table:table-cell>
          <table:table-cell table:formula="of:=([.B819]/[.$F$1])" office:value-type="float" office:value="0.000199480574747865" calcext:value-type="float">
            <text:p>0,0001994806</text:p>
          </table:table-cell>
          <table:table-cell table:formula="of:=([.$S$11]/([.E819]+[.$T$11])^[.$U$11])" office:value-type="float" office:value="0.000311322304751189" calcext:value-type="float">
            <text:p>0,0003113223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([.C819]-[.D819])^2" office:value-type="float" office:value="0.0000000125085725701364" calcext:value-type="float">
            <text:p>1,2508572570136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fterwards</text:p>
          </table:table-cell>
          <table:table-cell office:value-type="float" office:value="360" calcext:value-type="float">
            <text:p>360</text:p>
          </table:table-cell>
          <table:table-cell table:formula="of:=([.B820]/[.$F$1])" office:value-type="float" office:value="0.000199480574747865" calcext:value-type="float">
            <text:p>0,0001994806</text:p>
          </table:table-cell>
          <table:table-cell table:formula="of:=([.$S$11]/([.E820]+[.$T$11])^[.$U$11])" office:value-type="float" office:value="0.000310996958499783" calcext:value-type="float">
            <text:p>0,000310997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([.C820]-[.D820])^2" office:value-type="float" office:value="0.000000012435903845105" calcext:value-type="float">
            <text:p>1,243590384510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riting</text:p>
          </table:table-cell>
          <table:table-cell office:value-type="float" office:value="360" calcext:value-type="float">
            <text:p>360</text:p>
          </table:table-cell>
          <table:table-cell table:formula="of:=([.B821]/[.$F$1])" office:value-type="float" office:value="0.000199480574747865" calcext:value-type="float">
            <text:p>0,0001994806</text:p>
          </table:table-cell>
          <table:table-cell table:formula="of:=([.$S$11]/([.E821]+[.$T$11])^[.$U$11])" office:value-type="float" office:value="0.000310672346708898" calcext:value-type="float">
            <text:p>0,0003106723</text:p>
          </table:table-cell>
          <table:table-cell office:value-type="float" office:value="820" calcext:value-type="float">
            <text:p>820</text:p>
          </table:table-cell>
          <table:table-cell/>
          <table:table-cell table:formula="of:=([.C821]-[.D821])^2" office:value-type="float" office:value="0.0000000123636101518344" calcext:value-type="float">
            <text:p>1,2363610151834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ilence</text:p>
          </table:table-cell>
          <table:table-cell office:value-type="float" office:value="359" calcext:value-type="float">
            <text:p>359</text:p>
          </table:table-cell>
          <table:table-cell table:formula="of:=([.B822]/[.$F$1])" office:value-type="float" office:value="0.000198926462040232" calcext:value-type="float">
            <text:p>0,0001989265</text:p>
          </table:table-cell>
          <table:table-cell table:formula="of:=([.$S$11]/([.E822]+[.$T$11])^[.$U$11])" office:value-type="float" office:value="0.000310348466832189" calcext:value-type="float">
            <text:p>0,0003103485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([.C822]-[.D822])^2" office:value-type="float" office:value="0.0000000124148631518589" calcext:value-type="float">
            <text:p>1,2414863151858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ence</text:p>
          </table:table-cell>
          <table:table-cell office:value-type="float" office:value="359" calcext:value-type="float">
            <text:p>359</text:p>
          </table:table-cell>
          <table:table-cell table:formula="of:=([.B823]/[.$F$1])" office:value-type="float" office:value="0.000198926462040232" calcext:value-type="float">
            <text:p>0,0001989265</text:p>
          </table:table-cell>
          <table:table-cell table:formula="of:=([.$S$11]/([.E823]+[.$T$11])^[.$U$11])" office:value-type="float" office:value="0.000310025316335209" calcext:value-type="float">
            <text:p>0,0003100253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([.C823]-[.D823])^2" office:value-type="float" office:value="0.0000000123429554256566" calcext:value-type="float">
            <text:p>1,2342955425656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nths</text:p>
          </table:table-cell>
          <table:table-cell office:value-type="float" office:value="358" calcext:value-type="float">
            <text:p>358</text:p>
          </table:table-cell>
          <table:table-cell table:formula="of:=([.B824]/[.$F$1])" office:value-type="float" office:value="0.000198372349332599" calcext:value-type="float">
            <text:p>0,0001983723</text:p>
          </table:table-cell>
          <table:table-cell table:formula="of:=([.$S$11]/([.E824]+[.$T$11])^[.$U$11])" office:value-type="float" office:value="0.000309702892695344" calcext:value-type="float">
            <text:p>0,0003097029</text:p>
          </table:table-cell>
          <table:table-cell office:value-type="float" office:value="823" calcext:value-type="float">
            <text:p>823</text:p>
          </table:table-cell>
          <table:table-cell/>
          <table:table-cell table:formula="of:=([.C824]-[.D824])^2" office:value-type="float" office:value="0.0000000123944898854441" calcext:value-type="float">
            <text:p>1,2394489885444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loor</text:p>
          </table:table-cell>
          <table:table-cell office:value-type="float" office:value="358" calcext:value-type="float">
            <text:p>358</text:p>
          </table:table-cell>
          <table:table-cell table:formula="of:=([.B825]/[.$F$1])" office:value-type="float" office:value="0.000198372349332599" calcext:value-type="float">
            <text:p>0,0001983723</text:p>
          </table:table-cell>
          <table:table-cell table:formula="of:=([.$S$11]/([.E825]+[.$T$11])^[.$U$11])" office:value-type="float" office:value="0.000309381193401739" calcext:value-type="float">
            <text:p>0,0003093812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([.C825]-[.D825])^2" office:value-type="float" office:value="0.0000000123229634615668" calcext:value-type="float">
            <text:p>1,2322963461566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usical</text:p>
          </table:table-cell>
          <table:table-cell office:value-type="float" office:value="357" calcext:value-type="float">
            <text:p>357</text:p>
          </table:table-cell>
          <table:table-cell table:formula="of:=([.B826]/[.$F$1])" office:value-type="float" office:value="0.000197818236624966" calcext:value-type="float">
            <text:p>0,0001978182</text:p>
          </table:table-cell>
          <table:table-cell table:formula="of:=([.$S$11]/([.E826]+[.$T$11])^[.$U$11])" office:value-type="float" office:value="0.000309060215955233" calcext:value-type="float">
            <text:p>0,0003090602</text:p>
          </table:table-cell>
          <table:table-cell office:value-type="float" office:value="825" calcext:value-type="float">
            <text:p>825</text:p>
          </table:table-cell>
          <table:table-cell/>
          <table:table-cell table:formula="of:=([.C826]-[.D826])^2" office:value-type="float" office:value="0.0000000123747779653156" calcext:value-type="float">
            <text:p>1,2374777965315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inally</text:p>
          </table:table-cell>
          <table:table-cell office:value-type="float" office:value="357" calcext:value-type="float">
            <text:p>357</text:p>
          </table:table-cell>
          <table:table-cell table:formula="of:=([.B827]/[.$F$1])" office:value-type="float" office:value="0.000197818236624966" calcext:value-type="float">
            <text:p>0,0001978182</text:p>
          </table:table-cell>
          <table:table-cell table:formula="of:=([.$S$11]/([.E827]+[.$T$11])^[.$U$11])" office:value-type="float" office:value="0.000308739957868287" calcext:value-type="float">
            <text:p>0,00030874</text:p>
          </table:table-cell>
          <table:table-cell office:value-type="float" office:value="826" calcext:value-type="float">
            <text:p>826</text:p>
          </table:table-cell>
          <table:table-cell/>
          <table:table-cell table:formula="of:=([.C827]-[.D827])^2" office:value-type="float" office:value="0.0000000123036282435809" calcext:value-type="float">
            <text:p>1,2303628243580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scape</text:p>
          </table:table-cell>
          <table:table-cell office:value-type="float" office:value="357" calcext:value-type="float">
            <text:p>357</text:p>
          </table:table-cell>
          <table:table-cell table:formula="of:=([.B828]/[.$F$1])" office:value-type="float" office:value="0.000197818236624966" calcext:value-type="float">
            <text:p>0,0001978182</text:p>
          </table:table-cell>
          <table:table-cell table:formula="of:=([.$S$11]/([.E828]+[.$T$11])^[.$U$11])" office:value-type="float" office:value="0.000308420416664917" calcext:value-type="float">
            <text:p>0,0003084204</text:p>
          </table:table-cell>
          <table:table-cell office:value-type="float" office:value="827" calcext:value-type="float">
            <text:p>827</text:p>
          </table:table-cell>
          <table:table-cell/>
          <table:table-cell table:formula="of:=([.C828]-[.D828])^2" office:value-type="float" office:value="0.0000000122328422295897" calcext:value-type="float">
            <text:p>1,2232842229589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egs</text:p>
          </table:table-cell>
          <table:table-cell office:value-type="float" office:value="357" calcext:value-type="float">
            <text:p>357</text:p>
          </table:table-cell>
          <table:table-cell table:formula="of:=([.B829]/[.$F$1])" office:value-type="float" office:value="0.000197818236624966" calcext:value-type="float">
            <text:p>0,0001978182</text:p>
          </table:table-cell>
          <table:table-cell table:formula="of:=([.$S$11]/([.E829]+[.$T$11])^[.$U$11])" office:value-type="float" office:value="0.000308101589880629" calcext:value-type="float">
            <text:p>0,0003081016</text:p>
          </table:table-cell>
          <table:table-cell office:value-type="float" office:value="828" calcext:value-type="float">
            <text:p>828</text:p>
          </table:table-cell>
          <table:table-cell/>
          <table:table-cell table:formula="of:=([.C829]-[.D829])^2" office:value-type="float" office:value="0.0000000121624180053134" calcext:value-type="float">
            <text:p>1,2162418005313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old</text:p>
          </table:table-cell>
          <table:table-cell office:value-type="float" office:value="356" calcext:value-type="float">
            <text:p>356</text:p>
          </table:table-cell>
          <table:table-cell table:formula="of:=([.B830]/[.$F$1])" office:value-type="float" office:value="0.000197264123917333" calcext:value-type="float">
            <text:p>0,0001972641</text:p>
          </table:table-cell>
          <table:table-cell table:formula="of:=([.$S$11]/([.E830]+[.$T$11])^[.$U$11])" office:value-type="float" office:value="0.00030778347506235" calcext:value-type="float">
            <text:p>0,0003077835</text:p>
          </table:table-cell>
          <table:table-cell office:value-type="float" office:value="829" calcext:value-type="float">
            <text:p>829</text:p>
          </table:table-cell>
          <table:table-cell/>
          <table:table-cell table:formula="of:=([.C830]-[.D830])^2" office:value-type="float" office:value="0.0000000122145269775156" calcext:value-type="float">
            <text:p>1,2214526977515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usual</text:p>
          </table:table-cell>
          <table:table-cell office:value-type="float" office:value="356" calcext:value-type="float">
            <text:p>356</text:p>
          </table:table-cell>
          <table:table-cell table:formula="of:=([.B831]/[.$F$1])" office:value-type="float" office:value="0.000197264123917333" calcext:value-type="float">
            <text:p>0,0001972641</text:p>
          </table:table-cell>
          <table:table-cell table:formula="of:=([.$S$11]/([.E831]+[.$T$11])^[.$U$11])" office:value-type="float" office:value="0.00030746606976836" calcext:value-type="float">
            <text:p>0,0003074661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([.C831]-[.D831])^2" office:value-type="float" office:value="0.0000000121444688693526" calcext:value-type="float">
            <text:p>1,2144468869352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sult</text:p>
          </table:table-cell>
          <table:table-cell office:value-type="float" office:value="356" calcext:value-type="float">
            <text:p>356</text:p>
          </table:table-cell>
          <table:table-cell table:formula="of:=([.B832]/[.$F$1])" office:value-type="float" office:value="0.000197264123917333" calcext:value-type="float">
            <text:p>0,0001972641</text:p>
          </table:table-cell>
          <table:table-cell table:formula="of:=([.$S$11]/([.E832]+[.$T$11])^[.$U$11])" office:value-type="float" office:value="0.000307149371568228" calcext:value-type="float">
            <text:p>0,0003071494</text:p>
          </table:table-cell>
          <table:table-cell office:value-type="float" office:value="831" calcext:value-type="float">
            <text:p>831</text:p>
          </table:table-cell>
          <table:table-cell/>
          <table:table-cell table:formula="of:=([.C832]-[.D832])^2" office:value-type="float" office:value="0.0000000120747676512985" calcext:value-type="float">
            <text:p>1,2074767651298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ginning</text:p>
          </table:table-cell>
          <table:table-cell office:value-type="float" office:value="355" calcext:value-type="float">
            <text:p>355</text:p>
          </table:table-cell>
          <table:table-cell table:formula="of:=([.B833]/[.$F$1])" office:value-type="float" office:value="0.0001967100112097" calcext:value-type="float">
            <text:p>0,00019671</text:p>
          </table:table-cell>
          <table:table-cell table:formula="of:=([.$S$11]/([.E833]+[.$T$11])^[.$U$11])" office:value-type="float" office:value="0.000306833378042746" calcext:value-type="float">
            <text:p>0,0003068334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([.C833]-[.D833])^2" office:value-type="float" office:value="0.0000000121271559226457" calcext:value-type="float">
            <text:p>1,2127155922645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ccasion</text:p>
          </table:table-cell>
          <table:table-cell office:value-type="float" office:value="355" calcext:value-type="float">
            <text:p>355</text:p>
          </table:table-cell>
          <table:table-cell table:formula="of:=([.B834]/[.$F$1])" office:value-type="float" office:value="0.0001967100112097" calcext:value-type="float">
            <text:p>0,00019671</text:p>
          </table:table-cell>
          <table:table-cell table:formula="of:=([.$S$11]/([.E834]+[.$T$11])^[.$U$11])" office:value-type="float" office:value="0.000306518086783865" calcext:value-type="float">
            <text:p>0,0003065181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([.C834]-[.D834])^2" office:value-type="float" office:value="0.0000000120578134613015" calcext:value-type="float">
            <text:p>1,2057813461301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killed</text:p>
          </table:table-cell>
          <table:table-cell office:value-type="float" office:value="355" calcext:value-type="float">
            <text:p>355</text:p>
          </table:table-cell>
          <table:table-cell table:formula="of:=([.B835]/[.$F$1])" office:value-type="float" office:value="0.0001967100112097" calcext:value-type="float">
            <text:p>0,00019671</text:p>
          </table:table-cell>
          <table:table-cell table:formula="of:=([.$S$11]/([.E835]+[.$T$11])^[.$U$11])" office:value-type="float" office:value="0.000306203495394625" calcext:value-type="float">
            <text:p>0,0003062035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([.C835]-[.D835])^2" office:value-type="float" office:value="0.0000000119888230789545" calcext:value-type="float">
            <text:p>0,00000001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scovered</text:p>
          </table:table-cell>
          <table:table-cell office:value-type="float" office:value="355" calcext:value-type="float">
            <text:p>355</text:p>
          </table:table-cell>
          <table:table-cell table:formula="of:=([.B836]/[.$F$1])" office:value-type="float" office:value="0.0001967100112097" calcext:value-type="float">
            <text:p>0,00019671</text:p>
          </table:table-cell>
          <table:table-cell table:formula="of:=([.$S$11]/([.E836]+[.$T$11])^[.$U$11])" office:value-type="float" office:value="0.000305889601489099" calcext:value-type="float">
            <text:p>0,0003058896</text:p>
          </table:table-cell>
          <table:table-cell office:value-type="float" office:value="835" calcext:value-type="float">
            <text:p>835</text:p>
          </table:table-cell>
          <table:table-cell/>
          <table:table-cell table:formula="of:=([.C836]-[.D836])^2" office:value-type="float" office:value="0.0000000119201829335775" calcext:value-type="float">
            <text:p>1,1920182933577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inciple</text:p>
          </table:table-cell>
          <table:table-cell office:value-type="float" office:value="355" calcext:value-type="float">
            <text:p>355</text:p>
          </table:table-cell>
          <table:table-cell table:formula="of:=([.B837]/[.$F$1])" office:value-type="float" office:value="0.0001967100112097" calcext:value-type="float">
            <text:p>0,00019671</text:p>
          </table:table-cell>
          <table:table-cell table:formula="of:=([.$S$11]/([.E837]+[.$T$11])^[.$U$11])" office:value-type="float" office:value="0.000305576402692323" calcext:value-type="float">
            <text:p>0,0003055764</text:p>
          </table:table-cell>
          <table:table-cell office:value-type="float" office:value="836" calcext:value-type="float">
            <text:p>836</text:p>
          </table:table-cell>
          <table:table-cell/>
          <table:table-cell table:formula="of:=([.C837]-[.D837])^2" office:value-type="float" office:value="0.0000000118518911944477" calcext:value-type="float">
            <text:p>1,1851891194447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oing</text:p>
          </table:table-cell>
          <table:table-cell office:value-type="float" office:value="355" calcext:value-type="float">
            <text:p>355</text:p>
          </table:table-cell>
          <table:table-cell table:formula="of:=([.B838]/[.$F$1])" office:value-type="float" office:value="0.0001967100112097" calcext:value-type="float">
            <text:p>0,00019671</text:p>
          </table:table-cell>
          <table:table-cell table:formula="of:=([.$S$11]/([.E838]+[.$T$11])^[.$U$11])" office:value-type="float" office:value="0.000305263896640233" calcext:value-type="float">
            <text:p>0,0003052639</text:p>
          </table:table-cell>
          <table:table-cell office:value-type="float" office:value="837" calcext:value-type="float">
            <text:p>837</text:p>
          </table:table-cell>
          <table:table-cell/>
          <table:table-cell table:formula="of:=([.C838]-[.D838])^2" office:value-type="float" office:value="0.0000000117839460420654" calcext:value-type="float">
            <text:p>1,1783946042065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olly</text:p>
          </table:table-cell>
          <table:table-cell office:value-type="float" office:value="353" calcext:value-type="float">
            <text:p>353</text:p>
          </table:table-cell>
          <table:table-cell table:formula="of:=([.B839]/[.$F$1])" office:value-type="float" office:value="0.000195601785794434" calcext:value-type="float">
            <text:p>0,0001956018</text:p>
          </table:table-cell>
          <table:table-cell table:formula="of:=([.$S$11]/([.E839]+[.$T$11])^[.$U$11])" office:value-type="float" office:value="0.000304952080979607" calcext:value-type="float">
            <text:p>0,0003049521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([.C839]-[.D839])^2" office:value-type="float" office:value="0.0000000119574870570844" calcext:value-type="float">
            <text:p>0,00000001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omas</text:p>
          </table:table-cell>
          <table:table-cell office:value-type="float" office:value="353" calcext:value-type="float">
            <text:p>353</text:p>
          </table:table-cell>
          <table:table-cell table:formula="of:=([.B840]/[.$F$1])" office:value-type="float" office:value="0.000195601785794434" calcext:value-type="float">
            <text:p>0,0001956018</text:p>
          </table:table-cell>
          <table:table-cell table:formula="of:=([.$S$11]/([.E840]+[.$T$11])^[.$U$11])" office:value-type="float" office:value="0.000304640953367995" calcext:value-type="float">
            <text:p>0,000304641</text:p>
          </table:table-cell>
          <table:table-cell office:value-type="float" office:value="839" calcext:value-type="float">
            <text:p>839</text:p>
          </table:table-cell>
          <table:table-cell/>
          <table:table-cell table:formula="of:=([.C840]-[.D840])^2" office:value-type="float" office:value="0.000000011889540065135" calcext:value-type="float">
            <text:p>1,188954006513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ames</text:p>
          </table:table-cell>
          <table:table-cell office:value-type="float" office:value="353" calcext:value-type="float">
            <text:p>353</text:p>
          </table:table-cell>
          <table:table-cell table:formula="of:=([.B841]/[.$F$1])" office:value-type="float" office:value="0.000195601785794434" calcext:value-type="float">
            <text:p>0,0001956018</text:p>
          </table:table-cell>
          <table:table-cell table:formula="of:=([.$S$11]/([.E841]+[.$T$11])^[.$U$11])" office:value-type="float" office:value="0.000304330511473664" calcext:value-type="float">
            <text:p>0,0003043305</text:p>
          </table:table-cell>
          <table:table-cell office:value-type="float" office:value="840" calcext:value-type="float">
            <text:p>840</text:p>
          </table:table-cell>
          <table:table-cell/>
          <table:table-cell table:formula="of:=([.C841]-[.D841])^2" office:value-type="float" office:value="0.0000000118219357878291" calcext:value-type="float">
            <text:p>1,1821935787829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lain</text:p>
          </table:table-cell>
          <table:table-cell office:value-type="float" office:value="353" calcext:value-type="float">
            <text:p>353</text:p>
          </table:table-cell>
          <table:table-cell table:formula="of:=([.B842]/[.$F$1])" office:value-type="float" office:value="0.000195601785794434" calcext:value-type="float">
            <text:p>0,0001956018</text:p>
          </table:table-cell>
          <table:table-cell table:formula="of:=([.$S$11]/([.E842]+[.$T$11])^[.$U$11])" office:value-type="float" office:value="0.000304020752975531" calcext:value-type="float">
            <text:p>0,0003040208</text:p>
          </table:table-cell>
          <table:table-cell office:value-type="float" office:value="841" calcext:value-type="float">
            <text:p>841</text:p>
          </table:table-cell>
          <table:table-cell/>
          <table:table-cell table:formula="of:=([.C842]-[.D842])^2" office:value-type="float" office:value="0.0000000117546724446158" calcext:value-type="float">
            <text:p>1,1754672444615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york</text:p>
          </table:table-cell>
          <table:table-cell office:value-type="float" office:value="352" calcext:value-type="float">
            <text:p>352</text:p>
          </table:table-cell>
          <table:table-cell table:formula="of:=([.B843]/[.$F$1])" office:value-type="float" office:value="0.000195047673086801" calcext:value-type="float">
            <text:p>0,0001950477</text:p>
          </table:table-cell>
          <table:table-cell table:formula="of:=([.$S$11]/([.E843]+[.$T$11])^[.$U$11])" office:value-type="float" office:value="0.000303711675563108" calcext:value-type="float">
            <text:p>0,0003037117</text:p>
          </table:table-cell>
          <table:table-cell office:value-type="float" office:value="842" calcext:value-type="float">
            <text:p>842</text:p>
          </table:table-cell>
          <table:table-cell/>
          <table:table-cell table:formula="of:=([.C843]-[.D843])^2" office:value-type="float" office:value="0.0000000118078654341708" calcext:value-type="float">
            <text:p>1,1807865434170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orty</text:p>
          </table:table-cell>
          <table:table-cell office:value-type="float" office:value="351" calcext:value-type="float">
            <text:p>351</text:p>
          </table:table-cell>
          <table:table-cell table:formula="of:=([.B844]/[.$F$1])" office:value-type="float" office:value="0.000194493560379168" calcext:value-type="float">
            <text:p>0,0001944936</text:p>
          </table:table-cell>
          <table:table-cell table:formula="of:=([.$S$11]/([.E844]+[.$T$11])^[.$U$11])" office:value-type="float" office:value="0.000303403276936433" calcext:value-type="float">
            <text:p>0,0003034033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([.C844]-[.D844])^2" office:value-type="float" office:value="0.0000000118613263605837" calcext:value-type="float">
            <text:p>1,1861326360583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entury</text:p>
          </table:table-cell>
          <table:table-cell office:value-type="float" office:value="350" calcext:value-type="float">
            <text:p>350</text:p>
          </table:table-cell>
          <table:table-cell table:formula="of:=([.B845]/[.$F$1])" office:value-type="float" office:value="0.000193939447671535" calcext:value-type="float">
            <text:p>0,0001939394</text:p>
          </table:table-cell>
          <table:table-cell table:formula="of:=([.$S$11]/([.E845]+[.$T$11])^[.$U$11])" office:value-type="float" office:value="0.000303095554806016" calcext:value-type="float">
            <text:p>0,0003030956</text:p>
          </table:table-cell>
          <table:table-cell office:value-type="float" office:value="844" calcext:value-type="float">
            <text:p>844</text:p>
          </table:table-cell>
          <table:table-cell/>
          <table:table-cell table:formula="of:=([.C845]-[.D845])^2" office:value-type="float" office:value="0.0000000119150557247542" calcext:value-type="float">
            <text:p>1,1915055724754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fficer</text:p>
          </table:table-cell>
          <table:table-cell office:value-type="float" office:value="350" calcext:value-type="float">
            <text:p>350</text:p>
          </table:table-cell>
          <table:table-cell table:formula="of:=([.B846]/[.$F$1])" office:value-type="float" office:value="0.000193939447671535" calcext:value-type="float">
            <text:p>0,0001939394</text:p>
          </table:table-cell>
          <table:table-cell table:formula="of:=([.$S$11]/([.E846]+[.$T$11])^[.$U$11])" office:value-type="float" office:value="0.000302788506892777" calcext:value-type="float">
            <text:p>0,0003027885</text:p>
          </table:table-cell>
          <table:table-cell office:value-type="float" office:value="845" calcext:value-type="float">
            <text:p>845</text:p>
          </table:table-cell>
          <table:table-cell/>
          <table:table-cell table:formula="of:=([.C846]-[.D846])^2" office:value-type="float" office:value="0.0000000118481176933494" calcext:value-type="float">
            <text:p>1,1848117693349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aught</text:p>
          </table:table-cell>
          <table:table-cell office:value-type="float" office:value="349" calcext:value-type="float">
            <text:p>349</text:p>
          </table:table-cell>
          <table:table-cell table:formula="of:=([.B847]/[.$F$1])" office:value-type="float" office:value="0.000193385334963902" calcext:value-type="float">
            <text:p>0,0001933853</text:p>
          </table:table-cell>
          <table:table-cell table:formula="of:=([.$S$11]/([.E847]+[.$T$11])^[.$U$11])" office:value-type="float" office:value="0.000302482130927987" calcext:value-type="float">
            <text:p>0,0003024821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([.C847]-[.D847])^2" office:value-type="float" office:value="0.0000000119021108896291" calcext:value-type="float">
            <text:p>1,1902110889629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rrived</text:p>
          </table:table-cell>
          <table:table-cell office:value-type="float" office:value="349" calcext:value-type="float">
            <text:p>349</text:p>
          </table:table-cell>
          <table:table-cell table:formula="of:=([.B848]/[.$F$1])" office:value-type="float" office:value="0.000193385334963902" calcext:value-type="float">
            <text:p>0,0001933853</text:p>
          </table:table-cell>
          <table:table-cell table:formula="of:=([.$S$11]/([.E848]+[.$T$11])^[.$U$11])" office:value-type="float" office:value="0.000302176424653207" calcext:value-type="float">
            <text:p>0,0003021764</text:p>
          </table:table-cell>
          <table:table-cell office:value-type="float" office:value="847" calcext:value-type="float">
            <text:p>847</text:p>
          </table:table-cell>
          <table:table-cell/>
          <table:table-cell table:formula="of:=([.C848]-[.D848])^2" office:value-type="float" office:value="0.0000000118355011957864" calcext:value-type="float">
            <text:p>1,1835501195786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ob</text:p>
          </table:table-cell>
          <table:table-cell office:value-type="float" office:value="348" calcext:value-type="float">
            <text:p>348</text:p>
          </table:table-cell>
          <table:table-cell table:formula="of:=([.B849]/[.$F$1])" office:value-type="float" office:value="0.000192831222256269" calcext:value-type="float">
            <text:p>0,0001928312</text:p>
          </table:table-cell>
          <table:table-cell table:formula="of:=([.$S$11]/([.E849]+[.$T$11])^[.$U$11])" office:value-type="float" office:value="0.000301871385820233" calcext:value-type="float">
            <text:p>0,0003018714</text:p>
          </table:table-cell>
          <table:table-cell office:value-type="float" office:value="848" calcext:value-type="float">
            <text:p>848</text:p>
          </table:table-cell>
          <table:table-cell/>
          <table:table-cell table:formula="of:=([.C849]-[.D849])^2" office:value-type="float" office:value="0.0000000118897572700561" calcext:value-type="float">
            <text:p>1,1889757270056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ep</text:p>
          </table:table-cell>
          <table:table-cell office:value-type="float" office:value="348" calcext:value-type="float">
            <text:p>348</text:p>
          </table:table-cell>
          <table:table-cell table:formula="of:=([.B850]/[.$F$1])" office:value-type="float" office:value="0.000192831222256269" calcext:value-type="float">
            <text:p>0,0001928312</text:p>
          </table:table-cell>
          <table:table-cell table:formula="of:=([.$S$11]/([.E850]+[.$T$11])^[.$U$11])" office:value-type="float" office:value="0.000301567012191034" calcext:value-type="float">
            <text:p>0,000301567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([.C850]-[.D850])^2" office:value-type="float" office:value="0.0000000118234720127373" calcext:value-type="float">
            <text:p>1,1823472012737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ave</text:p>
          </table:table-cell>
          <table:table-cell office:value-type="float" office:value="347" calcext:value-type="float">
            <text:p>347</text:p>
          </table:table-cell>
          <table:table-cell table:formula="of:=([.B851]/[.$F$1])" office:value-type="float" office:value="0.000192277109548636" calcext:value-type="float">
            <text:p>0,0001922771</text:p>
          </table:table-cell>
          <table:table-cell table:formula="of:=([.$S$11]/([.E851]+[.$T$11])^[.$U$11])" office:value-type="float" office:value="0.000301263301537695" calcext:value-type="float">
            <text:p>0,0003012633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([.C851]-[.D851])^2" office:value-type="float" office:value="0.0000000118779900442759" calcext:value-type="float">
            <text:p>1,1877990044275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rademark</text:p>
          </table:table-cell>
          <table:table-cell office:value-type="float" office:value="347" calcext:value-type="float">
            <text:p>347</text:p>
          </table:table-cell>
          <table:table-cell table:formula="of:=([.B852]/[.$F$1])" office:value-type="float" office:value="0.000192277109548636" calcext:value-type="float">
            <text:p>0,0001922771</text:p>
          </table:table-cell>
          <table:table-cell table:formula="of:=([.$S$11]/([.E852]+[.$T$11])^[.$U$11])" office:value-type="float" office:value="0.00030096025164236" calcext:value-type="float">
            <text:p>0,0003009603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([.C852]-[.D852])^2" office:value-type="float" office:value="0.0000000118120253753646" calcext:value-type="float">
            <text:p>1,1812025375364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air</text:p>
          </table:table-cell>
          <table:table-cell office:value-type="float" office:value="347" calcext:value-type="float">
            <text:p>347</text:p>
          </table:table-cell>
          <table:table-cell table:formula="of:=([.B853]/[.$F$1])" office:value-type="float" office:value="0.000192277109548636" calcext:value-type="float">
            <text:p>0,0001922771</text:p>
          </table:table-cell>
          <table:table-cell table:formula="of:=([.$S$11]/([.E853]+[.$T$11])^[.$U$11])" office:value-type="float" office:value="0.000300657860297177" calcext:value-type="float">
            <text:p>0,0003006579</text:p>
          </table:table-cell>
          <table:table-cell office:value-type="float" office:value="852" calcext:value-type="float">
            <text:p>852</text:p>
          </table:table-cell>
          <table:table-cell/>
          <table:table-cell table:formula="of:=([.C853]-[.D853])^2" office:value-type="float" office:value="0.0000000117463871328173" calcext:value-type="float">
            <text:p>1,1746387132817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ote</text:p>
          </table:table-cell>
          <table:table-cell office:value-type="float" office:value="347" calcext:value-type="float">
            <text:p>347</text:p>
          </table:table-cell>
          <table:table-cell table:formula="of:=([.B854]/[.$F$1])" office:value-type="float" office:value="0.000192277109548636" calcext:value-type="float">
            <text:p>0,0001922771</text:p>
          </table:table-cell>
          <table:table-cell table:formula="of:=([.$S$11]/([.E854]+[.$T$11])^[.$U$11])" office:value-type="float" office:value="0.000300356125304237" calcext:value-type="float">
            <text:p>0,0003003561</text:p>
          </table:table-cell>
          <table:table-cell office:value-type="float" office:value="853" calcext:value-type="float">
            <text:p>853</text:p>
          </table:table-cell>
          <table:table-cell/>
          <table:table-cell table:formula="of:=([.C854]-[.D854])^2" office:value-type="float" office:value="0.0000000116810736466993" calcext:value-type="float">
            <text:p>1,1681073646699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etting</text:p>
          </table:table-cell>
          <table:table-cell office:value-type="float" office:value="347" calcext:value-type="float">
            <text:p>347</text:p>
          </table:table-cell>
          <table:table-cell table:formula="of:=([.B855]/[.$F$1])" office:value-type="float" office:value="0.000192277109548636" calcext:value-type="float">
            <text:p>0,0001922771</text:p>
          </table:table-cell>
          <table:table-cell table:formula="of:=([.$S$11]/([.E855]+[.$T$11])^[.$U$11])" office:value-type="float" office:value="0.00030005504447552" calcext:value-type="float">
            <text:p>0,000300055</text:p>
          </table:table-cell>
          <table:table-cell office:value-type="float" office:value="854" calcext:value-type="float">
            <text:p>854</text:p>
          </table:table-cell>
          <table:table-cell/>
          <table:table-cell table:formula="of:=([.C855]-[.D855])^2" office:value-type="float" office:value="0.0000000116160832571036" calcext:value-type="float">
            <text:p>1,1616083257103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ass</text:p>
          </table:table-cell>
          <table:table-cell office:value-type="float" office:value="346" calcext:value-type="float">
            <text:p>346</text:p>
          </table:table-cell>
          <table:table-cell table:formula="of:=([.B856]/[.$F$1])" office:value-type="float" office:value="0.000191722996841003" calcext:value-type="float">
            <text:p>0,000191723</text:p>
          </table:table-cell>
          <table:table-cell table:formula="of:=([.$S$11]/([.E856]+[.$T$11])^[.$U$11])" office:value-type="float" office:value="0.000299754615632841" calcext:value-type="float">
            <text:p>0,0002997546</text:p>
          </table:table-cell>
          <table:table-cell office:value-type="float" office:value="855" calcext:value-type="float">
            <text:p>855</text:p>
          </table:table-cell>
          <table:table-cell/>
          <table:table-cell table:formula="of:=([.C856]-[.D856])^2" office:value-type="float" office:value="0.0000000116708306587848" calcext:value-type="float">
            <text:p>1,1670830658784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m</text:p>
          </table:table-cell>
          <table:table-cell office:value-type="float" office:value="346" calcext:value-type="float">
            <text:p>346</text:p>
          </table:table-cell>
          <table:table-cell table:formula="of:=([.B857]/[.$F$1])" office:value-type="float" office:value="0.000191722996841003" calcext:value-type="float">
            <text:p>0,000191723</text:p>
          </table:table-cell>
          <table:table-cell table:formula="of:=([.$S$11]/([.E857]+[.$T$11])^[.$U$11])" office:value-type="float" office:value="0.000299454836607789" calcext:value-type="float">
            <text:p>0,0002994548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([.C857]-[.D857])^2" office:value-type="float" office:value="0.0000000116061492995363" calcext:value-type="float">
            <text:p>1,1606149299536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oints</text:p>
          </table:table-cell>
          <table:table-cell office:value-type="float" office:value="346" calcext:value-type="float">
            <text:p>346</text:p>
          </table:table-cell>
          <table:table-cell table:formula="of:=([.B858]/[.$F$1])" office:value-type="float" office:value="0.000191722996841003" calcext:value-type="float">
            <text:p>0,000191723</text:p>
          </table:table-cell>
          <table:table-cell table:formula="of:=([.$S$11]/([.E858]+[.$T$11])^[.$U$11])" office:value-type="float" office:value="0.000299155705241677" calcext:value-type="float">
            <text:p>0,0002991557</text:p>
          </table:table-cell>
          <table:table-cell office:value-type="float" office:value="857" calcext:value-type="float">
            <text:p>857</text:p>
          </table:table-cell>
          <table:table-cell/>
          <table:table-cell table:formula="of:=([.C858]-[.D858])^2" office:value-type="float" office:value="0.0000000115417868343043" calcext:value-type="float">
            <text:p>1,1541786834304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ere's</text:p>
          </table:table-cell>
          <table:table-cell office:value-type="float" office:value="346" calcext:value-type="float">
            <text:p>346</text:p>
          </table:table-cell>
          <table:table-cell table:formula="of:=([.B859]/[.$F$1])" office:value-type="float" office:value="0.000191722996841003" calcext:value-type="float">
            <text:p>0,000191723</text:p>
          </table:table-cell>
          <table:table-cell table:formula="of:=([.$S$11]/([.E859]+[.$T$11])^[.$U$11])" office:value-type="float" office:value="0.000298857219385487" calcext:value-type="float">
            <text:p>0,0002988572</text:p>
          </table:table-cell>
          <table:table-cell office:value-type="float" office:value="858" calcext:value-type="float">
            <text:p>858</text:p>
          </table:table-cell>
          <table:table-cell/>
          <table:table-cell table:formula="of:=([.C859]-[.D859])^2" office:value-type="float" office:value="0.0000000114777416402109" calcext:value-type="float">
            <text:p>1,1477741640210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laces</text:p>
          </table:table-cell>
          <table:table-cell office:value-type="float" office:value="346" calcext:value-type="float">
            <text:p>346</text:p>
          </table:table-cell>
          <table:table-cell table:formula="of:=([.B860]/[.$F$1])" office:value-type="float" office:value="0.000191722996841003" calcext:value-type="float">
            <text:p>0,000191723</text:p>
          </table:table-cell>
          <table:table-cell table:formula="of:=([.$S$11]/([.E860]+[.$T$11])^[.$U$11])" office:value-type="float" office:value="0.00029855937689981" calcext:value-type="float">
            <text:p>0,0002985594</text:p>
          </table:table-cell>
          <table:table-cell office:value-type="float" office:value="859" calcext:value-type="float">
            <text:p>859</text:p>
          </table:table-cell>
          <table:table-cell/>
          <table:table-cell table:formula="of:=([.C860]-[.D860])^2" office:value-type="float" office:value="0.0000000114140121040698" calcext:value-type="float">
            <text:p>1,1414012104069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iving</text:p>
          </table:table-cell>
          <table:table-cell office:value-type="float" office:value="345" calcext:value-type="float">
            <text:p>345</text:p>
          </table:table-cell>
          <table:table-cell table:formula="of:=([.B861]/[.$F$1])" office:value-type="float" office:value="0.00019116888413337" calcext:value-type="float">
            <text:p>0,0001911689</text:p>
          </table:table-cell>
          <table:table-cell table:formula="of:=([.$S$11]/([.E861]+[.$T$11])^[.$U$11])" office:value-type="float" office:value="0.000298262175654799" calcext:value-type="float">
            <text:p>0,0002982622</text:p>
          </table:table-cell>
          <table:table-cell office:value-type="float" office:value="860" calcext:value-type="float">
            <text:p>860</text:p>
          </table:table-cell>
          <table:table-cell/>
          <table:table-cell table:formula="of:=([.C861]-[.D861])^2" office:value-type="float" office:value="0.0000000114689730888937" calcext:value-type="float">
            <text:p>1,1468973088893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ii</text:p>
          </table:table-cell>
          <table:table-cell office:value-type="float" office:value="344" calcext:value-type="float">
            <text:p>344</text:p>
          </table:table-cell>
          <table:table-cell table:formula="of:=([.B862]/[.$F$1])" office:value-type="float" office:value="0.000190614771425738" calcext:value-type="float">
            <text:p>0,0001906148</text:p>
          </table:table-cell>
          <table:table-cell table:formula="of:=([.$S$11]/([.E862]+[.$T$11])^[.$U$11])" office:value-type="float" office:value="0.00029796561353011" calcext:value-type="float">
            <text:p>0,0002979656</text:p>
          </table:table-cell>
          <table:table-cell office:value-type="float" office:value="861" calcext:value-type="float">
            <text:p>861</text:p>
          </table:table-cell>
          <table:table-cell/>
          <table:table-cell table:formula="of:=([.C862]-[.D862])^2" office:value-type="float" office:value="0.0000000115242033005179" calcext:value-type="float">
            <text:p>1,1524203300517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in</text:p>
          </table:table-cell>
          <table:table-cell office:value-type="float" office:value="344" calcext:value-type="float">
            <text:p>344</text:p>
          </table:table-cell>
          <table:table-cell table:formula="of:=([.B863]/[.$F$1])" office:value-type="float" office:value="0.000190614771425738" calcext:value-type="float">
            <text:p>0,0001906148</text:p>
          </table:table-cell>
          <table:table-cell table:formula="of:=([.$S$11]/([.E863]+[.$T$11])^[.$U$11])" office:value-type="float" office:value="0.000297669688414852" calcext:value-type="float">
            <text:p>0,0002976697</text:p>
          </table:table-cell>
          <table:table-cell office:value-type="float" office:value="862" calcext:value-type="float">
            <text:p>862</text:p>
          </table:table-cell>
          <table:table-cell/>
          <table:table-cell table:formula="of:=([.C863]-[.D863])^2" office:value-type="float" office:value="0.0000000114607552515462" calcext:value-type="float">
            <text:p>1,1460755251546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quiet</text:p>
          </table:table-cell>
          <table:table-cell office:value-type="float" office:value="343" calcext:value-type="float">
            <text:p>343</text:p>
          </table:table-cell>
          <table:table-cell table:formula="of:=([.B864]/[.$F$1])" office:value-type="float" office:value="0.000190060658718105" calcext:value-type="float">
            <text:p>0,0001900607</text:p>
          </table:table-cell>
          <table:table-cell table:formula="of:=([.$S$11]/([.E864]+[.$T$11])^[.$U$11])" office:value-type="float" office:value="0.000297374398207532" calcext:value-type="float">
            <text:p>0,0002973744</text:p>
          </table:table-cell>
          <table:table-cell office:value-type="float" office:value="863" calcext:value-type="float">
            <text:p>863</text:p>
          </table:table-cell>
          <table:table-cell/>
          <table:table-cell table:formula="of:=([.C864]-[.D864])^2" office:value-type="float" office:value="0.0000000115162386832047" calcext:value-type="float">
            <text:p>1,1516238683204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ardle</text:p>
          </table:table-cell>
          <table:table-cell office:value-type="float" office:value="343" calcext:value-type="float">
            <text:p>343</text:p>
          </table:table-cell>
          <table:table-cell table:formula="of:=([.B865]/[.$F$1])" office:value-type="float" office:value="0.000190060658718105" calcext:value-type="float">
            <text:p>0,0001900607</text:p>
          </table:table-cell>
          <table:table-cell table:formula="of:=([.$S$11]/([.E865]+[.$T$11])^[.$U$11])" office:value-type="float" office:value="0.000297079740816004" calcext:value-type="float">
            <text:p>0,0002970797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([.C865]-[.D865])^2" office:value-type="float" office:value="0.0000000114530839330769" calcext:value-type="float">
            <text:p>1,1453083933076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ill</text:p>
          </table:table-cell>
          <table:table-cell office:value-type="float" office:value="343" calcext:value-type="float">
            <text:p>343</text:p>
          </table:table-cell>
          <table:table-cell table:formula="of:=([.B866]/[.$F$1])" office:value-type="float" office:value="0.000190060658718105" calcext:value-type="float">
            <text:p>0,0001900607</text:p>
          </table:table-cell>
          <table:table-cell table:formula="of:=([.$S$11]/([.E866]+[.$T$11])^[.$U$11])" office:value-type="float" office:value="0.000296785714157414" calcext:value-type="float">
            <text:p>0,0002967857</text:p>
          </table:table-cell>
          <table:table-cell office:value-type="float" office:value="865" calcext:value-type="float">
            <text:p>865</text:p>
          </table:table-cell>
          <table:table-cell/>
          <table:table-cell table:formula="of:=([.C866]-[.D866])^2" office:value-type="float" office:value="0.0000000113902374585237" calcext:value-type="float">
            <text:p>1,1390237458523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eing</text:p>
          </table:table-cell>
          <table:table-cell office:value-type="float" office:value="343" calcext:value-type="float">
            <text:p>343</text:p>
          </table:table-cell>
          <table:table-cell table:formula="of:=([.B867]/[.$F$1])" office:value-type="float" office:value="0.000190060658718105" calcext:value-type="float">
            <text:p>0,0001900607</text:p>
          </table:table-cell>
          <table:table-cell table:formula="of:=([.$S$11]/([.E867]+[.$T$11])^[.$U$11])" office:value-type="float" office:value="0.000296492316158153" calcext:value-type="float">
            <text:p>0,0002964923</text:p>
          </table:table-cell>
          <table:table-cell office:value-type="float" office:value="866" calcext:value-type="float">
            <text:p>866</text:p>
          </table:table-cell>
          <table:table-cell/>
          <table:table-cell table:formula="of:=([.C867]-[.D867])^2" office:value-type="float" office:value="0.0000000113276977054357" calcext:value-type="float">
            <text:p>1,1327697705435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eaven</text:p>
          </table:table-cell>
          <table:table-cell office:value-type="float" office:value="343" calcext:value-type="float">
            <text:p>343</text:p>
          </table:table-cell>
          <table:table-cell table:formula="of:=([.B868]/[.$F$1])" office:value-type="float" office:value="0.000190060658718105" calcext:value-type="float">
            <text:p>0,0001900607</text:p>
          </table:table-cell>
          <table:table-cell table:formula="of:=([.$S$11]/([.E868]+[.$T$11])^[.$U$11])" office:value-type="float" office:value="0.000296199544753798" calcext:value-type="float">
            <text:p>0,0002961995</text:p>
          </table:table-cell>
          <table:table-cell office:value-type="float" office:value="867" calcext:value-type="float">
            <text:p>867</text:p>
          </table:table-cell>
          <table:table-cell/>
          <table:table-cell table:formula="of:=([.C868]-[.D868])^2" office:value-type="float" office:value="0.000000011265463128898" calcext:value-type="float">
            <text:p>1,126546312889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esence</text:p>
          </table:table-cell>
          <table:table-cell office:value-type="float" office:value="343" calcext:value-type="float">
            <text:p>343</text:p>
          </table:table-cell>
          <table:table-cell table:formula="of:=([.B869]/[.$F$1])" office:value-type="float" office:value="0.000190060658718105" calcext:value-type="float">
            <text:p>0,0001900607</text:p>
          </table:table-cell>
          <table:table-cell table:formula="of:=([.$S$11]/([.E869]+[.$T$11])^[.$U$11])" office:value-type="float" office:value="0.00029590739788907" calcext:value-type="float">
            <text:p>0,0002959074</text:p>
          </table:table-cell>
          <table:table-cell office:value-type="float" office:value="868" calcext:value-type="float">
            <text:p>868</text:p>
          </table:table-cell>
          <table:table-cell/>
          <table:table-cell table:formula="of:=([.C869]-[.D869])^2" office:value-type="float" office:value="0.0000000112035321931264" calcext:value-type="float">
            <text:p>1,1203532193126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riginal</text:p>
          </table:table-cell>
          <table:table-cell office:value-type="float" office:value="342" calcext:value-type="float">
            <text:p>342</text:p>
          </table:table-cell>
          <table:table-cell table:formula="of:=([.B870]/[.$F$1])" office:value-type="float" office:value="0.000189506546010472" calcext:value-type="float">
            <text:p>0,0001895065</text:p>
          </table:table-cell>
          <table:table-cell table:formula="of:=([.$S$11]/([.E870]+[.$T$11])^[.$U$11])" office:value-type="float" office:value="0.000295615873517774" calcext:value-type="float">
            <text:p>0,0002956159</text:p>
          </table:table-cell>
          <table:table-cell office:value-type="float" office:value="869" calcext:value-type="float">
            <text:p>869</text:p>
          </table:table-cell>
          <table:table-cell/>
          <table:table-cell table:formula="of:=([.C870]-[.D870])^2" office:value-type="float" office:value="0.000000011259189384052" calcext:value-type="float">
            <text:p>1,125918938405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lief</text:p>
          </table:table-cell>
          <table:table-cell office:value-type="float" office:value="342" calcext:value-type="float">
            <text:p>342</text:p>
          </table:table-cell>
          <table:table-cell table:formula="of:=([.B871]/[.$F$1])" office:value-type="float" office:value="0.000189506546010472" calcext:value-type="float">
            <text:p>0,0001895065</text:p>
          </table:table-cell>
          <table:table-cell table:formula="of:=([.$S$11]/([.E871]+[.$T$11])^[.$U$11])" office:value-type="float" office:value="0.000295324969602756" calcext:value-type="float">
            <text:p>0,000295325</text:p>
          </table:table-cell>
          <table:table-cell office:value-type="float" office:value="870" calcext:value-type="float">
            <text:p>870</text:p>
          </table:table-cell>
          <table:table-cell/>
          <table:table-cell table:formula="of:=([.C871]-[.D871])^2" office:value-type="float" office:value="0.0000000111975387715561" calcext:value-type="float">
            <text:p>1,1197538771556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isie</text:p>
          </table:table-cell>
          <table:table-cell office:value-type="float" office:value="341" calcext:value-type="float">
            <text:p>341</text:p>
          </table:table-cell>
          <table:table-cell table:formula="of:=([.B872]/[.$F$1])" office:value-type="float" office:value="0.000188952433302839" calcext:value-type="float">
            <text:p>0,0001889524</text:p>
          </table:table-cell>
          <table:table-cell table:formula="of:=([.$S$11]/([.E872]+[.$T$11])^[.$U$11])" office:value-type="float" office:value="0.000295034684115847" calcext:value-type="float">
            <text:p>0,0002950347</text:p>
          </table:table-cell>
          <table:table-cell office:value-type="float" office:value="871" calcext:value-type="float">
            <text:p>871</text:p>
          </table:table-cell>
          <table:table-cell/>
          <table:table-cell table:formula="of:=([.C872]-[.D872])^2" office:value-type="float" office:value="0.0000000112534439375539" calcext:value-type="float">
            <text:p>1,1253443937553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imply</text:p>
          </table:table-cell>
          <table:table-cell office:value-type="float" office:value="341" calcext:value-type="float">
            <text:p>341</text:p>
          </table:table-cell>
          <table:table-cell table:formula="of:=([.B873]/[.$F$1])" office:value-type="float" office:value="0.000188952433302839" calcext:value-type="float">
            <text:p>0,0001889524</text:p>
          </table:table-cell>
          <table:table-cell table:formula="of:=([.$S$11]/([.E873]+[.$T$11])^[.$U$11])" office:value-type="float" office:value="0.000294745015037816" calcext:value-type="float">
            <text:p>0,000294745</text:p>
          </table:table-cell>
          <table:table-cell office:value-type="float" office:value="872" calcext:value-type="float">
            <text:p>872</text:p>
          </table:table-cell>
          <table:table-cell/>
          <table:table-cell table:formula="of:=([.C873]-[.D873])^2" office:value-type="float" office:value="0.0000000111920703501518" calcext:value-type="float">
            <text:p>1,1192070350151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xplained</text:p>
          </table:table-cell>
          <table:table-cell office:value-type="float" office:value="340" calcext:value-type="float">
            <text:p>340</text:p>
          </table:table-cell>
          <table:table-cell table:formula="of:=([.B874]/[.$F$1])" office:value-type="float" office:value="0.000188398320595206" calcext:value-type="float">
            <text:p>0,0001883983</text:p>
          </table:table-cell>
          <table:table-cell table:formula="of:=([.$S$11]/([.E874]+[.$T$11])^[.$U$11])" office:value-type="float" office:value="0.000294455960358322" calcext:value-type="float">
            <text:p>0,000294456</text:p>
          </table:table-cell>
          <table:table-cell office:value-type="float" office:value="873" calcext:value-type="float">
            <text:p>873</text:p>
          </table:table-cell>
          <table:table-cell/>
          <table:table-cell table:formula="of:=([.C874]-[.D874])^2" office:value-type="float" office:value="0.0000000112482229521229" calcext:value-type="float">
            <text:p>1,1248222952122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vents</text:p>
          </table:table-cell>
          <table:table-cell office:value-type="float" office:value="340" calcext:value-type="float">
            <text:p>340</text:p>
          </table:table-cell>
          <table:table-cell table:formula="of:=([.B875]/[.$F$1])" office:value-type="float" office:value="0.000188398320595206" calcext:value-type="float">
            <text:p>0,0001883983</text:p>
          </table:table-cell>
          <table:table-cell table:formula="of:=([.$S$11]/([.E875]+[.$T$11])^[.$U$11])" office:value-type="float" office:value="0.000294167518075861" calcext:value-type="float">
            <text:p>0,0002941675</text:p>
          </table:table-cell>
          <table:table-cell office:value-type="float" office:value="874" calcext:value-type="float">
            <text:p>874</text:p>
          </table:table-cell>
          <table:table-cell/>
          <table:table-cell table:formula="of:=([.C875]-[.D875])^2" office:value-type="float" office:value="0.0000000111871231357018" calcext:value-type="float">
            <text:p>1,1187123135701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oper</text:p>
          </table:table-cell>
          <table:table-cell office:value-type="float" office:value="340" calcext:value-type="float">
            <text:p>340</text:p>
          </table:table-cell>
          <table:table-cell table:formula="of:=([.B876]/[.$F$1])" office:value-type="float" office:value="0.000188398320595206" calcext:value-type="float">
            <text:p>0,0001883983</text:p>
          </table:table-cell>
          <table:table-cell table:formula="of:=([.$S$11]/([.E876]+[.$T$11])^[.$U$11])" office:value-type="float" office:value="0.000293879686197719" calcext:value-type="float">
            <text:p>0,0002938797</text:p>
          </table:table-cell>
          <table:table-cell office:value-type="float" office:value="875" calcext:value-type="float">
            <text:p>875</text:p>
          </table:table-cell>
          <table:table-cell/>
          <table:table-cell table:formula="of:=([.C876]-[.D876])^2" office:value-type="float" office:value="0.0000000111263184893711" calcext:value-type="float">
            <text:p>1,1126318489371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yourself</text:p>
          </table:table-cell>
          <table:table-cell office:value-type="float" office:value="340" calcext:value-type="float">
            <text:p>340</text:p>
          </table:table-cell>
          <table:table-cell table:formula="of:=([.B877]/[.$F$1])" office:value-type="float" office:value="0.000188398320595206" calcext:value-type="float">
            <text:p>0,0001883983</text:p>
          </table:table-cell>
          <table:table-cell table:formula="of:=([.$S$11]/([.E877]+[.$T$11])^[.$U$11])" office:value-type="float" office:value="0.000293592462739925" calcext:value-type="float">
            <text:p>0,0002935925</text:p>
          </table:table-cell>
          <table:table-cell office:value-type="float" office:value="876" calcext:value-type="float">
            <text:p>876</text:p>
          </table:table-cell>
          <table:table-cell/>
          <table:table-cell table:formula="of:=([.C877]-[.D877])^2" office:value-type="float" office:value="0.0000000110658075415634" calcext:value-type="float">
            <text:p>1,1065807541563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etters</text:p>
          </table:table-cell>
          <table:table-cell office:value-type="float" office:value="339" calcext:value-type="float">
            <text:p>339</text:p>
          </table:table-cell>
          <table:table-cell table:formula="of:=([.B878]/[.$F$1])" office:value-type="float" office:value="0.000187844207887573" calcext:value-type="float">
            <text:p>0,0001878442</text:p>
          </table:table-cell>
          <table:table-cell table:formula="of:=([.$S$11]/([.E878]+[.$T$11])^[.$U$11])" office:value-type="float" office:value="0.0002933058457272" calcext:value-type="float">
            <text:p>0,0002933058</text:p>
          </table:table-cell>
          <table:table-cell office:value-type="float" office:value="877" calcext:value-type="float">
            <text:p>877</text:p>
          </table:table-cell>
          <table:table-cell/>
          <table:table-cell table:formula="of:=([.C878]-[.D878])^2" office:value-type="float" office:value="0.0000000111221570558166" calcext:value-type="float">
            <text:p>1,1122157055816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ved</text:p>
          </table:table-cell>
          <table:table-cell office:value-type="float" office:value="339" calcext:value-type="float">
            <text:p>339</text:p>
          </table:table-cell>
          <table:table-cell table:formula="of:=([.B879]/[.$F$1])" office:value-type="float" office:value="0.000187844207887573" calcext:value-type="float">
            <text:p>0,0001878442</text:p>
          </table:table-cell>
          <table:table-cell table:formula="of:=([.$S$11]/([.E879]+[.$T$11])^[.$U$11])" office:value-type="float" office:value="0.00029301983319291" calcext:value-type="float">
            <text:p>0,0002930198</text:p>
          </table:table-cell>
          <table:table-cell office:value-type="float" office:value="878" calcext:value-type="float">
            <text:p>878</text:p>
          </table:table-cell>
          <table:table-cell/>
          <table:table-cell table:formula="of:=([.C879]-[.D879])^2" office:value-type="float" office:value="0.0000000110619121583687" calcext:value-type="float">
            <text:p>1,1061912158368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ouses</text:p>
          </table:table-cell>
          <table:table-cell office:value-type="float" office:value="338" calcext:value-type="float">
            <text:p>338</text:p>
          </table:table-cell>
          <table:table-cell table:formula="of:=([.B880]/[.$F$1])" office:value-type="float" office:value="0.00018729009517994" calcext:value-type="float">
            <text:p>0,0001872901</text:p>
          </table:table-cell>
          <table:table-cell table:formula="of:=([.$S$11]/([.E880]+[.$T$11])^[.$U$11])" office:value-type="float" office:value="0.00029273442317902" calcext:value-type="float">
            <text:p>0,0002927344</text:p>
          </table:table-cell>
          <table:table-cell office:value-type="float" office:value="879" calcext:value-type="float">
            <text:p>879</text:p>
          </table:table-cell>
          <table:table-cell/>
          <table:table-cell table:formula="of:=([.C880]-[.D880])^2" office:value-type="float" office:value="0.0000000111185063071776" calcext:value-type="float">
            <text:p>1,1118506307177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ccess</text:p>
          </table:table-cell>
          <table:table-cell office:value-type="float" office:value="338" calcext:value-type="float">
            <text:p>338</text:p>
          </table:table-cell>
          <table:table-cell table:formula="of:=([.B881]/[.$F$1])" office:value-type="float" office:value="0.00018729009517994" calcext:value-type="float">
            <text:p>0,0001872901</text:p>
          </table:table-cell>
          <table:table-cell table:formula="of:=([.$S$11]/([.E881]+[.$T$11])^[.$U$11])" office:value-type="float" office:value="0.000292449613736044" calcext:value-type="float">
            <text:p>0,0002924496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([.C881]-[.D881])^2" office:value-type="float" office:value="0.0000000110585243429517" calcext:value-type="float">
            <text:p>1,1058524342951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ate</text:p>
          </table:table-cell>
          <table:table-cell office:value-type="float" office:value="338" calcext:value-type="float">
            <text:p>338</text:p>
          </table:table-cell>
          <table:table-cell table:formula="of:=([.B882]/[.$F$1])" office:value-type="float" office:value="0.00018729009517994" calcext:value-type="float">
            <text:p>0,0001872901</text:p>
          </table:table-cell>
          <table:table-cell table:formula="of:=([.$S$11]/([.E882]+[.$T$11])^[.$U$11])" office:value-type="float" office:value="0.000292165402923002" calcext:value-type="float">
            <text:p>0,0002921654</text:p>
          </table:table-cell>
          <table:table-cell office:value-type="float" office:value="881" calcext:value-type="float">
            <text:p>881</text:p>
          </table:table-cell>
          <table:table-cell/>
          <table:table-cell table:formula="of:=([.C882]-[.D882])^2" office:value-type="float" office:value="0.000000010998830174202" calcext:value-type="float">
            <text:p>0,00000001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ort</text:p>
          </table:table-cell>
          <table:table-cell office:value-type="float" office:value="338" calcext:value-type="float">
            <text:p>338</text:p>
          </table:table-cell>
          <table:table-cell table:formula="of:=([.B883]/[.$F$1])" office:value-type="float" office:value="0.00018729009517994" calcext:value-type="float">
            <text:p>0,0001872901</text:p>
          </table:table-cell>
          <table:table-cell table:formula="of:=([.$S$11]/([.E883]+[.$T$11])^[.$U$11])" office:value-type="float" office:value="0.000291881788807367" calcext:value-type="float">
            <text:p>0,0002918818</text:p>
          </table:table-cell>
          <table:table-cell office:value-type="float" office:value="882" calcext:value-type="float">
            <text:p>882</text:p>
          </table:table-cell>
          <table:table-cell/>
          <table:table-cell table:formula="of:=([.C883]-[.D883])^2" office:value-type="float" office:value="0.0000000109394223758537" calcext:value-type="float">
            <text:p>1,0939422375853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arry</text:p>
          </table:table-cell>
          <table:table-cell office:value-type="float" office:value="338" calcext:value-type="float">
            <text:p>338</text:p>
          </table:table-cell>
          <table:table-cell table:formula="of:=([.B884]/[.$F$1])" office:value-type="float" office:value="0.00018729009517994" calcext:value-type="float">
            <text:p>0,0001872901</text:p>
          </table:table-cell>
          <table:table-cell table:formula="of:=([.$S$11]/([.E884]+[.$T$11])^[.$U$11])" office:value-type="float" office:value="0.000291598769465027" calcext:value-type="float">
            <text:p>0,0002915988</text:p>
          </table:table-cell>
          <table:table-cell office:value-type="float" office:value="883" calcext:value-type="float">
            <text:p>883</text:p>
          </table:table-cell>
          <table:table-cell/>
          <table:table-cell table:formula="of:=([.C884]-[.D884])^2" office:value-type="float" office:value="0.0000000108802995311124" calcext:value-type="float">
            <text:p>1,0880299531112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ppear</text:p>
          </table:table-cell>
          <table:table-cell office:value-type="float" office:value="338" calcext:value-type="float">
            <text:p>338</text:p>
          </table:table-cell>
          <table:table-cell table:formula="of:=([.B885]/[.$F$1])" office:value-type="float" office:value="0.00018729009517994" calcext:value-type="float">
            <text:p>0,0001872901</text:p>
          </table:table-cell>
          <table:table-cell table:formula="of:=([.$S$11]/([.E885]+[.$T$11])^[.$U$11])" office:value-type="float" office:value="0.00029131634298023" calcext:value-type="float">
            <text:p>0,0002913163</text:p>
          </table:table-cell>
          <table:table-cell office:value-type="float" office:value="884" calcext:value-type="float">
            <text:p>884</text:p>
          </table:table-cell>
          <table:table-cell/>
          <table:table-cell table:formula="of:=([.C885]-[.D885])^2" office:value-type="float" office:value="0.0000000108214602314074" calcext:value-type="float">
            <text:p>1,0821460231407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hown</text:p>
          </table:table-cell>
          <table:table-cell office:value-type="float" office:value="337" calcext:value-type="float">
            <text:p>337</text:p>
          </table:table-cell>
          <table:table-cell table:formula="of:=([.B886]/[.$F$1])" office:value-type="float" office:value="0.000186735982472307" calcext:value-type="float">
            <text:p>0,000186736</text:p>
          </table:table-cell>
          <table:table-cell table:formula="of:=([.$S$11]/([.E886]+[.$T$11])^[.$U$11])" office:value-type="float" office:value="0.000291034507445547" calcext:value-type="float">
            <text:p>0,0002910345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([.C886]-[.D886])^2" office:value-type="float" office:value="0.0000000108781823115935" calcext:value-type="float">
            <text:p>1,0878182311593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ast</text:p>
          </table:table-cell>
          <table:table-cell office:value-type="float" office:value="337" calcext:value-type="float">
            <text:p>337</text:p>
          </table:table-cell>
          <table:table-cell table:formula="of:=([.B887]/[.$F$1])" office:value-type="float" office:value="0.000186735982472307" calcext:value-type="float">
            <text:p>0,000186736</text:p>
          </table:table-cell>
          <table:table-cell table:formula="of:=([.$S$11]/([.E887]+[.$T$11])^[.$U$11])" office:value-type="float" office:value="0.000290753260961818" calcext:value-type="float">
            <text:p>0,0002907533</text:p>
          </table:table-cell>
          <table:table-cell office:value-type="float" office:value="886" calcext:value-type="float">
            <text:p>886</text:p>
          </table:table-cell>
          <table:table-cell/>
          <table:table-cell table:formula="of:=([.C887]-[.D887])^2" office:value-type="float" office:value="0.0000000108195942243646" calcext:value-type="float">
            <text:p>1,0819594224364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ersons</text:p>
          </table:table-cell>
          <table:table-cell office:value-type="float" office:value="337" calcext:value-type="float">
            <text:p>337</text:p>
          </table:table-cell>
          <table:table-cell table:formula="of:=([.B888]/[.$F$1])" office:value-type="float" office:value="0.000186735982472307" calcext:value-type="float">
            <text:p>0,000186736</text:p>
          </table:table-cell>
          <table:table-cell table:formula="of:=([.$S$11]/([.E888]+[.$T$11])^[.$U$11])" office:value-type="float" office:value="0.000290472601638116" calcext:value-type="float">
            <text:p>0,0002904726</text:p>
          </table:table-cell>
          <table:table-cell office:value-type="float" office:value="887" calcext:value-type="float">
            <text:p>887</text:p>
          </table:table-cell>
          <table:table-cell/>
          <table:table-cell table:formula="of:=([.C888]-[.D888])^2" office:value-type="float" office:value="0.000000010761286155952" calcext:value-type="float">
            <text:p>1,076128615595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ips</text:p>
          </table:table-cell>
          <table:table-cell office:value-type="float" office:value="336" calcext:value-type="float">
            <text:p>336</text:p>
          </table:table-cell>
          <table:table-cell table:formula="of:=([.B889]/[.$F$1])" office:value-type="float" office:value="0.000186181869764674" calcext:value-type="float">
            <text:p>0,0001861819</text:p>
          </table:table-cell>
          <table:table-cell table:formula="of:=([.$S$11]/([.E889]+[.$T$11])^[.$U$11])" office:value-type="float" office:value="0.000290192527591693" calcext:value-type="float">
            <text:p>0,0002901925</text:p>
          </table:table-cell>
          <table:table-cell office:value-type="float" office:value="888" calcext:value-type="float">
            <text:p>888</text:p>
          </table:table-cell>
          <table:table-cell/>
          <table:table-cell table:formula="of:=([.C889]-[.D889])^2" office:value-type="float" office:value="0.0000000108182169416092" calcext:value-type="float">
            <text:p>1,0818216941609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ation</text:p>
          </table:table-cell>
          <table:table-cell office:value-type="float" office:value="336" calcext:value-type="float">
            <text:p>336</text:p>
          </table:table-cell>
          <table:table-cell table:formula="of:=([.B890]/[.$F$1])" office:value-type="float" office:value="0.000186181869764674" calcext:value-type="float">
            <text:p>0,0001861819</text:p>
          </table:table-cell>
          <table:table-cell table:formula="of:=([.$S$11]/([.E890]+[.$T$11])^[.$U$11])" office:value-type="float" office:value="0.000289913036947942" calcext:value-type="float">
            <text:p>0,000289913</text:p>
          </table:table-cell>
          <table:table-cell office:value-type="float" office:value="889" calcext:value-type="float">
            <text:p>889</text:p>
          </table:table-cell>
          <table:table-cell/>
          <table:table-cell table:formula="of:=([.C890]-[.D890])^2" office:value-type="float" office:value="0.0000000107601550452031" calcext:value-type="float">
            <text:p>1,0760155045203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uck</text:p>
          </table:table-cell>
          <table:table-cell office:value-type="float" office:value="336" calcext:value-type="float">
            <text:p>336</text:p>
          </table:table-cell>
          <table:table-cell table:formula="of:=([.B891]/[.$F$1])" office:value-type="float" office:value="0.000186181869764674" calcext:value-type="float">
            <text:p>0,0001861819</text:p>
          </table:table-cell>
          <table:table-cell table:formula="of:=([.$S$11]/([.E891]+[.$T$11])^[.$U$11])" office:value-type="float" office:value="0.000289634127840351" calcext:value-type="float">
            <text:p>0,0002896341</text:p>
          </table:table-cell>
          <table:table-cell office:value-type="float" office:value="890" calcext:value-type="float">
            <text:p>890</text:p>
          </table:table-cell>
          <table:table-cell/>
          <table:table-cell table:formula="of:=([.C891]-[.D891])^2" office:value-type="float" office:value="0.0000000107023697009565" calcext:value-type="float">
            <text:p>1,0702369700956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nsidered</text:p>
          </table:table-cell>
          <table:table-cell office:value-type="float" office:value="335" calcext:value-type="float">
            <text:p>335</text:p>
          </table:table-cell>
          <table:table-cell table:formula="of:=([.B892]/[.$F$1])" office:value-type="float" office:value="0.000185627757057041" calcext:value-type="float">
            <text:p>0,0001856278</text:p>
          </table:table-cell>
          <table:table-cell table:formula="of:=([.$S$11]/([.E892]+[.$T$11])^[.$U$11])" office:value-type="float" office:value="0.000289355798410457" calcext:value-type="float">
            <text:p>0,0002893558</text:p>
          </table:table-cell>
          <table:table-cell office:value-type="float" office:value="891" calcext:value-type="float">
            <text:p>891</text:p>
          </table:table-cell>
          <table:table-cell/>
          <table:table-cell table:formula="of:=([.C892]-[.D892])^2" office:value-type="float" office:value="0.000000010759506563016" calcext:value-type="float">
            <text:p>1,075950656301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rdinary</text:p>
          </table:table-cell>
          <table:table-cell office:value-type="float" office:value="334" calcext:value-type="float">
            <text:p>334</text:p>
          </table:table-cell>
          <table:table-cell table:formula="of:=([.B893]/[.$F$1])" office:value-type="float" office:value="0.000185073644349408" calcext:value-type="float">
            <text:p>0,0001850736</text:p>
          </table:table-cell>
          <table:table-cell table:formula="of:=([.$S$11]/([.E893]+[.$T$11])^[.$U$11])" office:value-type="float" office:value="0.000289078046807806" calcext:value-type="float">
            <text:p>0,000289078</text:p>
          </table:table-cell>
          <table:table-cell office:value-type="float" office:value="892" calcext:value-type="float">
            <text:p>892</text:p>
          </table:table-cell>
          <table:table-cell/>
          <table:table-cell table:formula="of:=([.C893]-[.D893])^2" office:value-type="float" office:value="0.0000000108169157307283" calcext:value-type="float">
            <text:p>1,0816915730728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ery</text:p>
          </table:table-cell>
          <table:table-cell office:value-type="float" office:value="334" calcext:value-type="float">
            <text:p>334</text:p>
          </table:table-cell>
          <table:table-cell table:formula="of:=([.B894]/[.$F$1])" office:value-type="float" office:value="0.000185073644349408" calcext:value-type="float">
            <text:p>0,0001850736</text:p>
          </table:table-cell>
          <table:table-cell table:formula="of:=([.$S$11]/([.E894]+[.$T$11])^[.$U$11])" office:value-type="float" office:value="0.000288800871189905" calcext:value-type="float">
            <text:p>0,0002888009</text:p>
          </table:table-cell>
          <table:table-cell office:value-type="float" office:value="893" calcext:value-type="float">
            <text:p>893</text:p>
          </table:table-cell>
          <table:table-cell/>
          <table:table-cell table:formula="of:=([.C894]-[.D894])^2" office:value-type="float" office:value="0.0000000107593375880199" calcext:value-type="float">
            <text:p>1,0759337588019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light</text:p>
          </table:table-cell>
          <table:table-cell office:value-type="float" office:value="334" calcext:value-type="float">
            <text:p>334</text:p>
          </table:table-cell>
          <table:table-cell table:formula="of:=([.B895]/[.$F$1])" office:value-type="float" office:value="0.000185073644349408" calcext:value-type="float">
            <text:p>0,0001850736</text:p>
          </table:table-cell>
          <table:table-cell table:formula="of:=([.$S$11]/([.E895]+[.$T$11])^[.$U$11])" office:value-type="float" office:value="0.000288524269722183" calcext:value-type="float">
            <text:p>0,0002885243</text:p>
          </table:table-cell>
          <table:table-cell office:value-type="float" office:value="894" calcext:value-type="float">
            <text:p>894</text:p>
          </table:table-cell>
          <table:table-cell/>
          <table:table-cell table:formula="of:=([.C895]-[.D895])^2" office:value-type="float" office:value="0.0000000107020318900183" calcext:value-type="float">
            <text:p>1,0702031890018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adies</text:p>
          </table:table-cell>
          <table:table-cell office:value-type="float" office:value="333" calcext:value-type="float">
            <text:p>333</text:p>
          </table:table-cell>
          <table:table-cell table:formula="of:=([.B896]/[.$F$1])" office:value-type="float" office:value="0.000184519531641775" calcext:value-type="float">
            <text:p>0,0001845195</text:p>
          </table:table-cell>
          <table:table-cell table:formula="of:=([.$S$11]/([.E896]+[.$T$11])^[.$U$11])" office:value-type="float" office:value="0.000288248240577948" calcext:value-type="float">
            <text:p>0,0002882482</text:p>
          </table:table-cell>
          <table:table-cell office:value-type="float" office:value="895" calcext:value-type="float">
            <text:p>895</text:p>
          </table:table-cell>
          <table:table-cell/>
          <table:table-cell table:formula="of:=([.C896]-[.D896])^2" office:value-type="float" office:value="0.0000000107596450575653" calcext:value-type="float">
            <text:p>1,0759645057565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inking</text:p>
          </table:table-cell>
          <table:table-cell office:value-type="float" office:value="333" calcext:value-type="float">
            <text:p>333</text:p>
          </table:table-cell>
          <table:table-cell table:formula="of:=([.B897]/[.$F$1])" office:value-type="float" office:value="0.000184519531641775" calcext:value-type="float">
            <text:p>0,0001845195</text:p>
          </table:table-cell>
          <table:table-cell table:formula="of:=([.$S$11]/([.E897]+[.$T$11])^[.$U$11])" office:value-type="float" office:value="0.00028797278193834" calcext:value-type="float">
            <text:p>0,0002879728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([.C897]-[.D897])^2" office:value-type="float" office:value="0.0000000107025749969237" calcext:value-type="float">
            <text:p>1,0702574996923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ay</text:p>
          </table:table-cell>
          <table:table-cell office:value-type="float" office:value="333" calcext:value-type="float">
            <text:p>333</text:p>
          </table:table-cell>
          <table:table-cell table:formula="of:=([.B898]/[.$F$1])" office:value-type="float" office:value="0.000184519531641775" calcext:value-type="float">
            <text:p>0,0001845195</text:p>
          </table:table-cell>
          <table:table-cell table:formula="of:=([.$S$11]/([.E898]+[.$T$11])^[.$U$11])" office:value-type="float" office:value="0.000287697891992294" calcext:value-type="float">
            <text:p>0,0002876979</text:p>
          </table:table-cell>
          <table:table-cell office:value-type="float" office:value="897" calcext:value-type="float">
            <text:p>897</text:p>
          </table:table-cell>
          <table:table-cell/>
          <table:table-cell table:formula="of:=([.C898]-[.D898])^2" office:value-type="float" office:value="0.0000000106457740446216" calcext:value-type="float">
            <text:p>1,0645774044621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queen</text:p>
          </table:table-cell>
          <table:table-cell office:value-type="float" office:value="333" calcext:value-type="float">
            <text:p>333</text:p>
          </table:table-cell>
          <table:table-cell table:formula="of:=([.B899]/[.$F$1])" office:value-type="float" office:value="0.000184519531641775" calcext:value-type="float">
            <text:p>0,0001845195</text:p>
          </table:table-cell>
          <table:table-cell table:formula="of:=([.$S$11]/([.E899]+[.$T$11])^[.$U$11])" office:value-type="float" office:value="0.000287423568936495" calcext:value-type="float">
            <text:p>0,0002874236</text:p>
          </table:table-cell>
          <table:table-cell office:value-type="float" office:value="898" calcext:value-type="float">
            <text:p>898</text:p>
          </table:table-cell>
          <table:table-cell/>
          <table:table-cell table:formula="of:=([.C899]-[.D899])^2" office:value-type="float" office:value="0.0000000105892408915532" calcext:value-type="float">
            <text:p>1,0589240891553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auty</text:p>
          </table:table-cell>
          <table:table-cell office:value-type="float" office:value="332" calcext:value-type="float">
            <text:p>332</text:p>
          </table:table-cell>
          <table:table-cell table:formula="of:=([.B900]/[.$F$1])" office:value-type="float" office:value="0.000183965418934142" calcext:value-type="float">
            <text:p>0,0001839654</text:p>
          </table:table-cell>
          <table:table-cell table:formula="of:=([.$S$11]/([.E900]+[.$T$11])^[.$U$11])" office:value-type="float" office:value="0.000287149810975338" calcext:value-type="float">
            <text:p>0,0002871498</text:p>
          </table:table-cell>
          <table:table-cell office:value-type="float" office:value="899" calcext:value-type="float">
            <text:p>899</text:p>
          </table:table-cell>
          <table:table-cell/>
          <table:table-cell table:formula="of:=([.C900]-[.D900])^2" office:value-type="float" office:value="0.0000000106470187609112" calcext:value-type="float">
            <text:p>1,0647018760911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inute</text:p>
          </table:table-cell>
          <table:table-cell office:value-type="float" office:value="331" calcext:value-type="float">
            <text:p>331</text:p>
          </table:table-cell>
          <table:table-cell table:formula="of:=([.B901]/[.$F$1])" office:value-type="float" office:value="0.000183411306226509" calcext:value-type="float">
            <text:p>0,0001834113</text:p>
          </table:table-cell>
          <table:table-cell table:formula="of:=([.$S$11]/([.E901]+[.$T$11])^[.$U$11])" office:value-type="float" office:value="0.000286876616320884" calcext:value-type="float">
            <text:p>0,0002868766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([.C901]-[.D901])^2" office:value-type="float" office:value="0.0000000107050703929252" calcext:value-type="float">
            <text:p>1,0705070392925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nhabitants</text:p>
          </table:table-cell>
          <table:table-cell office:value-type="float" office:value="331" calcext:value-type="float">
            <text:p>331</text:p>
          </table:table-cell>
          <table:table-cell table:formula="of:=([.B902]/[.$F$1])" office:value-type="float" office:value="0.000183411306226509" calcext:value-type="float">
            <text:p>0,0001834113</text:p>
          </table:table-cell>
          <table:table-cell table:formula="of:=([.$S$11]/([.E902]+[.$T$11])^[.$U$11])" office:value-type="float" office:value="0.000286603983192823" calcext:value-type="float">
            <text:p>0,000286604</text:p>
          </table:table-cell>
          <table:table-cell office:value-type="float" office:value="901" calcext:value-type="float">
            <text:p>901</text:p>
          </table:table-cell>
          <table:table-cell/>
          <table:table-cell table:formula="of:=([.C902]-[.D902])^2" office:value-type="float" office:value="0.000000010648728579474" calcext:value-type="float">
            <text:p>1,064872857947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you're</text:p>
          </table:table-cell>
          <table:table-cell office:value-type="float" office:value="331" calcext:value-type="float">
            <text:p>331</text:p>
          </table:table-cell>
          <table:table-cell table:formula="of:=([.B903]/[.$F$1])" office:value-type="float" office:value="0.000183411306226509" calcext:value-type="float">
            <text:p>0,0001834113</text:p>
          </table:table-cell>
          <table:table-cell table:formula="of:=([.$S$11]/([.E903]+[.$T$11])^[.$U$11])" office:value-type="float" office:value="0.000286331909818427" calcext:value-type="float">
            <text:p>0,0002863319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([.C903]-[.D903])^2" office:value-type="float" office:value="0.0000000105926506437248" calcext:value-type="float">
            <text:p>1,0592650643724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ffort</text:p>
          </table:table-cell>
          <table:table-cell office:value-type="float" office:value="330" calcext:value-type="float">
            <text:p>330</text:p>
          </table:table-cell>
          <table:table-cell table:formula="of:=([.B904]/[.$F$1])" office:value-type="float" office:value="0.000182857193518876" calcext:value-type="float">
            <text:p>0,0001828572</text:p>
          </table:table-cell>
          <table:table-cell table:formula="of:=([.$S$11]/([.E904]+[.$T$11])^[.$U$11])" office:value-type="float" office:value="0.000286060394432517" calcext:value-type="float">
            <text:p>0,0002860604</text:p>
          </table:table-cell>
          <table:table-cell office:value-type="float" office:value="903" calcext:value-type="float">
            <text:p>903</text:p>
          </table:table-cell>
          <table:table-cell/>
          <table:table-cell table:formula="of:=([.C904]-[.D904])^2" office:value-type="float" office:value="0.0000000106509006788214" calcext:value-type="float">
            <text:p>1,0650900678821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urning</text:p>
          </table:table-cell>
          <table:table-cell office:value-type="float" office:value="330" calcext:value-type="float">
            <text:p>330</text:p>
          </table:table-cell>
          <table:table-cell table:formula="of:=([.B905]/[.$F$1])" office:value-type="float" office:value="0.000182857193518876" calcext:value-type="float">
            <text:p>0,0001828572</text:p>
          </table:table-cell>
          <table:table-cell table:formula="of:=([.$S$11]/([.E905]+[.$T$11])^[.$U$11])" office:value-type="float" office:value="0.000285789435277416" calcext:value-type="float">
            <text:p>0,0002857894</text:p>
          </table:table-cell>
          <table:table-cell office:value-type="float" office:value="904" calcext:value-type="float">
            <text:p>904</text:p>
          </table:table-cell>
          <table:table-cell/>
          <table:table-cell table:formula="of:=([.C905]-[.D905])^2" office:value-type="float" office:value="0.0000000105950463934385" calcext:value-type="float">
            <text:p>1,0595046393438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art</text:p>
          </table:table-cell>
          <table:table-cell office:value-type="float" office:value="329" calcext:value-type="float">
            <text:p>329</text:p>
          </table:table-cell>
          <table:table-cell table:formula="of:=([.B906]/[.$F$1])" office:value-type="float" office:value="0.000182303080811243" calcext:value-type="float">
            <text:p>0,0001823031</text:p>
          </table:table-cell>
          <table:table-cell table:formula="of:=([.$S$11]/([.E906]+[.$T$11])^[.$U$11])" office:value-type="float" office:value="0.000285519030602912" calcext:value-type="float">
            <text:p>0,000285519</text:p>
          </table:table-cell>
          <table:table-cell office:value-type="float" office:value="905" calcext:value-type="float">
            <text:p>905</text:p>
          </table:table-cell>
          <table:table-cell/>
          <table:table-cell table:formula="of:=([.C906]-[.D906])^2" office:value-type="float" office:value="0.0000000106535322913962" calcext:value-type="float">
            <text:p>1,0653532291396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age</text:p>
          </table:table-cell>
          <table:table-cell office:value-type="float" office:value="329" calcext:value-type="float">
            <text:p>329</text:p>
          </table:table-cell>
          <table:table-cell table:formula="of:=([.B907]/[.$F$1])" office:value-type="float" office:value="0.000182303080811243" calcext:value-type="float">
            <text:p>0,0001823031</text:p>
          </table:table-cell>
          <table:table-cell table:formula="of:=([.$S$11]/([.E907]+[.$T$11])^[.$U$11])" office:value-type="float" office:value="0.000285249178666216" calcext:value-type="float">
            <text:p>0,0002852492</text:p>
          </table:table-cell>
          <table:table-cell office:value-type="float" office:value="906" calcext:value-type="float">
            <text:p>906</text:p>
          </table:table-cell>
          <table:table-cell/>
          <table:table-cell table:formula="of:=([.C907]-[.D907])^2" office:value-type="float" office:value="0.0000000105978990635657" calcext:value-type="float">
            <text:p>1,0597899063565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ligious</text:p>
          </table:table-cell>
          <table:table-cell office:value-type="float" office:value="328" calcext:value-type="float">
            <text:p>328</text:p>
          </table:table-cell>
          <table:table-cell table:formula="of:=([.B908]/[.$F$1])" office:value-type="float" office:value="0.00018174896810361" calcext:value-type="float">
            <text:p>0,000181749</text:p>
          </table:table-cell>
          <table:table-cell table:formula="of:=([.$S$11]/([.E908]+[.$T$11])^[.$U$11])" office:value-type="float" office:value="0.000284979877731928" calcext:value-type="float">
            <text:p>0,0002849799</text:p>
          </table:table-cell>
          <table:table-cell office:value-type="float" office:value="907" calcext:value-type="float">
            <text:p>907</text:p>
          </table:table-cell>
          <table:table-cell/>
          <table:table-cell table:formula="of:=([.C908]-[.D908])^2" office:value-type="float" office:value="0.00000001065662070269" calcext:value-type="float">
            <text:p>1,06566207026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ruggle</text:p>
          </table:table-cell>
          <table:table-cell office:value-type="float" office:value="328" calcext:value-type="float">
            <text:p>328</text:p>
          </table:table-cell>
          <table:table-cell table:formula="of:=([.B909]/[.$F$1])" office:value-type="float" office:value="0.00018174896810361" calcext:value-type="float">
            <text:p>0,000181749</text:p>
          </table:table-cell>
          <table:table-cell table:formula="of:=([.$S$11]/([.E909]+[.$T$11])^[.$U$11])" office:value-type="float" office:value="0.00028471112607199" calcext:value-type="float">
            <text:p>0,0002847111</text:p>
          </table:table-cell>
          <table:table-cell office:value-type="float" office:value="908" calcext:value-type="float">
            <text:p>908</text:p>
          </table:table-cell>
          <table:table-cell/>
          <table:table-cell table:formula="of:=([.C909]-[.D909])^2" office:value-type="float" office:value="0.0000000106012059735056" calcext:value-type="float">
            <text:p>1,0601205973505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fraid</text:p>
          </table:table-cell>
          <table:table-cell office:value-type="float" office:value="328" calcext:value-type="float">
            <text:p>328</text:p>
          </table:table-cell>
          <table:table-cell table:formula="of:=([.B910]/[.$F$1])" office:value-type="float" office:value="0.00018174896810361" calcext:value-type="float">
            <text:p>0,000181749</text:p>
          </table:table-cell>
          <table:table-cell table:formula="of:=([.$S$11]/([.E910]+[.$T$11])^[.$U$11])" office:value-type="float" office:value="0.000284442921965651" calcext:value-type="float">
            <text:p>0,0002844429</text:p>
          </table:table-cell>
          <table:table-cell office:value-type="float" office:value="909" calcext:value-type="float">
            <text:p>909</text:p>
          </table:table-cell>
          <table:table-cell/>
          <table:table-cell table:formula="of:=([.C910]-[.D910])^2" office:value-type="float" office:value="0.0000000105460481598189" calcext:value-type="float">
            <text:p>1,0546048159818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assage</text:p>
          </table:table-cell>
          <table:table-cell office:value-type="float" office:value="327" calcext:value-type="float">
            <text:p>327</text:p>
          </table:table-cell>
          <table:table-cell table:formula="of:=([.B911]/[.$F$1])" office:value-type="float" office:value="0.000181194855395977" calcext:value-type="float">
            <text:p>0,0001811949</text:p>
          </table:table-cell>
          <table:table-cell table:formula="of:=([.$S$11]/([.E911]+[.$T$11])^[.$U$11])" office:value-type="float" office:value="0.000284175263699428" calcext:value-type="float">
            <text:p>0,0002841753</text:p>
          </table:table-cell>
          <table:table-cell office:value-type="float" office:value="910" calcext:value-type="float">
            <text:p>910</text:p>
          </table:table-cell>
          <table:table-cell/>
          <table:table-cell table:formula="of:=([.C911]-[.D911])^2" office:value-type="float" office:value="0.0000000106049644943455" calcext:value-type="float">
            <text:p>1,0604964494345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pportunity</text:p>
          </table:table-cell>
          <table:table-cell office:value-type="float" office:value="327" calcext:value-type="float">
            <text:p>327</text:p>
          </table:table-cell>
          <table:table-cell table:formula="of:=([.B912]/[.$F$1])" office:value-type="float" office:value="0.000181194855395977" calcext:value-type="float">
            <text:p>0,0001811949</text:p>
          </table:table-cell>
          <table:table-cell table:formula="of:=([.$S$11]/([.E912]+[.$T$11])^[.$U$11])" office:value-type="float" office:value="0.000283908149567069" calcext:value-type="float">
            <text:p>0,0002839081</text:p>
          </table:table-cell>
          <table:table-cell office:value-type="float" office:value="911" calcext:value-type="float">
            <text:p>911</text:p>
          </table:table-cell>
          <table:table-cell/>
          <table:table-cell table:formula="of:=([.C912]-[.D912])^2" office:value-type="float" office:value="0.0000000105500207994772" calcext:value-type="float">
            <text:p>1,0550020799477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ast</text:p>
          </table:table-cell>
          <table:table-cell office:value-type="float" office:value="327" calcext:value-type="float">
            <text:p>327</text:p>
          </table:table-cell>
          <table:table-cell table:formula="of:=([.B913]/[.$F$1])" office:value-type="float" office:value="0.000181194855395977" calcext:value-type="float">
            <text:p>0,0001811949</text:p>
          </table:table-cell>
          <table:table-cell table:formula="of:=([.$S$11]/([.E913]+[.$T$11])^[.$U$11])" office:value-type="float" office:value="0.000283641577869509" calcext:value-type="float">
            <text:p>0,0002836416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([.C913]-[.D913])^2" office:value-type="float" office:value="0.0000000104953309455688" calcext:value-type="float">
            <text:p>1,0495330945568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ine</text:p>
          </table:table-cell>
          <table:table-cell office:value-type="float" office:value="326" calcext:value-type="float">
            <text:p>326</text:p>
          </table:table-cell>
          <table:table-cell table:formula="of:=([.B914]/[.$F$1])" office:value-type="float" office:value="0.000180640742688344" calcext:value-type="float">
            <text:p>0,0001806407</text:p>
          </table:table-cell>
          <table:table-cell table:formula="of:=([.$S$11]/([.E914]+[.$T$11])^[.$U$11])" office:value-type="float" office:value="0.000283375546914838" calcext:value-type="float">
            <text:p>0,0002833755</text:p>
          </table:table-cell>
          <table:table-cell office:value-type="float" office:value="913" calcext:value-type="float">
            <text:p>913</text:p>
          </table:table-cell>
          <table:table-cell/>
          <table:table-cell table:formula="of:=([.C914]-[.D914])^2" office:value-type="float" office:value="0.0000000105544399994559" calcext:value-type="float">
            <text:p>1,0554439999455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book</text:p>
          </table:table-cell>
          <table:table-cell office:value-type="float" office:value="326" calcext:value-type="float">
            <text:p>326</text:p>
          </table:table-cell>
          <table:table-cell table:formula="of:=([.B915]/[.$F$1])" office:value-type="float" office:value="0.000180640742688344" calcext:value-type="float">
            <text:p>0,0001806407</text:p>
          </table:table-cell>
          <table:table-cell table:formula="of:=([.$S$11]/([.E915]+[.$T$11])^[.$U$11])" office:value-type="float" office:value="0.00028311005501826" calcext:value-type="float">
            <text:p>0,0002831101</text:p>
          </table:table-cell>
          <table:table-cell office:value-type="float" office:value="914" calcext:value-type="float">
            <text:p>914</text:p>
          </table:table-cell>
          <table:table-cell/>
          <table:table-cell table:formula="of:=([.C915]-[.D915])^2" office:value-type="float" office:value="0.0000000104999599693657" calcext:value-type="float">
            <text:p>1,0499959969365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ashington</text:p>
          </table:table-cell>
          <table:table-cell office:value-type="float" office:value="326" calcext:value-type="float">
            <text:p>326</text:p>
          </table:table-cell>
          <table:table-cell table:formula="of:=([.B916]/[.$F$1])" office:value-type="float" office:value="0.000180640742688344" calcext:value-type="float">
            <text:p>0,0001806407</text:p>
          </table:table-cell>
          <table:table-cell table:formula="of:=([.$S$11]/([.E916]+[.$T$11])^[.$U$11])" office:value-type="float" office:value="0.000282845100502055" calcext:value-type="float">
            <text:p>0,0002828451</text:p>
          </table:table-cell>
          <table:table-cell office:value-type="float" office:value="915" calcext:value-type="float">
            <text:p>915</text:p>
          </table:table-cell>
          <table:table-cell/>
          <table:table-cell table:formula="of:=([.C916]-[.D916])^2" office:value-type="float" office:value="0.0000000104457307561131" calcext:value-type="float">
            <text:p>1,0445730756113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ip</text:p>
          </table:table-cell>
          <table:table-cell office:value-type="float" office:value="326" calcext:value-type="float">
            <text:p>326</text:p>
          </table:table-cell>
          <table:table-cell table:formula="of:=([.B917]/[.$F$1])" office:value-type="float" office:value="0.000180640742688344" calcext:value-type="float">
            <text:p>0,0001806407</text:p>
          </table:table-cell>
          <table:table-cell table:formula="of:=([.$S$11]/([.E917]+[.$T$11])^[.$U$11])" office:value-type="float" office:value="0.000282580681695546" calcext:value-type="float">
            <text:p>0,0002825807</text:p>
          </table:table-cell>
          <table:table-cell office:value-type="float" office:value="916" calcext:value-type="float">
            <text:p>916</text:p>
          </table:table-cell>
          <table:table-cell/>
          <table:table-cell table:formula="of:=([.C917]-[.D917])^2" office:value-type="float" office:value="0.0000000103917511647921" calcext:value-type="float">
            <text:p>1,03917511647921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losely</text:p>
          </table:table-cell>
          <table:table-cell office:value-type="float" office:value="325" calcext:value-type="float">
            <text:p>325</text:p>
          </table:table-cell>
          <table:table-cell table:formula="of:=([.B918]/[.$F$1])" office:value-type="float" office:value="0.000180086629980711" calcext:value-type="float">
            <text:p>0,0001800866</text:p>
          </table:table-cell>
          <table:table-cell table:formula="of:=([.$S$11]/([.E918]+[.$T$11])^[.$U$11])" office:value-type="float" office:value="0.000282316796935055" calcext:value-type="float">
            <text:p>0,0002823168</text:p>
          </table:table-cell>
          <table:table-cell office:value-type="float" office:value="917" calcext:value-type="float">
            <text:p>917</text:p>
          </table:table-cell>
          <table:table-cell/>
          <table:table-cell table:formula="of:=([.C918]-[.D918])^2" office:value-type="float" office:value="0.000000010451007035513" calcext:value-type="float">
            <text:p>1,045100703551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crooge</text:p>
          </table:table-cell>
          <table:table-cell office:value-type="float" office:value="324" calcext:value-type="float">
            <text:p>324</text:p>
          </table:table-cell>
          <table:table-cell table:formula="of:=([.B919]/[.$F$1])" office:value-type="float" office:value="0.000179532517273078" calcext:value-type="float">
            <text:p>0,0001795325</text:p>
          </table:table-cell>
          <table:table-cell table:formula="of:=([.$S$11]/([.E919]+[.$T$11])^[.$U$11])" office:value-type="float" office:value="0.000282053444563871" calcext:value-type="float">
            <text:p>0,0002820534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([.C919]-[.D919])^2" office:value-type="float" office:value="0.000000010510540532564" calcext:value-type="float">
            <text:p>1,0510540532564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gard</text:p>
          </table:table-cell>
          <table:table-cell office:value-type="float" office:value="324" calcext:value-type="float">
            <text:p>324</text:p>
          </table:table-cell>
          <table:table-cell table:formula="of:=([.B920]/[.$F$1])" office:value-type="float" office:value="0.000179532517273078" calcext:value-type="float">
            <text:p>0,0001795325</text:p>
          </table:table-cell>
          <table:table-cell table:formula="of:=([.$S$11]/([.E920]+[.$T$11])^[.$U$11])" office:value-type="float" office:value="0.000281790622932212" calcext:value-type="float">
            <text:p>0,0002817906</text:p>
          </table:table-cell>
          <table:table-cell office:value-type="float" office:value="919" calcext:value-type="float">
            <text:p>919</text:p>
          </table:table-cell>
          <table:table-cell/>
          <table:table-cell table:formula="of:=([.C920]-[.D920])^2" office:value-type="float" office:value="0.0000000104567201729945" calcext:value-type="float">
            <text:p>1,0456720172994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ll</text:p>
          </table:table-cell>
          <table:table-cell office:value-type="float" office:value="324" calcext:value-type="float">
            <text:p>324</text:p>
          </table:table-cell>
          <table:table-cell table:formula="of:=([.B921]/[.$F$1])" office:value-type="float" office:value="0.000179532517273078" calcext:value-type="float">
            <text:p>0,0001795325</text:p>
          </table:table-cell>
          <table:table-cell table:formula="of:=([.$S$11]/([.E921]+[.$T$11])^[.$U$11])" office:value-type="float" office:value="0.000281528330397188" calcext:value-type="float">
            <text:p>0,0002815283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([.C921]-[.D921])^2" office:value-type="float" office:value="0.0000000104031458948482" calcext:value-type="float">
            <text:p>1,0403145894848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ction</text:p>
          </table:table-cell>
          <table:table-cell office:value-type="float" office:value="323" calcext:value-type="float">
            <text:p>323</text:p>
          </table:table-cell>
          <table:table-cell table:formula="of:=([.B922]/[.$F$1])" office:value-type="float" office:value="0.000178978404565445" calcext:value-type="float">
            <text:p>0,0001789784</text:p>
          </table:table-cell>
          <table:table-cell table:formula="of:=([.$S$11]/([.E922]+[.$T$11])^[.$U$11])" office:value-type="float" office:value="0.000281266565322765" calcext:value-type="float">
            <text:p>0,0002812666</text:p>
          </table:table-cell>
          <table:table-cell office:value-type="float" office:value="921" calcext:value-type="float">
            <text:p>921</text:p>
          </table:table-cell>
          <table:table-cell/>
          <table:table-cell table:formula="of:=([.C922]-[.D922])^2" office:value-type="float" office:value="0.0000000104628678311152" calcext:value-type="float">
            <text:p>1,0462867831115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xclaimed</text:p>
          </table:table-cell>
          <table:table-cell office:value-type="float" office:value="322" calcext:value-type="float">
            <text:p>322</text:p>
          </table:table-cell>
          <table:table-cell table:formula="of:=([.B923]/[.$F$1])" office:value-type="float" office:value="0.000178424291857812" calcext:value-type="float">
            <text:p>0,0001784243</text:p>
          </table:table-cell>
          <table:table-cell table:formula="of:=([.$S$11]/([.E923]+[.$T$11])^[.$U$11])" office:value-type="float" office:value="0.000281005326079731" calcext:value-type="float">
            <text:p>0,0002810053</text:p>
          </table:table-cell>
          <table:table-cell office:value-type="float" office:value="922" calcext:value-type="float">
            <text:p>922</text:p>
          </table:table-cell>
          <table:table-cell/>
          <table:table-cell table:formula="of:=([.C923]-[.D923])^2" office:value-type="float" office:value="0.0000000105228685820383" calcext:value-type="float">
            <text:p>1,05228685820383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one</text:p>
          </table:table-cell>
          <table:table-cell office:value-type="float" office:value="322" calcext:value-type="float">
            <text:p>322</text:p>
          </table:table-cell>
          <table:table-cell table:formula="of:=([.B924]/[.$F$1])" office:value-type="float" office:value="0.000178424291857812" calcext:value-type="float">
            <text:p>0,0001784243</text:p>
          </table:table-cell>
          <table:table-cell table:formula="of:=([.$S$11]/([.E924]+[.$T$11])^[.$U$11])" office:value-type="float" office:value="0.000280744611045656" calcext:value-type="float">
            <text:p>0,0002807446</text:p>
          </table:table-cell>
          <table:table-cell office:value-type="float" office:value="923" calcext:value-type="float">
            <text:p>923</text:p>
          </table:table-cell>
          <table:table-cell/>
          <table:table-cell table:formula="of:=([.C924]-[.D924])^2" office:value-type="float" office:value="0.0000000104694477187022" calcext:value-type="float">
            <text:p>1,0469447718702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ennessee</text:p>
          </table:table-cell>
          <table:table-cell office:value-type="float" office:value="322" calcext:value-type="float">
            <text:p>322</text:p>
          </table:table-cell>
          <table:table-cell table:formula="of:=([.B925]/[.$F$1])" office:value-type="float" office:value="0.000178424291857812" calcext:value-type="float">
            <text:p>0,0001784243</text:p>
          </table:table-cell>
          <table:table-cell table:formula="of:=([.$S$11]/([.E925]+[.$T$11])^[.$U$11])" office:value-type="float" office:value="0.000280484418604861" calcext:value-type="float">
            <text:p>0,0002804844</text:p>
          </table:table-cell>
          <table:table-cell office:value-type="float" office:value="924" calcext:value-type="float">
            <text:p>924</text:p>
          </table:table-cell>
          <table:table-cell/>
          <table:table-cell table:formula="of:=([.C925]-[.D925])^2" office:value-type="float" office:value="0.0000000104162694716236" calcext:value-type="float">
            <text:p>1,0416269471623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ight</text:p>
          </table:table-cell>
          <table:table-cell office:value-type="float" office:value="322" calcext:value-type="float">
            <text:p>322</text:p>
          </table:table-cell>
          <table:table-cell table:formula="of:=([.B926]/[.$F$1])" office:value-type="float" office:value="0.000178424291857812" calcext:value-type="float">
            <text:p>0,0001784243</text:p>
          </table:table-cell>
          <table:table-cell table:formula="of:=([.$S$11]/([.E926]+[.$T$11])^[.$U$11])" office:value-type="float" office:value="0.00028022474714838" calcext:value-type="float">
            <text:p>0,0002802247</text:p>
          </table:table-cell>
          <table:table-cell office:value-type="float" office:value="925" calcext:value-type="float">
            <text:p>925</text:p>
          </table:table-cell>
          <table:table-cell/>
          <table:table-cell table:formula="of:=([.C926]-[.D926])^2" office:value-type="float" office:value="0.0000000103633326973668" calcext:value-type="float">
            <text:p>1,0363332697366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peated</text:p>
          </table:table-cell>
          <table:table-cell office:value-type="float" office:value="322" calcext:value-type="float">
            <text:p>322</text:p>
          </table:table-cell>
          <table:table-cell table:formula="of:=([.B927]/[.$F$1])" office:value-type="float" office:value="0.000178424291857812" calcext:value-type="float">
            <text:p>0,0001784243</text:p>
          </table:table-cell>
          <table:table-cell table:formula="of:=([.$S$11]/([.E927]+[.$T$11])^[.$U$11])" office:value-type="float" office:value="0.000279965595073925" calcext:value-type="float">
            <text:p>0,0002799656</text:p>
          </table:table-cell>
          <table:table-cell office:value-type="float" office:value="926" calcext:value-type="float">
            <text:p>926</text:p>
          </table:table-cell>
          <table:table-cell/>
          <table:table-cell table:formula="of:=([.C927]-[.D927])^2" office:value-type="float" office:value="0.0000000103106362588265" calcext:value-type="float">
            <text:p>1,0310636258826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ply</text:p>
          </table:table-cell>
          <table:table-cell office:value-type="float" office:value="322" calcext:value-type="float">
            <text:p>322</text:p>
          </table:table-cell>
          <table:table-cell table:formula="of:=([.B928]/[.$F$1])" office:value-type="float" office:value="0.000178424291857812" calcext:value-type="float">
            <text:p>0,0001784243</text:p>
          </table:table-cell>
          <table:table-cell table:formula="of:=([.$S$11]/([.E928]+[.$T$11])^[.$U$11])" office:value-type="float" office:value="0.000279706960785853" calcext:value-type="float">
            <text:p>0,000279707</text:p>
          </table:table-cell>
          <table:table-cell office:value-type="float" office:value="927" calcext:value-type="float">
            <text:p>927</text:p>
          </table:table-cell>
          <table:table-cell/>
          <table:table-cell table:formula="of:=([.C928]-[.D928])^2" office:value-type="float" office:value="0.000000010258179025187" calcext:value-type="float">
            <text:p>1,025817902518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ational</text:p>
          </table:table-cell>
          <table:table-cell office:value-type="float" office:value="321" calcext:value-type="float">
            <text:p>321</text:p>
          </table:table-cell>
          <table:table-cell table:formula="of:=([.B929]/[.$F$1])" office:value-type="float" office:value="0.000177870179150179" calcext:value-type="float">
            <text:p>0,0001778702</text:p>
          </table:table-cell>
          <table:table-cell table:formula="of:=([.$S$11]/([.E929]+[.$T$11])^[.$U$11])" office:value-type="float" office:value="0.000279448842695128" calcext:value-type="float">
            <text:p>0,0002794488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([.C929]-[.D929])^2" office:value-type="float" office:value="0.0000000103182248875779" calcext:value-type="float">
            <text:p>1,0318224887577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rner</text:p>
          </table:table-cell>
          <table:table-cell office:value-type="float" office:value="321" calcext:value-type="float">
            <text:p>321</text:p>
          </table:table-cell>
          <table:table-cell table:formula="of:=([.B930]/[.$F$1])" office:value-type="float" office:value="0.000177870179150179" calcext:value-type="float">
            <text:p>0,0001778702</text:p>
          </table:table-cell>
          <table:table-cell table:formula="of:=([.$S$11]/([.E930]+[.$T$11])^[.$U$11])" office:value-type="float" office:value="0.000279191239219292" calcext:value-type="float">
            <text:p>0,0002791912</text:p>
          </table:table-cell>
          <table:table-cell office:value-type="float" office:value="929" calcext:value-type="float">
            <text:p>929</text:p>
          </table:table-cell>
          <table:table-cell/>
          <table:table-cell table:formula="of:=([.C930]-[.D930])^2" office:value-type="float" office:value="0.0000000102659572135286" calcext:value-type="float">
            <text:p>1,0265957213528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in't</text:p>
          </table:table-cell>
          <table:table-cell office:value-type="float" office:value="321" calcext:value-type="float">
            <text:p>321</text:p>
          </table:table-cell>
          <table:table-cell table:formula="of:=([.B931]/[.$F$1])" office:value-type="float" office:value="0.000177870179150179" calcext:value-type="float">
            <text:p>0,0001778702</text:p>
          </table:table-cell>
          <table:table-cell table:formula="of:=([.$S$11]/([.E931]+[.$T$11])^[.$U$11])" office:value-type="float" office:value="0.000278934148782423" calcext:value-type="float">
            <text:p>0,0002789341</text:p>
          </table:table-cell>
          <table:table-cell office:value-type="float" office:value="930" calcext:value-type="float">
            <text:p>930</text:p>
          </table:table-cell>
          <table:table-cell/>
          <table:table-cell table:formula="of:=([.C931]-[.D931])^2" office:value-type="float" office:value="0.000000010213925957827" calcext:value-type="float">
            <text:p>1,0213925957827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ieutenant</text:p>
          </table:table-cell>
          <table:table-cell office:value-type="float" office:value="320" calcext:value-type="float">
            <text:p>320</text:p>
          </table:table-cell>
          <table:table-cell table:formula="of:=([.B932]/[.$F$1])" office:value-type="float" office:value="0.000177316066442547" calcext:value-type="float">
            <text:p>0,0001773161</text:p>
          </table:table-cell>
          <table:table-cell table:formula="of:=([.$S$11]/([.E932]+[.$T$11])^[.$U$11])" office:value-type="float" office:value="0.000278677569815109" calcext:value-type="float">
            <text:p>0,0002786776</text:p>
          </table:table-cell>
          <table:table-cell office:value-type="float" office:value="931" calcext:value-type="float">
            <text:p>931</text:p>
          </table:table-cell>
          <table:table-cell/>
          <table:table-cell table:formula="of:=([.C932]-[.D932])^2" office:value-type="float" office:value="0.0000000102741543659459" calcext:value-type="float">
            <text:p>1,0274154365945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orn</text:p>
          </table:table-cell>
          <table:table-cell office:value-type="float" office:value="319" calcext:value-type="float">
            <text:p>319</text:p>
          </table:table-cell>
          <table:table-cell table:formula="of:=([.B933]/[.$F$1])" office:value-type="float" office:value="0.000176761953734914" calcext:value-type="float">
            <text:p>0,000176762</text:p>
          </table:table-cell>
          <table:table-cell table:formula="of:=([.$S$11]/([.E933]+[.$T$11])^[.$U$11])" office:value-type="float" office:value="0.000278421500754409" calcext:value-type="float">
            <text:p>0,0002784215</text:p>
          </table:table-cell>
          <table:table-cell office:value-type="float" office:value="932" calcext:value-type="float">
            <text:p>932</text:p>
          </table:table-cell>
          <table:table-cell/>
          <table:table-cell table:formula="of:=([.C933]-[.D933])^2" office:value-type="float" office:value="0.000000010334663500209" calcext:value-type="float">
            <text:p>1,0334663500209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irds</text:p>
          </table:table-cell>
          <table:table-cell office:value-type="float" office:value="319" calcext:value-type="float">
            <text:p>319</text:p>
          </table:table-cell>
          <table:table-cell table:formula="of:=([.B934]/[.$F$1])" office:value-type="float" office:value="0.000176761953734914" calcext:value-type="float">
            <text:p>0,000176762</text:p>
          </table:table-cell>
          <table:table-cell table:formula="of:=([.$S$11]/([.E934]+[.$T$11])^[.$U$11])" office:value-type="float" office:value="0.000278165940043822" calcext:value-type="float">
            <text:p>0,0002781659</text:p>
          </table:table-cell>
          <table:table-cell office:value-type="float" office:value="933" calcext:value-type="float">
            <text:p>933</text:p>
          </table:table-cell>
          <table:table-cell/>
          <table:table-cell table:formula="of:=([.C934]-[.D934])^2" office:value-type="float" office:value="0.0000000102827684393372" calcext:value-type="float">
            <text:p>1,02827684393372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fund</text:p>
          </table:table-cell>
          <table:table-cell office:value-type="float" office:value="319" calcext:value-type="float">
            <text:p>319</text:p>
          </table:table-cell>
          <table:table-cell table:formula="of:=([.B935]/[.$F$1])" office:value-type="float" office:value="0.000176761953734914" calcext:value-type="float">
            <text:p>0,000176762</text:p>
          </table:table-cell>
          <table:table-cell table:formula="of:=([.$S$11]/([.E935]+[.$T$11])^[.$U$11])" office:value-type="float" office:value="0.000277910886133251" calcext:value-type="float">
            <text:p>0,0002779109</text:p>
          </table:table-cell>
          <table:table-cell office:value-type="float" office:value="934" calcext:value-type="float">
            <text:p>934</text:p>
          </table:table-cell>
          <table:table-cell/>
          <table:table-cell table:formula="of:=([.C935]-[.D935])^2" office:value-type="float" office:value="0.0000000102311065253235" calcext:value-type="float">
            <text:p>1,02311065253235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ufficient</text:p>
          </table:table-cell>
          <table:table-cell office:value-type="float" office:value="319" calcext:value-type="float">
            <text:p>319</text:p>
          </table:table-cell>
          <table:table-cell table:formula="of:=([.B936]/[.$F$1])" office:value-type="float" office:value="0.000176761953734914" calcext:value-type="float">
            <text:p>0,000176762</text:p>
          </table:table-cell>
          <table:table-cell table:formula="of:=([.$S$11]/([.E936]+[.$T$11])^[.$U$11])" office:value-type="float" office:value="0.000277656337478974" calcext:value-type="float">
            <text:p>0,0002776563</text:p>
          </table:table-cell>
          <table:table-cell office:value-type="float" office:value="935" calcext:value-type="float">
            <text:p>935</text:p>
          </table:table-cell>
          <table:table-cell/>
          <table:table-cell table:formula="of:=([.C936]-[.D936])^2" office:value-type="float" office:value="0.0000000101796766710938" calcext:value-type="float">
            <text:p>1,0179676671093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port</text:p>
          </table:table-cell>
          <table:table-cell office:value-type="float" office:value="319" calcext:value-type="float">
            <text:p>319</text:p>
          </table:table-cell>
          <table:table-cell table:formula="of:=([.B937]/[.$F$1])" office:value-type="float" office:value="0.000176761953734914" calcext:value-type="float">
            <text:p>0,000176762</text:p>
          </table:table-cell>
          <table:table-cell table:formula="of:=([.$S$11]/([.E937]+[.$T$11])^[.$U$11])" office:value-type="float" office:value="0.000277402292543607" calcext:value-type="float">
            <text:p>0,0002774023</text:p>
          </table:table-cell>
          <table:table-cell office:value-type="float" office:value="936" calcext:value-type="float">
            <text:p>936</text:p>
          </table:table-cell>
          <table:table-cell/>
          <table:table-cell table:formula="of:=([.C937]-[.D937])^2" office:value-type="float" office:value="0.0000000101284777955286" calcext:value-type="float">
            <text:p>1,01284777955286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mith</text:p>
          </table:table-cell>
          <table:table-cell office:value-type="float" office:value="319" calcext:value-type="float">
            <text:p>319</text:p>
          </table:table-cell>
          <table:table-cell table:formula="of:=([.B938]/[.$F$1])" office:value-type="float" office:value="0.000176761953734914" calcext:value-type="float">
            <text:p>0,000176762</text:p>
          </table:table-cell>
          <table:table-cell table:formula="of:=([.$S$11]/([.E938]+[.$T$11])^[.$U$11])" office:value-type="float" office:value="0.000277148749796073" calcext:value-type="float">
            <text:p>0,0002771487</text:p>
          </table:table-cell>
          <table:table-cell office:value-type="float" office:value="937" calcext:value-type="float">
            <text:p>937</text:p>
          </table:table-cell>
          <table:table-cell/>
          <table:table-cell table:formula="of:=([.C938]-[.D938])^2" office:value-type="float" office:value="0.0000000100775088234248" calcext:value-type="float">
            <text:p>1,00775088234248E-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mount</text:p>
          </table:table-cell>
          <table:table-cell office:value-type="float" office:value="319" calcext:value-type="float">
            <text:p>319</text:p>
          </table:table-cell>
          <table:table-cell table:formula="of:=([.B939]/[.$F$1])" office:value-type="float" office:value="0.000176761953734914" calcext:value-type="float">
            <text:p>0,000176762</text:p>
          </table:table-cell>
          <table:table-cell table:formula="of:=([.$S$11]/([.E939]+[.$T$11])^[.$U$11])" office:value-type="float" office:value="0.000276895707711569" calcext:value-type="float">
            <text:p>0,0002768957</text:p>
          </table:table-cell>
          <table:table-cell office:value-type="float" office:value="938" calcext:value-type="float">
            <text:p>938</text:p>
          </table:table-cell>
          <table:table-cell/>
          <table:table-cell table:formula="of:=([.C939]-[.D939])^2" office:value-type="float" office:value="0.0000000100267686854573" calcext:value-type="float">
            <text:p>0,0000000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vered</text:p>
          </table:table-cell>
          <table:table-cell office:value-type="float" office:value="319" calcext:value-type="float">
            <text:p>319</text:p>
          </table:table-cell>
          <table:table-cell table:formula="of:=([.B940]/[.$F$1])" office:value-type="float" office:value="0.000176761953734914" calcext:value-type="float">
            <text:p>0,000176762</text:p>
          </table:table-cell>
          <table:table-cell table:formula="of:=([.$S$11]/([.E940]+[.$T$11])^[.$U$11])" office:value-type="float" office:value="0.000276643164771535" calcext:value-type="float">
            <text:p>0,0002766432</text:p>
          </table:table-cell>
          <table:table-cell office:value-type="float" office:value="939" calcext:value-type="float">
            <text:p>939</text:p>
          </table:table-cell>
          <table:table-cell/>
          <table:table-cell table:formula="of:=([.C940]-[.D940])^2" office:value-type="float" office:value="0.00000000997625631814201" calcext:value-type="float">
            <text:p>0,0000000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omain</text:p>
          </table:table-cell>
          <table:table-cell office:value-type="float" office:value="318" calcext:value-type="float">
            <text:p>318</text:p>
          </table:table-cell>
          <table:table-cell table:formula="of:=([.B941]/[.$F$1])" office:value-type="float" office:value="0.000176207841027281" calcext:value-type="float">
            <text:p>0,0001762078</text:p>
          </table:table-cell>
          <table:table-cell table:formula="of:=([.$S$11]/([.E941]+[.$T$11])^[.$U$11])" office:value-type="float" office:value="0.000276391119463619" calcext:value-type="float">
            <text:p>0,0002763911</text:p>
          </table:table-cell>
          <table:table-cell office:value-type="float" office:value="940" calcext:value-type="float">
            <text:p>940</text:p>
          </table:table-cell>
          <table:table-cell/>
          <table:table-cell table:formula="of:=([.C941]-[.D941])^2" office:value-type="float" office:value="0.000000010036689278253" calcext:value-type="float">
            <text:p>0,0000000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ceive</text:p>
          </table:table-cell>
          <table:table-cell office:value-type="float" office:value="318" calcext:value-type="float">
            <text:p>318</text:p>
          </table:table-cell>
          <table:table-cell table:formula="of:=([.B942]/[.$F$1])" office:value-type="float" office:value="0.000176207841027281" calcext:value-type="float">
            <text:p>0,0001762078</text:p>
          </table:table-cell>
          <table:table-cell table:formula="of:=([.$S$11]/([.E942]+[.$T$11])^[.$U$11])" office:value-type="float" office:value="0.00027613957028165" calcext:value-type="float">
            <text:p>0,0002761396</text:p>
          </table:table-cell>
          <table:table-cell office:value-type="float" office:value="941" calcext:value-type="float">
            <text:p>941</text:p>
          </table:table-cell>
          <table:table-cell/>
          <table:table-cell table:formula="of:=([.C942]-[.D942])^2" office:value-type="float" office:value="0.00000000998635051176862" calcext:value-type="float">
            <text:p>0,0000000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age</text:p>
          </table:table-cell>
          <table:table-cell office:value-type="float" office:value="317" calcext:value-type="float">
            <text:p>317</text:p>
          </table:table-cell>
          <table:table-cell table:formula="of:=([.B943]/[.$F$1])" office:value-type="float" office:value="0.000175653728319648" calcext:value-type="float">
            <text:p>0,0001756537</text:p>
          </table:table-cell>
          <table:table-cell table:formula="of:=([.$S$11]/([.E943]+[.$T$11])^[.$U$11])" office:value-type="float" office:value="0.0002758885157256" calcext:value-type="float">
            <text:p>0,0002758885</text:p>
          </table:table-cell>
          <table:table-cell office:value-type="float" office:value="942" calcext:value-type="float">
            <text:p>942</text:p>
          </table:table-cell>
          <table:table-cell/>
          <table:table-cell table:formula="of:=([.C943]-[.D943])^2" office:value-type="float" office:value="0.0000000100470126063165" calcext:value-type="float">
            <text:p>0,0000000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ntirely</text:p>
          </table:table-cell>
          <table:table-cell office:value-type="float" office:value="317" calcext:value-type="float">
            <text:p>317</text:p>
          </table:table-cell>
          <table:table-cell table:formula="of:=([.B944]/[.$F$1])" office:value-type="float" office:value="0.000175653728319648" calcext:value-type="float">
            <text:p>0,0001756537</text:p>
          </table:table-cell>
          <table:table-cell table:formula="of:=([.$S$11]/([.E944]+[.$T$11])^[.$U$11])" office:value-type="float" office:value="0.000275637954301558" calcext:value-type="float">
            <text:p>0,000275638</text:p>
          </table:table-cell>
          <table:table-cell office:value-type="float" office:value="943" calcext:value-type="float">
            <text:p>943</text:p>
          </table:table-cell>
          <table:table-cell/>
          <table:table-cell table:formula="of:=([.C944]-[.D944])^2" office:value-type="float" office:value="0.00000000999684544520171" calcext:value-type="float">
            <text:p>0,0000000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uthority</text:p>
          </table:table-cell>
          <table:table-cell office:value-type="float" office:value="317" calcext:value-type="float">
            <text:p>317</text:p>
          </table:table-cell>
          <table:table-cell table:formula="of:=([.B945]/[.$F$1])" office:value-type="float" office:value="0.000175653728319648" calcext:value-type="float">
            <text:p>0,0001756537</text:p>
          </table:table-cell>
          <table:table-cell table:formula="of:=([.$S$11]/([.E945]+[.$T$11])^[.$U$11])" office:value-type="float" office:value="0.000275387884521694" calcext:value-type="float">
            <text:p>0,0002753879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([.C945]-[.D945])^2" office:value-type="float" office:value="0.00000000994690191333416" calcext:value-type="float">
            <text:p>9,9469019133341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e</text:p>
          </table:table-cell>
          <table:table-cell office:value-type="float" office:value="317" calcext:value-type="float">
            <text:p>317</text:p>
          </table:table-cell>
          <table:table-cell table:formula="of:=([.B946]/[.$F$1])" office:value-type="float" office:value="0.000175653728319648" calcext:value-type="float">
            <text:p>0,0001756537</text:p>
          </table:table-cell>
          <table:table-cell table:formula="of:=([.$S$11]/([.E946]+[.$T$11])^[.$U$11])" office:value-type="float" office:value="0.000275138304904232" calcext:value-type="float">
            <text:p>0,0002751383</text:p>
          </table:table-cell>
          <table:table-cell office:value-type="float" office:value="945" calcext:value-type="float">
            <text:p>945</text:p>
          </table:table-cell>
          <table:table-cell/>
          <table:table-cell table:formula="of:=([.C946]-[.D946])^2" office:value-type="float" office:value="0.00000000989718097821393" calcext:value-type="float">
            <text:p>9,8971809782139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losed</text:p>
          </table:table-cell>
          <table:table-cell office:value-type="float" office:value="317" calcext:value-type="float">
            <text:p>317</text:p>
          </table:table-cell>
          <table:table-cell table:formula="of:=([.B947]/[.$F$1])" office:value-type="float" office:value="0.000175653728319648" calcext:value-type="float">
            <text:p>0,0001756537</text:p>
          </table:table-cell>
          <table:table-cell table:formula="of:=([.$S$11]/([.E947]+[.$T$11])^[.$U$11])" office:value-type="float" office:value="0.000274889213973415" calcext:value-type="float">
            <text:p>0,0002748892</text:p>
          </table:table-cell>
          <table:table-cell office:value-type="float" office:value="946" calcext:value-type="float">
            <text:p>946</text:p>
          </table:table-cell>
          <table:table-cell/>
          <table:table-cell table:formula="of:=([.C947]-[.D947])^2" office:value-type="float" office:value="0.00000000984768161293909" calcext:value-type="float">
            <text:p>9,8476816129390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arden</text:p>
          </table:table-cell>
          <table:table-cell office:value-type="float" office:value="316" calcext:value-type="float">
            <text:p>316</text:p>
          </table:table-cell>
          <table:table-cell table:formula="of:=([.B948]/[.$F$1])" office:value-type="float" office:value="0.000175099615612015" calcext:value-type="float">
            <text:p>0,0001750996</text:p>
          </table:table-cell>
          <table:table-cell table:formula="of:=([.$S$11]/([.E948]+[.$T$11])^[.$U$11])" office:value-type="float" office:value="0.00027464061025948" calcext:value-type="float">
            <text:p>0,0002746406</text:p>
          </table:table-cell>
          <table:table-cell office:value-type="float" office:value="947" calcext:value-type="float">
            <text:p>947</text:p>
          </table:table-cell>
          <table:table-cell/>
          <table:table-cell table:formula="of:=([.C948]-[.D948])^2" office:value-type="float" office:value="0.00000000990840961540663" calcext:value-type="float">
            <text:p>9,9084096154066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ivate</text:p>
          </table:table-cell>
          <table:table-cell office:value-type="float" office:value="316" calcext:value-type="float">
            <text:p>316</text:p>
          </table:table-cell>
          <table:table-cell table:formula="of:=([.B949]/[.$F$1])" office:value-type="float" office:value="0.000175099615612015" calcext:value-type="float">
            <text:p>0,0001750996</text:p>
          </table:table-cell>
          <table:table-cell table:formula="of:=([.$S$11]/([.E949]+[.$T$11])^[.$U$11])" office:value-type="float" office:value="0.000274392492298619" calcext:value-type="float">
            <text:p>0,0002743925</text:p>
          </table:table-cell>
          <table:table-cell office:value-type="float" office:value="948" calcext:value-type="float">
            <text:p>948</text:p>
          </table:table-cell>
          <table:table-cell/>
          <table:table-cell table:formula="of:=([.C949]-[.D949])^2" office:value-type="float" office:value="0.00000000985907536070126" calcext:value-type="float">
            <text:p>9,8590753607012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umerous</text:p>
          </table:table-cell>
          <table:table-cell office:value-type="float" office:value="316" calcext:value-type="float">
            <text:p>316</text:p>
          </table:table-cell>
          <table:table-cell table:formula="of:=([.B950]/[.$F$1])" office:value-type="float" office:value="0.000175099615612015" calcext:value-type="float">
            <text:p>0,0001750996</text:p>
          </table:table-cell>
          <table:table-cell table:formula="of:=([.$S$11]/([.E950]+[.$T$11])^[.$U$11])" office:value-type="float" office:value="0.000274144858632958" calcext:value-type="float">
            <text:p>0,0002741449</text:p>
          </table:table-cell>
          <table:table-cell office:value-type="float" office:value="949" calcext:value-type="float">
            <text:p>949</text:p>
          </table:table-cell>
          <table:table-cell/>
          <table:table-cell table:formula="of:=([.C950]-[.D950])^2" office:value-type="float" office:value="0.00000000980996016507774" calcext:value-type="float">
            <text:p>9,8099601650777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udden</text:p>
          </table:table-cell>
          <table:table-cell office:value-type="float" office:value="316" calcext:value-type="float">
            <text:p>316</text:p>
          </table:table-cell>
          <table:table-cell table:formula="of:=([.B951]/[.$F$1])" office:value-type="float" office:value="0.000175099615612015" calcext:value-type="float">
            <text:p>0,0001750996</text:p>
          </table:table-cell>
          <table:table-cell table:formula="of:=([.$S$11]/([.E951]+[.$T$11])^[.$U$11])" office:value-type="float" office:value="0.000273897707810519" calcext:value-type="float">
            <text:p>0,0002738977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([.C951]-[.D951])^2" office:value-type="float" office:value="0.00000000976106302206422" calcext:value-type="float">
            <text:p>9,7610630220642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rote</text:p>
          </table:table-cell>
          <table:table-cell office:value-type="float" office:value="315" calcext:value-type="float">
            <text:p>315</text:p>
          </table:table-cell>
          <table:table-cell table:formula="of:=([.B952]/[.$F$1])" office:value-type="float" office:value="0.000174545502904382" calcext:value-type="float">
            <text:p>0,0001745455</text:p>
          </table:table-cell>
          <table:table-cell table:formula="of:=([.$S$11]/([.E952]+[.$T$11])^[.$U$11])" office:value-type="float" office:value="0.000273651038385195" calcext:value-type="float">
            <text:p>0,000273651</text:p>
          </table:table-cell>
          <table:table-cell office:value-type="float" office:value="951" calcext:value-type="float">
            <text:p>951</text:p>
          </table:table-cell>
          <table:table-cell/>
          <table:table-cell table:formula="of:=([.C952]-[.D952])^2" office:value-type="float" office:value="0.00000000982190716293873" calcext:value-type="float">
            <text:p>9,8219071629387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nimal</text:p>
          </table:table-cell>
          <table:table-cell office:value-type="float" office:value="315" calcext:value-type="float">
            <text:p>315</text:p>
          </table:table-cell>
          <table:table-cell table:formula="of:=([.B953]/[.$F$1])" office:value-type="float" office:value="0.000174545502904382" calcext:value-type="float">
            <text:p>0,0001745455</text:p>
          </table:table-cell>
          <table:table-cell table:formula="of:=([.$S$11]/([.E953]+[.$T$11])^[.$U$11])" office:value-type="float" office:value="0.000273404848916717" calcext:value-type="float">
            <text:p>0,0002734048</text:p>
          </table:table-cell>
          <table:table-cell office:value-type="float" office:value="952" calcext:value-type="float">
            <text:p>952</text:p>
          </table:table-cell>
          <table:table-cell/>
          <table:table-cell table:formula="of:=([.C953]-[.D953])^2" office:value-type="float" office:value="0.00000000977317029398658" calcext:value-type="float">
            <text:p>9,7731702939865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aith</text:p>
          </table:table-cell>
          <table:table-cell office:value-type="float" office:value="315" calcext:value-type="float">
            <text:p>315</text:p>
          </table:table-cell>
          <table:table-cell table:formula="of:=([.B954]/[.$F$1])" office:value-type="float" office:value="0.000174545502904382" calcext:value-type="float">
            <text:p>0,0001745455</text:p>
          </table:table-cell>
          <table:table-cell table:formula="of:=([.$S$11]/([.E954]+[.$T$11])^[.$U$11])" office:value-type="float" office:value="0.000273159137970626" calcext:value-type="float">
            <text:p>0,0002731591</text:p>
          </table:table-cell>
          <table:table-cell office:value-type="float" office:value="953" calcext:value-type="float">
            <text:p>953</text:p>
          </table:table-cell>
          <table:table-cell/>
          <table:table-cell table:formula="of:=([.C954]-[.D954])^2" office:value-type="float" office:value="0.00000000972464902097837" calcext:value-type="float">
            <text:p>9,7246490209783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eadquarters</text:p>
          </table:table-cell>
          <table:table-cell office:value-type="float" office:value="315" calcext:value-type="float">
            <text:p>315</text:p>
          </table:table-cell>
          <table:table-cell table:formula="of:=([.B955]/[.$F$1])" office:value-type="float" office:value="0.000174545502904382" calcext:value-type="float">
            <text:p>0,0001745455</text:p>
          </table:table-cell>
          <table:table-cell table:formula="of:=([.$S$11]/([.E955]+[.$T$11])^[.$U$11])" office:value-type="float" office:value="0.000272913904118244" calcext:value-type="float">
            <text:p>0,0002729139</text:p>
          </table:table-cell>
          <table:table-cell office:value-type="float" office:value="954" calcext:value-type="float">
            <text:p>954</text:p>
          </table:table-cell>
          <table:table-cell/>
          <table:table-cell table:formula="of:=([.C955]-[.D955])^2" office:value-type="float" office:value="0.0000000096763423573713" calcext:value-type="float">
            <text:p>9,676342357371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ccupied</text:p>
          </table:table-cell>
          <table:table-cell office:value-type="float" office:value="315" calcext:value-type="float">
            <text:p>315</text:p>
          </table:table-cell>
          <table:table-cell table:formula="of:=([.B956]/[.$F$1])" office:value-type="float" office:value="0.000174545502904382" calcext:value-type="float">
            <text:p>0,0001745455</text:p>
          </table:table-cell>
          <table:table-cell table:formula="of:=([.$S$11]/([.E956]+[.$T$11])^[.$U$11])" office:value-type="float" office:value="0.000272669145936642" calcext:value-type="float">
            <text:p>0,0002726691</text:p>
          </table:table-cell>
          <table:table-cell office:value-type="float" office:value="955" calcext:value-type="float">
            <text:p>955</text:p>
          </table:table-cell>
          <table:table-cell/>
          <table:table-cell table:formula="of:=([.C956]-[.D956])^2" office:value-type="float" office:value="0.0000000096282493219225" calcext:value-type="float">
            <text:p>9,628249321922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ogress</text:p>
          </table:table-cell>
          <table:table-cell office:value-type="float" office:value="315" calcext:value-type="float">
            <text:p>315</text:p>
          </table:table-cell>
          <table:table-cell table:formula="of:=([.B957]/[.$F$1])" office:value-type="float" office:value="0.000174545502904382" calcext:value-type="float">
            <text:p>0,0001745455</text:p>
          </table:table-cell>
          <table:table-cell table:formula="of:=([.$S$11]/([.E957]+[.$T$11])^[.$U$11])" office:value-type="float" office:value="0.000272424862008616" calcext:value-type="float">
            <text:p>0,0002724249</text:p>
          </table:table-cell>
          <table:table-cell office:value-type="float" office:value="956" calcext:value-type="float">
            <text:p>956</text:p>
          </table:table-cell>
          <table:table-cell/>
          <table:table-cell table:formula="of:=([.C957]-[.D957])^2" office:value-type="float" office:value="0.00000000958036893865567" calcext:value-type="float">
            <text:p>9,5803689386556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haracters</text:p>
          </table:table-cell>
          <table:table-cell office:value-type="float" office:value="315" calcext:value-type="float">
            <text:p>315</text:p>
          </table:table-cell>
          <table:table-cell table:formula="of:=([.B958]/[.$F$1])" office:value-type="float" office:value="0.000174545502904382" calcext:value-type="float">
            <text:p>0,0001745455</text:p>
          </table:table-cell>
          <table:table-cell table:formula="of:=([.$S$11]/([.E958]+[.$T$11])^[.$U$11])" office:value-type="float" office:value="0.000272181050922652" calcext:value-type="float">
            <text:p>0,0002721811</text:p>
          </table:table-cell>
          <table:table-cell office:value-type="float" office:value="957" calcext:value-type="float">
            <text:p>957</text:p>
          </table:table-cell>
          <table:table-cell/>
          <table:table-cell table:formula="of:=([.C958]-[.D958])^2" office:value-type="float" office:value="0.00000000953270023682792" calcext:value-type="float">
            <text:p>9,5327002368279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upman</text:p>
          </table:table-cell>
          <table:table-cell office:value-type="float" office:value="314" calcext:value-type="float">
            <text:p>314</text:p>
          </table:table-cell>
          <table:table-cell table:formula="of:=([.B959]/[.$F$1])" office:value-type="float" office:value="0.000173991390196749" calcext:value-type="float">
            <text:p>0,0001739914</text:p>
          </table:table-cell>
          <table:table-cell table:formula="of:=([.$S$11]/([.E959]+[.$T$11])^[.$U$11])" office:value-type="float" office:value="0.0002719377112729" calcext:value-type="float">
            <text:p>0,0002719377</text:p>
          </table:table-cell>
          <table:table-cell office:value-type="float" office:value="958" calcext:value-type="float">
            <text:p>958</text:p>
          </table:table-cell>
          <table:table-cell/>
          <table:table-cell table:formula="of:=([.C959]-[.D959])^2" office:value-type="float" office:value="0.00000000959348181235257" calcext:value-type="float">
            <text:p>9,5934818123525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qual</text:p>
          </table:table-cell>
          <table:table-cell office:value-type="float" office:value="314" calcext:value-type="float">
            <text:p>314</text:p>
          </table:table-cell>
          <table:table-cell table:formula="of:=([.B960]/[.$F$1])" office:value-type="float" office:value="0.000173991390196749" calcext:value-type="float">
            <text:p>0,0001739914</text:p>
          </table:table-cell>
          <table:table-cell table:formula="of:=([.$S$11]/([.E960]+[.$T$11])^[.$U$11])" office:value-type="float" office:value="0.000271694841659148" calcext:value-type="float">
            <text:p>0,0002716948</text:p>
          </table:table-cell>
          <table:table-cell office:value-type="float" office:value="959" calcext:value-type="float">
            <text:p>959</text:p>
          </table:table-cell>
          <table:table-cell/>
          <table:table-cell table:formula="of:=([.C960]-[.D960])^2" office:value-type="float" office:value="0.00000000954596442766546" calcext:value-type="float">
            <text:p>9,5459644276654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ewt</text:p>
          </table:table-cell>
          <table:table-cell office:value-type="float" office:value="314" calcext:value-type="float">
            <text:p>314</text:p>
          </table:table-cell>
          <table:table-cell table:formula="of:=([.B961]/[.$F$1])" office:value-type="float" office:value="0.000173991390196749" calcext:value-type="float">
            <text:p>0,0001739914</text:p>
          </table:table-cell>
          <table:table-cell table:formula="of:=([.$S$11]/([.E961]+[.$T$11])^[.$U$11])" office:value-type="float" office:value="0.000271452440686789" calcext:value-type="float">
            <text:p>0,0002714524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([.C961]-[.D961])^2" office:value-type="float" office:value="0.00000000949865636262217" calcext:value-type="float">
            <text:p>9,4986563626221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aised</text:p>
          </table:table-cell>
          <table:table-cell office:value-type="float" office:value="314" calcext:value-type="float">
            <text:p>314</text:p>
          </table:table-cell>
          <table:table-cell table:formula="of:=([.B962]/[.$F$1])" office:value-type="float" office:value="0.000173991390196749" calcext:value-type="float">
            <text:p>0,0001739914</text:p>
          </table:table-cell>
          <table:table-cell table:formula="of:=([.$S$11]/([.E962]+[.$T$11])^[.$U$11])" office:value-type="float" office:value="0.000271210506966795" calcext:value-type="float">
            <text:p>0,0002712105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([.C962]-[.D962])^2" office:value-type="float" office:value="0.00000000945155666554788" calcext:value-type="float">
            <text:p>9,4515566655478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xactly</text:p>
          </table:table-cell>
          <table:table-cell office:value-type="float" office:value="314" calcext:value-type="float">
            <text:p>314</text:p>
          </table:table-cell>
          <table:table-cell table:formula="of:=([.B963]/[.$F$1])" office:value-type="float" office:value="0.000173991390196749" calcext:value-type="float">
            <text:p>0,0001739914</text:p>
          </table:table-cell>
          <table:table-cell table:formula="of:=([.$S$11]/([.E963]+[.$T$11])^[.$U$11])" office:value-type="float" office:value="0.000270969039115689" calcext:value-type="float">
            <text:p>0,000270969</text:p>
          </table:table-cell>
          <table:table-cell office:value-type="float" office:value="962" calcext:value-type="float">
            <text:p>962</text:p>
          </table:table-cell>
          <table:table-cell/>
          <table:table-cell table:formula="of:=([.C963]-[.D963])^2" office:value-type="float" office:value="0.00000000940466438984529" calcext:value-type="float">
            <text:p>9,4046643898452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illed</text:p>
          </table:table-cell>
          <table:table-cell office:value-type="float" office:value="313" calcext:value-type="float">
            <text:p>313</text:p>
          </table:table-cell>
          <table:table-cell table:formula="of:=([.B964]/[.$F$1])" office:value-type="float" office:value="0.000173437277489116" calcext:value-type="float">
            <text:p>0,0001734373</text:p>
          </table:table-cell>
          <table:table-cell table:formula="of:=([.$S$11]/([.E964]+[.$T$11])^[.$U$11])" office:value-type="float" office:value="0.000270728035755518" calcext:value-type="float">
            <text:p>0,000270728</text:p>
          </table:table-cell>
          <table:table-cell office:value-type="float" office:value="963" calcext:value-type="float">
            <text:p>963</text:p>
          </table:table-cell>
          <table:table-cell/>
          <table:table-cell table:formula="of:=([.C964]-[.D964])^2" office:value-type="float" office:value="0.00000000946549164405149" calcext:value-type="float">
            <text:p>9,4654916440514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nner</text:p>
          </table:table-cell>
          <table:table-cell office:value-type="float" office:value="313" calcext:value-type="float">
            <text:p>313</text:p>
          </table:table-cell>
          <table:table-cell table:formula="of:=([.B965]/[.$F$1])" office:value-type="float" office:value="0.000173437277489116" calcext:value-type="float">
            <text:p>0,0001734373</text:p>
          </table:table-cell>
          <table:table-cell table:formula="of:=([.$S$11]/([.E965]+[.$T$11])^[.$U$11])" office:value-type="float" office:value="0.000270487495513822" calcext:value-type="float">
            <text:p>0,0002704875</text:p>
          </table:table-cell>
          <table:table-cell office:value-type="float" office:value="964" calcext:value-type="float">
            <text:p>964</text:p>
          </table:table-cell>
          <table:table-cell/>
          <table:table-cell table:formula="of:=([.C965]-[.D965])^2" office:value-type="float" office:value="0.00000000941874481864298" calcext:value-type="float">
            <text:p>9,4187448186429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roughout</text:p>
          </table:table-cell>
          <table:table-cell office:value-type="float" office:value="313" calcext:value-type="float">
            <text:p>313</text:p>
          </table:table-cell>
          <table:table-cell table:formula="of:=([.B966]/[.$F$1])" office:value-type="float" office:value="0.000173437277489116" calcext:value-type="float">
            <text:p>0,0001734373</text:p>
          </table:table-cell>
          <table:table-cell table:formula="of:=([.$S$11]/([.E966]+[.$T$11])^[.$U$11])" office:value-type="float" office:value="0.00027024741702361" calcext:value-type="float">
            <text:p>0,0002702474</text:p>
          </table:table-cell>
          <table:table-cell office:value-type="float" office:value="965" calcext:value-type="float">
            <text:p>965</text:p>
          </table:table-cell>
          <table:table-cell/>
          <table:table-cell table:formula="of:=([.C966]-[.D966])^2" office:value-type="float" office:value="0.00000000937220311668823" calcext:value-type="float">
            <text:p>9,3722031166882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octor</text:p>
          </table:table-cell>
          <table:table-cell office:value-type="float" office:value="313" calcext:value-type="float">
            <text:p>313</text:p>
          </table:table-cell>
          <table:table-cell table:formula="of:=([.B967]/[.$F$1])" office:value-type="float" office:value="0.000173437277489116" calcext:value-type="float">
            <text:p>0,0001734373</text:p>
          </table:table-cell>
          <table:table-cell table:formula="of:=([.$S$11]/([.E967]+[.$T$11])^[.$U$11])" office:value-type="float" office:value="0.000270007798923331" calcext:value-type="float">
            <text:p>0,0002700078</text:p>
          </table:table-cell>
          <table:table-cell office:value-type="float" office:value="966" calcext:value-type="float">
            <text:p>966</text:p>
          </table:table-cell>
          <table:table-cell/>
          <table:table-cell table:formula="of:=([.C967]-[.D967])^2" office:value-type="float" office:value="0.00000000932586561007622" calcext:value-type="float">
            <text:p>9,3258656100762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ank</text:p>
          </table:table-cell>
          <table:table-cell office:value-type="float" office:value="312" calcext:value-type="float">
            <text:p>312</text:p>
          </table:table-cell>
          <table:table-cell table:formula="of:=([.B968]/[.$F$1])" office:value-type="float" office:value="0.000172883164781483" calcext:value-type="float">
            <text:p>0,0001728832</text:p>
          </table:table-cell>
          <table:table-cell table:formula="of:=([.$S$11]/([.E968]+[.$T$11])^[.$U$11])" office:value-type="float" office:value="0.000269768639856847" calcext:value-type="float">
            <text:p>0,0002697686</text:p>
          </table:table-cell>
          <table:table-cell office:value-type="float" office:value="967" calcext:value-type="float">
            <text:p>967</text:p>
          </table:table-cell>
          <table:table-cell/>
          <table:table-cell table:formula="of:=([.C968]-[.D968])^2" office:value-type="float" office:value="0.00000000938679528057896" calcext:value-type="float">
            <text:p>9,3867952805789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rectly</text:p>
          </table:table-cell>
          <table:table-cell office:value-type="float" office:value="312" calcext:value-type="float">
            <text:p>312</text:p>
          </table:table-cell>
          <table:table-cell table:formula="of:=([.B969]/[.$F$1])" office:value-type="float" office:value="0.000172883164781483" calcext:value-type="float">
            <text:p>0,0001728832</text:p>
          </table:table-cell>
          <table:table-cell table:formula="of:=([.$S$11]/([.E969]+[.$T$11])^[.$U$11])" office:value-type="float" office:value="0.000269529938473405" calcext:value-type="float">
            <text:p>0,0002695299</text:p>
          </table:table-cell>
          <table:table-cell office:value-type="float" office:value="968" calcext:value-type="float">
            <text:p>968</text:p>
          </table:table-cell>
          <table:table-cell/>
          <table:table-cell table:formula="of:=([.C969]-[.D969])^2" office:value-type="float" office:value="0.00000000934059886505758" calcext:value-type="float">
            <text:p>9,3405988650575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epartment</text:p>
          </table:table-cell>
          <table:table-cell office:value-type="float" office:value="311" calcext:value-type="float">
            <text:p>311</text:p>
          </table:table-cell>
          <table:table-cell table:formula="of:=([.B970]/[.$F$1])" office:value-type="float" office:value="0.00017232905207385" calcext:value-type="float">
            <text:p>0,0001723291</text:p>
          </table:table-cell>
          <table:table-cell table:formula="of:=([.$S$11]/([.E970]+[.$T$11])^[.$U$11])" office:value-type="float" office:value="0.000269291693427612" calcext:value-type="float">
            <text:p>0,0002692917</text:p>
          </table:table-cell>
          <table:table-cell office:value-type="float" office:value="969" calcext:value-type="float">
            <text:p>969</text:p>
          </table:table-cell>
          <table:table-cell/>
          <table:table-cell table:formula="of:=([.C970]-[.D970])^2" office:value-type="float" office:value="0.0000000094017538182983" calcext:value-type="float">
            <text:p>9,401753818298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roup</text:p>
          </table:table-cell>
          <table:table-cell office:value-type="float" office:value="311" calcext:value-type="float">
            <text:p>311</text:p>
          </table:table-cell>
          <table:table-cell table:formula="of:=([.B971]/[.$F$1])" office:value-type="float" office:value="0.00017232905207385" calcext:value-type="float">
            <text:p>0,0001723291</text:p>
          </table:table-cell>
          <table:table-cell table:formula="of:=([.$S$11]/([.E971]+[.$T$11])^[.$U$11])" office:value-type="float" office:value="0.000269053903379407" calcext:value-type="float">
            <text:p>0,0002690539</text:p>
          </table:table-cell>
          <table:table-cell office:value-type="float" office:value="970" calcext:value-type="float">
            <text:p>970</text:p>
          </table:table-cell>
          <table:table-cell/>
          <table:table-cell table:formula="of:=([.C971]-[.D971])^2" office:value-type="float" office:value="0.00000000935569686008214" calcext:value-type="float">
            <text:p>9,3556968600821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ross</text:p>
          </table:table-cell>
          <table:table-cell office:value-type="float" office:value="311" calcext:value-type="float">
            <text:p>311</text:p>
          </table:table-cell>
          <table:table-cell table:formula="of:=([.B972]/[.$F$1])" office:value-type="float" office:value="0.00017232905207385" calcext:value-type="float">
            <text:p>0,0001723291</text:p>
          </table:table-cell>
          <table:table-cell table:formula="of:=([.$S$11]/([.E972]+[.$T$11])^[.$U$11])" office:value-type="float" office:value="0.000268816566994034" calcext:value-type="float">
            <text:p>0,0002688166</text:p>
          </table:table-cell>
          <table:table-cell office:value-type="float" office:value="971" calcext:value-type="float">
            <text:p>971</text:p>
          </table:table-cell>
          <table:table-cell/>
          <table:table-cell table:formula="of:=([.C972]-[.D972])^2" office:value-type="float" office:value="0.00000000930984053547284" calcext:value-type="float">
            <text:p>9,3098405354728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lad</text:p>
          </table:table-cell>
          <table:table-cell office:value-type="float" office:value="311" calcext:value-type="float">
            <text:p>311</text:p>
          </table:table-cell>
          <table:table-cell table:formula="of:=([.B973]/[.$F$1])" office:value-type="float" office:value="0.00017232905207385" calcext:value-type="float">
            <text:p>0,0001723291</text:p>
          </table:table-cell>
          <table:table-cell table:formula="of:=([.$S$11]/([.E973]+[.$T$11])^[.$U$11])" office:value-type="float" office:value="0.000268579682942018" calcext:value-type="float">
            <text:p>0,0002685797</text:p>
          </table:table-cell>
          <table:table-cell office:value-type="float" office:value="972" calcext:value-type="float">
            <text:p>972</text:p>
          </table:table-cell>
          <table:table-cell/>
          <table:table-cell table:formula="of:=([.C973]-[.D973])^2" office:value-type="float" office:value="0.00000000926418394252037" calcext:value-type="float">
            <text:p>9,2641839425203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rious</text:p>
          </table:table-cell>
          <table:table-cell office:value-type="float" office:value="311" calcext:value-type="float">
            <text:p>311</text:p>
          </table:table-cell>
          <table:table-cell table:formula="of:=([.B974]/[.$F$1])" office:value-type="float" office:value="0.00017232905207385" calcext:value-type="float">
            <text:p>0,0001723291</text:p>
          </table:table-cell>
          <table:table-cell table:formula="of:=([.$S$11]/([.E974]+[.$T$11])^[.$U$11])" office:value-type="float" office:value="0.000268343249899135" calcext:value-type="float">
            <text:p>0,0002683432</text:p>
          </table:table-cell>
          <table:table-cell office:value-type="float" office:value="973" calcext:value-type="float">
            <text:p>973</text:p>
          </table:table-cell>
          <table:table-cell/>
          <table:table-cell table:formula="of:=([.C974]-[.D974])^2" office:value-type="float" office:value="0.0000000092187261840329" calcext:value-type="float">
            <text:p>9,218726184032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emory</text:p>
          </table:table-cell>
          <table:table-cell office:value-type="float" office:value="311" calcext:value-type="float">
            <text:p>311</text:p>
          </table:table-cell>
          <table:table-cell table:formula="of:=([.B975]/[.$F$1])" office:value-type="float" office:value="0.00017232905207385" calcext:value-type="float">
            <text:p>0,0001723291</text:p>
          </table:table-cell>
          <table:table-cell table:formula="of:=([.$S$11]/([.E975]+[.$T$11])^[.$U$11])" office:value-type="float" office:value="0.000268107266546387" calcext:value-type="float">
            <text:p>0,0002681073</text:p>
          </table:table-cell>
          <table:table-cell office:value-type="float" office:value="974" calcext:value-type="float">
            <text:p>974</text:p>
          </table:table-cell>
          <table:table-cell/>
          <table:table-cell table:formula="of:=([.C975]-[.D975])^2" office:value-type="float" office:value="0.00000000917346636754741" calcext:value-type="float">
            <text:p>9,1734663675474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fficult</text:p>
          </table:table-cell>
          <table:table-cell office:value-type="float" office:value="310" calcext:value-type="float">
            <text:p>310</text:p>
          </table:table-cell>
          <table:table-cell table:formula="of:=([.B976]/[.$F$1])" office:value-type="float" office:value="0.000171774939366217" calcext:value-type="float">
            <text:p>0,0001717749</text:p>
          </table:table-cell>
          <table:table-cell table:formula="of:=([.$S$11]/([.E976]+[.$T$11])^[.$U$11])" office:value-type="float" office:value="0.000267871731569981" calcext:value-type="float">
            <text:p>0,0002678717</text:p>
          </table:table-cell>
          <table:table-cell office:value-type="float" office:value="975" calcext:value-type="float">
            <text:p>975</text:p>
          </table:table-cell>
          <table:table-cell/>
          <table:table-cell table:formula="of:=([.C976]-[.D976])^2" office:value-type="float" office:value="0.00000000923459347185347" calcext:value-type="float">
            <text:p>9,2345934718534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upport</text:p>
          </table:table-cell>
          <table:table-cell office:value-type="float" office:value="310" calcext:value-type="float">
            <text:p>310</text:p>
          </table:table-cell>
          <table:table-cell table:formula="of:=([.B977]/[.$F$1])" office:value-type="float" office:value="0.000171774939366217" calcext:value-type="float">
            <text:p>0,0001717749</text:p>
          </table:table-cell>
          <table:table-cell table:formula="of:=([.$S$11]/([.E977]+[.$T$11])^[.$U$11])" office:value-type="float" office:value="0.000267636643661296" calcext:value-type="float">
            <text:p>0,0002676366</text:p>
          </table:table-cell>
          <table:table-cell office:value-type="float" office:value="976" calcext:value-type="float">
            <text:p>976</text:p>
          </table:table-cell>
          <table:table-cell/>
          <table:table-cell table:formula="of:=([.C977]-[.D977])^2" office:value-type="float" office:value="0.00000000918946635035711" calcext:value-type="float">
            <text:p>9,1894663503571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ry</text:p>
          </table:table-cell>
          <table:table-cell office:value-type="float" office:value="309" calcext:value-type="float">
            <text:p>309</text:p>
          </table:table-cell>
          <table:table-cell table:formula="of:=([.B978]/[.$F$1])" office:value-type="float" office:value="0.000171220826658584" calcext:value-type="float">
            <text:p>0,0001712208</text:p>
          </table:table-cell>
          <table:table-cell table:formula="of:=([.$S$11]/([.E978]+[.$T$11])^[.$U$11])" office:value-type="float" office:value="0.00026740200151686" calcext:value-type="float">
            <text:p>0,000267402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([.C978]-[.D978])^2" office:value-type="float" office:value="0.00000000925081839711818" calcext:value-type="float">
            <text:p>9,2508183971181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h</text:p>
          </table:table-cell>
          <table:table-cell office:value-type="float" office:value="309" calcext:value-type="float">
            <text:p>309</text:p>
          </table:table-cell>
          <table:table-cell table:formula="of:=([.B979]/[.$F$1])" office:value-type="float" office:value="0.000171220826658584" calcext:value-type="float">
            <text:p>0,0001712208</text:p>
          </table:table-cell>
          <table:table-cell table:formula="of:=([.$S$11]/([.E979]+[.$T$11])^[.$U$11])" office:value-type="float" office:value="0.000267167803838326" calcext:value-type="float">
            <text:p>0,00026716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([.C979]-[.D979])^2" office:value-type="float" office:value="0.00000000920582242992995" calcext:value-type="float">
            <text:p>9,2058224299299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eory</text:p>
          </table:table-cell>
          <table:table-cell office:value-type="float" office:value="309" calcext:value-type="float">
            <text:p>309</text:p>
          </table:table-cell>
          <table:table-cell table:formula="of:=([.B980]/[.$F$1])" office:value-type="float" office:value="0.000171220826658584" calcext:value-type="float">
            <text:p>0,0001712208</text:p>
          </table:table-cell>
          <table:table-cell table:formula="of:=([.$S$11]/([.E980]+[.$T$11])^[.$U$11])" office:value-type="float" office:value="0.000266934049332447" calcext:value-type="float">
            <text:p>0,000266934</text:p>
          </table:table-cell>
          <table:table-cell office:value-type="float" office:value="979" calcext:value-type="float">
            <text:p>979</text:p>
          </table:table-cell>
          <table:table-cell/>
          <table:table-cell table:formula="of:=([.C980]-[.D980])^2" office:value-type="float" office:value="0.00000000916102099461646" calcext:value-type="float">
            <text:p>9,1610209946164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howed</text:p>
          </table:table-cell>
          <table:table-cell office:value-type="float" office:value="308" calcext:value-type="float">
            <text:p>308</text:p>
          </table:table-cell>
          <table:table-cell table:formula="of:=([.B981]/[.$F$1])" office:value-type="float" office:value="0.000170666713950951" calcext:value-type="float">
            <text:p>0,0001706667</text:p>
          </table:table-cell>
          <table:table-cell table:formula="of:=([.$S$11]/([.E981]+[.$T$11])^[.$U$11])" office:value-type="float" office:value="0.000266700736711047" calcext:value-type="float">
            <text:p>0,0002667007</text:p>
          </table:table-cell>
          <table:table-cell office:value-type="float" office:value="980" calcext:value-type="float">
            <text:p>980</text:p>
          </table:table-cell>
          <table:table-cell/>
          <table:table-cell table:formula="of:=([.C981]-[.D981])^2" office:value-type="float" office:value="0.00000000922253352748669" calcext:value-type="float">
            <text:p>9,2225335274866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neath</text:p>
          </table:table-cell>
          <table:table-cell office:value-type="float" office:value="308" calcext:value-type="float">
            <text:p>308</text:p>
          </table:table-cell>
          <table:table-cell table:formula="of:=([.B982]/[.$F$1])" office:value-type="float" office:value="0.000170666713950951" calcext:value-type="float">
            <text:p>0,0001706667</text:p>
          </table:table-cell>
          <table:table-cell table:formula="of:=([.$S$11]/([.E982]+[.$T$11])^[.$U$11])" office:value-type="float" office:value="0.000266467864691001" calcext:value-type="float">
            <text:p>0,0002664679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([.C982]-[.D982])^2" office:value-type="float" office:value="0.00000000917786048311774" calcext:value-type="float">
            <text:p>9,1778604831177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j</text:p>
          </table:table-cell>
          <table:table-cell office:value-type="float" office:value="308" calcext:value-type="float">
            <text:p>308</text:p>
          </table:table-cell>
          <table:table-cell table:formula="of:=([.B983]/[.$F$1])" office:value-type="float" office:value="0.000170666713950951" calcext:value-type="float">
            <text:p>0,0001706667</text:p>
          </table:table-cell>
          <table:table-cell table:formula="of:=([.$S$11]/([.E983]+[.$T$11])^[.$U$11])" office:value-type="float" office:value="0.000266235431994205" calcext:value-type="float">
            <text:p>0,0002662354</text:p>
          </table:table-cell>
          <table:table-cell office:value-type="float" office:value="982" calcext:value-type="float">
            <text:p>982</text:p>
          </table:table-cell>
          <table:table-cell/>
          <table:table-cell table:formula="of:=([.C983]-[.D983])^2" office:value-type="float" office:value="0.00000000913337986843091" calcext:value-type="float">
            <text:p>9,1333798684309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pposite</text:p>
          </table:table-cell>
          <table:table-cell office:value-type="float" office:value="307" calcext:value-type="float">
            <text:p>307</text:p>
          </table:table-cell>
          <table:table-cell table:formula="of:=([.B984]/[.$F$1])" office:value-type="float" office:value="0.000170112601243318" calcext:value-type="float">
            <text:p>0,0001701126</text:p>
          </table:table-cell>
          <table:table-cell table:formula="of:=([.$S$11]/([.E984]+[.$T$11])^[.$U$11])" office:value-type="float" office:value="0.000266003437347555" calcext:value-type="float">
            <text:p>0,0002660034</text:p>
          </table:table-cell>
          <table:table-cell office:value-type="float" office:value="983" calcext:value-type="float">
            <text:p>983</text:p>
          </table:table-cell>
          <table:table-cell/>
          <table:table-cell table:formula="of:=([.C984]-[.D984])^2" office:value-type="float" office:value="0.00000000919505244876957" calcext:value-type="float">
            <text:p>9,1950524487695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rked</text:p>
          </table:table-cell>
          <table:table-cell office:value-type="float" office:value="307" calcext:value-type="float">
            <text:p>307</text:p>
          </table:table-cell>
          <table:table-cell table:formula="of:=([.B985]/[.$F$1])" office:value-type="float" office:value="0.000170112601243318" calcext:value-type="float">
            <text:p>0,0001701126</text:p>
          </table:table-cell>
          <table:table-cell table:formula="of:=([.$S$11]/([.E985]+[.$T$11])^[.$U$11])" office:value-type="float" office:value="0.000265771879482921" calcext:value-type="float">
            <text:p>0,0002657719</text:p>
          </table:table-cell>
          <table:table-cell office:value-type="float" office:value="984" calcext:value-type="float">
            <text:p>984</text:p>
          </table:table-cell>
          <table:table-cell/>
          <table:table-cell table:formula="of:=([.C985]-[.D985])^2" office:value-type="float" office:value="0.00000000915069751332183" calcext:value-type="float">
            <text:p>9,1506975133218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onder</text:p>
          </table:table-cell>
          <table:table-cell office:value-type="float" office:value="306" calcext:value-type="float">
            <text:p>306</text:p>
          </table:table-cell>
          <table:table-cell table:formula="of:=([.B986]/[.$F$1])" office:value-type="float" office:value="0.000169558488535685" calcext:value-type="float">
            <text:p>0,0001695585</text:p>
          </table:table-cell>
          <table:table-cell table:formula="of:=([.$S$11]/([.E986]+[.$T$11])^[.$U$11])" office:value-type="float" office:value="0.000265540757137124" calcext:value-type="float">
            <text:p>0,0002655408</text:p>
          </table:table-cell>
          <table:table-cell office:value-type="float" office:value="985" calcext:value-type="float">
            <text:p>985</text:p>
          </table:table-cell>
          <table:table-cell/>
          <table:table-cell table:formula="of:=([.C986]-[.D986])^2" office:value-type="float" office:value="0.00000000921259588587882" calcext:value-type="float">
            <text:p>9,2125958858788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ssociated</text:p>
          </table:table-cell>
          <table:table-cell office:value-type="float" office:value="306" calcext:value-type="float">
            <text:p>306</text:p>
          </table:table-cell>
          <table:table-cell table:formula="of:=([.B987]/[.$F$1])" office:value-type="float" office:value="0.000169558488535685" calcext:value-type="float">
            <text:p>0,0001695585</text:p>
          </table:table-cell>
          <table:table-cell table:formula="of:=([.$S$11]/([.E987]+[.$T$11])^[.$U$11])" office:value-type="float" office:value="0.000265310069051909" calcext:value-type="float">
            <text:p>0,0002653101</text:p>
          </table:table-cell>
          <table:table-cell office:value-type="float" office:value="986" calcext:value-type="float">
            <text:p>986</text:p>
          </table:table-cell>
          <table:table-cell/>
          <table:table-cell table:formula="of:=([.C987]-[.D987])^2" office:value-type="float" office:value="0.00000000916836517135494" calcext:value-type="float">
            <text:p>9,1683651713549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dvantage</text:p>
          </table:table-cell>
          <table:table-cell office:value-type="float" office:value="306" calcext:value-type="float">
            <text:p>306</text:p>
          </table:table-cell>
          <table:table-cell table:formula="of:=([.B988]/[.$F$1])" office:value-type="float" office:value="0.000169558488535685" calcext:value-type="float">
            <text:p>0,0001695585</text:p>
          </table:table-cell>
          <table:table-cell table:formula="of:=([.$S$11]/([.E988]+[.$T$11])^[.$U$11])" office:value-type="float" office:value="0.000265079813973923" calcext:value-type="float">
            <text:p>0,0002650798</text:p>
          </table:table-cell>
          <table:table-cell office:value-type="float" office:value="987" calcext:value-type="float">
            <text:p>987</text:p>
          </table:table-cell>
          <table:table-cell/>
          <table:table-cell table:formula="of:=([.C988]-[.D988])^2" office:value-type="float" office:value="0.0000000091243236134777" calcext:value-type="float">
            <text:p>9,124323613477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ace</text:p>
          </table:table-cell>
          <table:table-cell office:value-type="float" office:value="305" calcext:value-type="float">
            <text:p>305</text:p>
          </table:table-cell>
          <table:table-cell table:formula="of:=([.B989]/[.$F$1])" office:value-type="float" office:value="0.000169004375828052" calcext:value-type="float">
            <text:p>0,0001690044</text:p>
          </table:table-cell>
          <table:table-cell table:formula="of:=([.$S$11]/([.E989]+[.$T$11])^[.$U$11])" office:value-type="float" office:value="0.000264849990654689" calcext:value-type="float">
            <text:p>0,00026485</text:p>
          </table:table-cell>
          <table:table-cell office:value-type="float" office:value="988" calcext:value-type="float">
            <text:p>988</text:p>
          </table:table-cell>
          <table:table-cell/>
          <table:table-cell table:formula="of:=([.C989]-[.D989])^2" office:value-type="float" office:value="0.00000000918638188149603" calcext:value-type="float">
            <text:p>9,1863818814960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rite</text:p>
          </table:table-cell>
          <table:table-cell office:value-type="float" office:value="305" calcext:value-type="float">
            <text:p>305</text:p>
          </table:table-cell>
          <table:table-cell table:formula="of:=([.B990]/[.$F$1])" office:value-type="float" office:value="0.000169004375828052" calcext:value-type="float">
            <text:p>0,0001690044</text:p>
          </table:table-cell>
          <table:table-cell table:formula="of:=([.$S$11]/([.E990]+[.$T$11])^[.$U$11])" office:value-type="float" office:value="0.000264620597850586" calcext:value-type="float">
            <text:p>0,0002646206</text:p>
          </table:table-cell>
          <table:table-cell office:value-type="float" office:value="989" calcext:value-type="float">
            <text:p>989</text:p>
          </table:table-cell>
          <table:table-cell/>
          <table:table-cell table:formula="of:=([.C990]-[.D990])^2" office:value-type="float" office:value="0.0000000091424619138624" calcext:value-type="float">
            <text:p>9,142461913862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iece</text:p>
          </table:table-cell>
          <table:table-cell office:value-type="float" office:value="305" calcext:value-type="float">
            <text:p>305</text:p>
          </table:table-cell>
          <table:table-cell table:formula="of:=([.B991]/[.$F$1])" office:value-type="float" office:value="0.000169004375828052" calcext:value-type="float">
            <text:p>0,0001690044</text:p>
          </table:table-cell>
          <table:table-cell table:formula="of:=([.$S$11]/([.E991]+[.$T$11])^[.$U$11])" office:value-type="float" office:value="0.00026439163432282" calcext:value-type="float">
            <text:p>0,0002643916</text:p>
          </table:table-cell>
          <table:table-cell office:value-type="float" office:value="990" calcext:value-type="float">
            <text:p>990</text:p>
          </table:table-cell>
          <table:table-cell/>
          <table:table-cell table:formula="of:=([.C991]-[.D991])^2" office:value-type="float" office:value="0.00000000909872908314756" calcext:value-type="float">
            <text:p>9,0987290831475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erbert</text:p>
          </table:table-cell>
          <table:table-cell office:value-type="float" office:value="304" calcext:value-type="float">
            <text:p>304</text:p>
          </table:table-cell>
          <table:table-cell table:formula="of:=([.B992]/[.$F$1])" office:value-type="float" office:value="0.000168450263120419" calcext:value-type="float">
            <text:p>0,0001684503</text:p>
          </table:table-cell>
          <table:table-cell table:formula="of:=([.$S$11]/([.E992]+[.$T$11])^[.$U$11])" office:value-type="float" office:value="0.000264163098837404" calcext:value-type="float">
            <text:p>0,0002641631</text:p>
          </table:table-cell>
          <table:table-cell office:value-type="float" office:value="991" calcext:value-type="float">
            <text:p>991</text:p>
          </table:table-cell>
          <table:table-cell/>
          <table:table-cell table:formula="of:=([.C992]-[.D992])^2" office:value-type="float" office:value="0.00000000916094692098656" calcext:value-type="float">
            <text:p>9,1609469209865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sides</text:p>
          </table:table-cell>
          <table:table-cell office:value-type="float" office:value="304" calcext:value-type="float">
            <text:p>304</text:p>
          </table:table-cell>
          <table:table-cell table:formula="of:=([.B993]/[.$F$1])" office:value-type="float" office:value="0.000168450263120419" calcext:value-type="float">
            <text:p>0,0001684503</text:p>
          </table:table-cell>
          <table:table-cell table:formula="of:=([.$S$11]/([.E993]+[.$T$11])^[.$U$11])" office:value-type="float" office:value="0.000263934990165136" calcext:value-type="float">
            <text:p>0,000263935</text:p>
          </table:table-cell>
          <table:table-cell office:value-type="float" office:value="992" calcext:value-type="float">
            <text:p>992</text:p>
          </table:table-cell>
          <table:table-cell/>
          <table:table-cell table:formula="of:=([.C993]-[.D993])^2" office:value-type="float" office:value="0.00000000911733309880398" calcext:value-type="float">
            <text:p>9,1173330988039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one</text:p>
          </table:table-cell>
          <table:table-cell office:value-type="float" office:value="304" calcext:value-type="float">
            <text:p>304</text:p>
          </table:table-cell>
          <table:table-cell table:formula="of:=([.B994]/[.$F$1])" office:value-type="float" office:value="0.000168450263120419" calcext:value-type="float">
            <text:p>0,0001684503</text:p>
          </table:table-cell>
          <table:table-cell table:formula="of:=([.$S$11]/([.E994]+[.$T$11])^[.$U$11])" office:value-type="float" office:value="0.000263707307081569" calcext:value-type="float">
            <text:p>0,0002637073</text:p>
          </table:table-cell>
          <table:table-cell office:value-type="float" office:value="993" calcext:value-type="float">
            <text:p>993</text:p>
          </table:table-cell>
          <table:table-cell/>
          <table:table-cell table:formula="of:=([.C994]-[.D994])^2" office:value-type="float" office:value="0.0000000090739044242164" calcext:value-type="float">
            <text:p>9,073904424216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arkness</text:p>
          </table:table-cell>
          <table:table-cell office:value-type="float" office:value="304" calcext:value-type="float">
            <text:p>304</text:p>
          </table:table-cell>
          <table:table-cell table:formula="of:=([.B995]/[.$F$1])" office:value-type="float" office:value="0.000168450263120419" calcext:value-type="float">
            <text:p>0,0001684503</text:p>
          </table:table-cell>
          <table:table-cell table:formula="of:=([.$S$11]/([.E995]+[.$T$11])^[.$U$11])" office:value-type="float" office:value="0.000263480048366996" calcext:value-type="float">
            <text:p>0,00026348</text:p>
          </table:table-cell>
          <table:table-cell office:value-type="float" office:value="994" calcext:value-type="float">
            <text:p>994</text:p>
          </table:table-cell>
          <table:table-cell/>
          <table:table-cell table:formula="of:=([.C995]-[.D995])^2" office:value-type="float" office:value="0.00000000903066008401045" calcext:value-type="float">
            <text:p>0,000000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markable</text:p>
          </table:table-cell>
          <table:table-cell office:value-type="float" office:value="304" calcext:value-type="float">
            <text:p>304</text:p>
          </table:table-cell>
          <table:table-cell table:formula="of:=([.B996]/[.$F$1])" office:value-type="float" office:value="0.000168450263120419" calcext:value-type="float">
            <text:p>0,0001684503</text:p>
          </table:table-cell>
          <table:table-cell table:formula="of:=([.$S$11]/([.E996]+[.$T$11])^[.$U$11])" office:value-type="float" office:value="0.000263253212806421" calcext:value-type="float">
            <text:p>0,0002632532</text:p>
          </table:table-cell>
          <table:table-cell office:value-type="float" office:value="995" calcext:value-type="float">
            <text:p>995</text:p>
          </table:table-cell>
          <table:table-cell/>
          <table:table-cell table:formula="of:=([.C996]-[.D996])^2" office:value-type="float" office:value="0.0000000089875992691665" calcext:value-type="float">
            <text:p>0,000000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xtent</text:p>
          </table:table-cell>
          <table:table-cell office:value-type="float" office:value="303" calcext:value-type="float">
            <text:p>303</text:p>
          </table:table-cell>
          <table:table-cell table:formula="of:=([.B997]/[.$F$1])" office:value-type="float" office:value="0.000167896150412786" calcext:value-type="float">
            <text:p>0,0001678962</text:p>
          </table:table-cell>
          <table:table-cell table:formula="of:=([.$S$11]/([.E997]+[.$T$11])^[.$U$11])" office:value-type="float" office:value="0.000263026799189538" calcext:value-type="float">
            <text:p>0,0002630268</text:p>
          </table:table-cell>
          <table:table-cell office:value-type="float" office:value="996" calcext:value-type="float">
            <text:p>996</text:p>
          </table:table-cell>
          <table:table-cell/>
          <table:table-cell table:formula="of:=([.C997]-[.D997])^2" office:value-type="float" office:value="0.00000000904984033668574" calcext:value-type="float">
            <text:p>0,000000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ngaged</text:p>
          </table:table-cell>
          <table:table-cell office:value-type="float" office:value="302" calcext:value-type="float">
            <text:p>302</text:p>
          </table:table-cell>
          <table:table-cell table:formula="of:=([.B998]/[.$F$1])" office:value-type="float" office:value="0.000167342037705153" calcext:value-type="float">
            <text:p>0,000167342</text:p>
          </table:table-cell>
          <table:table-cell table:formula="of:=([.$S$11]/([.E998]+[.$T$11])^[.$U$11])" office:value-type="float" office:value="0.000262800806310711" calcext:value-type="float">
            <text:p>0,0002628008</text:p>
          </table:table-cell>
          <table:table-cell office:value-type="float" office:value="997" calcext:value-type="float">
            <text:p>997</text:p>
          </table:table-cell>
          <table:table-cell/>
          <table:table-cell table:formula="of:=([.C998]-[.D998])^2" office:value-type="float" office:value="0.0000000091123765036894" calcext:value-type="float">
            <text:p>9,112376503689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imited</text:p>
          </table:table-cell>
          <table:table-cell office:value-type="float" office:value="302" calcext:value-type="float">
            <text:p>302</text:p>
          </table:table-cell>
          <table:table-cell table:formula="of:=([.B999]/[.$F$1])" office:value-type="float" office:value="0.000167342037705153" calcext:value-type="float">
            <text:p>0,000167342</text:p>
          </table:table-cell>
          <table:table-cell table:formula="of:=([.$S$11]/([.E999]+[.$T$11])^[.$U$11])" office:value-type="float" office:value="0.000262575232968946" calcext:value-type="float">
            <text:p>0,0002625752</text:p>
          </table:table-cell>
          <table:table-cell office:value-type="float" office:value="998" calcext:value-type="float">
            <text:p>998</text:p>
          </table:table-cell>
          <table:table-cell/>
          <table:table-cell table:formula="of:=([.C999]-[.D999])^2" office:value-type="float" office:value="0.00000000906936148015162" calcext:value-type="float">
            <text:p>9,0693614801516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ranger</text:p>
          </table:table-cell>
          <table:table-cell office:value-type="float" office:value="302" calcext:value-type="float">
            <text:p>302</text:p>
          </table:table-cell>
          <table:table-cell table:formula="of:=([.B1000]/[.$F$1])" office:value-type="float" office:value="0.000167342037705153" calcext:value-type="float">
            <text:p>0,000167342</text:p>
          </table:table-cell>
          <table:table-cell table:formula="of:=([.$S$11]/([.E1000]+[.$T$11])^[.$U$11])" office:value-type="float" office:value="0.000262350077967872" calcext:value-type="float">
            <text:p>0,0002623501</text:p>
          </table:table-cell>
          <table:table-cell office:value-type="float" office:value="999" calcext:value-type="float">
            <text:p>999</text:p>
          </table:table-cell>
          <table:table-cell/>
          <table:table-cell table:formula="of:=([.C1000]-[.D1000])^2" office:value-type="float" office:value="0.00000000902652771456236" calcext:value-type="float">
            <text:p>0,000000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xtreme</text:p>
          </table:table-cell>
          <table:table-cell office:value-type="float" office:value="302" calcext:value-type="float">
            <text:p>302</text:p>
          </table:table-cell>
          <table:table-cell table:formula="of:=([.B1001]/[.$F$1])" office:value-type="float" office:value="0.000167342037705153" calcext:value-type="float">
            <text:p>0,000167342</text:p>
          </table:table-cell>
          <table:table-cell table:formula="of:=([.$S$11]/([.E1001]+[.$T$11])^[.$U$11])" office:value-type="float" office:value="0.000262125340115719" calcext:value-type="float">
            <text:p>0,0002621253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([.C1001]-[.D1001])^2" office:value-type="float" office:value="0.0000000089838744158527" calcext:value-type="float">
            <text:p>0,000000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enius</text:p>
          </table:table-cell>
          <table:table-cell office:value-type="float" office:value="302" calcext:value-type="float">
            <text:p>302</text:p>
          </table:table-cell>
          <table:table-cell table:formula="of:=([.B1002]/[.$F$1])" office:value-type="float" office:value="0.000167342037705153" calcext:value-type="float">
            <text:p>0,000167342</text:p>
          </table:table-cell>
          <table:table-cell table:formula="of:=([.$S$11]/([.E1002]+[.$T$11])^[.$U$11])" office:value-type="float" office:value="0.000261901018225293" calcext:value-type="float">
            <text:p>0,000261901</text:p>
          </table:table-cell>
          <table:table-cell office:value-type="float" office:value="1001" calcext:value-type="float">
            <text:p>1001</text:p>
          </table:table-cell>
          <table:table-cell/>
          <table:table-cell table:formula="of:=([.C1002]-[.D1002])^2" office:value-type="float" office:value="0.00000000894140079700816" calcext:value-type="float">
            <text:p>8,9414007970081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eal</text:p>
          </table:table-cell>
          <table:table-cell office:value-type="float" office:value="301" calcext:value-type="float">
            <text:p>301</text:p>
          </table:table-cell>
          <table:table-cell table:formula="of:=([.B1003]/[.$F$1])" office:value-type="float" office:value="0.00016678792499752" calcext:value-type="float">
            <text:p>0,0001667879</text:p>
          </table:table-cell>
          <table:table-cell table:formula="of:=([.$S$11]/([.E1003]+[.$T$11])^[.$U$11])" office:value-type="float" office:value="0.000261677111113957" calcext:value-type="float">
            <text:p>0,0002616771</text:p>
          </table:table-cell>
          <table:table-cell office:value-type="float" office:value="1002" calcext:value-type="float">
            <text:p>1002</text:p>
          </table:table-cell>
          <table:table-cell/>
          <table:table-cell table:formula="of:=([.C1003]-[.D1003])^2" office:value-type="float" office:value="0.00000000900395764183981" calcext:value-type="float">
            <text:p>0,000000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tters</text:p>
          </table:table-cell>
          <table:table-cell office:value-type="float" office:value="301" calcext:value-type="float">
            <text:p>301</text:p>
          </table:table-cell>
          <table:table-cell table:formula="of:=([.B1004]/[.$F$1])" office:value-type="float" office:value="0.00016678792499752" calcext:value-type="float">
            <text:p>0,0001667879</text:p>
          </table:table-cell>
          <table:table-cell table:formula="of:=([.$S$11]/([.E1004]+[.$T$11])^[.$U$11])" office:value-type="float" office:value="0.000261453617603607" calcext:value-type="float">
            <text:p>0,0002614536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([.C1004]-[.D1004])^2" office:value-type="float" office:value="0.00000000896159335659019" calcext:value-type="float">
            <text:p>0,000000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resh</text:p>
          </table:table-cell>
          <table:table-cell office:value-type="float" office:value="301" calcext:value-type="float">
            <text:p>301</text:p>
          </table:table-cell>
          <table:table-cell table:formula="of:=([.B1005]/[.$F$1])" office:value-type="float" office:value="0.00016678792499752" calcext:value-type="float">
            <text:p>0,0001667879</text:p>
          </table:table-cell>
          <table:table-cell table:formula="of:=([.$S$11]/([.E1005]+[.$T$11])^[.$U$11])" office:value-type="float" office:value="0.000261230536520651" calcext:value-type="float">
            <text:p>0,0002612305</text:p>
          </table:table-cell>
          <table:table-cell office:value-type="float" office:value="1004" calcext:value-type="float">
            <text:p>1004</text:p>
          </table:table-cell>
          <table:table-cell/>
          <table:table-cell table:formula="of:=([.C1005]-[.D1005])^2" office:value-type="float" office:value="0.00000000891940687130905" calcext:value-type="float">
            <text:p>8,9194068713090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embers</text:p>
          </table:table-cell>
          <table:table-cell office:value-type="float" office:value="301" calcext:value-type="float">
            <text:p>301</text:p>
          </table:table-cell>
          <table:table-cell table:formula="of:=([.B1006]/[.$F$1])" office:value-type="float" office:value="0.00016678792499752" calcext:value-type="float">
            <text:p>0,0001667879</text:p>
          </table:table-cell>
          <table:table-cell table:formula="of:=([.$S$11]/([.E1006]+[.$T$11])^[.$U$11])" office:value-type="float" office:value="0.000261007866695987" calcext:value-type="float">
            <text:p>0,0002610079</text:p>
          </table:table-cell>
          <table:table-cell office:value-type="float" office:value="1005" calcext:value-type="float">
            <text:p>1005</text:p>
          </table:table-cell>
          <table:table-cell/>
          <table:table-cell table:formula="of:=([.C1006]-[.D1006])^2" office:value-type="float" office:value="0.0000000088773974136624" calcext:value-type="float">
            <text:p>8,877397413662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imple</text:p>
          </table:table-cell>
          <table:table-cell office:value-type="float" office:value="301" calcext:value-type="float">
            <text:p>301</text:p>
          </table:table-cell>
          <table:table-cell table:formula="of:=([.B1007]/[.$F$1])" office:value-type="float" office:value="0.00016678792499752" calcext:value-type="float">
            <text:p>0,0001667879</text:p>
          </table:table-cell>
          <table:table-cell table:formula="of:=([.$S$11]/([.E1007]+[.$T$11])^[.$U$11])" office:value-type="float" office:value="0.000260785606964979" calcext:value-type="float">
            <text:p>0,0002607856</text:p>
          </table:table-cell>
          <table:table-cell office:value-type="float" office:value="1006" calcext:value-type="float">
            <text:p>1006</text:p>
          </table:table-cell>
          <table:table-cell/>
          <table:table-cell table:formula="of:=([.C1007]-[.D1007])^2" office:value-type="float" office:value="0.00000000883556421525558" calcext:value-type="float">
            <text:p>8,8355642152555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oly</text:p>
          </table:table-cell>
          <table:table-cell office:value-type="float" office:value="301" calcext:value-type="float">
            <text:p>301</text:p>
          </table:table-cell>
          <table:table-cell table:formula="of:=([.B1008]/[.$F$1])" office:value-type="float" office:value="0.00016678792499752" calcext:value-type="float">
            <text:p>0,0001667879</text:p>
          </table:table-cell>
          <table:table-cell table:formula="of:=([.$S$11]/([.E1008]+[.$T$11])^[.$U$11])" office:value-type="float" office:value="0.000260563756167442" calcext:value-type="float">
            <text:p>0,0002605638</text:p>
          </table:table-cell>
          <table:table-cell office:value-type="float" office:value="1007" calcext:value-type="float">
            <text:p>1007</text:p>
          </table:table-cell>
          <table:table-cell/>
          <table:table-cell table:formula="of:=([.C1008]-[.D1008])^2" office:value-type="float" office:value="0.00000000879390651160974" calcext:value-type="float">
            <text:p>8,7939065116097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aris</text:p>
          </table:table-cell>
          <table:table-cell office:value-type="float" office:value="301" calcext:value-type="float">
            <text:p>301</text:p>
          </table:table-cell>
          <table:table-cell table:formula="of:=([.B1009]/[.$F$1])" office:value-type="float" office:value="0.00016678792499752" calcext:value-type="float">
            <text:p>0,0001667879</text:p>
          </table:table-cell>
          <table:table-cell table:formula="of:=([.$S$11]/([.E1009]+[.$T$11])^[.$U$11])" office:value-type="float" office:value="0.000260342313147614" calcext:value-type="float">
            <text:p>0,0002603423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([.C1009]-[.D1009])^2" office:value-type="float" office:value="0.00000000875242354213845" calcext:value-type="float">
            <text:p>8,7524235421384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rried</text:p>
          </table:table-cell>
          <table:table-cell office:value-type="float" office:value="300" calcext:value-type="float">
            <text:p>300</text:p>
          </table:table-cell>
          <table:table-cell table:formula="of:=([.B1010]/[.$F$1])" office:value-type="float" office:value="0.000166233812289887" calcext:value-type="float">
            <text:p>0,0001662338</text:p>
          </table:table-cell>
          <table:table-cell table:formula="of:=([.$S$11]/([.E1010]+[.$T$11])^[.$U$11])" office:value-type="float" office:value="0.000260121276754138" calcext:value-type="float">
            <text:p>0,0002601213</text:p>
          </table:table-cell>
          <table:table-cell office:value-type="float" office:value="1009" calcext:value-type="float">
            <text:p>1009</text:p>
          </table:table-cell>
          <table:table-cell/>
          <table:table-cell table:formula="of:=([.C1010]-[.D1010])^2" office:value-type="float" office:value="0.00000000881485598352588" calcext:value-type="float">
            <text:p>8,8148559835258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xpected</text:p>
          </table:table-cell>
          <table:table-cell office:value-type="float" office:value="299" calcext:value-type="float">
            <text:p>299</text:p>
          </table:table-cell>
          <table:table-cell table:formula="of:=([.B1011]/[.$F$1])" office:value-type="float" office:value="0.000165679699582254" calcext:value-type="float">
            <text:p>0,0001656797</text:p>
          </table:table-cell>
          <table:table-cell table:formula="of:=([.$S$11]/([.E1011]+[.$T$11])^[.$U$11])" office:value-type="float" office:value="0.000259900645840039" calcext:value-type="float">
            <text:p>0,0002599006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([.C1011]-[.D1011])^2" office:value-type="float" office:value="0.00000000887758671371226" calcext:value-type="float">
            <text:p>8,8775867137122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alk</text:p>
          </table:table-cell>
          <table:table-cell office:value-type="float" office:value="299" calcext:value-type="float">
            <text:p>299</text:p>
          </table:table-cell>
          <table:table-cell table:formula="of:=([.B1012]/[.$F$1])" office:value-type="float" office:value="0.000165679699582254" calcext:value-type="float">
            <text:p>0,0001656797</text:p>
          </table:table-cell>
          <table:table-cell table:formula="of:=([.$S$11]/([.E1012]+[.$T$11])^[.$U$11])" office:value-type="float" office:value="0.000259680419262705" calcext:value-type="float">
            <text:p>0,0002596804</text:p>
          </table:table-cell>
          <table:table-cell office:value-type="float" office:value="1011" calcext:value-type="float">
            <text:p>1011</text:p>
          </table:table-cell>
          <table:table-cell/>
          <table:table-cell table:formula="of:=([.C1012]-[.D1012])^2" office:value-type="float" office:value="0.00000000883613530044268" calcext:value-type="float">
            <text:p>8,8361353004426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anger</text:p>
          </table:table-cell>
          <table:table-cell office:value-type="float" office:value="299" calcext:value-type="float">
            <text:p>299</text:p>
          </table:table-cell>
          <table:table-cell table:formula="of:=([.B1013]/[.$F$1])" office:value-type="float" office:value="0.000165679699582254" calcext:value-type="float">
            <text:p>0,0001656797</text:p>
          </table:table-cell>
          <table:table-cell table:formula="of:=([.$S$11]/([.E1013]+[.$T$11])^[.$U$11])" office:value-type="float" office:value="0.000259460595883867" calcext:value-type="float">
            <text:p>0,0002594606</text:p>
          </table:table-cell>
          <table:table-cell office:value-type="float" office:value="1012" calcext:value-type="float">
            <text:p>1012</text:p>
          </table:table-cell>
          <table:table-cell/>
          <table:table-cell table:formula="of:=([.C1013]-[.D1013])^2" office:value-type="float" office:value="0.00000000879485651113377" calcext:value-type="float">
            <text:p>8,7948565111337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chool</text:p>
          </table:table-cell>
          <table:table-cell office:value-type="float" office:value="298" calcext:value-type="float">
            <text:p>298</text:p>
          </table:table-cell>
          <table:table-cell table:formula="of:=([.B1014]/[.$F$1])" office:value-type="float" office:value="0.000165125586874621" calcext:value-type="float">
            <text:p>0,0001651256</text:p>
          </table:table-cell>
          <table:table-cell table:formula="of:=([.$S$11]/([.E1014]+[.$T$11])^[.$U$11])" office:value-type="float" office:value="0.000259241174569574" calcext:value-type="float">
            <text:p>0,0002592412</text:p>
          </table:table-cell>
          <table:table-cell office:value-type="float" office:value="1013" calcext:value-type="float">
            <text:p>1013</text:p>
          </table:table-cell>
          <table:table-cell/>
          <table:table-cell table:formula="of:=([.C1014]-[.D1014])^2" office:value-type="float" office:value="0.00000000885774384716621" calcext:value-type="float">
            <text:p>8,8577438471662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sland</text:p>
          </table:table-cell>
          <table:table-cell office:value-type="float" office:value="298" calcext:value-type="float">
            <text:p>298</text:p>
          </table:table-cell>
          <table:table-cell table:formula="of:=([.B1015]/[.$F$1])" office:value-type="float" office:value="0.000165125586874621" calcext:value-type="float">
            <text:p>0,0001651256</text:p>
          </table:table-cell>
          <table:table-cell table:formula="of:=([.$S$11]/([.E1015]+[.$T$11])^[.$U$11])" office:value-type="float" office:value="0.000259022154190175" calcext:value-type="float">
            <text:p>0,0002590222</text:p>
          </table:table-cell>
          <table:table-cell office:value-type="float" office:value="1014" calcext:value-type="float">
            <text:p>1014</text:p>
          </table:table-cell>
          <table:table-cell/>
          <table:table-cell table:formula="of:=([.C1015]-[.D1015])^2" office:value-type="float" office:value="0.00000000881656535364433" calcext:value-type="float">
            <text:p>8,8165653536443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</text:p>
          </table:table-cell>
          <table:table-cell office:value-type="float" office:value="298" calcext:value-type="float">
            <text:p>298</text:p>
          </table:table-cell>
          <table:table-cell table:formula="of:=([.B1016]/[.$F$1])" office:value-type="float" office:value="0.000165125586874621" calcext:value-type="float">
            <text:p>0,0001651256</text:p>
          </table:table-cell>
          <table:table-cell table:formula="of:=([.$S$11]/([.E1016]+[.$T$11])^[.$U$11])" office:value-type="float" office:value="0.000258803533620302" calcext:value-type="float">
            <text:p>0,0002588035</text:p>
          </table:table-cell>
          <table:table-cell office:value-type="float" office:value="1015" calcext:value-type="float">
            <text:p>1015</text:p>
          </table:table-cell>
          <table:table-cell/>
          <table:table-cell table:formula="of:=([.C1016]-[.D1016])^2" office:value-type="float" office:value="0.00000000877555770648648" calcext:value-type="float">
            <text:p>8,7755577064864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at</text:p>
          </table:table-cell>
          <table:table-cell office:value-type="float" office:value="297" calcext:value-type="float">
            <text:p>297</text:p>
          </table:table-cell>
          <table:table-cell table:formula="of:=([.B1017]/[.$F$1])" office:value-type="float" office:value="0.000164571474166989" calcext:value-type="float">
            <text:p>0,0001645715</text:p>
          </table:table-cell>
          <table:table-cell table:formula="of:=([.$S$11]/([.E1017]+[.$T$11])^[.$U$11])" office:value-type="float" office:value="0.000258585311738841" calcext:value-type="float">
            <text:p>0,0002585853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([.C1017]-[.D1017])^2" office:value-type="float" office:value="0.00000000883860165498662" calcext:value-type="float">
            <text:p>8,8386016549866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mmediate</text:p>
          </table:table-cell>
          <table:table-cell office:value-type="float" office:value="297" calcext:value-type="float">
            <text:p>297</text:p>
          </table:table-cell>
          <table:table-cell table:formula="of:=([.B1018]/[.$F$1])" office:value-type="float" office:value="0.000164571474166989" calcext:value-type="float">
            <text:p>0,0001645715</text:p>
          </table:table-cell>
          <table:table-cell table:formula="of:=([.$S$11]/([.E1018]+[.$T$11])^[.$U$11])" office:value-type="float" office:value="0.00025836748742892" calcext:value-type="float">
            <text:p>0,0002583675</text:p>
          </table:table-cell>
          <table:table-cell office:value-type="float" office:value="1017" calcext:value-type="float">
            <text:p>1017</text:p>
          </table:table-cell>
          <table:table-cell/>
          <table:table-cell table:formula="of:=([.C1018]-[.D1018])^2" office:value-type="float" office:value="0.00000000879769210383247" calcext:value-type="float">
            <text:p>8,7976921038324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understood</text:p>
          </table:table-cell>
          <table:table-cell office:value-type="float" office:value="297" calcext:value-type="float">
            <text:p>297</text:p>
          </table:table-cell>
          <table:table-cell table:formula="of:=([.B1019]/[.$F$1])" office:value-type="float" office:value="0.000164571474166989" calcext:value-type="float">
            <text:p>0,0001645715</text:p>
          </table:table-cell>
          <table:table-cell table:formula="of:=([.$S$11]/([.E1019]+[.$T$11])^[.$U$11])" office:value-type="float" office:value="0.000258150059577886" calcext:value-type="float">
            <text:p>0,0002581501</text:p>
          </table:table-cell>
          <table:table-cell office:value-type="float" office:value="1018" calcext:value-type="float">
            <text:p>1018</text:p>
          </table:table-cell>
          <table:table-cell/>
          <table:table-cell table:formula="of:=([.C1019]-[.D1019])^2" office:value-type="float" office:value="0.00000000875695164750456" calcext:value-type="float">
            <text:p>8,7569516475045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epared</text:p>
          </table:table-cell>
          <table:table-cell office:value-type="float" office:value="296" calcext:value-type="float">
            <text:p>296</text:p>
          </table:table-cell>
          <table:table-cell table:formula="of:=([.B1020]/[.$F$1])" office:value-type="float" office:value="0.000164017361459356" calcext:value-type="float">
            <text:p>0,0001640174</text:p>
          </table:table-cell>
          <table:table-cell table:formula="of:=([.$S$11]/([.E1020]+[.$T$11])^[.$U$11])" office:value-type="float" office:value="0.000257933027077281" calcext:value-type="float">
            <text:p>0,000257933</text:p>
          </table:table-cell>
          <table:table-cell office:value-type="float" office:value="1019" calcext:value-type="float">
            <text:p>1019</text:p>
          </table:table-cell>
          <table:table-cell/>
          <table:table-cell table:formula="of:=([.C1020]-[.D1020])^2" office:value-type="float" office:value="0.00000000882015224845808" calcext:value-type="float">
            <text:p>8,8201522484580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ost</text:p>
          </table:table-cell>
          <table:table-cell office:value-type="float" office:value="296" calcext:value-type="float">
            <text:p>296</text:p>
          </table:table-cell>
          <table:table-cell table:formula="of:=([.B1021]/[.$F$1])" office:value-type="float" office:value="0.000164017361459356" calcext:value-type="float">
            <text:p>0,0001640174</text:p>
          </table:table-cell>
          <table:table-cell table:formula="of:=([.$S$11]/([.E1021]+[.$T$11])^[.$U$11])" office:value-type="float" office:value="0.000257716388822831" calcext:value-type="float">
            <text:p>0,0002577164</text:p>
          </table:table-cell>
          <table:table-cell office:value-type="float" office:value="1020" calcext:value-type="float">
            <text:p>1020</text:p>
          </table:table-cell>
          <table:table-cell/>
          <table:table-cell table:formula="of:=([.C1021]-[.D1021])^2" office:value-type="float" office:value="0.00000000877950772886131" calcext:value-type="float">
            <text:p>8,7795077288613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at</text:p>
          </table:table-cell>
          <table:table-cell office:value-type="float" office:value="296" calcext:value-type="float">
            <text:p>296</text:p>
          </table:table-cell>
          <table:table-cell table:formula="of:=([.B1022]/[.$F$1])" office:value-type="float" office:value="0.000164017361459356" calcext:value-type="float">
            <text:p>0,0001640174</text:p>
          </table:table-cell>
          <table:table-cell table:formula="of:=([.$S$11]/([.E1022]+[.$T$11])^[.$U$11])" office:value-type="float" office:value="0.000257500143714416" calcext:value-type="float">
            <text:p>0,0002575001</text:p>
          </table:table-cell>
          <table:table-cell office:value-type="float" office:value="1021" calcext:value-type="float">
            <text:p>1021</text:p>
          </table:table-cell>
          <table:table-cell/>
          <table:table-cell table:formula="of:=([.C1022]-[.D1022])^2" office:value-type="float" office:value="0.00000000873903057814701" calcext:value-type="float">
            <text:p>8,7390305781470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rouble</text:p>
          </table:table-cell>
          <table:table-cell office:value-type="float" office:value="296" calcext:value-type="float">
            <text:p>296</text:p>
          </table:table-cell>
          <table:table-cell table:formula="of:=([.B1023]/[.$F$1])" office:value-type="float" office:value="0.000164017361459356" calcext:value-type="float">
            <text:p>0,0001640174</text:p>
          </table:table-cell>
          <table:table-cell table:formula="of:=([.$S$11]/([.E1023]+[.$T$11])^[.$U$11])" office:value-type="float" office:value="0.000257284290656057" calcext:value-type="float">
            <text:p>0,0002572843</text:p>
          </table:table-cell>
          <table:table-cell office:value-type="float" office:value="1022" calcext:value-type="float">
            <text:p>1022</text:p>
          </table:table-cell>
          <table:table-cell/>
          <table:table-cell table:formula="of:=([.C1023]-[.D1023])^2" office:value-type="float" office:value="0.00000000869872008178254" calcext:value-type="float">
            <text:p>8,6987200817825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eculiar</text:p>
          </table:table-cell>
          <table:table-cell office:value-type="float" office:value="296" calcext:value-type="float">
            <text:p>296</text:p>
          </table:table-cell>
          <table:table-cell table:formula="of:=([.B1024]/[.$F$1])" office:value-type="float" office:value="0.000164017361459356" calcext:value-type="float">
            <text:p>0,0001640174</text:p>
          </table:table-cell>
          <table:table-cell table:formula="of:=([.$S$11]/([.E1024]+[.$T$11])^[.$U$11])" office:value-type="float" office:value="0.000257068828555895" calcext:value-type="float">
            <text:p>0,0002570688</text:p>
          </table:table-cell>
          <table:table-cell office:value-type="float" office:value="1023" calcext:value-type="float">
            <text:p>1023</text:p>
          </table:table-cell>
          <table:table-cell/>
          <table:table-cell table:formula="of:=([.C1024]-[.D1024])^2" office:value-type="float" office:value="0.00000000865857552881844" calcext:value-type="float">
            <text:p>8,6585755288184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stribution</text:p>
          </table:table-cell>
          <table:table-cell office:value-type="float" office:value="295" calcext:value-type="float">
            <text:p>295</text:p>
          </table:table-cell>
          <table:table-cell table:formula="of:=([.B1025]/[.$F$1])" office:value-type="float" office:value="0.000163463248751723" calcext:value-type="float">
            <text:p>0,0001634632</text:p>
          </table:table-cell>
          <table:table-cell table:formula="of:=([.$S$11]/([.E1025]+[.$T$11])^[.$U$11])" office:value-type="float" office:value="0.000256853756326171" calcext:value-type="float">
            <text:p>0,0002568538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([.C1025]-[.D1025])^2" office:value-type="float" office:value="0.00000000872178690501318" calcext:value-type="float">
            <text:p>8,7217869050131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untain</text:p>
          </table:table-cell>
          <table:table-cell office:value-type="float" office:value="295" calcext:value-type="float">
            <text:p>295</text:p>
          </table:table-cell>
          <table:table-cell table:formula="of:=([.B1026]/[.$F$1])" office:value-type="float" office:value="0.000163463248751723" calcext:value-type="float">
            <text:p>0,0001634632</text:p>
          </table:table-cell>
          <table:table-cell table:formula="of:=([.$S$11]/([.E1026]+[.$T$11])^[.$U$11])" office:value-type="float" office:value="0.000256639072883206" calcext:value-type="float">
            <text:p>0,0002566391</text:p>
          </table:table-cell>
          <table:table-cell office:value-type="float" office:value="1025" calcext:value-type="float">
            <text:p>1025</text:p>
          </table:table-cell>
          <table:table-cell/>
          <table:table-cell table:formula="of:=([.C1026]-[.D1026])^2" office:value-type="float" office:value="0.00000000868173420258119" calcext:value-type="float">
            <text:p>8,6817342025811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uthor</text:p>
          </table:table-cell>
          <table:table-cell office:value-type="float" office:value="294" calcext:value-type="float">
            <text:p>294</text:p>
          </table:table-cell>
          <table:table-cell table:formula="of:=([.B1027]/[.$F$1])" office:value-type="float" office:value="0.00016290913604409" calcext:value-type="float">
            <text:p>0,0001629091</text:p>
          </table:table-cell>
          <table:table-cell table:formula="of:=([.$S$11]/([.E1027]+[.$T$11])^[.$U$11])" office:value-type="float" office:value="0.000256424777147383" calcext:value-type="float">
            <text:p>0,0002564248</text:p>
          </table:table-cell>
          <table:table-cell office:value-type="float" office:value="1026" calcext:value-type="float">
            <text:p>1026</text:p>
          </table:table-cell>
          <table:table-cell/>
          <table:table-cell table:formula="of:=([.C1027]-[.D1027])^2" office:value-type="float" office:value="0.00000000874517513095997" calcext:value-type="float">
            <text:p>8,7451751309599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ethod</text:p>
          </table:table-cell>
          <table:table-cell office:value-type="float" office:value="294" calcext:value-type="float">
            <text:p>294</text:p>
          </table:table-cell>
          <table:table-cell table:formula="of:=([.B1028]/[.$F$1])" office:value-type="float" office:value="0.00016290913604409" calcext:value-type="float">
            <text:p>0,0001629091</text:p>
          </table:table-cell>
          <table:table-cell table:formula="of:=([.$S$11]/([.E1028]+[.$T$11])^[.$U$11])" office:value-type="float" office:value="0.000256210868043126" calcext:value-type="float">
            <text:p>0,0002562109</text:p>
          </table:table-cell>
          <table:table-cell office:value-type="float" office:value="1027" calcext:value-type="float">
            <text:p>1027</text:p>
          </table:table-cell>
          <table:table-cell/>
          <table:table-cell table:formula="of:=([.C1028]-[.D1028])^2" office:value-type="float" office:value="0.00000000870521319402009" calcext:value-type="float">
            <text:p>8,7052131940200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ings</text:p>
          </table:table-cell>
          <table:table-cell office:value-type="float" office:value="293" calcext:value-type="float">
            <text:p>293</text:p>
          </table:table-cell>
          <table:table-cell table:formula="of:=([.B1029]/[.$F$1])" office:value-type="float" office:value="0.000162355023336457" calcext:value-type="float">
            <text:p>0,000162355</text:p>
          </table:table-cell>
          <table:table-cell table:formula="of:=([.$S$11]/([.E1029]+[.$T$11])^[.$U$11])" office:value-type="float" office:value="0.000255997344498885" calcext:value-type="float">
            <text:p>0,0002559973</text:p>
          </table:table-cell>
          <table:table-cell office:value-type="float" office:value="1028" calcext:value-type="float">
            <text:p>1028</text:p>
          </table:table-cell>
          <table:table-cell/>
          <table:table-cell table:formula="of:=([.C1029]-[.D1029])^2" office:value-type="float" office:value="0.00000000876888431268737" calcext:value-type="float">
            <text:p>8,7688843126873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reatest</text:p>
          </table:table-cell>
          <table:table-cell office:value-type="float" office:value="293" calcext:value-type="float">
            <text:p>293</text:p>
          </table:table-cell>
          <table:table-cell table:formula="of:=([.B1030]/[.$F$1])" office:value-type="float" office:value="0.000162355023336457" calcext:value-type="float">
            <text:p>0,000162355</text:p>
          </table:table-cell>
          <table:table-cell table:formula="of:=([.$S$11]/([.E1030]+[.$T$11])^[.$U$11])" office:value-type="float" office:value="0.000255784205447111" calcext:value-type="float">
            <text:p>0,0002557842</text:p>
          </table:table-cell>
          <table:table-cell office:value-type="float" office:value="1029" calcext:value-type="float">
            <text:p>1029</text:p>
          </table:table-cell>
          <table:table-cell/>
          <table:table-cell table:formula="of:=([.C1030]-[.D1030])^2" office:value-type="float" office:value="0.00000000872901206986587" calcext:value-type="float">
            <text:p>8,7290120698658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ule</text:p>
          </table:table-cell>
          <table:table-cell office:value-type="float" office:value="293" calcext:value-type="float">
            <text:p>293</text:p>
          </table:table-cell>
          <table:table-cell table:formula="of:=([.B1031]/[.$F$1])" office:value-type="float" office:value="0.000162355023336457" calcext:value-type="float">
            <text:p>0,000162355</text:p>
          </table:table-cell>
          <table:table-cell table:formula="of:=([.$S$11]/([.E1031]+[.$T$11])^[.$U$11])" office:value-type="float" office:value="0.000255571449824244" calcext:value-type="float">
            <text:p>0,0002555714</text:p>
          </table:table-cell>
          <table:table-cell office:value-type="float" office:value="1030" calcext:value-type="float">
            <text:p>1030</text:p>
          </table:table-cell>
          <table:table-cell/>
          <table:table-cell table:formula="of:=([.C1031]-[.D1031])^2" office:value-type="float" office:value="0.00000000868930216715298" calcext:value-type="float">
            <text:p>8,6893021671529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ructure</text:p>
          </table:table-cell>
          <table:table-cell office:value-type="float" office:value="293" calcext:value-type="float">
            <text:p>293</text:p>
          </table:table-cell>
          <table:table-cell table:formula="of:=([.B1032]/[.$F$1])" office:value-type="float" office:value="0.000162355023336457" calcext:value-type="float">
            <text:p>0,000162355</text:p>
          </table:table-cell>
          <table:table-cell table:formula="of:=([.$S$11]/([.E1032]+[.$T$11])^[.$U$11])" office:value-type="float" office:value="0.000255359076570687" calcext:value-type="float">
            <text:p>0,0002553591</text:p>
          </table:table-cell>
          <table:table-cell office:value-type="float" office:value="1031" calcext:value-type="float">
            <text:p>1031</text:p>
          </table:table-cell>
          <table:table-cell/>
          <table:table-cell table:formula="of:=([.C1032]-[.D1032])^2" office:value-type="float" office:value="0.00000000864975391799548" calcext:value-type="float">
            <text:p>8,6497539179954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afe</text:p>
          </table:table-cell>
          <table:table-cell office:value-type="float" office:value="292" calcext:value-type="float">
            <text:p>292</text:p>
          </table:table-cell>
          <table:table-cell table:formula="of:=([.B1033]/[.$F$1])" office:value-type="float" office:value="0.000161800910628824" calcext:value-type="float">
            <text:p>0,0001618009</text:p>
          </table:table-cell>
          <table:table-cell table:formula="of:=([.$S$11]/([.E1033]+[.$T$11])^[.$U$11])" office:value-type="float" office:value="0.000255147084630794" calcext:value-type="float">
            <text:p>0,0002551471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([.C1033]-[.D1033])^2" office:value-type="float" office:value="0.00000000871350820080605" calcext:value-type="float">
            <text:p>8,7135082008060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learly</text:p>
          </table:table-cell>
          <table:table-cell office:value-type="float" office:value="291" calcext:value-type="float">
            <text:p>291</text:p>
          </table:table-cell>
          <table:table-cell table:formula="of:=([.B1034]/[.$F$1])" office:value-type="float" office:value="0.000161246797921191" calcext:value-type="float">
            <text:p>0,0001612468</text:p>
          </table:table-cell>
          <table:table-cell table:formula="of:=([.$S$11]/([.E1034]+[.$T$11])^[.$U$11])" office:value-type="float" office:value="0.000254935472952847" calcext:value-type="float">
            <text:p>0,0002549355</text:p>
          </table:table-cell>
          <table:table-cell office:value-type="float" office:value="1033" calcext:value-type="float">
            <text:p>1033</text:p>
          </table:table-cell>
          <table:table-cell/>
          <table:table-cell table:formula="of:=([.C1034]-[.D1034])^2" office:value-type="float" office:value="0.00000000877756782918739" calcext:value-type="float">
            <text:p>8,7775678291873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nsiderable</text:p>
          </table:table-cell>
          <table:table-cell office:value-type="float" office:value="290" calcext:value-type="float">
            <text:p>290</text:p>
          </table:table-cell>
          <table:table-cell table:formula="of:=([.B1035]/[.$F$1])" office:value-type="float" office:value="0.000160692685213558" calcext:value-type="float">
            <text:p>0,0001606927</text:p>
          </table:table-cell>
          <table:table-cell table:formula="of:=([.$S$11]/([.E1035]+[.$T$11])^[.$U$11])" office:value-type="float" office:value="0.000254724240489042" calcext:value-type="float">
            <text:p>0,0002547242</text:p>
          </table:table-cell>
          <table:table-cell office:value-type="float" office:value="1034" calcext:value-type="float">
            <text:p>1034</text:p>
          </table:table-cell>
          <table:table-cell/>
          <table:table-cell table:formula="of:=([.C1035]-[.D1035])^2" office:value-type="float" office:value="0.00000000884193338752647" calcext:value-type="float">
            <text:p>8,8419333875264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ovide</text:p>
          </table:table-cell>
          <table:table-cell office:value-type="float" office:value="290" calcext:value-type="float">
            <text:p>290</text:p>
          </table:table-cell>
          <table:table-cell table:formula="of:=([.B1036]/[.$F$1])" office:value-type="float" office:value="0.000160692685213558" calcext:value-type="float">
            <text:p>0,0001606927</text:p>
          </table:table-cell>
          <table:table-cell table:formula="of:=([.$S$11]/([.E1036]+[.$T$11])^[.$U$11])" office:value-type="float" office:value="0.000254513386195465" calcext:value-type="float">
            <text:p>0,0002545134</text:p>
          </table:table-cell>
          <table:table-cell office:value-type="float" office:value="1035" calcext:value-type="float">
            <text:p>1035</text:p>
          </table:table-cell>
          <table:table-cell/>
          <table:table-cell table:formula="of:=([.C1036]-[.D1036])^2" office:value-type="float" office:value="0.00000000880232393273638" calcext:value-type="float">
            <text:p>8,8023239327363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eading</text:p>
          </table:table-cell>
          <table:table-cell office:value-type="float" office:value="290" calcext:value-type="float">
            <text:p>290</text:p>
          </table:table-cell>
          <table:table-cell table:formula="of:=([.B1037]/[.$F$1])" office:value-type="float" office:value="0.000160692685213558" calcext:value-type="float">
            <text:p>0,0001606927</text:p>
          </table:table-cell>
          <table:table-cell table:formula="of:=([.$S$11]/([.E1037]+[.$T$11])^[.$U$11])" office:value-type="float" office:value="0.000254302909032077" calcext:value-type="float">
            <text:p>0,0002543029</text:p>
          </table:table-cell>
          <table:table-cell office:value-type="float" office:value="1036" calcext:value-type="float">
            <text:p>1036</text:p>
          </table:table-cell>
          <table:table-cell/>
          <table:table-cell table:formula="of:=([.C1037]-[.D1037])^2" office:value-type="float" office:value="0.00000000876287400335322" calcext:value-type="float">
            <text:p>8,7628740033532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untains</text:p>
          </table:table-cell>
          <table:table-cell office:value-type="float" office:value="290" calcext:value-type="float">
            <text:p>290</text:p>
          </table:table-cell>
          <table:table-cell table:formula="of:=([.B1038]/[.$F$1])" office:value-type="float" office:value="0.000160692685213558" calcext:value-type="float">
            <text:p>0,0001606927</text:p>
          </table:table-cell>
          <table:table-cell table:formula="of:=([.$S$11]/([.E1038]+[.$T$11])^[.$U$11])" office:value-type="float" office:value="0.000254092807962697" calcext:value-type="float">
            <text:p>0,0002540928</text:p>
          </table:table-cell>
          <table:table-cell office:value-type="float" office:value="1037" calcext:value-type="float">
            <text:p>1037</text:p>
          </table:table-cell>
          <table:table-cell/>
          <table:table-cell table:formula="of:=([.C1038]-[.D1038])^2" office:value-type="float" office:value="0.00000000872358292955431" calcext:value-type="float">
            <text:p>8,7235829295543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uilding</text:p>
          </table:table-cell>
          <table:table-cell office:value-type="float" office:value="290" calcext:value-type="float">
            <text:p>290</text:p>
          </table:table-cell>
          <table:table-cell table:formula="of:=([.B1039]/[.$F$1])" office:value-type="float" office:value="0.000160692685213558" calcext:value-type="float">
            <text:p>0,0001606927</text:p>
          </table:table-cell>
          <table:table-cell table:formula="of:=([.$S$11]/([.E1039]+[.$T$11])^[.$U$11])" office:value-type="float" office:value="0.000253883081954983" calcext:value-type="float">
            <text:p>0,0002538831</text:p>
          </table:table-cell>
          <table:table-cell office:value-type="float" office:value="1038" calcext:value-type="float">
            <text:p>1038</text:p>
          </table:table-cell>
          <table:table-cell/>
          <table:table-cell table:formula="of:=([.C1039]-[.D1039])^2" office:value-type="float" office:value="0.00000000868445004482423" calcext:value-type="float">
            <text:p>8,6844500448242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mplete</text:p>
          </table:table-cell>
          <table:table-cell office:value-type="float" office:value="289" calcext:value-type="float">
            <text:p>289</text:p>
          </table:table-cell>
          <table:table-cell table:formula="of:=([.B1040]/[.$F$1])" office:value-type="float" office:value="0.000160138572505925" calcext:value-type="float">
            <text:p>0,0001601386</text:p>
          </table:table-cell>
          <table:table-cell table:formula="of:=([.$S$11]/([.E1040]+[.$T$11])^[.$U$11])" office:value-type="float" office:value="0.000253673729980412" calcext:value-type="float">
            <text:p>0,0002536737</text:p>
          </table:table-cell>
          <table:table-cell office:value-type="float" office:value="1039" calcext:value-type="float">
            <text:p>1039</text:p>
          </table:table-cell>
          <table:table-cell/>
          <table:table-cell table:formula="of:=([.C1040]-[.D1040])^2" office:value-type="float" office:value="0.00000000874882568377717" calcext:value-type="float">
            <text:p>8,7488256837771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ccepted</text:p>
          </table:table-cell>
          <table:table-cell office:value-type="float" office:value="288" calcext:value-type="float">
            <text:p>288</text:p>
          </table:table-cell>
          <table:table-cell table:formula="of:=([.B1041]/[.$F$1])" office:value-type="float" office:value="0.000159584459798292" calcext:value-type="float">
            <text:p>0,0001595845</text:p>
          </table:table-cell>
          <table:table-cell table:formula="of:=([.$S$11]/([.E1041]+[.$T$11])^[.$U$11])" office:value-type="float" office:value="0.000253464751014266" calcext:value-type="float">
            <text:p>0,0002534648</text:p>
          </table:table-cell>
          <table:table-cell office:value-type="float" office:value="1040" calcext:value-type="float">
            <text:p>1040</text:p>
          </table:table-cell>
          <table:table-cell/>
          <table:table-cell table:formula="of:=([.C1041]-[.D1041])^2" office:value-type="float" office:value="0.00000000881350907879613" calcext:value-type="float">
            <text:p>8,8135090787961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ying</text:p>
          </table:table-cell>
          <table:table-cell office:value-type="float" office:value="287" calcext:value-type="float">
            <text:p>287</text:p>
          </table:table-cell>
          <table:table-cell table:formula="of:=([.B1042]/[.$F$1])" office:value-type="float" office:value="0.000159030347090659" calcext:value-type="float">
            <text:p>0,0001590303</text:p>
          </table:table-cell>
          <table:table-cell table:formula="of:=([.$S$11]/([.E1042]+[.$T$11])^[.$U$11])" office:value-type="float" office:value="0.000253256144035611" calcext:value-type="float">
            <text:p>0,0002532561</text:p>
          </table:table-cell>
          <table:table-cell office:value-type="float" office:value="1041" calcext:value-type="float">
            <text:p>1041</text:p>
          </table:table-cell>
          <table:table-cell/>
          <table:table-cell table:formula="of:=([.C1042]-[.D1042])^2" office:value-type="float" office:value="0.00000000887850080991134" calcext:value-type="float">
            <text:p>8,8785008099113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cene</text:p>
          </table:table-cell>
          <table:table-cell office:value-type="float" office:value="286" calcext:value-type="float">
            <text:p>286</text:p>
          </table:table-cell>
          <table:table-cell table:formula="of:=([.B1043]/[.$F$1])" office:value-type="float" office:value="0.000158476234383026" calcext:value-type="float">
            <text:p>0,0001584762</text:p>
          </table:table-cell>
          <table:table-cell table:formula="of:=([.$S$11]/([.E1043]+[.$T$11])^[.$U$11])" office:value-type="float" office:value="0.000253047908027281" calcext:value-type="float">
            <text:p>0,0002530479</text:p>
          </table:table-cell>
          <table:table-cell office:value-type="float" office:value="1042" calcext:value-type="float">
            <text:p>1042</text:p>
          </table:table-cell>
          <table:table-cell/>
          <table:table-cell table:formula="of:=([.C1043]-[.D1043])^2" office:value-type="float" office:value="0.00000000894380145587546" calcext:value-type="float">
            <text:p>8,9438014558754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ind</text:p>
          </table:table-cell>
          <table:table-cell office:value-type="float" office:value="286" calcext:value-type="float">
            <text:p>286</text:p>
          </table:table-cell>
          <table:table-cell table:formula="of:=([.B1044]/[.$F$1])" office:value-type="float" office:value="0.000158476234383026" calcext:value-type="float">
            <text:p>0,0001584762</text:p>
          </table:table-cell>
          <table:table-cell table:formula="of:=([.$S$11]/([.E1044]+[.$T$11])^[.$U$11])" office:value-type="float" office:value="0.00025284004197586" calcext:value-type="float">
            <text:p>0,00025284</text:p>
          </table:table-cell>
          <table:table-cell office:value-type="float" office:value="1043" calcext:value-type="float">
            <text:p>1043</text:p>
          </table:table-cell>
          <table:table-cell/>
          <table:table-cell table:formula="of:=([.C1044]-[.D1044])^2" office:value-type="float" office:value="0.00000000890452818341746" calcext:value-type="float">
            <text:p>8,9045281834174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ilent</text:p>
          </table:table-cell>
          <table:table-cell office:value-type="float" office:value="286" calcext:value-type="float">
            <text:p>286</text:p>
          </table:table-cell>
          <table:table-cell table:formula="of:=([.B1045]/[.$F$1])" office:value-type="float" office:value="0.000158476234383026" calcext:value-type="float">
            <text:p>0,0001584762</text:p>
          </table:table-cell>
          <table:table-cell table:formula="of:=([.$S$11]/([.E1045]+[.$T$11])^[.$U$11])" office:value-type="float" office:value="0.000252632544871667" calcext:value-type="float">
            <text:p>0,0002526325</text:p>
          </table:table-cell>
          <table:table-cell office:value-type="float" office:value="1044" calcext:value-type="float">
            <text:p>1044</text:p>
          </table:table-cell>
          <table:table-cell/>
          <table:table-cell table:formula="of:=([.C1045]-[.D1045])^2" office:value-type="float" office:value="0.00000000886541080483329" calcext:value-type="float">
            <text:p>8,8654108048332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om</text:p>
          </table:table-cell>
          <table:table-cell office:value-type="float" office:value="286" calcext:value-type="float">
            <text:p>286</text:p>
          </table:table-cell>
          <table:table-cell table:formula="of:=([.B1046]/[.$F$1])" office:value-type="float" office:value="0.000158476234383026" calcext:value-type="float">
            <text:p>0,0001584762</text:p>
          </table:table-cell>
          <table:table-cell table:formula="of:=([.$S$11]/([.E1046]+[.$T$11])^[.$U$11])" office:value-type="float" office:value="0.000252425415708732" calcext:value-type="float">
            <text:p>0,0002524254</text:p>
          </table:table-cell>
          <table:table-cell office:value-type="float" office:value="1045" calcext:value-type="float">
            <text:p>1045</text:p>
          </table:table-cell>
          <table:table-cell/>
          <table:table-cell table:formula="of:=([.C1046]-[.D1046])^2" office:value-type="float" office:value="0.00000000882644867177048" calcext:value-type="float">
            <text:p>8,8264486717704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mile</text:p>
          </table:table-cell>
          <table:table-cell office:value-type="float" office:value="286" calcext:value-type="float">
            <text:p>286</text:p>
          </table:table-cell>
          <table:table-cell table:formula="of:=([.B1047]/[.$F$1])" office:value-type="float" office:value="0.000158476234383026" calcext:value-type="float">
            <text:p>0,0001584762</text:p>
          </table:table-cell>
          <table:table-cell table:formula="of:=([.$S$11]/([.E1047]+[.$T$11])^[.$U$11])" office:value-type="float" office:value="0.000252218653484789" calcext:value-type="float">
            <text:p>0,0002522187</text:p>
          </table:table-cell>
          <table:table-cell office:value-type="float" office:value="1046" calcext:value-type="float">
            <text:p>1046</text:p>
          </table:table-cell>
          <table:table-cell/>
          <table:table-cell table:formula="of:=([.C1047]-[.D1047])^2" office:value-type="float" office:value="0.00000000878764113905065" calcext:value-type="float">
            <text:p>8,7876411390506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unning</text:p>
          </table:table-cell>
          <table:table-cell office:value-type="float" office:value="286" calcext:value-type="float">
            <text:p>286</text:p>
          </table:table-cell>
          <table:table-cell table:formula="of:=([.B1048]/[.$F$1])" office:value-type="float" office:value="0.000158476234383026" calcext:value-type="float">
            <text:p>0,0001584762</text:p>
          </table:table-cell>
          <table:table-cell table:formula="of:=([.$S$11]/([.E1048]+[.$T$11])^[.$U$11])" office:value-type="float" office:value="0.00025201225720125" calcext:value-type="float">
            <text:p>0,0002520123</text:p>
          </table:table-cell>
          <table:table-cell office:value-type="float" office:value="1047" calcext:value-type="float">
            <text:p>1047</text:p>
          </table:table-cell>
          <table:table-cell/>
          <table:table-cell table:formula="of:=([.C1048]-[.D1048])^2" office:value-type="float" office:value="0.00000000874898756465126" calcext:value-type="float">
            <text:p>8,7489875646512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oss</text:p>
          </table:table-cell>
          <table:table-cell office:value-type="float" office:value="285" calcext:value-type="float">
            <text:p>285</text:p>
          </table:table-cell>
          <table:table-cell table:formula="of:=([.B1049]/[.$F$1])" office:value-type="float" office:value="0.000157922121675393" calcext:value-type="float">
            <text:p>0,0001579221</text:p>
          </table:table-cell>
          <table:table-cell table:formula="of:=([.$S$11]/([.E1049]+[.$T$11])^[.$U$11])" office:value-type="float" office:value="0.00025180622586319" calcext:value-type="float">
            <text:p>0,0002518062</text:p>
          </table:table-cell>
          <table:table-cell office:value-type="float" office:value="1048" calcext:value-type="float">
            <text:p>1048</text:p>
          </table:table-cell>
          <table:table-cell/>
          <table:table-cell table:formula="of:=([.C1049]-[.D1049])^2" office:value-type="float" office:value="0.00000000881422501914513" calcext:value-type="float">
            <text:p>8,8142250191451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pace</text:p>
          </table:table-cell>
          <table:table-cell office:value-type="float" office:value="284" calcext:value-type="float">
            <text:p>284</text:p>
          </table:table-cell>
          <table:table-cell table:formula="of:=([.B1050]/[.$F$1])" office:value-type="float" office:value="0.00015736800896776" calcext:value-type="float">
            <text:p>0,000157368</text:p>
          </table:table-cell>
          <table:table-cell table:formula="of:=([.$S$11]/([.E1050]+[.$T$11])^[.$U$11])" office:value-type="float" office:value="0.000251600558479335" calcext:value-type="float">
            <text:p>0,0002516006</text:p>
          </table:table-cell>
          <table:table-cell office:value-type="float" office:value="1049" calcext:value-type="float">
            <text:p>1049</text:p>
          </table:table-cell>
          <table:table-cell/>
          <table:table-cell table:formula="of:=([.C1050]-[.D1050])^2" office:value-type="float" office:value="0.00000000887977338745139" calcext:value-type="float">
            <text:p>8,8797733874513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rect</text:p>
          </table:table-cell>
          <table:table-cell office:value-type="float" office:value="283" calcext:value-type="float">
            <text:p>283</text:p>
          </table:table-cell>
          <table:table-cell table:formula="of:=([.B1051]/[.$F$1])" office:value-type="float" office:value="0.000156813896260127" calcext:value-type="float">
            <text:p>0,0001568139</text:p>
          </table:table-cell>
          <table:table-cell table:formula="of:=([.$S$11]/([.E1051]+[.$T$11])^[.$U$11])" office:value-type="float" office:value="0.000251395254062038" calcext:value-type="float">
            <text:p>0,0002513953</text:p>
          </table:table-cell>
          <table:table-cell office:value-type="float" office:value="1050" calcext:value-type="float">
            <text:p>1050</text:p>
          </table:table-cell>
          <table:table-cell/>
          <table:table-cell table:formula="of:=([.C1051]-[.D1051])^2" office:value-type="float" office:value="0.00000000894563324365319" calcext:value-type="float">
            <text:p>8,9456332436531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aff</text:p>
          </table:table-cell>
          <table:table-cell office:value-type="float" office:value="283" calcext:value-type="float">
            <text:p>283</text:p>
          </table:table-cell>
          <table:table-cell table:formula="of:=([.B1052]/[.$F$1])" office:value-type="float" office:value="0.000156813896260127" calcext:value-type="float">
            <text:p>0,0001568139</text:p>
          </table:table-cell>
          <table:table-cell table:formula="of:=([.$S$11]/([.E1052]+[.$T$11])^[.$U$11])" office:value-type="float" office:value="0.00025119031162727" calcext:value-type="float">
            <text:p>0,0002511903</text:p>
          </table:table-cell>
          <table:table-cell office:value-type="float" office:value="1051" calcext:value-type="float">
            <text:p>1051</text:p>
          </table:table-cell>
          <table:table-cell/>
          <table:table-cell table:formula="of:=([.C1052]-[.D1052])^2" office:value-type="float" office:value="0.00000000890690777755142" calcext:value-type="float">
            <text:p>8,9069077775514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mmanding</text:p>
          </table:table-cell>
          <table:table-cell office:value-type="float" office:value="283" calcext:value-type="float">
            <text:p>283</text:p>
          </table:table-cell>
          <table:table-cell table:formula="of:=([.B1053]/[.$F$1])" office:value-type="float" office:value="0.000156813896260127" calcext:value-type="float">
            <text:p>0,0001568139</text:p>
          </table:table-cell>
          <table:table-cell table:formula="of:=([.$S$11]/([.E1053]+[.$T$11])^[.$U$11])" office:value-type="float" office:value="0.000250985730194594" calcext:value-type="float">
            <text:p>0,0002509857</text:p>
          </table:table-cell>
          <table:table-cell office:value-type="float" office:value="1052" calcext:value-type="float">
            <text:p>1052</text:p>
          </table:table-cell>
          <table:table-cell/>
          <table:table-cell table:formula="of:=([.C1053]-[.D1053])^2" office:value-type="float" office:value="0.00000000886833430658077" calcext:value-type="float">
            <text:p>8,8683343065807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ich</text:p>
          </table:table-cell>
          <table:table-cell office:value-type="float" office:value="282" calcext:value-type="float">
            <text:p>282</text:p>
          </table:table-cell>
          <table:table-cell table:formula="of:=([.B1054]/[.$F$1])" office:value-type="float" office:value="0.000156259783552494" calcext:value-type="float">
            <text:p>0,0001562598</text:p>
          </table:table-cell>
          <table:table-cell table:formula="of:=([.$S$11]/([.E1054]+[.$T$11])^[.$U$11])" office:value-type="float" office:value="0.000250781508787157" calcext:value-type="float">
            <text:p>0,0002507815</text:p>
          </table:table-cell>
          <table:table-cell office:value-type="float" office:value="1053" calcext:value-type="float">
            <text:p>1053</text:p>
          </table:table-cell>
          <table:table-cell/>
          <table:table-cell table:formula="of:=([.C1054]-[.D1054])^2" office:value-type="float" office:value="0.00000000893435654133713" calcext:value-type="float">
            <text:p>8,9343565413371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idow</text:p>
          </table:table-cell>
          <table:table-cell office:value-type="float" office:value="282" calcext:value-type="float">
            <text:p>282</text:p>
          </table:table-cell>
          <table:table-cell table:formula="of:=([.B1055]/[.$F$1])" office:value-type="float" office:value="0.000156259783552494" calcext:value-type="float">
            <text:p>0,0001562598</text:p>
          </table:table-cell>
          <table:table-cell table:formula="of:=([.$S$11]/([.E1055]+[.$T$11])^[.$U$11])" office:value-type="float" office:value="0.00025057764643167" calcext:value-type="float">
            <text:p>0,0002505776</text:p>
          </table:table-cell>
          <table:table-cell office:value-type="float" office:value="1054" calcext:value-type="float">
            <text:p>1054</text:p>
          </table:table-cell>
          <table:table-cell/>
          <table:table-cell table:formula="of:=([.C1055]-[.D1055])^2" office:value-type="float" office:value="0.00000000889585925809507" calcext:value-type="float">
            <text:p>8,8958592580950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itting</text:p>
          </table:table-cell>
          <table:table-cell office:value-type="float" office:value="282" calcext:value-type="float">
            <text:p>282</text:p>
          </table:table-cell>
          <table:table-cell table:formula="of:=([.B1056]/[.$F$1])" office:value-type="float" office:value="0.000156259783552494" calcext:value-type="float">
            <text:p>0,0001562598</text:p>
          </table:table-cell>
          <table:table-cell table:formula="of:=([.$S$11]/([.E1056]+[.$T$11])^[.$U$11])" office:value-type="float" office:value="0.000250374142158391" calcext:value-type="float">
            <text:p>0,0002503741</text:p>
          </table:table-cell>
          <table:table-cell office:value-type="float" office:value="1055" calcext:value-type="float">
            <text:p>1055</text:p>
          </table:table-cell>
          <table:table-cell/>
          <table:table-cell table:formula="of:=([.C1056]-[.D1056])^2" office:value-type="float" office:value="0.00000000885751249579942" calcext:value-type="float">
            <text:p>8,8575124957994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ap'n</text:p>
          </table:table-cell>
          <table:table-cell office:value-type="float" office:value="282" calcext:value-type="float">
            <text:p>282</text:p>
          </table:table-cell>
          <table:table-cell table:formula="of:=([.B1057]/[.$F$1])" office:value-type="float" office:value="0.000156259783552494" calcext:value-type="float">
            <text:p>0,0001562598</text:p>
          </table:table-cell>
          <table:table-cell table:formula="of:=([.$S$11]/([.E1057]+[.$T$11])^[.$U$11])" office:value-type="float" office:value="0.00025017099500111" calcext:value-type="float">
            <text:p>0,000250171</text:p>
          </table:table-cell>
          <table:table-cell office:value-type="float" office:value="1056" calcext:value-type="float">
            <text:p>1056</text:p>
          </table:table-cell>
          <table:table-cell/>
          <table:table-cell table:formula="of:=([.C1057]-[.D1057])^2" office:value-type="float" office:value="0.0000000088193156357467" calcext:value-type="float">
            <text:p>8,819315635746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ee</text:p>
          </table:table-cell>
          <table:table-cell office:value-type="float" office:value="282" calcext:value-type="float">
            <text:p>282</text:p>
          </table:table-cell>
          <table:table-cell table:formula="of:=([.B1058]/[.$F$1])" office:value-type="float" office:value="0.000156259783552494" calcext:value-type="float">
            <text:p>0,0001562598</text:p>
          </table:table-cell>
          <table:table-cell table:formula="of:=([.$S$11]/([.E1058]+[.$T$11])^[.$U$11])" office:value-type="float" office:value="0.000249968203997132" calcext:value-type="float">
            <text:p>0,0002499682</text:p>
          </table:table-cell>
          <table:table-cell office:value-type="float" office:value="1057" calcext:value-type="float">
            <text:p>1057</text:p>
          </table:table-cell>
          <table:table-cell/>
          <table:table-cell table:formula="of:=([.C1058]-[.D1058])^2" office:value-type="float" office:value="0.00000000878126806222906" calcext:value-type="float">
            <text:p>8,7812680622290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ississippi</text:p>
          </table:table-cell>
          <table:table-cell office:value-type="float" office:value="282" calcext:value-type="float">
            <text:p>282</text:p>
          </table:table-cell>
          <table:table-cell table:formula="of:=([.B1059]/[.$F$1])" office:value-type="float" office:value="0.000156259783552494" calcext:value-type="float">
            <text:p>0,0001562598</text:p>
          </table:table-cell>
          <table:table-cell table:formula="of:=([.$S$11]/([.E1059]+[.$T$11])^[.$U$11])" office:value-type="float" office:value="0.000249765768187262" calcext:value-type="float">
            <text:p>0,0002497658</text:p>
          </table:table-cell>
          <table:table-cell office:value-type="float" office:value="1058" calcext:value-type="float">
            <text:p>1058</text:p>
          </table:table-cell>
          <table:table-cell/>
          <table:table-cell table:formula="of:=([.C1059]-[.D1059])^2" office:value-type="float" office:value="0.00000000874336916251737" calcext:value-type="float">
            <text:p>8,7433691625173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ermission</text:p>
          </table:table-cell>
          <table:table-cell office:value-type="float" office:value="282" calcext:value-type="float">
            <text:p>282</text:p>
          </table:table-cell>
          <table:table-cell table:formula="of:=([.B1060]/[.$F$1])" office:value-type="float" office:value="0.000156259783552494" calcext:value-type="float">
            <text:p>0,0001562598</text:p>
          </table:table-cell>
          <table:table-cell table:formula="of:=([.$S$11]/([.E1060]+[.$T$11])^[.$U$11])" office:value-type="float" office:value="0.000249563686615786" calcext:value-type="float">
            <text:p>0,0002495637</text:p>
          </table:table-cell>
          <table:table-cell office:value-type="float" office:value="1059" calcext:value-type="float">
            <text:p>1059</text:p>
          </table:table-cell>
          <table:table-cell/>
          <table:table-cell table:formula="of:=([.C1060]-[.D1060])^2" office:value-type="float" office:value="0.00000000870561832684421" calcext:value-type="float">
            <text:p>8,7056183268442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kings</text:p>
          </table:table-cell>
          <table:table-cell office:value-type="float" office:value="282" calcext:value-type="float">
            <text:p>282</text:p>
          </table:table-cell>
          <table:table-cell table:formula="of:=([.B1061]/[.$F$1])" office:value-type="float" office:value="0.000156259783552494" calcext:value-type="float">
            <text:p>0,0001562598</text:p>
          </table:table-cell>
          <table:table-cell table:formula="of:=([.$S$11]/([.E1061]+[.$T$11])^[.$U$11])" office:value-type="float" office:value="0.000249361958330461" calcext:value-type="float">
            <text:p>0,000249362</text:p>
          </table:table-cell>
          <table:table-cell office:value-type="float" office:value="1060" calcext:value-type="float">
            <text:p>1060</text:p>
          </table:table-cell>
          <table:table-cell/>
          <table:table-cell table:formula="of:=([.C1061]-[.D1061])^2" office:value-type="float" office:value="0.00000000866801494838716" calcext:value-type="float">
            <text:p>8,6680149483871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ar</text:p>
          </table:table-cell>
          <table:table-cell office:value-type="float" office:value="281" calcext:value-type="float">
            <text:p>281</text:p>
          </table:table-cell>
          <table:table-cell table:formula="of:=([.B1062]/[.$F$1])" office:value-type="float" office:value="0.000155705670844861" calcext:value-type="float">
            <text:p>0,0001557057</text:p>
          </table:table-cell>
          <table:table-cell table:formula="of:=([.$S$11]/([.E1062]+[.$T$11])^[.$U$11])" office:value-type="float" office:value="0.000249160582382494" calcext:value-type="float">
            <text:p>0,0002491606</text:p>
          </table:table-cell>
          <table:table-cell office:value-type="float" office:value="1061" calcext:value-type="float">
            <text:p>1061</text:p>
          </table:table-cell>
          <table:table-cell/>
          <table:table-cell table:formula="of:=([.C1062]-[.D1062])^2" office:value-type="float" office:value="0.00000000873382049050671" calcext:value-type="float">
            <text:p>8,7338204905067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roke</text:p>
          </table:table-cell>
          <table:table-cell office:value-type="float" office:value="281" calcext:value-type="float">
            <text:p>281</text:p>
          </table:table-cell>
          <table:table-cell table:formula="of:=([.B1063]/[.$F$1])" office:value-type="float" office:value="0.000155705670844861" calcext:value-type="float">
            <text:p>0,0001557057</text:p>
          </table:table-cell>
          <table:table-cell table:formula="of:=([.$S$11]/([.E1063]+[.$T$11])^[.$U$11])" office:value-type="float" office:value="0.000248959557826526" calcext:value-type="float">
            <text:p>0,0002489596</text:p>
          </table:table-cell>
          <table:table-cell office:value-type="float" office:value="1062" calcext:value-type="float">
            <text:p>1062</text:p>
          </table:table-cell>
          <table:table-cell/>
          <table:table-cell table:formula="of:=([.C1063]-[.D1063])^2" office:value-type="float" office:value="0.00000000869628743718905" calcext:value-type="float">
            <text:p>8,6962874371890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at</text:p>
          </table:table-cell>
          <table:table-cell office:value-type="float" office:value="281" calcext:value-type="float">
            <text:p>281</text:p>
          </table:table-cell>
          <table:table-cell table:formula="of:=([.B1064]/[.$F$1])" office:value-type="float" office:value="0.000155705670844861" calcext:value-type="float">
            <text:p>0,0001557057</text:p>
          </table:table-cell>
          <table:table-cell table:formula="of:=([.$S$11]/([.E1064]+[.$T$11])^[.$U$11])" office:value-type="float" office:value="0.00024875888372062" calcext:value-type="float">
            <text:p>0,0002487589</text:p>
          </table:table-cell>
          <table:table-cell office:value-type="float" office:value="1063" calcext:value-type="float">
            <text:p>1063</text:p>
          </table:table-cell>
          <table:table-cell/>
          <table:table-cell table:formula="of:=([.C1064]-[.D1064])^2" office:value-type="float" office:value="0.00000000865890042650128" calcext:value-type="float">
            <text:p>8,6589004265012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uldn't</text:p>
          </table:table-cell>
          <table:table-cell office:value-type="float" office:value="280" calcext:value-type="float">
            <text:p>280</text:p>
          </table:table-cell>
          <table:table-cell table:formula="of:=([.B1065]/[.$F$1])" office:value-type="float" office:value="0.000155151558137228" calcext:value-type="float">
            <text:p>0,0001551516</text:p>
          </table:table-cell>
          <table:table-cell table:formula="of:=([.$S$11]/([.E1065]+[.$T$11])^[.$U$11])" office:value-type="float" office:value="0.000248558559126244" calcext:value-type="float">
            <text:p>0,0002485586</text:p>
          </table:table-cell>
          <table:table-cell office:value-type="float" office:value="1064" calcext:value-type="float">
            <text:p>1064</text:p>
          </table:table-cell>
          <table:table-cell/>
          <table:table-cell table:formula="of:=([.C1065]-[.D1065])^2" office:value-type="float" office:value="0.00000000872486783376201" calcext:value-type="float">
            <text:p>8,7248678337620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xplanation</text:p>
          </table:table-cell>
          <table:table-cell office:value-type="float" office:value="280" calcext:value-type="float">
            <text:p>280</text:p>
          </table:table-cell>
          <table:table-cell table:formula="of:=([.B1066]/[.$F$1])" office:value-type="float" office:value="0.000155151558137228" calcext:value-type="float">
            <text:p>0,0001551516</text:p>
          </table:table-cell>
          <table:table-cell table:formula="of:=([.$S$11]/([.E1066]+[.$T$11])^[.$U$11])" office:value-type="float" office:value="0.000248358583108254" calcext:value-type="float">
            <text:p>0,0002483586</text:p>
          </table:table-cell>
          <table:table-cell office:value-type="float" office:value="1065" calcext:value-type="float">
            <text:p>1065</text:p>
          </table:table-cell>
          <table:table-cell/>
          <table:table-cell table:formula="of:=([.C1066]-[.D1066])^2" office:value-type="float" office:value="0.00000000868754950394946" calcext:value-type="float">
            <text:p>8,6875495039494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keeping</text:p>
          </table:table-cell>
          <table:table-cell office:value-type="float" office:value="280" calcext:value-type="float">
            <text:p>280</text:p>
          </table:table-cell>
          <table:table-cell table:formula="of:=([.B1067]/[.$F$1])" office:value-type="float" office:value="0.000155151558137228" calcext:value-type="float">
            <text:p>0,0001551516</text:p>
          </table:table-cell>
          <table:table-cell table:formula="of:=([.$S$11]/([.E1067]+[.$T$11])^[.$U$11])" office:value-type="float" office:value="0.000248158954734881" calcext:value-type="float">
            <text:p>0,000248159</text:p>
          </table:table-cell>
          <table:table-cell office:value-type="float" office:value="1066" calcext:value-type="float">
            <text:p>1066</text:p>
          </table:table-cell>
          <table:table-cell/>
          <table:table-cell table:formula="of:=([.C1067]-[.D1067])^2" office:value-type="float" office:value="0.00000000865037582187302" calcext:value-type="float">
            <text:p>8,6503758218730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ccurred</text:p>
          </table:table-cell>
          <table:table-cell office:value-type="float" office:value="280" calcext:value-type="float">
            <text:p>280</text:p>
          </table:table-cell>
          <table:table-cell table:formula="of:=([.B1068]/[.$F$1])" office:value-type="float" office:value="0.000155151558137228" calcext:value-type="float">
            <text:p>0,0001551516</text:p>
          </table:table-cell>
          <table:table-cell table:formula="of:=([.$S$11]/([.E1068]+[.$T$11])^[.$U$11])" office:value-type="float" office:value="0.000247959673077712" calcext:value-type="float">
            <text:p>0,0002479597</text:p>
          </table:table-cell>
          <table:table-cell office:value-type="float" office:value="1067" calcext:value-type="float">
            <text:p>1067</text:p>
          </table:table-cell>
          <table:table-cell/>
          <table:table-cell table:formula="of:=([.C1068]-[.D1068])^2" office:value-type="float" office:value="0.00000000861334619880606" calcext:value-type="float">
            <text:p>8,6133461988060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eelings</text:p>
          </table:table-cell>
          <table:table-cell office:value-type="float" office:value="280" calcext:value-type="float">
            <text:p>280</text:p>
          </table:table-cell>
          <table:table-cell table:formula="of:=([.B1069]/[.$F$1])" office:value-type="float" office:value="0.000155151558137228" calcext:value-type="float">
            <text:p>0,0001551516</text:p>
          </table:table-cell>
          <table:table-cell table:formula="of:=([.$S$11]/([.E1069]+[.$T$11])^[.$U$11])" office:value-type="float" office:value="0.00024776073721168" calcext:value-type="float">
            <text:p>0,0002477607</text:p>
          </table:table-cell>
          <table:table-cell office:value-type="float" office:value="1068" calcext:value-type="float">
            <text:p>1068</text:p>
          </table:table-cell>
          <table:table-cell/>
          <table:table-cell table:formula="of:=([.C1069]-[.D1069])^2" office:value-type="float" office:value="0.00000000857646004884389" calcext:value-type="float">
            <text:p>8,5764600488438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raight</text:p>
          </table:table-cell>
          <table:table-cell office:value-type="float" office:value="280" calcext:value-type="float">
            <text:p>280</text:p>
          </table:table-cell>
          <table:table-cell table:formula="of:=([.B1070]/[.$F$1])" office:value-type="float" office:value="0.000155151558137228" calcext:value-type="float">
            <text:p>0,0001551516</text:p>
          </table:table-cell>
          <table:table-cell table:formula="of:=([.$S$11]/([.E1070]+[.$T$11])^[.$U$11])" office:value-type="float" office:value="0.000247562146215044" calcext:value-type="float">
            <text:p>0,0002475621</text:p>
          </table:table-cell>
          <table:table-cell office:value-type="float" office:value="1069" calcext:value-type="float">
            <text:p>1069</text:p>
          </table:table-cell>
          <table:table-cell/>
          <table:table-cell table:formula="of:=([.C1070]-[.D1070])^2" office:value-type="float" office:value="0.00000000853971678888784" calcext:value-type="float">
            <text:p>8,5397167888878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ale</text:p>
          </table:table-cell>
          <table:table-cell office:value-type="float" office:value="280" calcext:value-type="float">
            <text:p>280</text:p>
          </table:table-cell>
          <table:table-cell table:formula="of:=([.B1071]/[.$F$1])" office:value-type="float" office:value="0.000155151558137228" calcext:value-type="float">
            <text:p>0,0001551516</text:p>
          </table:table-cell>
          <table:table-cell table:formula="of:=([.$S$11]/([.E1071]+[.$T$11])^[.$U$11])" office:value-type="float" office:value="0.000247363899169378" calcext:value-type="float">
            <text:p>0,0002473639</text:p>
          </table:table-cell>
          <table:table-cell office:value-type="float" office:value="1070" calcext:value-type="float">
            <text:p>1070</text:p>
          </table:table-cell>
          <table:table-cell/>
          <table:table-cell table:formula="of:=([.C1071]-[.D1071])^2" office:value-type="float" office:value="0.00000000850311583862954" calcext:value-type="float">
            <text:p>8,5031158386295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pparently</text:p>
          </table:table-cell>
          <table:table-cell office:value-type="float" office:value="280" calcext:value-type="float">
            <text:p>280</text:p>
          </table:table-cell>
          <table:table-cell table:formula="of:=([.B1072]/[.$F$1])" office:value-type="float" office:value="0.000155151558137228" calcext:value-type="float">
            <text:p>0,0001551516</text:p>
          </table:table-cell>
          <table:table-cell table:formula="of:=([.$S$11]/([.E1072]+[.$T$11])^[.$U$11])" office:value-type="float" office:value="0.000247165995159552" calcext:value-type="float">
            <text:p>0,000247166</text:p>
          </table:table-cell>
          <table:table-cell office:value-type="float" office:value="1071" calcext:value-type="float">
            <text:p>1071</text:p>
          </table:table-cell>
          <table:table-cell/>
          <table:table-cell table:formula="of:=([.C1072]-[.D1072])^2" office:value-type="float" office:value="0.00000000846665662053521" calcext:value-type="float">
            <text:p>8,4666566205352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xpect</text:p>
          </table:table-cell>
          <table:table-cell office:value-type="float" office:value="280" calcext:value-type="float">
            <text:p>280</text:p>
          </table:table-cell>
          <table:table-cell table:formula="of:=([.B1073]/[.$F$1])" office:value-type="float" office:value="0.000155151558137228" calcext:value-type="float">
            <text:p>0,0001551516</text:p>
          </table:table-cell>
          <table:table-cell table:formula="of:=([.$S$11]/([.E1073]+[.$T$11])^[.$U$11])" office:value-type="float" office:value="0.00024696843327372" calcext:value-type="float">
            <text:p>0,0002469684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([.C1073]-[.D1073])^2" office:value-type="float" office:value="0.00000000843033855983013" calcext:value-type="float">
            <text:p>8,4303385598301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nfidence</text:p>
          </table:table-cell>
          <table:table-cell office:value-type="float" office:value="279" calcext:value-type="float">
            <text:p>279</text:p>
          </table:table-cell>
          <table:table-cell table:formula="of:=([.B1074]/[.$F$1])" office:value-type="float" office:value="0.000154597445429595" calcext:value-type="float">
            <text:p>0,0001545974</text:p>
          </table:table-cell>
          <table:table-cell table:formula="of:=([.$S$11]/([.E1074]+[.$T$11])^[.$U$11])" office:value-type="float" office:value="0.000246771212603304" calcext:value-type="float">
            <text:p>0,0002467712</text:p>
          </table:table-cell>
          <table:table-cell office:value-type="float" office:value="1073" calcext:value-type="float">
            <text:p>1073</text:p>
          </table:table-cell>
          <table:table-cell/>
          <table:table-cell table:formula="of:=([.C1074]-[.D1074])^2" office:value-type="float" office:value="0.00000000849600335499308" calcext:value-type="float">
            <text:p>8,4960033549930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ovided</text:p>
          </table:table-cell>
          <table:table-cell office:value-type="float" office:value="279" calcext:value-type="float">
            <text:p>279</text:p>
          </table:table-cell>
          <table:table-cell table:formula="of:=([.B1075]/[.$F$1])" office:value-type="float" office:value="0.000154597445429595" calcext:value-type="float">
            <text:p>0,0001545974</text:p>
          </table:table-cell>
          <table:table-cell table:formula="of:=([.$S$11]/([.E1075]+[.$T$11])^[.$U$11])" office:value-type="float" office:value="0.00024657433224298" calcext:value-type="float">
            <text:p>0,0002465743</text:p>
          </table:table-cell>
          <table:table-cell office:value-type="float" office:value="1074" calcext:value-type="float">
            <text:p>1074</text:p>
          </table:table-cell>
          <table:table-cell/>
          <table:table-cell table:formula="of:=([.C1075]-[.D1075])^2" office:value-type="float" office:value="0.00000000845974770788224" calcext:value-type="float">
            <text:p>8,4597477078822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untenance</text:p>
          </table:table-cell>
          <table:table-cell office:value-type="float" office:value="279" calcext:value-type="float">
            <text:p>279</text:p>
          </table:table-cell>
          <table:table-cell table:formula="of:=([.B1076]/[.$F$1])" office:value-type="float" office:value="0.000154597445429595" calcext:value-type="float">
            <text:p>0,0001545974</text:p>
          </table:table-cell>
          <table:table-cell table:formula="of:=([.$S$11]/([.E1076]+[.$T$11])^[.$U$11])" office:value-type="float" office:value="0.000246377791290663" calcext:value-type="float">
            <text:p>0,0002463778</text:p>
          </table:table-cell>
          <table:table-cell office:value-type="float" office:value="1075" calcext:value-type="float">
            <text:p>1075</text:p>
          </table:table-cell>
          <table:table-cell/>
          <table:table-cell table:formula="of:=([.C1076]-[.D1076])^2" office:value-type="float" office:value="0.00000000842363188637726" calcext:value-type="float">
            <text:p>8,4236318863772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ossessed</text:p>
          </table:table-cell>
          <table:table-cell office:value-type="float" office:value="278" calcext:value-type="float">
            <text:p>278</text:p>
          </table:table-cell>
          <table:table-cell table:formula="of:=([.B1077]/[.$F$1])" office:value-type="float" office:value="0.000154043332721962" calcext:value-type="float">
            <text:p>0,0001540433</text:p>
          </table:table-cell>
          <table:table-cell table:formula="of:=([.$S$11]/([.E1077]+[.$T$11])^[.$U$11])" office:value-type="float" office:value="0.000246181588847492" calcext:value-type="float">
            <text:p>0,0002461816</text:p>
          </table:table-cell>
          <table:table-cell office:value-type="float" office:value="1076" calcext:value-type="float">
            <text:p>1076</text:p>
          </table:table-cell>
          <table:table-cell/>
          <table:table-cell table:formula="of:=([.C1077]-[.D1077])^2" office:value-type="float" office:value="0.00000000848945824185369" calcext:value-type="float">
            <text:p>8,4894582418536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on</text:p>
          </table:table-cell>
          <table:table-cell office:value-type="float" office:value="278" calcext:value-type="float">
            <text:p>278</text:p>
          </table:table-cell>
          <table:table-cell table:formula="of:=([.B1078]/[.$F$1])" office:value-type="float" office:value="0.000154043332721962" calcext:value-type="float">
            <text:p>0,0001540433</text:p>
          </table:table-cell>
          <table:table-cell table:formula="of:=([.$S$11]/([.E1078]+[.$T$11])^[.$U$11])" office:value-type="float" office:value="0.000245985724017815" calcext:value-type="float">
            <text:p>0,0002459857</text:p>
          </table:table-cell>
          <table:table-cell office:value-type="float" office:value="1077" calcext:value-type="float">
            <text:p>1077</text:p>
          </table:table-cell>
          <table:table-cell/>
          <table:table-cell table:formula="of:=([.C1078]-[.D1078])^2" office:value-type="float" office:value="0.00000000845340331719973" calcext:value-type="float">
            <text:p>8,4534033171997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ading</text:p>
          </table:table-cell>
          <table:table-cell office:value-type="float" office:value="278" calcext:value-type="float">
            <text:p>278</text:p>
          </table:table-cell>
          <table:table-cell table:formula="of:=([.B1079]/[.$F$1])" office:value-type="float" office:value="0.000154043332721962" calcext:value-type="float">
            <text:p>0,0001540433</text:p>
          </table:table-cell>
          <table:table-cell table:formula="of:=([.$S$11]/([.E1079]+[.$T$11])^[.$U$11])" office:value-type="float" office:value="0.000245790195909177" calcext:value-type="float">
            <text:p>0,0002457902</text:p>
          </table:table-cell>
          <table:table-cell office:value-type="float" office:value="1078" calcext:value-type="float">
            <text:p>1078</text:p>
          </table:table-cell>
          <table:table-cell/>
          <table:table-cell table:formula="of:=([.C1079]-[.D1079])^2" office:value-type="float" office:value="0.00000000841748690469355" calcext:value-type="float">
            <text:p>8,4174869046935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esire</text:p>
          </table:table-cell>
          <table:table-cell office:value-type="float" office:value="278" calcext:value-type="float">
            <text:p>278</text:p>
          </table:table-cell>
          <table:table-cell table:formula="of:=([.B1080]/[.$F$1])" office:value-type="float" office:value="0.000154043332721962" calcext:value-type="float">
            <text:p>0,0001540433</text:p>
          </table:table-cell>
          <table:table-cell table:formula="of:=([.$S$11]/([.E1080]+[.$T$11])^[.$U$11])" office:value-type="float" office:value="0.000245595003632304" calcext:value-type="float">
            <text:p>0,000245595</text:p>
          </table:table-cell>
          <table:table-cell office:value-type="float" office:value="1079" calcext:value-type="float">
            <text:p>1079</text:p>
          </table:table-cell>
          <table:table-cell/>
          <table:table-cell table:formula="of:=([.C1080]-[.D1080])^2" office:value-type="float" office:value="0.00000000838170844647546" calcext:value-type="float">
            <text:p>8,3817084464754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ntire</text:p>
          </table:table-cell>
          <table:table-cell office:value-type="float" office:value="277" calcext:value-type="float">
            <text:p>277</text:p>
          </table:table-cell>
          <table:table-cell table:formula="of:=([.B1081]/[.$F$1])" office:value-type="float" office:value="0.000153489220014329" calcext:value-type="float">
            <text:p>0,0001534892</text:p>
          </table:table-cell>
          <table:table-cell table:formula="of:=([.$S$11]/([.E1081]+[.$T$11])^[.$U$11])" office:value-type="float" office:value="0.000245400146301086" calcext:value-type="float">
            <text:p>0,0002454001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([.C1081]-[.D1081])^2" office:value-type="float" office:value="0.0000000084476183708897" calcext:value-type="float">
            <text:p>8,447618370889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oceeded</text:p>
          </table:table-cell>
          <table:table-cell office:value-type="float" office:value="277" calcext:value-type="float">
            <text:p>277</text:p>
          </table:table-cell>
          <table:table-cell table:formula="of:=([.B1082]/[.$F$1])" office:value-type="float" office:value="0.000153489220014329" calcext:value-type="float">
            <text:p>0,0001534892</text:p>
          </table:table-cell>
          <table:table-cell table:formula="of:=([.$S$11]/([.E1082]+[.$T$11])^[.$U$11])" office:value-type="float" office:value="0.00024520562303257" calcext:value-type="float">
            <text:p>0,0002452056</text:p>
          </table:table-cell>
          <table:table-cell office:value-type="float" office:value="1081" calcext:value-type="float">
            <text:p>1081</text:p>
          </table:table-cell>
          <table:table-cell/>
          <table:table-cell table:formula="of:=([.C1082]-[.D1082])^2" office:value-type="float" office:value="0.00000000841189858260441" calcext:value-type="float">
            <text:p>8,4118985826044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</text:p>
          </table:table-cell>
          <table:table-cell office:value-type="float" office:value="277" calcext:value-type="float">
            <text:p>277</text:p>
          </table:table-cell>
          <table:table-cell table:formula="of:=([.B1083]/[.$F$1])" office:value-type="float" office:value="0.000153489220014329" calcext:value-type="float">
            <text:p>0,0001534892</text:p>
          </table:table-cell>
          <table:table-cell table:formula="of:=([.$S$11]/([.E1083]+[.$T$11])^[.$U$11])" office:value-type="float" office:value="0.000245011432946939" calcext:value-type="float">
            <text:p>0,0002450114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([.C1083]-[.D1083])^2" office:value-type="float" office:value="0.00000000837631546008188" calcext:value-type="float">
            <text:p>8,3763154600818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rave</text:p>
          </table:table-cell>
          <table:table-cell office:value-type="float" office:value="277" calcext:value-type="float">
            <text:p>277</text:p>
          </table:table-cell>
          <table:table-cell table:formula="of:=([.B1084]/[.$F$1])" office:value-type="float" office:value="0.000153489220014329" calcext:value-type="float">
            <text:p>0,0001534892</text:p>
          </table:table-cell>
          <table:table-cell table:formula="of:=([.$S$11]/([.E1084]+[.$T$11])^[.$U$11])" office:value-type="float" office:value="0.000244817575167499" calcext:value-type="float">
            <text:p>0,0002448176</text:p>
          </table:table-cell>
          <table:table-cell office:value-type="float" office:value="1083" calcext:value-type="float">
            <text:p>1083</text:p>
          </table:table-cell>
          <table:table-cell/>
          <table:table-cell table:formula="of:=([.C1084]-[.D1084])^2" office:value-type="float" office:value="0.00000000834086845498352" calcext:value-type="float">
            <text:p>8,3408684549835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nduct</text:p>
          </table:table-cell>
          <table:table-cell office:value-type="float" office:value="277" calcext:value-type="float">
            <text:p>277</text:p>
          </table:table-cell>
          <table:table-cell table:formula="of:=([.B1085]/[.$F$1])" office:value-type="float" office:value="0.000153489220014329" calcext:value-type="float">
            <text:p>0,0001534892</text:p>
          </table:table-cell>
          <table:table-cell table:formula="of:=([.$S$11]/([.E1085]+[.$T$11])^[.$U$11])" office:value-type="float" office:value="0.00024462404882067" calcext:value-type="float">
            <text:p>0,000244624</text:p>
          </table:table-cell>
          <table:table-cell office:value-type="float" office:value="1084" calcext:value-type="float">
            <text:p>1084</text:p>
          </table:table-cell>
          <table:table-cell/>
          <table:table-cell table:formula="of:=([.C1085]-[.D1085])^2" office:value-type="float" office:value="0.00000000830555702156104" calcext:value-type="float">
            <text:p>8,3055570215610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atch</text:p>
          </table:table-cell>
          <table:table-cell office:value-type="float" office:value="277" calcext:value-type="float">
            <text:p>277</text:p>
          </table:table-cell>
          <table:table-cell table:formula="of:=([.B1086]/[.$F$1])" office:value-type="float" office:value="0.000153489220014329" calcext:value-type="float">
            <text:p>0,0001534892</text:p>
          </table:table-cell>
          <table:table-cell table:formula="of:=([.$S$11]/([.E1086]+[.$T$11])^[.$U$11])" office:value-type="float" office:value="0.000244430853035967" calcext:value-type="float">
            <text:p>0,0002444309</text:p>
          </table:table-cell>
          <table:table-cell office:value-type="float" office:value="1085" calcext:value-type="float">
            <text:p>1085</text:p>
          </table:table-cell>
          <table:table-cell/>
          <table:table-cell table:formula="of:=([.C1086]-[.D1086])^2" office:value-type="float" office:value="0.00000000827038061664214" calcext:value-type="float">
            <text:p>8,2703806166421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ichard</text:p>
          </table:table-cell>
          <table:table-cell office:value-type="float" office:value="276" calcext:value-type="float">
            <text:p>276</text:p>
          </table:table-cell>
          <table:table-cell table:formula="of:=([.B1087]/[.$F$1])" office:value-type="float" office:value="0.000152935107306696" calcext:value-type="float">
            <text:p>0,0001529351</text:p>
          </table:table-cell>
          <table:table-cell table:formula="of:=([.$S$11]/([.E1087]+[.$T$11])^[.$U$11])" office:value-type="float" office:value="0.000244237986945986" calcext:value-type="float">
            <text:p>0,000244238</text:p>
          </table:table-cell>
          <table:table-cell office:value-type="float" office:value="1086" calcext:value-type="float">
            <text:p>1086</text:p>
          </table:table-cell>
          <table:table-cell/>
          <table:table-cell table:formula="of:=([.C1087]-[.D1087])^2" office:value-type="float" office:value="0.00000000833621583042664" calcext:value-type="float">
            <text:p>8,3362158304266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oes</text:p>
          </table:table-cell>
          <table:table-cell office:value-type="float" office:value="276" calcext:value-type="float">
            <text:p>276</text:p>
          </table:table-cell>
          <table:table-cell table:formula="of:=([.B1088]/[.$F$1])" office:value-type="float" office:value="0.000152935107306696" calcext:value-type="float">
            <text:p>0,0001529351</text:p>
          </table:table-cell>
          <table:table-cell table:formula="of:=([.$S$11]/([.E1088]+[.$T$11])^[.$U$11])" office:value-type="float" office:value="0.000244045449686396" calcext:value-type="float">
            <text:p>0,0002440454</text:p>
          </table:table-cell>
          <table:table-cell office:value-type="float" office:value="1087" calcext:value-type="float">
            <text:p>1087</text:p>
          </table:table-cell>
          <table:table-cell/>
          <table:table-cell table:formula="of:=([.C1088]-[.D1088])^2" office:value-type="float" office:value="0.00000000830109448854606" calcext:value-type="float">
            <text:p>8,3010944885460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unknown</text:p>
          </table:table-cell>
          <table:table-cell office:value-type="float" office:value="276" calcext:value-type="float">
            <text:p>276</text:p>
          </table:table-cell>
          <table:table-cell table:formula="of:=([.B1089]/[.$F$1])" office:value-type="float" office:value="0.000152935107306696" calcext:value-type="float">
            <text:p>0,0001529351</text:p>
          </table:table-cell>
          <table:table-cell table:formula="of:=([.$S$11]/([.E1089]+[.$T$11])^[.$U$11])" office:value-type="float" office:value="0.000243853240395918" calcext:value-type="float">
            <text:p>0,0002438532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([.C1089]-[.D1089])^2" office:value-type="float" office:value="0.0000000082661069244294" calcext:value-type="float">
            <text:p>8,266106924429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nstant</text:p>
          </table:table-cell>
          <table:table-cell office:value-type="float" office:value="276" calcext:value-type="float">
            <text:p>276</text:p>
          </table:table-cell>
          <table:table-cell table:formula="of:=([.B1090]/[.$F$1])" office:value-type="float" office:value="0.000152935107306696" calcext:value-type="float">
            <text:p>0,0001529351</text:p>
          </table:table-cell>
          <table:table-cell table:formula="of:=([.$S$11]/([.E1090]+[.$T$11])^[.$U$11])" office:value-type="float" office:value="0.000243661358216316" calcext:value-type="float">
            <text:p>0,0002436614</text:p>
          </table:table-cell>
          <table:table-cell office:value-type="float" office:value="1089" calcext:value-type="float">
            <text:p>1089</text:p>
          </table:table-cell>
          <table:table-cell/>
          <table:table-cell table:formula="of:=([.C1090]-[.D1090])^2" office:value-type="float" office:value="0.00000000823125260411534" calcext:value-type="float">
            <text:p>8,2312526041153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avannah</text:p>
          </table:table-cell>
          <table:table-cell office:value-type="float" office:value="275" calcext:value-type="float">
            <text:p>275</text:p>
          </table:table-cell>
          <table:table-cell table:formula="of:=([.B1091]/[.$F$1])" office:value-type="float" office:value="0.000152380994599063" calcext:value-type="float">
            <text:p>0,000152381</text:p>
          </table:table-cell>
          <table:table-cell table:formula="of:=([.$S$11]/([.E1091]+[.$T$11])^[.$U$11])" office:value-type="float" office:value="0.000243469802292384" calcext:value-type="float">
            <text:p>0,0002434698</text:p>
          </table:table-cell>
          <table:table-cell office:value-type="float" office:value="1090" calcext:value-type="float">
            <text:p>1090</text:p>
          </table:table-cell>
          <table:table-cell/>
          <table:table-cell table:formula="of:=([.C1091]-[.D1091])^2" office:value-type="float" office:value="0.00000000829717088699075" calcext:value-type="float">
            <text:p>8,2971708869907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ortion</text:p>
          </table:table-cell>
          <table:table-cell office:value-type="float" office:value="275" calcext:value-type="float">
            <text:p>275</text:p>
          </table:table-cell>
          <table:table-cell table:formula="of:=([.B1092]/[.$F$1])" office:value-type="float" office:value="0.000152380994599063" calcext:value-type="float">
            <text:p>0,000152381</text:p>
          </table:table-cell>
          <table:table-cell table:formula="of:=([.$S$11]/([.E1092]+[.$T$11])^[.$U$11])" office:value-type="float" office:value="0.000243278571771928" calcext:value-type="float">
            <text:p>0,0002432786</text:p>
          </table:table-cell>
          <table:table-cell office:value-type="float" office:value="1091" calcext:value-type="float">
            <text:p>1091</text:p>
          </table:table-cell>
          <table:table-cell/>
          <table:table-cell table:formula="of:=([.C1092]-[.D1092])^2" office:value-type="float" office:value="0.00000000826236953589689" calcext:value-type="float">
            <text:p>8,2623695358968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ead</text:p>
          </table:table-cell>
          <table:table-cell office:value-type="float" office:value="275" calcext:value-type="float">
            <text:p>275</text:p>
          </table:table-cell>
          <table:table-cell table:formula="of:=([.B1093]/[.$F$1])" office:value-type="float" office:value="0.000152380994599063" calcext:value-type="float">
            <text:p>0,000152381</text:p>
          </table:table-cell>
          <table:table-cell table:formula="of:=([.$S$11]/([.E1093]+[.$T$11])^[.$U$11])" office:value-type="float" office:value="0.000243087665805757" calcext:value-type="float">
            <text:p>0,0002430877</text:p>
          </table:table-cell>
          <table:table-cell office:value-type="float" office:value="1092" calcext:value-type="float">
            <text:p>1092</text:p>
          </table:table-cell>
          <table:table-cell/>
          <table:table-cell table:formula="of:=([.C1093]-[.D1093])^2" office:value-type="float" office:value="0.0000000082277002013993" calcext:value-type="float">
            <text:p>8,227700201399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ltogether</text:p>
          </table:table-cell>
          <table:table-cell office:value-type="float" office:value="274" calcext:value-type="float">
            <text:p>274</text:p>
          </table:table-cell>
          <table:table-cell table:formula="of:=([.B1094]/[.$F$1])" office:value-type="float" office:value="0.00015182688189143" calcext:value-type="float">
            <text:p>0,0001518269</text:p>
          </table:table-cell>
          <table:table-cell table:formula="of:=([.$S$11]/([.E1094]+[.$T$11])^[.$U$11])" office:value-type="float" office:value="0.000242897083547669" calcext:value-type="float">
            <text:p>0,0002428971</text:p>
          </table:table-cell>
          <table:table-cell office:value-type="float" office:value="1093" calcext:value-type="float">
            <text:p>1093</text:p>
          </table:table-cell>
          <table:table-cell/>
          <table:table-cell table:formula="of:=([.C1094]-[.D1094])^2" office:value-type="float" office:value="0.00000000829378162970801" calcext:value-type="float">
            <text:p>8,2937816297080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rrable</text:p>
          </table:table-cell>
          <table:table-cell office:value-type="float" office:value="274" calcext:value-type="float">
            <text:p>274</text:p>
          </table:table-cell>
          <table:table-cell table:formula="of:=([.B1095]/[.$F$1])" office:value-type="float" office:value="0.00015182688189143" calcext:value-type="float">
            <text:p>0,0001518269</text:p>
          </table:table-cell>
          <table:table-cell table:formula="of:=([.$S$11]/([.E1095]+[.$T$11])^[.$U$11])" office:value-type="float" office:value="0.000242706824154436" calcext:value-type="float">
            <text:p>0,0002427068</text:p>
          </table:table-cell>
          <table:table-cell office:value-type="float" office:value="1094" calcext:value-type="float">
            <text:p>1094</text:p>
          </table:table-cell>
          <table:table-cell/>
          <table:table-cell table:formula="of:=([.C1095]-[.D1095])^2" office:value-type="float" office:value="0.00000000825916390572718" calcext:value-type="float">
            <text:p>8,2591639057271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lieved</text:p>
          </table:table-cell>
          <table:table-cell office:value-type="float" office:value="274" calcext:value-type="float">
            <text:p>274</text:p>
          </table:table-cell>
          <table:table-cell table:formula="of:=([.B1096]/[.$F$1])" office:value-type="float" office:value="0.00015182688189143" calcext:value-type="float">
            <text:p>0,0001518269</text:p>
          </table:table-cell>
          <table:table-cell table:formula="of:=([.$S$11]/([.E1096]+[.$T$11])^[.$U$11])" office:value-type="float" office:value="0.000242516886785791" calcext:value-type="float">
            <text:p>0,0002425169</text:p>
          </table:table-cell>
          <table:table-cell office:value-type="float" office:value="1095" calcext:value-type="float">
            <text:p>1095</text:p>
          </table:table-cell>
          <table:table-cell/>
          <table:table-cell table:formula="of:=([.C1096]-[.D1096])^2" office:value-type="float" office:value="0.00000000822467698773914" calcext:value-type="float">
            <text:p>8,2246769877391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adyship</text:p>
          </table:table-cell>
          <table:table-cell office:value-type="float" office:value="274" calcext:value-type="float">
            <text:p>274</text:p>
          </table:table-cell>
          <table:table-cell table:formula="of:=([.B1097]/[.$F$1])" office:value-type="float" office:value="0.00015182688189143" calcext:value-type="float">
            <text:p>0,0001518269</text:p>
          </table:table-cell>
          <table:table-cell table:formula="of:=([.$S$11]/([.E1097]+[.$T$11])^[.$U$11])" office:value-type="float" office:value="0.000242327270604418" calcext:value-type="float">
            <text:p>0,0002423273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([.C1097]-[.D1097])^2" office:value-type="float" office:value="0.00000000819032035720176" calcext:value-type="float">
            <text:p>8,1903203572017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it</text:p>
          </table:table-cell>
          <table:table-cell office:value-type="float" office:value="274" calcext:value-type="float">
            <text:p>274</text:p>
          </table:table-cell>
          <table:table-cell table:formula="of:=([.B1098]/[.$F$1])" office:value-type="float" office:value="0.00015182688189143" calcext:value-type="float">
            <text:p>0,0001518269</text:p>
          </table:table-cell>
          <table:table-cell table:formula="of:=([.$S$11]/([.E1098]+[.$T$11])^[.$U$11])" office:value-type="float" office:value="0.000242137974775934" calcext:value-type="float">
            <text:p>0,000242138</text:p>
          </table:table-cell>
          <table:table-cell office:value-type="float" office:value="1097" calcext:value-type="float">
            <text:p>1097</text:p>
          </table:table-cell>
          <table:table-cell/>
          <table:table-cell table:formula="of:=([.C1098]-[.D1098])^2" office:value-type="float" office:value="0.00000000815609349799342" calcext:value-type="float">
            <text:p>8,1560934979934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pies</text:p>
          </table:table-cell>
          <table:table-cell office:value-type="float" office:value="274" calcext:value-type="float">
            <text:p>274</text:p>
          </table:table-cell>
          <table:table-cell table:formula="of:=([.B1099]/[.$F$1])" office:value-type="float" office:value="0.00015182688189143" calcext:value-type="float">
            <text:p>0,0001518269</text:p>
          </table:table-cell>
          <table:table-cell table:formula="of:=([.$S$11]/([.E1099]+[.$T$11])^[.$U$11])" office:value-type="float" office:value="0.000241948998468882" calcext:value-type="float">
            <text:p>0,000241949</text:p>
          </table:table-cell>
          <table:table-cell office:value-type="float" office:value="1098" calcext:value-type="float">
            <text:p>1098</text:p>
          </table:table-cell>
          <table:table-cell/>
          <table:table-cell table:formula="of:=([.C1099]-[.D1099])^2" office:value-type="float" office:value="0.0000000081219958963997" calcext:value-type="float">
            <text:p>8,121995896399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mposed</text:p>
          </table:table-cell>
          <table:table-cell office:value-type="float" office:value="273" calcext:value-type="float">
            <text:p>273</text:p>
          </table:table-cell>
          <table:table-cell table:formula="of:=([.B1100]/[.$F$1])" office:value-type="float" office:value="0.000151272769183798" calcext:value-type="float">
            <text:p>0,0001512728</text:p>
          </table:table-cell>
          <table:table-cell table:formula="of:=([.$S$11]/([.E1100]+[.$T$11])^[.$U$11])" office:value-type="float" office:value="0.000241760340854712" calcext:value-type="float">
            <text:p>0,0002417603</text:p>
          </table:table-cell>
          <table:table-cell office:value-type="float" office:value="1099" calcext:value-type="float">
            <text:p>1099</text:p>
          </table:table-cell>
          <table:table-cell/>
          <table:table-cell table:formula="of:=([.C1100]-[.D1100])^2" office:value-type="float" office:value="0.00000000818800062689882" calcext:value-type="float">
            <text:p>8,1880006268988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omewhat</text:p>
          </table:table-cell>
          <table:table-cell office:value-type="float" office:value="273" calcext:value-type="float">
            <text:p>273</text:p>
          </table:table-cell>
          <table:table-cell table:formula="of:=([.B1101]/[.$F$1])" office:value-type="float" office:value="0.000151272769183798" calcext:value-type="float">
            <text:p>0,0001512728</text:p>
          </table:table-cell>
          <table:table-cell table:formula="of:=([.$S$11]/([.E1101]+[.$T$11])^[.$U$11])" office:value-type="float" office:value="0.000241572001107772" calcext:value-type="float">
            <text:p>0,000241572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([.C1101]-[.D1101])^2" office:value-type="float" office:value="0.00000000815395128605979" calcext:value-type="float">
            <text:p>8,1539512860597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hat's</text:p>
          </table:table-cell>
          <table:table-cell office:value-type="float" office:value="273" calcext:value-type="float">
            <text:p>273</text:p>
          </table:table-cell>
          <table:table-cell table:formula="of:=([.B1102]/[.$F$1])" office:value-type="float" office:value="0.000151272769183798" calcext:value-type="float">
            <text:p>0,0001512728</text:p>
          </table:table-cell>
          <table:table-cell table:formula="of:=([.$S$11]/([.E1102]+[.$T$11])^[.$U$11])" office:value-type="float" office:value="0.000241383978405296" calcext:value-type="float">
            <text:p>0,000241384</text:p>
          </table:table-cell>
          <table:table-cell office:value-type="float" office:value="1101" calcext:value-type="float">
            <text:p>1101</text:p>
          </table:table-cell>
          <table:table-cell/>
          <table:table-cell table:formula="of:=([.C1102]-[.D1102])^2" office:value-type="float" office:value="0.00000000812003002736074" calcext:value-type="float">
            <text:p>8,1200300273607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quired</text:p>
          </table:table-cell>
          <table:table-cell office:value-type="float" office:value="273" calcext:value-type="float">
            <text:p>273</text:p>
          </table:table-cell>
          <table:table-cell table:formula="of:=([.B1103]/[.$F$1])" office:value-type="float" office:value="0.000151272769183798" calcext:value-type="float">
            <text:p>0,0001512728</text:p>
          </table:table-cell>
          <table:table-cell table:formula="of:=([.$S$11]/([.E1103]+[.$T$11])^[.$U$11])" office:value-type="float" office:value="0.000241196271927388" calcext:value-type="float">
            <text:p>0,0002411963</text:p>
          </table:table-cell>
          <table:table-cell office:value-type="float" office:value="1102" calcext:value-type="float">
            <text:p>1102</text:p>
          </table:table-cell>
          <table:table-cell/>
          <table:table-cell table:formula="of:=([.C1103]-[.D1103])^2" office:value-type="float" office:value="0.00000000808623634567655" calcext:value-type="float">
            <text:p>8,0862363456765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therwise</text:p>
          </table:table-cell>
          <table:table-cell office:value-type="float" office:value="273" calcext:value-type="float">
            <text:p>273</text:p>
          </table:table-cell>
          <table:table-cell table:formula="of:=([.B1104]/[.$F$1])" office:value-type="float" office:value="0.000151272769183798" calcext:value-type="float">
            <text:p>0,0001512728</text:p>
          </table:table-cell>
          <table:table-cell table:formula="of:=([.$S$11]/([.E1104]+[.$T$11])^[.$U$11])" office:value-type="float" office:value="0.000241008880857011" calcext:value-type="float">
            <text:p>0,0002410089</text:p>
          </table:table-cell>
          <table:table-cell office:value-type="float" office:value="1103" calcext:value-type="float">
            <text:p>1103</text:p>
          </table:table-cell>
          <table:table-cell/>
          <table:table-cell table:formula="of:=([.C1104]-[.D1104])^2" office:value-type="float" office:value="0.00000000805256973822745" calcext:value-type="float">
            <text:p>8,0525697382274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ttp</text:p>
          </table:table-cell>
          <table:table-cell office:value-type="float" office:value="272" calcext:value-type="float">
            <text:p>272</text:p>
          </table:table-cell>
          <table:table-cell table:formula="of:=([.B1105]/[.$F$1])" office:value-type="float" office:value="0.000150718656476165" calcext:value-type="float">
            <text:p>0,0001507187</text:p>
          </table:table-cell>
          <table:table-cell table:formula="of:=([.$S$11]/([.E1105]+[.$T$11])^[.$U$11])" office:value-type="float" office:value="0.000240821804379975" calcext:value-type="float">
            <text:p>0,0002408218</text:p>
          </table:table-cell>
          <table:table-cell office:value-type="float" office:value="1104" calcext:value-type="float">
            <text:p>1104</text:p>
          </table:table-cell>
          <table:table-cell/>
          <table:table-cell table:formula="of:=([.C1105]-[.D1105])^2" office:value-type="float" office:value="0.00000000811857726217594" calcext:value-type="float">
            <text:p>8,1185772621759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reath</text:p>
          </table:table-cell>
          <table:table-cell office:value-type="float" office:value="272" calcext:value-type="float">
            <text:p>272</text:p>
          </table:table-cell>
          <table:table-cell table:formula="of:=([.B1106]/[.$F$1])" office:value-type="float" office:value="0.000150718656476165" calcext:value-type="float">
            <text:p>0,0001507187</text:p>
          </table:table-cell>
          <table:table-cell table:formula="of:=([.$S$11]/([.E1106]+[.$T$11])^[.$U$11])" office:value-type="float" office:value="0.000240635041684924" calcext:value-type="float">
            <text:p>0,000240635</text:p>
          </table:table-cell>
          <table:table-cell office:value-type="float" office:value="1105" calcext:value-type="float">
            <text:p>1105</text:p>
          </table:table-cell>
          <table:table-cell/>
          <table:table-cell table:formula="of:=([.C1106]-[.D1106])^2" office:value-type="float" office:value="0.00000000808495632901002" calcext:value-type="float">
            <text:p>8,0849563290100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lations</text:p>
          </table:table-cell>
          <table:table-cell office:value-type="float" office:value="271" calcext:value-type="float">
            <text:p>271</text:p>
          </table:table-cell>
          <table:table-cell table:formula="of:=([.B1107]/[.$F$1])" office:value-type="float" office:value="0.000150164543768532" calcext:value-type="float">
            <text:p>0,0001501645</text:p>
          </table:table-cell>
          <table:table-cell table:formula="of:=([.$S$11]/([.E1107]+[.$T$11])^[.$U$11])" office:value-type="float" office:value="0.000240448591963324" calcext:value-type="float">
            <text:p>0,0002404486</text:p>
          </table:table-cell>
          <table:table-cell office:value-type="float" office:value="1106" calcext:value-type="float">
            <text:p>1106</text:p>
          </table:table-cell>
          <table:table-cell/>
          <table:table-cell table:formula="of:=([.C1107]-[.D1107])^2" office:value-type="float" office:value="0.00000000815120935843957" calcext:value-type="float">
            <text:p>8,1512093584395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izard</text:p>
          </table:table-cell>
          <table:table-cell office:value-type="float" office:value="271" calcext:value-type="float">
            <text:p>271</text:p>
          </table:table-cell>
          <table:table-cell table:formula="of:=([.B1108]/[.$F$1])" office:value-type="float" office:value="0.000150164543768532" calcext:value-type="float">
            <text:p>0,0001501645</text:p>
          </table:table-cell>
          <table:table-cell table:formula="of:=([.$S$11]/([.E1108]+[.$T$11])^[.$U$11])" office:value-type="float" office:value="0.000240262454409449" calcext:value-type="float">
            <text:p>0,0002402625</text:p>
          </table:table-cell>
          <table:table-cell office:value-type="float" office:value="1107" calcext:value-type="float">
            <text:p>1107</text:p>
          </table:table-cell>
          <table:table-cell/>
          <table:table-cell table:formula="of:=([.C1108]-[.D1108])^2" office:value-type="float" office:value="0.00000000811763350185881" calcext:value-type="float">
            <text:p>8,1176335018588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rown</text:p>
          </table:table-cell>
          <table:table-cell office:value-type="float" office:value="271" calcext:value-type="float">
            <text:p>271</text:p>
          </table:table-cell>
          <table:table-cell table:formula="of:=([.B1109]/[.$F$1])" office:value-type="float" office:value="0.000150164543768532" calcext:value-type="float">
            <text:p>0,0001501645</text:p>
          </table:table-cell>
          <table:table-cell table:formula="of:=([.$S$11]/([.E1109]+[.$T$11])^[.$U$11])" office:value-type="float" office:value="0.000240076628220373" calcext:value-type="float">
            <text:p>0,0002400766</text:p>
          </table:table-cell>
          <table:table-cell office:value-type="float" office:value="1108" calcext:value-type="float">
            <text:p>1108</text:p>
          </table:table-cell>
          <table:table-cell/>
          <table:table-cell table:formula="of:=([.C1109]-[.D1109])^2" office:value-type="float" office:value="0.00000000808418293047501" calcext:value-type="float">
            <text:p>8,0841829304750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talian</text:p>
          </table:table-cell>
          <table:table-cell office:value-type="float" office:value="271" calcext:value-type="float">
            <text:p>271</text:p>
          </table:table-cell>
          <table:table-cell table:formula="of:=([.B1110]/[.$F$1])" office:value-type="float" office:value="0.000150164543768532" calcext:value-type="float">
            <text:p>0,0001501645</text:p>
          </table:table-cell>
          <table:table-cell table:formula="of:=([.$S$11]/([.E1110]+[.$T$11])^[.$U$11])" office:value-type="float" office:value="0.000239891112595951" calcext:value-type="float">
            <text:p>0,0002398911</text:p>
          </table:table-cell>
          <table:table-cell office:value-type="float" office:value="1109" calcext:value-type="float">
            <text:p>1109</text:p>
          </table:table-cell>
          <table:table-cell/>
          <table:table-cell table:formula="of:=([.C1110]-[.D1110])^2" office:value-type="float" office:value="0.00000000805085715354156" calcext:value-type="float">
            <text:p>8,0508571535415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octrine</text:p>
          </table:table-cell>
          <table:table-cell office:value-type="float" office:value="271" calcext:value-type="float">
            <text:p>271</text:p>
          </table:table-cell>
          <table:table-cell table:formula="of:=([.B1111]/[.$F$1])" office:value-type="float" office:value="0.000150164543768532" calcext:value-type="float">
            <text:p>0,0001501645</text:p>
          </table:table-cell>
          <table:table-cell table:formula="of:=([.$S$11]/([.E1111]+[.$T$11])^[.$U$11])" office:value-type="float" office:value="0.000239705906738813" calcext:value-type="float">
            <text:p>0,0002397059</text:p>
          </table:table-cell>
          <table:table-cell office:value-type="float" office:value="1110" calcext:value-type="float">
            <text:p>1110</text:p>
          </table:table-cell>
          <table:table-cell/>
          <table:table-cell table:formula="of:=([.C1111]-[.D1111])^2" office:value-type="float" office:value="0.0000000080176556825756" calcext:value-type="float">
            <text:p>0,000000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hanged</text:p>
          </table:table-cell>
          <table:table-cell office:value-type="float" office:value="271" calcext:value-type="float">
            <text:p>271</text:p>
          </table:table-cell>
          <table:table-cell table:formula="of:=([.B1112]/[.$F$1])" office:value-type="float" office:value="0.000150164543768532" calcext:value-type="float">
            <text:p>0,0001501645</text:p>
          </table:table-cell>
          <table:table-cell table:formula="of:=([.$S$11]/([.E1112]+[.$T$11])^[.$U$11])" office:value-type="float" office:value="0.000239521009854349" calcext:value-type="float">
            <text:p>0,00023952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([.C1112]-[.D1112])^2" office:value-type="float" office:value="0.00000000798457803134576" calcext:value-type="float">
            <text:p>0,000000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ixed</text:p>
          </table:table-cell>
          <table:table-cell office:value-type="float" office:value="270" calcext:value-type="float">
            <text:p>270</text:p>
          </table:table-cell>
          <table:table-cell table:formula="of:=([.B1113]/[.$F$1])" office:value-type="float" office:value="0.000149610431060899" calcext:value-type="float">
            <text:p>0,0001496104</text:p>
          </table:table-cell>
          <table:table-cell table:formula="of:=([.$S$11]/([.E1113]+[.$T$11])^[.$U$11])" office:value-type="float" office:value="0.000239336421150697" calcext:value-type="float">
            <text:p>0,0002393364</text:p>
          </table:table-cell>
          <table:table-cell office:value-type="float" office:value="1112" calcext:value-type="float">
            <text:p>1112</text:p>
          </table:table-cell>
          <table:table-cell/>
          <table:table-cell table:formula="of:=([.C1113]-[.D1113])^2" office:value-type="float" office:value="0.00000000805075329759464" calcext:value-type="float">
            <text:p>8,0507532975946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oldiers</text:p>
          </table:table-cell>
          <table:table-cell office:value-type="float" office:value="270" calcext:value-type="float">
            <text:p>270</text:p>
          </table:table-cell>
          <table:table-cell table:formula="of:=([.B1114]/[.$F$1])" office:value-type="float" office:value="0.000149610431060899" calcext:value-type="float">
            <text:p>0,0001496104</text:p>
          </table:table-cell>
          <table:table-cell table:formula="of:=([.$S$11]/([.E1114]+[.$T$11])^[.$U$11])" office:value-type="float" office:value="0.000239152139838734" calcext:value-type="float">
            <text:p>0,0002391521</text:p>
          </table:table-cell>
          <table:table-cell office:value-type="float" office:value="1113" calcext:value-type="float">
            <text:p>1113</text:p>
          </table:table-cell>
          <table:table-cell/>
          <table:table-cell table:formula="of:=([.C1114]-[.D1114])^2" office:value-type="float" office:value="0.00000000801771761085466" calcext:value-type="float">
            <text:p>0,000000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ogic</text:p>
          </table:table-cell>
          <table:table-cell office:value-type="float" office:value="270" calcext:value-type="float">
            <text:p>270</text:p>
          </table:table-cell>
          <table:table-cell table:formula="of:=([.B1115]/[.$F$1])" office:value-type="float" office:value="0.000149610431060899" calcext:value-type="float">
            <text:p>0,0001496104</text:p>
          </table:table-cell>
          <table:table-cell table:formula="of:=([.$S$11]/([.E1115]+[.$T$11])^[.$U$11])" office:value-type="float" office:value="0.000238968165132058" calcext:value-type="float">
            <text:p>0,0002389682</text:p>
          </table:table-cell>
          <table:table-cell office:value-type="float" office:value="1114" calcext:value-type="float">
            <text:p>1114</text:p>
          </table:table-cell>
          <table:table-cell/>
          <table:table-cell table:formula="of:=([.C1115]-[.D1115])^2" office:value-type="float" office:value="0.0000000079848046383321" calcext:value-type="float">
            <text:p>0,000000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mmanded</text:p>
          </table:table-cell>
          <table:table-cell office:value-type="float" office:value="270" calcext:value-type="float">
            <text:p>270</text:p>
          </table:table-cell>
          <table:table-cell table:formula="of:=([.B1116]/[.$F$1])" office:value-type="float" office:value="0.000149610431060899" calcext:value-type="float">
            <text:p>0,0001496104</text:p>
          </table:table-cell>
          <table:table-cell table:formula="of:=([.$S$11]/([.E1116]+[.$T$11])^[.$U$11])" office:value-type="float" office:value="0.000238784496246983" calcext:value-type="float">
            <text:p>0,0002387845</text:p>
          </table:table-cell>
          <table:table-cell office:value-type="float" office:value="1115" calcext:value-type="float">
            <text:p>1115</text:p>
          </table:table-cell>
          <table:table-cell/>
          <table:table-cell table:formula="of:=([.C1116]-[.D1116])^2" office:value-type="float" office:value="0.0000000079520139018121" calcext:value-type="float">
            <text:p>0,000000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bjects</text:p>
          </table:table-cell>
          <table:table-cell office:value-type="float" office:value="270" calcext:value-type="float">
            <text:p>270</text:p>
          </table:table-cell>
          <table:table-cell table:formula="of:=([.B1117]/[.$F$1])" office:value-type="float" office:value="0.000149610431060899" calcext:value-type="float">
            <text:p>0,0001496104</text:p>
          </table:table-cell>
          <table:table-cell table:formula="of:=([.$S$11]/([.E1117]+[.$T$11])^[.$U$11])" office:value-type="float" office:value="0.000238601132402523" calcext:value-type="float">
            <text:p>0,0002386011</text:p>
          </table:table-cell>
          <table:table-cell office:value-type="float" office:value="1116" calcext:value-type="float">
            <text:p>1116</text:p>
          </table:table-cell>
          <table:table-cell/>
          <table:table-cell table:formula="of:=([.C1117]-[.D1117])^2" office:value-type="float" office:value="0.00000000791934492527416" calcext:value-type="float">
            <text:p>7,9193449252741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welve</text:p>
          </table:table-cell>
          <table:table-cell office:value-type="float" office:value="269" calcext:value-type="float">
            <text:p>269</text:p>
          </table:table-cell>
          <table:table-cell table:formula="of:=([.B1118]/[.$F$1])" office:value-type="float" office:value="0.000149056318353266" calcext:value-type="float">
            <text:p>0,0001490563</text:p>
          </table:table-cell>
          <table:table-cell table:formula="of:=([.$S$11]/([.E1118]+[.$T$11])^[.$U$11])" office:value-type="float" office:value="0.00023841807282038" calcext:value-type="float">
            <text:p>0,0002384181</text:p>
          </table:table-cell>
          <table:table-cell office:value-type="float" office:value="1117" calcext:value-type="float">
            <text:p>1117</text:p>
          </table:table-cell>
          <table:table-cell/>
          <table:table-cell table:formula="of:=([.C1118]-[.D1118])^2" office:value-type="float" office:value="0.00000000798552316144083" calcext:value-type="float">
            <text:p>0,000000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ars</text:p>
          </table:table-cell>
          <table:table-cell office:value-type="float" office:value="269" calcext:value-type="float">
            <text:p>269</text:p>
          </table:table-cell>
          <table:table-cell table:formula="of:=([.B1119]/[.$F$1])" office:value-type="float" office:value="0.000149056318353266" calcext:value-type="float">
            <text:p>0,0001490563</text:p>
          </table:table-cell>
          <table:table-cell table:formula="of:=([.$S$11]/([.E1119]+[.$T$11])^[.$U$11])" office:value-type="float" office:value="0.000238235316724936" calcext:value-type="float">
            <text:p>0,0002382353</text:p>
          </table:table-cell>
          <table:table-cell office:value-type="float" office:value="1118" calcext:value-type="float">
            <text:p>1118</text:p>
          </table:table-cell>
          <table:table-cell/>
          <table:table-cell table:formula="of:=([.C1119]-[.D1119])^2" office:value-type="float" office:value="0.00000000795289375057435" calcext:value-type="float">
            <text:p>0,000000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ron</text:p>
          </table:table-cell>
          <table:table-cell office:value-type="float" office:value="269" calcext:value-type="float">
            <text:p>269</text:p>
          </table:table-cell>
          <table:table-cell table:formula="of:=([.B1120]/[.$F$1])" office:value-type="float" office:value="0.000149056318353266" calcext:value-type="float">
            <text:p>0,0001490563</text:p>
          </table:table-cell>
          <table:table-cell table:formula="of:=([.$S$11]/([.E1120]+[.$T$11])^[.$U$11])" office:value-type="float" office:value="0.000238052863343237" calcext:value-type="float">
            <text:p>0,0002380529</text:p>
          </table:table-cell>
          <table:table-cell office:value-type="float" office:value="1119" calcext:value-type="float">
            <text:p>1119</text:p>
          </table:table-cell>
          <table:table-cell/>
          <table:table-cell table:formula="of:=([.C1120]-[.D1120])^2" office:value-type="float" office:value="0.00000000792038502015207" calcext:value-type="float">
            <text:p>7,9203850201520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ong</text:p>
          </table:table-cell>
          <table:table-cell office:value-type="float" office:value="269" calcext:value-type="float">
            <text:p>269</text:p>
          </table:table-cell>
          <table:table-cell table:formula="of:=([.B1121]/[.$F$1])" office:value-type="float" office:value="0.000149056318353266" calcext:value-type="float">
            <text:p>0,0001490563</text:p>
          </table:table-cell>
          <table:table-cell table:formula="of:=([.$S$11]/([.E1121]+[.$T$11])^[.$U$11])" office:value-type="float" office:value="0.000237870711904986" calcext:value-type="float">
            <text:p>0,0002378707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([.C1121]-[.D1121])^2" office:value-type="float" office:value="0.00000000788799650195995" calcext:value-type="float">
            <text:p>7,8879965019599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appiness</text:p>
          </table:table-cell>
          <table:table-cell office:value-type="float" office:value="269" calcext:value-type="float">
            <text:p>269</text:p>
          </table:table-cell>
          <table:table-cell table:formula="of:=([.B1122]/[.$F$1])" office:value-type="float" office:value="0.000149056318353266" calcext:value-type="float">
            <text:p>0,0001490563</text:p>
          </table:table-cell>
          <table:table-cell table:formula="of:=([.$S$11]/([.E1122]+[.$T$11])^[.$U$11])" office:value-type="float" office:value="0.000237688861642528" calcext:value-type="float">
            <text:p>0,0002376889</text:p>
          </table:table-cell>
          <table:table-cell office:value-type="float" office:value="1121" calcext:value-type="float">
            <text:p>1121</text:p>
          </table:table-cell>
          <table:table-cell/>
          <table:table-cell table:formula="of:=([.C1122]-[.D1122])^2" office:value-type="float" office:value="0.00000000785572772992294" calcext:value-type="float">
            <text:p>7,8557277299229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ttack</text:p>
          </table:table-cell>
          <table:table-cell office:value-type="float" office:value="268" calcext:value-type="float">
            <text:p>268</text:p>
          </table:table-cell>
          <table:table-cell table:formula="of:=([.B1123]/[.$F$1])" office:value-type="float" office:value="0.000148502205645633" calcext:value-type="float">
            <text:p>0,0001485022</text:p>
          </table:table-cell>
          <table:table-cell table:formula="of:=([.$S$11]/([.E1123]+[.$T$11])^[.$U$11])" office:value-type="float" office:value="0.000237507311790838" calcext:value-type="float">
            <text:p>0,0002375073</text:p>
          </table:table-cell>
          <table:table-cell office:value-type="float" office:value="1122" calcext:value-type="float">
            <text:p>1122</text:p>
          </table:table-cell>
          <table:table-cell/>
          <table:table-cell table:formula="of:=([.C1123]-[.D1123])^2" office:value-type="float" office:value="0.0000000079219089199193" calcext:value-type="float">
            <text:p>7,921908919919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alls</text:p>
          </table:table-cell>
          <table:table-cell office:value-type="float" office:value="268" calcext:value-type="float">
            <text:p>268</text:p>
          </table:table-cell>
          <table:table-cell table:formula="of:=([.B1124]/[.$F$1])" office:value-type="float" office:value="0.000148502205645633" calcext:value-type="float">
            <text:p>0,0001485022</text:p>
          </table:table-cell>
          <table:table-cell table:formula="of:=([.$S$11]/([.E1124]+[.$T$11])^[.$U$11])" office:value-type="float" office:value="0.000237326061587515" calcext:value-type="float">
            <text:p>0,0002373261</text:p>
          </table:table-cell>
          <table:table-cell office:value-type="float" office:value="1123" calcext:value-type="float">
            <text:p>1123</text:p>
          </table:table-cell>
          <table:table-cell/>
          <table:table-cell table:formula="of:=([.C1124]-[.D1124])^2" office:value-type="float" office:value="0.00000000788967738438418" calcext:value-type="float">
            <text:p>7,8896773843841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ot</text:p>
          </table:table-cell>
          <table:table-cell office:value-type="float" office:value="268" calcext:value-type="float">
            <text:p>268</text:p>
          </table:table-cell>
          <table:table-cell table:formula="of:=([.B1125]/[.$F$1])" office:value-type="float" office:value="0.000148502205645633" calcext:value-type="float">
            <text:p>0,0001485022</text:p>
          </table:table-cell>
          <table:table-cell table:formula="of:=([.$S$11]/([.E1125]+[.$T$11])^[.$U$11])" office:value-type="float" office:value="0.000237145110272763" calcext:value-type="float">
            <text:p>0,0002371451</text:p>
          </table:table-cell>
          <table:table-cell office:value-type="float" office:value="1124" calcext:value-type="float">
            <text:p>1124</text:p>
          </table:table-cell>
          <table:table-cell/>
          <table:table-cell table:formula="of:=([.C1125]-[.D1125])^2" office:value-type="float" office:value="0.0000000078575645407345" calcext:value-type="float">
            <text:p>7,857564540734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rigade</text:p>
          </table:table-cell>
          <table:table-cell office:value-type="float" office:value="268" calcext:value-type="float">
            <text:p>268</text:p>
          </table:table-cell>
          <table:table-cell table:formula="of:=([.B1126]/[.$F$1])" office:value-type="float" office:value="0.000148502205645633" calcext:value-type="float">
            <text:p>0,0001485022</text:p>
          </table:table-cell>
          <table:table-cell table:formula="of:=([.$S$11]/([.E1126]+[.$T$11])^[.$U$11])" office:value-type="float" office:value="0.000236964457089387" calcext:value-type="float">
            <text:p>0,0002369645</text:p>
          </table:table-cell>
          <table:table-cell office:value-type="float" office:value="1125" calcext:value-type="float">
            <text:p>1125</text:p>
          </table:table-cell>
          <table:table-cell/>
          <table:table-cell table:formula="of:=([.C1126]-[.D1126])^2" office:value-type="float" office:value="0.00000000782556993049804" calcext:value-type="float">
            <text:p>7,8255699304980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ouldn't</text:p>
          </table:table-cell>
          <table:table-cell office:value-type="float" office:value="267" calcext:value-type="float">
            <text:p>267</text:p>
          </table:table-cell>
          <table:table-cell table:formula="of:=([.B1127]/[.$F$1])" office:value-type="float" office:value="0.000147948092938" calcext:value-type="float">
            <text:p>0,0001479481</text:p>
          </table:table-cell>
          <table:table-cell table:formula="of:=([.$S$11]/([.E1127]+[.$T$11])^[.$U$11])" office:value-type="float" office:value="0.000236784101282778" calcext:value-type="float">
            <text:p>0,0002367841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([.C1127]-[.D1127])^2" office:value-type="float" office:value="0.00000000789183637863351" calcext:value-type="float">
            <text:p>7,8918363786335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oughts</text:p>
          </table:table-cell>
          <table:table-cell office:value-type="float" office:value="267" calcext:value-type="float">
            <text:p>267</text:p>
          </table:table-cell>
          <table:table-cell table:formula="of:=([.B1128]/[.$F$1])" office:value-type="float" office:value="0.000147948092938" calcext:value-type="float">
            <text:p>0,0001479481</text:p>
          </table:table-cell>
          <table:table-cell table:formula="of:=([.$S$11]/([.E1128]+[.$T$11])^[.$U$11])" office:value-type="float" office:value="0.000236604042100902" calcext:value-type="float">
            <text:p>0,000236604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([.C1128]-[.D1128])^2" office:value-type="float" office:value="0.00000000785987732197504" calcext:value-type="float">
            <text:p>7,8598773219750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ood</text:p>
          </table:table-cell>
          <table:table-cell office:value-type="float" office:value="267" calcext:value-type="float">
            <text:p>267</text:p>
          </table:table-cell>
          <table:table-cell table:formula="of:=([.B1129]/[.$F$1])" office:value-type="float" office:value="0.000147948092938" calcext:value-type="float">
            <text:p>0,0001479481</text:p>
          </table:table-cell>
          <table:table-cell table:formula="of:=([.$S$11]/([.E1129]+[.$T$11])^[.$U$11])" office:value-type="float" office:value="0.000236424278794289" calcext:value-type="float">
            <text:p>0,0002364243</text:p>
          </table:table-cell>
          <table:table-cell office:value-type="float" office:value="1128" calcext:value-type="float">
            <text:p>1128</text:p>
          </table:table-cell>
          <table:table-cell/>
          <table:table-cell table:formula="of:=([.C1129]-[.D1129])^2" office:value-type="float" office:value="0.00000000782803546367659" calcext:value-type="float">
            <text:p>7,8280354636765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merica</text:p>
          </table:table-cell>
          <table:table-cell office:value-type="float" office:value="266" calcext:value-type="float">
            <text:p>266</text:p>
          </table:table-cell>
          <table:table-cell table:formula="of:=([.B1130]/[.$F$1])" office:value-type="float" office:value="0.000147393980230367" calcext:value-type="float">
            <text:p>0,000147394</text:p>
          </table:table-cell>
          <table:table-cell table:formula="of:=([.$S$11]/([.E1130]+[.$T$11])^[.$U$11])" office:value-type="float" office:value="0.000236244810616024" calcext:value-type="float">
            <text:p>0,0002362448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([.C1130]-[.D1130])^2" office:value-type="float" office:value="0.00000000789447006022076" calcext:value-type="float">
            <text:p>7,8944700602207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reatly</text:p>
          </table:table-cell>
          <table:table-cell office:value-type="float" office:value="266" calcext:value-type="float">
            <text:p>266</text:p>
          </table:table-cell>
          <table:table-cell table:formula="of:=([.B1131]/[.$F$1])" office:value-type="float" office:value="0.000147393980230367" calcext:value-type="float">
            <text:p>0,000147394</text:p>
          </table:table-cell>
          <table:table-cell table:formula="of:=([.$S$11]/([.E1131]+[.$T$11])^[.$U$11])" office:value-type="float" office:value="0.000236065636821733" calcext:value-type="float">
            <text:p>0,0002360656</text:p>
          </table:table-cell>
          <table:table-cell office:value-type="float" office:value="1130" calcext:value-type="float">
            <text:p>1130</text:p>
          </table:table-cell>
          <table:table-cell/>
          <table:table-cell table:formula="of:=([.C1131]-[.D1131])^2" office:value-type="float" office:value="0.00000000786266268265719" calcext:value-type="float">
            <text:p>7,8626626826571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it</text:p>
          </table:table-cell>
          <table:table-cell office:value-type="float" office:value="266" calcext:value-type="float">
            <text:p>266</text:p>
          </table:table-cell>
          <table:table-cell table:formula="of:=([.B1132]/[.$F$1])" office:value-type="float" office:value="0.000147393980230367" calcext:value-type="float">
            <text:p>0,000147394</text:p>
          </table:table-cell>
          <table:table-cell table:formula="of:=([.$S$11]/([.E1132]+[.$T$11])^[.$U$11])" office:value-type="float" office:value="0.000235886756669575" calcext:value-type="float">
            <text:p>0,0002358868</text:p>
          </table:table-cell>
          <table:table-cell office:value-type="float" office:value="1131" calcext:value-type="float">
            <text:p>1131</text:p>
          </table:table-cell>
          <table:table-cell/>
          <table:table-cell table:formula="of:=([.C1132]-[.D1132])^2" office:value-type="float" office:value="0.00000000783097148191977" calcext:value-type="float">
            <text:p>7,8309714819197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harp</text:p>
          </table:table-cell>
          <table:table-cell office:value-type="float" office:value="266" calcext:value-type="float">
            <text:p>266</text:p>
          </table:table-cell>
          <table:table-cell table:formula="of:=([.B1133]/[.$F$1])" office:value-type="float" office:value="0.000147393980230367" calcext:value-type="float">
            <text:p>0,000147394</text:p>
          </table:table-cell>
          <table:table-cell table:formula="of:=([.$S$11]/([.E1133]+[.$T$11])^[.$U$11])" office:value-type="float" office:value="0.00023570816942023" calcext:value-type="float">
            <text:p>0,0002357082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([.C1133]-[.D1133])^2" office:value-type="float" office:value="0.00000000779939601226299" calcext:value-type="float">
            <text:p>7,7993960122629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at</text:p>
          </table:table-cell>
          <table:table-cell office:value-type="float" office:value="266" calcext:value-type="float">
            <text:p>266</text:p>
          </table:table-cell>
          <table:table-cell table:formula="of:=([.B1134]/[.$F$1])" office:value-type="float" office:value="0.000147393980230367" calcext:value-type="float">
            <text:p>0,000147394</text:p>
          </table:table-cell>
          <table:table-cell table:formula="of:=([.$S$11]/([.E1134]+[.$T$11])^[.$U$11])" office:value-type="float" office:value="0.000235529874336887" calcext:value-type="float">
            <text:p>0,0002355299</text:p>
          </table:table-cell>
          <table:table-cell office:value-type="float" office:value="1133" calcext:value-type="float">
            <text:p>1133</text:p>
          </table:table-cell>
          <table:table-cell/>
          <table:table-cell table:formula="of:=([.C1134]-[.D1134])^2" office:value-type="float" office:value="0.0000000077679358299557" calcext:value-type="float">
            <text:p>7,767935829955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ndividuals</text:p>
          </table:table-cell>
          <table:table-cell office:value-type="float" office:value="265" calcext:value-type="float">
            <text:p>265</text:p>
          </table:table-cell>
          <table:table-cell table:formula="of:=([.B1135]/[.$F$1])" office:value-type="float" office:value="0.000146839867522734" calcext:value-type="float">
            <text:p>0,0001468399</text:p>
          </table:table-cell>
          <table:table-cell table:formula="of:=([.$S$11]/([.E1135]+[.$T$11])^[.$U$11])" office:value-type="float" office:value="0.000235351870685234" calcext:value-type="float">
            <text:p>0,0002353519</text:p>
          </table:table-cell>
          <table:table-cell office:value-type="float" office:value="1134" calcext:value-type="float">
            <text:p>1134</text:p>
          </table:table-cell>
          <table:table-cell/>
          <table:table-cell table:formula="of:=([.C1135]-[.D1135])^2" office:value-type="float" office:value="0.0000000078343747038384" calcext:value-type="float">
            <text:p>7,834374703838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event</text:p>
          </table:table-cell>
          <table:table-cell office:value-type="float" office:value="265" calcext:value-type="float">
            <text:p>265</text:p>
          </table:table-cell>
          <table:table-cell table:formula="of:=([.B1136]/[.$F$1])" office:value-type="float" office:value="0.000146839867522734" calcext:value-type="float">
            <text:p>0,0001468399</text:p>
          </table:table-cell>
          <table:table-cell table:formula="of:=([.$S$11]/([.E1136]+[.$T$11])^[.$U$11])" office:value-type="float" office:value="0.000235174157733449" calcext:value-type="float">
            <text:p>0,0002351742</text:p>
          </table:table-cell>
          <table:table-cell office:value-type="float" office:value="1135" calcext:value-type="float">
            <text:p>1135</text:p>
          </table:table-cell>
          <table:table-cell/>
          <table:table-cell table:formula="of:=([.C1136]-[.D1136])^2" office:value-type="float" office:value="0.0000000078029468270308" calcext:value-type="float">
            <text:p>7,802946827030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ove</text:p>
          </table:table-cell>
          <table:table-cell office:value-type="float" office:value="265" calcext:value-type="float">
            <text:p>265</text:p>
          </table:table-cell>
          <table:table-cell table:formula="of:=([.B1137]/[.$F$1])" office:value-type="float" office:value="0.000146839867522734" calcext:value-type="float">
            <text:p>0,0001468399</text:p>
          </table:table-cell>
          <table:table-cell table:formula="of:=([.$S$11]/([.E1137]+[.$T$11])^[.$U$11])" office:value-type="float" office:value="0.000234996734752187" calcext:value-type="float">
            <text:p>0,0002349967</text:p>
          </table:table-cell>
          <table:table-cell office:value-type="float" office:value="1136" calcext:value-type="float">
            <text:p>1136</text:p>
          </table:table-cell>
          <table:table-cell/>
          <table:table-cell table:formula="of:=([.C1137]-[.D1137])^2" office:value-type="float" office:value="0.00000000777163323971146" calcext:value-type="float">
            <text:p>7,7716332397114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olitical</text:p>
          </table:table-cell>
          <table:table-cell office:value-type="float" office:value="265" calcext:value-type="float">
            <text:p>265</text:p>
          </table:table-cell>
          <table:table-cell table:formula="of:=([.B1138]/[.$F$1])" office:value-type="float" office:value="0.000146839867522734" calcext:value-type="float">
            <text:p>0,0001468399</text:p>
          </table:table-cell>
          <table:table-cell table:formula="of:=([.$S$11]/([.E1138]+[.$T$11])^[.$U$11])" office:value-type="float" office:value="0.000234819601014572" calcext:value-type="float">
            <text:p>0,0002348196</text:p>
          </table:table-cell>
          <table:table-cell office:value-type="float" office:value="1137" calcext:value-type="float">
            <text:p>1137</text:p>
          </table:table-cell>
          <table:table-cell/>
          <table:table-cell table:formula="of:=([.C1138]-[.D1138])^2" office:value-type="float" office:value="0.00000000774043350529488" calcext:value-type="float">
            <text:p>7,7404335052948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vidently</text:p>
          </table:table-cell>
          <table:table-cell office:value-type="float" office:value="265" calcext:value-type="float">
            <text:p>265</text:p>
          </table:table-cell>
          <table:table-cell table:formula="of:=([.B1139]/[.$F$1])" office:value-type="float" office:value="0.000146839867522734" calcext:value-type="float">
            <text:p>0,0001468399</text:p>
          </table:table-cell>
          <table:table-cell table:formula="of:=([.$S$11]/([.E1139]+[.$T$11])^[.$U$11])" office:value-type="float" office:value="0.000234642755796184" calcext:value-type="float">
            <text:p>0,0002346428</text:p>
          </table:table-cell>
          <table:table-cell office:value-type="float" office:value="1138" calcext:value-type="float">
            <text:p>1138</text:p>
          </table:table-cell>
          <table:table-cell/>
          <table:table-cell table:formula="of:=([.C1139]-[.D1139])^2" office:value-type="float" office:value="0.0000000077093471891599" calcext:value-type="float">
            <text:p>7,709347189159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owers</text:p>
          </table:table-cell>
          <table:table-cell office:value-type="float" office:value="265" calcext:value-type="float">
            <text:p>265</text:p>
          </table:table-cell>
          <table:table-cell table:formula="of:=([.B1140]/[.$F$1])" office:value-type="float" office:value="0.000146839867522734" calcext:value-type="float">
            <text:p>0,0001468399</text:p>
          </table:table-cell>
          <table:table-cell table:formula="of:=([.$S$11]/([.E1140]+[.$T$11])^[.$U$11])" office:value-type="float" office:value="0.000234466198375048" calcext:value-type="float">
            <text:p>0,0002344662</text:p>
          </table:table-cell>
          <table:table-cell office:value-type="float" office:value="1139" calcext:value-type="float">
            <text:p>1139</text:p>
          </table:table-cell>
          <table:table-cell/>
          <table:table-cell table:formula="of:=([.C1140]-[.D1140])^2" office:value-type="float" office:value="0.00000000767837385863928" calcext:value-type="float">
            <text:p>7,6783738586392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ill</text:p>
          </table:table-cell>
          <table:table-cell office:value-type="float" office:value="265" calcext:value-type="float">
            <text:p>265</text:p>
          </table:table-cell>
          <table:table-cell table:formula="of:=([.B1141]/[.$F$1])" office:value-type="float" office:value="0.000146839867522734" calcext:value-type="float">
            <text:p>0,0001468399</text:p>
          </table:table-cell>
          <table:table-cell table:formula="of:=([.$S$11]/([.E1141]+[.$T$11])^[.$U$11])" office:value-type="float" office:value="0.000234289928031629" calcext:value-type="float">
            <text:p>0,0002342899</text:p>
          </table:table-cell>
          <table:table-cell office:value-type="float" office:value="1140" calcext:value-type="float">
            <text:p>1140</text:p>
          </table:table-cell>
          <table:table-cell/>
          <table:table-cell table:formula="of:=([.C1141]-[.D1141])^2" office:value-type="float" office:value="0.00000000764751308300943" calcext:value-type="float">
            <text:p>7,6475130830094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cts</text:p>
          </table:table-cell>
          <table:table-cell office:value-type="float" office:value="264" calcext:value-type="float">
            <text:p>264</text:p>
          </table:table-cell>
          <table:table-cell table:formula="of:=([.B1142]/[.$F$1])" office:value-type="float" office:value="0.000146285754815101" calcext:value-type="float">
            <text:p>0,0001462858</text:p>
          </table:table-cell>
          <table:table-cell table:formula="of:=([.$S$11]/([.E1142]+[.$T$11])^[.$U$11])" office:value-type="float" office:value="0.000234113944048814" calcext:value-type="float">
            <text:p>0,0002341139</text:p>
          </table:table-cell>
          <table:table-cell office:value-type="float" office:value="1141" calcext:value-type="float">
            <text:p>1141</text:p>
          </table:table-cell>
          <table:table-cell/>
          <table:table-cell table:formula="of:=([.C1142]-[.D1142])^2" office:value-type="float" office:value="0.00000000771379082407301" calcext:value-type="float">
            <text:p>7,7137908240730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eside</text:p>
          </table:table-cell>
          <table:table-cell office:value-type="float" office:value="264" calcext:value-type="float">
            <text:p>264</text:p>
          </table:table-cell>
          <table:table-cell table:formula="of:=([.B1143]/[.$F$1])" office:value-type="float" office:value="0.000146285754815101" calcext:value-type="float">
            <text:p>0,0001462858</text:p>
          </table:table-cell>
          <table:table-cell table:formula="of:=([.$S$11]/([.E1143]+[.$T$11])^[.$U$11])" office:value-type="float" office:value="0.000233938245711909" calcext:value-type="float">
            <text:p>0,0002339382</text:p>
          </table:table-cell>
          <table:table-cell office:value-type="float" office:value="1142" calcext:value-type="float">
            <text:p>1142</text:p>
          </table:table-cell>
          <table:table-cell/>
          <table:table-cell table:formula="of:=([.C1143]-[.D1143])^2" office:value-type="float" office:value="0.00000000768295916041499" calcext:value-type="float">
            <text:p>7,6829591604149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orth</text:p>
          </table:table-cell>
          <table:table-cell office:value-type="float" office:value="263" calcext:value-type="float">
            <text:p>263</text:p>
          </table:table-cell>
          <table:table-cell table:formula="of:=([.B1144]/[.$F$1])" office:value-type="float" office:value="0.000145731642107468" calcext:value-type="float">
            <text:p>0,0001457316</text:p>
          </table:table-cell>
          <table:table-cell table:formula="of:=([.$S$11]/([.E1144]+[.$T$11])^[.$U$11])" office:value-type="float" office:value="0.000233762832308621" calcext:value-type="float">
            <text:p>0,0002337628</text:p>
          </table:table-cell>
          <table:table-cell office:value-type="float" office:value="1143" calcext:value-type="float">
            <text:p>1143</text:p>
          </table:table-cell>
          <table:table-cell/>
          <table:table-cell table:formula="of:=([.C1144]-[.D1144])^2" office:value-type="float" office:value="0.00000000774949044823167" calcext:value-type="float">
            <text:p>7,7494904482316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hio</text:p>
          </table:table-cell>
          <table:table-cell office:value-type="float" office:value="263" calcext:value-type="float">
            <text:p>263</text:p>
          </table:table-cell>
          <table:table-cell table:formula="of:=([.B1145]/[.$F$1])" office:value-type="float" office:value="0.000145731642107468" calcext:value-type="float">
            <text:p>0,0001457316</text:p>
          </table:table-cell>
          <table:table-cell table:formula="of:=([.$S$11]/([.E1145]+[.$T$11])^[.$U$11])" office:value-type="float" office:value="0.000233587703129057" calcext:value-type="float">
            <text:p>0,0002335877</text:p>
          </table:table-cell>
          <table:table-cell office:value-type="float" office:value="1144" calcext:value-type="float">
            <text:p>1144</text:p>
          </table:table-cell>
          <table:table-cell/>
          <table:table-cell table:formula="of:=([.C1145]-[.D1145])^2" office:value-type="float" office:value="0.00000000771868745822922" calcext:value-type="float">
            <text:p>7,7186874582292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wner</text:p>
          </table:table-cell>
          <table:table-cell office:value-type="float" office:value="263" calcext:value-type="float">
            <text:p>263</text:p>
          </table:table-cell>
          <table:table-cell table:formula="of:=([.B1146]/[.$F$1])" office:value-type="float" office:value="0.000145731642107468" calcext:value-type="float">
            <text:p>0,0001457316</text:p>
          </table:table-cell>
          <table:table-cell table:formula="of:=([.$S$11]/([.E1146]+[.$T$11])^[.$U$11])" office:value-type="float" office:value="0.000233412857465706" calcext:value-type="float">
            <text:p>0,0002334129</text:p>
          </table:table-cell>
          <table:table-cell office:value-type="float" office:value="1145" calcext:value-type="float">
            <text:p>1145</text:p>
          </table:table-cell>
          <table:table-cell/>
          <table:table-cell table:formula="of:=([.C1146]-[.D1146])^2" office:value-type="float" office:value="0.00000000768799552669765" calcext:value-type="float">
            <text:p>7,6879955266976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rvant</text:p>
          </table:table-cell>
          <table:table-cell office:value-type="float" office:value="263" calcext:value-type="float">
            <text:p>263</text:p>
          </table:table-cell>
          <table:table-cell table:formula="of:=([.B1147]/[.$F$1])" office:value-type="float" office:value="0.000145731642107468" calcext:value-type="float">
            <text:p>0,0001457316</text:p>
          </table:table-cell>
          <table:table-cell table:formula="of:=([.$S$11]/([.E1147]+[.$T$11])^[.$U$11])" office:value-type="float" office:value="0.000233238294613431" calcext:value-type="float">
            <text:p>0,0002332383</text:p>
          </table:table-cell>
          <table:table-cell office:value-type="float" office:value="1146" calcext:value-type="float">
            <text:p>1146</text:p>
          </table:table-cell>
          <table:table-cell/>
          <table:table-cell table:formula="of:=([.C1147]-[.D1147])^2" office:value-type="float" office:value="0.00000000765741423279941" calcext:value-type="float">
            <text:p>7,6574142327994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erm</text:p>
          </table:table-cell>
          <table:table-cell office:value-type="float" office:value="263" calcext:value-type="float">
            <text:p>263</text:p>
          </table:table-cell>
          <table:table-cell table:formula="of:=([.B1148]/[.$F$1])" office:value-type="float" office:value="0.000145731642107468" calcext:value-type="float">
            <text:p>0,0001457316</text:p>
          </table:table-cell>
          <table:table-cell table:formula="of:=([.$S$11]/([.E1148]+[.$T$11])^[.$U$11])" office:value-type="float" office:value="0.000233064013869464" calcext:value-type="float">
            <text:p>0,000233064</text:p>
          </table:table-cell>
          <table:table-cell office:value-type="float" office:value="1147" calcext:value-type="float">
            <text:p>1147</text:p>
          </table:table-cell>
          <table:table-cell/>
          <table:table-cell table:formula="of:=([.C1148]-[.D1148])^2" office:value-type="float" office:value="0.00000000762694315757541" calcext:value-type="float">
            <text:p>7,6269431575754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mposer</text:p>
          </table:table-cell>
          <table:table-cell office:value-type="float" office:value="262" calcext:value-type="float">
            <text:p>262</text:p>
          </table:table-cell>
          <table:table-cell table:formula="of:=([.B1149]/[.$F$1])" office:value-type="float" office:value="0.000145177529399835" calcext:value-type="float">
            <text:p>0,0001451775</text:p>
          </table:table-cell>
          <table:table-cell table:formula="of:=([.$S$11]/([.E1149]+[.$T$11])^[.$U$11])" office:value-type="float" office:value="0.000232890014533387" calcext:value-type="float">
            <text:p>0,00023289</text:p>
          </table:table-cell>
          <table:table-cell office:value-type="float" office:value="1148" calcext:value-type="float">
            <text:p>1148</text:p>
          </table:table-cell>
          <table:table-cell/>
          <table:table-cell table:formula="of:=([.C1149]-[.D1149])^2" office:value-type="float" office:value="0.00000000769348004830357" calcext:value-type="float">
            <text:p>7,6934800483035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eps</text:p>
          </table:table-cell>
          <table:table-cell office:value-type="float" office:value="262" calcext:value-type="float">
            <text:p>262</text:p>
          </table:table-cell>
          <table:table-cell table:formula="of:=([.B1150]/[.$F$1])" office:value-type="float" office:value="0.000145177529399835" calcext:value-type="float">
            <text:p>0,0001451775</text:p>
          </table:table-cell>
          <table:table-cell table:formula="of:=([.$S$11]/([.E1150]+[.$T$11])^[.$U$11])" office:value-type="float" office:value="0.000232716295907131" calcext:value-type="float">
            <text:p>0,0002327163</text:p>
          </table:table-cell>
          <table:table-cell office:value-type="float" office:value="1149" calcext:value-type="float">
            <text:p>1149</text:p>
          </table:table-cell>
          <table:table-cell/>
          <table:table-cell table:formula="of:=([.C1150]-[.D1150])^2" office:value-type="float" office:value="0.00000000766303564161883" calcext:value-type="float">
            <text:p>7,6630356416188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escribed</text:p>
          </table:table-cell>
          <table:table-cell office:value-type="float" office:value="262" calcext:value-type="float">
            <text:p>262</text:p>
          </table:table-cell>
          <table:table-cell table:formula="of:=([.B1151]/[.$F$1])" office:value-type="float" office:value="0.000145177529399835" calcext:value-type="float">
            <text:p>0,0001451775</text:p>
          </table:table-cell>
          <table:table-cell table:formula="of:=([.$S$11]/([.E1151]+[.$T$11])^[.$U$11])" office:value-type="float" office:value="0.000232542857294959" calcext:value-type="float">
            <text:p>0,0002325429</text:p>
          </table:table-cell>
          <table:table-cell office:value-type="float" office:value="1150" calcext:value-type="float">
            <text:p>1150</text:p>
          </table:table-cell>
          <table:table-cell/>
          <table:table-cell table:formula="of:=([.C1151]-[.D1151])^2" office:value-type="float" office:value="0.00000000763270051822259" calcext:value-type="float">
            <text:p>7,6327005182225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orothy</text:p>
          </table:table-cell>
          <table:table-cell office:value-type="float" office:value="262" calcext:value-type="float">
            <text:p>262</text:p>
          </table:table-cell>
          <table:table-cell table:formula="of:=([.B1152]/[.$F$1])" office:value-type="float" office:value="0.000145177529399835" calcext:value-type="float">
            <text:p>0,0001451775</text:p>
          </table:table-cell>
          <table:table-cell table:formula="of:=([.$S$11]/([.E1152]+[.$T$11])^[.$U$11])" office:value-type="float" office:value="0.000232369698003462" calcext:value-type="float">
            <text:p>0,0002323697</text:p>
          </table:table-cell>
          <table:table-cell office:value-type="float" office:value="1151" calcext:value-type="float">
            <text:p>1151</text:p>
          </table:table-cell>
          <table:table-cell/>
          <table:table-cell table:formula="of:=([.C1152]-[.D1152])^2" office:value-type="float" office:value="0.00000000760247426580341" calcext:value-type="float">
            <text:p>7,6024742658034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ives</text:p>
          </table:table-cell>
          <table:table-cell office:value-type="float" office:value="261" calcext:value-type="float">
            <text:p>261</text:p>
          </table:table-cell>
          <table:table-cell table:formula="of:=([.B1153]/[.$F$1])" office:value-type="float" office:value="0.000144623416692202" calcext:value-type="float">
            <text:p>0,0001446234</text:p>
          </table:table-cell>
          <table:table-cell table:formula="of:=([.$S$11]/([.E1153]+[.$T$11])^[.$U$11])" office:value-type="float" office:value="0.000232196817341546" calcext:value-type="float">
            <text:p>0,0002321968</text:p>
          </table:table-cell>
          <table:table-cell office:value-type="float" office:value="1152" calcext:value-type="float">
            <text:p>1152</text:p>
          </table:table-cell>
          <table:table-cell/>
          <table:table-cell table:formula="of:=([.C1153]-[.D1153])^2" office:value-type="float" office:value="0.00000000766910050129045" calcext:value-type="float">
            <text:p>7,6691005012904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rew</text:p>
          </table:table-cell>
          <table:table-cell office:value-type="float" office:value="261" calcext:value-type="float">
            <text:p>261</text:p>
          </table:table-cell>
          <table:table-cell table:formula="of:=([.B1154]/[.$F$1])" office:value-type="float" office:value="0.000144623416692202" calcext:value-type="float">
            <text:p>0,0001446234</text:p>
          </table:table-cell>
          <table:table-cell table:formula="of:=([.$S$11]/([.E1154]+[.$T$11])^[.$U$11])" office:value-type="float" office:value="0.00023202421462042" calcext:value-type="float">
            <text:p>0,0002320242</text:p>
          </table:table-cell>
          <table:table-cell office:value-type="float" office:value="1153" calcext:value-type="float">
            <text:p>1153</text:p>
          </table:table-cell>
          <table:table-cell/>
          <table:table-cell table:formula="of:=([.C1154]-[.D1154])^2" office:value-type="float" office:value="0.00000000763889947848911" calcext:value-type="float">
            <text:p>7,6388994784891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ituation</text:p>
          </table:table-cell>
          <table:table-cell office:value-type="float" office:value="260" calcext:value-type="float">
            <text:p>260</text:p>
          </table:table-cell>
          <table:table-cell table:formula="of:=([.B1155]/[.$F$1])" office:value-type="float" office:value="0.000144069303984569" calcext:value-type="float">
            <text:p>0,0001440693</text:p>
          </table:table-cell>
          <table:table-cell table:formula="of:=([.$S$11]/([.E1155]+[.$T$11])^[.$U$11])" office:value-type="float" office:value="0.000231851889153591" calcext:value-type="float">
            <text:p>0,0002318519</text:p>
          </table:table-cell>
          <table:table-cell office:value-type="float" office:value="1154" calcext:value-type="float">
            <text:p>1154</text:p>
          </table:table-cell>
          <table:table-cell/>
          <table:table-cell table:formula="of:=([.C1155]-[.D1155])^2" office:value-type="float" office:value="0.00000000770578225895667" calcext:value-type="float">
            <text:p>7,7057822589566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bsence</text:p>
          </table:table-cell>
          <table:table-cell office:value-type="float" office:value="260" calcext:value-type="float">
            <text:p>260</text:p>
          </table:table-cell>
          <table:table-cell table:formula="of:=([.B1156]/[.$F$1])" office:value-type="float" office:value="0.000144069303984569" calcext:value-type="float">
            <text:p>0,0001440693</text:p>
          </table:table-cell>
          <table:table-cell table:formula="of:=([.$S$11]/([.E1156]+[.$T$11])^[.$U$11])" office:value-type="float" office:value="0.000231679840256855" calcext:value-type="float">
            <text:p>0,0002316798</text:p>
          </table:table-cell>
          <table:table-cell office:value-type="float" office:value="1155" calcext:value-type="float">
            <text:p>1155</text:p>
          </table:table-cell>
          <table:table-cell/>
          <table:table-cell table:formula="of:=([.C1156]-[.D1156])^2" office:value-type="float" office:value="0.00000000767560606591754" calcext:value-type="float">
            <text:p>7,6756060659175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orgotten</text:p>
          </table:table-cell>
          <table:table-cell office:value-type="float" office:value="260" calcext:value-type="float">
            <text:p>260</text:p>
          </table:table-cell>
          <table:table-cell table:formula="of:=([.B1157]/[.$F$1])" office:value-type="float" office:value="0.000144069303984569" calcext:value-type="float">
            <text:p>0,0001440693</text:p>
          </table:table-cell>
          <table:table-cell table:formula="of:=([.$S$11]/([.E1157]+[.$T$11])^[.$U$11])" office:value-type="float" office:value="0.000231508067248281" calcext:value-type="float">
            <text:p>0,0002315081</text:p>
          </table:table-cell>
          <table:table-cell office:value-type="float" office:value="1156" calcext:value-type="float">
            <text:p>1156</text:p>
          </table:table-cell>
          <table:table-cell/>
          <table:table-cell table:formula="of:=([.C1157]-[.D1157])^2" office:value-type="float" office:value="0.00000000764553732108741" calcext:value-type="float">
            <text:p>7,6455373210874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road</text:p>
          </table:table-cell>
          <table:table-cell office:value-type="float" office:value="260" calcext:value-type="float">
            <text:p>260</text:p>
          </table:table-cell>
          <table:table-cell table:formula="of:=([.B1158]/[.$F$1])" office:value-type="float" office:value="0.000144069303984569" calcext:value-type="float">
            <text:p>0,0001440693</text:p>
          </table:table-cell>
          <table:table-cell table:formula="of:=([.$S$11]/([.E1158]+[.$T$11])^[.$U$11])" office:value-type="float" office:value="0.000231336569448206" calcext:value-type="float">
            <text:p>0,0002313366</text:p>
          </table:table-cell>
          <table:table-cell office:value-type="float" office:value="1157" calcext:value-type="float">
            <text:p>1157</text:p>
          </table:table-cell>
          <table:table-cell/>
          <table:table-cell table:formula="of:=([.C1158]-[.D1158])^2" office:value-type="float" office:value="0.00000000761557562150094" calcext:value-type="float">
            <text:p>7,6155756215009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xtraordinary</text:p>
          </table:table-cell>
          <table:table-cell office:value-type="float" office:value="260" calcext:value-type="float">
            <text:p>260</text:p>
          </table:table-cell>
          <table:table-cell table:formula="of:=([.B1159]/[.$F$1])" office:value-type="float" office:value="0.000144069303984569" calcext:value-type="float">
            <text:p>0,0001440693</text:p>
          </table:table-cell>
          <table:table-cell table:formula="of:=([.$S$11]/([.E1159]+[.$T$11])^[.$U$11])" office:value-type="float" office:value="0.000231165346179228" calcext:value-type="float">
            <text:p>0,0002311653</text:p>
          </table:table-cell>
          <table:table-cell office:value-type="float" office:value="1158" calcext:value-type="float">
            <text:p>1158</text:p>
          </table:table-cell>
          <table:table-cell/>
          <table:table-cell table:formula="of:=([.C1159]-[.D1159])^2" office:value-type="float" office:value="0.00000000758572056597376" calcext:value-type="float">
            <text:p>7,5857205659737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ee</text:p>
          </table:table-cell>
          <table:table-cell office:value-type="float" office:value="260" calcext:value-type="float">
            <text:p>260</text:p>
          </table:table-cell>
          <table:table-cell table:formula="of:=([.B1160]/[.$F$1])" office:value-type="float" office:value="0.000144069303984569" calcext:value-type="float">
            <text:p>0,0001440693</text:p>
          </table:table-cell>
          <table:table-cell table:formula="of:=([.$S$11]/([.E1160]+[.$T$11])^[.$U$11])" office:value-type="float" office:value="0.000230994396766189" calcext:value-type="float">
            <text:p>0,0002309944</text:p>
          </table:table-cell>
          <table:table-cell office:value-type="float" office:value="1159" calcext:value-type="float">
            <text:p>1159</text:p>
          </table:table-cell>
          <table:table-cell/>
          <table:table-cell table:formula="of:=([.C1160]-[.D1160])^2" office:value-type="float" office:value="0.00000000755597175509322" calcext:value-type="float">
            <text:p>7,5559717550932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nsider</text:p>
          </table:table-cell>
          <table:table-cell office:value-type="float" office:value="260" calcext:value-type="float">
            <text:p>260</text:p>
          </table:table-cell>
          <table:table-cell table:formula="of:=([.B1161]/[.$F$1])" office:value-type="float" office:value="0.000144069303984569" calcext:value-type="float">
            <text:p>0,0001440693</text:p>
          </table:table-cell>
          <table:table-cell table:formula="of:=([.$S$11]/([.E1161]+[.$T$11])^[.$U$11])" office:value-type="float" office:value="0.000230823720536173" calcext:value-type="float">
            <text:p>0,0002308237</text:p>
          </table:table-cell>
          <table:table-cell office:value-type="float" office:value="1160" calcext:value-type="float">
            <text:p>1160</text:p>
          </table:table-cell>
          <table:table-cell/>
          <table:table-cell table:formula="of:=([.C1161]-[.D1161])^2" office:value-type="float" office:value="0.00000000752632879120925" calcext:value-type="float">
            <text:p>7,5263287912092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esently</text:p>
          </table:table-cell>
          <table:table-cell office:value-type="float" office:value="259" calcext:value-type="float">
            <text:p>259</text:p>
          </table:table-cell>
          <table:table-cell table:formula="of:=([.B1162]/[.$F$1])" office:value-type="float" office:value="0.000143515191276936" calcext:value-type="float">
            <text:p>0,0001435152</text:p>
          </table:table-cell>
          <table:table-cell table:formula="of:=([.$S$11]/([.E1162]+[.$T$11])^[.$U$11])" office:value-type="float" office:value="0.000230653316818494" calcext:value-type="float">
            <text:p>0,0002306533</text:p>
          </table:table-cell>
          <table:table-cell office:value-type="float" office:value="1161" calcext:value-type="float">
            <text:p>1161</text:p>
          </table:table-cell>
          <table:table-cell/>
          <table:table-cell table:formula="of:=([.C1162]-[.D1162])^2" office:value-type="float" office:value="0.00000000759305292289624" calcext:value-type="float">
            <text:p>7,5930529228962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ppears</text:p>
          </table:table-cell>
          <table:table-cell office:value-type="float" office:value="259" calcext:value-type="float">
            <text:p>259</text:p>
          </table:table-cell>
          <table:table-cell table:formula="of:=([.B1163]/[.$F$1])" office:value-type="float" office:value="0.000143515191276936" calcext:value-type="float">
            <text:p>0,0001435152</text:p>
          </table:table-cell>
          <table:table-cell table:formula="of:=([.$S$11]/([.E1163]+[.$T$11])^[.$U$11])" office:value-type="float" office:value="0.000230483184944683" calcext:value-type="float">
            <text:p>0,0002304832</text:p>
          </table:table-cell>
          <table:table-cell office:value-type="float" office:value="1162" calcext:value-type="float">
            <text:p>1162</text:p>
          </table:table-cell>
          <table:table-cell/>
          <table:table-cell table:formula="of:=([.C1163]-[.D1163])^2" office:value-type="float" office:value="0.00000000756343192259334" calcext:value-type="float">
            <text:p>7,5634319225933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rrow</text:p>
          </table:table-cell>
          <table:table-cell office:value-type="float" office:value="259" calcext:value-type="float">
            <text:p>259</text:p>
          </table:table-cell>
          <table:table-cell table:formula="of:=([.B1164]/[.$F$1])" office:value-type="float" office:value="0.000143515191276936" calcext:value-type="float">
            <text:p>0,0001435152</text:p>
          </table:table-cell>
          <table:table-cell table:formula="of:=([.$S$11]/([.E1164]+[.$T$11])^[.$U$11])" office:value-type="float" office:value="0.000230313324248487" calcext:value-type="float">
            <text:p>0,0002303133</text:p>
          </table:table-cell>
          <table:table-cell office:value-type="float" office:value="1163" calcext:value-type="float">
            <text:p>1163</text:p>
          </table:table-cell>
          <table:table-cell/>
          <table:table-cell table:formula="of:=([.C1164]-[.D1164])^2" office:value-type="float" office:value="0.00000000753391588734706" calcext:value-type="float">
            <text:p>7,5339158873470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houlder</text:p>
          </table:table-cell>
          <table:table-cell office:value-type="float" office:value="259" calcext:value-type="float">
            <text:p>259</text:p>
          </table:table-cell>
          <table:table-cell table:formula="of:=([.B1165]/[.$F$1])" office:value-type="float" office:value="0.000143515191276936" calcext:value-type="float">
            <text:p>0,0001435152</text:p>
          </table:table-cell>
          <table:table-cell table:formula="of:=([.$S$11]/([.E1165]+[.$T$11])^[.$U$11])" office:value-type="float" office:value="0.000230143734065851" calcext:value-type="float">
            <text:p>0,0002301437</text:p>
          </table:table-cell>
          <table:table-cell office:value-type="float" office:value="1164" calcext:value-type="float">
            <text:p>1164</text:p>
          </table:table-cell>
          <table:table-cell/>
          <table:table-cell table:formula="of:=([.C1165]-[.D1165])^2" office:value-type="float" office:value="0.00000000750450442573093" calcext:value-type="float">
            <text:p>7,5045044257309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yle</text:p>
          </table:table-cell>
          <table:table-cell office:value-type="float" office:value="259" calcext:value-type="float">
            <text:p>259</text:p>
          </table:table-cell>
          <table:table-cell table:formula="of:=([.B1166]/[.$F$1])" office:value-type="float" office:value="0.000143515191276936" calcext:value-type="float">
            <text:p>0,0001435152</text:p>
          </table:table-cell>
          <table:table-cell table:formula="of:=([.$S$11]/([.E1166]+[.$T$11])^[.$U$11])" office:value-type="float" office:value="0.000229974413734915" calcext:value-type="float">
            <text:p>0,0002299744</text:p>
          </table:table-cell>
          <table:table-cell office:value-type="float" office:value="1165" calcext:value-type="float">
            <text:p>1165</text:p>
          </table:table-cell>
          <table:table-cell/>
          <table:table-cell table:formula="of:=([.C1166]-[.D1166])^2" office:value-type="float" office:value="0.00000000747519714803834" calcext:value-type="float">
            <text:p>7,4751971480383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lowers</text:p>
          </table:table-cell>
          <table:table-cell office:value-type="float" office:value="259" calcext:value-type="float">
            <text:p>259</text:p>
          </table:table-cell>
          <table:table-cell table:formula="of:=([.B1167]/[.$F$1])" office:value-type="float" office:value="0.000143515191276936" calcext:value-type="float">
            <text:p>0,0001435152</text:p>
          </table:table-cell>
          <table:table-cell table:formula="of:=([.$S$11]/([.E1167]+[.$T$11])^[.$U$11])" office:value-type="float" office:value="0.000229805362596002" calcext:value-type="float">
            <text:p>0,0002298054</text:p>
          </table:table-cell>
          <table:table-cell office:value-type="float" office:value="1166" calcext:value-type="float">
            <text:p>1166</text:p>
          </table:table-cell>
          <table:table-cell/>
          <table:table-cell table:formula="of:=([.C1167]-[.D1167])^2" office:value-type="float" office:value="0.00000000744599366627376" calcext:value-type="float">
            <text:p>7,4459936662737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aused</text:p>
          </table:table-cell>
          <table:table-cell office:value-type="float" office:value="258" calcext:value-type="float">
            <text:p>258</text:p>
          </table:table-cell>
          <table:table-cell table:formula="of:=([.B1168]/[.$F$1])" office:value-type="float" office:value="0.000142961078569303" calcext:value-type="float">
            <text:p>0,0001429611</text:p>
          </table:table-cell>
          <table:table-cell table:formula="of:=([.$S$11]/([.E1168]+[.$T$11])^[.$U$11])" office:value-type="float" office:value="0.000229636579991609" calcext:value-type="float">
            <text:p>0,0002296366</text:p>
          </table:table-cell>
          <table:table-cell office:value-type="float" office:value="1167" calcext:value-type="float">
            <text:p>1167</text:p>
          </table:table-cell>
          <table:table-cell/>
          <table:table-cell table:formula="of:=([.C1168]-[.D1168])^2" office:value-type="float" office:value="0.00000000751264254680821" calcext:value-type="float">
            <text:p>7,5126425468082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allen</text:p>
          </table:table-cell>
          <table:table-cell office:value-type="float" office:value="258" calcext:value-type="float">
            <text:p>258</text:p>
          </table:table-cell>
          <table:table-cell table:formula="of:=([.B1169]/[.$F$1])" office:value-type="float" office:value="0.000142961078569303" calcext:value-type="float">
            <text:p>0,0001429611</text:p>
          </table:table-cell>
          <table:table-cell table:formula="of:=([.$S$11]/([.E1169]+[.$T$11])^[.$U$11])" office:value-type="float" office:value="0.0002294680652664" calcext:value-type="float">
            <text:p>0,0002294681</text:p>
          </table:table-cell>
          <table:table-cell office:value-type="float" office:value="1168" calcext:value-type="float">
            <text:p>1168</text:p>
          </table:table-cell>
          <table:table-cell/>
          <table:table-cell table:formula="of:=([.C1169]-[.D1169])^2" office:value-type="float" office:value="0.00000000748345874741175" calcext:value-type="float">
            <text:p>7,4834587474117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hysical</text:p>
          </table:table-cell>
          <table:table-cell office:value-type="float" office:value="258" calcext:value-type="float">
            <text:p>258</text:p>
          </table:table-cell>
          <table:table-cell table:formula="of:=([.B1170]/[.$F$1])" office:value-type="float" office:value="0.000142961078569303" calcext:value-type="float">
            <text:p>0,0001429611</text:p>
          </table:table-cell>
          <table:table-cell table:formula="of:=([.$S$11]/([.E1170]+[.$T$11])^[.$U$11])" office:value-type="float" office:value="0.000229299817767195" calcext:value-type="float">
            <text:p>0,0002292998</text:p>
          </table:table-cell>
          <table:table-cell office:value-type="float" office:value="1169" calcext:value-type="float">
            <text:p>1169</text:p>
          </table:table-cell>
          <table:table-cell/>
          <table:table-cell table:formula="of:=([.C1170]-[.D1170])^2" office:value-type="float" office:value="0.00000000745437788628158" calcext:value-type="float">
            <text:p>7,4543778862815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garded</text:p>
          </table:table-cell>
          <table:table-cell office:value-type="float" office:value="258" calcext:value-type="float">
            <text:p>258</text:p>
          </table:table-cell>
          <table:table-cell table:formula="of:=([.B1171]/[.$F$1])" office:value-type="float" office:value="0.000142961078569303" calcext:value-type="float">
            <text:p>0,0001429611</text:p>
          </table:table-cell>
          <table:table-cell table:formula="of:=([.$S$11]/([.E1171]+[.$T$11])^[.$U$11])" office:value-type="float" office:value="0.000229131836842961" calcext:value-type="float">
            <text:p>0,0002291318</text:p>
          </table:table-cell>
          <table:table-cell office:value-type="float" office:value="1170" calcext:value-type="float">
            <text:p>1170</text:p>
          </table:table-cell>
          <table:table-cell/>
          <table:table-cell table:formula="of:=([.C1171]-[.D1171])^2" office:value-type="float" office:value="0.00000000742539958145716" calcext:value-type="float">
            <text:p>7,4253995814571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</text:p>
          </table:table-cell>
          <table:table-cell office:value-type="float" office:value="258" calcext:value-type="float">
            <text:p>258</text:p>
          </table:table-cell>
          <table:table-cell table:formula="of:=([.B1172]/[.$F$1])" office:value-type="float" office:value="0.000142961078569303" calcext:value-type="float">
            <text:p>0,0001429611</text:p>
          </table:table-cell>
          <table:table-cell table:formula="of:=([.$S$11]/([.E1172]+[.$T$11])^[.$U$11])" office:value-type="float" office:value="0.000228964121844805" calcext:value-type="float">
            <text:p>0,0002289641</text:p>
          </table:table-cell>
          <table:table-cell office:value-type="float" office:value="1171" calcext:value-type="float">
            <text:p>1171</text:p>
          </table:table-cell>
          <table:table-cell/>
          <table:table-cell table:formula="of:=([.C1172]-[.D1172])^2" office:value-type="float" office:value="0.0000000073965234526478" calcext:value-type="float">
            <text:p>7,396523452647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right</text:p>
          </table:table-cell>
          <table:table-cell office:value-type="float" office:value="258" calcext:value-type="float">
            <text:p>258</text:p>
          </table:table-cell>
          <table:table-cell table:formula="of:=([.B1173]/[.$F$1])" office:value-type="float" office:value="0.000142961078569303" calcext:value-type="float">
            <text:p>0,0001429611</text:p>
          </table:table-cell>
          <table:table-cell table:formula="of:=([.$S$11]/([.E1173]+[.$T$11])^[.$U$11])" office:value-type="float" office:value="0.000228796672125963" calcext:value-type="float">
            <text:p>0,0002287967</text:p>
          </table:table-cell>
          <table:table-cell office:value-type="float" office:value="1172" calcext:value-type="float">
            <text:p>1172</text:p>
          </table:table-cell>
          <table:table-cell/>
          <table:table-cell table:formula="of:=([.C1173]-[.D1173])^2" office:value-type="float" office:value="0.00000000736774912122409" calcext:value-type="float">
            <text:p>7,3677491212240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vast</text:p>
          </table:table-cell>
          <table:table-cell office:value-type="float" office:value="258" calcext:value-type="float">
            <text:p>258</text:p>
          </table:table-cell>
          <table:table-cell table:formula="of:=([.B1174]/[.$F$1])" office:value-type="float" office:value="0.000142961078569303" calcext:value-type="float">
            <text:p>0,0001429611</text:p>
          </table:table-cell>
          <table:table-cell table:formula="of:=([.$S$11]/([.E1174]+[.$T$11])^[.$U$11])" office:value-type="float" office:value="0.000228629487041793" calcext:value-type="float">
            <text:p>0,0002286295</text:p>
          </table:table-cell>
          <table:table-cell office:value-type="float" office:value="1173" calcext:value-type="float">
            <text:p>1173</text:p>
          </table:table-cell>
          <table:table-cell/>
          <table:table-cell table:formula="of:=([.C1174]-[.D1174])^2" office:value-type="float" office:value="0.00000000733907621020939" calcext:value-type="float">
            <text:p>7,3390762102093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aughed</text:p>
          </table:table-cell>
          <table:table-cell office:value-type="float" office:value="258" calcext:value-type="float">
            <text:p>258</text:p>
          </table:table-cell>
          <table:table-cell table:formula="of:=([.B1175]/[.$F$1])" office:value-type="float" office:value="0.000142961078569303" calcext:value-type="float">
            <text:p>0,0001429611</text:p>
          </table:table-cell>
          <table:table-cell table:formula="of:=([.$S$11]/([.E1175]+[.$T$11])^[.$U$11])" office:value-type="float" office:value="0.000228462565949765" calcext:value-type="float">
            <text:p>0,0002284626</text:p>
          </table:table-cell>
          <table:table-cell office:value-type="float" office:value="1174" calcext:value-type="float">
            <text:p>1174</text:p>
          </table:table-cell>
          <table:table-cell/>
          <table:table-cell table:formula="of:=([.C1175]-[.D1175])^2" office:value-type="float" office:value="0.00000000731050434427136" calcext:value-type="float">
            <text:p>7,3105043442713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ills</text:p>
          </table:table-cell>
          <table:table-cell office:value-type="float" office:value="257" calcext:value-type="float">
            <text:p>257</text:p>
          </table:table-cell>
          <table:table-cell table:formula="of:=([.B1176]/[.$F$1])" office:value-type="float" office:value="0.00014240696586167" calcext:value-type="float">
            <text:p>0,000142407</text:p>
          </table:table-cell>
          <table:table-cell table:formula="of:=([.$S$11]/([.E1176]+[.$T$11])^[.$U$11])" office:value-type="float" office:value="0.000228295908209454" calcext:value-type="float">
            <text:p>0,0002282959</text:p>
          </table:table-cell>
          <table:table-cell office:value-type="float" office:value="1175" calcext:value-type="float">
            <text:p>1175</text:p>
          </table:table-cell>
          <table:table-cell/>
          <table:table-cell table:formula="of:=([.C1176]-[.D1176])^2" office:value-type="float" office:value="0.00000000737691041762092" calcext:value-type="float">
            <text:p>7,3769104176209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alking</text:p>
          </table:table-cell>
          <table:table-cell office:value-type="float" office:value="257" calcext:value-type="float">
            <text:p>257</text:p>
          </table:table-cell>
          <table:table-cell table:formula="of:=([.B1177]/[.$F$1])" office:value-type="float" office:value="0.00014240696586167" calcext:value-type="float">
            <text:p>0,000142407</text:p>
          </table:table-cell>
          <table:table-cell table:formula="of:=([.$S$11]/([.E1177]+[.$T$11])^[.$U$11])" office:value-type="float" office:value="0.000228129513182527" calcext:value-type="float">
            <text:p>0,0002281295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([.C1177]-[.D1177])^2" office:value-type="float" office:value="0.0000000073483551191766" calcext:value-type="float">
            <text:p>7,348355119176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ower</text:p>
          </table:table-cell>
          <table:table-cell office:value-type="float" office:value="257" calcext:value-type="float">
            <text:p>257</text:p>
          </table:table-cell>
          <table:table-cell table:formula="of:=([.B1178]/[.$F$1])" office:value-type="float" office:value="0.00014240696586167" calcext:value-type="float">
            <text:p>0,000142407</text:p>
          </table:table-cell>
          <table:table-cell table:formula="of:=([.$S$11]/([.E1178]+[.$T$11])^[.$U$11])" office:value-type="float" office:value="0.000227963380232741" calcext:value-type="float">
            <text:p>0,0002279634</text:p>
          </table:table-cell>
          <table:table-cell office:value-type="float" office:value="1177" calcext:value-type="float">
            <text:p>1177</text:p>
          </table:table-cell>
          <table:table-cell/>
          <table:table-cell table:formula="of:=([.C1178]-[.D1178])^2" office:value-type="float" office:value="0.00000000731990004003443" calcext:value-type="float">
            <text:p>7,3199000400344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ported</text:p>
          </table:table-cell>
          <table:table-cell office:value-type="float" office:value="257" calcext:value-type="float">
            <text:p>257</text:p>
          </table:table-cell>
          <table:table-cell table:formula="of:=([.B1179]/[.$F$1])" office:value-type="float" office:value="0.00014240696586167" calcext:value-type="float">
            <text:p>0,000142407</text:p>
          </table:table-cell>
          <table:table-cell table:formula="of:=([.$S$11]/([.E1179]+[.$T$11])^[.$U$11])" office:value-type="float" office:value="0.000227797508725929" calcext:value-type="float">
            <text:p>0,0002277975</text:p>
          </table:table-cell>
          <table:table-cell office:value-type="float" office:value="1178" calcext:value-type="float">
            <text:p>1178</text:p>
          </table:table-cell>
          <table:table-cell/>
          <table:table-cell table:formula="of:=([.C1179]-[.D1179])^2" office:value-type="float" office:value="0.00000000729154481065283" calcext:value-type="float">
            <text:p>7,2915448106528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ears</text:p>
          </table:table-cell>
          <table:table-cell office:value-type="float" office:value="257" calcext:value-type="float">
            <text:p>257</text:p>
          </table:table-cell>
          <table:table-cell table:formula="of:=([.B1180]/[.$F$1])" office:value-type="float" office:value="0.00014240696586167" calcext:value-type="float">
            <text:p>0,000142407</text:p>
          </table:table-cell>
          <table:table-cell table:formula="of:=([.$S$11]/([.E1180]+[.$T$11])^[.$U$11])" office:value-type="float" office:value="0.000227631898029993" calcext:value-type="float">
            <text:p>0,0002276319</text:p>
          </table:table-cell>
          <table:table-cell office:value-type="float" office:value="1179" calcext:value-type="float">
            <text:p>1179</text:p>
          </table:table-cell>
          <table:table-cell/>
          <table:table-cell table:formula="of:=([.C1180]-[.D1180])^2" office:value-type="float" office:value="0.00000000726328906309526" calcext:value-type="float">
            <text:p>7,2632890630952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james</text:p>
          </table:table-cell>
          <table:table-cell office:value-type="float" office:value="257" calcext:value-type="float">
            <text:p>257</text:p>
          </table:table-cell>
          <table:table-cell table:formula="of:=([.B1181]/[.$F$1])" office:value-type="float" office:value="0.00014240696586167" calcext:value-type="float">
            <text:p>0,000142407</text:p>
          </table:table-cell>
          <table:table-cell table:formula="of:=([.$S$11]/([.E1181]+[.$T$11])^[.$U$11])" office:value-type="float" office:value="0.000227466547514897" calcext:value-type="float">
            <text:p>0,0002274665</text:p>
          </table:table-cell>
          <table:table-cell office:value-type="float" office:value="1180" calcext:value-type="float">
            <text:p>1180</text:p>
          </table:table-cell>
          <table:table-cell/>
          <table:table-cell table:formula="of:=([.C1181]-[.D1181])^2" office:value-type="float" office:value="0.000000007235132431022" calcext:value-type="float">
            <text:p>7,23513243102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uth</text:p>
          </table:table-cell>
          <table:table-cell office:value-type="float" office:value="257" calcext:value-type="float">
            <text:p>257</text:p>
          </table:table-cell>
          <table:table-cell table:formula="of:=([.B1182]/[.$F$1])" office:value-type="float" office:value="0.00014240696586167" calcext:value-type="float">
            <text:p>0,000142407</text:p>
          </table:table-cell>
          <table:table-cell table:formula="of:=([.$S$11]/([.E1182]+[.$T$11])^[.$U$11])" office:value-type="float" office:value="0.000227301456552657" calcext:value-type="float">
            <text:p>0,0002273015</text:p>
          </table:table-cell>
          <table:table-cell office:value-type="float" office:value="1181" calcext:value-type="float">
            <text:p>1181</text:p>
          </table:table-cell>
          <table:table-cell/>
          <table:table-cell table:formula="of:=([.C1182]-[.D1182])^2" office:value-type="float" office:value="0.00000000720707454968205" calcext:value-type="float">
            <text:p>7,2070745496820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'clock</text:p>
          </table:table-cell>
          <table:table-cell office:value-type="float" office:value="256" calcext:value-type="float">
            <text:p>256</text:p>
          </table:table-cell>
          <table:table-cell table:formula="of:=([.B1183]/[.$F$1])" office:value-type="float" office:value="0.000141852853154037" calcext:value-type="float">
            <text:p>0,0001418529</text:p>
          </table:table-cell>
          <table:table-cell table:formula="of:=([.$S$11]/([.E1183]+[.$T$11])^[.$U$11])" office:value-type="float" office:value="0.000227136624517332" calcext:value-type="float">
            <text:p>0,0002271366</text:p>
          </table:table-cell>
          <table:table-cell office:value-type="float" office:value="1182" calcext:value-type="float">
            <text:p>1182</text:p>
          </table:table-cell>
          <table:table-cell/>
          <table:table-cell table:formula="of:=([.C1183]-[.D1183])^2" office:value-type="float" office:value="0.00000000727332165794682" calcext:value-type="float">
            <text:p>7,2733216579468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emmick</text:p>
          </table:table-cell>
          <table:table-cell office:value-type="float" office:value="256" calcext:value-type="float">
            <text:p>256</text:p>
          </table:table-cell>
          <table:table-cell table:formula="of:=([.B1184]/[.$F$1])" office:value-type="float" office:value="0.000141852853154037" calcext:value-type="float">
            <text:p>0,0001418529</text:p>
          </table:table-cell>
          <table:table-cell table:formula="of:=([.$S$11]/([.E1184]+[.$T$11])^[.$U$11])" office:value-type="float" office:value="0.000226972050785019" calcext:value-type="float">
            <text:p>0,0002269721</text:p>
          </table:table-cell>
          <table:table-cell office:value-type="float" office:value="1183" calcext:value-type="float">
            <text:p>1183</text:p>
          </table:table-cell>
          <table:table-cell/>
          <table:table-cell table:formula="of:=([.C1184]-[.D1184])^2" office:value-type="float" office:value="0.00000000724527780534214" calcext:value-type="float">
            <text:p>7,2452778053421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qually</text:p>
          </table:table-cell>
          <table:table-cell office:value-type="float" office:value="256" calcext:value-type="float">
            <text:p>256</text:p>
          </table:table-cell>
          <table:table-cell table:formula="of:=([.B1185]/[.$F$1])" office:value-type="float" office:value="0.000141852853154037" calcext:value-type="float">
            <text:p>0,0001418529</text:p>
          </table:table-cell>
          <table:table-cell table:formula="of:=([.$S$11]/([.E1185]+[.$T$11])^[.$U$11])" office:value-type="float" office:value="0.000226807734733839" calcext:value-type="float">
            <text:p>0,0002268077</text:p>
          </table:table-cell>
          <table:table-cell office:value-type="float" office:value="1184" calcext:value-type="float">
            <text:p>1184</text:p>
          </table:table-cell>
          <table:table-cell/>
          <table:table-cell table:formula="of:=([.C1185]-[.D1185])^2" office:value-type="float" office:value="0.00000000721733190423822" calcext:value-type="float">
            <text:p>7,2173319042382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ses</text:p>
          </table:table-cell>
          <table:table-cell office:value-type="float" office:value="256" calcext:value-type="float">
            <text:p>256</text:p>
          </table:table-cell>
          <table:table-cell table:formula="of:=([.B1186]/[.$F$1])" office:value-type="float" office:value="0.000141852853154037" calcext:value-type="float">
            <text:p>0,0001418529</text:p>
          </table:table-cell>
          <table:table-cell table:formula="of:=([.$S$11]/([.E1186]+[.$T$11])^[.$U$11])" office:value-type="float" office:value="0.000226643675743935" calcext:value-type="float">
            <text:p>0,0002266437</text:p>
          </table:table-cell>
          <table:table-cell office:value-type="float" office:value="1185" calcext:value-type="float">
            <text:p>1185</text:p>
          </table:table-cell>
          <table:table-cell/>
          <table:table-cell table:formula="of:=([.C1186]-[.D1186])^2" office:value-type="float" office:value="0.0000000071894835954716" calcext:value-type="float">
            <text:p>7,189483595471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ndian</text:p>
          </table:table-cell>
          <table:table-cell office:value-type="float" office:value="256" calcext:value-type="float">
            <text:p>256</text:p>
          </table:table-cell>
          <table:table-cell table:formula="of:=([.B1187]/[.$F$1])" office:value-type="float" office:value="0.000141852853154037" calcext:value-type="float">
            <text:p>0,0001418529</text:p>
          </table:table-cell>
          <table:table-cell table:formula="of:=([.$S$11]/([.E1187]+[.$T$11])^[.$U$11])" office:value-type="float" office:value="0.00022647987319746" calcext:value-type="float">
            <text:p>0,0002264799</text:p>
          </table:table-cell>
          <table:table-cell office:value-type="float" office:value="1186" calcext:value-type="float">
            <text:p>1186</text:p>
          </table:table-cell>
          <table:table-cell/>
          <table:table-cell table:formula="of:=([.C1187]-[.D1187])^2" office:value-type="float" office:value="0.00000000716173252142981" calcext:value-type="float">
            <text:p>7,1617325214298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ie</text:p>
          </table:table-cell>
          <table:table-cell office:value-type="float" office:value="256" calcext:value-type="float">
            <text:p>256</text:p>
          </table:table-cell>
          <table:table-cell table:formula="of:=([.B1188]/[.$F$1])" office:value-type="float" office:value="0.000141852853154037" calcext:value-type="float">
            <text:p>0,0001418529</text:p>
          </table:table-cell>
          <table:table-cell table:formula="of:=([.$S$11]/([.E1188]+[.$T$11])^[.$U$11])" office:value-type="float" office:value="0.000226316326478567" calcext:value-type="float">
            <text:p>0,0002263163</text:p>
          </table:table-cell>
          <table:table-cell office:value-type="float" office:value="1187" calcext:value-type="float">
            <text:p>1187</text:p>
          </table:table-cell>
          <table:table-cell/>
          <table:table-cell table:formula="of:=([.C1188]-[.D1188])^2" office:value-type="float" office:value="0.00000000713407832604354" calcext:value-type="float">
            <text:p>7,1340783260435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fforts</text:p>
          </table:table-cell>
          <table:table-cell office:value-type="float" office:value="256" calcext:value-type="float">
            <text:p>256</text:p>
          </table:table-cell>
          <table:table-cell table:formula="of:=([.B1189]/[.$F$1])" office:value-type="float" office:value="0.000141852853154037" calcext:value-type="float">
            <text:p>0,0001418529</text:p>
          </table:table-cell>
          <table:table-cell table:formula="of:=([.$S$11]/([.E1189]+[.$T$11])^[.$U$11])" office:value-type="float" office:value="0.000226153034973407" calcext:value-type="float">
            <text:p>0,000226153</text:p>
          </table:table-cell>
          <table:table-cell office:value-type="float" office:value="1188" calcext:value-type="float">
            <text:p>1188</text:p>
          </table:table-cell>
          <table:table-cell/>
          <table:table-cell table:formula="of:=([.C1189]-[.D1189])^2" office:value-type="float" office:value="0.00000000710652065477876" calcext:value-type="float">
            <text:p>7,1065206547787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ucceeded</text:p>
          </table:table-cell>
          <table:table-cell office:value-type="float" office:value="255" calcext:value-type="float">
            <text:p>255</text:p>
          </table:table-cell>
          <table:table-cell table:formula="of:=([.B1190]/[.$F$1])" office:value-type="float" office:value="0.000141298740446404" calcext:value-type="float">
            <text:p>0,0001412987</text:p>
          </table:table-cell>
          <table:table-cell table:formula="of:=([.$S$11]/([.E1190]+[.$T$11])^[.$U$11])" office:value-type="float" office:value="0.000225989998070115" calcext:value-type="float">
            <text:p>0,00022599</text:p>
          </table:table-cell>
          <table:table-cell office:value-type="float" office:value="1189" calcext:value-type="float">
            <text:p>1189</text:p>
          </table:table-cell>
          <table:table-cell/>
          <table:table-cell table:formula="of:=([.C1190]-[.D1190])^2" office:value-type="float" office:value="0.00000000717260911788573" calcext:value-type="float">
            <text:p>7,1726091178857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chine</text:p>
          </table:table-cell>
          <table:table-cell office:value-type="float" office:value="255" calcext:value-type="float">
            <text:p>255</text:p>
          </table:table-cell>
          <table:table-cell table:formula="of:=([.B1191]/[.$F$1])" office:value-type="float" office:value="0.000141298740446404" calcext:value-type="float">
            <text:p>0,0001412987</text:p>
          </table:table-cell>
          <table:table-cell table:formula="of:=([.$S$11]/([.E1191]+[.$T$11])^[.$U$11])" office:value-type="float" office:value="0.000225827215158805" calcext:value-type="float">
            <text:p>0,0002258272</text:p>
          </table:table-cell>
          <table:table-cell office:value-type="float" office:value="1190" calcext:value-type="float">
            <text:p>1190</text:p>
          </table:table-cell>
          <table:table-cell/>
          <table:table-cell table:formula="of:=([.C1191]-[.D1191])^2" office:value-type="float" office:value="0.00000000714506303720501" calcext:value-type="float">
            <text:p>7,1450630372050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ossibly</text:p>
          </table:table-cell>
          <table:table-cell office:value-type="float" office:value="255" calcext:value-type="float">
            <text:p>255</text:p>
          </table:table-cell>
          <table:table-cell table:formula="of:=([.B1192]/[.$F$1])" office:value-type="float" office:value="0.000141298740446404" calcext:value-type="float">
            <text:p>0,0001412987</text:p>
          </table:table-cell>
          <table:table-cell table:formula="of:=([.$S$11]/([.E1192]+[.$T$11])^[.$U$11])" office:value-type="float" office:value="0.000225664685631562" calcext:value-type="float">
            <text:p>0,0002256647</text:p>
          </table:table-cell>
          <table:table-cell office:value-type="float" office:value="1191" calcext:value-type="float">
            <text:p>1191</text:p>
          </table:table-cell>
          <table:table-cell/>
          <table:table-cell table:formula="of:=([.C1192]-[.D1192])^2" office:value-type="float" office:value="0.00000000711761270698498" calcext:value-type="float">
            <text:p>7,1176127069849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roups</text:p>
          </table:table-cell>
          <table:table-cell office:value-type="float" office:value="255" calcext:value-type="float">
            <text:p>255</text:p>
          </table:table-cell>
          <table:table-cell table:formula="of:=([.B1193]/[.$F$1])" office:value-type="float" office:value="0.000141298740446404" calcext:value-type="float">
            <text:p>0,0001412987</text:p>
          </table:table-cell>
          <table:table-cell table:formula="of:=([.$S$11]/([.E1193]+[.$T$11])^[.$U$11])" office:value-type="float" office:value="0.00022550240888243" calcext:value-type="float">
            <text:p>0,0002255024</text:p>
          </table:table-cell>
          <table:table-cell office:value-type="float" office:value="1192" calcext:value-type="float">
            <text:p>1192</text:p>
          </table:table-cell>
          <table:table-cell/>
          <table:table-cell table:formula="of:=([.C1193]-[.D1193])^2" office:value-type="float" office:value="0.0000000070902577780842" calcext:value-type="float">
            <text:p>7,090257778084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ach</text:p>
          </table:table-cell>
          <table:table-cell office:value-type="float" office:value="254" calcext:value-type="float">
            <text:p>254</text:p>
          </table:table-cell>
          <table:table-cell table:formula="of:=([.B1194]/[.$F$1])" office:value-type="float" office:value="0.000140744627738771" calcext:value-type="float">
            <text:p>0,0001407446</text:p>
          </table:table-cell>
          <table:table-cell table:formula="of:=([.$S$11]/([.E1194]+[.$T$11])^[.$U$11])" office:value-type="float" office:value="0.000225340384307411" calcext:value-type="float">
            <text:p>0,0002253404</text:p>
          </table:table-cell>
          <table:table-cell office:value-type="float" office:value="1193" calcext:value-type="float">
            <text:p>1193</text:p>
          </table:table-cell>
          <table:table-cell/>
          <table:table-cell table:formula="of:=([.C1194]-[.D1194])^2" office:value-type="float" office:value="0.0000000071564420294206" calcext:value-type="float">
            <text:p>7,156442029420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urface</text:p>
          </table:table-cell>
          <table:table-cell office:value-type="float" office:value="253" calcext:value-type="float">
            <text:p>253</text:p>
          </table:table-cell>
          <table:table-cell table:formula="of:=([.B1195]/[.$F$1])" office:value-type="float" office:value="0.000140190515031138" calcext:value-type="float">
            <text:p>0,0001401905</text:p>
          </table:table-cell>
          <table:table-cell table:formula="of:=([.$S$11]/([.E1195]+[.$T$11])^[.$U$11])" office:value-type="float" office:value="0.000225178611304451" calcext:value-type="float">
            <text:p>0,0002251786</text:p>
          </table:table-cell>
          <table:table-cell office:value-type="float" office:value="1194" calcext:value-type="float">
            <text:p>1194</text:p>
          </table:table-cell>
          <table:table-cell/>
          <table:table-cell table:formula="of:=([.C1195]-[.D1195])^2" office:value-type="float" office:value="0.00000000722297650816192" calcext:value-type="float">
            <text:p>7,2229765081619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marked</text:p>
          </table:table-cell>
          <table:table-cell office:value-type="float" office:value="253" calcext:value-type="float">
            <text:p>253</text:p>
          </table:table-cell>
          <table:table-cell table:formula="of:=([.B1196]/[.$F$1])" office:value-type="float" office:value="0.000140190515031138" calcext:value-type="float">
            <text:p>0,0001401905</text:p>
          </table:table-cell>
          <table:table-cell table:formula="of:=([.$S$11]/([.E1196]+[.$T$11])^[.$U$11])" office:value-type="float" office:value="0.000225017089273435" calcext:value-type="float">
            <text:p>0,0002250171</text:p>
          </table:table-cell>
          <table:table-cell office:value-type="float" office:value="1195" calcext:value-type="float">
            <text:p>1195</text:p>
          </table:table-cell>
          <table:table-cell/>
          <table:table-cell table:formula="of:=([.C1196]-[.D1196])^2" office:value-type="float" office:value="0.00000000719554769768387" calcext:value-type="float">
            <text:p>7,1955476976838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reature</text:p>
          </table:table-cell>
          <table:table-cell office:value-type="float" office:value="253" calcext:value-type="float">
            <text:p>253</text:p>
          </table:table-cell>
          <table:table-cell table:formula="of:=([.B1197]/[.$F$1])" office:value-type="float" office:value="0.000140190515031138" calcext:value-type="float">
            <text:p>0,0001401905</text:p>
          </table:table-cell>
          <table:table-cell table:formula="of:=([.$S$11]/([.E1197]+[.$T$11])^[.$U$11])" office:value-type="float" office:value="0.000224855817616178" calcext:value-type="float">
            <text:p>0,0002248558</text:p>
          </table:table-cell>
          <table:table-cell office:value-type="float" office:value="1196" calcext:value-type="float">
            <text:p>1196</text:p>
          </table:table-cell>
          <table:table-cell/>
          <table:table-cell table:formula="of:=([.C1197]-[.D1197])^2" office:value-type="float" office:value="0.00000000716821346181629" calcext:value-type="float">
            <text:p>7,1682134618162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llowed</text:p>
          </table:table-cell>
          <table:table-cell office:value-type="float" office:value="253" calcext:value-type="float">
            <text:p>253</text:p>
          </table:table-cell>
          <table:table-cell table:formula="of:=([.B1198]/[.$F$1])" office:value-type="float" office:value="0.000140190515031138" calcext:value-type="float">
            <text:p>0,0001401905</text:p>
          </table:table-cell>
          <table:table-cell table:formula="of:=([.$S$11]/([.E1198]+[.$T$11])^[.$U$11])" office:value-type="float" office:value="0.000224694795736418" calcext:value-type="float">
            <text:p>0,0002246948</text:p>
          </table:table-cell>
          <table:table-cell office:value-type="float" office:value="1197" calcext:value-type="float">
            <text:p>1197</text:p>
          </table:table-cell>
          <table:table-cell/>
          <table:table-cell table:formula="of:=([.C1198]-[.D1198])^2" office:value-type="float" office:value="0.00000000714097345751662" calcext:value-type="float">
            <text:p>7,1409734575166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entioned</text:p>
          </table:table-cell>
          <table:table-cell office:value-type="float" office:value="253" calcext:value-type="float">
            <text:p>253</text:p>
          </table:table-cell>
          <table:table-cell table:formula="of:=([.B1199]/[.$F$1])" office:value-type="float" office:value="0.000140190515031138" calcext:value-type="float">
            <text:p>0,0001401905</text:p>
          </table:table-cell>
          <table:table-cell table:formula="of:=([.$S$11]/([.E1199]+[.$T$11])^[.$U$11])" office:value-type="float" office:value="0.000224534023039807" calcext:value-type="float">
            <text:p>0,000224534</text:p>
          </table:table-cell>
          <table:table-cell office:value-type="float" office:value="1198" calcext:value-type="float">
            <text:p>1198</text:p>
          </table:table-cell>
          <table:table-cell/>
          <table:table-cell table:formula="of:=([.C1199]-[.D1199])^2" office:value-type="float" office:value="0.00000000711382734320836" calcext:value-type="float">
            <text:p>7,1138273432083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ancy</text:p>
          </table:table-cell>
          <table:table-cell office:value-type="float" office:value="253" calcext:value-type="float">
            <text:p>253</text:p>
          </table:table-cell>
          <table:table-cell table:formula="of:=([.B1200]/[.$F$1])" office:value-type="float" office:value="0.000140190515031138" calcext:value-type="float">
            <text:p>0,0001401905</text:p>
          </table:table-cell>
          <table:table-cell table:formula="of:=([.$S$11]/([.E1200]+[.$T$11])^[.$U$11])" office:value-type="float" office:value="0.000224373498933906" calcext:value-type="float">
            <text:p>0,0002243735</text:p>
          </table:table-cell>
          <table:table-cell office:value-type="float" office:value="1199" calcext:value-type="float">
            <text:p>1199</text:p>
          </table:table-cell>
          <table:table-cell/>
          <table:table-cell table:formula="of:=([.C1200]-[.D1200])^2" office:value-type="float" office:value="0.00000000708677477877372" calcext:value-type="float">
            <text:p>7,0867747787737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unions</text:p>
          </table:table-cell>
          <table:table-cell office:value-type="float" office:value="253" calcext:value-type="float">
            <text:p>253</text:p>
          </table:table-cell>
          <table:table-cell table:formula="of:=([.B1201]/[.$F$1])" office:value-type="float" office:value="0.000140190515031138" calcext:value-type="float">
            <text:p>0,0001401905</text:p>
          </table:table-cell>
          <table:table-cell table:formula="of:=([.$S$11]/([.E1201]+[.$T$11])^[.$U$11])" office:value-type="float" office:value="0.000224213222828175" calcext:value-type="float">
            <text:p>0,0002242132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([.C1201]-[.D1201])^2" office:value-type="float" office:value="0.00000000705981542554623" calcext:value-type="float">
            <text:p>7,0598154255462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uns</text:p>
          </table:table-cell>
          <table:table-cell office:value-type="float" office:value="252" calcext:value-type="float">
            <text:p>252</text:p>
          </table:table-cell>
          <table:table-cell table:formula="of:=([.B1202]/[.$F$1])" office:value-type="float" office:value="0.000139636402323505" calcext:value-type="float">
            <text:p>0,0001396364</text:p>
          </table:table-cell>
          <table:table-cell table:formula="of:=([.$S$11]/([.E1202]+[.$T$11])^[.$U$11])" office:value-type="float" office:value="0.000224053194133965" calcext:value-type="float">
            <text:p>0,0002240532</text:p>
          </table:table-cell>
          <table:table-cell office:value-type="float" office:value="1201" calcext:value-type="float">
            <text:p>1201</text:p>
          </table:table-cell>
          <table:table-cell/>
          <table:table-cell table:formula="of:=([.C1202]-[.D1202])^2" office:value-type="float" office:value="0.0000000071261947395704" calcext:value-type="float">
            <text:p>7,126194739570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quare</text:p>
          </table:table-cell>
          <table:table-cell office:value-type="float" office:value="252" calcext:value-type="float">
            <text:p>252</text:p>
          </table:table-cell>
          <table:table-cell table:formula="of:=([.B1203]/[.$F$1])" office:value-type="float" office:value="0.000139636402323505" calcext:value-type="float">
            <text:p>0,0001396364</text:p>
          </table:table-cell>
          <table:table-cell table:formula="of:=([.$S$11]/([.E1203]+[.$T$11])^[.$U$11])" office:value-type="float" office:value="0.00022389341226451" calcext:value-type="float">
            <text:p>0,0002238934</text:p>
          </table:table-cell>
          <table:table-cell office:value-type="float" office:value="1202" calcext:value-type="float">
            <text:p>1202</text:p>
          </table:table-cell>
          <table:table-cell/>
          <table:table-cell table:formula="of:=([.C1203]-[.D1203])^2" office:value-type="float" office:value="0.00000000709924372419853" calcext:value-type="float">
            <text:p>7,0992437241985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nyone</text:p>
          </table:table-cell>
          <table:table-cell office:value-type="float" office:value="252" calcext:value-type="float">
            <text:p>252</text:p>
          </table:table-cell>
          <table:table-cell table:formula="of:=([.B1204]/[.$F$1])" office:value-type="float" office:value="0.000139636402323505" calcext:value-type="float">
            <text:p>0,0001396364</text:p>
          </table:table-cell>
          <table:table-cell table:formula="of:=([.$S$11]/([.E1204]+[.$T$11])^[.$U$11])" office:value-type="float" office:value="0.000223733876634923" calcext:value-type="float">
            <text:p>0,0002237339</text:p>
          </table:table-cell>
          <table:table-cell office:value-type="float" office:value="1203" calcext:value-type="float">
            <text:p>1203</text:p>
          </table:table-cell>
          <table:table-cell/>
          <table:table-cell table:formula="of:=([.C1204]-[.D1204])^2" office:value-type="float" office:value="0.00000000707238518555961" calcext:value-type="float">
            <text:p>7,0723851855596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eads</text:p>
          </table:table-cell>
          <table:table-cell office:value-type="float" office:value="252" calcext:value-type="float">
            <text:p>252</text:p>
          </table:table-cell>
          <table:table-cell table:formula="of:=([.B1205]/[.$F$1])" office:value-type="float" office:value="0.000139636402323505" calcext:value-type="float">
            <text:p>0,0001396364</text:p>
          </table:table-cell>
          <table:table-cell table:formula="of:=([.$S$11]/([.E1205]+[.$T$11])^[.$U$11])" office:value-type="float" office:value="0.000223574586662186" calcext:value-type="float">
            <text:p>0,0002235746</text:p>
          </table:table-cell>
          <table:table-cell office:value-type="float" office:value="1204" calcext:value-type="float">
            <text:p>1204</text:p>
          </table:table-cell>
          <table:table-cell/>
          <table:table-cell table:formula="of:=([.C1205]-[.D1205])^2" office:value-type="float" office:value="0.00000000704561879007433" calcext:value-type="float">
            <text:p>0,000000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errible</text:p>
          </table:table-cell>
          <table:table-cell office:value-type="float" office:value="252" calcext:value-type="float">
            <text:p>252</text:p>
          </table:table-cell>
          <table:table-cell table:formula="of:=([.B1206]/[.$F$1])" office:value-type="float" office:value="0.000139636402323505" calcext:value-type="float">
            <text:p>0,0001396364</text:p>
          </table:table-cell>
          <table:table-cell table:formula="of:=([.$S$11]/([.E1206]+[.$T$11])^[.$U$11])" office:value-type="float" office:value="0.00022341554176514" calcext:value-type="float">
            <text:p>0,0002234155</text:p>
          </table:table-cell>
          <table:table-cell office:value-type="float" office:value="1205" calcext:value-type="float">
            <text:p>1205</text:p>
          </table:table-cell>
          <table:table-cell/>
          <table:table-cell table:formula="of:=([.C1206]-[.D1206])^2" office:value-type="float" office:value="0.00000000701894420558092" calcext:value-type="float">
            <text:p>0,000000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atement</text:p>
          </table:table-cell>
          <table:table-cell office:value-type="float" office:value="252" calcext:value-type="float">
            <text:p>252</text:p>
          </table:table-cell>
          <table:table-cell table:formula="of:=([.B1207]/[.$F$1])" office:value-type="float" office:value="0.000139636402323505" calcext:value-type="float">
            <text:p>0,0001396364</text:p>
          </table:table-cell>
          <table:table-cell table:formula="of:=([.$S$11]/([.E1207]+[.$T$11])^[.$U$11])" office:value-type="float" office:value="0.000223256741364483" calcext:value-type="float">
            <text:p>0,0002232567</text:p>
          </table:table-cell>
          <table:table-cell office:value-type="float" office:value="1206" calcext:value-type="float">
            <text:p>1206</text:p>
          </table:table-cell>
          <table:table-cell/>
          <table:table-cell table:formula="of:=([.C1207]-[.D1207])^2" office:value-type="float" office:value="0.00000000699236110132809" calcext:value-type="float">
            <text:p>0,000000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live</text:p>
          </table:table-cell>
          <table:table-cell office:value-type="float" office:value="252" calcext:value-type="float">
            <text:p>252</text:p>
          </table:table-cell>
          <table:table-cell table:formula="of:=([.B1208]/[.$F$1])" office:value-type="float" office:value="0.000139636402323505" calcext:value-type="float">
            <text:p>0,0001396364</text:p>
          </table:table-cell>
          <table:table-cell table:formula="of:=([.$S$11]/([.E1208]+[.$T$11])^[.$U$11])" office:value-type="float" office:value="0.000223098184882758" calcext:value-type="float">
            <text:p>0,0002230982</text:p>
          </table:table-cell>
          <table:table-cell office:value-type="float" office:value="1207" calcext:value-type="float">
            <text:p>1207</text:p>
          </table:table-cell>
          <table:table-cell/>
          <table:table-cell table:formula="of:=([.C1208]-[.D1208])^2" office:value-type="float" office:value="0.00000000696586914796793" calcext:value-type="float">
            <text:p>0,000000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hoebe</text:p>
          </table:table-cell>
          <table:table-cell office:value-type="float" office:value="251" calcext:value-type="float">
            <text:p>251</text:p>
          </table:table-cell>
          <table:table-cell table:formula="of:=([.B1209]/[.$F$1])" office:value-type="float" office:value="0.000139082289615872" calcext:value-type="float">
            <text:p>0,0001390823</text:p>
          </table:table-cell>
          <table:table-cell table:formula="of:=([.$S$11]/([.E1209]+[.$T$11])^[.$U$11])" office:value-type="float" office:value="0.000222939871744346" calcext:value-type="float">
            <text:p>0,0002229399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([.C1209]-[.D1209])^2" office:value-type="float" office:value="0.00000000703209408043377" calcext:value-type="float">
            <text:p>0,000000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hot</text:p>
          </table:table-cell>
          <table:table-cell office:value-type="float" office:value="250" calcext:value-type="float">
            <text:p>250</text:p>
          </table:table-cell>
          <table:table-cell table:formula="of:=([.B1210]/[.$F$1])" office:value-type="float" office:value="0.000138528176908239" calcext:value-type="float">
            <text:p>0,0001385282</text:p>
          </table:table-cell>
          <table:table-cell table:formula="of:=([.$S$11]/([.E1210]+[.$T$11])^[.$U$11])" office:value-type="float" office:value="0.000222781801375464" calcext:value-type="float">
            <text:p>0,0002227818</text:p>
          </table:table-cell>
          <table:table-cell office:value-type="float" office:value="1209" calcext:value-type="float">
            <text:p>1209</text:p>
          </table:table-cell>
          <table:table-cell/>
          <table:table-cell table:formula="of:=([.C1210]-[.D1210])^2" office:value-type="float" office:value="0.00000000709867323586403" calcext:value-type="float">
            <text:p>7,0986732358640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ress</text:p>
          </table:table-cell>
          <table:table-cell office:value-type="float" office:value="250" calcext:value-type="float">
            <text:p>250</text:p>
          </table:table-cell>
          <table:table-cell table:formula="of:=([.B1211]/[.$F$1])" office:value-type="float" office:value="0.000138528176908239" calcext:value-type="float">
            <text:p>0,0001385282</text:p>
          </table:table-cell>
          <table:table-cell table:formula="of:=([.$S$11]/([.E1211]+[.$T$11])^[.$U$11])" office:value-type="float" office:value="0.000222623973204148" calcext:value-type="float">
            <text:p>0,000222624</text:p>
          </table:table-cell>
          <table:table-cell office:value-type="float" office:value="1210" calcext:value-type="float">
            <text:p>1210</text:p>
          </table:table-cell>
          <table:table-cell/>
          <table:table-cell table:formula="of:=([.C1211]-[.D1211])^2" office:value-type="float" office:value="0.00000000707210295464293" calcext:value-type="float">
            <text:p>7,0721029546429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reak</text:p>
          </table:table-cell>
          <table:table-cell office:value-type="float" office:value="250" calcext:value-type="float">
            <text:p>250</text:p>
          </table:table-cell>
          <table:table-cell table:formula="of:=([.B1212]/[.$F$1])" office:value-type="float" office:value="0.000138528176908239" calcext:value-type="float">
            <text:p>0,0001385282</text:p>
          </table:table-cell>
          <table:table-cell table:formula="of:=([.$S$11]/([.E1212]+[.$T$11])^[.$U$11])" office:value-type="float" office:value="0.000222466386660255" calcext:value-type="float">
            <text:p>0,0002224664</text:p>
          </table:table-cell>
          <table:table-cell office:value-type="float" office:value="1211" calcext:value-type="float">
            <text:p>1211</text:p>
          </table:table-cell>
          <table:table-cell/>
          <table:table-cell table:formula="of:=([.C1212]-[.D1212])^2" office:value-type="float" office:value="0.00000000704562305637344" calcext:value-type="float">
            <text:p>0,000000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valley</text:p>
          </table:table-cell>
          <table:table-cell office:value-type="float" office:value="250" calcext:value-type="float">
            <text:p>250</text:p>
          </table:table-cell>
          <table:table-cell table:formula="of:=([.B1213]/[.$F$1])" office:value-type="float" office:value="0.000138528176908239" calcext:value-type="float">
            <text:p>0,0001385282</text:p>
          </table:table-cell>
          <table:table-cell table:formula="of:=([.$S$11]/([.E1213]+[.$T$11])^[.$U$11])" office:value-type="float" office:value="0.000222309041175452" calcext:value-type="float">
            <text:p>0,000222309</text:p>
          </table:table-cell>
          <table:table-cell office:value-type="float" office:value="1212" calcext:value-type="float">
            <text:p>1212</text:p>
          </table:table-cell>
          <table:table-cell/>
          <table:table-cell table:formula="of:=([.C1213]-[.D1213])^2" office:value-type="float" office:value="0.00000000701923321736113" calcext:value-type="float">
            <text:p>0,000000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aiting</text:p>
          </table:table-cell>
          <table:table-cell office:value-type="float" office:value="250" calcext:value-type="float">
            <text:p>250</text:p>
          </table:table-cell>
          <table:table-cell table:formula="of:=([.B1214]/[.$F$1])" office:value-type="float" office:value="0.000138528176908239" calcext:value-type="float">
            <text:p>0,0001385282</text:p>
          </table:table-cell>
          <table:table-cell table:formula="of:=([.$S$11]/([.E1214]+[.$T$11])^[.$U$11])" office:value-type="float" office:value="0.000222151936183207" calcext:value-type="float">
            <text:p>0,0002221519</text:p>
          </table:table-cell>
          <table:table-cell office:value-type="float" office:value="1213" calcext:value-type="float">
            <text:p>1213</text:p>
          </table:table-cell>
          <table:table-cell/>
          <table:table-cell table:formula="of:=([.C1214]-[.D1214])^2" office:value-type="float" office:value="0.00000000699293311527767" calcext:value-type="float">
            <text:p>0,000000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poken</text:p>
          </table:table-cell>
          <table:table-cell office:value-type="float" office:value="249" calcext:value-type="float">
            <text:p>249</text:p>
          </table:table-cell>
          <table:table-cell table:formula="of:=([.B1215]/[.$F$1])" office:value-type="float" office:value="0.000137974064200607" calcext:value-type="float">
            <text:p>0,0001379741</text:p>
          </table:table-cell>
          <table:table-cell table:formula="of:=([.$S$11]/([.E1215]+[.$T$11])^[.$U$11])" office:value-type="float" office:value="0.000221995071118783" calcext:value-type="float">
            <text:p>0,0002219951</text:p>
          </table:table-cell>
          <table:table-cell office:value-type="float" office:value="1214" calcext:value-type="float">
            <text:p>1214</text:p>
          </table:table-cell>
          <table:table-cell/>
          <table:table-cell table:formula="of:=([.C1215]-[.D1215])^2" office:value-type="float" office:value="0.00000000705952960354428" calcext:value-type="float">
            <text:p>7,0595296035442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ocess</text:p>
          </table:table-cell>
          <table:table-cell office:value-type="float" office:value="249" calcext:value-type="float">
            <text:p>249</text:p>
          </table:table-cell>
          <table:table-cell table:formula="of:=([.B1216]/[.$F$1])" office:value-type="float" office:value="0.000137974064200607" calcext:value-type="float">
            <text:p>0,0001379741</text:p>
          </table:table-cell>
          <table:table-cell table:formula="of:=([.$S$11]/([.E1216]+[.$T$11])^[.$U$11])" office:value-type="float" office:value="0.000221838445419234" calcext:value-type="float">
            <text:p>0,0002218384</text:p>
          </table:table-cell>
          <table:table-cell office:value-type="float" office:value="1215" calcext:value-type="float">
            <text:p>1215</text:p>
          </table:table-cell>
          <table:table-cell/>
          <table:table-cell table:formula="of:=([.C1216]-[.D1216])^2" office:value-type="float" office:value="0.00000000703323443718327" calcext:value-type="float">
            <text:p>0,000000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igher</text:p>
          </table:table-cell>
          <table:table-cell office:value-type="float" office:value="249" calcext:value-type="float">
            <text:p>249</text:p>
          </table:table-cell>
          <table:table-cell table:formula="of:=([.B1217]/[.$F$1])" office:value-type="float" office:value="0.000137974064200607" calcext:value-type="float">
            <text:p>0,0001379741</text:p>
          </table:table-cell>
          <table:table-cell table:formula="of:=([.$S$11]/([.E1217]+[.$T$11])^[.$U$11])" office:value-type="float" office:value="0.000221682058523393" calcext:value-type="float">
            <text:p>0,0002216821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([.C1217]-[.D1217])^2" office:value-type="float" office:value="0.00000000700702831354365" calcext:value-type="float">
            <text:p>0,000000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ain</text:p>
          </table:table-cell>
          <table:table-cell office:value-type="float" office:value="249" calcext:value-type="float">
            <text:p>249</text:p>
          </table:table-cell>
          <table:table-cell table:formula="of:=([.B1218]/[.$F$1])" office:value-type="float" office:value="0.000137974064200607" calcext:value-type="float">
            <text:p>0,0001379741</text:p>
          </table:table-cell>
          <table:table-cell table:formula="of:=([.$S$11]/([.E1218]+[.$T$11])^[.$U$11])" office:value-type="float" office:value="0.000221525909871868" calcext:value-type="float">
            <text:p>0,0002215259</text:p>
          </table:table-cell>
          <table:table-cell office:value-type="float" office:value="1217" calcext:value-type="float">
            <text:p>1217</text:p>
          </table:table-cell>
          <table:table-cell/>
          <table:table-cell table:formula="of:=([.C1218]-[.D1218])^2" office:value-type="float" office:value="0.00000000698091091507429" calcext:value-type="float">
            <text:p>0,000000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reated</text:p>
          </table:table-cell>
          <table:table-cell office:value-type="float" office:value="249" calcext:value-type="float">
            <text:p>249</text:p>
          </table:table-cell>
          <table:table-cell table:formula="of:=([.B1219]/[.$F$1])" office:value-type="float" office:value="0.000137974064200607" calcext:value-type="float">
            <text:p>0,0001379741</text:p>
          </table:table-cell>
          <table:table-cell table:formula="of:=([.$S$11]/([.E1219]+[.$T$11])^[.$U$11])" office:value-type="float" office:value="0.000221369998907034" calcext:value-type="float">
            <text:p>0,00022137</text:p>
          </table:table-cell>
          <table:table-cell office:value-type="float" office:value="1218" calcext:value-type="float">
            <text:p>1218</text:p>
          </table:table-cell>
          <table:table-cell/>
          <table:table-cell table:formula="of:=([.C1219]-[.D1219])^2" office:value-type="float" office:value="0.00000000695488192555872" calcext:value-type="float">
            <text:p>0,000000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oved</text:p>
          </table:table-cell>
          <table:table-cell office:value-type="float" office:value="249" calcext:value-type="float">
            <text:p>249</text:p>
          </table:table-cell>
          <table:table-cell table:formula="of:=([.B1220]/[.$F$1])" office:value-type="float" office:value="0.000137974064200607" calcext:value-type="float">
            <text:p>0,0001379741</text:p>
          </table:table-cell>
          <table:table-cell table:formula="of:=([.$S$11]/([.E1220]+[.$T$11])^[.$U$11])" office:value-type="float" office:value="0.000221214325073026" calcext:value-type="float">
            <text:p>0,0002212143</text:p>
          </table:table-cell>
          <table:table-cell office:value-type="float" office:value="1219" calcext:value-type="float">
            <text:p>1219</text:p>
          </table:table-cell>
          <table:table-cell/>
          <table:table-cell table:formula="of:=([.C1220]-[.D1220])^2" office:value-type="float" office:value="0.00000000692894103010847" calcext:value-type="float">
            <text:p>6,9289410301084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apidly</text:p>
          </table:table-cell>
          <table:table-cell office:value-type="float" office:value="249" calcext:value-type="float">
            <text:p>249</text:p>
          </table:table-cell>
          <table:table-cell table:formula="of:=([.B1221]/[.$F$1])" office:value-type="float" office:value="0.000137974064200607" calcext:value-type="float">
            <text:p>0,0001379741</text:p>
          </table:table-cell>
          <table:table-cell table:formula="of:=([.$S$11]/([.E1221]+[.$T$11])^[.$U$11])" office:value-type="float" office:value="0.000221058887815732" calcext:value-type="float">
            <text:p>0,0002210589</text:p>
          </table:table-cell>
          <table:table-cell office:value-type="float" office:value="1220" calcext:value-type="float">
            <text:p>1220</text:p>
          </table:table-cell>
          <table:table-cell/>
          <table:table-cell table:formula="of:=([.C1221]-[.D1221])^2" office:value-type="float" office:value="0.00000000690308791515656" calcext:value-type="float">
            <text:p>6,9030879151565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omise</text:p>
          </table:table-cell>
          <table:table-cell office:value-type="float" office:value="248" calcext:value-type="float">
            <text:p>248</text:p>
          </table:table-cell>
          <table:table-cell table:formula="of:=([.B1222]/[.$F$1])" office:value-type="float" office:value="0.000137419951492974" calcext:value-type="float">
            <text:p>0,00013742</text:p>
          </table:table-cell>
          <table:table-cell table:formula="of:=([.$S$11]/([.E1222]+[.$T$11])^[.$U$11])" office:value-type="float" office:value="0.000220903686582787" calcext:value-type="float">
            <text:p>0,0002209037</text:p>
          </table:table-cell>
          <table:table-cell office:value-type="float" office:value="1221" calcext:value-type="float">
            <text:p>1221</text:p>
          </table:table-cell>
          <table:table-cell/>
          <table:table-cell table:formula="of:=([.C1222]-[.D1222])^2" office:value-type="float" office:value="0.0000000069695340245461" calcext:value-type="float">
            <text:p>0,000000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volunteers</text:p>
          </table:table-cell>
          <table:table-cell office:value-type="float" office:value="248" calcext:value-type="float">
            <text:p>248</text:p>
          </table:table-cell>
          <table:table-cell table:formula="of:=([.B1223]/[.$F$1])" office:value-type="float" office:value="0.000137419951492974" calcext:value-type="float">
            <text:p>0,00013742</text:p>
          </table:table-cell>
          <table:table-cell table:formula="of:=([.$S$11]/([.E1223]+[.$T$11])^[.$U$11])" office:value-type="float" office:value="0.000220748720823563" calcext:value-type="float">
            <text:p>0,0002207487</text:p>
          </table:table-cell>
          <table:table-cell office:value-type="float" office:value="1222" calcext:value-type="float">
            <text:p>1222</text:p>
          </table:table-cell>
          <table:table-cell/>
          <table:table-cell table:formula="of:=([.C1223]-[.D1223])^2" office:value-type="float" office:value="0.00000000694368379815058" calcext:value-type="float">
            <text:p>6,9436837981505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lation</text:p>
          </table:table-cell>
          <table:table-cell office:value-type="float" office:value="248" calcext:value-type="float">
            <text:p>248</text:p>
          </table:table-cell>
          <table:table-cell table:formula="of:=([.B1224]/[.$F$1])" office:value-type="float" office:value="0.000137419951492974" calcext:value-type="float">
            <text:p>0,00013742</text:p>
          </table:table-cell>
          <table:table-cell table:formula="of:=([.$S$11]/([.E1224]+[.$T$11])^[.$U$11])" office:value-type="float" office:value="0.000220593989989167" calcext:value-type="float">
            <text:p>0,000220594</text:p>
          </table:table-cell>
          <table:table-cell office:value-type="float" office:value="1223" calcext:value-type="float">
            <text:p>1223</text:p>
          </table:table-cell>
          <table:table-cell/>
          <table:table-cell table:formula="of:=([.C1224]-[.D1224])^2" office:value-type="float" office:value="0.00000000691792067976621" calcext:value-type="float">
            <text:p>6,9179206797662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orced</text:p>
          </table:table-cell>
          <table:table-cell office:value-type="float" office:value="248" calcext:value-type="float">
            <text:p>248</text:p>
          </table:table-cell>
          <table:table-cell table:formula="of:=([.B1225]/[.$F$1])" office:value-type="float" office:value="0.000137419951492974" calcext:value-type="float">
            <text:p>0,00013742</text:p>
          </table:table-cell>
          <table:table-cell table:formula="of:=([.$S$11]/([.E1225]+[.$T$11])^[.$U$11])" office:value-type="float" office:value="0.000220439493532429" calcext:value-type="float">
            <text:p>0,0002204395</text:p>
          </table:table-cell>
          <table:table-cell office:value-type="float" office:value="1224" calcext:value-type="float">
            <text:p>1224</text:p>
          </table:table-cell>
          <table:table-cell/>
          <table:table-cell table:formula="of:=([.C1225]-[.D1225])^2" office:value-type="float" office:value="0.00000000689224436044091" calcext:value-type="float">
            <text:p>6,8922443604409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ox</text:p>
          </table:table-cell>
          <table:table-cell office:value-type="float" office:value="247" calcext:value-type="float">
            <text:p>247</text:p>
          </table:table-cell>
          <table:table-cell table:formula="of:=([.B1226]/[.$F$1])" office:value-type="float" office:value="0.000136865838785341" calcext:value-type="float">
            <text:p>0,0001368658</text:p>
          </table:table-cell>
          <table:table-cell table:formula="of:=([.$S$11]/([.E1226]+[.$T$11])^[.$U$11])" office:value-type="float" office:value="0.0002202852309079" calcext:value-type="float">
            <text:p>0,0002202852</text:p>
          </table:table-cell>
          <table:table-cell office:value-type="float" office:value="1225" calcext:value-type="float">
            <text:p>1225</text:p>
          </table:table-cell>
          <table:table-cell/>
          <table:table-cell table:formula="of:=([.C1226]-[.D1226])^2" office:value-type="float" office:value="0.00000000695879498209728" calcext:value-type="float">
            <text:p>0,00000000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etermined</text:p>
          </table:table-cell>
          <table:table-cell office:value-type="float" office:value="247" calcext:value-type="float">
            <text:p>247</text:p>
          </table:table-cell>
          <table:table-cell table:formula="of:=([.B1227]/[.$F$1])" office:value-type="float" office:value="0.000136865838785341" calcext:value-type="float">
            <text:p>0,0001368658</text:p>
          </table:table-cell>
          <table:table-cell table:formula="of:=([.$S$11]/([.E1227]+[.$T$11])^[.$U$11])" office:value-type="float" office:value="0.00022013120157184" calcext:value-type="float">
            <text:p>0,0002201312</text:p>
          </table:table-cell>
          <table:table-cell office:value-type="float" office:value="1226" calcext:value-type="float">
            <text:p>1226</text:p>
          </table:table-cell>
          <table:table-cell/>
          <table:table-cell table:formula="of:=([.C1227]-[.D1227])^2" office:value-type="float" office:value="0.00000000693312063996744" calcext:value-type="float">
            <text:p>6,9331206399674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urious</text:p>
          </table:table-cell>
          <table:table-cell office:value-type="float" office:value="247" calcext:value-type="float">
            <text:p>247</text:p>
          </table:table-cell>
          <table:table-cell table:formula="of:=([.B1228]/[.$F$1])" office:value-type="float" office:value="0.000136865838785341" calcext:value-type="float">
            <text:p>0,0001368658</text:p>
          </table:table-cell>
          <table:table-cell table:formula="of:=([.$S$11]/([.E1228]+[.$T$11])^[.$U$11])" office:value-type="float" office:value="0.000219977404982218" calcext:value-type="float">
            <text:p>0,0002199774</text:p>
          </table:table-cell>
          <table:table-cell office:value-type="float" office:value="1227" calcext:value-type="float">
            <text:p>1227</text:p>
          </table:table-cell>
          <table:table-cell/>
          <table:table-cell table:formula="of:=([.C1228]-[.D1228])^2" office:value-type="float" office:value="0.00000000690753243569794" calcext:value-type="float">
            <text:p>6,9075324356979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rawing</text:p>
          </table:table-cell>
          <table:table-cell office:value-type="float" office:value="247" calcext:value-type="float">
            <text:p>247</text:p>
          </table:table-cell>
          <table:table-cell table:formula="of:=([.B1229]/[.$F$1])" office:value-type="float" office:value="0.000136865838785341" calcext:value-type="float">
            <text:p>0,0001368658</text:p>
          </table:table-cell>
          <table:table-cell table:formula="of:=([.$S$11]/([.E1229]+[.$T$11])^[.$U$11])" office:value-type="float" office:value="0.000219823840598697" calcext:value-type="float">
            <text:p>0,0002198238</text:p>
          </table:table-cell>
          <table:table-cell office:value-type="float" office:value="1228" calcext:value-type="float">
            <text:p>1228</text:p>
          </table:table-cell>
          <table:table-cell/>
          <table:table-cell table:formula="of:=([.C1229]-[.D1229])^2" office:value-type="float" office:value="0.0000000068820300648649" calcext:value-type="float">
            <text:p>6,882030064864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uard</text:p>
          </table:table-cell>
          <table:table-cell office:value-type="float" office:value="247" calcext:value-type="float">
            <text:p>247</text:p>
          </table:table-cell>
          <table:table-cell table:formula="of:=([.B1230]/[.$F$1])" office:value-type="float" office:value="0.000136865838785341" calcext:value-type="float">
            <text:p>0,0001368658</text:p>
          </table:table-cell>
          <table:table-cell table:formula="of:=([.$S$11]/([.E1230]+[.$T$11])^[.$U$11])" office:value-type="float" office:value="0.000219670507882635" calcext:value-type="float">
            <text:p>0,0002196705</text:p>
          </table:table-cell>
          <table:table-cell office:value-type="float" office:value="1229" calcext:value-type="float">
            <text:p>1229</text:p>
          </table:table-cell>
          <table:table-cell/>
          <table:table-cell table:formula="of:=([.C1230]-[.D1230])^2" office:value-type="float" office:value="0.00000000685661322431244" calcext:value-type="float">
            <text:p>6,8566132243124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justice</text:p>
          </table:table-cell>
          <table:table-cell office:value-type="float" office:value="246" calcext:value-type="float">
            <text:p>246</text:p>
          </table:table-cell>
          <table:table-cell table:formula="of:=([.B1231]/[.$F$1])" office:value-type="float" office:value="0.000136311726077708" calcext:value-type="float">
            <text:p>0,0001363117</text:p>
          </table:table-cell>
          <table:table-cell table:formula="of:=([.$S$11]/([.E1231]+[.$T$11])^[.$U$11])" office:value-type="float" office:value="0.000219517406297073" calcext:value-type="float">
            <text:p>0,0002195174</text:p>
          </table:table-cell>
          <table:table-cell office:value-type="float" office:value="1230" calcext:value-type="float">
            <text:p>1230</text:p>
          </table:table-cell>
          <table:table-cell/>
          <table:table-cell table:formula="of:=([.C1231]-[.D1231])^2" office:value-type="float" office:value="0.00000000692318522076732" calcext:value-type="float">
            <text:p>6,9231852207673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stant</text:p>
          </table:table-cell>
          <table:table-cell office:value-type="float" office:value="246" calcext:value-type="float">
            <text:p>246</text:p>
          </table:table-cell>
          <table:table-cell table:formula="of:=([.B1232]/[.$F$1])" office:value-type="float" office:value="0.000136311726077708" calcext:value-type="float">
            <text:p>0,0001363117</text:p>
          </table:table-cell>
          <table:table-cell table:formula="of:=([.$S$11]/([.E1232]+[.$T$11])^[.$U$11])" office:value-type="float" office:value="0.000219364535306731" calcext:value-type="float">
            <text:p>0,0002193645</text:p>
          </table:table-cell>
          <table:table-cell office:value-type="float" office:value="1231" calcext:value-type="float">
            <text:p>1231</text:p>
          </table:table-cell>
          <table:table-cell/>
          <table:table-cell table:formula="of:=([.C1232]-[.D1232])^2" office:value-type="float" office:value="0.00000000689776912083263" calcext:value-type="float">
            <text:p>6,8977691208326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arger</text:p>
          </table:table-cell>
          <table:table-cell office:value-type="float" office:value="246" calcext:value-type="float">
            <text:p>246</text:p>
          </table:table-cell>
          <table:table-cell table:formula="of:=([.B1233]/[.$F$1])" office:value-type="float" office:value="0.000136311726077708" calcext:value-type="float">
            <text:p>0,0001363117</text:p>
          </table:table-cell>
          <table:table-cell table:formula="of:=([.$S$11]/([.E1233]+[.$T$11])^[.$U$11])" office:value-type="float" office:value="0.000219211894378002" calcext:value-type="float">
            <text:p>0,0002192119</text:p>
          </table:table-cell>
          <table:table-cell office:value-type="float" office:value="1232" calcext:value-type="float">
            <text:p>1232</text:p>
          </table:table-cell>
          <table:table-cell/>
          <table:table-cell table:formula="of:=([.C1233]-[.D1233])^2" office:value-type="float" office:value="0.00000000687243790421712" calcext:value-type="float">
            <text:p>6,8724379042171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orse</text:p>
          </table:table-cell>
          <table:table-cell office:value-type="float" office:value="246" calcext:value-type="float">
            <text:p>246</text:p>
          </table:table-cell>
          <table:table-cell table:formula="of:=([.B1234]/[.$F$1])" office:value-type="float" office:value="0.000136311726077708" calcext:value-type="float">
            <text:p>0,0001363117</text:p>
          </table:table-cell>
          <table:table-cell table:formula="of:=([.$S$11]/([.E1234]+[.$T$11])^[.$U$11])" office:value-type="float" office:value="0.000219059482978942" calcext:value-type="float">
            <text:p>0,0002190595</text:p>
          </table:table-cell>
          <table:table-cell office:value-type="float" office:value="1233" calcext:value-type="float">
            <text:p>1233</text:p>
          </table:table-cell>
          <table:table-cell/>
          <table:table-cell table:formula="of:=([.C1234]-[.D1234])^2" office:value-type="float" office:value="0.0000000068471912721857" calcext:value-type="float">
            <text:p>6,847191272185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low</text:p>
          </table:table-cell>
          <table:table-cell office:value-type="float" office:value="246" calcext:value-type="float">
            <text:p>246</text:p>
          </table:table-cell>
          <table:table-cell table:formula="of:=([.B1235]/[.$F$1])" office:value-type="float" office:value="0.000136311726077708" calcext:value-type="float">
            <text:p>0,0001363117</text:p>
          </table:table-cell>
          <table:table-cell table:formula="of:=([.$S$11]/([.E1235]+[.$T$11])^[.$U$11])" office:value-type="float" office:value="0.000218907300579266" calcext:value-type="float">
            <text:p>0,0002189073</text:p>
          </table:table-cell>
          <table:table-cell office:value-type="float" office:value="1234" calcext:value-type="float">
            <text:p>1234</text:p>
          </table:table-cell>
          <table:table-cell/>
          <table:table-cell table:formula="of:=([.C1235]-[.D1235])^2" office:value-type="float" office:value="0.00000000682202892724246" calcext:value-type="float">
            <text:p>6,8220289272424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ogs</text:p>
          </table:table-cell>
          <table:table-cell office:value-type="float" office:value="245" calcext:value-type="float">
            <text:p>245</text:p>
          </table:table-cell>
          <table:table-cell table:formula="of:=([.B1236]/[.$F$1])" office:value-type="float" office:value="0.000135757613370075" calcext:value-type="float">
            <text:p>0,0001357576</text:p>
          </table:table-cell>
          <table:table-cell table:formula="of:=([.$S$11]/([.E1236]+[.$T$11])^[.$U$11])" office:value-type="float" office:value="0.000218755346650343" calcext:value-type="float">
            <text:p>0,0002187553</text:p>
          </table:table-cell>
          <table:table-cell office:value-type="float" office:value="1235" calcext:value-type="float">
            <text:p>1235</text:p>
          </table:table-cell>
          <table:table-cell/>
          <table:table-cell table:formula="of:=([.C1236]-[.D1236])^2" office:value-type="float" office:value="0.00000000688862372966254" calcext:value-type="float">
            <text:p>6,8886237296625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pot</text:p>
          </table:table-cell>
          <table:table-cell office:value-type="float" office:value="245" calcext:value-type="float">
            <text:p>245</text:p>
          </table:table-cell>
          <table:table-cell table:formula="of:=([.B1237]/[.$F$1])" office:value-type="float" office:value="0.000135757613370075" calcext:value-type="float">
            <text:p>0,0001357576</text:p>
          </table:table-cell>
          <table:table-cell table:formula="of:=([.$S$11]/([.E1237]+[.$T$11])^[.$U$11])" office:value-type="float" office:value="0.000218603620665186" calcext:value-type="float">
            <text:p>0,0002186036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([.C1237]-[.D1237])^2" office:value-type="float" office:value="0.00000000686346092474164" calcext:value-type="float">
            <text:p>6,8634609247416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ailed</text:p>
          </table:table-cell>
          <table:table-cell office:value-type="float" office:value="245" calcext:value-type="float">
            <text:p>245</text:p>
          </table:table-cell>
          <table:table-cell table:formula="of:=([.B1238]/[.$F$1])" office:value-type="float" office:value="0.000135757613370075" calcext:value-type="float">
            <text:p>0,0001357576</text:p>
          </table:table-cell>
          <table:table-cell table:formula="of:=([.$S$11]/([.E1238]+[.$T$11])^[.$U$11])" office:value-type="float" office:value="0.000218452122098448" calcext:value-type="float">
            <text:p>0,0002184521</text:p>
          </table:table-cell>
          <table:table-cell office:value-type="float" office:value="1237" calcext:value-type="float">
            <text:p>1237</text:p>
          </table:table-cell>
          <table:table-cell/>
          <table:table-cell table:formula="of:=([.C1238]-[.D1238])^2" office:value-type="float" office:value="0.000000006838381773827" calcext:value-type="float">
            <text:p>6,83838177382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awyer</text:p>
          </table:table-cell>
          <table:table-cell office:value-type="float" office:value="245" calcext:value-type="float">
            <text:p>245</text:p>
          </table:table-cell>
          <table:table-cell table:formula="of:=([.B1239]/[.$F$1])" office:value-type="float" office:value="0.000135757613370075" calcext:value-type="float">
            <text:p>0,0001357576</text:p>
          </table:table-cell>
          <table:table-cell table:formula="of:=([.$S$11]/([.E1239]+[.$T$11])^[.$U$11])" office:value-type="float" office:value="0.000218300850426414" calcext:value-type="float">
            <text:p>0,0002183009</text:p>
          </table:table-cell>
          <table:table-cell office:value-type="float" office:value="1238" calcext:value-type="float">
            <text:p>1238</text:p>
          </table:table-cell>
          <table:table-cell/>
          <table:table-cell table:formula="of:=([.C1239]-[.D1239])^2" office:value-type="float" office:value="0.00000000681338598373909" calcext:value-type="float">
            <text:p>6,8133859837390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bel</text:p>
          </table:table-cell>
          <table:table-cell office:value-type="float" office:value="245" calcext:value-type="float">
            <text:p>245</text:p>
          </table:table-cell>
          <table:table-cell table:formula="of:=([.B1240]/[.$F$1])" office:value-type="float" office:value="0.000135757613370075" calcext:value-type="float">
            <text:p>0,0001357576</text:p>
          </table:table-cell>
          <table:table-cell table:formula="of:=([.$S$11]/([.E1240]+[.$T$11])^[.$U$11])" office:value-type="float" office:value="0.000218149805126997" calcext:value-type="float">
            <text:p>0,0002181498</text:p>
          </table:table-cell>
          <table:table-cell office:value-type="float" office:value="1239" calcext:value-type="float">
            <text:p>1239</text:p>
          </table:table-cell>
          <table:table-cell/>
          <table:table-cell table:formula="of:=([.C1240]-[.D1240])^2" office:value-type="float" office:value="0.00000000678847326250947" calcext:value-type="float">
            <text:p>6,7884732625094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dmit</text:p>
          </table:table-cell>
          <table:table-cell office:value-type="float" office:value="245" calcext:value-type="float">
            <text:p>245</text:p>
          </table:table-cell>
          <table:table-cell table:formula="of:=([.B1241]/[.$F$1])" office:value-type="float" office:value="0.000135757613370075" calcext:value-type="float">
            <text:p>0,0001357576</text:p>
          </table:table-cell>
          <table:table-cell table:formula="of:=([.$S$11]/([.E1241]+[.$T$11])^[.$U$11])" office:value-type="float" office:value="0.000217998985679728" calcext:value-type="float">
            <text:p>0,000217999</text:p>
          </table:table-cell>
          <table:table-cell office:value-type="float" office:value="1240" calcext:value-type="float">
            <text:p>1240</text:p>
          </table:table-cell>
          <table:table-cell/>
          <table:table-cell table:formula="of:=([.C1241]-[.D1241])^2" office:value-type="float" office:value="0.00000000676364331937505" calcext:value-type="float">
            <text:p>6,7636433193750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dern</text:p>
          </table:table-cell>
          <table:table-cell office:value-type="float" office:value="245" calcext:value-type="float">
            <text:p>245</text:p>
          </table:table-cell>
          <table:table-cell table:formula="of:=([.B1242]/[.$F$1])" office:value-type="float" office:value="0.000135757613370075" calcext:value-type="float">
            <text:p>0,0001357576</text:p>
          </table:table-cell>
          <table:table-cell table:formula="of:=([.$S$11]/([.E1242]+[.$T$11])^[.$U$11])" office:value-type="float" office:value="0.000217848391565754" calcext:value-type="float">
            <text:p>0,0002178484</text:p>
          </table:table-cell>
          <table:table-cell office:value-type="float" office:value="1241" calcext:value-type="float">
            <text:p>1241</text:p>
          </table:table-cell>
          <table:table-cell/>
          <table:table-cell table:formula="of:=([.C1242]-[.D1242])^2" office:value-type="float" office:value="0.00000000673889586477216" calcext:value-type="float">
            <text:p>6,7388958647721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tlanta</text:p>
          </table:table-cell>
          <table:table-cell office:value-type="float" office:value="245" calcext:value-type="float">
            <text:p>245</text:p>
          </table:table-cell>
          <table:table-cell table:formula="of:=([.B1243]/[.$F$1])" office:value-type="float" office:value="0.000135757613370075" calcext:value-type="float">
            <text:p>0,0001357576</text:p>
          </table:table-cell>
          <table:table-cell table:formula="of:=([.$S$11]/([.E1243]+[.$T$11])^[.$U$11])" office:value-type="float" office:value="0.000217698022267826" calcext:value-type="float">
            <text:p>0,000217698</text:p>
          </table:table-cell>
          <table:table-cell office:value-type="float" office:value="1242" calcext:value-type="float">
            <text:p>1242</text:p>
          </table:table-cell>
          <table:table-cell/>
          <table:table-cell table:formula="of:=([.C1243]-[.D1243])^2" office:value-type="float" office:value="0.00000000671423061033076" calcext:value-type="float">
            <text:p>6,7142306103307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ait</text:p>
          </table:table-cell>
          <table:table-cell office:value-type="float" office:value="245" calcext:value-type="float">
            <text:p>245</text:p>
          </table:table-cell>
          <table:table-cell table:formula="of:=([.B1244]/[.$F$1])" office:value-type="float" office:value="0.000135757613370075" calcext:value-type="float">
            <text:p>0,0001357576</text:p>
          </table:table-cell>
          <table:table-cell table:formula="of:=([.$S$11]/([.E1244]+[.$T$11])^[.$U$11])" office:value-type="float" office:value="0.000217547877270301" calcext:value-type="float">
            <text:p>0,0002175479</text:p>
          </table:table-cell>
          <table:table-cell office:value-type="float" office:value="1243" calcext:value-type="float">
            <text:p>1243</text:p>
          </table:table-cell>
          <table:table-cell/>
          <table:table-cell table:formula="of:=([.C1244]-[.D1244])^2" office:value-type="float" office:value="0.00000000668964726886869" calcext:value-type="float">
            <text:p>6,6896472688686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ublished</text:p>
          </table:table-cell>
          <table:table-cell office:value-type="float" office:value="245" calcext:value-type="float">
            <text:p>245</text:p>
          </table:table-cell>
          <table:table-cell table:formula="of:=([.B1245]/[.$F$1])" office:value-type="float" office:value="0.000135757613370075" calcext:value-type="float">
            <text:p>0,0001357576</text:p>
          </table:table-cell>
          <table:table-cell table:formula="of:=([.$S$11]/([.E1245]+[.$T$11])^[.$U$11])" office:value-type="float" office:value="0.000217397956059127" calcext:value-type="float">
            <text:p>0,000217398</text:p>
          </table:table-cell>
          <table:table-cell office:value-type="float" office:value="1244" calcext:value-type="float">
            <text:p>1244</text:p>
          </table:table-cell>
          <table:table-cell/>
          <table:table-cell table:formula="of:=([.C1245]-[.D1245])^2" office:value-type="float" office:value="0.00000000666514555438594" calcext:value-type="float">
            <text:p>6,6651455543859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ish</text:p>
          </table:table-cell>
          <table:table-cell office:value-type="float" office:value="245" calcext:value-type="float">
            <text:p>245</text:p>
          </table:table-cell>
          <table:table-cell table:formula="of:=([.B1246]/[.$F$1])" office:value-type="float" office:value="0.000135757613370075" calcext:value-type="float">
            <text:p>0,0001357576</text:p>
          </table:table-cell>
          <table:table-cell table:formula="of:=([.$S$11]/([.E1246]+[.$T$11])^[.$U$11])" office:value-type="float" office:value="0.000217248258121843" calcext:value-type="float">
            <text:p>0,0002172483</text:p>
          </table:table-cell>
          <table:table-cell office:value-type="float" office:value="1245" calcext:value-type="float">
            <text:p>1245</text:p>
          </table:table-cell>
          <table:table-cell/>
          <table:table-cell table:formula="of:=([.C1246]-[.D1246])^2" office:value-type="float" office:value="0.00000000664072518205886" calcext:value-type="float">
            <text:p>6,6407251820588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rand</text:p>
          </table:table-cell>
          <table:table-cell office:value-type="float" office:value="244" calcext:value-type="float">
            <text:p>244</text:p>
          </table:table-cell>
          <table:table-cell table:formula="of:=([.B1247]/[.$F$1])" office:value-type="float" office:value="0.000135203500662442" calcext:value-type="float">
            <text:p>0,0001352035</text:p>
          </table:table-cell>
          <table:table-cell table:formula="of:=([.$S$11]/([.E1247]+[.$T$11])^[.$U$11])" office:value-type="float" office:value="0.000217098782947568" calcext:value-type="float">
            <text:p>0,0002170988</text:p>
          </table:table-cell>
          <table:table-cell office:value-type="float" office:value="1246" calcext:value-type="float">
            <text:p>1246</text:p>
          </table:table-cell>
          <table:table-cell/>
          <table:table-cell table:formula="of:=([.C1247]-[.D1247])^2" office:value-type="float" office:value="0.00000000670683726056058" calcext:value-type="float">
            <text:p>6,7068372605605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ews</text:p>
          </table:table-cell>
          <table:table-cell office:value-type="float" office:value="244" calcext:value-type="float">
            <text:p>244</text:p>
          </table:table-cell>
          <table:table-cell table:formula="of:=([.B1248]/[.$F$1])" office:value-type="float" office:value="0.000135203500662442" calcext:value-type="float">
            <text:p>0,0001352035</text:p>
          </table:table-cell>
          <table:table-cell table:formula="of:=([.$S$11]/([.E1248]+[.$T$11])^[.$U$11])" office:value-type="float" office:value="0.000216949530027001" calcext:value-type="float">
            <text:p>0,0002169495</text:p>
          </table:table-cell>
          <table:table-cell office:value-type="float" office:value="1247" calcext:value-type="float">
            <text:p>1247</text:p>
          </table:table-cell>
          <table:table-cell/>
          <table:table-cell table:formula="of:=([.C1248]-[.D1248])^2" office:value-type="float" office:value="0.00000000668241331687146" calcext:value-type="float">
            <text:p>6,6824133168714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joy</text:p>
          </table:table-cell>
          <table:table-cell office:value-type="float" office:value="244" calcext:value-type="float">
            <text:p>244</text:p>
          </table:table-cell>
          <table:table-cell table:formula="of:=([.B1249]/[.$F$1])" office:value-type="float" office:value="0.000135203500662442" calcext:value-type="float">
            <text:p>0,0001352035</text:p>
          </table:table-cell>
          <table:table-cell table:formula="of:=([.$S$11]/([.E1249]+[.$T$11])^[.$U$11])" office:value-type="float" office:value="0.000216800498852409" calcext:value-type="float">
            <text:p>0,0002168005</text:p>
          </table:table-cell>
          <table:table-cell office:value-type="float" office:value="1248" calcext:value-type="float">
            <text:p>1248</text:p>
          </table:table-cell>
          <table:table-cell/>
          <table:table-cell table:formula="of:=([.C1249]-[.D1249])^2" office:value-type="float" office:value="0.00000000665807011361355" calcext:value-type="float">
            <text:p>6,6580701136135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avid</text:p>
          </table:table-cell>
          <table:table-cell office:value-type="float" office:value="244" calcext:value-type="float">
            <text:p>244</text:p>
          </table:table-cell>
          <table:table-cell table:formula="of:=([.B1250]/[.$F$1])" office:value-type="float" office:value="0.000135203500662442" calcext:value-type="float">
            <text:p>0,0001352035</text:p>
          </table:table-cell>
          <table:table-cell table:formula="of:=([.$S$11]/([.E1250]+[.$T$11])^[.$U$11])" office:value-type="float" office:value="0.000216651688917623" calcext:value-type="float">
            <text:p>0,0002166517</text:p>
          </table:table-cell>
          <table:table-cell office:value-type="float" office:value="1249" calcext:value-type="float">
            <text:p>1249</text:p>
          </table:table-cell>
          <table:table-cell/>
          <table:table-cell table:formula="of:=([.C1250]-[.D1250])^2" office:value-type="float" office:value="0.00000000663380737005149" calcext:value-type="float">
            <text:p>6,6338073700514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dvance</text:p>
          </table:table-cell>
          <table:table-cell office:value-type="float" office:value="244" calcext:value-type="float">
            <text:p>244</text:p>
          </table:table-cell>
          <table:table-cell table:formula="of:=([.B1251]/[.$F$1])" office:value-type="float" office:value="0.000135203500662442" calcext:value-type="float">
            <text:p>0,0001352035</text:p>
          </table:table-cell>
          <table:table-cell table:formula="of:=([.$S$11]/([.E1251]+[.$T$11])^[.$U$11])" office:value-type="float" office:value="0.000216503099718034" calcext:value-type="float">
            <text:p>0,0002165031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([.C1251]-[.D1251])^2" office:value-type="float" office:value="0.0000000066096248066" calcext:value-type="float">
            <text:p>6,609624806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apital</text:p>
          </table:table-cell>
          <table:table-cell office:value-type="float" office:value="244" calcext:value-type="float">
            <text:p>244</text:p>
          </table:table-cell>
          <table:table-cell table:formula="of:=([.B1252]/[.$F$1])" office:value-type="float" office:value="0.000135203500662442" calcext:value-type="float">
            <text:p>0,0001352035</text:p>
          </table:table-cell>
          <table:table-cell table:formula="of:=([.$S$11]/([.E1252]+[.$T$11])^[.$U$11])" office:value-type="float" office:value="0.000216354730750582" calcext:value-type="float">
            <text:p>0,0002163547</text:p>
          </table:table-cell>
          <table:table-cell office:value-type="float" office:value="1251" calcext:value-type="float">
            <text:p>1251</text:p>
          </table:table-cell>
          <table:table-cell/>
          <table:table-cell table:formula="of:=([.C1252]-[.D1252])^2" office:value-type="float" office:value="0.00000000658552214481829" calcext:value-type="float">
            <text:p>6,5855221448182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ourth</text:p>
          </table:table-cell>
          <table:table-cell office:value-type="float" office:value="243" calcext:value-type="float">
            <text:p>243</text:p>
          </table:table-cell>
          <table:table-cell table:formula="of:=([.B1253]/[.$F$1])" office:value-type="float" office:value="0.000134649387954809" calcext:value-type="float">
            <text:p>0,0001346494</text:p>
          </table:table-cell>
          <table:table-cell table:formula="of:=([.$S$11]/([.E1253]+[.$T$11])^[.$U$11])" office:value-type="float" office:value="0.000216206581513757" calcext:value-type="float">
            <text:p>0,0002162066</text:p>
          </table:table-cell>
          <table:table-cell office:value-type="float" office:value="1252" calcext:value-type="float">
            <text:p>1252</text:p>
          </table:table-cell>
          <table:table-cell/>
          <table:table-cell table:formula="of:=([.C1253]-[.D1253])^2" office:value-type="float" office:value="0.0000000066515758212117" calcext:value-type="float">
            <text:p>6,651575821211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you'll</text:p>
          </table:table-cell>
          <table:table-cell office:value-type="float" office:value="243" calcext:value-type="float">
            <text:p>243</text:p>
          </table:table-cell>
          <table:table-cell table:formula="of:=([.B1254]/[.$F$1])" office:value-type="float" office:value="0.000134649387954809" calcext:value-type="float">
            <text:p>0,0001346494</text:p>
          </table:table-cell>
          <table:table-cell table:formula="of:=([.$S$11]/([.E1254]+[.$T$11])^[.$U$11])" office:value-type="float" office:value="0.000216058651507586" calcext:value-type="float">
            <text:p>0,0002160587</text:p>
          </table:table-cell>
          <table:table-cell office:value-type="float" office:value="1253" calcext:value-type="float">
            <text:p>1253</text:p>
          </table:table-cell>
          <table:table-cell/>
          <table:table-cell table:formula="of:=([.C1254]-[.D1254])^2" office:value-type="float" office:value="0.00000000662746819220548" calcext:value-type="float">
            <text:p>6,6274681922054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pread</text:p>
          </table:table-cell>
          <table:table-cell office:value-type="float" office:value="243" calcext:value-type="float">
            <text:p>243</text:p>
          </table:table-cell>
          <table:table-cell table:formula="of:=([.B1255]/[.$F$1])" office:value-type="float" office:value="0.000134649387954809" calcext:value-type="float">
            <text:p>0,0001346494</text:p>
          </table:table-cell>
          <table:table-cell table:formula="of:=([.$S$11]/([.E1255]+[.$T$11])^[.$U$11])" office:value-type="float" office:value="0.000215910940233631" calcext:value-type="float">
            <text:p>0,0002159109</text:p>
          </table:table-cell>
          <table:table-cell office:value-type="float" office:value="1254" calcext:value-type="float">
            <text:p>1254</text:p>
          </table:table-cell>
          <table:table-cell/>
          <table:table-cell table:formula="of:=([.C1255]-[.D1255])^2" office:value-type="float" office:value="0.00000000660343987876379" calcext:value-type="float">
            <text:p>6,6034398787637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avisham</text:p>
          </table:table-cell>
          <table:table-cell office:value-type="float" office:value="243" calcext:value-type="float">
            <text:p>243</text:p>
          </table:table-cell>
          <table:table-cell table:formula="of:=([.B1256]/[.$F$1])" office:value-type="float" office:value="0.000134649387954809" calcext:value-type="float">
            <text:p>0,0001346494</text:p>
          </table:table-cell>
          <table:table-cell table:formula="of:=([.$S$11]/([.E1256]+[.$T$11])^[.$U$11])" office:value-type="float" office:value="0.000215763447194984" calcext:value-type="float">
            <text:p>0,0002157634</text:p>
          </table:table-cell>
          <table:table-cell office:value-type="float" office:value="1255" calcext:value-type="float">
            <text:p>1255</text:p>
          </table:table-cell>
          <table:table-cell/>
          <table:table-cell table:formula="of:=([.C1256]-[.D1256])^2" office:value-type="float" office:value="0.00000000657949060641865" calcext:value-type="float">
            <text:p>6,5794906064186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ky</text:p>
          </table:table-cell>
          <table:table-cell office:value-type="float" office:value="243" calcext:value-type="float">
            <text:p>243</text:p>
          </table:table-cell>
          <table:table-cell table:formula="of:=([.B1257]/[.$F$1])" office:value-type="float" office:value="0.000134649387954809" calcext:value-type="float">
            <text:p>0,0001346494</text:p>
          </table:table-cell>
          <table:table-cell table:formula="of:=([.$S$11]/([.E1257]+[.$T$11])^[.$U$11])" office:value-type="float" office:value="0.000215616171896257" calcext:value-type="float">
            <text:p>0,0002156162</text:p>
          </table:table-cell>
          <table:table-cell office:value-type="float" office:value="1256" calcext:value-type="float">
            <text:p>1256</text:p>
          </table:table-cell>
          <table:table-cell/>
          <table:table-cell table:formula="of:=([.C1257]-[.D1257])^2" office:value-type="float" office:value="0.00000000655562010182116" calcext:value-type="float">
            <text:p>6,5556201018211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eek</text:p>
          </table:table-cell>
          <table:table-cell office:value-type="float" office:value="242" calcext:value-type="float">
            <text:p>242</text:p>
          </table:table-cell>
          <table:table-cell table:formula="of:=([.B1258]/[.$F$1])" office:value-type="float" office:value="0.000134095275247176" calcext:value-type="float">
            <text:p>0,0001340953</text:p>
          </table:table-cell>
          <table:table-cell table:formula="of:=([.$S$11]/([.E1258]+[.$T$11])^[.$U$11])" office:value-type="float" office:value="0.00021546911384358" calcext:value-type="float">
            <text:p>0,0002154691</text:p>
          </table:table-cell>
          <table:table-cell office:value-type="float" office:value="1257" calcext:value-type="float">
            <text:p>1257</text:p>
          </table:table-cell>
          <table:table-cell/>
          <table:table-cell table:formula="of:=([.C1258]-[.D1258])^2" office:value-type="float" office:value="0.00000000662170160791358" calcext:value-type="float">
            <text:p>6,6217016079135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job</text:p>
          </table:table-cell>
          <table:table-cell office:value-type="float" office:value="242" calcext:value-type="float">
            <text:p>242</text:p>
          </table:table-cell>
          <table:table-cell table:formula="of:=([.B1259]/[.$F$1])" office:value-type="float" office:value="0.000134095275247176" calcext:value-type="float">
            <text:p>0,0001340953</text:p>
          </table:table-cell>
          <table:table-cell table:formula="of:=([.$S$11]/([.E1259]+[.$T$11])^[.$U$11])" office:value-type="float" office:value="0.000215322272544592" calcext:value-type="float">
            <text:p>0,0002153223</text:p>
          </table:table-cell>
          <table:table-cell office:value-type="float" office:value="1258" calcext:value-type="float">
            <text:p>1258</text:p>
          </table:table-cell>
          <table:table-cell/>
          <table:table-cell table:formula="of:=([.C1259]-[.D1259])^2" office:value-type="float" office:value="0.00000000659782508995446" calcext:value-type="float">
            <text:p>6,5978250899544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urprise</text:p>
          </table:table-cell>
          <table:table-cell office:value-type="float" office:value="242" calcext:value-type="float">
            <text:p>242</text:p>
          </table:table-cell>
          <table:table-cell table:formula="of:=([.B1260]/[.$F$1])" office:value-type="float" office:value="0.000134095275247176" calcext:value-type="float">
            <text:p>0,0001340953</text:p>
          </table:table-cell>
          <table:table-cell table:formula="of:=([.$S$11]/([.E1260]+[.$T$11])^[.$U$11])" office:value-type="float" office:value="0.000215175647508439" calcext:value-type="float">
            <text:p>0,0002151756</text:p>
          </table:table-cell>
          <table:table-cell office:value-type="float" office:value="1259" calcext:value-type="float">
            <text:p>1259</text:p>
          </table:table-cell>
          <table:table-cell/>
          <table:table-cell table:formula="of:=([.C1260]-[.D1260])^2" office:value-type="float" office:value="0.00000000657402676602504" calcext:value-type="float">
            <text:p>6,5740267660250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oble</text:p>
          </table:table-cell>
          <table:table-cell office:value-type="float" office:value="242" calcext:value-type="float">
            <text:p>242</text:p>
          </table:table-cell>
          <table:table-cell table:formula="of:=([.B1261]/[.$F$1])" office:value-type="float" office:value="0.000134095275247176" calcext:value-type="float">
            <text:p>0,0001340953</text:p>
          </table:table-cell>
          <table:table-cell table:formula="of:=([.$S$11]/([.E1261]+[.$T$11])^[.$U$11])" office:value-type="float" office:value="0.000215029238245765" calcext:value-type="float">
            <text:p>0,0002150292</text:p>
          </table:table-cell>
          <table:table-cell office:value-type="float" office:value="1260" calcext:value-type="float">
            <text:p>1260</text:p>
          </table:table-cell>
          <table:table-cell/>
          <table:table-cell table:formula="of:=([.C1261]-[.D1261])^2" office:value-type="float" office:value="0.00000000655030636665701" calcext:value-type="float">
            <text:p>6,5503063666570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ctually</text:p>
          </table:table-cell>
          <table:table-cell office:value-type="float" office:value="242" calcext:value-type="float">
            <text:p>242</text:p>
          </table:table-cell>
          <table:table-cell table:formula="of:=([.B1262]/[.$F$1])" office:value-type="float" office:value="0.000134095275247176" calcext:value-type="float">
            <text:p>0,0001340953</text:p>
          </table:table-cell>
          <table:table-cell table:formula="of:=([.$S$11]/([.E1262]+[.$T$11])^[.$U$11])" office:value-type="float" office:value="0.000214883044268707" calcext:value-type="float">
            <text:p>0,000214883</text:p>
          </table:table-cell>
          <table:table-cell office:value-type="float" office:value="1261" calcext:value-type="float">
            <text:p>1261</text:p>
          </table:table-cell>
          <table:table-cell/>
          <table:table-cell table:formula="of:=([.C1262]-[.D1262])^2" office:value-type="float" office:value="0.00000000652666362347625" calcext:value-type="float">
            <text:p>6,5266636234762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inds</text:p>
          </table:table-cell>
          <table:table-cell office:value-type="float" office:value="242" calcext:value-type="float">
            <text:p>242</text:p>
          </table:table-cell>
          <table:table-cell table:formula="of:=([.B1263]/[.$F$1])" office:value-type="float" office:value="0.000134095275247176" calcext:value-type="float">
            <text:p>0,0001340953</text:p>
          </table:table-cell>
          <table:table-cell table:formula="of:=([.$S$11]/([.E1263]+[.$T$11])^[.$U$11])" office:value-type="float" office:value="0.00021473706509089" calcext:value-type="float">
            <text:p>0,0002147371</text:p>
          </table:table-cell>
          <table:table-cell office:value-type="float" office:value="1262" calcext:value-type="float">
            <text:p>1262</text:p>
          </table:table-cell>
          <table:table-cell/>
          <table:table-cell table:formula="of:=([.C1263]-[.D1263])^2" office:value-type="float" office:value="0.00000000650309826919769" calcext:value-type="float">
            <text:p>6,5030982691976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ottom</text:p>
          </table:table-cell>
          <table:table-cell office:value-type="float" office:value="241" calcext:value-type="float">
            <text:p>241</text:p>
          </table:table-cell>
          <table:table-cell table:formula="of:=([.B1264]/[.$F$1])" office:value-type="float" office:value="0.000133541162539543" calcext:value-type="float">
            <text:p>0,0001335412</text:p>
          </table:table-cell>
          <table:table-cell table:formula="of:=([.$S$11]/([.E1264]+[.$T$11])^[.$U$11])" office:value-type="float" office:value="0.00021459130022742" calcext:value-type="float">
            <text:p>0,0002145913</text:p>
          </table:table-cell>
          <table:table-cell office:value-type="float" office:value="1263" calcext:value-type="float">
            <text:p>1263</text:p>
          </table:table-cell>
          <table:table-cell/>
          <table:table-cell table:formula="of:=([.C1264]-[.D1264])^2" office:value-type="float" office:value="0.00000000656912481922382" calcext:value-type="float">
            <text:p>6,5691248192238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orking</text:p>
          </table:table-cell>
          <table:table-cell office:value-type="float" office:value="241" calcext:value-type="float">
            <text:p>241</text:p>
          </table:table-cell>
          <table:table-cell table:formula="of:=([.B1265]/[.$F$1])" office:value-type="float" office:value="0.000133541162539543" calcext:value-type="float">
            <text:p>0,0001335412</text:p>
          </table:table-cell>
          <table:table-cell table:formula="of:=([.$S$11]/([.E1265]+[.$T$11])^[.$U$11])" office:value-type="float" office:value="0.000214445749194881" calcext:value-type="float">
            <text:p>0,0002144457</text:p>
          </table:table-cell>
          <table:table-cell office:value-type="float" office:value="1264" calcext:value-type="float">
            <text:p>1264</text:p>
          </table:table-cell>
          <table:table-cell/>
          <table:table-cell table:formula="of:=([.C1265]-[.D1265])^2" office:value-type="float" office:value="0.00000000654555214187106" calcext:value-type="float">
            <text:p>6,5455521418710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cretary</text:p>
          </table:table-cell>
          <table:table-cell office:value-type="float" office:value="241" calcext:value-type="float">
            <text:p>241</text:p>
          </table:table-cell>
          <table:table-cell table:formula="of:=([.B1266]/[.$F$1])" office:value-type="float" office:value="0.000133541162539543" calcext:value-type="float">
            <text:p>0,0001335412</text:p>
          </table:table-cell>
          <table:table-cell table:formula="of:=([.$S$11]/([.E1266]+[.$T$11])^[.$U$11])" office:value-type="float" office:value="0.000214300411511325" calcext:value-type="float">
            <text:p>0,0002143004</text:p>
          </table:table-cell>
          <table:table-cell office:value-type="float" office:value="1265" calcext:value-type="float">
            <text:p>1265</text:p>
          </table:table-cell>
          <table:table-cell/>
          <table:table-cell table:formula="of:=([.C1266]-[.D1266])^2" office:value-type="float" office:value="0.00000000652205629448634" calcext:value-type="float">
            <text:p>6,5220562944863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rying</text:p>
          </table:table-cell>
          <table:table-cell office:value-type="float" office:value="241" calcext:value-type="float">
            <text:p>241</text:p>
          </table:table-cell>
          <table:table-cell table:formula="of:=([.B1267]/[.$F$1])" office:value-type="float" office:value="0.000133541162539543" calcext:value-type="float">
            <text:p>0,0001335412</text:p>
          </table:table-cell>
          <table:table-cell table:formula="of:=([.$S$11]/([.E1267]+[.$T$11])^[.$U$11])" office:value-type="float" office:value="0.000214155286696272" calcext:value-type="float">
            <text:p>0,0002141553</text:p>
          </table:table-cell>
          <table:table-cell office:value-type="float" office:value="1266" calcext:value-type="float">
            <text:p>1266</text:p>
          </table:table-cell>
          <table:table-cell/>
          <table:table-cell table:formula="of:=([.C1267]-[.D1267])^2" office:value-type="float" office:value="0.00000000649863701355657" calcext:value-type="float">
            <text:p>6,4986370135565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hook</text:p>
          </table:table-cell>
          <table:table-cell office:value-type="float" office:value="241" calcext:value-type="float">
            <text:p>241</text:p>
          </table:table-cell>
          <table:table-cell table:formula="of:=([.B1268]/[.$F$1])" office:value-type="float" office:value="0.000133541162539543" calcext:value-type="float">
            <text:p>0,0001335412</text:p>
          </table:table-cell>
          <table:table-cell table:formula="of:=([.$S$11]/([.E1268]+[.$T$11])^[.$U$11])" office:value-type="float" office:value="0.000214010374270699" calcext:value-type="float">
            <text:p>0,0002140104</text:p>
          </table:table-cell>
          <table:table-cell office:value-type="float" office:value="1267" calcext:value-type="float">
            <text:p>1267</text:p>
          </table:table-cell>
          <table:table-cell/>
          <table:table-cell table:formula="of:=([.C1268]-[.D1268])^2" office:value-type="float" office:value="0.00000000647529403663361" calcext:value-type="float">
            <text:p>6,4752940366336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earn</text:p>
          </table:table-cell>
          <table:table-cell office:value-type="float" office:value="240" calcext:value-type="float">
            <text:p>240</text:p>
          </table:table-cell>
          <table:table-cell table:formula="of:=([.B1269]/[.$F$1])" office:value-type="float" office:value="0.00013298704983191" calcext:value-type="float">
            <text:p>0,000132987</text:p>
          </table:table-cell>
          <table:table-cell table:formula="of:=([.$S$11]/([.E1269]+[.$T$11])^[.$U$11])" office:value-type="float" office:value="0.000213865673757037" calcext:value-type="float">
            <text:p>0,0002138657</text:p>
          </table:table-cell>
          <table:table-cell office:value-type="float" office:value="1268" calcext:value-type="float">
            <text:p>1268</text:p>
          </table:table-cell>
          <table:table-cell/>
          <table:table-cell table:formula="of:=([.C1269]-[.D1269])^2" office:value-type="float" office:value="0.00000000654135180802209" calcext:value-type="float">
            <text:p>6,5413518080220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assion</text:p>
          </table:table-cell>
          <table:table-cell office:value-type="float" office:value="240" calcext:value-type="float">
            <text:p>240</text:p>
          </table:table-cell>
          <table:table-cell table:formula="of:=([.B1270]/[.$F$1])" office:value-type="float" office:value="0.00013298704983191" calcext:value-type="float">
            <text:p>0,000132987</text:p>
          </table:table-cell>
          <table:table-cell table:formula="of:=([.$S$11]/([.E1270]+[.$T$11])^[.$U$11])" office:value-type="float" office:value="0.000213721184679165" calcext:value-type="float">
            <text:p>0,0002137212</text:p>
          </table:table-cell>
          <table:table-cell office:value-type="float" office:value="1269" calcext:value-type="float">
            <text:p>1269</text:p>
          </table:table-cell>
          <table:table-cell/>
          <table:table-cell table:formula="of:=([.C1270]-[.D1270])^2" office:value-type="float" office:value="0.00000000651800052953479" calcext:value-type="float">
            <text:p>6,5180005295347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value</text:p>
          </table:table-cell>
          <table:table-cell office:value-type="float" office:value="240" calcext:value-type="float">
            <text:p>240</text:p>
          </table:table-cell>
          <table:table-cell table:formula="of:=([.B1271]/[.$F$1])" office:value-type="float" office:value="0.00013298704983191" calcext:value-type="float">
            <text:p>0,000132987</text:p>
          </table:table-cell>
          <table:table-cell table:formula="of:=([.$S$11]/([.E1271]+[.$T$11])^[.$U$11])" office:value-type="float" office:value="0.000213576906562406" calcext:value-type="float">
            <text:p>0,0002135769</text:p>
          </table:table-cell>
          <table:table-cell office:value-type="float" office:value="1270" calcext:value-type="float">
            <text:p>1270</text:p>
          </table:table-cell>
          <table:table-cell/>
          <table:table-cell table:formula="of:=([.C1271]-[.D1271])^2" office:value-type="float" office:value="0.00000000649472500784194" calcext:value-type="float">
            <text:p>6,4947250078419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rriage</text:p>
          </table:table-cell>
          <table:table-cell office:value-type="float" office:value="239" calcext:value-type="float">
            <text:p>239</text:p>
          </table:table-cell>
          <table:table-cell table:formula="of:=([.B1272]/[.$F$1])" office:value-type="float" office:value="0.000132432937124277" calcext:value-type="float">
            <text:p>0,0001324329</text:p>
          </table:table-cell>
          <table:table-cell table:formula="of:=([.$S$11]/([.E1272]+[.$T$11])^[.$U$11])" office:value-type="float" office:value="0.00021343283893352" calcext:value-type="float">
            <text:p>0,0002134328</text:p>
          </table:table-cell>
          <table:table-cell office:value-type="float" office:value="1271" calcext:value-type="float">
            <text:p>1271</text:p>
          </table:table-cell>
          <table:table-cell/>
          <table:table-cell table:formula="of:=([.C1272]-[.D1272])^2" office:value-type="float" office:value="0.00000000656098409310695" calcext:value-type="float">
            <text:p>6,5609840931069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arefully</text:p>
          </table:table-cell>
          <table:table-cell office:value-type="float" office:value="239" calcext:value-type="float">
            <text:p>239</text:p>
          </table:table-cell>
          <table:table-cell table:formula="of:=([.B1273]/[.$F$1])" office:value-type="float" office:value="0.000132432937124277" calcext:value-type="float">
            <text:p>0,0001324329</text:p>
          </table:table-cell>
          <table:table-cell table:formula="of:=([.$S$11]/([.E1273]+[.$T$11])^[.$U$11])" office:value-type="float" office:value="0.000213288981320696" calcext:value-type="float">
            <text:p>0,000213289</text:p>
          </table:table-cell>
          <table:table-cell office:value-type="float" office:value="1272" calcext:value-type="float">
            <text:p>1272</text:p>
          </table:table-cell>
          <table:table-cell/>
          <table:table-cell table:formula="of:=([.C1273]-[.D1273])^2" office:value-type="float" office:value="0.00000000653769988309324" calcext:value-type="float">
            <text:p>6,5376998830932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urope</text:p>
          </table:table-cell>
          <table:table-cell office:value-type="float" office:value="239" calcext:value-type="float">
            <text:p>239</text:p>
          </table:table-cell>
          <table:table-cell table:formula="of:=([.B1274]/[.$F$1])" office:value-type="float" office:value="0.000132432937124277" calcext:value-type="float">
            <text:p>0,0001324329</text:p>
          </table:table-cell>
          <table:table-cell table:formula="of:=([.$S$11]/([.E1274]+[.$T$11])^[.$U$11])" office:value-type="float" office:value="0.000213145333253552" calcext:value-type="float">
            <text:p>0,0002131453</text:p>
          </table:table-cell>
          <table:table-cell office:value-type="float" office:value="1273" calcext:value-type="float">
            <text:p>1273</text:p>
          </table:table-cell>
          <table:table-cell/>
          <table:table-cell table:formula="of:=([.C1274]-[.D1274])^2" office:value-type="float" office:value="0.00000000651449088892903" calcext:value-type="float">
            <text:p>6,5144908889290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ry</text:p>
          </table:table-cell>
          <table:table-cell office:value-type="float" office:value="239" calcext:value-type="float">
            <text:p>239</text:p>
          </table:table-cell>
          <table:table-cell table:formula="of:=([.B1275]/[.$F$1])" office:value-type="float" office:value="0.000132432937124277" calcext:value-type="float">
            <text:p>0,0001324329</text:p>
          </table:table-cell>
          <table:table-cell table:formula="of:=([.$S$11]/([.E1275]+[.$T$11])^[.$U$11])" office:value-type="float" office:value="0.000213001894263127" calcext:value-type="float">
            <text:p>0,0002130019</text:p>
          </table:table-cell>
          <table:table-cell office:value-type="float" office:value="1274" calcext:value-type="float">
            <text:p>1274</text:p>
          </table:table-cell>
          <table:table-cell/>
          <table:table-cell table:formula="of:=([.C1275]-[.D1275])^2" office:value-type="float" office:value="0.00000000649135685444179" calcext:value-type="float">
            <text:p>6,4913568544417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ate</text:p>
          </table:table-cell>
          <table:table-cell office:value-type="float" office:value="239" calcext:value-type="float">
            <text:p>239</text:p>
          </table:table-cell>
          <table:table-cell table:formula="of:=([.B1276]/[.$F$1])" office:value-type="float" office:value="0.000132432937124277" calcext:value-type="float">
            <text:p>0,0001324329</text:p>
          </table:table-cell>
          <table:table-cell table:formula="of:=([.$S$11]/([.E1276]+[.$T$11])^[.$U$11])" office:value-type="float" office:value="0.000212858663881872" calcext:value-type="float">
            <text:p>0,0002128587</text:p>
          </table:table-cell>
          <table:table-cell office:value-type="float" office:value="1275" calcext:value-type="float">
            <text:p>1275</text:p>
          </table:table-cell>
          <table:table-cell/>
          <table:table-cell table:formula="of:=([.C1276]-[.D1276])^2" office:value-type="float" office:value="0.00000000646829752448741" calcext:value-type="float">
            <text:p>6,4682975244874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ozen</text:p>
          </table:table-cell>
          <table:table-cell office:value-type="float" office:value="238" calcext:value-type="float">
            <text:p>238</text:p>
          </table:table-cell>
          <table:table-cell table:formula="of:=([.B1277]/[.$F$1])" office:value-type="float" office:value="0.000131878824416644" calcext:value-type="float">
            <text:p>0,0001318788</text:p>
          </table:table-cell>
          <table:table-cell table:formula="of:=([.$S$11]/([.E1277]+[.$T$11])^[.$U$11])" office:value-type="float" office:value="0.000212715641643653" calcext:value-type="float">
            <text:p>0,0002127156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([.C1277]-[.D1277])^2" office:value-type="float" office:value="0.00000000653459101939288" calcext:value-type="float">
            <text:p>6,5345910193928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uple</text:p>
          </table:table-cell>
          <table:table-cell office:value-type="float" office:value="238" calcext:value-type="float">
            <text:p>238</text:p>
          </table:table-cell>
          <table:table-cell table:formula="of:=([.B1278]/[.$F$1])" office:value-type="float" office:value="0.000131878824416644" calcext:value-type="float">
            <text:p>0,0001318788</text:p>
          </table:table-cell>
          <table:table-cell table:formula="of:=([.$S$11]/([.E1278]+[.$T$11])^[.$U$11])" office:value-type="float" office:value="0.000212572827083737" calcext:value-type="float">
            <text:p>0,0002125728</text:p>
          </table:table-cell>
          <table:table-cell office:value-type="float" office:value="1277" calcext:value-type="float">
            <text:p>1277</text:p>
          </table:table-cell>
          <table:table-cell/>
          <table:table-cell table:formula="of:=([.C1278]-[.D1278])^2" office:value-type="float" office:value="0.00000000651152206643677" calcext:value-type="float">
            <text:p>6,5115220664367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owis</text:p>
          </table:table-cell>
          <table:table-cell office:value-type="float" office:value="238" calcext:value-type="float">
            <text:p>238</text:p>
          </table:table-cell>
          <table:table-cell table:formula="of:=([.B1279]/[.$F$1])" office:value-type="float" office:value="0.000131878824416644" calcext:value-type="float">
            <text:p>0,0001318788</text:p>
          </table:table-cell>
          <table:table-cell table:formula="of:=([.$S$11]/([.E1279]+[.$T$11])^[.$U$11])" office:value-type="float" office:value="0.000212430219738791" calcext:value-type="float">
            <text:p>0,0002124302</text:p>
          </table:table-cell>
          <table:table-cell office:value-type="float" office:value="1278" calcext:value-type="float">
            <text:p>1278</text:p>
          </table:table-cell>
          <table:table-cell/>
          <table:table-cell table:formula="of:=([.C1279]-[.D1279])^2" office:value-type="float" office:value="0.00000000648852728834473" calcext:value-type="float">
            <text:p>6,4885272883447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assing</text:p>
          </table:table-cell>
          <table:table-cell office:value-type="float" office:value="238" calcext:value-type="float">
            <text:p>238</text:p>
          </table:table-cell>
          <table:table-cell table:formula="of:=([.B1280]/[.$F$1])" office:value-type="float" office:value="0.000131878824416644" calcext:value-type="float">
            <text:p>0,0001318788</text:p>
          </table:table-cell>
          <table:table-cell table:formula="of:=([.$S$11]/([.E1280]+[.$T$11])^[.$U$11])" office:value-type="float" office:value="0.000212287819146876" calcext:value-type="float">
            <text:p>0,0002122878</text:p>
          </table:table-cell>
          <table:table-cell office:value-type="float" office:value="1279" calcext:value-type="float">
            <text:p>1279</text:p>
          </table:table-cell>
          <table:table-cell/>
          <table:table-cell table:formula="of:=([.C1280]-[.D1280])^2" office:value-type="float" office:value="0.0000000064656064335265" calcext:value-type="float">
            <text:p>6,465606433526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eck</text:p>
          </table:table-cell>
          <table:table-cell office:value-type="float" office:value="238" calcext:value-type="float">
            <text:p>238</text:p>
          </table:table-cell>
          <table:table-cell table:formula="of:=([.B1281]/[.$F$1])" office:value-type="float" office:value="0.000131878824416644" calcext:value-type="float">
            <text:p>0,0001318788</text:p>
          </table:table-cell>
          <table:table-cell table:formula="of:=([.$S$11]/([.E1281]+[.$T$11])^[.$U$11])" office:value-type="float" office:value="0.000212145624847444" calcext:value-type="float">
            <text:p>0,0002121456</text:p>
          </table:table-cell>
          <table:table-cell office:value-type="float" office:value="1280" calcext:value-type="float">
            <text:p>1280</text:p>
          </table:table-cell>
          <table:table-cell/>
          <table:table-cell table:formula="of:=([.C1281]-[.D1281])^2" office:value-type="float" office:value="0.00000000644275925139782" calcext:value-type="float">
            <text:p>6,4427592513978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ax</text:p>
          </table:table-cell>
          <table:table-cell office:value-type="float" office:value="238" calcext:value-type="float">
            <text:p>238</text:p>
          </table:table-cell>
          <table:table-cell table:formula="of:=([.B1282]/[.$F$1])" office:value-type="float" office:value="0.000131878824416644" calcext:value-type="float">
            <text:p>0,0001318788</text:p>
          </table:table-cell>
          <table:table-cell table:formula="of:=([.$S$11]/([.E1282]+[.$T$11])^[.$U$11])" office:value-type="float" office:value="0.000212003636381327" calcext:value-type="float">
            <text:p>0,0002120036</text:p>
          </table:table-cell>
          <table:table-cell office:value-type="float" office:value="1281" calcext:value-type="float">
            <text:p>1281</text:p>
          </table:table-cell>
          <table:table-cell/>
          <table:table-cell table:formula="of:=([.C1282]-[.D1282])^2" office:value-type="float" office:value="0.00000000641998549237577" calcext:value-type="float">
            <text:p>6,4199854923757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fternoon</text:p>
          </table:table-cell>
          <table:table-cell office:value-type="float" office:value="237" calcext:value-type="float">
            <text:p>237</text:p>
          </table:table-cell>
          <table:table-cell table:formula="of:=([.B1283]/[.$F$1])" office:value-type="float" office:value="0.000131324711709011" calcext:value-type="float">
            <text:p>0,0001313247</text:p>
          </table:table-cell>
          <table:table-cell table:formula="of:=([.$S$11]/([.E1283]+[.$T$11])^[.$U$11])" office:value-type="float" office:value="0.000211861853290738" calcext:value-type="float">
            <text:p>0,0002118619</text:p>
          </table:table-cell>
          <table:table-cell office:value-type="float" office:value="1282" calcext:value-type="float">
            <text:p>1282</text:p>
          </table:table-cell>
          <table:table-cell/>
          <table:table-cell table:formula="of:=([.C1283]-[.D1283])^2" office:value-type="float" office:value="0.00000000648623117415507" calcext:value-type="float">
            <text:p>6,4862311741550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weet</text:p>
          </table:table-cell>
          <table:table-cell office:value-type="float" office:value="237" calcext:value-type="float">
            <text:p>237</text:p>
          </table:table-cell>
          <table:table-cell table:formula="of:=([.B1284]/[.$F$1])" office:value-type="float" office:value="0.000131324711709011" calcext:value-type="float">
            <text:p>0,0001313247</text:p>
          </table:table-cell>
          <table:table-cell table:formula="of:=([.$S$11]/([.E1284]+[.$T$11])^[.$U$11])" office:value-type="float" office:value="0.000211720275119261" calcext:value-type="float">
            <text:p>0,0002117203</text:p>
          </table:table-cell>
          <table:table-cell office:value-type="float" office:value="1283" calcext:value-type="float">
            <text:p>1283</text:p>
          </table:table-cell>
          <table:table-cell/>
          <table:table-cell table:formula="of:=([.C1284]-[.D1284])^2" office:value-type="float" office:value="0.00000000646344661605156" calcext:value-type="float">
            <text:p>6,4634466160515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a</text:p>
          </table:table-cell>
          <table:table-cell office:value-type="float" office:value="237" calcext:value-type="float">
            <text:p>237</text:p>
          </table:table-cell>
          <table:table-cell table:formula="of:=([.B1285]/[.$F$1])" office:value-type="float" office:value="0.000131324711709011" calcext:value-type="float">
            <text:p>0,0001313247</text:p>
          </table:table-cell>
          <table:table-cell table:formula="of:=([.$S$11]/([.E1285]+[.$T$11])^[.$U$11])" office:value-type="float" office:value="0.000211578901411851" calcext:value-type="float">
            <text:p>0,0002115789</text:p>
          </table:table-cell>
          <table:table-cell office:value-type="float" office:value="1284" calcext:value-type="float">
            <text:p>1284</text:p>
          </table:table-cell>
          <table:table-cell/>
          <table:table-cell table:formula="of:=([.C1285]-[.D1285])^2" office:value-type="float" office:value="0.00000000644073496485937" calcext:value-type="float">
            <text:p>6,4407349648593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ighting</text:p>
          </table:table-cell>
          <table:table-cell office:value-type="float" office:value="237" calcext:value-type="float">
            <text:p>237</text:p>
          </table:table-cell>
          <table:table-cell table:formula="of:=([.B1286]/[.$F$1])" office:value-type="float" office:value="0.000131324711709011" calcext:value-type="float">
            <text:p>0,0001313247</text:p>
          </table:table-cell>
          <table:table-cell table:formula="of:=([.$S$11]/([.E1286]+[.$T$11])^[.$U$11])" office:value-type="float" office:value="0.000211437731714822" calcext:value-type="float">
            <text:p>0,0002114377</text:p>
          </table:table-cell>
          <table:table-cell office:value-type="float" office:value="1285" calcext:value-type="float">
            <text:p>1285</text:p>
          </table:table-cell>
          <table:table-cell/>
          <table:table-cell table:formula="of:=([.C1286]-[.D1286])^2" office:value-type="float" office:value="0.0000000064180959744514" calcext:value-type="float">
            <text:p>6,418095974451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xpressed</text:p>
          </table:table-cell>
          <table:table-cell office:value-type="float" office:value="237" calcext:value-type="float">
            <text:p>237</text:p>
          </table:table-cell>
          <table:table-cell table:formula="of:=([.B1287]/[.$F$1])" office:value-type="float" office:value="0.000131324711709011" calcext:value-type="float">
            <text:p>0,0001313247</text:p>
          </table:table-cell>
          <table:table-cell table:formula="of:=([.$S$11]/([.E1287]+[.$T$11])^[.$U$11])" office:value-type="float" office:value="0.000211296765575847" calcext:value-type="float">
            <text:p>0,0002112968</text:p>
          </table:table-cell>
          <table:table-cell office:value-type="float" office:value="1286" calcext:value-type="float">
            <text:p>1286</text:p>
          </table:table-cell>
          <table:table-cell/>
          <table:table-cell table:formula="of:=([.C1287]-[.D1287])^2" office:value-type="float" office:value="0.00000000639552939968018" calcext:value-type="float">
            <text:p>6,3955293996801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arther</text:p>
          </table:table-cell>
          <table:table-cell office:value-type="float" office:value="237" calcext:value-type="float">
            <text:p>237</text:p>
          </table:table-cell>
          <table:table-cell table:formula="of:=([.B1288]/[.$F$1])" office:value-type="float" office:value="0.000131324711709011" calcext:value-type="float">
            <text:p>0,0001313247</text:p>
          </table:table-cell>
          <table:table-cell table:formula="of:=([.$S$11]/([.E1288]+[.$T$11])^[.$U$11])" office:value-type="float" office:value="0.000211156002543954" calcext:value-type="float">
            <text:p>0,000211156</text:p>
          </table:table-cell>
          <table:table-cell office:value-type="float" office:value="1287" calcext:value-type="float">
            <text:p>1287</text:p>
          </table:table-cell>
          <table:table-cell/>
          <table:table-cell table:formula="of:=([.C1288]-[.D1288])^2" office:value-type="float" office:value="0.00000000637303499637324" calcext:value-type="float">
            <text:p>6,3730349963732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usually</text:p>
          </table:table-cell>
          <table:table-cell office:value-type="float" office:value="237" calcext:value-type="float">
            <text:p>237</text:p>
          </table:table-cell>
          <table:table-cell table:formula="of:=([.B1289]/[.$F$1])" office:value-type="float" office:value="0.000131324711709011" calcext:value-type="float">
            <text:p>0,0001313247</text:p>
          </table:table-cell>
          <table:table-cell table:formula="of:=([.$S$11]/([.E1289]+[.$T$11])^[.$U$11])" office:value-type="float" office:value="0.000211015442169514" calcext:value-type="float">
            <text:p>0,0002110154</text:p>
          </table:table-cell>
          <table:table-cell office:value-type="float" office:value="1288" calcext:value-type="float">
            <text:p>1288</text:p>
          </table:table-cell>
          <table:table-cell/>
          <table:table-cell table:formula="of:=([.C1289]-[.D1289])^2" office:value-type="float" office:value="0.00000000635061252132862" calcext:value-type="float">
            <text:p>6,3506125213286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stella</text:p>
          </table:table-cell>
          <table:table-cell office:value-type="float" office:value="237" calcext:value-type="float">
            <text:p>237</text:p>
          </table:table-cell>
          <table:table-cell table:formula="of:=([.B1290]/[.$F$1])" office:value-type="float" office:value="0.000131324711709011" calcext:value-type="float">
            <text:p>0,0001313247</text:p>
          </table:table-cell>
          <table:table-cell table:formula="of:=([.$S$11]/([.E1290]+[.$T$11])^[.$U$11])" office:value-type="float" office:value="0.000210875084004245" calcext:value-type="float">
            <text:p>0,0002108751</text:p>
          </table:table-cell>
          <table:table-cell office:value-type="float" office:value="1289" calcext:value-type="float">
            <text:p>1289</text:p>
          </table:table-cell>
          <table:table-cell/>
          <table:table-cell table:formula="of:=([.C1290]-[.D1290])^2" office:value-type="float" office:value="0.00000000632826173231029" calcext:value-type="float">
            <text:p>6,3282617323102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hut</text:p>
          </table:table-cell>
          <table:table-cell office:value-type="float" office:value="237" calcext:value-type="float">
            <text:p>237</text:p>
          </table:table-cell>
          <table:table-cell table:formula="of:=([.B1291]/[.$F$1])" office:value-type="float" office:value="0.000131324711709011" calcext:value-type="float">
            <text:p>0,0001313247</text:p>
          </table:table-cell>
          <table:table-cell table:formula="of:=([.$S$11]/([.E1291]+[.$T$11])^[.$U$11])" office:value-type="float" office:value="0.000210734927601197" calcext:value-type="float">
            <text:p>0,0002107349</text:p>
          </table:table-cell>
          <table:table-cell office:value-type="float" office:value="1290" calcext:value-type="float">
            <text:p>1290</text:p>
          </table:table-cell>
          <table:table-cell/>
          <table:table-cell table:formula="of:=([.C1291]-[.D1291])^2" office:value-type="float" office:value="0.00000000630598238804366" calcext:value-type="float">
            <text:p>6,3059823880436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rk</text:p>
          </table:table-cell>
          <table:table-cell office:value-type="float" office:value="237" calcext:value-type="float">
            <text:p>237</text:p>
          </table:table-cell>
          <table:table-cell table:formula="of:=([.B1292]/[.$F$1])" office:value-type="float" office:value="0.000131324711709011" calcext:value-type="float">
            <text:p>0,0001313247</text:p>
          </table:table-cell>
          <table:table-cell table:formula="of:=([.$S$11]/([.E1292]+[.$T$11])^[.$U$11])" office:value-type="float" office:value="0.000210594972514758" calcext:value-type="float">
            <text:p>0,000210595</text:p>
          </table:table-cell>
          <table:table-cell office:value-type="float" office:value="1291" calcext:value-type="float">
            <text:p>1291</text:p>
          </table:table-cell>
          <table:table-cell/>
          <table:table-cell table:formula="of:=([.C1292]-[.D1292])^2" office:value-type="float" office:value="0.00000000628377424821114" calcext:value-type="float">
            <text:p>6,2837742482111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untries</text:p>
          </table:table-cell>
          <table:table-cell office:value-type="float" office:value="236" calcext:value-type="float">
            <text:p>236</text:p>
          </table:table-cell>
          <table:table-cell table:formula="of:=([.B1293]/[.$F$1])" office:value-type="float" office:value="0.000130770599001378" calcext:value-type="float">
            <text:p>0,0001307706</text:p>
          </table:table-cell>
          <table:table-cell table:formula="of:=([.$S$11]/([.E1293]+[.$T$11])^[.$U$11])" office:value-type="float" office:value="0.000210455218300639" calcext:value-type="float">
            <text:p>0,0002104552</text:p>
          </table:table-cell>
          <table:table-cell office:value-type="float" office:value="1292" calcext:value-type="float">
            <text:p>1292</text:p>
          </table:table-cell>
          <table:table-cell/>
          <table:table-cell table:formula="of:=([.C1293]-[.D1293])^2" office:value-type="float" office:value="0.00000000634963855286809" calcext:value-type="float">
            <text:p>6,3496385528680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arm</text:p>
          </table:table-cell>
          <table:table-cell office:value-type="float" office:value="236" calcext:value-type="float">
            <text:p>236</text:p>
          </table:table-cell>
          <table:table-cell table:formula="of:=([.B1294]/[.$F$1])" office:value-type="float" office:value="0.000130770599001378" calcext:value-type="float">
            <text:p>0,0001307706</text:p>
          </table:table-cell>
          <table:table-cell table:formula="of:=([.$S$11]/([.E1294]+[.$T$11])^[.$U$11])" office:value-type="float" office:value="0.000210315664515874" calcext:value-type="float">
            <text:p>0,0002103157</text:p>
          </table:table-cell>
          <table:table-cell office:value-type="float" office:value="1293" calcext:value-type="float">
            <text:p>1293</text:p>
          </table:table-cell>
          <table:table-cell/>
          <table:table-cell table:formula="of:=([.C1294]-[.D1294])^2" office:value-type="float" office:value="0.00000000632741744770551" calcext:value-type="float">
            <text:p>6,3274174477055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ffects</text:p>
          </table:table-cell>
          <table:table-cell office:value-type="float" office:value="235" calcext:value-type="float">
            <text:p>235</text:p>
          </table:table-cell>
          <table:table-cell table:formula="of:=([.B1295]/[.$F$1])" office:value-type="float" office:value="0.000130216486293745" calcext:value-type="float">
            <text:p>0,0001302165</text:p>
          </table:table-cell>
          <table:table-cell table:formula="of:=([.$S$11]/([.E1295]+[.$T$11])^[.$U$11])" office:value-type="float" office:value="0.000210176310718817" calcext:value-type="float">
            <text:p>0,0002101763</text:p>
          </table:table-cell>
          <table:table-cell office:value-type="float" office:value="1294" calcext:value-type="float">
            <text:p>1294</text:p>
          </table:table-cell>
          <table:table-cell/>
          <table:table-cell table:formula="of:=([.C1295]-[.D1295])^2" office:value-type="float" office:value="0.00000000639357352208837" calcext:value-type="float">
            <text:p>6,3935735220883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bsolutely</text:p>
          </table:table-cell>
          <table:table-cell office:value-type="float" office:value="235" calcext:value-type="float">
            <text:p>235</text:p>
          </table:table-cell>
          <table:table-cell table:formula="of:=([.B1296]/[.$F$1])" office:value-type="float" office:value="0.000130216486293745" calcext:value-type="float">
            <text:p>0,0001302165</text:p>
          </table:table-cell>
          <table:table-cell table:formula="of:=([.$S$11]/([.E1296]+[.$T$11])^[.$U$11])" office:value-type="float" office:value="0.000210037156469132" calcext:value-type="float">
            <text:p>0,0002100372</text:p>
          </table:table-cell>
          <table:table-cell office:value-type="float" office:value="1295" calcext:value-type="float">
            <text:p>1295</text:p>
          </table:table-cell>
          <table:table-cell/>
          <table:table-cell table:formula="of:=([.C1296]-[.D1296])^2" office:value-type="float" office:value="0.00000000637133938724791" calcext:value-type="float">
            <text:p>6,3713393872479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llow</text:p>
          </table:table-cell>
          <table:table-cell office:value-type="float" office:value="235" calcext:value-type="float">
            <text:p>235</text:p>
          </table:table-cell>
          <table:table-cell table:formula="of:=([.B1297]/[.$F$1])" office:value-type="float" office:value="0.000130216486293745" calcext:value-type="float">
            <text:p>0,0001302165</text:p>
          </table:table-cell>
          <table:table-cell table:formula="of:=([.$S$11]/([.E1297]+[.$T$11])^[.$U$11])" office:value-type="float" office:value="0.000209898201327791" calcext:value-type="float">
            <text:p>0,0002098982</text:p>
          </table:table-cell>
          <table:table-cell office:value-type="float" office:value="1296" calcext:value-type="float">
            <text:p>1296</text:p>
          </table:table-cell>
          <table:table-cell/>
          <table:table-cell table:formula="of:=([.C1297]-[.D1297])^2" office:value-type="float" office:value="0.00000000634917571076685" calcext:value-type="float">
            <text:p>6,3491757107668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aturally</text:p>
          </table:table-cell>
          <table:table-cell office:value-type="float" office:value="235" calcext:value-type="float">
            <text:p>235</text:p>
          </table:table-cell>
          <table:table-cell table:formula="of:=([.B1298]/[.$F$1])" office:value-type="float" office:value="0.000130216486293745" calcext:value-type="float">
            <text:p>0,0001302165</text:p>
          </table:table-cell>
          <table:table-cell table:formula="of:=([.$S$11]/([.E1298]+[.$T$11])^[.$U$11])" office:value-type="float" office:value="0.000209759444857068" calcext:value-type="float">
            <text:p>0,0002097594</text:p>
          </table:table-cell>
          <table:table-cell office:value-type="float" office:value="1297" calcext:value-type="float">
            <text:p>1297</text:p>
          </table:table-cell>
          <table:table-cell/>
          <table:table-cell table:formula="of:=([.C1298]-[.D1298])^2" office:value-type="float" office:value="0.00000000632708225700652" calcext:value-type="float">
            <text:p>6,3270822570065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ecessity</text:p>
          </table:table-cell>
          <table:table-cell office:value-type="float" office:value="235" calcext:value-type="float">
            <text:p>235</text:p>
          </table:table-cell>
          <table:table-cell table:formula="of:=([.B1299]/[.$F$1])" office:value-type="float" office:value="0.000130216486293745" calcext:value-type="float">
            <text:p>0,0001302165</text:p>
          </table:table-cell>
          <table:table-cell table:formula="of:=([.$S$11]/([.E1299]+[.$T$11])^[.$U$11])" office:value-type="float" office:value="0.000209620886620537" calcext:value-type="float">
            <text:p>0,0002096209</text:p>
          </table:table-cell>
          <table:table-cell office:value-type="float" office:value="1298" calcext:value-type="float">
            <text:p>1298</text:p>
          </table:table-cell>
          <table:table-cell/>
          <table:table-cell table:formula="of:=([.C1299]-[.D1299])^2" office:value-type="float" office:value="0.00000000630505879125739" calcext:value-type="float">
            <text:p>6,3050587912573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ccident</text:p>
          </table:table-cell>
          <table:table-cell office:value-type="float" office:value="235" calcext:value-type="float">
            <text:p>235</text:p>
          </table:table-cell>
          <table:table-cell table:formula="of:=([.B1300]/[.$F$1])" office:value-type="float" office:value="0.000130216486293745" calcext:value-type="float">
            <text:p>0,0001302165</text:p>
          </table:table-cell>
          <table:table-cell table:formula="of:=([.$S$11]/([.E1300]+[.$T$11])^[.$U$11])" office:value-type="float" office:value="0.000209482526183062" calcext:value-type="float">
            <text:p>0,0002094825</text:p>
          </table:table-cell>
          <table:table-cell office:value-type="float" office:value="1299" calcext:value-type="float">
            <text:p>1299</text:p>
          </table:table-cell>
          <table:table-cell/>
          <table:table-cell table:formula="of:=([.C1300]-[.D1300])^2" office:value-type="float" office:value="0.0000000062831050797348" calcext:value-type="float">
            <text:p>6,283105079734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udy</text:p>
          </table:table-cell>
          <table:table-cell office:value-type="float" office:value="235" calcext:value-type="float">
            <text:p>235</text:p>
          </table:table-cell>
          <table:table-cell table:formula="of:=([.B1301]/[.$F$1])" office:value-type="float" office:value="0.000130216486293745" calcext:value-type="float">
            <text:p>0,0001302165</text:p>
          </table:table-cell>
          <table:table-cell table:formula="of:=([.$S$11]/([.E1301]+[.$T$11])^[.$U$11])" office:value-type="float" office:value="0.000209344363110798" calcext:value-type="float">
            <text:p>0,0002093444</text:p>
          </table:table-cell>
          <table:table-cell office:value-type="float" office:value="1300" calcext:value-type="float">
            <text:p>1300</text:p>
          </table:table-cell>
          <table:table-cell/>
          <table:table-cell table:formula="of:=([.C1301]-[.D1301])^2" office:value-type="float" office:value="0.00000000626122088957469" calcext:value-type="float">
            <text:p>6,2612208895746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ash</text:p>
          </table:table-cell>
          <table:table-cell office:value-type="float" office:value="234" calcext:value-type="float">
            <text:p>234</text:p>
          </table:table-cell>
          <table:table-cell table:formula="of:=([.B1302]/[.$F$1])" office:value-type="float" office:value="0.000129662373586112" calcext:value-type="float">
            <text:p>0,0001296624</text:p>
          </table:table-cell>
          <table:table-cell table:formula="of:=([.$S$11]/([.E1302]+[.$T$11])^[.$U$11])" office:value-type="float" office:value="0.000209206396971181" calcext:value-type="float">
            <text:p>0,0002092064</text:p>
          </table:table-cell>
          <table:table-cell office:value-type="float" office:value="1301" calcext:value-type="float">
            <text:p>1301</text:p>
          </table:table-cell>
          <table:table-cell/>
          <table:table-cell table:formula="of:=([.C1302]-[.D1302])^2" office:value-type="float" office:value="0.00000000632725165628438" calcext:value-type="float">
            <text:p>6,3272516562843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pirits</text:p>
          </table:table-cell>
          <table:table-cell office:value-type="float" office:value="234" calcext:value-type="float">
            <text:p>234</text:p>
          </table:table-cell>
          <table:table-cell table:formula="of:=([.B1303]/[.$F$1])" office:value-type="float" office:value="0.000129662373586112" calcext:value-type="float">
            <text:p>0,0001296624</text:p>
          </table:table-cell>
          <table:table-cell table:formula="of:=([.$S$11]/([.E1303]+[.$T$11])^[.$U$11])" office:value-type="float" office:value="0.000209068627332927" calcext:value-type="float">
            <text:p>0,0002090686</text:p>
          </table:table-cell>
          <table:table-cell office:value-type="float" office:value="1302" calcext:value-type="float">
            <text:p>1302</text:p>
          </table:table-cell>
          <table:table-cell/>
          <table:table-cell table:formula="of:=([.C1303]-[.D1303])^2" office:value-type="float" office:value="0.00000000630535313410353" calcext:value-type="float">
            <text:p>6,3053531341035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ouis</text:p>
          </table:table-cell>
          <table:table-cell office:value-type="float" office:value="234" calcext:value-type="float">
            <text:p>234</text:p>
          </table:table-cell>
          <table:table-cell table:formula="of:=([.B1304]/[.$F$1])" office:value-type="float" office:value="0.000129662373586112" calcext:value-type="float">
            <text:p>0,0001296624</text:p>
          </table:table-cell>
          <table:table-cell table:formula="of:=([.$S$11]/([.E1304]+[.$T$11])^[.$U$11])" office:value-type="float" office:value="0.000208931053766025" calcext:value-type="float">
            <text:p>0,0002089311</text:p>
          </table:table-cell>
          <table:table-cell office:value-type="float" office:value="1303" calcext:value-type="float">
            <text:p>1303</text:p>
          </table:table-cell>
          <table:table-cell/>
          <table:table-cell table:formula="of:=([.C1304]-[.D1304])^2" office:value-type="float" office:value="0.00000000628352365746528" calcext:value-type="float">
            <text:p>6,2835236574652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ctual</text:p>
          </table:table-cell>
          <table:table-cell office:value-type="float" office:value="234" calcext:value-type="float">
            <text:p>234</text:p>
          </table:table-cell>
          <table:table-cell table:formula="of:=([.B1305]/[.$F$1])" office:value-type="float" office:value="0.000129662373586112" calcext:value-type="float">
            <text:p>0,0001296624</text:p>
          </table:table-cell>
          <table:table-cell table:formula="of:=([.$S$11]/([.E1305]+[.$T$11])^[.$U$11])" office:value-type="float" office:value="0.000208793675841733" calcext:value-type="float">
            <text:p>0,0002087937</text:p>
          </table:table-cell>
          <table:table-cell office:value-type="float" office:value="1304" calcext:value-type="float">
            <text:p>1304</text:p>
          </table:table-cell>
          <table:table-cell/>
          <table:table-cell table:formula="of:=([.C1305]-[.D1305])^2" office:value-type="float" office:value="0.00000000626176299667045" calcext:value-type="float">
            <text:p>6,2617629966704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oads</text:p>
          </table:table-cell>
          <table:table-cell office:value-type="float" office:value="234" calcext:value-type="float">
            <text:p>234</text:p>
          </table:table-cell>
          <table:table-cell table:formula="of:=([.B1306]/[.$F$1])" office:value-type="float" office:value="0.000129662373586112" calcext:value-type="float">
            <text:p>0,0001296624</text:p>
          </table:table-cell>
          <table:table-cell table:formula="of:=([.$S$11]/([.E1306]+[.$T$11])^[.$U$11])" office:value-type="float" office:value="0.000208656493132575" calcext:value-type="float">
            <text:p>0,0002086565</text:p>
          </table:table-cell>
          <table:table-cell office:value-type="float" office:value="1305" calcext:value-type="float">
            <text:p>1305</text:p>
          </table:table-cell>
          <table:table-cell/>
          <table:table-cell table:formula="of:=([.C1306]-[.D1306])^2" office:value-type="float" office:value="0.0000000062400709229208" calcext:value-type="float">
            <text:p>6,240070922920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isoners</text:p>
          </table:table-cell>
          <table:table-cell office:value-type="float" office:value="234" calcext:value-type="float">
            <text:p>234</text:p>
          </table:table-cell>
          <table:table-cell table:formula="of:=([.B1307]/[.$F$1])" office:value-type="float" office:value="0.000129662373586112" calcext:value-type="float">
            <text:p>0,0001296624</text:p>
          </table:table-cell>
          <table:table-cell table:formula="of:=([.$S$11]/([.E1307]+[.$T$11])^[.$U$11])" office:value-type="float" office:value="0.000208519505212331" calcext:value-type="float">
            <text:p>0,0002085195</text:p>
          </table:table-cell>
          <table:table-cell office:value-type="float" office:value="1306" calcext:value-type="float">
            <text:p>1306</text:p>
          </table:table-cell>
          <table:table-cell/>
          <table:table-cell table:formula="of:=([.C1307]-[.D1307])^2" office:value-type="float" office:value="0.00000000621844720831488" calcext:value-type="float">
            <text:p>6,2184472083148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incess</text:p>
          </table:table-cell>
          <table:table-cell office:value-type="float" office:value="234" calcext:value-type="float">
            <text:p>234</text:p>
          </table:table-cell>
          <table:table-cell table:formula="of:=([.B1308]/[.$F$1])" office:value-type="float" office:value="0.000129662373586112" calcext:value-type="float">
            <text:p>0,0001296624</text:p>
          </table:table-cell>
          <table:table-cell table:formula="of:=([.$S$11]/([.E1308]+[.$T$11])^[.$U$11])" office:value-type="float" office:value="0.000208382711656041" calcext:value-type="float">
            <text:p>0,0002083827</text:p>
          </table:table-cell>
          <table:table-cell office:value-type="float" office:value="1307" calcext:value-type="float">
            <text:p>1307</text:p>
          </table:table-cell>
          <table:table-cell/>
          <table:table-cell table:formula="of:=([.C1308]-[.D1308])^2" office:value-type="float" office:value="0.00000000619689162584391" calcext:value-type="float">
            <text:p>6,1968916258439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omestic</text:p>
          </table:table-cell>
          <table:table-cell office:value-type="float" office:value="234" calcext:value-type="float">
            <text:p>234</text:p>
          </table:table-cell>
          <table:table-cell table:formula="of:=([.B1309]/[.$F$1])" office:value-type="float" office:value="0.000129662373586112" calcext:value-type="float">
            <text:p>0,0001296624</text:p>
          </table:table-cell>
          <table:table-cell table:formula="of:=([.$S$11]/([.E1309]+[.$T$11])^[.$U$11])" office:value-type="float" office:value="0.000208246112039991" calcext:value-type="float">
            <text:p>0,0002082461</text:p>
          </table:table-cell>
          <table:table-cell office:value-type="float" office:value="1308" calcext:value-type="float">
            <text:p>1308</text:p>
          </table:table-cell>
          <table:table-cell/>
          <table:table-cell table:formula="of:=([.C1309]-[.D1309])^2" office:value-type="float" office:value="0.00000000617540394938767" calcext:value-type="float">
            <text:p>6,1754039493876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host</text:p>
          </table:table-cell>
          <table:table-cell office:value-type="float" office:value="233" calcext:value-type="float">
            <text:p>233</text:p>
          </table:table-cell>
          <table:table-cell table:formula="of:=([.B1310]/[.$F$1])" office:value-type="float" office:value="0.000129108260878479" calcext:value-type="float">
            <text:p>0,0001291083</text:p>
          </table:table-cell>
          <table:table-cell table:formula="of:=([.$S$11]/([.E1310]+[.$T$11])^[.$U$11])" office:value-type="float" office:value="0.000208109705941715" calcext:value-type="float">
            <text:p>0,0002081097</text:p>
          </table:table-cell>
          <table:table-cell office:value-type="float" office:value="1309" calcext:value-type="float">
            <text:p>1309</text:p>
          </table:table-cell>
          <table:table-cell/>
          <table:table-cell table:formula="of:=([.C1310]-[.D1310])^2" office:value-type="float" office:value="0.00000000624122832207948" calcext:value-type="float">
            <text:p>6,2412283220794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nside</text:p>
          </table:table-cell>
          <table:table-cell office:value-type="float" office:value="233" calcext:value-type="float">
            <text:p>233</text:p>
          </table:table-cell>
          <table:table-cell table:formula="of:=([.B1311]/[.$F$1])" office:value-type="float" office:value="0.000129108260878479" calcext:value-type="float">
            <text:p>0,0001291083</text:p>
          </table:table-cell>
          <table:table-cell table:formula="of:=([.$S$11]/([.E1311]+[.$T$11])^[.$U$11])" office:value-type="float" office:value="0.000207973492939987" calcext:value-type="float">
            <text:p>0,0002079735</text:p>
          </table:table-cell>
          <table:table-cell office:value-type="float" office:value="1310" calcext:value-type="float">
            <text:p>1310</text:p>
          </table:table-cell>
          <table:table-cell/>
          <table:table-cell table:formula="of:=([.C1311]-[.D1311])^2" office:value-type="float" office:value="0.00000000621972482811553" calcext:value-type="float">
            <text:p>6,2197248281155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ry</text:p>
          </table:table-cell>
          <table:table-cell office:value-type="float" office:value="233" calcext:value-type="float">
            <text:p>233</text:p>
          </table:table-cell>
          <table:table-cell table:formula="of:=([.B1312]/[.$F$1])" office:value-type="float" office:value="0.000129108260878479" calcext:value-type="float">
            <text:p>0,0001291083</text:p>
          </table:table-cell>
          <table:table-cell table:formula="of:=([.$S$11]/([.E1312]+[.$T$11])^[.$U$11])" office:value-type="float" office:value="0.000207837472614819" calcext:value-type="float">
            <text:p>0,0002078375</text:p>
          </table:table-cell>
          <table:table-cell office:value-type="float" office:value="1311" calcext:value-type="float">
            <text:p>1311</text:p>
          </table:table-cell>
          <table:table-cell/>
          <table:table-cell table:formula="of:=([.C1312]-[.D1312])^2" office:value-type="float" office:value="0.00000000619828878062539" calcext:value-type="float">
            <text:p>6,1982887806253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eeth</text:p>
          </table:table-cell>
          <table:table-cell office:value-type="float" office:value="233" calcext:value-type="float">
            <text:p>233</text:p>
          </table:table-cell>
          <table:table-cell table:formula="of:=([.B1313]/[.$F$1])" office:value-type="float" office:value="0.000129108260878479" calcext:value-type="float">
            <text:p>0,0001291083</text:p>
          </table:table-cell>
          <table:table-cell table:formula="of:=([.$S$11]/([.E1313]+[.$T$11])^[.$U$11])" office:value-type="float" office:value="0.000207701644547453" calcext:value-type="float">
            <text:p>0,0002077016</text:p>
          </table:table-cell>
          <table:table-cell office:value-type="float" office:value="1312" calcext:value-type="float">
            <text:p>1312</text:p>
          </table:table-cell>
          <table:table-cell/>
          <table:table-cell table:formula="of:=([.C1313]-[.D1313])^2" office:value-type="float" office:value="0.00000000617691995653844" calcext:value-type="float">
            <text:p>6,1769199565384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presented</text:p>
          </table:table-cell>
          <table:table-cell office:value-type="float" office:value="233" calcext:value-type="float">
            <text:p>233</text:p>
          </table:table-cell>
          <table:table-cell table:formula="of:=([.B1314]/[.$F$1])" office:value-type="float" office:value="0.000129108260878479" calcext:value-type="float">
            <text:p>0,0001291083</text:p>
          </table:table-cell>
          <table:table-cell table:formula="of:=([.$S$11]/([.E1314]+[.$T$11])^[.$U$11])" office:value-type="float" office:value="0.000207566008320359" calcext:value-type="float">
            <text:p>0,000207566</text:p>
          </table:table-cell>
          <table:table-cell office:value-type="float" office:value="1313" calcext:value-type="float">
            <text:p>1313</text:p>
          </table:table-cell>
          <table:table-cell/>
          <table:table-cell table:formula="of:=([.C1314]-[.D1314])^2" office:value-type="float" office:value="0.00000000615561813365377" calcext:value-type="float">
            <text:p>6,1556181336537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quickly</text:p>
          </table:table-cell>
          <table:table-cell office:value-type="float" office:value="233" calcext:value-type="float">
            <text:p>233</text:p>
          </table:table-cell>
          <table:table-cell table:formula="of:=([.B1315]/[.$F$1])" office:value-type="float" office:value="0.000129108260878479" calcext:value-type="float">
            <text:p>0,0001291083</text:p>
          </table:table-cell>
          <table:table-cell table:formula="of:=([.$S$11]/([.E1315]+[.$T$11])^[.$U$11])" office:value-type="float" office:value="0.000207430563517231" calcext:value-type="float">
            <text:p>0,0002074306</text:p>
          </table:table-cell>
          <table:table-cell office:value-type="float" office:value="1314" calcext:value-type="float">
            <text:p>1314</text:p>
          </table:table-cell>
          <table:table-cell/>
          <table:table-cell table:formula="of:=([.C1315]-[.D1315])^2" office:value-type="float" office:value="0.00000000613438309063621" calcext:value-type="float">
            <text:p>6,1343830906362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st</text:p>
          </table:table-cell>
          <table:table-cell office:value-type="float" office:value="232" calcext:value-type="float">
            <text:p>232</text:p>
          </table:table-cell>
          <table:table-cell table:formula="of:=([.B1316]/[.$F$1])" office:value-type="float" office:value="0.000128554148170846" calcext:value-type="float">
            <text:p>0,0001285541</text:p>
          </table:table-cell>
          <table:table-cell table:formula="of:=([.$S$11]/([.E1316]+[.$T$11])^[.$U$11])" office:value-type="float" office:value="0.00020729530972298" calcext:value-type="float">
            <text:p>0,0002072953</text:p>
          </table:table-cell>
          <table:table-cell office:value-type="float" office:value="1315" calcext:value-type="float">
            <text:p>1315</text:p>
          </table:table-cell>
          <table:table-cell/>
          <table:table-cell table:formula="of:=([.C1316]-[.D1316])^2" office:value-type="float" office:value="0.00000000620017052257929" calcext:value-type="float">
            <text:p>6,2001705225792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urely</text:p>
          </table:table-cell>
          <table:table-cell office:value-type="float" office:value="232" calcext:value-type="float">
            <text:p>232</text:p>
          </table:table-cell>
          <table:table-cell table:formula="of:=([.B1317]/[.$F$1])" office:value-type="float" office:value="0.000128554148170846" calcext:value-type="float">
            <text:p>0,0001285541</text:p>
          </table:table-cell>
          <table:table-cell table:formula="of:=([.$S$11]/([.E1317]+[.$T$11])^[.$U$11])" office:value-type="float" office:value="0.000207160246523733" calcext:value-type="float">
            <text:p>0,0002071602</text:p>
          </table:table-cell>
          <table:table-cell office:value-type="float" office:value="1316" calcext:value-type="float">
            <text:p>1316</text:p>
          </table:table-cell>
          <table:table-cell/>
          <table:table-cell table:formula="of:=([.C1317]-[.D1317])^2" office:value-type="float" office:value="0.00000000617891869826366" calcext:value-type="float">
            <text:p>6,1789186982636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cret</text:p>
          </table:table-cell>
          <table:table-cell office:value-type="float" office:value="232" calcext:value-type="float">
            <text:p>232</text:p>
          </table:table-cell>
          <table:table-cell table:formula="of:=([.B1318]/[.$F$1])" office:value-type="float" office:value="0.000128554148170846" calcext:value-type="float">
            <text:p>0,0001285541</text:p>
          </table:table-cell>
          <table:table-cell table:formula="of:=([.$S$11]/([.E1318]+[.$T$11])^[.$U$11])" office:value-type="float" office:value="0.000207025373506823" calcext:value-type="float">
            <text:p>0,0002070254</text:p>
          </table:table-cell>
          <table:table-cell office:value-type="float" office:value="1317" calcext:value-type="float">
            <text:p>1317</text:p>
          </table:table-cell>
          <table:table-cell/>
          <table:table-cell table:formula="of:=([.C1318]-[.D1318])^2" office:value-type="float" office:value="0.00000000615773320572961" calcext:value-type="float">
            <text:p>6,1577332057296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reely</text:p>
          </table:table-cell>
          <table:table-cell office:value-type="float" office:value="232" calcext:value-type="float">
            <text:p>232</text:p>
          </table:table-cell>
          <table:table-cell table:formula="of:=([.B1319]/[.$F$1])" office:value-type="float" office:value="0.000128554148170846" calcext:value-type="float">
            <text:p>0,0001285541</text:p>
          </table:table-cell>
          <table:table-cell table:formula="of:=([.$S$11]/([.E1319]+[.$T$11])^[.$U$11])" office:value-type="float" office:value="0.000206890690260791" calcext:value-type="float">
            <text:p>0,0002068907</text:p>
          </table:table-cell>
          <table:table-cell office:value-type="float" office:value="1318" calcext:value-type="float">
            <text:p>1318</text:p>
          </table:table-cell>
          <table:table-cell/>
          <table:table-cell table:formula="of:=([.C1319]-[.D1319])^2" office:value-type="float" office:value="0.00000000613661382660962" calcext:value-type="float">
            <text:p>6,1366138266096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stributed</text:p>
          </table:table-cell>
          <table:table-cell office:value-type="float" office:value="232" calcext:value-type="float">
            <text:p>232</text:p>
          </table:table-cell>
          <table:table-cell table:formula="of:=([.B1320]/[.$F$1])" office:value-type="float" office:value="0.000128554148170846" calcext:value-type="float">
            <text:p>0,0001285541</text:p>
          </table:table-cell>
          <table:table-cell table:formula="of:=([.$S$11]/([.E1320]+[.$T$11])^[.$U$11])" office:value-type="float" office:value="0.000206756196375376" calcext:value-type="float">
            <text:p>0,0002067562</text:p>
          </table:table-cell>
          <table:table-cell office:value-type="float" office:value="1319" calcext:value-type="float">
            <text:p>1319</text:p>
          </table:table-cell>
          <table:table-cell/>
          <table:table-cell table:formula="of:=([.C1320]-[.D1320])^2" office:value-type="float" office:value="0.00000000611556034338363" calcext:value-type="float">
            <text:p>6,1155603433836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ise</text:p>
          </table:table-cell>
          <table:table-cell office:value-type="float" office:value="232" calcext:value-type="float">
            <text:p>232</text:p>
          </table:table-cell>
          <table:table-cell table:formula="of:=([.B1321]/[.$F$1])" office:value-type="float" office:value="0.000128554148170846" calcext:value-type="float">
            <text:p>0,0001285541</text:p>
          </table:table-cell>
          <table:table-cell table:formula="of:=([.$S$11]/([.E1321]+[.$T$11])^[.$U$11])" office:value-type="float" office:value="0.000206621891441517" calcext:value-type="float">
            <text:p>0,0002066219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([.C1321]-[.D1321])^2" office:value-type="float" office:value="0.00000000609457253937529" calcext:value-type="float">
            <text:p>6,0945725393752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dvanced</text:p>
          </table:table-cell>
          <table:table-cell office:value-type="float" office:value="232" calcext:value-type="float">
            <text:p>232</text:p>
          </table:table-cell>
          <table:table-cell table:formula="of:=([.B1322]/[.$F$1])" office:value-type="float" office:value="0.000128554148170846" calcext:value-type="float">
            <text:p>0,0001285541</text:p>
          </table:table-cell>
          <table:table-cell table:formula="of:=([.$S$11]/([.E1322]+[.$T$11])^[.$U$11])" office:value-type="float" office:value="0.00020648777505134" calcext:value-type="float">
            <text:p>0,0002064878</text:p>
          </table:table-cell>
          <table:table-cell office:value-type="float" office:value="1321" calcext:value-type="float">
            <text:p>1321</text:p>
          </table:table-cell>
          <table:table-cell/>
          <table:table-cell table:formula="of:=([.C1322]-[.D1322])^2" office:value-type="float" office:value="0.00000000607365019874798" calcext:value-type="float">
            <text:p>6,0736501987479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earer</text:p>
          </table:table-cell>
          <table:table-cell office:value-type="float" office:value="231" calcext:value-type="float">
            <text:p>231</text:p>
          </table:table-cell>
          <table:table-cell table:formula="of:=([.B1323]/[.$F$1])" office:value-type="float" office:value="0.000128000035463213" calcext:value-type="float">
            <text:p>0,000128</text:p>
          </table:table-cell>
          <table:table-cell table:formula="of:=([.$S$11]/([.E1323]+[.$T$11])^[.$U$11])" office:value-type="float" office:value="0.000206353846798161" calcext:value-type="float">
            <text:p>0,0002063538</text:p>
          </table:table-cell>
          <table:table-cell office:value-type="float" office:value="1322" calcext:value-type="float">
            <text:p>1322</text:p>
          </table:table-cell>
          <table:table-cell/>
          <table:table-cell table:formula="of:=([.C1323]-[.D1323])^2" office:value-type="float" office:value="0.00000000613931975071264" calcext:value-type="float">
            <text:p>6,1393197507126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amed</text:p>
          </table:table-cell>
          <table:table-cell office:value-type="float" office:value="231" calcext:value-type="float">
            <text:p>231</text:p>
          </table:table-cell>
          <table:table-cell table:formula="of:=([.B1324]/[.$F$1])" office:value-type="float" office:value="0.000128000035463213" calcext:value-type="float">
            <text:p>0,000128</text:p>
          </table:table-cell>
          <table:table-cell table:formula="of:=([.$S$11]/([.E1324]+[.$T$11])^[.$U$11])" office:value-type="float" office:value="0.00020622010627648" calcext:value-type="float">
            <text:p>0,0002062201</text:p>
          </table:table-cell>
          <table:table-cell office:value-type="float" office:value="1323" calcext:value-type="float">
            <text:p>1323</text:p>
          </table:table-cell>
          <table:table-cell/>
          <table:table-cell table:formula="of:=([.C1324]-[.D1324])^2" office:value-type="float" office:value="0.00000000611837947803252" calcext:value-type="float">
            <text:p>6,1183794780325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rgument</text:p>
          </table:table-cell>
          <table:table-cell office:value-type="float" office:value="231" calcext:value-type="float">
            <text:p>231</text:p>
          </table:table-cell>
          <table:table-cell table:formula="of:=([.B1325]/[.$F$1])" office:value-type="float" office:value="0.000128000035463213" calcext:value-type="float">
            <text:p>0,000128</text:p>
          </table:table-cell>
          <table:table-cell table:formula="of:=([.$S$11]/([.E1325]+[.$T$11])^[.$U$11])" office:value-type="float" office:value="0.000206086553081974" calcext:value-type="float">
            <text:p>0,0002060866</text:p>
          </table:table-cell>
          <table:table-cell office:value-type="float" office:value="1324" calcext:value-type="float">
            <text:p>1324</text:p>
          </table:table-cell>
          <table:table-cell/>
          <table:table-cell table:formula="of:=([.C1325]-[.D1325])^2" office:value-type="float" office:value="0.00000000609750423382502" calcext:value-type="float">
            <text:p>6,0975042338250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rganization</text:p>
          </table:table-cell>
          <table:table-cell office:value-type="float" office:value="231" calcext:value-type="float">
            <text:p>231</text:p>
          </table:table-cell>
          <table:table-cell table:formula="of:=([.B1326]/[.$F$1])" office:value-type="float" office:value="0.000128000035463213" calcext:value-type="float">
            <text:p>0,000128</text:p>
          </table:table-cell>
          <table:table-cell table:formula="of:=([.$S$11]/([.E1326]+[.$T$11])^[.$U$11])" office:value-type="float" office:value="0.000205953186811494" calcext:value-type="float">
            <text:p>0,0002059532</text:p>
          </table:table-cell>
          <table:table-cell office:value-type="float" office:value="1325" calcext:value-type="float">
            <text:p>1325</text:p>
          </table:table-cell>
          <table:table-cell/>
          <table:table-cell table:formula="of:=([.C1326]-[.D1326])^2" office:value-type="float" office:value="0.00000000607669380512796" calcext:value-type="float">
            <text:p>6,0766938051279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at</text:p>
          </table:table-cell>
          <table:table-cell office:value-type="float" office:value="230" calcext:value-type="float">
            <text:p>230</text:p>
          </table:table-cell>
          <table:table-cell table:formula="of:=([.B1327]/[.$F$1])" office:value-type="float" office:value="0.00012744592275558" calcext:value-type="float">
            <text:p>0,0001274459</text:p>
          </table:table-cell>
          <table:table-cell table:formula="of:=([.$S$11]/([.E1327]+[.$T$11])^[.$U$11])" office:value-type="float" office:value="0.000205820007063062" calcext:value-type="float">
            <text:p>0,00020582</text:p>
          </table:table-cell>
          <table:table-cell office:value-type="float" office:value="1326" calcext:value-type="float">
            <text:p>1326</text:p>
          </table:table-cell>
          <table:table-cell/>
          <table:table-cell table:formula="of:=([.C1327]-[.D1327])^2" office:value-type="float" office:value="0.0000000061424970910363" calcext:value-type="float">
            <text:p>6,142497091036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abits</text:p>
          </table:table-cell>
          <table:table-cell office:value-type="float" office:value="230" calcext:value-type="float">
            <text:p>230</text:p>
          </table:table-cell>
          <table:table-cell table:formula="of:=([.B1328]/[.$F$1])" office:value-type="float" office:value="0.00012744592275558" calcext:value-type="float">
            <text:p>0,0001274459</text:p>
          </table:table-cell>
          <table:table-cell table:formula="of:=([.$S$11]/([.E1328]+[.$T$11])^[.$U$11])" office:value-type="float" office:value="0.000205687013435867" calcext:value-type="float">
            <text:p>0,000205687</text:p>
          </table:table-cell>
          <table:table-cell office:value-type="float" office:value="1327" calcext:value-type="float">
            <text:p>1327</text:p>
          </table:table-cell>
          <table:table-cell/>
          <table:table-cell table:formula="of:=([.C1328]-[.D1328])^2" office:value-type="float" office:value="0.00000000612166827084082" calcext:value-type="float">
            <text:p>6,1216682708408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leasant</text:p>
          </table:table-cell>
          <table:table-cell office:value-type="float" office:value="230" calcext:value-type="float">
            <text:p>230</text:p>
          </table:table-cell>
          <table:table-cell table:formula="of:=([.B1329]/[.$F$1])" office:value-type="float" office:value="0.00012744592275558" calcext:value-type="float">
            <text:p>0,0001274459</text:p>
          </table:table-cell>
          <table:table-cell table:formula="of:=([.$S$11]/([.E1329]+[.$T$11])^[.$U$11])" office:value-type="float" office:value="0.000205554205530257" calcext:value-type="float">
            <text:p>0,0002055542</text:p>
          </table:table-cell>
          <table:table-cell office:value-type="float" office:value="1328" calcext:value-type="float">
            <text:p>1328</text:p>
          </table:table-cell>
          <table:table-cell/>
          <table:table-cell table:formula="of:=([.C1329]-[.D1329])^2" office:value-type="float" office:value="0.00000000610090383800881" calcext:value-type="float">
            <text:p>6,1009038380088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esented</text:p>
          </table:table-cell>
          <table:table-cell office:value-type="float" office:value="230" calcext:value-type="float">
            <text:p>230</text:p>
          </table:table-cell>
          <table:table-cell table:formula="of:=([.B1330]/[.$F$1])" office:value-type="float" office:value="0.00012744592275558" calcext:value-type="float">
            <text:p>0,0001274459</text:p>
          </table:table-cell>
          <table:table-cell table:formula="of:=([.$S$11]/([.E1330]+[.$T$11])^[.$U$11])" office:value-type="float" office:value="0.000205421582947739" calcext:value-type="float">
            <text:p>0,0002054216</text:p>
          </table:table-cell>
          <table:table-cell office:value-type="float" office:value="1329" calcext:value-type="float">
            <text:p>1329</text:p>
          </table:table-cell>
          <table:table-cell/>
          <table:table-cell table:formula="of:=([.C1330]-[.D1330])^2" office:value-type="float" office:value="0.00000000608020358240294" calcext:value-type="float">
            <text:p>6,0802035824029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laim</text:p>
          </table:table-cell>
          <table:table-cell office:value-type="float" office:value="230" calcext:value-type="float">
            <text:p>230</text:p>
          </table:table-cell>
          <table:table-cell table:formula="of:=([.B1331]/[.$F$1])" office:value-type="float" office:value="0.00012744592275558" calcext:value-type="float">
            <text:p>0,0001274459</text:p>
          </table:table-cell>
          <table:table-cell table:formula="of:=([.$S$11]/([.E1331]+[.$T$11])^[.$U$11])" office:value-type="float" office:value="0.000205289145290972" calcext:value-type="float">
            <text:p>0,0002052891</text:p>
          </table:table-cell>
          <table:table-cell office:value-type="float" office:value="1330" calcext:value-type="float">
            <text:p>1330</text:p>
          </table:table-cell>
          <table:table-cell/>
          <table:table-cell table:formula="of:=([.C1331]-[.D1331])^2" office:value-type="float" office:value="0.00000000605956729469458" calcext:value-type="float">
            <text:p>6,0595672946945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actical</text:p>
          </table:table-cell>
          <table:table-cell office:value-type="float" office:value="230" calcext:value-type="float">
            <text:p>230</text:p>
          </table:table-cell>
          <table:table-cell table:formula="of:=([.B1332]/[.$F$1])" office:value-type="float" office:value="0.00012744592275558" calcext:value-type="float">
            <text:p>0,0001274459</text:p>
          </table:table-cell>
          <table:table-cell table:formula="of:=([.$S$11]/([.E1332]+[.$T$11])^[.$U$11])" office:value-type="float" office:value="0.000205156892163767" calcext:value-type="float">
            <text:p>0,0002051569</text:p>
          </table:table-cell>
          <table:table-cell office:value-type="float" office:value="1331" calcext:value-type="float">
            <text:p>1331</text:p>
          </table:table-cell>
          <table:table-cell/>
          <table:table-cell table:formula="of:=([.C1332]-[.D1332])^2" office:value-type="float" office:value="0.00000000603899476636008" calcext:value-type="float">
            <text:p>0,000000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kill</text:p>
          </table:table-cell>
          <table:table-cell office:value-type="float" office:value="230" calcext:value-type="float">
            <text:p>230</text:p>
          </table:table-cell>
          <table:table-cell table:formula="of:=([.B1333]/[.$F$1])" office:value-type="float" office:value="0.00012744592275558" calcext:value-type="float">
            <text:p>0,0001274459</text:p>
          </table:table-cell>
          <table:table-cell table:formula="of:=([.$S$11]/([.E1333]+[.$T$11])^[.$U$11])" office:value-type="float" office:value="0.000205024823171075" calcext:value-type="float">
            <text:p>0,0002050248</text:p>
          </table:table-cell>
          <table:table-cell office:value-type="float" office:value="1332" calcext:value-type="float">
            <text:p>1332</text:p>
          </table:table-cell>
          <table:table-cell/>
          <table:table-cell table:formula="of:=([.C1333]-[.D1333])^2" office:value-type="float" office:value="0.00000000601848578967722" calcext:value-type="float">
            <text:p>0,000000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vine</text:p>
          </table:table-cell>
          <table:table-cell office:value-type="float" office:value="229" calcext:value-type="float">
            <text:p>229</text:p>
          </table:table-cell>
          <table:table-cell table:formula="of:=([.B1334]/[.$F$1])" office:value-type="float" office:value="0.000126891810047947" calcext:value-type="float">
            <text:p>0,0001268918</text:p>
          </table:table-cell>
          <table:table-cell table:formula="of:=([.$S$11]/([.E1334]+[.$T$11])^[.$U$11])" office:value-type="float" office:value="0.000204892937918991" calcext:value-type="float">
            <text:p>0,0002048929</text:p>
          </table:table-cell>
          <table:table-cell office:value-type="float" office:value="1333" calcext:value-type="float">
            <text:p>1333</text:p>
          </table:table-cell>
          <table:table-cell/>
          <table:table-cell table:formula="of:=([.C1334]-[.D1334])^2" office:value-type="float" office:value="0.0000000060841759491549" calcext:value-type="float">
            <text:p>6,084175949154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bservation</text:p>
          </table:table-cell>
          <table:table-cell office:value-type="float" office:value="229" calcext:value-type="float">
            <text:p>229</text:p>
          </table:table-cell>
          <table:table-cell table:formula="of:=([.B1335]/[.$F$1])" office:value-type="float" office:value="0.000126891810047947" calcext:value-type="float">
            <text:p>0,0001268918</text:p>
          </table:table-cell>
          <table:table-cell table:formula="of:=([.$S$11]/([.E1335]+[.$T$11])^[.$U$11])" office:value-type="float" office:value="0.000204761236014746" calcext:value-type="float">
            <text:p>0,0002047612</text:p>
          </table:table-cell>
          <table:table-cell office:value-type="float" office:value="1334" calcext:value-type="float">
            <text:p>1334</text:p>
          </table:table-cell>
          <table:table-cell/>
          <table:table-cell table:formula="of:=([.C1335]-[.D1335])^2" office:value-type="float" office:value="0.00000000606364750039866" calcext:value-type="float">
            <text:p>6,0636475003986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iddy</text:p>
          </table:table-cell>
          <table:table-cell office:value-type="float" office:value="229" calcext:value-type="float">
            <text:p>229</text:p>
          </table:table-cell>
          <table:table-cell table:formula="of:=([.B1336]/[.$F$1])" office:value-type="float" office:value="0.000126891810047947" calcext:value-type="float">
            <text:p>0,0001268918</text:p>
          </table:table-cell>
          <table:table-cell table:formula="of:=([.$S$11]/([.E1336]+[.$T$11])^[.$U$11])" office:value-type="float" office:value="0.000204629717066701" calcext:value-type="float">
            <text:p>0,0002046297</text:p>
          </table:table-cell>
          <table:table-cell office:value-type="float" office:value="1335" calcext:value-type="float">
            <text:p>1335</text:p>
          </table:table-cell>
          <table:table-cell/>
          <table:table-cell table:formula="of:=([.C1336]-[.D1336])^2" office:value-type="float" office:value="0.00000000604318218765643" calcext:value-type="float">
            <text:p>0,000000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ast</text:p>
          </table:table-cell>
          <table:table-cell office:value-type="float" office:value="229" calcext:value-type="float">
            <text:p>229</text:p>
          </table:table-cell>
          <table:table-cell table:formula="of:=([.B1337]/[.$F$1])" office:value-type="float" office:value="0.000126891810047947" calcext:value-type="float">
            <text:p>0,0001268918</text:p>
          </table:table-cell>
          <table:table-cell table:formula="of:=([.$S$11]/([.E1337]+[.$T$11])^[.$U$11])" office:value-type="float" office:value="0.000204498380684349" calcext:value-type="float">
            <text:p>0,0002044984</text:p>
          </table:table-cell>
          <table:table-cell office:value-type="float" office:value="1336" calcext:value-type="float">
            <text:p>1336</text:p>
          </table:table-cell>
          <table:table-cell/>
          <table:table-cell table:formula="of:=([.C1337]-[.D1337])^2" office:value-type="float" office:value="0.00000000602277980594283" calcext:value-type="float">
            <text:p>0,000000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fficial</text:p>
          </table:table-cell>
          <table:table-cell office:value-type="float" office:value="229" calcext:value-type="float">
            <text:p>229</text:p>
          </table:table-cell>
          <table:table-cell table:formula="of:=([.B1338]/[.$F$1])" office:value-type="float" office:value="0.000126891810047947" calcext:value-type="float">
            <text:p>0,0001268918</text:p>
          </table:table-cell>
          <table:table-cell table:formula="of:=([.$S$11]/([.E1338]+[.$T$11])^[.$U$11])" office:value-type="float" office:value="0.000204367226478304" calcext:value-type="float">
            <text:p>0,0002043672</text:p>
          </table:table-cell>
          <table:table-cell office:value-type="float" office:value="1337" calcext:value-type="float">
            <text:p>1337</text:p>
          </table:table-cell>
          <table:table-cell/>
          <table:table-cell table:formula="of:=([.C1338]-[.D1338])^2" office:value-type="float" office:value="0.00000000600244015105724" calcext:value-type="float">
            <text:p>0,000000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stablished</text:p>
          </table:table-cell>
          <table:table-cell office:value-type="float" office:value="229" calcext:value-type="float">
            <text:p>229</text:p>
          </table:table-cell>
          <table:table-cell table:formula="of:=([.B1339]/[.$F$1])" office:value-type="float" office:value="0.000126891810047947" calcext:value-type="float">
            <text:p>0,0001268918</text:p>
          </table:table-cell>
          <table:table-cell table:formula="of:=([.$S$11]/([.E1339]+[.$T$11])^[.$U$11])" office:value-type="float" office:value="0.000204236254060302" calcext:value-type="float">
            <text:p>0,0002042363</text:p>
          </table:table-cell>
          <table:table-cell office:value-type="float" office:value="1338" calcext:value-type="float">
            <text:p>1338</text:p>
          </table:table-cell>
          <table:table-cell/>
          <table:table-cell table:formula="of:=([.C1339]-[.D1339])^2" office:value-type="float" office:value="0.00000000598216301958026" calcext:value-type="float">
            <text:p>0,000000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utting</text:p>
          </table:table-cell>
          <table:table-cell office:value-type="float" office:value="229" calcext:value-type="float">
            <text:p>229</text:p>
          </table:table-cell>
          <table:table-cell table:formula="of:=([.B1340]/[.$F$1])" office:value-type="float" office:value="0.000126891810047947" calcext:value-type="float">
            <text:p>0,0001268918</text:p>
          </table:table-cell>
          <table:table-cell table:formula="of:=([.$S$11]/([.E1340]+[.$T$11])^[.$U$11])" office:value-type="float" office:value="0.000204105463043193" calcext:value-type="float">
            <text:p>0,0002041055</text:p>
          </table:table-cell>
          <table:table-cell office:value-type="float" office:value="1339" calcext:value-type="float">
            <text:p>1339</text:p>
          </table:table-cell>
          <table:table-cell/>
          <table:table-cell table:formula="of:=([.C1340]-[.D1340])^2" office:value-type="float" office:value="0.00000000596194820887024" calcext:value-type="float">
            <text:p>0,00000000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a</text:p>
          </table:table-cell>
          <table:table-cell office:value-type="float" office:value="229" calcext:value-type="float">
            <text:p>229</text:p>
          </table:table-cell>
          <table:table-cell table:formula="of:=([.B1341]/[.$F$1])" office:value-type="float" office:value="0.000126891810047947" calcext:value-type="float">
            <text:p>0,0001268918</text:p>
          </table:table-cell>
          <table:table-cell table:formula="of:=([.$S$11]/([.E1341]+[.$T$11])^[.$U$11])" office:value-type="float" office:value="0.000203974853040941" calcext:value-type="float">
            <text:p>0,0002039749</text:p>
          </table:table-cell>
          <table:table-cell office:value-type="float" office:value="1340" calcext:value-type="float">
            <text:p>1340</text:p>
          </table:table-cell>
          <table:table-cell/>
          <table:table-cell table:formula="of:=([.C1341]-[.D1341])^2" office:value-type="float" office:value="0.00000000594179551705971" calcext:value-type="float">
            <text:p>5,9417955170597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oard</text:p>
          </table:table-cell>
          <table:table-cell office:value-type="float" office:value="229" calcext:value-type="float">
            <text:p>229</text:p>
          </table:table-cell>
          <table:table-cell table:formula="of:=([.B1342]/[.$F$1])" office:value-type="float" office:value="0.000126891810047947" calcext:value-type="float">
            <text:p>0,0001268918</text:p>
          </table:table-cell>
          <table:table-cell table:formula="of:=([.$S$11]/([.E1342]+[.$T$11])^[.$U$11])" office:value-type="float" office:value="0.000203844423668617" calcext:value-type="float">
            <text:p>0,0002038444</text:p>
          </table:table-cell>
          <table:table-cell office:value-type="float" office:value="1341" calcext:value-type="float">
            <text:p>1341</text:p>
          </table:table-cell>
          <table:table-cell/>
          <table:table-cell table:formula="of:=([.C1342]-[.D1342])^2" office:value-type="float" office:value="0.00000000592170474305201" calcext:value-type="float">
            <text:p>5,9217047430520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onderful</text:p>
          </table:table-cell>
          <table:table-cell office:value-type="float" office:value="229" calcext:value-type="float">
            <text:p>229</text:p>
          </table:table-cell>
          <table:table-cell table:formula="of:=([.B1343]/[.$F$1])" office:value-type="float" office:value="0.000126891810047947" calcext:value-type="float">
            <text:p>0,0001268918</text:p>
          </table:table-cell>
          <table:table-cell table:formula="of:=([.$S$11]/([.E1343]+[.$T$11])^[.$U$11])" office:value-type="float" office:value="0.000203714174542395" calcext:value-type="float">
            <text:p>0,0002037142</text:p>
          </table:table-cell>
          <table:table-cell office:value-type="float" office:value="1342" calcext:value-type="float">
            <text:p>1342</text:p>
          </table:table-cell>
          <table:table-cell/>
          <table:table-cell table:formula="of:=([.C1343]-[.D1343])^2" office:value-type="float" office:value="0.00000000590167568651774" calcext:value-type="float">
            <text:p>5,9016756865177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eorge</text:p>
          </table:table-cell>
          <table:table-cell office:value-type="float" office:value="229" calcext:value-type="float">
            <text:p>229</text:p>
          </table:table-cell>
          <table:table-cell table:formula="of:=([.B1344]/[.$F$1])" office:value-type="float" office:value="0.000126891810047947" calcext:value-type="float">
            <text:p>0,0001268918</text:p>
          </table:table-cell>
          <table:table-cell table:formula="of:=([.$S$11]/([.E1344]+[.$T$11])^[.$U$11])" office:value-type="float" office:value="0.000203584105279551" calcext:value-type="float">
            <text:p>0,0002035841</text:p>
          </table:table-cell>
          <table:table-cell office:value-type="float" office:value="1343" calcext:value-type="float">
            <text:p>1343</text:p>
          </table:table-cell>
          <table:table-cell/>
          <table:table-cell table:formula="of:=([.C1344]-[.D1344])^2" office:value-type="float" office:value="0.00000000588170814789141" calcext:value-type="float">
            <text:p>5,8817081478914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quarter</text:p>
          </table:table-cell>
          <table:table-cell office:value-type="float" office:value="228" calcext:value-type="float">
            <text:p>228</text:p>
          </table:table-cell>
          <table:table-cell table:formula="of:=([.B1345]/[.$F$1])" office:value-type="float" office:value="0.000126337697340314" calcext:value-type="float">
            <text:p>0,0001263377</text:p>
          </table:table-cell>
          <table:table-cell table:formula="of:=([.$S$11]/([.E1345]+[.$T$11])^[.$U$11])" office:value-type="float" office:value="0.000203454215498455" calcext:value-type="float">
            <text:p>0,0002034542</text:p>
          </table:table-cell>
          <table:table-cell office:value-type="float" office:value="1344" calcext:value-type="float">
            <text:p>1344</text:p>
          </table:table-cell>
          <table:table-cell/>
          <table:table-cell table:formula="of:=([.C1345]-[.D1345])^2" office:value-type="float" office:value="0.00000000594695737283485" calcext:value-type="float">
            <text:p>5,9469573728348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alkins</text:p>
          </table:table-cell>
          <table:table-cell office:value-type="float" office:value="228" calcext:value-type="float">
            <text:p>228</text:p>
          </table:table-cell>
          <table:table-cell table:formula="of:=([.B1346]/[.$F$1])" office:value-type="float" office:value="0.000126337697340314" calcext:value-type="float">
            <text:p>0,0001263377</text:p>
          </table:table-cell>
          <table:table-cell table:formula="of:=([.$S$11]/([.E1346]+[.$T$11])^[.$U$11])" office:value-type="float" office:value="0.000203324504818571" calcext:value-type="float">
            <text:p>0,0002033245</text:p>
          </table:table-cell>
          <table:table-cell office:value-type="float" office:value="1345" calcext:value-type="float">
            <text:p>1345</text:p>
          </table:table-cell>
          <table:table-cell/>
          <table:table-cell table:formula="of:=([.C1346]-[.D1346])^2" office:value-type="float" office:value="0.00000000592696852569417" calcext:value-type="float">
            <text:p>5,9269685256941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erformed</text:p>
          </table:table-cell>
          <table:table-cell office:value-type="float" office:value="228" calcext:value-type="float">
            <text:p>228</text:p>
          </table:table-cell>
          <table:table-cell table:formula="of:=([.B1347]/[.$F$1])" office:value-type="float" office:value="0.000126337697340314" calcext:value-type="float">
            <text:p>0,0001263377</text:p>
          </table:table-cell>
          <table:table-cell table:formula="of:=([.$S$11]/([.E1347]+[.$T$11])^[.$U$11])" office:value-type="float" office:value="0.00020319497286045" calcext:value-type="float">
            <text:p>0,000203195</text:p>
          </table:table-cell>
          <table:table-cell office:value-type="float" office:value="1346" calcext:value-type="float">
            <text:p>1346</text:p>
          </table:table-cell>
          <table:table-cell/>
          <table:table-cell table:formula="of:=([.C1347]-[.D1347])^2" office:value-type="float" office:value="0.00000000590704080037799" calcext:value-type="float">
            <text:p>5,9070408003779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upper</text:p>
          </table:table-cell>
          <table:table-cell office:value-type="float" office:value="228" calcext:value-type="float">
            <text:p>228</text:p>
          </table:table-cell>
          <table:table-cell table:formula="of:=([.B1348]/[.$F$1])" office:value-type="float" office:value="0.000126337697340314" calcext:value-type="float">
            <text:p>0,0001263377</text:p>
          </table:table-cell>
          <table:table-cell table:formula="of:=([.$S$11]/([.E1348]+[.$T$11])^[.$U$11])" office:value-type="float" office:value="0.000203065619245726" calcext:value-type="float">
            <text:p>0,0002030656</text:p>
          </table:table-cell>
          <table:table-cell office:value-type="float" office:value="1347" calcext:value-type="float">
            <text:p>1347</text:p>
          </table:table-cell>
          <table:table-cell/>
          <table:table-cell table:formula="of:=([.C1348]-[.D1348])^2" office:value-type="float" office:value="0.00000000588717399992297" calcext:value-type="float">
            <text:p>5,8871739999229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judgment</text:p>
          </table:table-cell>
          <table:table-cell office:value-type="float" office:value="228" calcext:value-type="float">
            <text:p>228</text:p>
          </table:table-cell>
          <table:table-cell table:formula="of:=([.B1349]/[.$F$1])" office:value-type="float" office:value="0.000126337697340314" calcext:value-type="float">
            <text:p>0,0001263377</text:p>
          </table:table-cell>
          <table:table-cell table:formula="of:=([.$S$11]/([.E1349]+[.$T$11])^[.$U$11])" office:value-type="float" office:value="0.000202936443597116" calcext:value-type="float">
            <text:p>0,0002029364</text:p>
          </table:table-cell>
          <table:table-cell office:value-type="float" office:value="1348" calcext:value-type="float">
            <text:p>1348</text:p>
          </table:table-cell>
          <table:table-cell/>
          <table:table-cell table:formula="of:=([.C1349]-[.D1349])^2" office:value-type="float" office:value="0.00000000586736792811389" calcext:value-type="float">
            <text:p>5,8673679281138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oof</text:p>
          </table:table-cell>
          <table:table-cell office:value-type="float" office:value="228" calcext:value-type="float">
            <text:p>228</text:p>
          </table:table-cell>
          <table:table-cell table:formula="of:=([.B1350]/[.$F$1])" office:value-type="float" office:value="0.000126337697340314" calcext:value-type="float">
            <text:p>0,0001263377</text:p>
          </table:table-cell>
          <table:table-cell table:formula="of:=([.$S$11]/([.E1350]+[.$T$11])^[.$U$11])" office:value-type="float" office:value="0.000202807445538411" calcext:value-type="float">
            <text:p>0,0002028074</text:p>
          </table:table-cell>
          <table:table-cell office:value-type="float" office:value="1349" calcext:value-type="float">
            <text:p>1349</text:p>
          </table:table-cell>
          <table:table-cell/>
          <table:table-cell table:formula="of:=([.C1350]-[.D1350])^2" office:value-type="float" office:value="0.00000000584762238948038" calcext:value-type="float">
            <text:p>5,8476223894803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ffairs</text:p>
          </table:table-cell>
          <table:table-cell office:value-type="float" office:value="227" calcext:value-type="float">
            <text:p>227</text:p>
          </table:table-cell>
          <table:table-cell table:formula="of:=([.B1351]/[.$F$1])" office:value-type="float" office:value="0.000125783584632681" calcext:value-type="float">
            <text:p>0,0001257836</text:p>
          </table:table-cell>
          <table:table-cell table:formula="of:=([.$S$11]/([.E1351]+[.$T$11])^[.$U$11])" office:value-type="float" office:value="0.000202678624694477" calcext:value-type="float">
            <text:p>0,0002026786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([.C1351]-[.D1351])^2" office:value-type="float" office:value="0.00000000591284718610513" calcext:value-type="float">
            <text:p>5,9128471861051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enera</text:p>
          </table:table-cell>
          <table:table-cell office:value-type="float" office:value="227" calcext:value-type="float">
            <text:p>227</text:p>
          </table:table-cell>
          <table:table-cell table:formula="of:=([.B1352]/[.$F$1])" office:value-type="float" office:value="0.000125783584632681" calcext:value-type="float">
            <text:p>0,0001257836</text:p>
          </table:table-cell>
          <table:table-cell table:formula="of:=([.$S$11]/([.E1352]+[.$T$11])^[.$U$11])" office:value-type="float" office:value="0.000202549980691246" calcext:value-type="float">
            <text:p>0,00020255</text:p>
          </table:table-cell>
          <table:table-cell office:value-type="float" office:value="1351" calcext:value-type="float">
            <text:p>1351</text:p>
          </table:table-cell>
          <table:table-cell/>
          <table:table-cell table:formula="of:=([.C1352]-[.D1352])^2" office:value-type="float" office:value="0.00000000589307956382034" calcext:value-type="float">
            <text:p>5,8930795638203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ntrol</text:p>
          </table:table-cell>
          <table:table-cell office:value-type="float" office:value="227" calcext:value-type="float">
            <text:p>227</text:p>
          </table:table-cell>
          <table:table-cell table:formula="of:=([.B1353]/[.$F$1])" office:value-type="float" office:value="0.000125783584632681" calcext:value-type="float">
            <text:p>0,0001257836</text:p>
          </table:table-cell>
          <table:table-cell table:formula="of:=([.$S$11]/([.E1353]+[.$T$11])^[.$U$11])" office:value-type="float" office:value="0.000202421513155716" calcext:value-type="float">
            <text:p>0,0002024215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([.C1353]-[.D1353])^2" office:value-type="float" office:value="0.0000000058733720883017" calcext:value-type="float">
            <text:p>5,873372088301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inciples</text:p>
          </table:table-cell>
          <table:table-cell office:value-type="float" office:value="227" calcext:value-type="float">
            <text:p>227</text:p>
          </table:table-cell>
          <table:table-cell table:formula="of:=([.B1354]/[.$F$1])" office:value-type="float" office:value="0.000125783584632681" calcext:value-type="float">
            <text:p>0,0001257836</text:p>
          </table:table-cell>
          <table:table-cell table:formula="of:=([.$S$11]/([.E1354]+[.$T$11])^[.$U$11])" office:value-type="float" office:value="0.000202293221715946" calcext:value-type="float">
            <text:p>0,0002022932</text:p>
          </table:table-cell>
          <table:table-cell office:value-type="float" office:value="1353" calcext:value-type="float">
            <text:p>1353</text:p>
          </table:table-cell>
          <table:table-cell/>
          <table:table-cell table:formula="of:=([.C1354]-[.D1354])^2" office:value-type="float" office:value="0.00000000585372456661291" calcext:value-type="float">
            <text:p>5,8537245666129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arriors</text:p>
          </table:table-cell>
          <table:table-cell office:value-type="float" office:value="226" calcext:value-type="float">
            <text:p>226</text:p>
          </table:table-cell>
          <table:table-cell table:formula="of:=([.B1355]/[.$F$1])" office:value-type="float" office:value="0.000125229471925049" calcext:value-type="float">
            <text:p>0,0001252295</text:p>
          </table:table-cell>
          <table:table-cell table:formula="of:=([.$S$11]/([.E1355]+[.$T$11])^[.$U$11])" office:value-type="float" office:value="0.000202165106001054" calcext:value-type="float">
            <text:p>0,0002021651</text:p>
          </table:table-cell>
          <table:table-cell office:value-type="float" office:value="1354" calcext:value-type="float">
            <text:p>1354</text:p>
          </table:table-cell>
          <table:table-cell/>
          <table:table-cell table:formula="of:=([.C1355]-[.D1355])^2" office:value-type="float" office:value="0.00000000591909179067703" calcext:value-type="float">
            <text:p>5,9190917906770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nodgrass</text:p>
          </table:table-cell>
          <table:table-cell office:value-type="float" office:value="226" calcext:value-type="float">
            <text:p>226</text:p>
          </table:table-cell>
          <table:table-cell table:formula="of:=([.B1356]/[.$F$1])" office:value-type="float" office:value="0.000125229471925049" calcext:value-type="float">
            <text:p>0,0001252295</text:p>
          </table:table-cell>
          <table:table-cell table:formula="of:=([.$S$11]/([.E1356]+[.$T$11])^[.$U$11])" office:value-type="float" office:value="0.000202037165641209" calcext:value-type="float">
            <text:p>0,0002020372</text:p>
          </table:table-cell>
          <table:table-cell office:value-type="float" office:value="1355" calcext:value-type="float">
            <text:p>1355</text:p>
          </table:table-cell>
          <table:table-cell/>
          <table:table-cell table:formula="of:=([.C1356]-[.D1356])^2" office:value-type="float" office:value="0.00000000589942181399549" calcext:value-type="float">
            <text:p>5,8994218139954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nth</text:p>
          </table:table-cell>
          <table:table-cell office:value-type="float" office:value="226" calcext:value-type="float">
            <text:p>226</text:p>
          </table:table-cell>
          <table:table-cell table:formula="of:=([.B1357]/[.$F$1])" office:value-type="float" office:value="0.000125229471925049" calcext:value-type="float">
            <text:p>0,0001252295</text:p>
          </table:table-cell>
          <table:table-cell table:formula="of:=([.$S$11]/([.E1357]+[.$T$11])^[.$U$11])" office:value-type="float" office:value="0.00020190940026763" calcext:value-type="float">
            <text:p>0,0002019094</text:p>
          </table:table-cell>
          <table:table-cell office:value-type="float" office:value="1356" calcext:value-type="float">
            <text:p>1356</text:p>
          </table:table-cell>
          <table:table-cell/>
          <table:table-cell table:formula="of:=([.C1357]-[.D1357])^2" office:value-type="float" office:value="0.00000000587981141062346" calcext:value-type="float">
            <text:p>5,8798114106234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orry</text:p>
          </table:table-cell>
          <table:table-cell office:value-type="float" office:value="226" calcext:value-type="float">
            <text:p>226</text:p>
          </table:table-cell>
          <table:table-cell table:formula="of:=([.B1358]/[.$F$1])" office:value-type="float" office:value="0.000125229471925049" calcext:value-type="float">
            <text:p>0,0001252295</text:p>
          </table:table-cell>
          <table:table-cell table:formula="of:=([.$S$11]/([.E1358]+[.$T$11])^[.$U$11])" office:value-type="float" office:value="0.000201781809512584" calcext:value-type="float">
            <text:p>0,0002017818</text:p>
          </table:table-cell>
          <table:table-cell office:value-type="float" office:value="1357" calcext:value-type="float">
            <text:p>1357</text:p>
          </table:table-cell>
          <table:table-cell/>
          <table:table-cell table:formula="of:=([.C1358]-[.D1358])^2" office:value-type="float" office:value="0.00000000586026039011597" calcext:value-type="float">
            <text:p>5,8602603901159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ate</text:p>
          </table:table-cell>
          <table:table-cell office:value-type="float" office:value="226" calcext:value-type="float">
            <text:p>226</text:p>
          </table:table-cell>
          <table:table-cell table:formula="of:=([.B1359]/[.$F$1])" office:value-type="float" office:value="0.000125229471925049" calcext:value-type="float">
            <text:p>0,0001252295</text:p>
          </table:table-cell>
          <table:table-cell table:formula="of:=([.$S$11]/([.E1359]+[.$T$11])^[.$U$11])" office:value-type="float" office:value="0.000201654393009378" calcext:value-type="float">
            <text:p>0,0002016544</text:p>
          </table:table-cell>
          <table:table-cell office:value-type="float" office:value="1358" calcext:value-type="float">
            <text:p>1358</text:p>
          </table:table-cell>
          <table:table-cell/>
          <table:table-cell table:formula="of:=([.C1359]-[.D1359])^2" office:value-type="float" office:value="0.00000000584076856274593" calcext:value-type="float">
            <text:p>5,8407685627459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ffered</text:p>
          </table:table-cell>
          <table:table-cell office:value-type="float" office:value="226" calcext:value-type="float">
            <text:p>226</text:p>
          </table:table-cell>
          <table:table-cell table:formula="of:=([.B1360]/[.$F$1])" office:value-type="float" office:value="0.000125229471925049" calcext:value-type="float">
            <text:p>0,0001252295</text:p>
          </table:table-cell>
          <table:table-cell table:formula="of:=([.$S$11]/([.E1360]+[.$T$11])^[.$U$11])" office:value-type="float" office:value="0.000201527150392358" calcext:value-type="float">
            <text:p>0,0002015272</text:p>
          </table:table-cell>
          <table:table-cell office:value-type="float" office:value="1359" calcext:value-type="float">
            <text:p>1359</text:p>
          </table:table-cell>
          <table:table-cell/>
          <table:table-cell table:formula="of:=([.C1360]-[.D1360])^2" office:value-type="float" office:value="0.00000000582133573950094" calcext:value-type="float">
            <text:p>5,8213357395009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rtians</text:p>
          </table:table-cell>
          <table:table-cell office:value-type="float" office:value="226" calcext:value-type="float">
            <text:p>226</text:p>
          </table:table-cell>
          <table:table-cell table:formula="of:=([.B1361]/[.$F$1])" office:value-type="float" office:value="0.000125229471925049" calcext:value-type="float">
            <text:p>0,0001252295</text:p>
          </table:table-cell>
          <table:table-cell table:formula="of:=([.$S$11]/([.E1361]+[.$T$11])^[.$U$11])" office:value-type="float" office:value="0.000201400081296906" calcext:value-type="float">
            <text:p>0,0002014001</text:p>
          </table:table-cell>
          <table:table-cell office:value-type="float" office:value="1360" calcext:value-type="float">
            <text:p>1360</text:p>
          </table:table-cell>
          <table:table-cell/>
          <table:table-cell table:formula="of:=([.C1361]-[.D1361])^2" office:value-type="float" office:value="0.00000000580196173208011" calcext:value-type="float">
            <text:p>5,8019617320801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radually</text:p>
          </table:table-cell>
          <table:table-cell office:value-type="float" office:value="226" calcext:value-type="float">
            <text:p>226</text:p>
          </table:table-cell>
          <table:table-cell table:formula="of:=([.B1362]/[.$F$1])" office:value-type="float" office:value="0.000125229471925049" calcext:value-type="float">
            <text:p>0,0001252295</text:p>
          </table:table-cell>
          <table:table-cell table:formula="of:=([.$S$11]/([.E1362]+[.$T$11])^[.$U$11])" office:value-type="float" office:value="0.000201273185359434" calcext:value-type="float">
            <text:p>0,0002012732</text:p>
          </table:table-cell>
          <table:table-cell office:value-type="float" office:value="1361" calcext:value-type="float">
            <text:p>1361</text:p>
          </table:table-cell>
          <table:table-cell/>
          <table:table-cell table:formula="of:=([.C1362]-[.D1362])^2" office:value-type="float" office:value="0.00000000578264635289097" calcext:value-type="float">
            <text:p>5,7826463528909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ock</text:p>
          </table:table-cell>
          <table:table-cell office:value-type="float" office:value="226" calcext:value-type="float">
            <text:p>226</text:p>
          </table:table-cell>
          <table:table-cell table:formula="of:=([.B1363]/[.$F$1])" office:value-type="float" office:value="0.000125229471925049" calcext:value-type="float">
            <text:p>0,0001252295</text:p>
          </table:table-cell>
          <table:table-cell table:formula="of:=([.$S$11]/([.E1363]+[.$T$11])^[.$U$11])" office:value-type="float" office:value="0.000201146462217382" calcext:value-type="float">
            <text:p>0,0002011465</text:p>
          </table:table-cell>
          <table:table-cell office:value-type="float" office:value="1362" calcext:value-type="float">
            <text:p>1362</text:p>
          </table:table-cell>
          <table:table-cell/>
          <table:table-cell table:formula="of:=([.C1363]-[.D1363])^2" office:value-type="float" office:value="0.00000000576338941504631" calcext:value-type="float">
            <text:p>5,7633894150463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ays</text:p>
          </table:table-cell>
          <table:table-cell office:value-type="float" office:value="226" calcext:value-type="float">
            <text:p>226</text:p>
          </table:table-cell>
          <table:table-cell table:formula="of:=([.B1364]/[.$F$1])" office:value-type="float" office:value="0.000125229471925049" calcext:value-type="float">
            <text:p>0,0001252295</text:p>
          </table:table-cell>
          <table:table-cell table:formula="of:=([.$S$11]/([.E1364]+[.$T$11])^[.$U$11])" office:value-type="float" office:value="0.000201019911509214" calcext:value-type="float">
            <text:p>0,0002010199</text:p>
          </table:table-cell>
          <table:table-cell office:value-type="float" office:value="1363" calcext:value-type="float">
            <text:p>1363</text:p>
          </table:table-cell>
          <table:table-cell/>
          <table:table-cell table:formula="of:=([.C1364]-[.D1364])^2" office:value-type="float" office:value="0.00000000574419073236104" calcext:value-type="float">
            <text:p>5,7441907323610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ving</text:p>
          </table:table-cell>
          <table:table-cell office:value-type="float" office:value="226" calcext:value-type="float">
            <text:p>226</text:p>
          </table:table-cell>
          <table:table-cell table:formula="of:=([.B1365]/[.$F$1])" office:value-type="float" office:value="0.000125229471925049" calcext:value-type="float">
            <text:p>0,0001252295</text:p>
          </table:table-cell>
          <table:table-cell table:formula="of:=([.$S$11]/([.E1365]+[.$T$11])^[.$U$11])" office:value-type="float" office:value="0.000200893532874413" calcext:value-type="float">
            <text:p>0,0002008935</text:p>
          </table:table-cell>
          <table:table-cell office:value-type="float" office:value="1364" calcext:value-type="float">
            <text:p>1364</text:p>
          </table:table-cell>
          <table:table-cell/>
          <table:table-cell table:formula="of:=([.C1365]-[.D1365])^2" office:value-type="float" office:value="0.00000000572505011934914" calcext:value-type="float">
            <text:p>5,7250501193491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opular</text:p>
          </table:table-cell>
          <table:table-cell office:value-type="float" office:value="225" calcext:value-type="float">
            <text:p>225</text:p>
          </table:table-cell>
          <table:table-cell table:formula="of:=([.B1366]/[.$F$1])" office:value-type="float" office:value="0.000124675359217416" calcext:value-type="float">
            <text:p>0,0001246754</text:p>
          </table:table-cell>
          <table:table-cell table:formula="of:=([.$S$11]/([.E1366]+[.$T$11])^[.$U$11])" office:value-type="float" office:value="0.00020076732595348" calcext:value-type="float">
            <text:p>0,0002007673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([.C1366]-[.D1366])^2" office:value-type="float" office:value="0.00000000578998740176229" calcext:value-type="float">
            <text:p>5,7899874017622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oud</text:p>
          </table:table-cell>
          <table:table-cell office:value-type="float" office:value="225" calcext:value-type="float">
            <text:p>225</text:p>
          </table:table-cell>
          <table:table-cell table:formula="of:=([.B1367]/[.$F$1])" office:value-type="float" office:value="0.000124675359217416" calcext:value-type="float">
            <text:p>0,0001246754</text:p>
          </table:table-cell>
          <table:table-cell table:formula="of:=([.$S$11]/([.E1367]+[.$T$11])^[.$U$11])" office:value-type="float" office:value="0.000200641290387927" calcext:value-type="float">
            <text:p>0,0002006413</text:p>
          </table:table-cell>
          <table:table-cell office:value-type="float" office:value="1366" calcext:value-type="float">
            <text:p>1366</text:p>
          </table:table-cell>
          <table:table-cell/>
          <table:table-cell table:formula="of:=([.C1367]-[.D1367])^2" office:value-type="float" office:value="0.00000000577082269860294" calcext:value-type="float">
            <text:p>5,7708226986029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earing</text:p>
          </table:table-cell>
          <table:table-cell office:value-type="float" office:value="225" calcext:value-type="float">
            <text:p>225</text:p>
          </table:table-cell>
          <table:table-cell table:formula="of:=([.B1368]/[.$F$1])" office:value-type="float" office:value="0.000124675359217416" calcext:value-type="float">
            <text:p>0,0001246754</text:p>
          </table:table-cell>
          <table:table-cell table:formula="of:=([.$S$11]/([.E1368]+[.$T$11])^[.$U$11])" office:value-type="float" office:value="0.000200515425820279" calcext:value-type="float">
            <text:p>0,0002005154</text:p>
          </table:table-cell>
          <table:table-cell office:value-type="float" office:value="1367" calcext:value-type="float">
            <text:p>1367</text:p>
          </table:table-cell>
          <table:table-cell/>
          <table:table-cell table:formula="of:=([.C1368]-[.D1368])^2" office:value-type="float" office:value="0.00000000575171570232673" calcext:value-type="float">
            <text:p>5,7517157023267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ropped</text:p>
          </table:table-cell>
          <table:table-cell office:value-type="float" office:value="225" calcext:value-type="float">
            <text:p>225</text:p>
          </table:table-cell>
          <table:table-cell table:formula="of:=([.B1369]/[.$F$1])" office:value-type="float" office:value="0.000124675359217416" calcext:value-type="float">
            <text:p>0,0001246754</text:p>
          </table:table-cell>
          <table:table-cell table:formula="of:=([.$S$11]/([.E1369]+[.$T$11])^[.$U$11])" office:value-type="float" office:value="0.000200389731894062" calcext:value-type="float">
            <text:p>0,0002003897</text:p>
          </table:table-cell>
          <table:table-cell office:value-type="float" office:value="1368" calcext:value-type="float">
            <text:p>1368</text:p>
          </table:table-cell>
          <table:table-cell/>
          <table:table-cell table:formula="of:=([.C1369]-[.D1369])^2" office:value-type="float" office:value="0.00000000573266622981815" calcext:value-type="float">
            <text:p>5,7326662298181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books</text:p>
          </table:table-cell>
          <table:table-cell office:value-type="float" office:value="225" calcext:value-type="float">
            <text:p>225</text:p>
          </table:table-cell>
          <table:table-cell table:formula="of:=([.B1370]/[.$F$1])" office:value-type="float" office:value="0.000124675359217416" calcext:value-type="float">
            <text:p>0,0001246754</text:p>
          </table:table-cell>
          <table:table-cell table:formula="of:=([.$S$11]/([.E1370]+[.$T$11])^[.$U$11])" office:value-type="float" office:value="0.000200264208253809" calcext:value-type="float">
            <text:p>0,0002002642</text:p>
          </table:table-cell>
          <table:table-cell office:value-type="float" office:value="1369" calcext:value-type="float">
            <text:p>1369</text:p>
          </table:table-cell>
          <table:table-cell/>
          <table:table-cell table:formula="of:=([.C1370]-[.D1370])^2" office:value-type="float" office:value="0.00000000571367409864661" calcext:value-type="float">
            <text:p>5,7136740986466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itle</text:p>
          </table:table-cell>
          <table:table-cell office:value-type="float" office:value="225" calcext:value-type="float">
            <text:p>225</text:p>
          </table:table-cell>
          <table:table-cell table:formula="of:=([.B1371]/[.$F$1])" office:value-type="float" office:value="0.000124675359217416" calcext:value-type="float">
            <text:p>0,0001246754</text:p>
          </table:table-cell>
          <table:table-cell table:formula="of:=([.$S$11]/([.E1371]+[.$T$11])^[.$U$11])" office:value-type="float" office:value="0.000200138854545047" calcext:value-type="float">
            <text:p>0,0002001389</text:p>
          </table:table-cell>
          <table:table-cell office:value-type="float" office:value="1370" calcext:value-type="float">
            <text:p>1370</text:p>
          </table:table-cell>
          <table:table-cell/>
          <table:table-cell table:formula="of:=([.C1371]-[.D1371])^2" office:value-type="float" office:value="0.00000000569473912706346" calcext:value-type="float">
            <text:p>5,6947391270634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oise</text:p>
          </table:table-cell>
          <table:table-cell office:value-type="float" office:value="225" calcext:value-type="float">
            <text:p>225</text:p>
          </table:table-cell>
          <table:table-cell table:formula="of:=([.B1372]/[.$F$1])" office:value-type="float" office:value="0.000124675359217416" calcext:value-type="float">
            <text:p>0,0001246754</text:p>
          </table:table-cell>
          <table:table-cell table:formula="of:=([.$S$11]/([.E1372]+[.$T$11])^[.$U$11])" office:value-type="float" office:value="0.000200013670414302" calcext:value-type="float">
            <text:p>0,0002000137</text:p>
          </table:table-cell>
          <table:table-cell office:value-type="float" office:value="1371" calcext:value-type="float">
            <text:p>1371</text:p>
          </table:table-cell>
          <table:table-cell/>
          <table:table-cell table:formula="of:=([.C1372]-[.D1372])^2" office:value-type="float" office:value="0.00000000567586113399893" calcext:value-type="float">
            <text:p>5,6758611339989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dified</text:p>
          </table:table-cell>
          <table:table-cell office:value-type="float" office:value="225" calcext:value-type="float">
            <text:p>225</text:p>
          </table:table-cell>
          <table:table-cell table:formula="of:=([.B1373]/[.$F$1])" office:value-type="float" office:value="0.000124675359217416" calcext:value-type="float">
            <text:p>0,0001246754</text:p>
          </table:table-cell>
          <table:table-cell table:formula="of:=([.$S$11]/([.E1373]+[.$T$11])^[.$U$11])" office:value-type="float" office:value="0.00019988865550909" calcext:value-type="float">
            <text:p>0,0001998887</text:p>
          </table:table-cell>
          <table:table-cell office:value-type="float" office:value="1372" calcext:value-type="float">
            <text:p>1372</text:p>
          </table:table-cell>
          <table:table-cell/>
          <table:table-cell table:formula="of:=([.C1373]-[.D1373])^2" office:value-type="float" office:value="0.00000000565703993905921" calcext:value-type="float">
            <text:p>5,6570399390592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ore</text:p>
          </table:table-cell>
          <table:table-cell office:value-type="float" office:value="224" calcext:value-type="float">
            <text:p>224</text:p>
          </table:table-cell>
          <table:table-cell table:formula="of:=([.B1374]/[.$F$1])" office:value-type="float" office:value="0.000124121246509783" calcext:value-type="float">
            <text:p>0,0001241212</text:p>
          </table:table-cell>
          <table:table-cell table:formula="of:=([.$S$11]/([.E1374]+[.$T$11])^[.$U$11])" office:value-type="float" office:value="0.000199763809477915" calcext:value-type="float">
            <text:p>0,0001997638</text:p>
          </table:table-cell>
          <table:table-cell office:value-type="float" office:value="1373" calcext:value-type="float">
            <text:p>1373</text:p>
          </table:table-cell>
          <table:table-cell/>
          <table:table-cell table:formula="of:=([.C1374]-[.D1374])^2" office:value-type="float" office:value="0.00000000572179733238786" calcext:value-type="float">
            <text:p>5,7217973323878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oduce</text:p>
          </table:table-cell>
          <table:table-cell office:value-type="float" office:value="224" calcext:value-type="float">
            <text:p>224</text:p>
          </table:table-cell>
          <table:table-cell table:formula="of:=([.B1375]/[.$F$1])" office:value-type="float" office:value="0.000124121246509783" calcext:value-type="float">
            <text:p>0,0001241212</text:p>
          </table:table-cell>
          <table:table-cell table:formula="of:=([.$S$11]/([.E1375]+[.$T$11])^[.$U$11])" office:value-type="float" office:value="0.000199639131970266" calcext:value-type="float">
            <text:p>0,0001996391</text:p>
          </table:table-cell>
          <table:table-cell office:value-type="float" office:value="1374" calcext:value-type="float">
            <text:p>1374</text:p>
          </table:table-cell>
          <table:table-cell/>
          <table:table-cell table:formula="of:=([.C1375]-[.D1375])^2" office:value-type="float" office:value="0.00000000570295102442264" calcext:value-type="float">
            <text:p>5,7029510244226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stributing</text:p>
          </table:table-cell>
          <table:table-cell office:value-type="float" office:value="224" calcext:value-type="float">
            <text:p>224</text:p>
          </table:table-cell>
          <table:table-cell table:formula="of:=([.B1376]/[.$F$1])" office:value-type="float" office:value="0.000124121246509783" calcext:value-type="float">
            <text:p>0,0001241212</text:p>
          </table:table-cell>
          <table:table-cell table:formula="of:=([.$S$11]/([.E1376]+[.$T$11])^[.$U$11])" office:value-type="float" office:value="0.000199514622636612" calcext:value-type="float">
            <text:p>0,0001995146</text:p>
          </table:table-cell>
          <table:table-cell office:value-type="float" office:value="1375" calcext:value-type="float">
            <text:p>1375</text:p>
          </table:table-cell>
          <table:table-cell/>
          <table:table-cell table:formula="of:=([.C1376]-[.D1376])^2" office:value-type="float" office:value="0.00000000568416116380164" calcext:value-type="float">
            <text:p>5,6841611638016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odies</text:p>
          </table:table-cell>
          <table:table-cell office:value-type="float" office:value="224" calcext:value-type="float">
            <text:p>224</text:p>
          </table:table-cell>
          <table:table-cell table:formula="of:=([.B1377]/[.$F$1])" office:value-type="float" office:value="0.000124121246509783" calcext:value-type="float">
            <text:p>0,0001241212</text:p>
          </table:table-cell>
          <table:table-cell table:formula="of:=([.$S$11]/([.E1377]+[.$T$11])^[.$U$11])" office:value-type="float" office:value="0.000199390281128403" calcext:value-type="float">
            <text:p>0,0001993903</text:p>
          </table:table-cell>
          <table:table-cell office:value-type="float" office:value="1376" calcext:value-type="float">
            <text:p>1376</text:p>
          </table:table-cell>
          <table:table-cell/>
          <table:table-cell table:formula="of:=([.C1377]-[.D1377])^2" office:value-type="float" office:value="0.00000000566542757241909" calcext:value-type="float">
            <text:p>5,6654275724190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ives</text:p>
          </table:table-cell>
          <table:table-cell office:value-type="float" office:value="224" calcext:value-type="float">
            <text:p>224</text:p>
          </table:table-cell>
          <table:table-cell table:formula="of:=([.B1378]/[.$F$1])" office:value-type="float" office:value="0.000124121246509783" calcext:value-type="float">
            <text:p>0,0001241212</text:p>
          </table:table-cell>
          <table:table-cell table:formula="of:=([.$S$11]/([.E1378]+[.$T$11])^[.$U$11])" office:value-type="float" office:value="0.000199266107098059" calcext:value-type="float">
            <text:p>0,0001992661</text:p>
          </table:table-cell>
          <table:table-cell office:value-type="float" office:value="1377" calcext:value-type="float">
            <text:p>1377</text:p>
          </table:table-cell>
          <table:table-cell/>
          <table:table-cell table:formula="of:=([.C1378]-[.D1378])^2" office:value-type="float" office:value="0.00000000564675007283157" calcext:value-type="float">
            <text:p>5,6467500728315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estroy</text:p>
          </table:table-cell>
          <table:table-cell office:value-type="float" office:value="224" calcext:value-type="float">
            <text:p>224</text:p>
          </table:table-cell>
          <table:table-cell table:formula="of:=([.B1379]/[.$F$1])" office:value-type="float" office:value="0.000124121246509783" calcext:value-type="float">
            <text:p>0,0001241212</text:p>
          </table:table-cell>
          <table:table-cell table:formula="of:=([.$S$11]/([.E1379]+[.$T$11])^[.$U$11])" office:value-type="float" office:value="0.000199142100198975" calcext:value-type="float">
            <text:p>0,0001991421</text:p>
          </table:table-cell>
          <table:table-cell office:value-type="float" office:value="1378" calcext:value-type="float">
            <text:p>1378</text:p>
          </table:table-cell>
          <table:table-cell/>
          <table:table-cell table:formula="of:=([.C1379]-[.D1379])^2" office:value-type="float" office:value="0.00000000562812848825518" calcext:value-type="float">
            <text:p>5,6281284882551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onour</text:p>
          </table:table-cell>
          <table:table-cell office:value-type="float" office:value="223" calcext:value-type="float">
            <text:p>223</text:p>
          </table:table-cell>
          <table:table-cell table:formula="of:=([.B1380]/[.$F$1])" office:value-type="float" office:value="0.00012356713380215" calcext:value-type="float">
            <text:p>0,0001235671</text:p>
          </table:table-cell>
          <table:table-cell table:formula="of:=([.$S$11]/([.E1380]+[.$T$11])^[.$U$11])" office:value-type="float" office:value="0.000199018260085509" calcext:value-type="float">
            <text:p>0,0001990183</text:p>
          </table:table-cell>
          <table:table-cell office:value-type="float" office:value="1379" calcext:value-type="float">
            <text:p>1379</text:p>
          </table:table-cell>
          <table:table-cell/>
          <table:table-cell table:formula="of:=([.C1380]-[.D1380])^2" office:value-type="float" office:value="0.00000000569287245742747" calcext:value-type="float">
            <text:p>5,6928724574274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xpress</text:p>
          </table:table-cell>
          <table:table-cell office:value-type="float" office:value="223" calcext:value-type="float">
            <text:p>223</text:p>
          </table:table-cell>
          <table:table-cell table:formula="of:=([.B1381]/[.$F$1])" office:value-type="float" office:value="0.00012356713380215" calcext:value-type="float">
            <text:p>0,0001235671</text:p>
          </table:table-cell>
          <table:table-cell table:formula="of:=([.$S$11]/([.E1381]+[.$T$11])^[.$U$11])" office:value-type="float" office:value="0.000198894586412987" calcext:value-type="float">
            <text:p>0,0001988946</text:p>
          </table:table-cell>
          <table:table-cell office:value-type="float" office:value="1380" calcext:value-type="float">
            <text:p>1380</text:p>
          </table:table-cell>
          <table:table-cell/>
          <table:table-cell table:formula="of:=([.C1381]-[.D1381])^2" office:value-type="float" office:value="0.00000000567422511683798" calcext:value-type="float">
            <text:p>5,6742251168379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pite</text:p>
          </table:table-cell>
          <table:table-cell office:value-type="float" office:value="223" calcext:value-type="float">
            <text:p>223</text:p>
          </table:table-cell>
          <table:table-cell table:formula="of:=([.B1382]/[.$F$1])" office:value-type="float" office:value="0.00012356713380215" calcext:value-type="float">
            <text:p>0,0001235671</text:p>
          </table:table-cell>
          <table:table-cell table:formula="of:=([.$S$11]/([.E1382]+[.$T$11])^[.$U$11])" office:value-type="float" office:value="0.000198771078837694" calcext:value-type="float">
            <text:p>0,0001987711</text:p>
          </table:table-cell>
          <table:table-cell office:value-type="float" office:value="1381" calcext:value-type="float">
            <text:p>1381</text:p>
          </table:table-cell>
          <table:table-cell/>
          <table:table-cell table:formula="of:=([.C1382]-[.D1382])^2" office:value-type="float" office:value="0.00000000565563334890916" calcext:value-type="float">
            <text:p>5,6556333489091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ovel</text:p>
          </table:table-cell>
          <table:table-cell office:value-type="float" office:value="223" calcext:value-type="float">
            <text:p>223</text:p>
          </table:table-cell>
          <table:table-cell table:formula="of:=([.B1383]/[.$F$1])" office:value-type="float" office:value="0.00012356713380215" calcext:value-type="float">
            <text:p>0,0001235671</text:p>
          </table:table-cell>
          <table:table-cell table:formula="of:=([.$S$11]/([.E1383]+[.$T$11])^[.$U$11])" office:value-type="float" office:value="0.000198647737016872" calcext:value-type="float">
            <text:p>0,0001986477</text:p>
          </table:table-cell>
          <table:table-cell office:value-type="float" office:value="1382" calcext:value-type="float">
            <text:p>1382</text:p>
          </table:table-cell>
          <table:table-cell/>
          <table:table-cell table:formula="of:=([.C1383]-[.D1383])^2" office:value-type="float" office:value="0.00000000563709697908652" calcext:value-type="float">
            <text:p>5,6370969790865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hip</text:p>
          </table:table-cell>
          <table:table-cell office:value-type="float" office:value="223" calcext:value-type="float">
            <text:p>223</text:p>
          </table:table-cell>
          <table:table-cell table:formula="of:=([.B1384]/[.$F$1])" office:value-type="float" office:value="0.00012356713380215" calcext:value-type="float">
            <text:p>0,0001235671</text:p>
          </table:table-cell>
          <table:table-cell table:formula="of:=([.$S$11]/([.E1384]+[.$T$11])^[.$U$11])" office:value-type="float" office:value="0.000198524560608717" calcext:value-type="float">
            <text:p>0,0001985246</text:p>
          </table:table-cell>
          <table:table-cell office:value-type="float" office:value="1383" calcext:value-type="float">
            <text:p>1383</text:p>
          </table:table-cell>
          <table:table-cell/>
          <table:table-cell table:formula="of:=([.C1384]-[.D1384])^2" office:value-type="float" office:value="0.00000000561861583346185" calcext:value-type="float">
            <text:p>5,6186158334618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pring</text:p>
          </table:table-cell>
          <table:table-cell office:value-type="float" office:value="223" calcext:value-type="float">
            <text:p>223</text:p>
          </table:table-cell>
          <table:table-cell table:formula="of:=([.B1385]/[.$F$1])" office:value-type="float" office:value="0.00012356713380215" calcext:value-type="float">
            <text:p>0,0001235671</text:p>
          </table:table-cell>
          <table:table-cell table:formula="of:=([.$S$11]/([.E1385]+[.$T$11])^[.$U$11])" office:value-type="float" office:value="0.000198401549272376" calcext:value-type="float">
            <text:p>0,0001984015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([.C1385]-[.D1385])^2" office:value-type="float" office:value="0.00000000560018973877045" calcext:value-type="float">
            <text:p>5,6001897387704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xtremely</text:p>
          </table:table-cell>
          <table:table-cell office:value-type="float" office:value="223" calcext:value-type="float">
            <text:p>223</text:p>
          </table:table-cell>
          <table:table-cell table:formula="of:=([.B1386]/[.$F$1])" office:value-type="float" office:value="0.00012356713380215" calcext:value-type="float">
            <text:p>0,0001235671</text:p>
          </table:table-cell>
          <table:table-cell table:formula="of:=([.$S$11]/([.E1386]+[.$T$11])^[.$U$11])" office:value-type="float" office:value="0.000198278702667944" calcext:value-type="float">
            <text:p>0,0001982787</text:p>
          </table:table-cell>
          <table:table-cell office:value-type="float" office:value="1385" calcext:value-type="float">
            <text:p>1385</text:p>
          </table:table-cell>
          <table:table-cell/>
          <table:table-cell table:formula="of:=([.C1386]-[.D1386])^2" office:value-type="float" office:value="0.00000000558181852238828" calcext:value-type="float">
            <text:p>5,5818185223882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rale</text:p>
          </table:table-cell>
          <table:table-cell office:value-type="float" office:value="223" calcext:value-type="float">
            <text:p>223</text:p>
          </table:table-cell>
          <table:table-cell table:formula="of:=([.B1387]/[.$F$1])" office:value-type="float" office:value="0.00012356713380215" calcext:value-type="float">
            <text:p>0,0001235671</text:p>
          </table:table-cell>
          <table:table-cell table:formula="of:=([.$S$11]/([.E1387]+[.$T$11])^[.$U$11])" office:value-type="float" office:value="0.000198156020456458" calcext:value-type="float">
            <text:p>0,000198156</text:p>
          </table:table-cell>
          <table:table-cell office:value-type="float" office:value="1386" calcext:value-type="float">
            <text:p>1386</text:p>
          </table:table-cell>
          <table:table-cell/>
          <table:table-cell table:formula="of:=([.C1387]-[.D1387])^2" office:value-type="float" office:value="0.00000000556350201232925" calcext:value-type="float">
            <text:p>5,5635020123292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rain</text:p>
          </table:table-cell>
          <table:table-cell office:value-type="float" office:value="222" calcext:value-type="float">
            <text:p>222</text:p>
          </table:table-cell>
          <table:table-cell table:formula="of:=([.B1388]/[.$F$1])" office:value-type="float" office:value="0.000123013021094517" calcext:value-type="float">
            <text:p>0,000123013</text:p>
          </table:table-cell>
          <table:table-cell table:formula="of:=([.$S$11]/([.E1388]+[.$T$11])^[.$U$11])" office:value-type="float" office:value="0.000198033502299898" calcext:value-type="float">
            <text:p>0,0001980335</text:p>
          </table:table-cell>
          <table:table-cell office:value-type="float" office:value="1387" calcext:value-type="float">
            <text:p>1387</text:p>
          </table:table-cell>
          <table:table-cell/>
          <table:table-cell table:formula="of:=([.C1388]-[.D1388])^2" office:value-type="float" office:value="0.0000000056280726002869" calcext:value-type="float">
            <text:p>5,628072600286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visions</text:p>
          </table:table-cell>
          <table:table-cell office:value-type="float" office:value="222" calcext:value-type="float">
            <text:p>222</text:p>
          </table:table-cell>
          <table:table-cell table:formula="of:=([.B1389]/[.$F$1])" office:value-type="float" office:value="0.000123013021094517" calcext:value-type="float">
            <text:p>0,000123013</text:p>
          </table:table-cell>
          <table:table-cell table:formula="of:=([.$S$11]/([.E1389]+[.$T$11])^[.$U$11])" office:value-type="float" office:value="0.000197911147861179" calcext:value-type="float">
            <text:p>0,0001979111</text:p>
          </table:table-cell>
          <table:table-cell office:value-type="float" office:value="1388" calcext:value-type="float">
            <text:p>1388</text:p>
          </table:table-cell>
          <table:table-cell/>
          <table:table-cell table:formula="of:=([.C1389]-[.D1389])^2" office:value-type="float" office:value="0.00000000560972939315496" calcext:value-type="float">
            <text:p>5,6097293931549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enry</text:p>
          </table:table-cell>
          <table:table-cell office:value-type="float" office:value="222" calcext:value-type="float">
            <text:p>222</text:p>
          </table:table-cell>
          <table:table-cell table:formula="of:=([.B1390]/[.$F$1])" office:value-type="float" office:value="0.000123013021094517" calcext:value-type="float">
            <text:p>0,000123013</text:p>
          </table:table-cell>
          <table:table-cell table:formula="of:=([.$S$11]/([.E1390]+[.$T$11])^[.$U$11])" office:value-type="float" office:value="0.000197788956804152" calcext:value-type="float">
            <text:p>0,000197789</text:p>
          </table:table-cell>
          <table:table-cell office:value-type="float" office:value="1389" calcext:value-type="float">
            <text:p>1389</text:p>
          </table:table-cell>
          <table:table-cell/>
          <table:table-cell table:formula="of:=([.C1390]-[.D1390])^2" office:value-type="float" office:value="0.00000000559144056125144" calcext:value-type="float">
            <text:p>5,5914405612514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rowd</text:p>
          </table:table-cell>
          <table:table-cell office:value-type="float" office:value="221" calcext:value-type="float">
            <text:p>221</text:p>
          </table:table-cell>
          <table:table-cell table:formula="of:=([.B1391]/[.$F$1])" office:value-type="float" office:value="0.000122458908386884" calcext:value-type="float">
            <text:p>0,0001224589</text:p>
          </table:table-cell>
          <table:table-cell table:formula="of:=([.$S$11]/([.E1391]+[.$T$11])^[.$U$11])" office:value-type="float" office:value="0.000197666928793597" calcext:value-type="float">
            <text:p>0,0001976669</text:p>
          </table:table-cell>
          <table:table-cell office:value-type="float" office:value="1390" calcext:value-type="float">
            <text:p>1390</text:p>
          </table:table-cell>
          <table:table-cell/>
          <table:table-cell table:formula="of:=([.C1391]-[.D1391])^2" office:value-type="float" office:value="0.00000000565624633349665" calcext:value-type="float">
            <text:p>5,6562463334966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dmitted</text:p>
          </table:table-cell>
          <table:table-cell office:value-type="float" office:value="221" calcext:value-type="float">
            <text:p>221</text:p>
          </table:table-cell>
          <table:table-cell table:formula="of:=([.B1392]/[.$F$1])" office:value-type="float" office:value="0.000122458908386884" calcext:value-type="float">
            <text:p>0,0001224589</text:p>
          </table:table-cell>
          <table:table-cell table:formula="of:=([.$S$11]/([.E1392]+[.$T$11])^[.$U$11])" office:value-type="float" office:value="0.000197545063495225" calcext:value-type="float">
            <text:p>0,0001975451</text:p>
          </table:table-cell>
          <table:table-cell office:value-type="float" office:value="1391" calcext:value-type="float">
            <text:p>1391</text:p>
          </table:table-cell>
          <table:table-cell/>
          <table:table-cell table:formula="of:=([.C1392]-[.D1392])^2" office:value-type="float" office:value="0.00000000563793068895385" calcext:value-type="float">
            <text:p>5,6379306889538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knowing</text:p>
          </table:table-cell>
          <table:table-cell office:value-type="float" office:value="221" calcext:value-type="float">
            <text:p>221</text:p>
          </table:table-cell>
          <table:table-cell table:formula="of:=([.B1393]/[.$F$1])" office:value-type="float" office:value="0.000122458908386884" calcext:value-type="float">
            <text:p>0,0001224589</text:p>
          </table:table-cell>
          <table:table-cell table:formula="of:=([.$S$11]/([.E1393]+[.$T$11])^[.$U$11])" office:value-type="float" office:value="0.000197423360575667" calcext:value-type="float">
            <text:p>0,0001974234</text:p>
          </table:table-cell>
          <table:table-cell office:value-type="float" office:value="1392" calcext:value-type="float">
            <text:p>1392</text:p>
          </table:table-cell>
          <table:table-cell/>
          <table:table-cell table:formula="of:=([.C1393]-[.D1393])^2" office:value-type="float" office:value="0.00000000561966909196436" calcext:value-type="float">
            <text:p>5,6196690919643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ize</text:p>
          </table:table-cell>
          <table:table-cell office:value-type="float" office:value="221" calcext:value-type="float">
            <text:p>221</text:p>
          </table:table-cell>
          <table:table-cell table:formula="of:=([.B1394]/[.$F$1])" office:value-type="float" office:value="0.000122458908386884" calcext:value-type="float">
            <text:p>0,0001224589</text:p>
          </table:table-cell>
          <table:table-cell table:formula="of:=([.$S$11]/([.E1394]+[.$T$11])^[.$U$11])" office:value-type="float" office:value="0.000197301819702478" calcext:value-type="float">
            <text:p>0,0001973018</text:p>
          </table:table-cell>
          <table:table-cell office:value-type="float" office:value="1393" calcext:value-type="float">
            <text:p>1393</text:p>
          </table:table-cell>
          <table:table-cell/>
          <table:table-cell table:formula="of:=([.C1394]-[.D1394])^2" office:value-type="float" office:value="0.00000000560146137419392" calcext:value-type="float">
            <text:p>5,6014613741939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arents</text:p>
          </table:table-cell>
          <table:table-cell office:value-type="float" office:value="220" calcext:value-type="float">
            <text:p>220</text:p>
          </table:table-cell>
          <table:table-cell table:formula="of:=([.B1395]/[.$F$1])" office:value-type="float" office:value="0.000121904795679251" calcext:value-type="float">
            <text:p>0,0001219048</text:p>
          </table:table-cell>
          <table:table-cell table:formula="of:=([.$S$11]/([.E1395]+[.$T$11])^[.$U$11])" office:value-type="float" office:value="0.00019718044054413" calcext:value-type="float">
            <text:p>0,0001971804</text:p>
          </table:table-cell>
          <table:table-cell office:value-type="float" office:value="1394" calcext:value-type="float">
            <text:p>1394</text:p>
          </table:table-cell>
          <table:table-cell/>
          <table:table-cell table:formula="of:=([.C1395]-[.D1395])^2" office:value-type="float" office:value="0.00000000566642270982349" calcext:value-type="float">
            <text:p>5,6664227098234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pooner</text:p>
          </table:table-cell>
          <table:table-cell office:value-type="float" office:value="220" calcext:value-type="float">
            <text:p>220</text:p>
          </table:table-cell>
          <table:table-cell table:formula="of:=([.B1396]/[.$F$1])" office:value-type="float" office:value="0.000121904795679251" calcext:value-type="float">
            <text:p>0,0001219048</text:p>
          </table:table-cell>
          <table:table-cell table:formula="of:=([.$S$11]/([.E1396]+[.$T$11])^[.$U$11])" office:value-type="float" office:value="0.000197059222770011" calcext:value-type="float">
            <text:p>0,0001970592</text:p>
          </table:table-cell>
          <table:table-cell office:value-type="float" office:value="1395" calcext:value-type="float">
            <text:p>1395</text:p>
          </table:table-cell>
          <table:table-cell/>
          <table:table-cell table:formula="of:=([.C1396]-[.D1396])^2" office:value-type="float" office:value="0.00000000564818791134041" calcext:value-type="float">
            <text:p>5,6481879113404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oyal</text:p>
          </table:table-cell>
          <table:table-cell office:value-type="float" office:value="220" calcext:value-type="float">
            <text:p>220</text:p>
          </table:table-cell>
          <table:table-cell table:formula="of:=([.B1397]/[.$F$1])" office:value-type="float" office:value="0.000121904795679251" calcext:value-type="float">
            <text:p>0,0001219048</text:p>
          </table:table-cell>
          <table:table-cell table:formula="of:=([.$S$11]/([.E1397]+[.$T$11])^[.$U$11])" office:value-type="float" office:value="0.000196938166050418" calcext:value-type="float">
            <text:p>0,0001969382</text:p>
          </table:table-cell>
          <table:table-cell office:value-type="float" office:value="1396" calcext:value-type="float">
            <text:p>1396</text:p>
          </table:table-cell>
          <table:table-cell/>
          <table:table-cell table:formula="of:=([.C1397]-[.D1397])^2" office:value-type="float" office:value="0.00000000563000666925683" calcext:value-type="float">
            <text:p>5,6300066692568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village</text:p>
          </table:table-cell>
          <table:table-cell office:value-type="float" office:value="220" calcext:value-type="float">
            <text:p>220</text:p>
          </table:table-cell>
          <table:table-cell table:formula="of:=([.B1398]/[.$F$1])" office:value-type="float" office:value="0.000121904795679251" calcext:value-type="float">
            <text:p>0,0001219048</text:p>
          </table:table-cell>
          <table:table-cell table:formula="of:=([.$S$11]/([.E1398]+[.$T$11])^[.$U$11])" office:value-type="float" office:value="0.00019681727005656" calcext:value-type="float">
            <text:p>0,0001968173</text:p>
          </table:table-cell>
          <table:table-cell office:value-type="float" office:value="1397" calcext:value-type="float">
            <text:p>1397</text:p>
          </table:table-cell>
          <table:table-cell/>
          <table:table-cell table:formula="of:=([.C1398]-[.D1398])^2" office:value-type="float" office:value="0.00000000561187881733097" calcext:value-type="float">
            <text:p>5,6118788173309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pening</text:p>
          </table:table-cell>
          <table:table-cell office:value-type="float" office:value="220" calcext:value-type="float">
            <text:p>220</text:p>
          </table:table-cell>
          <table:table-cell table:formula="of:=([.B1399]/[.$F$1])" office:value-type="float" office:value="0.000121904795679251" calcext:value-type="float">
            <text:p>0,0001219048</text:p>
          </table:table-cell>
          <table:table-cell table:formula="of:=([.$S$11]/([.E1399]+[.$T$11])^[.$U$11])" office:value-type="float" office:value="0.000196696534460547" calcext:value-type="float">
            <text:p>0,0001966965</text:p>
          </table:table-cell>
          <table:table-cell office:value-type="float" office:value="1398" calcext:value-type="float">
            <text:p>1398</text:p>
          </table:table-cell>
          <table:table-cell/>
          <table:table-cell table:formula="of:=([.C1399]-[.D1399])^2" office:value-type="float" office:value="0.00000000559380418992965" calcext:value-type="float">
            <text:p>5,5938041899296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ference</text:p>
          </table:table-cell>
          <table:table-cell office:value-type="float" office:value="220" calcext:value-type="float">
            <text:p>220</text:p>
          </table:table-cell>
          <table:table-cell table:formula="of:=([.B1400]/[.$F$1])" office:value-type="float" office:value="0.000121904795679251" calcext:value-type="float">
            <text:p>0,0001219048</text:p>
          </table:table-cell>
          <table:table-cell table:formula="of:=([.$S$11]/([.E1400]+[.$T$11])^[.$U$11])" office:value-type="float" office:value="0.000196575958935395" calcext:value-type="float">
            <text:p>0,000196576</text:p>
          </table:table-cell>
          <table:table-cell office:value-type="float" office:value="1399" calcext:value-type="float">
            <text:p>1399</text:p>
          </table:table-cell>
          <table:table-cell/>
          <table:table-cell table:formula="of:=([.C1400]-[.D1400])^2" office:value-type="float" office:value="0.00000000557578262202573" calcext:value-type="float">
            <text:p>5,5757826220257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augh</text:p>
          </table:table-cell>
          <table:table-cell office:value-type="float" office:value="220" calcext:value-type="float">
            <text:p>220</text:p>
          </table:table-cell>
          <table:table-cell table:formula="of:=([.B1401]/[.$F$1])" office:value-type="float" office:value="0.000121904795679251" calcext:value-type="float">
            <text:p>0,0001219048</text:p>
          </table:table-cell>
          <table:table-cell table:formula="of:=([.$S$11]/([.E1401]+[.$T$11])^[.$U$11])" office:value-type="float" office:value="0.000196455543155017" calcext:value-type="float">
            <text:p>0,0001964555</text:p>
          </table:table-cell>
          <table:table-cell office:value-type="float" office:value="1400" calcext:value-type="float">
            <text:p>1400</text:p>
          </table:table-cell>
          <table:table-cell/>
          <table:table-cell table:formula="of:=([.C1401]-[.D1401])^2" office:value-type="float" office:value="0.00000000555781394919544" calcext:value-type="float">
            <text:p>5,5578139491954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ate</text:p>
          </table:table-cell>
          <table:table-cell office:value-type="float" office:value="220" calcext:value-type="float">
            <text:p>220</text:p>
          </table:table-cell>
          <table:table-cell table:formula="of:=([.B1402]/[.$F$1])" office:value-type="float" office:value="0.000121904795679251" calcext:value-type="float">
            <text:p>0,0001219048</text:p>
          </table:table-cell>
          <table:table-cell table:formula="of:=([.$S$11]/([.E1402]+[.$T$11])^[.$U$11])" office:value-type="float" office:value="0.000196335286794222" calcext:value-type="float">
            <text:p>0,0001963353</text:p>
          </table:table-cell>
          <table:table-cell office:value-type="float" office:value="1401" calcext:value-type="float">
            <text:p>1401</text:p>
          </table:table-cell>
          <table:table-cell/>
          <table:table-cell table:formula="of:=([.C1402]-[.D1402])^2" office:value-type="float" office:value="0.00000000553989800761583" calcext:value-type="float">
            <text:p>5,5398980076158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â</text:p>
          </table:table-cell>
          <table:table-cell office:value-type="float" office:value="220" calcext:value-type="float">
            <text:p>220</text:p>
          </table:table-cell>
          <table:table-cell table:formula="of:=([.B1403]/[.$F$1])" office:value-type="float" office:value="0.000121904795679251" calcext:value-type="float">
            <text:p>0,0001219048</text:p>
          </table:table-cell>
          <table:table-cell table:formula="of:=([.$S$11]/([.E1403]+[.$T$11])^[.$U$11])" office:value-type="float" office:value="0.000196215189528713" calcext:value-type="float">
            <text:p>0,0001962152</text:p>
          </table:table-cell>
          <table:table-cell office:value-type="float" office:value="1402" calcext:value-type="float">
            <text:p>1402</text:p>
          </table:table-cell>
          <table:table-cell/>
          <table:table-cell table:formula="of:=([.C1403]-[.D1403])^2" office:value-type="float" office:value="0.00000000552203463406219" calcext:value-type="float">
            <text:p>5,5220346340621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orget</text:p>
          </table:table-cell>
          <table:table-cell office:value-type="float" office:value="220" calcext:value-type="float">
            <text:p>220</text:p>
          </table:table-cell>
          <table:table-cell table:formula="of:=([.B1404]/[.$F$1])" office:value-type="float" office:value="0.000121904795679251" calcext:value-type="float">
            <text:p>0,0001219048</text:p>
          </table:table-cell>
          <table:table-cell table:formula="of:=([.$S$11]/([.E1404]+[.$T$11])^[.$U$11])" office:value-type="float" office:value="0.000196095251035081" calcext:value-type="float">
            <text:p>0,0001960953</text:p>
          </table:table-cell>
          <table:table-cell office:value-type="float" office:value="1403" calcext:value-type="float">
            <text:p>1403</text:p>
          </table:table-cell>
          <table:table-cell/>
          <table:table-cell table:formula="of:=([.C1404]-[.D1404])^2" office:value-type="float" office:value="0.00000000550422366590549" calcext:value-type="float">
            <text:p>5,5042236659054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urselves</text:p>
          </table:table-cell>
          <table:table-cell office:value-type="float" office:value="220" calcext:value-type="float">
            <text:p>220</text:p>
          </table:table-cell>
          <table:table-cell table:formula="of:=([.B1405]/[.$F$1])" office:value-type="float" office:value="0.000121904795679251" calcext:value-type="float">
            <text:p>0,0001219048</text:p>
          </table:table-cell>
          <table:table-cell table:formula="of:=([.$S$11]/([.E1405]+[.$T$11])^[.$U$11])" office:value-type="float" office:value="0.000195975470990806" calcext:value-type="float">
            <text:p>0,0001959755</text:p>
          </table:table-cell>
          <table:table-cell office:value-type="float" office:value="1404" calcext:value-type="float">
            <text:p>1404</text:p>
          </table:table-cell>
          <table:table-cell/>
          <table:table-cell table:formula="of:=([.C1405]-[.D1405])^2" office:value-type="float" office:value="0.00000000548646494110981" calcext:value-type="float">
            <text:p>5,4864649411098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hanges</text:p>
          </table:table-cell>
          <table:table-cell office:value-type="float" office:value="220" calcext:value-type="float">
            <text:p>220</text:p>
          </table:table-cell>
          <table:table-cell table:formula="of:=([.B1406]/[.$F$1])" office:value-type="float" office:value="0.000121904795679251" calcext:value-type="float">
            <text:p>0,0001219048</text:p>
          </table:table-cell>
          <table:table-cell table:formula="of:=([.$S$11]/([.E1406]+[.$T$11])^[.$U$11])" office:value-type="float" office:value="0.000195855849074249" calcext:value-type="float">
            <text:p>0,0001958558</text:p>
          </table:table-cell>
          <table:table-cell office:value-type="float" office:value="1405" calcext:value-type="float">
            <text:p>1405</text:p>
          </table:table-cell>
          <table:table-cell/>
          <table:table-cell table:formula="of:=([.C1406]-[.D1406])^2" office:value-type="float" office:value="0.00000000546875829822981" calcext:value-type="float">
            <text:p>5,4687582982298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alace</text:p>
          </table:table-cell>
          <table:table-cell office:value-type="float" office:value="219" calcext:value-type="float">
            <text:p>219</text:p>
          </table:table-cell>
          <table:table-cell table:formula="of:=([.B1407]/[.$F$1])" office:value-type="float" office:value="0.000121350682971618" calcext:value-type="float">
            <text:p>0,0001213507</text:p>
          </table:table-cell>
          <table:table-cell table:formula="of:=([.$S$11]/([.E1407]+[.$T$11])^[.$U$11])" office:value-type="float" office:value="0.000195736384964652" calcext:value-type="float">
            <text:p>0,0001957364</text:p>
          </table:table-cell>
          <table:table-cell office:value-type="float" office:value="1406" calcext:value-type="float">
            <text:p>1406</text:p>
          </table:table-cell>
          <table:table-cell/>
          <table:table-cell table:formula="of:=([.C1407]-[.D1407])^2" office:value-type="float" office:value="0.00000000553323266099653" calcext:value-type="float">
            <text:p>5,5332326609965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variety</text:p>
          </table:table-cell>
          <table:table-cell office:value-type="float" office:value="219" calcext:value-type="float">
            <text:p>219</text:p>
          </table:table-cell>
          <table:table-cell table:formula="of:=([.B1408]/[.$F$1])" office:value-type="float" office:value="0.000121350682971618" calcext:value-type="float">
            <text:p>0,0001213507</text:p>
          </table:table-cell>
          <table:table-cell table:formula="of:=([.$S$11]/([.E1408]+[.$T$11])^[.$U$11])" office:value-type="float" office:value="0.000195617078342137" calcext:value-type="float">
            <text:p>0,0001956171</text:p>
          </table:table-cell>
          <table:table-cell office:value-type="float" office:value="1407" calcext:value-type="float">
            <text:p>1407</text:p>
          </table:table-cell>
          <table:table-cell/>
          <table:table-cell table:formula="of:=([.C1408]-[.D1408])^2" office:value-type="float" office:value="0.00000000551549748133032" calcext:value-type="float">
            <text:p>5,5154974813303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moke</text:p>
          </table:table-cell>
          <table:table-cell office:value-type="float" office:value="219" calcext:value-type="float">
            <text:p>219</text:p>
          </table:table-cell>
          <table:table-cell table:formula="of:=([.B1409]/[.$F$1])" office:value-type="float" office:value="0.000121350682971618" calcext:value-type="float">
            <text:p>0,0001213507</text:p>
          </table:table-cell>
          <table:table-cell table:formula="of:=([.$S$11]/([.E1409]+[.$T$11])^[.$U$11])" office:value-type="float" office:value="0.000195497928887698" calcext:value-type="float">
            <text:p>0,0001954979</text:p>
          </table:table-cell>
          <table:table-cell office:value-type="float" office:value="1408" calcext:value-type="float">
            <text:p>1408</text:p>
          </table:table-cell>
          <table:table-cell/>
          <table:table-cell table:formula="of:=([.C1409]-[.D1409])^2" office:value-type="float" office:value="0.00000000549781407693971" calcext:value-type="float">
            <text:p>5,4978140769397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evious</text:p>
          </table:table-cell>
          <table:table-cell office:value-type="float" office:value="219" calcext:value-type="float">
            <text:p>219</text:p>
          </table:table-cell>
          <table:table-cell table:formula="of:=([.B1410]/[.$F$1])" office:value-type="float" office:value="0.000121350682971618" calcext:value-type="float">
            <text:p>0,0001213507</text:p>
          </table:table-cell>
          <table:table-cell table:formula="of:=([.$S$11]/([.E1410]+[.$T$11])^[.$U$11])" office:value-type="float" office:value="0.000195378936283202" calcext:value-type="float">
            <text:p>0,0001953789</text:p>
          </table:table-cell>
          <table:table-cell office:value-type="float" office:value="1409" calcext:value-type="float">
            <text:p>1409</text:p>
          </table:table-cell>
          <table:table-cell/>
          <table:table-cell table:formula="of:=([.C1410]-[.D1410])^2" office:value-type="float" office:value="0.00000000548018228836402" calcext:value-type="float">
            <text:p>5,4801822883640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ules</text:p>
          </table:table-cell>
          <table:table-cell office:value-type="float" office:value="219" calcext:value-type="float">
            <text:p>219</text:p>
          </table:table-cell>
          <table:table-cell table:formula="of:=([.B1411]/[.$F$1])" office:value-type="float" office:value="0.000121350682971618" calcext:value-type="float">
            <text:p>0,0001213507</text:p>
          </table:table-cell>
          <table:table-cell table:formula="of:=([.$S$11]/([.E1411]+[.$T$11])^[.$U$11])" office:value-type="float" office:value="0.000195260100211382" calcext:value-type="float">
            <text:p>0,0001952601</text:p>
          </table:table-cell>
          <table:table-cell office:value-type="float" office:value="1410" calcext:value-type="float">
            <text:p>1410</text:p>
          </table:table-cell>
          <table:table-cell/>
          <table:table-cell table:formula="of:=([.C1411]-[.D1411])^2" office:value-type="float" office:value="0.00000000546260195672156" calcext:value-type="float">
            <text:p>5,4626019567215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oys</text:p>
          </table:table-cell>
          <table:table-cell office:value-type="float" office:value="219" calcext:value-type="float">
            <text:p>219</text:p>
          </table:table-cell>
          <table:table-cell table:formula="of:=([.B1412]/[.$F$1])" office:value-type="float" office:value="0.000121350682971618" calcext:value-type="float">
            <text:p>0,0001213507</text:p>
          </table:table-cell>
          <table:table-cell table:formula="of:=([.$S$11]/([.E1412]+[.$T$11])^[.$U$11])" office:value-type="float" office:value="0.00019514142035584" calcext:value-type="float">
            <text:p>0,0001951414</text:p>
          </table:table-cell>
          <table:table-cell office:value-type="float" office:value="1411" calcext:value-type="float">
            <text:p>1411</text:p>
          </table:table-cell>
          <table:table-cell/>
          <table:table-cell table:formula="of:=([.C1412]-[.D1412])^2" office:value-type="float" office:value="0.0000000054450729237072" calcext:value-type="float">
            <text:p>5,445072923707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nfantry</text:p>
          </table:table-cell>
          <table:table-cell office:value-type="float" office:value="219" calcext:value-type="float">
            <text:p>219</text:p>
          </table:table-cell>
          <table:table-cell table:formula="of:=([.B1413]/[.$F$1])" office:value-type="float" office:value="0.000121350682971618" calcext:value-type="float">
            <text:p>0,0001213507</text:p>
          </table:table-cell>
          <table:table-cell table:formula="of:=([.$S$11]/([.E1413]+[.$T$11])^[.$U$11])" office:value-type="float" office:value="0.000195022896401038" calcext:value-type="float">
            <text:p>0,0001950229</text:p>
          </table:table-cell>
          <table:table-cell office:value-type="float" office:value="1412" calcext:value-type="float">
            <text:p>1412</text:p>
          </table:table-cell>
          <table:table-cell/>
          <table:table-cell table:formula="of:=([.C1413]-[.D1413])^2" office:value-type="float" office:value="0.00000000542759503158998" calcext:value-type="float">
            <text:p>5,4275950315899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ides</text:p>
          </table:table-cell>
          <table:table-cell office:value-type="float" office:value="219" calcext:value-type="float">
            <text:p>219</text:p>
          </table:table-cell>
          <table:table-cell table:formula="of:=([.B1414]/[.$F$1])" office:value-type="float" office:value="0.000121350682971618" calcext:value-type="float">
            <text:p>0,0001213507</text:p>
          </table:table-cell>
          <table:table-cell table:formula="of:=([.$S$11]/([.E1414]+[.$T$11])^[.$U$11])" office:value-type="float" office:value="0.000194904528032298" calcext:value-type="float">
            <text:p>0,0001949045</text:p>
          </table:table-cell>
          <table:table-cell office:value-type="float" office:value="1413" calcext:value-type="float">
            <text:p>1413</text:p>
          </table:table-cell>
          <table:table-cell/>
          <table:table-cell table:formula="of:=([.C1414]-[.D1414])^2" office:value-type="float" office:value="0.00000000541016812321054" calcext:value-type="float">
            <text:p>5,4101681232105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olding</text:p>
          </table:table-cell>
          <table:table-cell office:value-type="float" office:value="219" calcext:value-type="float">
            <text:p>219</text:p>
          </table:table-cell>
          <table:table-cell table:formula="of:=([.B1415]/[.$F$1])" office:value-type="float" office:value="0.000121350682971618" calcext:value-type="float">
            <text:p>0,0001213507</text:p>
          </table:table-cell>
          <table:table-cell table:formula="of:=([.$S$11]/([.E1415]+[.$T$11])^[.$U$11])" office:value-type="float" office:value="0.0001947863149358" calcext:value-type="float">
            <text:p>0,0001947863</text:p>
          </table:table-cell>
          <table:table-cell office:value-type="float" office:value="1414" calcext:value-type="float">
            <text:p>1414</text:p>
          </table:table-cell>
          <table:table-cell/>
          <table:table-cell table:formula="of:=([.C1415]-[.D1415])^2" office:value-type="float" office:value="0.0000000053927920419788" calcext:value-type="float">
            <text:p>5,392792041978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uggested</text:p>
          </table:table-cell>
          <table:table-cell office:value-type="float" office:value="218" calcext:value-type="float">
            <text:p>218</text:p>
          </table:table-cell>
          <table:table-cell table:formula="of:=([.B1416]/[.$F$1])" office:value-type="float" office:value="0.000120796570263985" calcext:value-type="float">
            <text:p>0,0001207966</text:p>
          </table:table-cell>
          <table:table-cell table:formula="of:=([.$S$11]/([.E1416]+[.$T$11])^[.$U$11])" office:value-type="float" office:value="0.000194668256798576" calcext:value-type="float">
            <text:p>0,0001946683</text:p>
          </table:table-cell>
          <table:table-cell office:value-type="float" office:value="1415" calcext:value-type="float">
            <text:p>1415</text:p>
          </table:table-cell>
          <table:table-cell/>
          <table:table-cell table:formula="of:=([.C1416]-[.D1416])^2" office:value-type="float" office:value="0.00000000545702607146492" calcext:value-type="float">
            <text:p>5,4570260714649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ince</text:p>
          </table:table-cell>
          <table:table-cell office:value-type="float" office:value="218" calcext:value-type="float">
            <text:p>218</text:p>
          </table:table-cell>
          <table:table-cell table:formula="of:=([.B1417]/[.$F$1])" office:value-type="float" office:value="0.000120796570263985" calcext:value-type="float">
            <text:p>0,0001207966</text:p>
          </table:table-cell>
          <table:table-cell table:formula="of:=([.$S$11]/([.E1417]+[.$T$11])^[.$U$11])" office:value-type="float" office:value="0.00019455035330851" calcext:value-type="float">
            <text:p>0,0001945504</text:p>
          </table:table-cell>
          <table:table-cell office:value-type="float" office:value="1416" calcext:value-type="float">
            <text:p>1416</text:p>
          </table:table-cell>
          <table:table-cell/>
          <table:table-cell table:formula="of:=([.C1417]-[.D1417])^2" office:value-type="float" office:value="0.00000000543962051337893" calcext:value-type="float">
            <text:p>5,4396205133789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virtue</text:p>
          </table:table-cell>
          <table:table-cell office:value-type="float" office:value="218" calcext:value-type="float">
            <text:p>218</text:p>
          </table:table-cell>
          <table:table-cell table:formula="of:=([.B1418]/[.$F$1])" office:value-type="float" office:value="0.000120796570263985" calcext:value-type="float">
            <text:p>0,0001207966</text:p>
          </table:table-cell>
          <table:table-cell table:formula="of:=([.$S$11]/([.E1418]+[.$T$11])^[.$U$11])" office:value-type="float" office:value="0.000194432604154334" calcext:value-type="float">
            <text:p>0,0001944326</text:p>
          </table:table-cell>
          <table:table-cell office:value-type="float" office:value="1417" calcext:value-type="float">
            <text:p>1417</text:p>
          </table:table-cell>
          <table:table-cell/>
          <table:table-cell table:formula="of:=([.C1418]-[.D1418])^2" office:value-type="float" office:value="0.00000000542226548710062" calcext:value-type="float">
            <text:p>5,4222654871006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july</text:p>
          </table:table-cell>
          <table:table-cell office:value-type="float" office:value="218" calcext:value-type="float">
            <text:p>218</text:p>
          </table:table-cell>
          <table:table-cell table:formula="of:=([.B1419]/[.$F$1])" office:value-type="float" office:value="0.000120796570263985" calcext:value-type="float">
            <text:p>0,0001207966</text:p>
          </table:table-cell>
          <table:table-cell table:formula="of:=([.$S$11]/([.E1419]+[.$T$11])^[.$U$11])" office:value-type="float" office:value="0.000194315009025623" calcext:value-type="float">
            <text:p>0,000194315</text:p>
          </table:table-cell>
          <table:table-cell office:value-type="float" office:value="1418" calcext:value-type="float">
            <text:p>1418</text:p>
          </table:table-cell>
          <table:table-cell/>
          <table:table-cell table:formula="of:=([.C1419]-[.D1419])^2" office:value-type="float" office:value="0.00000000540496083794872" calcext:value-type="float">
            <text:p>5,4049608379487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gular</text:p>
          </table:table-cell>
          <table:table-cell office:value-type="float" office:value="218" calcext:value-type="float">
            <text:p>218</text:p>
          </table:table-cell>
          <table:table-cell table:formula="of:=([.B1420]/[.$F$1])" office:value-type="float" office:value="0.000120796570263985" calcext:value-type="float">
            <text:p>0,0001207966</text:p>
          </table:table-cell>
          <table:table-cell table:formula="of:=([.$S$11]/([.E1420]+[.$T$11])^[.$U$11])" office:value-type="float" office:value="0.000194197567612796" calcext:value-type="float">
            <text:p>0,0001941976</text:p>
          </table:table-cell>
          <table:table-cell office:value-type="float" office:value="1419" calcext:value-type="float">
            <text:p>1419</text:p>
          </table:table-cell>
          <table:table-cell/>
          <table:table-cell table:formula="of:=([.C1420]-[.D1420])^2" office:value-type="float" office:value="0.0000000053877064118002" calcext:value-type="float">
            <text:p>5,387706411800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alse</text:p>
          </table:table-cell>
          <table:table-cell office:value-type="float" office:value="217" calcext:value-type="float">
            <text:p>217</text:p>
          </table:table-cell>
          <table:table-cell table:formula="of:=([.B1421]/[.$F$1])" office:value-type="float" office:value="0.000120242457556352" calcext:value-type="float">
            <text:p>0,0001202425</text:p>
          </table:table-cell>
          <table:table-cell table:formula="of:=([.$S$11]/([.E1421]+[.$T$11])^[.$U$11])" office:value-type="float" office:value="0.000194080279607111" calcext:value-type="float">
            <text:p>0,0001940803</text:p>
          </table:table-cell>
          <table:table-cell office:value-type="float" office:value="1420" calcext:value-type="float">
            <text:p>1420</text:p>
          </table:table-cell>
          <table:table-cell/>
          <table:table-cell table:formula="of:=([.C1421]-[.D1421])^2" office:value-type="float" office:value="0.00000000545202396519959" calcext:value-type="float">
            <text:p>5,4520239651995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lind</text:p>
          </table:table-cell>
          <table:table-cell office:value-type="float" office:value="217" calcext:value-type="float">
            <text:p>217</text:p>
          </table:table-cell>
          <table:table-cell table:formula="of:=([.B1422]/[.$F$1])" office:value-type="float" office:value="0.000120242457556352" calcext:value-type="float">
            <text:p>0,0001202425</text:p>
          </table:table-cell>
          <table:table-cell table:formula="of:=([.$S$11]/([.E1422]+[.$T$11])^[.$U$11])" office:value-type="float" office:value="0.000193963144700662" calcext:value-type="float">
            <text:p>0,0001939631</text:p>
          </table:table-cell>
          <table:table-cell office:value-type="float" office:value="1421" calcext:value-type="float">
            <text:p>1421</text:p>
          </table:table-cell>
          <table:table-cell/>
          <table:table-cell table:formula="of:=([.C1422]-[.D1422])^2" office:value-type="float" office:value="0.00000000543473971302926" calcext:value-type="float">
            <text:p>5,4347397130292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vain</text:p>
          </table:table-cell>
          <table:table-cell office:value-type="float" office:value="217" calcext:value-type="float">
            <text:p>217</text:p>
          </table:table-cell>
          <table:table-cell table:formula="of:=([.B1423]/[.$F$1])" office:value-type="float" office:value="0.000120242457556352" calcext:value-type="float">
            <text:p>0,0001202425</text:p>
          </table:table-cell>
          <table:table-cell table:formula="of:=([.$S$11]/([.E1423]+[.$T$11])^[.$U$11])" office:value-type="float" office:value="0.000193846162586376" calcext:value-type="float">
            <text:p>0,0001938462</text:p>
          </table:table-cell>
          <table:table-cell office:value-type="float" office:value="1422" calcext:value-type="float">
            <text:p>1422</text:p>
          </table:table-cell>
          <table:table-cell/>
          <table:table-cell table:formula="of:=([.C1423]-[.D1423])^2" office:value-type="float" office:value="0.00000000541750539414686" calcext:value-type="float">
            <text:p>5,4175053941468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ream</text:p>
          </table:table-cell>
          <table:table-cell office:value-type="float" office:value="217" calcext:value-type="float">
            <text:p>217</text:p>
          </table:table-cell>
          <table:table-cell table:formula="of:=([.B1424]/[.$F$1])" office:value-type="float" office:value="0.000120242457556352" calcext:value-type="float">
            <text:p>0,0001202425</text:p>
          </table:table-cell>
          <table:table-cell table:formula="of:=([.$S$11]/([.E1424]+[.$T$11])^[.$U$11])" office:value-type="float" office:value="0.000193729332958012" calcext:value-type="float">
            <text:p>0,0001937293</text:p>
          </table:table-cell>
          <table:table-cell office:value-type="float" office:value="1423" calcext:value-type="float">
            <text:p>1423</text:p>
          </table:table-cell>
          <table:table-cell/>
          <table:table-cell table:formula="of:=([.C1424]-[.D1424])^2" office:value-type="float" office:value="0.00000000540032085629918" calcext:value-type="float">
            <text:p>5,4003208562991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requently</text:p>
          </table:table-cell>
          <table:table-cell office:value-type="float" office:value="217" calcext:value-type="float">
            <text:p>217</text:p>
          </table:table-cell>
          <table:table-cell table:formula="of:=([.B1425]/[.$F$1])" office:value-type="float" office:value="0.000120242457556352" calcext:value-type="float">
            <text:p>0,0001202425</text:p>
          </table:table-cell>
          <table:table-cell table:formula="of:=([.$S$11]/([.E1425]+[.$T$11])^[.$U$11])" office:value-type="float" office:value="0.000193612655510156" calcext:value-type="float">
            <text:p>0,0001936127</text:p>
          </table:table-cell>
          <table:table-cell office:value-type="float" office:value="1424" calcext:value-type="float">
            <text:p>1424</text:p>
          </table:table-cell>
          <table:table-cell/>
          <table:table-cell table:formula="of:=([.C1425]-[.D1425])^2" office:value-type="float" office:value="0.0000000053831859477804" calcext:value-type="float">
            <text:p>5,383185947780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ories</text:p>
          </table:table-cell>
          <table:table-cell office:value-type="float" office:value="217" calcext:value-type="float">
            <text:p>217</text:p>
          </table:table-cell>
          <table:table-cell table:formula="of:=([.B1426]/[.$F$1])" office:value-type="float" office:value="0.000120242457556352" calcext:value-type="float">
            <text:p>0,0001202425</text:p>
          </table:table-cell>
          <table:table-cell table:formula="of:=([.$S$11]/([.E1426]+[.$T$11])^[.$U$11])" office:value-type="float" office:value="0.000193496129938218" calcext:value-type="float">
            <text:p>0,0001934961</text:p>
          </table:table-cell>
          <table:table-cell office:value-type="float" office:value="1425" calcext:value-type="float">
            <text:p>1425</text:p>
          </table:table-cell>
          <table:table-cell/>
          <table:table-cell table:formula="of:=([.C1426]-[.D1426])^2" office:value-type="float" office:value="0.00000000536610051742983" calcext:value-type="float">
            <text:p>5,3661005174298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ung</text:p>
          </table:table-cell>
          <table:table-cell office:value-type="float" office:value="217" calcext:value-type="float">
            <text:p>217</text:p>
          </table:table-cell>
          <table:table-cell table:formula="of:=([.B1427]/[.$F$1])" office:value-type="float" office:value="0.000120242457556352" calcext:value-type="float">
            <text:p>0,0001202425</text:p>
          </table:table-cell>
          <table:table-cell table:formula="of:=([.$S$11]/([.E1427]+[.$T$11])^[.$U$11])" office:value-type="float" office:value="0.000193379755938433" calcext:value-type="float">
            <text:p>0,0001933798</text:p>
          </table:table-cell>
          <table:table-cell office:value-type="float" office:value="1426" calcext:value-type="float">
            <text:p>1426</text:p>
          </table:table-cell>
          <table:table-cell/>
          <table:table-cell table:formula="of:=([.C1427]-[.D1427])^2" office:value-type="float" office:value="0.00000000534906441462954" calcext:value-type="float">
            <text:p>5,3490644146295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eg</text:p>
          </table:table-cell>
          <table:table-cell office:value-type="float" office:value="217" calcext:value-type="float">
            <text:p>217</text:p>
          </table:table-cell>
          <table:table-cell table:formula="of:=([.B1428]/[.$F$1])" office:value-type="float" office:value="0.000120242457556352" calcext:value-type="float">
            <text:p>0,0001202425</text:p>
          </table:table-cell>
          <table:table-cell table:formula="of:=([.$S$11]/([.E1428]+[.$T$11])^[.$U$11])" office:value-type="float" office:value="0.000193263533207852" calcext:value-type="float">
            <text:p>0,0001932635</text:p>
          </table:table-cell>
          <table:table-cell office:value-type="float" office:value="1427" calcext:value-type="float">
            <text:p>1427</text:p>
          </table:table-cell>
          <table:table-cell/>
          <table:table-cell table:formula="of:=([.C1428]-[.D1428])^2" office:value-type="float" office:value="0.00000000533207748930208" calcext:value-type="float">
            <text:p>5,3320774893020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ighest</text:p>
          </table:table-cell>
          <table:table-cell office:value-type="float" office:value="216" calcext:value-type="float">
            <text:p>216</text:p>
          </table:table-cell>
          <table:table-cell table:formula="of:=([.B1429]/[.$F$1])" office:value-type="float" office:value="0.000119688344848719" calcext:value-type="float">
            <text:p>0,0001196883</text:p>
          </table:table-cell>
          <table:table-cell table:formula="of:=([.$S$11]/([.E1429]+[.$T$11])^[.$U$11])" office:value-type="float" office:value="0.000193147461444345" calcext:value-type="float">
            <text:p>0,0001931475</text:p>
          </table:table-cell>
          <table:table-cell office:value-type="float" office:value="1428" calcext:value-type="float">
            <text:p>1428</text:p>
          </table:table-cell>
          <table:table-cell/>
          <table:table-cell table:formula="of:=([.C1429]-[.D1429])^2" office:value-type="float" office:value="0.0000000053962418110098" calcext:value-type="float">
            <text:p>5,396241811009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slands</text:p>
          </table:table-cell>
          <table:table-cell office:value-type="float" office:value="216" calcext:value-type="float">
            <text:p>216</text:p>
          </table:table-cell>
          <table:table-cell table:formula="of:=([.B1430]/[.$F$1])" office:value-type="float" office:value="0.000119688344848719" calcext:value-type="float">
            <text:p>0,0001196883</text:p>
          </table:table-cell>
          <table:table-cell table:formula="of:=([.$S$11]/([.E1430]+[.$T$11])^[.$U$11])" office:value-type="float" office:value="0.000193031540346596" calcext:value-type="float">
            <text:p>0,0001930315</text:p>
          </table:table-cell>
          <table:table-cell office:value-type="float" office:value="1429" calcext:value-type="float">
            <text:p>1429</text:p>
          </table:table-cell>
          <table:table-cell/>
          <table:table-cell table:formula="of:=([.C1430]-[.D1430])^2" office:value-type="float" office:value="0.00000000537922432583977" calcext:value-type="float">
            <text:p>5,3792243258397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ointed</text:p>
          </table:table-cell>
          <table:table-cell office:value-type="float" office:value="216" calcext:value-type="float">
            <text:p>216</text:p>
          </table:table-cell>
          <table:table-cell table:formula="of:=([.B1431]/[.$F$1])" office:value-type="float" office:value="0.000119688344848719" calcext:value-type="float">
            <text:p>0,0001196883</text:p>
          </table:table-cell>
          <table:table-cell table:formula="of:=([.$S$11]/([.E1431]+[.$T$11])^[.$U$11])" office:value-type="float" office:value="0.000192915769614098" calcext:value-type="float">
            <text:p>0,0001929158</text:p>
          </table:table-cell>
          <table:table-cell office:value-type="float" office:value="1430" calcext:value-type="float">
            <text:p>1430</text:p>
          </table:table-cell>
          <table:table-cell/>
          <table:table-cell table:formula="of:=([.C1431]-[.D1431])^2" office:value-type="float" office:value="0.00000000536225573776923" calcext:value-type="float">
            <text:p>5,3622557377692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deas</text:p>
          </table:table-cell>
          <table:table-cell office:value-type="float" office:value="216" calcext:value-type="float">
            <text:p>216</text:p>
          </table:table-cell>
          <table:table-cell table:formula="of:=([.B1432]/[.$F$1])" office:value-type="float" office:value="0.000119688344848719" calcext:value-type="float">
            <text:p>0,0001196883</text:p>
          </table:table-cell>
          <table:table-cell table:formula="of:=([.$S$11]/([.E1432]+[.$T$11])^[.$U$11])" office:value-type="float" office:value="0.000192800148947154" calcext:value-type="float">
            <text:p>0,0001928001</text:p>
          </table:table-cell>
          <table:table-cell office:value-type="float" office:value="1431" calcext:value-type="float">
            <text:p>1431</text:p>
          </table:table-cell>
          <table:table-cell/>
          <table:table-cell table:formula="of:=([.C1432]-[.D1432])^2" office:value-type="float" office:value="0.00000000534533589852801" calcext:value-type="float">
            <text:p>5,3453358985280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ext</text:p>
          </table:table-cell>
          <table:table-cell office:value-type="float" office:value="216" calcext:value-type="float">
            <text:p>216</text:p>
          </table:table-cell>
          <table:table-cell table:formula="of:=([.B1433]/[.$F$1])" office:value-type="float" office:value="0.000119688344848719" calcext:value-type="float">
            <text:p>0,0001196883</text:p>
          </table:table-cell>
          <table:table-cell table:formula="of:=([.$S$11]/([.E1433]+[.$T$11])^[.$U$11])" office:value-type="float" office:value="0.000192684678046874" calcext:value-type="float">
            <text:p>0,0001926847</text:p>
          </table:table-cell>
          <table:table-cell office:value-type="float" office:value="1432" calcext:value-type="float">
            <text:p>1432</text:p>
          </table:table-cell>
          <table:table-cell/>
          <table:table-cell table:formula="of:=([.C1433]-[.D1433])^2" office:value-type="float" office:value="0.00000000532846466037603" calcext:value-type="float">
            <text:p>5,3284646603760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moved</text:p>
          </table:table-cell>
          <table:table-cell office:value-type="float" office:value="216" calcext:value-type="float">
            <text:p>216</text:p>
          </table:table-cell>
          <table:table-cell table:formula="of:=([.B1434]/[.$F$1])" office:value-type="float" office:value="0.000119688344848719" calcext:value-type="float">
            <text:p>0,0001196883</text:p>
          </table:table-cell>
          <table:table-cell table:formula="of:=([.$S$11]/([.E1434]+[.$T$11])^[.$U$11])" office:value-type="float" office:value="0.000192569356615167" calcext:value-type="float">
            <text:p>0,0001925694</text:p>
          </table:table-cell>
          <table:table-cell office:value-type="float" office:value="1433" calcext:value-type="float">
            <text:p>1433</text:p>
          </table:table-cell>
          <table:table-cell/>
          <table:table-cell table:formula="of:=([.C1434]-[.D1434])^2" office:value-type="float" office:value="0.00000000531164187610113" calcext:value-type="float">
            <text:p>5,3116418761011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obody</text:p>
          </table:table-cell>
          <table:table-cell office:value-type="float" office:value="215" calcext:value-type="float">
            <text:p>215</text:p>
          </table:table-cell>
          <table:table-cell table:formula="of:=([.B1435]/[.$F$1])" office:value-type="float" office:value="0.000119134232141086" calcext:value-type="float">
            <text:p>0,0001191342</text:p>
          </table:table-cell>
          <table:table-cell table:formula="of:=([.$S$11]/([.E1435]+[.$T$11])^[.$U$11])" office:value-type="float" office:value="0.000192454184354746" calcext:value-type="float">
            <text:p>0,0001924542</text:p>
          </table:table-cell>
          <table:table-cell office:value-type="float" office:value="1434" calcext:value-type="float">
            <text:p>1434</text:p>
          </table:table-cell>
          <table:table-cell/>
          <table:table-cell table:formula="of:=([.C1435]-[.D1435])^2" office:value-type="float" office:value="0.00000000537581539261333" calcext:value-type="float">
            <text:p>5,3758153926133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ay</text:p>
          </table:table-cell>
          <table:table-cell office:value-type="float" office:value="215" calcext:value-type="float">
            <text:p>215</text:p>
          </table:table-cell>
          <table:table-cell table:formula="of:=([.B1436]/[.$F$1])" office:value-type="float" office:value="0.000119134232141086" calcext:value-type="float">
            <text:p>0,0001191342</text:p>
          </table:table-cell>
          <table:table-cell table:formula="of:=([.$S$11]/([.E1436]+[.$T$11])^[.$U$11])" office:value-type="float" office:value="0.000192339160969119" calcext:value-type="float">
            <text:p>0,0001923392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([.C1436]-[.D1436])^2" office:value-type="float" office:value="0.00000000535896160471733" calcext:value-type="float">
            <text:p>5,3589616047173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ikely</text:p>
          </table:table-cell>
          <table:table-cell office:value-type="float" office:value="215" calcext:value-type="float">
            <text:p>215</text:p>
          </table:table-cell>
          <table:table-cell table:formula="of:=([.B1437]/[.$F$1])" office:value-type="float" office:value="0.000119134232141086" calcext:value-type="float">
            <text:p>0,0001191342</text:p>
          </table:table-cell>
          <table:table-cell table:formula="of:=([.$S$11]/([.E1437]+[.$T$11])^[.$U$11])" office:value-type="float" office:value="0.00019222428616259" calcext:value-type="float">
            <text:p>0,0001922243</text:p>
          </table:table-cell>
          <table:table-cell office:value-type="float" office:value="1436" calcext:value-type="float">
            <text:p>1436</text:p>
          </table:table-cell>
          <table:table-cell/>
          <table:table-cell table:formula="of:=([.C1437]-[.D1437])^2" office:value-type="float" office:value="0.00000000534215599686634" calcext:value-type="float">
            <text:p>5,3421559968663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umbers</text:p>
          </table:table-cell>
          <table:table-cell office:value-type="float" office:value="215" calcext:value-type="float">
            <text:p>215</text:p>
          </table:table-cell>
          <table:table-cell table:formula="of:=([.B1438]/[.$F$1])" office:value-type="float" office:value="0.000119134232141086" calcext:value-type="float">
            <text:p>0,0001191342</text:p>
          </table:table-cell>
          <table:table-cell table:formula="of:=([.$S$11]/([.E1438]+[.$T$11])^[.$U$11])" office:value-type="float" office:value="0.000192109559640255" calcext:value-type="float">
            <text:p>0,0001921096</text:p>
          </table:table-cell>
          <table:table-cell office:value-type="float" office:value="1437" calcext:value-type="float">
            <text:p>1437</text:p>
          </table:table-cell>
          <table:table-cell/>
          <table:table-cell table:formula="of:=([.C1438]-[.D1438])^2" office:value-type="float" office:value="0.00000000532539842361095" calcext:value-type="float">
            <text:p>5,3253984236109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ttled</text:p>
          </table:table-cell>
          <table:table-cell office:value-type="float" office:value="215" calcext:value-type="float">
            <text:p>215</text:p>
          </table:table-cell>
          <table:table-cell table:formula="of:=([.B1439]/[.$F$1])" office:value-type="float" office:value="0.000119134232141086" calcext:value-type="float">
            <text:p>0,0001191342</text:p>
          </table:table-cell>
          <table:table-cell table:formula="of:=([.$S$11]/([.E1439]+[.$T$11])^[.$U$11])" office:value-type="float" office:value="0.000191994981107999" calcext:value-type="float">
            <text:p>0,000191995</text:p>
          </table:table-cell>
          <table:table-cell office:value-type="float" office:value="1438" calcext:value-type="float">
            <text:p>1438</text:p>
          </table:table-cell>
          <table:table-cell/>
          <table:table-cell table:formula="of:=([.C1439]-[.D1439])^2" office:value-type="float" office:value="0.00000000530868874001953" calcext:value-type="float">
            <text:p>5,3086887400195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rganized</text:p>
          </table:table-cell>
          <table:table-cell office:value-type="float" office:value="215" calcext:value-type="float">
            <text:p>215</text:p>
          </table:table-cell>
          <table:table-cell table:formula="of:=([.B1440]/[.$F$1])" office:value-type="float" office:value="0.000119134232141086" calcext:value-type="float">
            <text:p>0,0001191342</text:p>
          </table:table-cell>
          <table:table-cell table:formula="of:=([.$S$11]/([.E1440]+[.$T$11])^[.$U$11])" office:value-type="float" office:value="0.000191880550272495" calcext:value-type="float">
            <text:p>0,0001918806</text:p>
          </table:table-cell>
          <table:table-cell office:value-type="float" office:value="1439" calcext:value-type="float">
            <text:p>1439</text:p>
          </table:table-cell>
          <table:table-cell/>
          <table:table-cell table:formula="of:=([.C1440]-[.D1440])^2" office:value-type="float" office:value="0.00000000529202680167613" calcext:value-type="float">
            <text:p>5,2920268016761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ighty</text:p>
          </table:table-cell>
          <table:table-cell office:value-type="float" office:value="215" calcext:value-type="float">
            <text:p>215</text:p>
          </table:table-cell>
          <table:table-cell table:formula="of:=([.B1441]/[.$F$1])" office:value-type="float" office:value="0.000119134232141086" calcext:value-type="float">
            <text:p>0,0001191342</text:p>
          </table:table-cell>
          <table:table-cell table:formula="of:=([.$S$11]/([.E1441]+[.$T$11])^[.$U$11])" office:value-type="float" office:value="0.000191766266841198" calcext:value-type="float">
            <text:p>0,0001917663</text:p>
          </table:table-cell>
          <table:table-cell office:value-type="float" office:value="1440" calcext:value-type="float">
            <text:p>1440</text:p>
          </table:table-cell>
          <table:table-cell/>
          <table:table-cell table:formula="of:=([.C1441]-[.D1441])^2" office:value-type="float" office:value="0.00000000527541246467827" calcext:value-type="float">
            <text:p>5,2754124646782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earch</text:p>
          </table:table-cell>
          <table:table-cell office:value-type="float" office:value="215" calcext:value-type="float">
            <text:p>215</text:p>
          </table:table-cell>
          <table:table-cell table:formula="of:=([.B1442]/[.$F$1])" office:value-type="float" office:value="0.000119134232141086" calcext:value-type="float">
            <text:p>0,0001191342</text:p>
          </table:table-cell>
          <table:table-cell table:formula="of:=([.$S$11]/([.E1442]+[.$T$11])^[.$U$11])" office:value-type="float" office:value="0.000191652130522346" calcext:value-type="float">
            <text:p>0,0001916521</text:p>
          </table:table-cell>
          <table:table-cell office:value-type="float" office:value="1441" calcext:value-type="float">
            <text:p>1441</text:p>
          </table:table-cell>
          <table:table-cell/>
          <table:table-cell table:formula="of:=([.C1442]-[.D1442])^2" office:value-type="float" office:value="0.00000000525884558563483" calcext:value-type="float">
            <text:p>5,2588455856348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rigin</text:p>
          </table:table-cell>
          <table:table-cell office:value-type="float" office:value="215" calcext:value-type="float">
            <text:p>215</text:p>
          </table:table-cell>
          <table:table-cell table:formula="of:=([.B1443]/[.$F$1])" office:value-type="float" office:value="0.000119134232141086" calcext:value-type="float">
            <text:p>0,0001191342</text:p>
          </table:table-cell>
          <table:table-cell table:formula="of:=([.$S$11]/([.E1443]+[.$T$11])^[.$U$11])" office:value-type="float" office:value="0.000191538141024957" calcext:value-type="float">
            <text:p>0,0001915381</text:p>
          </table:table-cell>
          <table:table-cell office:value-type="float" office:value="1442" calcext:value-type="float">
            <text:p>1442</text:p>
          </table:table-cell>
          <table:table-cell/>
          <table:table-cell table:formula="of:=([.C1443]-[.D1443])^2" office:value-type="float" office:value="0.0000000052423260216639" calcext:value-type="float">
            <text:p>5,242326021663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ss</text:p>
          </table:table-cell>
          <table:table-cell office:value-type="float" office:value="215" calcext:value-type="float">
            <text:p>215</text:p>
          </table:table-cell>
          <table:table-cell table:formula="of:=([.B1444]/[.$F$1])" office:value-type="float" office:value="0.000119134232141086" calcext:value-type="float">
            <text:p>0,0001191342</text:p>
          </table:table-cell>
          <table:table-cell table:formula="of:=([.$S$11]/([.E1444]+[.$T$11])^[.$U$11])" office:value-type="float" office:value="0.000191424298058822" calcext:value-type="float">
            <text:p>0,0001914243</text:p>
          </table:table-cell>
          <table:table-cell office:value-type="float" office:value="1443" calcext:value-type="float">
            <text:p>1443</text:p>
          </table:table-cell>
          <table:table-cell/>
          <table:table-cell table:formula="of:=([.C1444]-[.D1444])^2" office:value-type="float" office:value="0.00000000522585363039066" calcext:value-type="float">
            <text:p>5,2258536303906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lated</text:p>
          </table:table-cell>
          <table:table-cell office:value-type="float" office:value="215" calcext:value-type="float">
            <text:p>215</text:p>
          </table:table-cell>
          <table:table-cell table:formula="of:=([.B1445]/[.$F$1])" office:value-type="float" office:value="0.000119134232141086" calcext:value-type="float">
            <text:p>0,0001191342</text:p>
          </table:table-cell>
          <table:table-cell table:formula="of:=([.$S$11]/([.E1445]+[.$T$11])^[.$U$11])" office:value-type="float" office:value="0.000191310601334509" calcext:value-type="float">
            <text:p>0,0001913106</text:p>
          </table:table-cell>
          <table:table-cell office:value-type="float" office:value="1444" calcext:value-type="float">
            <text:p>1444</text:p>
          </table:table-cell>
          <table:table-cell/>
          <table:table-cell table:formula="of:=([.C1445]-[.D1445])^2" office:value-type="float" office:value="0.00000000520942826994529" calcext:value-type="float">
            <text:p>5,2094282699452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elling</text:p>
          </table:table-cell>
          <table:table-cell office:value-type="float" office:value="214" calcext:value-type="float">
            <text:p>214</text:p>
          </table:table-cell>
          <table:table-cell table:formula="of:=([.B1446]/[.$F$1])" office:value-type="float" office:value="0.000118580119433453" calcext:value-type="float">
            <text:p>0,0001185801</text:p>
          </table:table-cell>
          <table:table-cell table:formula="of:=([.$S$11]/([.E1446]+[.$T$11])^[.$U$11])" office:value-type="float" office:value="0.000191197050563354" calcext:value-type="float">
            <text:p>0,0001911971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([.C1446]-[.D1446])^2" office:value-type="float" office:value="0.00000000527321868672485" calcext:value-type="float">
            <text:p>5,2732186867248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he's</text:p>
          </table:table-cell>
          <table:table-cell office:value-type="float" office:value="214" calcext:value-type="float">
            <text:p>214</text:p>
          </table:table-cell>
          <table:table-cell table:formula="of:=([.B1447]/[.$F$1])" office:value-type="float" office:value="0.000118580119433453" calcext:value-type="float">
            <text:p>0,0001185801</text:p>
          </table:table-cell>
          <table:table-cell table:formula="of:=([.$S$11]/([.E1447]+[.$T$11])^[.$U$11])" office:value-type="float" office:value="0.000191083645457465" calcext:value-type="float">
            <text:p>0,0001910836</text:p>
          </table:table-cell>
          <table:table-cell office:value-type="float" office:value="1446" calcext:value-type="float">
            <text:p>1446</text:p>
          </table:table-cell>
          <table:table-cell/>
          <table:table-cell table:formula="of:=([.C1447]-[.D1447])^2" office:value-type="float" office:value="0.00000000525676128591459" calcext:value-type="float">
            <text:p>5,2567612859145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rowing</text:p>
          </table:table-cell>
          <table:table-cell office:value-type="float" office:value="214" calcext:value-type="float">
            <text:p>214</text:p>
          </table:table-cell>
          <table:table-cell table:formula="of:=([.B1448]/[.$F$1])" office:value-type="float" office:value="0.000118580119433453" calcext:value-type="float">
            <text:p>0,0001185801</text:p>
          </table:table-cell>
          <table:table-cell table:formula="of:=([.$S$11]/([.E1448]+[.$T$11])^[.$U$11])" office:value-type="float" office:value="0.000190970385729713" calcext:value-type="float">
            <text:p>0,0001909704</text:p>
          </table:table-cell>
          <table:table-cell office:value-type="float" office:value="1447" calcext:value-type="float">
            <text:p>1447</text:p>
          </table:table-cell>
          <table:table-cell/>
          <table:table-cell table:formula="of:=([.C1448]-[.D1448])^2" office:value-type="float" office:value="0.00000000524035065444338" calcext:value-type="float">
            <text:p>5,2403506544433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ncrease</text:p>
          </table:table-cell>
          <table:table-cell office:value-type="float" office:value="214" calcext:value-type="float">
            <text:p>214</text:p>
          </table:table-cell>
          <table:table-cell table:formula="of:=([.B1449]/[.$F$1])" office:value-type="float" office:value="0.000118580119433453" calcext:value-type="float">
            <text:p>0,0001185801</text:p>
          </table:table-cell>
          <table:table-cell table:formula="of:=([.$S$11]/([.E1449]+[.$T$11])^[.$U$11])" office:value-type="float" office:value="0.000190857271093732" calcext:value-type="float">
            <text:p>0,0001908573</text:p>
          </table:table-cell>
          <table:table-cell office:value-type="float" office:value="1448" calcext:value-type="float">
            <text:p>1448</text:p>
          </table:table-cell>
          <table:table-cell/>
          <table:table-cell table:formula="of:=([.C1449]-[.D1449])^2" office:value-type="float" office:value="0.00000000522398665212304" calcext:value-type="float">
            <text:p>5,2239866521230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stribute</text:p>
          </table:table-cell>
          <table:table-cell office:value-type="float" office:value="214" calcext:value-type="float">
            <text:p>214</text:p>
          </table:table-cell>
          <table:table-cell table:formula="of:=([.B1450]/[.$F$1])" office:value-type="float" office:value="0.000118580119433453" calcext:value-type="float">
            <text:p>0,0001185801</text:p>
          </table:table-cell>
          <table:table-cell table:formula="of:=([.$S$11]/([.E1450]+[.$T$11])^[.$U$11])" office:value-type="float" office:value="0.000190744301263921" calcext:value-type="float">
            <text:p>0,0001907443</text:p>
          </table:table-cell>
          <table:table-cell office:value-type="float" office:value="1449" calcext:value-type="float">
            <text:p>1449</text:p>
          </table:table-cell>
          <table:table-cell/>
          <table:table-cell table:formula="of:=([.C1450]-[.D1450])^2" office:value-type="float" office:value="0.00000000520766913926081" calcext:value-type="float">
            <text:p>5,2076691392608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</text:p>
          </table:table-cell>
          <table:table-cell office:value-type="float" office:value="214" calcext:value-type="float">
            <text:p>214</text:p>
          </table:table-cell>
          <table:table-cell table:formula="of:=([.B1451]/[.$F$1])" office:value-type="float" office:value="0.000118580119433453" calcext:value-type="float">
            <text:p>0,0001185801</text:p>
          </table:table-cell>
          <table:table-cell table:formula="of:=([.$S$11]/([.E1451]+[.$T$11])^[.$U$11])" office:value-type="float" office:value="0.000190631475955432" calcext:value-type="float">
            <text:p>0,0001906315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([.C1451]-[.D1451])^2" office:value-type="float" office:value="0.00000000519139797665729" calcext:value-type="float">
            <text:p>5,1913979766572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aved</text:p>
          </table:table-cell>
          <table:table-cell office:value-type="float" office:value="214" calcext:value-type="float">
            <text:p>214</text:p>
          </table:table-cell>
          <table:table-cell table:formula="of:=([.B1452]/[.$F$1])" office:value-type="float" office:value="0.000118580119433453" calcext:value-type="float">
            <text:p>0,0001185801</text:p>
          </table:table-cell>
          <table:table-cell table:formula="of:=([.$S$11]/([.E1452]+[.$T$11])^[.$U$11])" office:value-type="float" office:value="0.000190518794884176" calcext:value-type="float">
            <text:p>0,0001905188</text:p>
          </table:table-cell>
          <table:table-cell office:value-type="float" office:value="1451" calcext:value-type="float">
            <text:p>1451</text:p>
          </table:table-cell>
          <table:table-cell/>
          <table:table-cell table:formula="of:=([.C1452]-[.D1452])^2" office:value-type="float" office:value="0.0000000051751730256044" calcext:value-type="float">
            <text:p>5,175173025604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treets</text:p>
          </table:table-cell>
          <table:table-cell office:value-type="float" office:value="213" calcext:value-type="float">
            <text:p>213</text:p>
          </table:table-cell>
          <table:table-cell table:formula="of:=([.B1453]/[.$F$1])" office:value-type="float" office:value="0.00011802600672582" calcext:value-type="float">
            <text:p>0,000118026</text:p>
          </table:table-cell>
          <table:table-cell table:formula="of:=([.$S$11]/([.E1453]+[.$T$11])^[.$U$11])" office:value-type="float" office:value="0.000190406257766815" calcext:value-type="float">
            <text:p>0,0001904063</text:p>
          </table:table-cell>
          <table:table-cell office:value-type="float" office:value="1452" calcext:value-type="float">
            <text:p>1452</text:p>
          </table:table-cell>
          <table:table-cell/>
          <table:table-cell table:formula="of:=([.C1453]-[.D1453])^2" office:value-type="float" office:value="0.00000000523890074075751" calcext:value-type="float">
            <text:p>5,2389007407575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ichael</text:p>
          </table:table-cell>
          <table:table-cell office:value-type="float" office:value="213" calcext:value-type="float">
            <text:p>213</text:p>
          </table:table-cell>
          <table:table-cell table:formula="of:=([.B1454]/[.$F$1])" office:value-type="float" office:value="0.00011802600672582" calcext:value-type="float">
            <text:p>0,000118026</text:p>
          </table:table-cell>
          <table:table-cell table:formula="of:=([.$S$11]/([.E1454]+[.$T$11])^[.$U$11])" office:value-type="float" office:value="0.000190293864320765" calcext:value-type="float">
            <text:p>0,0001902939</text:p>
          </table:table-cell>
          <table:table-cell office:value-type="float" office:value="1453" calcext:value-type="float">
            <text:p>1453</text:p>
          </table:table-cell>
          <table:table-cell/>
          <table:table-cell table:formula="of:=([.C1454]-[.D1454])^2" office:value-type="float" office:value="0.00000000522264324136327" calcext:value-type="float">
            <text:p>5,2226432413632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aching</text:p>
          </table:table-cell>
          <table:table-cell office:value-type="float" office:value="213" calcext:value-type="float">
            <text:p>213</text:p>
          </table:table-cell>
          <table:table-cell table:formula="of:=([.B1455]/[.$F$1])" office:value-type="float" office:value="0.00011802600672582" calcext:value-type="float">
            <text:p>0,000118026</text:p>
          </table:table-cell>
          <table:table-cell table:formula="of:=([.$S$11]/([.E1455]+[.$T$11])^[.$U$11])" office:value-type="float" office:value="0.000190181614264187" calcext:value-type="float">
            <text:p>0,0001901816</text:p>
          </table:table-cell>
          <table:table-cell office:value-type="float" office:value="1454" calcext:value-type="float">
            <text:p>1454</text:p>
          </table:table-cell>
          <table:table-cell/>
          <table:table-cell table:formula="of:=([.C1455]-[.D1455])^2" office:value-type="float" office:value="0.00000000520643169923083" calcext:value-type="float">
            <text:p>5,2064316992308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lan</text:p>
          </table:table-cell>
          <table:table-cell office:value-type="float" office:value="213" calcext:value-type="float">
            <text:p>213</text:p>
          </table:table-cell>
          <table:table-cell table:formula="of:=([.B1456]/[.$F$1])" office:value-type="float" office:value="0.00011802600672582" calcext:value-type="float">
            <text:p>0,000118026</text:p>
          </table:table-cell>
          <table:table-cell table:formula="of:=([.$S$11]/([.E1456]+[.$T$11])^[.$U$11])" office:value-type="float" office:value="0.000190069507315988" calcext:value-type="float">
            <text:p>0,0001900695</text:p>
          </table:table-cell>
          <table:table-cell office:value-type="float" office:value="1455" calcext:value-type="float">
            <text:p>1455</text:p>
          </table:table-cell>
          <table:table-cell/>
          <table:table-cell table:formula="of:=([.C1456]-[.D1456])^2" office:value-type="float" office:value="0.0000000051902659772856" calcext:value-type="float">
            <text:p>5,190265977285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ntellectual</text:p>
          </table:table-cell>
          <table:table-cell office:value-type="float" office:value="213" calcext:value-type="float">
            <text:p>213</text:p>
          </table:table-cell>
          <table:table-cell table:formula="of:=([.B1457]/[.$F$1])" office:value-type="float" office:value="0.00011802600672582" calcext:value-type="float">
            <text:p>0,000118026</text:p>
          </table:table-cell>
          <table:table-cell table:formula="of:=([.$S$11]/([.E1457]+[.$T$11])^[.$U$11])" office:value-type="float" office:value="0.000189957543195821" calcext:value-type="float">
            <text:p>0,0001899575</text:p>
          </table:table-cell>
          <table:table-cell office:value-type="float" office:value="1456" calcext:value-type="float">
            <text:p>1456</text:p>
          </table:table-cell>
          <table:table-cell/>
          <table:table-cell table:formula="of:=([.C1457]-[.D1457])^2" office:value-type="float" office:value="0.00000000517414593893504" calcext:value-type="float">
            <text:p>5,1741459389350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nfusion</text:p>
          </table:table-cell>
          <table:table-cell office:value-type="float" office:value="213" calcext:value-type="float">
            <text:p>213</text:p>
          </table:table-cell>
          <table:table-cell table:formula="of:=([.B1458]/[.$F$1])" office:value-type="float" office:value="0.00011802600672582" calcext:value-type="float">
            <text:p>0,000118026</text:p>
          </table:table-cell>
          <table:table-cell table:formula="of:=([.$S$11]/([.E1458]+[.$T$11])^[.$U$11])" office:value-type="float" office:value="0.000189845721624075" calcext:value-type="float">
            <text:p>0,0001898457</text:p>
          </table:table-cell>
          <table:table-cell office:value-type="float" office:value="1457" calcext:value-type="float">
            <text:p>1457</text:p>
          </table:table-cell>
          <table:table-cell/>
          <table:table-cell table:formula="of:=([.C1458]-[.D1458])^2" office:value-type="float" office:value="0.00000000515807144806669" calcext:value-type="float">
            <text:p>5,1580714480666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giment</text:p>
          </table:table-cell>
          <table:table-cell office:value-type="float" office:value="213" calcext:value-type="float">
            <text:p>213</text:p>
          </table:table-cell>
          <table:table-cell table:formula="of:=([.B1459]/[.$F$1])" office:value-type="float" office:value="0.00011802600672582" calcext:value-type="float">
            <text:p>0,000118026</text:p>
          </table:table-cell>
          <table:table-cell table:formula="of:=([.$S$11]/([.E1459]+[.$T$11])^[.$U$11])" office:value-type="float" office:value="0.000189734042321883" calcext:value-type="float">
            <text:p>0,000189734</text:p>
          </table:table-cell>
          <table:table-cell office:value-type="float" office:value="1458" calcext:value-type="float">
            <text:p>1458</text:p>
          </table:table-cell>
          <table:table-cell/>
          <table:table-cell table:formula="of:=([.C1459]-[.D1459])^2" office:value-type="float" office:value="0.00000000514204236904617" calcext:value-type="float">
            <text:p>5,1420423690461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evil</text:p>
          </table:table-cell>
          <table:table-cell office:value-type="float" office:value="213" calcext:value-type="float">
            <text:p>213</text:p>
          </table:table-cell>
          <table:table-cell table:formula="of:=([.B1460]/[.$F$1])" office:value-type="float" office:value="0.00011802600672582" calcext:value-type="float">
            <text:p>0,000118026</text:p>
          </table:table-cell>
          <table:table-cell table:formula="of:=([.$S$11]/([.E1460]+[.$T$11])^[.$U$11])" office:value-type="float" office:value="0.000189622505011108" calcext:value-type="float">
            <text:p>0,0001896225</text:p>
          </table:table-cell>
          <table:table-cell office:value-type="float" office:value="1459" calcext:value-type="float">
            <text:p>1459</text:p>
          </table:table-cell>
          <table:table-cell/>
          <table:table-cell table:formula="of:=([.C1460]-[.D1460])^2" office:value-type="float" office:value="0.00000000512605856671521" calcext:value-type="float">
            <text:p>5,1260585667152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oposition</text:p>
          </table:table-cell>
          <table:table-cell office:value-type="float" office:value="213" calcext:value-type="float">
            <text:p>213</text:p>
          </table:table-cell>
          <table:table-cell table:formula="of:=([.B1461]/[.$F$1])" office:value-type="float" office:value="0.00011802600672582" calcext:value-type="float">
            <text:p>0,000118026</text:p>
          </table:table-cell>
          <table:table-cell table:formula="of:=([.$S$11]/([.E1461]+[.$T$11])^[.$U$11])" office:value-type="float" office:value="0.00018951110941435" calcext:value-type="float">
            <text:p>0,0001895111</text:p>
          </table:table-cell>
          <table:table-cell office:value-type="float" office:value="1460" calcext:value-type="float">
            <text:p>1460</text:p>
          </table:table-cell>
          <table:table-cell/>
          <table:table-cell table:formula="of:=([.C1461]-[.D1461])^2" office:value-type="float" office:value="0.0000000051101199063897" calcext:value-type="float">
            <text:p>5,110119906389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mpression</text:p>
          </table:table-cell>
          <table:table-cell office:value-type="float" office:value="213" calcext:value-type="float">
            <text:p>213</text:p>
          </table:table-cell>
          <table:table-cell table:formula="of:=([.B1462]/[.$F$1])" office:value-type="float" office:value="0.00011802600672582" calcext:value-type="float">
            <text:p>0,000118026</text:p>
          </table:table-cell>
          <table:table-cell table:formula="of:=([.$S$11]/([.E1462]+[.$T$11])^[.$U$11])" office:value-type="float" office:value="0.00018939985525494" calcext:value-type="float">
            <text:p>0,0001893999</text:p>
          </table:table-cell>
          <table:table-cell office:value-type="float" office:value="1461" calcext:value-type="float">
            <text:p>1461</text:p>
          </table:table-cell>
          <table:table-cell/>
          <table:table-cell table:formula="of:=([.C1462]-[.D1462])^2" office:value-type="float" office:value="0.00000000509422625385776" calcext:value-type="float">
            <text:p>5,0942262538577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rrival</text:p>
          </table:table-cell>
          <table:table-cell office:value-type="float" office:value="213" calcext:value-type="float">
            <text:p>213</text:p>
          </table:table-cell>
          <table:table-cell table:formula="of:=([.B1463]/[.$F$1])" office:value-type="float" office:value="0.00011802600672582" calcext:value-type="float">
            <text:p>0,000118026</text:p>
          </table:table-cell>
          <table:table-cell table:formula="of:=([.$S$11]/([.E1463]+[.$T$11])^[.$U$11])" office:value-type="float" office:value="0.000189288742256936" calcext:value-type="float">
            <text:p>0,0001892887</text:p>
          </table:table-cell>
          <table:table-cell office:value-type="float" office:value="1462" calcext:value-type="float">
            <text:p>1462</text:p>
          </table:table-cell>
          <table:table-cell/>
          <table:table-cell table:formula="of:=([.C1463]-[.D1463])^2" office:value-type="float" office:value="0.00000000507837747537773" calcext:value-type="float">
            <text:p>5,0783774753777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rmies</text:p>
          </table:table-cell>
          <table:table-cell office:value-type="float" office:value="212" calcext:value-type="float">
            <text:p>212</text:p>
          </table:table-cell>
          <table:table-cell table:formula="of:=([.B1464]/[.$F$1])" office:value-type="float" office:value="0.000117471894018187" calcext:value-type="float">
            <text:p>0,0001174719</text:p>
          </table:table-cell>
          <table:table-cell table:formula="of:=([.$S$11]/([.E1464]+[.$T$11])^[.$U$11])" office:value-type="float" office:value="0.000189177770145122" calcext:value-type="float">
            <text:p>0,0001891778</text:p>
          </table:table-cell>
          <table:table-cell office:value-type="float" office:value="1463" calcext:value-type="float">
            <text:p>1463</text:p>
          </table:table-cell>
          <table:table-cell/>
          <table:table-cell table:formula="of:=([.C1464]-[.D1464])^2" office:value-type="float" office:value="0.00000000514173267113131" calcext:value-type="float">
            <text:p>5,1417326711313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dification</text:p>
          </table:table-cell>
          <table:table-cell office:value-type="float" office:value="212" calcext:value-type="float">
            <text:p>212</text:p>
          </table:table-cell>
          <table:table-cell table:formula="of:=([.B1465]/[.$F$1])" office:value-type="float" office:value="0.000117471894018187" calcext:value-type="float">
            <text:p>0,0001174719</text:p>
          </table:table-cell>
          <table:table-cell table:formula="of:=([.$S$11]/([.E1465]+[.$T$11])^[.$U$11])" office:value-type="float" office:value="0.000189066938645007" calcext:value-type="float">
            <text:p>0,0001890669</text:p>
          </table:table-cell>
          <table:table-cell office:value-type="float" office:value="1464" calcext:value-type="float">
            <text:p>1464</text:p>
          </table:table-cell>
          <table:table-cell/>
          <table:table-cell table:formula="of:=([.C1465]-[.D1465])^2" office:value-type="float" office:value="0.00000000512585041511632" calcext:value-type="float">
            <text:p>5,1258504151163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osted</text:p>
          </table:table-cell>
          <table:table-cell office:value-type="float" office:value="212" calcext:value-type="float">
            <text:p>212</text:p>
          </table:table-cell>
          <table:table-cell table:formula="of:=([.B1466]/[.$F$1])" office:value-type="float" office:value="0.000117471894018187" calcext:value-type="float">
            <text:p>0,0001174719</text:p>
          </table:table-cell>
          <table:table-cell table:formula="of:=([.$S$11]/([.E1466]+[.$T$11])^[.$U$11])" office:value-type="float" office:value="0.000188956247482821" calcext:value-type="float">
            <text:p>0,0001889562</text:p>
          </table:table-cell>
          <table:table-cell office:value-type="float" office:value="1465" calcext:value-type="float">
            <text:p>1465</text:p>
          </table:table-cell>
          <table:table-cell/>
          <table:table-cell table:formula="of:=([.C1466]-[.D1466])^2" office:value-type="float" office:value="0.00000000511001279025666" calcext:value-type="float">
            <text:p>5,1100127902566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ations</text:p>
          </table:table-cell>
          <table:table-cell office:value-type="float" office:value="212" calcext:value-type="float">
            <text:p>212</text:p>
          </table:table-cell>
          <table:table-cell table:formula="of:=([.B1467]/[.$F$1])" office:value-type="float" office:value="0.000117471894018187" calcext:value-type="float">
            <text:p>0,0001174719</text:p>
          </table:table-cell>
          <table:table-cell table:formula="of:=([.$S$11]/([.E1467]+[.$T$11])^[.$U$11])" office:value-type="float" office:value="0.000188845696385511" calcext:value-type="float">
            <text:p>0,0001888457</text:p>
          </table:table-cell>
          <table:table-cell office:value-type="float" office:value="1466" calcext:value-type="float">
            <text:p>1466</text:p>
          </table:table-cell>
          <table:table-cell/>
          <table:table-cell table:formula="of:=([.C1467]-[.D1467])^2" office:value-type="float" office:value="0.00000000509421966436986" calcext:value-type="float">
            <text:p>5,0942196643698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youth</text:p>
          </table:table-cell>
          <table:table-cell office:value-type="float" office:value="212" calcext:value-type="float">
            <text:p>212</text:p>
          </table:table-cell>
          <table:table-cell table:formula="of:=([.B1468]/[.$F$1])" office:value-type="float" office:value="0.000117471894018187" calcext:value-type="float">
            <text:p>0,0001174719</text:p>
          </table:table-cell>
          <table:table-cell table:formula="of:=([.$S$11]/([.E1468]+[.$T$11])^[.$U$11])" office:value-type="float" office:value="0.000188735285080744" calcext:value-type="float">
            <text:p>0,0001887353</text:p>
          </table:table-cell>
          <table:table-cell office:value-type="float" office:value="1467" calcext:value-type="float">
            <text:p>1467</text:p>
          </table:table-cell>
          <table:table-cell/>
          <table:table-cell table:formula="of:=([.C1468]-[.D1468])^2" office:value-type="float" office:value="0.00000000507847090573497" calcext:value-type="float">
            <text:p>5,0784709057349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eeting</text:p>
          </table:table-cell>
          <table:table-cell office:value-type="float" office:value="212" calcext:value-type="float">
            <text:p>212</text:p>
          </table:table-cell>
          <table:table-cell table:formula="of:=([.B1469]/[.$F$1])" office:value-type="float" office:value="0.000117471894018187" calcext:value-type="float">
            <text:p>0,0001174719</text:p>
          </table:table-cell>
          <table:table-cell table:formula="of:=([.$S$11]/([.E1469]+[.$T$11])^[.$U$11])" office:value-type="float" office:value="0.000188625013296899" calcext:value-type="float">
            <text:p>0,000188625</text:p>
          </table:table-cell>
          <table:table-cell office:value-type="float" office:value="1468" calcext:value-type="float">
            <text:p>1468</text:p>
          </table:table-cell>
          <table:table-cell/>
          <table:table-cell table:formula="of:=([.C1469]-[.D1469])^2" office:value-type="float" office:value="0.0000000050627663830906" calcext:value-type="float">
            <text:p>5,062766383090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rrors</text:p>
          </table:table-cell>
          <table:table-cell office:value-type="float" office:value="211" calcext:value-type="float">
            <text:p>211</text:p>
          </table:table-cell>
          <table:table-cell table:formula="of:=([.B1470]/[.$F$1])" office:value-type="float" office:value="0.000116917781310554" calcext:value-type="float">
            <text:p>0,0001169178</text:p>
          </table:table-cell>
          <table:table-cell table:formula="of:=([.$S$11]/([.E1470]+[.$T$11])^[.$U$11])" office:value-type="float" office:value="0.000188514880763066" calcext:value-type="float">
            <text:p>0,0001885149</text:p>
          </table:table-cell>
          <table:table-cell office:value-type="float" office:value="1469" calcext:value-type="float">
            <text:p>1469</text:p>
          </table:table-cell>
          <table:table-cell/>
          <table:table-cell table:formula="of:=([.C1470]-[.D1470])^2" office:value-type="float" office:value="0.0000000051261446500129" calcext:value-type="float">
            <text:p>5,126144650012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eb</text:p>
          </table:table-cell>
          <table:table-cell office:value-type="float" office:value="211" calcext:value-type="float">
            <text:p>211</text:p>
          </table:table-cell>
          <table:table-cell table:formula="of:=([.B1471]/[.$F$1])" office:value-type="float" office:value="0.000116917781310554" calcext:value-type="float">
            <text:p>0,0001169178</text:p>
          </table:table-cell>
          <table:table-cell table:formula="of:=([.$S$11]/([.E1471]+[.$T$11])^[.$U$11])" office:value-type="float" office:value="0.000188404887209047" calcext:value-type="float">
            <text:p>0,0001884049</text:p>
          </table:table-cell>
          <table:table-cell office:value-type="float" office:value="1470" calcext:value-type="float">
            <text:p>1470</text:p>
          </table:table-cell>
          <table:table-cell/>
          <table:table-cell table:formula="of:=([.C1471]-[.D1471])^2" office:value-type="float" office:value="0.00000000511040630974227" calcext:value-type="float">
            <text:p>5,1104063097422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hamber</text:p>
          </table:table-cell>
          <table:table-cell office:value-type="float" office:value="211" calcext:value-type="float">
            <text:p>211</text:p>
          </table:table-cell>
          <table:table-cell table:formula="of:=([.B1472]/[.$F$1])" office:value-type="float" office:value="0.000116917781310554" calcext:value-type="float">
            <text:p>0,0001169178</text:p>
          </table:table-cell>
          <table:table-cell table:formula="of:=([.$S$11]/([.E1472]+[.$T$11])^[.$U$11])" office:value-type="float" office:value="0.000188295032365348" calcext:value-type="float">
            <text:p>0,000188295</text:p>
          </table:table-cell>
          <table:table-cell office:value-type="float" office:value="1471" calcext:value-type="float">
            <text:p>1471</text:p>
          </table:table-cell>
          <table:table-cell/>
          <table:table-cell table:formula="of:=([.C1472]-[.D1472])^2" office:value-type="float" office:value="0.00000000509471196813906" calcext:value-type="float">
            <text:p>5,0947119681390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ise</text:p>
          </table:table-cell>
          <table:table-cell office:value-type="float" office:value="211" calcext:value-type="float">
            <text:p>211</text:p>
          </table:table-cell>
          <table:table-cell table:formula="of:=([.B1473]/[.$F$1])" office:value-type="float" office:value="0.000116917781310554" calcext:value-type="float">
            <text:p>0,0001169178</text:p>
          </table:table-cell>
          <table:table-cell table:formula="of:=([.$S$11]/([.E1473]+[.$T$11])^[.$U$11])" office:value-type="float" office:value="0.000188185315963183" calcext:value-type="float">
            <text:p>0,0001881853</text:p>
          </table:table-cell>
          <table:table-cell office:value-type="float" office:value="1472" calcext:value-type="float">
            <text:p>1472</text:p>
          </table:table-cell>
          <table:table-cell/>
          <table:table-cell table:formula="of:=([.C1473]-[.D1473])^2" office:value-type="float" office:value="0.0000000050790614954636" calcext:value-type="float">
            <text:p>5,079061495463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jaggers</text:p>
          </table:table-cell>
          <table:table-cell office:value-type="float" office:value="211" calcext:value-type="float">
            <text:p>211</text:p>
          </table:table-cell>
          <table:table-cell table:formula="of:=([.B1474]/[.$F$1])" office:value-type="float" office:value="0.000116917781310554" calcext:value-type="float">
            <text:p>0,0001169178</text:p>
          </table:table-cell>
          <table:table-cell table:formula="of:=([.$S$11]/([.E1474]+[.$T$11])^[.$U$11])" office:value-type="float" office:value="0.000188075737734466" calcext:value-type="float">
            <text:p>0,0001880757</text:p>
          </table:table-cell>
          <table:table-cell office:value-type="float" office:value="1473" calcext:value-type="float">
            <text:p>1473</text:p>
          </table:table-cell>
          <table:table-cell/>
          <table:table-cell table:formula="of:=([.C1474]-[.D1474])^2" office:value-type="float" office:value="0.00000000506345476242731" calcext:value-type="float">
            <text:p>5,0634547624273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rincipal</text:p>
          </table:table-cell>
          <table:table-cell office:value-type="float" office:value="211" calcext:value-type="float">
            <text:p>211</text:p>
          </table:table-cell>
          <table:table-cell table:formula="of:=([.B1475]/[.$F$1])" office:value-type="float" office:value="0.000116917781310554" calcext:value-type="float">
            <text:p>0,0001169178</text:p>
          </table:table-cell>
          <table:table-cell table:formula="of:=([.$S$11]/([.E1475]+[.$T$11])^[.$U$11])" office:value-type="float" office:value="0.000187966297411812" calcext:value-type="float">
            <text:p>0,0001879663</text:p>
          </table:table-cell>
          <table:table-cell office:value-type="float" office:value="1474" calcext:value-type="float">
            <text:p>1474</text:p>
          </table:table-cell>
          <table:table-cell/>
          <table:table-cell table:formula="of:=([.C1475]-[.D1475])^2" office:value-type="float" office:value="0.00000000504789164019077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uties</text:p>
          </table:table-cell>
          <table:table-cell office:value-type="float" office:value="211" calcext:value-type="float">
            <text:p>211</text:p>
          </table:table-cell>
          <table:table-cell table:formula="of:=([.B1476]/[.$F$1])" office:value-type="float" office:value="0.000116917781310554" calcext:value-type="float">
            <text:p>0,0001169178</text:p>
          </table:table-cell>
          <table:table-cell table:formula="of:=([.$S$11]/([.E1476]+[.$T$11])^[.$U$11])" office:value-type="float" office:value="0.000187856994728536" calcext:value-type="float">
            <text:p>0,000187857</text:p>
          </table:table-cell>
          <table:table-cell office:value-type="float" office:value="1475" calcext:value-type="float">
            <text:p>1475</text:p>
          </table:table-cell>
          <table:table-cell/>
          <table:table-cell table:formula="of:=([.C1476]-[.D1476])^2" office:value-type="float" office:value="0.00000000503237200036195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ods</text:p>
          </table:table-cell>
          <table:table-cell office:value-type="float" office:value="211" calcext:value-type="float">
            <text:p>211</text:p>
          </table:table-cell>
          <table:table-cell table:formula="of:=([.B1477]/[.$F$1])" office:value-type="float" office:value="0.000116917781310554" calcext:value-type="float">
            <text:p>0,0001169178</text:p>
          </table:table-cell>
          <table:table-cell table:formula="of:=([.$S$11]/([.E1477]+[.$T$11])^[.$U$11])" office:value-type="float" office:value="0.000187747829418644" calcext:value-type="float">
            <text:p>0,0001877478</text:p>
          </table:table-cell>
          <table:table-cell office:value-type="float" office:value="1476" calcext:value-type="float">
            <text:p>1476</text:p>
          </table:table-cell>
          <table:table-cell/>
          <table:table-cell table:formula="of:=([.C1477]-[.D1477])^2" office:value-type="float" office:value="0.00000000501689571499437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arent</text:p>
          </table:table-cell>
          <table:table-cell office:value-type="float" office:value="211" calcext:value-type="float">
            <text:p>211</text:p>
          </table:table-cell>
          <table:table-cell table:formula="of:=([.B1478]/[.$F$1])" office:value-type="float" office:value="0.000116917781310554" calcext:value-type="float">
            <text:p>0,0001169178</text:p>
          </table:table-cell>
          <table:table-cell table:formula="of:=([.$S$11]/([.E1478]+[.$T$11])^[.$U$11])" office:value-type="float" office:value="0.00018763880121684" calcext:value-type="float">
            <text:p>0,0001876388</text:p>
          </table:table-cell>
          <table:table-cell office:value-type="float" office:value="1477" calcext:value-type="float">
            <text:p>1477</text:p>
          </table:table-cell>
          <table:table-cell/>
          <table:table-cell table:formula="of:=([.C1478]-[.D1478])^2" office:value-type="float" office:value="0.00000000500146265658528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aught</text:p>
          </table:table-cell>
          <table:table-cell office:value-type="float" office:value="210" calcext:value-type="float">
            <text:p>210</text:p>
          </table:table-cell>
          <table:table-cell table:formula="of:=([.B1479]/[.$F$1])" office:value-type="float" office:value="0.000116363668602921" calcext:value-type="float">
            <text:p>0,0001163637</text:p>
          </table:table-cell>
          <table:table-cell table:formula="of:=([.$S$11]/([.E1479]+[.$T$11])^[.$U$11])" office:value-type="float" office:value="0.000187529909858516" calcext:value-type="float">
            <text:p>0,0001875299</text:p>
          </table:table-cell>
          <table:table-cell office:value-type="float" office:value="1478" calcext:value-type="float">
            <text:p>1478</text:p>
          </table:table-cell>
          <table:table-cell/>
          <table:table-cell table:formula="of:=([.C1479]-[.D1479])^2" office:value-type="float" office:value="0.00000000506463389444949" calcext:value-type="float">
            <text:p>5,0646338944494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hristmas</text:p>
          </table:table-cell>
          <table:table-cell office:value-type="float" office:value="210" calcext:value-type="float">
            <text:p>210</text:p>
          </table:table-cell>
          <table:table-cell table:formula="of:=([.B1480]/[.$F$1])" office:value-type="float" office:value="0.000116363668602921" calcext:value-type="float">
            <text:p>0,0001163637</text:p>
          </table:table-cell>
          <table:table-cell table:formula="of:=([.$S$11]/([.E1480]+[.$T$11])^[.$U$11])" office:value-type="float" office:value="0.000187421155079753" calcext:value-type="float">
            <text:p>0,0001874212</text:p>
          </table:table-cell>
          <table:table-cell office:value-type="float" office:value="1479" calcext:value-type="float">
            <text:p>1479</text:p>
          </table:table-cell>
          <table:table-cell/>
          <table:table-cell table:formula="of:=([.C1480]-[.D1480])^2" office:value-type="float" office:value="0.00000000504916638440518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edium</text:p>
          </table:table-cell>
          <table:table-cell office:value-type="float" office:value="210" calcext:value-type="float">
            <text:p>210</text:p>
          </table:table-cell>
          <table:table-cell table:formula="of:=([.B1481]/[.$F$1])" office:value-type="float" office:value="0.000116363668602921" calcext:value-type="float">
            <text:p>0,0001163637</text:p>
          </table:table-cell>
          <table:table-cell table:formula="of:=([.$S$11]/([.E1481]+[.$T$11])^[.$U$11])" office:value-type="float" office:value="0.000187312536617321" calcext:value-type="float">
            <text:p>0,0001873125</text:p>
          </table:table-cell>
          <table:table-cell office:value-type="float" office:value="1480" calcext:value-type="float">
            <text:p>1480</text:p>
          </table:table-cell>
          <table:table-cell/>
          <table:table-cell table:formula="of:=([.C1481]-[.D1481])^2" office:value-type="float" office:value="0.0000000050337418725247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cord</text:p>
          </table:table-cell>
          <table:table-cell office:value-type="float" office:value="210" calcext:value-type="float">
            <text:p>210</text:p>
          </table:table-cell>
          <table:table-cell table:formula="of:=([.B1482]/[.$F$1])" office:value-type="float" office:value="0.000116363668602921" calcext:value-type="float">
            <text:p>0,0001163637</text:p>
          </table:table-cell>
          <table:table-cell table:formula="of:=([.$S$11]/([.E1482]+[.$T$11])^[.$U$11])" office:value-type="float" office:value="0.000187204054208671" calcext:value-type="float">
            <text:p>0,0001872041</text:p>
          </table:table-cell>
          <table:table-cell office:value-type="float" office:value="1481" calcext:value-type="float">
            <text:p>1481</text:p>
          </table:table-cell>
          <table:table-cell/>
          <table:table-cell table:formula="of:=([.C1482]-[.D1482])^2" office:value-type="float" office:value="0.0000000050183602327713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sleep</text:p>
          </table:table-cell>
          <table:table-cell office:value-type="float" office:value="210" calcext:value-type="float">
            <text:p>210</text:p>
          </table:table-cell>
          <table:table-cell table:formula="of:=([.B1483]/[.$F$1])" office:value-type="float" office:value="0.000116363668602921" calcext:value-type="float">
            <text:p>0,0001163637</text:p>
          </table:table-cell>
          <table:table-cell table:formula="of:=([.$S$11]/([.E1483]+[.$T$11])^[.$U$11])" office:value-type="float" office:value="0.000187095707591938" calcext:value-type="float">
            <text:p>0,0001870957</text:p>
          </table:table-cell>
          <table:table-cell office:value-type="float" office:value="1482" calcext:value-type="float">
            <text:p>1482</text:p>
          </table:table-cell>
          <table:table-cell/>
          <table:table-cell table:formula="of:=([.C1483]-[.D1483])^2" office:value-type="float" office:value="0.00000000500302133954376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alling</text:p>
          </table:table-cell>
          <table:table-cell office:value-type="float" office:value="210" calcext:value-type="float">
            <text:p>210</text:p>
          </table:table-cell>
          <table:table-cell table:formula="of:=([.B1484]/[.$F$1])" office:value-type="float" office:value="0.000116363668602921" calcext:value-type="float">
            <text:p>0,0001163637</text:p>
          </table:table-cell>
          <table:table-cell table:formula="of:=([.$S$11]/([.E1484]+[.$T$11])^[.$U$11])" office:value-type="float" office:value="0.000186987496505936" calcext:value-type="float">
            <text:p>0,0001869875</text:p>
          </table:table-cell>
          <table:table-cell office:value-type="float" office:value="1483" calcext:value-type="float">
            <text:p>1483</text:p>
          </table:table-cell>
          <table:table-cell/>
          <table:table-cell table:formula="of:=([.C1484]-[.D1484])^2" office:value-type="float" office:value="0.00000000498772506767464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ising</text:p>
          </table:table-cell>
          <table:table-cell office:value-type="float" office:value="209" calcext:value-type="float">
            <text:p>209</text:p>
          </table:table-cell>
          <table:table-cell table:formula="of:=([.B1485]/[.$F$1])" office:value-type="float" office:value="0.000115809555895288" calcext:value-type="float">
            <text:p>0,0001158096</text:p>
          </table:table-cell>
          <table:table-cell table:formula="of:=([.$S$11]/([.E1485]+[.$T$11])^[.$U$11])" office:value-type="float" office:value="0.000186879420690157" calcext:value-type="float">
            <text:p>0,0001868794</text:p>
          </table:table-cell>
          <table:table-cell office:value-type="float" office:value="1484" calcext:value-type="float">
            <text:p>1484</text:p>
          </table:table-cell>
          <table:table-cell/>
          <table:table-cell table:formula="of:=([.C1485]-[.D1485])^2" office:value-type="float" office:value="0.00000000505092568196094" calcext:value-type="float">
            <text:p>5,0509256819609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ederation</text:p>
          </table:table-cell>
          <table:table-cell office:value-type="float" office:value="209" calcext:value-type="float">
            <text:p>209</text:p>
          </table:table-cell>
          <table:table-cell table:formula="of:=([.B1486]/[.$F$1])" office:value-type="float" office:value="0.000115809555895288" calcext:value-type="float">
            <text:p>0,0001158096</text:p>
          </table:table-cell>
          <table:table-cell table:formula="of:=([.$S$11]/([.E1486]+[.$T$11])^[.$U$11])" office:value-type="float" office:value="0.000186771479884769" calcext:value-type="float">
            <text:p>0,0001867715</text:p>
          </table:table-cell>
          <table:table-cell office:value-type="float" office:value="1485" calcext:value-type="float">
            <text:p>1485</text:p>
          </table:table-cell>
          <table:table-cell/>
          <table:table-cell table:formula="of:=([.C1486]-[.D1486])^2" office:value-type="float" office:value="0.00000000503559465628879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ollars</text:p>
          </table:table-cell>
          <table:table-cell office:value-type="float" office:value="209" calcext:value-type="float">
            <text:p>209</text:p>
          </table:table-cell>
          <table:table-cell table:formula="of:=([.B1487]/[.$F$1])" office:value-type="float" office:value="0.000115809555895288" calcext:value-type="float">
            <text:p>0,0001158096</text:p>
          </table:table-cell>
          <table:table-cell table:formula="of:=([.$S$11]/([.E1487]+[.$T$11])^[.$U$11])" office:value-type="float" office:value="0.000186663673830611" calcext:value-type="float">
            <text:p>0,0001866637</text:p>
          </table:table-cell>
          <table:table-cell office:value-type="float" office:value="1486" calcext:value-type="float">
            <text:p>1486</text:p>
          </table:table-cell>
          <table:table-cell/>
          <table:table-cell table:formula="of:=([.C1487]-[.D1487])^2" office:value-type="float" office:value="0.00000000502030602839258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a'am</text:p>
          </table:table-cell>
          <table:table-cell office:value-type="float" office:value="209" calcext:value-type="float">
            <text:p>209</text:p>
          </table:table-cell>
          <table:table-cell table:formula="of:=([.B1488]/[.$F$1])" office:value-type="float" office:value="0.000115809555895288" calcext:value-type="float">
            <text:p>0,0001158096</text:p>
          </table:table-cell>
          <table:table-cell table:formula="of:=([.$S$11]/([.E1488]+[.$T$11])^[.$U$11])" office:value-type="float" office:value="0.000186556002269195" calcext:value-type="float">
            <text:p>0,000186556</text:p>
          </table:table-cell>
          <table:table-cell office:value-type="float" office:value="1487" calcext:value-type="float">
            <text:p>1487</text:p>
          </table:table-cell>
          <table:table-cell/>
          <table:table-cell table:formula="of:=([.C1488]-[.D1488])^2" office:value-type="float" office:value="0.00000000500505967453603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ose</text:p>
          </table:table-cell>
          <table:table-cell office:value-type="float" office:value="209" calcext:value-type="float">
            <text:p>209</text:p>
          </table:table-cell>
          <table:table-cell table:formula="of:=([.B1489]/[.$F$1])" office:value-type="float" office:value="0.000115809555895288" calcext:value-type="float">
            <text:p>0,0001158096</text:p>
          </table:table-cell>
          <table:table-cell table:formula="of:=([.$S$11]/([.E1489]+[.$T$11])^[.$U$11])" office:value-type="float" office:value="0.000186448464942701" calcext:value-type="float">
            <text:p>0,0001864485</text:p>
          </table:table-cell>
          <table:table-cell office:value-type="float" office:value="1488" calcext:value-type="float">
            <text:p>1488</text:p>
          </table:table-cell>
          <table:table-cell/>
          <table:table-cell table:formula="of:=([.C1489]-[.D1489])^2" office:value-type="float" office:value="0.00000000498985547140862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ission</text:p>
          </table:table-cell>
          <table:table-cell office:value-type="float" office:value="209" calcext:value-type="float">
            <text:p>209</text:p>
          </table:table-cell>
          <table:table-cell table:formula="of:=([.B1490]/[.$F$1])" office:value-type="float" office:value="0.000115809555895288" calcext:value-type="float">
            <text:p>0,0001158096</text:p>
          </table:table-cell>
          <table:table-cell table:formula="of:=([.$S$11]/([.E1490]+[.$T$11])^[.$U$11])" office:value-type="float" office:value="0.000186341061593976" calcext:value-type="float">
            <text:p>0,0001863411</text:p>
          </table:table-cell>
          <table:table-cell office:value-type="float" office:value="1489" calcext:value-type="float">
            <text:p>1489</text:p>
          </table:table-cell>
          <table:table-cell/>
          <table:table-cell table:formula="of:=([.C1490]-[.D1490])^2" office:value-type="float" office:value="0.00000000497469329612397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visible</text:p>
          </table:table-cell>
          <table:table-cell office:value-type="float" office:value="209" calcext:value-type="float">
            <text:p>209</text:p>
          </table:table-cell>
          <table:table-cell table:formula="of:=([.B1491]/[.$F$1])" office:value-type="float" office:value="0.000115809555895288" calcext:value-type="float">
            <text:p>0,0001158096</text:p>
          </table:table-cell>
          <table:table-cell table:formula="of:=([.$S$11]/([.E1491]+[.$T$11])^[.$U$11])" office:value-type="float" office:value="0.00018623379196653" calcext:value-type="float">
            <text:p>0,0001862338</text:p>
          </table:table-cell>
          <table:table-cell office:value-type="float" office:value="1490" calcext:value-type="float">
            <text:p>1490</text:p>
          </table:table-cell>
          <table:table-cell/>
          <table:table-cell table:formula="of:=([.C1491]-[.D1491])^2" office:value-type="float" office:value="0.00000000495957302621802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ies</text:p>
          </table:table-cell>
          <table:table-cell office:value-type="float" office:value="209" calcext:value-type="float">
            <text:p>209</text:p>
          </table:table-cell>
          <table:table-cell table:formula="of:=([.B1492]/[.$F$1])" office:value-type="float" office:value="0.000115809555895288" calcext:value-type="float">
            <text:p>0,0001158096</text:p>
          </table:table-cell>
          <table:table-cell table:formula="of:=([.$S$11]/([.E1492]+[.$T$11])^[.$U$11])" office:value-type="float" office:value="0.000186126655804538" calcext:value-type="float">
            <text:p>0,0001861267</text:p>
          </table:table-cell>
          <table:table-cell office:value-type="float" office:value="1491" calcext:value-type="float">
            <text:p>1491</text:p>
          </table:table-cell>
          <table:table-cell/>
          <table:table-cell table:formula="of:=([.C1492]-[.D1492])^2" office:value-type="float" office:value="0.00000000494449453964744" calcext:value-type="float">
            <text:p>4,9444945396474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drian</text:p>
          </table:table-cell>
          <table:table-cell office:value-type="float" office:value="209" calcext:value-type="float">
            <text:p>209</text:p>
          </table:table-cell>
          <table:table-cell table:formula="of:=([.B1493]/[.$F$1])" office:value-type="float" office:value="0.000115809555895288" calcext:value-type="float">
            <text:p>0,0001158096</text:p>
          </table:table-cell>
          <table:table-cell table:formula="of:=([.$S$11]/([.E1493]+[.$T$11])^[.$U$11])" office:value-type="float" office:value="0.000186019652852833" calcext:value-type="float">
            <text:p>0,0001860197</text:p>
          </table:table-cell>
          <table:table-cell office:value-type="float" office:value="1492" calcext:value-type="float">
            <text:p>1492</text:p>
          </table:table-cell>
          <table:table-cell/>
          <table:table-cell table:formula="of:=([.C1493]-[.D1493])^2" office:value-type="float" office:value="0.00000000492945771478782" calcext:value-type="float">
            <text:p>4,9294577147878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reakfast</text:p>
          </table:table-cell>
          <table:table-cell office:value-type="float" office:value="208" calcext:value-type="float">
            <text:p>208</text:p>
          </table:table-cell>
          <table:table-cell table:formula="of:=([.B1494]/[.$F$1])" office:value-type="float" office:value="0.000115255443187655" calcext:value-type="float">
            <text:p>0,0001152554</text:p>
          </table:table-cell>
          <table:table-cell table:formula="of:=([.$S$11]/([.E1494]+[.$T$11])^[.$U$11])" office:value-type="float" office:value="0.000185912782856906" calcext:value-type="float">
            <text:p>0,0001859128</text:p>
          </table:table-cell>
          <table:table-cell office:value-type="float" office:value="1493" calcext:value-type="float">
            <text:p>1493</text:p>
          </table:table-cell>
          <table:table-cell/>
          <table:table-cell table:formula="of:=([.C1494]-[.D1494])^2" office:value-type="float" office:value="0.00000000499245964913584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ouch</text:p>
          </table:table-cell>
          <table:table-cell office:value-type="float" office:value="208" calcext:value-type="float">
            <text:p>208</text:p>
          </table:table-cell>
          <table:table-cell table:formula="of:=([.B1495]/[.$F$1])" office:value-type="float" office:value="0.000115255443187655" calcext:value-type="float">
            <text:p>0,0001152554</text:p>
          </table:table-cell>
          <table:table-cell table:formula="of:=([.$S$11]/([.E1495]+[.$T$11])^[.$U$11])" office:value-type="float" office:value="0.000185806045562904" calcext:value-type="float">
            <text:p>0,000185806</text:p>
          </table:table-cell>
          <table:table-cell office:value-type="float" office:value="1494" calcext:value-type="float">
            <text:p>1494</text:p>
          </table:table-cell>
          <table:table-cell/>
          <table:table-cell table:formula="of:=([.C1495]-[.D1495])^2" office:value-type="float" office:value="0.00000000497738749551049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fterward</text:p>
          </table:table-cell>
          <table:table-cell office:value-type="float" office:value="208" calcext:value-type="float">
            <text:p>208</text:p>
          </table:table-cell>
          <table:table-cell table:formula="of:=([.B1496]/[.$F$1])" office:value-type="float" office:value="0.000115255443187655" calcext:value-type="float">
            <text:p>0,0001152554</text:p>
          </table:table-cell>
          <table:table-cell table:formula="of:=([.$S$11]/([.E1496]+[.$T$11])^[.$U$11])" office:value-type="float" office:value="0.000185699440717629" calcext:value-type="float">
            <text:p>0,0001856994</text:p>
          </table:table-cell>
          <table:table-cell office:value-type="float" office:value="1495" calcext:value-type="float">
            <text:p>1495</text:p>
          </table:table-cell>
          <table:table-cell/>
          <table:table-cell table:formula="of:=([.C1496]-[.D1496])^2" office:value-type="float" office:value="0.000000004962356788003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hrist</text:p>
          </table:table-cell>
          <table:table-cell office:value-type="float" office:value="208" calcext:value-type="float">
            <text:p>208</text:p>
          </table:table-cell>
          <table:table-cell table:formula="of:=([.B1497]/[.$F$1])" office:value-type="float" office:value="0.000115255443187655" calcext:value-type="float">
            <text:p>0,0001152554</text:p>
          </table:table-cell>
          <table:table-cell table:formula="of:=([.$S$11]/([.E1497]+[.$T$11])^[.$U$11])" office:value-type="float" office:value="0.000185592968068534" calcext:value-type="float">
            <text:p>0,000185593</text:p>
          </table:table-cell>
          <table:table-cell office:value-type="float" office:value="1496" calcext:value-type="float">
            <text:p>1496</text:p>
          </table:table-cell>
          <table:table-cell/>
          <table:table-cell table:formula="of:=([.C1497]-[.D1497])^2" office:value-type="float" office:value="0.00000000494736740636821" calcext:value-type="float">
            <text:p>4,9473674063682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pril</text:p>
          </table:table-cell>
          <table:table-cell office:value-type="float" office:value="207" calcext:value-type="float">
            <text:p>207</text:p>
          </table:table-cell>
          <table:table-cell table:formula="of:=([.B1498]/[.$F$1])" office:value-type="float" office:value="0.000114701330480022" calcext:value-type="float">
            <text:p>0,0001147013</text:p>
          </table:table-cell>
          <table:table-cell table:formula="of:=([.$S$11]/([.E1498]+[.$T$11])^[.$U$11])" office:value-type="float" office:value="0.00018548662736372" calcext:value-type="float">
            <text:p>0,0001854866</text:p>
          </table:table-cell>
          <table:table-cell office:value-type="float" office:value="1497" calcext:value-type="float">
            <text:p>1497</text:p>
          </table:table-cell>
          <table:table-cell/>
          <table:table-cell table:formula="of:=([.C1498]-[.D1498])^2" office:value-type="float" office:value="0.00000000501055825491316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wine</text:p>
          </table:table-cell>
          <table:table-cell office:value-type="float" office:value="207" calcext:value-type="float">
            <text:p>207</text:p>
          </table:table-cell>
          <table:table-cell table:formula="of:=([.B1499]/[.$F$1])" office:value-type="float" office:value="0.000114701330480022" calcext:value-type="float">
            <text:p>0,0001147013</text:p>
          </table:table-cell>
          <table:table-cell table:formula="of:=([.$S$11]/([.E1499]+[.$T$11])^[.$U$11])" office:value-type="float" office:value="0.000185380418351936" calcext:value-type="float">
            <text:p>0,0001853804</text:p>
          </table:table-cell>
          <table:table-cell office:value-type="float" office:value="1498" calcext:value-type="float">
            <text:p>1498</text:p>
          </table:table-cell>
          <table:table-cell/>
          <table:table-cell table:formula="of:=([.C1499]-[.D1499])^2" office:value-type="float" office:value="0.00000000499553346240574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ndians</text:p>
          </table:table-cell>
          <table:table-cell office:value-type="float" office:value="207" calcext:value-type="float">
            <text:p>207</text:p>
          </table:table-cell>
          <table:table-cell table:formula="of:=([.B1500]/[.$F$1])" office:value-type="float" office:value="0.000114701330480022" calcext:value-type="float">
            <text:p>0,0001147013</text:p>
          </table:table-cell>
          <table:table-cell table:formula="of:=([.$S$11]/([.E1500]+[.$T$11])^[.$U$11])" office:value-type="float" office:value="0.000185274340782579" calcext:value-type="float">
            <text:p>0,0001852743</text:p>
          </table:table-cell>
          <table:table-cell office:value-type="float" office:value="1499" calcext:value-type="float">
            <text:p>1499</text:p>
          </table:table-cell>
          <table:table-cell/>
          <table:table-cell table:formula="of:=([.C1500]-[.D1500])^2" office:value-type="float" office:value="0.00000000498054978316472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id</text:p>
          </table:table-cell>
          <table:table-cell office:value-type="float" office:value="207" calcext:value-type="float">
            <text:p>207</text:p>
          </table:table-cell>
          <table:table-cell table:formula="of:=([.B1501]/[.$F$1])" office:value-type="float" office:value="0.000114701330480022" calcext:value-type="float">
            <text:p>0,0001147013</text:p>
          </table:table-cell>
          <table:table-cell table:formula="of:=([.$S$11]/([.E1501]+[.$T$11])^[.$U$11])" office:value-type="float" office:value="0.000185168394405685" calcext:value-type="float">
            <text:p>0,0001851684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([.C1501]-[.D1501])^2" office:value-type="float" office:value="0.00000000496560709830338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inding</text:p>
          </table:table-cell>
          <table:table-cell office:value-type="float" office:value="207" calcext:value-type="float">
            <text:p>207</text:p>
          </table:table-cell>
          <table:table-cell table:formula="of:=([.B1502]/[.$F$1])" office:value-type="float" office:value="0.000114701330480022" calcext:value-type="float">
            <text:p>0,0001147013</text:p>
          </table:table-cell>
          <table:table-cell table:formula="of:=([.$S$11]/([.E1502]+[.$T$11])^[.$U$11])" office:value-type="float" office:value="0.000185062578971933" calcext:value-type="float">
            <text:p>0,0001850626</text:p>
          </table:table-cell>
          <table:table-cell office:value-type="float" office:value="1501" calcext:value-type="float">
            <text:p>1501</text:p>
          </table:table-cell>
          <table:table-cell/>
          <table:table-cell table:formula="of:=([.C1502]-[.D1502])^2" office:value-type="float" office:value="0.00000000495070528934047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ingular</text:p>
          </table:table-cell>
          <table:table-cell office:value-type="float" office:value="207" calcext:value-type="float">
            <text:p>207</text:p>
          </table:table-cell>
          <table:table-cell table:formula="of:=([.B1503]/[.$F$1])" office:value-type="float" office:value="0.000114701330480022" calcext:value-type="float">
            <text:p>0,0001147013</text:p>
          </table:table-cell>
          <table:table-cell table:formula="of:=([.$S$11]/([.E1503]+[.$T$11])^[.$U$11])" office:value-type="float" office:value="0.000184956894232643" calcext:value-type="float">
            <text:p>0,0001849569</text:p>
          </table:table-cell>
          <table:table-cell office:value-type="float" office:value="1502" calcext:value-type="float">
            <text:p>1502</text:p>
          </table:table-cell>
          <table:table-cell/>
          <table:table-cell table:formula="of:=([.C1503]-[.D1503])^2" office:value-type="float" office:value="0.0000000049358442381986" calcext:value-type="float">
            <text:p>4,935844238198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ttached</text:p>
          </table:table-cell>
          <table:table-cell office:value-type="float" office:value="207" calcext:value-type="float">
            <text:p>207</text:p>
          </table:table-cell>
          <table:table-cell table:formula="of:=([.B1504]/[.$F$1])" office:value-type="float" office:value="0.000114701330480022" calcext:value-type="float">
            <text:p>0,0001147013</text:p>
          </table:table-cell>
          <table:table-cell table:formula="of:=([.$S$11]/([.E1504]+[.$T$11])^[.$U$11])" office:value-type="float" office:value="0.000184851339939769" calcext:value-type="float">
            <text:p>0,0001848513</text:p>
          </table:table-cell>
          <table:table-cell office:value-type="float" office:value="1503" calcext:value-type="float">
            <text:p>1503</text:p>
          </table:table-cell>
          <table:table-cell/>
          <table:table-cell table:formula="of:=([.C1504]-[.D1504])^2" office:value-type="float" office:value="0.00000000492102382720261" calcext:value-type="float">
            <text:p>4,9210238272026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llen</text:p>
          </table:table-cell>
          <table:table-cell office:value-type="float" office:value="206" calcext:value-type="float">
            <text:p>206</text:p>
          </table:table-cell>
          <table:table-cell table:formula="of:=([.B1505]/[.$F$1])" office:value-type="float" office:value="0.000114147217772389" calcext:value-type="float">
            <text:p>0,0001141472</text:p>
          </table:table-cell>
          <table:table-cell table:formula="of:=([.$S$11]/([.E1505]+[.$T$11])^[.$U$11])" office:value-type="float" office:value="0.000184745915845902" calcext:value-type="float">
            <text:p>0,0001847459</text:p>
          </table:table-cell>
          <table:table-cell office:value-type="float" office:value="1504" calcext:value-type="float">
            <text:p>1504</text:p>
          </table:table-cell>
          <table:table-cell/>
          <table:table-cell table:formula="of:=([.C1505]-[.D1505])^2" office:value-type="float" office:value="0.00000000498417616967497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greed</text:p>
          </table:table-cell>
          <table:table-cell office:value-type="float" office:value="206" calcext:value-type="float">
            <text:p>206</text:p>
          </table:table-cell>
          <table:table-cell table:formula="of:=([.B1506]/[.$F$1])" office:value-type="float" office:value="0.000114147217772389" calcext:value-type="float">
            <text:p>0,0001141472</text:p>
          </table:table-cell>
          <table:table-cell table:formula="of:=([.$S$11]/([.E1506]+[.$T$11])^[.$U$11])" office:value-type="float" office:value="0.000184640621704264" calcext:value-type="float">
            <text:p>0,0001846406</text:p>
          </table:table-cell>
          <table:table-cell office:value-type="float" office:value="1505" calcext:value-type="float">
            <text:p>1505</text:p>
          </table:table-cell>
          <table:table-cell/>
          <table:table-cell table:formula="of:=([.C1506]-[.D1506])^2" office:value-type="float" office:value="0.00000000496931999790239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layed</text:p>
          </table:table-cell>
          <table:table-cell office:value-type="float" office:value="206" calcext:value-type="float">
            <text:p>206</text:p>
          </table:table-cell>
          <table:table-cell table:formula="of:=([.B1507]/[.$F$1])" office:value-type="float" office:value="0.000114147217772389" calcext:value-type="float">
            <text:p>0,0001141472</text:p>
          </table:table-cell>
          <table:table-cell table:formula="of:=([.$S$11]/([.E1507]+[.$T$11])^[.$U$11])" office:value-type="float" office:value="0.000184535457268709" calcext:value-type="float">
            <text:p>0,0001845355</text:p>
          </table:table-cell>
          <table:table-cell office:value-type="float" office:value="1506" calcext:value-type="float">
            <text:p>1506</text:p>
          </table:table-cell>
          <table:table-cell/>
          <table:table-cell table:formula="of:=([.C1507]-[.D1507])^2" office:value-type="float" office:value="0.00000000495450425939121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enerations</text:p>
          </table:table-cell>
          <table:table-cell office:value-type="float" office:value="206" calcext:value-type="float">
            <text:p>206</text:p>
          </table:table-cell>
          <table:table-cell table:formula="of:=([.B1508]/[.$F$1])" office:value-type="float" office:value="0.000114147217772389" calcext:value-type="float">
            <text:p>0,0001141472</text:p>
          </table:table-cell>
          <table:table-cell table:formula="of:=([.$S$11]/([.E1508]+[.$T$11])^[.$U$11])" office:value-type="float" office:value="0.00018443042229372" calcext:value-type="float">
            <text:p>0,0001844304</text:p>
          </table:table-cell>
          <table:table-cell office:value-type="float" office:value="1507" calcext:value-type="float">
            <text:p>1507</text:p>
          </table:table-cell>
          <table:table-cell/>
          <table:table-cell table:formula="of:=([.C1508]-[.D1508])^2" office:value-type="float" office:value="0.00000000493972883778716" calcext:value-type="float">
            <text:p>4,9397288377871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mowgli</text:p>
          </table:table-cell>
          <table:table-cell office:value-type="float" office:value="205" calcext:value-type="float">
            <text:p>205</text:p>
          </table:table-cell>
          <table:table-cell table:formula="of:=([.B1509]/[.$F$1])" office:value-type="float" office:value="0.000113593105064756" calcext:value-type="float">
            <text:p>0,0001135931</text:p>
          </table:table-cell>
          <table:table-cell table:formula="of:=([.$S$11]/([.E1509]+[.$T$11])^[.$U$11])" office:value-type="float" office:value="0.000184325516534406" calcext:value-type="float">
            <text:p>0,0001843255</text:p>
          </table:table-cell>
          <table:table-cell office:value-type="float" office:value="1508" calcext:value-type="float">
            <text:p>1508</text:p>
          </table:table-cell>
          <table:table-cell/>
          <table:table-cell table:formula="of:=([.C1509]-[.D1509])^2" office:value-type="float" office:value="0.00000000500307403231187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oof</text:p>
          </table:table-cell>
          <table:table-cell office:value-type="float" office:value="205" calcext:value-type="float">
            <text:p>205</text:p>
          </table:table-cell>
          <table:table-cell table:formula="of:=([.B1510]/[.$F$1])" office:value-type="float" office:value="0.000113593105064756" calcext:value-type="float">
            <text:p>0,0001135931</text:p>
          </table:table-cell>
          <table:table-cell table:formula="of:=([.$S$11]/([.E1510]+[.$T$11])^[.$U$11])" office:value-type="float" office:value="0.000184220739746503" calcext:value-type="float">
            <text:p>0,0001842207</text:p>
          </table:table-cell>
          <table:table-cell office:value-type="float" office:value="1509" calcext:value-type="float">
            <text:p>1509</text:p>
          </table:table-cell>
          <table:table-cell/>
          <table:table-cell table:formula="of:=([.C1510]-[.D1510])^2" office:value-type="float" office:value="0.00000000498826278073824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rtillery</text:p>
          </table:table-cell>
          <table:table-cell office:value-type="float" office:value="205" calcext:value-type="float">
            <text:p>205</text:p>
          </table:table-cell>
          <table:table-cell table:formula="of:=([.B1511]/[.$F$1])" office:value-type="float" office:value="0.000113593105064756" calcext:value-type="float">
            <text:p>0,0001135931</text:p>
          </table:table-cell>
          <table:table-cell table:formula="of:=([.$S$11]/([.E1511]+[.$T$11])^[.$U$11])" office:value-type="float" office:value="0.000184116091686366" calcext:value-type="float">
            <text:p>0,0001841161</text:p>
          </table:table-cell>
          <table:table-cell office:value-type="float" office:value="1510" calcext:value-type="float">
            <text:p>1510</text:p>
          </table:table-cell>
          <table:table-cell/>
          <table:table-cell table:formula="of:=([.C1511]-[.D1511])^2" office:value-type="float" office:value="0.00000000497349164203179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ea</text:p>
          </table:table-cell>
          <table:table-cell office:value-type="float" office:value="205" calcext:value-type="float">
            <text:p>205</text:p>
          </table:table-cell>
          <table:table-cell table:formula="of:=([.B1512]/[.$F$1])" office:value-type="float" office:value="0.000113593105064756" calcext:value-type="float">
            <text:p>0,0001135931</text:p>
          </table:table-cell>
          <table:table-cell table:formula="of:=([.$S$11]/([.E1512]+[.$T$11])^[.$U$11])" office:value-type="float" office:value="0.000184011572110975" calcext:value-type="float">
            <text:p>0,0001840116</text:p>
          </table:table-cell>
          <table:table-cell office:value-type="float" office:value="1511" calcext:value-type="float">
            <text:p>1511</text:p>
          </table:table-cell>
          <table:table-cell/>
          <table:table-cell table:formula="of:=([.C1512]-[.D1512])^2" office:value-type="float" office:value="0.00000000495876050113936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bliged</text:p>
          </table:table-cell>
          <table:table-cell office:value-type="float" office:value="205" calcext:value-type="float">
            <text:p>205</text:p>
          </table:table-cell>
          <table:table-cell table:formula="of:=([.B1513]/[.$F$1])" office:value-type="float" office:value="0.000113593105064756" calcext:value-type="float">
            <text:p>0,0001135931</text:p>
          </table:table-cell>
          <table:table-cell table:formula="of:=([.$S$11]/([.E1513]+[.$T$11])^[.$U$11])" office:value-type="float" office:value="0.000183907180777925" calcext:value-type="float">
            <text:p>0,0001839072</text:p>
          </table:table-cell>
          <table:table-cell office:value-type="float" office:value="1512" calcext:value-type="float">
            <text:p>1512</text:p>
          </table:table-cell>
          <table:table-cell/>
          <table:table-cell table:formula="of:=([.C1513]-[.D1513])^2" office:value-type="float" office:value="0.00000000494406924339722" calcext:value-type="float">
            <text:p>4,9440692433972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atisfied</text:p>
          </table:table-cell>
          <table:table-cell office:value-type="float" office:value="205" calcext:value-type="float">
            <text:p>205</text:p>
          </table:table-cell>
          <table:table-cell table:formula="of:=([.B1514]/[.$F$1])" office:value-type="float" office:value="0.000113593105064756" calcext:value-type="float">
            <text:p>0,0001135931</text:p>
          </table:table-cell>
          <table:table-cell table:formula="of:=([.$S$11]/([.E1514]+[.$T$11])^[.$U$11])" office:value-type="float" office:value="0.000183802917445431" calcext:value-type="float">
            <text:p>0,0001838029</text:p>
          </table:table-cell>
          <table:table-cell office:value-type="float" office:value="1513" calcext:value-type="float">
            <text:p>1513</text:p>
          </table:table-cell>
          <table:table-cell/>
          <table:table-cell table:formula="of:=([.C1514]-[.D1514])^2" office:value-type="float" office:value="0.00000000492941775452947" calcext:value-type="float">
            <text:p>4,9294177545294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irected</text:p>
          </table:table-cell>
          <table:table-cell office:value-type="float" office:value="205" calcext:value-type="float">
            <text:p>205</text:p>
          </table:table-cell>
          <table:table-cell table:formula="of:=([.B1515]/[.$F$1])" office:value-type="float" office:value="0.000113593105064756" calcext:value-type="float">
            <text:p>0,0001135931</text:p>
          </table:table-cell>
          <table:table-cell table:formula="of:=([.$S$11]/([.E1515]+[.$T$11])^[.$U$11])" office:value-type="float" office:value="0.00018369878187232" calcext:value-type="float">
            <text:p>0,0001836988</text:p>
          </table:table-cell>
          <table:table-cell office:value-type="float" office:value="1514" calcext:value-type="float">
            <text:p>1514</text:p>
          </table:table-cell>
          <table:table-cell/>
          <table:table-cell table:formula="of:=([.C1515]-[.D1515])^2" office:value-type="float" office:value="0.00000000491480592064652" calcext:value-type="float">
            <text:p>4,9148059206465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reatures</text:p>
          </table:table-cell>
          <table:table-cell office:value-type="float" office:value="204" calcext:value-type="float">
            <text:p>204</text:p>
          </table:table-cell>
          <table:table-cell table:formula="of:=([.B1516]/[.$F$1])" office:value-type="float" office:value="0.000113038992357123" calcext:value-type="float">
            <text:p>0,000113039</text:p>
          </table:table-cell>
          <table:table-cell table:formula="of:=([.$S$11]/([.E1516]+[.$T$11])^[.$U$11])" office:value-type="float" office:value="0.000183594773818034" calcext:value-type="float">
            <text:p>0,0001835948</text:p>
          </table:table-cell>
          <table:table-cell office:value-type="float" office:value="1515" calcext:value-type="float">
            <text:p>1515</text:p>
          </table:table-cell>
          <table:table-cell/>
          <table:table-cell table:formula="of:=([.C1516]-[.D1516])^2" office:value-type="float" office:value="0.00000000497811829755974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nevertheless</text:p>
          </table:table-cell>
          <table:table-cell office:value-type="float" office:value="204" calcext:value-type="float">
            <text:p>204</text:p>
          </table:table-cell>
          <table:table-cell table:formula="of:=([.B1517]/[.$F$1])" office:value-type="float" office:value="0.000113038992357123" calcext:value-type="float">
            <text:p>0,000113039</text:p>
          </table:table-cell>
          <table:table-cell table:formula="of:=([.$S$11]/([.E1517]+[.$T$11])^[.$U$11])" office:value-type="float" office:value="0.000183490893042625" calcext:value-type="float">
            <text:p>0,0001834909</text:p>
          </table:table-cell>
          <table:table-cell office:value-type="float" office:value="1516" calcext:value-type="float">
            <text:p>1516</text:p>
          </table:table-cell>
          <table:table-cell/>
          <table:table-cell table:formula="of:=([.C1517]-[.D1517])^2" office:value-type="float" office:value="0.00000000496347031019977" calcext:value-type="float">
            <text:p>0,0000000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ipe</text:p>
          </table:table-cell>
          <table:table-cell office:value-type="float" office:value="204" calcext:value-type="float">
            <text:p>204</text:p>
          </table:table-cell>
          <table:table-cell table:formula="of:=([.B1518]/[.$F$1])" office:value-type="float" office:value="0.000113038992357123" calcext:value-type="float">
            <text:p>0,000113039</text:p>
          </table:table-cell>
          <table:table-cell table:formula="of:=([.$S$11]/([.E1518]+[.$T$11])^[.$U$11])" office:value-type="float" office:value="0.000183387139306755" calcext:value-type="float">
            <text:p>0,0001833871</text:p>
          </table:table-cell>
          <table:table-cell office:value-type="float" office:value="1517" calcext:value-type="float">
            <text:p>1517</text:p>
          </table:table-cell>
          <table:table-cell/>
          <table:table-cell table:formula="of:=([.C1518]-[.D1518])^2" office:value-type="float" office:value="0.0000000049488617792469" calcext:value-type="float">
            <text:p>4,948861779246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obtain</text:p>
          </table:table-cell>
          <table:table-cell office:value-type="float" office:value="204" calcext:value-type="float">
            <text:p>204</text:p>
          </table:table-cell>
          <table:table-cell table:formula="of:=([.B1519]/[.$F$1])" office:value-type="float" office:value="0.000113038992357123" calcext:value-type="float">
            <text:p>0,000113039</text:p>
          </table:table-cell>
          <table:table-cell table:formula="of:=([.$S$11]/([.E1519]+[.$T$11])^[.$U$11])" office:value-type="float" office:value="0.000183283512371691" calcext:value-type="float">
            <text:p>0,0001832835</text:p>
          </table:table-cell>
          <table:table-cell office:value-type="float" office:value="1518" calcext:value-type="float">
            <text:p>1518</text:p>
          </table:table-cell>
          <table:table-cell/>
          <table:table-cell table:formula="of:=([.C1519]-[.D1519])^2" office:value-type="float" office:value="0.00000000493429259207694" calcext:value-type="float">
            <text:p>4,9342925920769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cent</text:p>
          </table:table-cell>
          <table:table-cell office:value-type="float" office:value="204" calcext:value-type="float">
            <text:p>204</text:p>
          </table:table-cell>
          <table:table-cell table:formula="of:=([.B1520]/[.$F$1])" office:value-type="float" office:value="0.000113038992357123" calcext:value-type="float">
            <text:p>0,000113039</text:p>
          </table:table-cell>
          <table:table-cell table:formula="of:=([.$S$11]/([.E1520]+[.$T$11])^[.$U$11])" office:value-type="float" office:value="0.000183180011999307" calcext:value-type="float">
            <text:p>0,00018318</text:p>
          </table:table-cell>
          <table:table-cell office:value-type="float" office:value="1519" calcext:value-type="float">
            <text:p>1519</text:p>
          </table:table-cell>
          <table:table-cell/>
          <table:table-cell table:formula="of:=([.C1520]-[.D1520])^2" office:value-type="float" office:value="0.00000000491976263644514" calcext:value-type="float">
            <text:p>4,9197626364451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shop</text:p>
          </table:table-cell>
          <table:table-cell office:value-type="float" office:value="204" calcext:value-type="float">
            <text:p>204</text:p>
          </table:table-cell>
          <table:table-cell table:formula="of:=([.B1521]/[.$F$1])" office:value-type="float" office:value="0.000113038992357123" calcext:value-type="float">
            <text:p>0,000113039</text:p>
          </table:table-cell>
          <table:table-cell table:formula="of:=([.$S$11]/([.E1521]+[.$T$11])^[.$U$11])" office:value-type="float" office:value="0.000183076637952079" calcext:value-type="float">
            <text:p>0,0001830766</text:p>
          </table:table-cell>
          <table:table-cell office:value-type="float" office:value="1520" calcext:value-type="float">
            <text:p>1520</text:p>
          </table:table-cell>
          <table:table-cell/>
          <table:table-cell table:formula="of:=([.C1521]-[.D1521])^2" office:value-type="float" office:value="0.00000000490527180048459" calcext:value-type="float">
            <text:p>4,9052718004845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ivil</text:p>
          </table:table-cell>
          <table:table-cell office:value-type="float" office:value="204" calcext:value-type="float">
            <text:p>204</text:p>
          </table:table-cell>
          <table:table-cell table:formula="of:=([.B1522]/[.$F$1])" office:value-type="float" office:value="0.000113038992357123" calcext:value-type="float">
            <text:p>0,000113039</text:p>
          </table:table-cell>
          <table:table-cell table:formula="of:=([.$S$11]/([.E1522]+[.$T$11])^[.$U$11])" office:value-type="float" office:value="0.000182973389993085" calcext:value-type="float">
            <text:p>0,0001829734</text:p>
          </table:table-cell>
          <table:table-cell office:value-type="float" office:value="1521" calcext:value-type="float">
            <text:p>1521</text:p>
          </table:table-cell>
          <table:table-cell/>
          <table:table-cell table:formula="of:=([.C1522]-[.D1522])^2" office:value-type="float" office:value="0.0000000048908199727048" calcext:value-type="float">
            <text:p>4,890819972704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mployed</text:p>
          </table:table-cell>
          <table:table-cell office:value-type="float" office:value="204" calcext:value-type="float">
            <text:p>204</text:p>
          </table:table-cell>
          <table:table-cell table:formula="of:=([.B1523]/[.$F$1])" office:value-type="float" office:value="0.000113038992357123" calcext:value-type="float">
            <text:p>0,000113039</text:p>
          </table:table-cell>
          <table:table-cell table:formula="of:=([.$S$11]/([.E1523]+[.$T$11])^[.$U$11])" office:value-type="float" office:value="0.000182870267886002" calcext:value-type="float">
            <text:p>0,0001828703</text:p>
          </table:table-cell>
          <table:table-cell office:value-type="float" office:value="1522" calcext:value-type="float">
            <text:p>1522</text:p>
          </table:table-cell>
          <table:table-cell/>
          <table:table-cell table:formula="of:=([.C1523]-[.D1523])^2" office:value-type="float" office:value="0.00000000487640704199019" calcext:value-type="float">
            <text:p>4,8764070419901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ctive</text:p>
          </table:table-cell>
          <table:table-cell office:value-type="float" office:value="204" calcext:value-type="float">
            <text:p>204</text:p>
          </table:table-cell>
          <table:table-cell table:formula="of:=([.B1524]/[.$F$1])" office:value-type="float" office:value="0.000113038992357123" calcext:value-type="float">
            <text:p>0,000113039</text:p>
          </table:table-cell>
          <table:table-cell table:formula="of:=([.$S$11]/([.E1524]+[.$T$11])^[.$U$11])" office:value-type="float" office:value="0.000182767271395105" calcext:value-type="float">
            <text:p>0,0001827673</text:p>
          </table:table-cell>
          <table:table-cell office:value-type="float" office:value="1523" calcext:value-type="float">
            <text:p>1523</text:p>
          </table:table-cell>
          <table:table-cell/>
          <table:table-cell table:formula="of:=([.C1524]-[.D1524])^2" office:value-type="float" office:value="0.00000000486203289759858" calcext:value-type="float">
            <text:p>4,8620328975985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built</text:p>
          </table:table-cell>
          <table:table-cell office:value-type="float" office:value="204" calcext:value-type="float">
            <text:p>204</text:p>
          </table:table-cell>
          <table:table-cell table:formula="of:=([.B1525]/[.$F$1])" office:value-type="float" office:value="0.000113038992357123" calcext:value-type="float">
            <text:p>0,000113039</text:p>
          </table:table-cell>
          <table:table-cell table:formula="of:=([.$S$11]/([.E1525]+[.$T$11])^[.$U$11])" office:value-type="float" office:value="0.000182664400285263" calcext:value-type="float">
            <text:p>0,0001826644</text:p>
          </table:table-cell>
          <table:table-cell office:value-type="float" office:value="1524" calcext:value-type="float">
            <text:p>1524</text:p>
          </table:table-cell>
          <table:table-cell/>
          <table:table-cell table:formula="of:=([.C1525]-[.D1525])^2" office:value-type="float" office:value="0.00000000484769742915978" calcext:value-type="float">
            <text:p>4,84769742915978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extended</text:p>
          </table:table-cell>
          <table:table-cell office:value-type="float" office:value="203" calcext:value-type="float">
            <text:p>203</text:p>
          </table:table-cell>
          <table:table-cell table:formula="of:=([.B1526]/[.$F$1])" office:value-type="float" office:value="0.00011248487964949" calcext:value-type="float">
            <text:p>0,0001124849</text:p>
          </table:table-cell>
          <table:table-cell table:formula="of:=([.$S$11]/([.E1526]+[.$T$11])^[.$U$11])" office:value-type="float" office:value="0.000182561654321939" calcext:value-type="float">
            <text:p>0,0001825617</text:p>
          </table:table-cell>
          <table:table-cell office:value-type="float" office:value="1525" calcext:value-type="float">
            <text:p>1525</text:p>
          </table:table-cell>
          <table:table-cell/>
          <table:table-cell table:formula="of:=([.C1526]-[.D1526])^2" office:value-type="float" office:value="0.00000000491075434849315" calcext:value-type="float">
            <text:p>4,9107543484931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abit</text:p>
          </table:table-cell>
          <table:table-cell office:value-type="float" office:value="203" calcext:value-type="float">
            <text:p>203</text:p>
          </table:table-cell>
          <table:table-cell table:formula="of:=([.B1527]/[.$F$1])" office:value-type="float" office:value="0.00011248487964949" calcext:value-type="float">
            <text:p>0,0001124849</text:p>
          </table:table-cell>
          <table:table-cell table:formula="of:=([.$S$11]/([.E1527]+[.$T$11])^[.$U$11])" office:value-type="float" office:value="0.00018245903327119" calcext:value-type="float">
            <text:p>0,000182459</text:p>
          </table:table-cell>
          <table:table-cell office:value-type="float" office:value="1526" calcext:value-type="float">
            <text:p>1526</text:p>
          </table:table-cell>
          <table:table-cell/>
          <table:table-cell table:formula="of:=([.C1527]-[.D1527])^2" office:value-type="float" office:value="0.00000000489638217507319" calcext:value-type="float">
            <text:p>4,8963821750731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oved</text:p>
          </table:table-cell>
          <table:table-cell office:value-type="float" office:value="203" calcext:value-type="float">
            <text:p>203</text:p>
          </table:table-cell>
          <table:table-cell table:formula="of:=([.B1528]/[.$F$1])" office:value-type="float" office:value="0.00011248487964949" calcext:value-type="float">
            <text:p>0,0001124849</text:p>
          </table:table-cell>
          <table:table-cell table:formula="of:=([.$S$11]/([.E1528]+[.$T$11])^[.$U$11])" office:value-type="float" office:value="0.00018235653689966" calcext:value-type="float">
            <text:p>0,0001823565</text:p>
          </table:table-cell>
          <table:table-cell office:value-type="float" office:value="1527" calcext:value-type="float">
            <text:p>1527</text:p>
          </table:table-cell>
          <table:table-cell/>
          <table:table-cell table:formula="of:=([.C1528]-[.D1528])^2" office:value-type="float" office:value="0.00000000488204848688515" calcext:value-type="float">
            <text:p>4,8820484868851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all</text:p>
          </table:table-cell>
          <table:table-cell office:value-type="float" office:value="203" calcext:value-type="float">
            <text:p>203</text:p>
          </table:table-cell>
          <table:table-cell table:formula="of:=([.B1529]/[.$F$1])" office:value-type="float" office:value="0.00011248487964949" calcext:value-type="float">
            <text:p>0,0001124849</text:p>
          </table:table-cell>
          <table:table-cell table:formula="of:=([.$S$11]/([.E1529]+[.$T$11])^[.$U$11])" office:value-type="float" office:value="0.000182254164974582" calcext:value-type="float">
            <text:p>0,0001822542</text:p>
          </table:table-cell>
          <table:table-cell office:value-type="float" office:value="1528" calcext:value-type="float">
            <text:p>1528</text:p>
          </table:table-cell>
          <table:table-cell/>
          <table:table-cell table:formula="of:=([.C1529]-[.D1529])^2" office:value-type="float" office:value="0.00000000486775317477406" calcext:value-type="float">
            <text:p>4,8677531747740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wice</text:p>
          </table:table-cell>
          <table:table-cell office:value-type="float" office:value="203" calcext:value-type="float">
            <text:p>203</text:p>
          </table:table-cell>
          <table:table-cell table:formula="of:=([.B1530]/[.$F$1])" office:value-type="float" office:value="0.00011248487964949" calcext:value-type="float">
            <text:p>0,0001124849</text:p>
          </table:table-cell>
          <table:table-cell table:formula="of:=([.$S$11]/([.E1530]+[.$T$11])^[.$U$11])" office:value-type="float" office:value="0.000182151917263776" calcext:value-type="float">
            <text:p>0,0001821519</text:p>
          </table:table-cell>
          <table:table-cell office:value-type="float" office:value="1529" calcext:value-type="float">
            <text:p>1529</text:p>
          </table:table-cell>
          <table:table-cell/>
          <table:table-cell table:formula="of:=([.C1530]-[.D1530])^2" office:value-type="float" office:value="0.00000000485349612995029" calcext:value-type="float">
            <text:p>4,85349612995029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escended</text:p>
          </table:table-cell>
          <table:table-cell office:value-type="float" office:value="203" calcext:value-type="float">
            <text:p>203</text:p>
          </table:table-cell>
          <table:table-cell table:formula="of:=([.B1531]/[.$F$1])" office:value-type="float" office:value="0.00011248487964949" calcext:value-type="float">
            <text:p>0,0001124849</text:p>
          </table:table-cell>
          <table:table-cell table:formula="of:=([.$S$11]/([.E1531]+[.$T$11])^[.$U$11])" office:value-type="float" office:value="0.000182049793535645" calcext:value-type="float">
            <text:p>0,0001820498</text:p>
          </table:table-cell>
          <table:table-cell office:value-type="float" office:value="1530" calcext:value-type="float">
            <text:p>1530</text:p>
          </table:table-cell>
          <table:table-cell/>
          <table:table-cell table:formula="of:=([.C1531]-[.D1531])^2" office:value-type="float" office:value="0.00000000483927724398812" calcext:value-type="float">
            <text:p>4,8392772439881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thick</text:p>
          </table:table-cell>
          <table:table-cell office:value-type="float" office:value="203" calcext:value-type="float">
            <text:p>203</text:p>
          </table:table-cell>
          <table:table-cell table:formula="of:=([.B1532]/[.$F$1])" office:value-type="float" office:value="0.00011248487964949" calcext:value-type="float">
            <text:p>0,0001124849</text:p>
          </table:table-cell>
          <table:table-cell table:formula="of:=([.$S$11]/([.E1532]+[.$T$11])^[.$U$11])" office:value-type="float" office:value="0.000181947793559175" calcext:value-type="float">
            <text:p>0,0001819478</text:p>
          </table:table-cell>
          <table:table-cell office:value-type="float" office:value="1531" calcext:value-type="float">
            <text:p>1531</text:p>
          </table:table-cell>
          <table:table-cell/>
          <table:table-cell table:formula="of:=([.C1532]-[.D1532])^2" office:value-type="float" office:value="0.00000000482509640882426" calcext:value-type="float">
            <text:p>4,8250964088242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using</text:p>
          </table:table-cell>
          <table:table-cell office:value-type="float" office:value="202" calcext:value-type="float">
            <text:p>202</text:p>
          </table:table-cell>
          <table:table-cell table:formula="of:=([.B1533]/[.$F$1])" office:value-type="float" office:value="0.000111930766941858" calcext:value-type="float">
            <text:p>0,0001119308</text:p>
          </table:table-cell>
          <table:table-cell table:formula="of:=([.$S$11]/([.E1533]+[.$T$11])^[.$U$11])" office:value-type="float" office:value="0.000181845917103933" calcext:value-type="float">
            <text:p>0,0001818459</text:p>
          </table:table-cell>
          <table:table-cell office:value-type="float" office:value="1532" calcext:value-type="float">
            <text:p>1532</text:p>
          </table:table-cell>
          <table:table-cell/>
          <table:table-cell table:formula="of:=([.C1533]-[.D1533])^2" office:value-type="float" office:value="0.00000000488812822218552" calcext:value-type="float">
            <text:p>4,8881282221855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greek</text:p>
          </table:table-cell>
          <table:table-cell office:value-type="float" office:value="202" calcext:value-type="float">
            <text:p>202</text:p>
          </table:table-cell>
          <table:table-cell table:formula="of:=([.B1534]/[.$F$1])" office:value-type="float" office:value="0.000111930766941858" calcext:value-type="float">
            <text:p>0,0001119308</text:p>
          </table:table-cell>
          <table:table-cell table:formula="of:=([.$S$11]/([.E1534]+[.$T$11])^[.$U$11])" office:value-type="float" office:value="0.000181744163940063" calcext:value-type="float">
            <text:p>0,0001817442</text:p>
          </table:table-cell>
          <table:table-cell office:value-type="float" office:value="1533" calcext:value-type="float">
            <text:p>1533</text:p>
          </table:table-cell>
          <table:table-cell/>
          <table:table-cell table:formula="of:=([.C1534]-[.D1534])^2" office:value-type="float" office:value="0.00000000487391040042902" calcext:value-type="float">
            <text:p>4,8739104004290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included</text:p>
          </table:table-cell>
          <table:table-cell office:value-type="float" office:value="202" calcext:value-type="float">
            <text:p>202</text:p>
          </table:table-cell>
          <table:table-cell table:formula="of:=([.B1535]/[.$F$1])" office:value-type="float" office:value="0.000111930766941858" calcext:value-type="float">
            <text:p>0,0001119308</text:p>
          </table:table-cell>
          <table:table-cell table:formula="of:=([.$S$11]/([.E1535]+[.$T$11])^[.$U$11])" office:value-type="float" office:value="0.000181642533838288" calcext:value-type="float">
            <text:p>0,0001816425</text:p>
          </table:table-cell>
          <table:table-cell office:value-type="float" office:value="1534" calcext:value-type="float">
            <text:p>1534</text:p>
          </table:table-cell>
          <table:table-cell/>
          <table:table-cell table:formula="of:=([.C1535]-[.D1535])^2" office:value-type="float" office:value="0.00000000485973044382224" calcext:value-type="float">
            <text:p>4,8597304438222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ccompanied</text:p>
          </table:table-cell>
          <table:table-cell office:value-type="float" office:value="202" calcext:value-type="float">
            <text:p>202</text:p>
          </table:table-cell>
          <table:table-cell table:formula="of:=([.B1536]/[.$F$1])" office:value-type="float" office:value="0.000111930766941858" calcext:value-type="float">
            <text:p>0,0001119308</text:p>
          </table:table-cell>
          <table:table-cell table:formula="of:=([.$S$11]/([.E1536]+[.$T$11])^[.$U$11])" office:value-type="float" office:value="0.000181541026569905" calcext:value-type="float">
            <text:p>0,000181541</text:p>
          </table:table-cell>
          <table:table-cell office:value-type="float" office:value="1535" calcext:value-type="float">
            <text:p>1535</text:p>
          </table:table-cell>
          <table:table-cell/>
          <table:table-cell table:formula="of:=([.C1536]-[.D1536])^2" office:value-type="float" office:value="0.00000000484558824548415" calcext:value-type="float">
            <text:p>4,8455882454841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nnected</text:p>
          </table:table-cell>
          <table:table-cell office:value-type="float" office:value="202" calcext:value-type="float">
            <text:p>202</text:p>
          </table:table-cell>
          <table:table-cell table:formula="of:=([.B1537]/[.$F$1])" office:value-type="float" office:value="0.000111930766941858" calcext:value-type="float">
            <text:p>0,0001119308</text:p>
          </table:table-cell>
          <table:table-cell table:formula="of:=([.$S$11]/([.E1537]+[.$T$11])^[.$U$11])" office:value-type="float" office:value="0.000181439641906784" calcext:value-type="float">
            <text:p>0,0001814396</text:p>
          </table:table-cell>
          <table:table-cell office:value-type="float" office:value="1536" calcext:value-type="float">
            <text:p>1536</text:p>
          </table:table-cell>
          <table:table-cell/>
          <table:table-cell table:formula="of:=([.C1537]-[.D1537])^2" office:value-type="float" office:value="0.00000000483148369888983" calcext:value-type="float">
            <text:p>4,83148369888983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ampaign</text:p>
          </table:table-cell>
          <table:table-cell office:value-type="float" office:value="202" calcext:value-type="float">
            <text:p>202</text:p>
          </table:table-cell>
          <table:table-cell table:formula="of:=([.B1538]/[.$F$1])" office:value-type="float" office:value="0.000111930766941858" calcext:value-type="float">
            <text:p>0,0001119308</text:p>
          </table:table-cell>
          <table:table-cell table:formula="of:=([.$S$11]/([.E1538]+[.$T$11])^[.$U$11])" office:value-type="float" office:value="0.000181338379621368" calcext:value-type="float">
            <text:p>0,0001813384</text:p>
          </table:table-cell>
          <table:table-cell office:value-type="float" office:value="1537" calcext:value-type="float">
            <text:p>1537</text:p>
          </table:table-cell>
          <table:table-cell/>
          <table:table-cell table:formula="of:=([.C1538]-[.D1538])^2" office:value-type="float" office:value="0.00000000481741669786897" calcext:value-type="float">
            <text:p>4,8174166978689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remembered</text:p>
          </table:table-cell>
          <table:table-cell office:value-type="float" office:value="202" calcext:value-type="float">
            <text:p>202</text:p>
          </table:table-cell>
          <table:table-cell table:formula="of:=([.B1539]/[.$F$1])" office:value-type="float" office:value="0.000111930766941858" calcext:value-type="float">
            <text:p>0,0001119308</text:p>
          </table:table-cell>
          <table:table-cell table:formula="of:=([.$S$11]/([.E1539]+[.$T$11])^[.$U$11])" office:value-type="float" office:value="0.000181237239486668" calcext:value-type="float">
            <text:p>0,0001812372</text:p>
          </table:table-cell>
          <table:table-cell office:value-type="float" office:value="1538" calcext:value-type="float">
            <text:p>1538</text:p>
          </table:table-cell>
          <table:table-cell/>
          <table:table-cell table:formula="of:=([.C1539]-[.D1539])^2" office:value-type="float" office:value="0.00000000480338713660458" calcext:value-type="float">
            <text:p>4,80338713660458E-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phrase</text:p>
          </table:table-cell>
          <table:table-cell table:style-name="Default" office:value-type="float" office:value="201" calcext:value-type="float">
            <text:p>201</text:p>
          </table:table-cell>
          <table:table-cell table:formula="of:=([.B1540]/[.$F$1])" office:value-type="float" office:value="0.000111376654234225" calcext:value-type="float">
            <text:p>0,0001113767</text:p>
          </table:table-cell>
          <table:table-cell table:formula="of:=([.$S$11]/([.E1540]+[.$T$11])^[.$U$11])" office:value-type="float" office:value="0.000181136221276263" calcext:value-type="float">
            <text:p>0,0001811362</text:p>
          </table:table-cell>
          <table:table-cell office:value-type="float" office:value="1539" calcext:value-type="float">
            <text:p>1539</text:p>
          </table:table-cell>
          <table:table-cell/>
          <table:table-cell table:formula="of:=([.C1540]-[.D1540])^2" office:value-type="float" office:value="0.00000000486639719389271" calcext:value-type="float">
            <text:p>4,8663971938927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eclared</text:p>
          </table:table-cell>
          <table:table-cell office:value-type="float" office:value="201" calcext:value-type="float">
            <text:p>201</text:p>
          </table:table-cell>
          <table:table-cell table:formula="of:=([.B1541]/[.$F$1])" office:value-type="float" office:value="0.000111376654234225" calcext:value-type="float">
            <text:p>0,0001113767</text:p>
          </table:table-cell>
          <table:table-cell table:formula="of:=([.$S$11]/([.E1541]+[.$T$11])^[.$U$11])" office:value-type="float" office:value="0.0001810353247643" calcext:value-type="float">
            <text:p>0,0001810353</text:p>
          </table:table-cell>
          <table:table-cell office:value-type="float" office:value="1540" calcext:value-type="float">
            <text:p>1540</text:p>
          </table:table-cell>
          <table:table-cell/>
          <table:table-cell table:formula="of:=([.C1541]-[.D1541])^2" office:value-type="float" office:value="0.00000000485233038001756" calcext:value-type="float">
            <text:p>4,85233038001756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eaves</text:p>
          </table:table-cell>
          <table:table-cell office:value-type="float" office:value="201" calcext:value-type="float">
            <text:p>201</text:p>
          </table:table-cell>
          <table:table-cell table:formula="of:=([.B1542]/[.$F$1])" office:value-type="float" office:value="0.000111376654234225" calcext:value-type="float">
            <text:p>0,0001113767</text:p>
          </table:table-cell>
          <table:table-cell table:formula="of:=([.$S$11]/([.E1542]+[.$T$11])^[.$U$11])" office:value-type="float" office:value="0.000180934549725487" calcext:value-type="float">
            <text:p>0,0001809345</text:p>
          </table:table-cell>
          <table:table-cell office:value-type="float" office:value="1541" calcext:value-type="float">
            <text:p>1541</text:p>
          </table:table-cell>
          <table:table-cell/>
          <table:table-cell table:formula="of:=([.C1542]-[.D1542])^2" office:value-type="float" office:value="0.00000000483830082517337" calcext:value-type="float">
            <text:p>4,83830082517337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ccept</text:p>
          </table:table-cell>
          <table:table-cell office:value-type="float" office:value="201" calcext:value-type="float">
            <text:p>201</text:p>
          </table:table-cell>
          <table:table-cell table:formula="of:=([.B1543]/[.$F$1])" office:value-type="float" office:value="0.000111376654234225" calcext:value-type="float">
            <text:p>0,0001113767</text:p>
          </table:table-cell>
          <table:table-cell table:formula="of:=([.$S$11]/([.E1543]+[.$T$11])^[.$U$11])" office:value-type="float" office:value="0.000180833895935097" calcext:value-type="float">
            <text:p>0,0001808339</text:p>
          </table:table-cell>
          <table:table-cell office:value-type="float" office:value="1542" calcext:value-type="float">
            <text:p>1542</text:p>
          </table:table-cell>
          <table:table-cell/>
          <table:table-cell table:formula="of:=([.C1543]-[.D1543])^2" office:value-type="float" office:value="0.00000000482430842469344" calcext:value-type="float">
            <text:p>4,82430842469344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comply</text:p>
          </table:table-cell>
          <table:table-cell office:value-type="float" office:value="201" calcext:value-type="float">
            <text:p>201</text:p>
          </table:table-cell>
          <table:table-cell table:formula="of:=([.B1544]/[.$F$1])" office:value-type="float" office:value="0.000111376654234225" calcext:value-type="float">
            <text:p>0,0001113767</text:p>
          </table:table-cell>
          <table:table-cell table:formula="of:=([.$S$11]/([.E1544]+[.$T$11])^[.$U$11])" office:value-type="float" office:value="0.000180733363168964" calcext:value-type="float">
            <text:p>0,0001807334</text:p>
          </table:table-cell>
          <table:table-cell office:value-type="float" office:value="1543" calcext:value-type="float">
            <text:p>1543</text:p>
          </table:table-cell>
          <table:table-cell/>
          <table:table-cell table:formula="of:=([.C1544]-[.D1544])^2" office:value-type="float" office:value="0.00000000481035307425812" calcext:value-type="float">
            <text:p>4,81035307425812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looks</text:p>
          </table:table-cell>
          <table:table-cell office:value-type="float" office:value="201" calcext:value-type="float">
            <text:p>201</text:p>
          </table:table-cell>
          <table:table-cell table:formula="of:=([.B1545]/[.$F$1])" office:value-type="float" office:value="0.000111376654234225" calcext:value-type="float">
            <text:p>0,0001113767</text:p>
          </table:table-cell>
          <table:table-cell table:formula="of:=([.$S$11]/([.E1545]+[.$T$11])^[.$U$11])" office:value-type="float" office:value="0.000180632951203479" calcext:value-type="float">
            <text:p>0,000180633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([.C1545]-[.D1545])^2" office:value-type="float" office:value="0.0000000047964346698935" calcext:value-type="float">
            <text:p>4,7964346698935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highly</text:p>
          </table:table-cell>
          <table:table-cell office:value-type="float" office:value="201" calcext:value-type="float">
            <text:p>201</text:p>
          </table:table-cell>
          <table:table-cell table:formula="of:=([.B1546]/[.$F$1])" office:value-type="float" office:value="0.000111376654234225" calcext:value-type="float">
            <text:p>0,0001113767</text:p>
          </table:table-cell>
          <table:table-cell table:formula="of:=([.$S$11]/([.E1546]+[.$T$11])^[.$U$11])" office:value-type="float" office:value="0.000180532659815591" calcext:value-type="float">
            <text:p>0,0001805327</text:p>
          </table:table-cell>
          <table:table-cell office:value-type="float" office:value="1545" calcext:value-type="float">
            <text:p>1545</text:p>
          </table:table-cell>
          <table:table-cell/>
          <table:table-cell table:formula="of:=([.C1546]-[.D1546])^2" office:value-type="float" office:value="0.00000000478255310797001" calcext:value-type="float">
            <text:p>4,7825531079700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ages</text:p>
          </table:table-cell>
          <table:table-cell office:value-type="float" office:value="201" calcext:value-type="float">
            <text:p>201</text:p>
          </table:table-cell>
          <table:table-cell table:formula="of:=([.B1547]/[.$F$1])" office:value-type="float" office:value="0.000111376654234225" calcext:value-type="float">
            <text:p>0,0001113767</text:p>
          </table:table-cell>
          <table:table-cell table:formula="of:=([.$S$11]/([.E1547]+[.$T$11])^[.$U$11])" office:value-type="float" office:value="0.000180432488782806" calcext:value-type="float">
            <text:p>0,0001804325</text:p>
          </table:table-cell>
          <table:table-cell office:value-type="float" office:value="1546" calcext:value-type="float">
            <text:p>1546</text:p>
          </table:table-cell>
          <table:table-cell/>
          <table:table-cell table:formula="of:=([.C1547]-[.D1547])^2" office:value-type="float" office:value="0.0000000047687082852011" calcext:value-type="float">
            <text:p>4,7687082852011E-00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follows</text:p>
          </table:table-cell>
          <table:table-cell office:value-type="float" office:value="201" calcext:value-type="float">
            <text:p>201</text:p>
          </table:table-cell>
          <table:table-cell table:formula="of:=([.B1548]/[.$F$1])" office:value-type="float" office:value="0.000111376654234225" calcext:value-type="float">
            <text:p>0,0001113767</text:p>
          </table:table-cell>
          <table:table-cell table:formula="of:=([.$S$11]/([.E1548]+[.$T$11])^[.$U$11])" office:value-type="float" office:value="0.000180332437883183" calcext:value-type="float">
            <text:p>0,0001803324</text:p>
          </table:table-cell>
          <table:table-cell office:value-type="float" office:value="1547" calcext:value-type="float">
            <text:p>1547</text:p>
          </table:table-cell>
          <table:table-cell/>
          <table:table-cell table:formula="of:=([.C1548]-[.D1548])^2" office:value-type="float" office:value="0.0000000047549000986419" calcext:value-type="float">
            <text:p>4,7549000986419E-009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formula="of:=SUM([.C2:.C1548])" office:value-type="float" office:value="1" calcext:value-type="float">
            <text:p>1</text:p>
          </table:table-cell>
          <table:table-cell table:number-columns-repeated="8"/>
          <table:table-cell table:style-name="ce2"/>
          <table:table-cell table:number-columns-repeated="9"/>
        </table:table-row>
        <table:table-row table:style-name="ro1" table:number-rows-repeated="5">
          <table:table-cell/>
          <table:table-cell table:style-name="Default"/>
          <table:table-cell table:number-columns-repeated="9"/>
          <table:table-cell table:style-name="ce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4"/>
          <table:table-cell table:style-name="ce2"/>
          <table:table-cell table:number-columns-repeated="14"/>
        </table:table-row>
      </table:table>
      <table:table table:name="Hoja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Hoja1.A2:Hoja1.B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2:51:20.7629094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eber Enrique Reyes Illescas</meta:initial-creator>
    <meta:creation-date>2017-09-28T20:05:22.23</meta:creation-date>
    <dc:date>2017-10-04T13:27:57.952463262</dc:date>
    <meta:editing-duration>PT58M2S</meta:editing-duration>
    <meta:editing-cycles>7</meta:editing-cycles>
    <meta:generator>LibreOffice/4.4.3.2$Linux_X86_64 LibreOffice_project/40m0$Build-2</meta:generator>
    <dc:creator>Workplz </dc:creator>
    <meta:document-statistic meta:table-count="3" meta:cell-count="92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87cm" xlink:href=".." xlink:type="simple" chart:class="chart:area" chart:style-name="ch1">
        <chart:title svg:x="7.55cm" svg:y="0.315cm" chart:style-name="ch2">
          <text:p>Zipf</text:p>
        </chart:title>
        <chart:legend chart:legend-position="end" svg:x="13.665cm" svg:y="4.194cm" style:legend-expansion="high" chart:style-name="ch3"/>
        <chart:plot-area chart:style-name="ch4" table:cell-range-address="Hoja1.A1:Hoja1.B1556" chart:data-source-has-labels="both" svg:x="0.32cm" svg:y="1.299cm" svg:width="13.025cm" svg:height="7.509cm">
          <chartooo:coordinate-region svg:x="1.497cm" svg:y="1.299cm" svg:width="11.848cm" svg:height="5.396cm"/>
          <chart:axis chart:dimension="x" chart:name="primary-x" chart:style-name="ch5" chartooo:axis-type="auto">
            <chartooo:date-scale/>
            <chart:categories table:cell-range-address="Hoja1.A2:Hoja1.A15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1556" chart:label-cell-address="Hoja1.B1:Hoja1.B1" chart:class="chart:area">
            <chart:data-point chart:repeated="15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urrence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</text:p>
                <draw:g>
                  <svg:desc>Hoja1.A2:Hoja1.A1556</svg:desc>
                </draw:g>
              </table:table-cell>
              <table:table-cell office:value-type="float" office:value="37791">
                <text:p>37791</text:p>
                <draw:g>
                  <svg:desc>Hoja1.B2:Hoja1.B1556</svg:desc>
                </draw:g>
              </table:table-cell>
            </table:table-row>
            <table:table-row>
              <table:table-cell office:value-type="string">
                <text:p> that</text:p>
              </table:table-cell>
              <table:table-cell office:value-type="float" office:value="37280">
                <text:p>37280</text:p>
              </table:table-cell>
            </table:table-row>
            <table:table-row>
              <table:table-cell office:value-type="string">
                <text:p> was</text:p>
              </table:table-cell>
              <table:table-cell office:value-type="float" office:value="34576">
                <text:p>34576</text:p>
              </table:table-cell>
            </table:table-row>
            <table:table-row>
              <table:table-cell office:value-type="string">
                <text:p> it</text:p>
              </table:table-cell>
              <table:table-cell office:value-type="float" office:value="31682">
                <text:p>31682</text:p>
              </table:table-cell>
            </table:table-row>
            <table:table-row>
              <table:table-cell office:value-type="string">
                <text:p> he</text:p>
              </table:table-cell>
              <table:table-cell office:value-type="float" office:value="27976">
                <text:p>27976</text:p>
              </table:table-cell>
            </table:table-row>
            <table:table-row>
              <table:table-cell office:value-type="string">
                <text:p> his</text:p>
              </table:table-cell>
              <table:table-cell office:value-type="float" office:value="27824">
                <text:p>27824</text:p>
              </table:table-cell>
            </table:table-row>
            <table:table-row>
              <table:table-cell office:value-type="string">
                <text:p> as</text:p>
              </table:table-cell>
              <table:table-cell office:value-type="float" office:value="25167">
                <text:p>25167</text:p>
              </table:table-cell>
            </table:table-row>
            <table:table-row>
              <table:table-cell office:value-type="string">
                <text:p> with</text:p>
              </table:table-cell>
              <table:table-cell office:value-type="float" office:value="24993">
                <text:p>24993</text:p>
              </table:table-cell>
            </table:table-row>
            <table:table-row>
              <table:table-cell office:value-type="string">
                <text:p> for</text:p>
              </table:table-cell>
              <table:table-cell office:value-type="float" office:value="22801">
                <text:p>22801</text:p>
              </table:table-cell>
            </table:table-row>
            <table:table-row>
              <table:table-cell office:value-type="string">
                <text:p> is</text:p>
              </table:table-cell>
              <table:table-cell office:value-type="float" office:value="22058">
                <text:p>22058</text:p>
              </table:table-cell>
            </table:table-row>
            <table:table-row>
              <table:table-cell office:value-type="string">
                <text:p> had</text:p>
              </table:table-cell>
              <table:table-cell office:value-type="float" office:value="20869">
                <text:p>20869</text:p>
              </table:table-cell>
            </table:table-row>
            <table:table-row>
              <table:table-cell office:value-type="string">
                <text:p> at</text:p>
              </table:table-cell>
              <table:table-cell office:value-type="float" office:value="19429">
                <text:p>19429</text:p>
              </table:table-cell>
            </table:table-row>
            <table:table-row>
              <table:table-cell office:value-type="string">
                <text:p> on</text:p>
              </table:table-cell>
              <table:table-cell office:value-type="float" office:value="19043">
                <text:p>19043</text:p>
              </table:table-cell>
            </table:table-row>
            <table:table-row>
              <table:table-cell office:value-type="string">
                <text:p> by</text:p>
              </table:table-cell>
              <table:table-cell office:value-type="float" office:value="18644">
                <text:p>18644</text:p>
              </table:table-cell>
            </table:table-row>
            <table:table-row>
              <table:table-cell office:value-type="string">
                <text:p> not</text:p>
              </table:table-cell>
              <table:table-cell office:value-type="float" office:value="17747">
                <text:p>17747</text:p>
              </table:table-cell>
            </table:table-row>
            <table:table-row>
              <table:table-cell office:value-type="string">
                <text:p> you</text:p>
              </table:table-cell>
              <table:table-cell office:value-type="float" office:value="17540">
                <text:p>17540</text:p>
              </table:table-cell>
            </table:table-row>
            <table:table-row>
              <table:table-cell office:value-type="string">
                <text:p> be</text:p>
              </table:table-cell>
              <table:table-cell office:value-type="float" office:value="17493">
                <text:p>17493</text:p>
              </table:table-cell>
            </table:table-row>
            <table:table-row>
              <table:table-cell office:value-type="string">
                <text:p> but</text:p>
              </table:table-cell>
              <table:table-cell office:value-type="float" office:value="17033">
                <text:p>17033</text:p>
              </table:table-cell>
            </table:table-row>
            <table:table-row>
              <table:table-cell office:value-type="string">
                <text:p> this</text:p>
              </table:table-cell>
              <table:table-cell office:value-type="float" office:value="16399">
                <text:p>16399</text:p>
              </table:table-cell>
            </table:table-row>
            <table:table-row>
              <table:table-cell office:value-type="string">
                <text:p> which</text:p>
              </table:table-cell>
              <table:table-cell office:value-type="float" office:value="15440">
                <text:p>15440</text:p>
              </table:table-cell>
            </table:table-row>
            <table:table-row>
              <table:table-cell office:value-type="string">
                <text:p> have</text:p>
              </table:table-cell>
              <table:table-cell office:value-type="float" office:value="14839">
                <text:p>14839</text:p>
              </table:table-cell>
            </table:table-row>
            <table:table-row>
              <table:table-cell office:value-type="string">
                <text:p> or</text:p>
              </table:table-cell>
              <table:table-cell office:value-type="float" office:value="14504">
                <text:p>14504</text:p>
              </table:table-cell>
            </table:table-row>
            <table:table-row>
              <table:table-cell office:value-type="string">
                <text:p> from</text:p>
              </table:table-cell>
              <table:table-cell office:value-type="float" office:value="14012">
                <text:p>14012</text:p>
              </table:table-cell>
            </table:table-row>
            <table:table-row>
              <table:table-cell office:value-type="string">
                <text:p> my</text:p>
              </table:table-cell>
              <table:table-cell office:value-type="float" office:value="12922">
                <text:p>12922</text:p>
              </table:table-cell>
            </table:table-row>
            <table:table-row>
              <table:table-cell office:value-type="string">
                <text:p> all</text:p>
              </table:table-cell>
              <table:table-cell office:value-type="float" office:value="12715">
                <text:p>12715</text:p>
              </table:table-cell>
            </table:table-row>
            <table:table-row>
              <table:table-cell office:value-type="string">
                <text:p> her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string">
                <text:p> we</text:p>
              </table:table-cell>
              <table:table-cell office:value-type="float" office:value="11684">
                <text:p>11684</text:p>
              </table:table-cell>
            </table:table-row>
            <table:table-row>
              <table:table-cell office:value-type="string">
                <text:p> they</text:p>
              </table:table-cell>
              <table:table-cell office:value-type="float" office:value="11665">
                <text:p>11665</text:p>
              </table:table-cell>
            </table:table-row>
            <table:table-row>
              <table:table-cell office:value-type="string">
                <text:p> were</text:p>
              </table:table-cell>
              <table:table-cell office:value-type="float" office:value="11286">
                <text:p>11286</text:p>
              </table:table-cell>
            </table:table-row>
            <table:table-row>
              <table:table-cell office:value-type="string">
                <text:p> him</text:p>
              </table:table-cell>
              <table:table-cell office:value-type="float" office:value="10536">
                <text:p>10536</text:p>
              </table:table-cell>
            </table:table-row>
            <table:table-row>
              <table:table-cell office:value-type="string">
                <text:p> said</text:p>
              </table:table-cell>
              <table:table-cell office:value-type="float" office:value="10489">
                <text:p>10489</text:p>
              </table:table-cell>
            </table:table-row>
            <table:table-row>
              <table:table-cell office:value-type="string">
                <text:p> an</text:p>
              </table:table-cell>
              <table:table-cell office:value-type="float" office:value="9944">
                <text:p>9944</text:p>
              </table:table-cell>
            </table:table-row>
            <table:table-row>
              <table:table-cell office:value-type="string">
                <text:p> so</text:p>
              </table:table-cell>
              <table:table-cell office:value-type="float" office:value="9678">
                <text:p>9678</text:p>
              </table:table-cell>
            </table:table-row>
            <table:table-row>
              <table:table-cell office:value-type="string">
                <text:p> are</text:p>
              </table:table-cell>
              <table:table-cell office:value-type="float" office:value="9644">
                <text:p>9644</text:p>
              </table:table-cell>
            </table:table-row>
            <table:table-row>
              <table:table-cell office:value-type="string">
                <text:p> she</text:p>
              </table:table-cell>
              <table:table-cell office:value-type="float" office:value="9635">
                <text:p>9635</text:p>
              </table:table-cell>
            </table:table-row>
            <table:table-row>
              <table:table-cell office:value-type="string">
                <text:p> one</text:p>
              </table:table-cell>
              <table:table-cell office:value-type="float" office:value="9468">
                <text:p>9468</text:p>
              </table:table-cell>
            </table:table-row>
            <table:table-row>
              <table:table-cell office:value-type="string">
                <text:p> their</text:p>
              </table:table-cell>
              <table:table-cell office:value-type="float" office:value="9466">
                <text:p>9466</text:p>
              </table:table-cell>
            </table:table-row>
            <table:table-row>
              <table:table-cell office:value-type="string">
                <text:p> no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string">
                <text:p> me</text:p>
              </table:table-cell>
              <table:table-cell office:value-type="float" office:value="9341">
                <text:p>9341</text:p>
              </table:table-cell>
            </table:table-row>
            <table:table-row>
              <table:table-cell office:value-type="string">
                <text:p> been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 mr</text:p>
              </table:table-cell>
              <table:table-cell office:value-type="float" office:value="8391">
                <text:p>8391</text:p>
              </table:table-cell>
            </table:table-row>
            <table:table-row>
              <table:table-cell office:value-type="string">
                <text:p> would</text:p>
              </table:table-cell>
              <table:table-cell office:value-type="float" office:value="8041">
                <text:p>8041</text:p>
              </table:table-cell>
            </table:table-row>
            <table:table-row>
              <table:table-cell office:value-type="string">
                <text:p> when</text:p>
              </table:table-cell>
              <table:table-cell office:value-type="float" office:value="7973">
                <text:p>7973</text:p>
              </table:table-cell>
            </table:table-row>
            <table:table-row>
              <table:table-cell office:value-type="string">
                <text:p> if</text:p>
              </table:table-cell>
              <table:table-cell office:value-type="float" office:value="7894">
                <text:p>7894</text:p>
              </table:table-cell>
            </table:table-row>
            <table:table-row>
              <table:table-cell office:value-type="string">
                <text:p> there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 them</text:p>
              </table:table-cell>
              <table:table-cell office:value-type="float" office:value="6933">
                <text:p>6933</text:p>
              </table:table-cell>
            </table:table-row>
            <table:table-row>
              <table:table-cell office:value-type="string">
                <text:p> who</text:p>
              </table:table-cell>
              <table:table-cell office:value-type="float" office:value="6796">
                <text:p>6796</text:p>
              </table:table-cell>
            </table:table-row>
            <table:table-row>
              <table:table-cell office:value-type="string">
                <text:p> what</text:p>
              </table:table-cell>
              <table:table-cell office:value-type="float" office:value="6608">
                <text:p>6608</text:p>
              </table:table-cell>
            </table:table-row>
            <table:table-row>
              <table:table-cell office:value-type="string">
                <text:p> up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 will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 out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string">
                <text:p> more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 its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 any</text:p>
              </table:table-cell>
              <table:table-cell office:value-type="float" office:value="5914">
                <text:p>5914</text:p>
              </table:table-cell>
            </table:table-row>
            <table:table-row>
              <table:table-cell office:value-type="string">
                <text:p> very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string">
                <text:p> then</text:p>
              </table:table-cell>
              <table:table-cell office:value-type="float" office:value="5693">
                <text:p>5693</text:p>
              </table:table-cell>
            </table:table-row>
            <table:table-row>
              <table:table-cell office:value-type="string">
                <text:p> into</text:p>
              </table:table-cell>
              <table:table-cell office:value-type="float" office:value="5676">
                <text:p>5676</text:p>
              </table:table-cell>
            </table:table-row>
            <table:table-row>
              <table:table-cell office:value-type="string">
                <text:p> could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> some</text:p>
              </table:table-cell>
              <table:table-cell office:value-type="float" office:value="5525">
                <text:p>5525</text:p>
              </table:table-cell>
            </table:table-row>
            <table:table-row>
              <table:table-cell office:value-type="string">
                <text:p> time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string">
                <text:p> other</text:p>
              </table:table-cell>
              <table:table-cell office:value-type="float" office:value="5096">
                <text:p>5096</text:p>
              </table:table-cell>
            </table:table-row>
            <table:table-row>
              <table:table-cell office:value-type="string">
                <text:p> upon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string">
                <text:p> our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 about</text:p>
              </table:table-cell>
              <table:table-cell office:value-type="float" office:value="5035">
                <text:p>5035</text:p>
              </table:table-cell>
            </table:table-row>
            <table:table-row>
              <table:table-cell office:value-type="string">
                <text:p> do</text:p>
              </table:table-cell>
              <table:table-cell office:value-type="float" office:value="5025">
                <text:p>5025</text:p>
              </table:table-cell>
            </table:table-row>
            <table:table-row>
              <table:table-cell office:value-type="string">
                <text:p> than</text:p>
              </table:table-cell>
              <table:table-cell office:value-type="float" office:value="4891">
                <text:p>4891</text:p>
              </table:table-cell>
            </table:table-row>
            <table:table-row>
              <table:table-cell office:value-type="string">
                <text:p> man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 has</text:p>
              </table:table-cell>
              <table:table-cell office:value-type="float" office:value="4829">
                <text:p>4829</text:p>
              </table:table-cell>
            </table:table-row>
            <table:table-row>
              <table:table-cell office:value-type="string">
                <text:p> general</text:p>
              </table:table-cell>
              <table:table-cell office:value-type="float" office:value="4826">
                <text:p>4826</text:p>
              </table:table-cell>
            </table:table-row>
            <table:table-row>
              <table:table-cell office:value-type="string">
                <text:p> only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 now</text:p>
              </table:table-cell>
              <table:table-cell office:value-type="float" office:value="4687">
                <text:p>4687</text:p>
              </table:table-cell>
            </table:table-row>
            <table:table-row>
              <table:table-cell office:value-type="string">
                <text:p> old</text:p>
              </table:table-cell>
              <table:table-cell office:value-type="float" office:value="4629">
                <text:p>4629</text:p>
              </table:table-cell>
            </table:table-row>
            <table:table-row>
              <table:table-cell office:value-type="string">
                <text:p> may</text:p>
              </table:table-cell>
              <table:table-cell office:value-type="float" office:value="4361">
                <text:p>4361</text:p>
              </table:table-cell>
            </table:table-row>
            <table:table-row>
              <table:table-cell office:value-type="string">
                <text:p> these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 two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 your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 can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 little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 such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 great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 did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 see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 should</text:p>
              </table:table-cell>
              <table:table-cell office:value-type="float" office:value="3662">
                <text:p>3662</text:p>
              </table:table-cell>
            </table:table-row>
            <table:table-row>
              <table:table-cell office:value-type="string">
                <text:p> made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 before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string">
                <text:p> must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 well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 how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 after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 like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 first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 down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 most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 over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 us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 same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 know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 much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 good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 where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 being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 never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 come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 here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string">
                <text:p> say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 back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 own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 day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 men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 many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 project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 work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 came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 long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 way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 without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 gutenberg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 again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 life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 under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 might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 through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 even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 himself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 go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 found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 those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 sir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 make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 new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 every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 each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 still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 pickwick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 hand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 right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 mrs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 while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 another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 too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 went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 think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 away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 place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 yet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 head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 just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 thought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 between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 am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 last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 people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 three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 young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 nothing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 years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 shall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 house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 left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 though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 once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 having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 eyes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 night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 off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 mind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 part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 thus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 saw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 ever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 far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 also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 take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 name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 species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 took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 don't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 tm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 both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 lady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 whole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 against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 why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 because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 thing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 few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 god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 however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 full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 works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 tell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 seemed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 room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 got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 seen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 replied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 dear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 let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 quite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 get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 give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 face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 half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 always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 looked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 put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 soon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 look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 told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 among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 course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 sam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 yes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 case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 water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 things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 world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 knew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 called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 use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 country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 heard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 days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 better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 find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 several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 during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 war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 army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 door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 done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 going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 hundred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 state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 side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 boy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 whose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 set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 moment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 point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 gwen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 end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 light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 large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 fact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 hands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 small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 next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 order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 less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 round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 within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 near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 known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 words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 word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 oh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 states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 until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 nature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 thousand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 four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 almost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 nor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 miss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 enough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 cannot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 certain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 form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 says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 myself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 voice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 rather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 something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 love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 whom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 fire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 does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 heart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 five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 given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 taken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 gave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 letter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 looking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 gentleman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 asked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 till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 death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 present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 father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 perhaps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 best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 true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 believe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 together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 terms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 indeed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 river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 matter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 felt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 brought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 turned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 number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 morning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 it's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 mother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 means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 e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 often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 public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 manner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 since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 common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 home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 ground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 stood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 either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 law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 others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 whether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 weller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 labor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 themselves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 united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 high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 person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 began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 possible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 air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 feet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 short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 least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 reason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 friend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 open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 became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 nearly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 above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 black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 power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 hear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 earth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 gone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 subject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 road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 behind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 natural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 passed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 question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 sea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 city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 twenty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 second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 want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 land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 woman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 times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 keep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 alone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 dead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 itself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 become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 electronic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 lord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 spirit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 court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 joe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 doubt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 read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 character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 along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 body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 kind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 lay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 human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 anything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 different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 son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 s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 story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 white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 held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 music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 towards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 family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 leave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 used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 already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 hour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 sent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 chapter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 book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 hope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 uncle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 period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 coming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 bible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 force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 suppose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 sure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 o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 close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 call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 foundation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 red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 making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 across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 i'm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 followed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 aunt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 strong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 returned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 moral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 miles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 p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 six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 division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 act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 therefore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 forms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 friends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 mean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 show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 early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 view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 poor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 reached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 agreement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 line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 ten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 truth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 strange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 c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 position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 fell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 really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 return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 london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 de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 beyond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 forth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 cause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 year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 business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 command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 sat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 king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 sort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 that's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 sense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 sister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 orders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 beautiful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 age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 history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 children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 girl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 major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 account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 continued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 herself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 hold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 bed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 lost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 appeared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 enemy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 table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 idea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 except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 effect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 purpose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 wife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 master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 speak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 kept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 following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 eye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 further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 help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 colonel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 written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 cases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 clear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 money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 understand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 important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 free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 sometimes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 south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 around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 front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 latter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 arms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 none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 dark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 party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 certainly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 toward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 town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 laws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 length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 answer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 corps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 probably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 turn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 action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 able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 company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 m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 child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 horse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 change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 suddenly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 saying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 north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 knowledge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 seems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 past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 although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 taking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 mere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 brother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 necessary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 wish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 ready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 union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 i'll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 sound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 below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 rest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 street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 remained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 attention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 answered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 feel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 met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 carried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 single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 john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 grant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 soul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 dave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 green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 living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 sight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 winkle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 live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 sun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 neither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 hard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 chief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 animals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 interest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 forward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 license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 low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 women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 later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 generally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 art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 merely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 individual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 ask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 big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 class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 bad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 literary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 self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 bring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 copy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 movement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 sherman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 slowly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 hair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 trade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 english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 government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 eight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 facts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 office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 evening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 third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 m'riar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 christian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 daughter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 can't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 battle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 cried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 inquired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 led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 wrong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 greater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 need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 entered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 remember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 charge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 information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 particular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 seem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 march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 field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 wild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 real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 run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 according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 else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 hours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 cut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 immediately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 donations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 thou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 feeling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 fifty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 cold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 outside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 f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 various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 ago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 troops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 deep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 pocket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 appearance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 future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 mine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 object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 fear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 unless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 ye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 spoke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 stopped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 dr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 mo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 especially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 fellow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 fine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 placed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 degree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 care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 struck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 copyright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 conditions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 whatever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 wanted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 paid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 selection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 heavy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 longer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 conversation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 condition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 varieties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 follow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 window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 late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 added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 st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 society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 meet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 blood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 french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 observed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 chair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 england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 talk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 direction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 dog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 supposed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 circumstances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 former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 drawn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 trees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 railroad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 happy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 officers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 perfect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 gentlemen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 cavalry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 chance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 parts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 reach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 notice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 comes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 strength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 speech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 fall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 sleep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 property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 existence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 didn't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 opened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 expression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 wall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 arm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 distance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 instead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 laid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 impossible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 minutes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 foot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 lived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 bear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 paper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 ordered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 meaning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 opinion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 hardly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 won't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 due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 thirty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 he's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 including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 opera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 church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 t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 instance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 strike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 ran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 mouth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 scarcely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 pretty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 archive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 ii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 easy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 died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 stop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 etc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 president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 distinct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 w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 respect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 duty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 difficulty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 ought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 remain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 system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 broken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 stand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 blue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 military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 influence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 visit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 west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 learned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 formed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 rose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 please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 experience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 standing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 walked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 meant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 language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 i've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 everything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 service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 leaving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 similar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 attempt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 lines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 personal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 horses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 middle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 tried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 picture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 food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 illustration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 started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 american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 importance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 easily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 plants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 peace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 figure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 drew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 bill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 evil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possession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perfectly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happened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knows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success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 conclusion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 glass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 seven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 makes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 evidence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 camp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 judge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 grew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 speaking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 play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 granny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 paragraph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 captain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 send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 fully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 tree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 move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 agree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 bridge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 bound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 husband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 example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 top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 wide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 special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 trot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 pleasure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 crossed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 thy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 man's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 boat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 religion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 science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 books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 difference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 afterwards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 writing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 silence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 hence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 months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 floor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 musical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 finally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 escape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 legs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 gold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 usual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 result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 beginning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occasion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killed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discovered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principle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doing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 dolly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 thomas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 names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 plain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 york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 forty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 century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 officer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 caught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 arrived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 bob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 step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 save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 trademark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 fair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 note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 getting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 pass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 em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 points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 there's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 places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 giving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 iii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 main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 quiet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wardle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hill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seeing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heaven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presence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 original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 belief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 maisie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 simply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 explained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 events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 proper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 yourself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 letters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 moved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 houses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access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date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fort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carry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appear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 shown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 fast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 persons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 lips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 nation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 buck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 considered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 ordinary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 wery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 slight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 ladies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 thinking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 pay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 queen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 beauty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 minute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 inhabitants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 you're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 effort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 turning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 start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 page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 religious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 struggle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 afraid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 passage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 opportunity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 east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 nine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 ebook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 washington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 pip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 closely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 scrooge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 regard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 ill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 section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 exclaimed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tone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tennessee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fight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repeated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reply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 national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 corner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 ain't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 lieutenant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 born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birds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refund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sufficient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report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smith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amount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covered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 domain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 receive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 stage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 entirely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 authority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 die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 closed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 garden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 private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 numerous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 sudden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 wrote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animal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faith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headquarters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occupied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progress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characters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 tupman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 equal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 newt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 raised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 exactly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 filled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 dinner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 throughout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 doctor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 bank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 directly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 department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group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cross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glad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serious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memory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 difficult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 support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 try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 ah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 theory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 showed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 beneath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 j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 opposite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 marked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 wonder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 associated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 advantage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 race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 write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 piece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 herbert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 besides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 stone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 darkness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 remarkable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 extent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 engaged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 limited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 stranger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 extreme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 genius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 deal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matters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fresh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members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simple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holy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paris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 married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 expected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 walk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 danger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 school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 island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 d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 hat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 immediate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 understood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 prepared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 post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 eat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 trouble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 peculiar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 distribution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 mountain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 author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 method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 beings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 greatest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 rule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 structure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 safe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 clearly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 considerable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 provide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 leading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 mountains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 building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 complete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 accepted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 lying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 scene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wind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silent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tom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smile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running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 loss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 space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 direct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 staff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 commanding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 rich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widow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sitting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cap'n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thee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mississippi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permission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kings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 rear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 broke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 coat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 couldn't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explanatio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keeping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occurred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feelings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straight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tale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apparently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expect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 confidence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 provided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 countenance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 possessed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 moon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 reading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 desire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 entire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proceeded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b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grave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conduct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watch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 prichard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 goes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 unknown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 instant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 savannah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 portio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 lead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 altogether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marrable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believed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ladyship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sit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copies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 composed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 somewhat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 what's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 required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 otherwise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 http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 breath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 relations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wizard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thrown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italian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doctrine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changed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 fixed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 soldiers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 logic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 commanded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 objects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 twelve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 ears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 iron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 song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 happiness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 attack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 walls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 hot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 brigade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 wouldn't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 thoughts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 wood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 america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 greatly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 bit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 sharp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 fat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 individuals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prevent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prove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political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evidently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powers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mill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 acts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 beside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 worth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 ohio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 owner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 servant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 term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 composer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 steps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 described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 dorothy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 lives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 threw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 situation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absence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forgotten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broad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extraordinary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fee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consider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 presently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appears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morrow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shoulder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style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flowers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 caused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fallen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physical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regarded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re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bright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vast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laughed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 hills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talking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lower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reported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tears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james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ruth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 o'clock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wemmick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equally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moses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indian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lie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efforts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 succeeded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 machine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 possibly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 groups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 coach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 surface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remarked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creature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allowed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mentioned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fancy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unions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 guns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square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anyone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heads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terrible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statement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alive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 phoebe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 shot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 dress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 break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 valley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 waiting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 spoken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process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higher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pain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created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proved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rapidly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 promise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 volunteers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 relation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 forced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 box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 determined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 curious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 drawing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 guard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 justice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 distant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 larger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 worse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 slow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 dogs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spot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failed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sawyer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rebel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admit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modern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atlanta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wait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fish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 grand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news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joy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david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advance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capital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 fourth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 you'll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 spread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 havisham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 sky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 week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job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surprise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noble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actually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minds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 bottom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 working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 secretary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 trying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 shook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 lear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 passio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 value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 marriage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 carefully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 europe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 mary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 gate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 dozen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couple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powis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passing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neck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tax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 afternoon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sweet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ha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fighting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expressed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farther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usually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estella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shut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mark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 countries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 warm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 effects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absolutely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allow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naturally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necessity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accident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study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 nash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spirit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loui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actual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road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prisoner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princess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domestic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 ghost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inside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cry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teeth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represented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quickly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 cost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surely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secret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freely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distributed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rise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advanced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 nearer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 named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 argument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 organization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 seat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habits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pleasant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presented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claim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practical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kill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divine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observation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biddy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cast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official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established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putting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la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board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wonderful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george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 quarter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falkins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performed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upper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judgment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proof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 affairs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 genera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 control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 principles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 warriors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snodgrass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month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sorry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fate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offered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martians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gradually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rock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ways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moving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 popular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loud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hearing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dropped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ebooks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title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noise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modified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 bore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produce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distributing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bodies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gives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destroy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 honour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spite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novel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ship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spring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extremely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thrale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 train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 divisions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 henry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 crowd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 admitted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 knowing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 size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 parents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spooner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royal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village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opening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reference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laugh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rate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â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forget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ourselves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changes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 palace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variety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smoke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previous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rules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boys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infantry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sides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holding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 suggested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 prince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 virtue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 july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 regular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 false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blind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vain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dream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frequently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stories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hung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leg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 highest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islands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pointed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ideas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text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removed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 nobody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stay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likely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numbers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organized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mighty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search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origin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mass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related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 telling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she's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growing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increase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distribute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h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saved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 streets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michael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reaching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pla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intellectual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confusio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regiment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devil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propositio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impressio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arrival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 armies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modification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posted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nations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youth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meeting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 errors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web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chamber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wise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jaggers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principal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duties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gods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parent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 taught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christmas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medium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record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asleep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falling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 rising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federation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dollars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ma'am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nose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mission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visible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lies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adrian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 breakfast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 touch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 afterward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 christ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 april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wine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indians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aid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finding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singular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attached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 allen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 agreed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 played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 generations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 mowgli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roof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artillery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tea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obliged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satisfied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directed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 creatures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nevertheless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pipe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obtain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recent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shop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civil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employed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active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built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 extended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habit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loved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hall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twice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descended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thick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 using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greek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included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accompanied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connected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campaign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remembered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 phrase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declared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leaves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accept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comply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looks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highly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ages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 follows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8.983cm" xlink:href=".." xlink:type="simple" chart:class="chart:bar" chart:style-name="ch1">
        <chart:legend chart:legend-position="end" svg:x="13.694cm" svg:y="4.192cm" style:legend-expansion="high" chart:style-name="ch2"/>
        <chart:plot-area chart:style-name="ch3" table:cell-range-address="Hoja1.A2:Hoja1.A1548 Hoja1.D1:Hoja1.D1548" chart:data-source-has-labels="both" svg:x="0.32cm" svg:y="0.179cm" svg:width="13.054cm" svg:height="8.625cm">
          <chartooo:coordinate-region svg:x="1.418cm" svg:y="0.179cm" svg:width="11.956cm" svg:height="6.773cm"/>
          <chart:axis chart:dimension="x" chart:name="primary-x" chart:style-name="ch4" chartooo:axis-type="auto">
            <chartooo:date-scale/>
            <chart:categories table:cell-range-address="Hoja1.A2:Hoja1.A15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D2:Hoja1.D1548" chart:label-cell-address="Hoja1.D1:Hoja1.D1" chart:class="chart:bar">
            <chart:data-point chart:repeated="15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 law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</text:p>
                <draw:g>
                  <svg:desc>Hoja1.A2:Hoja1.A1548</svg:desc>
                </draw:g>
              </table:table-cell>
              <table:table-cell office:value-type="float" office:value="0.0250545032365102">
                <text:p>0.0250545032365102</text:p>
                <draw:g>
                  <svg:desc>Hoja1.D2:Hoja1.D1548</svg:desc>
                </draw:g>
              </table:table-cell>
            </table:table-row>
            <table:table-row>
              <table:table-cell office:value-type="string">
                <text:p> that</text:p>
              </table:table-cell>
              <table:table-cell office:value-type="float" office:value="0.021418543006156">
                <text:p>0.021418543006156</text:p>
              </table:table-cell>
            </table:table-row>
            <table:table-row>
              <table:table-cell office:value-type="string">
                <text:p> was</text:p>
              </table:table-cell>
              <table:table-cell office:value-type="float" office:value="0.0187592592614375">
                <text:p>0.0187592592614375</text:p>
              </table:table-cell>
            </table:table-row>
            <table:table-row>
              <table:table-cell office:value-type="string">
                <text:p> it</text:p>
              </table:table-cell>
              <table:table-cell office:value-type="float" office:value="0.0167240944348264">
                <text:p>0.0167240944348264</text:p>
              </table:table-cell>
            </table:table-row>
            <table:table-row>
              <table:table-cell office:value-type="string">
                <text:p> he</text:p>
              </table:table-cell>
              <table:table-cell office:value-type="float" office:value="0.0151130264310122">
                <text:p>0.0151130264310122</text:p>
              </table:table-cell>
            </table:table-row>
            <table:table-row>
              <table:table-cell office:value-type="string">
                <text:p> his</text:p>
              </table:table-cell>
              <table:table-cell office:value-type="float" office:value="0.0138038426460288">
                <text:p>0.0138038426460288</text:p>
              </table:table-cell>
            </table:table-row>
            <table:table-row>
              <table:table-cell office:value-type="string">
                <text:p> as</text:p>
              </table:table-cell>
              <table:table-cell office:value-type="float" office:value="0.0127175159435164">
                <text:p>0.0127175159435164</text:p>
              </table:table-cell>
            </table:table-row>
            <table:table-row>
              <table:table-cell office:value-type="string">
                <text:p> with</text:p>
              </table:table-cell>
              <table:table-cell office:value-type="float" office:value="0.0118006010565532">
                <text:p>0.0118006010565532</text:p>
              </table:table-cell>
            </table:table-row>
            <table:table-row>
              <table:table-cell office:value-type="string">
                <text:p> for</text:p>
              </table:table-cell>
              <table:table-cell office:value-type="float" office:value="0.0110156141949833">
                <text:p>0.0110156141949833</text:p>
              </table:table-cell>
            </table:table-row>
            <table:table-row>
              <table:table-cell office:value-type="string">
                <text:p> is</text:p>
              </table:table-cell>
              <table:table-cell office:value-type="float" office:value="0.0103354618751168">
                <text:p>0.0103354618751168</text:p>
              </table:table-cell>
            </table:table-row>
            <table:table-row>
              <table:table-cell office:value-type="string">
                <text:p> had</text:p>
              </table:table-cell>
              <table:table-cell office:value-type="float" office:value="0.00974005742122644">
                <text:p>0.00974005742122644</text:p>
              </table:table-cell>
            </table:table-row>
            <table:table-row>
              <table:table-cell office:value-type="string">
                <text:p> at</text:p>
              </table:table-cell>
              <table:table-cell office:value-type="float" office:value="0.00921418260806938">
                <text:p>0.00921418260806938</text:p>
              </table:table-cell>
            </table:table-row>
            <table:table-row>
              <table:table-cell office:value-type="string">
                <text:p> on</text:p>
              </table:table-cell>
              <table:table-cell office:value-type="float" office:value="0.00874608970913554">
                <text:p>0.00874608970913554</text:p>
              </table:table-cell>
            </table:table-row>
            <table:table-row>
              <table:table-cell office:value-type="string">
                <text:p> by</text:p>
              </table:table-cell>
              <table:table-cell office:value-type="float" office:value="0.00832656057035538">
                <text:p>0.00832656057035538</text:p>
              </table:table-cell>
            </table:table-row>
            <table:table-row>
              <table:table-cell office:value-type="string">
                <text:p> not</text:p>
              </table:table-cell>
              <table:table-cell office:value-type="float" office:value="0.00794825703624001">
                <text:p>0.00794825703624001</text:p>
              </table:table-cell>
            </table:table-row>
            <table:table-row>
              <table:table-cell office:value-type="string">
                <text:p> you</text:p>
              </table:table-cell>
              <table:table-cell office:value-type="float" office:value="0.00760526241520746">
                <text:p>0.00760526241520746</text:p>
              </table:table-cell>
            </table:table-row>
            <table:table-row>
              <table:table-cell office:value-type="string">
                <text:p> be</text:p>
              </table:table-cell>
              <table:table-cell office:value-type="float" office:value="0.00729275135337007">
                <text:p>0.00729275135337007</text:p>
              </table:table-cell>
            </table:table-row>
            <table:table-row>
              <table:table-cell office:value-type="string">
                <text:p> but</text:p>
              </table:table-cell>
              <table:table-cell office:value-type="float" office:value="0.00700674793970153">
                <text:p>0.00700674793970153</text:p>
              </table:table-cell>
            </table:table-row>
            <table:table-row>
              <table:table-cell office:value-type="string">
                <text:p> this</text:p>
              </table:table-cell>
              <table:table-cell office:value-type="float" office:value="0.00674394564081045">
                <text:p>0.00674394564081045</text:p>
              </table:table-cell>
            </table:table-row>
            <table:table-row>
              <table:table-cell office:value-type="string">
                <text:p> which</text:p>
              </table:table-cell>
              <table:table-cell office:value-type="float" office:value="0.00650157133731747">
                <text:p>0.00650157133731747</text:p>
              </table:table-cell>
            </table:table-row>
            <table:table-row>
              <table:table-cell office:value-type="string">
                <text:p> have</text:p>
              </table:table-cell>
              <table:table-cell office:value-type="float" office:value="0.00627728132428301">
                <text:p>0.00627728132428301</text:p>
              </table:table-cell>
            </table:table-row>
            <table:table-row>
              <table:table-cell office:value-type="string">
                <text:p> or</text:p>
              </table:table-cell>
              <table:table-cell office:value-type="float" office:value="0.00606908081798757">
                <text:p>0.00606908081798757</text:p>
              </table:table-cell>
            </table:table-row>
            <table:table-row>
              <table:table-cell office:value-type="string">
                <text:p> from</text:p>
              </table:table-cell>
              <table:table-cell office:value-type="float" office:value="0.00587526098031209">
                <text:p>0.00587526098031209</text:p>
              </table:table-cell>
            </table:table-row>
            <table:table-row>
              <table:table-cell office:value-type="string">
                <text:p> my</text:p>
              </table:table-cell>
              <table:table-cell office:value-type="float" office:value="0.00569434915756944">
                <text:p>0.00569434915756944</text:p>
              </table:table-cell>
            </table:table-row>
            <table:table-row>
              <table:table-cell office:value-type="string">
                <text:p> all</text:p>
              </table:table-cell>
              <table:table-cell office:value-type="float" office:value="0.00552506919993074">
                <text:p>0.00552506919993074</text:p>
              </table:table-cell>
            </table:table-row>
            <table:table-row>
              <table:table-cell office:value-type="string">
                <text:p> her</text:p>
              </table:table-cell>
              <table:table-cell office:value-type="float" office:value="0.00536630955069068">
                <text:p>0.00536630955069068</text:p>
              </table:table-cell>
            </table:table-row>
            <table:table-row>
              <table:table-cell office:value-type="string">
                <text:p> we</text:p>
              </table:table-cell>
              <table:table-cell office:value-type="float" office:value="0.00521709738190358">
                <text:p>0.00521709738190358</text:p>
              </table:table-cell>
            </table:table-row>
            <table:table-row>
              <table:table-cell office:value-type="string">
                <text:p> they</text:p>
              </table:table-cell>
              <table:table-cell office:value-type="float" office:value="0.00507657747722647">
                <text:p>0.00507657747722647</text:p>
              </table:table-cell>
            </table:table-row>
            <table:table-row>
              <table:table-cell office:value-type="string">
                <text:p> were</text:p>
              </table:table-cell>
              <table:table-cell office:value-type="float" office:value="0.0049439948729339">
                <text:p>0.0049439948729339</text:p>
              </table:table-cell>
            </table:table-row>
            <table:table-row>
              <table:table-cell office:value-type="string">
                <text:p> him</text:p>
              </table:table-cell>
              <table:table-cell office:value-type="float" office:value="0.00481868049720611">
                <text:p>0.00481868049720611</text:p>
              </table:table-cell>
            </table:table-row>
            <table:table-row>
              <table:table-cell office:value-type="string">
                <text:p> said</text:p>
              </table:table-cell>
              <table:table-cell office:value-type="float" office:value="0.00470003921880219">
                <text:p>0.00470003921880219</text:p>
              </table:table-cell>
            </table:table-row>
            <table:table-row>
              <table:table-cell office:value-type="string">
                <text:p> an</text:p>
              </table:table-cell>
              <table:table-cell office:value-type="float" office:value="0.00458753984506553">
                <text:p>0.00458753984506553</text:p>
              </table:table-cell>
            </table:table-row>
            <table:table-row>
              <table:table-cell office:value-type="string">
                <text:p> so</text:p>
              </table:table-cell>
              <table:table-cell office:value-type="float" office:value="0.00448070670713315">
                <text:p>0.00448070670713315</text:p>
              </table:table-cell>
            </table:table-row>
            <table:table-row>
              <table:table-cell office:value-type="string">
                <text:p> are</text:p>
              </table:table-cell>
              <table:table-cell office:value-type="float" office:value="0.00437911254526757">
                <text:p>0.00437911254526757</text:p>
              </table:table-cell>
            </table:table-row>
            <table:table-row>
              <table:table-cell office:value-type="string">
                <text:p> she</text:p>
              </table:table-cell>
              <table:table-cell office:value-type="float" office:value="0.00428237246519677">
                <text:p>0.00428237246519677</text:p>
              </table:table-cell>
            </table:table-row>
            <table:table-row>
              <table:table-cell office:value-type="string">
                <text:p> one</text:p>
              </table:table-cell>
              <table:table-cell office:value-type="float" office:value="0.0041901387814506">
                <text:p>0.0041901387814506</text:p>
              </table:table-cell>
            </table:table-row>
            <table:table-row>
              <table:table-cell office:value-type="string">
                <text:p> their</text:p>
              </table:table-cell>
              <table:table-cell office:value-type="float" office:value="0.00410209659902136">
                <text:p>0.00410209659902136</text:p>
              </table:table-cell>
            </table:table-row>
            <table:table-row>
              <table:table-cell office:value-type="string">
                <text:p> no</text:p>
              </table:table-cell>
              <table:table-cell office:value-type="float" office:value="0.00401796001254728">
                <text:p>0.00401796001254728</text:p>
              </table:table-cell>
            </table:table-row>
            <table:table-row>
              <table:table-cell office:value-type="string">
                <text:p> me</text:p>
              </table:table-cell>
              <table:table-cell office:value-type="float" office:value="0.00393746882433668">
                <text:p>0.00393746882433668</text:p>
              </table:table-cell>
            </table:table-row>
            <table:table-row>
              <table:table-cell office:value-type="string">
                <text:p> been</text:p>
              </table:table-cell>
              <table:table-cell office:value-type="float" office:value="0.00386038570020751">
                <text:p>0.00386038570020751</text:p>
              </table:table-cell>
            </table:table-row>
            <table:table-row>
              <table:table-cell office:value-type="string">
                <text:p> mr</text:p>
              </table:table-cell>
              <table:table-cell office:value-type="float" office:value="0.00378649369629259">
                <text:p>0.00378649369629259</text:p>
              </table:table-cell>
            </table:table-row>
            <table:table-row>
              <table:table-cell office:value-type="string">
                <text:p> would</text:p>
              </table:table-cell>
              <table:table-cell office:value-type="float" office:value="0.0037155941014014">
                <text:p>0.0037155941014014</text:p>
              </table:table-cell>
            </table:table-row>
            <table:table-row>
              <table:table-cell office:value-type="string">
                <text:p> when</text:p>
              </table:table-cell>
              <table:table-cell office:value-type="float" office:value="0.00364750454880971">
                <text:p>0.00364750454880971</text:p>
              </table:table-cell>
            </table:table-row>
            <table:table-row>
              <table:table-cell office:value-type="string">
                <text:p> if</text:p>
              </table:table-cell>
              <table:table-cell office:value-type="float" office:value="0.00358205735891343">
                <text:p>0.00358205735891343</text:p>
              </table:table-cell>
            </table:table-row>
            <table:table-row>
              <table:table-cell office:value-type="string">
                <text:p> there</text:p>
              </table:table-cell>
              <table:table-cell office:value-type="float" office:value="0.00351909808037827">
                <text:p>0.00351909808037827</text:p>
              </table:table-cell>
            </table:table-row>
            <table:table-row>
              <table:table-cell office:value-type="string">
                <text:p> them</text:p>
              </table:table-cell>
              <table:table-cell office:value-type="float" office:value="0.00345848420251207">
                <text:p>0.00345848420251207</text:p>
              </table:table-cell>
            </table:table-row>
            <table:table-row>
              <table:table-cell office:value-type="string">
                <text:p> who</text:p>
              </table:table-cell>
              <table:table-cell office:value-type="float" office:value="0.00340008401579641">
                <text:p>0.00340008401579641</text:p>
              </table:table-cell>
            </table:table-row>
            <table:table-row>
              <table:table-cell office:value-type="string">
                <text:p> what</text:p>
              </table:table-cell>
              <table:table-cell office:value-type="float" office:value="0.00334377560100456">
                <text:p>0.00334377560100456</text:p>
              </table:table-cell>
            </table:table-row>
            <table:table-row>
              <table:table-cell office:value-type="string">
                <text:p> up</text:p>
              </table:table-cell>
              <table:table-cell office:value-type="float" office:value="0.00328944593023995">
                <text:p>0.00328944593023995</text:p>
              </table:table-cell>
            </table:table-row>
            <table:table-row>
              <table:table-cell office:value-type="string">
                <text:p> will</text:p>
              </table:table-cell>
              <table:table-cell office:value-type="float" office:value="0.00323699006565806">
                <text:p>0.00323699006565806</text:p>
              </table:table-cell>
            </table:table-row>
            <table:table-row>
              <table:table-cell office:value-type="string">
                <text:p> out</text:p>
              </table:table-cell>
              <table:table-cell office:value-type="float" office:value="0.00318631044367201">
                <text:p>0.00318631044367201</text:p>
              </table:table-cell>
            </table:table-row>
            <table:table-row>
              <table:table-cell office:value-type="string">
                <text:p> more</text:p>
              </table:table-cell>
              <table:table-cell office:value-type="float" office:value="0.00313731623415672">
                <text:p>0.00313731623415672</text:p>
              </table:table-cell>
            </table:table-row>
            <table:table-row>
              <table:table-cell office:value-type="string">
                <text:p> its</text:p>
              </table:table-cell>
              <table:table-cell office:value-type="float" office:value="0.00308992276561409">
                <text:p>0.00308992276561409</text:p>
              </table:table-cell>
            </table:table-row>
            <table:table-row>
              <table:table-cell office:value-type="string">
                <text:p> any</text:p>
              </table:table-cell>
              <table:table-cell office:value-type="float" office:value="0.00304405100848799">
                <text:p>0.00304405100848799</text:p>
              </table:table-cell>
            </table:table-row>
            <table:table-row>
              <table:table-cell office:value-type="string">
                <text:p> very</text:p>
              </table:table-cell>
              <table:table-cell office:value-type="float" office:value="0.00299962710985962">
                <text:p>0.00299962710985962</text:p>
              </table:table-cell>
            </table:table-row>
            <table:table-row>
              <table:table-cell office:value-type="string">
                <text:p> then</text:p>
              </table:table-cell>
              <table:table-cell office:value-type="float" office:value="0.00295658197364179">
                <text:p>0.00295658197364179</text:p>
              </table:table-cell>
            </table:table-row>
            <table:table-row>
              <table:table-cell office:value-type="string">
                <text:p> into</text:p>
              </table:table-cell>
              <table:table-cell office:value-type="float" office:value="0.00291485088114932">
                <text:p>0.00291485088114932</text:p>
              </table:table-cell>
            </table:table-row>
            <table:table-row>
              <table:table-cell office:value-type="string">
                <text:p> could</text:p>
              </table:table-cell>
              <table:table-cell office:value-type="float" office:value="0.00287437314757301">
                <text:p>0.00287437314757301</text:p>
              </table:table-cell>
            </table:table-row>
            <table:table-row>
              <table:table-cell office:value-type="string">
                <text:p> some</text:p>
              </table:table-cell>
              <table:table-cell office:value-type="float" office:value="0.00283509181044314">
                <text:p>0.00283509181044314</text:p>
              </table:table-cell>
            </table:table-row>
            <table:table-row>
              <table:table-cell office:value-type="string">
                <text:p> time</text:p>
              </table:table-cell>
              <table:table-cell office:value-type="float" office:value="0.00279695334664991">
                <text:p>0.00279695334664991</text:p>
              </table:table-cell>
            </table:table-row>
            <table:table-row>
              <table:table-cell office:value-type="string">
                <text:p> other</text:p>
              </table:table-cell>
              <table:table-cell office:value-type="float" office:value="0.00275990741500358">
                <text:p>0.00275990741500358</text:p>
              </table:table-cell>
            </table:table-row>
            <table:table-row>
              <table:table-cell office:value-type="string">
                <text:p> upon</text:p>
              </table:table-cell>
              <table:table-cell office:value-type="float" office:value="0.0027239066216768">
                <text:p>0.0027239066216768</text:p>
              </table:table-cell>
            </table:table-row>
            <table:table-row>
              <table:table-cell office:value-type="string">
                <text:p> our</text:p>
              </table:table-cell>
              <table:table-cell office:value-type="float" office:value="0.00268890630618392">
                <text:p>0.00268890630618392</text:p>
              </table:table-cell>
            </table:table-row>
            <table:table-row>
              <table:table-cell office:value-type="string">
                <text:p> about</text:p>
              </table:table-cell>
              <table:table-cell office:value-type="float" office:value="0.00265486434582313">
                <text:p>0.00265486434582313</text:p>
              </table:table-cell>
            </table:table-row>
            <table:table-row>
              <table:table-cell office:value-type="string">
                <text:p> do</text:p>
              </table:table-cell>
              <table:table-cell office:value-type="float" office:value="0.00262174097674398">
                <text:p>0.00262174097674398</text:p>
              </table:table-cell>
            </table:table-row>
            <table:table-row>
              <table:table-cell office:value-type="string">
                <text:p> than</text:p>
              </table:table-cell>
              <table:table-cell office:value-type="float" office:value="0.00258949863000942">
                <text:p>0.00258949863000942</text:p>
              </table:table-cell>
            </table:table-row>
            <table:table-row>
              <table:table-cell office:value-type="string">
                <text:p> man</text:p>
              </table:table-cell>
              <table:table-cell office:value-type="float" office:value="0.00255810178120203">
                <text:p>0.00255810178120203</text:p>
              </table:table-cell>
            </table:table-row>
            <table:table-row>
              <table:table-cell office:value-type="string">
                <text:p> has</text:p>
              </table:table-cell>
              <table:table-cell office:value-type="float" office:value="0.00252751681228275">
                <text:p>0.00252751681228275</text:p>
              </table:table-cell>
            </table:table-row>
            <table:table-row>
              <table:table-cell office:value-type="string">
                <text:p> general</text:p>
              </table:table-cell>
              <table:table-cell office:value-type="float" office:value="0.0024977118845496">
                <text:p>0.0024977118845496</text:p>
              </table:table-cell>
            </table:table-row>
            <table:table-row>
              <table:table-cell office:value-type="string">
                <text:p> only</text:p>
              </table:table-cell>
              <table:table-cell office:value-type="float" office:value="0.00246865682166633">
                <text:p>0.00246865682166633</text:p>
              </table:table-cell>
            </table:table-row>
            <table:table-row>
              <table:table-cell office:value-type="string">
                <text:p> now</text:p>
              </table:table-cell>
              <table:table-cell office:value-type="float" office:value="0.00244032300183913">
                <text:p>0.00244032300183913</text:p>
              </table:table-cell>
            </table:table-row>
            <table:table-row>
              <table:table-cell office:value-type="string">
                <text:p> old</text:p>
              </table:table-cell>
              <table:table-cell office:value-type="float" office:value="0.00241268325831489">
                <text:p>0.00241268325831489</text:p>
              </table:table-cell>
            </table:table-row>
            <table:table-row>
              <table:table-cell office:value-type="string">
                <text:p> may</text:p>
              </table:table-cell>
              <table:table-cell office:value-type="float" office:value="0.00238571178745888">
                <text:p>0.00238571178745888</text:p>
              </table:table-cell>
            </table:table-row>
            <table:table-row>
              <table:table-cell office:value-type="string">
                <text:p> these</text:p>
              </table:table-cell>
              <table:table-cell office:value-type="float" office:value="0.00235938406374473">
                <text:p>0.00235938406374473</text:p>
              </table:table-cell>
            </table:table-row>
            <table:table-row>
              <table:table-cell office:value-type="string">
                <text:p> two</text:p>
              </table:table-cell>
              <table:table-cell office:value-type="float" office:value="0.00233367676105585">
                <text:p>0.00233367676105585</text:p>
              </table:table-cell>
            </table:table-row>
            <table:table-row>
              <table:table-cell office:value-type="string">
                <text:p> your</text:p>
              </table:table-cell>
              <table:table-cell office:value-type="float" office:value="0.0023085676797567">
                <text:p>0.0023085676797567</text:p>
              </table:table-cell>
            </table:table-row>
            <table:table-row>
              <table:table-cell office:value-type="string">
                <text:p> can</text:p>
              </table:table-cell>
              <table:table-cell office:value-type="float" office:value="0.00228403567904473">
                <text:p>0.00228403567904473</text:p>
              </table:table-cell>
            </table:table-row>
            <table:table-row>
              <table:table-cell office:value-type="string">
                <text:p> little</text:p>
              </table:table-cell>
              <table:table-cell office:value-type="float" office:value="0.00226006061414084">
                <text:p>0.00226006061414084</text:p>
              </table:table-cell>
            </table:table-row>
            <table:table-row>
              <table:table-cell office:value-type="string">
                <text:p> such</text:p>
              </table:table-cell>
              <table:table-cell office:value-type="float" office:value="0.00223662327791824">
                <text:p>0.00223662327791824</text:p>
              </table:table-cell>
            </table:table-row>
            <table:table-row>
              <table:table-cell office:value-type="string">
                <text:p> great</text:p>
              </table:table-cell>
              <table:table-cell office:value-type="float" office:value="0.00221370534660675">
                <text:p>0.00221370534660675</text:p>
              </table:table-cell>
            </table:table-row>
            <table:table-row>
              <table:table-cell office:value-type="string">
                <text:p> did</text:p>
              </table:table-cell>
              <table:table-cell office:value-type="float" office:value="0.00219128932924345">
                <text:p>0.00219128932924345</text:p>
              </table:table-cell>
            </table:table-row>
            <table:table-row>
              <table:table-cell office:value-type="string">
                <text:p> see</text:p>
              </table:table-cell>
              <table:table-cell office:value-type="float" office:value="0.00216935852057063">
                <text:p>0.00216935852057063</text:p>
              </table:table-cell>
            </table:table-row>
            <table:table-row>
              <table:table-cell office:value-type="string">
                <text:p> should</text:p>
              </table:table-cell>
              <table:table-cell office:value-type="float" office:value="0.00214789695710889">
                <text:p>0.00214789695710889</text:p>
              </table:table-cell>
            </table:table-row>
            <table:table-row>
              <table:table-cell office:value-type="string">
                <text:p> made</text:p>
              </table:table-cell>
              <table:table-cell office:value-type="float" office:value="0.00212688937615778">
                <text:p>0.00212688937615778</text:p>
              </table:table-cell>
            </table:table-row>
            <table:table-row>
              <table:table-cell office:value-type="string">
                <text:p> before</text:p>
              </table:table-cell>
              <table:table-cell office:value-type="float" office:value="0.00210632117749809">
                <text:p>0.00210632117749809</text:p>
              </table:table-cell>
            </table:table-row>
            <table:table-row>
              <table:table-cell office:value-type="string">
                <text:p> must</text:p>
              </table:table-cell>
              <table:table-cell office:value-type="float" office:value="0.00208617838758967">
                <text:p>0.00208617838758967</text:p>
              </table:table-cell>
            </table:table-row>
            <table:table-row>
              <table:table-cell office:value-type="string">
                <text:p> well</text:p>
              </table:table-cell>
              <table:table-cell office:value-type="float" office:value="0.00206644762607663">
                <text:p>0.00206644762607663</text:p>
              </table:table-cell>
            </table:table-row>
            <table:table-row>
              <table:table-cell office:value-type="string">
                <text:p> how</text:p>
              </table:table-cell>
              <table:table-cell office:value-type="float" office:value="0.00204711607442758">
                <text:p>0.00204711607442758</text:p>
              </table:table-cell>
            </table:table-row>
            <table:table-row>
              <table:table-cell office:value-type="string">
                <text:p> after</text:p>
              </table:table-cell>
              <table:table-cell office:value-type="float" office:value="0.00202817144655345">
                <text:p>0.00202817144655345</text:p>
              </table:table-cell>
            </table:table-row>
            <table:table-row>
              <table:table-cell office:value-type="string">
                <text:p> like</text:p>
              </table:table-cell>
              <table:table-cell office:value-type="float" office:value="0.00200960196125831">
                <text:p>0.00200960196125831</text:p>
              </table:table-cell>
            </table:table-row>
            <table:table-row>
              <table:table-cell office:value-type="string">
                <text:p> first</text:p>
              </table:table-cell>
              <table:table-cell office:value-type="float" office:value="0.0019913963163909">
                <text:p>0.0019913963163909</text:p>
              </table:table-cell>
            </table:table-row>
            <table:table-row>
              <table:table-cell office:value-type="string">
                <text:p> down</text:p>
              </table:table-cell>
              <table:table-cell office:value-type="float" office:value="0.00197354366457509">
                <text:p>0.00197354366457509</text:p>
              </table:table-cell>
            </table:table-row>
            <table:table-row>
              <table:table-cell office:value-type="string">
                <text:p> most</text:p>
              </table:table-cell>
              <table:table-cell office:value-type="float" office:value="0.00195603359040758">
                <text:p>0.00195603359040758</text:p>
              </table:table-cell>
            </table:table-row>
            <table:table-row>
              <table:table-cell office:value-type="string">
                <text:p> over</text:p>
              </table:table-cell>
              <table:table-cell office:value-type="float" office:value="0.00193885608902019">
                <text:p>0.00193885608902019</text:p>
              </table:table-cell>
            </table:table-row>
            <table:table-row>
              <table:table-cell office:value-type="string">
                <text:p> us</text:p>
              </table:table-cell>
              <table:table-cell office:value-type="float" office:value="0.00192200154591182">
                <text:p>0.00192200154591182</text:p>
              </table:table-cell>
            </table:table-row>
            <table:table-row>
              <table:table-cell office:value-type="string">
                <text:p> same</text:p>
              </table:table-cell>
              <table:table-cell office:value-type="float" office:value="0.00190546071796325">
                <text:p>0.00190546071796325</text:p>
              </table:table-cell>
            </table:table-row>
            <table:table-row>
              <table:table-cell office:value-type="string">
                <text:p> know</text:p>
              </table:table-cell>
              <table:table-cell office:value-type="float" office:value="0.00188922471555414">
                <text:p>0.00188922471555414</text:p>
              </table:table-cell>
            </table:table-row>
            <table:table-row>
              <table:table-cell office:value-type="string">
                <text:p> much</text:p>
              </table:table-cell>
              <table:table-cell office:value-type="float" office:value="0.00187328498570818">
                <text:p>0.00187328498570818</text:p>
              </table:table-cell>
            </table:table-row>
            <table:table-row>
              <table:table-cell office:value-type="string">
                <text:p> good</text:p>
              </table:table-cell>
              <table:table-cell office:value-type="float" office:value="0.0018576332961978">
                <text:p>0.0018576332961978</text:p>
              </table:table-cell>
            </table:table-row>
            <table:table-row>
              <table:table-cell office:value-type="string">
                <text:p> where</text:p>
              </table:table-cell>
              <table:table-cell office:value-type="float" office:value="0.00184226172054515">
                <text:p>0.00184226172054515</text:p>
              </table:table-cell>
            </table:table-row>
            <table:table-row>
              <table:table-cell office:value-type="string">
                <text:p> being</text:p>
              </table:table-cell>
              <table:table-cell office:value-type="float" office:value="0.00182716262386075">
                <text:p>0.00182716262386075</text:p>
              </table:table-cell>
            </table:table-row>
            <table:table-row>
              <table:table-cell office:value-type="string">
                <text:p> never</text:p>
              </table:table-cell>
              <table:table-cell office:value-type="float" office:value="0.00181232864946545">
                <text:p>0.00181232864946545</text:p>
              </table:table-cell>
            </table:table-row>
            <table:table-row>
              <table:table-cell office:value-type="string">
                <text:p> come</text:p>
              </table:table-cell>
              <table:table-cell office:value-type="float" office:value="0.00179775270624569">
                <text:p>0.00179775270624569</text:p>
              </table:table-cell>
            </table:table-row>
            <table:table-row>
              <table:table-cell office:value-type="string">
                <text:p> here</text:p>
              </table:table-cell>
              <table:table-cell office:value-type="float" office:value="0.00178342795669519">
                <text:p>0.00178342795669519</text:p>
              </table:table-cell>
            </table:table-row>
            <table:table-row>
              <table:table-cell office:value-type="string">
                <text:p> say</text:p>
              </table:table-cell>
              <table:table-cell office:value-type="float" office:value="0.00176934780559998">
                <text:p>0.00176934780559998</text:p>
              </table:table-cell>
            </table:table-row>
            <table:table-row>
              <table:table-cell office:value-type="string">
                <text:p> back</text:p>
              </table:table-cell>
              <table:table-cell office:value-type="float" office:value="0.00175550588932663">
                <text:p>0.00175550588932663</text:p>
              </table:table-cell>
            </table:table-row>
            <table:table-row>
              <table:table-cell office:value-type="string">
                <text:p> own</text:p>
              </table:table-cell>
              <table:table-cell office:value-type="float" office:value="0.0017418960656763">
                <text:p>0.0017418960656763</text:p>
              </table:table-cell>
            </table:table-row>
            <table:table-row>
              <table:table-cell office:value-type="string">
                <text:p> day</text:p>
              </table:table-cell>
              <table:table-cell office:value-type="float" office:value="0.00172851240427001">
                <text:p>0.00172851240427001</text:p>
              </table:table-cell>
            </table:table-row>
            <table:table-row>
              <table:table-cell office:value-type="string">
                <text:p> men</text:p>
              </table:table-cell>
              <table:table-cell office:value-type="float" office:value="0.00171534917743283">
                <text:p>0.00171534917743283</text:p>
              </table:table-cell>
            </table:table-row>
            <table:table-row>
              <table:table-cell office:value-type="string">
                <text:p> many</text:p>
              </table:table-cell>
              <table:table-cell office:value-type="float" office:value="0.00170240085154688">
                <text:p>0.00170240085154688</text:p>
              </table:table-cell>
            </table:table-row>
            <table:table-row>
              <table:table-cell office:value-type="string">
                <text:p> project</text:p>
              </table:table-cell>
              <table:table-cell office:value-type="float" office:value="0.00168966207884534">
                <text:p>0.00168966207884534</text:p>
              </table:table-cell>
            </table:table-row>
            <table:table-row>
              <table:table-cell office:value-type="string">
                <text:p> work</text:p>
              </table:table-cell>
              <table:table-cell office:value-type="float" office:value="0.00167712768962114">
                <text:p>0.00167712768962114</text:p>
              </table:table-cell>
            </table:table-row>
            <table:table-row>
              <table:table-cell office:value-type="string">
                <text:p> came</text:p>
              </table:table-cell>
              <table:table-cell office:value-type="float" office:value="0.00166479268482616">
                <text:p>0.00166479268482616</text:p>
              </table:table-cell>
            </table:table-row>
            <table:table-row>
              <table:table-cell office:value-type="string">
                <text:p> long</text:p>
              </table:table-cell>
              <table:table-cell office:value-type="float" office:value="0.00165265222903824">
                <text:p>0.00165265222903824</text:p>
              </table:table-cell>
            </table:table-row>
            <table:table-row>
              <table:table-cell office:value-type="string">
                <text:p> way</text:p>
              </table:table-cell>
              <table:table-cell office:value-type="float" office:value="0.00164070164377464">
                <text:p>0.00164070164377464</text:p>
              </table:table-cell>
            </table:table-row>
            <table:table-row>
              <table:table-cell office:value-type="string">
                <text:p> without</text:p>
              </table:table-cell>
              <table:table-cell office:value-type="float" office:value="0.00162893640113223">
                <text:p>0.00162893640113223</text:p>
              </table:table-cell>
            </table:table-row>
            <table:table-row>
              <table:table-cell office:value-type="string">
                <text:p> gutenberg</text:p>
              </table:table-cell>
              <table:table-cell office:value-type="float" office:value="0.00161735211773593">
                <text:p>0.00161735211773593</text:p>
              </table:table-cell>
            </table:table-row>
            <table:table-row>
              <table:table-cell office:value-type="string">
                <text:p> again</text:p>
              </table:table-cell>
              <table:table-cell office:value-type="float" office:value="0.00160594454897794">
                <text:p>0.00160594454897794</text:p>
              </table:table-cell>
            </table:table-row>
            <table:table-row>
              <table:table-cell office:value-type="string">
                <text:p> life</text:p>
              </table:table-cell>
              <table:table-cell office:value-type="float" office:value="0.00159470958353157">
                <text:p>0.00159470958353157</text:p>
              </table:table-cell>
            </table:table-row>
            <table:table-row>
              <table:table-cell office:value-type="string">
                <text:p> under</text:p>
              </table:table-cell>
              <table:table-cell office:value-type="float" office:value="0.00158364323812453">
                <text:p>0.00158364323812453</text:p>
              </table:table-cell>
            </table:table-row>
            <table:table-row>
              <table:table-cell office:value-type="string">
                <text:p> might</text:p>
              </table:table-cell>
              <table:table-cell office:value-type="float" office:value="0.00157274165255734">
                <text:p>0.00157274165255734</text:p>
              </table:table-cell>
            </table:table-row>
            <table:table-row>
              <table:table-cell office:value-type="string">
                <text:p> through</text:p>
              </table:table-cell>
              <table:table-cell office:value-type="float" office:value="0.00156200108495359">
                <text:p>0.00156200108495359</text:p>
              </table:table-cell>
            </table:table-row>
            <table:table-row>
              <table:table-cell office:value-type="string">
                <text:p> even</text:p>
              </table:table-cell>
              <table:table-cell office:value-type="float" office:value="0.00155141790722949">
                <text:p>0.00155141790722949</text:p>
              </table:table-cell>
            </table:table-row>
            <table:table-row>
              <table:table-cell office:value-type="string">
                <text:p> himself</text:p>
              </table:table-cell>
              <table:table-cell office:value-type="float" office:value="0.00154098860077087">
                <text:p>0.00154098860077087</text:p>
              </table:table-cell>
            </table:table-row>
            <table:table-row>
              <table:table-cell office:value-type="string">
                <text:p> go</text:p>
              </table:table-cell>
              <table:table-cell office:value-type="float" office:value="0.00153070975230679">
                <text:p>0.00153070975230679</text:p>
              </table:table-cell>
            </table:table-row>
            <table:table-row>
              <table:table-cell office:value-type="string">
                <text:p> found</text:p>
              </table:table-cell>
              <table:table-cell office:value-type="float" office:value="0.00152057804996912">
                <text:p>0.00152057804996912</text:p>
              </table:table-cell>
            </table:table-row>
            <table:table-row>
              <table:table-cell office:value-type="string">
                <text:p> those</text:p>
              </table:table-cell>
              <table:table-cell office:value-type="float" office:value="0.00151059027952857">
                <text:p>0.00151059027952857</text:p>
              </table:table-cell>
            </table:table-row>
            <table:table-row>
              <table:table-cell office:value-type="string">
                <text:p> sir</text:p>
              </table:table-cell>
              <table:table-cell office:value-type="float" office:value="0.00150074332079792">
                <text:p>0.00150074332079792</text:p>
              </table:table-cell>
            </table:table-row>
            <table:table-row>
              <table:table-cell office:value-type="string">
                <text:p> make</text:p>
              </table:table-cell>
              <table:table-cell office:value-type="float" office:value="0.00149103414419371">
                <text:p>0.00149103414419371</text:p>
              </table:table-cell>
            </table:table-row>
            <table:table-row>
              <table:table-cell office:value-type="string">
                <text:p> new</text:p>
              </table:table-cell>
              <table:table-cell office:value-type="float" office:value="0.00148145980744847">
                <text:p>0.00148145980744847</text:p>
              </table:table-cell>
            </table:table-row>
            <table:table-row>
              <table:table-cell office:value-type="string">
                <text:p> every</text:p>
              </table:table-cell>
              <table:table-cell office:value-type="float" office:value="0.00147201745246571">
                <text:p>0.00147201745246571</text:p>
              </table:table-cell>
            </table:table-row>
            <table:table-row>
              <table:table-cell office:value-type="string">
                <text:p> each</text:p>
              </table:table-cell>
              <table:table-cell office:value-type="float" office:value="0.00146270430231046">
                <text:p>0.00146270430231046</text:p>
              </table:table-cell>
            </table:table-row>
            <table:table-row>
              <table:table-cell office:value-type="string">
                <text:p> still</text:p>
              </table:table-cell>
              <table:table-cell office:value-type="float" office:value="0.00145351765832863">
                <text:p>0.00145351765832863</text:p>
              </table:table-cell>
            </table:table-row>
            <table:table-row>
              <table:table-cell office:value-type="string">
                <text:p> pickwick</text:p>
              </table:table-cell>
              <table:table-cell office:value-type="float" office:value="0.00144445489738877">
                <text:p>0.00144445489738877</text:p>
              </table:table-cell>
            </table:table-row>
            <table:table-row>
              <table:table-cell office:value-type="string">
                <text:p> hand</text:p>
              </table:table-cell>
              <table:table-cell office:value-type="float" office:value="0.00143551346924013">
                <text:p>0.00143551346924013</text:p>
              </table:table-cell>
            </table:table-row>
            <table:table-row>
              <table:table-cell office:value-type="string">
                <text:p> right</text:p>
              </table:table-cell>
              <table:table-cell office:value-type="float" office:value="0.00142669089398143">
                <text:p>0.00142669089398143</text:p>
              </table:table-cell>
            </table:table-row>
            <table:table-row>
              <table:table-cell office:value-type="string">
                <text:p> mrs</text:p>
              </table:table-cell>
              <table:table-cell office:value-type="float" office:value="0.00141798475963476">
                <text:p>0.00141798475963476</text:p>
              </table:table-cell>
            </table:table-row>
            <table:table-row>
              <table:table-cell office:value-type="string">
                <text:p> while</text:p>
              </table:table-cell>
              <table:table-cell office:value-type="float" office:value="0.00140939271981979">
                <text:p>0.00140939271981979</text:p>
              </table:table-cell>
            </table:table-row>
            <table:table-row>
              <table:table-cell office:value-type="string">
                <text:p> another</text:p>
              </table:table-cell>
              <table:table-cell office:value-type="float" office:value="0.00140091249152326">
                <text:p>0.00140091249152326</text:p>
              </table:table-cell>
            </table:table-row>
            <table:table-row>
              <table:table-cell office:value-type="string">
                <text:p> too</text:p>
              </table:table-cell>
              <table:table-cell office:value-type="float" office:value="0.00139254185295925">
                <text:p>0.00139254185295925</text:p>
              </table:table-cell>
            </table:table-row>
            <table:table-row>
              <table:table-cell office:value-type="string">
                <text:p> went</text:p>
              </table:table-cell>
              <table:table-cell office:value-type="float" office:value="0.00138427864151608">
                <text:p>0.00138427864151608</text:p>
              </table:table-cell>
            </table:table-row>
            <table:table-row>
              <table:table-cell office:value-type="string">
                <text:p> think</text:p>
              </table:table-cell>
              <table:table-cell office:value-type="float" office:value="0.00137612075178551">
                <text:p>0.00137612075178551</text:p>
              </table:table-cell>
            </table:table-row>
            <table:table-row>
              <table:table-cell office:value-type="string">
                <text:p> away</text:p>
              </table:table-cell>
              <table:table-cell office:value-type="float" office:value="0.00136806613367068">
                <text:p>0.00136806613367068</text:p>
              </table:table-cell>
            </table:table-row>
            <table:table-row>
              <table:table-cell office:value-type="string">
                <text:p> place</text:p>
              </table:table-cell>
              <table:table-cell office:value-type="float" office:value="0.00136011279056891">
                <text:p>0.00136011279056891</text:p>
              </table:table-cell>
            </table:table-row>
            <table:table-row>
              <table:table-cell office:value-type="string">
                <text:p> yet</text:p>
              </table:table-cell>
              <table:table-cell office:value-type="float" office:value="0.00135225877762603">
                <text:p>0.00135225877762603</text:p>
              </table:table-cell>
            </table:table-row>
            <table:table-row>
              <table:table-cell office:value-type="string">
                <text:p> head</text:p>
              </table:table-cell>
              <table:table-cell office:value-type="float" office:value="0.00134450220005895">
                <text:p>0.00134450220005895</text:p>
              </table:table-cell>
            </table:table-row>
            <table:table-row>
              <table:table-cell office:value-type="string">
                <text:p> just</text:p>
              </table:table-cell>
              <table:table-cell office:value-type="float" office:value="0.00133684121154334">
                <text:p>0.00133684121154334</text:p>
              </table:table-cell>
            </table:table-row>
            <table:table-row>
              <table:table-cell office:value-type="string">
                <text:p> thought</text:p>
              </table:table-cell>
              <table:table-cell office:value-type="float" office:value="0.00132927401266351">
                <text:p>0.00132927401266351</text:p>
              </table:table-cell>
            </table:table-row>
            <table:table-row>
              <table:table-cell office:value-type="string">
                <text:p> between</text:p>
              </table:table-cell>
              <table:table-cell office:value-type="float" office:value="0.00132179884942169">
                <text:p>0.00132179884942169</text:p>
              </table:table-cell>
            </table:table-row>
            <table:table-row>
              <table:table-cell office:value-type="string">
                <text:p> am</text:p>
              </table:table-cell>
              <table:table-cell office:value-type="float" office:value="0.00131441401180404">
                <text:p>0.00131441401180404</text:p>
              </table:table-cell>
            </table:table-row>
            <table:table-row>
              <table:table-cell office:value-type="string">
                <text:p> last</text:p>
              </table:table-cell>
              <table:table-cell office:value-type="float" office:value="0.00130711783240092">
                <text:p>0.00130711783240092</text:p>
              </table:table-cell>
            </table:table-row>
            <table:table-row>
              <table:table-cell office:value-type="string">
                <text:p> people</text:p>
              </table:table-cell>
              <table:table-cell office:value-type="float" office:value="0.00129990868507903">
                <text:p>0.00129990868507903</text:p>
              </table:table-cell>
            </table:table-row>
            <table:table-row>
              <table:table-cell office:value-type="string">
                <text:p> three</text:p>
              </table:table-cell>
              <table:table-cell office:value-type="float" office:value="0.00129278498370307">
                <text:p>0.00129278498370307</text:p>
              </table:table-cell>
            </table:table-row>
            <table:table-row>
              <table:table-cell office:value-type="string">
                <text:p> young</text:p>
              </table:table-cell>
              <table:table-cell office:value-type="float" office:value="0.0012857451809049">
                <text:p>0.0012857451809049</text:p>
              </table:table-cell>
            </table:table-row>
            <table:table-row>
              <table:table-cell office:value-type="string">
                <text:p> nothing</text:p>
              </table:table-cell>
              <table:table-cell office:value-type="float" office:value="0.00127878776689804">
                <text:p>0.00127878776689804</text:p>
              </table:table-cell>
            </table:table-row>
            <table:table-row>
              <table:table-cell office:value-type="string">
                <text:p> years</text:p>
              </table:table-cell>
              <table:table-cell office:value-type="float" office:value="0.00127191126833565">
                <text:p>0.00127191126833565</text:p>
              </table:table-cell>
            </table:table-row>
            <table:table-row>
              <table:table-cell office:value-type="string">
                <text:p> shall</text:p>
              </table:table-cell>
              <table:table-cell office:value-type="float" office:value="0.00126511424721004">
                <text:p>0.00126511424721004</text:p>
              </table:table-cell>
            </table:table-row>
            <table:table-row>
              <table:table-cell office:value-type="string">
                <text:p> house</text:p>
              </table:table-cell>
              <table:table-cell office:value-type="float" office:value="0.00125839529979205">
                <text:p>0.00125839529979205</text:p>
              </table:table-cell>
            </table:table-row>
            <table:table-row>
              <table:table-cell office:value-type="string">
                <text:p> left</text:p>
              </table:table-cell>
              <table:table-cell office:value-type="float" office:value="0.00125175305560854">
                <text:p>0.00125175305560854</text:p>
              </table:table-cell>
            </table:table-row>
            <table:table-row>
              <table:table-cell office:value-type="string">
                <text:p> though</text:p>
              </table:table-cell>
              <table:table-cell office:value-type="float" office:value="0.00124518617645651">
                <text:p>0.00124518617645651</text:p>
              </table:table-cell>
            </table:table-row>
            <table:table-row>
              <table:table-cell office:value-type="string">
                <text:p> once</text:p>
              </table:table-cell>
              <table:table-cell office:value-type="float" office:value="0.00123869335545212">
                <text:p>0.00123869335545212</text:p>
              </table:table-cell>
            </table:table-row>
            <table:table-row>
              <table:table-cell office:value-type="string">
                <text:p> having</text:p>
              </table:table-cell>
              <table:table-cell office:value-type="float" office:value="0.00123227331611341">
                <text:p>0.00123227331611341</text:p>
              </table:table-cell>
            </table:table-row>
            <table:table-row>
              <table:table-cell office:value-type="string">
                <text:p> eyes</text:p>
              </table:table-cell>
              <table:table-cell office:value-type="float" office:value="0.00122592481147517">
                <text:p>0.00122592481147517</text:p>
              </table:table-cell>
            </table:table-row>
            <table:table-row>
              <table:table-cell office:value-type="string">
                <text:p> night</text:p>
              </table:table-cell>
              <table:table-cell office:value-type="float" office:value="0.00121964662323469">
                <text:p>0.00121964662323469</text:p>
              </table:table-cell>
            </table:table-row>
            <table:table-row>
              <table:table-cell office:value-type="string">
                <text:p> off</text:p>
              </table:table-cell>
              <table:table-cell office:value-type="float" office:value="0.00121343756092718">
                <text:p>0.00121343756092718</text:p>
              </table:table-cell>
            </table:table-row>
            <table:table-row>
              <table:table-cell office:value-type="string">
                <text:p> mind</text:p>
              </table:table-cell>
              <table:table-cell office:value-type="float" office:value="0.00120729646112959">
                <text:p>0.00120729646112959</text:p>
              </table:table-cell>
            </table:table-row>
            <table:table-row>
              <table:table-cell office:value-type="string">
                <text:p> part</text:p>
              </table:table-cell>
              <table:table-cell office:value-type="float" office:value="0.00120122218669174">
                <text:p>0.00120122218669174</text:p>
              </table:table-cell>
            </table:table-row>
            <table:table-row>
              <table:table-cell office:value-type="string">
                <text:p> thus</text:p>
              </table:table-cell>
              <table:table-cell office:value-type="float" office:value="0.00119521362599364">
                <text:p>0.00119521362599364</text:p>
              </table:table-cell>
            </table:table-row>
            <table:table-row>
              <table:table-cell office:value-type="string">
                <text:p> saw</text:p>
              </table:table-cell>
              <table:table-cell office:value-type="float" office:value="0.00118926969222804">
                <text:p>0.00118926969222804</text:p>
              </table:table-cell>
            </table:table-row>
            <table:table-row>
              <table:table-cell office:value-type="string">
                <text:p> ever</text:p>
              </table:table-cell>
              <table:table-cell office:value-type="float" office:value="0.00118338932270704">
                <text:p>0.00118338932270704</text:p>
              </table:table-cell>
            </table:table-row>
            <table:table-row>
              <table:table-cell office:value-type="string">
                <text:p> far</text:p>
              </table:table-cell>
              <table:table-cell office:value-type="float" office:value="0.00117757147819204">
                <text:p>0.00117757147819204</text:p>
              </table:table-cell>
            </table:table-row>
            <table:table-row>
              <table:table-cell office:value-type="string">
                <text:p> also</text:p>
              </table:table-cell>
              <table:table-cell office:value-type="float" office:value="0.00117181514224594">
                <text:p>0.00117181514224594</text:p>
              </table:table-cell>
            </table:table-row>
            <table:table-row>
              <table:table-cell office:value-type="string">
                <text:p> take</text:p>
              </table:table-cell>
              <table:table-cell office:value-type="float" office:value="0.0011661193206068">
                <text:p>0.0011661193206068</text:p>
              </table:table-cell>
            </table:table-row>
            <table:table-row>
              <table:table-cell office:value-type="string">
                <text:p> name</text:p>
              </table:table-cell>
              <table:table-cell office:value-type="float" office:value="0.0011604830405822">
                <text:p>0.0011604830405822</text:p>
              </table:table-cell>
            </table:table-row>
            <table:table-row>
              <table:table-cell office:value-type="string">
                <text:p> species</text:p>
              </table:table-cell>
              <table:table-cell office:value-type="float" office:value="0.0011549053504633">
                <text:p>0.0011549053504633</text:p>
              </table:table-cell>
            </table:table-row>
            <table:table-row>
              <table:table-cell office:value-type="string">
                <text:p> took</text:p>
              </table:table-cell>
              <table:table-cell office:value-type="float" office:value="0.00114938531895814">
                <text:p>0.00114938531895814</text:p>
              </table:table-cell>
            </table:table-row>
            <table:table-row>
              <table:table-cell office:value-type="string">
                <text:p> don't</text:p>
              </table:table-cell>
              <table:table-cell office:value-type="float" office:value="0.00114392203464316">
                <text:p>0.00114392203464316</text:p>
              </table:table-cell>
            </table:table-row>
            <table:table-row>
              <table:table-cell office:value-type="string">
                <text:p> tm</text:p>
              </table:table-cell>
              <table:table-cell office:value-type="float" office:value="0.00113851460543246">
                <text:p>0.00113851460543246</text:p>
              </table:table-cell>
            </table:table-row>
            <table:table-row>
              <table:table-cell office:value-type="string">
                <text:p> both</text:p>
              </table:table-cell>
              <table:table-cell office:value-type="float" office:value="0.00113316215806406">
                <text:p>0.00113316215806406</text:p>
              </table:table-cell>
            </table:table-row>
            <table:table-row>
              <table:table-cell office:value-type="string">
                <text:p> lady</text:p>
              </table:table-cell>
              <table:table-cell office:value-type="float" office:value="0.0011278638376025">
                <text:p>0.0011278638376025</text:p>
              </table:table-cell>
            </table:table-row>
            <table:table-row>
              <table:table-cell office:value-type="string">
                <text:p> whole</text:p>
              </table:table-cell>
              <table:table-cell office:value-type="float" office:value="0.0011226188069572">
                <text:p>0.0011226188069572</text:p>
              </table:table-cell>
            </table:table-row>
            <table:table-row>
              <table:table-cell office:value-type="string">
                <text:p> against</text:p>
              </table:table-cell>
              <table:table-cell office:value-type="float" office:value="0.00111742624641606">
                <text:p>0.00111742624641606</text:p>
              </table:table-cell>
            </table:table-row>
            <table:table-row>
              <table:table-cell office:value-type="string">
                <text:p> why</text:p>
              </table:table-cell>
              <table:table-cell office:value-type="float" office:value="0.00111228535319356">
                <text:p>0.00111228535319356</text:p>
              </table:table-cell>
            </table:table-row>
            <table:table-row>
              <table:table-cell office:value-type="string">
                <text:p> because</text:p>
              </table:table-cell>
              <table:table-cell office:value-type="float" office:value="0.0011071953409931">
                <text:p>0.0011071953409931</text:p>
              </table:table-cell>
            </table:table-row>
            <table:table-row>
              <table:table-cell office:value-type="string">
                <text:p> thing</text:p>
              </table:table-cell>
              <table:table-cell office:value-type="float" office:value="0.00110215543958282">
                <text:p>0.00110215543958282</text:p>
              </table:table-cell>
            </table:table-row>
            <table:table-row>
              <table:table-cell office:value-type="string">
                <text:p> few</text:p>
              </table:table-cell>
              <table:table-cell office:value-type="float" office:value="0.00109716489438449">
                <text:p>0.00109716489438449</text:p>
              </table:table-cell>
            </table:table-row>
            <table:table-row>
              <table:table-cell office:value-type="string">
                <text:p> god</text:p>
              </table:table-cell>
              <table:table-cell office:value-type="float" office:value="0.00109222296607511">
                <text:p>0.00109222296607511</text:p>
              </table:table-cell>
            </table:table-row>
            <table:table-row>
              <table:table-cell office:value-type="string">
                <text:p> however</text:p>
              </table:table-cell>
              <table:table-cell office:value-type="float" office:value="0.00108732893020058">
                <text:p>0.00108732893020058</text:p>
              </table:table-cell>
            </table:table-row>
            <table:table-row>
              <table:table-cell office:value-type="string">
                <text:p> full</text:p>
              </table:table-cell>
              <table:table-cell office:value-type="float" office:value="0.00108248207680118">
                <text:p>0.00108248207680118</text:p>
              </table:table-cell>
            </table:table-row>
            <table:table-row>
              <table:table-cell office:value-type="string">
                <text:p> works</text:p>
              </table:table-cell>
              <table:table-cell office:value-type="float" office:value="0.0010776817100483">
                <text:p>0.0010776817100483</text:p>
              </table:table-cell>
            </table:table-row>
            <table:table-row>
              <table:table-cell office:value-type="string">
                <text:p> tell</text:p>
              </table:table-cell>
              <table:table-cell office:value-type="float" office:value="0.00107292714789215">
                <text:p>0.00107292714789215</text:p>
              </table:table-cell>
            </table:table-row>
            <table:table-row>
              <table:table-cell office:value-type="string">
                <text:p> seemed</text:p>
              </table:table-cell>
              <table:table-cell office:value-type="float" office:value="0.00106821772171993">
                <text:p>0.00106821772171993</text:p>
              </table:table-cell>
            </table:table-row>
            <table:table-row>
              <table:table-cell office:value-type="string">
                <text:p> room</text:p>
              </table:table-cell>
              <table:table-cell office:value-type="float" office:value="0.00106355277602429">
                <text:p>0.00106355277602429</text:p>
              </table:table-cell>
            </table:table-row>
            <table:table-row>
              <table:table-cell office:value-type="string">
                <text:p> got</text:p>
              </table:table-cell>
              <table:table-cell office:value-type="float" office:value="0.00105893166808149">
                <text:p>0.00105893166808149</text:p>
              </table:table-cell>
            </table:table-row>
            <table:table-row>
              <table:table-cell office:value-type="string">
                <text:p> seen</text:p>
              </table:table-cell>
              <table:table-cell office:value-type="float" office:value="0.00105435376763909">
                <text:p>0.00105435376763909</text:p>
              </table:table-cell>
            </table:table-row>
            <table:table-row>
              <table:table-cell office:value-type="string">
                <text:p> replied</text:p>
              </table:table-cell>
              <table:table-cell office:value-type="float" office:value="0.00104981845661281">
                <text:p>0.00104981845661281</text:p>
              </table:table-cell>
            </table:table-row>
            <table:table-row>
              <table:table-cell office:value-type="string">
                <text:p> dear</text:p>
              </table:table-cell>
              <table:table-cell office:value-type="float" office:value="0.00104532512879219">
                <text:p>0.00104532512879219</text:p>
              </table:table-cell>
            </table:table-row>
            <table:table-row>
              <table:table-cell office:value-type="string">
                <text:p> let</text:p>
              </table:table-cell>
              <table:table-cell office:value-type="float" office:value="0.00104087318955482">
                <text:p>0.00104087318955482</text:p>
              </table:table-cell>
            </table:table-row>
            <table:table-row>
              <table:table-cell office:value-type="string">
                <text:p> quite</text:p>
              </table:table-cell>
              <table:table-cell office:value-type="float" office:value="0.00103646205558884">
                <text:p>0.00103646205558884</text:p>
              </table:table-cell>
            </table:table-row>
            <table:table-row>
              <table:table-cell office:value-type="string">
                <text:p> get</text:p>
              </table:table-cell>
              <table:table-cell office:value-type="float" office:value="0.00103209115462334">
                <text:p>0.00103209115462334</text:p>
              </table:table-cell>
            </table:table-row>
            <table:table-row>
              <table:table-cell office:value-type="string">
                <text:p> give</text:p>
              </table:table-cell>
              <table:table-cell office:value-type="float" office:value="0.00102775992516658">
                <text:p>0.00102775992516658</text:p>
              </table:table-cell>
            </table:table-row>
            <table:table-row>
              <table:table-cell office:value-type="string">
                <text:p> face</text:p>
              </table:table-cell>
              <table:table-cell office:value-type="float" office:value="0.00102346781625154">
                <text:p>0.00102346781625154</text:p>
              </table:table-cell>
            </table:table-row>
            <table:table-row>
              <table:table-cell office:value-type="string">
                <text:p> half</text:p>
              </table:table-cell>
              <table:table-cell office:value-type="float" office:value="0.00101921428718878">
                <text:p>0.00101921428718878</text:p>
              </table:table-cell>
            </table:table-row>
            <table:table-row>
              <table:table-cell office:value-type="string">
                <text:p> always</text:p>
              </table:table-cell>
              <table:table-cell office:value-type="float" office:value="0.00101499880732618">
                <text:p>0.00101499880732618</text:p>
              </table:table-cell>
            </table:table-row>
            <table:table-row>
              <table:table-cell office:value-type="string">
                <text:p> looked</text:p>
              </table:table-cell>
              <table:table-cell office:value-type="float" office:value="0.00101082085581549">
                <text:p>0.00101082085581549</text:p>
              </table:table-cell>
            </table:table-row>
            <table:table-row>
              <table:table-cell office:value-type="string">
                <text:p> put</text:p>
              </table:table-cell>
              <table:table-cell office:value-type="float" office:value="0.00100667992138534">
                <text:p>0.00100667992138534</text:p>
              </table:table-cell>
            </table:table-row>
            <table:table-row>
              <table:table-cell office:value-type="string">
                <text:p> soon</text:p>
              </table:table-cell>
              <table:table-cell office:value-type="float" office:value="0.00100257550212062">
                <text:p>0.00100257550212062</text:p>
              </table:table-cell>
            </table:table-row>
            <table:table-row>
              <table:table-cell office:value-type="string">
                <text:p> look</text:p>
              </table:table-cell>
              <table:table-cell office:value-type="float" office:value="0.000998507105247863">
                <text:p>0.000998507105247863</text:p>
              </table:table-cell>
            </table:table-row>
            <table:table-row>
              <table:table-cell office:value-type="string">
                <text:p> told</text:p>
              </table:table-cell>
              <table:table-cell office:value-type="float" office:value="0.000994474246926633">
                <text:p>0.000994474246926633</text:p>
              </table:table-cell>
            </table:table-row>
            <table:table-row>
              <table:table-cell office:value-type="string">
                <text:p> among</text:p>
              </table:table-cell>
              <table:table-cell office:value-type="float" office:value="0.000990476452046575">
                <text:p>0.000990476452046575</text:p>
              </table:table-cell>
            </table:table-row>
            <table:table-row>
              <table:table-cell office:value-type="string">
                <text:p> course</text:p>
              </table:table-cell>
              <table:table-cell office:value-type="float" office:value="0.000986513254030015">
                <text:p>0.000986513254030015</text:p>
              </table:table-cell>
            </table:table-row>
            <table:table-row>
              <table:table-cell office:value-type="string">
                <text:p> sam</text:p>
              </table:table-cell>
              <table:table-cell office:value-type="float" office:value="0.000982584194639902">
                <text:p>0.000982584194639902</text:p>
              </table:table-cell>
            </table:table-row>
            <table:table-row>
              <table:table-cell office:value-type="string">
                <text:p> yes</text:p>
              </table:table-cell>
              <table:table-cell office:value-type="float" office:value="0.000978688823792958">
                <text:p>0.000978688823792958</text:p>
              </table:table-cell>
            </table:table-row>
            <table:table-row>
              <table:table-cell office:value-type="string">
                <text:p> case</text:p>
              </table:table-cell>
              <table:table-cell office:value-type="float" office:value="0.000974826699377839">
                <text:p>0.000974826699377839</text:p>
              </table:table-cell>
            </table:table-row>
            <table:table-row>
              <table:table-cell office:value-type="string">
                <text:p> water</text:p>
              </table:table-cell>
              <table:table-cell office:value-type="float" office:value="0.000970997387078164">
                <text:p>0.000970997387078164</text:p>
              </table:table-cell>
            </table:table-row>
            <table:table-row>
              <table:table-cell office:value-type="string">
                <text:p> things</text:p>
              </table:table-cell>
              <table:table-cell office:value-type="float" office:value="0.000967200460200267">
                <text:p>0.000967200460200267</text:p>
              </table:table-cell>
            </table:table-row>
            <table:table-row>
              <table:table-cell office:value-type="string">
                <text:p> world</text:p>
              </table:table-cell>
              <table:table-cell office:value-type="float" office:value="0.000963435499505511">
                <text:p>0.000963435499505511</text:p>
              </table:table-cell>
            </table:table-row>
            <table:table-row>
              <table:table-cell office:value-type="string">
                <text:p> knew</text:p>
              </table:table-cell>
              <table:table-cell office:value-type="float" office:value="0.000959702093047028">
                <text:p>0.000959702093047028</text:p>
              </table:table-cell>
            </table:table-row>
            <table:table-row>
              <table:table-cell office:value-type="string">
                <text:p> called</text:p>
              </table:table-cell>
              <table:table-cell office:value-type="float" office:value="0.000955999836010762">
                <text:p>0.000955999836010762</text:p>
              </table:table-cell>
            </table:table-row>
            <table:table-row>
              <table:table-cell office:value-type="string">
                <text:p> use</text:p>
              </table:table-cell>
              <table:table-cell office:value-type="float" office:value="0.000952328330560655">
                <text:p>0.000952328330560655</text:p>
              </table:table-cell>
            </table:table-row>
            <table:table-row>
              <table:table-cell office:value-type="string">
                <text:p> country</text:p>
              </table:table-cell>
              <table:table-cell office:value-type="float" office:value="0.000948687185687882">
                <text:p>0.000948687185687882</text:p>
              </table:table-cell>
            </table:table-row>
            <table:table-row>
              <table:table-cell office:value-type="string">
                <text:p> heard</text:p>
              </table:table-cell>
              <table:table-cell office:value-type="float" office:value="0.000945076017063986">
                <text:p>0.000945076017063986</text:p>
              </table:table-cell>
            </table:table-row>
            <table:table-row>
              <table:table-cell office:value-type="string">
                <text:p> days</text:p>
              </table:table-cell>
              <table:table-cell office:value-type="float" office:value="0.000941494446897809">
                <text:p>0.000941494446897809</text:p>
              </table:table-cell>
            </table:table-row>
            <table:table-row>
              <table:table-cell office:value-type="string">
                <text:p> better</text:p>
              </table:table-cell>
              <table:table-cell office:value-type="float" office:value="0.000937942103796105">
                <text:p>0.000937942103796105</text:p>
              </table:table-cell>
            </table:table-row>
            <table:table-row>
              <table:table-cell office:value-type="string">
                <text:p> find</text:p>
              </table:table-cell>
              <table:table-cell office:value-type="float" office:value="0.000934418622627713">
                <text:p>0.000934418622627713</text:p>
              </table:table-cell>
            </table:table-row>
            <table:table-row>
              <table:table-cell office:value-type="string">
                <text:p> several</text:p>
              </table:table-cell>
              <table:table-cell office:value-type="float" office:value="0.000930923644391197">
                <text:p>0.000930923644391197</text:p>
              </table:table-cell>
            </table:table-row>
            <table:table-row>
              <table:table-cell office:value-type="string">
                <text:p> during</text:p>
              </table:table-cell>
              <table:table-cell office:value-type="float" office:value="0.000927456816085845">
                <text:p>0.000927456816085845</text:p>
              </table:table-cell>
            </table:table-row>
            <table:table-row>
              <table:table-cell office:value-type="string">
                <text:p> war</text:p>
              </table:table-cell>
              <table:table-cell office:value-type="float" office:value="0.000924017790585925">
                <text:p>0.000924017790585925</text:p>
              </table:table-cell>
            </table:table-row>
            <table:table-row>
              <table:table-cell office:value-type="string">
                <text:p> army</text:p>
              </table:table-cell>
              <table:table-cell office:value-type="float" office:value="0.000920606226518107">
                <text:p>0.000920606226518107</text:p>
              </table:table-cell>
            </table:table-row>
            <table:table-row>
              <table:table-cell office:value-type="string">
                <text:p> door</text:p>
              </table:table-cell>
              <table:table-cell office:value-type="float" office:value="0.000917221788141952">
                <text:p>0.000917221788141952</text:p>
              </table:table-cell>
            </table:table-row>
            <table:table-row>
              <table:table-cell office:value-type="string">
                <text:p> done</text:p>
              </table:table-cell>
              <table:table-cell office:value-type="float" office:value="0.000913864145233385">
                <text:p>0.000913864145233385</text:p>
              </table:table-cell>
            </table:table-row>
            <table:table-row>
              <table:table-cell office:value-type="string">
                <text:p> going</text:p>
              </table:table-cell>
              <table:table-cell office:value-type="float" office:value="0.000910532972971062">
                <text:p>0.000910532972971062</text:p>
              </table:table-cell>
            </table:table-row>
            <table:table-row>
              <table:table-cell office:value-type="string">
                <text:p> hundred</text:p>
              </table:table-cell>
              <table:table-cell office:value-type="float" office:value="0.000907227951825547">
                <text:p>0.000907227951825547</text:p>
              </table:table-cell>
            </table:table-row>
            <table:table-row>
              <table:table-cell office:value-type="string">
                <text:p> state</text:p>
              </table:table-cell>
              <table:table-cell office:value-type="float" office:value="0.000903948767451218">
                <text:p>0.000903948767451218</text:p>
              </table:table-cell>
            </table:table-row>
            <table:table-row>
              <table:table-cell office:value-type="string">
                <text:p> side</text:p>
              </table:table-cell>
              <table:table-cell office:value-type="float" office:value="0.000900695110580824">
                <text:p>0.000900695110580824</text:p>
              </table:table-cell>
            </table:table-row>
            <table:table-row>
              <table:table-cell office:value-type="string">
                <text:p> boy</text:p>
              </table:table-cell>
              <table:table-cell office:value-type="float" office:value="0.000897466676922618">
                <text:p>0.000897466676922618</text:p>
              </table:table-cell>
            </table:table-row>
            <table:table-row>
              <table:table-cell office:value-type="string">
                <text:p> whose</text:p>
              </table:table-cell>
              <table:table-cell office:value-type="float" office:value="0.000894263167059993">
                <text:p>0.000894263167059993</text:p>
              </table:table-cell>
            </table:table-row>
            <table:table-row>
              <table:table-cell office:value-type="string">
                <text:p> set</text:p>
              </table:table-cell>
              <table:table-cell office:value-type="float" office:value="0.000891084286353547">
                <text:p>0.000891084286353547</text:p>
              </table:table-cell>
            </table:table-row>
            <table:table-row>
              <table:table-cell office:value-type="string">
                <text:p> moment</text:p>
              </table:table-cell>
              <table:table-cell office:value-type="float" office:value="0.000887929744845512">
                <text:p>0.000887929744845512</text:p>
              </table:table-cell>
            </table:table-row>
            <table:table-row>
              <table:table-cell office:value-type="string">
                <text:p> point</text:p>
              </table:table-cell>
              <table:table-cell office:value-type="float" office:value="0.000884799257166476">
                <text:p>0.000884799257166476</text:p>
              </table:table-cell>
            </table:table-row>
            <table:table-row>
              <table:table-cell office:value-type="string">
                <text:p> gwen</text:p>
              </table:table-cell>
              <table:table-cell office:value-type="float" office:value="0.000881692542444342">
                <text:p>0.000881692542444342</text:p>
              </table:table-cell>
            </table:table-row>
            <table:table-row>
              <table:table-cell office:value-type="string">
                <text:p> end</text:p>
              </table:table-cell>
              <table:table-cell office:value-type="float" office:value="0.00087860932421545">
                <text:p>0.00087860932421545</text:p>
              </table:table-cell>
            </table:table-row>
            <table:table-row>
              <table:table-cell office:value-type="string">
                <text:p> light</text:p>
              </table:table-cell>
              <table:table-cell office:value-type="float" office:value="0.000875549330337816">
                <text:p>0.000875549330337816</text:p>
              </table:table-cell>
            </table:table-row>
            <table:table-row>
              <table:table-cell office:value-type="string">
                <text:p> large</text:p>
              </table:table-cell>
              <table:table-cell office:value-type="float" office:value="0.00087251229290641">
                <text:p>0.00087251229290641</text:p>
              </table:table-cell>
            </table:table-row>
            <table:table-row>
              <table:table-cell office:value-type="string">
                <text:p> fact</text:p>
              </table:table-cell>
              <table:table-cell office:value-type="float" office:value="0.000869497948170444">
                <text:p>0.000869497948170444</text:p>
              </table:table-cell>
            </table:table-row>
            <table:table-row>
              <table:table-cell office:value-type="string">
                <text:p> hands</text:p>
              </table:table-cell>
              <table:table-cell office:value-type="float" office:value="0.000866506036452582">
                <text:p>0.000866506036452582</text:p>
              </table:table-cell>
            </table:table-row>
            <table:table-row>
              <table:table-cell office:value-type="string">
                <text:p> small</text:p>
              </table:table-cell>
              <table:table-cell office:value-type="float" office:value="0.000863536302070053">
                <text:p>0.000863536302070053</text:p>
              </table:table-cell>
            </table:table-row>
            <table:table-row>
              <table:table-cell office:value-type="string">
                <text:p> next</text:p>
              </table:table-cell>
              <table:table-cell office:value-type="float" office:value="0.000860588493257589">
                <text:p>0.000860588493257589</text:p>
              </table:table-cell>
            </table:table-row>
            <table:table-row>
              <table:table-cell office:value-type="string">
                <text:p> order</text:p>
              </table:table-cell>
              <table:table-cell office:value-type="float" office:value="0.000857662362092147">
                <text:p>0.000857662362092147</text:p>
              </table:table-cell>
            </table:table-row>
            <table:table-row>
              <table:table-cell office:value-type="string">
                <text:p> less</text:p>
              </table:table-cell>
              <table:table-cell office:value-type="float" office:value="0.000854757664419378">
                <text:p>0.000854757664419378</text:p>
              </table:table-cell>
            </table:table-row>
            <table:table-row>
              <table:table-cell office:value-type="string">
                <text:p> round</text:p>
              </table:table-cell>
              <table:table-cell office:value-type="float" office:value="0.000851874159781778">
                <text:p>0.000851874159781778</text:p>
              </table:table-cell>
            </table:table-row>
            <table:table-row>
              <table:table-cell office:value-type="string">
                <text:p> within</text:p>
              </table:table-cell>
              <table:table-cell office:value-type="float" office:value="0.000849011611348483">
                <text:p>0.000849011611348483</text:p>
              </table:table-cell>
            </table:table-row>
            <table:table-row>
              <table:table-cell office:value-type="string">
                <text:p> near</text:p>
              </table:table-cell>
              <table:table-cell office:value-type="float" office:value="0.000846169785846675">
                <text:p>0.000846169785846675</text:p>
              </table:table-cell>
            </table:table-row>
            <table:table-row>
              <table:table-cell office:value-type="string">
                <text:p> known</text:p>
              </table:table-cell>
              <table:table-cell office:value-type="float" office:value="0.000843348453494536">
                <text:p>0.000843348453494536</text:p>
              </table:table-cell>
            </table:table-row>
            <table:table-row>
              <table:table-cell office:value-type="string">
                <text:p> words</text:p>
              </table:table-cell>
              <table:table-cell office:value-type="float" office:value="0.000840547387935724">
                <text:p>0.000840547387935724</text:p>
              </table:table-cell>
            </table:table-row>
            <table:table-row>
              <table:table-cell office:value-type="string">
                <text:p> word</text:p>
              </table:table-cell>
              <table:table-cell office:value-type="float" office:value="0.000837766366175325">
                <text:p>0.000837766366175325</text:p>
              </table:table-cell>
            </table:table-row>
            <table:table-row>
              <table:table-cell office:value-type="string">
                <text:p> oh</text:p>
              </table:table-cell>
              <table:table-cell office:value-type="float" office:value="0.000835005168517246">
                <text:p>0.000835005168517246</text:p>
              </table:table-cell>
            </table:table-row>
            <table:table-row>
              <table:table-cell office:value-type="string">
                <text:p> states</text:p>
              </table:table-cell>
              <table:table-cell office:value-type="float" office:value="0.000832263578503007">
                <text:p>0.000832263578503007</text:p>
              </table:table-cell>
            </table:table-row>
            <table:table-row>
              <table:table-cell office:value-type="string">
                <text:p> until</text:p>
              </table:table-cell>
              <table:table-cell office:value-type="float" office:value="0.000829541382851892">
                <text:p>0.000829541382851892</text:p>
              </table:table-cell>
            </table:table-row>
            <table:table-row>
              <table:table-cell office:value-type="string">
                <text:p> nature</text:p>
              </table:table-cell>
              <table:table-cell office:value-type="float" office:value="0.00082683837140244">
                <text:p>0.00082683837140244</text:p>
              </table:table-cell>
            </table:table-row>
            <table:table-row>
              <table:table-cell office:value-type="string">
                <text:p> thousand</text:p>
              </table:table-cell>
              <table:table-cell office:value-type="float" office:value="0.000824154337055222">
                <text:p>0.000824154337055222</text:p>
              </table:table-cell>
            </table:table-row>
            <table:table-row>
              <table:table-cell office:value-type="string">
                <text:p> four</text:p>
              </table:table-cell>
              <table:table-cell office:value-type="float" office:value="0.000821489075716876">
                <text:p>0.000821489075716876</text:p>
              </table:table-cell>
            </table:table-row>
            <table:table-row>
              <table:table-cell office:value-type="string">
                <text:p> almost</text:p>
              </table:table-cell>
              <table:table-cell office:value-type="float" office:value="0.000818842386245382">
                <text:p>0.000818842386245382</text:p>
              </table:table-cell>
            </table:table-row>
            <table:table-row>
              <table:table-cell office:value-type="string">
                <text:p> nor</text:p>
              </table:table-cell>
              <table:table-cell office:value-type="float" office:value="0.000816214070396526">
                <text:p>0.000816214070396526</text:p>
              </table:table-cell>
            </table:table-row>
            <table:table-row>
              <table:table-cell office:value-type="string">
                <text:p> miss</text:p>
              </table:table-cell>
              <table:table-cell office:value-type="float" office:value="0.000813603932771527">
                <text:p>0.000813603932771527</text:p>
              </table:table-cell>
            </table:table-row>
            <table:table-row>
              <table:table-cell office:value-type="string">
                <text:p> enough</text:p>
              </table:table-cell>
              <table:table-cell office:value-type="float" office:value="0.000811011780765813">
                <text:p>0.000811011780765813</text:p>
              </table:table-cell>
            </table:table-row>
            <table:table-row>
              <table:table-cell office:value-type="string">
                <text:p> cannot</text:p>
              </table:table-cell>
              <table:table-cell office:value-type="float" office:value="0.000808437424518892">
                <text:p>0.000808437424518892</text:p>
              </table:table-cell>
            </table:table-row>
            <table:table-row>
              <table:table-cell office:value-type="string">
                <text:p> certain</text:p>
              </table:table-cell>
              <table:table-cell office:value-type="float" office:value="0.000805880676865313">
                <text:p>0.000805880676865313</text:p>
              </table:table-cell>
            </table:table-row>
            <table:table-row>
              <table:table-cell office:value-type="string">
                <text:p> form</text:p>
              </table:table-cell>
              <table:table-cell office:value-type="float" office:value="0.000803341353286672">
                <text:p>0.000803341353286672</text:p>
              </table:table-cell>
            </table:table-row>
            <table:table-row>
              <table:table-cell office:value-type="string">
                <text:p> says</text:p>
              </table:table-cell>
              <table:table-cell office:value-type="float" office:value="0.000800819271864655">
                <text:p>0.000800819271864655</text:p>
              </table:table-cell>
            </table:table-row>
            <table:table-row>
              <table:table-cell office:value-type="string">
                <text:p> myself</text:p>
              </table:table-cell>
              <table:table-cell office:value-type="float" office:value="0.000798314253235067">
                <text:p>0.000798314253235067</text:p>
              </table:table-cell>
            </table:table-row>
            <table:table-row>
              <table:table-cell office:value-type="string">
                <text:p> voice</text:p>
              </table:table-cell>
              <table:table-cell office:value-type="float" office:value="0.000795826120542854">
                <text:p>0.000795826120542854</text:p>
              </table:table-cell>
            </table:table-row>
            <table:table-row>
              <table:table-cell office:value-type="string">
                <text:p> rather</text:p>
              </table:table-cell>
              <table:table-cell office:value-type="float" office:value="0.000793354699398064">
                <text:p>0.000793354699398064</text:p>
              </table:table-cell>
            </table:table-row>
            <table:table-row>
              <table:table-cell office:value-type="string">
                <text:p> something</text:p>
              </table:table-cell>
              <table:table-cell office:value-type="float" office:value="0.000790899817832743">
                <text:p>0.000790899817832743</text:p>
              </table:table-cell>
            </table:table-row>
            <table:table-row>
              <table:table-cell office:value-type="string">
                <text:p> love</text:p>
              </table:table-cell>
              <table:table-cell office:value-type="float" office:value="0.000788461306258732">
                <text:p>0.000788461306258732</text:p>
              </table:table-cell>
            </table:table-row>
            <table:table-row>
              <table:table-cell office:value-type="string">
                <text:p> whom</text:p>
              </table:table-cell>
              <table:table-cell office:value-type="float" office:value="0.000786038997426355">
                <text:p>0.000786038997426355</text:p>
              </table:table-cell>
            </table:table-row>
            <table:table-row>
              <table:table-cell office:value-type="string">
                <text:p> fire</text:p>
              </table:table-cell>
              <table:table-cell office:value-type="float" office:value="0.000783632726383959">
                <text:p>0.000783632726383959</text:p>
              </table:table-cell>
            </table:table-row>
            <table:table-row>
              <table:table-cell office:value-type="string">
                <text:p> does</text:p>
              </table:table-cell>
              <table:table-cell office:value-type="float" office:value="0.000781242330438302">
                <text:p>0.000781242330438302</text:p>
              </table:table-cell>
            </table:table-row>
            <table:table-row>
              <table:table-cell office:value-type="string">
                <text:p> heart</text:p>
              </table:table-cell>
              <table:table-cell office:value-type="float" office:value="0.000778867649115763">
                <text:p>0.000778867649115763</text:p>
              </table:table-cell>
            </table:table-row>
            <table:table-row>
              <table:table-cell office:value-type="string">
                <text:p> five</text:p>
              </table:table-cell>
              <table:table-cell office:value-type="float" office:value="0.00077650852412434">
                <text:p>0.00077650852412434</text:p>
              </table:table-cell>
            </table:table-row>
            <table:table-row>
              <table:table-cell office:value-type="string">
                <text:p> given</text:p>
              </table:table-cell>
              <table:table-cell office:value-type="float" office:value="0.000774164799316447">
                <text:p>0.000774164799316447</text:p>
              </table:table-cell>
            </table:table-row>
            <table:table-row>
              <table:table-cell office:value-type="string">
                <text:p> taken</text:p>
              </table:table-cell>
              <table:table-cell office:value-type="float" office:value="0.000771836320652464">
                <text:p>0.000771836320652464</text:p>
              </table:table-cell>
            </table:table-row>
            <table:table-row>
              <table:table-cell office:value-type="string">
                <text:p> gave</text:p>
              </table:table-cell>
              <table:table-cell office:value-type="float" office:value="0.000769522936165024">
                <text:p>0.000769522936165024</text:p>
              </table:table-cell>
            </table:table-row>
            <table:table-row>
              <table:table-cell office:value-type="string">
                <text:p> letter</text:p>
              </table:table-cell>
              <table:table-cell office:value-type="float" office:value="0.000767224495924048">
                <text:p>0.000767224495924048</text:p>
              </table:table-cell>
            </table:table-row>
            <table:table-row>
              <table:table-cell office:value-type="string">
                <text:p> looking</text:p>
              </table:table-cell>
              <table:table-cell office:value-type="float" office:value="0.000764940852002466">
                <text:p>0.000764940852002466</text:p>
              </table:table-cell>
            </table:table-row>
            <table:table-row>
              <table:table-cell office:value-type="string">
                <text:p> gentleman</text:p>
              </table:table-cell>
              <table:table-cell office:value-type="float" office:value="0.000762671858442645">
                <text:p>0.000762671858442645</text:p>
              </table:table-cell>
            </table:table-row>
            <table:table-row>
              <table:table-cell office:value-type="string">
                <text:p> asked</text:p>
              </table:table-cell>
              <table:table-cell office:value-type="float" office:value="0.000760417371223492">
                <text:p>0.000760417371223492</text:p>
              </table:table-cell>
            </table:table-row>
            <table:table-row>
              <table:table-cell office:value-type="string">
                <text:p> till</text:p>
              </table:table-cell>
              <table:table-cell office:value-type="float" office:value="0.00075817724822821">
                <text:p>0.00075817724822821</text:p>
              </table:table-cell>
            </table:table-row>
            <table:table-row>
              <table:table-cell office:value-type="string">
                <text:p> death</text:p>
              </table:table-cell>
              <table:table-cell office:value-type="float" office:value="0.000755951349212706">
                <text:p>0.000755951349212706</text:p>
              </table:table-cell>
            </table:table-row>
            <table:table-row>
              <table:table-cell office:value-type="string">
                <text:p> present</text:p>
              </table:table-cell>
              <table:table-cell office:value-type="float" office:value="0.000753739535774629">
                <text:p>0.000753739535774629</text:p>
              </table:table-cell>
            </table:table-row>
            <table:table-row>
              <table:table-cell office:value-type="string">
                <text:p> father</text:p>
              </table:table-cell>
              <table:table-cell office:value-type="float" office:value="0.000751541671323016">
                <text:p>0.000751541671323016</text:p>
              </table:table-cell>
            </table:table-row>
            <table:table-row>
              <table:table-cell office:value-type="string">
                <text:p> perhaps</text:p>
              </table:table-cell>
              <table:table-cell office:value-type="float" office:value="0.000749357621048548">
                <text:p>0.000749357621048548</text:p>
              </table:table-cell>
            </table:table-row>
            <table:table-row>
              <table:table-cell office:value-type="string">
                <text:p> best</text:p>
              </table:table-cell>
              <table:table-cell office:value-type="float" office:value="0.000747187251894387">
                <text:p>0.000747187251894387</text:p>
              </table:table-cell>
            </table:table-row>
            <table:table-row>
              <table:table-cell office:value-type="string">
                <text:p> true</text:p>
              </table:table-cell>
              <table:table-cell office:value-type="float" office:value="0.000745030432527588">
                <text:p>0.000745030432527588</text:p>
              </table:table-cell>
            </table:table-row>
            <table:table-row>
              <table:table-cell office:value-type="string">
                <text:p> believe</text:p>
              </table:table-cell>
              <table:table-cell office:value-type="float" office:value="0.000742887033311076">
                <text:p>0.000742887033311076</text:p>
              </table:table-cell>
            </table:table-row>
            <table:table-row>
              <table:table-cell office:value-type="string">
                <text:p> together</text:p>
              </table:table-cell>
              <table:table-cell office:value-type="float" office:value="0.000740756926276159">
                <text:p>0.000740756926276159</text:p>
              </table:table-cell>
            </table:table-row>
            <table:table-row>
              <table:table-cell office:value-type="string">
                <text:p> terms</text:p>
              </table:table-cell>
              <table:table-cell office:value-type="float" office:value="0.000738639985095591">
                <text:p>0.000738639985095591</text:p>
              </table:table-cell>
            </table:table-row>
            <table:table-row>
              <table:table-cell office:value-type="string">
                <text:p> indeed</text:p>
              </table:table-cell>
              <table:table-cell office:value-type="float" office:value="0.000736536085057148">
                <text:p>0.000736536085057148</text:p>
              </table:table-cell>
            </table:table-row>
            <table:table-row>
              <table:table-cell office:value-type="string">
                <text:p> river</text:p>
              </table:table-cell>
              <table:table-cell office:value-type="float" office:value="0.000734445103037714">
                <text:p>0.000734445103037714</text:p>
              </table:table-cell>
            </table:table-row>
            <table:table-row>
              <table:table-cell office:value-type="string">
                <text:p> matter</text:p>
              </table:table-cell>
              <table:table-cell office:value-type="float" office:value="0.000732366917477878">
                <text:p>0.000732366917477878</text:p>
              </table:table-cell>
            </table:table-row>
            <table:table-row>
              <table:table-cell office:value-type="string">
                <text:p> felt</text:p>
              </table:table-cell>
              <table:table-cell office:value-type="float" office:value="0.000730301408357004">
                <text:p>0.000730301408357004</text:p>
              </table:table-cell>
            </table:table-row>
            <table:table-row>
              <table:table-cell office:value-type="string">
                <text:p> brought</text:p>
              </table:table-cell>
              <table:table-cell office:value-type="float" office:value="0.000728248457168789">
                <text:p>0.000728248457168789</text:p>
              </table:table-cell>
            </table:table-row>
            <table:table-row>
              <table:table-cell office:value-type="string">
                <text:p> turned</text:p>
              </table:table-cell>
              <table:table-cell office:value-type="float" office:value="0.000726207946897287">
                <text:p>0.000726207946897287</text:p>
              </table:table-cell>
            </table:table-row>
            <table:table-row>
              <table:table-cell office:value-type="string">
                <text:p> number</text:p>
              </table:table-cell>
              <table:table-cell office:value-type="float" office:value="0.000724179761993384">
                <text:p>0.000724179761993384</text:p>
              </table:table-cell>
            </table:table-row>
            <table:table-row>
              <table:table-cell office:value-type="string">
                <text:p> morning</text:p>
              </table:table-cell>
              <table:table-cell office:value-type="float" office:value="0.000722163788351722">
                <text:p>0.000722163788351722</text:p>
              </table:table-cell>
            </table:table-row>
            <table:table-row>
              <table:table-cell office:value-type="string">
                <text:p> it's</text:p>
              </table:table-cell>
              <table:table-cell office:value-type="float" office:value="0.000720159913288061">
                <text:p>0.000720159913288061</text:p>
              </table:table-cell>
            </table:table-row>
            <table:table-row>
              <table:table-cell office:value-type="string">
                <text:p> mother</text:p>
              </table:table-cell>
              <table:table-cell office:value-type="float" office:value="0.000718168025517066">
                <text:p>0.000718168025517066</text:p>
              </table:table-cell>
            </table:table-row>
            <table:table-row>
              <table:table-cell office:value-type="string">
                <text:p> means</text:p>
              </table:table-cell>
              <table:table-cell office:value-type="float" office:value="0.000716188015130511">
                <text:p>0.000716188015130511</text:p>
              </table:table-cell>
            </table:table-row>
            <table:table-row>
              <table:table-cell office:value-type="string">
                <text:p> e</text:p>
              </table:table-cell>
              <table:table-cell office:value-type="float" office:value="0.000714219773575892">
                <text:p>0.000714219773575892</text:p>
              </table:table-cell>
            </table:table-row>
            <table:table-row>
              <table:table-cell office:value-type="string">
                <text:p> often</text:p>
              </table:table-cell>
              <table:table-cell office:value-type="float" office:value="0.000712263193635437">
                <text:p>0.000712263193635437</text:p>
              </table:table-cell>
            </table:table-row>
            <table:table-row>
              <table:table-cell office:value-type="string">
                <text:p> public</text:p>
              </table:table-cell>
              <table:table-cell office:value-type="float" office:value="0.000710318169405513">
                <text:p>0.000710318169405513</text:p>
              </table:table-cell>
            </table:table-row>
            <table:table-row>
              <table:table-cell office:value-type="string">
                <text:p> manner</text:p>
              </table:table-cell>
              <table:table-cell office:value-type="float" office:value="0.000708384596276404">
                <text:p>0.000708384596276404</text:p>
              </table:table-cell>
            </table:table-row>
            <table:table-row>
              <table:table-cell office:value-type="string">
                <text:p> since</text:p>
              </table:table-cell>
              <table:table-cell office:value-type="float" office:value="0.000706462370912474">
                <text:p>0.000706462370912474</text:p>
              </table:table-cell>
            </table:table-row>
            <table:table-row>
              <table:table-cell office:value-type="string">
                <text:p> common</text:p>
              </table:table-cell>
              <table:table-cell office:value-type="float" office:value="0.000704551391232691">
                <text:p>0.000704551391232691</text:p>
              </table:table-cell>
            </table:table-row>
            <table:table-row>
              <table:table-cell office:value-type="string">
                <text:p> home</text:p>
              </table:table-cell>
              <table:table-cell office:value-type="float" office:value="0.000702651556391505">
                <text:p>0.000702651556391505</text:p>
              </table:table-cell>
            </table:table-row>
            <table:table-row>
              <table:table-cell office:value-type="string">
                <text:p> ground</text:p>
              </table:table-cell>
              <table:table-cell office:value-type="float" office:value="0.000700762766760083">
                <text:p>0.000700762766760083</text:p>
              </table:table-cell>
            </table:table-row>
            <table:table-row>
              <table:table-cell office:value-type="string">
                <text:p> stood</text:p>
              </table:table-cell>
              <table:table-cell office:value-type="float" office:value="0.000698884923907884">
                <text:p>0.000698884923907884</text:p>
              </table:table-cell>
            </table:table-row>
            <table:table-row>
              <table:table-cell office:value-type="string">
                <text:p> either</text:p>
              </table:table-cell>
              <table:table-cell office:value-type="float" office:value="0.000697017930584566">
                <text:p>0.000697017930584566</text:p>
              </table:table-cell>
            </table:table-row>
            <table:table-row>
              <table:table-cell office:value-type="string">
                <text:p> law</text:p>
              </table:table-cell>
              <table:table-cell office:value-type="float" office:value="0.000695161690702229">
                <text:p>0.000695161690702229</text:p>
              </table:table-cell>
            </table:table-row>
            <table:table-row>
              <table:table-cell office:value-type="string">
                <text:p> others</text:p>
              </table:table-cell>
              <table:table-cell office:value-type="float" office:value="0.000693316109317969">
                <text:p>0.000693316109317969</text:p>
              </table:table-cell>
            </table:table-row>
            <table:table-row>
              <table:table-cell office:value-type="string">
                <text:p> whether</text:p>
              </table:table-cell>
              <table:table-cell office:value-type="float" office:value="0.000691481092616756">
                <text:p>0.000691481092616756</text:p>
              </table:table-cell>
            </table:table-row>
            <table:table-row>
              <table:table-cell office:value-type="string">
                <text:p> weller</text:p>
              </table:table-cell>
              <table:table-cell office:value-type="float" office:value="0.000689656547894617">
                <text:p>0.000689656547894617</text:p>
              </table:table-cell>
            </table:table-row>
            <table:table-row>
              <table:table-cell office:value-type="string">
                <text:p> labor</text:p>
              </table:table-cell>
              <table:table-cell office:value-type="float" office:value="0.000687842383542116">
                <text:p>0.000687842383542116</text:p>
              </table:table-cell>
            </table:table-row>
            <table:table-row>
              <table:table-cell office:value-type="string">
                <text:p> themselves</text:p>
              </table:table-cell>
              <table:table-cell office:value-type="float" office:value="0.000686038509028133">
                <text:p>0.000686038509028133</text:p>
              </table:table-cell>
            </table:table-row>
            <table:table-row>
              <table:table-cell office:value-type="string">
                <text:p> united</text:p>
              </table:table-cell>
              <table:table-cell office:value-type="float" office:value="0.000684244834883937">
                <text:p>0.000684244834883937</text:p>
              </table:table-cell>
            </table:table-row>
            <table:table-row>
              <table:table-cell office:value-type="string">
                <text:p> high</text:p>
              </table:table-cell>
              <table:table-cell office:value-type="float" office:value="0.000682461272687529">
                <text:p>0.000682461272687529</text:p>
              </table:table-cell>
            </table:table-row>
            <table:table-row>
              <table:table-cell office:value-type="string">
                <text:p> person</text:p>
              </table:table-cell>
              <table:table-cell office:value-type="float" office:value="0.000680687735048275">
                <text:p>0.000680687735048275</text:p>
              </table:table-cell>
            </table:table-row>
            <table:table-row>
              <table:table-cell office:value-type="string">
                <text:p> began</text:p>
              </table:table-cell>
              <table:table-cell office:value-type="float" office:value="0.000678924135591802">
                <text:p>0.000678924135591802</text:p>
              </table:table-cell>
            </table:table-row>
            <table:table-row>
              <table:table-cell office:value-type="string">
                <text:p> possible</text:p>
              </table:table-cell>
              <table:table-cell office:value-type="float" office:value="0.000677170388945168">
                <text:p>0.000677170388945168</text:p>
              </table:table-cell>
            </table:table-row>
            <table:table-row>
              <table:table-cell office:value-type="string">
                <text:p> air</text:p>
              </table:table-cell>
              <table:table-cell office:value-type="float" office:value="0.000675426410722279">
                <text:p>0.000675426410722279</text:p>
              </table:table-cell>
            </table:table-row>
            <table:table-row>
              <table:table-cell office:value-type="string">
                <text:p> feet</text:p>
              </table:table-cell>
              <table:table-cell office:value-type="float" office:value="0.000673692117509579">
                <text:p>0.000673692117509579</text:p>
              </table:table-cell>
            </table:table-row>
            <table:table-row>
              <table:table-cell office:value-type="string">
                <text:p> short</text:p>
              </table:table-cell>
              <table:table-cell office:value-type="float" office:value="0.00067196742685197">
                <text:p>0.00067196742685197</text:p>
              </table:table-cell>
            </table:table-row>
            <table:table-row>
              <table:table-cell office:value-type="string">
                <text:p> least</text:p>
              </table:table-cell>
              <table:table-cell office:value-type="float" office:value="0.000670252257238995">
                <text:p>0.000670252257238995</text:p>
              </table:table-cell>
            </table:table-row>
            <table:table-row>
              <table:table-cell office:value-type="string">
                <text:p> reason</text:p>
              </table:table-cell>
              <table:table-cell office:value-type="float" office:value="0.000668546528091249">
                <text:p>0.000668546528091249</text:p>
              </table:table-cell>
            </table:table-row>
            <table:table-row>
              <table:table-cell office:value-type="string">
                <text:p> friend</text:p>
              </table:table-cell>
              <table:table-cell office:value-type="float" office:value="0.000666850159747029">
                <text:p>0.000666850159747029</text:p>
              </table:table-cell>
            </table:table-row>
            <table:table-row>
              <table:table-cell office:value-type="string">
                <text:p> open</text:p>
              </table:table-cell>
              <table:table-cell office:value-type="float" office:value="0.000665163073449213">
                <text:p>0.000665163073449213</text:p>
              </table:table-cell>
            </table:table-row>
            <table:table-row>
              <table:table-cell office:value-type="string">
                <text:p> became</text:p>
              </table:table-cell>
              <table:table-cell office:value-type="float" office:value="0.000663485191332363">
                <text:p>0.000663485191332363</text:p>
              </table:table-cell>
            </table:table-row>
            <table:table-row>
              <table:table-cell office:value-type="string">
                <text:p> nearly</text:p>
              </table:table-cell>
              <table:table-cell office:value-type="float" office:value="0.000661816436410058">
                <text:p>0.000661816436410058</text:p>
              </table:table-cell>
            </table:table-row>
            <table:table-row>
              <table:table-cell office:value-type="string">
                <text:p> above</text:p>
              </table:table-cell>
              <table:table-cell office:value-type="float" office:value="0.000660156732562428">
                <text:p>0.000660156732562428</text:p>
              </table:table-cell>
            </table:table-row>
            <table:table-row>
              <table:table-cell office:value-type="string">
                <text:p> black</text:p>
              </table:table-cell>
              <table:table-cell office:value-type="float" office:value="0.000658506004523916">
                <text:p>0.000658506004523916</text:p>
              </table:table-cell>
            </table:table-row>
            <table:table-row>
              <table:table-cell office:value-type="string">
                <text:p> power</text:p>
              </table:table-cell>
              <table:table-cell office:value-type="float" office:value="0.000656864177871235">
                <text:p>0.000656864177871235</text:p>
              </table:table-cell>
            </table:table-row>
            <table:table-row>
              <table:table-cell office:value-type="string">
                <text:p> hear</text:p>
              </table:table-cell>
              <table:table-cell office:value-type="float" office:value="0.000655231179011541">
                <text:p>0.000655231179011541</text:p>
              </table:table-cell>
            </table:table-row>
            <table:table-row>
              <table:table-cell office:value-type="string">
                <text:p> earth</text:p>
              </table:table-cell>
              <table:table-cell office:value-type="float" office:value="0.000653606935170795">
                <text:p>0.000653606935170795</text:p>
              </table:table-cell>
            </table:table-row>
            <table:table-row>
              <table:table-cell office:value-type="string">
                <text:p> gone</text:p>
              </table:table-cell>
              <table:table-cell office:value-type="float" office:value="0.000651991374382325">
                <text:p>0.000651991374382325</text:p>
              </table:table-cell>
            </table:table-row>
            <table:table-row>
              <table:table-cell office:value-type="string">
                <text:p> subject</text:p>
              </table:table-cell>
              <table:table-cell office:value-type="float" office:value="0.000650384425475586">
                <text:p>0.000650384425475586</text:p>
              </table:table-cell>
            </table:table-row>
            <table:table-row>
              <table:table-cell office:value-type="string">
                <text:p> road</text:p>
              </table:table-cell>
              <table:table-cell office:value-type="float" office:value="0.000648786018065097">
                <text:p>0.000648786018065097</text:p>
              </table:table-cell>
            </table:table-row>
            <table:table-row>
              <table:table-cell office:value-type="string">
                <text:p> behind</text:p>
              </table:table-cell>
              <table:table-cell office:value-type="float" office:value="0.000647196082539576">
                <text:p>0.000647196082539576</text:p>
              </table:table-cell>
            </table:table-row>
            <table:table-row>
              <table:table-cell office:value-type="string">
                <text:p> natural</text:p>
              </table:table-cell>
              <table:table-cell office:value-type="float" office:value="0.000645614550051238">
                <text:p>0.000645614550051238</text:p>
              </table:table-cell>
            </table:table-row>
            <table:table-row>
              <table:table-cell office:value-type="string">
                <text:p> passed</text:p>
              </table:table-cell>
              <table:table-cell office:value-type="float" office:value="0.000644041352505292">
                <text:p>0.000644041352505292</text:p>
              </table:table-cell>
            </table:table-row>
            <table:table-row>
              <table:table-cell office:value-type="string">
                <text:p> question</text:p>
              </table:table-cell>
              <table:table-cell office:value-type="float" office:value="0.000642476422549596">
                <text:p>0.000642476422549596</text:p>
              </table:table-cell>
            </table:table-row>
            <table:table-row>
              <table:table-cell office:value-type="string">
                <text:p> sea</text:p>
              </table:table-cell>
              <table:table-cell office:value-type="float" office:value="0.000640919693564487">
                <text:p>0.000640919693564487</text:p>
              </table:table-cell>
            </table:table-row>
            <table:table-row>
              <table:table-cell office:value-type="string">
                <text:p> city</text:p>
              </table:table-cell>
              <table:table-cell office:value-type="float" office:value="0.000639371099652783">
                <text:p>0.000639371099652783</text:p>
              </table:table-cell>
            </table:table-row>
            <table:table-row>
              <table:table-cell office:value-type="string">
                <text:p> twenty</text:p>
              </table:table-cell>
              <table:table-cell office:value-type="float" office:value="0.000637830575629942">
                <text:p>0.000637830575629942</text:p>
              </table:table-cell>
            </table:table-row>
            <table:table-row>
              <table:table-cell office:value-type="string">
                <text:p> second</text:p>
              </table:table-cell>
              <table:table-cell office:value-type="float" office:value="0.00063629805701439">
                <text:p>0.00063629805701439</text:p>
              </table:table-cell>
            </table:table-row>
            <table:table-row>
              <table:table-cell office:value-type="string">
                <text:p> want</text:p>
              </table:table-cell>
              <table:table-cell office:value-type="float" office:value="0.000634773480017998">
                <text:p>0.000634773480017998</text:p>
              </table:table-cell>
            </table:table-row>
            <table:table-row>
              <table:table-cell office:value-type="string">
                <text:p> land</text:p>
              </table:table-cell>
              <table:table-cell office:value-type="float" office:value="0.000633256781536721">
                <text:p>0.000633256781536721</text:p>
              </table:table-cell>
            </table:table-row>
            <table:table-row>
              <table:table-cell office:value-type="string">
                <text:p> woman</text:p>
              </table:table-cell>
              <table:table-cell office:value-type="float" office:value="0.000631747899141388">
                <text:p>0.000631747899141388</text:p>
              </table:table-cell>
            </table:table-row>
            <table:table-row>
              <table:table-cell office:value-type="string">
                <text:p> times</text:p>
              </table:table-cell>
              <table:table-cell office:value-type="float" office:value="0.000630246771068637">
                <text:p>0.000630246771068637</text:p>
              </table:table-cell>
            </table:table-row>
            <table:table-row>
              <table:table-cell office:value-type="string">
                <text:p> keep</text:p>
              </table:table-cell>
              <table:table-cell office:value-type="float" office:value="0.000628753336212">
                <text:p>0.000628753336212</text:p>
              </table:table-cell>
            </table:table-row>
            <table:table-row>
              <table:table-cell office:value-type="string">
                <text:p> alone</text:p>
              </table:table-cell>
              <table:table-cell office:value-type="float" office:value="0.000627267534113133">
                <text:p>0.000627267534113133</text:p>
              </table:table-cell>
            </table:table-row>
            <table:table-row>
              <table:table-cell office:value-type="string">
                <text:p> dead</text:p>
              </table:table-cell>
              <table:table-cell office:value-type="float" office:value="0.00062578930495318">
                <text:p>0.00062578930495318</text:p>
              </table:table-cell>
            </table:table-row>
            <table:table-row>
              <table:table-cell office:value-type="string">
                <text:p> itself</text:p>
              </table:table-cell>
              <table:table-cell office:value-type="float" office:value="0.000624318589544284">
                <text:p>0.000624318589544284</text:p>
              </table:table-cell>
            </table:table-row>
            <table:table-row>
              <table:table-cell office:value-type="string">
                <text:p> become</text:p>
              </table:table-cell>
              <table:table-cell office:value-type="float" office:value="0.000622855329321228">
                <text:p>0.000622855329321228</text:p>
              </table:table-cell>
            </table:table-row>
            <table:table-row>
              <table:table-cell office:value-type="string">
                <text:p> electronic</text:p>
              </table:table-cell>
              <table:table-cell office:value-type="float" office:value="0.00062139946633321">
                <text:p>0.00062139946633321</text:p>
              </table:table-cell>
            </table:table-row>
            <table:table-row>
              <table:table-cell office:value-type="string">
                <text:p> lord</text:p>
              </table:table-cell>
              <table:table-cell office:value-type="float" office:value="0.000619950943235749">
                <text:p>0.000619950943235749</text:p>
              </table:table-cell>
            </table:table-row>
            <table:table-row>
              <table:table-cell office:value-type="string">
                <text:p> spirit</text:p>
              </table:table-cell>
              <table:table-cell office:value-type="float" office:value="0.00061850970328272">
                <text:p>0.00061850970328272</text:p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000617075690318515">
                <text:p>0.000617075690318515</text:p>
              </table:table-cell>
            </table:table-row>
            <table:table-row>
              <table:table-cell office:value-type="string">
                <text:p> court</text:p>
              </table:table-cell>
              <table:table-cell office:value-type="float" office:value="0.000615648848770325">
                <text:p>0.000615648848770325</text:p>
              </table:table-cell>
            </table:table-row>
            <table:table-row>
              <table:table-cell office:value-type="string">
                <text:p> joe</text:p>
              </table:table-cell>
              <table:table-cell office:value-type="float" office:value="0.000614229123640545">
                <text:p>0.000614229123640545</text:p>
              </table:table-cell>
            </table:table-row>
            <table:table-row>
              <table:table-cell office:value-type="string">
                <text:p> doubt</text:p>
              </table:table-cell>
              <table:table-cell office:value-type="float" office:value="0.000612816460499302">
                <text:p>0.000612816460499302</text:p>
              </table:table-cell>
            </table:table-row>
            <table:table-row>
              <table:table-cell office:value-type="string">
                <text:p> read</text:p>
              </table:table-cell>
              <table:table-cell office:value-type="float" office:value="0.000611410805477088">
                <text:p>0.000611410805477088</text:p>
              </table:table-cell>
            </table:table-row>
            <table:table-row>
              <table:table-cell office:value-type="string">
                <text:p> character</text:p>
              </table:table-cell>
              <table:table-cell office:value-type="float" office:value="0.000610012105257524">
                <text:p>0.000610012105257524</text:p>
              </table:table-cell>
            </table:table-row>
            <table:table-row>
              <table:table-cell office:value-type="string">
                <text:p> along</text:p>
              </table:table-cell>
              <table:table-cell office:value-type="float" office:value="0.000608620307070223">
                <text:p>0.000608620307070223</text:p>
              </table:table-cell>
            </table:table-row>
            <table:table-row>
              <table:table-cell office:value-type="string">
                <text:p> body</text:p>
              </table:table-cell>
              <table:table-cell office:value-type="float" office:value="0.00060723535868377">
                <text:p>0.00060723535868377</text:p>
              </table:table-cell>
            </table:table-row>
            <table:table-row>
              <table:table-cell office:value-type="string">
                <text:p> kind</text:p>
              </table:table-cell>
              <table:table-cell office:value-type="float" office:value="0.000605857208398811">
                <text:p>0.000605857208398811</text:p>
              </table:table-cell>
            </table:table-row>
            <table:table-row>
              <table:table-cell office:value-type="string">
                <text:p> lay</text:p>
              </table:table-cell>
              <table:table-cell office:value-type="float" office:value="0.000604485805041244">
                <text:p>0.000604485805041244</text:p>
              </table:table-cell>
            </table:table-row>
            <table:table-row>
              <table:table-cell office:value-type="string">
                <text:p> human</text:p>
              </table:table-cell>
              <table:table-cell office:value-type="float" office:value="0.000603121097955519">
                <text:p>0.000603121097955519</text:p>
              </table:table-cell>
            </table:table-row>
            <table:table-row>
              <table:table-cell office:value-type="string">
                <text:p> anything</text:p>
              </table:table-cell>
              <table:table-cell office:value-type="float" office:value="0.000601763036998042">
                <text:p>0.000601763036998042</text:p>
              </table:table-cell>
            </table:table-row>
            <table:table-row>
              <table:table-cell office:value-type="string">
                <text:p> different</text:p>
              </table:table-cell>
              <table:table-cell office:value-type="float" office:value="0.000600411572530673">
                <text:p>0.000600411572530673</text:p>
              </table:table-cell>
            </table:table-row>
            <table:table-row>
              <table:table-cell office:value-type="string">
                <text:p> son</text:p>
              </table:table-cell>
              <table:table-cell office:value-type="float" office:value="0.000599066655414331">
                <text:p>0.000599066655414331</text:p>
              </table:table-cell>
            </table:table-row>
            <table:table-row>
              <table:table-cell office:value-type="string">
                <text:p> s</text:p>
              </table:table-cell>
              <table:table-cell office:value-type="float" office:value="0.000597728237002691">
                <text:p>0.000597728237002691</text:p>
              </table:table-cell>
            </table:table-row>
            <table:table-row>
              <table:table-cell office:value-type="string">
                <text:p> story</text:p>
              </table:table-cell>
              <table:table-cell office:value-type="float" office:value="0.00059639626913598">
                <text:p>0.00059639626913598</text:p>
              </table:table-cell>
            </table:table-row>
            <table:table-row>
              <table:table-cell office:value-type="string">
                <text:p> white</text:p>
              </table:table-cell>
              <table:table-cell office:value-type="float" office:value="0.000595070704134867">
                <text:p>0.000595070704134867</text:p>
              </table:table-cell>
            </table:table-row>
            <table:table-row>
              <table:table-cell office:value-type="string">
                <text:p> held</text:p>
              </table:table-cell>
              <table:table-cell office:value-type="float" office:value="0.000593751494794441">
                <text:p>0.000593751494794441</text:p>
              </table:table-cell>
            </table:table-row>
            <table:table-row>
              <table:table-cell office:value-type="string">
                <text:p> music</text:p>
              </table:table-cell>
              <table:table-cell office:value-type="float" office:value="0.000592438594378282">
                <text:p>0.000592438594378282</text:p>
              </table:table-cell>
            </table:table-row>
            <table:table-row>
              <table:table-cell office:value-type="string">
                <text:p> towards</text:p>
              </table:table-cell>
              <table:table-cell office:value-type="float" office:value="0.000591131956612629">
                <text:p>0.000591131956612629</text:p>
              </table:table-cell>
            </table:table-row>
            <table:table-row>
              <table:table-cell office:value-type="string">
                <text:p> family</text:p>
              </table:table-cell>
              <table:table-cell office:value-type="float" office:value="0.000589831535680618">
                <text:p>0.000589831535680618</text:p>
              </table:table-cell>
            </table:table-row>
            <table:table-row>
              <table:table-cell office:value-type="string">
                <text:p> leave</text:p>
              </table:table-cell>
              <table:table-cell office:value-type="float" office:value="0.000588537286216625">
                <text:p>0.000588537286216625</text:p>
              </table:table-cell>
            </table:table-row>
            <table:table-row>
              <table:table-cell office:value-type="string">
                <text:p> used</text:p>
              </table:table-cell>
              <table:table-cell office:value-type="float" office:value="0.00058724916330068">
                <text:p>0.00058724916330068</text:p>
              </table:table-cell>
            </table:table-row>
            <table:table-row>
              <table:table-cell office:value-type="string">
                <text:p> already</text:p>
              </table:table-cell>
              <table:table-cell office:value-type="float" office:value="0.00058596712245297">
                <text:p>0.00058596712245297</text:p>
              </table:table-cell>
            </table:table-row>
            <table:table-row>
              <table:table-cell office:value-type="string">
                <text:p> hour</text:p>
              </table:table-cell>
              <table:table-cell office:value-type="float" office:value="0.000584691119628424">
                <text:p>0.000584691119628424</text:p>
              </table:table-cell>
            </table:table-row>
            <table:table-row>
              <table:table-cell office:value-type="string">
                <text:p> sent</text:p>
              </table:table-cell>
              <table:table-cell office:value-type="float" office:value="0.000583421111211375">
                <text:p>0.000583421111211375</text:p>
              </table:table-cell>
            </table:table-row>
            <table:table-row>
              <table:table-cell office:value-type="string">
                <text:p> chapter</text:p>
              </table:table-cell>
              <table:table-cell office:value-type="float" office:value="0.000582157054010301">
                <text:p>0.000582157054010301</text:p>
              </table:table-cell>
            </table:table-row>
            <table:table-row>
              <table:table-cell office:value-type="string">
                <text:p> book</text:p>
              </table:table-cell>
              <table:table-cell office:value-type="float" office:value="0.000580898905252649">
                <text:p>0.000580898905252649</text:p>
              </table:table-cell>
            </table:table-row>
            <table:table-row>
              <table:table-cell office:value-type="string">
                <text:p> hope</text:p>
              </table:table-cell>
              <table:table-cell office:value-type="float" office:value="0.000579646622579725">
                <text:p>0.000579646622579725</text:p>
              </table:table-cell>
            </table:table-row>
            <table:table-row>
              <table:table-cell office:value-type="string">
                <text:p> uncle</text:p>
              </table:table-cell>
              <table:table-cell office:value-type="float" office:value="0.000578400164041672">
                <text:p>0.000578400164041672</text:p>
              </table:table-cell>
            </table:table-row>
            <table:table-row>
              <table:table-cell office:value-type="string">
                <text:p> period</text:p>
              </table:table-cell>
              <table:table-cell office:value-type="float" office:value="0.000577159488092508">
                <text:p>0.000577159488092508</text:p>
              </table:table-cell>
            </table:table-row>
            <table:table-row>
              <table:table-cell office:value-type="string">
                <text:p> coming</text:p>
              </table:table-cell>
              <table:table-cell office:value-type="float" office:value="0.000575924553585244">
                <text:p>0.000575924553585244</text:p>
              </table:table-cell>
            </table:table-row>
            <table:table-row>
              <table:table-cell office:value-type="string">
                <text:p> bible</text:p>
              </table:table-cell>
              <table:table-cell office:value-type="float" office:value="0.000574695319767074">
                <text:p>0.000574695319767074</text:p>
              </table:table-cell>
            </table:table-row>
            <table:table-row>
              <table:table-cell office:value-type="string">
                <text:p> force</text:p>
              </table:table-cell>
              <table:table-cell office:value-type="float" office:value="0.000573471746274631">
                <text:p>0.000573471746274631</text:p>
              </table:table-cell>
            </table:table-row>
            <table:table-row>
              <table:table-cell office:value-type="string">
                <text:p> suppose</text:p>
              </table:table-cell>
              <table:table-cell office:value-type="float" office:value="0.000572253793129309">
                <text:p>0.000572253793129309</text:p>
              </table:table-cell>
            </table:table-row>
            <table:table-row>
              <table:table-cell office:value-type="string">
                <text:p> sure</text:p>
              </table:table-cell>
              <table:table-cell office:value-type="float" office:value="0.000571041420732663">
                <text:p>0.000571041420732663</text:p>
              </table:table-cell>
            </table:table-row>
            <table:table-row>
              <table:table-cell office:value-type="string">
                <text:p> o</text:p>
              </table:table-cell>
              <table:table-cell office:value-type="float" office:value="0.000569834589861866">
                <text:p>0.000569834589861866</text:p>
              </table:table-cell>
            </table:table-row>
            <table:table-row>
              <table:table-cell office:value-type="string">
                <text:p> close</text:p>
              </table:table-cell>
              <table:table-cell office:value-type="float" office:value="0.000568633261665229">
                <text:p>0.000568633261665229</text:p>
              </table:table-cell>
            </table:table-row>
            <table:table-row>
              <table:table-cell office:value-type="string">
                <text:p> call</text:p>
              </table:table-cell>
              <table:table-cell office:value-type="float" office:value="0.000567437397657801">
                <text:p>0.000567437397657801</text:p>
              </table:table-cell>
            </table:table-row>
            <table:table-row>
              <table:table-cell office:value-type="string">
                <text:p> foundation</text:p>
              </table:table-cell>
              <table:table-cell office:value-type="float" office:value="0.000566246959717009">
                <text:p>0.000566246959717009</text:p>
              </table:table-cell>
            </table:table-row>
            <table:table-row>
              <table:table-cell office:value-type="string">
                <text:p> red</text:p>
              </table:table-cell>
              <table:table-cell office:value-type="float" office:value="0.000565061910078381">
                <text:p>0.000565061910078381</text:p>
              </table:table-cell>
            </table:table-row>
            <table:table-row>
              <table:table-cell office:value-type="string">
                <text:p> making</text:p>
              </table:table-cell>
              <table:table-cell office:value-type="float" office:value="0.000563882211331319">
                <text:p>0.000563882211331319</text:p>
              </table:table-cell>
            </table:table-row>
            <table:table-row>
              <table:table-cell office:value-type="string">
                <text:p> across</text:p>
              </table:table-cell>
              <table:table-cell office:value-type="float" office:value="0.000562707826414929">
                <text:p>0.000562707826414929</text:p>
              </table:table-cell>
            </table:table-row>
            <table:table-row>
              <table:table-cell office:value-type="string">
                <text:p> i'm</text:p>
              </table:table-cell>
              <table:table-cell office:value-type="float" office:value="0.000561538718613923">
                <text:p>0.000561538718613923</text:p>
              </table:table-cell>
            </table:table-row>
            <table:table-row>
              <table:table-cell office:value-type="string">
                <text:p> followed</text:p>
              </table:table-cell>
              <table:table-cell office:value-type="float" office:value="0.000560374851554566">
                <text:p>0.000560374851554566</text:p>
              </table:table-cell>
            </table:table-row>
            <table:table-row>
              <table:table-cell office:value-type="string">
                <text:p> aunt</text:p>
              </table:table-cell>
              <table:table-cell office:value-type="float" office:value="0.000559216189200686">
                <text:p>0.000559216189200686</text:p>
              </table:table-cell>
            </table:table-row>
            <table:table-row>
              <table:table-cell office:value-type="string">
                <text:p> strong</text:p>
              </table:table-cell>
              <table:table-cell office:value-type="float" office:value="0.000558062695849738">
                <text:p>0.000558062695849738</text:p>
              </table:table-cell>
            </table:table-row>
            <table:table-row>
              <table:table-cell office:value-type="string">
                <text:p> returned</text:p>
              </table:table-cell>
              <table:table-cell office:value-type="float" office:value="0.000556914336128929">
                <text:p>0.000556914336128929</text:p>
              </table:table-cell>
            </table:table-row>
            <table:table-row>
              <table:table-cell office:value-type="string">
                <text:p> moral</text:p>
              </table:table-cell>
              <table:table-cell office:value-type="float" office:value="0.000555771074991385">
                <text:p>0.000555771074991385</text:p>
              </table:table-cell>
            </table:table-row>
            <table:table-row>
              <table:table-cell office:value-type="string">
                <text:p> miles</text:p>
              </table:table-cell>
              <table:table-cell office:value-type="float" office:value="0.000554632877712387">
                <text:p>0.000554632877712387</text:p>
              </table:table-cell>
            </table:table-row>
            <table:table-row>
              <table:table-cell office:value-type="string">
                <text:p> p</text:p>
              </table:table-cell>
              <table:table-cell office:value-type="float" office:value="0.000553499709885646">
                <text:p>0.000553499709885646</text:p>
              </table:table-cell>
            </table:table-row>
            <table:table-row>
              <table:table-cell office:value-type="string">
                <text:p> six</text:p>
              </table:table-cell>
              <table:table-cell office:value-type="float" office:value="0.000552371537419637">
                <text:p>0.000552371537419637</text:p>
              </table:table-cell>
            </table:table-row>
            <table:table-row>
              <table:table-cell office:value-type="string">
                <text:p> division</text:p>
              </table:table-cell>
              <table:table-cell office:value-type="float" office:value="0.000551248326533982">
                <text:p>0.000551248326533982</text:p>
              </table:table-cell>
            </table:table-row>
            <table:table-row>
              <table:table-cell office:value-type="string">
                <text:p> act</text:p>
              </table:table-cell>
              <table:table-cell office:value-type="float" office:value="0.000550130043755883">
                <text:p>0.000550130043755883</text:p>
              </table:table-cell>
            </table:table-row>
            <table:table-row>
              <table:table-cell office:value-type="string">
                <text:p> therefore</text:p>
              </table:table-cell>
              <table:table-cell office:value-type="float" office:value="0.000549016655916603">
                <text:p>0.000549016655916603</text:p>
              </table:table-cell>
            </table:table-row>
            <table:table-row>
              <table:table-cell office:value-type="string">
                <text:p> forms</text:p>
              </table:table-cell>
              <table:table-cell office:value-type="float" office:value="0.000547908130147998">
                <text:p>0.000547908130147998</text:p>
              </table:table-cell>
            </table:table-row>
            <table:table-row>
              <table:table-cell office:value-type="string">
                <text:p> friends</text:p>
              </table:table-cell>
              <table:table-cell office:value-type="float" office:value="0.000546804433879096">
                <text:p>0.000546804433879096</text:p>
              </table:table-cell>
            </table:table-row>
            <table:table-row>
              <table:table-cell office:value-type="string">
                <text:p> mean</text:p>
              </table:table-cell>
              <table:table-cell office:value-type="float" office:value="0.000545705534832718">
                <text:p>0.000545705534832718</text:p>
              </table:table-cell>
            </table:table-row>
            <table:table-row>
              <table:table-cell office:value-type="string">
                <text:p> show</text:p>
              </table:table-cell>
              <table:table-cell office:value-type="float" office:value="0.000544611401022154">
                <text:p>0.000544611401022154</text:p>
              </table:table-cell>
            </table:table-row>
            <table:table-row>
              <table:table-cell office:value-type="string">
                <text:p> early</text:p>
              </table:table-cell>
              <table:table-cell office:value-type="float" office:value="0.000543522000747878">
                <text:p>0.000543522000747878</text:p>
              </table:table-cell>
            </table:table-row>
            <table:table-row>
              <table:table-cell office:value-type="string">
                <text:p> view</text:p>
              </table:table-cell>
              <table:table-cell office:value-type="float" office:value="0.000542437302594305">
                <text:p>0.000542437302594305</text:p>
              </table:table-cell>
            </table:table-row>
            <table:table-row>
              <table:table-cell office:value-type="string">
                <text:p> poor</text:p>
              </table:table-cell>
              <table:table-cell office:value-type="float" office:value="0.000541357275426604">
                <text:p>0.000541357275426604</text:p>
              </table:table-cell>
            </table:table-row>
            <table:table-row>
              <table:table-cell office:value-type="string">
                <text:p> reached</text:p>
              </table:table-cell>
              <table:table-cell office:value-type="float" office:value="0.000540281888387538">
                <text:p>0.000540281888387538</text:p>
              </table:table-cell>
            </table:table-row>
            <table:table-row>
              <table:table-cell office:value-type="string">
                <text:p> agreement</text:p>
              </table:table-cell>
              <table:table-cell office:value-type="float" office:value="0.000539211110894362">
                <text:p>0.000539211110894362</text:p>
              </table:table-cell>
            </table:table-row>
            <table:table-row>
              <table:table-cell office:value-type="string">
                <text:p> line</text:p>
              </table:table-cell>
              <table:table-cell office:value-type="float" office:value="0.000538144912635751">
                <text:p>0.000538144912635751</text:p>
              </table:table-cell>
            </table:table-row>
            <table:table-row>
              <table:table-cell office:value-type="string">
                <text:p> ten</text:p>
              </table:table-cell>
              <table:table-cell office:value-type="float" office:value="0.000537083263568776">
                <text:p>0.000537083263568776</text:p>
              </table:table-cell>
            </table:table-row>
            <table:table-row>
              <table:table-cell office:value-type="string">
                <text:p> truth</text:p>
              </table:table-cell>
              <table:table-cell office:value-type="float" office:value="0.000536026133915918">
                <text:p>0.000536026133915918</text:p>
              </table:table-cell>
            </table:table-row>
            <table:table-row>
              <table:table-cell office:value-type="string">
                <text:p> strange</text:p>
              </table:table-cell>
              <table:table-cell office:value-type="float" office:value="0.000534973494162125">
                <text:p>0.000534973494162125</text:p>
              </table:table-cell>
            </table:table-row>
            <table:table-row>
              <table:table-cell office:value-type="string">
                <text:p> c</text:p>
              </table:table-cell>
              <table:table-cell office:value-type="float" office:value="0.000533925315051901">
                <text:p>0.000533925315051901</text:p>
              </table:table-cell>
            </table:table-row>
            <table:table-row>
              <table:table-cell office:value-type="string">
                <text:p> position</text:p>
              </table:table-cell>
              <table:table-cell office:value-type="float" office:value="0.000532881567586443">
                <text:p>0.000532881567586443</text:p>
              </table:table-cell>
            </table:table-row>
            <table:table-row>
              <table:table-cell office:value-type="string">
                <text:p> fell</text:p>
              </table:table-cell>
              <table:table-cell office:value-type="float" office:value="0.00053184222302081">
                <text:p>0.00053184222302081</text:p>
              </table:table-cell>
            </table:table-row>
            <table:table-row>
              <table:table-cell office:value-type="string">
                <text:p> really</text:p>
              </table:table-cell>
              <table:table-cell office:value-type="float" office:value="0.00053080725286113">
                <text:p>0.00053080725286113</text:p>
              </table:table-cell>
            </table:table-row>
            <table:table-row>
              <table:table-cell office:value-type="string">
                <text:p> return</text:p>
              </table:table-cell>
              <table:table-cell office:value-type="float" office:value="0.000529776628861848">
                <text:p>0.000529776628861848</text:p>
              </table:table-cell>
            </table:table-row>
            <table:table-row>
              <table:table-cell office:value-type="string">
                <text:p> london</text:p>
              </table:table-cell>
              <table:table-cell office:value-type="float" office:value="0.000528750323023006">
                <text:p>0.000528750323023006</text:p>
              </table:table-cell>
            </table:table-row>
            <table:table-row>
              <table:table-cell office:value-type="string">
                <text:p> de</text:p>
              </table:table-cell>
              <table:table-cell office:value-type="float" office:value="0.000527728307587559">
                <text:p>0.000527728307587559</text:p>
              </table:table-cell>
            </table:table-row>
            <table:table-row>
              <table:table-cell office:value-type="string">
                <text:p> beyond</text:p>
              </table:table-cell>
              <table:table-cell office:value-type="float" office:value="0.00052671055503873">
                <text:p>0.00052671055503873</text:p>
              </table:table-cell>
            </table:table-row>
            <table:table-row>
              <table:table-cell office:value-type="string">
                <text:p> forth</text:p>
              </table:table-cell>
              <table:table-cell office:value-type="float" office:value="0.000525697038097395">
                <text:p>0.000525697038097395</text:p>
              </table:table-cell>
            </table:table-row>
            <table:table-row>
              <table:table-cell office:value-type="string">
                <text:p> cause</text:p>
              </table:table-cell>
              <table:table-cell office:value-type="float" office:value="0.000524687729719509">
                <text:p>0.000524687729719509</text:p>
              </table:table-cell>
            </table:table-row>
            <table:table-row>
              <table:table-cell office:value-type="string">
                <text:p> year</text:p>
              </table:table-cell>
              <table:table-cell office:value-type="float" office:value="0.000523682603093553">
                <text:p>0.000523682603093553</text:p>
              </table:table-cell>
            </table:table-row>
            <table:table-row>
              <table:table-cell office:value-type="string">
                <text:p> business</text:p>
              </table:table-cell>
              <table:table-cell office:value-type="float" office:value="0.00052268163163803">
                <text:p>0.00052268163163803</text:p>
              </table:table-cell>
            </table:table-row>
            <table:table-row>
              <table:table-cell office:value-type="string">
                <text:p> command</text:p>
              </table:table-cell>
              <table:table-cell office:value-type="float" office:value="0.000521684788998984">
                <text:p>0.000521684788998984</text:p>
              </table:table-cell>
            </table:table-row>
            <table:table-row>
              <table:table-cell office:value-type="string">
                <text:p> sat</text:p>
              </table:table-cell>
              <table:table-cell office:value-type="float" office:value="0.000520692049047548">
                <text:p>0.000520692049047548</text:p>
              </table:table-cell>
            </table:table-row>
            <table:table-row>
              <table:table-cell office:value-type="string">
                <text:p> king</text:p>
              </table:table-cell>
              <table:table-cell office:value-type="float" office:value="0.000519703385877537">
                <text:p>0.000519703385877537</text:p>
              </table:table-cell>
            </table:table-row>
            <table:table-row>
              <table:table-cell office:value-type="string">
                <text:p> sort</text:p>
              </table:table-cell>
              <table:table-cell office:value-type="float" office:value="0.000518718773803058">
                <text:p>0.000518718773803058</text:p>
              </table:table-cell>
            </table:table-row>
            <table:table-row>
              <table:table-cell office:value-type="string">
                <text:p> that's</text:p>
              </table:table-cell>
              <table:table-cell office:value-type="float" office:value="0.000517738187356157">
                <text:p>0.000517738187356157</text:p>
              </table:table-cell>
            </table:table-row>
            <table:table-row>
              <table:table-cell office:value-type="string">
                <text:p> sense</text:p>
              </table:table-cell>
              <table:table-cell office:value-type="float" office:value="0.0005167616012845">
                <text:p>0.0005167616012845</text:p>
              </table:table-cell>
            </table:table-row>
            <table:table-row>
              <table:table-cell office:value-type="string">
                <text:p> sister</text:p>
              </table:table-cell>
              <table:table-cell office:value-type="float" office:value="0.000515788990549074">
                <text:p>0.000515788990549074</text:p>
              </table:table-cell>
            </table:table-row>
            <table:table-row>
              <table:table-cell office:value-type="string">
                <text:p> orders</text:p>
              </table:table-cell>
              <table:table-cell office:value-type="float" office:value="0.000514820330321927">
                <text:p>0.000514820330321927</text:p>
              </table:table-cell>
            </table:table-row>
            <table:table-row>
              <table:table-cell office:value-type="string">
                <text:p> beautiful</text:p>
              </table:table-cell>
              <table:table-cell office:value-type="float" office:value="0.000513855595983932">
                <text:p>0.000513855595983932</text:p>
              </table:table-cell>
            </table:table-row>
            <table:table-row>
              <table:table-cell office:value-type="string">
                <text:p> age</text:p>
              </table:table-cell>
              <table:table-cell office:value-type="float" office:value="0.000512894763122579">
                <text:p>0.000512894763122579</text:p>
              </table:table-cell>
            </table:table-row>
            <table:table-row>
              <table:table-cell office:value-type="string">
                <text:p> history</text:p>
              </table:table-cell>
              <table:table-cell office:value-type="float" office:value="0.0005119378075298">
                <text:p>0.0005119378075298</text:p>
              </table:table-cell>
            </table:table-row>
            <table:table-row>
              <table:table-cell office:value-type="string">
                <text:p> children</text:p>
              </table:table-cell>
              <table:table-cell office:value-type="float" office:value="0.000510984705199813">
                <text:p>0.000510984705199813</text:p>
              </table:table-cell>
            </table:table-row>
            <table:table-row>
              <table:table-cell office:value-type="string">
                <text:p> girl</text:p>
              </table:table-cell>
              <table:table-cell office:value-type="float" office:value="0.000510035432327001">
                <text:p>0.000510035432327001</text:p>
              </table:table-cell>
            </table:table-row>
            <table:table-row>
              <table:table-cell office:value-type="string">
                <text:p> major</text:p>
              </table:table-cell>
              <table:table-cell office:value-type="float" office:value="0.000509089965303817">
                <text:p>0.000509089965303817</text:p>
              </table:table-cell>
            </table:table-row>
            <table:table-row>
              <table:table-cell office:value-type="string">
                <text:p> account</text:p>
              </table:table-cell>
              <table:table-cell office:value-type="float" office:value="0.00050814828071871">
                <text:p>0.00050814828071871</text:p>
              </table:table-cell>
            </table:table-row>
            <table:table-row>
              <table:table-cell office:value-type="string">
                <text:p> continued</text:p>
              </table:table-cell>
              <table:table-cell office:value-type="float" office:value="0.000507210355354082">
                <text:p>0.000507210355354082</text:p>
              </table:table-cell>
            </table:table-row>
            <table:table-row>
              <table:table-cell office:value-type="string">
                <text:p> herself</text:p>
              </table:table-cell>
              <table:table-cell office:value-type="float" office:value="0.000506276166184271">
                <text:p>0.000506276166184271</text:p>
              </table:table-cell>
            </table:table-row>
            <table:table-row>
              <table:table-cell office:value-type="string">
                <text:p> hold</text:p>
              </table:table-cell>
              <table:table-cell office:value-type="float" office:value="0.000505345690373555">
                <text:p>0.000505345690373555</text:p>
              </table:table-cell>
            </table:table-row>
            <table:table-row>
              <table:table-cell office:value-type="string">
                <text:p> bed</text:p>
              </table:table-cell>
              <table:table-cell office:value-type="float" office:value="0.000504418905274184">
                <text:p>0.000504418905274184</text:p>
              </table:table-cell>
            </table:table-row>
            <table:table-row>
              <table:table-cell office:value-type="string">
                <text:p> lost</text:p>
              </table:table-cell>
              <table:table-cell office:value-type="float" office:value="0.000503495788424436">
                <text:p>0.000503495788424436</text:p>
              </table:table-cell>
            </table:table-row>
            <table:table-row>
              <table:table-cell office:value-type="string">
                <text:p> appeared</text:p>
              </table:table-cell>
              <table:table-cell office:value-type="float" office:value="0.000502576317546701">
                <text:p>0.000502576317546701</text:p>
              </table:table-cell>
            </table:table-row>
            <table:table-row>
              <table:table-cell office:value-type="string">
                <text:p> enemy</text:p>
              </table:table-cell>
              <table:table-cell office:value-type="float" office:value="0.000501660470545577">
                <text:p>0.000501660470545577</text:p>
              </table:table-cell>
            </table:table-row>
            <table:table-row>
              <table:table-cell office:value-type="string">
                <text:p> table</text:p>
              </table:table-cell>
              <table:table-cell office:value-type="float" office:value="0.000500748225506004">
                <text:p>0.000500748225506004</text:p>
              </table:table-cell>
            </table:table-row>
            <table:table-row>
              <table:table-cell office:value-type="string">
                <text:p> idea</text:p>
              </table:table-cell>
              <table:table-cell office:value-type="float" office:value="0.000499839560691415">
                <text:p>0.000499839560691415</text:p>
              </table:table-cell>
            </table:table-row>
            <table:table-row>
              <table:table-cell office:value-type="string">
                <text:p> except</text:p>
              </table:table-cell>
              <table:table-cell office:value-type="float" office:value="0.000498934454541904">
                <text:p>0.000498934454541904</text:p>
              </table:table-cell>
            </table:table-row>
            <table:table-row>
              <table:table-cell office:value-type="string">
                <text:p> effect</text:p>
              </table:table-cell>
              <table:table-cell office:value-type="float" office:value="0.000498032885672427">
                <text:p>0.000498032885672427</text:p>
              </table:table-cell>
            </table:table-row>
            <table:table-row>
              <table:table-cell office:value-type="string">
                <text:p> purpose</text:p>
              </table:table-cell>
              <table:table-cell office:value-type="float" office:value="0.000497134832871018">
                <text:p>0.000497134832871018</text:p>
              </table:table-cell>
            </table:table-row>
            <table:table-row>
              <table:table-cell office:value-type="string">
                <text:p> wife</text:p>
              </table:table-cell>
              <table:table-cell office:value-type="float" office:value="0.00049624027509703">
                <text:p>0.00049624027509703</text:p>
              </table:table-cell>
            </table:table-row>
            <table:table-row>
              <table:table-cell office:value-type="string">
                <text:p> master</text:p>
              </table:table-cell>
              <table:table-cell office:value-type="float" office:value="0.000495349191479394">
                <text:p>0.000495349191479394</text:p>
              </table:table-cell>
            </table:table-row>
            <table:table-row>
              <table:table-cell office:value-type="string">
                <text:p> speak</text:p>
              </table:table-cell>
              <table:table-cell office:value-type="float" office:value="0.000494461561314907">
                <text:p>0.000494461561314907</text:p>
              </table:table-cell>
            </table:table-row>
            <table:table-row>
              <table:table-cell office:value-type="string">
                <text:p> kept</text:p>
              </table:table-cell>
              <table:table-cell office:value-type="float" office:value="0.000493577364066529">
                <text:p>0.000493577364066529</text:p>
              </table:table-cell>
            </table:table-row>
            <table:table-row>
              <table:table-cell office:value-type="string">
                <text:p> following</text:p>
              </table:table-cell>
              <table:table-cell office:value-type="float" office:value="0.000492696579361713">
                <text:p>0.000492696579361713</text:p>
              </table:table-cell>
            </table:table-row>
            <table:table-row>
              <table:table-cell office:value-type="string">
                <text:p> eye</text:p>
              </table:table-cell>
              <table:table-cell office:value-type="float" office:value="0.000491819186990746">
                <text:p>0.000491819186990746</text:p>
              </table:table-cell>
            </table:table-row>
            <table:table-row>
              <table:table-cell office:value-type="string">
                <text:p> further</text:p>
              </table:table-cell>
              <table:table-cell office:value-type="float" office:value="0.000490945166905116">
                <text:p>0.000490945166905116</text:p>
              </table:table-cell>
            </table:table-row>
            <table:table-row>
              <table:table-cell office:value-type="string">
                <text:p> help</text:p>
              </table:table-cell>
              <table:table-cell office:value-type="float" office:value="0.000490074499215894">
                <text:p>0.000490074499215894</text:p>
              </table:table-cell>
            </table:table-row>
            <table:table-row>
              <table:table-cell office:value-type="string">
                <text:p> colonel</text:p>
              </table:table-cell>
              <table:table-cell office:value-type="float" office:value="0.000489207164192142">
                <text:p>0.000489207164192142</text:p>
              </table:table-cell>
            </table:table-row>
            <table:table-row>
              <table:table-cell office:value-type="string">
                <text:p> written</text:p>
              </table:table-cell>
              <table:table-cell office:value-type="float" office:value="0.000488343142259329">
                <text:p>0.000488343142259329</text:p>
              </table:table-cell>
            </table:table-row>
            <table:table-row>
              <table:table-cell office:value-type="string">
                <text:p> cases</text:p>
              </table:table-cell>
              <table:table-cell office:value-type="float" office:value="0.000487482413997782">
                <text:p>0.000487482413997782</text:p>
              </table:table-cell>
            </table:table-row>
            <table:table-row>
              <table:table-cell office:value-type="string">
                <text:p> clear</text:p>
              </table:table-cell>
              <table:table-cell office:value-type="float" office:value="0.000486624960141141">
                <text:p>0.000486624960141141</text:p>
              </table:table-cell>
            </table:table-row>
            <table:table-row>
              <table:table-cell office:value-type="string">
                <text:p> money</text:p>
              </table:table-cell>
              <table:table-cell office:value-type="float" office:value="0.000485770761574838">
                <text:p>0.000485770761574838</text:p>
              </table:table-cell>
            </table:table-row>
            <table:table-row>
              <table:table-cell office:value-type="string">
                <text:p> understand</text:p>
              </table:table-cell>
              <table:table-cell office:value-type="float" office:value="0.000484919799334597">
                <text:p>0.000484919799334597</text:p>
              </table:table-cell>
            </table:table-row>
            <table:table-row>
              <table:table-cell office:value-type="string">
                <text:p> important</text:p>
              </table:table-cell>
              <table:table-cell office:value-type="float" office:value="0.000484072054604948">
                <text:p>0.000484072054604948</text:p>
              </table:table-cell>
            </table:table-row>
            <table:table-row>
              <table:table-cell office:value-type="string">
                <text:p> free</text:p>
              </table:table-cell>
              <table:table-cell office:value-type="float" office:value="0.00048322750871776">
                <text:p>0.00048322750871776</text:p>
              </table:table-cell>
            </table:table-row>
            <table:table-row>
              <table:table-cell office:value-type="string">
                <text:p> sometimes</text:p>
              </table:table-cell>
              <table:table-cell office:value-type="float" office:value="0.00048238614315079">
                <text:p>0.00048238614315079</text:p>
              </table:table-cell>
            </table:table-row>
            <table:table-row>
              <table:table-cell office:value-type="string">
                <text:p> south</text:p>
              </table:table-cell>
              <table:table-cell office:value-type="float" office:value="0.000481547939526253">
                <text:p>0.000481547939526253</text:p>
              </table:table-cell>
            </table:table-row>
            <table:table-row>
              <table:table-cell office:value-type="string">
                <text:p> around</text:p>
              </table:table-cell>
              <table:table-cell office:value-type="float" office:value="0.000480712879609403">
                <text:p>0.000480712879609403</text:p>
              </table:table-cell>
            </table:table-row>
            <table:table-row>
              <table:table-cell office:value-type="string">
                <text:p> front</text:p>
              </table:table-cell>
              <table:table-cell office:value-type="float" office:value="0.000479880945307138">
                <text:p>0.000479880945307138</text:p>
              </table:table-cell>
            </table:table-row>
            <table:table-row>
              <table:table-cell office:value-type="string">
                <text:p> latter</text:p>
              </table:table-cell>
              <table:table-cell office:value-type="float" office:value="0.000479052118666614">
                <text:p>0.000479052118666614</text:p>
              </table:table-cell>
            </table:table-row>
            <table:table-row>
              <table:table-cell office:value-type="string">
                <text:p> arms</text:p>
              </table:table-cell>
              <table:table-cell office:value-type="float" office:value="0.000478226381873881">
                <text:p>0.000478226381873881</text:p>
              </table:table-cell>
            </table:table-row>
            <table:table-row>
              <table:table-cell office:value-type="string">
                <text:p> none</text:p>
              </table:table-cell>
              <table:table-cell office:value-type="float" office:value="0.000477403717252532">
                <text:p>0.000477403717252532</text:p>
              </table:table-cell>
            </table:table-row>
            <table:table-row>
              <table:table-cell office:value-type="string">
                <text:p> dark</text:p>
              </table:table-cell>
              <table:table-cell office:value-type="float" office:value="0.000476584107262369">
                <text:p>0.000476584107262369</text:p>
              </table:table-cell>
            </table:table-row>
            <table:table-row>
              <table:table-cell office:value-type="string">
                <text:p> party</text:p>
              </table:table-cell>
              <table:table-cell office:value-type="float" office:value="0.000475767534498081">
                <text:p>0.000475767534498081</text:p>
              </table:table-cell>
            </table:table-row>
            <table:table-row>
              <table:table-cell office:value-type="string">
                <text:p> certainly</text:p>
              </table:table-cell>
              <table:table-cell office:value-type="float" office:value="0.000474953981687947">
                <text:p>0.000474953981687947</text:p>
              </table:table-cell>
            </table:table-row>
            <table:table-row>
              <table:table-cell office:value-type="string">
                <text:p> toward</text:p>
              </table:table-cell>
              <table:table-cell office:value-type="float" office:value="0.000474143431692541">
                <text:p>0.000474143431692541</text:p>
              </table:table-cell>
            </table:table-row>
            <table:table-row>
              <table:table-cell office:value-type="string">
                <text:p> town</text:p>
              </table:table-cell>
              <table:table-cell office:value-type="float" office:value="0.000473335867503462">
                <text:p>0.000473335867503462</text:p>
              </table:table-cell>
            </table:table-row>
            <table:table-row>
              <table:table-cell office:value-type="string">
                <text:p> laws</text:p>
              </table:table-cell>
              <table:table-cell office:value-type="float" office:value="0.000472531272242077">
                <text:p>0.000472531272242077</text:p>
              </table:table-cell>
            </table:table-row>
            <table:table-row>
              <table:table-cell office:value-type="string">
                <text:p> length</text:p>
              </table:table-cell>
              <table:table-cell office:value-type="float" office:value="0.000471729629158273">
                <text:p>0.000471729629158273</text:p>
              </table:table-cell>
            </table:table-row>
            <table:table-row>
              <table:table-cell office:value-type="string">
                <text:p> answer</text:p>
              </table:table-cell>
              <table:table-cell office:value-type="float" office:value="0.000470930921629228">
                <text:p>0.000470930921629228</text:p>
              </table:table-cell>
            </table:table-row>
            <table:table-row>
              <table:table-cell office:value-type="string">
                <text:p> corps</text:p>
              </table:table-cell>
              <table:table-cell office:value-type="float" office:value="0.000470135133158199">
                <text:p>0.000470135133158199</text:p>
              </table:table-cell>
            </table:table-row>
            <table:table-row>
              <table:table-cell office:value-type="string">
                <text:p> probably</text:p>
              </table:table-cell>
              <table:table-cell office:value-type="float" office:value="0.000469342247373315">
                <text:p>0.000469342247373315</text:p>
              </table:table-cell>
            </table:table-row>
            <table:table-row>
              <table:table-cell office:value-type="string">
                <text:p> turn</text:p>
              </table:table-cell>
              <table:table-cell office:value-type="float" office:value="0.000468552248026395">
                <text:p>0.000468552248026395</text:p>
              </table:table-cell>
            </table:table-row>
            <table:table-row>
              <table:table-cell office:value-type="string">
                <text:p> action</text:p>
              </table:table-cell>
              <table:table-cell office:value-type="float" office:value="0.000467765118991769">
                <text:p>0.000467765118991769</text:p>
              </table:table-cell>
            </table:table-row>
            <table:table-row>
              <table:table-cell office:value-type="string">
                <text:p> able</text:p>
              </table:table-cell>
              <table:table-cell office:value-type="float" office:value="0.00046698084426512">
                <text:p>0.00046698084426512</text:p>
              </table:table-cell>
            </table:table-row>
            <table:table-row>
              <table:table-cell office:value-type="string">
                <text:p> company</text:p>
              </table:table-cell>
              <table:table-cell office:value-type="float" office:value="0.000466199407962334">
                <text:p>0.000466199407962334</text:p>
              </table:table-cell>
            </table:table-row>
            <table:table-row>
              <table:table-cell office:value-type="string">
                <text:p> m</text:p>
              </table:table-cell>
              <table:table-cell office:value-type="float" office:value="0.000465420794318368">
                <text:p>0.000465420794318368</text:p>
              </table:table-cell>
            </table:table-row>
            <table:table-row>
              <table:table-cell office:value-type="string">
                <text:p> child</text:p>
              </table:table-cell>
              <table:table-cell office:value-type="float" office:value="0.000464644987686129">
                <text:p>0.000464644987686129</text:p>
              </table:table-cell>
            </table:table-row>
            <table:table-row>
              <table:table-cell office:value-type="string">
                <text:p> horse</text:p>
              </table:table-cell>
              <table:table-cell office:value-type="float" office:value="0.000463871972535359">
                <text:p>0.000463871972535359</text:p>
              </table:table-cell>
            </table:table-row>
            <table:table-row>
              <table:table-cell office:value-type="string">
                <text:p> change</text:p>
              </table:table-cell>
              <table:table-cell office:value-type="float" office:value="0.000463101733451548">
                <text:p>0.000463101733451548</text:p>
              </table:table-cell>
            </table:table-row>
            <table:table-row>
              <table:table-cell office:value-type="string">
                <text:p> suddenly</text:p>
              </table:table-cell>
              <table:table-cell office:value-type="float" office:value="0.000462334255134842">
                <text:p>0.000462334255134842</text:p>
              </table:table-cell>
            </table:table-row>
            <table:table-row>
              <table:table-cell office:value-type="string">
                <text:p> saying</text:p>
              </table:table-cell>
              <table:table-cell office:value-type="float" office:value="0.000461569522398974">
                <text:p>0.000461569522398974</text:p>
              </table:table-cell>
            </table:table-row>
            <table:table-row>
              <table:table-cell office:value-type="string">
                <text:p> north</text:p>
              </table:table-cell>
              <table:table-cell office:value-type="float" office:value="0.000460807520170207">
                <text:p>0.000460807520170207</text:p>
              </table:table-cell>
            </table:table-row>
            <table:table-row>
              <table:table-cell office:value-type="string">
                <text:p> knowledge</text:p>
              </table:table-cell>
              <table:table-cell office:value-type="float" office:value="0.000460048233486283">
                <text:p>0.000460048233486283</text:p>
              </table:table-cell>
            </table:table-row>
            <table:table-row>
              <table:table-cell office:value-type="string">
                <text:p> seems</text:p>
              </table:table-cell>
              <table:table-cell office:value-type="float" office:value="0.000459291647495385">
                <text:p>0.000459291647495385</text:p>
              </table:table-cell>
            </table:table-row>
            <table:table-row>
              <table:table-cell office:value-type="string">
                <text:p> past</text:p>
              </table:table-cell>
              <table:table-cell office:value-type="float" office:value="0.000458537747455119">
                <text:p>0.000458537747455119</text:p>
              </table:table-cell>
            </table:table-row>
            <table:table-row>
              <table:table-cell office:value-type="string">
                <text:p> although</text:p>
              </table:table-cell>
              <table:table-cell office:value-type="float" office:value="0.000457786518731496">
                <text:p>0.000457786518731496</text:p>
              </table:table-cell>
            </table:table-row>
            <table:table-row>
              <table:table-cell office:value-type="string">
                <text:p> taking</text:p>
              </table:table-cell>
              <table:table-cell office:value-type="float" office:value="0.000457037946797929">
                <text:p>0.000457037946797929</text:p>
              </table:table-cell>
            </table:table-row>
            <table:table-row>
              <table:table-cell office:value-type="string">
                <text:p> mere</text:p>
              </table:table-cell>
              <table:table-cell office:value-type="float" office:value="0.000456292017234248">
                <text:p>0.000456292017234248</text:p>
              </table:table-cell>
            </table:table-row>
            <table:table-row>
              <table:table-cell office:value-type="string">
                <text:p> brother</text:p>
              </table:table-cell>
              <table:table-cell office:value-type="float" office:value="0.000455548715725717">
                <text:p>0.000455548715725717</text:p>
              </table:table-cell>
            </table:table-row>
            <table:table-row>
              <table:table-cell office:value-type="string">
                <text:p> necessary</text:p>
              </table:table-cell>
              <table:table-cell office:value-type="float" office:value="0.000454808028062063">
                <text:p>0.000454808028062063</text:p>
              </table:table-cell>
            </table:table-row>
            <table:table-row>
              <table:table-cell office:value-type="string">
                <text:p> wish</text:p>
              </table:table-cell>
              <table:table-cell office:value-type="float" office:value="0.000454069940136523">
                <text:p>0.000454069940136523</text:p>
              </table:table-cell>
            </table:table-row>
            <table:table-row>
              <table:table-cell office:value-type="string">
                <text:p> ready</text:p>
              </table:table-cell>
              <table:table-cell office:value-type="float" office:value="0.000453334437944891">
                <text:p>0.000453334437944891</text:p>
              </table:table-cell>
            </table:table-row>
            <table:table-row>
              <table:table-cell office:value-type="string">
                <text:p> union</text:p>
              </table:table-cell>
              <table:table-cell office:value-type="float" office:value="0.000452601507584587">
                <text:p>0.000452601507584587</text:p>
              </table:table-cell>
            </table:table-row>
            <table:table-row>
              <table:table-cell office:value-type="string">
                <text:p> i'll</text:p>
              </table:table-cell>
              <table:table-cell office:value-type="float" office:value="0.000451871135253725">
                <text:p>0.000451871135253725</text:p>
              </table:table-cell>
            </table:table-row>
            <table:table-row>
              <table:table-cell office:value-type="string">
                <text:p> sound</text:p>
              </table:table-cell>
              <table:table-cell office:value-type="float" office:value="0.000451143307250199">
                <text:p>0.000451143307250199</text:p>
              </table:table-cell>
            </table:table-row>
            <table:table-row>
              <table:table-cell office:value-type="string">
                <text:p> below</text:p>
              </table:table-cell>
              <table:table-cell office:value-type="float" office:value="0.000450418009970777">
                <text:p>0.000450418009970777</text:p>
              </table:table-cell>
            </table:table-row>
            <table:table-row>
              <table:table-cell office:value-type="string">
                <text:p> rest</text:p>
              </table:table-cell>
              <table:table-cell office:value-type="float" office:value="0.000449695229910202">
                <text:p>0.000449695229910202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000448974953660307">
                <text:p>0.000448974953660307</text:p>
              </table:table-cell>
            </table:table-row>
            <table:table-row>
              <table:table-cell office:value-type="string">
                <text:p> street</text:p>
              </table:table-cell>
              <table:table-cell office:value-type="float" office:value="0.000448257167909138">
                <text:p>0.000448257167909138</text:p>
              </table:table-cell>
            </table:table-row>
            <table:table-row>
              <table:table-cell office:value-type="string">
                <text:p> remained</text:p>
              </table:table-cell>
              <table:table-cell office:value-type="float" office:value="0.000447541859440085">
                <text:p>0.000447541859440085</text:p>
              </table:table-cell>
            </table:table-row>
            <table:table-row>
              <table:table-cell office:value-type="string">
                <text:p> attention</text:p>
              </table:table-cell>
              <table:table-cell office:value-type="float" office:value="0.000446829015131025">
                <text:p>0.000446829015131025</text:p>
              </table:table-cell>
            </table:table-row>
            <table:table-row>
              <table:table-cell office:value-type="string">
                <text:p> answered</text:p>
              </table:table-cell>
              <table:table-cell office:value-type="float" office:value="0.000446118621953472">
                <text:p>0.000446118621953472</text:p>
              </table:table-cell>
            </table:table-row>
            <table:table-row>
              <table:table-cell office:value-type="string">
                <text:p> feel</text:p>
              </table:table-cell>
              <table:table-cell office:value-type="float" office:value="0.000445410666971739">
                <text:p>0.000445410666971739</text:p>
              </table:table-cell>
            </table:table-row>
            <table:table-row>
              <table:table-cell office:value-type="string">
                <text:p> met</text:p>
              </table:table-cell>
              <table:table-cell office:value-type="float" office:value="0.000444705137342106">
                <text:p>0.000444705137342106</text:p>
              </table:table-cell>
            </table:table-row>
            <table:table-row>
              <table:table-cell office:value-type="string">
                <text:p> carried</text:p>
              </table:table-cell>
              <table:table-cell office:value-type="float" office:value="0.000444002020311997">
                <text:p>0.000444002020311997</text:p>
              </table:table-cell>
            </table:table-row>
            <table:table-row>
              <table:table-cell office:value-type="string">
                <text:p> single</text:p>
              </table:table-cell>
              <table:table-cell office:value-type="float" office:value="0.00044330130321917">
                <text:p>0.00044330130321917</text:p>
              </table:table-cell>
            </table:table-row>
            <table:table-row>
              <table:table-cell office:value-type="string">
                <text:p> john</text:p>
              </table:table-cell>
              <table:table-cell office:value-type="float" office:value="0.000442602973490912">
                <text:p>0.000442602973490912</text:p>
              </table:table-cell>
            </table:table-row>
            <table:table-row>
              <table:table-cell office:value-type="string">
                <text:p> grant</text:p>
              </table:table-cell>
              <table:table-cell office:value-type="float" office:value="0.000441907018643241">
                <text:p>0.000441907018643241</text:p>
              </table:table-cell>
            </table:table-row>
            <table:table-row>
              <table:table-cell office:value-type="string">
                <text:p> soul</text:p>
              </table:table-cell>
              <table:table-cell office:value-type="float" office:value="0.000441213426280123">
                <text:p>0.000441213426280123</text:p>
              </table:table-cell>
            </table:table-row>
            <table:table-row>
              <table:table-cell office:value-type="string">
                <text:p> dave</text:p>
              </table:table-cell>
              <table:table-cell office:value-type="float" office:value="0.000440522184092689">
                <text:p>0.000440522184092689</text:p>
              </table:table-cell>
            </table:table-row>
            <table:table-row>
              <table:table-cell office:value-type="string">
                <text:p> green</text:p>
              </table:table-cell>
              <table:table-cell office:value-type="float" office:value="0.000439833279858468">
                <text:p>0.000439833279858468</text:p>
              </table:table-cell>
            </table:table-row>
            <table:table-row>
              <table:table-cell office:value-type="string">
                <text:p> living</text:p>
              </table:table-cell>
              <table:table-cell office:value-type="float" office:value="0.000439146701440625">
                <text:p>0.000439146701440625</text:p>
              </table:table-cell>
            </table:table-row>
            <table:table-row>
              <table:table-cell office:value-type="string">
                <text:p> sight</text:p>
              </table:table-cell>
              <table:table-cell office:value-type="float" office:value="0.000438462436787204">
                <text:p>0.000438462436787204</text:p>
              </table:table-cell>
            </table:table-row>
            <table:table-row>
              <table:table-cell office:value-type="string">
                <text:p> winkle</text:p>
              </table:table-cell>
              <table:table-cell office:value-type="float" office:value="0.000437780473930383">
                <text:p>0.000437780473930383</text:p>
              </table:table-cell>
            </table:table-row>
            <table:table-row>
              <table:table-cell office:value-type="string">
                <text:p> live</text:p>
              </table:table-cell>
              <table:table-cell office:value-type="float" office:value="0.000437100800985739">
                <text:p>0.000437100800985739</text:p>
              </table:table-cell>
            </table:table-row>
            <table:table-row>
              <table:table-cell office:value-type="string">
                <text:p> sun</text:p>
              </table:table-cell>
              <table:table-cell office:value-type="float" office:value="0.000436423406151513">
                <text:p>0.000436423406151513</text:p>
              </table:table-cell>
            </table:table-row>
            <table:table-row>
              <table:table-cell office:value-type="string">
                <text:p> neither</text:p>
              </table:table-cell>
              <table:table-cell office:value-type="float" office:value="0.000435748277707889">
                <text:p>0.000435748277707889</text:p>
              </table:table-cell>
            </table:table-row>
            <table:table-row>
              <table:table-cell office:value-type="string">
                <text:p> hard</text:p>
              </table:table-cell>
              <table:table-cell office:value-type="float" office:value="0.000435075404016283">
                <text:p>0.000435075404016283</text:p>
              </table:table-cell>
            </table:table-row>
            <table:table-row>
              <table:table-cell office:value-type="string">
                <text:p> chief</text:p>
              </table:table-cell>
              <table:table-cell office:value-type="float" office:value="0.000434404773518626">
                <text:p>0.000434404773518626</text:p>
              </table:table-cell>
            </table:table-row>
            <table:table-row>
              <table:table-cell office:value-type="string">
                <text:p> animals</text:p>
              </table:table-cell>
              <table:table-cell office:value-type="float" office:value="0.000433736374736675">
                <text:p>0.000433736374736675</text:p>
              </table:table-cell>
            </table:table-row>
            <table:table-row>
              <table:table-cell office:value-type="string">
                <text:p> interest</text:p>
              </table:table-cell>
              <table:table-cell office:value-type="float" office:value="0.000433070196271311">
                <text:p>0.000433070196271311</text:p>
              </table:table-cell>
            </table:table-row>
            <table:table-row>
              <table:table-cell office:value-type="string">
                <text:p> forward</text:p>
              </table:table-cell>
              <table:table-cell office:value-type="float" office:value="0.00043240622680186">
                <text:p>0.00043240622680186</text:p>
              </table:table-cell>
            </table:table-row>
            <table:table-row>
              <table:table-cell office:value-type="string">
                <text:p> license</text:p>
              </table:table-cell>
              <table:table-cell office:value-type="float" office:value="0.00043174445508541">
                <text:p>0.00043174445508541</text:p>
              </table:table-cell>
            </table:table-row>
            <table:table-row>
              <table:table-cell office:value-type="string">
                <text:p> low</text:p>
              </table:table-cell>
              <table:table-cell office:value-type="float" office:value="0.000431084869956142">
                <text:p>0.000431084869956142</text:p>
              </table:table-cell>
            </table:table-row>
            <table:table-row>
              <table:table-cell office:value-type="string">
                <text:p> women</text:p>
              </table:table-cell>
              <table:table-cell office:value-type="float" office:value="0.000430427460324666">
                <text:p>0.000430427460324666</text:p>
              </table:table-cell>
            </table:table-row>
            <table:table-row>
              <table:table-cell office:value-type="string">
                <text:p> later</text:p>
              </table:table-cell>
              <table:table-cell office:value-type="float" office:value="0.00042977221517736">
                <text:p>0.00042977221517736</text:p>
              </table:table-cell>
            </table:table-row>
            <table:table-row>
              <table:table-cell office:value-type="string">
                <text:p> generally</text:p>
              </table:table-cell>
              <table:table-cell office:value-type="float" office:value="0.000429119123575724">
                <text:p>0.000429119123575724</text:p>
              </table:table-cell>
            </table:table-row>
            <table:table-row>
              <table:table-cell office:value-type="string">
                <text:p> art</text:p>
              </table:table-cell>
              <table:table-cell office:value-type="float" office:value="0.000428468174655734">
                <text:p>0.000428468174655734</text:p>
              </table:table-cell>
            </table:table-row>
            <table:table-row>
              <table:table-cell office:value-type="string">
                <text:p> merely</text:p>
              </table:table-cell>
              <table:table-cell office:value-type="float" office:value="0.000427819357627203">
                <text:p>0.000427819357627203</text:p>
              </table:table-cell>
            </table:table-row>
            <table:table-row>
              <table:table-cell office:value-type="string">
                <text:p> individual</text:p>
              </table:table-cell>
              <table:table-cell office:value-type="float" office:value="0.000427172661773154">
                <text:p>0.000427172661773154</text:p>
              </table:table-cell>
            </table:table-row>
            <table:table-row>
              <table:table-cell office:value-type="string">
                <text:p> ask</text:p>
              </table:table-cell>
              <table:table-cell office:value-type="float" office:value="0.000426528076449192">
                <text:p>0.000426528076449192</text:p>
              </table:table-cell>
            </table:table-row>
            <table:table-row>
              <table:table-cell office:value-type="string">
                <text:p> big</text:p>
              </table:table-cell>
              <table:table-cell office:value-type="float" office:value="0.000425885591082887">
                <text:p>0.000425885591082887</text:p>
              </table:table-cell>
            </table:table-row>
            <table:table-row>
              <table:table-cell office:value-type="string">
                <text:p> class</text:p>
              </table:table-cell>
              <table:table-cell office:value-type="float" office:value="0.000425245195173165">
                <text:p>0.000425245195173165</text:p>
              </table:table-cell>
            </table:table-row>
            <table:table-row>
              <table:table-cell office:value-type="string">
                <text:p> bad</text:p>
              </table:table-cell>
              <table:table-cell office:value-type="float" office:value="0.0004246068782897">
                <text:p>0.0004246068782897</text:p>
              </table:table-cell>
            </table:table-row>
            <table:table-row>
              <table:table-cell office:value-type="string">
                <text:p> literary</text:p>
              </table:table-cell>
              <table:table-cell office:value-type="float" office:value="0.000423970630072315">
                <text:p>0.000423970630072315</text:p>
              </table:table-cell>
            </table:table-row>
            <table:table-row>
              <table:table-cell office:value-type="string">
                <text:p> self</text:p>
              </table:table-cell>
              <table:table-cell office:value-type="float" office:value="0.000423336440230392">
                <text:p>0.000423336440230392</text:p>
              </table:table-cell>
            </table:table-row>
            <table:table-row>
              <table:table-cell office:value-type="string">
                <text:p> bring</text:p>
              </table:table-cell>
              <table:table-cell office:value-type="float" office:value="0.000422704298542281">
                <text:p>0.000422704298542281</text:p>
              </table:table-cell>
            </table:table-row>
            <table:table-row>
              <table:table-cell office:value-type="string">
                <text:p> copy</text:p>
              </table:table-cell>
              <table:table-cell office:value-type="float" office:value="0.000422074194854721">
                <text:p>0.000422074194854721</text:p>
              </table:table-cell>
            </table:table-row>
            <table:table-row>
              <table:table-cell office:value-type="string">
                <text:p> movement</text:p>
              </table:table-cell>
              <table:table-cell office:value-type="float" office:value="0.000421446119082265">
                <text:p>0.000421446119082265</text:p>
              </table:table-cell>
            </table:table-row>
            <table:table-row>
              <table:table-cell office:value-type="string">
                <text:p> sherman</text:p>
              </table:table-cell>
              <table:table-cell office:value-type="float" office:value="0.000420820061206711">
                <text:p>0.000420820061206711</text:p>
              </table:table-cell>
            </table:table-row>
            <table:table-row>
              <table:table-cell office:value-type="string">
                <text:p> slowly</text:p>
              </table:table-cell>
              <table:table-cell office:value-type="float" office:value="0.000420196011276536">
                <text:p>0.000420196011276536</text:p>
              </table:table-cell>
            </table:table-row>
            <table:table-row>
              <table:table-cell office:value-type="string">
                <text:p> hair</text:p>
              </table:table-cell>
              <table:table-cell office:value-type="float" office:value="0.000419573959406344">
                <text:p>0.000419573959406344</text:p>
              </table:table-cell>
            </table:table-row>
            <table:table-row>
              <table:table-cell office:value-type="string">
                <text:p> trade</text:p>
              </table:table-cell>
              <table:table-cell office:value-type="float" office:value="0.000418953895776305">
                <text:p>0.000418953895776305</text:p>
              </table:table-cell>
            </table:table-row>
            <table:table-row>
              <table:table-cell office:value-type="string">
                <text:p> english</text:p>
              </table:table-cell>
              <table:table-cell office:value-type="float" office:value="0.000418335810631616">
                <text:p>0.000418335810631616</text:p>
              </table:table-cell>
            </table:table-row>
            <table:table-row>
              <table:table-cell office:value-type="string">
                <text:p> government</text:p>
              </table:table-cell>
              <table:table-cell office:value-type="float" office:value="0.000417719694281958">
                <text:p>0.000417719694281958</text:p>
              </table:table-cell>
            </table:table-row>
            <table:table-row>
              <table:table-cell office:value-type="string">
                <text:p> eight</text:p>
              </table:table-cell>
              <table:table-cell office:value-type="float" office:value="0.000417105537100955">
                <text:p>0.000417105537100955</text:p>
              </table:table-cell>
            </table:table-row>
            <table:table-row>
              <table:table-cell office:value-type="string">
                <text:p> facts</text:p>
              </table:table-cell>
              <table:table-cell office:value-type="float" office:value="0.000416493329525653">
                <text:p>0.000416493329525653</text:p>
              </table:table-cell>
            </table:table-row>
            <table:table-row>
              <table:table-cell office:value-type="string">
                <text:p> office</text:p>
              </table:table-cell>
              <table:table-cell office:value-type="float" office:value="0.000415883062055987">
                <text:p>0.000415883062055987</text:p>
              </table:table-cell>
            </table:table-row>
            <table:table-row>
              <table:table-cell office:value-type="string">
                <text:p> evening</text:p>
              </table:table-cell>
              <table:table-cell office:value-type="float" office:value="0.000415274725254263">
                <text:p>0.000415274725254263</text:p>
              </table:table-cell>
            </table:table-row>
            <table:table-row>
              <table:table-cell office:value-type="string">
                <text:p> third</text:p>
              </table:table-cell>
              <table:table-cell office:value-type="float" office:value="0.000414668309744645">
                <text:p>0.000414668309744645</text:p>
              </table:table-cell>
            </table:table-row>
            <table:table-row>
              <table:table-cell office:value-type="string">
                <text:p> m'riar</text:p>
              </table:table-cell>
              <table:table-cell office:value-type="float" office:value="0.000414063806212645">
                <text:p>0.000414063806212645</text:p>
              </table:table-cell>
            </table:table-row>
            <table:table-row>
              <table:table-cell office:value-type="string">
                <text:p> christian</text:p>
              </table:table-cell>
              <table:table-cell office:value-type="float" office:value="0.000413461205404617">
                <text:p>0.000413461205404617</text:p>
              </table:table-cell>
            </table:table-row>
            <table:table-row>
              <table:table-cell office:value-type="string">
                <text:p> daughter</text:p>
              </table:table-cell>
              <table:table-cell office:value-type="float" office:value="0.000412860498127261">
                <text:p>0.000412860498127261</text:p>
              </table:table-cell>
            </table:table-row>
            <table:table-row>
              <table:table-cell office:value-type="string">
                <text:p> can't</text:p>
              </table:table-cell>
              <table:table-cell office:value-type="float" office:value="0.000412261675247121">
                <text:p>0.000412261675247121</text:p>
              </table:table-cell>
            </table:table-row>
            <table:table-row>
              <table:table-cell office:value-type="string">
                <text:p> battle</text:p>
              </table:table-cell>
              <table:table-cell office:value-type="float" office:value="0.000411664727690105">
                <text:p>0.000411664727690105</text:p>
              </table:table-cell>
            </table:table-row>
            <table:table-row>
              <table:table-cell office:value-type="string">
                <text:p> cried</text:p>
              </table:table-cell>
              <table:table-cell office:value-type="float" office:value="0.000411069646440992">
                <text:p>0.000411069646440992</text:p>
              </table:table-cell>
            </table:table-row>
            <table:table-row>
              <table:table-cell office:value-type="string">
                <text:p> inquired</text:p>
              </table:table-cell>
              <table:table-cell office:value-type="float" office:value="0.000410476422542957">
                <text:p>0.000410476422542957</text:p>
              </table:table-cell>
            </table:table-row>
            <table:table-row>
              <table:table-cell office:value-type="string">
                <text:p> led</text:p>
              </table:table-cell>
              <table:table-cell office:value-type="float" office:value="0.000409885047097091">
                <text:p>0.000409885047097091</text:p>
              </table:table-cell>
            </table:table-row>
            <table:table-row>
              <table:table-cell office:value-type="string">
                <text:p> wrong</text:p>
              </table:table-cell>
              <table:table-cell office:value-type="float" office:value="0.000409295511261936">
                <text:p>0.000409295511261936</text:p>
              </table:table-cell>
            </table:table-row>
            <table:table-row>
              <table:table-cell office:value-type="string">
                <text:p> greater</text:p>
              </table:table-cell>
              <table:table-cell office:value-type="float" office:value="0.000408707806253014">
                <text:p>0.000408707806253014</text:p>
              </table:table-cell>
            </table:table-row>
            <table:table-row>
              <table:table-cell office:value-type="string">
                <text:p> need</text:p>
              </table:table-cell>
              <table:table-cell office:value-type="float" office:value="0.000408121923342367">
                <text:p>0.000408121923342367</text:p>
              </table:table-cell>
            </table:table-row>
            <table:table-row>
              <table:table-cell office:value-type="string">
                <text:p> entered</text:p>
              </table:table-cell>
              <table:table-cell office:value-type="float" office:value="0.000407537853858099">
                <text:p>0.000407537853858099</text:p>
              </table:table-cell>
            </table:table-row>
            <table:table-row>
              <table:table-cell office:value-type="string">
                <text:p> remember</text:p>
              </table:table-cell>
              <table:table-cell office:value-type="float" office:value="0.000406955589183928">
                <text:p>0.000406955589183928</text:p>
              </table:table-cell>
            </table:table-row>
            <table:table-row>
              <table:table-cell office:value-type="string">
                <text:p> charge</text:p>
              </table:table-cell>
              <table:table-cell office:value-type="float" office:value="0.00040637512075873">
                <text:p>0.00040637512075873</text:p>
              </table:table-cell>
            </table:table-row>
            <table:table-row>
              <table:table-cell office:value-type="string">
                <text:p> information</text:p>
              </table:table-cell>
              <table:table-cell office:value-type="float" office:value="0.000405796440076101">
                <text:p>0.000405796440076101</text:p>
              </table:table-cell>
            </table:table-row>
            <table:table-row>
              <table:table-cell office:value-type="string">
                <text:p> particular</text:p>
              </table:table-cell>
              <table:table-cell office:value-type="float" office:value="0.000405219538683916">
                <text:p>0.000405219538683916</text:p>
              </table:table-cell>
            </table:table-row>
            <table:table-row>
              <table:table-cell office:value-type="string">
                <text:p> seem</text:p>
              </table:table-cell>
              <table:table-cell office:value-type="float" office:value="0.000404644408183891">
                <text:p>0.000404644408183891</text:p>
              </table:table-cell>
            </table:table-row>
            <table:table-row>
              <table:table-cell office:value-type="string">
                <text:p> march</text:p>
              </table:table-cell>
              <table:table-cell office:value-type="float" office:value="0.000404071040231157">
                <text:p>0.000404071040231157</text:p>
              </table:table-cell>
            </table:table-row>
            <table:table-row>
              <table:table-cell office:value-type="string">
                <text:p> field</text:p>
              </table:table-cell>
              <table:table-cell office:value-type="float" office:value="0.000403499426533829">
                <text:p>0.000403499426533829</text:p>
              </table:table-cell>
            </table:table-row>
            <table:table-row>
              <table:table-cell office:value-type="string">
                <text:p> wild</text:p>
              </table:table-cell>
              <table:table-cell office:value-type="float" office:value="0.000402929558852582">
                <text:p>0.000402929558852582</text:p>
              </table:table-cell>
            </table:table-row>
            <table:table-row>
              <table:table-cell office:value-type="string">
                <text:p> real</text:p>
              </table:table-cell>
              <table:table-cell office:value-type="float" office:value="0.000402361429000238">
                <text:p>0.000402361429000238</text:p>
              </table:table-cell>
            </table:table-row>
            <table:table-row>
              <table:table-cell office:value-type="string">
                <text:p> run</text:p>
              </table:table-cell>
              <table:table-cell office:value-type="float" office:value="0.000401795028841345">
                <text:p>0.000401795028841345</text:p>
              </table:table-cell>
            </table:table-row>
            <table:table-row>
              <table:table-cell office:value-type="string">
                <text:p> according</text:p>
              </table:table-cell>
              <table:table-cell office:value-type="float" office:value="0.000401230350291769">
                <text:p>0.000401230350291769</text:p>
              </table:table-cell>
            </table:table-row>
            <table:table-row>
              <table:table-cell office:value-type="string">
                <text:p> else</text:p>
              </table:table-cell>
              <table:table-cell office:value-type="float" office:value="0.000400667385318287">
                <text:p>0.000400667385318287</text:p>
              </table:table-cell>
            </table:table-row>
            <table:table-row>
              <table:table-cell office:value-type="string">
                <text:p> hours</text:p>
              </table:table-cell>
              <table:table-cell office:value-type="float" office:value="0.000400106125938185">
                <text:p>0.000400106125938185</text:p>
              </table:table-cell>
            </table:table-row>
            <table:table-row>
              <table:table-cell office:value-type="string">
                <text:p> cut</text:p>
              </table:table-cell>
              <table:table-cell office:value-type="float" office:value="0.000399546564218857">
                <text:p>0.000399546564218857</text:p>
              </table:table-cell>
            </table:table-row>
            <table:table-row>
              <table:table-cell office:value-type="string">
                <text:p> immediately</text:p>
              </table:table-cell>
              <table:table-cell office:value-type="float" office:value="0.000398988692277408">
                <text:p>0.000398988692277408</text:p>
              </table:table-cell>
            </table:table-row>
            <table:table-row>
              <table:table-cell office:value-type="string">
                <text:p> donations</text:p>
              </table:table-cell>
              <table:table-cell office:value-type="float" office:value="0.000398432502280268">
                <text:p>0.000398432502280268</text:p>
              </table:table-cell>
            </table:table-row>
            <table:table-row>
              <table:table-cell office:value-type="string">
                <text:p> thou</text:p>
              </table:table-cell>
              <table:table-cell office:value-type="float" office:value="0.000397877986442798">
                <text:p>0.000397877986442798</text:p>
              </table:table-cell>
            </table:table-row>
            <table:table-row>
              <table:table-cell office:value-type="string">
                <text:p> feeling</text:p>
              </table:table-cell>
              <table:table-cell office:value-type="float" office:value="0.00039732513702891">
                <text:p>0.00039732513702891</text:p>
              </table:table-cell>
            </table:table-row>
            <table:table-row>
              <table:table-cell office:value-type="string">
                <text:p> fifty</text:p>
              </table:table-cell>
              <table:table-cell office:value-type="float" office:value="0.000396773946350685">
                <text:p>0.000396773946350685</text:p>
              </table:table-cell>
            </table:table-row>
            <table:table-row>
              <table:table-cell office:value-type="string">
                <text:p> cold</text:p>
              </table:table-cell>
              <table:table-cell office:value-type="float" office:value="0.000396224406767995">
                <text:p>0.000396224406767995</text:p>
              </table:table-cell>
            </table:table-row>
            <table:table-row>
              <table:table-cell office:value-type="string">
                <text:p> outside</text:p>
              </table:table-cell>
              <table:table-cell office:value-type="float" office:value="0.00039567651068813">
                <text:p>0.00039567651068813</text:p>
              </table:table-cell>
            </table:table-row>
            <table:table-row>
              <table:table-cell office:value-type="string">
                <text:p> f</text:p>
              </table:table-cell>
              <table:table-cell office:value-type="float" office:value="0.000395130250565429">
                <text:p>0.000395130250565429</text:p>
              </table:table-cell>
            </table:table-row>
            <table:table-row>
              <table:table-cell office:value-type="string">
                <text:p> various</text:p>
              </table:table-cell>
              <table:table-cell office:value-type="float" office:value="0.000394585618900913">
                <text:p>0.000394585618900913</text:p>
              </table:table-cell>
            </table:table-row>
            <table:table-row>
              <table:table-cell office:value-type="string">
                <text:p> ago</text:p>
              </table:table-cell>
              <table:table-cell office:value-type="float" office:value="0.000394042608241922">
                <text:p>0.000394042608241922</text:p>
              </table:table-cell>
            </table:table-row>
            <table:table-row>
              <table:table-cell office:value-type="string">
                <text:p> troops</text:p>
              </table:table-cell>
              <table:table-cell office:value-type="float" office:value="0.000393501211181755">
                <text:p>0.000393501211181755</text:p>
              </table:table-cell>
            </table:table-row>
            <table:table-row>
              <table:table-cell office:value-type="string">
                <text:p> deep</text:p>
              </table:table-cell>
              <table:table-cell office:value-type="float" office:value="0.000392961420359314">
                <text:p>0.000392961420359314</text:p>
              </table:table-cell>
            </table:table-row>
            <table:table-row>
              <table:table-cell office:value-type="string">
                <text:p> pocket</text:p>
              </table:table-cell>
              <table:table-cell office:value-type="float" office:value="0.000392423228458751">
                <text:p>0.000392423228458751</text:p>
              </table:table-cell>
            </table:table-row>
            <table:table-row>
              <table:table-cell office:value-type="string">
                <text:p> appearance</text:p>
              </table:table-cell>
              <table:table-cell office:value-type="float" office:value="0.000391886628209118">
                <text:p>0.000391886628209118</text:p>
              </table:table-cell>
            </table:table-row>
            <table:table-row>
              <table:table-cell office:value-type="string">
                <text:p> future</text:p>
              </table:table-cell>
              <table:table-cell office:value-type="float" office:value="0.000391351612384022">
                <text:p>0.000391351612384022</text:p>
              </table:table-cell>
            </table:table-row>
            <table:table-row>
              <table:table-cell office:value-type="string">
                <text:p> mine</text:p>
              </table:table-cell>
              <table:table-cell office:value-type="float" office:value="0.000390818173801279">
                <text:p>0.000390818173801279</text:p>
              </table:table-cell>
            </table:table-row>
            <table:table-row>
              <table:table-cell office:value-type="string">
                <text:p> object</text:p>
              </table:table-cell>
              <table:table-cell office:value-type="float" office:value="0.000390286305322578">
                <text:p>0.000390286305322578</text:p>
              </table:table-cell>
            </table:table-row>
            <table:table-row>
              <table:table-cell office:value-type="string">
                <text:p> fear</text:p>
              </table:table-cell>
              <table:table-cell office:value-type="float" office:value="0.000389755999853141">
                <text:p>0.000389755999853141</text:p>
              </table:table-cell>
            </table:table-row>
            <table:table-row>
              <table:table-cell office:value-type="string">
                <text:p> unless</text:p>
              </table:table-cell>
              <table:table-cell office:value-type="float" office:value="0.000389227250341388">
                <text:p>0.000389227250341388</text:p>
              </table:table-cell>
            </table:table-row>
            <table:table-row>
              <table:table-cell office:value-type="string">
                <text:p> ye</text:p>
              </table:table-cell>
              <table:table-cell office:value-type="float" office:value="0.000388700049778611">
                <text:p>0.000388700049778611</text:p>
              </table:table-cell>
            </table:table-row>
            <table:table-row>
              <table:table-cell office:value-type="string">
                <text:p> spoke</text:p>
              </table:table-cell>
              <table:table-cell office:value-type="float" office:value="0.000388174391198643">
                <text:p>0.000388174391198643</text:p>
              </table:table-cell>
            </table:table-row>
            <table:table-row>
              <table:table-cell office:value-type="string">
                <text:p> stopped</text:p>
              </table:table-cell>
              <table:table-cell office:value-type="float" office:value="0.000387650267677534">
                <text:p>0.000387650267677534</text:p>
              </table:table-cell>
            </table:table-row>
            <table:table-row>
              <table:table-cell office:value-type="string">
                <text:p> dr</text:p>
              </table:table-cell>
              <table:table-cell office:value-type="float" office:value="0.000387127672333231">
                <text:p>0.000387127672333231</text:p>
              </table:table-cell>
            </table:table-row>
            <table:table-row>
              <table:table-cell office:value-type="string">
                <text:p> mo</text:p>
              </table:table-cell>
              <table:table-cell office:value-type="float" office:value="0.000386606598325256">
                <text:p>0.000386606598325256</text:p>
              </table:table-cell>
            </table:table-row>
            <table:table-row>
              <table:table-cell office:value-type="string">
                <text:p> especially</text:p>
              </table:table-cell>
              <table:table-cell office:value-type="float" office:value="0.000386087038854392">
                <text:p>0.000386087038854392</text:p>
              </table:table-cell>
            </table:table-row>
            <table:table-row>
              <table:table-cell office:value-type="string">
                <text:p> fellow</text:p>
              </table:table-cell>
              <table:table-cell office:value-type="float" office:value="0.000385568987162372">
                <text:p>0.000385568987162372</text:p>
              </table:table-cell>
            </table:table-row>
            <table:table-row>
              <table:table-cell office:value-type="string">
                <text:p> fine</text:p>
              </table:table-cell>
              <table:table-cell office:value-type="float" office:value="0.000385052436531567">
                <text:p>0.000385052436531567</text:p>
              </table:table-cell>
            </table:table-row>
            <table:table-row>
              <table:table-cell office:value-type="string">
                <text:p> placed</text:p>
              </table:table-cell>
              <table:table-cell office:value-type="float" office:value="0.000384537380284677">
                <text:p>0.000384537380284677</text:p>
              </table:table-cell>
            </table:table-row>
            <table:table-row>
              <table:table-cell office:value-type="string">
                <text:p> degree</text:p>
              </table:table-cell>
              <table:table-cell office:value-type="float" office:value="0.000384023811784431">
                <text:p>0.000384023811784431</text:p>
              </table:table-cell>
            </table:table-row>
            <table:table-row>
              <table:table-cell office:value-type="string">
                <text:p> care</text:p>
              </table:table-cell>
              <table:table-cell office:value-type="float" office:value="0.000383511724433282">
                <text:p>0.000383511724433282</text:p>
              </table:table-cell>
            </table:table-row>
            <table:table-row>
              <table:table-cell office:value-type="string">
                <text:p> struck</text:p>
              </table:table-cell>
              <table:table-cell office:value-type="float" office:value="0.00038300111167311">
                <text:p>0.00038300111167311</text:p>
              </table:table-cell>
            </table:table-row>
            <table:table-row>
              <table:table-cell office:value-type="string">
                <text:p> copyright</text:p>
              </table:table-cell>
              <table:table-cell office:value-type="float" office:value="0.000382491966984924">
                <text:p>0.000382491966984924</text:p>
              </table:table-cell>
            </table:table-row>
            <table:table-row>
              <table:table-cell office:value-type="string">
                <text:p> conditions</text:p>
              </table:table-cell>
              <table:table-cell office:value-type="float" office:value="0.000381984283888569">
                <text:p>0.000381984283888569</text:p>
              </table:table-cell>
            </table:table-row>
            <table:table-row>
              <table:table-cell office:value-type="string">
                <text:p> whatever</text:p>
              </table:table-cell>
              <table:table-cell office:value-type="float" office:value="0.000381478055942436">
                <text:p>0.000381478055942436</text:p>
              </table:table-cell>
            </table:table-row>
            <table:table-row>
              <table:table-cell office:value-type="string">
                <text:p> wanted</text:p>
              </table:table-cell>
              <table:table-cell office:value-type="float" office:value="0.000380973276743176">
                <text:p>0.000380973276743176</text:p>
              </table:table-cell>
            </table:table-row>
            <table:table-row>
              <table:table-cell office:value-type="string">
                <text:p> paid</text:p>
              </table:table-cell>
              <table:table-cell office:value-type="float" office:value="0.000380469939925408">
                <text:p>0.000380469939925408</text:p>
              </table:table-cell>
            </table:table-row>
            <table:table-row>
              <table:table-cell office:value-type="string">
                <text:p> selection</text:p>
              </table:table-cell>
              <table:table-cell office:value-type="float" office:value="0.000379968039161441">
                <text:p>0.000379968039161441</text:p>
              </table:table-cell>
            </table:table-row>
            <table:table-row>
              <table:table-cell office:value-type="string">
                <text:p> heavy</text:p>
              </table:table-cell>
              <table:table-cell office:value-type="float" office:value="0.000379467568160992">
                <text:p>0.000379467568160992</text:p>
              </table:table-cell>
            </table:table-row>
            <table:table-row>
              <table:table-cell office:value-type="string">
                <text:p> longer</text:p>
              </table:table-cell>
              <table:table-cell office:value-type="float" office:value="0.00037896852067091">
                <text:p>0.00037896852067091</text:p>
              </table:table-cell>
            </table:table-row>
            <table:table-row>
              <table:table-cell office:value-type="string">
                <text:p> conversation</text:p>
              </table:table-cell>
              <table:table-cell office:value-type="float" office:value="0.000378470890474895">
                <text:p>0.000378470890474895</text:p>
              </table:table-cell>
            </table:table-row>
            <table:table-row>
              <table:table-cell office:value-type="string">
                <text:p> condition</text:p>
              </table:table-cell>
              <table:table-cell office:value-type="float" office:value="0.000377974671393231">
                <text:p>0.000377974671393231</text:p>
              </table:table-cell>
            </table:table-row>
            <table:table-row>
              <table:table-cell office:value-type="string">
                <text:p> varieties</text:p>
              </table:table-cell>
              <table:table-cell office:value-type="float" office:value="0.000377479857282514">
                <text:p>0.000377479857282514</text:p>
              </table:table-cell>
            </table:table-row>
            <table:table-row>
              <table:table-cell office:value-type="string">
                <text:p> follow</text:p>
              </table:table-cell>
              <table:table-cell office:value-type="float" office:value="0.000376986442035379">
                <text:p>0.000376986442035379</text:p>
              </table:table-cell>
            </table:table-row>
            <table:table-row>
              <table:table-cell office:value-type="string">
                <text:p> window</text:p>
              </table:table-cell>
              <table:table-cell office:value-type="float" office:value="0.00037649441958024">
                <text:p>0.00037649441958024</text:p>
              </table:table-cell>
            </table:table-row>
            <table:table-row>
              <table:table-cell office:value-type="string">
                <text:p> late</text:p>
              </table:table-cell>
              <table:table-cell office:value-type="float" office:value="0.000376003783881025">
                <text:p>0.000376003783881025</text:p>
              </table:table-cell>
            </table:table-row>
            <table:table-row>
              <table:table-cell office:value-type="string">
                <text:p> added</text:p>
              </table:table-cell>
              <table:table-cell office:value-type="float" office:value="0.000375514528936914">
                <text:p>0.000375514528936914</text:p>
              </table:table-cell>
            </table:table-row>
            <table:table-row>
              <table:table-cell office:value-type="string">
                <text:p> st</text:p>
              </table:table-cell>
              <table:table-cell office:value-type="float" office:value="0.000375026648782078">
                <text:p>0.000375026648782078</text:p>
              </table:table-cell>
            </table:table-row>
            <table:table-row>
              <table:table-cell office:value-type="string">
                <text:p> society</text:p>
              </table:table-cell>
              <table:table-cell office:value-type="float" office:value="0.000374540137485428">
                <text:p>0.000374540137485428</text:p>
              </table:table-cell>
            </table:table-row>
            <table:table-row>
              <table:table-cell office:value-type="string">
                <text:p> meet</text:p>
              </table:table-cell>
              <table:table-cell office:value-type="float" office:value="0.000374054989150356">
                <text:p>0.000374054989150356</text:p>
              </table:table-cell>
            </table:table-row>
            <table:table-row>
              <table:table-cell office:value-type="string">
                <text:p> blood</text:p>
              </table:table-cell>
              <table:table-cell office:value-type="float" office:value="0.000373571197914485">
                <text:p>0.000373571197914485</text:p>
              </table:table-cell>
            </table:table-row>
            <table:table-row>
              <table:table-cell office:value-type="string">
                <text:p> french</text:p>
              </table:table-cell>
              <table:table-cell office:value-type="float" office:value="0.000373088757949417">
                <text:p>0.000373088757949417</text:p>
              </table:table-cell>
            </table:table-row>
            <table:table-row>
              <table:table-cell office:value-type="string">
                <text:p> observed</text:p>
              </table:table-cell>
              <table:table-cell office:value-type="float" office:value="0.00037260766346049">
                <text:p>0.00037260766346049</text:p>
              </table:table-cell>
            </table:table-row>
            <table:table-row>
              <table:table-cell office:value-type="string">
                <text:p> chair</text:p>
              </table:table-cell>
              <table:table-cell office:value-type="float" office:value="0.000372127908686528">
                <text:p>0.000372127908686528</text:p>
              </table:table-cell>
            </table:table-row>
            <table:table-row>
              <table:table-cell office:value-type="string">
                <text:p> england</text:p>
              </table:table-cell>
              <table:table-cell office:value-type="float" office:value="0.000371649487899599">
                <text:p>0.000371649487899599</text:p>
              </table:table-cell>
            </table:table-row>
            <table:table-row>
              <table:table-cell office:value-type="string">
                <text:p> talk</text:p>
              </table:table-cell>
              <table:table-cell office:value-type="float" office:value="0.000371172395404776">
                <text:p>0.000371172395404776</text:p>
              </table:table-cell>
            </table:table-row>
            <table:table-row>
              <table:table-cell office:value-type="string">
                <text:p> direction</text:p>
              </table:table-cell>
              <table:table-cell office:value-type="float" office:value="0.000370696625539893">
                <text:p>0.000370696625539893</text:p>
              </table:table-cell>
            </table:table-row>
            <table:table-row>
              <table:table-cell office:value-type="string">
                <text:p> dog</text:p>
              </table:table-cell>
              <table:table-cell office:value-type="float" office:value="0.000370222172675314">
                <text:p>0.000370222172675314</text:p>
              </table:table-cell>
            </table:table-row>
            <table:table-row>
              <table:table-cell office:value-type="string">
                <text:p> supposed</text:p>
              </table:table-cell>
              <table:table-cell office:value-type="float" office:value="0.000369749031213694">
                <text:p>0.000369749031213694</text:p>
              </table:table-cell>
            </table:table-row>
            <table:table-row>
              <table:table-cell office:value-type="string">
                <text:p> circumstances</text:p>
              </table:table-cell>
              <table:table-cell office:value-type="float" office:value="0.000369277195589747">
                <text:p>0.000369277195589747</text:p>
              </table:table-cell>
            </table:table-row>
            <table:table-row>
              <table:table-cell office:value-type="string">
                <text:p> former</text:p>
              </table:table-cell>
              <table:table-cell office:value-type="float" office:value="0.000368806660270018">
                <text:p>0.000368806660270018</text:p>
              </table:table-cell>
            </table:table-row>
            <table:table-row>
              <table:table-cell office:value-type="string">
                <text:p> drawn</text:p>
              </table:table-cell>
              <table:table-cell office:value-type="float" office:value="0.000368337419752647">
                <text:p>0.000368337419752647</text:p>
              </table:table-cell>
            </table:table-row>
            <table:table-row>
              <table:table-cell office:value-type="string">
                <text:p> trees</text:p>
              </table:table-cell>
              <table:table-cell office:value-type="float" office:value="0.000367869468567151">
                <text:p>0.000367869468567151</text:p>
              </table:table-cell>
            </table:table-row>
            <table:table-row>
              <table:table-cell office:value-type="string">
                <text:p> railroad</text:p>
              </table:table-cell>
              <table:table-cell office:value-type="float" office:value="0.000367402801274193">
                <text:p>0.000367402801274193</text:p>
              </table:table-cell>
            </table:table-row>
            <table:table-row>
              <table:table-cell office:value-type="string">
                <text:p> happy</text:p>
              </table:table-cell>
              <table:table-cell office:value-type="float" office:value="0.000366937412465362">
                <text:p>0.000366937412465362</text:p>
              </table:table-cell>
            </table:table-row>
            <table:table-row>
              <table:table-cell office:value-type="string">
                <text:p> officers</text:p>
              </table:table-cell>
              <table:table-cell office:value-type="float" office:value="0.000366473296762948">
                <text:p>0.000366473296762948</text:p>
              </table:table-cell>
            </table:table-row>
            <table:table-row>
              <table:table-cell office:value-type="string">
                <text:p> perfect</text:p>
              </table:table-cell>
              <table:table-cell office:value-type="float" office:value="0.00036601044881973">
                <text:p>0.00036601044881973</text:p>
              </table:table-cell>
            </table:table-row>
            <table:table-row>
              <table:table-cell office:value-type="string">
                <text:p> gentlemen</text:p>
              </table:table-cell>
              <table:table-cell office:value-type="float" office:value="0.000365548863318751">
                <text:p>0.000365548863318751</text:p>
              </table:table-cell>
            </table:table-row>
            <table:table-row>
              <table:table-cell office:value-type="string">
                <text:p> cavalry</text:p>
              </table:table-cell>
              <table:table-cell office:value-type="float" office:value="0.000365088534973108">
                <text:p>0.000365088534973108</text:p>
              </table:table-cell>
            </table:table-row>
            <table:table-row>
              <table:table-cell office:value-type="string">
                <text:p> chance</text:p>
              </table:table-cell>
              <table:table-cell office:value-type="float" office:value="0.000364629458525735">
                <text:p>0.000364629458525735</text:p>
              </table:table-cell>
            </table:table-row>
            <table:table-row>
              <table:table-cell office:value-type="string">
                <text:p> parts</text:p>
              </table:table-cell>
              <table:table-cell office:value-type="float" office:value="0.000364171628749194">
                <text:p>0.000364171628749194</text:p>
              </table:table-cell>
            </table:table-row>
            <table:table-row>
              <table:table-cell office:value-type="string">
                <text:p> reach</text:p>
              </table:table-cell>
              <table:table-cell office:value-type="float" office:value="0.000363715040445463">
                <text:p>0.000363715040445463</text:p>
              </table:table-cell>
            </table:table-row>
            <table:table-row>
              <table:table-cell office:value-type="string">
                <text:p> notice</text:p>
              </table:table-cell>
              <table:table-cell office:value-type="float" office:value="0.00036325968844573">
                <text:p>0.00036325968844573</text:p>
              </table:table-cell>
            </table:table-row>
            <table:table-row>
              <table:table-cell office:value-type="string">
                <text:p> comes</text:p>
              </table:table-cell>
              <table:table-cell office:value-type="float" office:value="0.000362805567610185">
                <text:p>0.000362805567610185</text:p>
              </table:table-cell>
            </table:table-row>
            <table:table-row>
              <table:table-cell office:value-type="string">
                <text:p> strength</text:p>
              </table:table-cell>
              <table:table-cell office:value-type="float" office:value="0.000362352672827813">
                <text:p>0.000362352672827813</text:p>
              </table:table-cell>
            </table:table-row>
            <table:table-row>
              <table:table-cell office:value-type="string">
                <text:p> speech</text:p>
              </table:table-cell>
              <table:table-cell office:value-type="float" office:value="0.000361900999016199">
                <text:p>0.000361900999016199</text:p>
              </table:table-cell>
            </table:table-row>
            <table:table-row>
              <table:table-cell office:value-type="string">
                <text:p> fall</text:p>
              </table:table-cell>
              <table:table-cell office:value-type="float" office:value="0.000361450541121318">
                <text:p>0.000361450541121318</text:p>
              </table:table-cell>
            </table:table-row>
            <table:table-row>
              <table:table-cell office:value-type="string">
                <text:p> sleep</text:p>
              </table:table-cell>
              <table:table-cell office:value-type="float" office:value="0.00036100129411734">
                <text:p>0.00036100129411734</text:p>
              </table:table-cell>
            </table:table-row>
            <table:table-row>
              <table:table-cell office:value-type="string">
                <text:p> property</text:p>
              </table:table-cell>
              <table:table-cell office:value-type="float" office:value="0.000360553253006434">
                <text:p>0.000360553253006434</text:p>
              </table:table-cell>
            </table:table-row>
            <table:table-row>
              <table:table-cell office:value-type="string">
                <text:p> existence</text:p>
              </table:table-cell>
              <table:table-cell office:value-type="float" office:value="0.000360106412818565">
                <text:p>0.000360106412818565</text:p>
              </table:table-cell>
            </table:table-row>
            <table:table-row>
              <table:table-cell office:value-type="string">
                <text:p> didn't</text:p>
              </table:table-cell>
              <table:table-cell office:value-type="float" office:value="0.000359660768611309">
                <text:p>0.000359660768611309</text:p>
              </table:table-cell>
            </table:table-row>
            <table:table-row>
              <table:table-cell office:value-type="string">
                <text:p> opened</text:p>
              </table:table-cell>
              <table:table-cell office:value-type="float" office:value="0.000359216315469653">
                <text:p>0.000359216315469653</text:p>
              </table:table-cell>
            </table:table-row>
            <table:table-row>
              <table:table-cell office:value-type="string">
                <text:p> expression</text:p>
              </table:table-cell>
              <table:table-cell office:value-type="float" office:value="0.000358773048505806">
                <text:p>0.000358773048505806</text:p>
              </table:table-cell>
            </table:table-row>
            <table:table-row>
              <table:table-cell office:value-type="string">
                <text:p> wall</text:p>
              </table:table-cell>
              <table:table-cell office:value-type="float" office:value="0.000358330962859009">
                <text:p>0.000358330962859009</text:p>
              </table:table-cell>
            </table:table-row>
            <table:table-row>
              <table:table-cell office:value-type="string">
                <text:p> arm</text:p>
              </table:table-cell>
              <table:table-cell office:value-type="float" office:value="0.00035789005369535">
                <text:p>0.00035789005369535</text:p>
              </table:table-cell>
            </table:table-row>
            <table:table-row>
              <table:table-cell office:value-type="string">
                <text:p> distance</text:p>
              </table:table-cell>
              <table:table-cell office:value-type="float" office:value="0.000357450316207573">
                <text:p>0.000357450316207573</text:p>
              </table:table-cell>
            </table:table-row>
            <table:table-row>
              <table:table-cell office:value-type="string">
                <text:p> instead</text:p>
              </table:table-cell>
              <table:table-cell office:value-type="float" office:value="0.000357011745614897">
                <text:p>0.000357011745614897</text:p>
              </table:table-cell>
            </table:table-row>
            <table:table-row>
              <table:table-cell office:value-type="string">
                <text:p> laid</text:p>
              </table:table-cell>
              <table:table-cell office:value-type="float" office:value="0.00035657433716283">
                <text:p>0.00035657433716283</text:p>
              </table:table-cell>
            </table:table-row>
            <table:table-row>
              <table:table-cell office:value-type="string">
                <text:p> impossible</text:p>
              </table:table-cell>
              <table:table-cell office:value-type="float" office:value="0.000356138086122988">
                <text:p>0.000356138086122988</text:p>
              </table:table-cell>
            </table:table-row>
            <table:table-row>
              <table:table-cell office:value-type="string">
                <text:p> minutes</text:p>
              </table:table-cell>
              <table:table-cell office:value-type="float" office:value="0.000355702987792918">
                <text:p>0.000355702987792918</text:p>
              </table:table-cell>
            </table:table-row>
            <table:table-row>
              <table:table-cell office:value-type="string">
                <text:p> foot</text:p>
              </table:table-cell>
              <table:table-cell office:value-type="float" office:value="0.000355269037495912">
                <text:p>0.000355269037495912</text:p>
              </table:table-cell>
            </table:table-row>
            <table:table-row>
              <table:table-cell office:value-type="string">
                <text:p> lived</text:p>
              </table:table-cell>
              <table:table-cell office:value-type="float" office:value="0.000354836230580837">
                <text:p>0.000354836230580837</text:p>
              </table:table-cell>
            </table:table-row>
            <table:table-row>
              <table:table-cell office:value-type="string">
                <text:p> bear</text:p>
              </table:table-cell>
              <table:table-cell office:value-type="float" office:value="0.000354404562421955">
                <text:p>0.000354404562421955</text:p>
              </table:table-cell>
            </table:table-row>
            <table:table-row>
              <table:table-cell office:value-type="string">
                <text:p> paper</text:p>
              </table:table-cell>
              <table:table-cell office:value-type="float" office:value="0.000353974028418751">
                <text:p>0.000353974028418751</text:p>
              </table:table-cell>
            </table:table-row>
            <table:table-row>
              <table:table-cell office:value-type="string">
                <text:p> ordered</text:p>
              </table:table-cell>
              <table:table-cell office:value-type="float" office:value="0.000353544623995759">
                <text:p>0.000353544623995759</text:p>
              </table:table-cell>
            </table:table-row>
            <table:table-row>
              <table:table-cell office:value-type="string">
                <text:p> meaning</text:p>
              </table:table-cell>
              <table:table-cell office:value-type="float" office:value="0.000353116344602389">
                <text:p>0.000353116344602389</text:p>
              </table:table-cell>
            </table:table-row>
            <table:table-row>
              <table:table-cell office:value-type="string">
                <text:p> opinion</text:p>
              </table:table-cell>
              <table:table-cell office:value-type="float" office:value="0.00035268918571276">
                <text:p>0.00035268918571276</text:p>
              </table:table-cell>
            </table:table-row>
            <table:table-row>
              <table:table-cell office:value-type="string">
                <text:p> hardly</text:p>
              </table:table-cell>
              <table:table-cell office:value-type="float" office:value="0.000352263142825528">
                <text:p>0.000352263142825528</text:p>
              </table:table-cell>
            </table:table-row>
            <table:table-row>
              <table:table-cell office:value-type="string">
                <text:p> won't</text:p>
              </table:table-cell>
              <table:table-cell office:value-type="float" office:value="0.000351838211463723">
                <text:p>0.000351838211463723</text:p>
              </table:table-cell>
            </table:table-row>
            <table:table-row>
              <table:table-cell office:value-type="string">
                <text:p> due</text:p>
              </table:table-cell>
              <table:table-cell office:value-type="float" office:value="0.000351414387174578">
                <text:p>0.000351414387174578</text:p>
              </table:table-cell>
            </table:table-row>
            <table:table-row>
              <table:table-cell office:value-type="string">
                <text:p> thirty</text:p>
              </table:table-cell>
              <table:table-cell office:value-type="float" office:value="0.00035099166552937">
                <text:p>0.00035099166552937</text:p>
              </table:table-cell>
            </table:table-row>
            <table:table-row>
              <table:table-cell office:value-type="string">
                <text:p> he's</text:p>
              </table:table-cell>
              <table:table-cell office:value-type="float" office:value="0.000350570042123252">
                <text:p>0.000350570042123252</text:p>
              </table:table-cell>
            </table:table-row>
            <table:table-row>
              <table:table-cell office:value-type="string">
                <text:p> including</text:p>
              </table:table-cell>
              <table:table-cell office:value-type="float" office:value="0.000350149512575092">
                <text:p>0.000350149512575092</text:p>
              </table:table-cell>
            </table:table-row>
            <table:table-row>
              <table:table-cell office:value-type="string">
                <text:p> opera</text:p>
              </table:table-cell>
              <table:table-cell office:value-type="float" office:value="0.000349730072527316">
                <text:p>0.000349730072527316</text:p>
              </table:table-cell>
            </table:table-row>
            <table:table-row>
              <table:table-cell office:value-type="string">
                <text:p> church</text:p>
              </table:table-cell>
              <table:table-cell office:value-type="float" office:value="0.000349311717645744">
                <text:p>0.000349311717645744</text:p>
              </table:table-cell>
            </table:table-row>
            <table:table-row>
              <table:table-cell office:value-type="string">
                <text:p> t</text:p>
              </table:table-cell>
              <table:table-cell office:value-type="float" office:value="0.000348894443619435">
                <text:p>0.000348894443619435</text:p>
              </table:table-cell>
            </table:table-row>
            <table:table-row>
              <table:table-cell office:value-type="string">
                <text:p> instance</text:p>
              </table:table-cell>
              <table:table-cell office:value-type="float" office:value="0.000348478246160531">
                <text:p>0.000348478246160531</text:p>
              </table:table-cell>
            </table:table-row>
            <table:table-row>
              <table:table-cell office:value-type="string">
                <text:p> strike</text:p>
              </table:table-cell>
              <table:table-cell office:value-type="float" office:value="0.000348063121004098">
                <text:p>0.000348063121004098</text:p>
              </table:table-cell>
            </table:table-row>
            <table:table-row>
              <table:table-cell office:value-type="string">
                <text:p> ran</text:p>
              </table:table-cell>
              <table:table-cell office:value-type="float" office:value="0.000347649063907976">
                <text:p>0.000347649063907976</text:p>
              </table:table-cell>
            </table:table-row>
            <table:table-row>
              <table:table-cell office:value-type="string">
                <text:p> mouth</text:p>
              </table:table-cell>
              <table:table-cell office:value-type="float" office:value="0.000347236070652623">
                <text:p>0.000347236070652623</text:p>
              </table:table-cell>
            </table:table-row>
            <table:table-row>
              <table:table-cell office:value-type="string">
                <text:p> scarcely</text:p>
              </table:table-cell>
              <table:table-cell office:value-type="float" office:value="0.000346824137040965">
                <text:p>0.000346824137040965</text:p>
              </table:table-cell>
            </table:table-row>
            <table:table-row>
              <table:table-cell office:value-type="string">
                <text:p> pretty</text:p>
              </table:table-cell>
              <table:table-cell office:value-type="float" office:value="0.000346413258898245">
                <text:p>0.000346413258898245</text:p>
              </table:table-cell>
            </table:table-row>
            <table:table-row>
              <table:table-cell office:value-type="string">
                <text:p> archive</text:p>
              </table:table-cell>
              <table:table-cell office:value-type="float" office:value="0.000346003432071874">
                <text:p>0.000346003432071874</text:p>
              </table:table-cell>
            </table:table-row>
            <table:table-row>
              <table:table-cell office:value-type="string">
                <text:p> ii</text:p>
              </table:table-cell>
              <table:table-cell office:value-type="float" office:value="0.000345594652431284">
                <text:p>0.000345594652431284</text:p>
              </table:table-cell>
            </table:table-row>
            <table:table-row>
              <table:table-cell office:value-type="string">
                <text:p> easy</text:p>
              </table:table-cell>
              <table:table-cell office:value-type="float" office:value="0.000345186915867778">
                <text:p>0.000345186915867778</text:p>
              </table:table-cell>
            </table:table-row>
            <table:table-row>
              <table:table-cell office:value-type="string">
                <text:p> died</text:p>
              </table:table-cell>
              <table:table-cell office:value-type="float" office:value="0.000344780218294389">
                <text:p>0.000344780218294389</text:p>
              </table:table-cell>
            </table:table-row>
            <table:table-row>
              <table:table-cell office:value-type="string">
                <text:p> stop</text:p>
              </table:table-cell>
              <table:table-cell office:value-type="float" office:value="0.000344374555645731">
                <text:p>0.000344374555645731</text:p>
              </table:table-cell>
            </table:table-row>
            <table:table-row>
              <table:table-cell office:value-type="string">
                <text:p> etc</text:p>
              </table:table-cell>
              <table:table-cell office:value-type="float" office:value="0.000343969923877858">
                <text:p>0.000343969923877858</text:p>
              </table:table-cell>
            </table:table-row>
            <table:table-row>
              <table:table-cell office:value-type="string">
                <text:p> president</text:p>
              </table:table-cell>
              <table:table-cell office:value-type="float" office:value="0.000343566318968124">
                <text:p>0.000343566318968124</text:p>
              </table:table-cell>
            </table:table-row>
            <table:table-row>
              <table:table-cell office:value-type="string">
                <text:p> distinct</text:p>
              </table:table-cell>
              <table:table-cell office:value-type="float" office:value="0.000343163736915036">
                <text:p>0.000343163736915036</text:p>
              </table:table-cell>
            </table:table-row>
            <table:table-row>
              <table:table-cell office:value-type="string">
                <text:p> w</text:p>
              </table:table-cell>
              <table:table-cell office:value-type="float" office:value="0.000342762173738121">
                <text:p>0.000342762173738121</text:p>
              </table:table-cell>
            </table:table-row>
            <table:table-row>
              <table:table-cell office:value-type="string">
                <text:p> respect</text:p>
              </table:table-cell>
              <table:table-cell office:value-type="float" office:value="0.00034236162547778">
                <text:p>0.00034236162547778</text:p>
              </table:table-cell>
            </table:table-row>
            <table:table-row>
              <table:table-cell office:value-type="string">
                <text:p> duty</text:p>
              </table:table-cell>
              <table:table-cell office:value-type="float" office:value="0.000341962088195158">
                <text:p>0.000341962088195158</text:p>
              </table:table-cell>
            </table:table-row>
            <table:table-row>
              <table:table-cell office:value-type="string">
                <text:p> difficulty</text:p>
              </table:table-cell>
              <table:table-cell office:value-type="float" office:value="0.000341563557972001">
                <text:p>0.000341563557972001</text:p>
              </table:table-cell>
            </table:table-row>
            <table:table-row>
              <table:table-cell office:value-type="string">
                <text:p> ought</text:p>
              </table:table-cell>
              <table:table-cell office:value-type="float" office:value="0.000341166030910525">
                <text:p>0.000341166030910525</text:p>
              </table:table-cell>
            </table:table-row>
            <table:table-row>
              <table:table-cell office:value-type="string">
                <text:p> remain</text:p>
              </table:table-cell>
              <table:table-cell office:value-type="float" office:value="0.000340769503133277">
                <text:p>0.000340769503133277</text:p>
              </table:table-cell>
            </table:table-row>
            <table:table-row>
              <table:table-cell office:value-type="string">
                <text:p> system</text:p>
              </table:table-cell>
              <table:table-cell office:value-type="float" office:value="0.000340373970783007">
                <text:p>0.000340373970783007</text:p>
              </table:table-cell>
            </table:table-row>
            <table:table-row>
              <table:table-cell office:value-type="string">
                <text:p> broken</text:p>
              </table:table-cell>
              <table:table-cell office:value-type="float" office:value="0.000339979430022532">
                <text:p>0.000339979430022532</text:p>
              </table:table-cell>
            </table:table-row>
            <table:table-row>
              <table:table-cell office:value-type="string">
                <text:p> stand</text:p>
              </table:table-cell>
              <table:table-cell office:value-type="float" office:value="0.000339585877034604">
                <text:p>0.000339585877034604</text:p>
              </table:table-cell>
            </table:table-row>
            <table:table-row>
              <table:table-cell office:value-type="string">
                <text:p> blue</text:p>
              </table:table-cell>
              <table:table-cell office:value-type="float" office:value="0.000339193308021783">
                <text:p>0.000339193308021783</text:p>
              </table:table-cell>
            </table:table-row>
            <table:table-row>
              <table:table-cell office:value-type="string">
                <text:p> military</text:p>
              </table:table-cell>
              <table:table-cell office:value-type="float" office:value="0.000338801719206308">
                <text:p>0.000338801719206308</text:p>
              </table:table-cell>
            </table:table-row>
            <table:table-row>
              <table:table-cell office:value-type="string">
                <text:p> influence</text:p>
              </table:table-cell>
              <table:table-cell office:value-type="float" office:value="0.000338411106829962">
                <text:p>0.000338411106829962</text:p>
              </table:table-cell>
            </table:table-row>
            <table:table-row>
              <table:table-cell office:value-type="string">
                <text:p> visit</text:p>
              </table:table-cell>
              <table:table-cell office:value-type="float" office:value="0.000338021467153955">
                <text:p>0.000338021467153955</text:p>
              </table:table-cell>
            </table:table-row>
            <table:table-row>
              <table:table-cell office:value-type="string">
                <text:p> west</text:p>
              </table:table-cell>
              <table:table-cell office:value-type="float" office:value="0.000337632796458789">
                <text:p>0.000337632796458789</text:p>
              </table:table-cell>
            </table:table-row>
            <table:table-row>
              <table:table-cell office:value-type="string">
                <text:p> learned</text:p>
              </table:table-cell>
              <table:table-cell office:value-type="float" office:value="0.000337245091044138">
                <text:p>0.000337245091044138</text:p>
              </table:table-cell>
            </table:table-row>
            <table:table-row>
              <table:table-cell office:value-type="string">
                <text:p> formed</text:p>
              </table:table-cell>
              <table:table-cell office:value-type="float" office:value="0.000336858347228721">
                <text:p>0.000336858347228721</text:p>
              </table:table-cell>
            </table:table-row>
            <table:table-row>
              <table:table-cell office:value-type="string">
                <text:p> rose</text:p>
              </table:table-cell>
              <table:table-cell office:value-type="float" office:value="0.000336472561350182">
                <text:p>0.000336472561350182</text:p>
              </table:table-cell>
            </table:table-row>
            <table:table-row>
              <table:table-cell office:value-type="string">
                <text:p> please</text:p>
              </table:table-cell>
              <table:table-cell office:value-type="float" office:value="0.000336087729764964">
                <text:p>0.000336087729764964</text:p>
              </table:table-cell>
            </table:table-row>
            <table:table-row>
              <table:table-cell office:value-type="string">
                <text:p> experience</text:p>
              </table:table-cell>
              <table:table-cell office:value-type="float" office:value="0.000335703848848188">
                <text:p>0.000335703848848188</text:p>
              </table:table-cell>
            </table:table-row>
            <table:table-row>
              <table:table-cell office:value-type="string">
                <text:p> standing</text:p>
              </table:table-cell>
              <table:table-cell office:value-type="float" office:value="0.000335320914993536">
                <text:p>0.000335320914993536</text:p>
              </table:table-cell>
            </table:table-row>
            <table:table-row>
              <table:table-cell office:value-type="string">
                <text:p> walked</text:p>
              </table:table-cell>
              <table:table-cell office:value-type="float" office:value="0.000334938924613129">
                <text:p>0.000334938924613129</text:p>
              </table:table-cell>
            </table:table-row>
            <table:table-row>
              <table:table-cell office:value-type="string">
                <text:p> meant</text:p>
              </table:table-cell>
              <table:table-cell office:value-type="float" office:value="0.000334557874137408">
                <text:p>0.000334557874137408</text:p>
              </table:table-cell>
            </table:table-row>
            <table:table-row>
              <table:table-cell office:value-type="string">
                <text:p> language</text:p>
              </table:table-cell>
              <table:table-cell office:value-type="float" office:value="0.000334177760015016">
                <text:p>0.000334177760015016</text:p>
              </table:table-cell>
            </table:table-row>
            <table:table-row>
              <table:table-cell office:value-type="string">
                <text:p> i've</text:p>
              </table:table-cell>
              <table:table-cell office:value-type="float" office:value="0.000333798578712686">
                <text:p>0.000333798578712686</text:p>
              </table:table-cell>
            </table:table-row>
            <table:table-row>
              <table:table-cell office:value-type="string">
                <text:p> everything</text:p>
              </table:table-cell>
              <table:table-cell office:value-type="float" office:value="0.000333420326715118">
                <text:p>0.000333420326715118</text:p>
              </table:table-cell>
            </table:table-row>
            <table:table-row>
              <table:table-cell office:value-type="string">
                <text:p> service</text:p>
              </table:table-cell>
              <table:table-cell office:value-type="float" office:value="0.000333043000524869">
                <text:p>0.000333043000524869</text:p>
              </table:table-cell>
            </table:table-row>
            <table:table-row>
              <table:table-cell office:value-type="string">
                <text:p> leaving</text:p>
              </table:table-cell>
              <table:table-cell office:value-type="float" office:value="0.000332666596662238">
                <text:p>0.000332666596662238</text:p>
              </table:table-cell>
            </table:table-row>
            <table:table-row>
              <table:table-cell office:value-type="string">
                <text:p> similar</text:p>
              </table:table-cell>
              <table:table-cell office:value-type="float" office:value="0.000332291111665153">
                <text:p>0.000332291111665153</text:p>
              </table:table-cell>
            </table:table-row>
            <table:table-row>
              <table:table-cell office:value-type="string">
                <text:p> attempt</text:p>
              </table:table-cell>
              <table:table-cell office:value-type="float" office:value="0.000331916542089055">
                <text:p>0.000331916542089055</text:p>
              </table:table-cell>
            </table:table-row>
            <table:table-row>
              <table:table-cell office:value-type="string">
                <text:p> lines</text:p>
              </table:table-cell>
              <table:table-cell office:value-type="float" office:value="0.000331542884506794">
                <text:p>0.000331542884506794</text:p>
              </table:table-cell>
            </table:table-row>
            <table:table-row>
              <table:table-cell office:value-type="string">
                <text:p> personal</text:p>
              </table:table-cell>
              <table:table-cell office:value-type="float" office:value="0.000331170135508512">
                <text:p>0.000331170135508512</text:p>
              </table:table-cell>
            </table:table-row>
            <table:table-row>
              <table:table-cell office:value-type="string">
                <text:p> horses</text:p>
              </table:table-cell>
              <table:table-cell office:value-type="float" office:value="0.000330798291701535">
                <text:p>0.000330798291701535</text:p>
              </table:table-cell>
            </table:table-row>
            <table:table-row>
              <table:table-cell office:value-type="string">
                <text:p> middle</text:p>
              </table:table-cell>
              <table:table-cell office:value-type="float" office:value="0.000330427349710264">
                <text:p>0.000330427349710264</text:p>
              </table:table-cell>
            </table:table-row>
            <table:table-row>
              <table:table-cell office:value-type="string">
                <text:p> tried</text:p>
              </table:table-cell>
              <table:table-cell office:value-type="float" office:value="0.000330057306176071">
                <text:p>0.000330057306176071</text:p>
              </table:table-cell>
            </table:table-row>
            <table:table-row>
              <table:table-cell office:value-type="string">
                <text:p> picture</text:p>
              </table:table-cell>
              <table:table-cell office:value-type="float" office:value="0.000329688157757184">
                <text:p>0.000329688157757184</text:p>
              </table:table-cell>
            </table:table-row>
            <table:table-row>
              <table:table-cell office:value-type="string">
                <text:p> food</text:p>
              </table:table-cell>
              <table:table-cell office:value-type="float" office:value="0.000329319901128586">
                <text:p>0.000329319901128586</text:p>
              </table:table-cell>
            </table:table-row>
            <table:table-row>
              <table:table-cell office:value-type="string">
                <text:p> illustration</text:p>
              </table:table-cell>
              <table:table-cell office:value-type="float" office:value="0.00032895253298191">
                <text:p>0.00032895253298191</text:p>
              </table:table-cell>
            </table:table-row>
            <table:table-row>
              <table:table-cell office:value-type="string">
                <text:p> started</text:p>
              </table:table-cell>
              <table:table-cell office:value-type="float" office:value="0.00032858605002533">
                <text:p>0.00032858605002533</text:p>
              </table:table-cell>
            </table:table-row>
            <table:table-row>
              <table:table-cell office:value-type="string">
                <text:p> american</text:p>
              </table:table-cell>
              <table:table-cell office:value-type="float" office:value="0.000328220448983461">
                <text:p>0.000328220448983461</text:p>
              </table:table-cell>
            </table:table-row>
            <table:table-row>
              <table:table-cell office:value-type="string">
                <text:p> importance</text:p>
              </table:table-cell>
              <table:table-cell office:value-type="float" office:value="0.000327855726597254">
                <text:p>0.000327855726597254</text:p>
              </table:table-cell>
            </table:table-row>
            <table:table-row>
              <table:table-cell office:value-type="string">
                <text:p> easily</text:p>
              </table:table-cell>
              <table:table-cell office:value-type="float" office:value="0.000327491879623891">
                <text:p>0.000327491879623891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0.000327128904836689">
                <text:p>0.000327128904836689</text:p>
              </table:table-cell>
            </table:table-row>
            <table:table-row>
              <table:table-cell office:value-type="string">
                <text:p> plants</text:p>
              </table:table-cell>
              <table:table-cell office:value-type="float" office:value="0.000326766799024996">
                <text:p>0.000326766799024996</text:p>
              </table:table-cell>
            </table:table-row>
            <table:table-row>
              <table:table-cell office:value-type="string">
                <text:p> peace</text:p>
              </table:table-cell>
              <table:table-cell office:value-type="float" office:value="0.000326405558994089">
                <text:p>0.000326405558994089</text:p>
              </table:table-cell>
            </table:table-row>
            <table:table-row>
              <table:table-cell office:value-type="string">
                <text:p> figure</text:p>
              </table:table-cell>
              <table:table-cell office:value-type="float" office:value="0.000326045181565077">
                <text:p>0.000326045181565077</text:p>
              </table:table-cell>
            </table:table-row>
            <table:table-row>
              <table:table-cell office:value-type="string">
                <text:p> drew</text:p>
              </table:table-cell>
              <table:table-cell office:value-type="float" office:value="0.000325685663574803">
                <text:p>0.000325685663574803</text:p>
              </table:table-cell>
            </table:table-row>
            <table:table-row>
              <table:table-cell office:value-type="string">
                <text:p> bill</text:p>
              </table:table-cell>
              <table:table-cell office:value-type="float" office:value="0.000325327001875744">
                <text:p>0.000325327001875744</text:p>
              </table:table-cell>
            </table:table-row>
            <table:table-row>
              <table:table-cell office:value-type="string">
                <text:p> evil</text:p>
              </table:table-cell>
              <table:table-cell office:value-type="float" office:value="0.000324969193335915">
                <text:p>0.000324969193335915</text:p>
              </table:table-cell>
            </table:table-row>
            <table:table-row>
              <table:table-cell office:value-type="string">
                <text:p> possession</text:p>
              </table:table-cell>
              <table:table-cell office:value-type="float" office:value="0.000324612234838772">
                <text:p>0.000324612234838772</text:p>
              </table:table-cell>
            </table:table-row>
            <table:table-row>
              <table:table-cell office:value-type="string">
                <text:p> perfectly</text:p>
              </table:table-cell>
              <table:table-cell office:value-type="float" office:value="0.000324256123283118">
                <text:p>0.000324256123283118</text:p>
              </table:table-cell>
            </table:table-row>
            <table:table-row>
              <table:table-cell office:value-type="string">
                <text:p> happened</text:p>
              </table:table-cell>
              <table:table-cell office:value-type="float" office:value="0.000323900855583004">
                <text:p>0.000323900855583004</text:p>
              </table:table-cell>
            </table:table-row>
            <table:table-row>
              <table:table-cell office:value-type="string">
                <text:p> knows</text:p>
              </table:table-cell>
              <table:table-cell office:value-type="float" office:value="0.000323546428667639">
                <text:p>0.000323546428667639</text:p>
              </table:table-cell>
            </table:table-row>
            <table:table-row>
              <table:table-cell office:value-type="string">
                <text:p> success</text:p>
              </table:table-cell>
              <table:table-cell office:value-type="float" office:value="0.000323192839481295">
                <text:p>0.000323192839481295</text:p>
              </table:table-cell>
            </table:table-row>
            <table:table-row>
              <table:table-cell office:value-type="string">
                <text:p> conclusion</text:p>
              </table:table-cell>
              <table:table-cell office:value-type="float" office:value="0.000322840084983212">
                <text:p>0.000322840084983212</text:p>
              </table:table-cell>
            </table:table-row>
            <table:table-row>
              <table:table-cell office:value-type="string">
                <text:p> glass</text:p>
              </table:table-cell>
              <table:table-cell office:value-type="float" office:value="0.00032248816214751">
                <text:p>0.00032248816214751</text:p>
              </table:table-cell>
            </table:table-row>
            <table:table-row>
              <table:table-cell office:value-type="string">
                <text:p> seven</text:p>
              </table:table-cell>
              <table:table-cell office:value-type="float" office:value="0.000322137067963092">
                <text:p>0.000322137067963092</text:p>
              </table:table-cell>
            </table:table-row>
            <table:table-row>
              <table:table-cell office:value-type="string">
                <text:p> makes</text:p>
              </table:table-cell>
              <table:table-cell office:value-type="float" office:value="0.000321786799433559">
                <text:p>0.000321786799433559</text:p>
              </table:table-cell>
            </table:table-row>
            <table:table-row>
              <table:table-cell office:value-type="string">
                <text:p> evidence</text:p>
              </table:table-cell>
              <table:table-cell office:value-type="float" office:value="0.000321437353577116">
                <text:p>0.000321437353577116</text:p>
              </table:table-cell>
            </table:table-row>
            <table:table-row>
              <table:table-cell office:value-type="string">
                <text:p> camp</text:p>
              </table:table-cell>
              <table:table-cell office:value-type="float" office:value="0.000321088727426482">
                <text:p>0.000321088727426482</text:p>
              </table:table-cell>
            </table:table-row>
            <table:table-row>
              <table:table-cell office:value-type="string">
                <text:p> judge</text:p>
              </table:table-cell>
              <table:table-cell office:value-type="float" office:value="0.000320740918028804">
                <text:p>0.000320740918028804</text:p>
              </table:table-cell>
            </table:table-row>
            <table:table-row>
              <table:table-cell office:value-type="string">
                <text:p> grew</text:p>
              </table:table-cell>
              <table:table-cell office:value-type="float" office:value="0.000320393922445567">
                <text:p>0.000320393922445567</text:p>
              </table:table-cell>
            </table:table-row>
            <table:table-row>
              <table:table-cell office:value-type="string">
                <text:p> speaking</text:p>
              </table:table-cell>
              <table:table-cell office:value-type="float" office:value="0.000320047737752508">
                <text:p>0.000320047737752508</text:p>
              </table:table-cell>
            </table:table-row>
            <table:table-row>
              <table:table-cell office:value-type="string">
                <text:p> play</text:p>
              </table:table-cell>
              <table:table-cell office:value-type="float" office:value="0.000319702361039526">
                <text:p>0.000319702361039526</text:p>
              </table:table-cell>
            </table:table-row>
            <table:table-row>
              <table:table-cell office:value-type="string">
                <text:p> granny</text:p>
              </table:table-cell>
              <table:table-cell office:value-type="float" office:value="0.000319357789410599">
                <text:p>0.000319357789410599</text:p>
              </table:table-cell>
            </table:table-row>
            <table:table-row>
              <table:table-cell office:value-type="string">
                <text:p> paragraph</text:p>
              </table:table-cell>
              <table:table-cell office:value-type="float" office:value="0.000319014019983696">
                <text:p>0.000319014019983696</text:p>
              </table:table-cell>
            </table:table-row>
            <table:table-row>
              <table:table-cell office:value-type="string">
                <text:p> captain</text:p>
              </table:table-cell>
              <table:table-cell office:value-type="float" office:value="0.000318671049890695">
                <text:p>0.000318671049890695</text:p>
              </table:table-cell>
            </table:table-row>
            <table:table-row>
              <table:table-cell office:value-type="string">
                <text:p> send</text:p>
              </table:table-cell>
              <table:table-cell office:value-type="float" office:value="0.000318328876277293">
                <text:p>0.000318328876277293</text:p>
              </table:table-cell>
            </table:table-row>
            <table:table-row>
              <table:table-cell office:value-type="string">
                <text:p> fully</text:p>
              </table:table-cell>
              <table:table-cell office:value-type="float" office:value="0.00031798749630293">
                <text:p>0.00031798749630293</text:p>
              </table:table-cell>
            </table:table-row>
            <table:table-row>
              <table:table-cell office:value-type="string">
                <text:p> tree</text:p>
              </table:table-cell>
              <table:table-cell office:value-type="float" office:value="0.000317646907140699">
                <text:p>0.000317646907140699</text:p>
              </table:table-cell>
            </table:table-row>
            <table:table-row>
              <table:table-cell office:value-type="string">
                <text:p> move</text:p>
              </table:table-cell>
              <table:table-cell office:value-type="float" office:value="0.000317307105977267">
                <text:p>0.000317307105977267</text:p>
              </table:table-cell>
            </table:table-row>
            <table:table-row>
              <table:table-cell office:value-type="string">
                <text:p> agree</text:p>
              </table:table-cell>
              <table:table-cell office:value-type="float" office:value="0.000316968090012792">
                <text:p>0.000316968090012792</text:p>
              </table:table-cell>
            </table:table-row>
            <table:table-row>
              <table:table-cell office:value-type="string">
                <text:p> bridge</text:p>
              </table:table-cell>
              <table:table-cell office:value-type="float" office:value="0.000316629856460842">
                <text:p>0.000316629856460842</text:p>
              </table:table-cell>
            </table:table-row>
            <table:table-row>
              <table:table-cell office:value-type="string">
                <text:p> bound</text:p>
              </table:table-cell>
              <table:table-cell office:value-type="float" office:value="0.000316292402548314">
                <text:p>0.000316292402548314</text:p>
              </table:table-cell>
            </table:table-row>
            <table:table-row>
              <table:table-cell office:value-type="string">
                <text:p> husband</text:p>
              </table:table-cell>
              <table:table-cell office:value-type="float" office:value="0.000315955725515355">
                <text:p>0.000315955725515355</text:p>
              </table:table-cell>
            </table:table-row>
            <table:table-row>
              <table:table-cell office:value-type="string">
                <text:p> example</text:p>
              </table:table-cell>
              <table:table-cell office:value-type="float" office:value="0.000315619822615278">
                <text:p>0.000315619822615278</text:p>
              </table:table-cell>
            </table:table-row>
            <table:table-row>
              <table:table-cell office:value-type="string">
                <text:p> top</text:p>
              </table:table-cell>
              <table:table-cell office:value-type="float" office:value="0.000315284691114491">
                <text:p>0.000315284691114491</text:p>
              </table:table-cell>
            </table:table-row>
            <table:table-row>
              <table:table-cell office:value-type="string">
                <text:p> wide</text:p>
              </table:table-cell>
              <table:table-cell office:value-type="float" office:value="0.000314950328292409">
                <text:p>0.000314950328292409</text:p>
              </table:table-cell>
            </table:table-row>
            <table:table-row>
              <table:table-cell office:value-type="string">
                <text:p> special</text:p>
              </table:table-cell>
              <table:table-cell office:value-type="float" office:value="0.000314616731441385">
                <text:p>0.000314616731441385</text:p>
              </table:table-cell>
            </table:table-row>
            <table:table-row>
              <table:table-cell office:value-type="string">
                <text:p> trot</text:p>
              </table:table-cell>
              <table:table-cell office:value-type="float" office:value="0.000314283897866626">
                <text:p>0.000314283897866626</text:p>
              </table:table-cell>
            </table:table-row>
            <table:table-row>
              <table:table-cell office:value-type="string">
                <text:p> pleasure</text:p>
              </table:table-cell>
              <table:table-cell office:value-type="float" office:value="0.00031395182488612">
                <text:p>0.00031395182488612</text:p>
              </table:table-cell>
            </table:table-row>
            <table:table-row>
              <table:table-cell office:value-type="string">
                <text:p> crossed</text:p>
              </table:table-cell>
              <table:table-cell office:value-type="float" office:value="0.000313620509830558">
                <text:p>0.000313620509830558</text:p>
              </table:table-cell>
            </table:table-row>
            <table:table-row>
              <table:table-cell office:value-type="string">
                <text:p> thy</text:p>
              </table:table-cell>
              <table:table-cell office:value-type="float" office:value="0.00031328995004326">
                <text:p>0.00031328995004326</text:p>
              </table:table-cell>
            </table:table-row>
            <table:table-row>
              <table:table-cell office:value-type="string">
                <text:p> man's</text:p>
              </table:table-cell>
              <table:table-cell office:value-type="float" office:value="0.000312960142880097">
                <text:p>0.000312960142880097</text:p>
              </table:table-cell>
            </table:table-row>
            <table:table-row>
              <table:table-cell office:value-type="string">
                <text:p> boat</text:p>
              </table:table-cell>
              <table:table-cell office:value-type="float" office:value="0.000312631085709421">
                <text:p>0.000312631085709421</text:p>
              </table:table-cell>
            </table:table-row>
            <table:table-row>
              <table:table-cell office:value-type="string">
                <text:p> religion</text:p>
              </table:table-cell>
              <table:table-cell office:value-type="float" office:value="0.000312302775911985">
                <text:p>0.000312302775911985</text:p>
              </table:table-cell>
            </table:table-row>
            <table:table-row>
              <table:table-cell office:value-type="string">
                <text:p> science</text:p>
              </table:table-cell>
              <table:table-cell office:value-type="float" office:value="0.000311975210880875">
                <text:p>0.000311975210880875</text:p>
              </table:table-cell>
            </table:table-row>
            <table:table-row>
              <table:table-cell office:value-type="string">
                <text:p> books</text:p>
              </table:table-cell>
              <table:table-cell office:value-type="float" office:value="0.000311648388021433">
                <text:p>0.000311648388021433</text:p>
              </table:table-cell>
            </table:table-row>
            <table:table-row>
              <table:table-cell office:value-type="string">
                <text:p> difference</text:p>
              </table:table-cell>
              <table:table-cell office:value-type="float" office:value="0.000311322304751189">
                <text:p>0.000311322304751189</text:p>
              </table:table-cell>
            </table:table-row>
            <table:table-row>
              <table:table-cell office:value-type="string">
                <text:p> afterwards</text:p>
              </table:table-cell>
              <table:table-cell office:value-type="float" office:value="0.000310996958499783">
                <text:p>0.000310996958499783</text:p>
              </table:table-cell>
            </table:table-row>
            <table:table-row>
              <table:table-cell office:value-type="string">
                <text:p> writing</text:p>
              </table:table-cell>
              <table:table-cell office:value-type="float" office:value="0.000310672346708898">
                <text:p>0.000310672346708898</text:p>
              </table:table-cell>
            </table:table-row>
            <table:table-row>
              <table:table-cell office:value-type="string">
                <text:p> silence</text:p>
              </table:table-cell>
              <table:table-cell office:value-type="float" office:value="0.000310348466832189">
                <text:p>0.000310348466832189</text:p>
              </table:table-cell>
            </table:table-row>
            <table:table-row>
              <table:table-cell office:value-type="string">
                <text:p> hence</text:p>
              </table:table-cell>
              <table:table-cell office:value-type="float" office:value="0.000310025316335209">
                <text:p>0.000310025316335209</text:p>
              </table:table-cell>
            </table:table-row>
            <table:table-row>
              <table:table-cell office:value-type="string">
                <text:p> months</text:p>
              </table:table-cell>
              <table:table-cell office:value-type="float" office:value="0.000309702892695344">
                <text:p>0.000309702892695344</text:p>
              </table:table-cell>
            </table:table-row>
            <table:table-row>
              <table:table-cell office:value-type="string">
                <text:p> floor</text:p>
              </table:table-cell>
              <table:table-cell office:value-type="float" office:value="0.000309381193401739">
                <text:p>0.000309381193401739</text:p>
              </table:table-cell>
            </table:table-row>
            <table:table-row>
              <table:table-cell office:value-type="string">
                <text:p> musical</text:p>
              </table:table-cell>
              <table:table-cell office:value-type="float" office:value="0.000309060215955233">
                <text:p>0.000309060215955233</text:p>
              </table:table-cell>
            </table:table-row>
            <table:table-row>
              <table:table-cell office:value-type="string">
                <text:p> finally</text:p>
              </table:table-cell>
              <table:table-cell office:value-type="float" office:value="0.000308739957868287">
                <text:p>0.000308739957868287</text:p>
              </table:table-cell>
            </table:table-row>
            <table:table-row>
              <table:table-cell office:value-type="string">
                <text:p> escape</text:p>
              </table:table-cell>
              <table:table-cell office:value-type="float" office:value="0.000308420416664917">
                <text:p>0.000308420416664917</text:p>
              </table:table-cell>
            </table:table-row>
            <table:table-row>
              <table:table-cell office:value-type="string">
                <text:p> legs</text:p>
              </table:table-cell>
              <table:table-cell office:value-type="float" office:value="0.000308101589880629">
                <text:p>0.000308101589880629</text:p>
              </table:table-cell>
            </table:table-row>
            <table:table-row>
              <table:table-cell office:value-type="string">
                <text:p> gold</text:p>
              </table:table-cell>
              <table:table-cell office:value-type="float" office:value="0.00030778347506235">
                <text:p>0.00030778347506235</text:p>
              </table:table-cell>
            </table:table-row>
            <table:table-row>
              <table:table-cell office:value-type="string">
                <text:p> usual</text:p>
              </table:table-cell>
              <table:table-cell office:value-type="float" office:value="0.00030746606976836">
                <text:p>0.00030746606976836</text:p>
              </table:table-cell>
            </table:table-row>
            <table:table-row>
              <table:table-cell office:value-type="string">
                <text:p> result</text:p>
              </table:table-cell>
              <table:table-cell office:value-type="float" office:value="0.000307149371568228">
                <text:p>0.000307149371568228</text:p>
              </table:table-cell>
            </table:table-row>
            <table:table-row>
              <table:table-cell office:value-type="string">
                <text:p> beginning</text:p>
              </table:table-cell>
              <table:table-cell office:value-type="float" office:value="0.000306833378042746">
                <text:p>0.000306833378042746</text:p>
              </table:table-cell>
            </table:table-row>
            <table:table-row>
              <table:table-cell office:value-type="string">
                <text:p> occasion</text:p>
              </table:table-cell>
              <table:table-cell office:value-type="float" office:value="0.000306518086783865">
                <text:p>0.000306518086783865</text:p>
              </table:table-cell>
            </table:table-row>
            <table:table-row>
              <table:table-cell office:value-type="string">
                <text:p> killed</text:p>
              </table:table-cell>
              <table:table-cell office:value-type="float" office:value="0.000306203495394625">
                <text:p>0.000306203495394625</text:p>
              </table:table-cell>
            </table:table-row>
            <table:table-row>
              <table:table-cell office:value-type="string">
                <text:p> discovered</text:p>
              </table:table-cell>
              <table:table-cell office:value-type="float" office:value="0.000305889601489099">
                <text:p>0.000305889601489099</text:p>
              </table:table-cell>
            </table:table-row>
            <table:table-row>
              <table:table-cell office:value-type="string">
                <text:p> principle</text:p>
              </table:table-cell>
              <table:table-cell office:value-type="float" office:value="0.000305576402692323">
                <text:p>0.000305576402692323</text:p>
              </table:table-cell>
            </table:table-row>
            <table:table-row>
              <table:table-cell office:value-type="string">
                <text:p> doing</text:p>
              </table:table-cell>
              <table:table-cell office:value-type="float" office:value="0.000305263896640233">
                <text:p>0.000305263896640233</text:p>
              </table:table-cell>
            </table:table-row>
            <table:table-row>
              <table:table-cell office:value-type="string">
                <text:p> dolly</text:p>
              </table:table-cell>
              <table:table-cell office:value-type="float" office:value="0.000304952080979607">
                <text:p>0.000304952080979607</text:p>
              </table:table-cell>
            </table:table-row>
            <table:table-row>
              <table:table-cell office:value-type="string">
                <text:p> thomas</text:p>
              </table:table-cell>
              <table:table-cell office:value-type="float" office:value="0.000304640953367995">
                <text:p>0.000304640953367995</text:p>
              </table:table-cell>
            </table:table-row>
            <table:table-row>
              <table:table-cell office:value-type="string">
                <text:p> names</text:p>
              </table:table-cell>
              <table:table-cell office:value-type="float" office:value="0.000304330511473664">
                <text:p>0.000304330511473664</text:p>
              </table:table-cell>
            </table:table-row>
            <table:table-row>
              <table:table-cell office:value-type="string">
                <text:p> plain</text:p>
              </table:table-cell>
              <table:table-cell office:value-type="float" office:value="0.000304020752975531">
                <text:p>0.000304020752975531</text:p>
              </table:table-cell>
            </table:table-row>
            <table:table-row>
              <table:table-cell office:value-type="string">
                <text:p> york</text:p>
              </table:table-cell>
              <table:table-cell office:value-type="float" office:value="0.000303711675563108">
                <text:p>0.000303711675563108</text:p>
              </table:table-cell>
            </table:table-row>
            <table:table-row>
              <table:table-cell office:value-type="string">
                <text:p> forty</text:p>
              </table:table-cell>
              <table:table-cell office:value-type="float" office:value="0.000303403276936433">
                <text:p>0.000303403276936433</text:p>
              </table:table-cell>
            </table:table-row>
            <table:table-row>
              <table:table-cell office:value-type="string">
                <text:p> century</text:p>
              </table:table-cell>
              <table:table-cell office:value-type="float" office:value="0.000303095554806016">
                <text:p>0.000303095554806016</text:p>
              </table:table-cell>
            </table:table-row>
            <table:table-row>
              <table:table-cell office:value-type="string">
                <text:p> officer</text:p>
              </table:table-cell>
              <table:table-cell office:value-type="float" office:value="0.000302788506892777">
                <text:p>0.000302788506892777</text:p>
              </table:table-cell>
            </table:table-row>
            <table:table-row>
              <table:table-cell office:value-type="string">
                <text:p> caught</text:p>
              </table:table-cell>
              <table:table-cell office:value-type="float" office:value="0.000302482130927987">
                <text:p>0.000302482130927987</text:p>
              </table:table-cell>
            </table:table-row>
            <table:table-row>
              <table:table-cell office:value-type="string">
                <text:p> arrived</text:p>
              </table:table-cell>
              <table:table-cell office:value-type="float" office:value="0.000302176424653207">
                <text:p>0.000302176424653207</text:p>
              </table:table-cell>
            </table:table-row>
            <table:table-row>
              <table:table-cell office:value-type="string">
                <text:p> bob</text:p>
              </table:table-cell>
              <table:table-cell office:value-type="float" office:value="0.000301871385820233">
                <text:p>0.000301871385820233</text:p>
              </table:table-cell>
            </table:table-row>
            <table:table-row>
              <table:table-cell office:value-type="string">
                <text:p> step</text:p>
              </table:table-cell>
              <table:table-cell office:value-type="float" office:value="0.000301567012191034">
                <text:p>0.000301567012191034</text:p>
              </table:table-cell>
            </table:table-row>
            <table:table-row>
              <table:table-cell office:value-type="string">
                <text:p> save</text:p>
              </table:table-cell>
              <table:table-cell office:value-type="float" office:value="0.000301263301537695">
                <text:p>0.000301263301537695</text:p>
              </table:table-cell>
            </table:table-row>
            <table:table-row>
              <table:table-cell office:value-type="string">
                <text:p> trademark</text:p>
              </table:table-cell>
              <table:table-cell office:value-type="float" office:value="0.00030096025164236">
                <text:p>0.00030096025164236</text:p>
              </table:table-cell>
            </table:table-row>
            <table:table-row>
              <table:table-cell office:value-type="string">
                <text:p> fair</text:p>
              </table:table-cell>
              <table:table-cell office:value-type="float" office:value="0.000300657860297177">
                <text:p>0.000300657860297177</text:p>
              </table:table-cell>
            </table:table-row>
            <table:table-row>
              <table:table-cell office:value-type="string">
                <text:p> note</text:p>
              </table:table-cell>
              <table:table-cell office:value-type="float" office:value="0.000300356125304237">
                <text:p>0.000300356125304237</text:p>
              </table:table-cell>
            </table:table-row>
            <table:table-row>
              <table:table-cell office:value-type="string">
                <text:p> getting</text:p>
              </table:table-cell>
              <table:table-cell office:value-type="float" office:value="0.00030005504447552">
                <text:p>0.00030005504447552</text:p>
              </table:table-cell>
            </table:table-row>
            <table:table-row>
              <table:table-cell office:value-type="string">
                <text:p> pass</text:p>
              </table:table-cell>
              <table:table-cell office:value-type="float" office:value="0.000299754615632841">
                <text:p>0.000299754615632841</text:p>
              </table:table-cell>
            </table:table-row>
            <table:table-row>
              <table:table-cell office:value-type="string">
                <text:p> em</text:p>
              </table:table-cell>
              <table:table-cell office:value-type="float" office:value="0.000299454836607789">
                <text:p>0.000299454836607789</text:p>
              </table:table-cell>
            </table:table-row>
            <table:table-row>
              <table:table-cell office:value-type="string">
                <text:p> points</text:p>
              </table:table-cell>
              <table:table-cell office:value-type="float" office:value="0.000299155705241677">
                <text:p>0.000299155705241677</text:p>
              </table:table-cell>
            </table:table-row>
            <table:table-row>
              <table:table-cell office:value-type="string">
                <text:p> there's</text:p>
              </table:table-cell>
              <table:table-cell office:value-type="float" office:value="0.000298857219385487">
                <text:p>0.000298857219385487</text:p>
              </table:table-cell>
            </table:table-row>
            <table:table-row>
              <table:table-cell office:value-type="string">
                <text:p> places</text:p>
              </table:table-cell>
              <table:table-cell office:value-type="float" office:value="0.00029855937689981">
                <text:p>0.00029855937689981</text:p>
              </table:table-cell>
            </table:table-row>
            <table:table-row>
              <table:table-cell office:value-type="string">
                <text:p> giving</text:p>
              </table:table-cell>
              <table:table-cell office:value-type="float" office:value="0.000298262175654799">
                <text:p>0.000298262175654799</text:p>
              </table:table-cell>
            </table:table-row>
            <table:table-row>
              <table:table-cell office:value-type="string">
                <text:p> iii</text:p>
              </table:table-cell>
              <table:table-cell office:value-type="float" office:value="0.00029796561353011">
                <text:p>0.00029796561353011</text:p>
              </table:table-cell>
            </table:table-row>
            <table:table-row>
              <table:table-cell office:value-type="string">
                <text:p> main</text:p>
              </table:table-cell>
              <table:table-cell office:value-type="float" office:value="0.000297669688414852">
                <text:p>0.000297669688414852</text:p>
              </table:table-cell>
            </table:table-row>
            <table:table-row>
              <table:table-cell office:value-type="string">
                <text:p> quiet</text:p>
              </table:table-cell>
              <table:table-cell office:value-type="float" office:value="0.000297374398207532">
                <text:p>0.000297374398207532</text:p>
              </table:table-cell>
            </table:table-row>
            <table:table-row>
              <table:table-cell office:value-type="string">
                <text:p> wardle</text:p>
              </table:table-cell>
              <table:table-cell office:value-type="float" office:value="0.000297079740816004">
                <text:p>0.000297079740816004</text:p>
              </table:table-cell>
            </table:table-row>
            <table:table-row>
              <table:table-cell office:value-type="string">
                <text:p> hill</text:p>
              </table:table-cell>
              <table:table-cell office:value-type="float" office:value="0.000296785714157414">
                <text:p>0.000296785714157414</text:p>
              </table:table-cell>
            </table:table-row>
            <table:table-row>
              <table:table-cell office:value-type="string">
                <text:p> seeing</text:p>
              </table:table-cell>
              <table:table-cell office:value-type="float" office:value="0.000296492316158153">
                <text:p>0.000296492316158153</text:p>
              </table:table-cell>
            </table:table-row>
            <table:table-row>
              <table:table-cell office:value-type="string">
                <text:p> heaven</text:p>
              </table:table-cell>
              <table:table-cell office:value-type="float" office:value="0.000296199544753798">
                <text:p>0.000296199544753798</text:p>
              </table:table-cell>
            </table:table-row>
            <table:table-row>
              <table:table-cell office:value-type="string">
                <text:p> presence</text:p>
              </table:table-cell>
              <table:table-cell office:value-type="float" office:value="0.00029590739788907">
                <text:p>0.00029590739788907</text:p>
              </table:table-cell>
            </table:table-row>
            <table:table-row>
              <table:table-cell office:value-type="string">
                <text:p> original</text:p>
              </table:table-cell>
              <table:table-cell office:value-type="float" office:value="0.000295615873517774">
                <text:p>0.000295615873517774</text:p>
              </table:table-cell>
            </table:table-row>
            <table:table-row>
              <table:table-cell office:value-type="string">
                <text:p> belief</text:p>
              </table:table-cell>
              <table:table-cell office:value-type="float" office:value="0.000295324969602756">
                <text:p>0.000295324969602756</text:p>
              </table:table-cell>
            </table:table-row>
            <table:table-row>
              <table:table-cell office:value-type="string">
                <text:p> maisie</text:p>
              </table:table-cell>
              <table:table-cell office:value-type="float" office:value="0.000295034684115847">
                <text:p>0.000295034684115847</text:p>
              </table:table-cell>
            </table:table-row>
            <table:table-row>
              <table:table-cell office:value-type="string">
                <text:p> simply</text:p>
              </table:table-cell>
              <table:table-cell office:value-type="float" office:value="0.000294745015037816">
                <text:p>0.000294745015037816</text:p>
              </table:table-cell>
            </table:table-row>
            <table:table-row>
              <table:table-cell office:value-type="string">
                <text:p> explained</text:p>
              </table:table-cell>
              <table:table-cell office:value-type="float" office:value="0.000294455960358322">
                <text:p>0.000294455960358322</text:p>
              </table:table-cell>
            </table:table-row>
            <table:table-row>
              <table:table-cell office:value-type="string">
                <text:p> events</text:p>
              </table:table-cell>
              <table:table-cell office:value-type="float" office:value="0.000294167518075861">
                <text:p>0.000294167518075861</text:p>
              </table:table-cell>
            </table:table-row>
            <table:table-row>
              <table:table-cell office:value-type="string">
                <text:p> proper</text:p>
              </table:table-cell>
              <table:table-cell office:value-type="float" office:value="0.000293879686197719">
                <text:p>0.000293879686197719</text:p>
              </table:table-cell>
            </table:table-row>
            <table:table-row>
              <table:table-cell office:value-type="string">
                <text:p> yourself</text:p>
              </table:table-cell>
              <table:table-cell office:value-type="float" office:value="0.000293592462739925">
                <text:p>0.000293592462739925</text:p>
              </table:table-cell>
            </table:table-row>
            <table:table-row>
              <table:table-cell office:value-type="string">
                <text:p> letters</text:p>
              </table:table-cell>
              <table:table-cell office:value-type="float" office:value="0.0002933058457272">
                <text:p>0.0002933058457272</text:p>
              </table:table-cell>
            </table:table-row>
            <table:table-row>
              <table:table-cell office:value-type="string">
                <text:p> moved</text:p>
              </table:table-cell>
              <table:table-cell office:value-type="float" office:value="0.00029301983319291">
                <text:p>0.00029301983319291</text:p>
              </table:table-cell>
            </table:table-row>
            <table:table-row>
              <table:table-cell office:value-type="string">
                <text:p> houses</text:p>
              </table:table-cell>
              <table:table-cell office:value-type="float" office:value="0.00029273442317902">
                <text:p>0.00029273442317902</text:p>
              </table:table-cell>
            </table:table-row>
            <table:table-row>
              <table:table-cell office:value-type="string">
                <text:p> access</text:p>
              </table:table-cell>
              <table:table-cell office:value-type="float" office:value="0.000292449613736044">
                <text:p>0.000292449613736044</text:p>
              </table:table-cell>
            </table:table-row>
            <table:table-row>
              <table:table-cell office:value-type="string">
                <text:p> date</text:p>
              </table:table-cell>
              <table:table-cell office:value-type="float" office:value="0.000292165402923002">
                <text:p>0.000292165402923002</text:p>
              </table:table-cell>
            </table:table-row>
            <table:table-row>
              <table:table-cell office:value-type="string">
                <text:p> fort</text:p>
              </table:table-cell>
              <table:table-cell office:value-type="float" office:value="0.000291881788807367">
                <text:p>0.000291881788807367</text:p>
              </table:table-cell>
            </table:table-row>
            <table:table-row>
              <table:table-cell office:value-type="string">
                <text:p> carry</text:p>
              </table:table-cell>
              <table:table-cell office:value-type="float" office:value="0.000291598769465027">
                <text:p>0.000291598769465027</text:p>
              </table:table-cell>
            </table:table-row>
            <table:table-row>
              <table:table-cell office:value-type="string">
                <text:p> appear</text:p>
              </table:table-cell>
              <table:table-cell office:value-type="float" office:value="0.00029131634298023">
                <text:p>0.00029131634298023</text:p>
              </table:table-cell>
            </table:table-row>
            <table:table-row>
              <table:table-cell office:value-type="string">
                <text:p> shown</text:p>
              </table:table-cell>
              <table:table-cell office:value-type="float" office:value="0.000291034507445547">
                <text:p>0.000291034507445547</text:p>
              </table:table-cell>
            </table:table-row>
            <table:table-row>
              <table:table-cell office:value-type="string">
                <text:p> fast</text:p>
              </table:table-cell>
              <table:table-cell office:value-type="float" office:value="0.000290753260961818">
                <text:p>0.000290753260961818</text:p>
              </table:table-cell>
            </table:table-row>
            <table:table-row>
              <table:table-cell office:value-type="string">
                <text:p> persons</text:p>
              </table:table-cell>
              <table:table-cell office:value-type="float" office:value="0.000290472601638116">
                <text:p>0.000290472601638116</text:p>
              </table:table-cell>
            </table:table-row>
            <table:table-row>
              <table:table-cell office:value-type="string">
                <text:p> lips</text:p>
              </table:table-cell>
              <table:table-cell office:value-type="float" office:value="0.000290192527591693">
                <text:p>0.000290192527591693</text:p>
              </table:table-cell>
            </table:table-row>
            <table:table-row>
              <table:table-cell office:value-type="string">
                <text:p> nation</text:p>
              </table:table-cell>
              <table:table-cell office:value-type="float" office:value="0.000289913036947942">
                <text:p>0.000289913036947942</text:p>
              </table:table-cell>
            </table:table-row>
            <table:table-row>
              <table:table-cell office:value-type="string">
                <text:p> buck</text:p>
              </table:table-cell>
              <table:table-cell office:value-type="float" office:value="0.000289634127840351">
                <text:p>0.000289634127840351</text:p>
              </table:table-cell>
            </table:table-row>
            <table:table-row>
              <table:table-cell office:value-type="string">
                <text:p> considered</text:p>
              </table:table-cell>
              <table:table-cell office:value-type="float" office:value="0.000289355798410457">
                <text:p>0.000289355798410457</text:p>
              </table:table-cell>
            </table:table-row>
            <table:table-row>
              <table:table-cell office:value-type="string">
                <text:p> ordinary</text:p>
              </table:table-cell>
              <table:table-cell office:value-type="float" office:value="0.000289078046807806">
                <text:p>0.000289078046807806</text:p>
              </table:table-cell>
            </table:table-row>
            <table:table-row>
              <table:table-cell office:value-type="string">
                <text:p> wery</text:p>
              </table:table-cell>
              <table:table-cell office:value-type="float" office:value="0.000288800871189905">
                <text:p>0.000288800871189905</text:p>
              </table:table-cell>
            </table:table-row>
            <table:table-row>
              <table:table-cell office:value-type="string">
                <text:p> slight</text:p>
              </table:table-cell>
              <table:table-cell office:value-type="float" office:value="0.000288524269722183">
                <text:p>0.000288524269722183</text:p>
              </table:table-cell>
            </table:table-row>
            <table:table-row>
              <table:table-cell office:value-type="string">
                <text:p> ladies</text:p>
              </table:table-cell>
              <table:table-cell office:value-type="float" office:value="0.000288248240577948">
                <text:p>0.000288248240577948</text:p>
              </table:table-cell>
            </table:table-row>
            <table:table-row>
              <table:table-cell office:value-type="string">
                <text:p> thinking</text:p>
              </table:table-cell>
              <table:table-cell office:value-type="float" office:value="0.00028797278193834">
                <text:p>0.00028797278193834</text:p>
              </table:table-cell>
            </table:table-row>
            <table:table-row>
              <table:table-cell office:value-type="string">
                <text:p> pay</text:p>
              </table:table-cell>
              <table:table-cell office:value-type="float" office:value="0.000287697891992294">
                <text:p>0.000287697891992294</text:p>
              </table:table-cell>
            </table:table-row>
            <table:table-row>
              <table:table-cell office:value-type="string">
                <text:p> queen</text:p>
              </table:table-cell>
              <table:table-cell office:value-type="float" office:value="0.000287423568936495">
                <text:p>0.000287423568936495</text:p>
              </table:table-cell>
            </table:table-row>
            <table:table-row>
              <table:table-cell office:value-type="string">
                <text:p> beauty</text:p>
              </table:table-cell>
              <table:table-cell office:value-type="float" office:value="0.000287149810975338">
                <text:p>0.000287149810975338</text:p>
              </table:table-cell>
            </table:table-row>
            <table:table-row>
              <table:table-cell office:value-type="string">
                <text:p> minute</text:p>
              </table:table-cell>
              <table:table-cell office:value-type="float" office:value="0.000286876616320884">
                <text:p>0.000286876616320884</text:p>
              </table:table-cell>
            </table:table-row>
            <table:table-row>
              <table:table-cell office:value-type="string">
                <text:p> inhabitants</text:p>
              </table:table-cell>
              <table:table-cell office:value-type="float" office:value="0.000286603983192823">
                <text:p>0.000286603983192823</text:p>
              </table:table-cell>
            </table:table-row>
            <table:table-row>
              <table:table-cell office:value-type="string">
                <text:p> you're</text:p>
              </table:table-cell>
              <table:table-cell office:value-type="float" office:value="0.000286331909818427">
                <text:p>0.000286331909818427</text:p>
              </table:table-cell>
            </table:table-row>
            <table:table-row>
              <table:table-cell office:value-type="string">
                <text:p> effort</text:p>
              </table:table-cell>
              <table:table-cell office:value-type="float" office:value="0.000286060394432517">
                <text:p>0.000286060394432517</text:p>
              </table:table-cell>
            </table:table-row>
            <table:table-row>
              <table:table-cell office:value-type="string">
                <text:p> turning</text:p>
              </table:table-cell>
              <table:table-cell office:value-type="float" office:value="0.000285789435277416">
                <text:p>0.000285789435277416</text:p>
              </table:table-cell>
            </table:table-row>
            <table:table-row>
              <table:table-cell office:value-type="string">
                <text:p> start</text:p>
              </table:table-cell>
              <table:table-cell office:value-type="float" office:value="0.000285519030602912">
                <text:p>0.000285519030602912</text:p>
              </table:table-cell>
            </table:table-row>
            <table:table-row>
              <table:table-cell office:value-type="string">
                <text:p> page</text:p>
              </table:table-cell>
              <table:table-cell office:value-type="float" office:value="0.000285249178666216">
                <text:p>0.000285249178666216</text:p>
              </table:table-cell>
            </table:table-row>
            <table:table-row>
              <table:table-cell office:value-type="string">
                <text:p> religious</text:p>
              </table:table-cell>
              <table:table-cell office:value-type="float" office:value="0.000284979877731928">
                <text:p>0.000284979877731928</text:p>
              </table:table-cell>
            </table:table-row>
            <table:table-row>
              <table:table-cell office:value-type="string">
                <text:p> struggle</text:p>
              </table:table-cell>
              <table:table-cell office:value-type="float" office:value="0.00028471112607199">
                <text:p>0.00028471112607199</text:p>
              </table:table-cell>
            </table:table-row>
            <table:table-row>
              <table:table-cell office:value-type="string">
                <text:p> afraid</text:p>
              </table:table-cell>
              <table:table-cell office:value-type="float" office:value="0.000284442921965651">
                <text:p>0.000284442921965651</text:p>
              </table:table-cell>
            </table:table-row>
            <table:table-row>
              <table:table-cell office:value-type="string">
                <text:p> passage</text:p>
              </table:table-cell>
              <table:table-cell office:value-type="float" office:value="0.000284175263699428">
                <text:p>0.000284175263699428</text:p>
              </table:table-cell>
            </table:table-row>
            <table:table-row>
              <table:table-cell office:value-type="string">
                <text:p> opportunity</text:p>
              </table:table-cell>
              <table:table-cell office:value-type="float" office:value="0.000283908149567069">
                <text:p>0.000283908149567069</text:p>
              </table:table-cell>
            </table:table-row>
            <table:table-row>
              <table:table-cell office:value-type="string">
                <text:p> east</text:p>
              </table:table-cell>
              <table:table-cell office:value-type="float" office:value="0.000283641577869509">
                <text:p>0.000283641577869509</text:p>
              </table:table-cell>
            </table:table-row>
            <table:table-row>
              <table:table-cell office:value-type="string">
                <text:p> nine</text:p>
              </table:table-cell>
              <table:table-cell office:value-type="float" office:value="0.000283375546914838">
                <text:p>0.000283375546914838</text:p>
              </table:table-cell>
            </table:table-row>
            <table:table-row>
              <table:table-cell office:value-type="string">
                <text:p> ebook</text:p>
              </table:table-cell>
              <table:table-cell office:value-type="float" office:value="0.00028311005501826">
                <text:p>0.00028311005501826</text:p>
              </table:table-cell>
            </table:table-row>
            <table:table-row>
              <table:table-cell office:value-type="string">
                <text:p> washington</text:p>
              </table:table-cell>
              <table:table-cell office:value-type="float" office:value="0.000282845100502055">
                <text:p>0.000282845100502055</text:p>
              </table:table-cell>
            </table:table-row>
            <table:table-row>
              <table:table-cell office:value-type="string">
                <text:p> pip</text:p>
              </table:table-cell>
              <table:table-cell office:value-type="float" office:value="0.000282580681695546">
                <text:p>0.000282580681695546</text:p>
              </table:table-cell>
            </table:table-row>
            <table:table-row>
              <table:table-cell office:value-type="string">
                <text:p> closely</text:p>
              </table:table-cell>
              <table:table-cell office:value-type="float" office:value="0.000282316796935055">
                <text:p>0.000282316796935055</text:p>
              </table:table-cell>
            </table:table-row>
            <table:table-row>
              <table:table-cell office:value-type="string">
                <text:p> scrooge</text:p>
              </table:table-cell>
              <table:table-cell office:value-type="float" office:value="0.000282053444563871">
                <text:p>0.000282053444563871</text:p>
              </table:table-cell>
            </table:table-row>
            <table:table-row>
              <table:table-cell office:value-type="string">
                <text:p> regard</text:p>
              </table:table-cell>
              <table:table-cell office:value-type="float" office:value="0.000281790622932212">
                <text:p>0.000281790622932212</text:p>
              </table:table-cell>
            </table:table-row>
            <table:table-row>
              <table:table-cell office:value-type="string">
                <text:p> ill</text:p>
              </table:table-cell>
              <table:table-cell office:value-type="float" office:value="0.000281528330397188">
                <text:p>0.000281528330397188</text:p>
              </table:table-cell>
            </table:table-row>
            <table:table-row>
              <table:table-cell office:value-type="string">
                <text:p> section</text:p>
              </table:table-cell>
              <table:table-cell office:value-type="float" office:value="0.000281266565322765">
                <text:p>0.000281266565322765</text:p>
              </table:table-cell>
            </table:table-row>
            <table:table-row>
              <table:table-cell office:value-type="string">
                <text:p> exclaimed</text:p>
              </table:table-cell>
              <table:table-cell office:value-type="float" office:value="0.000281005326079731">
                <text:p>0.000281005326079731</text:p>
              </table:table-cell>
            </table:table-row>
            <table:table-row>
              <table:table-cell office:value-type="string">
                <text:p> tone</text:p>
              </table:table-cell>
              <table:table-cell office:value-type="float" office:value="0.000280744611045656">
                <text:p>0.000280744611045656</text:p>
              </table:table-cell>
            </table:table-row>
            <table:table-row>
              <table:table-cell office:value-type="string">
                <text:p> tennessee</text:p>
              </table:table-cell>
              <table:table-cell office:value-type="float" office:value="0.000280484418604861">
                <text:p>0.000280484418604861</text:p>
              </table:table-cell>
            </table:table-row>
            <table:table-row>
              <table:table-cell office:value-type="string">
                <text:p> fight</text:p>
              </table:table-cell>
              <table:table-cell office:value-type="float" office:value="0.00028022474714838">
                <text:p>0.00028022474714838</text:p>
              </table:table-cell>
            </table:table-row>
            <table:table-row>
              <table:table-cell office:value-type="string">
                <text:p> repeated</text:p>
              </table:table-cell>
              <table:table-cell office:value-type="float" office:value="0.000279965595073925">
                <text:p>0.000279965595073925</text:p>
              </table:table-cell>
            </table:table-row>
            <table:table-row>
              <table:table-cell office:value-type="string">
                <text:p> reply</text:p>
              </table:table-cell>
              <table:table-cell office:value-type="float" office:value="0.000279706960785853">
                <text:p>0.000279706960785853</text:p>
              </table:table-cell>
            </table:table-row>
            <table:table-row>
              <table:table-cell office:value-type="string">
                <text:p> national</text:p>
              </table:table-cell>
              <table:table-cell office:value-type="float" office:value="0.000279448842695128">
                <text:p>0.000279448842695128</text:p>
              </table:table-cell>
            </table:table-row>
            <table:table-row>
              <table:table-cell office:value-type="string">
                <text:p> corner</text:p>
              </table:table-cell>
              <table:table-cell office:value-type="float" office:value="0.000279191239219292">
                <text:p>0.000279191239219292</text:p>
              </table:table-cell>
            </table:table-row>
            <table:table-row>
              <table:table-cell office:value-type="string">
                <text:p> ain't</text:p>
              </table:table-cell>
              <table:table-cell office:value-type="float" office:value="0.000278934148782423">
                <text:p>0.000278934148782423</text:p>
              </table:table-cell>
            </table:table-row>
            <table:table-row>
              <table:table-cell office:value-type="string">
                <text:p> lieutenant</text:p>
              </table:table-cell>
              <table:table-cell office:value-type="float" office:value="0.000278677569815109">
                <text:p>0.000278677569815109</text:p>
              </table:table-cell>
            </table:table-row>
            <table:table-row>
              <table:table-cell office:value-type="string">
                <text:p> born</text:p>
              </table:table-cell>
              <table:table-cell office:value-type="float" office:value="0.000278421500754409">
                <text:p>0.000278421500754409</text:p>
              </table:table-cell>
            </table:table-row>
            <table:table-row>
              <table:table-cell office:value-type="string">
                <text:p> birds</text:p>
              </table:table-cell>
              <table:table-cell office:value-type="float" office:value="0.000278165940043822">
                <text:p>0.000278165940043822</text:p>
              </table:table-cell>
            </table:table-row>
            <table:table-row>
              <table:table-cell office:value-type="string">
                <text:p> refund</text:p>
              </table:table-cell>
              <table:table-cell office:value-type="float" office:value="0.000277910886133251">
                <text:p>0.000277910886133251</text:p>
              </table:table-cell>
            </table:table-row>
            <table:table-row>
              <table:table-cell office:value-type="string">
                <text:p> sufficient</text:p>
              </table:table-cell>
              <table:table-cell office:value-type="float" office:value="0.000277656337478974">
                <text:p>0.000277656337478974</text:p>
              </table:table-cell>
            </table:table-row>
            <table:table-row>
              <table:table-cell office:value-type="string">
                <text:p> report</text:p>
              </table:table-cell>
              <table:table-cell office:value-type="float" office:value="0.000277402292543607">
                <text:p>0.000277402292543607</text:p>
              </table:table-cell>
            </table:table-row>
            <table:table-row>
              <table:table-cell office:value-type="string">
                <text:p> smith</text:p>
              </table:table-cell>
              <table:table-cell office:value-type="float" office:value="0.000277148749796073">
                <text:p>0.000277148749796073</text:p>
              </table:table-cell>
            </table:table-row>
            <table:table-row>
              <table:table-cell office:value-type="string">
                <text:p> amount</text:p>
              </table:table-cell>
              <table:table-cell office:value-type="float" office:value="0.000276895707711569">
                <text:p>0.000276895707711569</text:p>
              </table:table-cell>
            </table:table-row>
            <table:table-row>
              <table:table-cell office:value-type="string">
                <text:p> covered</text:p>
              </table:table-cell>
              <table:table-cell office:value-type="float" office:value="0.000276643164771535">
                <text:p>0.000276643164771535</text:p>
              </table:table-cell>
            </table:table-row>
            <table:table-row>
              <table:table-cell office:value-type="string">
                <text:p> domain</text:p>
              </table:table-cell>
              <table:table-cell office:value-type="float" office:value="0.000276391119463619">
                <text:p>0.000276391119463619</text:p>
              </table:table-cell>
            </table:table-row>
            <table:table-row>
              <table:table-cell office:value-type="string">
                <text:p> receive</text:p>
              </table:table-cell>
              <table:table-cell office:value-type="float" office:value="0.00027613957028165">
                <text:p>0.00027613957028165</text:p>
              </table:table-cell>
            </table:table-row>
            <table:table-row>
              <table:table-cell office:value-type="string">
                <text:p> stage</text:p>
              </table:table-cell>
              <table:table-cell office:value-type="float" office:value="0.0002758885157256">
                <text:p>0.0002758885157256</text:p>
              </table:table-cell>
            </table:table-row>
            <table:table-row>
              <table:table-cell office:value-type="string">
                <text:p> entirely</text:p>
              </table:table-cell>
              <table:table-cell office:value-type="float" office:value="0.000275637954301558">
                <text:p>0.000275637954301558</text:p>
              </table:table-cell>
            </table:table-row>
            <table:table-row>
              <table:table-cell office:value-type="string">
                <text:p> authority</text:p>
              </table:table-cell>
              <table:table-cell office:value-type="float" office:value="0.000275387884521694">
                <text:p>0.000275387884521694</text:p>
              </table:table-cell>
            </table:table-row>
            <table:table-row>
              <table:table-cell office:value-type="string">
                <text:p> die</text:p>
              </table:table-cell>
              <table:table-cell office:value-type="float" office:value="0.000275138304904232">
                <text:p>0.000275138304904232</text:p>
              </table:table-cell>
            </table:table-row>
            <table:table-row>
              <table:table-cell office:value-type="string">
                <text:p> closed</text:p>
              </table:table-cell>
              <table:table-cell office:value-type="float" office:value="0.000274889213973415">
                <text:p>0.000274889213973415</text:p>
              </table:table-cell>
            </table:table-row>
            <table:table-row>
              <table:table-cell office:value-type="string">
                <text:p> garden</text:p>
              </table:table-cell>
              <table:table-cell office:value-type="float" office:value="0.00027464061025948">
                <text:p>0.00027464061025948</text:p>
              </table:table-cell>
            </table:table-row>
            <table:table-row>
              <table:table-cell office:value-type="string">
                <text:p> private</text:p>
              </table:table-cell>
              <table:table-cell office:value-type="float" office:value="0.000274392492298619">
                <text:p>0.000274392492298619</text:p>
              </table:table-cell>
            </table:table-row>
            <table:table-row>
              <table:table-cell office:value-type="string">
                <text:p> numerous</text:p>
              </table:table-cell>
              <table:table-cell office:value-type="float" office:value="0.000274144858632958">
                <text:p>0.000274144858632958</text:p>
              </table:table-cell>
            </table:table-row>
            <table:table-row>
              <table:table-cell office:value-type="string">
                <text:p> sudden</text:p>
              </table:table-cell>
              <table:table-cell office:value-type="float" office:value="0.000273897707810519">
                <text:p>0.000273897707810519</text:p>
              </table:table-cell>
            </table:table-row>
            <table:table-row>
              <table:table-cell office:value-type="string">
                <text:p> wrote</text:p>
              </table:table-cell>
              <table:table-cell office:value-type="float" office:value="0.000273651038385195">
                <text:p>0.000273651038385195</text:p>
              </table:table-cell>
            </table:table-row>
            <table:table-row>
              <table:table-cell office:value-type="string">
                <text:p> animal</text:p>
              </table:table-cell>
              <table:table-cell office:value-type="float" office:value="0.000273404848916717">
                <text:p>0.000273404848916717</text:p>
              </table:table-cell>
            </table:table-row>
            <table:table-row>
              <table:table-cell office:value-type="string">
                <text:p> faith</text:p>
              </table:table-cell>
              <table:table-cell office:value-type="float" office:value="0.000273159137970626">
                <text:p>0.000273159137970626</text:p>
              </table:table-cell>
            </table:table-row>
            <table:table-row>
              <table:table-cell office:value-type="string">
                <text:p> headquarters</text:p>
              </table:table-cell>
              <table:table-cell office:value-type="float" office:value="0.000272913904118244">
                <text:p>0.000272913904118244</text:p>
              </table:table-cell>
            </table:table-row>
            <table:table-row>
              <table:table-cell office:value-type="string">
                <text:p> occupied</text:p>
              </table:table-cell>
              <table:table-cell office:value-type="float" office:value="0.000272669145936642">
                <text:p>0.000272669145936642</text:p>
              </table:table-cell>
            </table:table-row>
            <table:table-row>
              <table:table-cell office:value-type="string">
                <text:p> progress</text:p>
              </table:table-cell>
              <table:table-cell office:value-type="float" office:value="0.000272424862008616">
                <text:p>0.000272424862008616</text:p>
              </table:table-cell>
            </table:table-row>
            <table:table-row>
              <table:table-cell office:value-type="string">
                <text:p> characters</text:p>
              </table:table-cell>
              <table:table-cell office:value-type="float" office:value="0.000272181050922652">
                <text:p>0.000272181050922652</text:p>
              </table:table-cell>
            </table:table-row>
            <table:table-row>
              <table:table-cell office:value-type="string">
                <text:p> tupman</text:p>
              </table:table-cell>
              <table:table-cell office:value-type="float" office:value="0.0002719377112729">
                <text:p>0.0002719377112729</text:p>
              </table:table-cell>
            </table:table-row>
            <table:table-row>
              <table:table-cell office:value-type="string">
                <text:p> equal</text:p>
              </table:table-cell>
              <table:table-cell office:value-type="float" office:value="0.000271694841659148">
                <text:p>0.000271694841659148</text:p>
              </table:table-cell>
            </table:table-row>
            <table:table-row>
              <table:table-cell office:value-type="string">
                <text:p> newt</text:p>
              </table:table-cell>
              <table:table-cell office:value-type="float" office:value="0.000271452440686789">
                <text:p>0.000271452440686789</text:p>
              </table:table-cell>
            </table:table-row>
            <table:table-row>
              <table:table-cell office:value-type="string">
                <text:p> raised</text:p>
              </table:table-cell>
              <table:table-cell office:value-type="float" office:value="0.000271210506966795">
                <text:p>0.000271210506966795</text:p>
              </table:table-cell>
            </table:table-row>
            <table:table-row>
              <table:table-cell office:value-type="string">
                <text:p> exactly</text:p>
              </table:table-cell>
              <table:table-cell office:value-type="float" office:value="0.000270969039115689">
                <text:p>0.000270969039115689</text:p>
              </table:table-cell>
            </table:table-row>
            <table:table-row>
              <table:table-cell office:value-type="string">
                <text:p> filled</text:p>
              </table:table-cell>
              <table:table-cell office:value-type="float" office:value="0.000270728035755518">
                <text:p>0.000270728035755518</text:p>
              </table:table-cell>
            </table:table-row>
            <table:table-row>
              <table:table-cell office:value-type="string">
                <text:p> dinner</text:p>
              </table:table-cell>
              <table:table-cell office:value-type="float" office:value="0.000270487495513822">
                <text:p>0.000270487495513822</text:p>
              </table:table-cell>
            </table:table-row>
            <table:table-row>
              <table:table-cell office:value-type="string">
                <text:p> throughout</text:p>
              </table:table-cell>
              <table:table-cell office:value-type="float" office:value="0.00027024741702361">
                <text:p>0.00027024741702361</text:p>
              </table:table-cell>
            </table:table-row>
            <table:table-row>
              <table:table-cell office:value-type="string">
                <text:p> doctor</text:p>
              </table:table-cell>
              <table:table-cell office:value-type="float" office:value="0.000270007798923331">
                <text:p>0.000270007798923331</text:p>
              </table:table-cell>
            </table:table-row>
            <table:table-row>
              <table:table-cell office:value-type="string">
                <text:p> bank</text:p>
              </table:table-cell>
              <table:table-cell office:value-type="float" office:value="0.000269768639856847">
                <text:p>0.000269768639856847</text:p>
              </table:table-cell>
            </table:table-row>
            <table:table-row>
              <table:table-cell office:value-type="string">
                <text:p> directly</text:p>
              </table:table-cell>
              <table:table-cell office:value-type="float" office:value="0.000269529938473405">
                <text:p>0.000269529938473405</text:p>
              </table:table-cell>
            </table:table-row>
            <table:table-row>
              <table:table-cell office:value-type="string">
                <text:p> department</text:p>
              </table:table-cell>
              <table:table-cell office:value-type="float" office:value="0.000269291693427612">
                <text:p>0.000269291693427612</text:p>
              </table:table-cell>
            </table:table-row>
            <table:table-row>
              <table:table-cell office:value-type="string">
                <text:p> group</text:p>
              </table:table-cell>
              <table:table-cell office:value-type="float" office:value="0.000269053903379407">
                <text:p>0.000269053903379407</text:p>
              </table:table-cell>
            </table:table-row>
            <table:table-row>
              <table:table-cell office:value-type="string">
                <text:p> cross</text:p>
              </table:table-cell>
              <table:table-cell office:value-type="float" office:value="0.000268816566994034">
                <text:p>0.000268816566994034</text:p>
              </table:table-cell>
            </table:table-row>
            <table:table-row>
              <table:table-cell office:value-type="string">
                <text:p> glad</text:p>
              </table:table-cell>
              <table:table-cell office:value-type="float" office:value="0.000268579682942018">
                <text:p>0.000268579682942018</text:p>
              </table:table-cell>
            </table:table-row>
            <table:table-row>
              <table:table-cell office:value-type="string">
                <text:p> serious</text:p>
              </table:table-cell>
              <table:table-cell office:value-type="float" office:value="0.000268343249899135">
                <text:p>0.000268343249899135</text:p>
              </table:table-cell>
            </table:table-row>
            <table:table-row>
              <table:table-cell office:value-type="string">
                <text:p> memory</text:p>
              </table:table-cell>
              <table:table-cell office:value-type="float" office:value="0.000268107266546387">
                <text:p>0.000268107266546387</text:p>
              </table:table-cell>
            </table:table-row>
            <table:table-row>
              <table:table-cell office:value-type="string">
                <text:p> difficult</text:p>
              </table:table-cell>
              <table:table-cell office:value-type="float" office:value="0.000267871731569981">
                <text:p>0.000267871731569981</text:p>
              </table:table-cell>
            </table:table-row>
            <table:table-row>
              <table:table-cell office:value-type="string">
                <text:p> support</text:p>
              </table:table-cell>
              <table:table-cell office:value-type="float" office:value="0.000267636643661296">
                <text:p>0.000267636643661296</text:p>
              </table:table-cell>
            </table:table-row>
            <table:table-row>
              <table:table-cell office:value-type="string">
                <text:p> try</text:p>
              </table:table-cell>
              <table:table-cell office:value-type="float" office:value="0.00026740200151686">
                <text:p>0.00026740200151686</text:p>
              </table:table-cell>
            </table:table-row>
            <table:table-row>
              <table:table-cell office:value-type="string">
                <text:p> ah</text:p>
              </table:table-cell>
              <table:table-cell office:value-type="float" office:value="0.000267167803838326">
                <text:p>0.000267167803838326</text:p>
              </table:table-cell>
            </table:table-row>
            <table:table-row>
              <table:table-cell office:value-type="string">
                <text:p> theory</text:p>
              </table:table-cell>
              <table:table-cell office:value-type="float" office:value="0.000266934049332447">
                <text:p>0.000266934049332447</text:p>
              </table:table-cell>
            </table:table-row>
            <table:table-row>
              <table:table-cell office:value-type="string">
                <text:p> showed</text:p>
              </table:table-cell>
              <table:table-cell office:value-type="float" office:value="0.000266700736711047">
                <text:p>0.000266700736711047</text:p>
              </table:table-cell>
            </table:table-row>
            <table:table-row>
              <table:table-cell office:value-type="string">
                <text:p> beneath</text:p>
              </table:table-cell>
              <table:table-cell office:value-type="float" office:value="0.000266467864691001">
                <text:p>0.000266467864691001</text:p>
              </table:table-cell>
            </table:table-row>
            <table:table-row>
              <table:table-cell office:value-type="string">
                <text:p> j</text:p>
              </table:table-cell>
              <table:table-cell office:value-type="float" office:value="0.000266235431994205">
                <text:p>0.000266235431994205</text:p>
              </table:table-cell>
            </table:table-row>
            <table:table-row>
              <table:table-cell office:value-type="string">
                <text:p> opposite</text:p>
              </table:table-cell>
              <table:table-cell office:value-type="float" office:value="0.000266003437347555">
                <text:p>0.000266003437347555</text:p>
              </table:table-cell>
            </table:table-row>
            <table:table-row>
              <table:table-cell office:value-type="string">
                <text:p> marked</text:p>
              </table:table-cell>
              <table:table-cell office:value-type="float" office:value="0.000265771879482921">
                <text:p>0.000265771879482921</text:p>
              </table:table-cell>
            </table:table-row>
            <table:table-row>
              <table:table-cell office:value-type="string">
                <text:p> wonder</text:p>
              </table:table-cell>
              <table:table-cell office:value-type="float" office:value="0.000265540757137124">
                <text:p>0.000265540757137124</text:p>
              </table:table-cell>
            </table:table-row>
            <table:table-row>
              <table:table-cell office:value-type="string">
                <text:p> associated</text:p>
              </table:table-cell>
              <table:table-cell office:value-type="float" office:value="0.000265310069051909">
                <text:p>0.000265310069051909</text:p>
              </table:table-cell>
            </table:table-row>
            <table:table-row>
              <table:table-cell office:value-type="string">
                <text:p> advantage</text:p>
              </table:table-cell>
              <table:table-cell office:value-type="float" office:value="0.000265079813973923">
                <text:p>0.000265079813973923</text:p>
              </table:table-cell>
            </table:table-row>
            <table:table-row>
              <table:table-cell office:value-type="string">
                <text:p> race</text:p>
              </table:table-cell>
              <table:table-cell office:value-type="float" office:value="0.000264849990654689">
                <text:p>0.000264849990654689</text:p>
              </table:table-cell>
            </table:table-row>
            <table:table-row>
              <table:table-cell office:value-type="string">
                <text:p> write</text:p>
              </table:table-cell>
              <table:table-cell office:value-type="float" office:value="0.000264620597850586">
                <text:p>0.000264620597850586</text:p>
              </table:table-cell>
            </table:table-row>
            <table:table-row>
              <table:table-cell office:value-type="string">
                <text:p> piece</text:p>
              </table:table-cell>
              <table:table-cell office:value-type="float" office:value="0.00026439163432282">
                <text:p>0.00026439163432282</text:p>
              </table:table-cell>
            </table:table-row>
            <table:table-row>
              <table:table-cell office:value-type="string">
                <text:p> herbert</text:p>
              </table:table-cell>
              <table:table-cell office:value-type="float" office:value="0.000264163098837404">
                <text:p>0.000264163098837404</text:p>
              </table:table-cell>
            </table:table-row>
            <table:table-row>
              <table:table-cell office:value-type="string">
                <text:p> besides</text:p>
              </table:table-cell>
              <table:table-cell office:value-type="float" office:value="0.000263934990165136">
                <text:p>0.000263934990165136</text:p>
              </table:table-cell>
            </table:table-row>
            <table:table-row>
              <table:table-cell office:value-type="string">
                <text:p> stone</text:p>
              </table:table-cell>
              <table:table-cell office:value-type="float" office:value="0.000263707307081569">
                <text:p>0.000263707307081569</text:p>
              </table:table-cell>
            </table:table-row>
            <table:table-row>
              <table:table-cell office:value-type="string">
                <text:p> darkness</text:p>
              </table:table-cell>
              <table:table-cell office:value-type="float" office:value="0.000263480048366996">
                <text:p>0.000263480048366996</text:p>
              </table:table-cell>
            </table:table-row>
            <table:table-row>
              <table:table-cell office:value-type="string">
                <text:p> remarkable</text:p>
              </table:table-cell>
              <table:table-cell office:value-type="float" office:value="0.000263253212806421">
                <text:p>0.000263253212806421</text:p>
              </table:table-cell>
            </table:table-row>
            <table:table-row>
              <table:table-cell office:value-type="string">
                <text:p> extent</text:p>
              </table:table-cell>
              <table:table-cell office:value-type="float" office:value="0.000263026799189538">
                <text:p>0.000263026799189538</text:p>
              </table:table-cell>
            </table:table-row>
            <table:table-row>
              <table:table-cell office:value-type="string">
                <text:p> engaged</text:p>
              </table:table-cell>
              <table:table-cell office:value-type="float" office:value="0.000262800806310711">
                <text:p>0.000262800806310711</text:p>
              </table:table-cell>
            </table:table-row>
            <table:table-row>
              <table:table-cell office:value-type="string">
                <text:p> limited</text:p>
              </table:table-cell>
              <table:table-cell office:value-type="float" office:value="0.000262575232968946">
                <text:p>0.000262575232968946</text:p>
              </table:table-cell>
            </table:table-row>
            <table:table-row>
              <table:table-cell office:value-type="string">
                <text:p> stranger</text:p>
              </table:table-cell>
              <table:table-cell office:value-type="float" office:value="0.000262350077967872">
                <text:p>0.000262350077967872</text:p>
              </table:table-cell>
            </table:table-row>
            <table:table-row>
              <table:table-cell office:value-type="string">
                <text:p> extreme</text:p>
              </table:table-cell>
              <table:table-cell office:value-type="float" office:value="0.000262125340115719">
                <text:p>0.000262125340115719</text:p>
              </table:table-cell>
            </table:table-row>
            <table:table-row>
              <table:table-cell office:value-type="string">
                <text:p> genius</text:p>
              </table:table-cell>
              <table:table-cell office:value-type="float" office:value="0.000261901018225293">
                <text:p>0.000261901018225293</text:p>
              </table:table-cell>
            </table:table-row>
            <table:table-row>
              <table:table-cell office:value-type="string">
                <text:p> deal</text:p>
              </table:table-cell>
              <table:table-cell office:value-type="float" office:value="0.000261677111113957">
                <text:p>0.000261677111113957</text:p>
              </table:table-cell>
            </table:table-row>
            <table:table-row>
              <table:table-cell office:value-type="string">
                <text:p> matters</text:p>
              </table:table-cell>
              <table:table-cell office:value-type="float" office:value="0.000261453617603607">
                <text:p>0.000261453617603607</text:p>
              </table:table-cell>
            </table:table-row>
            <table:table-row>
              <table:table-cell office:value-type="string">
                <text:p> fresh</text:p>
              </table:table-cell>
              <table:table-cell office:value-type="float" office:value="0.000261230536520651">
                <text:p>0.000261230536520651</text:p>
              </table:table-cell>
            </table:table-row>
            <table:table-row>
              <table:table-cell office:value-type="string">
                <text:p> members</text:p>
              </table:table-cell>
              <table:table-cell office:value-type="float" office:value="0.000261007866695987">
                <text:p>0.000261007866695987</text:p>
              </table:table-cell>
            </table:table-row>
            <table:table-row>
              <table:table-cell office:value-type="string">
                <text:p> simple</text:p>
              </table:table-cell>
              <table:table-cell office:value-type="float" office:value="0.000260785606964979">
                <text:p>0.000260785606964979</text:p>
              </table:table-cell>
            </table:table-row>
            <table:table-row>
              <table:table-cell office:value-type="string">
                <text:p> holy</text:p>
              </table:table-cell>
              <table:table-cell office:value-type="float" office:value="0.000260563756167442">
                <text:p>0.000260563756167442</text:p>
              </table:table-cell>
            </table:table-row>
            <table:table-row>
              <table:table-cell office:value-type="string">
                <text:p> paris</text:p>
              </table:table-cell>
              <table:table-cell office:value-type="float" office:value="0.000260342313147614">
                <text:p>0.000260342313147614</text:p>
              </table:table-cell>
            </table:table-row>
            <table:table-row>
              <table:table-cell office:value-type="string">
                <text:p> married</text:p>
              </table:table-cell>
              <table:table-cell office:value-type="float" office:value="0.000260121276754138">
                <text:p>0.000260121276754138</text:p>
              </table:table-cell>
            </table:table-row>
            <table:table-row>
              <table:table-cell office:value-type="string">
                <text:p> expected</text:p>
              </table:table-cell>
              <table:table-cell office:value-type="float" office:value="0.000259900645840039">
                <text:p>0.000259900645840039</text:p>
              </table:table-cell>
            </table:table-row>
            <table:table-row>
              <table:table-cell office:value-type="string">
                <text:p> walk</text:p>
              </table:table-cell>
              <table:table-cell office:value-type="float" office:value="0.000259680419262705">
                <text:p>0.000259680419262705</text:p>
              </table:table-cell>
            </table:table-row>
            <table:table-row>
              <table:table-cell office:value-type="string">
                <text:p> danger</text:p>
              </table:table-cell>
              <table:table-cell office:value-type="float" office:value="0.000259460595883867">
                <text:p>0.000259460595883867</text:p>
              </table:table-cell>
            </table:table-row>
            <table:table-row>
              <table:table-cell office:value-type="string">
                <text:p> school</text:p>
              </table:table-cell>
              <table:table-cell office:value-type="float" office:value="0.000259241174569574">
                <text:p>0.000259241174569574</text:p>
              </table:table-cell>
            </table:table-row>
            <table:table-row>
              <table:table-cell office:value-type="string">
                <text:p> island</text:p>
              </table:table-cell>
              <table:table-cell office:value-type="float" office:value="0.000259022154190175">
                <text:p>0.000259022154190175</text:p>
              </table:table-cell>
            </table:table-row>
            <table:table-row>
              <table:table-cell office:value-type="string">
                <text:p> d</text:p>
              </table:table-cell>
              <table:table-cell office:value-type="float" office:value="0.000258803533620302">
                <text:p>0.000258803533620302</text:p>
              </table:table-cell>
            </table:table-row>
            <table:table-row>
              <table:table-cell office:value-type="string">
                <text:p> hat</text:p>
              </table:table-cell>
              <table:table-cell office:value-type="float" office:value="0.000258585311738841">
                <text:p>0.000258585311738841</text:p>
              </table:table-cell>
            </table:table-row>
            <table:table-row>
              <table:table-cell office:value-type="string">
                <text:p> immediate</text:p>
              </table:table-cell>
              <table:table-cell office:value-type="float" office:value="0.00025836748742892">
                <text:p>0.00025836748742892</text:p>
              </table:table-cell>
            </table:table-row>
            <table:table-row>
              <table:table-cell office:value-type="string">
                <text:p> understood</text:p>
              </table:table-cell>
              <table:table-cell office:value-type="float" office:value="0.000258150059577886">
                <text:p>0.000258150059577886</text:p>
              </table:table-cell>
            </table:table-row>
            <table:table-row>
              <table:table-cell office:value-type="string">
                <text:p> prepared</text:p>
              </table:table-cell>
              <table:table-cell office:value-type="float" office:value="0.000257933027077281">
                <text:p>0.000257933027077281</text:p>
              </table:table-cell>
            </table:table-row>
            <table:table-row>
              <table:table-cell office:value-type="string">
                <text:p> post</text:p>
              </table:table-cell>
              <table:table-cell office:value-type="float" office:value="0.000257716388822831">
                <text:p>0.000257716388822831</text:p>
              </table:table-cell>
            </table:table-row>
            <table:table-row>
              <table:table-cell office:value-type="string">
                <text:p> eat</text:p>
              </table:table-cell>
              <table:table-cell office:value-type="float" office:value="0.000257500143714416">
                <text:p>0.000257500143714416</text:p>
              </table:table-cell>
            </table:table-row>
            <table:table-row>
              <table:table-cell office:value-type="string">
                <text:p> trouble</text:p>
              </table:table-cell>
              <table:table-cell office:value-type="float" office:value="0.000257284290656057">
                <text:p>0.000257284290656057</text:p>
              </table:table-cell>
            </table:table-row>
            <table:table-row>
              <table:table-cell office:value-type="string">
                <text:p> peculiar</text:p>
              </table:table-cell>
              <table:table-cell office:value-type="float" office:value="0.000257068828555895">
                <text:p>0.000257068828555895</text:p>
              </table:table-cell>
            </table:table-row>
            <table:table-row>
              <table:table-cell office:value-type="string">
                <text:p> distribution</text:p>
              </table:table-cell>
              <table:table-cell office:value-type="float" office:value="0.000256853756326171">
                <text:p>0.000256853756326171</text:p>
              </table:table-cell>
            </table:table-row>
            <table:table-row>
              <table:table-cell office:value-type="string">
                <text:p> mountain</text:p>
              </table:table-cell>
              <table:table-cell office:value-type="float" office:value="0.000256639072883206">
                <text:p>0.000256639072883206</text:p>
              </table:table-cell>
            </table:table-row>
            <table:table-row>
              <table:table-cell office:value-type="string">
                <text:p> author</text:p>
              </table:table-cell>
              <table:table-cell office:value-type="float" office:value="0.000256424777147383">
                <text:p>0.000256424777147383</text:p>
              </table:table-cell>
            </table:table-row>
            <table:table-row>
              <table:table-cell office:value-type="string">
                <text:p> method</text:p>
              </table:table-cell>
              <table:table-cell office:value-type="float" office:value="0.000256210868043126">
                <text:p>0.000256210868043126</text:p>
              </table:table-cell>
            </table:table-row>
            <table:table-row>
              <table:table-cell office:value-type="string">
                <text:p> beings</text:p>
              </table:table-cell>
              <table:table-cell office:value-type="float" office:value="0.000255997344498885">
                <text:p>0.000255997344498885</text:p>
              </table:table-cell>
            </table:table-row>
            <table:table-row>
              <table:table-cell office:value-type="string">
                <text:p> greatest</text:p>
              </table:table-cell>
              <table:table-cell office:value-type="float" office:value="0.000255784205447111">
                <text:p>0.000255784205447111</text:p>
              </table:table-cell>
            </table:table-row>
            <table:table-row>
              <table:table-cell office:value-type="string">
                <text:p> rule</text:p>
              </table:table-cell>
              <table:table-cell office:value-type="float" office:value="0.000255571449824244">
                <text:p>0.000255571449824244</text:p>
              </table:table-cell>
            </table:table-row>
            <table:table-row>
              <table:table-cell office:value-type="string">
                <text:p> structure</text:p>
              </table:table-cell>
              <table:table-cell office:value-type="float" office:value="0.000255359076570687">
                <text:p>0.000255359076570687</text:p>
              </table:table-cell>
            </table:table-row>
            <table:table-row>
              <table:table-cell office:value-type="string">
                <text:p> safe</text:p>
              </table:table-cell>
              <table:table-cell office:value-type="float" office:value="0.000255147084630794">
                <text:p>0.000255147084630794</text:p>
              </table:table-cell>
            </table:table-row>
            <table:table-row>
              <table:table-cell office:value-type="string">
                <text:p> clearly</text:p>
              </table:table-cell>
              <table:table-cell office:value-type="float" office:value="0.000254935472952847">
                <text:p>0.000254935472952847</text:p>
              </table:table-cell>
            </table:table-row>
            <table:table-row>
              <table:table-cell office:value-type="string">
                <text:p> considerable</text:p>
              </table:table-cell>
              <table:table-cell office:value-type="float" office:value="0.000254724240489042">
                <text:p>0.000254724240489042</text:p>
              </table:table-cell>
            </table:table-row>
            <table:table-row>
              <table:table-cell office:value-type="string">
                <text:p> provide</text:p>
              </table:table-cell>
              <table:table-cell office:value-type="float" office:value="0.000254513386195465">
                <text:p>0.000254513386195465</text:p>
              </table:table-cell>
            </table:table-row>
            <table:table-row>
              <table:table-cell office:value-type="string">
                <text:p> leading</text:p>
              </table:table-cell>
              <table:table-cell office:value-type="float" office:value="0.000254302909032077">
                <text:p>0.000254302909032077</text:p>
              </table:table-cell>
            </table:table-row>
            <table:table-row>
              <table:table-cell office:value-type="string">
                <text:p> mountains</text:p>
              </table:table-cell>
              <table:table-cell office:value-type="float" office:value="0.000254092807962697">
                <text:p>0.000254092807962697</text:p>
              </table:table-cell>
            </table:table-row>
            <table:table-row>
              <table:table-cell office:value-type="string">
                <text:p> building</text:p>
              </table:table-cell>
              <table:table-cell office:value-type="float" office:value="0.000253883081954983">
                <text:p>0.000253883081954983</text:p>
              </table:table-cell>
            </table:table-row>
            <table:table-row>
              <table:table-cell office:value-type="string">
                <text:p> complete</text:p>
              </table:table-cell>
              <table:table-cell office:value-type="float" office:value="0.000253673729980412">
                <text:p>0.000253673729980412</text:p>
              </table:table-cell>
            </table:table-row>
            <table:table-row>
              <table:table-cell office:value-type="string">
                <text:p> accepted</text:p>
              </table:table-cell>
              <table:table-cell office:value-type="float" office:value="0.000253464751014266">
                <text:p>0.000253464751014266</text:p>
              </table:table-cell>
            </table:table-row>
            <table:table-row>
              <table:table-cell office:value-type="string">
                <text:p> lying</text:p>
              </table:table-cell>
              <table:table-cell office:value-type="float" office:value="0.000253256144035611">
                <text:p>0.000253256144035611</text:p>
              </table:table-cell>
            </table:table-row>
            <table:table-row>
              <table:table-cell office:value-type="string">
                <text:p> scene</text:p>
              </table:table-cell>
              <table:table-cell office:value-type="float" office:value="0.000253047908027281">
                <text:p>0.000253047908027281</text:p>
              </table:table-cell>
            </table:table-row>
            <table:table-row>
              <table:table-cell office:value-type="string">
                <text:p> wind</text:p>
              </table:table-cell>
              <table:table-cell office:value-type="float" office:value="0.00025284004197586">
                <text:p>0.00025284004197586</text:p>
              </table:table-cell>
            </table:table-row>
            <table:table-row>
              <table:table-cell office:value-type="string">
                <text:p> silent</text:p>
              </table:table-cell>
              <table:table-cell office:value-type="float" office:value="0.000252632544871667">
                <text:p>0.000252632544871667</text:p>
              </table:table-cell>
            </table:table-row>
            <table:table-row>
              <table:table-cell office:value-type="string">
                <text:p> tom</text:p>
              </table:table-cell>
              <table:table-cell office:value-type="float" office:value="0.000252425415708732">
                <text:p>0.000252425415708732</text:p>
              </table:table-cell>
            </table:table-row>
            <table:table-row>
              <table:table-cell office:value-type="string">
                <text:p> smile</text:p>
              </table:table-cell>
              <table:table-cell office:value-type="float" office:value="0.000252218653484789">
                <text:p>0.000252218653484789</text:p>
              </table:table-cell>
            </table:table-row>
            <table:table-row>
              <table:table-cell office:value-type="string">
                <text:p> running</text:p>
              </table:table-cell>
              <table:table-cell office:value-type="float" office:value="0.00025201225720125">
                <text:p>0.00025201225720125</text:p>
              </table:table-cell>
            </table:table-row>
            <table:table-row>
              <table:table-cell office:value-type="string">
                <text:p> loss</text:p>
              </table:table-cell>
              <table:table-cell office:value-type="float" office:value="0.00025180622586319">
                <text:p>0.00025180622586319</text:p>
              </table:table-cell>
            </table:table-row>
            <table:table-row>
              <table:table-cell office:value-type="string">
                <text:p> space</text:p>
              </table:table-cell>
              <table:table-cell office:value-type="float" office:value="0.000251600558479335">
                <text:p>0.000251600558479335</text:p>
              </table:table-cell>
            </table:table-row>
            <table:table-row>
              <table:table-cell office:value-type="string">
                <text:p> direct</text:p>
              </table:table-cell>
              <table:table-cell office:value-type="float" office:value="0.000251395254062038">
                <text:p>0.000251395254062038</text:p>
              </table:table-cell>
            </table:table-row>
            <table:table-row>
              <table:table-cell office:value-type="string">
                <text:p> staff</text:p>
              </table:table-cell>
              <table:table-cell office:value-type="float" office:value="0.00025119031162727">
                <text:p>0.00025119031162727</text:p>
              </table:table-cell>
            </table:table-row>
            <table:table-row>
              <table:table-cell office:value-type="string">
                <text:p> commanding</text:p>
              </table:table-cell>
              <table:table-cell office:value-type="float" office:value="0.000250985730194594">
                <text:p>0.000250985730194594</text:p>
              </table:table-cell>
            </table:table-row>
            <table:table-row>
              <table:table-cell office:value-type="string">
                <text:p> rich</text:p>
              </table:table-cell>
              <table:table-cell office:value-type="float" office:value="0.000250781508787157">
                <text:p>0.000250781508787157</text:p>
              </table:table-cell>
            </table:table-row>
            <table:table-row>
              <table:table-cell office:value-type="string">
                <text:p> widow</text:p>
              </table:table-cell>
              <table:table-cell office:value-type="float" office:value="0.00025057764643167">
                <text:p>0.00025057764643167</text:p>
              </table:table-cell>
            </table:table-row>
            <table:table-row>
              <table:table-cell office:value-type="string">
                <text:p> sitting</text:p>
              </table:table-cell>
              <table:table-cell office:value-type="float" office:value="0.000250374142158391">
                <text:p>0.000250374142158391</text:p>
              </table:table-cell>
            </table:table-row>
            <table:table-row>
              <table:table-cell office:value-type="string">
                <text:p> cap'n</text:p>
              </table:table-cell>
              <table:table-cell office:value-type="float" office:value="0.00025017099500111">
                <text:p>0.00025017099500111</text:p>
              </table:table-cell>
            </table:table-row>
            <table:table-row>
              <table:table-cell office:value-type="string">
                <text:p> thee</text:p>
              </table:table-cell>
              <table:table-cell office:value-type="float" office:value="0.000249968203997132">
                <text:p>0.000249968203997132</text:p>
              </table:table-cell>
            </table:table-row>
            <table:table-row>
              <table:table-cell office:value-type="string">
                <text:p> mississippi</text:p>
              </table:table-cell>
              <table:table-cell office:value-type="float" office:value="0.000249765768187262">
                <text:p>0.000249765768187262</text:p>
              </table:table-cell>
            </table:table-row>
            <table:table-row>
              <table:table-cell office:value-type="string">
                <text:p> permission</text:p>
              </table:table-cell>
              <table:table-cell office:value-type="float" office:value="0.000249563686615786">
                <text:p>0.000249563686615786</text:p>
              </table:table-cell>
            </table:table-row>
            <table:table-row>
              <table:table-cell office:value-type="string">
                <text:p> kings</text:p>
              </table:table-cell>
              <table:table-cell office:value-type="float" office:value="0.000249361958330461">
                <text:p>0.000249361958330461</text:p>
              </table:table-cell>
            </table:table-row>
            <table:table-row>
              <table:table-cell office:value-type="string">
                <text:p> rear</text:p>
              </table:table-cell>
              <table:table-cell office:value-type="float" office:value="0.000249160582382494">
                <text:p>0.000249160582382494</text:p>
              </table:table-cell>
            </table:table-row>
            <table:table-row>
              <table:table-cell office:value-type="string">
                <text:p> broke</text:p>
              </table:table-cell>
              <table:table-cell office:value-type="float" office:value="0.000248959557826526">
                <text:p>0.000248959557826526</text:p>
              </table:table-cell>
            </table:table-row>
            <table:table-row>
              <table:table-cell office:value-type="string">
                <text:p> coat</text:p>
              </table:table-cell>
              <table:table-cell office:value-type="float" office:value="0.00024875888372062">
                <text:p>0.00024875888372062</text:p>
              </table:table-cell>
            </table:table-row>
            <table:table-row>
              <table:table-cell office:value-type="string">
                <text:p> couldn't</text:p>
              </table:table-cell>
              <table:table-cell office:value-type="float" office:value="0.000248558559126244">
                <text:p>0.000248558559126244</text:p>
              </table:table-cell>
            </table:table-row>
            <table:table-row>
              <table:table-cell office:value-type="string">
                <text:p> explanation</text:p>
              </table:table-cell>
              <table:table-cell office:value-type="float" office:value="0.000248358583108254">
                <text:p>0.000248358583108254</text:p>
              </table:table-cell>
            </table:table-row>
            <table:table-row>
              <table:table-cell office:value-type="string">
                <text:p> keeping</text:p>
              </table:table-cell>
              <table:table-cell office:value-type="float" office:value="0.000248158954734881">
                <text:p>0.000248158954734881</text:p>
              </table:table-cell>
            </table:table-row>
            <table:table-row>
              <table:table-cell office:value-type="string">
                <text:p> occurred</text:p>
              </table:table-cell>
              <table:table-cell office:value-type="float" office:value="0.000247959673077712">
                <text:p>0.000247959673077712</text:p>
              </table:table-cell>
            </table:table-row>
            <table:table-row>
              <table:table-cell office:value-type="string">
                <text:p> feelings</text:p>
              </table:table-cell>
              <table:table-cell office:value-type="float" office:value="0.00024776073721168">
                <text:p>0.00024776073721168</text:p>
              </table:table-cell>
            </table:table-row>
            <table:table-row>
              <table:table-cell office:value-type="string">
                <text:p> straight</text:p>
              </table:table-cell>
              <table:table-cell office:value-type="float" office:value="0.000247562146215044">
                <text:p>0.000247562146215044</text:p>
              </table:table-cell>
            </table:table-row>
            <table:table-row>
              <table:table-cell office:value-type="string">
                <text:p> tale</text:p>
              </table:table-cell>
              <table:table-cell office:value-type="float" office:value="0.000247363899169378">
                <text:p>0.000247363899169378</text:p>
              </table:table-cell>
            </table:table-row>
            <table:table-row>
              <table:table-cell office:value-type="string">
                <text:p> apparently</text:p>
              </table:table-cell>
              <table:table-cell office:value-type="float" office:value="0.000247165995159552">
                <text:p>0.000247165995159552</text:p>
              </table:table-cell>
            </table:table-row>
            <table:table-row>
              <table:table-cell office:value-type="string">
                <text:p> expect</text:p>
              </table:table-cell>
              <table:table-cell office:value-type="float" office:value="0.00024696843327372">
                <text:p>0.00024696843327372</text:p>
              </table:table-cell>
            </table:table-row>
            <table:table-row>
              <table:table-cell office:value-type="string">
                <text:p> confidence</text:p>
              </table:table-cell>
              <table:table-cell office:value-type="float" office:value="0.000246771212603304">
                <text:p>0.000246771212603304</text:p>
              </table:table-cell>
            </table:table-row>
            <table:table-row>
              <table:table-cell office:value-type="string">
                <text:p> provided</text:p>
              </table:table-cell>
              <table:table-cell office:value-type="float" office:value="0.00024657433224298">
                <text:p>0.00024657433224298</text:p>
              </table:table-cell>
            </table:table-row>
            <table:table-row>
              <table:table-cell office:value-type="string">
                <text:p> countenance</text:p>
              </table:table-cell>
              <table:table-cell office:value-type="float" office:value="0.000246377791290663">
                <text:p>0.000246377791290663</text:p>
              </table:table-cell>
            </table:table-row>
            <table:table-row>
              <table:table-cell office:value-type="string">
                <text:p> possessed</text:p>
              </table:table-cell>
              <table:table-cell office:value-type="float" office:value="0.000246181588847492">
                <text:p>0.000246181588847492</text:p>
              </table:table-cell>
            </table:table-row>
            <table:table-row>
              <table:table-cell office:value-type="string">
                <text:p> moon</text:p>
              </table:table-cell>
              <table:table-cell office:value-type="float" office:value="0.000245985724017815">
                <text:p>0.000245985724017815</text:p>
              </table:table-cell>
            </table:table-row>
            <table:table-row>
              <table:table-cell office:value-type="string">
                <text:p> reading</text:p>
              </table:table-cell>
              <table:table-cell office:value-type="float" office:value="0.000245790195909177">
                <text:p>0.000245790195909177</text:p>
              </table:table-cell>
            </table:table-row>
            <table:table-row>
              <table:table-cell office:value-type="string">
                <text:p> desire</text:p>
              </table:table-cell>
              <table:table-cell office:value-type="float" office:value="0.000245595003632304">
                <text:p>0.000245595003632304</text:p>
              </table:table-cell>
            </table:table-row>
            <table:table-row>
              <table:table-cell office:value-type="string">
                <text:p> entire</text:p>
              </table:table-cell>
              <table:table-cell office:value-type="float" office:value="0.000245400146301086">
                <text:p>0.000245400146301086</text:p>
              </table:table-cell>
            </table:table-row>
            <table:table-row>
              <table:table-cell office:value-type="string">
                <text:p> proceeded</text:p>
              </table:table-cell>
              <table:table-cell office:value-type="float" office:value="0.00024520562303257">
                <text:p>0.00024520562303257</text:p>
              </table:table-cell>
            </table:table-row>
            <table:table-row>
              <table:table-cell office:value-type="string">
                <text:p> b</text:p>
              </table:table-cell>
              <table:table-cell office:value-type="float" office:value="0.000245011432946939">
                <text:p>0.000245011432946939</text:p>
              </table:table-cell>
            </table:table-row>
            <table:table-row>
              <table:table-cell office:value-type="string">
                <text:p> grave</text:p>
              </table:table-cell>
              <table:table-cell office:value-type="float" office:value="0.000244817575167499">
                <text:p>0.000244817575167499</text:p>
              </table:table-cell>
            </table:table-row>
            <table:table-row>
              <table:table-cell office:value-type="string">
                <text:p> conduct</text:p>
              </table:table-cell>
              <table:table-cell office:value-type="float" office:value="0.00024462404882067">
                <text:p>0.00024462404882067</text:p>
              </table:table-cell>
            </table:table-row>
            <table:table-row>
              <table:table-cell office:value-type="string">
                <text:p> watch</text:p>
              </table:table-cell>
              <table:table-cell office:value-type="float" office:value="0.000244430853035967">
                <text:p>0.000244430853035967</text:p>
              </table:table-cell>
            </table:table-row>
            <table:table-row>
              <table:table-cell office:value-type="string">
                <text:p> prichard</text:p>
              </table:table-cell>
              <table:table-cell office:value-type="float" office:value="0.000244237986945986">
                <text:p>0.000244237986945986</text:p>
              </table:table-cell>
            </table:table-row>
            <table:table-row>
              <table:table-cell office:value-type="string">
                <text:p> goes</text:p>
              </table:table-cell>
              <table:table-cell office:value-type="float" office:value="0.000244045449686396">
                <text:p>0.000244045449686396</text:p>
              </table:table-cell>
            </table:table-row>
            <table:table-row>
              <table:table-cell office:value-type="string">
                <text:p> unknown</text:p>
              </table:table-cell>
              <table:table-cell office:value-type="float" office:value="0.000243853240395918">
                <text:p>0.000243853240395918</text:p>
              </table:table-cell>
            </table:table-row>
            <table:table-row>
              <table:table-cell office:value-type="string">
                <text:p> instant</text:p>
              </table:table-cell>
              <table:table-cell office:value-type="float" office:value="0.000243661358216316">
                <text:p>0.000243661358216316</text:p>
              </table:table-cell>
            </table:table-row>
            <table:table-row>
              <table:table-cell office:value-type="string">
                <text:p> savannah</text:p>
              </table:table-cell>
              <table:table-cell office:value-type="float" office:value="0.000243469802292384">
                <text:p>0.000243469802292384</text:p>
              </table:table-cell>
            </table:table-row>
            <table:table-row>
              <table:table-cell office:value-type="string">
                <text:p> portion</text:p>
              </table:table-cell>
              <table:table-cell office:value-type="float" office:value="0.000243278571771928">
                <text:p>0.000243278571771928</text:p>
              </table:table-cell>
            </table:table-row>
            <table:table-row>
              <table:table-cell office:value-type="string">
                <text:p> lead</text:p>
              </table:table-cell>
              <table:table-cell office:value-type="float" office:value="0.000243087665805757">
                <text:p>0.000243087665805757</text:p>
              </table:table-cell>
            </table:table-row>
            <table:table-row>
              <table:table-cell office:value-type="string">
                <text:p> altogether</text:p>
              </table:table-cell>
              <table:table-cell office:value-type="float" office:value="0.000242897083547669">
                <text:p>0.000242897083547669</text:p>
              </table:table-cell>
            </table:table-row>
            <table:table-row>
              <table:table-cell office:value-type="string">
                <text:p> marrable</text:p>
              </table:table-cell>
              <table:table-cell office:value-type="float" office:value="0.000242706824154436">
                <text:p>0.000242706824154436</text:p>
              </table:table-cell>
            </table:table-row>
            <table:table-row>
              <table:table-cell office:value-type="string">
                <text:p> believed</text:p>
              </table:table-cell>
              <table:table-cell office:value-type="float" office:value="0.000242516886785791">
                <text:p>0.000242516886785791</text:p>
              </table:table-cell>
            </table:table-row>
            <table:table-row>
              <table:table-cell office:value-type="string">
                <text:p> ladyship</text:p>
              </table:table-cell>
              <table:table-cell office:value-type="float" office:value="0.000242327270604418">
                <text:p>0.000242327270604418</text:p>
              </table:table-cell>
            </table:table-row>
            <table:table-row>
              <table:table-cell office:value-type="string">
                <text:p> sit</text:p>
              </table:table-cell>
              <table:table-cell office:value-type="float" office:value="0.000242137974775934">
                <text:p>0.000242137974775934</text:p>
              </table:table-cell>
            </table:table-row>
            <table:table-row>
              <table:table-cell office:value-type="string">
                <text:p> copies</text:p>
              </table:table-cell>
              <table:table-cell office:value-type="float" office:value="0.000241948998468882">
                <text:p>0.000241948998468882</text:p>
              </table:table-cell>
            </table:table-row>
            <table:table-row>
              <table:table-cell office:value-type="string">
                <text:p> composed</text:p>
              </table:table-cell>
              <table:table-cell office:value-type="float" office:value="0.000241760340854712">
                <text:p>0.000241760340854712</text:p>
              </table:table-cell>
            </table:table-row>
            <table:table-row>
              <table:table-cell office:value-type="string">
                <text:p> somewhat</text:p>
              </table:table-cell>
              <table:table-cell office:value-type="float" office:value="0.000241572001107772">
                <text:p>0.000241572001107772</text:p>
              </table:table-cell>
            </table:table-row>
            <table:table-row>
              <table:table-cell office:value-type="string">
                <text:p> what's</text:p>
              </table:table-cell>
              <table:table-cell office:value-type="float" office:value="0.000241383978405296">
                <text:p>0.000241383978405296</text:p>
              </table:table-cell>
            </table:table-row>
            <table:table-row>
              <table:table-cell office:value-type="string">
                <text:p> required</text:p>
              </table:table-cell>
              <table:table-cell office:value-type="float" office:value="0.000241196271927388">
                <text:p>0.000241196271927388</text:p>
              </table:table-cell>
            </table:table-row>
            <table:table-row>
              <table:table-cell office:value-type="string">
                <text:p> otherwise</text:p>
              </table:table-cell>
              <table:table-cell office:value-type="float" office:value="0.000241008880857011">
                <text:p>0.000241008880857011</text:p>
              </table:table-cell>
            </table:table-row>
            <table:table-row>
              <table:table-cell office:value-type="string">
                <text:p> http</text:p>
              </table:table-cell>
              <table:table-cell office:value-type="float" office:value="0.000240821804379975">
                <text:p>0.000240821804379975</text:p>
              </table:table-cell>
            </table:table-row>
            <table:table-row>
              <table:table-cell office:value-type="string">
                <text:p> breath</text:p>
              </table:table-cell>
              <table:table-cell office:value-type="float" office:value="0.000240635041684924">
                <text:p>0.000240635041684924</text:p>
              </table:table-cell>
            </table:table-row>
            <table:table-row>
              <table:table-cell office:value-type="string">
                <text:p> relations</text:p>
              </table:table-cell>
              <table:table-cell office:value-type="float" office:value="0.000240448591963324">
                <text:p>0.000240448591963324</text:p>
              </table:table-cell>
            </table:table-row>
            <table:table-row>
              <table:table-cell office:value-type="string">
                <text:p> wizard</text:p>
              </table:table-cell>
              <table:table-cell office:value-type="float" office:value="0.000240262454409449">
                <text:p>0.000240262454409449</text:p>
              </table:table-cell>
            </table:table-row>
            <table:table-row>
              <table:table-cell office:value-type="string">
                <text:p> thrown</text:p>
              </table:table-cell>
              <table:table-cell office:value-type="float" office:value="0.000240076628220373">
                <text:p>0.000240076628220373</text:p>
              </table:table-cell>
            </table:table-row>
            <table:table-row>
              <table:table-cell office:value-type="string">
                <text:p> italian</text:p>
              </table:table-cell>
              <table:table-cell office:value-type="float" office:value="0.000239891112595951">
                <text:p>0.000239891112595951</text:p>
              </table:table-cell>
            </table:table-row>
            <table:table-row>
              <table:table-cell office:value-type="string">
                <text:p> doctrine</text:p>
              </table:table-cell>
              <table:table-cell office:value-type="float" office:value="0.000239705906738813">
                <text:p>0.000239705906738813</text:p>
              </table:table-cell>
            </table:table-row>
            <table:table-row>
              <table:table-cell office:value-type="string">
                <text:p> changed</text:p>
              </table:table-cell>
              <table:table-cell office:value-type="float" office:value="0.000239521009854349">
                <text:p>0.000239521009854349</text:p>
              </table:table-cell>
            </table:table-row>
            <table:table-row>
              <table:table-cell office:value-type="string">
                <text:p> fixed</text:p>
              </table:table-cell>
              <table:table-cell office:value-type="float" office:value="0.000239336421150697">
                <text:p>0.000239336421150697</text:p>
              </table:table-cell>
            </table:table-row>
            <table:table-row>
              <table:table-cell office:value-type="string">
                <text:p> soldiers</text:p>
              </table:table-cell>
              <table:table-cell office:value-type="float" office:value="0.000239152139838734">
                <text:p>0.000239152139838734</text:p>
              </table:table-cell>
            </table:table-row>
            <table:table-row>
              <table:table-cell office:value-type="string">
                <text:p> logic</text:p>
              </table:table-cell>
              <table:table-cell office:value-type="float" office:value="0.000238968165132058">
                <text:p>0.000238968165132058</text:p>
              </table:table-cell>
            </table:table-row>
            <table:table-row>
              <table:table-cell office:value-type="string">
                <text:p> commanded</text:p>
              </table:table-cell>
              <table:table-cell office:value-type="float" office:value="0.000238784496246983">
                <text:p>0.000238784496246983</text:p>
              </table:table-cell>
            </table:table-row>
            <table:table-row>
              <table:table-cell office:value-type="string">
                <text:p> objects</text:p>
              </table:table-cell>
              <table:table-cell office:value-type="float" office:value="0.000238601132402523">
                <text:p>0.000238601132402523</text:p>
              </table:table-cell>
            </table:table-row>
            <table:table-row>
              <table:table-cell office:value-type="string">
                <text:p> twelve</text:p>
              </table:table-cell>
              <table:table-cell office:value-type="float" office:value="0.00023841807282038">
                <text:p>0.00023841807282038</text:p>
              </table:table-cell>
            </table:table-row>
            <table:table-row>
              <table:table-cell office:value-type="string">
                <text:p> ears</text:p>
              </table:table-cell>
              <table:table-cell office:value-type="float" office:value="0.000238235316724936">
                <text:p>0.000238235316724936</text:p>
              </table:table-cell>
            </table:table-row>
            <table:table-row>
              <table:table-cell office:value-type="string">
                <text:p> iron</text:p>
              </table:table-cell>
              <table:table-cell office:value-type="float" office:value="0.000238052863343237">
                <text:p>0.000238052863343237</text:p>
              </table:table-cell>
            </table:table-row>
            <table:table-row>
              <table:table-cell office:value-type="string">
                <text:p> song</text:p>
              </table:table-cell>
              <table:table-cell office:value-type="float" office:value="0.000237870711904986">
                <text:p>0.000237870711904986</text:p>
              </table:table-cell>
            </table:table-row>
            <table:table-row>
              <table:table-cell office:value-type="string">
                <text:p> happiness</text:p>
              </table:table-cell>
              <table:table-cell office:value-type="float" office:value="0.000237688861642528">
                <text:p>0.000237688861642528</text:p>
              </table:table-cell>
            </table:table-row>
            <table:table-row>
              <table:table-cell office:value-type="string">
                <text:p> attack</text:p>
              </table:table-cell>
              <table:table-cell office:value-type="float" office:value="0.000237507311790838">
                <text:p>0.000237507311790838</text:p>
              </table:table-cell>
            </table:table-row>
            <table:table-row>
              <table:table-cell office:value-type="string">
                <text:p> walls</text:p>
              </table:table-cell>
              <table:table-cell office:value-type="float" office:value="0.000237326061587515">
                <text:p>0.000237326061587515</text:p>
              </table:table-cell>
            </table:table-row>
            <table:table-row>
              <table:table-cell office:value-type="string">
                <text:p> hot</text:p>
              </table:table-cell>
              <table:table-cell office:value-type="float" office:value="0.000237145110272763">
                <text:p>0.000237145110272763</text:p>
              </table:table-cell>
            </table:table-row>
            <table:table-row>
              <table:table-cell office:value-type="string">
                <text:p> brigade</text:p>
              </table:table-cell>
              <table:table-cell office:value-type="float" office:value="0.000236964457089387">
                <text:p>0.000236964457089387</text:p>
              </table:table-cell>
            </table:table-row>
            <table:table-row>
              <table:table-cell office:value-type="string">
                <text:p> wouldn't</text:p>
              </table:table-cell>
              <table:table-cell office:value-type="float" office:value="0.000236784101282778">
                <text:p>0.000236784101282778</text:p>
              </table:table-cell>
            </table:table-row>
            <table:table-row>
              <table:table-cell office:value-type="string">
                <text:p> thoughts</text:p>
              </table:table-cell>
              <table:table-cell office:value-type="float" office:value="0.000236604042100902">
                <text:p>0.000236604042100902</text:p>
              </table:table-cell>
            </table:table-row>
            <table:table-row>
              <table:table-cell office:value-type="string">
                <text:p> wood</text:p>
              </table:table-cell>
              <table:table-cell office:value-type="float" office:value="0.000236424278794289">
                <text:p>0.000236424278794289</text:p>
              </table:table-cell>
            </table:table-row>
            <table:table-row>
              <table:table-cell office:value-type="string">
                <text:p> america</text:p>
              </table:table-cell>
              <table:table-cell office:value-type="float" office:value="0.000236244810616024">
                <text:p>0.000236244810616024</text:p>
              </table:table-cell>
            </table:table-row>
            <table:table-row>
              <table:table-cell office:value-type="string">
                <text:p> greatly</text:p>
              </table:table-cell>
              <table:table-cell office:value-type="float" office:value="0.000236065636821733">
                <text:p>0.000236065636821733</text:p>
              </table:table-cell>
            </table:table-row>
            <table:table-row>
              <table:table-cell office:value-type="string">
                <text:p> bit</text:p>
              </table:table-cell>
              <table:table-cell office:value-type="float" office:value="0.000235886756669575">
                <text:p>0.000235886756669575</text:p>
              </table:table-cell>
            </table:table-row>
            <table:table-row>
              <table:table-cell office:value-type="string">
                <text:p> sharp</text:p>
              </table:table-cell>
              <table:table-cell office:value-type="float" office:value="0.00023570816942023">
                <text:p>0.00023570816942023</text:p>
              </table:table-cell>
            </table:table-row>
            <table:table-row>
              <table:table-cell office:value-type="string">
                <text:p> fat</text:p>
              </table:table-cell>
              <table:table-cell office:value-type="float" office:value="0.000235529874336887">
                <text:p>0.000235529874336887</text:p>
              </table:table-cell>
            </table:table-row>
            <table:table-row>
              <table:table-cell office:value-type="string">
                <text:p> individuals</text:p>
              </table:table-cell>
              <table:table-cell office:value-type="float" office:value="0.000235351870685234">
                <text:p>0.000235351870685234</text:p>
              </table:table-cell>
            </table:table-row>
            <table:table-row>
              <table:table-cell office:value-type="string">
                <text:p> prevent</text:p>
              </table:table-cell>
              <table:table-cell office:value-type="float" office:value="0.000235174157733449">
                <text:p>0.000235174157733449</text:p>
              </table:table-cell>
            </table:table-row>
            <table:table-row>
              <table:table-cell office:value-type="string">
                <text:p> prove</text:p>
              </table:table-cell>
              <table:table-cell office:value-type="float" office:value="0.000234996734752187">
                <text:p>0.000234996734752187</text:p>
              </table:table-cell>
            </table:table-row>
            <table:table-row>
              <table:table-cell office:value-type="string">
                <text:p> political</text:p>
              </table:table-cell>
              <table:table-cell office:value-type="float" office:value="0.000234819601014572">
                <text:p>0.000234819601014572</text:p>
              </table:table-cell>
            </table:table-row>
            <table:table-row>
              <table:table-cell office:value-type="string">
                <text:p> evidently</text:p>
              </table:table-cell>
              <table:table-cell office:value-type="float" office:value="0.000234642755796184">
                <text:p>0.000234642755796184</text:p>
              </table:table-cell>
            </table:table-row>
            <table:table-row>
              <table:table-cell office:value-type="string">
                <text:p> powers</text:p>
              </table:table-cell>
              <table:table-cell office:value-type="float" office:value="0.000234466198375048">
                <text:p>0.000234466198375048</text:p>
              </table:table-cell>
            </table:table-row>
            <table:table-row>
              <table:table-cell office:value-type="string">
                <text:p> mill</text:p>
              </table:table-cell>
              <table:table-cell office:value-type="float" office:value="0.000234289928031629">
                <text:p>0.000234289928031629</text:p>
              </table:table-cell>
            </table:table-row>
            <table:table-row>
              <table:table-cell office:value-type="string">
                <text:p> acts</text:p>
              </table:table-cell>
              <table:table-cell office:value-type="float" office:value="0.000234113944048814">
                <text:p>0.000234113944048814</text:p>
              </table:table-cell>
            </table:table-row>
            <table:table-row>
              <table:table-cell office:value-type="string">
                <text:p> beside</text:p>
              </table:table-cell>
              <table:table-cell office:value-type="float" office:value="0.000233938245711909">
                <text:p>0.000233938245711909</text:p>
              </table:table-cell>
            </table:table-row>
            <table:table-row>
              <table:table-cell office:value-type="string">
                <text:p> worth</text:p>
              </table:table-cell>
              <table:table-cell office:value-type="float" office:value="0.000233762832308621">
                <text:p>0.000233762832308621</text:p>
              </table:table-cell>
            </table:table-row>
            <table:table-row>
              <table:table-cell office:value-type="string">
                <text:p> ohio</text:p>
              </table:table-cell>
              <table:table-cell office:value-type="float" office:value="0.000233587703129057">
                <text:p>0.000233587703129057</text:p>
              </table:table-cell>
            </table:table-row>
            <table:table-row>
              <table:table-cell office:value-type="string">
                <text:p> owner</text:p>
              </table:table-cell>
              <table:table-cell office:value-type="float" office:value="0.000233412857465706">
                <text:p>0.000233412857465706</text:p>
              </table:table-cell>
            </table:table-row>
            <table:table-row>
              <table:table-cell office:value-type="string">
                <text:p> servant</text:p>
              </table:table-cell>
              <table:table-cell office:value-type="float" office:value="0.000233238294613431">
                <text:p>0.000233238294613431</text:p>
              </table:table-cell>
            </table:table-row>
            <table:table-row>
              <table:table-cell office:value-type="string">
                <text:p> term</text:p>
              </table:table-cell>
              <table:table-cell office:value-type="float" office:value="0.000233064013869464">
                <text:p>0.000233064013869464</text:p>
              </table:table-cell>
            </table:table-row>
            <table:table-row>
              <table:table-cell office:value-type="string">
                <text:p> composer</text:p>
              </table:table-cell>
              <table:table-cell office:value-type="float" office:value="0.000232890014533387">
                <text:p>0.000232890014533387</text:p>
              </table:table-cell>
            </table:table-row>
            <table:table-row>
              <table:table-cell office:value-type="string">
                <text:p> steps</text:p>
              </table:table-cell>
              <table:table-cell office:value-type="float" office:value="0.000232716295907131">
                <text:p>0.000232716295907131</text:p>
              </table:table-cell>
            </table:table-row>
            <table:table-row>
              <table:table-cell office:value-type="string">
                <text:p> described</text:p>
              </table:table-cell>
              <table:table-cell office:value-type="float" office:value="0.000232542857294959">
                <text:p>0.000232542857294959</text:p>
              </table:table-cell>
            </table:table-row>
            <table:table-row>
              <table:table-cell office:value-type="string">
                <text:p> dorothy</text:p>
              </table:table-cell>
              <table:table-cell office:value-type="float" office:value="0.000232369698003462">
                <text:p>0.000232369698003462</text:p>
              </table:table-cell>
            </table:table-row>
            <table:table-row>
              <table:table-cell office:value-type="string">
                <text:p> lives</text:p>
              </table:table-cell>
              <table:table-cell office:value-type="float" office:value="0.000232196817341546">
                <text:p>0.000232196817341546</text:p>
              </table:table-cell>
            </table:table-row>
            <table:table-row>
              <table:table-cell office:value-type="string">
                <text:p> threw</text:p>
              </table:table-cell>
              <table:table-cell office:value-type="float" office:value="0.00023202421462042">
                <text:p>0.00023202421462042</text:p>
              </table:table-cell>
            </table:table-row>
            <table:table-row>
              <table:table-cell office:value-type="string">
                <text:p> situation</text:p>
              </table:table-cell>
              <table:table-cell office:value-type="float" office:value="0.000231851889153591">
                <text:p>0.000231851889153591</text:p>
              </table:table-cell>
            </table:table-row>
            <table:table-row>
              <table:table-cell office:value-type="string">
                <text:p> absence</text:p>
              </table:table-cell>
              <table:table-cell office:value-type="float" office:value="0.000231679840256855">
                <text:p>0.000231679840256855</text:p>
              </table:table-cell>
            </table:table-row>
            <table:table-row>
              <table:table-cell office:value-type="string">
                <text:p> forgotten</text:p>
              </table:table-cell>
              <table:table-cell office:value-type="float" office:value="0.000231508067248281">
                <text:p>0.000231508067248281</text:p>
              </table:table-cell>
            </table:table-row>
            <table:table-row>
              <table:table-cell office:value-type="string">
                <text:p> broad</text:p>
              </table:table-cell>
              <table:table-cell office:value-type="float" office:value="0.000231336569448206">
                <text:p>0.000231336569448206</text:p>
              </table:table-cell>
            </table:table-row>
            <table:table-row>
              <table:table-cell office:value-type="string">
                <text:p> extraordinary</text:p>
              </table:table-cell>
              <table:table-cell office:value-type="float" office:value="0.000231165346179228">
                <text:p>0.000231165346179228</text:p>
              </table:table-cell>
            </table:table-row>
            <table:table-row>
              <table:table-cell office:value-type="string">
                <text:p> fee</text:p>
              </table:table-cell>
              <table:table-cell office:value-type="float" office:value="0.000230994396766189">
                <text:p>0.000230994396766189</text:p>
              </table:table-cell>
            </table:table-row>
            <table:table-row>
              <table:table-cell office:value-type="string">
                <text:p> consider</text:p>
              </table:table-cell>
              <table:table-cell office:value-type="float" office:value="0.000230823720536173">
                <text:p>0.000230823720536173</text:p>
              </table:table-cell>
            </table:table-row>
            <table:table-row>
              <table:table-cell office:value-type="string">
                <text:p> presently</text:p>
              </table:table-cell>
              <table:table-cell office:value-type="float" office:value="0.000230653316818494">
                <text:p>0.000230653316818494</text:p>
              </table:table-cell>
            </table:table-row>
            <table:table-row>
              <table:table-cell office:value-type="string">
                <text:p> appears</text:p>
              </table:table-cell>
              <table:table-cell office:value-type="float" office:value="0.000230483184944683">
                <text:p>0.000230483184944683</text:p>
              </table:table-cell>
            </table:table-row>
            <table:table-row>
              <table:table-cell office:value-type="string">
                <text:p> morrow</text:p>
              </table:table-cell>
              <table:table-cell office:value-type="float" office:value="0.000230313324248487">
                <text:p>0.000230313324248487</text:p>
              </table:table-cell>
            </table:table-row>
            <table:table-row>
              <table:table-cell office:value-type="string">
                <text:p> shoulder</text:p>
              </table:table-cell>
              <table:table-cell office:value-type="float" office:value="0.000230143734065851">
                <text:p>0.000230143734065851</text:p>
              </table:table-cell>
            </table:table-row>
            <table:table-row>
              <table:table-cell office:value-type="string">
                <text:p> style</text:p>
              </table:table-cell>
              <table:table-cell office:value-type="float" office:value="0.000229974413734915">
                <text:p>0.000229974413734915</text:p>
              </table:table-cell>
            </table:table-row>
            <table:table-row>
              <table:table-cell office:value-type="string">
                <text:p> flowers</text:p>
              </table:table-cell>
              <table:table-cell office:value-type="float" office:value="0.000229805362596002">
                <text:p>0.000229805362596002</text:p>
              </table:table-cell>
            </table:table-row>
            <table:table-row>
              <table:table-cell office:value-type="string">
                <text:p> caused</text:p>
              </table:table-cell>
              <table:table-cell office:value-type="float" office:value="0.000229636579991609">
                <text:p>0.000229636579991609</text:p>
              </table:table-cell>
            </table:table-row>
            <table:table-row>
              <table:table-cell office:value-type="string">
                <text:p> fallen</text:p>
              </table:table-cell>
              <table:table-cell office:value-type="float" office:value="0.0002294680652664">
                <text:p>0.0002294680652664</text:p>
              </table:table-cell>
            </table:table-row>
            <table:table-row>
              <table:table-cell office:value-type="string">
                <text:p> physical</text:p>
              </table:table-cell>
              <table:table-cell office:value-type="float" office:value="0.000229299817767195">
                <text:p>0.000229299817767195</text:p>
              </table:table-cell>
            </table:table-row>
            <table:table-row>
              <table:table-cell office:value-type="string">
                <text:p> regarded</text:p>
              </table:table-cell>
              <table:table-cell office:value-type="float" office:value="0.000229131836842961">
                <text:p>0.000229131836842961</text:p>
              </table:table-cell>
            </table:table-row>
            <table:table-row>
              <table:table-cell office:value-type="string">
                <text:p> re</text:p>
              </table:table-cell>
              <table:table-cell office:value-type="float" office:value="0.000228964121844805">
                <text:p>0.000228964121844805</text:p>
              </table:table-cell>
            </table:table-row>
            <table:table-row>
              <table:table-cell office:value-type="string">
                <text:p> bright</text:p>
              </table:table-cell>
              <table:table-cell office:value-type="float" office:value="0.000228796672125963">
                <text:p>0.000228796672125963</text:p>
              </table:table-cell>
            </table:table-row>
            <table:table-row>
              <table:table-cell office:value-type="string">
                <text:p> vast</text:p>
              </table:table-cell>
              <table:table-cell office:value-type="float" office:value="0.000228629487041793">
                <text:p>0.000228629487041793</text:p>
              </table:table-cell>
            </table:table-row>
            <table:table-row>
              <table:table-cell office:value-type="string">
                <text:p> laughed</text:p>
              </table:table-cell>
              <table:table-cell office:value-type="float" office:value="0.000228462565949765">
                <text:p>0.000228462565949765</text:p>
              </table:table-cell>
            </table:table-row>
            <table:table-row>
              <table:table-cell office:value-type="string">
                <text:p> hills</text:p>
              </table:table-cell>
              <table:table-cell office:value-type="float" office:value="0.000228295908209454">
                <text:p>0.000228295908209454</text:p>
              </table:table-cell>
            </table:table-row>
            <table:table-row>
              <table:table-cell office:value-type="string">
                <text:p> talking</text:p>
              </table:table-cell>
              <table:table-cell office:value-type="float" office:value="0.000228129513182527">
                <text:p>0.000228129513182527</text:p>
              </table:table-cell>
            </table:table-row>
            <table:table-row>
              <table:table-cell office:value-type="string">
                <text:p> lower</text:p>
              </table:table-cell>
              <table:table-cell office:value-type="float" office:value="0.000227963380232741">
                <text:p>0.000227963380232741</text:p>
              </table:table-cell>
            </table:table-row>
            <table:table-row>
              <table:table-cell office:value-type="string">
                <text:p> reported</text:p>
              </table:table-cell>
              <table:table-cell office:value-type="float" office:value="0.000227797508725929">
                <text:p>0.000227797508725929</text:p>
              </table:table-cell>
            </table:table-row>
            <table:table-row>
              <table:table-cell office:value-type="string">
                <text:p> tears</text:p>
              </table:table-cell>
              <table:table-cell office:value-type="float" office:value="0.000227631898029993">
                <text:p>0.000227631898029993</text:p>
              </table:table-cell>
            </table:table-row>
            <table:table-row>
              <table:table-cell office:value-type="string">
                <text:p> james</text:p>
              </table:table-cell>
              <table:table-cell office:value-type="float" office:value="0.000227466547514897">
                <text:p>0.000227466547514897</text:p>
              </table:table-cell>
            </table:table-row>
            <table:table-row>
              <table:table-cell office:value-type="string">
                <text:p> ruth</text:p>
              </table:table-cell>
              <table:table-cell office:value-type="float" office:value="0.000227301456552657">
                <text:p>0.000227301456552657</text:p>
              </table:table-cell>
            </table:table-row>
            <table:table-row>
              <table:table-cell office:value-type="string">
                <text:p> o'clock</text:p>
              </table:table-cell>
              <table:table-cell office:value-type="float" office:value="0.000227136624517332">
                <text:p>0.000227136624517332</text:p>
              </table:table-cell>
            </table:table-row>
            <table:table-row>
              <table:table-cell office:value-type="string">
                <text:p> wemmick</text:p>
              </table:table-cell>
              <table:table-cell office:value-type="float" office:value="0.000226972050785019">
                <text:p>0.000226972050785019</text:p>
              </table:table-cell>
            </table:table-row>
            <table:table-row>
              <table:table-cell office:value-type="string">
                <text:p> equally</text:p>
              </table:table-cell>
              <table:table-cell office:value-type="float" office:value="0.000226807734733839">
                <text:p>0.000226807734733839</text:p>
              </table:table-cell>
            </table:table-row>
            <table:table-row>
              <table:table-cell office:value-type="string">
                <text:p> moses</text:p>
              </table:table-cell>
              <table:table-cell office:value-type="float" office:value="0.000226643675743935">
                <text:p>0.000226643675743935</text:p>
              </table:table-cell>
            </table:table-row>
            <table:table-row>
              <table:table-cell office:value-type="string">
                <text:p> indian</text:p>
              </table:table-cell>
              <table:table-cell office:value-type="float" office:value="0.00022647987319746">
                <text:p>0.00022647987319746</text:p>
              </table:table-cell>
            </table:table-row>
            <table:table-row>
              <table:table-cell office:value-type="string">
                <text:p> lie</text:p>
              </table:table-cell>
              <table:table-cell office:value-type="float" office:value="0.000226316326478567">
                <text:p>0.000226316326478567</text:p>
              </table:table-cell>
            </table:table-row>
            <table:table-row>
              <table:table-cell office:value-type="string">
                <text:p> efforts</text:p>
              </table:table-cell>
              <table:table-cell office:value-type="float" office:value="0.000226153034973407">
                <text:p>0.000226153034973407</text:p>
              </table:table-cell>
            </table:table-row>
            <table:table-row>
              <table:table-cell office:value-type="string">
                <text:p> succeeded</text:p>
              </table:table-cell>
              <table:table-cell office:value-type="float" office:value="0.000225989998070115">
                <text:p>0.000225989998070115</text:p>
              </table:table-cell>
            </table:table-row>
            <table:table-row>
              <table:table-cell office:value-type="string">
                <text:p> machine</text:p>
              </table:table-cell>
              <table:table-cell office:value-type="float" office:value="0.000225827215158805">
                <text:p>0.000225827215158805</text:p>
              </table:table-cell>
            </table:table-row>
            <table:table-row>
              <table:table-cell office:value-type="string">
                <text:p> possibly</text:p>
              </table:table-cell>
              <table:table-cell office:value-type="float" office:value="0.000225664685631562">
                <text:p>0.000225664685631562</text:p>
              </table:table-cell>
            </table:table-row>
            <table:table-row>
              <table:table-cell office:value-type="string">
                <text:p> groups</text:p>
              </table:table-cell>
              <table:table-cell office:value-type="float" office:value="0.00022550240888243">
                <text:p>0.00022550240888243</text:p>
              </table:table-cell>
            </table:table-row>
            <table:table-row>
              <table:table-cell office:value-type="string">
                <text:p> coach</text:p>
              </table:table-cell>
              <table:table-cell office:value-type="float" office:value="0.000225340384307411">
                <text:p>0.000225340384307411</text:p>
              </table:table-cell>
            </table:table-row>
            <table:table-row>
              <table:table-cell office:value-type="string">
                <text:p> surface</text:p>
              </table:table-cell>
              <table:table-cell office:value-type="float" office:value="0.000225178611304451">
                <text:p>0.000225178611304451</text:p>
              </table:table-cell>
            </table:table-row>
            <table:table-row>
              <table:table-cell office:value-type="string">
                <text:p> remarked</text:p>
              </table:table-cell>
              <table:table-cell office:value-type="float" office:value="0.000225017089273435">
                <text:p>0.000225017089273435</text:p>
              </table:table-cell>
            </table:table-row>
            <table:table-row>
              <table:table-cell office:value-type="string">
                <text:p> creature</text:p>
              </table:table-cell>
              <table:table-cell office:value-type="float" office:value="0.000224855817616178">
                <text:p>0.000224855817616178</text:p>
              </table:table-cell>
            </table:table-row>
            <table:table-row>
              <table:table-cell office:value-type="string">
                <text:p> allowed</text:p>
              </table:table-cell>
              <table:table-cell office:value-type="float" office:value="0.000224694795736418">
                <text:p>0.000224694795736418</text:p>
              </table:table-cell>
            </table:table-row>
            <table:table-row>
              <table:table-cell office:value-type="string">
                <text:p> mentioned</text:p>
              </table:table-cell>
              <table:table-cell office:value-type="float" office:value="0.000224534023039807">
                <text:p>0.000224534023039807</text:p>
              </table:table-cell>
            </table:table-row>
            <table:table-row>
              <table:table-cell office:value-type="string">
                <text:p> fancy</text:p>
              </table:table-cell>
              <table:table-cell office:value-type="float" office:value="0.000224373498933906">
                <text:p>0.000224373498933906</text:p>
              </table:table-cell>
            </table:table-row>
            <table:table-row>
              <table:table-cell office:value-type="string">
                <text:p> unions</text:p>
              </table:table-cell>
              <table:table-cell office:value-type="float" office:value="0.000224213222828175">
                <text:p>0.000224213222828175</text:p>
              </table:table-cell>
            </table:table-row>
            <table:table-row>
              <table:table-cell office:value-type="string">
                <text:p> guns</text:p>
              </table:table-cell>
              <table:table-cell office:value-type="float" office:value="0.000224053194133965">
                <text:p>0.000224053194133965</text:p>
              </table:table-cell>
            </table:table-row>
            <table:table-row>
              <table:table-cell office:value-type="string">
                <text:p> square</text:p>
              </table:table-cell>
              <table:table-cell office:value-type="float" office:value="0.00022389341226451">
                <text:p>0.00022389341226451</text:p>
              </table:table-cell>
            </table:table-row>
            <table:table-row>
              <table:table-cell office:value-type="string">
                <text:p> anyone</text:p>
              </table:table-cell>
              <table:table-cell office:value-type="float" office:value="0.000223733876634923">
                <text:p>0.000223733876634923</text:p>
              </table:table-cell>
            </table:table-row>
            <table:table-row>
              <table:table-cell office:value-type="string">
                <text:p> heads</text:p>
              </table:table-cell>
              <table:table-cell office:value-type="float" office:value="0.000223574586662186">
                <text:p>0.000223574586662186</text:p>
              </table:table-cell>
            </table:table-row>
            <table:table-row>
              <table:table-cell office:value-type="string">
                <text:p> terrible</text:p>
              </table:table-cell>
              <table:table-cell office:value-type="float" office:value="0.00022341554176514">
                <text:p>0.00022341554176514</text:p>
              </table:table-cell>
            </table:table-row>
            <table:table-row>
              <table:table-cell office:value-type="string">
                <text:p> statement</text:p>
              </table:table-cell>
              <table:table-cell office:value-type="float" office:value="0.000223256741364483">
                <text:p>0.000223256741364483</text:p>
              </table:table-cell>
            </table:table-row>
            <table:table-row>
              <table:table-cell office:value-type="string">
                <text:p> alive</text:p>
              </table:table-cell>
              <table:table-cell office:value-type="float" office:value="0.000223098184882758">
                <text:p>0.000223098184882758</text:p>
              </table:table-cell>
            </table:table-row>
            <table:table-row>
              <table:table-cell office:value-type="string">
                <text:p> phoebe</text:p>
              </table:table-cell>
              <table:table-cell office:value-type="float" office:value="0.000222939871744346">
                <text:p>0.000222939871744346</text:p>
              </table:table-cell>
            </table:table-row>
            <table:table-row>
              <table:table-cell office:value-type="string">
                <text:p> shot</text:p>
              </table:table-cell>
              <table:table-cell office:value-type="float" office:value="0.000222781801375464">
                <text:p>0.000222781801375464</text:p>
              </table:table-cell>
            </table:table-row>
            <table:table-row>
              <table:table-cell office:value-type="string">
                <text:p> dress</text:p>
              </table:table-cell>
              <table:table-cell office:value-type="float" office:value="0.000222623973204148">
                <text:p>0.000222623973204148</text:p>
              </table:table-cell>
            </table:table-row>
            <table:table-row>
              <table:table-cell office:value-type="string">
                <text:p> break</text:p>
              </table:table-cell>
              <table:table-cell office:value-type="float" office:value="0.000222466386660255">
                <text:p>0.000222466386660255</text:p>
              </table:table-cell>
            </table:table-row>
            <table:table-row>
              <table:table-cell office:value-type="string">
                <text:p> valley</text:p>
              </table:table-cell>
              <table:table-cell office:value-type="float" office:value="0.000222309041175452">
                <text:p>0.000222309041175452</text:p>
              </table:table-cell>
            </table:table-row>
            <table:table-row>
              <table:table-cell office:value-type="string">
                <text:p> waiting</text:p>
              </table:table-cell>
              <table:table-cell office:value-type="float" office:value="0.000222151936183207">
                <text:p>0.000222151936183207</text:p>
              </table:table-cell>
            </table:table-row>
            <table:table-row>
              <table:table-cell office:value-type="string">
                <text:p> spoken</text:p>
              </table:table-cell>
              <table:table-cell office:value-type="float" office:value="0.000221995071118783">
                <text:p>0.000221995071118783</text:p>
              </table:table-cell>
            </table:table-row>
            <table:table-row>
              <table:table-cell office:value-type="string">
                <text:p> process</text:p>
              </table:table-cell>
              <table:table-cell office:value-type="float" office:value="0.000221838445419234">
                <text:p>0.000221838445419234</text:p>
              </table:table-cell>
            </table:table-row>
            <table:table-row>
              <table:table-cell office:value-type="string">
                <text:p> higher</text:p>
              </table:table-cell>
              <table:table-cell office:value-type="float" office:value="0.000221682058523393">
                <text:p>0.000221682058523393</text:p>
              </table:table-cell>
            </table:table-row>
            <table:table-row>
              <table:table-cell office:value-type="string">
                <text:p> pain</text:p>
              </table:table-cell>
              <table:table-cell office:value-type="float" office:value="0.000221525909871868">
                <text:p>0.000221525909871868</text:p>
              </table:table-cell>
            </table:table-row>
            <table:table-row>
              <table:table-cell office:value-type="string">
                <text:p> created</text:p>
              </table:table-cell>
              <table:table-cell office:value-type="float" office:value="0.000221369998907034">
                <text:p>0.000221369998907034</text:p>
              </table:table-cell>
            </table:table-row>
            <table:table-row>
              <table:table-cell office:value-type="string">
                <text:p> proved</text:p>
              </table:table-cell>
              <table:table-cell office:value-type="float" office:value="0.000221214325073026">
                <text:p>0.000221214325073026</text:p>
              </table:table-cell>
            </table:table-row>
            <table:table-row>
              <table:table-cell office:value-type="string">
                <text:p> rapidly</text:p>
              </table:table-cell>
              <table:table-cell office:value-type="float" office:value="0.000221058887815732">
                <text:p>0.000221058887815732</text:p>
              </table:table-cell>
            </table:table-row>
            <table:table-row>
              <table:table-cell office:value-type="string">
                <text:p> promise</text:p>
              </table:table-cell>
              <table:table-cell office:value-type="float" office:value="0.000220903686582787">
                <text:p>0.000220903686582787</text:p>
              </table:table-cell>
            </table:table-row>
            <table:table-row>
              <table:table-cell office:value-type="string">
                <text:p> volunteers</text:p>
              </table:table-cell>
              <table:table-cell office:value-type="float" office:value="0.000220748720823563">
                <text:p>0.000220748720823563</text:p>
              </table:table-cell>
            </table:table-row>
            <table:table-row>
              <table:table-cell office:value-type="string">
                <text:p> relation</text:p>
              </table:table-cell>
              <table:table-cell office:value-type="float" office:value="0.000220593989989167">
                <text:p>0.000220593989989167</text:p>
              </table:table-cell>
            </table:table-row>
            <table:table-row>
              <table:table-cell office:value-type="string">
                <text:p> forced</text:p>
              </table:table-cell>
              <table:table-cell office:value-type="float" office:value="0.000220439493532429">
                <text:p>0.000220439493532429</text:p>
              </table:table-cell>
            </table:table-row>
            <table:table-row>
              <table:table-cell office:value-type="string">
                <text:p> box</text:p>
              </table:table-cell>
              <table:table-cell office:value-type="float" office:value="0.0002202852309079">
                <text:p>0.0002202852309079</text:p>
              </table:table-cell>
            </table:table-row>
            <table:table-row>
              <table:table-cell office:value-type="string">
                <text:p> determined</text:p>
              </table:table-cell>
              <table:table-cell office:value-type="float" office:value="0.00022013120157184">
                <text:p>0.00022013120157184</text:p>
              </table:table-cell>
            </table:table-row>
            <table:table-row>
              <table:table-cell office:value-type="string">
                <text:p> curious</text:p>
              </table:table-cell>
              <table:table-cell office:value-type="float" office:value="0.000219977404982218">
                <text:p>0.000219977404982218</text:p>
              </table:table-cell>
            </table:table-row>
            <table:table-row>
              <table:table-cell office:value-type="string">
                <text:p> drawing</text:p>
              </table:table-cell>
              <table:table-cell office:value-type="float" office:value="0.000219823840598697">
                <text:p>0.000219823840598697</text:p>
              </table:table-cell>
            </table:table-row>
            <table:table-row>
              <table:table-cell office:value-type="string">
                <text:p> guard</text:p>
              </table:table-cell>
              <table:table-cell office:value-type="float" office:value="0.000219670507882635">
                <text:p>0.000219670507882635</text:p>
              </table:table-cell>
            </table:table-row>
            <table:table-row>
              <table:table-cell office:value-type="string">
                <text:p> justice</text:p>
              </table:table-cell>
              <table:table-cell office:value-type="float" office:value="0.000219517406297073">
                <text:p>0.000219517406297073</text:p>
              </table:table-cell>
            </table:table-row>
            <table:table-row>
              <table:table-cell office:value-type="string">
                <text:p> distant</text:p>
              </table:table-cell>
              <table:table-cell office:value-type="float" office:value="0.000219364535306731">
                <text:p>0.000219364535306731</text:p>
              </table:table-cell>
            </table:table-row>
            <table:table-row>
              <table:table-cell office:value-type="string">
                <text:p> larger</text:p>
              </table:table-cell>
              <table:table-cell office:value-type="float" office:value="0.000219211894378002">
                <text:p>0.000219211894378002</text:p>
              </table:table-cell>
            </table:table-row>
            <table:table-row>
              <table:table-cell office:value-type="string">
                <text:p> worse</text:p>
              </table:table-cell>
              <table:table-cell office:value-type="float" office:value="0.000219059482978942">
                <text:p>0.000219059482978942</text:p>
              </table:table-cell>
            </table:table-row>
            <table:table-row>
              <table:table-cell office:value-type="string">
                <text:p> slow</text:p>
              </table:table-cell>
              <table:table-cell office:value-type="float" office:value="0.000218907300579266">
                <text:p>0.000218907300579266</text:p>
              </table:table-cell>
            </table:table-row>
            <table:table-row>
              <table:table-cell office:value-type="string">
                <text:p> dogs</text:p>
              </table:table-cell>
              <table:table-cell office:value-type="float" office:value="0.000218755346650343">
                <text:p>0.000218755346650343</text:p>
              </table:table-cell>
            </table:table-row>
            <table:table-row>
              <table:table-cell office:value-type="string">
                <text:p> spot</text:p>
              </table:table-cell>
              <table:table-cell office:value-type="float" office:value="0.000218603620665186">
                <text:p>0.000218603620665186</text:p>
              </table:table-cell>
            </table:table-row>
            <table:table-row>
              <table:table-cell office:value-type="string">
                <text:p> failed</text:p>
              </table:table-cell>
              <table:table-cell office:value-type="float" office:value="0.000218452122098448">
                <text:p>0.000218452122098448</text:p>
              </table:table-cell>
            </table:table-row>
            <table:table-row>
              <table:table-cell office:value-type="string">
                <text:p> sawyer</text:p>
              </table:table-cell>
              <table:table-cell office:value-type="float" office:value="0.000218300850426414">
                <text:p>0.000218300850426414</text:p>
              </table:table-cell>
            </table:table-row>
            <table:table-row>
              <table:table-cell office:value-type="string">
                <text:p> rebel</text:p>
              </table:table-cell>
              <table:table-cell office:value-type="float" office:value="0.000218149805126997">
                <text:p>0.000218149805126997</text:p>
              </table:table-cell>
            </table:table-row>
            <table:table-row>
              <table:table-cell office:value-type="string">
                <text:p> admit</text:p>
              </table:table-cell>
              <table:table-cell office:value-type="float" office:value="0.000217998985679728">
                <text:p>0.000217998985679728</text:p>
              </table:table-cell>
            </table:table-row>
            <table:table-row>
              <table:table-cell office:value-type="string">
                <text:p> modern</text:p>
              </table:table-cell>
              <table:table-cell office:value-type="float" office:value="0.000217848391565754">
                <text:p>0.000217848391565754</text:p>
              </table:table-cell>
            </table:table-row>
            <table:table-row>
              <table:table-cell office:value-type="string">
                <text:p> atlanta</text:p>
              </table:table-cell>
              <table:table-cell office:value-type="float" office:value="0.000217698022267826">
                <text:p>0.000217698022267826</text:p>
              </table:table-cell>
            </table:table-row>
            <table:table-row>
              <table:table-cell office:value-type="string">
                <text:p> wait</text:p>
              </table:table-cell>
              <table:table-cell office:value-type="float" office:value="0.000217547877270301">
                <text:p>0.000217547877270301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000217397956059127">
                <text:p>0.000217397956059127</text:p>
              </table:table-cell>
            </table:table-row>
            <table:table-row>
              <table:table-cell office:value-type="string">
                <text:p> fish</text:p>
              </table:table-cell>
              <table:table-cell office:value-type="float" office:value="0.000217248258121843">
                <text:p>0.000217248258121843</text:p>
              </table:table-cell>
            </table:table-row>
            <table:table-row>
              <table:table-cell office:value-type="string">
                <text:p> grand</text:p>
              </table:table-cell>
              <table:table-cell office:value-type="float" office:value="0.000217098782947568">
                <text:p>0.000217098782947568</text:p>
              </table:table-cell>
            </table:table-row>
            <table:table-row>
              <table:table-cell office:value-type="string">
                <text:p> news</text:p>
              </table:table-cell>
              <table:table-cell office:value-type="float" office:value="0.000216949530027001">
                <text:p>0.000216949530027001</text:p>
              </table:table-cell>
            </table:table-row>
            <table:table-row>
              <table:table-cell office:value-type="string">
                <text:p> joy</text:p>
              </table:table-cell>
              <table:table-cell office:value-type="float" office:value="0.000216800498852409">
                <text:p>0.000216800498852409</text:p>
              </table:table-cell>
            </table:table-row>
            <table:table-row>
              <table:table-cell office:value-type="string">
                <text:p> david</text:p>
              </table:table-cell>
              <table:table-cell office:value-type="float" office:value="0.000216651688917623">
                <text:p>0.000216651688917623</text:p>
              </table:table-cell>
            </table:table-row>
            <table:table-row>
              <table:table-cell office:value-type="string">
                <text:p> advance</text:p>
              </table:table-cell>
              <table:table-cell office:value-type="float" office:value="0.000216503099718034">
                <text:p>0.000216503099718034</text:p>
              </table:table-cell>
            </table:table-row>
            <table:table-row>
              <table:table-cell office:value-type="string">
                <text:p> capital</text:p>
              </table:table-cell>
              <table:table-cell office:value-type="float" office:value="0.000216354730750582">
                <text:p>0.000216354730750582</text:p>
              </table:table-cell>
            </table:table-row>
            <table:table-row>
              <table:table-cell office:value-type="string">
                <text:p> fourth</text:p>
              </table:table-cell>
              <table:table-cell office:value-type="float" office:value="0.000216206581513757">
                <text:p>0.000216206581513757</text:p>
              </table:table-cell>
            </table:table-row>
            <table:table-row>
              <table:table-cell office:value-type="string">
                <text:p> you'll</text:p>
              </table:table-cell>
              <table:table-cell office:value-type="float" office:value="0.000216058651507586">
                <text:p>0.000216058651507586</text:p>
              </table:table-cell>
            </table:table-row>
            <table:table-row>
              <table:table-cell office:value-type="string">
                <text:p> spread</text:p>
              </table:table-cell>
              <table:table-cell office:value-type="float" office:value="0.000215910940233631">
                <text:p>0.000215910940233631</text:p>
              </table:table-cell>
            </table:table-row>
            <table:table-row>
              <table:table-cell office:value-type="string">
                <text:p> havisham</text:p>
              </table:table-cell>
              <table:table-cell office:value-type="float" office:value="0.000215763447194984">
                <text:p>0.000215763447194984</text:p>
              </table:table-cell>
            </table:table-row>
            <table:table-row>
              <table:table-cell office:value-type="string">
                <text:p> sky</text:p>
              </table:table-cell>
              <table:table-cell office:value-type="float" office:value="0.000215616171896257">
                <text:p>0.000215616171896257</text:p>
              </table:table-cell>
            </table:table-row>
            <table:table-row>
              <table:table-cell office:value-type="string">
                <text:p> week</text:p>
              </table:table-cell>
              <table:table-cell office:value-type="float" office:value="0.00021546911384358">
                <text:p>0.00021546911384358</text:p>
              </table:table-cell>
            </table:table-row>
            <table:table-row>
              <table:table-cell office:value-type="string">
                <text:p> job</text:p>
              </table:table-cell>
              <table:table-cell office:value-type="float" office:value="0.000215322272544592">
                <text:p>0.000215322272544592</text:p>
              </table:table-cell>
            </table:table-row>
            <table:table-row>
              <table:table-cell office:value-type="string">
                <text:p> surprise</text:p>
              </table:table-cell>
              <table:table-cell office:value-type="float" office:value="0.000215175647508439">
                <text:p>0.000215175647508439</text:p>
              </table:table-cell>
            </table:table-row>
            <table:table-row>
              <table:table-cell office:value-type="string">
                <text:p> noble</text:p>
              </table:table-cell>
              <table:table-cell office:value-type="float" office:value="0.000215029238245765">
                <text:p>0.000215029238245765</text:p>
              </table:table-cell>
            </table:table-row>
            <table:table-row>
              <table:table-cell office:value-type="string">
                <text:p> actually</text:p>
              </table:table-cell>
              <table:table-cell office:value-type="float" office:value="0.000214883044268707">
                <text:p>0.000214883044268707</text:p>
              </table:table-cell>
            </table:table-row>
            <table:table-row>
              <table:table-cell office:value-type="string">
                <text:p> minds</text:p>
              </table:table-cell>
              <table:table-cell office:value-type="float" office:value="0.00021473706509089">
                <text:p>0.00021473706509089</text:p>
              </table:table-cell>
            </table:table-row>
            <table:table-row>
              <table:table-cell office:value-type="string">
                <text:p> bottom</text:p>
              </table:table-cell>
              <table:table-cell office:value-type="float" office:value="0.00021459130022742">
                <text:p>0.00021459130022742</text:p>
              </table:table-cell>
            </table:table-row>
            <table:table-row>
              <table:table-cell office:value-type="string">
                <text:p> working</text:p>
              </table:table-cell>
              <table:table-cell office:value-type="float" office:value="0.000214445749194881">
                <text:p>0.000214445749194881</text:p>
              </table:table-cell>
            </table:table-row>
            <table:table-row>
              <table:table-cell office:value-type="string">
                <text:p> secretary</text:p>
              </table:table-cell>
              <table:table-cell office:value-type="float" office:value="0.000214300411511325">
                <text:p>0.000214300411511325</text:p>
              </table:table-cell>
            </table:table-row>
            <table:table-row>
              <table:table-cell office:value-type="string">
                <text:p> trying</text:p>
              </table:table-cell>
              <table:table-cell office:value-type="float" office:value="0.000214155286696272">
                <text:p>0.000214155286696272</text:p>
              </table:table-cell>
            </table:table-row>
            <table:table-row>
              <table:table-cell office:value-type="string">
                <text:p> shook</text:p>
              </table:table-cell>
              <table:table-cell office:value-type="float" office:value="0.000214010374270699">
                <text:p>0.000214010374270699</text:p>
              </table:table-cell>
            </table:table-row>
            <table:table-row>
              <table:table-cell office:value-type="string">
                <text:p> learn</text:p>
              </table:table-cell>
              <table:table-cell office:value-type="float" office:value="0.000213865673757037">
                <text:p>0.000213865673757037</text:p>
              </table:table-cell>
            </table:table-row>
            <table:table-row>
              <table:table-cell office:value-type="string">
                <text:p> passion</text:p>
              </table:table-cell>
              <table:table-cell office:value-type="float" office:value="0.000213721184679165">
                <text:p>0.000213721184679165</text:p>
              </table:table-cell>
            </table:table-row>
            <table:table-row>
              <table:table-cell office:value-type="string">
                <text:p> value</text:p>
              </table:table-cell>
              <table:table-cell office:value-type="float" office:value="0.000213576906562406">
                <text:p>0.000213576906562406</text:p>
              </table:table-cell>
            </table:table-row>
            <table:table-row>
              <table:table-cell office:value-type="string">
                <text:p> marriage</text:p>
              </table:table-cell>
              <table:table-cell office:value-type="float" office:value="0.00021343283893352">
                <text:p>0.00021343283893352</text:p>
              </table:table-cell>
            </table:table-row>
            <table:table-row>
              <table:table-cell office:value-type="string">
                <text:p> carefully</text:p>
              </table:table-cell>
              <table:table-cell office:value-type="float" office:value="0.000213288981320696">
                <text:p>0.000213288981320696</text:p>
              </table:table-cell>
            </table:table-row>
            <table:table-row>
              <table:table-cell office:value-type="string">
                <text:p> europe</text:p>
              </table:table-cell>
              <table:table-cell office:value-type="float" office:value="0.000213145333253552">
                <text:p>0.000213145333253552</text:p>
              </table:table-cell>
            </table:table-row>
            <table:table-row>
              <table:table-cell office:value-type="string">
                <text:p> mary</text:p>
              </table:table-cell>
              <table:table-cell office:value-type="float" office:value="0.000213001894263127">
                <text:p>0.000213001894263127</text:p>
              </table:table-cell>
            </table:table-row>
            <table:table-row>
              <table:table-cell office:value-type="string">
                <text:p> gate</text:p>
              </table:table-cell>
              <table:table-cell office:value-type="float" office:value="0.000212858663881872">
                <text:p>0.000212858663881872</text:p>
              </table:table-cell>
            </table:table-row>
            <table:table-row>
              <table:table-cell office:value-type="string">
                <text:p> dozen</text:p>
              </table:table-cell>
              <table:table-cell office:value-type="float" office:value="0.000212715641643653">
                <text:p>0.000212715641643653</text:p>
              </table:table-cell>
            </table:table-row>
            <table:table-row>
              <table:table-cell office:value-type="string">
                <text:p> couple</text:p>
              </table:table-cell>
              <table:table-cell office:value-type="float" office:value="0.000212572827083737">
                <text:p>0.000212572827083737</text:p>
              </table:table-cell>
            </table:table-row>
            <table:table-row>
              <table:table-cell office:value-type="string">
                <text:p> powis</text:p>
              </table:table-cell>
              <table:table-cell office:value-type="float" office:value="0.000212430219738791">
                <text:p>0.000212430219738791</text:p>
              </table:table-cell>
            </table:table-row>
            <table:table-row>
              <table:table-cell office:value-type="string">
                <text:p> passing</text:p>
              </table:table-cell>
              <table:table-cell office:value-type="float" office:value="0.000212287819146876">
                <text:p>0.000212287819146876</text:p>
              </table:table-cell>
            </table:table-row>
            <table:table-row>
              <table:table-cell office:value-type="string">
                <text:p> neck</text:p>
              </table:table-cell>
              <table:table-cell office:value-type="float" office:value="0.000212145624847444">
                <text:p>0.000212145624847444</text:p>
              </table:table-cell>
            </table:table-row>
            <table:table-row>
              <table:table-cell office:value-type="string">
                <text:p> tax</text:p>
              </table:table-cell>
              <table:table-cell office:value-type="float" office:value="0.000212003636381327">
                <text:p>0.000212003636381327</text:p>
              </table:table-cell>
            </table:table-row>
            <table:table-row>
              <table:table-cell office:value-type="string">
                <text:p> afternoon</text:p>
              </table:table-cell>
              <table:table-cell office:value-type="float" office:value="0.000211861853290738">
                <text:p>0.000211861853290738</text:p>
              </table:table-cell>
            </table:table-row>
            <table:table-row>
              <table:table-cell office:value-type="string">
                <text:p> sweet</text:p>
              </table:table-cell>
              <table:table-cell office:value-type="float" office:value="0.000211720275119261">
                <text:p>0.000211720275119261</text:p>
              </table:table-cell>
            </table:table-row>
            <table:table-row>
              <table:table-cell office:value-type="string">
                <text:p> ha</text:p>
              </table:table-cell>
              <table:table-cell office:value-type="float" office:value="0.000211578901411851">
                <text:p>0.000211578901411851</text:p>
              </table:table-cell>
            </table:table-row>
            <table:table-row>
              <table:table-cell office:value-type="string">
                <text:p> fighting</text:p>
              </table:table-cell>
              <table:table-cell office:value-type="float" office:value="0.000211437731714822">
                <text:p>0.000211437731714822</text:p>
              </table:table-cell>
            </table:table-row>
            <table:table-row>
              <table:table-cell office:value-type="string">
                <text:p> expressed</text:p>
              </table:table-cell>
              <table:table-cell office:value-type="float" office:value="0.000211296765575847">
                <text:p>0.000211296765575847</text:p>
              </table:table-cell>
            </table:table-row>
            <table:table-row>
              <table:table-cell office:value-type="string">
                <text:p> farther</text:p>
              </table:table-cell>
              <table:table-cell office:value-type="float" office:value="0.000211156002543954">
                <text:p>0.000211156002543954</text:p>
              </table:table-cell>
            </table:table-row>
            <table:table-row>
              <table:table-cell office:value-type="string">
                <text:p> usually</text:p>
              </table:table-cell>
              <table:table-cell office:value-type="float" office:value="0.000211015442169514">
                <text:p>0.000211015442169514</text:p>
              </table:table-cell>
            </table:table-row>
            <table:table-row>
              <table:table-cell office:value-type="string">
                <text:p> estella</text:p>
              </table:table-cell>
              <table:table-cell office:value-type="float" office:value="0.000210875084004245">
                <text:p>0.000210875084004245</text:p>
              </table:table-cell>
            </table:table-row>
            <table:table-row>
              <table:table-cell office:value-type="string">
                <text:p> shut</text:p>
              </table:table-cell>
              <table:table-cell office:value-type="float" office:value="0.000210734927601197">
                <text:p>0.000210734927601197</text:p>
              </table:table-cell>
            </table:table-row>
            <table:table-row>
              <table:table-cell office:value-type="string">
                <text:p> mark</text:p>
              </table:table-cell>
              <table:table-cell office:value-type="float" office:value="0.000210594972514758">
                <text:p>0.000210594972514758</text:p>
              </table:table-cell>
            </table:table-row>
            <table:table-row>
              <table:table-cell office:value-type="string">
                <text:p> countries</text:p>
              </table:table-cell>
              <table:table-cell office:value-type="float" office:value="0.000210455218300639">
                <text:p>0.000210455218300639</text:p>
              </table:table-cell>
            </table:table-row>
            <table:table-row>
              <table:table-cell office:value-type="string">
                <text:p> warm</text:p>
              </table:table-cell>
              <table:table-cell office:value-type="float" office:value="0.000210315664515874">
                <text:p>0.000210315664515874</text:p>
              </table:table-cell>
            </table:table-row>
            <table:table-row>
              <table:table-cell office:value-type="string">
                <text:p> effects</text:p>
              </table:table-cell>
              <table:table-cell office:value-type="float" office:value="0.000210176310718817">
                <text:p>0.000210176310718817</text:p>
              </table:table-cell>
            </table:table-row>
            <table:table-row>
              <table:table-cell office:value-type="string">
                <text:p> absolutely</text:p>
              </table:table-cell>
              <table:table-cell office:value-type="float" office:value="0.000210037156469132">
                <text:p>0.000210037156469132</text:p>
              </table:table-cell>
            </table:table-row>
            <table:table-row>
              <table:table-cell office:value-type="string">
                <text:p> allow</text:p>
              </table:table-cell>
              <table:table-cell office:value-type="float" office:value="0.000209898201327791">
                <text:p>0.000209898201327791</text:p>
              </table:table-cell>
            </table:table-row>
            <table:table-row>
              <table:table-cell office:value-type="string">
                <text:p> naturally</text:p>
              </table:table-cell>
              <table:table-cell office:value-type="float" office:value="0.000209759444857068">
                <text:p>0.000209759444857068</text:p>
              </table:table-cell>
            </table:table-row>
            <table:table-row>
              <table:table-cell office:value-type="string">
                <text:p> necessity</text:p>
              </table:table-cell>
              <table:table-cell office:value-type="float" office:value="0.000209620886620537">
                <text:p>0.000209620886620537</text:p>
              </table:table-cell>
            </table:table-row>
            <table:table-row>
              <table:table-cell office:value-type="string">
                <text:p> accident</text:p>
              </table:table-cell>
              <table:table-cell office:value-type="float" office:value="0.000209482526183062">
                <text:p>0.000209482526183062</text:p>
              </table:table-cell>
            </table:table-row>
            <table:table-row>
              <table:table-cell office:value-type="string">
                <text:p> study</text:p>
              </table:table-cell>
              <table:table-cell office:value-type="float" office:value="0.000209344363110798">
                <text:p>0.000209344363110798</text:p>
              </table:table-cell>
            </table:table-row>
            <table:table-row>
              <table:table-cell office:value-type="string">
                <text:p> nash</text:p>
              </table:table-cell>
              <table:table-cell office:value-type="float" office:value="0.000209206396971181">
                <text:p>0.000209206396971181</text:p>
              </table:table-cell>
            </table:table-row>
            <table:table-row>
              <table:table-cell office:value-type="string">
                <text:p> spirits</text:p>
              </table:table-cell>
              <table:table-cell office:value-type="float" office:value="0.000209068627332927">
                <text:p>0.000209068627332927</text:p>
              </table:table-cell>
            </table:table-row>
            <table:table-row>
              <table:table-cell office:value-type="string">
                <text:p> louis</text:p>
              </table:table-cell>
              <table:table-cell office:value-type="float" office:value="0.000208931053766025">
                <text:p>0.000208931053766025</text:p>
              </table:table-cell>
            </table:table-row>
            <table:table-row>
              <table:table-cell office:value-type="string">
                <text:p> actual</text:p>
              </table:table-cell>
              <table:table-cell office:value-type="float" office:value="0.000208793675841733">
                <text:p>0.000208793675841733</text:p>
              </table:table-cell>
            </table:table-row>
            <table:table-row>
              <table:table-cell office:value-type="string">
                <text:p> roads</text:p>
              </table:table-cell>
              <table:table-cell office:value-type="float" office:value="0.000208656493132575">
                <text:p>0.000208656493132575</text:p>
              </table:table-cell>
            </table:table-row>
            <table:table-row>
              <table:table-cell office:value-type="string">
                <text:p> prisoners</text:p>
              </table:table-cell>
              <table:table-cell office:value-type="float" office:value="0.000208519505212331">
                <text:p>0.000208519505212331</text:p>
              </table:table-cell>
            </table:table-row>
            <table:table-row>
              <table:table-cell office:value-type="string">
                <text:p> princess</text:p>
              </table:table-cell>
              <table:table-cell office:value-type="float" office:value="0.000208382711656041">
                <text:p>0.000208382711656041</text:p>
              </table:table-cell>
            </table:table-row>
            <table:table-row>
              <table:table-cell office:value-type="string">
                <text:p> domestic</text:p>
              </table:table-cell>
              <table:table-cell office:value-type="float" office:value="0.000208246112039991">
                <text:p>0.000208246112039991</text:p>
              </table:table-cell>
            </table:table-row>
            <table:table-row>
              <table:table-cell office:value-type="string">
                <text:p> ghost</text:p>
              </table:table-cell>
              <table:table-cell office:value-type="float" office:value="0.000208109705941715">
                <text:p>0.000208109705941715</text:p>
              </table:table-cell>
            </table:table-row>
            <table:table-row>
              <table:table-cell office:value-type="string">
                <text:p> inside</text:p>
              </table:table-cell>
              <table:table-cell office:value-type="float" office:value="0.000207973492939987">
                <text:p>0.000207973492939987</text:p>
              </table:table-cell>
            </table:table-row>
            <table:table-row>
              <table:table-cell office:value-type="string">
                <text:p> cry</text:p>
              </table:table-cell>
              <table:table-cell office:value-type="float" office:value="0.000207837472614819">
                <text:p>0.000207837472614819</text:p>
              </table:table-cell>
            </table:table-row>
            <table:table-row>
              <table:table-cell office:value-type="string">
                <text:p> teeth</text:p>
              </table:table-cell>
              <table:table-cell office:value-type="float" office:value="0.000207701644547453">
                <text:p>0.000207701644547453</text:p>
              </table:table-cell>
            </table:table-row>
            <table:table-row>
              <table:table-cell office:value-type="string">
                <text:p> represented</text:p>
              </table:table-cell>
              <table:table-cell office:value-type="float" office:value="0.000207566008320359">
                <text:p>0.000207566008320359</text:p>
              </table:table-cell>
            </table:table-row>
            <table:table-row>
              <table:table-cell office:value-type="string">
                <text:p> quickly</text:p>
              </table:table-cell>
              <table:table-cell office:value-type="float" office:value="0.000207430563517231">
                <text:p>0.000207430563517231</text:p>
              </table:table-cell>
            </table:table-row>
            <table:table-row>
              <table:table-cell office:value-type="string">
                <text:p> cost</text:p>
              </table:table-cell>
              <table:table-cell office:value-type="float" office:value="0.00020729530972298">
                <text:p>0.00020729530972298</text:p>
              </table:table-cell>
            </table:table-row>
            <table:table-row>
              <table:table-cell office:value-type="string">
                <text:p> surely</text:p>
              </table:table-cell>
              <table:table-cell office:value-type="float" office:value="0.000207160246523733">
                <text:p>0.000207160246523733</text:p>
              </table:table-cell>
            </table:table-row>
            <table:table-row>
              <table:table-cell office:value-type="string">
                <text:p> secret</text:p>
              </table:table-cell>
              <table:table-cell office:value-type="float" office:value="0.000207025373506823">
                <text:p>0.000207025373506823</text:p>
              </table:table-cell>
            </table:table-row>
            <table:table-row>
              <table:table-cell office:value-type="string">
                <text:p> freely</text:p>
              </table:table-cell>
              <table:table-cell office:value-type="float" office:value="0.000206890690260791">
                <text:p>0.000206890690260791</text:p>
              </table:table-cell>
            </table:table-row>
            <table:table-row>
              <table:table-cell office:value-type="string">
                <text:p> distributed</text:p>
              </table:table-cell>
              <table:table-cell office:value-type="float" office:value="0.000206756196375376">
                <text:p>0.000206756196375376</text:p>
              </table:table-cell>
            </table:table-row>
            <table:table-row>
              <table:table-cell office:value-type="string">
                <text:p> rise</text:p>
              </table:table-cell>
              <table:table-cell office:value-type="float" office:value="0.000206621891441517">
                <text:p>0.000206621891441517</text:p>
              </table:table-cell>
            </table:table-row>
            <table:table-row>
              <table:table-cell office:value-type="string">
                <text:p> advanced</text:p>
              </table:table-cell>
              <table:table-cell office:value-type="float" office:value="0.00020648777505134">
                <text:p>0.00020648777505134</text:p>
              </table:table-cell>
            </table:table-row>
            <table:table-row>
              <table:table-cell office:value-type="string">
                <text:p> nearer</text:p>
              </table:table-cell>
              <table:table-cell office:value-type="float" office:value="0.000206353846798161">
                <text:p>0.000206353846798161</text:p>
              </table:table-cell>
            </table:table-row>
            <table:table-row>
              <table:table-cell office:value-type="string">
                <text:p> named</text:p>
              </table:table-cell>
              <table:table-cell office:value-type="float" office:value="0.00020622010627648">
                <text:p>0.00020622010627648</text:p>
              </table:table-cell>
            </table:table-row>
            <table:table-row>
              <table:table-cell office:value-type="string">
                <text:p> argument</text:p>
              </table:table-cell>
              <table:table-cell office:value-type="float" office:value="0.000206086553081974">
                <text:p>0.000206086553081974</text:p>
              </table:table-cell>
            </table:table-row>
            <table:table-row>
              <table:table-cell office:value-type="string">
                <text:p> organization</text:p>
              </table:table-cell>
              <table:table-cell office:value-type="float" office:value="0.000205953186811494">
                <text:p>0.000205953186811494</text:p>
              </table:table-cell>
            </table:table-row>
            <table:table-row>
              <table:table-cell office:value-type="string">
                <text:p> seat</text:p>
              </table:table-cell>
              <table:table-cell office:value-type="float" office:value="0.000205820007063062">
                <text:p>0.000205820007063062</text:p>
              </table:table-cell>
            </table:table-row>
            <table:table-row>
              <table:table-cell office:value-type="string">
                <text:p> habits</text:p>
              </table:table-cell>
              <table:table-cell office:value-type="float" office:value="0.000205687013435867">
                <text:p>0.000205687013435867</text:p>
              </table:table-cell>
            </table:table-row>
            <table:table-row>
              <table:table-cell office:value-type="string">
                <text:p> pleasant</text:p>
              </table:table-cell>
              <table:table-cell office:value-type="float" office:value="0.000205554205530257">
                <text:p>0.000205554205530257</text:p>
              </table:table-cell>
            </table:table-row>
            <table:table-row>
              <table:table-cell office:value-type="string">
                <text:p> presented</text:p>
              </table:table-cell>
              <table:table-cell office:value-type="float" office:value="0.000205421582947739">
                <text:p>0.000205421582947739</text:p>
              </table:table-cell>
            </table:table-row>
            <table:table-row>
              <table:table-cell office:value-type="string">
                <text:p> claim</text:p>
              </table:table-cell>
              <table:table-cell office:value-type="float" office:value="0.000205289145290972">
                <text:p>0.000205289145290972</text:p>
              </table:table-cell>
            </table:table-row>
            <table:table-row>
              <table:table-cell office:value-type="string">
                <text:p> practical</text:p>
              </table:table-cell>
              <table:table-cell office:value-type="float" office:value="0.000205156892163767">
                <text:p>0.000205156892163767</text:p>
              </table:table-cell>
            </table:table-row>
            <table:table-row>
              <table:table-cell office:value-type="string">
                <text:p> kill</text:p>
              </table:table-cell>
              <table:table-cell office:value-type="float" office:value="0.000205024823171075">
                <text:p>0.000205024823171075</text:p>
              </table:table-cell>
            </table:table-row>
            <table:table-row>
              <table:table-cell office:value-type="string">
                <text:p> divine</text:p>
              </table:table-cell>
              <table:table-cell office:value-type="float" office:value="0.000204892937918991">
                <text:p>0.000204892937918991</text:p>
              </table:table-cell>
            </table:table-row>
            <table:table-row>
              <table:table-cell office:value-type="string">
                <text:p> observation</text:p>
              </table:table-cell>
              <table:table-cell office:value-type="float" office:value="0.000204761236014746">
                <text:p>0.000204761236014746</text:p>
              </table:table-cell>
            </table:table-row>
            <table:table-row>
              <table:table-cell office:value-type="string">
                <text:p> biddy</text:p>
              </table:table-cell>
              <table:table-cell office:value-type="float" office:value="0.000204629717066701">
                <text:p>0.000204629717066701</text:p>
              </table:table-cell>
            </table:table-row>
            <table:table-row>
              <table:table-cell office:value-type="string">
                <text:p> cast</text:p>
              </table:table-cell>
              <table:table-cell office:value-type="float" office:value="0.000204498380684349">
                <text:p>0.000204498380684349</text:p>
              </table:table-cell>
            </table:table-row>
            <table:table-row>
              <table:table-cell office:value-type="string">
                <text:p> official</text:p>
              </table:table-cell>
              <table:table-cell office:value-type="float" office:value="0.000204367226478304">
                <text:p>0.000204367226478304</text:p>
              </table:table-cell>
            </table:table-row>
            <table:table-row>
              <table:table-cell office:value-type="string">
                <text:p> established</text:p>
              </table:table-cell>
              <table:table-cell office:value-type="float" office:value="0.000204236254060302">
                <text:p>0.000204236254060302</text:p>
              </table:table-cell>
            </table:table-row>
            <table:table-row>
              <table:table-cell office:value-type="string">
                <text:p> putting</text:p>
              </table:table-cell>
              <table:table-cell office:value-type="float" office:value="0.000204105463043193">
                <text:p>0.000204105463043193</text:p>
              </table:table-cell>
            </table:table-row>
            <table:table-row>
              <table:table-cell office:value-type="string">
                <text:p> la</text:p>
              </table:table-cell>
              <table:table-cell office:value-type="float" office:value="0.000203974853040941">
                <text:p>0.000203974853040941</text:p>
              </table:table-cell>
            </table:table-row>
            <table:table-row>
              <table:table-cell office:value-type="string">
                <text:p> board</text:p>
              </table:table-cell>
              <table:table-cell office:value-type="float" office:value="0.000203844423668617">
                <text:p>0.000203844423668617</text:p>
              </table:table-cell>
            </table:table-row>
            <table:table-row>
              <table:table-cell office:value-type="string">
                <text:p> wonderful</text:p>
              </table:table-cell>
              <table:table-cell office:value-type="float" office:value="0.000203714174542395">
                <text:p>0.000203714174542395</text:p>
              </table:table-cell>
            </table:table-row>
            <table:table-row>
              <table:table-cell office:value-type="string">
                <text:p> george</text:p>
              </table:table-cell>
              <table:table-cell office:value-type="float" office:value="0.000203584105279551">
                <text:p>0.000203584105279551</text:p>
              </table:table-cell>
            </table:table-row>
            <table:table-row>
              <table:table-cell office:value-type="string">
                <text:p> quarter</text:p>
              </table:table-cell>
              <table:table-cell office:value-type="float" office:value="0.000203454215498455">
                <text:p>0.000203454215498455</text:p>
              </table:table-cell>
            </table:table-row>
            <table:table-row>
              <table:table-cell office:value-type="string">
                <text:p> falkins</text:p>
              </table:table-cell>
              <table:table-cell office:value-type="float" office:value="0.000203324504818571">
                <text:p>0.000203324504818571</text:p>
              </table:table-cell>
            </table:table-row>
            <table:table-row>
              <table:table-cell office:value-type="string">
                <text:p> performed</text:p>
              </table:table-cell>
              <table:table-cell office:value-type="float" office:value="0.00020319497286045">
                <text:p>0.00020319497286045</text:p>
              </table:table-cell>
            </table:table-row>
            <table:table-row>
              <table:table-cell office:value-type="string">
                <text:p> upper</text:p>
              </table:table-cell>
              <table:table-cell office:value-type="float" office:value="0.000203065619245726">
                <text:p>0.000203065619245726</text:p>
              </table:table-cell>
            </table:table-row>
            <table:table-row>
              <table:table-cell office:value-type="string">
                <text:p> judgment</text:p>
              </table:table-cell>
              <table:table-cell office:value-type="float" office:value="0.000202936443597116">
                <text:p>0.000202936443597116</text:p>
              </table:table-cell>
            </table:table-row>
            <table:table-row>
              <table:table-cell office:value-type="string">
                <text:p> proof</text:p>
              </table:table-cell>
              <table:table-cell office:value-type="float" office:value="0.000202807445538411">
                <text:p>0.000202807445538411</text:p>
              </table:table-cell>
            </table:table-row>
            <table:table-row>
              <table:table-cell office:value-type="string">
                <text:p> affairs</text:p>
              </table:table-cell>
              <table:table-cell office:value-type="float" office:value="0.000202678624694477">
                <text:p>0.000202678624694477</text:p>
              </table:table-cell>
            </table:table-row>
            <table:table-row>
              <table:table-cell office:value-type="string">
                <text:p> genera</text:p>
              </table:table-cell>
              <table:table-cell office:value-type="float" office:value="0.000202549980691246">
                <text:p>0.000202549980691246</text:p>
              </table:table-cell>
            </table:table-row>
            <table:table-row>
              <table:table-cell office:value-type="string">
                <text:p> control</text:p>
              </table:table-cell>
              <table:table-cell office:value-type="float" office:value="0.000202421513155716">
                <text:p>0.000202421513155716</text:p>
              </table:table-cell>
            </table:table-row>
            <table:table-row>
              <table:table-cell office:value-type="string">
                <text:p> principles</text:p>
              </table:table-cell>
              <table:table-cell office:value-type="float" office:value="0.000202293221715946">
                <text:p>0.000202293221715946</text:p>
              </table:table-cell>
            </table:table-row>
            <table:table-row>
              <table:table-cell office:value-type="string">
                <text:p> warriors</text:p>
              </table:table-cell>
              <table:table-cell office:value-type="float" office:value="0.000202165106001054">
                <text:p>0.000202165106001054</text:p>
              </table:table-cell>
            </table:table-row>
            <table:table-row>
              <table:table-cell office:value-type="string">
                <text:p> snodgrass</text:p>
              </table:table-cell>
              <table:table-cell office:value-type="float" office:value="0.000202037165641209">
                <text:p>0.000202037165641209</text:p>
              </table:table-cell>
            </table:table-row>
            <table:table-row>
              <table:table-cell office:value-type="string">
                <text:p> month</text:p>
              </table:table-cell>
              <table:table-cell office:value-type="float" office:value="0.00020190940026763">
                <text:p>0.00020190940026763</text:p>
              </table:table-cell>
            </table:table-row>
            <table:table-row>
              <table:table-cell office:value-type="string">
                <text:p> sorry</text:p>
              </table:table-cell>
              <table:table-cell office:value-type="float" office:value="0.000201781809512584">
                <text:p>0.000201781809512584</text:p>
              </table:table-cell>
            </table:table-row>
            <table:table-row>
              <table:table-cell office:value-type="string">
                <text:p> fate</text:p>
              </table:table-cell>
              <table:table-cell office:value-type="float" office:value="0.000201654393009378">
                <text:p>0.000201654393009378</text:p>
              </table:table-cell>
            </table:table-row>
            <table:table-row>
              <table:table-cell office:value-type="string">
                <text:p> offered</text:p>
              </table:table-cell>
              <table:table-cell office:value-type="float" office:value="0.000201527150392358">
                <text:p>0.000201527150392358</text:p>
              </table:table-cell>
            </table:table-row>
            <table:table-row>
              <table:table-cell office:value-type="string">
                <text:p> martians</text:p>
              </table:table-cell>
              <table:table-cell office:value-type="float" office:value="0.000201400081296906">
                <text:p>0.000201400081296906</text:p>
              </table:table-cell>
            </table:table-row>
            <table:table-row>
              <table:table-cell office:value-type="string">
                <text:p> gradually</text:p>
              </table:table-cell>
              <table:table-cell office:value-type="float" office:value="0.000201273185359434">
                <text:p>0.000201273185359434</text:p>
              </table:table-cell>
            </table:table-row>
            <table:table-row>
              <table:table-cell office:value-type="string">
                <text:p> rock</text:p>
              </table:table-cell>
              <table:table-cell office:value-type="float" office:value="0.000201146462217382">
                <text:p>0.000201146462217382</text:p>
              </table:table-cell>
            </table:table-row>
            <table:table-row>
              <table:table-cell office:value-type="string">
                <text:p> ways</text:p>
              </table:table-cell>
              <table:table-cell office:value-type="float" office:value="0.000201019911509214">
                <text:p>0.000201019911509214</text:p>
              </table:table-cell>
            </table:table-row>
            <table:table-row>
              <table:table-cell office:value-type="string">
                <text:p> moving</text:p>
              </table:table-cell>
              <table:table-cell office:value-type="float" office:value="0.000200893532874413">
                <text:p>0.000200893532874413</text:p>
              </table:table-cell>
            </table:table-row>
            <table:table-row>
              <table:table-cell office:value-type="string">
                <text:p> popular</text:p>
              </table:table-cell>
              <table:table-cell office:value-type="float" office:value="0.00020076732595348">
                <text:p>0.00020076732595348</text:p>
              </table:table-cell>
            </table:table-row>
            <table:table-row>
              <table:table-cell office:value-type="string">
                <text:p> loud</text:p>
              </table:table-cell>
              <table:table-cell office:value-type="float" office:value="0.000200641290387927">
                <text:p>0.000200641290387927</text:p>
              </table:table-cell>
            </table:table-row>
            <table:table-row>
              <table:table-cell office:value-type="string">
                <text:p> hearing</text:p>
              </table:table-cell>
              <table:table-cell office:value-type="float" office:value="0.000200515425820279">
                <text:p>0.000200515425820279</text:p>
              </table:table-cell>
            </table:table-row>
            <table:table-row>
              <table:table-cell office:value-type="string">
                <text:p> dropped</text:p>
              </table:table-cell>
              <table:table-cell office:value-type="float" office:value="0.000200389731894062">
                <text:p>0.000200389731894062</text:p>
              </table:table-cell>
            </table:table-row>
            <table:table-row>
              <table:table-cell office:value-type="string">
                <text:p> ebooks</text:p>
              </table:table-cell>
              <table:table-cell office:value-type="float" office:value="0.000200264208253809">
                <text:p>0.000200264208253809</text:p>
              </table:table-cell>
            </table:table-row>
            <table:table-row>
              <table:table-cell office:value-type="string">
                <text:p> title</text:p>
              </table:table-cell>
              <table:table-cell office:value-type="float" office:value="0.000200138854545047">
                <text:p>0.000200138854545047</text:p>
              </table:table-cell>
            </table:table-row>
            <table:table-row>
              <table:table-cell office:value-type="string">
                <text:p> noise</text:p>
              </table:table-cell>
              <table:table-cell office:value-type="float" office:value="0.000200013670414302">
                <text:p>0.000200013670414302</text:p>
              </table:table-cell>
            </table:table-row>
            <table:table-row>
              <table:table-cell office:value-type="string">
                <text:p> modified</text:p>
              </table:table-cell>
              <table:table-cell office:value-type="float" office:value="0.00019988865550909">
                <text:p>0.00019988865550909</text:p>
              </table:table-cell>
            </table:table-row>
            <table:table-row>
              <table:table-cell office:value-type="string">
                <text:p> bore</text:p>
              </table:table-cell>
              <table:table-cell office:value-type="float" office:value="0.000199763809477915">
                <text:p>0.000199763809477915</text:p>
              </table:table-cell>
            </table:table-row>
            <table:table-row>
              <table:table-cell office:value-type="string">
                <text:p> produce</text:p>
              </table:table-cell>
              <table:table-cell office:value-type="float" office:value="0.000199639131970266">
                <text:p>0.000199639131970266</text:p>
              </table:table-cell>
            </table:table-row>
            <table:table-row>
              <table:table-cell office:value-type="string">
                <text:p> distributing</text:p>
              </table:table-cell>
              <table:table-cell office:value-type="float" office:value="0.000199514622636612">
                <text:p>0.000199514622636612</text:p>
              </table:table-cell>
            </table:table-row>
            <table:table-row>
              <table:table-cell office:value-type="string">
                <text:p> bodies</text:p>
              </table:table-cell>
              <table:table-cell office:value-type="float" office:value="0.000199390281128403">
                <text:p>0.000199390281128403</text:p>
              </table:table-cell>
            </table:table-row>
            <table:table-row>
              <table:table-cell office:value-type="string">
                <text:p> gives</text:p>
              </table:table-cell>
              <table:table-cell office:value-type="float" office:value="0.000199266107098059">
                <text:p>0.000199266107098059</text:p>
              </table:table-cell>
            </table:table-row>
            <table:table-row>
              <table:table-cell office:value-type="string">
                <text:p> destroy</text:p>
              </table:table-cell>
              <table:table-cell office:value-type="float" office:value="0.000199142100198975">
                <text:p>0.000199142100198975</text:p>
              </table:table-cell>
            </table:table-row>
            <table:table-row>
              <table:table-cell office:value-type="string">
                <text:p> honour</text:p>
              </table:table-cell>
              <table:table-cell office:value-type="float" office:value="0.000199018260085509">
                <text:p>0.000199018260085509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000198894586412987">
                <text:p>0.000198894586412987</text:p>
              </table:table-cell>
            </table:table-row>
            <table:table-row>
              <table:table-cell office:value-type="string">
                <text:p> spite</text:p>
              </table:table-cell>
              <table:table-cell office:value-type="float" office:value="0.000198771078837694">
                <text:p>0.000198771078837694</text:p>
              </table:table-cell>
            </table:table-row>
            <table:table-row>
              <table:table-cell office:value-type="string">
                <text:p> novel</text:p>
              </table:table-cell>
              <table:table-cell office:value-type="float" office:value="0.000198647737016872">
                <text:p>0.000198647737016872</text:p>
              </table:table-cell>
            </table:table-row>
            <table:table-row>
              <table:table-cell office:value-type="string">
                <text:p> ship</text:p>
              </table:table-cell>
              <table:table-cell office:value-type="float" office:value="0.000198524560608717">
                <text:p>0.000198524560608717</text:p>
              </table:table-cell>
            </table:table-row>
            <table:table-row>
              <table:table-cell office:value-type="string">
                <text:p> spring</text:p>
              </table:table-cell>
              <table:table-cell office:value-type="float" office:value="0.000198401549272376">
                <text:p>0.000198401549272376</text:p>
              </table:table-cell>
            </table:table-row>
            <table:table-row>
              <table:table-cell office:value-type="string">
                <text:p> extremely</text:p>
              </table:table-cell>
              <table:table-cell office:value-type="float" office:value="0.000198278702667944">
                <text:p>0.000198278702667944</text:p>
              </table:table-cell>
            </table:table-row>
            <table:table-row>
              <table:table-cell office:value-type="string">
                <text:p> thrale</text:p>
              </table:table-cell>
              <table:table-cell office:value-type="float" office:value="0.000198156020456458">
                <text:p>0.000198156020456458</text:p>
              </table:table-cell>
            </table:table-row>
            <table:table-row>
              <table:table-cell office:value-type="string">
                <text:p> train</text:p>
              </table:table-cell>
              <table:table-cell office:value-type="float" office:value="0.000198033502299898">
                <text:p>0.000198033502299898</text:p>
              </table:table-cell>
            </table:table-row>
            <table:table-row>
              <table:table-cell office:value-type="string">
                <text:p> divisions</text:p>
              </table:table-cell>
              <table:table-cell office:value-type="float" office:value="0.000197911147861179">
                <text:p>0.000197911147861179</text:p>
              </table:table-cell>
            </table:table-row>
            <table:table-row>
              <table:table-cell office:value-type="string">
                <text:p> henry</text:p>
              </table:table-cell>
              <table:table-cell office:value-type="float" office:value="0.000197788956804152">
                <text:p>0.000197788956804152</text:p>
              </table:table-cell>
            </table:table-row>
            <table:table-row>
              <table:table-cell office:value-type="string">
                <text:p> crowd</text:p>
              </table:table-cell>
              <table:table-cell office:value-type="float" office:value="0.000197666928793597">
                <text:p>0.000197666928793597</text:p>
              </table:table-cell>
            </table:table-row>
            <table:table-row>
              <table:table-cell office:value-type="string">
                <text:p> admitted</text:p>
              </table:table-cell>
              <table:table-cell office:value-type="float" office:value="0.000197545063495225">
                <text:p>0.000197545063495225</text:p>
              </table:table-cell>
            </table:table-row>
            <table:table-row>
              <table:table-cell office:value-type="string">
                <text:p> knowing</text:p>
              </table:table-cell>
              <table:table-cell office:value-type="float" office:value="0.000197423360575667">
                <text:p>0.000197423360575667</text:p>
              </table:table-cell>
            </table:table-row>
            <table:table-row>
              <table:table-cell office:value-type="string">
                <text:p> size</text:p>
              </table:table-cell>
              <table:table-cell office:value-type="float" office:value="0.000197301819702478">
                <text:p>0.000197301819702478</text:p>
              </table:table-cell>
            </table:table-row>
            <table:table-row>
              <table:table-cell office:value-type="string">
                <text:p> parents</text:p>
              </table:table-cell>
              <table:table-cell office:value-type="float" office:value="0.00019718044054413">
                <text:p>0.00019718044054413</text:p>
              </table:table-cell>
            </table:table-row>
            <table:table-row>
              <table:table-cell office:value-type="string">
                <text:p> spooner</text:p>
              </table:table-cell>
              <table:table-cell office:value-type="float" office:value="0.000197059222770011">
                <text:p>0.000197059222770011</text:p>
              </table:table-cell>
            </table:table-row>
            <table:table-row>
              <table:table-cell office:value-type="string">
                <text:p> royal</text:p>
              </table:table-cell>
              <table:table-cell office:value-type="float" office:value="0.000196938166050418">
                <text:p>0.000196938166050418</text:p>
              </table:table-cell>
            </table:table-row>
            <table:table-row>
              <table:table-cell office:value-type="string">
                <text:p> village</text:p>
              </table:table-cell>
              <table:table-cell office:value-type="float" office:value="0.00019681727005656">
                <text:p>0.00019681727005656</text:p>
              </table:table-cell>
            </table:table-row>
            <table:table-row>
              <table:table-cell office:value-type="string">
                <text:p> opening</text:p>
              </table:table-cell>
              <table:table-cell office:value-type="float" office:value="0.000196696534460547">
                <text:p>0.000196696534460547</text:p>
              </table:table-cell>
            </table:table-row>
            <table:table-row>
              <table:table-cell office:value-type="string">
                <text:p> reference</text:p>
              </table:table-cell>
              <table:table-cell office:value-type="float" office:value="0.000196575958935395">
                <text:p>0.000196575958935395</text:p>
              </table:table-cell>
            </table:table-row>
            <table:table-row>
              <table:table-cell office:value-type="string">
                <text:p> laugh</text:p>
              </table:table-cell>
              <table:table-cell office:value-type="float" office:value="0.000196455543155017">
                <text:p>0.000196455543155017</text:p>
              </table:table-cell>
            </table:table-row>
            <table:table-row>
              <table:table-cell office:value-type="string">
                <text:p> rate</text:p>
              </table:table-cell>
              <table:table-cell office:value-type="float" office:value="0.000196335286794222">
                <text:p>0.000196335286794222</text:p>
              </table:table-cell>
            </table:table-row>
            <table:table-row>
              <table:table-cell office:value-type="string">
                <text:p> â</text:p>
              </table:table-cell>
              <table:table-cell office:value-type="float" office:value="0.000196215189528713">
                <text:p>0.000196215189528713</text:p>
              </table:table-cell>
            </table:table-row>
            <table:table-row>
              <table:table-cell office:value-type="string">
                <text:p> forget</text:p>
              </table:table-cell>
              <table:table-cell office:value-type="float" office:value="0.000196095251035081">
                <text:p>0.000196095251035081</text:p>
              </table:table-cell>
            </table:table-row>
            <table:table-row>
              <table:table-cell office:value-type="string">
                <text:p> ourselves</text:p>
              </table:table-cell>
              <table:table-cell office:value-type="float" office:value="0.000195975470990806">
                <text:p>0.000195975470990806</text:p>
              </table:table-cell>
            </table:table-row>
            <table:table-row>
              <table:table-cell office:value-type="string">
                <text:p> changes</text:p>
              </table:table-cell>
              <table:table-cell office:value-type="float" office:value="0.000195855849074249">
                <text:p>0.000195855849074249</text:p>
              </table:table-cell>
            </table:table-row>
            <table:table-row>
              <table:table-cell office:value-type="string">
                <text:p> palace</text:p>
              </table:table-cell>
              <table:table-cell office:value-type="float" office:value="0.000195736384964652">
                <text:p>0.000195736384964652</text:p>
              </table:table-cell>
            </table:table-row>
            <table:table-row>
              <table:table-cell office:value-type="string">
                <text:p> variety</text:p>
              </table:table-cell>
              <table:table-cell office:value-type="float" office:value="0.000195617078342137">
                <text:p>0.000195617078342137</text:p>
              </table:table-cell>
            </table:table-row>
            <table:table-row>
              <table:table-cell office:value-type="string">
                <text:p> smoke</text:p>
              </table:table-cell>
              <table:table-cell office:value-type="float" office:value="0.000195497928887698">
                <text:p>0.000195497928887698</text:p>
              </table:table-cell>
            </table:table-row>
            <table:table-row>
              <table:table-cell office:value-type="string">
                <text:p> previous</text:p>
              </table:table-cell>
              <table:table-cell office:value-type="float" office:value="0.000195378936283202">
                <text:p>0.000195378936283202</text:p>
              </table:table-cell>
            </table:table-row>
            <table:table-row>
              <table:table-cell office:value-type="string">
                <text:p> rules</text:p>
              </table:table-cell>
              <table:table-cell office:value-type="float" office:value="0.000195260100211382">
                <text:p>0.000195260100211382</text:p>
              </table:table-cell>
            </table:table-row>
            <table:table-row>
              <table:table-cell office:value-type="string">
                <text:p> boys</text:p>
              </table:table-cell>
              <table:table-cell office:value-type="float" office:value="0.00019514142035584">
                <text:p>0.00019514142035584</text:p>
              </table:table-cell>
            </table:table-row>
            <table:table-row>
              <table:table-cell office:value-type="string">
                <text:p> infantry</text:p>
              </table:table-cell>
              <table:table-cell office:value-type="float" office:value="0.000195022896401038">
                <text:p>0.000195022896401038</text:p>
              </table:table-cell>
            </table:table-row>
            <table:table-row>
              <table:table-cell office:value-type="string">
                <text:p> sides</text:p>
              </table:table-cell>
              <table:table-cell office:value-type="float" office:value="0.000194904528032298">
                <text:p>0.000194904528032298</text:p>
              </table:table-cell>
            </table:table-row>
            <table:table-row>
              <table:table-cell office:value-type="string">
                <text:p> holding</text:p>
              </table:table-cell>
              <table:table-cell office:value-type="float" office:value="0.0001947863149358">
                <text:p>0.0001947863149358</text:p>
              </table:table-cell>
            </table:table-row>
            <table:table-row>
              <table:table-cell office:value-type="string">
                <text:p> suggested</text:p>
              </table:table-cell>
              <table:table-cell office:value-type="float" office:value="0.000194668256798576">
                <text:p>0.000194668256798576</text:p>
              </table:table-cell>
            </table:table-row>
            <table:table-row>
              <table:table-cell office:value-type="string">
                <text:p> prince</text:p>
              </table:table-cell>
              <table:table-cell office:value-type="float" office:value="0.00019455035330851">
                <text:p>0.00019455035330851</text:p>
              </table:table-cell>
            </table:table-row>
            <table:table-row>
              <table:table-cell office:value-type="string">
                <text:p> virtue</text:p>
              </table:table-cell>
              <table:table-cell office:value-type="float" office:value="0.000194432604154334">
                <text:p>0.000194432604154334</text:p>
              </table:table-cell>
            </table:table-row>
            <table:table-row>
              <table:table-cell office:value-type="string">
                <text:p> july</text:p>
              </table:table-cell>
              <table:table-cell office:value-type="float" office:value="0.000194315009025623">
                <text:p>0.000194315009025623</text:p>
              </table:table-cell>
            </table:table-row>
            <table:table-row>
              <table:table-cell office:value-type="string">
                <text:p> regular</text:p>
              </table:table-cell>
              <table:table-cell office:value-type="float" office:value="0.000194197567612796">
                <text:p>0.000194197567612796</text:p>
              </table:table-cell>
            </table:table-row>
            <table:table-row>
              <table:table-cell office:value-type="string">
                <text:p> false</text:p>
              </table:table-cell>
              <table:table-cell office:value-type="float" office:value="0.000194080279607111">
                <text:p>0.000194080279607111</text:p>
              </table:table-cell>
            </table:table-row>
            <table:table-row>
              <table:table-cell office:value-type="string">
                <text:p> blind</text:p>
              </table:table-cell>
              <table:table-cell office:value-type="float" office:value="0.000193963144700662">
                <text:p>0.000193963144700662</text:p>
              </table:table-cell>
            </table:table-row>
            <table:table-row>
              <table:table-cell office:value-type="string">
                <text:p> vain</text:p>
              </table:table-cell>
              <table:table-cell office:value-type="float" office:value="0.000193846162586376">
                <text:p>0.000193846162586376</text:p>
              </table:table-cell>
            </table:table-row>
            <table:table-row>
              <table:table-cell office:value-type="string">
                <text:p> dream</text:p>
              </table:table-cell>
              <table:table-cell office:value-type="float" office:value="0.000193729332958012">
                <text:p>0.000193729332958012</text:p>
              </table:table-cell>
            </table:table-row>
            <table:table-row>
              <table:table-cell office:value-type="string">
                <text:p> frequently</text:p>
              </table:table-cell>
              <table:table-cell office:value-type="float" office:value="0.000193612655510156">
                <text:p>0.000193612655510156</text:p>
              </table:table-cell>
            </table:table-row>
            <table:table-row>
              <table:table-cell office:value-type="string">
                <text:p> stories</text:p>
              </table:table-cell>
              <table:table-cell office:value-type="float" office:value="0.000193496129938218">
                <text:p>0.000193496129938218</text:p>
              </table:table-cell>
            </table:table-row>
            <table:table-row>
              <table:table-cell office:value-type="string">
                <text:p> hung</text:p>
              </table:table-cell>
              <table:table-cell office:value-type="float" office:value="0.000193379755938433">
                <text:p>0.000193379755938433</text:p>
              </table:table-cell>
            </table:table-row>
            <table:table-row>
              <table:table-cell office:value-type="string">
                <text:p> leg</text:p>
              </table:table-cell>
              <table:table-cell office:value-type="float" office:value="0.000193263533207852">
                <text:p>0.000193263533207852</text:p>
              </table:table-cell>
            </table:table-row>
            <table:table-row>
              <table:table-cell office:value-type="string">
                <text:p> highest</text:p>
              </table:table-cell>
              <table:table-cell office:value-type="float" office:value="0.000193147461444345">
                <text:p>0.000193147461444345</text:p>
              </table:table-cell>
            </table:table-row>
            <table:table-row>
              <table:table-cell office:value-type="string">
                <text:p> islands</text:p>
              </table:table-cell>
              <table:table-cell office:value-type="float" office:value="0.000193031540346596">
                <text:p>0.000193031540346596</text:p>
              </table:table-cell>
            </table:table-row>
            <table:table-row>
              <table:table-cell office:value-type="string">
                <text:p> pointed</text:p>
              </table:table-cell>
              <table:table-cell office:value-type="float" office:value="0.000192915769614098">
                <text:p>0.000192915769614098</text:p>
              </table:table-cell>
            </table:table-row>
            <table:table-row>
              <table:table-cell office:value-type="string">
                <text:p> ideas</text:p>
              </table:table-cell>
              <table:table-cell office:value-type="float" office:value="0.000192800148947154">
                <text:p>0.000192800148947154</text:p>
              </table:table-cell>
            </table:table-row>
            <table:table-row>
              <table:table-cell office:value-type="string">
                <text:p> text</text:p>
              </table:table-cell>
              <table:table-cell office:value-type="float" office:value="0.000192684678046874">
                <text:p>0.000192684678046874</text:p>
              </table:table-cell>
            </table:table-row>
            <table:table-row>
              <table:table-cell office:value-type="string">
                <text:p> removed</text:p>
              </table:table-cell>
              <table:table-cell office:value-type="float" office:value="0.000192569356615167">
                <text:p>0.000192569356615167</text:p>
              </table:table-cell>
            </table:table-row>
            <table:table-row>
              <table:table-cell office:value-type="string">
                <text:p> nobody</text:p>
              </table:table-cell>
              <table:table-cell office:value-type="float" office:value="0.000192454184354746">
                <text:p>0.000192454184354746</text:p>
              </table:table-cell>
            </table:table-row>
            <table:table-row>
              <table:table-cell office:value-type="string">
                <text:p> stay</text:p>
              </table:table-cell>
              <table:table-cell office:value-type="float" office:value="0.000192339160969119">
                <text:p>0.000192339160969119</text:p>
              </table:table-cell>
            </table:table-row>
            <table:table-row>
              <table:table-cell office:value-type="string">
                <text:p> likely</text:p>
              </table:table-cell>
              <table:table-cell office:value-type="float" office:value="0.00019222428616259">
                <text:p>0.00019222428616259</text:p>
              </table:table-cell>
            </table:table-row>
            <table:table-row>
              <table:table-cell office:value-type="string">
                <text:p> numbers</text:p>
              </table:table-cell>
              <table:table-cell office:value-type="float" office:value="0.000192109559640255">
                <text:p>0.000192109559640255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000191994981107999">
                <text:p>0.000191994981107999</text:p>
              </table:table-cell>
            </table:table-row>
            <table:table-row>
              <table:table-cell office:value-type="string">
                <text:p> organized</text:p>
              </table:table-cell>
              <table:table-cell office:value-type="float" office:value="0.000191880550272495">
                <text:p>0.000191880550272495</text:p>
              </table:table-cell>
            </table:table-row>
            <table:table-row>
              <table:table-cell office:value-type="string">
                <text:p> mighty</text:p>
              </table:table-cell>
              <table:table-cell office:value-type="float" office:value="0.000191766266841198">
                <text:p>0.000191766266841198</text:p>
              </table:table-cell>
            </table:table-row>
            <table:table-row>
              <table:table-cell office:value-type="string">
                <text:p> search</text:p>
              </table:table-cell>
              <table:table-cell office:value-type="float" office:value="0.000191652130522346">
                <text:p>0.000191652130522346</text:p>
              </table:table-cell>
            </table:table-row>
            <table:table-row>
              <table:table-cell office:value-type="string">
                <text:p> origin</text:p>
              </table:table-cell>
              <table:table-cell office:value-type="float" office:value="0.000191538141024957">
                <text:p>0.000191538141024957</text:p>
              </table:table-cell>
            </table:table-row>
            <table:table-row>
              <table:table-cell office:value-type="string">
                <text:p> mass</text:p>
              </table:table-cell>
              <table:table-cell office:value-type="float" office:value="0.000191424298058822">
                <text:p>0.000191424298058822</text:p>
              </table:table-cell>
            </table:table-row>
            <table:table-row>
              <table:table-cell office:value-type="string">
                <text:p> related</text:p>
              </table:table-cell>
              <table:table-cell office:value-type="float" office:value="0.000191310601334509">
                <text:p>0.000191310601334509</text:p>
              </table:table-cell>
            </table:table-row>
            <table:table-row>
              <table:table-cell office:value-type="string">
                <text:p> telling</text:p>
              </table:table-cell>
              <table:table-cell office:value-type="float" office:value="0.000191197050563354">
                <text:p>0.000191197050563354</text:p>
              </table:table-cell>
            </table:table-row>
            <table:table-row>
              <table:table-cell office:value-type="string">
                <text:p> she's</text:p>
              </table:table-cell>
              <table:table-cell office:value-type="float" office:value="0.000191083645457465">
                <text:p>0.000191083645457465</text:p>
              </table:table-cell>
            </table:table-row>
            <table:table-row>
              <table:table-cell office:value-type="string">
                <text:p> growing</text:p>
              </table:table-cell>
              <table:table-cell office:value-type="float" office:value="0.000190970385729713">
                <text:p>0.000190970385729713</text:p>
              </table:table-cell>
            </table:table-row>
            <table:table-row>
              <table:table-cell office:value-type="string">
                <text:p> increase</text:p>
              </table:table-cell>
              <table:table-cell office:value-type="float" office:value="0.000190857271093732">
                <text:p>0.000190857271093732</text:p>
              </table:table-cell>
            </table:table-row>
            <table:table-row>
              <table:table-cell office:value-type="string">
                <text:p> distribute</text:p>
              </table:table-cell>
              <table:table-cell office:value-type="float" office:value="0.000190744301263921">
                <text:p>0.000190744301263921</text:p>
              </table:table-cell>
            </table:table-row>
            <table:table-row>
              <table:table-cell office:value-type="string">
                <text:p> h</text:p>
              </table:table-cell>
              <table:table-cell office:value-type="float" office:value="0.000190631475955432">
                <text:p>0.000190631475955432</text:p>
              </table:table-cell>
            </table:table-row>
            <table:table-row>
              <table:table-cell office:value-type="string">
                <text:p> saved</text:p>
              </table:table-cell>
              <table:table-cell office:value-type="float" office:value="0.000190518794884176">
                <text:p>0.000190518794884176</text:p>
              </table:table-cell>
            </table:table-row>
            <table:table-row>
              <table:table-cell office:value-type="string">
                <text:p> streets</text:p>
              </table:table-cell>
              <table:table-cell office:value-type="float" office:value="0.000190406257766815">
                <text:p>0.000190406257766815</text:p>
              </table:table-cell>
            </table:table-row>
            <table:table-row>
              <table:table-cell office:value-type="string">
                <text:p> michael</text:p>
              </table:table-cell>
              <table:table-cell office:value-type="float" office:value="0.000190293864320765">
                <text:p>0.000190293864320765</text:p>
              </table:table-cell>
            </table:table-row>
            <table:table-row>
              <table:table-cell office:value-type="string">
                <text:p> reaching</text:p>
              </table:table-cell>
              <table:table-cell office:value-type="float" office:value="0.000190181614264187">
                <text:p>0.000190181614264187</text:p>
              </table:table-cell>
            </table:table-row>
            <table:table-row>
              <table:table-cell office:value-type="string">
                <text:p> plan</text:p>
              </table:table-cell>
              <table:table-cell office:value-type="float" office:value="0.000190069507315988">
                <text:p>0.000190069507315988</text:p>
              </table:table-cell>
            </table:table-row>
            <table:table-row>
              <table:table-cell office:value-type="string">
                <text:p> intellectual</text:p>
              </table:table-cell>
              <table:table-cell office:value-type="float" office:value="0.000189957543195821">
                <text:p>0.000189957543195821</text:p>
              </table:table-cell>
            </table:table-row>
            <table:table-row>
              <table:table-cell office:value-type="string">
                <text:p> confusion</text:p>
              </table:table-cell>
              <table:table-cell office:value-type="float" office:value="0.000189845721624075">
                <text:p>0.000189845721624075</text:p>
              </table:table-cell>
            </table:table-row>
            <table:table-row>
              <table:table-cell office:value-type="string">
                <text:p> regiment</text:p>
              </table:table-cell>
              <table:table-cell office:value-type="float" office:value="0.000189734042321883">
                <text:p>0.000189734042321883</text:p>
              </table:table-cell>
            </table:table-row>
            <table:table-row>
              <table:table-cell office:value-type="string">
                <text:p> devil</text:p>
              </table:table-cell>
              <table:table-cell office:value-type="float" office:value="0.000189622505011108">
                <text:p>0.000189622505011108</text:p>
              </table:table-cell>
            </table:table-row>
            <table:table-row>
              <table:table-cell office:value-type="string">
                <text:p> proposition</text:p>
              </table:table-cell>
              <table:table-cell office:value-type="float" office:value="0.00018951110941435">
                <text:p>0.00018951110941435</text:p>
              </table:table-cell>
            </table:table-row>
            <table:table-row>
              <table:table-cell office:value-type="string">
                <text:p> impression</text:p>
              </table:table-cell>
              <table:table-cell office:value-type="float" office:value="0.00018939985525494">
                <text:p>0.00018939985525494</text:p>
              </table:table-cell>
            </table:table-row>
            <table:table-row>
              <table:table-cell office:value-type="string">
                <text:p> arrival</text:p>
              </table:table-cell>
              <table:table-cell office:value-type="float" office:value="0.000189288742256936">
                <text:p>0.000189288742256936</text:p>
              </table:table-cell>
            </table:table-row>
            <table:table-row>
              <table:table-cell office:value-type="string">
                <text:p> armies</text:p>
              </table:table-cell>
              <table:table-cell office:value-type="float" office:value="0.000189177770145122">
                <text:p>0.000189177770145122</text:p>
              </table:table-cell>
            </table:table-row>
            <table:table-row>
              <table:table-cell office:value-type="string">
                <text:p> modification</text:p>
              </table:table-cell>
              <table:table-cell office:value-type="float" office:value="0.000189066938645007">
                <text:p>0.000189066938645007</text:p>
              </table:table-cell>
            </table:table-row>
            <table:table-row>
              <table:table-cell office:value-type="string">
                <text:p> posted</text:p>
              </table:table-cell>
              <table:table-cell office:value-type="float" office:value="0.000188956247482821">
                <text:p>0.000188956247482821</text:p>
              </table:table-cell>
            </table:table-row>
            <table:table-row>
              <table:table-cell office:value-type="string">
                <text:p> nations</text:p>
              </table:table-cell>
              <table:table-cell office:value-type="float" office:value="0.000188845696385511">
                <text:p>0.000188845696385511</text:p>
              </table:table-cell>
            </table:table-row>
            <table:table-row>
              <table:table-cell office:value-type="string">
                <text:p> youth</text:p>
              </table:table-cell>
              <table:table-cell office:value-type="float" office:value="0.000188735285080744">
                <text:p>0.000188735285080744</text:p>
              </table:table-cell>
            </table:table-row>
            <table:table-row>
              <table:table-cell office:value-type="string">
                <text:p> meeting</text:p>
              </table:table-cell>
              <table:table-cell office:value-type="float" office:value="0.000188625013296899">
                <text:p>0.000188625013296899</text:p>
              </table:table-cell>
            </table:table-row>
            <table:table-row>
              <table:table-cell office:value-type="string">
                <text:p> errors</text:p>
              </table:table-cell>
              <table:table-cell office:value-type="float" office:value="0.000188514880763066">
                <text:p>0.000188514880763066</text:p>
              </table:table-cell>
            </table:table-row>
            <table:table-row>
              <table:table-cell office:value-type="string">
                <text:p> web</text:p>
              </table:table-cell>
              <table:table-cell office:value-type="float" office:value="0.000188404887209047">
                <text:p>0.000188404887209047</text:p>
              </table:table-cell>
            </table:table-row>
            <table:table-row>
              <table:table-cell office:value-type="string">
                <text:p> chamber</text:p>
              </table:table-cell>
              <table:table-cell office:value-type="float" office:value="0.000188295032365348">
                <text:p>0.000188295032365348</text:p>
              </table:table-cell>
            </table:table-row>
            <table:table-row>
              <table:table-cell office:value-type="string">
                <text:p> wise</text:p>
              </table:table-cell>
              <table:table-cell office:value-type="float" office:value="0.000188185315963183">
                <text:p>0.000188185315963183</text:p>
              </table:table-cell>
            </table:table-row>
            <table:table-row>
              <table:table-cell office:value-type="string">
                <text:p> jaggers</text:p>
              </table:table-cell>
              <table:table-cell office:value-type="float" office:value="0.000188075737734466">
                <text:p>0.000188075737734466</text:p>
              </table:table-cell>
            </table:table-row>
            <table:table-row>
              <table:table-cell office:value-type="string">
                <text:p> principal</text:p>
              </table:table-cell>
              <table:table-cell office:value-type="float" office:value="0.000187966297411812">
                <text:p>0.000187966297411812</text:p>
              </table:table-cell>
            </table:table-row>
            <table:table-row>
              <table:table-cell office:value-type="string">
                <text:p> duties</text:p>
              </table:table-cell>
              <table:table-cell office:value-type="float" office:value="0.000187856994728536">
                <text:p>0.000187856994728536</text:p>
              </table:table-cell>
            </table:table-row>
            <table:table-row>
              <table:table-cell office:value-type="string">
                <text:p> gods</text:p>
              </table:table-cell>
              <table:table-cell office:value-type="float" office:value="0.000187747829418644">
                <text:p>0.000187747829418644</text:p>
              </table:table-cell>
            </table:table-row>
            <table:table-row>
              <table:table-cell office:value-type="string">
                <text:p> parent</text:p>
              </table:table-cell>
              <table:table-cell office:value-type="float" office:value="0.00018763880121684">
                <text:p>0.00018763880121684</text:p>
              </table:table-cell>
            </table:table-row>
            <table:table-row>
              <table:table-cell office:value-type="string">
                <text:p> taught</text:p>
              </table:table-cell>
              <table:table-cell office:value-type="float" office:value="0.000187529909858516">
                <text:p>0.000187529909858516</text:p>
              </table:table-cell>
            </table:table-row>
            <table:table-row>
              <table:table-cell office:value-type="string">
                <text:p> christmas</text:p>
              </table:table-cell>
              <table:table-cell office:value-type="float" office:value="0.000187421155079753">
                <text:p>0.000187421155079753</text:p>
              </table:table-cell>
            </table:table-row>
            <table:table-row>
              <table:table-cell office:value-type="string">
                <text:p> medium</text:p>
              </table:table-cell>
              <table:table-cell office:value-type="float" office:value="0.000187312536617321">
                <text:p>0.000187312536617321</text:p>
              </table:table-cell>
            </table:table-row>
            <table:table-row>
              <table:table-cell office:value-type="string">
                <text:p> record</text:p>
              </table:table-cell>
              <table:table-cell office:value-type="float" office:value="0.000187204054208671">
                <text:p>0.000187204054208671</text:p>
              </table:table-cell>
            </table:table-row>
            <table:table-row>
              <table:table-cell office:value-type="string">
                <text:p> asleep</text:p>
              </table:table-cell>
              <table:table-cell office:value-type="float" office:value="0.000187095707591938">
                <text:p>0.000187095707591938</text:p>
              </table:table-cell>
            </table:table-row>
            <table:table-row>
              <table:table-cell office:value-type="string">
                <text:p> falling</text:p>
              </table:table-cell>
              <table:table-cell office:value-type="float" office:value="0.000186987496505936">
                <text:p>0.000186987496505936</text:p>
              </table:table-cell>
            </table:table-row>
            <table:table-row>
              <table:table-cell office:value-type="string">
                <text:p> rising</text:p>
              </table:table-cell>
              <table:table-cell office:value-type="float" office:value="0.000186879420690157">
                <text:p>0.000186879420690157</text:p>
              </table:table-cell>
            </table:table-row>
            <table:table-row>
              <table:table-cell office:value-type="string">
                <text:p> federation</text:p>
              </table:table-cell>
              <table:table-cell office:value-type="float" office:value="0.000186771479884769">
                <text:p>0.000186771479884769</text:p>
              </table:table-cell>
            </table:table-row>
            <table:table-row>
              <table:table-cell office:value-type="string">
                <text:p> dollars</text:p>
              </table:table-cell>
              <table:table-cell office:value-type="float" office:value="0.000186663673830611">
                <text:p>0.000186663673830611</text:p>
              </table:table-cell>
            </table:table-row>
            <table:table-row>
              <table:table-cell office:value-type="string">
                <text:p> ma'am</text:p>
              </table:table-cell>
              <table:table-cell office:value-type="float" office:value="0.000186556002269195">
                <text:p>0.000186556002269195</text:p>
              </table:table-cell>
            </table:table-row>
            <table:table-row>
              <table:table-cell office:value-type="string">
                <text:p> nose</text:p>
              </table:table-cell>
              <table:table-cell office:value-type="float" office:value="0.000186448464942701">
                <text:p>0.000186448464942701</text:p>
              </table:table-cell>
            </table:table-row>
            <table:table-row>
              <table:table-cell office:value-type="string">
                <text:p> mission</text:p>
              </table:table-cell>
              <table:table-cell office:value-type="float" office:value="0.000186341061593976">
                <text:p>0.000186341061593976</text:p>
              </table:table-cell>
            </table:table-row>
            <table:table-row>
              <table:table-cell office:value-type="string">
                <text:p> visible</text:p>
              </table:table-cell>
              <table:table-cell office:value-type="float" office:value="0.00018623379196653">
                <text:p>0.00018623379196653</text:p>
              </table:table-cell>
            </table:table-row>
            <table:table-row>
              <table:table-cell office:value-type="string">
                <text:p> lies</text:p>
              </table:table-cell>
              <table:table-cell office:value-type="float" office:value="0.000186126655804538">
                <text:p>0.000186126655804538</text:p>
              </table:table-cell>
            </table:table-row>
            <table:table-row>
              <table:table-cell office:value-type="string">
                <text:p> adrian</text:p>
              </table:table-cell>
              <table:table-cell office:value-type="float" office:value="0.000186019652852833">
                <text:p>0.000186019652852833</text:p>
              </table:table-cell>
            </table:table-row>
            <table:table-row>
              <table:table-cell office:value-type="string">
                <text:p> breakfast</text:p>
              </table:table-cell>
              <table:table-cell office:value-type="float" office:value="0.000185912782856906">
                <text:p>0.000185912782856906</text:p>
              </table:table-cell>
            </table:table-row>
            <table:table-row>
              <table:table-cell office:value-type="string">
                <text:p> touch</text:p>
              </table:table-cell>
              <table:table-cell office:value-type="float" office:value="0.000185806045562904">
                <text:p>0.000185806045562904</text:p>
              </table:table-cell>
            </table:table-row>
            <table:table-row>
              <table:table-cell office:value-type="string">
                <text:p> afterward</text:p>
              </table:table-cell>
              <table:table-cell office:value-type="float" office:value="0.000185699440717629">
                <text:p>0.000185699440717629</text:p>
              </table:table-cell>
            </table:table-row>
            <table:table-row>
              <table:table-cell office:value-type="string">
                <text:p> christ</text:p>
              </table:table-cell>
              <table:table-cell office:value-type="float" office:value="0.000185592968068534">
                <text:p>0.000185592968068534</text:p>
              </table:table-cell>
            </table:table-row>
            <table:table-row>
              <table:table-cell office:value-type="string">
                <text:p> april</text:p>
              </table:table-cell>
              <table:table-cell office:value-type="float" office:value="0.00018548662736372">
                <text:p>0.00018548662736372</text:p>
              </table:table-cell>
            </table:table-row>
            <table:table-row>
              <table:table-cell office:value-type="string">
                <text:p> wine</text:p>
              </table:table-cell>
              <table:table-cell office:value-type="float" office:value="0.000185380418351936">
                <text:p>0.000185380418351936</text:p>
              </table:table-cell>
            </table:table-row>
            <table:table-row>
              <table:table-cell office:value-type="string">
                <text:p> indians</text:p>
              </table:table-cell>
              <table:table-cell office:value-type="float" office:value="0.000185274340782579">
                <text:p>0.000185274340782579</text:p>
              </table:table-cell>
            </table:table-row>
            <table:table-row>
              <table:table-cell office:value-type="string">
                <text:p> aid</text:p>
              </table:table-cell>
              <table:table-cell office:value-type="float" office:value="0.000185168394405685">
                <text:p>0.000185168394405685</text:p>
              </table:table-cell>
            </table:table-row>
            <table:table-row>
              <table:table-cell office:value-type="string">
                <text:p> finding</text:p>
              </table:table-cell>
              <table:table-cell office:value-type="float" office:value="0.000185062578971933">
                <text:p>0.000185062578971933</text:p>
              </table:table-cell>
            </table:table-row>
            <table:table-row>
              <table:table-cell office:value-type="string">
                <text:p> singular</text:p>
              </table:table-cell>
              <table:table-cell office:value-type="float" office:value="0.000184956894232643">
                <text:p>0.000184956894232643</text:p>
              </table:table-cell>
            </table:table-row>
            <table:table-row>
              <table:table-cell office:value-type="string">
                <text:p> attached</text:p>
              </table:table-cell>
              <table:table-cell office:value-type="float" office:value="0.000184851339939769">
                <text:p>0.000184851339939769</text:p>
              </table:table-cell>
            </table:table-row>
            <table:table-row>
              <table:table-cell office:value-type="string">
                <text:p> allen</text:p>
              </table:table-cell>
              <table:table-cell office:value-type="float" office:value="0.000184745915845902">
                <text:p>0.000184745915845902</text:p>
              </table:table-cell>
            </table:table-row>
            <table:table-row>
              <table:table-cell office:value-type="string">
                <text:p> agreed</text:p>
              </table:table-cell>
              <table:table-cell office:value-type="float" office:value="0.000184640621704264">
                <text:p>0.000184640621704264</text:p>
              </table:table-cell>
            </table:table-row>
            <table:table-row>
              <table:table-cell office:value-type="string">
                <text:p> played</text:p>
              </table:table-cell>
              <table:table-cell office:value-type="float" office:value="0.000184535457268709">
                <text:p>0.000184535457268709</text:p>
              </table:table-cell>
            </table:table-row>
            <table:table-row>
              <table:table-cell office:value-type="string">
                <text:p> generations</text:p>
              </table:table-cell>
              <table:table-cell office:value-type="float" office:value="0.00018443042229372">
                <text:p>0.00018443042229372</text:p>
              </table:table-cell>
            </table:table-row>
            <table:table-row>
              <table:table-cell office:value-type="string">
                <text:p> mowgli</text:p>
              </table:table-cell>
              <table:table-cell office:value-type="float" office:value="0.000184325516534406">
                <text:p>0.000184325516534406</text:p>
              </table:table-cell>
            </table:table-row>
            <table:table-row>
              <table:table-cell office:value-type="string">
                <text:p> roof</text:p>
              </table:table-cell>
              <table:table-cell office:value-type="float" office:value="0.000184220739746503">
                <text:p>0.000184220739746503</text:p>
              </table:table-cell>
            </table:table-row>
            <table:table-row>
              <table:table-cell office:value-type="string">
                <text:p> artillery</text:p>
              </table:table-cell>
              <table:table-cell office:value-type="float" office:value="0.000184116091686366">
                <text:p>0.000184116091686366</text:p>
              </table:table-cell>
            </table:table-row>
            <table:table-row>
              <table:table-cell office:value-type="string">
                <text:p> tea</text:p>
              </table:table-cell>
              <table:table-cell office:value-type="float" office:value="0.000184011572110975">
                <text:p>0.000184011572110975</text:p>
              </table:table-cell>
            </table:table-row>
            <table:table-row>
              <table:table-cell office:value-type="string">
                <text:p> obliged</text:p>
              </table:table-cell>
              <table:table-cell office:value-type="float" office:value="0.000183907180777925">
                <text:p>0.000183907180777925</text:p>
              </table:table-cell>
            </table:table-row>
            <table:table-row>
              <table:table-cell office:value-type="string">
                <text:p> satisfied</text:p>
              </table:table-cell>
              <table:table-cell office:value-type="float" office:value="0.000183802917445431">
                <text:p>0.000183802917445431</text:p>
              </table:table-cell>
            </table:table-row>
            <table:table-row>
              <table:table-cell office:value-type="string">
                <text:p> directed</text:p>
              </table:table-cell>
              <table:table-cell office:value-type="float" office:value="0.00018369878187232">
                <text:p>0.00018369878187232</text:p>
              </table:table-cell>
            </table:table-row>
            <table:table-row>
              <table:table-cell office:value-type="string">
                <text:p> creatures</text:p>
              </table:table-cell>
              <table:table-cell office:value-type="float" office:value="0.000183594773818034">
                <text:p>0.000183594773818034</text:p>
              </table:table-cell>
            </table:table-row>
            <table:table-row>
              <table:table-cell office:value-type="string">
                <text:p> nevertheless</text:p>
              </table:table-cell>
              <table:table-cell office:value-type="float" office:value="0.000183490893042625">
                <text:p>0.000183490893042625</text:p>
              </table:table-cell>
            </table:table-row>
            <table:table-row>
              <table:table-cell office:value-type="string">
                <text:p> pipe</text:p>
              </table:table-cell>
              <table:table-cell office:value-type="float" office:value="0.000183387139306755">
                <text:p>0.000183387139306755</text:p>
              </table:table-cell>
            </table:table-row>
            <table:table-row>
              <table:table-cell office:value-type="string">
                <text:p> obtain</text:p>
              </table:table-cell>
              <table:table-cell office:value-type="float" office:value="0.000183283512371691">
                <text:p>0.000183283512371691</text:p>
              </table:table-cell>
            </table:table-row>
            <table:table-row>
              <table:table-cell office:value-type="string">
                <text:p> recent</text:p>
              </table:table-cell>
              <table:table-cell office:value-type="float" office:value="0.000183180011999307">
                <text:p>0.000183180011999307</text:p>
              </table:table-cell>
            </table:table-row>
            <table:table-row>
              <table:table-cell office:value-type="string">
                <text:p> shop</text:p>
              </table:table-cell>
              <table:table-cell office:value-type="float" office:value="0.000183076637952079">
                <text:p>0.000183076637952079</text:p>
              </table:table-cell>
            </table:table-row>
            <table:table-row>
              <table:table-cell office:value-type="string">
                <text:p> civil</text:p>
              </table:table-cell>
              <table:table-cell office:value-type="float" office:value="0.000182973389993085">
                <text:p>0.000182973389993085</text:p>
              </table:table-cell>
            </table:table-row>
            <table:table-row>
              <table:table-cell office:value-type="string">
                <text:p> employed</text:p>
              </table:table-cell>
              <table:table-cell office:value-type="float" office:value="0.000182870267886002">
                <text:p>0.000182870267886002</text:p>
              </table:table-cell>
            </table:table-row>
            <table:table-row>
              <table:table-cell office:value-type="string">
                <text:p> active</text:p>
              </table:table-cell>
              <table:table-cell office:value-type="float" office:value="0.000182767271395105">
                <text:p>0.000182767271395105</text:p>
              </table:table-cell>
            </table:table-row>
            <table:table-row>
              <table:table-cell office:value-type="string">
                <text:p> built</text:p>
              </table:table-cell>
              <table:table-cell office:value-type="float" office:value="0.000182664400285263">
                <text:p>0.000182664400285263</text:p>
              </table:table-cell>
            </table:table-row>
            <table:table-row>
              <table:table-cell office:value-type="string">
                <text:p> extended</text:p>
              </table:table-cell>
              <table:table-cell office:value-type="float" office:value="0.000182561654321939">
                <text:p>0.000182561654321939</text:p>
              </table:table-cell>
            </table:table-row>
            <table:table-row>
              <table:table-cell office:value-type="string">
                <text:p> habit</text:p>
              </table:table-cell>
              <table:table-cell office:value-type="float" office:value="0.00018245903327119">
                <text:p>0.00018245903327119</text:p>
              </table:table-cell>
            </table:table-row>
            <table:table-row>
              <table:table-cell office:value-type="string">
                <text:p> loved</text:p>
              </table:table-cell>
              <table:table-cell office:value-type="float" office:value="0.00018235653689966">
                <text:p>0.00018235653689966</text:p>
              </table:table-cell>
            </table:table-row>
            <table:table-row>
              <table:table-cell office:value-type="string">
                <text:p> hall</text:p>
              </table:table-cell>
              <table:table-cell office:value-type="float" office:value="0.000182254164974582">
                <text:p>0.000182254164974582</text:p>
              </table:table-cell>
            </table:table-row>
            <table:table-row>
              <table:table-cell office:value-type="string">
                <text:p> twice</text:p>
              </table:table-cell>
              <table:table-cell office:value-type="float" office:value="0.000182151917263776">
                <text:p>0.000182151917263776</text:p>
              </table:table-cell>
            </table:table-row>
            <table:table-row>
              <table:table-cell office:value-type="string">
                <text:p> descended</text:p>
              </table:table-cell>
              <table:table-cell office:value-type="float" office:value="0.000182049793535645">
                <text:p>0.000182049793535645</text:p>
              </table:table-cell>
            </table:table-row>
            <table:table-row>
              <table:table-cell office:value-type="string">
                <text:p> thick</text:p>
              </table:table-cell>
              <table:table-cell office:value-type="float" office:value="0.000181947793559175">
                <text:p>0.000181947793559175</text:p>
              </table:table-cell>
            </table:table-row>
            <table:table-row>
              <table:table-cell office:value-type="string">
                <text:p> using</text:p>
              </table:table-cell>
              <table:table-cell office:value-type="float" office:value="0.000181845917103933">
                <text:p>0.000181845917103933</text:p>
              </table:table-cell>
            </table:table-row>
            <table:table-row>
              <table:table-cell office:value-type="string">
                <text:p> greek</text:p>
              </table:table-cell>
              <table:table-cell office:value-type="float" office:value="0.000181744163940063">
                <text:p>0.000181744163940063</text:p>
              </table:table-cell>
            </table:table-row>
            <table:table-row>
              <table:table-cell office:value-type="string">
                <text:p> included</text:p>
              </table:table-cell>
              <table:table-cell office:value-type="float" office:value="0.000181642533838288">
                <text:p>0.000181642533838288</text:p>
              </table:table-cell>
            </table:table-row>
            <table:table-row>
              <table:table-cell office:value-type="string">
                <text:p> accompanied</text:p>
              </table:table-cell>
              <table:table-cell office:value-type="float" office:value="0.000181541026569905">
                <text:p>0.000181541026569905</text:p>
              </table:table-cell>
            </table:table-row>
            <table:table-row>
              <table:table-cell office:value-type="string">
                <text:p> connected</text:p>
              </table:table-cell>
              <table:table-cell office:value-type="float" office:value="0.000181439641906784">
                <text:p>0.000181439641906784</text:p>
              </table:table-cell>
            </table:table-row>
            <table:table-row>
              <table:table-cell office:value-type="string">
                <text:p> campaign</text:p>
              </table:table-cell>
              <table:table-cell office:value-type="float" office:value="0.000181338379621368">
                <text:p>0.000181338379621368</text:p>
              </table:table-cell>
            </table:table-row>
            <table:table-row>
              <table:table-cell office:value-type="string">
                <text:p> remembered</text:p>
              </table:table-cell>
              <table:table-cell office:value-type="float" office:value="0.000181237239486668">
                <text:p>0.000181237239486668</text:p>
              </table:table-cell>
            </table:table-row>
            <table:table-row>
              <table:table-cell office:value-type="string">
                <text:p> phrase</text:p>
              </table:table-cell>
              <table:table-cell office:value-type="float" office:value="0.000181136221276263">
                <text:p>0.000181136221276263</text:p>
              </table:table-cell>
            </table:table-row>
            <table:table-row>
              <table:table-cell office:value-type="string">
                <text:p> declared</text:p>
              </table:table-cell>
              <table:table-cell office:value-type="float" office:value="0.0001810353247643">
                <text:p>0.0001810353247643</text:p>
              </table:table-cell>
            </table:table-row>
            <table:table-row>
              <table:table-cell office:value-type="string">
                <text:p> leaves</text:p>
              </table:table-cell>
              <table:table-cell office:value-type="float" office:value="0.000180934549725487">
                <text:p>0.000180934549725487</text:p>
              </table:table-cell>
            </table:table-row>
            <table:table-row>
              <table:table-cell office:value-type="string">
                <text:p> accept</text:p>
              </table:table-cell>
              <table:table-cell office:value-type="float" office:value="0.000180833895935097">
                <text:p>0.000180833895935097</text:p>
              </table:table-cell>
            </table:table-row>
            <table:table-row>
              <table:table-cell office:value-type="string">
                <text:p> comply</text:p>
              </table:table-cell>
              <table:table-cell office:value-type="float" office:value="0.000180733363168964">
                <text:p>0.000180733363168964</text:p>
              </table:table-cell>
            </table:table-row>
            <table:table-row>
              <table:table-cell office:value-type="string">
                <text:p> looks</text:p>
              </table:table-cell>
              <table:table-cell office:value-type="float" office:value="0.000180632951203479">
                <text:p>0.000180632951203479</text:p>
              </table:table-cell>
            </table:table-row>
            <table:table-row>
              <table:table-cell office:value-type="string">
                <text:p> highly</text:p>
              </table:table-cell>
              <table:table-cell office:value-type="float" office:value="0.000180532659815591">
                <text:p>0.000180532659815591</text:p>
              </table:table-cell>
            </table:table-row>
            <table:table-row>
              <table:table-cell office:value-type="string">
                <text:p> ages</text:p>
              </table:table-cell>
              <table:table-cell office:value-type="float" office:value="0.000180432488782806">
                <text:p>0.000180432488782806</text:p>
              </table:table-cell>
            </table:table-row>
            <table:table-row>
              <table:table-cell office:value-type="string">
                <text:p> follows</text:p>
              </table:table-cell>
              <table:table-cell office:value-type="float" office:value="0.000180332437883183">
                <text:p>0.0001803324378831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